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78cm"/>
    </style:style>
    <style:style style:name="co3" style:family="table-column">
      <style:table-column-properties fo:break-before="auto" style:column-width="0.6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3.664cm"/>
    </style:style>
    <style:style style:name="co6" style:family="table-column">
      <style:table-column-properties fo:break-before="auto" style:column-width="0.515cm"/>
    </style:style>
    <style:style style:name="co7" style:family="table-column">
      <style:table-column-properties fo:break-before="auto" style:column-width="0.739cm"/>
    </style:style>
    <style:style style:name="co8" style:family="table-column">
      <style:table-column-properties fo:break-before="auto" style:column-width="2.679cm"/>
    </style:style>
    <style:style style:name="co9" style:family="table-column">
      <style:table-column-properties fo:break-before="auto" style:column-width="1.08cm"/>
    </style:style>
    <style:style style:name="co10" style:family="table-column">
      <style:table-column-properties fo:break-before="auto" style:column-width="3.704cm"/>
    </style:style>
    <style:style style:name="co11" style:family="table-column">
      <style:table-column-properties fo:break-before="auto" style:column-width="9.199cm"/>
    </style:style>
    <style:style style:name="co12" style:family="table-column">
      <style:table-column-properties fo:break-before="auto" style:column-width="2.372cm"/>
    </style:style>
    <style:style style:name="co13" style:family="table-column">
      <style:table-column-properties fo:break-before="auto" style:column-width="9.573cm"/>
    </style:style>
    <style:style style:name="co14" style:family="table-column">
      <style:table-column-properties fo:break-before="auto" style:column-width="2.535cm"/>
    </style:style>
    <style:style style:name="co15" style:family="table-column">
      <style:table-column-properties fo:break-before="auto" style:column-width="8.698cm"/>
    </style:style>
    <style:style style:name="co16" style:family="table-column">
      <style:table-column-properties fo:break-before="auto" style:column-width="2.27cm"/>
    </style:style>
    <style:style style:name="co17" style:family="table-column">
      <style:table-column-properties fo:break-before="auto" style:column-width="9.798cm"/>
    </style:style>
    <style:style style:name="co18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369cm" fo:break-before="auto" style:use-optimal-row-height="true"/>
    </style:style>
    <style:style style:name="ro4" style:family="table-row">
      <style:table-row-properties style:row-height="0.757cm" fo:break-before="auto" style:use-optimal-row-height="false"/>
    </style:style>
    <style:style style:name="ro5" style:family="table-row">
      <style:table-row-properties style:row-height="0.478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2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c0c0c0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order-bottom="0.002cm solid #000000" fo:border-left="none" fo:border-right="none" fo:border-top="none"/>
      <style:text-properties fo:font-size="15pt" style:font-size-asian="15pt" style:font-size-complex="15pt"/>
    </style:style>
    <style:style style:name="ce3" style:family="table-cell" style:parent-style-name="Default" style:data-style-name="N51">
      <style:table-cell-properties fo:border-bottom="0.002cm solid #000000" fo:border-left="none" fo:border-right="none" fo:border-top="none"/>
      <style:text-properties fo:font-size="15pt" style:font-size-asian="15pt" style:font-size-complex="15pt"/>
    </style:style>
    <style:style style:name="ce4" style:family="table-cell" style:parent-style-name="Coin_20_du_20_tableau_20_croisé">
      <style:table-cell-properties fo:border-bottom="none" fo:border-left="0.071cm solid #000000" fo:border-right="none" fo:border-top="0.071cm solid #000000"/>
    </style:style>
    <style:style style:name="ce5" style:family="table-cell" style:parent-style-name="Coin_20_du_20_tableau_20_croisé">
      <style:table-cell-properties fo:border-bottom="none" fo:border-left="0.071cm solid #000000" fo:border-right="none" fo:border-top="none"/>
    </style:style>
    <style:style style:name="ce6" style:family="table-cell" style:parent-style-name="Champ_20_du_20_tableau_20_croisé">
      <style:table-cell-properties fo:border-bottom="0.035cm solid #000000" fo:border-left="0.071cm solid #000000" fo:border-right="0.035cm solid #000000" fo:border-top="0.035cm solid #000000"/>
    </style:style>
    <style:style style:name="ce7" style:family="table-cell" style:parent-style-name="Catégorie_20_du_20_tableau_20_croisé">
      <style:table-cell-properties fo:border-bottom="none" fo:border-left="0.071cm solid #000000" fo:border-right="0.035cm solid #000000" fo:border-top="0.035cm solid #000000"/>
    </style:style>
    <style:style style:name="ce8" style:family="table-cell" style:parent-style-name="Catégorie_20_du_20_tableau_20_croisé">
      <style:table-cell-properties fo:border-bottom="0.035cm solid #000000" fo:border-left="0.071cm solid #000000" fo:border-right="0.035cm solid #000000" fo:border-top="none"/>
    </style:style>
    <style:style style:name="ce9" style:family="table-cell" style:parent-style-name="Titre_20_du_20_tableau_20_croisé">
      <style:table-cell-properties fo:border-bottom="0.035cm solid #000000" fo:border-left="0.071cm solid #000000" fo:border-right="none" fo:border-top="0.035cm solid #000000"/>
    </style:style>
    <style:style style:name="ce10" style:family="table-cell" style:parent-style-name="Titre_20_du_20_tableau_20_croisé">
      <style:table-cell-properties fo:border-bottom="0.071cm solid #000000" fo:border-left="0.071cm solid #000000" fo:border-right="none" fo:border-top="0.035cm solid #000000"/>
    </style:style>
    <style:style style:name="ce11" style:family="table-cell" style:parent-style-name="Coin_20_du_20_tableau_20_croisé">
      <style:table-cell-properties fo:border-bottom="none" fo:border-left="none" fo:border-right="0.035cm solid #000000" fo:border-top="0.071cm solid #000000"/>
    </style:style>
    <style:style style:name="ce12" style:family="table-cell" style:parent-style-name="Coin_20_du_20_tableau_20_croisé">
      <style:table-cell-properties fo:border-bottom="none" fo:border-left="none" fo:border-right="0.035cm solid #000000" fo:border-top="none"/>
    </style:style>
    <style:style style:name="ce13" style:family="table-cell" style:parent-style-name="Champ_20_du_20_tableau_20_croisé">
      <style:table-cell-properties fo:border="0.035cm solid #000000"/>
    </style:style>
    <style:style style:name="ce14" style:family="table-cell" style:parent-style-name="Catégorie_20_du_20_tableau_20_croisé">
      <style:table-cell-properties fo:border-bottom="none" fo:border-left="0.035cm solid #000000" fo:border-right="0.035cm solid #000000" fo:border-top="0.035cm solid #000000"/>
    </style:style>
    <style:style style:name="ce15" style:family="table-cell" style:parent-style-name="Catégorie_20_du_20_tableau_20_croisé">
      <style:table-cell-properties fo:border-bottom="0.035cm solid #000000" fo:border-left="0.035cm solid #000000" fo:border-right="0.035cm solid #000000" fo:border-top="none"/>
    </style:style>
    <style:style style:name="ce16" style:family="table-cell" style:parent-style-name="Titre_20_du_20_tableau_20_croisé">
      <style:table-cell-properties fo:border-bottom="0.035cm solid #000000" fo:border-left="none" fo:border-right="0.035cm solid #000000" fo:border-top="0.035cm solid #000000"/>
    </style:style>
    <style:style style:name="ce17" style:family="table-cell" style:parent-style-name="Titre_20_du_20_tableau_20_croisé">
      <style:table-cell-properties fo:border-bottom="0.071cm solid #000000" fo:border-left="none" fo:border-right="0.035cm solid #000000" fo:border-top="0.035cm solid #000000"/>
    </style:style>
    <style:style style:name="ce18" style:family="table-cell" style:parent-style-name="Champ_20_du_20_tableau_20_croisé">
      <style:table-cell-properties fo:border-bottom="0.035cm solid #000000" fo:border-left="0.035cm solid #000000" fo:border-right="0.035cm solid #000000" fo:border-top="0.071cm solid #000000"/>
    </style:style>
    <style:style style:name="ce19" style:family="table-cell" style:parent-style-name="Catégorie_20_du_20_tableau_20_croisé">
      <style:table-cell-properties fo:border-bottom="0.035cm solid #000000" fo:border-left="0.035cm solid #000000" fo:border-right="none" fo:border-top="0.035cm solid #000000"/>
    </style:style>
    <style:style style:name="ce20" style:family="table-cell" style:parent-style-name="Catégorie_20_du_20_tableau_20_croisé">
      <style:table-cell-properties fo:border-bottom="none" fo:border-left="0.035cm solid #000000" fo:border-right="none" fo:border-top="none"/>
    </style:style>
    <style:style style:name="ce21" style:family="table-cell" style:parent-style-name="Catégorie_20_du_20_tableau_20_croisé">
      <style:table-cell-properties fo:border-bottom="0.035cm solid #000000" fo:border-left="0.035cm solid #000000" fo:border-right="none" fo:border-top="none"/>
    </style:style>
    <style:style style:name="ce22" style:family="table-cell" style:parent-style-name="Valeur_20_du_20_tableau_20_croisé">
      <style:table-cell-properties fo:border-bottom="none" fo:border-left="0.035cm solid #000000" fo:border-right="none" fo:border-top="0.035cm solid #000000"/>
    </style:style>
    <style:style style:name="ce23" style:family="table-cell" style:parent-style-name="Valeur_20_du_20_tableau_20_croisé">
      <style:table-cell-properties fo:border-bottom="0.035cm solid #000000" fo:border-left="0.035cm solid #000000" fo:border-right="none" fo:border-top="none"/>
    </style:style>
    <style:style style:name="ce24" style:family="table-cell" style:parent-style-name="Résultat_20_du_20_tableau_20_croisé">
      <style:table-cell-properties fo:border-bottom="0.035cm solid #000000" fo:border-left="0.035cm solid #000000" fo:border-right="none" fo:border-top="0.035cm solid #000000"/>
    </style:style>
    <style:style style:name="ce25" style:family="table-cell" style:parent-style-name="Résultat_20_du_20_tableau_20_croisé">
      <style:table-cell-properties fo:border-bottom="0.071cm solid #000000" fo:border-left="0.035cm solid #000000" fo:border-right="none" fo:border-top="0.035cm solid #000000"/>
    </style:style>
    <style:style style:name="ce26" style:family="table-cell" style:parent-style-name="Catégorie_20_du_20_tableau_20_croisé">
      <style:table-cell-properties fo:border-bottom="0.035cm solid #000000" fo:border-left="none" fo:border-right="none" fo:border-top="0.035cm solid #000000"/>
    </style:style>
    <style:style style:name="ce27" style:family="table-cell" style:parent-style-name="Catégorie_20_du_20_tableau_20_croisé">
      <style:table-cell-properties fo:border-bottom="0.035cm solid #000000" fo:border-left="none" fo:border-right="none" fo:border-top="none"/>
    </style:style>
    <style:style style:name="ce28" style:family="table-cell" style:parent-style-name="Valeur_20_du_20_tableau_20_croisé">
      <style:table-cell-properties fo:border-bottom="none" fo:border-left="none" fo:border-right="none" fo:border-top="0.035cm solid #000000"/>
    </style:style>
    <style:style style:name="ce29" style:family="table-cell" style:parent-style-name="Valeur_20_du_20_tableau_20_croisé">
      <style:table-cell-properties fo:border-bottom="0.035cm solid #000000" fo:border-left="none" fo:border-right="none" fo:border-top="none"/>
    </style:style>
    <style:style style:name="ce30" style:family="table-cell" style:parent-style-name="Résultat_20_du_20_tableau_20_croisé">
      <style:table-cell-properties fo:border-bottom="0.035cm solid #000000" fo:border-left="none" fo:border-right="none" fo:border-top="0.035cm solid #000000"/>
    </style:style>
    <style:style style:name="ce31" style:family="table-cell" style:parent-style-name="Résultat_20_du_20_tableau_20_croisé">
      <style:table-cell-properties fo:border-bottom="0.071cm solid #000000" fo:border-left="none" fo:border-right="none" fo:border-top="0.035cm solid #000000"/>
    </style:style>
    <style:style style:name="ce32" style:family="table-cell" style:parent-style-name="Champ_20_du_20_tableau_20_croisé">
      <style:table-cell-properties fo:border-bottom="0.035cm solid #000000" fo:border-left="0.035cm solid #000000" fo:border-right="0.071cm solid #000000" fo:border-top="0.071cm solid #000000"/>
    </style:style>
    <style:style style:name="ce33" style:family="table-cell" style:parent-style-name="Catégorie_20_du_20_tableau_20_croisé">
      <style:table-cell-properties fo:border-bottom="0.035cm solid #000000" fo:border-left="none" fo:border-right="0.071cm solid #000000" fo:border-top="0.035cm solid #000000"/>
    </style:style>
    <style:style style:name="ce34" style:family="table-cell" style:parent-style-name="Catégorie_20_du_20_tableau_20_croisé">
      <style:table-cell-properties fo:border-bottom="none" fo:border-left="none" fo:border-right="0.071cm solid #000000" fo:border-top="none"/>
    </style:style>
    <style:style style:name="ce35" style:family="table-cell" style:parent-style-name="Catégorie_20_du_20_tableau_20_croisé">
      <style:table-cell-properties fo:border-bottom="0.035cm solid #000000" fo:border-left="none" fo:border-right="0.071cm solid #000000" fo:border-top="none"/>
    </style:style>
    <style:style style:name="ce36" style:family="table-cell" style:parent-style-name="Valeur_20_du_20_tableau_20_croisé">
      <style:table-cell-properties fo:border-bottom="none" fo:border-left="none" fo:border-right="0.071cm solid #000000" fo:border-top="0.035cm solid #000000"/>
    </style:style>
    <style:style style:name="ce37" style:family="table-cell" style:parent-style-name="Valeur_20_du_20_tableau_20_croisé">
      <style:table-cell-properties fo:border-bottom="0.035cm solid #000000" fo:border-left="none" fo:border-right="0.071cm solid #000000" fo:border-top="none"/>
    </style:style>
    <style:style style:name="ce38" style:family="table-cell" style:parent-style-name="Résultat_20_du_20_tableau_20_croisé">
      <style:table-cell-properties fo:border-bottom="0.035cm solid #000000" fo:border-left="none" fo:border-right="0.071cm solid #000000" fo:border-top="0.035cm solid #000000"/>
    </style:style>
    <style:style style:name="ce39" style:family="table-cell" style:parent-style-name="Résultat_20_du_20_tableau_20_croisé">
      <style:table-cell-properties fo:border-bottom="0.071cm solid #000000" fo:border-left="none" fo:border-right="0.071cm solid #000000" fo:border-top="0.035cm solid #000000"/>
    </style:style>
    <style:style style:name="ce40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0084d1"/>
      <style:text-properties fo:font-size="8pt" style:font-size-asian="8pt" style:font-size-complex="8pt"/>
    </style:style>
    <style:style style:name="ce42" style:family="table-cell" style:parent-style-name="Default">
      <style:table-cell-properties fo:background-color="#0084d1"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ackground-color="#0084d1"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fo:background-color="#0084d1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fo:background-color="#0084d1" style:text-align-source="fix" style:repeat-content="false"/>
      <style:paragraph-properties fo:text-align="start" fo:margin-left="0cm"/>
      <style:text-properties fo:font-size="9.5pt" fo:language="en" fo:country="US" style:font-size-asian="9.5pt" style:language-asian="en" style:country-asian="US" style:font-size-complex="5.40000009536743pt" style:language-complex="en" style:country-complex="US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4586" fo:font-weight="bold" style:font-weight-asian="bold" style:font-weight-complex="bold"/>
    </style:style>
    <style:style style:name="ce48" style:family="table-cell" style:parent-style-name="Default">
      <style:table-cell-properties fo:background-color="#23b8dc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0" style:family="table-cell" style:parent-style-name="Default" style:data-style-name="N107">
      <style:table-cell-properties style:text-align-source="fix" style:repeat-content="false" fo:border="0.002cm solid #000000"/>
      <style:paragraph-properties fo:text-align="center" fo:margin-left="0cm"/>
    </style:style>
    <style:style style:name="ce51" style:family="table-cell" style:parent-style-name="Default" style:data-style-name="N107">
      <style:table-cell-properties fo:background-color="#23b8dc" style:text-align-source="fix" style:repeat-content="false" fo:border="0.002cm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7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54" style:family="table-cell" style:parent-style-name="Default" style:data-style-name="N107">
      <style:table-cell-properties fo:background-color="#23b8dc" style:text-align-source="fix" style:repeat-content="false" fo:border="0.002cm solid #000000"/>
      <style:paragraph-properties fo:text-align="end" fo:margin-left="0cm"/>
    </style:style>
    <style:style style:name="ce55" style:family="table-cell" style:parent-style-name="Default" style:data-style-name="N107">
      <style:table-cell-properties fo:background-color="#ffff99" style:text-align-source="fix" style:repeat-content="false" fo:border="0.002cm solid #000000"/>
      <style:paragraph-properties fo:text-align="end" fo:margin-left="0cm"/>
    </style:style>
    <style:style style:name="ce56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 style:data-style-name="N109">
      <style:table-cell-properties style:text-align-source="fix" style:repeat-content="false" fo:border="0.002cm solid #000000"/>
      <style:paragraph-properties fo:text-align="end" fo:margin-left="0cm"/>
      <style:text-properties fo:language="en" fo:country="US" style:language-asian="en" style:country-asian="US" style:language-complex="en" style:country-complex="US"/>
    </style:style>
    <style:style style:name="ce58" style:family="table-cell" style:parent-style-name="Default" style:data-style-name="N107">
      <style:table-cell-properties style:text-align-source="fix" style:repeat-content="false" fo:border="0.002cm solid #000000"/>
      <style:paragraph-properties fo:text-align="end" fo:margin-left="0cm"/>
    </style:style>
    <style:style style:name="ce59" style:family="table-cell" style:parent-style-name="Default" style:data-style-name="N107">
      <style:table-cell-properties fo:border-bottom="0.035cm solid #000000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07">
      <style:table-cell-properties fo:border-bottom="0.035cm solid #000000" fo:background-color="#23b8dc" style:text-align-source="fix" style:repeat-content="false" fo:border-left="0.088cm solid #000000" fo:border-right="0.035cm solid #000000" fo:border-top="0.035cm solid #000000"/>
      <style:paragraph-properties fo:text-align="end" fo:margin-left="0cm"/>
    </style:style>
    <style:style style:name="ce61" style:family="table-cell" style:parent-style-name="Default" style:data-style-name="N107">
      <style:table-cell-properties fo:border-bottom="0.035cm solid #000000" style:text-align-source="fix" style:repeat-content="false" fo:border-left="0.088cm solid #000000" fo:border-right="0.035cm solid #000000" fo:border-top="0.035cm solid #000000"/>
      <style:paragraph-properties fo:text-align="end" fo:margin-left="0cm"/>
    </style:style>
    <style:style style:name="ce62" style:family="table-cell" style:parent-style-name="Default" style:data-style-name="N10">
      <style:table-cell-properties fo:background-color="#0084d1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3" style:family="table-cell" style:parent-style-name="Default" style:data-style-name="N10"/>
    <style:style style:name="ce64" style:family="table-cell" style:parent-style-name="Default" style:data-style-name="N1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5" style:family="table-cell" style:parent-style-name="Default" style:data-style-name="N10">
      <style:table-cell-properties fo:background-color="#23b8dc" style:text-align-source="fix" style:repeat-content="false" fo:border="0.002cm solid #000000"/>
      <style:paragraph-properties fo:text-align="end" fo:margin-left="0cm"/>
    </style:style>
    <style:style style:name="ce66" style:family="table-cell" style:parent-style-name="Default" style:data-style-name="N10">
      <style:table-cell-properties style:text-align-source="fix" style:repeat-content="false" fo:border="0.002cm solid #000000"/>
      <style:paragraph-properties fo:text-align="end" fo:margin-left="0cm"/>
    </style:style>
    <style:style style:name="ce67" style:family="table-cell" style:parent-style-name="Default" style:data-style-name="N10">
      <style:table-cell-properties style:text-align-source="fix" style:repeat-content="false"/>
      <style:paragraph-properties fo:text-align="end" fo:margin-left="0cm"/>
    </style:style>
    <style:style style:name="ce6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9" style:family="table-cell" style:parent-style-name="Default" style:data-style-name="N11">
      <style:table-cell-properties fo:background-color="#23b8dc" style:text-align-source="fix" style:repeat-content="false" fo:border="0.002cm solid #000000"/>
      <style:paragraph-properties fo:text-align="end" fo:margin-left="0cm"/>
    </style:style>
    <style:style style:name="ce70" style:family="table-cell" style:parent-style-name="Default" style:data-style-name="N11">
      <style:table-cell-properties style:text-align-source="fix" style:repeat-content="false" fo:border="0.002cm solid #000000"/>
      <style:paragraph-properties fo:text-align="end" fo:margin-left="0cm"/>
    </style:style>
  </office:automatic-styles>
  <office:body>
    <office:spreadsheet>
      <table:table table:name="Accue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2" office:value-type="string">
            <text:p>Suivi budgétaire au</text:p>
          </table:table-cell>
          <table:table-cell table:style-name="ce2"/>
          <table:table-cell table:style-name="ce3" table:formula="of:=NOW()" office:value-type="date" office:date-value="2015-05-26T21:47:17.05">
            <text:p>26/05/2015 21:47:17</text:p>
          </table:table-cell>
          <table:table-cell table:style-name="ce1" table:number-columns-repeated="1020"/>
        </table:table-row>
      </table:table>
      <table:table table:name="Données brutes" table:style-name="ta2" table:print="false">
        <office:forms form:automatic-focus="false" form:apply-design-mode="false"/>
        <table:table-column table:style-name="co5" table:default-cell-style-name="ce7"/>
        <table:table-column table:style-name="co1" table:default-cell-style-name="ce14"/>
        <table:table-column table:style-name="co1" table:default-cell-style-name="ce22"/>
        <table:table-column table:style-name="co1" table:default-cell-style-name="ce28"/>
        <table:table-column table:style-name="co1" table:default-cell-style-name="ce36"/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4"/>
          <table:table-cell table:style-name="ce11"/>
          <table:table-cell table:style-name="ce18" office:value-type="string">
            <text:p>exercicec</text:p>
          </table:table-cell>
          <table:table-cell table:style-name="ce18" office:value-type="string">
            <text:p>annee</text:p>
          </table:table-cell>
          <table:table-cell table:style-name="ce32" office:value-type="string">
            <text:p>mois</text:p>
          </table:table-cell>
        </table:table-row>
        <table:table-row table:style-name="ro1">
          <table:table-cell table:style-name="ce5"/>
          <table:table-cell table:style-name="ce12"/>
          <table:table-cell table:style-name="ce19" office:value-type="string">
            <text:p>2014-2015</text:p>
          </table:table-cell>
          <table:table-cell table:style-name="ce26"/>
          <table:table-cell table:style-name="ce33"/>
        </table:table-row>
        <table:table-row table:style-name="ro1">
          <table:table-cell table:style-name="ce5"/>
          <table:table-cell table:style-name="ce12"/>
          <table:table-cell table:style-name="ce20" office:value-type="float" office:value="2014">
            <text:p>2014</text:p>
          </table:table-cell>
          <table:table-cell table:style-name="Catégorie_20_du_20_tableau_20_croisé"/>
          <table:table-cell table:style-name="ce34"/>
        </table:table-row>
        <table:table-row table:style-name="ro1">
          <table:table-cell table:style-name="ce6" office:value-type="string">
            <text:p>sectioncompte</text:p>
          </table:table-cell>
          <table:table-cell table:style-name="ce13" office:value-type="string">
            <text:p>Données</text:p>
          </table:table-cell>
          <table:table-cell table:style-name="ce21" office:value-type="float" office:value="9">
            <text:p>9</text:p>
          </table:table-cell>
          <table:table-cell table:style-name="ce27" office:value-type="float" office:value="10">
            <text:p>10</text:p>
          </table:table-cell>
          <table:table-cell table:style-name="ce35" office:value-type="float" office:value="11">
            <text:p>11</text:p>
          </table:table-cell>
        </table:table-row>
        <table:table-row table:style-name="ro1">
          <table:table-cell office:value-type="string">
            <text:p><text:s/>- 607000</text:p>
          </table:table-cell>
          <table:table-cell office:value-type="string">
            <text:p>Somme - debit</text:p>
          </table:table-cell>
          <table:table-cell/>
          <table:table-cell office:value-type="float" office:value="1249">
            <text:p>1249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<text:s/>- 607100</text:p>
          </table:table-cell>
          <table:table-cell office:value-type="string">
            <text:p>Somme - debit</text:p>
          </table:table-cell>
          <table:table-cell office:value-type="float" office:value="0.14">
            <text:p>0,14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<text:s/>- 611200</text:p>
          </table:table-cell>
          <table:table-cell office:value-type="string">
            <text:p>Somme - debit</text:p>
          </table:table-cell>
          <table:table-cell/>
          <table:table-cell office:value-type="float" office:value="280">
            <text:p>280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<text:s/>- 611210</text:p>
          </table:table-cell>
          <table:table-cell office:value-type="string">
            <text:p>Somme - debit</text:p>
          </table:table-cell>
          <table:table-cell table:number-columns-repeated="2"/>
          <table:table-cell office:value-type="float" office:value="142.18">
            <text:p>142,18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/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<text:s/>- 625100</text:p>
          </table:table-cell>
          <table:table-cell office:value-type="string">
            <text:p>Somme - debit</text:p>
          </table:table-cell>
          <table:table-cell office:value-type="float" office:value="13.7">
            <text:p>13,7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<text:s/>- 626200</text:p>
          </table:table-cell>
          <table:table-cell office:value-type="string">
            <text:p>Somme - debit</text:p>
          </table:table-cell>
          <table:table-cell office:value-type="float" office:value="7.13">
            <text:p>7,13</text:p>
          </table:table-cell>
          <table:table-cell office:value-type="float" office:value="22.41">
            <text:p>22,41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<text:s/>- 758050</text:p>
          </table:table-cell>
          <table:table-cell office:value-type="string">
            <text:p>Somme - debit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276">
            <text:p>276</text:p>
          </table:table-cell>
          <table:table-cell table:style-name="ce29" office:value-type="float" office:value="229">
            <text:p>229</text:p>
          </table:table-cell>
          <table:table-cell table:style-name="ce37"/>
        </table:table-row>
        <table:table-row table:style-name="ro1">
          <table:table-cell office:value-type="string">
            <text:p><text:s/>- 758400</text:p>
          </table:table-cell>
          <table:table-cell office:value-type="string">
            <text:p>Somme - debi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58.35">
            <text:p>58,35</text:p>
          </table:table-cell>
          <table:table-cell table:style-name="ce29" office:value-type="float" office:value="13.34">
            <text:p>13,34</text:p>
          </table:table-cell>
          <table:table-cell table:style-name="ce37"/>
        </table:table-row>
        <table:table-row table:style-name="ro1">
          <table:table-cell office:value-type="string">
            <text:p>ACAR+30 - 605000</text:p>
          </table:table-cell>
          <table:table-cell office:value-type="string">
            <text:p>Somme - debit</text:p>
          </table:table-cell>
          <table:table-cell office:value-type="float" office:value="405.9">
            <text:p>405,9</text:p>
          </table:table-cell>
          <table:table-cell office:value-type="float" office:value="155">
            <text:p>155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ACAR+30 - 607000</text:p>
          </table:table-cell>
          <table:table-cell office:value-type="string">
            <text:p>Somme - debit</text:p>
          </table:table-cell>
          <table:table-cell/>
          <table:table-cell office:value-type="float" office:value="155">
            <text:p>155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ACAR+30 - 611100</text:p>
          </table:table-cell>
          <table:table-cell office:value-type="string">
            <text:p>Somme - debit</text:p>
          </table:table-cell>
          <table:table-cell office:value-type="float" office:value="276.86">
            <text:p>276,86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AR+30 - 611200</text:p>
          </table:table-cell>
          <table:table-cell office:value-type="string">
            <text:p>Somme - debit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AR+30 - 611210</text:p>
          </table:table-cell>
          <table:table-cell office:value-type="string">
            <text:p>Somme - debit</text:p>
          </table:table-cell>
          <table:table-cell table:number-columns-repeated="2"/>
          <table:table-cell office:value-type="float" office:value="329.15">
            <text:p>329,15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/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ACAR+30 - 611300</text:p>
          </table:table-cell>
          <table:table-cell office:value-type="string">
            <text:p>Somme - debit</text:p>
          </table:table-cell>
          <table:table-cell office:value-type="float" office:value="335">
            <text:p>335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AR+30 - 625100</text:p>
          </table:table-cell>
          <table:table-cell office:value-type="string">
            <text:p>Somme - debit</text:p>
          </table:table-cell>
          <table:table-cell table:number-columns-repeated="2"/>
          <table:table-cell office:value-type="float" office:value="169.5">
            <text:p>169,5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/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ACAR+30 - 626100</text:p>
          </table:table-cell>
          <table:table-cell office:value-type="string">
            <text:p>Somme - debit</text:p>
          </table:table-cell>
          <table:table-cell office:value-type="float" office:value="515.76">
            <text:p>515,76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AR+30 - 631100</text:p>
          </table:table-cell>
          <table:table-cell office:value-type="string">
            <text:p>Somme - debit</text:p>
          </table:table-cell>
          <table:table-cell office:value-type="float" office:value="67.79">
            <text:p>67,79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AR+30 - 641100</text:p>
          </table:table-cell>
          <table:table-cell office:value-type="string">
            <text:p>Somme - debit</text:p>
          </table:table-cell>
          <table:table-cell office:value-type="float" office:value="1363.64">
            <text:p>1363,64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AR+30 - 645100</text:p>
          </table:table-cell>
          <table:table-cell office:value-type="string">
            <text:p>Somme - debit</text:p>
          </table:table-cell>
          <table:table-cell office:value-type="float" office:value="713.36">
            <text:p>713,36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214.13">
            <text:p>214,13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AR+30 - 645200</text:p>
          </table:table-cell>
          <table:table-cell office:value-type="string">
            <text:p>Somme - debit</text:p>
          </table:table-cell>
          <table:table-cell office:value-type="float" office:value="74.03">
            <text:p>74,03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24.68">
            <text:p>24,68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AR+30 - 645300</text:p>
          </table:table-cell>
          <table:table-cell office:value-type="string">
            <text:p>Somme - debit</text:p>
          </table:table-cell>
          <table:table-cell office:value-type="float" office:value="485.5">
            <text:p>485,5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60.66">
            <text:p>60,66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AR+30 - 645350</text:p>
          </table:table-cell>
          <table:table-cell office:value-type="string">
            <text:p>Somme - debit</text:p>
          </table:table-cell>
          <table:table-cell office:value-type="float" office:value="196.42">
            <text:p>196,42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AR+30 - 6454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31.79">
            <text:p>31,79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AR+30 - 6476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38.3">
            <text:p>38,3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AR+30 - 707100</text:p>
          </table:table-cell>
          <table:table-cell office:value-type="string">
            <text:p>Somme - debit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207.64">
            <text:p>207,64</text:p>
          </table:table-cell>
          <table:table-cell table:style-name="ce29" office:value-type="float" office:value="130.82">
            <text:p>130,82</text:p>
          </table:table-cell>
          <table:table-cell table:style-name="ce37" office:value-type="float" office:value="67.32">
            <text:p>67,32</text:p>
          </table:table-cell>
        </table:table-row>
        <table:table-row table:style-name="ro1">
          <table:table-cell office:value-type="string">
            <text:p>ACAR+30 - 707600</text:p>
          </table:table-cell>
          <table:table-cell office:value-type="string">
            <text:p>Somme - debit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 office:value-type="float" office:value="66.82">
            <text:p>66,82</text:p>
          </table:table-cell>
          <table:table-cell table:style-name="ce37" office:value-type="float" office:value="80.83">
            <text:p>80,83</text:p>
          </table:table-cell>
        </table:table-row>
        <table:table-row table:style-name="ro1">
          <table:table-cell office:value-type="string">
            <text:p>ACAR+30 - 707610</text:p>
          </table:table-cell>
          <table:table-cell office:value-type="string">
            <text:p>Somme - debit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 office:value-type="float" office:value="56.25">
            <text:p>56,25</text:p>
          </table:table-cell>
          <table:table-cell table:style-name="ce37" office:value-type="float" office:value="5.42">
            <text:p>5,42</text:p>
          </table:table-cell>
        </table:table-row>
        <table:table-row table:style-name="ro1">
          <table:table-cell office:value-type="string">
            <text:p>ACAR+30 - 707620</text:p>
          </table:table-cell>
          <table:table-cell office:value-type="string">
            <text:p>Somme - debit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 office:value-type="float" office:value="42.91">
            <text:p>42,91</text:p>
          </table:table-cell>
          <table:table-cell table:style-name="ce37" office:value-type="float" office:value="62.52">
            <text:p>62,52</text:p>
          </table:table-cell>
        </table:table-row>
        <table:table-row table:style-name="ro1">
          <table:table-cell office:value-type="string">
            <text:p>ACAR+30 - 707800</text:p>
          </table:table-cell>
          <table:table-cell office:value-type="string">
            <text:p>Somme - debit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 office:value-type="float" office:value="60">
            <text:p>60</text:p>
          </table:table-cell>
          <table:table-cell table:style-name="ce37" office:value-type="float" office:value="55.5">
            <text:p>55,5</text:p>
          </table:table-cell>
        </table:table-row>
        <table:table-row table:style-name="ro1">
          <table:table-cell office:value-type="string">
            <text:p>ACAR+30 - 758400</text:p>
          </table:table-cell>
          <table:table-cell office:value-type="string">
            <text:p>Somme - debit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 office:value-type="float" office:value="10">
            <text:p>10</text:p>
          </table:table-cell>
          <table:table-cell table:style-name="ce37"/>
        </table:table-row>
        <table:table-row table:style-name="ro1">
          <table:table-cell office:value-type="string">
            <text:p>ACBURE - 625000</text:p>
          </table:table-cell>
          <table:table-cell office:value-type="string">
            <text:p>Somme - debit</text:p>
          </table:table-cell>
          <table:table-cell/>
          <table:table-cell office:value-type="float" office:value="113.48">
            <text:p>113,48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ACBURE - 631100</text:p>
          </table:table-cell>
          <table:table-cell office:value-type="string">
            <text:p>Somme - debit</text:p>
          </table:table-cell>
          <table:table-cell office:value-type="float" office:value="6.99">
            <text:p>6,99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BURE - 641100</text:p>
          </table:table-cell>
          <table:table-cell office:value-type="string">
            <text:p>Somme - debit</text:p>
          </table:table-cell>
          <table:table-cell office:value-type="float" office:value="140.6">
            <text:p>140,6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BURE - 645100</text:p>
          </table:table-cell>
          <table:table-cell office:value-type="string">
            <text:p>Somme - debit</text:p>
          </table:table-cell>
          <table:table-cell office:value-type="float" office:value="73.55">
            <text:p>73,55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22.08">
            <text:p>22,08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BURE - 645200</text:p>
          </table:table-cell>
          <table:table-cell office:value-type="string">
            <text:p>Somme - debit</text:p>
          </table:table-cell>
          <table:table-cell office:value-type="float" office:value="7.63">
            <text:p>7,63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2.54">
            <text:p>2,54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BURE - 645300</text:p>
          </table:table-cell>
          <table:table-cell office:value-type="string">
            <text:p>Somme - debit</text:p>
          </table:table-cell>
          <table:table-cell office:value-type="float" office:value="50.06">
            <text:p>50,06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6.27">
            <text:p>6,27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BURE - 645350</text:p>
          </table:table-cell>
          <table:table-cell office:value-type="string">
            <text:p>Somme - debit</text:p>
          </table:table-cell>
          <table:table-cell office:value-type="float" office:value="20.25">
            <text:p>20,25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BURE - 6454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3.28">
            <text:p>3,28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BURE - 6476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3.95">
            <text:p>3,95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C - 631100</text:p>
          </table:table-cell>
          <table:table-cell office:value-type="string">
            <text:p>Somme - debit</text:p>
          </table:table-cell>
          <table:table-cell office:value-type="float" office:value="1.5">
            <text:p>1,5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C - 641100</text:p>
          </table:table-cell>
          <table:table-cell office:value-type="string">
            <text:p>Somme - debit</text:p>
          </table:table-cell>
          <table:table-cell office:value-type="float" office:value="30.23">
            <text:p>30,23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C - 645100</text:p>
          </table:table-cell>
          <table:table-cell office:value-type="string">
            <text:p>Somme - debit</text:p>
          </table:table-cell>
          <table:table-cell office:value-type="float" office:value="15.82">
            <text:p>15,82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4.75">
            <text:p>4,75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C - 645200</text:p>
          </table:table-cell>
          <table:table-cell office:value-type="string">
            <text:p>Somme - debit</text:p>
          </table:table-cell>
          <table:table-cell office:value-type="float" office:value="1.64">
            <text:p>1,64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.55">
            <text:p>0,55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C - 645300</text:p>
          </table:table-cell>
          <table:table-cell office:value-type="string">
            <text:p>Somme - debit</text:p>
          </table:table-cell>
          <table:table-cell office:value-type="float" office:value="10.76">
            <text:p>10,76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1.35">
            <text:p>1,35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C - 645350</text:p>
          </table:table-cell>
          <table:table-cell office:value-type="string">
            <text:p>Somme - debit</text:p>
          </table:table-cell>
          <table:table-cell office:value-type="float" office:value="4.35">
            <text:p>4,35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C - 6454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.7">
            <text:p>0,7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C - 6476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.85">
            <text:p>0,85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CC-14 - 606300</text:p>
          </table:table-cell>
          <table:table-cell office:value-type="string">
            <text:p>Somme - debit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/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ACCC-14 - 606450</text:p>
          </table:table-cell>
          <table:table-cell office:value-type="string">
            <text:p>Somme - debit</text:p>
          </table:table-cell>
          <table:table-cell/>
          <table:table-cell office:value-type="float" office:value="18.99">
            <text:p>18,99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ACCC-14 - 607000</text:p>
          </table:table-cell>
          <table:table-cell office:value-type="string">
            <text:p>Somme - debit</text:p>
          </table:table-cell>
          <table:table-cell office:value-type="float" office:value="665">
            <text:p>665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CC-14 - 611200</text:p>
          </table:table-cell>
          <table:table-cell office:value-type="string">
            <text:p>Somme - debit</text:p>
          </table:table-cell>
          <table:table-cell office:value-type="float" office:value="132">
            <text:p>132</text:p>
          </table:table-cell>
          <table:table-cell office:value-type="float" office:value="355">
            <text:p>355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ACCC-14 - 625000</text:p>
          </table:table-cell>
          <table:table-cell office:value-type="string">
            <text:p>Somme - debit</text:p>
          </table:table-cell>
          <table:table-cell office:value-type="float" office:value="94">
            <text:p>94</text:p>
          </table:table-cell>
          <table:table-cell office:value-type="float" office:value="188.61">
            <text:p>188,61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ACCC-14 - 625100</text:p>
          </table:table-cell>
          <table:table-cell office:value-type="string">
            <text:p>Somme - debit</text:p>
          </table:table-cell>
          <table:table-cell/>
          <table:table-cell office:value-type="float" office:value="105.3">
            <text:p>105,3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ACCC-14 - 625200</text:p>
          </table:table-cell>
          <table:table-cell office:value-type="string">
            <text:p>Somme - debit</text:p>
          </table:table-cell>
          <table:table-cell office:value-type="float" office:value="363.5">
            <text:p>363,5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CC-14 - 625300</text:p>
          </table:table-cell>
          <table:table-cell office:value-type="string">
            <text:p>Somme - debit</text:p>
          </table:table-cell>
          <table:table-cell office:value-type="float" office:value="292">
            <text:p>292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CC-14 - 625700</text:p>
          </table:table-cell>
          <table:table-cell office:value-type="string">
            <text:p>Somme - debit</text:p>
          </table:table-cell>
          <table:table-cell table:number-columns-repeated="2"/>
          <table:table-cell office:value-type="float" office:value="4.1">
            <text:p>4,1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/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ACCC-14 - 626100</text:p>
          </table:table-cell>
          <table:table-cell office:value-type="string">
            <text:p>Somme - debit</text:p>
          </table:table-cell>
          <table:table-cell/>
          <table:table-cell office:value-type="float" office:value="25.6">
            <text:p>25,6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ACCC-14 - 626200</text:p>
          </table:table-cell>
          <table:table-cell office:value-type="string">
            <text:p>Somme - debit</text:p>
          </table:table-cell>
          <table:table-cell/>
          <table:table-cell office:value-type="float" office:value="40">
            <text:p>40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ACCC-14 - 631100</text:p>
          </table:table-cell>
          <table:table-cell office:value-type="string">
            <text:p>Somme - debit</text:p>
          </table:table-cell>
          <table:table-cell office:value-type="float" office:value="41.9">
            <text:p>41,9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CC-14 - 641100</text:p>
          </table:table-cell>
          <table:table-cell office:value-type="string">
            <text:p>Somme - debit</text:p>
          </table:table-cell>
          <table:table-cell office:value-type="float" office:value="842.85">
            <text:p>842,85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CC-14 - 645100</text:p>
          </table:table-cell>
          <table:table-cell office:value-type="string">
            <text:p>Somme - debit</text:p>
          </table:table-cell>
          <table:table-cell office:value-type="float" office:value="440.92">
            <text:p>440,92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132.35">
            <text:p>132,35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CC-14 - 645200</text:p>
          </table:table-cell>
          <table:table-cell office:value-type="string">
            <text:p>Somme - debit</text:p>
          </table:table-cell>
          <table:table-cell office:value-type="float" office:value="45.75">
            <text:p>45,75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15.25">
            <text:p>15,25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CC-14 - 645300</text:p>
          </table:table-cell>
          <table:table-cell office:value-type="string">
            <text:p>Somme - debit</text:p>
          </table:table-cell>
          <table:table-cell office:value-type="float" office:value="300.08">
            <text:p>300,08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37.49">
            <text:p>37,49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CC-14 - 645350</text:p>
          </table:table-cell>
          <table:table-cell office:value-type="string">
            <text:p>Somme - debit</text:p>
          </table:table-cell>
          <table:table-cell office:value-type="float" office:value="121.4">
            <text:p>121,4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CC-14 - 6454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19.65">
            <text:p>19,65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CC-14 - 6476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23.67">
            <text:p>23,67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CC-14 - 657100</text:p>
          </table:table-cell>
          <table:table-cell office:value-type="string">
            <text:p>Somme - debit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/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ACCC-14 - 707600</text:p>
          </table:table-cell>
          <table:table-cell office:value-type="string">
            <text:p>Somme - debit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 office:value-type="float" office:value="21.33">
            <text:p>21,33</text:p>
          </table:table-cell>
          <table:table-cell table:style-name="ce37" office:value-type="float" office:value="75.31">
            <text:p>75,31</text:p>
          </table:table-cell>
        </table:table-row>
        <table:table-row table:style-name="ro1">
          <table:table-cell office:value-type="string">
            <text:p>ACCC-14 - 707610</text:p>
          </table:table-cell>
          <table:table-cell office:value-type="string">
            <text:p>Somme - debit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 office:value-type="float" office:value="11.66">
            <text:p>11,66</text:p>
          </table:table-cell>
          <table:table-cell table:style-name="ce37" office:value-type="float" office:value="5.42">
            <text:p>5,42</text:p>
          </table:table-cell>
        </table:table-row>
        <table:table-row table:style-name="ro1">
          <table:table-cell office:value-type="string">
            <text:p>ACCC-14 - 707800</text:p>
          </table:table-cell>
          <table:table-cell office:value-type="string">
            <text:p>Somme - debit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/>
          <table:table-cell table:style-name="ce37" office:value-type="float" office:value="21">
            <text:p>21</text:p>
          </table:table-cell>
        </table:table-row>
        <table:table-row table:style-name="ro1">
          <table:table-cell office:value-type="string">
            <text:p>ACCF - 631100</text:p>
          </table:table-cell>
          <table:table-cell office:value-type="string">
            <text:p>Somme - debit</text:p>
          </table:table-cell>
          <table:table-cell office:value-type="float" office:value="12.53">
            <text:p>12,53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CF - 641100</text:p>
          </table:table-cell>
          <table:table-cell office:value-type="string">
            <text:p>Somme - debit</text:p>
          </table:table-cell>
          <table:table-cell office:value-type="float" office:value="252.04">
            <text:p>252,04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CF - 645100</text:p>
          </table:table-cell>
          <table:table-cell office:value-type="string">
            <text:p>Somme - debit</text:p>
          </table:table-cell>
          <table:table-cell office:value-type="float" office:value="131.85">
            <text:p>131,85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39.58">
            <text:p>39,58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CF - 645200</text:p>
          </table:table-cell>
          <table:table-cell office:value-type="string">
            <text:p>Somme - debit</text:p>
          </table:table-cell>
          <table:table-cell office:value-type="float" office:value="13.68">
            <text:p>13,68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4.56">
            <text:p>4,56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CF - 645300</text:p>
          </table:table-cell>
          <table:table-cell office:value-type="string">
            <text:p>Somme - debit</text:p>
          </table:table-cell>
          <table:table-cell office:value-type="float" office:value="89.73">
            <text:p>89,73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11.21">
            <text:p>11,21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CF - 645350</text:p>
          </table:table-cell>
          <table:table-cell office:value-type="string">
            <text:p>Somme - debit</text:p>
          </table:table-cell>
          <table:table-cell office:value-type="float" office:value="36.3">
            <text:p>36,3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CF - 6454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5.87">
            <text:p>5,87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CF - 6476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7.08">
            <text:p>7,08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CNM - 625000</text:p>
          </table:table-cell>
          <table:table-cell office:value-type="string">
            <text:p>Somme - debit</text:p>
          </table:table-cell>
          <table:table-cell office:value-type="float" office:value="119.79">
            <text:p>119,79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F - 606400</text:p>
          </table:table-cell>
          <table:table-cell office:value-type="string">
            <text:p>Somme - debit</text:p>
          </table:table-cell>
          <table:table-cell/>
          <table:table-cell office:value-type="float" office:value="11.4">
            <text:p>11,4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ACF - 625000</text:p>
          </table:table-cell>
          <table:table-cell office:value-type="string">
            <text:p>Somme - debit</text:p>
          </table:table-cell>
          <table:table-cell/>
          <table:table-cell office:value-type="float" office:value="539.91">
            <text:p>539,91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ACF - 626200</text:p>
          </table:table-cell>
          <table:table-cell office:value-type="string">
            <text:p>Somme - debit</text:p>
          </table:table-cell>
          <table:table-cell table:number-columns-repeated="2" office:value-type="float" office:value="31.89">
            <text:p>31,89</text:p>
          </table:table-cell>
          <table:table-cell office:value-type="float" office:value="41.89">
            <text:p>41,89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8.23">
            <text:p>8,23</text:p>
          </table:table-cell>
          <table:table-cell table:style-name="ce29" office:value-type="float" office:value="0">
            <text:p>0</text:p>
          </table:table-cell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ACF - 631100</text:p>
          </table:table-cell>
          <table:table-cell office:value-type="string">
            <text:p>Somme - debit</text:p>
          </table:table-cell>
          <table:table-cell office:value-type="float" office:value="22.9">
            <text:p>22,9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F - 641100</text:p>
          </table:table-cell>
          <table:table-cell office:value-type="string">
            <text:p>Somme - debit</text:p>
          </table:table-cell>
          <table:table-cell office:value-type="float" office:value="460.71">
            <text:p>460,71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F - 645100</text:p>
          </table:table-cell>
          <table:table-cell office:value-type="string">
            <text:p>Somme - debit</text:p>
          </table:table-cell>
          <table:table-cell office:value-type="float" office:value="241.01">
            <text:p>241,01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72.34">
            <text:p>72,34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F - 645200</text:p>
          </table:table-cell>
          <table:table-cell office:value-type="string">
            <text:p>Somme - debit</text:p>
          </table:table-cell>
          <table:table-cell office:value-type="float" office:value="25.01">
            <text:p>25,01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8.34">
            <text:p>8,34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F - 645300</text:p>
          </table:table-cell>
          <table:table-cell office:value-type="string">
            <text:p>Somme - debit</text:p>
          </table:table-cell>
          <table:table-cell office:value-type="float" office:value="164.02">
            <text:p>164,02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20.5">
            <text:p>20,5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F - 645350</text:p>
          </table:table-cell>
          <table:table-cell office:value-type="string">
            <text:p>Somme - debit</text:p>
          </table:table-cell>
          <table:table-cell office:value-type="float" office:value="66.36">
            <text:p>66,36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F - 6454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10.74">
            <text:p>10,74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F - 6476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12.94">
            <text:p>12,94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G - 631100</text:p>
          </table:table-cell>
          <table:table-cell office:value-type="string">
            <text:p>Somme - debit</text:p>
          </table:table-cell>
          <table:table-cell office:value-type="float" office:value="5.25">
            <text:p>5,25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G - 641100</text:p>
          </table:table-cell>
          <table:table-cell office:value-type="string">
            <text:p>Somme - debit</text:p>
          </table:table-cell>
          <table:table-cell office:value-type="float" office:value="105.67">
            <text:p>105,67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G - 645100</text:p>
          </table:table-cell>
          <table:table-cell office:value-type="string">
            <text:p>Somme - debit</text:p>
          </table:table-cell>
          <table:table-cell office:value-type="float" office:value="55.28">
            <text:p>55,28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16.59">
            <text:p>16,59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G - 645200</text:p>
          </table:table-cell>
          <table:table-cell office:value-type="string">
            <text:p>Somme - debit</text:p>
          </table:table-cell>
          <table:table-cell office:value-type="float" office:value="5.74">
            <text:p>5,74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1.91">
            <text:p>1,91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G - 645300</text:p>
          </table:table-cell>
          <table:table-cell office:value-type="string">
            <text:p>Somme - debit</text:p>
          </table:table-cell>
          <table:table-cell office:value-type="float" office:value="37.62">
            <text:p>37,62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4.7">
            <text:p>4,7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G - 645350</text:p>
          </table:table-cell>
          <table:table-cell office:value-type="string">
            <text:p>Somme - debit</text:p>
          </table:table-cell>
          <table:table-cell office:value-type="float" office:value="15.22">
            <text:p>15,22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G - 6454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2.46">
            <text:p>2,46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G - 6476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2.97">
            <text:p>2,97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G - 657100</text:p>
          </table:table-cell>
          <table:table-cell office:value-type="string">
            <text:p>Somme - debit</text:p>
          </table:table-cell>
          <table:table-cell office:value-type="float" office:value="124.8">
            <text:p>124,8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LTE - 631100</text:p>
          </table:table-cell>
          <table:table-cell office:value-type="string">
            <text:p>Somme - debit</text:p>
          </table:table-cell>
          <table:table-cell office:value-type="float" office:value="21.38">
            <text:p>21,38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LTE - 641100</text:p>
          </table:table-cell>
          <table:table-cell office:value-type="string">
            <text:p>Somme - debit</text:p>
          </table:table-cell>
          <table:table-cell office:value-type="float" office:value="430.08">
            <text:p>430,08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LTE - 645100</text:p>
          </table:table-cell>
          <table:table-cell office:value-type="string">
            <text:p>Somme - debit</text:p>
          </table:table-cell>
          <table:table-cell office:value-type="float" office:value="224.99">
            <text:p>224,99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67.54">
            <text:p>67,54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LTE - 645200</text:p>
          </table:table-cell>
          <table:table-cell office:value-type="string">
            <text:p>Somme - debit</text:p>
          </table:table-cell>
          <table:table-cell office:value-type="float" office:value="23.35">
            <text:p>23,35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7.78">
            <text:p>7,78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LTE - 645300</text:p>
          </table:table-cell>
          <table:table-cell office:value-type="string">
            <text:p>Somme - debit</text:p>
          </table:table-cell>
          <table:table-cell office:value-type="float" office:value="153.12">
            <text:p>153,12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19.13">
            <text:p>19,13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LTE - 645350</text:p>
          </table:table-cell>
          <table:table-cell office:value-type="string">
            <text:p>Somme - debit</text:p>
          </table:table-cell>
          <table:table-cell office:value-type="float" office:value="61.95">
            <text:p>61,95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LTE - 6454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10.02">
            <text:p>10,02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LTE - 6476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12.08">
            <text:p>12,08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MILI - 628200</text:p>
          </table:table-cell>
          <table:table-cell office:value-type="string">
            <text:p>Somme - debit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RM - 631100</text:p>
          </table:table-cell>
          <table:table-cell office:value-type="string">
            <text:p>Somme - debit</text:p>
          </table:table-cell>
          <table:table-cell office:value-type="float" office:value="13.01">
            <text:p>13,01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RM - 641100</text:p>
          </table:table-cell>
          <table:table-cell office:value-type="string">
            <text:p>Somme - debit</text:p>
          </table:table-cell>
          <table:table-cell office:value-type="float" office:value="261.69">
            <text:p>261,69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RM - 645100</text:p>
          </table:table-cell>
          <table:table-cell office:value-type="string">
            <text:p>Somme - debit</text:p>
          </table:table-cell>
          <table:table-cell office:value-type="float" office:value="136.89">
            <text:p>136,89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41.09">
            <text:p>41,09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RM - 645200</text:p>
          </table:table-cell>
          <table:table-cell office:value-type="string">
            <text:p>Somme - debit</text:p>
          </table:table-cell>
          <table:table-cell office:value-type="float" office:value="14.2">
            <text:p>14,2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4.73">
            <text:p>4,73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RM - 645300</text:p>
          </table:table-cell>
          <table:table-cell office:value-type="string">
            <text:p>Somme - debit</text:p>
          </table:table-cell>
          <table:table-cell office:value-type="float" office:value="93.19">
            <text:p>93,19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11.65">
            <text:p>11,65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RM - 645350</text:p>
          </table:table-cell>
          <table:table-cell office:value-type="string">
            <text:p>Somme - debit</text:p>
          </table:table-cell>
          <table:table-cell office:value-type="float" office:value="37.7">
            <text:p>37,7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RM - 6454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6.1">
            <text:p>6,1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RM - 6476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7.34">
            <text:p>7,34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TN - 631100</text:p>
          </table:table-cell>
          <table:table-cell office:value-type="string">
            <text:p>Somme - debit</text:p>
          </table:table-cell>
          <table:table-cell office:value-type="float" office:value="0.54">
            <text:p>0,54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TN - 641100</text:p>
          </table:table-cell>
          <table:table-cell office:value-type="string">
            <text:p>Somme - debit</text:p>
          </table:table-cell>
          <table:table-cell office:value-type="float" office:value="10.88">
            <text:p>10,88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TN - 645100</text:p>
          </table:table-cell>
          <table:table-cell office:value-type="string">
            <text:p>Somme - debit</text:p>
          </table:table-cell>
          <table:table-cell office:value-type="float" office:value="5.69">
            <text:p>5,69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1.71">
            <text:p>1,71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TN - 645200</text:p>
          </table:table-cell>
          <table:table-cell office:value-type="string">
            <text:p>Somme - debit</text:p>
          </table:table-cell>
          <table:table-cell office:value-type="float" office:value="0.59">
            <text:p>0,59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.2">
            <text:p>0,2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TN - 645300</text:p>
          </table:table-cell>
          <table:table-cell office:value-type="string">
            <text:p>Somme - debit</text:p>
          </table:table-cell>
          <table:table-cell office:value-type="float" office:value="3.87">
            <text:p>3,87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.48">
            <text:p>0,48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TN - 645350</text:p>
          </table:table-cell>
          <table:table-cell office:value-type="string">
            <text:p>Somme - debit</text:p>
          </table:table-cell>
          <table:table-cell office:value-type="float" office:value="1.57">
            <text:p>1,57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TN - 6454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.25">
            <text:p>0,25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CTN - 6476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.31">
            <text:p>0,31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JUR - 622610</text:p>
          </table:table-cell>
          <table:table-cell office:value-type="string">
            <text:p>Somme - debit</text:p>
          </table:table-cell>
          <table:table-cell office:value-type="float" office:value="1400">
            <text:p>1400</text:p>
          </table:table-cell>
          <table:table-cell office:value-type="float" office:value="625">
            <text:p>625</text:p>
          </table:table-cell>
          <table:table-cell office:value-type="float" office:value="592.5">
            <text:p>592,5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235">
            <text:p>235</text:p>
          </table:table-cell>
          <table:table-cell table:style-name="ce29" office:value-type="float" office:value="0">
            <text:p>0</text:p>
          </table:table-cell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AJUR - 625000</text:p>
          </table:table-cell>
          <table:table-cell office:value-type="string">
            <text:p>Somme - debit</text:p>
          </table:table-cell>
          <table:table-cell office:value-type="float" office:value="187.4">
            <text:p>187,4</text:p>
          </table:table-cell>
          <table:table-cell office:value-type="float" office:value="153.7">
            <text:p>153,7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AJUR - 625300</text:p>
          </table:table-cell>
          <table:table-cell office:value-type="string">
            <text:p>Somme - debit</text:p>
          </table:table-cell>
          <table:table-cell office:value-type="float" office:value="166.2">
            <text:p>166,2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JUR - 626200</text:p>
          </table:table-cell>
          <table:table-cell office:value-type="string">
            <text:p>Somme - debit</text:p>
          </table:table-cell>
          <table:table-cell table:number-columns-repeated="3" office:value-type="float" office:value="21.99">
            <text:p>21,99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AJUR - 631100</text:p>
          </table:table-cell>
          <table:table-cell office:value-type="string">
            <text:p>Somme - debit</text:p>
          </table:table-cell>
          <table:table-cell office:value-type="float" office:value="108.88">
            <text:p>108,88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JUR - 641100</text:p>
          </table:table-cell>
          <table:table-cell office:value-type="string">
            <text:p>Somme - debit</text:p>
          </table:table-cell>
          <table:table-cell office:value-type="float" office:value="2190.25">
            <text:p>2190,25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JUR - 645100</text:p>
          </table:table-cell>
          <table:table-cell office:value-type="string">
            <text:p>Somme - debit</text:p>
          </table:table-cell>
          <table:table-cell office:value-type="float" office:value="1145.78">
            <text:p>1145,78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343.93">
            <text:p>343,93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JUR - 645200</text:p>
          </table:table-cell>
          <table:table-cell office:value-type="string">
            <text:p>Somme - debit</text:p>
          </table:table-cell>
          <table:table-cell office:value-type="float" office:value="118.9">
            <text:p>118,9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39.63">
            <text:p>39,63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JUR - 645300</text:p>
          </table:table-cell>
          <table:table-cell office:value-type="string">
            <text:p>Somme - debit</text:p>
          </table:table-cell>
          <table:table-cell office:value-type="float" office:value="779.79">
            <text:p>779,79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97.44">
            <text:p>97,44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JUR - 645350</text:p>
          </table:table-cell>
          <table:table-cell office:value-type="string">
            <text:p>Somme - debit</text:p>
          </table:table-cell>
          <table:table-cell office:value-type="float" office:value="315.48">
            <text:p>315,48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JUR - 6454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51.05">
            <text:p>51,05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JUR - 6476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61.52">
            <text:p>61,52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AJUR - 7788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3000">
            <text:p>300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BOUC - 607000</text:p>
          </table:table-cell>
          <table:table-cell office:value-type="string">
            <text:p>Somme - debit</text:p>
          </table:table-cell>
          <table:table-cell office:value-type="float" office:value="1274">
            <text:p>1274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BOUC - 607100</text:p>
          </table:table-cell>
          <table:table-cell office:value-type="string">
            <text:p>Somme - debit</text:p>
          </table:table-cell>
          <table:table-cell office:value-type="float" office:value="1619.14">
            <text:p>1619,14</text:p>
          </table:table-cell>
          <table:table-cell office:value-type="float" office:value="676.6">
            <text:p>676,6</text:p>
          </table:table-cell>
          <table:table-cell office:value-type="float" office:value="637.25">
            <text:p>637,25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BOUC - 611200</text:p>
          </table:table-cell>
          <table:table-cell office:value-type="string">
            <text:p>Somme - debit</text:p>
          </table:table-cell>
          <table:table-cell/>
          <table:table-cell office:value-type="float" office:value="3035">
            <text:p>3035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BOUC - 611300</text:p>
          </table:table-cell>
          <table:table-cell office:value-type="string">
            <text:p>Somme - debit</text:p>
          </table:table-cell>
          <table:table-cell/>
          <table:table-cell office:value-type="float" office:value="500">
            <text:p>500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BOUC - 626100</text:p>
          </table:table-cell>
          <table:table-cell office:value-type="string">
            <text:p>Somme - debit</text:p>
          </table:table-cell>
          <table:table-cell office:value-type="float" office:value="208.47">
            <text:p>208,47</text:p>
          </table:table-cell>
          <table:table-cell office:value-type="float" office:value="139.4">
            <text:p>139,4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BOUC - 631100</text:p>
          </table:table-cell>
          <table:table-cell office:value-type="string">
            <text:p>Somme - debit</text:p>
          </table:table-cell>
          <table:table-cell office:value-type="float" office:value="5.89">
            <text:p>5,89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BOUC - 641100</text:p>
          </table:table-cell>
          <table:table-cell office:value-type="string">
            <text:p>Somme - debit</text:p>
          </table:table-cell>
          <table:table-cell office:value-type="float" office:value="118.43">
            <text:p>118,43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BOUC - 645100</text:p>
          </table:table-cell>
          <table:table-cell office:value-type="string">
            <text:p>Somme - debit</text:p>
          </table:table-cell>
          <table:table-cell office:value-type="float" office:value="61.95">
            <text:p>61,95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18.6">
            <text:p>18,6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BOUC - 645200</text:p>
          </table:table-cell>
          <table:table-cell office:value-type="string">
            <text:p>Somme - debit</text:p>
          </table:table-cell>
          <table:table-cell office:value-type="float" office:value="6.43">
            <text:p>6,43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2.14">
            <text:p>2,14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BOUC - 645300</text:p>
          </table:table-cell>
          <table:table-cell office:value-type="string">
            <text:p>Somme - debit</text:p>
          </table:table-cell>
          <table:table-cell office:value-type="float" office:value="42.16">
            <text:p>42,16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5.26">
            <text:p>5,26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BOUC - 645350</text:p>
          </table:table-cell>
          <table:table-cell office:value-type="string">
            <text:p>Somme - debit</text:p>
          </table:table-cell>
          <table:table-cell office:value-type="float" office:value="17.06">
            <text:p>17,06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BOUC - 6454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2.76">
            <text:p>2,76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BOUC - 6476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3.33">
            <text:p>3,33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BOUC - 701140</text:p>
          </table:table-cell>
          <table:table-cell office:value-type="string">
            <text:p>Somme - debi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6.25">
            <text:p>6,25</text:p>
          </table:table-cell>
          <table:table-cell table:style-name="ce29" office:value-type="float" office:value="13.12">
            <text:p>13,12</text:p>
          </table:table-cell>
          <table:table-cell table:style-name="ce37"/>
        </table:table-row>
        <table:table-row table:style-name="ro1">
          <table:table-cell office:value-type="string">
            <text:p>BOUC - 701200</text:p>
          </table:table-cell>
          <table:table-cell office:value-type="string">
            <text:p>Somme - debit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34.6">
            <text:p>34,6</text:p>
          </table:table-cell>
          <table:table-cell table:style-name="ce29" office:value-type="float" office:value="81.8">
            <text:p>81,8</text:p>
          </table:table-cell>
          <table:table-cell table:style-name="ce37" office:value-type="float" office:value="19.43">
            <text:p>19,43</text:p>
          </table:table-cell>
        </table:table-row>
        <table:table-row table:style-name="ro1">
          <table:table-cell office:value-type="string">
            <text:p>BOUC - 701500</text:p>
          </table:table-cell>
          <table:table-cell office:value-type="string">
            <text:p>Somme - debi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6.66">
            <text:p>6,66</text:p>
          </table:table-cell>
          <table:table-cell table:style-name="ce29" office:value-type="float" office:value="6.67">
            <text:p>6,67</text:p>
          </table:table-cell>
          <table:table-cell table:style-name="ce37"/>
        </table:table-row>
        <table:table-row table:style-name="ro1">
          <table:table-cell office:value-type="string">
            <text:p>BOUC - 707100</text:p>
          </table:table-cell>
          <table:table-cell office:value-type="string">
            <text:p>Somme - debit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76.03">
            <text:p>76,03</text:p>
          </table:table-cell>
          <table:table-cell table:style-name="ce29" office:value-type="float" office:value="16.11">
            <text:p>16,11</text:p>
          </table:table-cell>
          <table:table-cell table:style-name="ce37" office:value-type="float" office:value="49.47">
            <text:p>49,47</text:p>
          </table:table-cell>
        </table:table-row>
        <table:table-row table:style-name="ro1">
          <table:table-cell office:value-type="string">
            <text:p>BOUC - 707300</text:p>
          </table:table-cell>
          <table:table-cell office:value-type="string">
            <text:p>Somme - debit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36.67">
            <text:p>36,67</text:p>
          </table:table-cell>
          <table:table-cell table:style-name="ce29" office:value-type="float" office:value="90">
            <text:p>90</text:p>
          </table:table-cell>
          <table:table-cell table:style-name="ce37" office:value-type="float" office:value="176.55">
            <text:p>176,55</text:p>
          </table:table-cell>
        </table:table-row>
        <table:table-row table:style-name="ro1">
          <table:table-cell office:value-type="string">
            <text:p>BOUC - 707500</text:p>
          </table:table-cell>
          <table:table-cell office:value-type="string">
            <text:p>Somme - debit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561.1">
            <text:p>561,1</text:p>
          </table:table-cell>
          <table:table-cell table:style-name="ce29" office:value-type="float" office:value="735.87">
            <text:p>735,87</text:p>
          </table:table-cell>
          <table:table-cell table:style-name="ce37" office:value-type="float" office:value="1130.49">
            <text:p>1130,49</text:p>
          </table:table-cell>
        </table:table-row>
        <table:table-row table:style-name="ro1">
          <table:table-cell office:value-type="string">
            <text:p>BOUC - 707510</text:p>
          </table:table-cell>
          <table:table-cell office:value-type="string">
            <text:p>Somme - debit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184.5">
            <text:p>184,5</text:p>
          </table:table-cell>
          <table:table-cell table:style-name="ce29" office:value-type="float" office:value="196">
            <text:p>196</text:p>
          </table:table-cell>
          <table:table-cell table:style-name="ce37" office:value-type="float" office:value="435.5">
            <text:p>435,5</text:p>
          </table:table-cell>
        </table:table-row>
        <table:table-row table:style-name="ro1">
          <table:table-cell office:value-type="string">
            <text:p>BOUC - 707600</text:p>
          </table:table-cell>
          <table:table-cell office:value-type="string">
            <text:p>Somme - debit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912.01">
            <text:p>912,01</text:p>
          </table:table-cell>
          <table:table-cell table:style-name="ce29" office:value-type="float" office:value="397.83">
            <text:p>397,83</text:p>
          </table:table-cell>
          <table:table-cell table:style-name="ce37" office:value-type="float" office:value="792.990000000001">
            <text:p>792,99</text:p>
          </table:table-cell>
        </table:table-row>
        <table:table-row table:style-name="ro1">
          <table:table-cell office:value-type="string">
            <text:p>BOUC - 707610</text:p>
          </table:table-cell>
          <table:table-cell office:value-type="string">
            <text:p>Somme - debit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255.84">
            <text:p>255,84</text:p>
          </table:table-cell>
          <table:table-cell table:style-name="ce29" office:value-type="float" office:value="82.9">
            <text:p>82,9</text:p>
          </table:table-cell>
          <table:table-cell table:style-name="ce37" office:value-type="float" office:value="76.23">
            <text:p>76,23</text:p>
          </table:table-cell>
        </table:table-row>
        <table:table-row table:style-name="ro1">
          <table:table-cell office:value-type="string">
            <text:p>BOUC - 707650</text:p>
          </table:table-cell>
          <table:table-cell office:value-type="string">
            <text:p>Somme - debit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40.04">
            <text:p>40,04</text:p>
          </table:table-cell>
          <table:table-cell table:style-name="ce29" office:value-type="float" office:value="121.92">
            <text:p>121,92</text:p>
          </table:table-cell>
          <table:table-cell table:style-name="ce37" office:value-type="float" office:value="221.5">
            <text:p>221,5</text:p>
          </table:table-cell>
        </table:table-row>
        <table:table-row table:style-name="ro1">
          <table:table-cell office:value-type="string">
            <text:p>BOUF - 606400</text:p>
          </table:table-cell>
          <table:table-cell office:value-type="string">
            <text:p>Somme - debit</text:p>
          </table:table-cell>
          <table:table-cell office:value-type="float" office:value="191.84">
            <text:p>191,84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BOUF - 613500</text:p>
          </table:table-cell>
          <table:table-cell office:value-type="string">
            <text:p>Somme - debit</text:p>
          </table:table-cell>
          <table:table-cell office:value-type="float" office:value="84.99">
            <text:p>84,99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BOUF - 614000</text:p>
          </table:table-cell>
          <table:table-cell office:value-type="string">
            <text:p>Somme - debit</text:p>
          </table:table-cell>
          <table:table-cell office:value-type="float" office:value="224">
            <text:p>224</text:p>
          </table:table-cell>
          <table:table-cell office:value-type="float" office:value="672">
            <text:p>672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BOUF - 624000</text:p>
          </table:table-cell>
          <table:table-cell office:value-type="string">
            <text:p>Somme - debit</text:p>
          </table:table-cell>
          <table:table-cell office:value-type="float" office:value="42.84">
            <text:p>42,84</text:p>
          </table:table-cell>
          <table:table-cell office:value-type="float" office:value="69.99">
            <text:p>69,99</text:p>
          </table:table-cell>
          <table:table-cell office:value-type="float" office:value="7.72">
            <text:p>7,72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BOUF - 625700</text:p>
          </table:table-cell>
          <table:table-cell office:value-type="string">
            <text:p>Somme - debit</text:p>
          </table:table-cell>
          <table:table-cell table:number-columns-repeated="2"/>
          <table:table-cell office:value-type="float" office:value="49">
            <text:p>49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/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BOUF - 626120</text:p>
          </table:table-cell>
          <table:table-cell office:value-type="string">
            <text:p>Somme - debit</text:p>
          </table:table-cell>
          <table:table-cell office:value-type="float" office:value="406.67">
            <text:p>406,67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BOUF - 627300</text:p>
          </table:table-cell>
          <table:table-cell office:value-type="string">
            <text:p>Somme - debit</text:p>
          </table:table-cell>
          <table:table-cell office:value-type="float" office:value="19.03">
            <text:p>19,03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BOUF - 631100</text:p>
          </table:table-cell>
          <table:table-cell office:value-type="string">
            <text:p>Somme - debit</text:p>
          </table:table-cell>
          <table:table-cell office:value-type="float" office:value="47.23">
            <text:p>47,23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BOUF - 641100</text:p>
          </table:table-cell>
          <table:table-cell office:value-type="string">
            <text:p>Somme - debit</text:p>
          </table:table-cell>
          <table:table-cell office:value-type="float" office:value="950.17">
            <text:p>950,17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BOUF - 645100</text:p>
          </table:table-cell>
          <table:table-cell office:value-type="string">
            <text:p>Somme - debit</text:p>
          </table:table-cell>
          <table:table-cell office:value-type="float" office:value="497.06">
            <text:p>497,06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149.2">
            <text:p>149,2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BOUF - 645200</text:p>
          </table:table-cell>
          <table:table-cell office:value-type="string">
            <text:p>Somme - debit</text:p>
          </table:table-cell>
          <table:table-cell office:value-type="float" office:value="51.58">
            <text:p>51,58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17.19">
            <text:p>17,19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BOUF - 645300</text:p>
          </table:table-cell>
          <table:table-cell office:value-type="string">
            <text:p>Somme - debit</text:p>
          </table:table-cell>
          <table:table-cell office:value-type="float" office:value="338.29">
            <text:p>338,29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42.26">
            <text:p>42,26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BOUF - 645350</text:p>
          </table:table-cell>
          <table:table-cell office:value-type="string">
            <text:p>Somme - debit</text:p>
          </table:table-cell>
          <table:table-cell office:value-type="float" office:value="136.86">
            <text:p>136,86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BOUF - 6454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22.15">
            <text:p>22,15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BOUF - 6476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26.69">
            <text:p>26,69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BOUF - 7584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office:value-type="float" office:value="2.92">
            <text:p>2,9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496.95">
            <text:p>496,95</text:p>
          </table:table-cell>
          <table:table-cell table:style-name="ce29" office:value-type="float" office:value="522.34">
            <text:p>522,34</text:p>
          </table:table-cell>
          <table:table-cell table:style-name="ce37" office:value-type="float" office:value="645.3">
            <text:p>645,3</text:p>
          </table:table-cell>
        </table:table-row>
        <table:table-row table:style-name="ro1">
          <table:table-cell office:value-type="string">
            <text:p>BOUG - 701200</text:p>
          </table:table-cell>
          <table:table-cell office:value-type="string">
            <text:p>Somme - debit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8.53">
            <text:p>8,53</text:p>
          </table:table-cell>
          <table:table-cell table:style-name="ce29" office:value-type="float" office:value="3.6">
            <text:p>3,6</text:p>
          </table:table-cell>
          <table:table-cell table:style-name="ce37" office:value-type="float" office:value="2.65">
            <text:p>2,65</text:p>
          </table:table-cell>
        </table:table-row>
        <table:table-row table:style-name="ro1">
          <table:table-cell office:value-type="string">
            <text:p>BOUMM - 607000</text:p>
          </table:table-cell>
          <table:table-cell office:value-type="string">
            <text:p>Somme - debit</text:p>
          </table:table-cell>
          <table:table-cell office:value-type="float" office:value="1080">
            <text:p>1080</text:p>
          </table:table-cell>
          <table:table-cell office:value-type="float" office:value="737">
            <text:p>737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BOUMM - 707600</text:p>
          </table:table-cell>
          <table:table-cell office:value-type="string">
            <text:p>Somme - debit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170">
            <text:p>170</text:p>
          </table:table-cell>
          <table:table-cell table:style-name="ce29" office:value-type="float" office:value="64.17">
            <text:p>64,17</text:p>
          </table:table-cell>
          <table:table-cell table:style-name="ce37" office:value-type="float" office:value="124.99">
            <text:p>124,99</text:p>
          </table:table-cell>
        </table:table-row>
        <table:table-row table:style-name="ro1">
          <table:table-cell office:value-type="string">
            <text:p>BOUMM - 707610</text:p>
          </table:table-cell>
          <table:table-cell office:value-type="string">
            <text:p>Somme - debit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661.67">
            <text:p>661,67</text:p>
          </table:table-cell>
          <table:table-cell table:style-name="ce29" office:value-type="float" office:value="417.1">
            <text:p>417,1</text:p>
          </table:table-cell>
          <table:table-cell table:style-name="ce37" office:value-type="float" office:value="333.79">
            <text:p>333,79</text:p>
          </table:table-cell>
        </table:table-row>
        <table:table-row table:style-name="ro1">
          <table:table-cell office:value-type="string">
            <text:p>BOUMM - 707620</text:p>
          </table:table-cell>
          <table:table-cell office:value-type="string">
            <text:p>Somme - debit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202.3">
            <text:p>202,3</text:p>
          </table:table-cell>
          <table:table-cell table:style-name="ce29" office:value-type="float" office:value="50.41">
            <text:p>50,41</text:p>
          </table:table-cell>
          <table:table-cell table:style-name="ce37" office:value-type="float" office:value="51.69">
            <text:p>51,69</text:p>
          </table:table-cell>
        </table:table-row>
        <table:table-row table:style-name="ro1">
          <table:table-cell office:value-type="string">
            <text:p>BOUMM - 707630</text:p>
          </table:table-cell>
          <table:table-cell office:value-type="string">
            <text:p>Somme - debit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75">
            <text:p>75</text:p>
          </table:table-cell>
          <table:table-cell table:style-name="ce29" office:value-type="float" office:value="125">
            <text:p>125</text:p>
          </table:table-cell>
          <table:table-cell table:style-name="ce37" office:value-type="float" office:value="150">
            <text:p>150</text:p>
          </table:table-cell>
        </table:table-row>
        <table:table-row table:style-name="ro1">
          <table:table-cell office:value-type="string">
            <text:p>BOUMM - 707640</text:p>
          </table:table-cell>
          <table:table-cell office:value-type="string">
            <text:p>Somme - debit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120.82">
            <text:p>120,82</text:p>
          </table:table-cell>
          <table:table-cell table:style-name="ce29" office:value-type="float" office:value="78.37">
            <text:p>78,37</text:p>
          </table:table-cell>
          <table:table-cell table:style-name="ce37" office:value-type="float" office:value="85.84">
            <text:p>85,84</text:p>
          </table:table-cell>
        </table:table-row>
        <table:table-row table:style-name="ro1">
          <table:table-cell office:value-type="string">
            <text:p>BOUMM - 7078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969.92">
            <text:p>969,92</text:p>
          </table:table-cell>
          <table:table-cell table:style-name="ce29" office:value-type="float" office:value="443.16">
            <text:p>443,16</text:p>
          </table:table-cell>
          <table:table-cell table:style-name="ce37" office:value-type="float" office:value="676.67">
            <text:p>676,67</text:p>
          </table:table-cell>
        </table:table-row>
        <table:table-row table:style-name="ro1">
          <table:table-cell office:value-type="string">
            <text:p>DIV - 708000</text:p>
          </table:table-cell>
          <table:table-cell office:value-type="string">
            <text:p>Somme - debit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/>
          <table:table-cell table:style-name="ce37" office:value-type="float" office:value="196">
            <text:p>196</text:p>
          </table:table-cell>
        </table:table-row>
        <table:table-row table:style-name="ro1">
          <table:table-cell office:value-type="string">
            <text:p>DONS - 627300</text:p>
          </table:table-cell>
          <table:table-cell office:value-type="string">
            <text:p>Somme - debit</text:p>
          </table:table-cell>
          <table:table-cell office:value-type="float" office:value="20.61">
            <text:p>20,61</text:p>
          </table:table-cell>
          <table:table-cell office:value-type="float" office:value="6.78">
            <text:p>6,78</text:p>
          </table:table-cell>
          <table:table-cell office:value-type="float" office:value="42.55">
            <text:p>42,55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DONS - 75801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16427.82">
            <text:p>16427,82</text:p>
          </table:table-cell>
          <table:table-cell table:style-name="ce29" office:value-type="float" office:value="14827.26">
            <text:p>14827,26</text:p>
          </table:table-cell>
          <table:table-cell table:style-name="ce37" office:value-type="float" office:value="30822.45">
            <text:p>30822,45</text:p>
          </table:table-cell>
        </table:table-row>
        <table:table-row table:style-name="ro1">
          <table:table-cell office:value-type="string">
            <text:p>DONS - 758020</text:p>
          </table:table-cell>
          <table:table-cell office:value-type="string">
            <text:p>Somme - debit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2387">
            <text:p>2387</text:p>
          </table:table-cell>
          <table:table-cell table:style-name="ce29" office:value-type="float" office:value="976">
            <text:p>976</text:p>
          </table:table-cell>
          <table:table-cell table:style-name="ce37" office:value-type="float" office:value="1300">
            <text:p>1300</text:p>
          </table:table-cell>
        </table:table-row>
        <table:table-row table:style-name="ro1">
          <table:table-cell office:value-type="string">
            <text:p>DONS - 758070</text:p>
          </table:table-cell>
          <table:table-cell office:value-type="string">
            <text:p>Somme - debi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380.1">
            <text:p>380,1</text:p>
          </table:table-cell>
          <table:table-cell table:style-name="ce29" office:value-type="float" office:value="610.55">
            <text:p>610,55</text:p>
          </table:table-cell>
          <table:table-cell table:style-name="ce37"/>
        </table:table-row>
        <table:table-row table:style-name="ro1">
          <table:table-cell office:value-type="string">
            <text:p>FONAG - 618520</text:p>
          </table:table-cell>
          <table:table-cell office:value-type="string">
            <text:p>Somme - debit</text:p>
          </table:table-cell>
          <table:table-cell office:value-type="float" office:value="31.5">
            <text:p>31,5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AG - 631100</text:p>
          </table:table-cell>
          <table:table-cell office:value-type="string">
            <text:p>Somme - debit</text:p>
          </table:table-cell>
          <table:table-cell office:value-type="float" office:value="39.02">
            <text:p>39,02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AG - 641100</text:p>
          </table:table-cell>
          <table:table-cell office:value-type="string">
            <text:p>Somme - debit</text:p>
          </table:table-cell>
          <table:table-cell office:value-type="float" office:value="784.99">
            <text:p>784,99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AG - 645100</text:p>
          </table:table-cell>
          <table:table-cell office:value-type="string">
            <text:p>Somme - debit</text:p>
          </table:table-cell>
          <table:table-cell office:value-type="float" office:value="410.65">
            <text:p>410,65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123.27">
            <text:p>123,27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AG - 645200</text:p>
          </table:table-cell>
          <table:table-cell office:value-type="string">
            <text:p>Somme - debit</text:p>
          </table:table-cell>
          <table:table-cell office:value-type="float" office:value="42.61">
            <text:p>42,61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14.2">
            <text:p>14,2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AG - 645300</text:p>
          </table:table-cell>
          <table:table-cell office:value-type="string">
            <text:p>Somme - debit</text:p>
          </table:table-cell>
          <table:table-cell office:value-type="float" office:value="279.48">
            <text:p>279,48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34.91">
            <text:p>34,91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AG - 645350</text:p>
          </table:table-cell>
          <table:table-cell office:value-type="string">
            <text:p>Somme - debit</text:p>
          </table:table-cell>
          <table:table-cell office:value-type="float" office:value="113.07">
            <text:p>113,07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AG - 6454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18.3">
            <text:p>18,3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AG - 6476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22.05">
            <text:p>22,05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C - 618200</text:p>
          </table:table-cell>
          <table:table-cell office:value-type="string">
            <text:p>Somme - debit</text:p>
          </table:table-cell>
          <table:table-cell table:number-columns-repeated="2" office:value-type="float" office:value="14.92">
            <text:p>14,92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FONC - 623000</text:p>
          </table:table-cell>
          <table:table-cell office:value-type="string">
            <text:p>Somme - debit</text:p>
          </table:table-cell>
          <table:table-cell office:value-type="float" office:value="270.67">
            <text:p>270,67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C - 625000</text:p>
          </table:table-cell>
          <table:table-cell office:value-type="string">
            <text:p>Somme - debit</text:p>
          </table:table-cell>
          <table:table-cell office:value-type="float" office:value="91.7">
            <text:p>91,7</text:p>
          </table:table-cell>
          <table:table-cell/>
          <table:table-cell office:value-type="float" office:value="27.4">
            <text:p>27,4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FONC - 625100</text:p>
          </table:table-cell>
          <table:table-cell office:value-type="string">
            <text:p>Somme - debit</text:p>
          </table:table-cell>
          <table:table-cell table:number-columns-repeated="2"/>
          <table:table-cell office:value-type="float" office:value="269.43">
            <text:p>269,43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/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FONC - 626200</text:p>
          </table:table-cell>
          <table:table-cell office:value-type="string">
            <text:p>Somme - debit</text:p>
          </table:table-cell>
          <table:table-cell office:value-type="float" office:value="52.79">
            <text:p>52,79</text:p>
          </table:table-cell>
          <table:table-cell office:value-type="float" office:value="50.98">
            <text:p>50,98</text:p>
          </table:table-cell>
          <table:table-cell office:value-type="float" office:value="49.99">
            <text:p>49,99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FONC - 628200</text:p>
          </table:table-cell>
          <table:table-cell office:value-type="string">
            <text:p>Somme - debit</text:p>
          </table:table-cell>
          <table:table-cell office:value-type="float" office:value="405">
            <text:p>405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C - 631100</text:p>
          </table:table-cell>
          <table:table-cell office:value-type="string">
            <text:p>Somme - debit</text:p>
          </table:table-cell>
          <table:table-cell office:value-type="float" office:value="151.09">
            <text:p>151,09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C - 633310</text:p>
          </table:table-cell>
          <table:table-cell office:value-type="string">
            <text:p>Somme - debit</text:p>
          </table:table-cell>
          <table:table-cell/>
          <table:table-cell office:value-type="float" office:value="1300">
            <text:p>1300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FONC - 641100</text:p>
          </table:table-cell>
          <table:table-cell office:value-type="string">
            <text:p>Somme - debit</text:p>
          </table:table-cell>
          <table:table-cell office:value-type="float" office:value="3039.41">
            <text:p>3039,41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C - 645100</text:p>
          </table:table-cell>
          <table:table-cell office:value-type="string">
            <text:p>Somme - debit</text:p>
          </table:table-cell>
          <table:table-cell office:value-type="float" office:value="1590">
            <text:p>159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477.28">
            <text:p>477,28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C - 645200</text:p>
          </table:table-cell>
          <table:table-cell office:value-type="string">
            <text:p>Somme - debit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55">
            <text:p>55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C - 645300</text:p>
          </table:table-cell>
          <table:table-cell office:value-type="string">
            <text:p>Somme - debit</text:p>
          </table:table-cell>
          <table:table-cell office:value-type="float" office:value="1082.12">
            <text:p>1082,12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135.22">
            <text:p>135,22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C - 645350</text:p>
          </table:table-cell>
          <table:table-cell office:value-type="string">
            <text:p>Somme - debit</text:p>
          </table:table-cell>
          <table:table-cell office:value-type="float" office:value="437.79">
            <text:p>437,79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C - 6454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70.85">
            <text:p>70,85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C - 6476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85.37">
            <text:p>85,37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CA - 613200</text:p>
          </table:table-cell>
          <table:table-cell office:value-type="string">
            <text:p>Somme - debit</text:p>
          </table:table-cell>
          <table:table-cell table:number-columns-repeated="2"/>
          <table:table-cell office:value-type="float" office:value="70">
            <text:p>7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/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FONCA - 618520</text:p>
          </table:table-cell>
          <table:table-cell office:value-type="string">
            <text:p>Somme - debit</text:p>
          </table:table-cell>
          <table:table-cell office:value-type="float" office:value="215">
            <text:p>215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CA - 625000</text:p>
          </table:table-cell>
          <table:table-cell office:value-type="string">
            <text:p>Somme - debit</text:p>
          </table:table-cell>
          <table:table-cell/>
          <table:table-cell office:value-type="float" office:value="54.1">
            <text:p>54,1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FONCA - 625100</text:p>
          </table:table-cell>
          <table:table-cell office:value-type="string">
            <text:p>Somme - debit</text:p>
          </table:table-cell>
          <table:table-cell office:value-type="float" office:value="1364.3">
            <text:p>1364,3</text:p>
          </table:table-cell>
          <table:table-cell office:value-type="float" office:value="334.78">
            <text:p>334,78</text:p>
          </table:table-cell>
          <table:table-cell office:value-type="float" office:value="1455.46">
            <text:p>1455,46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FONCA - 625710</text:p>
          </table:table-cell>
          <table:table-cell office:value-type="string">
            <text:p>Somme - debit</text:p>
          </table:table-cell>
          <table:table-cell office:value-type="float" office:value="315">
            <text:p>315</text:p>
          </table:table-cell>
          <table:table-cell/>
          <table:table-cell office:value-type="float" office:value="420">
            <text:p>42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FONCA - 631100</text:p>
          </table:table-cell>
          <table:table-cell office:value-type="string">
            <text:p>Somme - debit</text:p>
          </table:table-cell>
          <table:table-cell office:value-type="float" office:value="10.56">
            <text:p>10,56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CA - 641100</text:p>
          </table:table-cell>
          <table:table-cell office:value-type="string">
            <text:p>Somme - debit</text:p>
          </table:table-cell>
          <table:table-cell office:value-type="float" office:value="212.51">
            <text:p>212,51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CA - 645100</text:p>
          </table:table-cell>
          <table:table-cell office:value-type="string">
            <text:p>Somme - debit</text:p>
          </table:table-cell>
          <table:table-cell office:value-type="float" office:value="111.17">
            <text:p>111,17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33.37">
            <text:p>33,37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CA - 645200</text:p>
          </table:table-cell>
          <table:table-cell office:value-type="string">
            <text:p>Somme - debit</text:p>
          </table:table-cell>
          <table:table-cell office:value-type="float" office:value="11.54">
            <text:p>11,54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3.85">
            <text:p>3,85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CA - 645300</text:p>
          </table:table-cell>
          <table:table-cell office:value-type="string">
            <text:p>Somme - debit</text:p>
          </table:table-cell>
          <table:table-cell office:value-type="float" office:value="75.66">
            <text:p>75,66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9.46">
            <text:p>9,46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CA - 645350</text:p>
          </table:table-cell>
          <table:table-cell office:value-type="string">
            <text:p>Somme - debit</text:p>
          </table:table-cell>
          <table:table-cell office:value-type="float" office:value="30.61">
            <text:p>30,61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CA - 6454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4.95">
            <text:p>4,95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CA - 6476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5.97">
            <text:p>5,97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G - 606110</text:p>
          </table:table-cell>
          <table:table-cell office:value-type="string">
            <text:p>Somme - debit</text:p>
          </table:table-cell>
          <table:table-cell office:value-type="float" office:value="47.41">
            <text:p>47,41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G - 606300</text:p>
          </table:table-cell>
          <table:table-cell office:value-type="string">
            <text:p>Somme - debit</text:p>
          </table:table-cell>
          <table:table-cell office:value-type="float" office:value="2.73">
            <text:p>2,73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G - 606400</text:p>
          </table:table-cell>
          <table:table-cell office:value-type="string">
            <text:p>Somme - debit</text:p>
          </table:table-cell>
          <table:table-cell office:value-type="float" office:value="1184.14">
            <text:p>1184,14</text:p>
          </table:table-cell>
          <table:table-cell office:value-type="float" office:value="147">
            <text:p>147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FONG - 606450</text:p>
          </table:table-cell>
          <table:table-cell office:value-type="string">
            <text:p>Somme - debit</text:p>
          </table:table-cell>
          <table:table-cell office:value-type="float" office:value="78.03">
            <text:p>78,03</text:p>
          </table:table-cell>
          <table:table-cell office:value-type="float" office:value="66.98">
            <text:p>66,98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FONG - 613200</text:p>
          </table:table-cell>
          <table:table-cell office:value-type="string">
            <text:p>Somme - debit</text:p>
          </table:table-cell>
          <table:table-cell/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 office:value-type="float" office:value="0">
            <text:p>0</text:p>
          </table:table-cell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FONG - 613220</text:p>
          </table:table-cell>
          <table:table-cell office:value-type="string">
            <text:p>Somme - debit</text:p>
          </table:table-cell>
          <table:table-cell office:value-type="float" office:value="488.67">
            <text:p>488,67</text:p>
          </table:table-cell>
          <table:table-cell office:value-type="float" office:value="1466">
            <text:p>1466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FONG - 613230</text:p>
          </table:table-cell>
          <table:table-cell office:value-type="string">
            <text:p>Somme - debit</text:p>
          </table:table-cell>
          <table:table-cell office:value-type="float" office:value="350">
            <text:p>350</text:p>
          </table:table-cell>
          <table:table-cell office:value-type="float" office:value="1050">
            <text:p>1050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350">
            <text:p>350</text:p>
          </table:table-cell>
          <table:table-cell table:style-name="ce29" office:value-type="float" office:value="0">
            <text:p>0</text:p>
          </table:table-cell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FONG - 613500</text:p>
          </table:table-cell>
          <table:table-cell office:value-type="string">
            <text:p>Somme - debit</text:p>
          </table:table-cell>
          <table:table-cell table:number-columns-repeated="2"/>
          <table:table-cell office:value-type="float" office:value="216.73">
            <text:p>216,73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/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FONG - 613510</text:p>
          </table:table-cell>
          <table:table-cell office:value-type="string">
            <text:p>Somme - debit</text:p>
          </table:table-cell>
          <table:table-cell office:value-type="float" office:value="57.49">
            <text:p>57,49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G - 614000</text:p>
          </table:table-cell>
          <table:table-cell office:value-type="string">
            <text:p>Somme - debit</text:p>
          </table:table-cell>
          <table:table-cell office:value-type="float" office:value="224">
            <text:p>224</text:p>
          </table:table-cell>
          <table:table-cell office:value-type="float" office:value="672">
            <text:p>672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FONG - 615200</text:p>
          </table:table-cell>
          <table:table-cell office:value-type="string">
            <text:p>Somme - debit</text:p>
          </table:table-cell>
          <table:table-cell office:value-type="float" office:value="377.78">
            <text:p>377,78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FONG - 615660</text:p>
          </table:table-cell>
          <table:table-cell office:value-type="string">
            <text:p>Somme - debit</text:p>
          </table:table-cell>
          <table:table-cell office:value-type="float" office:value="691.38">
            <text:p>691,38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G - 616000</text:p>
          </table:table-cell>
          <table:table-cell office:value-type="string">
            <text:p>Somme - debit</text:p>
          </table:table-cell>
          <table:table-cell office:value-type="float" office:value="537.01">
            <text:p>537,01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FONG - 618200</text:p>
          </table:table-cell>
          <table:table-cell office:value-type="string">
            <text:p>Somme - debit</text:p>
          </table:table-cell>
          <table:table-cell office:value-type="float" office:value="58.77">
            <text:p>58,77</text:p>
          </table:table-cell>
          <table:table-cell office:value-type="float" office:value="186.09">
            <text:p>186,09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FONG - 622600</text:p>
          </table:table-cell>
          <table:table-cell office:value-type="string">
            <text:p>Somme - debit</text:p>
          </table:table-cell>
          <table:table-cell office:value-type="float" office:value="7280">
            <text:p>728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G - 622620</text:p>
          </table:table-cell>
          <table:table-cell office:value-type="string">
            <text:p>Somme - debit</text:p>
          </table:table-cell>
          <table:table-cell table:number-columns-repeated="2"/>
          <table:table-cell office:value-type="float" office:value="6900">
            <text:p>690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/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FONG - 625000</text:p>
          </table:table-cell>
          <table:table-cell office:value-type="string">
            <text:p>Somme - debit</text:p>
          </table:table-cell>
          <table:table-cell office:value-type="float" office:value="170.69">
            <text:p>170,69</text:p>
          </table:table-cell>
          <table:table-cell office:value-type="float" office:value="262.3">
            <text:p>262,3</text:p>
          </table:table-cell>
          <table:table-cell office:value-type="float" office:value="222.05">
            <text:p>222,05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FONG - 625100</text:p>
          </table:table-cell>
          <table:table-cell office:value-type="string">
            <text:p>Somme - debit</text:p>
          </table:table-cell>
          <table:table-cell table:number-columns-repeated="2"/>
          <table:table-cell office:value-type="float" office:value="395.75">
            <text:p>395,75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/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FONG - 625700</text:p>
          </table:table-cell>
          <table:table-cell office:value-type="string">
            <text:p>Somme - debit</text:p>
          </table:table-cell>
          <table:table-cell office:value-type="float" office:value="7.2">
            <text:p>7,2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G - 626100</text:p>
          </table:table-cell>
          <table:table-cell office:value-type="string">
            <text:p>Somme - debit</text:p>
          </table:table-cell>
          <table:table-cell office:value-type="float" office:value="1333.44">
            <text:p>1333,44</text:p>
          </table:table-cell>
          <table:table-cell office:value-type="float" office:value="212.24">
            <text:p>212,24</text:p>
          </table:table-cell>
          <table:table-cell office:value-type="float" office:value="991.49">
            <text:p>991,49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1333.44">
            <text:p>1333,44</text:p>
          </table:table-cell>
          <table:table-cell table:style-name="ce29" office:value-type="float" office:value="0">
            <text:p>0</text:p>
          </table:table-cell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FONG - 626200</text:p>
          </table:table-cell>
          <table:table-cell office:value-type="string">
            <text:p>Somme - debit</text:p>
          </table:table-cell>
          <table:table-cell office:value-type="float" office:value="159.72">
            <text:p>159,72</text:p>
          </table:table-cell>
          <table:table-cell office:value-type="float" office:value="224.36">
            <text:p>224,36</text:p>
          </table:table-cell>
          <table:table-cell office:value-type="float" office:value="65.97">
            <text:p>65,97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FONG - 626210</text:p>
          </table:table-cell>
          <table:table-cell office:value-type="string">
            <text:p>Somme - debit</text:p>
          </table:table-cell>
          <table:table-cell table:number-columns-repeated="3" office:value-type="float" office:value="30.75">
            <text:p>30,75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FONG - 627000</text:p>
          </table:table-cell>
          <table:table-cell office:value-type="string">
            <text:p>Somme - debit</text:p>
          </table:table-cell>
          <table:table-cell office:value-type="float" office:value="56.95">
            <text:p>56,95</text:p>
          </table:table-cell>
          <table:table-cell office:value-type="float" office:value="12.5">
            <text:p>12,5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FONG - 628200</text:p>
          </table:table-cell>
          <table:table-cell office:value-type="string">
            <text:p>Somme - debit</text:p>
          </table:table-cell>
          <table:table-cell office:value-type="float" office:value="100">
            <text:p>100</text:p>
          </table:table-cell>
          <table:table-cell office:value-type="float" office:value="34.2">
            <text:p>34,2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FONG - 631100</text:p>
          </table:table-cell>
          <table:table-cell office:value-type="string">
            <text:p>Somme - debit</text:p>
          </table:table-cell>
          <table:table-cell office:value-type="float" office:value="886.31">
            <text:p>886,31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G - 641100</text:p>
          </table:table-cell>
          <table:table-cell office:value-type="string">
            <text:p>Somme - debit</text:p>
          </table:table-cell>
          <table:table-cell office:value-type="float" office:value="17829.45">
            <text:p>17829,45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G - 645100</text:p>
          </table:table-cell>
          <table:table-cell office:value-type="string">
            <text:p>Somme - debit</text:p>
          </table:table-cell>
          <table:table-cell office:value-type="float" office:value="9327.08">
            <text:p>9327,08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2799.76">
            <text:p>2799,76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G - 645200</text:p>
          </table:table-cell>
          <table:table-cell office:value-type="string">
            <text:p>Somme - debit</text:p>
          </table:table-cell>
          <table:table-cell office:value-type="float" office:value="967.88">
            <text:p>967,88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322.63">
            <text:p>322,63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G - 645300</text:p>
          </table:table-cell>
          <table:table-cell office:value-type="string">
            <text:p>Somme - debit</text:p>
          </table:table-cell>
          <table:table-cell office:value-type="float" office:value="6347.79">
            <text:p>6347,79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793.14">
            <text:p>793,14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G - 645350</text:p>
          </table:table-cell>
          <table:table-cell office:value-type="string">
            <text:p>Somme - debit</text:p>
          </table:table-cell>
          <table:table-cell office:value-type="float" office:value="2568.12">
            <text:p>2568,12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G - 6454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415.59">
            <text:p>415,59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G - 647600</text:p>
          </table:table-cell>
          <table:table-cell office:value-type="string">
            <text:p>Somme - debit</text:p>
          </table:table-cell>
          <table:table-cell office:value-type="float" office:value="2364.74">
            <text:p>2364,74</text:p>
          </table:table-cell>
          <table:table-cell office:value-type="float" office:value="2488.26">
            <text:p>2488,26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500.79">
            <text:p>500,79</text:p>
          </table:table-cell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FONG - 758040</text:p>
          </table:table-cell>
          <table:table-cell office:value-type="string">
            <text:p>Somme - debit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35659.08">
            <text:p>35659,08</text:p>
          </table:table-cell>
          <table:table-cell table:style-name="ce29" office:value-type="float" office:value="35859.68">
            <text:p>35859,68</text:p>
          </table:table-cell>
          <table:table-cell table:style-name="ce37"/>
        </table:table-row>
        <table:table-row table:style-name="ro1">
          <table:table-cell office:value-type="string">
            <text:p>FONG - 791200</text:p>
          </table:table-cell>
          <table:table-cell office:value-type="string">
            <text:p>Somme - debit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/>
          <table:table-cell table:style-name="ce37" office:value-type="float" office:value="1319">
            <text:p>1319</text:p>
          </table:table-cell>
        </table:table-row>
        <table:table-row table:style-name="ro1">
          <table:table-cell office:value-type="string">
            <text:p>FONGROU - 611100</text:p>
          </table:table-cell>
          <table:table-cell office:value-type="string">
            <text:p>Somme - debit</text:p>
          </table:table-cell>
          <table:table-cell office:value-type="float" office:value="419.51">
            <text:p>419,51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GROU - 625000</text:p>
          </table:table-cell>
          <table:table-cell office:value-type="string">
            <text:p>Somme - debit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GROU - 626100</text:p>
          </table:table-cell>
          <table:table-cell office:value-type="string">
            <text:p>Somme - debit</text:p>
          </table:table-cell>
          <table:table-cell office:value-type="float" office:value="530.89">
            <text:p>530,89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GROU - 626200</text:p>
          </table:table-cell>
          <table:table-cell office:value-type="string">
            <text:p>Somme - debit</text:p>
          </table:table-cell>
          <table:table-cell office:value-type="float" office:value="12.85">
            <text:p>12,85</text:p>
          </table:table-cell>
          <table:table-cell office:value-type="float" office:value="13.66">
            <text:p>13,66</text:p>
          </table:table-cell>
          <table:table-cell office:value-type="float" office:value="13.65">
            <text:p>13,65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FONGROU - 631100</text:p>
          </table:table-cell>
          <table:table-cell office:value-type="string">
            <text:p>Somme - debit</text:p>
          </table:table-cell>
          <table:table-cell office:value-type="float" office:value="78.71">
            <text:p>78,71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GROU - 641100</text:p>
          </table:table-cell>
          <table:table-cell office:value-type="string">
            <text:p>Somme - debit</text:p>
          </table:table-cell>
          <table:table-cell office:value-type="float" office:value="1583.31">
            <text:p>1583,31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GROU - 645100</text:p>
          </table:table-cell>
          <table:table-cell office:value-type="string">
            <text:p>Somme - debit</text:p>
          </table:table-cell>
          <table:table-cell office:value-type="float" office:value="828.28">
            <text:p>828,28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248.63">
            <text:p>248,63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GROU - 645200</text:p>
          </table:table-cell>
          <table:table-cell office:value-type="string">
            <text:p>Somme - debit</text:p>
          </table:table-cell>
          <table:table-cell office:value-type="float" office:value="85.95">
            <text:p>85,95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28.65">
            <text:p>28,65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GROU - 645300</text:p>
          </table:table-cell>
          <table:table-cell office:value-type="string">
            <text:p>Somme - debit</text:p>
          </table:table-cell>
          <table:table-cell office:value-type="float" office:value="563.7">
            <text:p>563,7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70.43">
            <text:p>70,43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GROU - 645350</text:p>
          </table:table-cell>
          <table:table-cell office:value-type="string">
            <text:p>Somme - debit</text:p>
          </table:table-cell>
          <table:table-cell office:value-type="float" office:value="228.06">
            <text:p>228,06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GROU - 6454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36.91">
            <text:p>36,91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GROU - 6476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44.47">
            <text:p>44,47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GROU - 657100</text:p>
          </table:table-cell>
          <table:table-cell office:value-type="string">
            <text:p>Somme - debit</text:p>
          </table:table-cell>
          <table:table-cell office:value-type="float" office:value="400">
            <text:p>400</text:p>
          </table:table-cell>
          <table:table-cell office:value-type="float" office:value="1756.08">
            <text:p>1756,08</text:p>
          </table:table-cell>
          <table:table-cell office:value-type="float" office:value="285.9">
            <text:p>285,9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FONGROU - 657210</text:p>
          </table:table-cell>
          <table:table-cell office:value-type="string">
            <text:p>Somme - debit</text:p>
          </table:table-cell>
          <table:table-cell table:number-columns-repeated="2"/>
          <table:table-cell office:value-type="float" office:value="1939.94">
            <text:p>1939,94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/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FONGROU - 756200</text:p>
          </table:table-cell>
          <table:table-cell office:value-type="string">
            <text:p>Somme - debit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500">
            <text:p>500</text:p>
          </table:table-cell>
          <table:table-cell table:style-name="ce29" office:value-type="float" office:value="1340">
            <text:p>1340</text:p>
          </table:table-cell>
          <table:table-cell table:style-name="ce37" office:value-type="float" office:value="950">
            <text:p>950</text:p>
          </table:table-cell>
        </table:table-row>
        <table:table-row table:style-name="ro1">
          <table:table-cell office:value-type="string">
            <text:p>FONLFDS - 625000</text:p>
          </table:table-cell>
          <table:table-cell office:value-type="string">
            <text:p>Somme - debit</text:p>
          </table:table-cell>
          <table:table-cell/>
          <table:table-cell office:value-type="float" office:value="73.1">
            <text:p>73,1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FONLFDS - 627100</text:p>
          </table:table-cell>
          <table:table-cell office:value-type="string">
            <text:p>Somme - debit</text:p>
          </table:table-cell>
          <table:table-cell office:value-type="float" office:value="15.74">
            <text:p>15,74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LFDS - 627300</text:p>
          </table:table-cell>
          <table:table-cell office:value-type="string">
            <text:p>Somme - debit</text:p>
          </table:table-cell>
          <table:table-cell/>
          <table:table-cell office:value-type="float" office:value="10.14">
            <text:p>10,14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FONLFDS - 628200</text:p>
          </table:table-cell>
          <table:table-cell office:value-type="string">
            <text:p>Somme - debit</text:p>
          </table:table-cell>
          <table:table-cell office:value-type="float" office:value="44.72">
            <text:p>44,72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LFDS - 631100</text:p>
          </table:table-cell>
          <table:table-cell office:value-type="string">
            <text:p>Somme - debit</text:p>
          </table:table-cell>
          <table:table-cell office:value-type="float" office:value="35.54">
            <text:p>35,54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LFDS - 641100</text:p>
          </table:table-cell>
          <table:table-cell office:value-type="string">
            <text:p>Somme - debit</text:p>
          </table:table-cell>
          <table:table-cell office:value-type="float" office:value="715.01">
            <text:p>715,01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LFDS - 645100</text:p>
          </table:table-cell>
          <table:table-cell office:value-type="string">
            <text:p>Somme - debit</text:p>
          </table:table-cell>
          <table:table-cell office:value-type="float" office:value="374.04">
            <text:p>374,04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112.28">
            <text:p>112,28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LFDS - 645200</text:p>
          </table:table-cell>
          <table:table-cell office:value-type="string">
            <text:p>Somme - debit</text:p>
          </table:table-cell>
          <table:table-cell office:value-type="float" office:value="38.81">
            <text:p>38,81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12.94">
            <text:p>12,94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LFDS - 645300</text:p>
          </table:table-cell>
          <table:table-cell office:value-type="string">
            <text:p>Somme - debit</text:p>
          </table:table-cell>
          <table:table-cell office:value-type="float" office:value="254.56">
            <text:p>254,56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31.81">
            <text:p>31,81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LFDS - 645350</text:p>
          </table:table-cell>
          <table:table-cell office:value-type="string">
            <text:p>Somme - debit</text:p>
          </table:table-cell>
          <table:table-cell office:value-type="float" office:value="102.99">
            <text:p>102,99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LFDS - 6454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16.67">
            <text:p>16,67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LFDS - 6476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20.08">
            <text:p>20,08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FONLFDS - 661000</text:p>
          </table:table-cell>
          <table:table-cell office:value-type="string">
            <text:p>Somme - debit</text:p>
          </table:table-cell>
          <table:table-cell office:value-type="float" office:value="426.36">
            <text:p>426,36</text:p>
          </table:table-cell>
          <table:table-cell office:value-type="float" office:value="450.87">
            <text:p>450,87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LIV - 607100</text:p>
          </table:table-cell>
          <table:table-cell office:value-type="string">
            <text:p>Somme - debit</text:p>
          </table:table-cell>
          <table:table-cell/>
          <table:table-cell office:value-type="float" office:value="882.7">
            <text:p>882,7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LIV - 707500</text:p>
          </table:table-cell>
          <table:table-cell office:value-type="string">
            <text:p>Somme - debit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/>
          <table:table-cell table:style-name="ce37" office:value-type="float" office:value="12.61">
            <text:p>12,61</text:p>
          </table:table-cell>
        </table:table-row>
        <table:table-row table:style-name="ro1">
          <table:table-cell office:value-type="string">
            <text:p>LIV - 707510</text:p>
          </table:table-cell>
          <table:table-cell office:value-type="string">
            <text:p>Somme - debit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/>
          <table:table-cell table:style-name="ce37" office:value-type="float" office:value="93.8">
            <text:p>93,8</text:p>
          </table:table-cell>
        </table:table-row>
        <table:table-row table:style-name="ro1">
          <table:table-cell office:value-type="string">
            <text:p>MAT - 70761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3.75">
            <text:p>3,75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MAT - 70762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.42">
            <text:p>0,42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MAT - 707MAT</text:p>
          </table:table-cell>
          <table:table-cell office:value-type="string">
            <text:p>Somme - debit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 office:value-type="float" office:value="309.98">
            <text:p>309,98</text:p>
          </table:table-cell>
          <table:table-cell table:style-name="ce37" office:value-type="float" office:value="197.13">
            <text:p>197,13</text:p>
          </table:table-cell>
        </table:table-row>
        <table:table-row table:style-name="ro1">
          <table:table-cell office:value-type="string">
            <text:p>MAT - 758110</text:p>
          </table:table-cell>
          <table:table-cell office:value-type="string">
            <text:p>Somme - debi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.1">
            <text:p>0,1</text:p>
          </table:table-cell>
          <table:table-cell table:style-name="ce29" office:value-type="float" office:value="1">
            <text:p>1</text:p>
          </table:table-cell>
          <table:table-cell table:style-name="ce37" office:value-type="float" office:value="4.1">
            <text:p>4,1</text:p>
          </table:table-cell>
        </table:table-row>
        <table:table-row table:style-name="ro1">
          <table:table-cell office:value-type="string">
            <text:p>REVUE - 611100</text:p>
          </table:table-cell>
          <table:table-cell office:value-type="string">
            <text:p>Somme - debit</text:p>
          </table:table-cell>
          <table:table-cell office:value-type="float" office:value="703.44">
            <text:p>703,44</text:p>
          </table:table-cell>
          <table:table-cell office:value-type="float" office:value="675.22">
            <text:p>675,22</text:p>
          </table:table-cell>
          <table:table-cell office:value-type="float" office:value="1254.14">
            <text:p>1254,14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REVUE - 611200</text:p>
          </table:table-cell>
          <table:table-cell office:value-type="string">
            <text:p>Somme - debit</text:p>
          </table:table-cell>
          <table:table-cell office:value-type="float" office:value="250">
            <text:p>250</text:p>
          </table:table-cell>
          <table:table-cell office:value-type="float" office:value="5990">
            <text:p>5990</text:p>
          </table:table-cell>
          <table:table-cell office:value-type="float" office:value="1192.11">
            <text:p>1192,11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REVUE - 611300</text:p>
          </table:table-cell>
          <table:table-cell office:value-type="string">
            <text:p>Somme - debit</text:p>
          </table:table-cell>
          <table:table-cell/>
          <table:table-cell table:number-columns-repeated="2" office:value-type="float" office:value="250">
            <text:p>25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/>
          <table:table-cell table:style-name="ce29" office:value-type="float" office:value="0">
            <text:p>0</text:p>
          </table:table-cell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REVUE - 626100</text:p>
          </table:table-cell>
          <table:table-cell office:value-type="string">
            <text:p>Somme - debit</text:p>
          </table:table-cell>
          <table:table-cell office:value-type="float" office:value="7348.58">
            <text:p>7348,58</text:p>
          </table:table-cell>
          <table:table-cell office:value-type="float" office:value="918.67">
            <text:p>918,67</text:p>
          </table:table-cell>
          <table:table-cell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6252.52">
            <text:p>6252,52</text:p>
          </table:table-cell>
          <table:table-cell table:style-name="ce29" office:value-type="float" office:value="0">
            <text:p>0</text:p>
          </table:table-cell>
          <table:table-cell table:style-name="ce37"/>
        </table:table-row>
        <table:table-row table:style-name="ro1">
          <table:table-cell office:value-type="string">
            <text:p>REVUE - 631100</text:p>
          </table:table-cell>
          <table:table-cell office:value-type="string">
            <text:p>Somme - debit</text:p>
          </table:table-cell>
          <table:table-cell office:value-type="float" office:value="77.98">
            <text:p>77,98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REVUE - 641100</text:p>
          </table:table-cell>
          <table:table-cell office:value-type="string">
            <text:p>Somme - debit</text:p>
          </table:table-cell>
          <table:table-cell office:value-type="float" office:value="1568.71">
            <text:p>1568,71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REVUE - 645100</text:p>
          </table:table-cell>
          <table:table-cell office:value-type="string">
            <text:p>Somme - debit</text:p>
          </table:table-cell>
          <table:table-cell office:value-type="float" office:value="820.63">
            <text:p>820,63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246.33">
            <text:p>246,33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REVUE - 645200</text:p>
          </table:table-cell>
          <table:table-cell office:value-type="string">
            <text:p>Somme - debit</text:p>
          </table:table-cell>
          <table:table-cell office:value-type="float" office:value="85.16">
            <text:p>85,16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28.39">
            <text:p>28,39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REVUE - 645300</text:p>
          </table:table-cell>
          <table:table-cell office:value-type="string">
            <text:p>Somme - debit</text:p>
          </table:table-cell>
          <table:table-cell office:value-type="float" office:value="558.5">
            <text:p>558,5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69.77">
            <text:p>69,77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REVUE - 645350</text:p>
          </table:table-cell>
          <table:table-cell office:value-type="string">
            <text:p>Somme - debit</text:p>
          </table:table-cell>
          <table:table-cell office:value-type="float" office:value="225.95">
            <text:p>225,95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REVUE - 6454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36.57">
            <text:p>36,57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REVUE - 647600</text:p>
          </table:table-cell>
          <table:table-cell office:value-type="string">
            <text:p>Somme - debi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44.06">
            <text:p>44,06</text:p>
          </table:table-cell>
          <table:table-cell table:style-name="ce29"/>
          <table:table-cell table:style-name="ce37"/>
        </table:table-row>
        <table:table-row table:style-name="ro1">
          <table:table-cell office:value-type="string">
            <text:p>REVUE - 701010</text:p>
          </table:table-cell>
          <table:table-cell office:value-type="string">
            <text:p>Somme - debit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699.12">
            <text:p>699,12</text:p>
          </table:table-cell>
          <table:table-cell table:style-name="ce29" office:value-type="float" office:value="4050.61000000001">
            <text:p>4050,61</text:p>
          </table:table-cell>
          <table:table-cell table:style-name="ce37" office:value-type="float" office:value="3799.84">
            <text:p>3799,84</text:p>
          </table:table-cell>
        </table:table-row>
        <table:table-row table:style-name="ro1">
          <table:table-cell office:value-type="string">
            <text:p>REVUE - 701110</text:p>
          </table:table-cell>
          <table:table-cell office:value-type="string">
            <text:p>Somme - debit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94.06">
            <text:p>94,06</text:p>
          </table:table-cell>
          <table:table-cell table:style-name="ce29" office:value-type="float" office:value="141.07">
            <text:p>141,07</text:p>
          </table:table-cell>
          <table:table-cell table:style-name="ce37" office:value-type="float" office:value="70.54">
            <text:p>70,54</text:p>
          </table:table-cell>
        </table:table-row>
        <table:table-row table:style-name="ro1">
          <table:table-cell office:value-type="string">
            <text:p>REVUE - 701120</text:p>
          </table:table-cell>
          <table:table-cell office:value-type="string">
            <text:p>Somme - debit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8"/>
          <table:table-cell table:style-name="ce15" office:value-type="string">
            <text:p>Somme - credit</text:p>
          </table:table-cell>
          <table:table-cell table:style-name="ce23" office:value-type="float" office:value="12.73">
            <text:p>12,73</text:p>
          </table:table-cell>
          <table:table-cell table:style-name="ce29" office:value-type="float" office:value="9.8">
            <text:p>9,8</text:p>
          </table:table-cell>
          <table:table-cell table:style-name="ce37" office:value-type="float" office:value="31.35">
            <text:p>31,35</text:p>
          </table:table-cell>
        </table:table-row>
        <table:table-row table:style-name="ro1">
          <table:table-cell table:style-name="ce9" office:value-type="string">
            <text:p>Total Somme - debit</text:p>
          </table:table-cell>
          <table:table-cell table:style-name="ce16"/>
          <table:table-cell table:style-name="ce24" office:value-type="float" office:value="110955.14">
            <text:p>110955,14</text:p>
          </table:table-cell>
          <table:table-cell table:style-name="ce30" office:value-type="float" office:value="30031.87">
            <text:p>30031,87</text:p>
          </table:table-cell>
          <table:table-cell table:style-name="ce38" office:value-type="float" office:value="19333.09">
            <text:p>19333,09</text:p>
          </table:table-cell>
        </table:table-row>
        <table:table-row table:style-name="ro1">
          <table:table-cell table:style-name="ce10" office:value-type="string">
            <text:p>Total Somme - credit</text:p>
          </table:table-cell>
          <table:table-cell table:style-name="ce17"/>
          <table:table-cell table:style-name="ce25" office:value-type="float" office:value="81617.84">
            <text:p>81617,84</text:p>
          </table:table-cell>
          <table:table-cell table:style-name="ce31" office:value-type="float" office:value="62214.45">
            <text:p>62214,45</text:p>
          </table:table-cell>
          <table:table-cell table:style-name="ce39" office:value-type="float" office:value="44143.23">
            <text:p>44143,23</text:p>
          </table:table-cell>
        </table:table-row>
      </table:table>
      <table:table table:name="STOP Rafisolage" table:style-name="ta1" table:print-ranges="'STOP Rafisolage'.D4:'STOP Rafisolage'.V208">
        <office:forms form:automatic-focus="false" form:apply-design-mode="false"/>
        <table:table-column table:style-name="co6" table:visibility="collapse" table:default-cell-style-name="ce42"/>
        <table:table-column table:style-name="co7" table:visibility="collapse" table:default-cell-style-name="ce40"/>
        <table:table-column table:style-name="co8" table:visibility="collapse" table:default-cell-style-name="ce44"/>
        <table:table-column table:style-name="co9" table:default-cell-style-name="ce46"/>
        <table:table-column table:style-name="co10" table:default-cell-style-name="ce46"/>
        <table:table-column table:style-name="co11" table:default-cell-style-name="ce52"/>
        <table:table-column table:style-name="co12" table:default-cell-style-name="ce56"/>
        <table:table-column table:style-name="co1" table:number-columns-repeated="14" table:default-cell-style-name="ce56"/>
        <table:table-column table:style-name="co1" table:default-cell-style-name="ce67"/>
        <table:table-column table:style-name="co1" table:number-columns-repeated="1002" table:default-cell-style-name="ce46"/>
        <table:table-row table:style-name="ro3" table:visibility="collapse">
          <table:table-cell table:style-name="ce40" office:value-type="string">
            <text:p><text:s/></text:p>
          </table:table-cell>
          <table:table-cell/>
          <table:table-cell table:style-name="ce40" table:number-columns-repeated="4"/>
          <table:table-cell table:style-name="ce42" office:value-type="string">
            <text:p>lettre de la colonne</text:p>
          </table:table-cell>
          <table:table-cell table:style-name="ce40" table:formula="of:=(CHAR([.H2]+64))" office:value-type="string" office:string-value="C">
            <text:p>C</text:p>
          </table:table-cell>
          <table:table-cell table:style-name="ce40" table:formula="of:=(CHAR([.I2]+64))" office:value-type="string" office:string-value="D">
            <text:p>D</text:p>
          </table:table-cell>
          <table:table-cell table:style-name="ce40" table:formula="of:=(CHAR([.J2]+64))" office:value-type="string" office:string-value="E">
            <text:p>E</text:p>
          </table:table-cell>
          <table:table-cell table:style-name="ce40" table:formula="of:=(CHAR([.K2]+64))" office:value-type="string" office:string-value="F">
            <text:p>F</text:p>
          </table:table-cell>
          <table:table-cell table:style-name="ce40" table:formula="of:=(CHAR([.L2]+64))" office:value-type="string" office:string-value="G">
            <text:p>G</text:p>
          </table:table-cell>
          <table:table-cell table:style-name="ce40" table:formula="of:=(CHAR([.M2]+64))" office:value-type="string" office:string-value="H">
            <text:p>H</text:p>
          </table:table-cell>
          <table:table-cell table:style-name="ce40" table:formula="of:=(CHAR([.N2]+64))" office:value-type="string" office:string-value="I">
            <text:p>I</text:p>
          </table:table-cell>
          <table:table-cell table:style-name="ce40" table:formula="of:=(CHAR([.O2]+64))" office:value-type="string" office:string-value="J">
            <text:p>J</text:p>
          </table:table-cell>
          <table:table-cell table:style-name="ce40" table:formula="of:=(CHAR([.P2]+64))" office:value-type="string" office:string-value="K">
            <text:p>K</text:p>
          </table:table-cell>
          <table:table-cell table:style-name="ce40" table:formula="of:=(CHAR([.Q2]+64))" office:value-type="string" office:string-value="L">
            <text:p>L</text:p>
          </table:table-cell>
          <table:table-cell table:style-name="ce40" table:formula="of:=(CHAR([.R2]+64))" office:value-type="string" office:string-value="M">
            <text:p>M</text:p>
          </table:table-cell>
          <table:table-cell table:style-name="ce40" table:formula="of:=(CHAR([.S2]+64))" office:value-type="string" office:string-value="N">
            <text:p>N</text:p>
          </table:table-cell>
          <table:table-cell table:style-name="ce40" table:number-columns-repeated="2"/>
          <table:table-cell table:style-name="ce62"/>
          <table:table-cell table:style-name="ce40" table:number-columns-repeated="1002"/>
        </table:table-row>
        <table:table-row table:style-name="ro3" table:visibility="collapse">
          <table:table-cell table:style-name="ce40"/>
          <table:table-cell/>
          <table:table-cell table:style-name="ce40" table:number-columns-repeated="4"/>
          <table:table-cell table:style-name="ce42" office:value-type="string">
            <text:p>colonne du mois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6">
            <text:p>6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8">
            <text:p>8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10">
            <text:p>10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0" office:value-type="float" office:value="14">
            <text:p>14</text:p>
          </table:table-cell>
          <table:table-cell table:style-name="ce40" table:number-columns-repeated="2"/>
          <table:table-cell table:style-name="ce62"/>
          <table:table-cell table:style-name="ce40" table:number-columns-repeated="1002"/>
        </table:table-row>
        <table:table-row table:style-name="ro3" table:visibility="collapse">
          <table:table-cell table:style-name="ce40"/>
          <table:table-cell/>
          <table:table-cell table:style-name="ce40" table:number-columns-repeated="4"/>
          <table:table-cell table:style-name="ce42" office:value-type="string">
            <text:p>mois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10">
            <text:p>10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6">
            <text:p>6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8">
            <text:p>8</text:p>
          </table:table-cell>
          <table:table-cell table:style-name="ce40" table:number-columns-repeated="2"/>
          <table:table-cell table:style-name="ce62"/>
          <table:table-cell table:style-name="ce40" table:number-columns-repeated="1002"/>
        </table:table-row>
        <table:table-row table:style-name="ro1">
          <table:table-cell table:style-name="ce41" table:number-columns-repeated="2"/>
          <table:table-cell/>
          <table:table-cell table:style-name="Default" table:number-columns-repeated="18"/>
          <table:table-cell table:style-name="ce63"/>
          <table:table-cell table:style-name="Default" table:number-columns-repeated="1002"/>
        </table:table-row>
        <table:table-row table:style-name="ro4">
          <table:table-cell table:number-columns-repeated="2"/>
          <table:table-cell table:style-name="ce45" table:formula="of:=SUBSTITUTE(SUBSTITUTE([.$E$5];&quot;+&quot;;&quot;\+&quot;);&quot;-&quot;;&quot;\-&quot;)&amp;&quot; \- &quot;" office:value-type="string" office:string-value="ACAR\+30 \- ">
            <text:p>ACAR\+30 \- </text:p>
          </table:table-cell>
          <table:table-cell/>
          <table:table-cell table:style-name="ce47" office:value-type="string">
            <text:p>ACAR+30</text:p>
          </table:table-cell>
          <table:table-cell table:style-name="ce50"/>
          <table:table-cell table:style-name="ce53" office:value-type="string">
            <text:p>B.P.</text:p>
          </table:table-cell>
          <table:table-cell table:style-name="ce53" office:value-type="string">
            <text:p>septembre</text:p>
          </table:table-cell>
          <table:table-cell table:style-name="ce53" office:value-type="string">
            <text:p>octobre</text:p>
          </table:table-cell>
          <table:table-cell table:style-name="ce53" office:value-type="string">
            <text:p>novembre</text:p>
          </table:table-cell>
          <table:table-cell table:style-name="ce53" office:value-type="string">
            <text:p>décembre</text:p>
          </table:table-cell>
          <table:table-cell table:style-name="ce53" office:value-type="string">
            <text:p>janvier</text:p>
          </table:table-cell>
          <table:table-cell table:style-name="ce53" office:value-type="string">
            <text:p>février</text:p>
          </table:table-cell>
          <table:table-cell table:style-name="ce53" office:value-type="string">
            <text:p>mars</text:p>
          </table:table-cell>
          <table:table-cell table:style-name="ce53" office:value-type="string">
            <text:p>avril</text:p>
          </table:table-cell>
          <table:table-cell table:style-name="ce53" office:value-type="string">
            <text:p>mai</text:p>
          </table:table-cell>
          <table:table-cell table:style-name="ce53" office:value-type="string">
            <text:p>juin</text:p>
          </table:table-cell>
          <table:table-cell table:style-name="ce53" office:value-type="string">
            <text:p>juillet</text:p>
          </table:table-cell>
          <table:table-cell table:style-name="ce53" office:value-type="string">
            <text:p>août</text:p>
          </table:table-cell>
          <table:table-cell table:style-name="ce59" office:value-type="string">
            <text:p>total</text:p>
          </table:table-cell>
          <table:table-cell table:style-name="ce53" office:value-type="string">
            <text:p>reste</text:p>
          </table:table-cell>
          <table:table-cell table:style-name="ce64" office:value-type="string">
            <text:p>ratio P/C</text:p>
          </table:table-cell>
          <table:table-cell table:number-columns-repeated="1002"/>
        </table:table-row>
        <table:table-row table:style-name="ro5">
          <table:table-cell table:style-name="ce43" table:formula="of:=IF(OR([.E6]=&quot;&quot;;NOT(ISERROR([.B6])));&quot;ok&quot;;&quot;&quot;)" office:value-type="string" office:string-value="ok">
            <text:p>ok</text:p>
          </table:table-cell>
          <table:table-cell/>
          <table:table-cell table:number-columns-repeated="2"/>
          <table:table-cell table:style-name="ce48"/>
          <table:table-cell table:style-name="ce51" office:value-type="string">
            <text:p>Dépenses </text:p>
          </table:table-cell>
          <table:table-cell table:style-name="ce54" table:formula="of:=SUM([.G9:.G116])" office:value-type="currency" office:currency="EUR" office:value="47730">
            <text:p>47 730,00 €</text:p>
          </table:table-cell>
          <table:table-cell table:style-name="ce54" table:formula="of:=SUM([.H9:.H116])" office:value-type="currency" office:currency="EUR" office:value="5737.26">
            <text:p>5 737,26 €</text:p>
          </table:table-cell>
          <table:table-cell table:style-name="ce54" table:formula="of:=SUM([.I9:.I116])" office:value-type="currency" office:currency="EUR" office:value="310">
            <text:p>310,00 €</text:p>
          </table:table-cell>
          <table:table-cell table:style-name="ce54" table:formula="of:=SUM([.J9:.J116])" office:value-type="currency" office:currency="EUR" office:value="498.65">
            <text:p>498,65 €</text:p>
          </table:table-cell>
          <table:table-cell table:style-name="ce54" table:formula="of:=SUM([.K9:.K116])" office:value-type="currency" office:currency="EUR" office:value="0">
            <text:p>0,00 €</text:p>
          </table:table-cell>
          <table:table-cell table:style-name="ce54" table:formula="of:=SUM([.L9:.L116])" office:value-type="currency" office:currency="EUR" office:value="0">
            <text:p>0,00 €</text:p>
          </table:table-cell>
          <table:table-cell table:style-name="ce54" table:formula="of:=SUM([.M9:.M116])" office:value-type="currency" office:currency="EUR" office:value="0">
            <text:p>0,00 €</text:p>
          </table:table-cell>
          <table:table-cell table:style-name="ce54" table:formula="of:=SUM([.N9:.N116])" office:value-type="currency" office:currency="EUR" office:value="0">
            <text:p>0,00 €</text:p>
          </table:table-cell>
          <table:table-cell table:style-name="ce54" table:formula="of:=SUM([.O9:.O116])" office:value-type="currency" office:currency="EUR" office:value="0">
            <text:p>0,00 €</text:p>
          </table:table-cell>
          <table:table-cell table:style-name="ce54" table:formula="of:=SUM([.P9:.P116])" office:value-type="currency" office:currency="EUR" office:value="0">
            <text:p>0,00 €</text:p>
          </table:table-cell>
          <table:table-cell table:style-name="ce54" table:formula="of:=SUM([.Q9:.Q116])" office:value-type="currency" office:currency="EUR" office:value="0">
            <text:p>0,00 €</text:p>
          </table:table-cell>
          <table:table-cell table:style-name="ce54" table:formula="of:=SUM([.R9:.R116])" office:value-type="currency" office:currency="EUR" office:value="0">
            <text:p>0,00 €</text:p>
          </table:table-cell>
          <table:table-cell table:style-name="ce54" table:formula="of:=SUM([.S9:.S116])" office:value-type="currency" office:currency="EUR" office:value="0">
            <text:p>0,00 €</text:p>
          </table:table-cell>
          <table:table-cell table:style-name="ce60" table:formula="of:=SUM([.H6:.S6])" office:value-type="currency" office:currency="EUR" office:value="6545.91">
            <text:p>6 545,91 €</text:p>
          </table:table-cell>
          <table:table-cell table:style-name="ce54" table:formula="of:=[.G6]-[.T6]" office:value-type="currency" office:currency="EUR" office:value="41184.09">
            <text:p>41 184,09 €</text:p>
          </table:table-cell>
          <table:table-cell table:style-name="ce65" table:formula="of:=[.T6]/[.G6]" office:value-type="percentage" office:value="0.137144563167819">
            <text:p>14%</text:p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7]=&quot;&quot;;NOT(ISERROR([.B7])));&quot;ok&quot;;&quot;&quot;)">
            <text:p/>
          </table:table-cell>
          <table:table-cell table:formula="of:=MATCH([.C7];ColonneSections;0)+(IF(LEFT([.E7];1)=&quot;7&quot;;1;0))" office:value-type="float" office:value="0">
            <text:p>#N/D</text:p>
          </table:table-cell>
          <table:table-cell table:formula="of:=[.C$5]&amp;[.E7]" office:value-type="string" office:string-value="ACAR\+30 \- 603700">
            <text:p>ACAR\+30 \- 603700</text:p>
          </table:table-cell>
          <table:table-cell/>
          <table:table-cell table:style-name="ce49" office:value-type="string">
            <text:p>603700</text:p>
          </table:table-cell>
          <table:table-cell table:style-name="ce50" office:value-type="string">
            <text:p>Variation des stocks de matériel</text:p>
          </table:table-cell>
          <table:table-cell table:style-name="ce55"/>
          <table:table-cell table:style-name="ce57" table:formula="of:=IF(ISERROR([.$B7]);&quot;&quot;;INDIRECT(&quot;'Données brutes'.&quot; &amp; [.H$1] &amp; [.$B7];1))">
            <text:p/>
          </table:table-cell>
          <table:table-cell table:style-name="ce57" table:formula="of:=IF(ISERROR([.$B7]);&quot;&quot;;INDIRECT(&quot;'Données brutes'.&quot; &amp; [.I$1] &amp; [.$B7];1))">
            <text:p/>
          </table:table-cell>
          <table:table-cell table:style-name="ce57" table:formula="of:=IF(ISERROR([.$B7]);&quot;&quot;;INDIRECT(&quot;'Données brutes'.&quot; &amp; [.J$1] &amp; [.$B7];1))">
            <text:p/>
          </table:table-cell>
          <table:table-cell table:style-name="ce57" table:formula="of:=IF(ISERROR([.$B7]);&quot;&quot;;INDIRECT(&quot;'Données brutes'.&quot; &amp; [.K$1] &amp; [.$B7];1))">
            <text:p/>
          </table:table-cell>
          <table:table-cell table:style-name="ce57" table:formula="of:=IF(ISERROR([.$B7]);&quot;&quot;;INDIRECT(&quot;'Données brutes'.&quot; &amp; [.L$1] &amp; [.$B7];1))">
            <text:p/>
          </table:table-cell>
          <table:table-cell table:style-name="ce57" table:formula="of:=IF(ISERROR([.$B7]);&quot;&quot;;INDIRECT(&quot;'Données brutes'.&quot; &amp; [.M$1] &amp; [.$B7];1))">
            <text:p/>
          </table:table-cell>
          <table:table-cell table:style-name="ce57" table:formula="of:=IF(ISERROR([.$B7]);&quot;&quot;;INDIRECT(&quot;'Données brutes'.&quot; &amp; [.N$1] &amp; [.$B7];1))">
            <text:p/>
          </table:table-cell>
          <table:table-cell table:style-name="ce57" table:formula="of:=IF(ISERROR([.$B7]);&quot;&quot;;INDIRECT(&quot;'Données brutes'.&quot; &amp; [.O$1] &amp; [.$B7];1))">
            <text:p/>
          </table:table-cell>
          <table:table-cell table:style-name="ce57" table:formula="of:=IF(ISERROR([.$B7]);&quot;&quot;;INDIRECT(&quot;'Données brutes'.&quot; &amp; [.P$1] &amp; [.$B7];1))">
            <text:p/>
          </table:table-cell>
          <table:table-cell table:style-name="ce57" table:formula="of:=IF(ISERROR([.$B7]);&quot;&quot;;INDIRECT(&quot;'Données brutes'.&quot; &amp; [.Q$1] &amp; [.$B7];1))">
            <text:p/>
          </table:table-cell>
          <table:table-cell table:style-name="ce57" table:formula="of:=IF(ISERROR([.$B7]);&quot;&quot;;INDIRECT(&quot;'Données brutes'.&quot; &amp; [.R$1] &amp; [.$B7];1))">
            <text:p/>
          </table:table-cell>
          <table:table-cell table:style-name="ce57" table:formula="of:=IF(ISERROR([.$B7]);&quot;&quot;;INDIRECT(&quot;'Données brutes'.&quot; &amp; [.S$1] &amp; [.$B7];1))">
            <text:p/>
          </table:table-cell>
          <table:table-cell table:style-name="ce58" table:formula="of:=SUM([.H7:.S7])" office:value-type="currency" office:currency="EUR" office:value="0">
            <text:p>0,00 €</text:p>
          </table:table-cell>
          <table:table-cell table:style-name="ce58" table:formula="of:=[.G7]-[.T7]" office:value-type="currency" office:currency="EUR" office:value="0">
            <text:p>0,00 €</text:p>
          </table:table-cell>
          <table:table-cell table:style-name="ce66" table:formula="of:=IF(ISNUMBER([.G7]);[.U7]/[.G7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8]=&quot;&quot;;NOT(ISERROR([.B8])));&quot;ok&quot;;&quot;&quot;)">
            <text:p/>
          </table:table-cell>
          <table:table-cell table:formula="of:=MATCH([.C8];ColonneSections;0)+(IF(LEFT([.E8];1)=&quot;7&quot;;1;0))" office:value-type="float" office:value="0">
            <text:p>#N/D</text:p>
          </table:table-cell>
          <table:table-cell table:formula="of:=[.C$5]&amp;[.E8]" office:value-type="string" office:string-value="ACAR\+30 \- 604100">
            <text:p>ACAR\+30 \- 604100</text:p>
          </table:table-cell>
          <table:table-cell/>
          <table:table-cell table:style-name="ce49" office:value-type="float" office:value="604100">
            <text:p>604100</text:p>
          </table:table-cell>
          <table:table-cell table:style-name="ce50" office:value-type="string">
            <text:p>Analyses radiologiques</text:p>
          </table:table-cell>
          <table:table-cell table:style-name="ce55"/>
          <table:table-cell table:style-name="ce57" table:formula="of:=IF(ISERROR([.$B8]);&quot;&quot;;INDIRECT(&quot;'Données brutes'.&quot; &amp; [.H$1] &amp; [.$B8];1))">
            <text:p/>
          </table:table-cell>
          <table:table-cell table:style-name="ce57" table:formula="of:=IF(ISERROR([.$B8]);&quot;&quot;;INDIRECT(&quot;'Données brutes'.&quot; &amp; [.I$1] &amp; [.$B8];1))">
            <text:p/>
          </table:table-cell>
          <table:table-cell table:style-name="ce57" table:formula="of:=IF(ISERROR([.$B8]);&quot;&quot;;INDIRECT(&quot;'Données brutes'.&quot; &amp; [.J$1] &amp; [.$B8];1))">
            <text:p/>
          </table:table-cell>
          <table:table-cell table:style-name="ce57" table:formula="of:=IF(ISERROR([.$B8]);&quot;&quot;;INDIRECT(&quot;'Données brutes'.&quot; &amp; [.K$1] &amp; [.$B8];1))">
            <text:p/>
          </table:table-cell>
          <table:table-cell table:style-name="ce57" table:formula="of:=IF(ISERROR([.$B8]);&quot;&quot;;INDIRECT(&quot;'Données brutes'.&quot; &amp; [.L$1] &amp; [.$B8];1))">
            <text:p/>
          </table:table-cell>
          <table:table-cell table:style-name="ce57" table:formula="of:=IF(ISERROR([.$B8]);&quot;&quot;;INDIRECT(&quot;'Données brutes'.&quot; &amp; [.M$1] &amp; [.$B8];1))">
            <text:p/>
          </table:table-cell>
          <table:table-cell table:style-name="ce57" table:formula="of:=IF(ISERROR([.$B8]);&quot;&quot;;INDIRECT(&quot;'Données brutes'.&quot; &amp; [.N$1] &amp; [.$B8];1))">
            <text:p/>
          </table:table-cell>
          <table:table-cell table:style-name="ce57" table:formula="of:=IF(ISERROR([.$B8]);&quot;&quot;;INDIRECT(&quot;'Données brutes'.&quot; &amp; [.O$1] &amp; [.$B8];1))">
            <text:p/>
          </table:table-cell>
          <table:table-cell table:style-name="ce57" table:formula="of:=IF(ISERROR([.$B8]);&quot;&quot;;INDIRECT(&quot;'Données brutes'.&quot; &amp; [.P$1] &amp; [.$B8];1))">
            <text:p/>
          </table:table-cell>
          <table:table-cell table:style-name="ce57" table:formula="of:=IF(ISERROR([.$B8]);&quot;&quot;;INDIRECT(&quot;'Données brutes'.&quot; &amp; [.Q$1] &amp; [.$B8];1))">
            <text:p/>
          </table:table-cell>
          <table:table-cell table:style-name="ce57" table:formula="of:=IF(ISERROR([.$B8]);&quot;&quot;;INDIRECT(&quot;'Données brutes'.&quot; &amp; [.R$1] &amp; [.$B8];1))">
            <text:p/>
          </table:table-cell>
          <table:table-cell table:style-name="ce57" table:formula="of:=IF(ISERROR([.$B8]);&quot;&quot;;INDIRECT(&quot;'Données brutes'.&quot; &amp; [.S$1] &amp; [.$B8];1))">
            <text:p/>
          </table:table-cell>
          <table:table-cell table:style-name="ce58" table:formula="of:=SUM([.H8:.S8])" office:value-type="currency" office:currency="EUR" office:value="0">
            <text:p>0,00 €</text:p>
          </table:table-cell>
          <table:table-cell table:style-name="ce58" table:formula="of:=[.G8]-[.T8]" office:value-type="currency" office:currency="EUR" office:value="0">
            <text:p>0,00 €</text:p>
          </table:table-cell>
          <table:table-cell table:style-name="ce66" table:formula="of:=IF(ISNUMBER([.G8]);[.U8]/[.G8];&quot;&quot;)">
            <text:p/>
          </table:table-cell>
          <table:table-cell table:number-columns-repeated="1002"/>
        </table:table-row>
        <table:table-row table:style-name="ro6">
          <table:table-cell table:style-name="ce43" table:formula="of:=IF(OR([.E9]=&quot;&quot;;NOT(ISERROR([.B9])));&quot;ok&quot;;&quot;&quot;)" office:value-type="string" office:string-value="ok">
            <text:p>ok</text:p>
          </table:table-cell>
          <table:table-cell table:formula="of:=MATCH([.C9];ColonneSections;0)+(IF(LEFT([.E9];1)=&quot;7&quot;;1;0))" office:value-type="float" office:value="23">
            <text:p>23</text:p>
          </table:table-cell>
          <table:table-cell table:formula="of:=[.C$5]&amp;[.E9]" office:value-type="string" office:string-value="ACAR\+30 \- 605000">
            <text:p>ACAR\+30 \- 605000</text:p>
          </table:table-cell>
          <table:table-cell/>
          <table:table-cell table:style-name="ce49" office:value-type="float" office:value="605000">
            <text:p>605000</text:p>
          </table:table-cell>
          <table:table-cell table:style-name="ce50" office:value-type="string">
            <text:p>Matériel, équipements Manif &amp; Campagnes</text:p>
          </table:table-cell>
          <table:table-cell table:style-name="ce55" office:value-type="currency" office:currency="EUR" office:value="850">
            <text:p>850,00 €</text:p>
          </table:table-cell>
          <table:table-cell table:style-name="ce57" table:formula="of:=IF(ISERROR([.$B9]);&quot;&quot;;INDIRECT(&quot;'Données brutes'.&quot; &amp; [.H$1] &amp; [.$B9];1))" office:value-type="float" office:value="405.9">
            <text:p>405,90 €</text:p>
          </table:table-cell>
          <table:table-cell table:style-name="ce57" table:formula="of:=IF(ISERROR([.$B9]);&quot;&quot;;INDIRECT(&quot;'Données brutes'.&quot; &amp; [.I$1] &amp; [.$B9];1))" office:value-type="float" office:value="155">
            <text:p>155,00 €</text:p>
          </table:table-cell>
          <table:table-cell table:style-name="ce57" table:formula="of:=IF(ISERROR([.$B9]);&quot;&quot;;INDIRECT(&quot;'Données brutes'.&quot; &amp; [.J$1] &amp; [.$B9];1))" office:value-type="float" office:value="0">
            <text:p/>
          </table:table-cell>
          <table:table-cell table:style-name="ce57" table:formula="of:=IF(ISERROR([.$B9]);&quot;&quot;;INDIRECT(&quot;'Données brutes'.&quot; &amp; [.K$1] &amp; [.$B9];1))" office:value-type="float" office:value="0">
            <text:p/>
          </table:table-cell>
          <table:table-cell table:style-name="ce57" table:formula="of:=IF(ISERROR([.$B9]);&quot;&quot;;INDIRECT(&quot;'Données brutes'.&quot; &amp; [.L$1] &amp; [.$B9];1))" office:value-type="float" office:value="0">
            <text:p/>
          </table:table-cell>
          <table:table-cell table:style-name="ce57" table:formula="of:=IF(ISERROR([.$B9]);&quot;&quot;;INDIRECT(&quot;'Données brutes'.&quot; &amp; [.M$1] &amp; [.$B9];1))" office:value-type="float" office:value="0">
            <text:p/>
          </table:table-cell>
          <table:table-cell table:style-name="ce57" table:formula="of:=IF(ISERROR([.$B9]);&quot;&quot;;INDIRECT(&quot;'Données brutes'.&quot; &amp; [.N$1] &amp; [.$B9];1))" office:value-type="float" office:value="0">
            <text:p/>
          </table:table-cell>
          <table:table-cell table:style-name="ce57" table:formula="of:=IF(ISERROR([.$B9]);&quot;&quot;;INDIRECT(&quot;'Données brutes'.&quot; &amp; [.O$1] &amp; [.$B9];1))" office:value-type="float" office:value="0">
            <text:p/>
          </table:table-cell>
          <table:table-cell table:style-name="ce57" table:formula="of:=IF(ISERROR([.$B9]);&quot;&quot;;INDIRECT(&quot;'Données brutes'.&quot; &amp; [.P$1] &amp; [.$B9];1))" office:value-type="float" office:value="0">
            <text:p/>
          </table:table-cell>
          <table:table-cell table:style-name="ce57" table:formula="of:=IF(ISERROR([.$B9]);&quot;&quot;;INDIRECT(&quot;'Données brutes'.&quot; &amp; [.Q$1] &amp; [.$B9];1))" office:value-type="float" office:value="0">
            <text:p/>
          </table:table-cell>
          <table:table-cell table:style-name="ce57" table:formula="of:=IF(ISERROR([.$B9]);&quot;&quot;;INDIRECT(&quot;'Données brutes'.&quot; &amp; [.R$1] &amp; [.$B9];1))" office:value-type="float" office:value="0">
            <text:p/>
          </table:table-cell>
          <table:table-cell table:style-name="ce57" table:formula="of:=IF(ISERROR([.$B9]);&quot;&quot;;INDIRECT(&quot;'Données brutes'.&quot; &amp; [.S$1] &amp; [.$B9];1))" office:value-type="float" office:value="0">
            <text:p/>
          </table:table-cell>
          <table:table-cell table:style-name="ce61" table:formula="of:=SUM([.H9:.S9])" office:value-type="currency" office:currency="EUR" office:value="560.9">
            <text:p>560,90 €</text:p>
          </table:table-cell>
          <table:table-cell table:style-name="ce58" table:formula="of:=[.G9]-[.T9]" office:value-type="currency" office:currency="EUR" office:value="289.1">
            <text:p>289,10 €</text:p>
          </table:table-cell>
          <table:table-cell table:style-name="ce66" table:formula="of:=IF(ISNUMBER([.G9]);[.U9]/[.G9];&quot;&quot;)" office:value-type="percentage" office:value="0.340117647058824">
            <text:p>34%</text:p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0]=&quot;&quot;;NOT(ISERROR([.B10])));&quot;ok&quot;;&quot;&quot;)">
            <text:p/>
          </table:table-cell>
          <table:table-cell table:formula="of:=MATCH([.C10];ColonneSections;0)+(IF(LEFT([.E10];1)=&quot;7&quot;;1;0))" office:value-type="float" office:value="0">
            <text:p>#N/D</text:p>
          </table:table-cell>
          <table:table-cell table:formula="of:=[.C$5]&amp;[.E10]" office:value-type="string" office:string-value="ACAR\+30 \- 606110">
            <text:p>ACAR\+30 \- 606110</text:p>
          </table:table-cell>
          <table:table-cell/>
          <table:table-cell table:style-name="ce49" office:value-type="float" office:value="606110">
            <text:p>606110</text:p>
          </table:table-cell>
          <table:table-cell table:style-name="ce50" office:value-type="string">
            <text:p>Eau abonnement et consommation</text:p>
          </table:table-cell>
          <table:table-cell table:style-name="ce55"/>
          <table:table-cell table:style-name="ce57" table:formula="of:=IF(ISERROR([.$B10]);&quot;&quot;;INDIRECT(&quot;'Données brutes'.&quot; &amp; [.H$1] &amp; [.$B10];1))">
            <text:p/>
          </table:table-cell>
          <table:table-cell table:style-name="ce57" table:formula="of:=IF(ISERROR([.$B10]);&quot;&quot;;INDIRECT(&quot;'Données brutes'.&quot; &amp; [.I$1] &amp; [.$B10];1))">
            <text:p/>
          </table:table-cell>
          <table:table-cell table:style-name="ce57" table:formula="of:=IF(ISERROR([.$B10]);&quot;&quot;;INDIRECT(&quot;'Données brutes'.&quot; &amp; [.J$1] &amp; [.$B10];1))">
            <text:p/>
          </table:table-cell>
          <table:table-cell table:style-name="ce57" table:formula="of:=IF(ISERROR([.$B10]);&quot;&quot;;INDIRECT(&quot;'Données brutes'.&quot; &amp; [.K$1] &amp; [.$B10];1))">
            <text:p/>
          </table:table-cell>
          <table:table-cell table:style-name="ce57" table:formula="of:=IF(ISERROR([.$B10]);&quot;&quot;;INDIRECT(&quot;'Données brutes'.&quot; &amp; [.L$1] &amp; [.$B10];1))">
            <text:p/>
          </table:table-cell>
          <table:table-cell table:style-name="ce57" table:formula="of:=IF(ISERROR([.$B10]);&quot;&quot;;INDIRECT(&quot;'Données brutes'.&quot; &amp; [.M$1] &amp; [.$B10];1))">
            <text:p/>
          </table:table-cell>
          <table:table-cell table:style-name="ce57" table:formula="of:=IF(ISERROR([.$B10]);&quot;&quot;;INDIRECT(&quot;'Données brutes'.&quot; &amp; [.N$1] &amp; [.$B10];1))">
            <text:p/>
          </table:table-cell>
          <table:table-cell table:style-name="ce57" table:formula="of:=IF(ISERROR([.$B10]);&quot;&quot;;INDIRECT(&quot;'Données brutes'.&quot; &amp; [.O$1] &amp; [.$B10];1))">
            <text:p/>
          </table:table-cell>
          <table:table-cell table:style-name="ce57" table:formula="of:=IF(ISERROR([.$B10]);&quot;&quot;;INDIRECT(&quot;'Données brutes'.&quot; &amp; [.P$1] &amp; [.$B10];1))">
            <text:p/>
          </table:table-cell>
          <table:table-cell table:style-name="ce57" table:formula="of:=IF(ISERROR([.$B10]);&quot;&quot;;INDIRECT(&quot;'Données brutes'.&quot; &amp; [.Q$1] &amp; [.$B10];1))">
            <text:p/>
          </table:table-cell>
          <table:table-cell table:style-name="ce57" table:formula="of:=IF(ISERROR([.$B10]);&quot;&quot;;INDIRECT(&quot;'Données brutes'.&quot; &amp; [.R$1] &amp; [.$B10];1))">
            <text:p/>
          </table:table-cell>
          <table:table-cell table:style-name="ce57" table:formula="of:=IF(ISERROR([.$B10]);&quot;&quot;;INDIRECT(&quot;'Données brutes'.&quot; &amp; [.S$1] &amp; [.$B10];1))">
            <text:p/>
          </table:table-cell>
          <table:table-cell table:style-name="ce58" table:formula="of:=SUM([.H10:.S10])" office:value-type="currency" office:currency="EUR" office:value="0">
            <text:p>0,00 €</text:p>
          </table:table-cell>
          <table:table-cell table:style-name="ce58" table:formula="of:=[.G10]-[.T10]" office:value-type="currency" office:currency="EUR" office:value="0">
            <text:p>0,00 €</text:p>
          </table:table-cell>
          <table:table-cell table:style-name="ce66" table:formula="of:=IF(ISNUMBER([.G10]);[.U10]/[.G10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1]=&quot;&quot;;NOT(ISERROR([.B11])));&quot;ok&quot;;&quot;&quot;)">
            <text:p/>
          </table:table-cell>
          <table:table-cell table:formula="of:=MATCH([.C11];ColonneSections;0)+(IF(LEFT([.E11];1)=&quot;7&quot;;1;0))" office:value-type="float" office:value="0">
            <text:p>#N/D</text:p>
          </table:table-cell>
          <table:table-cell table:formula="of:=[.C$5]&amp;[.E11]" office:value-type="string" office:string-value="ACAR\+30 \- 606140">
            <text:p>ACAR\+30 \- 606140</text:p>
          </table:table-cell>
          <table:table-cell/>
          <table:table-cell table:style-name="ce49" office:value-type="float" office:value="606140">
            <text:p>606140</text:p>
          </table:table-cell>
          <table:table-cell table:style-name="ce50" office:value-type="string">
            <text:p>Carburants</text:p>
          </table:table-cell>
          <table:table-cell table:style-name="ce55"/>
          <table:table-cell table:style-name="ce57" table:formula="of:=IF(ISERROR([.$B11]);&quot;&quot;;INDIRECT(&quot;'Données brutes'.&quot; &amp; [.H$1] &amp; [.$B11];1))">
            <text:p/>
          </table:table-cell>
          <table:table-cell table:style-name="ce57" table:formula="of:=IF(ISERROR([.$B11]);&quot;&quot;;INDIRECT(&quot;'Données brutes'.&quot; &amp; [.I$1] &amp; [.$B11];1))">
            <text:p/>
          </table:table-cell>
          <table:table-cell table:style-name="ce57" table:formula="of:=IF(ISERROR([.$B11]);&quot;&quot;;INDIRECT(&quot;'Données brutes'.&quot; &amp; [.J$1] &amp; [.$B11];1))">
            <text:p/>
          </table:table-cell>
          <table:table-cell table:style-name="ce57" table:formula="of:=IF(ISERROR([.$B11]);&quot;&quot;;INDIRECT(&quot;'Données brutes'.&quot; &amp; [.K$1] &amp; [.$B11];1))">
            <text:p/>
          </table:table-cell>
          <table:table-cell table:style-name="ce57" table:formula="of:=IF(ISERROR([.$B11]);&quot;&quot;;INDIRECT(&quot;'Données brutes'.&quot; &amp; [.L$1] &amp; [.$B11];1))">
            <text:p/>
          </table:table-cell>
          <table:table-cell table:style-name="ce57" table:formula="of:=IF(ISERROR([.$B11]);&quot;&quot;;INDIRECT(&quot;'Données brutes'.&quot; &amp; [.M$1] &amp; [.$B11];1))">
            <text:p/>
          </table:table-cell>
          <table:table-cell table:style-name="ce57" table:formula="of:=IF(ISERROR([.$B11]);&quot;&quot;;INDIRECT(&quot;'Données brutes'.&quot; &amp; [.N$1] &amp; [.$B11];1))">
            <text:p/>
          </table:table-cell>
          <table:table-cell table:style-name="ce57" table:formula="of:=IF(ISERROR([.$B11]);&quot;&quot;;INDIRECT(&quot;'Données brutes'.&quot; &amp; [.O$1] &amp; [.$B11];1))">
            <text:p/>
          </table:table-cell>
          <table:table-cell table:style-name="ce57" table:formula="of:=IF(ISERROR([.$B11]);&quot;&quot;;INDIRECT(&quot;'Données brutes'.&quot; &amp; [.P$1] &amp; [.$B11];1))">
            <text:p/>
          </table:table-cell>
          <table:table-cell table:style-name="ce57" table:formula="of:=IF(ISERROR([.$B11]);&quot;&quot;;INDIRECT(&quot;'Données brutes'.&quot; &amp; [.Q$1] &amp; [.$B11];1))">
            <text:p/>
          </table:table-cell>
          <table:table-cell table:style-name="ce57" table:formula="of:=IF(ISERROR([.$B11]);&quot;&quot;;INDIRECT(&quot;'Données brutes'.&quot; &amp; [.R$1] &amp; [.$B11];1))">
            <text:p/>
          </table:table-cell>
          <table:table-cell table:style-name="ce57" table:formula="of:=IF(ISERROR([.$B11]);&quot;&quot;;INDIRECT(&quot;'Données brutes'.&quot; &amp; [.S$1] &amp; [.$B11];1))">
            <text:p/>
          </table:table-cell>
          <table:table-cell table:style-name="ce58" table:formula="of:=SUM([.H11:.S11])" office:value-type="currency" office:currency="EUR" office:value="0">
            <text:p>0,00 €</text:p>
          </table:table-cell>
          <table:table-cell table:style-name="ce58" table:formula="of:=[.G11]-[.T11]" office:value-type="currency" office:currency="EUR" office:value="0">
            <text:p>0,00 €</text:p>
          </table:table-cell>
          <table:table-cell table:style-name="ce66" table:formula="of:=IF(ISNUMBER([.G11]);[.U11]/[.G11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2]=&quot;&quot;;NOT(ISERROR([.B12])));&quot;ok&quot;;&quot;&quot;)">
            <text:p/>
          </table:table-cell>
          <table:table-cell table:formula="of:=MATCH([.C12];ColonneSections;0)+(IF(LEFT([.E12];1)=&quot;7&quot;;1;0))" office:value-type="float" office:value="0">
            <text:p>#N/D</text:p>
          </table:table-cell>
          <table:table-cell table:formula="of:=[.C$5]&amp;[.E12]" office:value-type="string" office:string-value="ACAR\+30 \- 606300">
            <text:p>ACAR\+30 \- 606300</text:p>
          </table:table-cell>
          <table:table-cell/>
          <table:table-cell table:style-name="ce49" office:value-type="float" office:value="606300">
            <text:p>606300</text:p>
          </table:table-cell>
          <table:table-cell table:style-name="ce50" office:value-type="string">
            <text:p>Fournitures d'entretien et de petit équipement</text:p>
          </table:table-cell>
          <table:table-cell table:style-name="ce55"/>
          <table:table-cell table:style-name="ce57" table:formula="of:=IF(ISERROR([.$B12]);&quot;&quot;;INDIRECT(&quot;'Données brutes'.&quot; &amp; [.H$1] &amp; [.$B12];1))">
            <text:p/>
          </table:table-cell>
          <table:table-cell table:style-name="ce57" table:formula="of:=IF(ISERROR([.$B12]);&quot;&quot;;INDIRECT(&quot;'Données brutes'.&quot; &amp; [.I$1] &amp; [.$B12];1))">
            <text:p/>
          </table:table-cell>
          <table:table-cell table:style-name="ce57" table:formula="of:=IF(ISERROR([.$B12]);&quot;&quot;;INDIRECT(&quot;'Données brutes'.&quot; &amp; [.J$1] &amp; [.$B12];1))">
            <text:p/>
          </table:table-cell>
          <table:table-cell table:style-name="ce57" table:formula="of:=IF(ISERROR([.$B12]);&quot;&quot;;INDIRECT(&quot;'Données brutes'.&quot; &amp; [.K$1] &amp; [.$B12];1))">
            <text:p/>
          </table:table-cell>
          <table:table-cell table:style-name="ce57" table:formula="of:=IF(ISERROR([.$B12]);&quot;&quot;;INDIRECT(&quot;'Données brutes'.&quot; &amp; [.L$1] &amp; [.$B12];1))">
            <text:p/>
          </table:table-cell>
          <table:table-cell table:style-name="ce57" table:formula="of:=IF(ISERROR([.$B12]);&quot;&quot;;INDIRECT(&quot;'Données brutes'.&quot; &amp; [.M$1] &amp; [.$B12];1))">
            <text:p/>
          </table:table-cell>
          <table:table-cell table:style-name="ce57" table:formula="of:=IF(ISERROR([.$B12]);&quot;&quot;;INDIRECT(&quot;'Données brutes'.&quot; &amp; [.N$1] &amp; [.$B12];1))">
            <text:p/>
          </table:table-cell>
          <table:table-cell table:style-name="ce57" table:formula="of:=IF(ISERROR([.$B12]);&quot;&quot;;INDIRECT(&quot;'Données brutes'.&quot; &amp; [.O$1] &amp; [.$B12];1))">
            <text:p/>
          </table:table-cell>
          <table:table-cell table:style-name="ce57" table:formula="of:=IF(ISERROR([.$B12]);&quot;&quot;;INDIRECT(&quot;'Données brutes'.&quot; &amp; [.P$1] &amp; [.$B12];1))">
            <text:p/>
          </table:table-cell>
          <table:table-cell table:style-name="ce57" table:formula="of:=IF(ISERROR([.$B12]);&quot;&quot;;INDIRECT(&quot;'Données brutes'.&quot; &amp; [.Q$1] &amp; [.$B12];1))">
            <text:p/>
          </table:table-cell>
          <table:table-cell table:style-name="ce57" table:formula="of:=IF(ISERROR([.$B12]);&quot;&quot;;INDIRECT(&quot;'Données brutes'.&quot; &amp; [.R$1] &amp; [.$B12];1))">
            <text:p/>
          </table:table-cell>
          <table:table-cell table:style-name="ce57" table:formula="of:=IF(ISERROR([.$B12]);&quot;&quot;;INDIRECT(&quot;'Données brutes'.&quot; &amp; [.S$1] &amp; [.$B12];1))">
            <text:p/>
          </table:table-cell>
          <table:table-cell table:style-name="ce58" table:formula="of:=SUM([.H12:.S12])" office:value-type="currency" office:currency="EUR" office:value="0">
            <text:p>0,00 €</text:p>
          </table:table-cell>
          <table:table-cell table:style-name="ce58" table:formula="of:=[.G12]-[.T12]" office:value-type="currency" office:currency="EUR" office:value="0">
            <text:p>0,00 €</text:p>
          </table:table-cell>
          <table:table-cell table:style-name="ce66" table:formula="of:=IF(ISNUMBER([.G12]);[.U12]/[.G12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3]=&quot;&quot;;NOT(ISERROR([.B13])));&quot;ok&quot;;&quot;&quot;)">
            <text:p/>
          </table:table-cell>
          <table:table-cell table:formula="of:=MATCH([.C13];ColonneSections;0)+(IF(LEFT([.E13];1)=&quot;7&quot;;1;0))" office:value-type="float" office:value="0">
            <text:p>#N/D</text:p>
          </table:table-cell>
          <table:table-cell table:formula="of:=[.C$5]&amp;[.E13]" office:value-type="string" office:string-value="ACAR\+30 \- 606400">
            <text:p>ACAR\+30 \- 606400</text:p>
          </table:table-cell>
          <table:table-cell/>
          <table:table-cell table:style-name="ce49" office:value-type="float" office:value="606400">
            <text:p>606400</text:p>
          </table:table-cell>
          <table:table-cell table:style-name="ce50" office:value-type="string">
            <text:p>Fournitures administratives</text:p>
          </table:table-cell>
          <table:table-cell table:style-name="ce55"/>
          <table:table-cell table:style-name="ce57" table:formula="of:=IF(ISERROR([.$B13]);&quot;&quot;;INDIRECT(&quot;'Données brutes'.&quot; &amp; [.H$1] &amp; [.$B13];1))">
            <text:p/>
          </table:table-cell>
          <table:table-cell table:style-name="ce57" table:formula="of:=IF(ISERROR([.$B13]);&quot;&quot;;INDIRECT(&quot;'Données brutes'.&quot; &amp; [.I$1] &amp; [.$B13];1))">
            <text:p/>
          </table:table-cell>
          <table:table-cell table:style-name="ce57" table:formula="of:=IF(ISERROR([.$B13]);&quot;&quot;;INDIRECT(&quot;'Données brutes'.&quot; &amp; [.J$1] &amp; [.$B13];1))">
            <text:p/>
          </table:table-cell>
          <table:table-cell table:style-name="ce57" table:formula="of:=IF(ISERROR([.$B13]);&quot;&quot;;INDIRECT(&quot;'Données brutes'.&quot; &amp; [.K$1] &amp; [.$B13];1))">
            <text:p/>
          </table:table-cell>
          <table:table-cell table:style-name="ce57" table:formula="of:=IF(ISERROR([.$B13]);&quot;&quot;;INDIRECT(&quot;'Données brutes'.&quot; &amp; [.L$1] &amp; [.$B13];1))">
            <text:p/>
          </table:table-cell>
          <table:table-cell table:style-name="ce57" table:formula="of:=IF(ISERROR([.$B13]);&quot;&quot;;INDIRECT(&quot;'Données brutes'.&quot; &amp; [.M$1] &amp; [.$B13];1))">
            <text:p/>
          </table:table-cell>
          <table:table-cell table:style-name="ce57" table:formula="of:=IF(ISERROR([.$B13]);&quot;&quot;;INDIRECT(&quot;'Données brutes'.&quot; &amp; [.N$1] &amp; [.$B13];1))">
            <text:p/>
          </table:table-cell>
          <table:table-cell table:style-name="ce57" table:formula="of:=IF(ISERROR([.$B13]);&quot;&quot;;INDIRECT(&quot;'Données brutes'.&quot; &amp; [.O$1] &amp; [.$B13];1))">
            <text:p/>
          </table:table-cell>
          <table:table-cell table:style-name="ce57" table:formula="of:=IF(ISERROR([.$B13]);&quot;&quot;;INDIRECT(&quot;'Données brutes'.&quot; &amp; [.P$1] &amp; [.$B13];1))">
            <text:p/>
          </table:table-cell>
          <table:table-cell table:style-name="ce57" table:formula="of:=IF(ISERROR([.$B13]);&quot;&quot;;INDIRECT(&quot;'Données brutes'.&quot; &amp; [.Q$1] &amp; [.$B13];1))">
            <text:p/>
          </table:table-cell>
          <table:table-cell table:style-name="ce57" table:formula="of:=IF(ISERROR([.$B13]);&quot;&quot;;INDIRECT(&quot;'Données brutes'.&quot; &amp; [.R$1] &amp; [.$B13];1))">
            <text:p/>
          </table:table-cell>
          <table:table-cell table:style-name="ce57" table:formula="of:=IF(ISERROR([.$B13]);&quot;&quot;;INDIRECT(&quot;'Données brutes'.&quot; &amp; [.S$1] &amp; [.$B13];1))">
            <text:p/>
          </table:table-cell>
          <table:table-cell table:style-name="ce58" table:formula="of:=SUM([.H13:.S13])" office:value-type="currency" office:currency="EUR" office:value="0">
            <text:p>0,00 €</text:p>
          </table:table-cell>
          <table:table-cell table:style-name="ce58" table:formula="of:=[.G13]-[.T13]" office:value-type="currency" office:currency="EUR" office:value="0">
            <text:p>0,00 €</text:p>
          </table:table-cell>
          <table:table-cell table:style-name="ce66" table:formula="of:=IF(ISNUMBER([.G13]);[.U13]/[.G13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4]=&quot;&quot;;NOT(ISERROR([.B14])));&quot;ok&quot;;&quot;&quot;)">
            <text:p/>
          </table:table-cell>
          <table:table-cell table:formula="of:=MATCH([.C14];ColonneSections;0)+(IF(LEFT([.E14];1)=&quot;7&quot;;1;0))" office:value-type="float" office:value="0">
            <text:p>#N/D</text:p>
          </table:table-cell>
          <table:table-cell table:formula="of:=[.C$5]&amp;[.E14]" office:value-type="string" office:string-value="ACAR\+30 \- 606450">
            <text:p>ACAR\+30 \- 606450</text:p>
          </table:table-cell>
          <table:table-cell/>
          <table:table-cell table:style-name="ce49" office:value-type="float" office:value="606450">
            <text:p>606450</text:p>
          </table:table-cell>
          <table:table-cell table:style-name="ce50" office:value-type="string">
            <text:p>Fournitures informatiques</text:p>
          </table:table-cell>
          <table:table-cell table:style-name="ce55"/>
          <table:table-cell table:style-name="ce57" table:formula="of:=IF(ISERROR([.$B14]);&quot;&quot;;INDIRECT(&quot;'Données brutes'.&quot; &amp; [.H$1] &amp; [.$B14];1))">
            <text:p/>
          </table:table-cell>
          <table:table-cell table:style-name="ce57" table:formula="of:=IF(ISERROR([.$B14]);&quot;&quot;;INDIRECT(&quot;'Données brutes'.&quot; &amp; [.I$1] &amp; [.$B14];1))">
            <text:p/>
          </table:table-cell>
          <table:table-cell table:style-name="ce57" table:formula="of:=IF(ISERROR([.$B14]);&quot;&quot;;INDIRECT(&quot;'Données brutes'.&quot; &amp; [.J$1] &amp; [.$B14];1))">
            <text:p/>
          </table:table-cell>
          <table:table-cell table:style-name="ce57" table:formula="of:=IF(ISERROR([.$B14]);&quot;&quot;;INDIRECT(&quot;'Données brutes'.&quot; &amp; [.K$1] &amp; [.$B14];1))">
            <text:p/>
          </table:table-cell>
          <table:table-cell table:style-name="ce57" table:formula="of:=IF(ISERROR([.$B14]);&quot;&quot;;INDIRECT(&quot;'Données brutes'.&quot; &amp; [.L$1] &amp; [.$B14];1))">
            <text:p/>
          </table:table-cell>
          <table:table-cell table:style-name="ce57" table:formula="of:=IF(ISERROR([.$B14]);&quot;&quot;;INDIRECT(&quot;'Données brutes'.&quot; &amp; [.M$1] &amp; [.$B14];1))">
            <text:p/>
          </table:table-cell>
          <table:table-cell table:style-name="ce57" table:formula="of:=IF(ISERROR([.$B14]);&quot;&quot;;INDIRECT(&quot;'Données brutes'.&quot; &amp; [.N$1] &amp; [.$B14];1))">
            <text:p/>
          </table:table-cell>
          <table:table-cell table:style-name="ce57" table:formula="of:=IF(ISERROR([.$B14]);&quot;&quot;;INDIRECT(&quot;'Données brutes'.&quot; &amp; [.O$1] &amp; [.$B14];1))">
            <text:p/>
          </table:table-cell>
          <table:table-cell table:style-name="ce57" table:formula="of:=IF(ISERROR([.$B14]);&quot;&quot;;INDIRECT(&quot;'Données brutes'.&quot; &amp; [.P$1] &amp; [.$B14];1))">
            <text:p/>
          </table:table-cell>
          <table:table-cell table:style-name="ce57" table:formula="of:=IF(ISERROR([.$B14]);&quot;&quot;;INDIRECT(&quot;'Données brutes'.&quot; &amp; [.Q$1] &amp; [.$B14];1))">
            <text:p/>
          </table:table-cell>
          <table:table-cell table:style-name="ce57" table:formula="of:=IF(ISERROR([.$B14]);&quot;&quot;;INDIRECT(&quot;'Données brutes'.&quot; &amp; [.R$1] &amp; [.$B14];1))">
            <text:p/>
          </table:table-cell>
          <table:table-cell table:style-name="ce57" table:formula="of:=IF(ISERROR([.$B14]);&quot;&quot;;INDIRECT(&quot;'Données brutes'.&quot; &amp; [.S$1] &amp; [.$B14];1))">
            <text:p/>
          </table:table-cell>
          <table:table-cell table:style-name="ce58" table:formula="of:=SUM([.H14:.S14])" office:value-type="currency" office:currency="EUR" office:value="0">
            <text:p>0,00 €</text:p>
          </table:table-cell>
          <table:table-cell table:style-name="ce58" table:formula="of:=[.G14]-[.T14]" office:value-type="currency" office:currency="EUR" office:value="0">
            <text:p>0,00 €</text:p>
          </table:table-cell>
          <table:table-cell table:style-name="ce66" table:formula="of:=IF(ISNUMBER([.G14]);[.U14]/[.G14];&quot;&quot;)">
            <text:p/>
          </table:table-cell>
          <table:table-cell table:number-columns-repeated="1002"/>
        </table:table-row>
        <table:table-row table:style-name="ro1">
          <table:table-cell table:style-name="ce43" table:formula="of:=IF(OR([.E15]=&quot;&quot;;NOT(ISERROR([.B15])));&quot;ok&quot;;&quot;&quot;)" office:value-type="string" office:string-value="ok">
            <text:p>ok</text:p>
          </table:table-cell>
          <table:table-cell table:formula="of:=MATCH([.C15];ColonneSections;0)+(IF(LEFT([.E15];1)=&quot;7&quot;;1;0))" office:value-type="float" office:value="25">
            <text:p>25</text:p>
          </table:table-cell>
          <table:table-cell table:formula="of:=[.C$5]&amp;[.E15]" office:value-type="string" office:string-value="ACAR\+30 \- 607000">
            <text:p>ACAR\+30 \- 607000</text:p>
          </table:table-cell>
          <table:table-cell/>
          <table:table-cell table:style-name="ce49" office:value-type="float" office:value="607000">
            <text:p>607000</text:p>
          </table:table-cell>
          <table:table-cell table:style-name="ce50" office:value-type="string">
            <text:p>Achats de matériels pour revente</text:p>
          </table:table-cell>
          <table:table-cell table:style-name="ce55" office:value-type="currency" office:currency="EUR" office:value="1100">
            <text:p>1 100,00 €</text:p>
          </table:table-cell>
          <table:table-cell table:style-name="ce57" table:formula="of:=IF(ISERROR([.$B15]);&quot;&quot;;INDIRECT(&quot;'Données brutes'.&quot; &amp; [.H$1] &amp; [.$B15];1))" office:value-type="float" office:value="0">
            <text:p/>
          </table:table-cell>
          <table:table-cell table:style-name="ce57" table:formula="of:=IF(ISERROR([.$B15]);&quot;&quot;;INDIRECT(&quot;'Données brutes'.&quot; &amp; [.I$1] &amp; [.$B15];1))" office:value-type="float" office:value="155">
            <text:p>155,00 €</text:p>
          </table:table-cell>
          <table:table-cell table:style-name="ce57" table:formula="of:=IF(ISERROR([.$B15]);&quot;&quot;;INDIRECT(&quot;'Données brutes'.&quot; &amp; [.J$1] &amp; [.$B15];1))" office:value-type="float" office:value="0">
            <text:p/>
          </table:table-cell>
          <table:table-cell table:style-name="ce57" table:formula="of:=IF(ISERROR([.$B15]);&quot;&quot;;INDIRECT(&quot;'Données brutes'.&quot; &amp; [.K$1] &amp; [.$B15];1))" office:value-type="float" office:value="0">
            <text:p/>
          </table:table-cell>
          <table:table-cell table:style-name="ce57" table:formula="of:=IF(ISERROR([.$B15]);&quot;&quot;;INDIRECT(&quot;'Données brutes'.&quot; &amp; [.L$1] &amp; [.$B15];1))" office:value-type="float" office:value="0">
            <text:p/>
          </table:table-cell>
          <table:table-cell table:style-name="ce57" table:formula="of:=IF(ISERROR([.$B15]);&quot;&quot;;INDIRECT(&quot;'Données brutes'.&quot; &amp; [.M$1] &amp; [.$B15];1))" office:value-type="float" office:value="0">
            <text:p/>
          </table:table-cell>
          <table:table-cell table:style-name="ce57" table:formula="of:=IF(ISERROR([.$B15]);&quot;&quot;;INDIRECT(&quot;'Données brutes'.&quot; &amp; [.N$1] &amp; [.$B15];1))" office:value-type="float" office:value="0">
            <text:p/>
          </table:table-cell>
          <table:table-cell table:style-name="ce57" table:formula="of:=IF(ISERROR([.$B15]);&quot;&quot;;INDIRECT(&quot;'Données brutes'.&quot; &amp; [.O$1] &amp; [.$B15];1))" office:value-type="float" office:value="0">
            <text:p/>
          </table:table-cell>
          <table:table-cell table:style-name="ce57" table:formula="of:=IF(ISERROR([.$B15]);&quot;&quot;;INDIRECT(&quot;'Données brutes'.&quot; &amp; [.P$1] &amp; [.$B15];1))" office:value-type="float" office:value="0">
            <text:p/>
          </table:table-cell>
          <table:table-cell table:style-name="ce57" table:formula="of:=IF(ISERROR([.$B15]);&quot;&quot;;INDIRECT(&quot;'Données brutes'.&quot; &amp; [.Q$1] &amp; [.$B15];1))" office:value-type="float" office:value="0">
            <text:p/>
          </table:table-cell>
          <table:table-cell table:style-name="ce57" table:formula="of:=IF(ISERROR([.$B15]);&quot;&quot;;INDIRECT(&quot;'Données brutes'.&quot; &amp; [.R$1] &amp; [.$B15];1))" office:value-type="float" office:value="0">
            <text:p/>
          </table:table-cell>
          <table:table-cell table:style-name="ce57" table:formula="of:=IF(ISERROR([.$B15]);&quot;&quot;;INDIRECT(&quot;'Données brutes'.&quot; &amp; [.S$1] &amp; [.$B15];1))" office:value-type="float" office:value="0">
            <text:p/>
          </table:table-cell>
          <table:table-cell table:style-name="ce61" table:formula="of:=SUM([.H15:.S15])" office:value-type="currency" office:currency="EUR" office:value="155">
            <text:p>155,00 €</text:p>
          </table:table-cell>
          <table:table-cell table:style-name="ce58" table:formula="of:=[.G15]-[.T15]" office:value-type="currency" office:currency="EUR" office:value="945">
            <text:p>945,00 €</text:p>
          </table:table-cell>
          <table:table-cell table:style-name="ce66" table:formula="of:=IF(ISNUMBER([.G15]);[.U15]/[.G15];&quot;&quot;)" office:value-type="percentage" office:value="0.859090909090909">
            <text:p>86%</text:p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6]=&quot;&quot;;NOT(ISERROR([.B16])));&quot;ok&quot;;&quot;&quot;)">
            <text:p/>
          </table:table-cell>
          <table:table-cell table:formula="of:=MATCH([.C16];ColonneSections;0)+(IF(LEFT([.E16];1)=&quot;7&quot;;1;0))" office:value-type="float" office:value="0">
            <text:p>#N/D</text:p>
          </table:table-cell>
          <table:table-cell table:formula="of:=[.C$5]&amp;[.E16]" office:value-type="string" office:string-value="ACAR\+30 \- 607100">
            <text:p>ACAR\+30 \- 607100</text:p>
          </table:table-cell>
          <table:table-cell/>
          <table:table-cell table:style-name="ce49" office:value-type="float" office:value="607100">
            <text:p>607100</text:p>
          </table:table-cell>
          <table:table-cell table:style-name="ce50" office:value-type="string">
            <text:p>Achat de livres, brochures</text:p>
          </table:table-cell>
          <table:table-cell table:style-name="ce55"/>
          <table:table-cell table:style-name="ce57" table:formula="of:=IF(ISERROR([.$B16]);&quot;&quot;;INDIRECT(&quot;'Données brutes'.&quot; &amp; [.H$1] &amp; [.$B16];1))">
            <text:p/>
          </table:table-cell>
          <table:table-cell table:style-name="ce57" table:formula="of:=IF(ISERROR([.$B16]);&quot;&quot;;INDIRECT(&quot;'Données brutes'.&quot; &amp; [.I$1] &amp; [.$B16];1))">
            <text:p/>
          </table:table-cell>
          <table:table-cell table:style-name="ce57" table:formula="of:=IF(ISERROR([.$B16]);&quot;&quot;;INDIRECT(&quot;'Données brutes'.&quot; &amp; [.J$1] &amp; [.$B16];1))">
            <text:p/>
          </table:table-cell>
          <table:table-cell table:style-name="ce57" table:formula="of:=IF(ISERROR([.$B16]);&quot;&quot;;INDIRECT(&quot;'Données brutes'.&quot; &amp; [.K$1] &amp; [.$B16];1))">
            <text:p/>
          </table:table-cell>
          <table:table-cell table:style-name="ce57" table:formula="of:=IF(ISERROR([.$B16]);&quot;&quot;;INDIRECT(&quot;'Données brutes'.&quot; &amp; [.L$1] &amp; [.$B16];1))">
            <text:p/>
          </table:table-cell>
          <table:table-cell table:style-name="ce57" table:formula="of:=IF(ISERROR([.$B16]);&quot;&quot;;INDIRECT(&quot;'Données brutes'.&quot; &amp; [.M$1] &amp; [.$B16];1))">
            <text:p/>
          </table:table-cell>
          <table:table-cell table:style-name="ce57" table:formula="of:=IF(ISERROR([.$B16]);&quot;&quot;;INDIRECT(&quot;'Données brutes'.&quot; &amp; [.N$1] &amp; [.$B16];1))">
            <text:p/>
          </table:table-cell>
          <table:table-cell table:style-name="ce57" table:formula="of:=IF(ISERROR([.$B16]);&quot;&quot;;INDIRECT(&quot;'Données brutes'.&quot; &amp; [.O$1] &amp; [.$B16];1))">
            <text:p/>
          </table:table-cell>
          <table:table-cell table:style-name="ce57" table:formula="of:=IF(ISERROR([.$B16]);&quot;&quot;;INDIRECT(&quot;'Données brutes'.&quot; &amp; [.P$1] &amp; [.$B16];1))">
            <text:p/>
          </table:table-cell>
          <table:table-cell table:style-name="ce57" table:formula="of:=IF(ISERROR([.$B16]);&quot;&quot;;INDIRECT(&quot;'Données brutes'.&quot; &amp; [.Q$1] &amp; [.$B16];1))">
            <text:p/>
          </table:table-cell>
          <table:table-cell table:style-name="ce57" table:formula="of:=IF(ISERROR([.$B16]);&quot;&quot;;INDIRECT(&quot;'Données brutes'.&quot; &amp; [.R$1] &amp; [.$B16];1))">
            <text:p/>
          </table:table-cell>
          <table:table-cell table:style-name="ce57" table:formula="of:=IF(ISERROR([.$B16]);&quot;&quot;;INDIRECT(&quot;'Données brutes'.&quot; &amp; [.S$1] &amp; [.$B16];1))">
            <text:p/>
          </table:table-cell>
          <table:table-cell table:style-name="ce58" table:formula="of:=SUM([.H16:.S16])" office:value-type="currency" office:currency="EUR" office:value="0">
            <text:p>0,00 €</text:p>
          </table:table-cell>
          <table:table-cell table:style-name="ce58" table:formula="of:=[.G16]-[.T16]" office:value-type="currency" office:currency="EUR" office:value="0">
            <text:p>0,00 €</text:p>
          </table:table-cell>
          <table:table-cell table:style-name="ce66" table:formula="of:=IF(ISNUMBER([.G16]);[.U16]/[.G16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7]=&quot;&quot;;NOT(ISERROR([.B17])));&quot;ok&quot;;&quot;&quot;)">
            <text:p/>
          </table:table-cell>
          <table:table-cell table:formula="of:=MATCH([.C17];ColonneSections;0)+(IF(LEFT([.E17];1)=&quot;7&quot;;1;0))" office:value-type="float" office:value="0">
            <text:p>#N/D</text:p>
          </table:table-cell>
          <table:table-cell table:formula="of:=[.C$5]&amp;[.E17]" office:value-type="string" office:string-value="ACAR\+30 \- 607120">
            <text:p>ACAR\+30 \- 607120</text:p>
          </table:table-cell>
          <table:table-cell/>
          <table:table-cell table:style-name="ce49" office:value-type="float" office:value="607120">
            <text:p>607120</text:p>
          </table:table-cell>
          <table:table-cell table:style-name="ce50" office:value-type="string">
            <text:p>Achats de livres et brochures UE</text:p>
          </table:table-cell>
          <table:table-cell table:style-name="ce55"/>
          <table:table-cell table:style-name="ce57" table:formula="of:=IF(ISERROR([.$B17]);&quot;&quot;;INDIRECT(&quot;'Données brutes'.&quot; &amp; [.H$1] &amp; [.$B17];1))">
            <text:p/>
          </table:table-cell>
          <table:table-cell table:style-name="ce57" table:formula="of:=IF(ISERROR([.$B17]);&quot;&quot;;INDIRECT(&quot;'Données brutes'.&quot; &amp; [.I$1] &amp; [.$B17];1))">
            <text:p/>
          </table:table-cell>
          <table:table-cell table:style-name="ce57" table:formula="of:=IF(ISERROR([.$B17]);&quot;&quot;;INDIRECT(&quot;'Données brutes'.&quot; &amp; [.J$1] &amp; [.$B17];1))">
            <text:p/>
          </table:table-cell>
          <table:table-cell table:style-name="ce57" table:formula="of:=IF(ISERROR([.$B17]);&quot;&quot;;INDIRECT(&quot;'Données brutes'.&quot; &amp; [.K$1] &amp; [.$B17];1))">
            <text:p/>
          </table:table-cell>
          <table:table-cell table:style-name="ce57" table:formula="of:=IF(ISERROR([.$B17]);&quot;&quot;;INDIRECT(&quot;'Données brutes'.&quot; &amp; [.L$1] &amp; [.$B17];1))">
            <text:p/>
          </table:table-cell>
          <table:table-cell table:style-name="ce57" table:formula="of:=IF(ISERROR([.$B17]);&quot;&quot;;INDIRECT(&quot;'Données brutes'.&quot; &amp; [.M$1] &amp; [.$B17];1))">
            <text:p/>
          </table:table-cell>
          <table:table-cell table:style-name="ce57" table:formula="of:=IF(ISERROR([.$B17]);&quot;&quot;;INDIRECT(&quot;'Données brutes'.&quot; &amp; [.N$1] &amp; [.$B17];1))">
            <text:p/>
          </table:table-cell>
          <table:table-cell table:style-name="ce57" table:formula="of:=IF(ISERROR([.$B17]);&quot;&quot;;INDIRECT(&quot;'Données brutes'.&quot; &amp; [.O$1] &amp; [.$B17];1))">
            <text:p/>
          </table:table-cell>
          <table:table-cell table:style-name="ce57" table:formula="of:=IF(ISERROR([.$B17]);&quot;&quot;;INDIRECT(&quot;'Données brutes'.&quot; &amp; [.P$1] &amp; [.$B17];1))">
            <text:p/>
          </table:table-cell>
          <table:table-cell table:style-name="ce57" table:formula="of:=IF(ISERROR([.$B17]);&quot;&quot;;INDIRECT(&quot;'Données brutes'.&quot; &amp; [.Q$1] &amp; [.$B17];1))">
            <text:p/>
          </table:table-cell>
          <table:table-cell table:style-name="ce57" table:formula="of:=IF(ISERROR([.$B17]);&quot;&quot;;INDIRECT(&quot;'Données brutes'.&quot; &amp; [.R$1] &amp; [.$B17];1))">
            <text:p/>
          </table:table-cell>
          <table:table-cell table:style-name="ce57" table:formula="of:=IF(ISERROR([.$B17]);&quot;&quot;;INDIRECT(&quot;'Données brutes'.&quot; &amp; [.S$1] &amp; [.$B17];1))">
            <text:p/>
          </table:table-cell>
          <table:table-cell table:style-name="ce58" table:formula="of:=SUM([.H17:.S17])" office:value-type="currency" office:currency="EUR" office:value="0">
            <text:p>0,00 €</text:p>
          </table:table-cell>
          <table:table-cell table:style-name="ce58" table:formula="of:=[.G17]-[.T17]" office:value-type="currency" office:currency="EUR" office:value="0">
            <text:p>0,00 €</text:p>
          </table:table-cell>
          <table:table-cell table:style-name="ce66" table:formula="of:=IF(ISNUMBER([.G17]);[.U17]/[.G17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18]=&quot;&quot;;NOT(ISERROR([.B18])));&quot;ok&quot;;&quot;&quot;)">
            <text:p/>
          </table:table-cell>
          <table:table-cell table:formula="of:=MATCH([.C18];ColonneSections;0)+(IF(LEFT([.E18];1)=&quot;7&quot;;1;0))" office:value-type="float" office:value="0">
            <text:p>#N/D</text:p>
          </table:table-cell>
          <table:table-cell table:formula="of:=[.C$5]&amp;[.E18]" office:value-type="string" office:string-value="ACAR\+30 \- 607200">
            <text:p>ACAR\+30 \- 607200</text:p>
          </table:table-cell>
          <table:table-cell/>
          <table:table-cell table:style-name="ce49" office:value-type="float" office:value="607200">
            <text:p>607200</text:p>
          </table:table-cell>
          <table:table-cell table:style-name="ce50" office:value-type="string">
            <text:p>Achats de matériels UE (intracomm)</text:p>
          </table:table-cell>
          <table:table-cell table:style-name="ce55"/>
          <table:table-cell table:style-name="ce57" table:formula="of:=IF(ISERROR([.$B18]);&quot;&quot;;INDIRECT(&quot;'Données brutes'.&quot; &amp; [.H$1] &amp; [.$B18];1))">
            <text:p/>
          </table:table-cell>
          <table:table-cell table:style-name="ce57" table:formula="of:=IF(ISERROR([.$B18]);&quot;&quot;;INDIRECT(&quot;'Données brutes'.&quot; &amp; [.I$1] &amp; [.$B18];1))">
            <text:p/>
          </table:table-cell>
          <table:table-cell table:style-name="ce57" table:formula="of:=IF(ISERROR([.$B18]);&quot;&quot;;INDIRECT(&quot;'Données brutes'.&quot; &amp; [.J$1] &amp; [.$B18];1))">
            <text:p/>
          </table:table-cell>
          <table:table-cell table:style-name="ce57" table:formula="of:=IF(ISERROR([.$B18]);&quot;&quot;;INDIRECT(&quot;'Données brutes'.&quot; &amp; [.K$1] &amp; [.$B18];1))">
            <text:p/>
          </table:table-cell>
          <table:table-cell table:style-name="ce57" table:formula="of:=IF(ISERROR([.$B18]);&quot;&quot;;INDIRECT(&quot;'Données brutes'.&quot; &amp; [.L$1] &amp; [.$B18];1))">
            <text:p/>
          </table:table-cell>
          <table:table-cell table:style-name="ce57" table:formula="of:=IF(ISERROR([.$B18]);&quot;&quot;;INDIRECT(&quot;'Données brutes'.&quot; &amp; [.M$1] &amp; [.$B18];1))">
            <text:p/>
          </table:table-cell>
          <table:table-cell table:style-name="ce57" table:formula="of:=IF(ISERROR([.$B18]);&quot;&quot;;INDIRECT(&quot;'Données brutes'.&quot; &amp; [.N$1] &amp; [.$B18];1))">
            <text:p/>
          </table:table-cell>
          <table:table-cell table:style-name="ce57" table:formula="of:=IF(ISERROR([.$B18]);&quot;&quot;;INDIRECT(&quot;'Données brutes'.&quot; &amp; [.O$1] &amp; [.$B18];1))">
            <text:p/>
          </table:table-cell>
          <table:table-cell table:style-name="ce57" table:formula="of:=IF(ISERROR([.$B18]);&quot;&quot;;INDIRECT(&quot;'Données brutes'.&quot; &amp; [.P$1] &amp; [.$B18];1))">
            <text:p/>
          </table:table-cell>
          <table:table-cell table:style-name="ce57" table:formula="of:=IF(ISERROR([.$B18]);&quot;&quot;;INDIRECT(&quot;'Données brutes'.&quot; &amp; [.Q$1] &amp; [.$B18];1))">
            <text:p/>
          </table:table-cell>
          <table:table-cell table:style-name="ce57" table:formula="of:=IF(ISERROR([.$B18]);&quot;&quot;;INDIRECT(&quot;'Données brutes'.&quot; &amp; [.R$1] &amp; [.$B18];1))">
            <text:p/>
          </table:table-cell>
          <table:table-cell table:style-name="ce57" table:formula="of:=IF(ISERROR([.$B18]);&quot;&quot;;INDIRECT(&quot;'Données brutes'.&quot; &amp; [.S$1] &amp; [.$B18];1))">
            <text:p/>
          </table:table-cell>
          <table:table-cell table:style-name="ce58" table:formula="of:=SUM([.H18:.S18])" office:value-type="currency" office:currency="EUR" office:value="0">
            <text:p>0,00 €</text:p>
          </table:table-cell>
          <table:table-cell table:style-name="ce58" table:formula="of:=[.G18]-[.T18]" office:value-type="currency" office:currency="EUR" office:value="0">
            <text:p>0,00 €</text:p>
          </table:table-cell>
          <table:table-cell table:style-name="ce66" table:formula="of:=IF(ISNUMBER([.G18]);[.U18]/[.G18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9]=&quot;&quot;;NOT(ISERROR([.B19])));&quot;ok&quot;;&quot;&quot;)">
            <text:p/>
          </table:table-cell>
          <table:table-cell table:formula="of:=MATCH([.C19];ColonneSections;0)+(IF(LEFT([.E19];1)=&quot;7&quot;;1;0))" office:value-type="float" office:value="0">
            <text:p>#N/D</text:p>
          </table:table-cell>
          <table:table-cell table:formula="of:=[.C$5]&amp;[.E19]" office:value-type="string" office:string-value="ACAR\+30 \- 607800">
            <text:p>ACAR\+30 \- 607800</text:p>
          </table:table-cell>
          <table:table-cell/>
          <table:table-cell table:style-name="ce49" office:value-type="float" office:value="607800">
            <text:p>607800</text:p>
          </table:table-cell>
          <table:table-cell table:style-name="ce50" office:value-type="string">
            <text:p>Autres achats pour revente</text:p>
          </table:table-cell>
          <table:table-cell table:style-name="ce55"/>
          <table:table-cell table:style-name="ce57" table:formula="of:=IF(ISERROR([.$B19]);&quot;&quot;;INDIRECT(&quot;'Données brutes'.&quot; &amp; [.H$1] &amp; [.$B19];1))">
            <text:p/>
          </table:table-cell>
          <table:table-cell table:style-name="ce57" table:formula="of:=IF(ISERROR([.$B19]);&quot;&quot;;INDIRECT(&quot;'Données brutes'.&quot; &amp; [.I$1] &amp; [.$B19];1))">
            <text:p/>
          </table:table-cell>
          <table:table-cell table:style-name="ce57" table:formula="of:=IF(ISERROR([.$B19]);&quot;&quot;;INDIRECT(&quot;'Données brutes'.&quot; &amp; [.J$1] &amp; [.$B19];1))">
            <text:p/>
          </table:table-cell>
          <table:table-cell table:style-name="ce57" table:formula="of:=IF(ISERROR([.$B19]);&quot;&quot;;INDIRECT(&quot;'Données brutes'.&quot; &amp; [.K$1] &amp; [.$B19];1))">
            <text:p/>
          </table:table-cell>
          <table:table-cell table:style-name="ce57" table:formula="of:=IF(ISERROR([.$B19]);&quot;&quot;;INDIRECT(&quot;'Données brutes'.&quot; &amp; [.L$1] &amp; [.$B19];1))">
            <text:p/>
          </table:table-cell>
          <table:table-cell table:style-name="ce57" table:formula="of:=IF(ISERROR([.$B19]);&quot;&quot;;INDIRECT(&quot;'Données brutes'.&quot; &amp; [.M$1] &amp; [.$B19];1))">
            <text:p/>
          </table:table-cell>
          <table:table-cell table:style-name="ce57" table:formula="of:=IF(ISERROR([.$B19]);&quot;&quot;;INDIRECT(&quot;'Données brutes'.&quot; &amp; [.N$1] &amp; [.$B19];1))">
            <text:p/>
          </table:table-cell>
          <table:table-cell table:style-name="ce57" table:formula="of:=IF(ISERROR([.$B19]);&quot;&quot;;INDIRECT(&quot;'Données brutes'.&quot; &amp; [.O$1] &amp; [.$B19];1))">
            <text:p/>
          </table:table-cell>
          <table:table-cell table:style-name="ce57" table:formula="of:=IF(ISERROR([.$B19]);&quot;&quot;;INDIRECT(&quot;'Données brutes'.&quot; &amp; [.P$1] &amp; [.$B19];1))">
            <text:p/>
          </table:table-cell>
          <table:table-cell table:style-name="ce57" table:formula="of:=IF(ISERROR([.$B19]);&quot;&quot;;INDIRECT(&quot;'Données brutes'.&quot; &amp; [.Q$1] &amp; [.$B19];1))">
            <text:p/>
          </table:table-cell>
          <table:table-cell table:style-name="ce57" table:formula="of:=IF(ISERROR([.$B19]);&quot;&quot;;INDIRECT(&quot;'Données brutes'.&quot; &amp; [.R$1] &amp; [.$B19];1))">
            <text:p/>
          </table:table-cell>
          <table:table-cell table:style-name="ce57" table:formula="of:=IF(ISERROR([.$B19]);&quot;&quot;;INDIRECT(&quot;'Données brutes'.&quot; &amp; [.S$1] &amp; [.$B19];1))">
            <text:p/>
          </table:table-cell>
          <table:table-cell table:style-name="ce58" table:formula="of:=SUM([.H19:.S19])" office:value-type="currency" office:currency="EUR" office:value="0">
            <text:p>0,00 €</text:p>
          </table:table-cell>
          <table:table-cell table:style-name="ce58" table:formula="of:=[.G19]-[.T19]" office:value-type="currency" office:currency="EUR" office:value="0">
            <text:p>0,00 €</text:p>
          </table:table-cell>
          <table:table-cell table:style-name="ce66" table:formula="of:=IF(ISNUMBER([.G19]);[.U19]/[.G19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20]=&quot;&quot;;NOT(ISERROR([.B20])));&quot;ok&quot;;&quot;&quot;)">
            <text:p/>
          </table:table-cell>
          <table:table-cell table:formula="of:=MATCH([.C20];ColonneSections;0)+(IF(LEFT([.E20];1)=&quot;7&quot;;1;0))" office:value-type="float" office:value="0">
            <text:p>#N/D</text:p>
          </table:table-cell>
          <table:table-cell table:formula="of:=[.C$5]&amp;[.E20]" office:value-type="string" office:string-value="ACAR\+30 \- 607900">
            <text:p>ACAR\+30 \- 607900</text:p>
          </table:table-cell>
          <table:table-cell/>
          <table:table-cell table:style-name="ce49" office:value-type="float" office:value="607900">
            <text:p>607900</text:p>
          </table:table-cell>
          <table:table-cell table:style-name="ce50" office:value-type="string">
            <text:p>Reversements sur ventes EXO (707900)</text:p>
          </table:table-cell>
          <table:table-cell table:style-name="ce55"/>
          <table:table-cell table:style-name="ce57" table:formula="of:=IF(ISERROR([.$B20]);&quot;&quot;;INDIRECT(&quot;'Données brutes'.&quot; &amp; [.H$1] &amp; [.$B20];1))">
            <text:p/>
          </table:table-cell>
          <table:table-cell table:style-name="ce57" table:formula="of:=IF(ISERROR([.$B20]);&quot;&quot;;INDIRECT(&quot;'Données brutes'.&quot; &amp; [.I$1] &amp; [.$B20];1))">
            <text:p/>
          </table:table-cell>
          <table:table-cell table:style-name="ce57" table:formula="of:=IF(ISERROR([.$B20]);&quot;&quot;;INDIRECT(&quot;'Données brutes'.&quot; &amp; [.J$1] &amp; [.$B20];1))">
            <text:p/>
          </table:table-cell>
          <table:table-cell table:style-name="ce57" table:formula="of:=IF(ISERROR([.$B20]);&quot;&quot;;INDIRECT(&quot;'Données brutes'.&quot; &amp; [.K$1] &amp; [.$B20];1))">
            <text:p/>
          </table:table-cell>
          <table:table-cell table:style-name="ce57" table:formula="of:=IF(ISERROR([.$B20]);&quot;&quot;;INDIRECT(&quot;'Données brutes'.&quot; &amp; [.L$1] &amp; [.$B20];1))">
            <text:p/>
          </table:table-cell>
          <table:table-cell table:style-name="ce57" table:formula="of:=IF(ISERROR([.$B20]);&quot;&quot;;INDIRECT(&quot;'Données brutes'.&quot; &amp; [.M$1] &amp; [.$B20];1))">
            <text:p/>
          </table:table-cell>
          <table:table-cell table:style-name="ce57" table:formula="of:=IF(ISERROR([.$B20]);&quot;&quot;;INDIRECT(&quot;'Données brutes'.&quot; &amp; [.N$1] &amp; [.$B20];1))">
            <text:p/>
          </table:table-cell>
          <table:table-cell table:style-name="ce57" table:formula="of:=IF(ISERROR([.$B20]);&quot;&quot;;INDIRECT(&quot;'Données brutes'.&quot; &amp; [.O$1] &amp; [.$B20];1))">
            <text:p/>
          </table:table-cell>
          <table:table-cell table:style-name="ce57" table:formula="of:=IF(ISERROR([.$B20]);&quot;&quot;;INDIRECT(&quot;'Données brutes'.&quot; &amp; [.P$1] &amp; [.$B20];1))">
            <text:p/>
          </table:table-cell>
          <table:table-cell table:style-name="ce57" table:formula="of:=IF(ISERROR([.$B20]);&quot;&quot;;INDIRECT(&quot;'Données brutes'.&quot; &amp; [.Q$1] &amp; [.$B20];1))">
            <text:p/>
          </table:table-cell>
          <table:table-cell table:style-name="ce57" table:formula="of:=IF(ISERROR([.$B20]);&quot;&quot;;INDIRECT(&quot;'Données brutes'.&quot; &amp; [.R$1] &amp; [.$B20];1))">
            <text:p/>
          </table:table-cell>
          <table:table-cell table:style-name="ce57" table:formula="of:=IF(ISERROR([.$B20]);&quot;&quot;;INDIRECT(&quot;'Données brutes'.&quot; &amp; [.S$1] &amp; [.$B20];1))">
            <text:p/>
          </table:table-cell>
          <table:table-cell table:style-name="ce58" table:formula="of:=SUM([.H20:.S20])" office:value-type="currency" office:currency="EUR" office:value="0">
            <text:p>0,00 €</text:p>
          </table:table-cell>
          <table:table-cell table:style-name="ce58" table:formula="of:=[.G20]-[.T20]" office:value-type="currency" office:currency="EUR" office:value="0">
            <text:p>0,00 €</text:p>
          </table:table-cell>
          <table:table-cell table:style-name="ce66" table:formula="of:=IF(ISNUMBER([.G20]);[.U20]/[.G20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21]=&quot;&quot;;NOT(ISERROR([.B21])));&quot;ok&quot;;&quot;&quot;)">
            <text:p/>
          </table:table-cell>
          <table:table-cell table:formula="of:=MATCH([.C21];ColonneSections;0)+(IF(LEFT([.E21];1)=&quot;7&quot;;1;0))" office:value-type="float" office:value="0">
            <text:p>#N/D</text:p>
          </table:table-cell>
          <table:table-cell table:formula="of:=[.C$5]&amp;[.E21]" office:value-type="string" office:string-value="ACAR\+30 \- 609700">
            <text:p>ACAR\+30 \- 609700</text:p>
          </table:table-cell>
          <table:table-cell/>
          <table:table-cell table:style-name="ce49" office:value-type="float" office:value="609700">
            <text:p>609700</text:p>
          </table:table-cell>
          <table:table-cell table:style-name="ce50" office:value-type="string">
            <text:p>Rabais remise ristourne sur achats</text:p>
          </table:table-cell>
          <table:table-cell table:style-name="ce55"/>
          <table:table-cell table:style-name="ce57" table:formula="of:=IF(ISERROR([.$B21]);&quot;&quot;;INDIRECT(&quot;'Données brutes'.&quot; &amp; [.H$1] &amp; [.$B21];1))">
            <text:p/>
          </table:table-cell>
          <table:table-cell table:style-name="ce57" table:formula="of:=IF(ISERROR([.$B21]);&quot;&quot;;INDIRECT(&quot;'Données brutes'.&quot; &amp; [.I$1] &amp; [.$B21];1))">
            <text:p/>
          </table:table-cell>
          <table:table-cell table:style-name="ce57" table:formula="of:=IF(ISERROR([.$B21]);&quot;&quot;;INDIRECT(&quot;'Données brutes'.&quot; &amp; [.J$1] &amp; [.$B21];1))">
            <text:p/>
          </table:table-cell>
          <table:table-cell table:style-name="ce57" table:formula="of:=IF(ISERROR([.$B21]);&quot;&quot;;INDIRECT(&quot;'Données brutes'.&quot; &amp; [.K$1] &amp; [.$B21];1))">
            <text:p/>
          </table:table-cell>
          <table:table-cell table:style-name="ce57" table:formula="of:=IF(ISERROR([.$B21]);&quot;&quot;;INDIRECT(&quot;'Données brutes'.&quot; &amp; [.L$1] &amp; [.$B21];1))">
            <text:p/>
          </table:table-cell>
          <table:table-cell table:style-name="ce57" table:formula="of:=IF(ISERROR([.$B21]);&quot;&quot;;INDIRECT(&quot;'Données brutes'.&quot; &amp; [.M$1] &amp; [.$B21];1))">
            <text:p/>
          </table:table-cell>
          <table:table-cell table:style-name="ce57" table:formula="of:=IF(ISERROR([.$B21]);&quot;&quot;;INDIRECT(&quot;'Données brutes'.&quot; &amp; [.N$1] &amp; [.$B21];1))">
            <text:p/>
          </table:table-cell>
          <table:table-cell table:style-name="ce57" table:formula="of:=IF(ISERROR([.$B21]);&quot;&quot;;INDIRECT(&quot;'Données brutes'.&quot; &amp; [.O$1] &amp; [.$B21];1))">
            <text:p/>
          </table:table-cell>
          <table:table-cell table:style-name="ce57" table:formula="of:=IF(ISERROR([.$B21]);&quot;&quot;;INDIRECT(&quot;'Données brutes'.&quot; &amp; [.P$1] &amp; [.$B21];1))">
            <text:p/>
          </table:table-cell>
          <table:table-cell table:style-name="ce57" table:formula="of:=IF(ISERROR([.$B21]);&quot;&quot;;INDIRECT(&quot;'Données brutes'.&quot; &amp; [.Q$1] &amp; [.$B21];1))">
            <text:p/>
          </table:table-cell>
          <table:table-cell table:style-name="ce57" table:formula="of:=IF(ISERROR([.$B21]);&quot;&quot;;INDIRECT(&quot;'Données brutes'.&quot; &amp; [.R$1] &amp; [.$B21];1))">
            <text:p/>
          </table:table-cell>
          <table:table-cell table:style-name="ce57" table:formula="of:=IF(ISERROR([.$B21]);&quot;&quot;;INDIRECT(&quot;'Données brutes'.&quot; &amp; [.S$1] &amp; [.$B21];1))">
            <text:p/>
          </table:table-cell>
          <table:table-cell table:style-name="ce58" table:formula="of:=SUM([.H21:.S21])" office:value-type="currency" office:currency="EUR" office:value="0">
            <text:p>0,00 €</text:p>
          </table:table-cell>
          <table:table-cell table:style-name="ce58" table:formula="of:=[.G21]-[.T21]" office:value-type="currency" office:currency="EUR" office:value="0">
            <text:p>0,00 €</text:p>
          </table:table-cell>
          <table:table-cell table:style-name="ce66" table:formula="of:=IF(ISNUMBER([.G21]);[.U21]/[.G21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22]=&quot;&quot;;NOT(ISERROR([.B22])));&quot;ok&quot;;&quot;&quot;)">
            <text:p/>
          </table:table-cell>
          <table:table-cell table:formula="of:=MATCH([.C22];ColonneSections;0)+(IF(LEFT([.E22];1)=&quot;7&quot;;1;0))" office:value-type="float" office:value="0">
            <text:p>#N/D</text:p>
          </table:table-cell>
          <table:table-cell table:formula="of:=[.C$5]&amp;[.E22]" office:value-type="string" office:string-value="ACAR\+30 \- 611000">
            <text:p>ACAR\+30 \- 611000</text:p>
          </table:table-cell>
          <table:table-cell/>
          <table:table-cell table:style-name="ce49" office:value-type="float" office:value="611000">
            <text:p>611000</text:p>
          </table:table-cell>
          <table:table-cell table:style-name="ce50" office:value-type="string">
            <text:p>Sous-traitance générale</text:p>
          </table:table-cell>
          <table:table-cell table:style-name="ce55"/>
          <table:table-cell table:style-name="ce57" table:formula="of:=IF(ISERROR([.$B22]);&quot;&quot;;INDIRECT(&quot;'Données brutes'.&quot; &amp; [.H$1] &amp; [.$B22];1))">
            <text:p/>
          </table:table-cell>
          <table:table-cell table:style-name="ce57" table:formula="of:=IF(ISERROR([.$B22]);&quot;&quot;;INDIRECT(&quot;'Données brutes'.&quot; &amp; [.I$1] &amp; [.$B22];1))">
            <text:p/>
          </table:table-cell>
          <table:table-cell table:style-name="ce57" table:formula="of:=IF(ISERROR([.$B22]);&quot;&quot;;INDIRECT(&quot;'Données brutes'.&quot; &amp; [.J$1] &amp; [.$B22];1))">
            <text:p/>
          </table:table-cell>
          <table:table-cell table:style-name="ce57" table:formula="of:=IF(ISERROR([.$B22]);&quot;&quot;;INDIRECT(&quot;'Données brutes'.&quot; &amp; [.K$1] &amp; [.$B22];1))">
            <text:p/>
          </table:table-cell>
          <table:table-cell table:style-name="ce57" table:formula="of:=IF(ISERROR([.$B22]);&quot;&quot;;INDIRECT(&quot;'Données brutes'.&quot; &amp; [.L$1] &amp; [.$B22];1))">
            <text:p/>
          </table:table-cell>
          <table:table-cell table:style-name="ce57" table:formula="of:=IF(ISERROR([.$B22]);&quot;&quot;;INDIRECT(&quot;'Données brutes'.&quot; &amp; [.M$1] &amp; [.$B22];1))">
            <text:p/>
          </table:table-cell>
          <table:table-cell table:style-name="ce57" table:formula="of:=IF(ISERROR([.$B22]);&quot;&quot;;INDIRECT(&quot;'Données brutes'.&quot; &amp; [.N$1] &amp; [.$B22];1))">
            <text:p/>
          </table:table-cell>
          <table:table-cell table:style-name="ce57" table:formula="of:=IF(ISERROR([.$B22]);&quot;&quot;;INDIRECT(&quot;'Données brutes'.&quot; &amp; [.O$1] &amp; [.$B22];1))">
            <text:p/>
          </table:table-cell>
          <table:table-cell table:style-name="ce57" table:formula="of:=IF(ISERROR([.$B22]);&quot;&quot;;INDIRECT(&quot;'Données brutes'.&quot; &amp; [.P$1] &amp; [.$B22];1))">
            <text:p/>
          </table:table-cell>
          <table:table-cell table:style-name="ce57" table:formula="of:=IF(ISERROR([.$B22]);&quot;&quot;;INDIRECT(&quot;'Données brutes'.&quot; &amp; [.Q$1] &amp; [.$B22];1))">
            <text:p/>
          </table:table-cell>
          <table:table-cell table:style-name="ce57" table:formula="of:=IF(ISERROR([.$B22]);&quot;&quot;;INDIRECT(&quot;'Données brutes'.&quot; &amp; [.R$1] &amp; [.$B22];1))">
            <text:p/>
          </table:table-cell>
          <table:table-cell table:style-name="ce57" table:formula="of:=IF(ISERROR([.$B22]);&quot;&quot;;INDIRECT(&quot;'Données brutes'.&quot; &amp; [.S$1] &amp; [.$B22];1))">
            <text:p/>
          </table:table-cell>
          <table:table-cell table:style-name="ce58" table:formula="of:=SUM([.H22:.S22])" office:value-type="currency" office:currency="EUR" office:value="0">
            <text:p>0,00 €</text:p>
          </table:table-cell>
          <table:table-cell table:style-name="ce58" table:formula="of:=[.G22]-[.T22]" office:value-type="currency" office:currency="EUR" office:value="0">
            <text:p>0,00 €</text:p>
          </table:table-cell>
          <table:table-cell table:style-name="ce66" table:formula="of:=IF(ISNUMBER([.G22]);[.U22]/[.G22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23]=&quot;&quot;;NOT(ISERROR([.B23])));&quot;ok&quot;;&quot;&quot;)">
            <text:p/>
          </table:table-cell>
          <table:table-cell table:formula="of:=MATCH([.C23];ColonneSections;0)+(IF(LEFT([.E23];1)=&quot;7&quot;;1;0))" office:value-type="float" office:value="0">
            <text:p>#N/D</text:p>
          </table:table-cell>
          <table:table-cell table:formula="of:=[.C$5]&amp;[.E23]" office:value-type="string" office:string-value="ACAR\+30 \- 611020">
            <text:p>ACAR\+30 \- 611020</text:p>
          </table:table-cell>
          <table:table-cell/>
          <table:table-cell table:style-name="ce49" office:value-type="float" office:value="611020">
            <text:p>611020</text:p>
          </table:table-cell>
          <table:table-cell table:style-name="ce50" office:value-type="string">
            <text:p>Sous-traitance UE (intracomm)</text:p>
          </table:table-cell>
          <table:table-cell table:style-name="ce55"/>
          <table:table-cell table:style-name="ce57" table:formula="of:=IF(ISERROR([.$B23]);&quot;&quot;;INDIRECT(&quot;'Données brutes'.&quot; &amp; [.H$1] &amp; [.$B23];1))">
            <text:p/>
          </table:table-cell>
          <table:table-cell table:style-name="ce57" table:formula="of:=IF(ISERROR([.$B23]);&quot;&quot;;INDIRECT(&quot;'Données brutes'.&quot; &amp; [.I$1] &amp; [.$B23];1))">
            <text:p/>
          </table:table-cell>
          <table:table-cell table:style-name="ce57" table:formula="of:=IF(ISERROR([.$B23]);&quot;&quot;;INDIRECT(&quot;'Données brutes'.&quot; &amp; [.J$1] &amp; [.$B23];1))">
            <text:p/>
          </table:table-cell>
          <table:table-cell table:style-name="ce57" table:formula="of:=IF(ISERROR([.$B23]);&quot;&quot;;INDIRECT(&quot;'Données brutes'.&quot; &amp; [.K$1] &amp; [.$B23];1))">
            <text:p/>
          </table:table-cell>
          <table:table-cell table:style-name="ce57" table:formula="of:=IF(ISERROR([.$B23]);&quot;&quot;;INDIRECT(&quot;'Données brutes'.&quot; &amp; [.L$1] &amp; [.$B23];1))">
            <text:p/>
          </table:table-cell>
          <table:table-cell table:style-name="ce57" table:formula="of:=IF(ISERROR([.$B23]);&quot;&quot;;INDIRECT(&quot;'Données brutes'.&quot; &amp; [.M$1] &amp; [.$B23];1))">
            <text:p/>
          </table:table-cell>
          <table:table-cell table:style-name="ce57" table:formula="of:=IF(ISERROR([.$B23]);&quot;&quot;;INDIRECT(&quot;'Données brutes'.&quot; &amp; [.N$1] &amp; [.$B23];1))">
            <text:p/>
          </table:table-cell>
          <table:table-cell table:style-name="ce57" table:formula="of:=IF(ISERROR([.$B23]);&quot;&quot;;INDIRECT(&quot;'Données brutes'.&quot; &amp; [.O$1] &amp; [.$B23];1))">
            <text:p/>
          </table:table-cell>
          <table:table-cell table:style-name="ce57" table:formula="of:=IF(ISERROR([.$B23]);&quot;&quot;;INDIRECT(&quot;'Données brutes'.&quot; &amp; [.P$1] &amp; [.$B23];1))">
            <text:p/>
          </table:table-cell>
          <table:table-cell table:style-name="ce57" table:formula="of:=IF(ISERROR([.$B23]);&quot;&quot;;INDIRECT(&quot;'Données brutes'.&quot; &amp; [.Q$1] &amp; [.$B23];1))">
            <text:p/>
          </table:table-cell>
          <table:table-cell table:style-name="ce57" table:formula="of:=IF(ISERROR([.$B23]);&quot;&quot;;INDIRECT(&quot;'Données brutes'.&quot; &amp; [.R$1] &amp; [.$B23];1))">
            <text:p/>
          </table:table-cell>
          <table:table-cell table:style-name="ce57" table:formula="of:=IF(ISERROR([.$B23]);&quot;&quot;;INDIRECT(&quot;'Données brutes'.&quot; &amp; [.S$1] &amp; [.$B23];1))">
            <text:p/>
          </table:table-cell>
          <table:table-cell table:style-name="ce58" table:formula="of:=SUM([.H23:.S23])" office:value-type="currency" office:currency="EUR" office:value="0">
            <text:p>0,00 €</text:p>
          </table:table-cell>
          <table:table-cell table:style-name="ce58" table:formula="of:=[.G23]-[.T23]" office:value-type="currency" office:currency="EUR" office:value="0">
            <text:p>0,00 €</text:p>
          </table:table-cell>
          <table:table-cell table:style-name="ce66" table:formula="of:=IF(ISNUMBER([.G23]);[.U23]/[.G23];&quot;&quot;)">
            <text:p/>
          </table:table-cell>
          <table:table-cell table:number-columns-repeated="1002"/>
        </table:table-row>
        <table:table-row table:style-name="ro1">
          <table:table-cell table:style-name="ce43" table:formula="of:=IF(OR([.E24]=&quot;&quot;;NOT(ISERROR([.B24])));&quot;ok&quot;;&quot;&quot;)" office:value-type="string" office:string-value="ok">
            <text:p>ok</text:p>
          </table:table-cell>
          <table:table-cell table:formula="of:=MATCH([.C24];ColonneSections;0)+(IF(LEFT([.E24];1)=&quot;7&quot;;1;0))" office:value-type="float" office:value="27">
            <text:p>27</text:p>
          </table:table-cell>
          <table:table-cell table:formula="of:=[.C$5]&amp;[.E24]" office:value-type="string" office:string-value="ACAR\+30 \- 611100">
            <text:p>ACAR\+30 \- 611100</text:p>
          </table:table-cell>
          <table:table-cell/>
          <table:table-cell table:style-name="ce49" office:value-type="float" office:value="611100">
            <text:p>611100</text:p>
          </table:table-cell>
          <table:table-cell table:style-name="ce50" office:value-type="string">
            <text:p>Routages - Encartages</text:p>
          </table:table-cell>
          <table:table-cell table:style-name="ce55" office:value-type="currency" office:currency="EUR" office:value="500">
            <text:p>500,00 €</text:p>
          </table:table-cell>
          <table:table-cell table:style-name="ce57" table:formula="of:=IF(ISERROR([.$B24]);&quot;&quot;;INDIRECT(&quot;'Données brutes'.&quot; &amp; [.H$1] &amp; [.$B24];1))" office:value-type="float" office:value="276.86">
            <text:p>276,86 €</text:p>
          </table:table-cell>
          <table:table-cell table:style-name="ce57" table:formula="of:=IF(ISERROR([.$B24]);&quot;&quot;;INDIRECT(&quot;'Données brutes'.&quot; &amp; [.I$1] &amp; [.$B24];1))" office:value-type="float" office:value="0">
            <text:p/>
          </table:table-cell>
          <table:table-cell table:style-name="ce57" table:formula="of:=IF(ISERROR([.$B24]);&quot;&quot;;INDIRECT(&quot;'Données brutes'.&quot; &amp; [.J$1] &amp; [.$B24];1))" office:value-type="float" office:value="0">
            <text:p/>
          </table:table-cell>
          <table:table-cell table:style-name="ce57" table:formula="of:=IF(ISERROR([.$B24]);&quot;&quot;;INDIRECT(&quot;'Données brutes'.&quot; &amp; [.K$1] &amp; [.$B24];1))" office:value-type="float" office:value="0">
            <text:p/>
          </table:table-cell>
          <table:table-cell table:style-name="ce57" table:formula="of:=IF(ISERROR([.$B24]);&quot;&quot;;INDIRECT(&quot;'Données brutes'.&quot; &amp; [.L$1] &amp; [.$B24];1))" office:value-type="float" office:value="0">
            <text:p/>
          </table:table-cell>
          <table:table-cell table:style-name="ce57" table:formula="of:=IF(ISERROR([.$B24]);&quot;&quot;;INDIRECT(&quot;'Données brutes'.&quot; &amp; [.M$1] &amp; [.$B24];1))" office:value-type="float" office:value="0">
            <text:p/>
          </table:table-cell>
          <table:table-cell table:style-name="ce57" table:formula="of:=IF(ISERROR([.$B24]);&quot;&quot;;INDIRECT(&quot;'Données brutes'.&quot; &amp; [.N$1] &amp; [.$B24];1))" office:value-type="float" office:value="0">
            <text:p/>
          </table:table-cell>
          <table:table-cell table:style-name="ce57" table:formula="of:=IF(ISERROR([.$B24]);&quot;&quot;;INDIRECT(&quot;'Données brutes'.&quot; &amp; [.O$1] &amp; [.$B24];1))" office:value-type="float" office:value="0">
            <text:p/>
          </table:table-cell>
          <table:table-cell table:style-name="ce57" table:formula="of:=IF(ISERROR([.$B24]);&quot;&quot;;INDIRECT(&quot;'Données brutes'.&quot; &amp; [.P$1] &amp; [.$B24];1))" office:value-type="float" office:value="0">
            <text:p/>
          </table:table-cell>
          <table:table-cell table:style-name="ce57" table:formula="of:=IF(ISERROR([.$B24]);&quot;&quot;;INDIRECT(&quot;'Données brutes'.&quot; &amp; [.Q$1] &amp; [.$B24];1))" office:value-type="float" office:value="0">
            <text:p/>
          </table:table-cell>
          <table:table-cell table:style-name="ce57" table:formula="of:=IF(ISERROR([.$B24]);&quot;&quot;;INDIRECT(&quot;'Données brutes'.&quot; &amp; [.R$1] &amp; [.$B24];1))" office:value-type="float" office:value="0">
            <text:p/>
          </table:table-cell>
          <table:table-cell table:style-name="ce57" table:formula="of:=IF(ISERROR([.$B24]);&quot;&quot;;INDIRECT(&quot;'Données brutes'.&quot; &amp; [.S$1] &amp; [.$B24];1))" office:value-type="float" office:value="0">
            <text:p/>
          </table:table-cell>
          <table:table-cell table:style-name="ce61" table:formula="of:=SUM([.H24:.S24])" office:value-type="currency" office:currency="EUR" office:value="276.86">
            <text:p>276,86 €</text:p>
          </table:table-cell>
          <table:table-cell table:style-name="ce58" table:formula="of:=[.G24]-[.T24]" office:value-type="currency" office:currency="EUR" office:value="223.14">
            <text:p>223,14 €</text:p>
          </table:table-cell>
          <table:table-cell table:style-name="ce66" table:formula="of:=IF(ISNUMBER([.G24]);[.U24]/[.G24];&quot;&quot;)" office:value-type="percentage" office:value="0.44628">
            <text:p>45%</text:p>
          </table:table-cell>
          <table:table-cell table:number-columns-repeated="1002"/>
        </table:table-row>
        <table:table-row table:style-name="ro1">
          <table:table-cell table:style-name="ce43" table:formula="of:=IF(OR([.E25]=&quot;&quot;;NOT(ISERROR([.B25])));&quot;ok&quot;;&quot;&quot;)" office:value-type="string" office:string-value="ok">
            <text:p>ok</text:p>
          </table:table-cell>
          <table:table-cell table:formula="of:=MATCH([.C25];ColonneSections;0)+(IF(LEFT([.E25];1)=&quot;7&quot;;1;0))" office:value-type="float" office:value="29">
            <text:p>29</text:p>
          </table:table-cell>
          <table:table-cell table:formula="of:=[.C$5]&amp;[.E25]" office:value-type="string" office:string-value="ACAR\+30 \- 611200">
            <text:p>ACAR\+30 \- 611200</text:p>
          </table:table-cell>
          <table:table-cell/>
          <table:table-cell table:style-name="ce49" office:value-type="float" office:value="611200">
            <text:p>611200</text:p>
          </table:table-cell>
          <table:table-cell table:style-name="ce50" office:value-type="string">
            <text:p>Imprimerie</text:p>
          </table:table-cell>
          <table:table-cell table:style-name="ce55" office:value-type="currency" office:currency="EUR" office:value="3700">
            <text:p>3 700,00 €</text:p>
          </table:table-cell>
          <table:table-cell table:style-name="ce57" table:formula="of:=IF(ISERROR([.$B25]);&quot;&quot;;INDIRECT(&quot;'Données brutes'.&quot; &amp; [.H$1] &amp; [.$B25];1))" office:value-type="float" office:value="1303">
            <text:p>1 303,00 €</text:p>
          </table:table-cell>
          <table:table-cell table:style-name="ce57" table:formula="of:=IF(ISERROR([.$B25]);&quot;&quot;;INDIRECT(&quot;'Données brutes'.&quot; &amp; [.I$1] &amp; [.$B25];1))" office:value-type="float" office:value="0">
            <text:p/>
          </table:table-cell>
          <table:table-cell table:style-name="ce57" table:formula="of:=IF(ISERROR([.$B25]);&quot;&quot;;INDIRECT(&quot;'Données brutes'.&quot; &amp; [.J$1] &amp; [.$B25];1))" office:value-type="float" office:value="0">
            <text:p/>
          </table:table-cell>
          <table:table-cell table:style-name="ce57" table:formula="of:=IF(ISERROR([.$B25]);&quot;&quot;;INDIRECT(&quot;'Données brutes'.&quot; &amp; [.K$1] &amp; [.$B25];1))" office:value-type="float" office:value="0">
            <text:p/>
          </table:table-cell>
          <table:table-cell table:style-name="ce57" table:formula="of:=IF(ISERROR([.$B25]);&quot;&quot;;INDIRECT(&quot;'Données brutes'.&quot; &amp; [.L$1] &amp; [.$B25];1))" office:value-type="float" office:value="0">
            <text:p/>
          </table:table-cell>
          <table:table-cell table:style-name="ce57" table:formula="of:=IF(ISERROR([.$B25]);&quot;&quot;;INDIRECT(&quot;'Données brutes'.&quot; &amp; [.M$1] &amp; [.$B25];1))" office:value-type="float" office:value="0">
            <text:p/>
          </table:table-cell>
          <table:table-cell table:style-name="ce57" table:formula="of:=IF(ISERROR([.$B25]);&quot;&quot;;INDIRECT(&quot;'Données brutes'.&quot; &amp; [.N$1] &amp; [.$B25];1))" office:value-type="float" office:value="0">
            <text:p/>
          </table:table-cell>
          <table:table-cell table:style-name="ce57" table:formula="of:=IF(ISERROR([.$B25]);&quot;&quot;;INDIRECT(&quot;'Données brutes'.&quot; &amp; [.O$1] &amp; [.$B25];1))" office:value-type="float" office:value="0">
            <text:p/>
          </table:table-cell>
          <table:table-cell table:style-name="ce57" table:formula="of:=IF(ISERROR([.$B25]);&quot;&quot;;INDIRECT(&quot;'Données brutes'.&quot; &amp; [.P$1] &amp; [.$B25];1))" office:value-type="float" office:value="0">
            <text:p/>
          </table:table-cell>
          <table:table-cell table:style-name="ce57" table:formula="of:=IF(ISERROR([.$B25]);&quot;&quot;;INDIRECT(&quot;'Données brutes'.&quot; &amp; [.Q$1] &amp; [.$B25];1))" office:value-type="float" office:value="0">
            <text:p/>
          </table:table-cell>
          <table:table-cell table:style-name="ce57" table:formula="of:=IF(ISERROR([.$B25]);&quot;&quot;;INDIRECT(&quot;'Données brutes'.&quot; &amp; [.R$1] &amp; [.$B25];1))" office:value-type="float" office:value="0">
            <text:p/>
          </table:table-cell>
          <table:table-cell table:style-name="ce57" table:formula="of:=IF(ISERROR([.$B25]);&quot;&quot;;INDIRECT(&quot;'Données brutes'.&quot; &amp; [.S$1] &amp; [.$B25];1))" office:value-type="float" office:value="0">
            <text:p/>
          </table:table-cell>
          <table:table-cell table:style-name="ce61" table:formula="of:=SUM([.H25:.S25])" office:value-type="currency" office:currency="EUR" office:value="1303">
            <text:p>1 303,00 €</text:p>
          </table:table-cell>
          <table:table-cell table:style-name="ce58" table:formula="of:=[.G25]-[.T25]" office:value-type="currency" office:currency="EUR" office:value="2397">
            <text:p>2 397,00 €</text:p>
          </table:table-cell>
          <table:table-cell table:style-name="ce66" table:formula="of:=IF(ISNUMBER([.G25]);[.U25]/[.G25];&quot;&quot;)" office:value-type="percentage" office:value="0.647837837837838">
            <text:p>65%</text:p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26]=&quot;&quot;;NOT(ISERROR([.B26])));&quot;ok&quot;;&quot;&quot;)" office:value-type="string" office:string-value="ok">
            <text:p>ok</text:p>
          </table:table-cell>
          <table:table-cell table:formula="of:=MATCH([.C26];ColonneSections;0)+(IF(LEFT([.E26];1)=&quot;7&quot;;1;0))" office:value-type="float" office:value="31">
            <text:p>31</text:p>
          </table:table-cell>
          <table:table-cell table:formula="of:=[.C$5]&amp;[.E26]" office:value-type="string" office:string-value="ACAR\+30 \- 611210">
            <text:p>ACAR\+30 \- 611210</text:p>
          </table:table-cell>
          <table:table-cell/>
          <table:table-cell table:style-name="ce49" office:value-type="float" office:value="611210">
            <text:p>611210</text:p>
          </table:table-cell>
          <table:table-cell table:style-name="ce50" office:value-type="string">
            <text:p>Photocopies</text:p>
          </table:table-cell>
          <table:table-cell table:style-name="ce55"/>
          <table:table-cell table:style-name="ce57" table:formula="of:=IF(ISERROR([.$B26]);&quot;&quot;;INDIRECT(&quot;'Données brutes'.&quot; &amp; [.H$1] &amp; [.$B26];1))" office:value-type="float" office:value="0">
            <text:p/>
          </table:table-cell>
          <table:table-cell table:style-name="ce57" table:formula="of:=IF(ISERROR([.$B26]);&quot;&quot;;INDIRECT(&quot;'Données brutes'.&quot; &amp; [.I$1] &amp; [.$B26];1))" office:value-type="float" office:value="0">
            <text:p/>
          </table:table-cell>
          <table:table-cell table:style-name="ce57" table:formula="of:=IF(ISERROR([.$B26]);&quot;&quot;;INDIRECT(&quot;'Données brutes'.&quot; &amp; [.J$1] &amp; [.$B26];1))" office:value-type="float" office:value="329.15">
            <text:p>329,15 €</text:p>
          </table:table-cell>
          <table:table-cell table:style-name="ce57" table:formula="of:=IF(ISERROR([.$B26]);&quot;&quot;;INDIRECT(&quot;'Données brutes'.&quot; &amp; [.K$1] &amp; [.$B26];1))" office:value-type="float" office:value="0">
            <text:p/>
          </table:table-cell>
          <table:table-cell table:style-name="ce57" table:formula="of:=IF(ISERROR([.$B26]);&quot;&quot;;INDIRECT(&quot;'Données brutes'.&quot; &amp; [.L$1] &amp; [.$B26];1))" office:value-type="float" office:value="0">
            <text:p/>
          </table:table-cell>
          <table:table-cell table:style-name="ce57" table:formula="of:=IF(ISERROR([.$B26]);&quot;&quot;;INDIRECT(&quot;'Données brutes'.&quot; &amp; [.M$1] &amp; [.$B26];1))" office:value-type="float" office:value="0">
            <text:p/>
          </table:table-cell>
          <table:table-cell table:style-name="ce57" table:formula="of:=IF(ISERROR([.$B26]);&quot;&quot;;INDIRECT(&quot;'Données brutes'.&quot; &amp; [.N$1] &amp; [.$B26];1))" office:value-type="float" office:value="0">
            <text:p/>
          </table:table-cell>
          <table:table-cell table:style-name="ce57" table:formula="of:=IF(ISERROR([.$B26]);&quot;&quot;;INDIRECT(&quot;'Données brutes'.&quot; &amp; [.O$1] &amp; [.$B26];1))" office:value-type="float" office:value="0">
            <text:p/>
          </table:table-cell>
          <table:table-cell table:style-name="ce57" table:formula="of:=IF(ISERROR([.$B26]);&quot;&quot;;INDIRECT(&quot;'Données brutes'.&quot; &amp; [.P$1] &amp; [.$B26];1))" office:value-type="float" office:value="0">
            <text:p/>
          </table:table-cell>
          <table:table-cell table:style-name="ce57" table:formula="of:=IF(ISERROR([.$B26]);&quot;&quot;;INDIRECT(&quot;'Données brutes'.&quot; &amp; [.Q$1] &amp; [.$B26];1))" office:value-type="float" office:value="0">
            <text:p/>
          </table:table-cell>
          <table:table-cell table:style-name="ce57" table:formula="of:=IF(ISERROR([.$B26]);&quot;&quot;;INDIRECT(&quot;'Données brutes'.&quot; &amp; [.R$1] &amp; [.$B26];1))" office:value-type="float" office:value="0">
            <text:p/>
          </table:table-cell>
          <table:table-cell table:style-name="ce57" table:formula="of:=IF(ISERROR([.$B26]);&quot;&quot;;INDIRECT(&quot;'Données brutes'.&quot; &amp; [.S$1] &amp; [.$B26];1))" office:value-type="float" office:value="0">
            <text:p/>
          </table:table-cell>
          <table:table-cell table:style-name="ce61" table:formula="of:=SUM([.H26:.S26])" office:value-type="currency" office:currency="EUR" office:value="329.15">
            <text:p>329,15 €</text:p>
          </table:table-cell>
          <table:table-cell table:style-name="ce58" table:formula="of:=[.G26]-[.T26]" office:value-type="currency" office:currency="EUR" office:value="-329.15">
            <text:p>-329,15 €</text:p>
          </table:table-cell>
          <table:table-cell table:style-name="ce66" table:formula="of:=IF(ISNUMBER([.G26]);[.U26]/[.G26];&quot;&quot;)">
            <text:p/>
          </table:table-cell>
          <table:table-cell table:number-columns-repeated="1002"/>
        </table:table-row>
        <table:table-row table:style-name="ro6">
          <table:table-cell table:style-name="ce43" table:formula="of:=IF(OR([.E27]=&quot;&quot;;NOT(ISERROR([.B27])));&quot;ok&quot;;&quot;&quot;)" office:value-type="string" office:string-value="ok">
            <text:p>ok</text:p>
          </table:table-cell>
          <table:table-cell table:formula="of:=MATCH([.C27];ColonneSections;0)+(IF(LEFT([.E27];1)=&quot;7&quot;;1;0))" office:value-type="float" office:value="33">
            <text:p>33</text:p>
          </table:table-cell>
          <table:table-cell table:formula="of:=[.C$5]&amp;[.E27]" office:value-type="string" office:string-value="ACAR\+30 \- 611300">
            <text:p>ACAR\+30 \- 611300</text:p>
          </table:table-cell>
          <table:table-cell/>
          <table:table-cell table:style-name="ce49" office:value-type="float" office:value="611300">
            <text:p>611300</text:p>
          </table:table-cell>
          <table:table-cell table:style-name="ce50" office:value-type="string">
            <text:p>Maquettage extérieur</text:p>
          </table:table-cell>
          <table:table-cell table:style-name="ce55" office:value-type="currency" office:currency="EUR" office:value="320">
            <text:p>320,00 €</text:p>
          </table:table-cell>
          <table:table-cell table:style-name="ce57" table:formula="of:=IF(ISERROR([.$B27]);&quot;&quot;;INDIRECT(&quot;'Données brutes'.&quot; &amp; [.H$1] &amp; [.$B27];1))" office:value-type="float" office:value="335">
            <text:p>335,00 €</text:p>
          </table:table-cell>
          <table:table-cell table:style-name="ce57" table:formula="of:=IF(ISERROR([.$B27]);&quot;&quot;;INDIRECT(&quot;'Données brutes'.&quot; &amp; [.I$1] &amp; [.$B27];1))" office:value-type="float" office:value="0">
            <text:p/>
          </table:table-cell>
          <table:table-cell table:style-name="ce57" table:formula="of:=IF(ISERROR([.$B27]);&quot;&quot;;INDIRECT(&quot;'Données brutes'.&quot; &amp; [.J$1] &amp; [.$B27];1))" office:value-type="float" office:value="0">
            <text:p/>
          </table:table-cell>
          <table:table-cell table:style-name="ce57" table:formula="of:=IF(ISERROR([.$B27]);&quot;&quot;;INDIRECT(&quot;'Données brutes'.&quot; &amp; [.K$1] &amp; [.$B27];1))" office:value-type="float" office:value="0">
            <text:p/>
          </table:table-cell>
          <table:table-cell table:style-name="ce57" table:formula="of:=IF(ISERROR([.$B27]);&quot;&quot;;INDIRECT(&quot;'Données brutes'.&quot; &amp; [.L$1] &amp; [.$B27];1))" office:value-type="float" office:value="0">
            <text:p/>
          </table:table-cell>
          <table:table-cell table:style-name="ce57" table:formula="of:=IF(ISERROR([.$B27]);&quot;&quot;;INDIRECT(&quot;'Données brutes'.&quot; &amp; [.M$1] &amp; [.$B27];1))" office:value-type="float" office:value="0">
            <text:p/>
          </table:table-cell>
          <table:table-cell table:style-name="ce57" table:formula="of:=IF(ISERROR([.$B27]);&quot;&quot;;INDIRECT(&quot;'Données brutes'.&quot; &amp; [.N$1] &amp; [.$B27];1))" office:value-type="float" office:value="0">
            <text:p/>
          </table:table-cell>
          <table:table-cell table:style-name="ce57" table:formula="of:=IF(ISERROR([.$B27]);&quot;&quot;;INDIRECT(&quot;'Données brutes'.&quot; &amp; [.O$1] &amp; [.$B27];1))" office:value-type="float" office:value="0">
            <text:p/>
          </table:table-cell>
          <table:table-cell table:style-name="ce57" table:formula="of:=IF(ISERROR([.$B27]);&quot;&quot;;INDIRECT(&quot;'Données brutes'.&quot; &amp; [.P$1] &amp; [.$B27];1))" office:value-type="float" office:value="0">
            <text:p/>
          </table:table-cell>
          <table:table-cell table:style-name="ce57" table:formula="of:=IF(ISERROR([.$B27]);&quot;&quot;;INDIRECT(&quot;'Données brutes'.&quot; &amp; [.Q$1] &amp; [.$B27];1))" office:value-type="float" office:value="0">
            <text:p/>
          </table:table-cell>
          <table:table-cell table:style-name="ce57" table:formula="of:=IF(ISERROR([.$B27]);&quot;&quot;;INDIRECT(&quot;'Données brutes'.&quot; &amp; [.R$1] &amp; [.$B27];1))" office:value-type="float" office:value="0">
            <text:p/>
          </table:table-cell>
          <table:table-cell table:style-name="ce57" table:formula="of:=IF(ISERROR([.$B27]);&quot;&quot;;INDIRECT(&quot;'Données brutes'.&quot; &amp; [.S$1] &amp; [.$B27];1))" office:value-type="float" office:value="0">
            <text:p/>
          </table:table-cell>
          <table:table-cell table:style-name="ce61" table:formula="of:=SUM([.H27:.S27])" office:value-type="currency" office:currency="EUR" office:value="335">
            <text:p>335,00 €</text:p>
          </table:table-cell>
          <table:table-cell table:style-name="ce58" table:formula="of:=[.G27]-[.T27]" office:value-type="currency" office:currency="EUR" office:value="-15">
            <text:p>-15,00 €</text:p>
          </table:table-cell>
          <table:table-cell table:style-name="ce66" table:formula="of:=IF(ISNUMBER([.G27]);[.U27]/[.G27];&quot;&quot;)" office:value-type="percentage" office:value="-0.046875">
            <text:p>-5%</text:p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28]=&quot;&quot;;NOT(ISERROR([.B28])));&quot;ok&quot;;&quot;&quot;)">
            <text:p/>
          </table:table-cell>
          <table:table-cell table:formula="of:=MATCH([.C28];ColonneSections;0)+(IF(LEFT([.E28];1)=&quot;7&quot;;1;0))" office:value-type="float" office:value="0">
            <text:p>#N/D</text:p>
          </table:table-cell>
          <table:table-cell table:formula="of:=[.C$5]&amp;[.E28]" office:value-type="string" office:string-value="ACAR\+30 \- 611400">
            <text:p>ACAR\+30 \- 611400</text:p>
          </table:table-cell>
          <table:table-cell/>
          <table:table-cell table:style-name="ce49" office:value-type="float" office:value="611400">
            <text:p>611400</text:p>
          </table:table-cell>
          <table:table-cell table:style-name="ce50" office:value-type="string">
            <text:p>sous-traitance Matériel de campagne</text:p>
          </table:table-cell>
          <table:table-cell table:style-name="ce55"/>
          <table:table-cell table:style-name="ce57" table:formula="of:=IF(ISERROR([.$B28]);&quot;&quot;;INDIRECT(&quot;'Données brutes'.&quot; &amp; [.H$1] &amp; [.$B28];1))">
            <text:p/>
          </table:table-cell>
          <table:table-cell table:style-name="ce57" table:formula="of:=IF(ISERROR([.$B28]);&quot;&quot;;INDIRECT(&quot;'Données brutes'.&quot; &amp; [.I$1] &amp; [.$B28];1))">
            <text:p/>
          </table:table-cell>
          <table:table-cell table:style-name="ce57" table:formula="of:=IF(ISERROR([.$B28]);&quot;&quot;;INDIRECT(&quot;'Données brutes'.&quot; &amp; [.J$1] &amp; [.$B28];1))">
            <text:p/>
          </table:table-cell>
          <table:table-cell table:style-name="ce57" table:formula="of:=IF(ISERROR([.$B28]);&quot;&quot;;INDIRECT(&quot;'Données brutes'.&quot; &amp; [.K$1] &amp; [.$B28];1))">
            <text:p/>
          </table:table-cell>
          <table:table-cell table:style-name="ce57" table:formula="of:=IF(ISERROR([.$B28]);&quot;&quot;;INDIRECT(&quot;'Données brutes'.&quot; &amp; [.L$1] &amp; [.$B28];1))">
            <text:p/>
          </table:table-cell>
          <table:table-cell table:style-name="ce57" table:formula="of:=IF(ISERROR([.$B28]);&quot;&quot;;INDIRECT(&quot;'Données brutes'.&quot; &amp; [.M$1] &amp; [.$B28];1))">
            <text:p/>
          </table:table-cell>
          <table:table-cell table:style-name="ce57" table:formula="of:=IF(ISERROR([.$B28]);&quot;&quot;;INDIRECT(&quot;'Données brutes'.&quot; &amp; [.N$1] &amp; [.$B28];1))">
            <text:p/>
          </table:table-cell>
          <table:table-cell table:style-name="ce57" table:formula="of:=IF(ISERROR([.$B28]);&quot;&quot;;INDIRECT(&quot;'Données brutes'.&quot; &amp; [.O$1] &amp; [.$B28];1))">
            <text:p/>
          </table:table-cell>
          <table:table-cell table:style-name="ce57" table:formula="of:=IF(ISERROR([.$B28]);&quot;&quot;;INDIRECT(&quot;'Données brutes'.&quot; &amp; [.P$1] &amp; [.$B28];1))">
            <text:p/>
          </table:table-cell>
          <table:table-cell table:style-name="ce57" table:formula="of:=IF(ISERROR([.$B28]);&quot;&quot;;INDIRECT(&quot;'Données brutes'.&quot; &amp; [.Q$1] &amp; [.$B28];1))">
            <text:p/>
          </table:table-cell>
          <table:table-cell table:style-name="ce57" table:formula="of:=IF(ISERROR([.$B28]);&quot;&quot;;INDIRECT(&quot;'Données brutes'.&quot; &amp; [.R$1] &amp; [.$B28];1))">
            <text:p/>
          </table:table-cell>
          <table:table-cell table:style-name="ce57" table:formula="of:=IF(ISERROR([.$B28]);&quot;&quot;;INDIRECT(&quot;'Données brutes'.&quot; &amp; [.S$1] &amp; [.$B28];1))">
            <text:p/>
          </table:table-cell>
          <table:table-cell table:style-name="ce58" table:formula="of:=SUM([.H28:.S28])" office:value-type="currency" office:currency="EUR" office:value="0">
            <text:p>0,00 €</text:p>
          </table:table-cell>
          <table:table-cell table:style-name="ce58" table:formula="of:=[.G28]-[.T28]" office:value-type="currency" office:currency="EUR" office:value="0">
            <text:p>0,00 €</text:p>
          </table:table-cell>
          <table:table-cell table:style-name="ce66" table:formula="of:=IF(ISNUMBER([.G28]);[.U28]/[.G28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29]=&quot;&quot;;NOT(ISERROR([.B29])));&quot;ok&quot;;&quot;&quot;)">
            <text:p/>
          </table:table-cell>
          <table:table-cell table:formula="of:=MATCH([.C29];ColonneSections;0)+(IF(LEFT([.E29];1)=&quot;7&quot;;1;0))" office:value-type="float" office:value="0">
            <text:p>#N/D</text:p>
          </table:table-cell>
          <table:table-cell table:formula="of:=[.C$5]&amp;[.E29]" office:value-type="string" office:string-value="ACAR\+30 \- 613200">
            <text:p>ACAR\+30 \- 613200</text:p>
          </table:table-cell>
          <table:table-cell/>
          <table:table-cell table:style-name="ce49" office:value-type="float" office:value="613200">
            <text:p>613200</text:p>
          </table:table-cell>
          <table:table-cell table:style-name="ce50" office:value-type="string">
            <text:p>Locations de salles</text:p>
          </table:table-cell>
          <table:table-cell table:style-name="ce55"/>
          <table:table-cell table:style-name="ce57" table:formula="of:=IF(ISERROR([.$B29]);&quot;&quot;;INDIRECT(&quot;'Données brutes'.&quot; &amp; [.H$1] &amp; [.$B29];1))">
            <text:p/>
          </table:table-cell>
          <table:table-cell table:style-name="ce57" table:formula="of:=IF(ISERROR([.$B29]);&quot;&quot;;INDIRECT(&quot;'Données brutes'.&quot; &amp; [.I$1] &amp; [.$B29];1))">
            <text:p/>
          </table:table-cell>
          <table:table-cell table:style-name="ce57" table:formula="of:=IF(ISERROR([.$B29]);&quot;&quot;;INDIRECT(&quot;'Données brutes'.&quot; &amp; [.J$1] &amp; [.$B29];1))">
            <text:p/>
          </table:table-cell>
          <table:table-cell table:style-name="ce57" table:formula="of:=IF(ISERROR([.$B29]);&quot;&quot;;INDIRECT(&quot;'Données brutes'.&quot; &amp; [.K$1] &amp; [.$B29];1))">
            <text:p/>
          </table:table-cell>
          <table:table-cell table:style-name="ce57" table:formula="of:=IF(ISERROR([.$B29]);&quot;&quot;;INDIRECT(&quot;'Données brutes'.&quot; &amp; [.L$1] &amp; [.$B29];1))">
            <text:p/>
          </table:table-cell>
          <table:table-cell table:style-name="ce57" table:formula="of:=IF(ISERROR([.$B29]);&quot;&quot;;INDIRECT(&quot;'Données brutes'.&quot; &amp; [.M$1] &amp; [.$B29];1))">
            <text:p/>
          </table:table-cell>
          <table:table-cell table:style-name="ce57" table:formula="of:=IF(ISERROR([.$B29]);&quot;&quot;;INDIRECT(&quot;'Données brutes'.&quot; &amp; [.N$1] &amp; [.$B29];1))">
            <text:p/>
          </table:table-cell>
          <table:table-cell table:style-name="ce57" table:formula="of:=IF(ISERROR([.$B29]);&quot;&quot;;INDIRECT(&quot;'Données brutes'.&quot; &amp; [.O$1] &amp; [.$B29];1))">
            <text:p/>
          </table:table-cell>
          <table:table-cell table:style-name="ce57" table:formula="of:=IF(ISERROR([.$B29]);&quot;&quot;;INDIRECT(&quot;'Données brutes'.&quot; &amp; [.P$1] &amp; [.$B29];1))">
            <text:p/>
          </table:table-cell>
          <table:table-cell table:style-name="ce57" table:formula="of:=IF(ISERROR([.$B29]);&quot;&quot;;INDIRECT(&quot;'Données brutes'.&quot; &amp; [.Q$1] &amp; [.$B29];1))">
            <text:p/>
          </table:table-cell>
          <table:table-cell table:style-name="ce57" table:formula="of:=IF(ISERROR([.$B29]);&quot;&quot;;INDIRECT(&quot;'Données brutes'.&quot; &amp; [.R$1] &amp; [.$B29];1))">
            <text:p/>
          </table:table-cell>
          <table:table-cell table:style-name="ce57" table:formula="of:=IF(ISERROR([.$B29]);&quot;&quot;;INDIRECT(&quot;'Données brutes'.&quot; &amp; [.S$1] &amp; [.$B29];1))">
            <text:p/>
          </table:table-cell>
          <table:table-cell table:style-name="ce58" table:formula="of:=SUM([.H29:.S29])" office:value-type="currency" office:currency="EUR" office:value="0">
            <text:p>0,00 €</text:p>
          </table:table-cell>
          <table:table-cell table:style-name="ce58" table:formula="of:=[.G29]-[.T29]" office:value-type="currency" office:currency="EUR" office:value="0">
            <text:p>0,00 €</text:p>
          </table:table-cell>
          <table:table-cell table:style-name="ce66" table:formula="of:=IF(ISNUMBER([.G29]);[.U29]/[.G29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30]=&quot;&quot;;NOT(ISERROR([.B30])));&quot;ok&quot;;&quot;&quot;)">
            <text:p/>
          </table:table-cell>
          <table:table-cell table:formula="of:=MATCH([.C30];ColonneSections;0)+(IF(LEFT([.E30];1)=&quot;7&quot;;1;0))" office:value-type="float" office:value="0">
            <text:p>#N/D</text:p>
          </table:table-cell>
          <table:table-cell table:formula="of:=[.C$5]&amp;[.E30]" office:value-type="string" office:string-value="ACAR\+30 \- 613210">
            <text:p>ACAR\+30 \- 613210</text:p>
          </table:table-cell>
          <table:table-cell/>
          <table:table-cell table:style-name="ce49" office:value-type="float" office:value="613210">
            <text:p>613210</text:p>
          </table:table-cell>
          <table:table-cell table:style-name="ce50" office:value-type="string">
            <text:p>Loyer bureau à Lille</text:p>
          </table:table-cell>
          <table:table-cell table:style-name="ce55"/>
          <table:table-cell table:style-name="ce57" table:formula="of:=IF(ISERROR([.$B30]);&quot;&quot;;INDIRECT(&quot;'Données brutes'.&quot; &amp; [.H$1] &amp; [.$B30];1))">
            <text:p/>
          </table:table-cell>
          <table:table-cell table:style-name="ce57" table:formula="of:=IF(ISERROR([.$B30]);&quot;&quot;;INDIRECT(&quot;'Données brutes'.&quot; &amp; [.I$1] &amp; [.$B30];1))">
            <text:p/>
          </table:table-cell>
          <table:table-cell table:style-name="ce57" table:formula="of:=IF(ISERROR([.$B30]);&quot;&quot;;INDIRECT(&quot;'Données brutes'.&quot; &amp; [.J$1] &amp; [.$B30];1))">
            <text:p/>
          </table:table-cell>
          <table:table-cell table:style-name="ce57" table:formula="of:=IF(ISERROR([.$B30]);&quot;&quot;;INDIRECT(&quot;'Données brutes'.&quot; &amp; [.K$1] &amp; [.$B30];1))">
            <text:p/>
          </table:table-cell>
          <table:table-cell table:style-name="ce57" table:formula="of:=IF(ISERROR([.$B30]);&quot;&quot;;INDIRECT(&quot;'Données brutes'.&quot; &amp; [.L$1] &amp; [.$B30];1))">
            <text:p/>
          </table:table-cell>
          <table:table-cell table:style-name="ce57" table:formula="of:=IF(ISERROR([.$B30]);&quot;&quot;;INDIRECT(&quot;'Données brutes'.&quot; &amp; [.M$1] &amp; [.$B30];1))">
            <text:p/>
          </table:table-cell>
          <table:table-cell table:style-name="ce57" table:formula="of:=IF(ISERROR([.$B30]);&quot;&quot;;INDIRECT(&quot;'Données brutes'.&quot; &amp; [.N$1] &amp; [.$B30];1))">
            <text:p/>
          </table:table-cell>
          <table:table-cell table:style-name="ce57" table:formula="of:=IF(ISERROR([.$B30]);&quot;&quot;;INDIRECT(&quot;'Données brutes'.&quot; &amp; [.O$1] &amp; [.$B30];1))">
            <text:p/>
          </table:table-cell>
          <table:table-cell table:style-name="ce57" table:formula="of:=IF(ISERROR([.$B30]);&quot;&quot;;INDIRECT(&quot;'Données brutes'.&quot; &amp; [.P$1] &amp; [.$B30];1))">
            <text:p/>
          </table:table-cell>
          <table:table-cell table:style-name="ce57" table:formula="of:=IF(ISERROR([.$B30]);&quot;&quot;;INDIRECT(&quot;'Données brutes'.&quot; &amp; [.Q$1] &amp; [.$B30];1))">
            <text:p/>
          </table:table-cell>
          <table:table-cell table:style-name="ce57" table:formula="of:=IF(ISERROR([.$B30]);&quot;&quot;;INDIRECT(&quot;'Données brutes'.&quot; &amp; [.R$1] &amp; [.$B30];1))">
            <text:p/>
          </table:table-cell>
          <table:table-cell table:style-name="ce57" table:formula="of:=IF(ISERROR([.$B30]);&quot;&quot;;INDIRECT(&quot;'Données brutes'.&quot; &amp; [.S$1] &amp; [.$B30];1))">
            <text:p/>
          </table:table-cell>
          <table:table-cell table:style-name="ce58" table:formula="of:=SUM([.H30:.S30])" office:value-type="currency" office:currency="EUR" office:value="0">
            <text:p>0,00 €</text:p>
          </table:table-cell>
          <table:table-cell table:style-name="ce58" table:formula="of:=[.G30]-[.T30]" office:value-type="currency" office:currency="EUR" office:value="0">
            <text:p>0,00 €</text:p>
          </table:table-cell>
          <table:table-cell table:style-name="ce66" table:formula="of:=IF(ISNUMBER([.G30]);[.U30]/[.G30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31]=&quot;&quot;;NOT(ISERROR([.B31])));&quot;ok&quot;;&quot;&quot;)">
            <text:p/>
          </table:table-cell>
          <table:table-cell table:formula="of:=MATCH([.C31];ColonneSections;0)+(IF(LEFT([.E31];1)=&quot;7&quot;;1;0))" office:value-type="float" office:value="0">
            <text:p>#N/D</text:p>
          </table:table-cell>
          <table:table-cell table:formula="of:=[.C$5]&amp;[.E31]" office:value-type="string" office:string-value="ACAR\+30 \- 613220">
            <text:p>ACAR\+30 \- 613220</text:p>
          </table:table-cell>
          <table:table-cell/>
          <table:table-cell table:style-name="ce49" office:value-type="float" office:value="613220">
            <text:p>613220</text:p>
          </table:table-cell>
          <table:table-cell table:style-name="ce50" office:value-type="string">
            <text:p>Loyer rue du Pavillon</text:p>
          </table:table-cell>
          <table:table-cell table:style-name="ce55"/>
          <table:table-cell table:style-name="ce57" table:formula="of:=IF(ISERROR([.$B31]);&quot;&quot;;INDIRECT(&quot;'Données brutes'.&quot; &amp; [.H$1] &amp; [.$B31];1))">
            <text:p/>
          </table:table-cell>
          <table:table-cell table:style-name="ce57" table:formula="of:=IF(ISERROR([.$B31]);&quot;&quot;;INDIRECT(&quot;'Données brutes'.&quot; &amp; [.I$1] &amp; [.$B31];1))">
            <text:p/>
          </table:table-cell>
          <table:table-cell table:style-name="ce57" table:formula="of:=IF(ISERROR([.$B31]);&quot;&quot;;INDIRECT(&quot;'Données brutes'.&quot; &amp; [.J$1] &amp; [.$B31];1))">
            <text:p/>
          </table:table-cell>
          <table:table-cell table:style-name="ce57" table:formula="of:=IF(ISERROR([.$B31]);&quot;&quot;;INDIRECT(&quot;'Données brutes'.&quot; &amp; [.K$1] &amp; [.$B31];1))">
            <text:p/>
          </table:table-cell>
          <table:table-cell table:style-name="ce57" table:formula="of:=IF(ISERROR([.$B31]);&quot;&quot;;INDIRECT(&quot;'Données brutes'.&quot; &amp; [.L$1] &amp; [.$B31];1))">
            <text:p/>
          </table:table-cell>
          <table:table-cell table:style-name="ce57" table:formula="of:=IF(ISERROR([.$B31]);&quot;&quot;;INDIRECT(&quot;'Données brutes'.&quot; &amp; [.M$1] &amp; [.$B31];1))">
            <text:p/>
          </table:table-cell>
          <table:table-cell table:style-name="ce57" table:formula="of:=IF(ISERROR([.$B31]);&quot;&quot;;INDIRECT(&quot;'Données brutes'.&quot; &amp; [.N$1] &amp; [.$B31];1))">
            <text:p/>
          </table:table-cell>
          <table:table-cell table:style-name="ce57" table:formula="of:=IF(ISERROR([.$B31]);&quot;&quot;;INDIRECT(&quot;'Données brutes'.&quot; &amp; [.O$1] &amp; [.$B31];1))">
            <text:p/>
          </table:table-cell>
          <table:table-cell table:style-name="ce57" table:formula="of:=IF(ISERROR([.$B31]);&quot;&quot;;INDIRECT(&quot;'Données brutes'.&quot; &amp; [.P$1] &amp; [.$B31];1))">
            <text:p/>
          </table:table-cell>
          <table:table-cell table:style-name="ce57" table:formula="of:=IF(ISERROR([.$B31]);&quot;&quot;;INDIRECT(&quot;'Données brutes'.&quot; &amp; [.Q$1] &amp; [.$B31];1))">
            <text:p/>
          </table:table-cell>
          <table:table-cell table:style-name="ce57" table:formula="of:=IF(ISERROR([.$B31]);&quot;&quot;;INDIRECT(&quot;'Données brutes'.&quot; &amp; [.R$1] &amp; [.$B31];1))">
            <text:p/>
          </table:table-cell>
          <table:table-cell table:style-name="ce57" table:formula="of:=IF(ISERROR([.$B31]);&quot;&quot;;INDIRECT(&quot;'Données brutes'.&quot; &amp; [.S$1] &amp; [.$B31];1))">
            <text:p/>
          </table:table-cell>
          <table:table-cell table:style-name="ce58" table:formula="of:=SUM([.H31:.S31])" office:value-type="currency" office:currency="EUR" office:value="0">
            <text:p>0,00 €</text:p>
          </table:table-cell>
          <table:table-cell table:style-name="ce58" table:formula="of:=[.G31]-[.T31]" office:value-type="currency" office:currency="EUR" office:value="0">
            <text:p>0,00 €</text:p>
          </table:table-cell>
          <table:table-cell table:style-name="ce66" table:formula="of:=IF(ISNUMBER([.G31]);[.U31]/[.G31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32]=&quot;&quot;;NOT(ISERROR([.B32])));&quot;ok&quot;;&quot;&quot;)">
            <text:p/>
          </table:table-cell>
          <table:table-cell table:formula="of:=MATCH([.C32];ColonneSections;0)+(IF(LEFT([.E32];1)=&quot;7&quot;;1;0))" office:value-type="float" office:value="0">
            <text:p>#N/D</text:p>
          </table:table-cell>
          <table:table-cell table:formula="of:=[.C$5]&amp;[.E32]" office:value-type="string" office:string-value="ACAR\+30 \- 613230">
            <text:p>ACAR\+30 \- 613230</text:p>
          </table:table-cell>
          <table:table-cell/>
          <table:table-cell table:style-name="ce49" office:value-type="float" office:value="613230">
            <text:p>613230</text:p>
          </table:table-cell>
          <table:table-cell table:style-name="ce50" office:value-type="string">
            <text:p>Loyer bureau Paris</text:p>
          </table:table-cell>
          <table:table-cell table:style-name="ce55"/>
          <table:table-cell table:style-name="ce57" table:formula="of:=IF(ISERROR([.$B32]);&quot;&quot;;INDIRECT(&quot;'Données brutes'.&quot; &amp; [.H$1] &amp; [.$B32];1))">
            <text:p/>
          </table:table-cell>
          <table:table-cell table:style-name="ce57" table:formula="of:=IF(ISERROR([.$B32]);&quot;&quot;;INDIRECT(&quot;'Données brutes'.&quot; &amp; [.I$1] &amp; [.$B32];1))">
            <text:p/>
          </table:table-cell>
          <table:table-cell table:style-name="ce57" table:formula="of:=IF(ISERROR([.$B32]);&quot;&quot;;INDIRECT(&quot;'Données brutes'.&quot; &amp; [.J$1] &amp; [.$B32];1))">
            <text:p/>
          </table:table-cell>
          <table:table-cell table:style-name="ce57" table:formula="of:=IF(ISERROR([.$B32]);&quot;&quot;;INDIRECT(&quot;'Données brutes'.&quot; &amp; [.K$1] &amp; [.$B32];1))">
            <text:p/>
          </table:table-cell>
          <table:table-cell table:style-name="ce57" table:formula="of:=IF(ISERROR([.$B32]);&quot;&quot;;INDIRECT(&quot;'Données brutes'.&quot; &amp; [.L$1] &amp; [.$B32];1))">
            <text:p/>
          </table:table-cell>
          <table:table-cell table:style-name="ce57" table:formula="of:=IF(ISERROR([.$B32]);&quot;&quot;;INDIRECT(&quot;'Données brutes'.&quot; &amp; [.M$1] &amp; [.$B32];1))">
            <text:p/>
          </table:table-cell>
          <table:table-cell table:style-name="ce57" table:formula="of:=IF(ISERROR([.$B32]);&quot;&quot;;INDIRECT(&quot;'Données brutes'.&quot; &amp; [.N$1] &amp; [.$B32];1))">
            <text:p/>
          </table:table-cell>
          <table:table-cell table:style-name="ce57" table:formula="of:=IF(ISERROR([.$B32]);&quot;&quot;;INDIRECT(&quot;'Données brutes'.&quot; &amp; [.O$1] &amp; [.$B32];1))">
            <text:p/>
          </table:table-cell>
          <table:table-cell table:style-name="ce57" table:formula="of:=IF(ISERROR([.$B32]);&quot;&quot;;INDIRECT(&quot;'Données brutes'.&quot; &amp; [.P$1] &amp; [.$B32];1))">
            <text:p/>
          </table:table-cell>
          <table:table-cell table:style-name="ce57" table:formula="of:=IF(ISERROR([.$B32]);&quot;&quot;;INDIRECT(&quot;'Données brutes'.&quot; &amp; [.Q$1] &amp; [.$B32];1))">
            <text:p/>
          </table:table-cell>
          <table:table-cell table:style-name="ce57" table:formula="of:=IF(ISERROR([.$B32]);&quot;&quot;;INDIRECT(&quot;'Données brutes'.&quot; &amp; [.R$1] &amp; [.$B32];1))">
            <text:p/>
          </table:table-cell>
          <table:table-cell table:style-name="ce57" table:formula="of:=IF(ISERROR([.$B32]);&quot;&quot;;INDIRECT(&quot;'Données brutes'.&quot; &amp; [.S$1] &amp; [.$B32];1))">
            <text:p/>
          </table:table-cell>
          <table:table-cell table:style-name="ce58" table:formula="of:=SUM([.H32:.S32])" office:value-type="currency" office:currency="EUR" office:value="0">
            <text:p>0,00 €</text:p>
          </table:table-cell>
          <table:table-cell table:style-name="ce58" table:formula="of:=[.G32]-[.T32]" office:value-type="currency" office:currency="EUR" office:value="0">
            <text:p>0,00 €</text:p>
          </table:table-cell>
          <table:table-cell table:style-name="ce66" table:formula="of:=IF(ISNUMBER([.G32]);[.U32]/[.G32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33]=&quot;&quot;;NOT(ISERROR([.B33])));&quot;ok&quot;;&quot;&quot;)">
            <text:p/>
          </table:table-cell>
          <table:table-cell table:formula="of:=MATCH([.C33];ColonneSections;0)+(IF(LEFT([.E33];1)=&quot;7&quot;;1;0))" office:value-type="float" office:value="0">
            <text:p>#N/D</text:p>
          </table:table-cell>
          <table:table-cell table:formula="of:=[.C$5]&amp;[.E33]" office:value-type="string" office:string-value="ACAR\+30 \- 613500">
            <text:p>ACAR\+30 \- 613500</text:p>
          </table:table-cell>
          <table:table-cell/>
          <table:table-cell table:style-name="ce49" office:value-type="float" office:value="613500">
            <text:p>613500</text:p>
          </table:table-cell>
          <table:table-cell table:style-name="ce50" office:value-type="string">
            <text:p>Location machine à affranchir</text:p>
          </table:table-cell>
          <table:table-cell table:style-name="ce55"/>
          <table:table-cell table:style-name="ce57" table:formula="of:=IF(ISERROR([.$B33]);&quot;&quot;;INDIRECT(&quot;'Données brutes'.&quot; &amp; [.H$1] &amp; [.$B33];1))">
            <text:p/>
          </table:table-cell>
          <table:table-cell table:style-name="ce57" table:formula="of:=IF(ISERROR([.$B33]);&quot;&quot;;INDIRECT(&quot;'Données brutes'.&quot; &amp; [.I$1] &amp; [.$B33];1))">
            <text:p/>
          </table:table-cell>
          <table:table-cell table:style-name="ce57" table:formula="of:=IF(ISERROR([.$B33]);&quot;&quot;;INDIRECT(&quot;'Données brutes'.&quot; &amp; [.J$1] &amp; [.$B33];1))">
            <text:p/>
          </table:table-cell>
          <table:table-cell table:style-name="ce57" table:formula="of:=IF(ISERROR([.$B33]);&quot;&quot;;INDIRECT(&quot;'Données brutes'.&quot; &amp; [.K$1] &amp; [.$B33];1))">
            <text:p/>
          </table:table-cell>
          <table:table-cell table:style-name="ce57" table:formula="of:=IF(ISERROR([.$B33]);&quot;&quot;;INDIRECT(&quot;'Données brutes'.&quot; &amp; [.L$1] &amp; [.$B33];1))">
            <text:p/>
          </table:table-cell>
          <table:table-cell table:style-name="ce57" table:formula="of:=IF(ISERROR([.$B33]);&quot;&quot;;INDIRECT(&quot;'Données brutes'.&quot; &amp; [.M$1] &amp; [.$B33];1))">
            <text:p/>
          </table:table-cell>
          <table:table-cell table:style-name="ce57" table:formula="of:=IF(ISERROR([.$B33]);&quot;&quot;;INDIRECT(&quot;'Données brutes'.&quot; &amp; [.N$1] &amp; [.$B33];1))">
            <text:p/>
          </table:table-cell>
          <table:table-cell table:style-name="ce57" table:formula="of:=IF(ISERROR([.$B33]);&quot;&quot;;INDIRECT(&quot;'Données brutes'.&quot; &amp; [.O$1] &amp; [.$B33];1))">
            <text:p/>
          </table:table-cell>
          <table:table-cell table:style-name="ce57" table:formula="of:=IF(ISERROR([.$B33]);&quot;&quot;;INDIRECT(&quot;'Données brutes'.&quot; &amp; [.P$1] &amp; [.$B33];1))">
            <text:p/>
          </table:table-cell>
          <table:table-cell table:style-name="ce57" table:formula="of:=IF(ISERROR([.$B33]);&quot;&quot;;INDIRECT(&quot;'Données brutes'.&quot; &amp; [.Q$1] &amp; [.$B33];1))">
            <text:p/>
          </table:table-cell>
          <table:table-cell table:style-name="ce57" table:formula="of:=IF(ISERROR([.$B33]);&quot;&quot;;INDIRECT(&quot;'Données brutes'.&quot; &amp; [.R$1] &amp; [.$B33];1))">
            <text:p/>
          </table:table-cell>
          <table:table-cell table:style-name="ce57" table:formula="of:=IF(ISERROR([.$B33]);&quot;&quot;;INDIRECT(&quot;'Données brutes'.&quot; &amp; [.S$1] &amp; [.$B33];1))">
            <text:p/>
          </table:table-cell>
          <table:table-cell table:style-name="ce58" table:formula="of:=SUM([.H33:.S33])" office:value-type="currency" office:currency="EUR" office:value="0">
            <text:p>0,00 €</text:p>
          </table:table-cell>
          <table:table-cell table:style-name="ce58" table:formula="of:=[.G33]-[.T33]" office:value-type="currency" office:currency="EUR" office:value="0">
            <text:p>0,00 €</text:p>
          </table:table-cell>
          <table:table-cell table:style-name="ce66" table:formula="of:=IF(ISNUMBER([.G33]);[.U33]/[.G33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34]=&quot;&quot;;NOT(ISERROR([.B34])));&quot;ok&quot;;&quot;&quot;)">
            <text:p/>
          </table:table-cell>
          <table:table-cell table:formula="of:=MATCH([.C34];ColonneSections;0)+(IF(LEFT([.E34];1)=&quot;7&quot;;1;0))" office:value-type="float" office:value="0">
            <text:p>#N/D</text:p>
          </table:table-cell>
          <table:table-cell table:formula="of:=[.C$5]&amp;[.E34]" office:value-type="string" office:string-value="ACAR\+30 \- 613510">
            <text:p>ACAR\+30 \- 613510</text:p>
          </table:table-cell>
          <table:table-cell/>
          <table:table-cell table:style-name="ce49" office:value-type="float" office:value="613510">
            <text:p>613510</text:p>
          </table:table-cell>
          <table:table-cell table:style-name="ce50" office:value-type="string">
            <text:p>Location + Maintenance photocopieur</text:p>
          </table:table-cell>
          <table:table-cell table:style-name="ce55"/>
          <table:table-cell table:style-name="ce57" table:formula="of:=IF(ISERROR([.$B34]);&quot;&quot;;INDIRECT(&quot;'Données brutes'.&quot; &amp; [.H$1] &amp; [.$B34];1))">
            <text:p/>
          </table:table-cell>
          <table:table-cell table:style-name="ce57" table:formula="of:=IF(ISERROR([.$B34]);&quot;&quot;;INDIRECT(&quot;'Données brutes'.&quot; &amp; [.I$1] &amp; [.$B34];1))">
            <text:p/>
          </table:table-cell>
          <table:table-cell table:style-name="ce57" table:formula="of:=IF(ISERROR([.$B34]);&quot;&quot;;INDIRECT(&quot;'Données brutes'.&quot; &amp; [.J$1] &amp; [.$B34];1))">
            <text:p/>
          </table:table-cell>
          <table:table-cell table:style-name="ce57" table:formula="of:=IF(ISERROR([.$B34]);&quot;&quot;;INDIRECT(&quot;'Données brutes'.&quot; &amp; [.K$1] &amp; [.$B34];1))">
            <text:p/>
          </table:table-cell>
          <table:table-cell table:style-name="ce57" table:formula="of:=IF(ISERROR([.$B34]);&quot;&quot;;INDIRECT(&quot;'Données brutes'.&quot; &amp; [.L$1] &amp; [.$B34];1))">
            <text:p/>
          </table:table-cell>
          <table:table-cell table:style-name="ce57" table:formula="of:=IF(ISERROR([.$B34]);&quot;&quot;;INDIRECT(&quot;'Données brutes'.&quot; &amp; [.M$1] &amp; [.$B34];1))">
            <text:p/>
          </table:table-cell>
          <table:table-cell table:style-name="ce57" table:formula="of:=IF(ISERROR([.$B34]);&quot;&quot;;INDIRECT(&quot;'Données brutes'.&quot; &amp; [.N$1] &amp; [.$B34];1))">
            <text:p/>
          </table:table-cell>
          <table:table-cell table:style-name="ce57" table:formula="of:=IF(ISERROR([.$B34]);&quot;&quot;;INDIRECT(&quot;'Données brutes'.&quot; &amp; [.O$1] &amp; [.$B34];1))">
            <text:p/>
          </table:table-cell>
          <table:table-cell table:style-name="ce57" table:formula="of:=IF(ISERROR([.$B34]);&quot;&quot;;INDIRECT(&quot;'Données brutes'.&quot; &amp; [.P$1] &amp; [.$B34];1))">
            <text:p/>
          </table:table-cell>
          <table:table-cell table:style-name="ce57" table:formula="of:=IF(ISERROR([.$B34]);&quot;&quot;;INDIRECT(&quot;'Données brutes'.&quot; &amp; [.Q$1] &amp; [.$B34];1))">
            <text:p/>
          </table:table-cell>
          <table:table-cell table:style-name="ce57" table:formula="of:=IF(ISERROR([.$B34]);&quot;&quot;;INDIRECT(&quot;'Données brutes'.&quot; &amp; [.R$1] &amp; [.$B34];1))">
            <text:p/>
          </table:table-cell>
          <table:table-cell table:style-name="ce57" table:formula="of:=IF(ISERROR([.$B34]);&quot;&quot;;INDIRECT(&quot;'Données brutes'.&quot; &amp; [.S$1] &amp; [.$B34];1))">
            <text:p/>
          </table:table-cell>
          <table:table-cell table:style-name="ce58" table:formula="of:=SUM([.H34:.S34])" office:value-type="currency" office:currency="EUR" office:value="0">
            <text:p>0,00 €</text:p>
          </table:table-cell>
          <table:table-cell table:style-name="ce58" table:formula="of:=[.G34]-[.T34]" office:value-type="currency" office:currency="EUR" office:value="0">
            <text:p>0,00 €</text:p>
          </table:table-cell>
          <table:table-cell table:style-name="ce66" table:formula="of:=IF(ISNUMBER([.G34]);[.U34]/[.G34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35]=&quot;&quot;;NOT(ISERROR([.B35])));&quot;ok&quot;;&quot;&quot;)">
            <text:p/>
          </table:table-cell>
          <table:table-cell table:formula="of:=MATCH([.C35];ColonneSections;0)+(IF(LEFT([.E35];1)=&quot;7&quot;;1;0))" office:value-type="float" office:value="0">
            <text:p>#N/D</text:p>
          </table:table-cell>
          <table:table-cell table:formula="of:=[.C$5]&amp;[.E35]" office:value-type="string" office:string-value="ACAR\+30 \- 613520">
            <text:p>ACAR\+30 \- 613520</text:p>
          </table:table-cell>
          <table:table-cell/>
          <table:table-cell table:style-name="ce49" office:value-type="float" office:value="613520">
            <text:p>613520</text:p>
          </table:table-cell>
          <table:table-cell table:style-name="ce50" office:value-type="string">
            <text:p>Location photocopieur</text:p>
          </table:table-cell>
          <table:table-cell table:style-name="ce55"/>
          <table:table-cell table:style-name="ce57" table:formula="of:=IF(ISERROR([.$B35]);&quot;&quot;;INDIRECT(&quot;'Données brutes'.&quot; &amp; [.H$1] &amp; [.$B35];1))">
            <text:p/>
          </table:table-cell>
          <table:table-cell table:style-name="ce57" table:formula="of:=IF(ISERROR([.$B35]);&quot;&quot;;INDIRECT(&quot;'Données brutes'.&quot; &amp; [.I$1] &amp; [.$B35];1))">
            <text:p/>
          </table:table-cell>
          <table:table-cell table:style-name="ce57" table:formula="of:=IF(ISERROR([.$B35]);&quot;&quot;;INDIRECT(&quot;'Données brutes'.&quot; &amp; [.J$1] &amp; [.$B35];1))">
            <text:p/>
          </table:table-cell>
          <table:table-cell table:style-name="ce57" table:formula="of:=IF(ISERROR([.$B35]);&quot;&quot;;INDIRECT(&quot;'Données brutes'.&quot; &amp; [.K$1] &amp; [.$B35];1))">
            <text:p/>
          </table:table-cell>
          <table:table-cell table:style-name="ce57" table:formula="of:=IF(ISERROR([.$B35]);&quot;&quot;;INDIRECT(&quot;'Données brutes'.&quot; &amp; [.L$1] &amp; [.$B35];1))">
            <text:p/>
          </table:table-cell>
          <table:table-cell table:style-name="ce57" table:formula="of:=IF(ISERROR([.$B35]);&quot;&quot;;INDIRECT(&quot;'Données brutes'.&quot; &amp; [.M$1] &amp; [.$B35];1))">
            <text:p/>
          </table:table-cell>
          <table:table-cell table:style-name="ce57" table:formula="of:=IF(ISERROR([.$B35]);&quot;&quot;;INDIRECT(&quot;'Données brutes'.&quot; &amp; [.N$1] &amp; [.$B35];1))">
            <text:p/>
          </table:table-cell>
          <table:table-cell table:style-name="ce57" table:formula="of:=IF(ISERROR([.$B35]);&quot;&quot;;INDIRECT(&quot;'Données brutes'.&quot; &amp; [.O$1] &amp; [.$B35];1))">
            <text:p/>
          </table:table-cell>
          <table:table-cell table:style-name="ce57" table:formula="of:=IF(ISERROR([.$B35]);&quot;&quot;;INDIRECT(&quot;'Données brutes'.&quot; &amp; [.P$1] &amp; [.$B35];1))">
            <text:p/>
          </table:table-cell>
          <table:table-cell table:style-name="ce57" table:formula="of:=IF(ISERROR([.$B35]);&quot;&quot;;INDIRECT(&quot;'Données brutes'.&quot; &amp; [.Q$1] &amp; [.$B35];1))">
            <text:p/>
          </table:table-cell>
          <table:table-cell table:style-name="ce57" table:formula="of:=IF(ISERROR([.$B35]);&quot;&quot;;INDIRECT(&quot;'Données brutes'.&quot; &amp; [.R$1] &amp; [.$B35];1))">
            <text:p/>
          </table:table-cell>
          <table:table-cell table:style-name="ce57" table:formula="of:=IF(ISERROR([.$B35]);&quot;&quot;;INDIRECT(&quot;'Données brutes'.&quot; &amp; [.S$1] &amp; [.$B35];1))">
            <text:p/>
          </table:table-cell>
          <table:table-cell table:style-name="ce58" table:formula="of:=SUM([.H35:.S35])" office:value-type="currency" office:currency="EUR" office:value="0">
            <text:p>0,00 €</text:p>
          </table:table-cell>
          <table:table-cell table:style-name="ce58" table:formula="of:=[.G35]-[.T35]" office:value-type="currency" office:currency="EUR" office:value="0">
            <text:p>0,00 €</text:p>
          </table:table-cell>
          <table:table-cell table:style-name="ce66" table:formula="of:=IF(ISNUMBER([.G35]);[.U35]/[.G35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36]=&quot;&quot;;NOT(ISERROR([.B36])));&quot;ok&quot;;&quot;&quot;)">
            <text:p/>
          </table:table-cell>
          <table:table-cell table:formula="of:=MATCH([.C36];ColonneSections;0)+(IF(LEFT([.E36];1)=&quot;7&quot;;1;0))" office:value-type="float" office:value="0">
            <text:p>#N/D</text:p>
          </table:table-cell>
          <table:table-cell table:formula="of:=[.C$5]&amp;[.E36]" office:value-type="string" office:string-value="ACAR\+30 \- 613550">
            <text:p>ACAR\+30 \- 613550</text:p>
          </table:table-cell>
          <table:table-cell/>
          <table:table-cell table:style-name="ce49" office:value-type="float" office:value="613550">
            <text:p>613550</text:p>
          </table:table-cell>
          <table:table-cell table:style-name="ce50" office:value-type="string">
            <text:p>Location de matériel</text:p>
          </table:table-cell>
          <table:table-cell table:style-name="ce55"/>
          <table:table-cell table:style-name="ce57" table:formula="of:=IF(ISERROR([.$B36]);&quot;&quot;;INDIRECT(&quot;'Données brutes'.&quot; &amp; [.H$1] &amp; [.$B36];1))">
            <text:p/>
          </table:table-cell>
          <table:table-cell table:style-name="ce57" table:formula="of:=IF(ISERROR([.$B36]);&quot;&quot;;INDIRECT(&quot;'Données brutes'.&quot; &amp; [.I$1] &amp; [.$B36];1))">
            <text:p/>
          </table:table-cell>
          <table:table-cell table:style-name="ce57" table:formula="of:=IF(ISERROR([.$B36]);&quot;&quot;;INDIRECT(&quot;'Données brutes'.&quot; &amp; [.J$1] &amp; [.$B36];1))">
            <text:p/>
          </table:table-cell>
          <table:table-cell table:style-name="ce57" table:formula="of:=IF(ISERROR([.$B36]);&quot;&quot;;INDIRECT(&quot;'Données brutes'.&quot; &amp; [.K$1] &amp; [.$B36];1))">
            <text:p/>
          </table:table-cell>
          <table:table-cell table:style-name="ce57" table:formula="of:=IF(ISERROR([.$B36]);&quot;&quot;;INDIRECT(&quot;'Données brutes'.&quot; &amp; [.L$1] &amp; [.$B36];1))">
            <text:p/>
          </table:table-cell>
          <table:table-cell table:style-name="ce57" table:formula="of:=IF(ISERROR([.$B36]);&quot;&quot;;INDIRECT(&quot;'Données brutes'.&quot; &amp; [.M$1] &amp; [.$B36];1))">
            <text:p/>
          </table:table-cell>
          <table:table-cell table:style-name="ce57" table:formula="of:=IF(ISERROR([.$B36]);&quot;&quot;;INDIRECT(&quot;'Données brutes'.&quot; &amp; [.N$1] &amp; [.$B36];1))">
            <text:p/>
          </table:table-cell>
          <table:table-cell table:style-name="ce57" table:formula="of:=IF(ISERROR([.$B36]);&quot;&quot;;INDIRECT(&quot;'Données brutes'.&quot; &amp; [.O$1] &amp; [.$B36];1))">
            <text:p/>
          </table:table-cell>
          <table:table-cell table:style-name="ce57" table:formula="of:=IF(ISERROR([.$B36]);&quot;&quot;;INDIRECT(&quot;'Données brutes'.&quot; &amp; [.P$1] &amp; [.$B36];1))">
            <text:p/>
          </table:table-cell>
          <table:table-cell table:style-name="ce57" table:formula="of:=IF(ISERROR([.$B36]);&quot;&quot;;INDIRECT(&quot;'Données brutes'.&quot; &amp; [.Q$1] &amp; [.$B36];1))">
            <text:p/>
          </table:table-cell>
          <table:table-cell table:style-name="ce57" table:formula="of:=IF(ISERROR([.$B36]);&quot;&quot;;INDIRECT(&quot;'Données brutes'.&quot; &amp; [.R$1] &amp; [.$B36];1))">
            <text:p/>
          </table:table-cell>
          <table:table-cell table:style-name="ce57" table:formula="of:=IF(ISERROR([.$B36]);&quot;&quot;;INDIRECT(&quot;'Données brutes'.&quot; &amp; [.S$1] &amp; [.$B36];1))">
            <text:p/>
          </table:table-cell>
          <table:table-cell table:style-name="ce58" table:formula="of:=SUM([.H36:.S36])" office:value-type="currency" office:currency="EUR" office:value="0">
            <text:p>0,00 €</text:p>
          </table:table-cell>
          <table:table-cell table:style-name="ce58" table:formula="of:=[.G36]-[.T36]" office:value-type="currency" office:currency="EUR" office:value="0">
            <text:p>0,00 €</text:p>
          </table:table-cell>
          <table:table-cell table:style-name="ce66" table:formula="of:=IF(ISNUMBER([.G36]);[.U36]/[.G36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37]=&quot;&quot;;NOT(ISERROR([.B37])));&quot;ok&quot;;&quot;&quot;)">
            <text:p/>
          </table:table-cell>
          <table:table-cell table:formula="of:=MATCH([.C37];ColonneSections;0)+(IF(LEFT([.E37];1)=&quot;7&quot;;1;0))" office:value-type="float" office:value="0">
            <text:p>#N/D</text:p>
          </table:table-cell>
          <table:table-cell table:formula="of:=[.C$5]&amp;[.E37]" office:value-type="string" office:string-value="ACAR\+30 \- 614000">
            <text:p>ACAR\+30 \- 614000</text:p>
          </table:table-cell>
          <table:table-cell/>
          <table:table-cell table:style-name="ce49" office:value-type="float" office:value="614000">
            <text:p>614000</text:p>
          </table:table-cell>
          <table:table-cell table:style-name="ce50" office:value-type="string">
            <text:p>Charges locatives/Ateliers</text:p>
          </table:table-cell>
          <table:table-cell table:style-name="ce55"/>
          <table:table-cell table:style-name="ce57" table:formula="of:=IF(ISERROR([.$B37]);&quot;&quot;;INDIRECT(&quot;'Données brutes'.&quot; &amp; [.H$1] &amp; [.$B37];1))">
            <text:p/>
          </table:table-cell>
          <table:table-cell table:style-name="ce57" table:formula="of:=IF(ISERROR([.$B37]);&quot;&quot;;INDIRECT(&quot;'Données brutes'.&quot; &amp; [.I$1] &amp; [.$B37];1))">
            <text:p/>
          </table:table-cell>
          <table:table-cell table:style-name="ce57" table:formula="of:=IF(ISERROR([.$B37]);&quot;&quot;;INDIRECT(&quot;'Données brutes'.&quot; &amp; [.J$1] &amp; [.$B37];1))">
            <text:p/>
          </table:table-cell>
          <table:table-cell table:style-name="ce57" table:formula="of:=IF(ISERROR([.$B37]);&quot;&quot;;INDIRECT(&quot;'Données brutes'.&quot; &amp; [.K$1] &amp; [.$B37];1))">
            <text:p/>
          </table:table-cell>
          <table:table-cell table:style-name="ce57" table:formula="of:=IF(ISERROR([.$B37]);&quot;&quot;;INDIRECT(&quot;'Données brutes'.&quot; &amp; [.L$1] &amp; [.$B37];1))">
            <text:p/>
          </table:table-cell>
          <table:table-cell table:style-name="ce57" table:formula="of:=IF(ISERROR([.$B37]);&quot;&quot;;INDIRECT(&quot;'Données brutes'.&quot; &amp; [.M$1] &amp; [.$B37];1))">
            <text:p/>
          </table:table-cell>
          <table:table-cell table:style-name="ce57" table:formula="of:=IF(ISERROR([.$B37]);&quot;&quot;;INDIRECT(&quot;'Données brutes'.&quot; &amp; [.N$1] &amp; [.$B37];1))">
            <text:p/>
          </table:table-cell>
          <table:table-cell table:style-name="ce57" table:formula="of:=IF(ISERROR([.$B37]);&quot;&quot;;INDIRECT(&quot;'Données brutes'.&quot; &amp; [.O$1] &amp; [.$B37];1))">
            <text:p/>
          </table:table-cell>
          <table:table-cell table:style-name="ce57" table:formula="of:=IF(ISERROR([.$B37]);&quot;&quot;;INDIRECT(&quot;'Données brutes'.&quot; &amp; [.P$1] &amp; [.$B37];1))">
            <text:p/>
          </table:table-cell>
          <table:table-cell table:style-name="ce57" table:formula="of:=IF(ISERROR([.$B37]);&quot;&quot;;INDIRECT(&quot;'Données brutes'.&quot; &amp; [.Q$1] &amp; [.$B37];1))">
            <text:p/>
          </table:table-cell>
          <table:table-cell table:style-name="ce57" table:formula="of:=IF(ISERROR([.$B37]);&quot;&quot;;INDIRECT(&quot;'Données brutes'.&quot; &amp; [.R$1] &amp; [.$B37];1))">
            <text:p/>
          </table:table-cell>
          <table:table-cell table:style-name="ce57" table:formula="of:=IF(ISERROR([.$B37]);&quot;&quot;;INDIRECT(&quot;'Données brutes'.&quot; &amp; [.S$1] &amp; [.$B37];1))">
            <text:p/>
          </table:table-cell>
          <table:table-cell table:style-name="ce58" table:formula="of:=SUM([.H37:.S37])" office:value-type="currency" office:currency="EUR" office:value="0">
            <text:p>0,00 €</text:p>
          </table:table-cell>
          <table:table-cell table:style-name="ce58" table:formula="of:=[.G37]-[.T37]" office:value-type="currency" office:currency="EUR" office:value="0">
            <text:p>0,00 €</text:p>
          </table:table-cell>
          <table:table-cell table:style-name="ce66" table:formula="of:=IF(ISNUMBER([.G37]);[.U37]/[.G37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38]=&quot;&quot;;NOT(ISERROR([.B38])));&quot;ok&quot;;&quot;&quot;)">
            <text:p/>
          </table:table-cell>
          <table:table-cell table:formula="of:=MATCH([.C38];ColonneSections;0)+(IF(LEFT([.E38];1)=&quot;7&quot;;1;0))" office:value-type="float" office:value="0">
            <text:p>#N/D</text:p>
          </table:table-cell>
          <table:table-cell table:formula="of:=[.C$5]&amp;[.E38]" office:value-type="string" office:string-value="ACAR\+30 \- 614100">
            <text:p>ACAR\+30 \- 614100</text:p>
          </table:table-cell>
          <table:table-cell/>
          <table:table-cell table:style-name="ce49" office:value-type="float" office:value="614100">
            <text:p>614100</text:p>
          </table:table-cell>
          <table:table-cell table:style-name="ce50" office:value-type="string">
            <text:p>Charges locatives extérieures</text:p>
          </table:table-cell>
          <table:table-cell table:style-name="ce55"/>
          <table:table-cell table:style-name="ce57" table:formula="of:=IF(ISERROR([.$B38]);&quot;&quot;;INDIRECT(&quot;'Données brutes'.&quot; &amp; [.H$1] &amp; [.$B38];1))">
            <text:p/>
          </table:table-cell>
          <table:table-cell table:style-name="ce57" table:formula="of:=IF(ISERROR([.$B38]);&quot;&quot;;INDIRECT(&quot;'Données brutes'.&quot; &amp; [.I$1] &amp; [.$B38];1))">
            <text:p/>
          </table:table-cell>
          <table:table-cell table:style-name="ce57" table:formula="of:=IF(ISERROR([.$B38]);&quot;&quot;;INDIRECT(&quot;'Données brutes'.&quot; &amp; [.J$1] &amp; [.$B38];1))">
            <text:p/>
          </table:table-cell>
          <table:table-cell table:style-name="ce57" table:formula="of:=IF(ISERROR([.$B38]);&quot;&quot;;INDIRECT(&quot;'Données brutes'.&quot; &amp; [.K$1] &amp; [.$B38];1))">
            <text:p/>
          </table:table-cell>
          <table:table-cell table:style-name="ce57" table:formula="of:=IF(ISERROR([.$B38]);&quot;&quot;;INDIRECT(&quot;'Données brutes'.&quot; &amp; [.L$1] &amp; [.$B38];1))">
            <text:p/>
          </table:table-cell>
          <table:table-cell table:style-name="ce57" table:formula="of:=IF(ISERROR([.$B38]);&quot;&quot;;INDIRECT(&quot;'Données brutes'.&quot; &amp; [.M$1] &amp; [.$B38];1))">
            <text:p/>
          </table:table-cell>
          <table:table-cell table:style-name="ce57" table:formula="of:=IF(ISERROR([.$B38]);&quot;&quot;;INDIRECT(&quot;'Données brutes'.&quot; &amp; [.N$1] &amp; [.$B38];1))">
            <text:p/>
          </table:table-cell>
          <table:table-cell table:style-name="ce57" table:formula="of:=IF(ISERROR([.$B38]);&quot;&quot;;INDIRECT(&quot;'Données brutes'.&quot; &amp; [.O$1] &amp; [.$B38];1))">
            <text:p/>
          </table:table-cell>
          <table:table-cell table:style-name="ce57" table:formula="of:=IF(ISERROR([.$B38]);&quot;&quot;;INDIRECT(&quot;'Données brutes'.&quot; &amp; [.P$1] &amp; [.$B38];1))">
            <text:p/>
          </table:table-cell>
          <table:table-cell table:style-name="ce57" table:formula="of:=IF(ISERROR([.$B38]);&quot;&quot;;INDIRECT(&quot;'Données brutes'.&quot; &amp; [.Q$1] &amp; [.$B38];1))">
            <text:p/>
          </table:table-cell>
          <table:table-cell table:style-name="ce57" table:formula="of:=IF(ISERROR([.$B38]);&quot;&quot;;INDIRECT(&quot;'Données brutes'.&quot; &amp; [.R$1] &amp; [.$B38];1))">
            <text:p/>
          </table:table-cell>
          <table:table-cell table:style-name="ce57" table:formula="of:=IF(ISERROR([.$B38]);&quot;&quot;;INDIRECT(&quot;'Données brutes'.&quot; &amp; [.S$1] &amp; [.$B38];1))">
            <text:p/>
          </table:table-cell>
          <table:table-cell table:style-name="ce58" table:formula="of:=SUM([.H38:.S38])" office:value-type="currency" office:currency="EUR" office:value="0">
            <text:p>0,00 €</text:p>
          </table:table-cell>
          <table:table-cell table:style-name="ce58" table:formula="of:=[.G38]-[.T38]" office:value-type="currency" office:currency="EUR" office:value="0">
            <text:p>0,00 €</text:p>
          </table:table-cell>
          <table:table-cell table:style-name="ce66" table:formula="of:=IF(ISNUMBER([.G38]);[.U38]/[.G38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39]=&quot;&quot;;NOT(ISERROR([.B39])));&quot;ok&quot;;&quot;&quot;)">
            <text:p/>
          </table:table-cell>
          <table:table-cell table:formula="of:=MATCH([.C39];ColonneSections;0)+(IF(LEFT([.E39];1)=&quot;7&quot;;1;0))" office:value-type="float" office:value="0">
            <text:p>#N/D</text:p>
          </table:table-cell>
          <table:table-cell table:formula="of:=[.C$5]&amp;[.E39]" office:value-type="string" office:string-value="ACAR\+30 \- 615000">
            <text:p>ACAR\+30 \- 615000</text:p>
          </table:table-cell>
          <table:table-cell/>
          <table:table-cell table:style-name="ce49" office:value-type="float" office:value="615000">
            <text:p>615000</text:p>
          </table:table-cell>
          <table:table-cell table:style-name="ce50" office:value-type="string">
            <text:p>Entretien et réparations</text:p>
          </table:table-cell>
          <table:table-cell table:style-name="ce55"/>
          <table:table-cell table:style-name="ce57" table:formula="of:=IF(ISERROR([.$B39]);&quot;&quot;;INDIRECT(&quot;'Données brutes'.&quot; &amp; [.H$1] &amp; [.$B39];1))">
            <text:p/>
          </table:table-cell>
          <table:table-cell table:style-name="ce57" table:formula="of:=IF(ISERROR([.$B39]);&quot;&quot;;INDIRECT(&quot;'Données brutes'.&quot; &amp; [.I$1] &amp; [.$B39];1))">
            <text:p/>
          </table:table-cell>
          <table:table-cell table:style-name="ce57" table:formula="of:=IF(ISERROR([.$B39]);&quot;&quot;;INDIRECT(&quot;'Données brutes'.&quot; &amp; [.J$1] &amp; [.$B39];1))">
            <text:p/>
          </table:table-cell>
          <table:table-cell table:style-name="ce57" table:formula="of:=IF(ISERROR([.$B39]);&quot;&quot;;INDIRECT(&quot;'Données brutes'.&quot; &amp; [.K$1] &amp; [.$B39];1))">
            <text:p/>
          </table:table-cell>
          <table:table-cell table:style-name="ce57" table:formula="of:=IF(ISERROR([.$B39]);&quot;&quot;;INDIRECT(&quot;'Données brutes'.&quot; &amp; [.L$1] &amp; [.$B39];1))">
            <text:p/>
          </table:table-cell>
          <table:table-cell table:style-name="ce57" table:formula="of:=IF(ISERROR([.$B39]);&quot;&quot;;INDIRECT(&quot;'Données brutes'.&quot; &amp; [.M$1] &amp; [.$B39];1))">
            <text:p/>
          </table:table-cell>
          <table:table-cell table:style-name="ce57" table:formula="of:=IF(ISERROR([.$B39]);&quot;&quot;;INDIRECT(&quot;'Données brutes'.&quot; &amp; [.N$1] &amp; [.$B39];1))">
            <text:p/>
          </table:table-cell>
          <table:table-cell table:style-name="ce57" table:formula="of:=IF(ISERROR([.$B39]);&quot;&quot;;INDIRECT(&quot;'Données brutes'.&quot; &amp; [.O$1] &amp; [.$B39];1))">
            <text:p/>
          </table:table-cell>
          <table:table-cell table:style-name="ce57" table:formula="of:=IF(ISERROR([.$B39]);&quot;&quot;;INDIRECT(&quot;'Données brutes'.&quot; &amp; [.P$1] &amp; [.$B39];1))">
            <text:p/>
          </table:table-cell>
          <table:table-cell table:style-name="ce57" table:formula="of:=IF(ISERROR([.$B39]);&quot;&quot;;INDIRECT(&quot;'Données brutes'.&quot; &amp; [.Q$1] &amp; [.$B39];1))">
            <text:p/>
          </table:table-cell>
          <table:table-cell table:style-name="ce57" table:formula="of:=IF(ISERROR([.$B39]);&quot;&quot;;INDIRECT(&quot;'Données brutes'.&quot; &amp; [.R$1] &amp; [.$B39];1))">
            <text:p/>
          </table:table-cell>
          <table:table-cell table:style-name="ce57" table:formula="of:=IF(ISERROR([.$B39]);&quot;&quot;;INDIRECT(&quot;'Données brutes'.&quot; &amp; [.S$1] &amp; [.$B39];1))">
            <text:p/>
          </table:table-cell>
          <table:table-cell table:style-name="ce58" table:formula="of:=SUM([.H39:.S39])" office:value-type="currency" office:currency="EUR" office:value="0">
            <text:p>0,00 €</text:p>
          </table:table-cell>
          <table:table-cell table:style-name="ce58" table:formula="of:=[.G39]-[.T39]" office:value-type="currency" office:currency="EUR" office:value="0">
            <text:p>0,00 €</text:p>
          </table:table-cell>
          <table:table-cell table:style-name="ce66" table:formula="of:=IF(ISNUMBER([.G39]);[.U39]/[.G39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40]=&quot;&quot;;NOT(ISERROR([.B40])));&quot;ok&quot;;&quot;&quot;)">
            <text:p/>
          </table:table-cell>
          <table:table-cell table:formula="of:=MATCH([.C40];ColonneSections;0)+(IF(LEFT([.E40];1)=&quot;7&quot;;1;0))" office:value-type="float" office:value="0">
            <text:p>#N/D</text:p>
          </table:table-cell>
          <table:table-cell table:formula="of:=[.C$5]&amp;[.E40]" office:value-type="string" office:string-value="ACAR\+30 \- 615200">
            <text:p>ACAR\+30 \- 615200</text:p>
          </table:table-cell>
          <table:table-cell/>
          <table:table-cell table:style-name="ce49" office:value-type="float" office:value="615200">
            <text:p>615200</text:p>
          </table:table-cell>
          <table:table-cell table:style-name="ce50" office:value-type="string">
            <text:p>Entretien immobilier</text:p>
          </table:table-cell>
          <table:table-cell table:style-name="ce55"/>
          <table:table-cell table:style-name="ce57" table:formula="of:=IF(ISERROR([.$B40]);&quot;&quot;;INDIRECT(&quot;'Données brutes'.&quot; &amp; [.H$1] &amp; [.$B40];1))">
            <text:p/>
          </table:table-cell>
          <table:table-cell table:style-name="ce57" table:formula="of:=IF(ISERROR([.$B40]);&quot;&quot;;INDIRECT(&quot;'Données brutes'.&quot; &amp; [.I$1] &amp; [.$B40];1))">
            <text:p/>
          </table:table-cell>
          <table:table-cell table:style-name="ce57" table:formula="of:=IF(ISERROR([.$B40]);&quot;&quot;;INDIRECT(&quot;'Données brutes'.&quot; &amp; [.J$1] &amp; [.$B40];1))">
            <text:p/>
          </table:table-cell>
          <table:table-cell table:style-name="ce57" table:formula="of:=IF(ISERROR([.$B40]);&quot;&quot;;INDIRECT(&quot;'Données brutes'.&quot; &amp; [.K$1] &amp; [.$B40];1))">
            <text:p/>
          </table:table-cell>
          <table:table-cell table:style-name="ce57" table:formula="of:=IF(ISERROR([.$B40]);&quot;&quot;;INDIRECT(&quot;'Données brutes'.&quot; &amp; [.L$1] &amp; [.$B40];1))">
            <text:p/>
          </table:table-cell>
          <table:table-cell table:style-name="ce57" table:formula="of:=IF(ISERROR([.$B40]);&quot;&quot;;INDIRECT(&quot;'Données brutes'.&quot; &amp; [.M$1] &amp; [.$B40];1))">
            <text:p/>
          </table:table-cell>
          <table:table-cell table:style-name="ce57" table:formula="of:=IF(ISERROR([.$B40]);&quot;&quot;;INDIRECT(&quot;'Données brutes'.&quot; &amp; [.N$1] &amp; [.$B40];1))">
            <text:p/>
          </table:table-cell>
          <table:table-cell table:style-name="ce57" table:formula="of:=IF(ISERROR([.$B40]);&quot;&quot;;INDIRECT(&quot;'Données brutes'.&quot; &amp; [.O$1] &amp; [.$B40];1))">
            <text:p/>
          </table:table-cell>
          <table:table-cell table:style-name="ce57" table:formula="of:=IF(ISERROR([.$B40]);&quot;&quot;;INDIRECT(&quot;'Données brutes'.&quot; &amp; [.P$1] &amp; [.$B40];1))">
            <text:p/>
          </table:table-cell>
          <table:table-cell table:style-name="ce57" table:formula="of:=IF(ISERROR([.$B40]);&quot;&quot;;INDIRECT(&quot;'Données brutes'.&quot; &amp; [.Q$1] &amp; [.$B40];1))">
            <text:p/>
          </table:table-cell>
          <table:table-cell table:style-name="ce57" table:formula="of:=IF(ISERROR([.$B40]);&quot;&quot;;INDIRECT(&quot;'Données brutes'.&quot; &amp; [.R$1] &amp; [.$B40];1))">
            <text:p/>
          </table:table-cell>
          <table:table-cell table:style-name="ce57" table:formula="of:=IF(ISERROR([.$B40]);&quot;&quot;;INDIRECT(&quot;'Données brutes'.&quot; &amp; [.S$1] &amp; [.$B40];1))">
            <text:p/>
          </table:table-cell>
          <table:table-cell table:style-name="ce58" table:formula="of:=SUM([.H40:.S40])" office:value-type="currency" office:currency="EUR" office:value="0">
            <text:p>0,00 €</text:p>
          </table:table-cell>
          <table:table-cell table:style-name="ce58" table:formula="of:=[.G40]-[.T40]" office:value-type="currency" office:currency="EUR" office:value="0">
            <text:p>0,00 €</text:p>
          </table:table-cell>
          <table:table-cell table:style-name="ce66" table:formula="of:=IF(ISNUMBER([.G40]);[.U40]/[.G40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41]=&quot;&quot;;NOT(ISERROR([.B41])));&quot;ok&quot;;&quot;&quot;)">
            <text:p/>
          </table:table-cell>
          <table:table-cell table:formula="of:=MATCH([.C41];ColonneSections;0)+(IF(LEFT([.E41];1)=&quot;7&quot;;1;0))" office:value-type="float" office:value="0">
            <text:p>#N/D</text:p>
          </table:table-cell>
          <table:table-cell table:formula="of:=[.C$5]&amp;[.E41]" office:value-type="string" office:string-value="ACAR\+30 \- 615500">
            <text:p>ACAR\+30 \- 615500</text:p>
          </table:table-cell>
          <table:table-cell/>
          <table:table-cell table:style-name="ce49" office:value-type="float" office:value="615500">
            <text:p>615500</text:p>
          </table:table-cell>
          <table:table-cell table:style-name="ce50" office:value-type="string">
            <text:p>Entretien mobilier</text:p>
          </table:table-cell>
          <table:table-cell table:style-name="ce55"/>
          <table:table-cell table:style-name="ce57" table:formula="of:=IF(ISERROR([.$B41]);&quot;&quot;;INDIRECT(&quot;'Données brutes'.&quot; &amp; [.H$1] &amp; [.$B41];1))">
            <text:p/>
          </table:table-cell>
          <table:table-cell table:style-name="ce57" table:formula="of:=IF(ISERROR([.$B41]);&quot;&quot;;INDIRECT(&quot;'Données brutes'.&quot; &amp; [.I$1] &amp; [.$B41];1))">
            <text:p/>
          </table:table-cell>
          <table:table-cell table:style-name="ce57" table:formula="of:=IF(ISERROR([.$B41]);&quot;&quot;;INDIRECT(&quot;'Données brutes'.&quot; &amp; [.J$1] &amp; [.$B41];1))">
            <text:p/>
          </table:table-cell>
          <table:table-cell table:style-name="ce57" table:formula="of:=IF(ISERROR([.$B41]);&quot;&quot;;INDIRECT(&quot;'Données brutes'.&quot; &amp; [.K$1] &amp; [.$B41];1))">
            <text:p/>
          </table:table-cell>
          <table:table-cell table:style-name="ce57" table:formula="of:=IF(ISERROR([.$B41]);&quot;&quot;;INDIRECT(&quot;'Données brutes'.&quot; &amp; [.L$1] &amp; [.$B41];1))">
            <text:p/>
          </table:table-cell>
          <table:table-cell table:style-name="ce57" table:formula="of:=IF(ISERROR([.$B41]);&quot;&quot;;INDIRECT(&quot;'Données brutes'.&quot; &amp; [.M$1] &amp; [.$B41];1))">
            <text:p/>
          </table:table-cell>
          <table:table-cell table:style-name="ce57" table:formula="of:=IF(ISERROR([.$B41]);&quot;&quot;;INDIRECT(&quot;'Données brutes'.&quot; &amp; [.N$1] &amp; [.$B41];1))">
            <text:p/>
          </table:table-cell>
          <table:table-cell table:style-name="ce57" table:formula="of:=IF(ISERROR([.$B41]);&quot;&quot;;INDIRECT(&quot;'Données brutes'.&quot; &amp; [.O$1] &amp; [.$B41];1))">
            <text:p/>
          </table:table-cell>
          <table:table-cell table:style-name="ce57" table:formula="of:=IF(ISERROR([.$B41]);&quot;&quot;;INDIRECT(&quot;'Données brutes'.&quot; &amp; [.P$1] &amp; [.$B41];1))">
            <text:p/>
          </table:table-cell>
          <table:table-cell table:style-name="ce57" table:formula="of:=IF(ISERROR([.$B41]);&quot;&quot;;INDIRECT(&quot;'Données brutes'.&quot; &amp; [.Q$1] &amp; [.$B41];1))">
            <text:p/>
          </table:table-cell>
          <table:table-cell table:style-name="ce57" table:formula="of:=IF(ISERROR([.$B41]);&quot;&quot;;INDIRECT(&quot;'Données brutes'.&quot; &amp; [.R$1] &amp; [.$B41];1))">
            <text:p/>
          </table:table-cell>
          <table:table-cell table:style-name="ce57" table:formula="of:=IF(ISERROR([.$B41]);&quot;&quot;;INDIRECT(&quot;'Données brutes'.&quot; &amp; [.S$1] &amp; [.$B41];1))">
            <text:p/>
          </table:table-cell>
          <table:table-cell table:style-name="ce58" table:formula="of:=SUM([.H41:.S41])" office:value-type="currency" office:currency="EUR" office:value="0">
            <text:p>0,00 €</text:p>
          </table:table-cell>
          <table:table-cell table:style-name="ce58" table:formula="of:=[.G41]-[.T41]" office:value-type="currency" office:currency="EUR" office:value="0">
            <text:p>0,00 €</text:p>
          </table:table-cell>
          <table:table-cell table:style-name="ce66" table:formula="of:=IF(ISNUMBER([.G41]);[.U41]/[.G41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42]=&quot;&quot;;NOT(ISERROR([.B42])));&quot;ok&quot;;&quot;&quot;)">
            <text:p/>
          </table:table-cell>
          <table:table-cell table:formula="of:=MATCH([.C42];ColonneSections;0)+(IF(LEFT([.E42];1)=&quot;7&quot;;1;0))" office:value-type="float" office:value="0">
            <text:p>#N/D</text:p>
          </table:table-cell>
          <table:table-cell table:formula="of:=[.C$5]&amp;[.E42]" office:value-type="string" office:string-value="ACAR\+30 \- 615610">
            <text:p>ACAR\+30 \- 615610</text:p>
          </table:table-cell>
          <table:table-cell/>
          <table:table-cell table:style-name="ce49" office:value-type="float" office:value="615610">
            <text:p>615610</text:p>
          </table:table-cell>
          <table:table-cell table:style-name="ce50" office:value-type="string">
            <text:p>Maintenance photocopieur</text:p>
          </table:table-cell>
          <table:table-cell table:style-name="ce55"/>
          <table:table-cell table:style-name="ce57" table:formula="of:=IF(ISERROR([.$B42]);&quot;&quot;;INDIRECT(&quot;'Données brutes'.&quot; &amp; [.H$1] &amp; [.$B42];1))">
            <text:p/>
          </table:table-cell>
          <table:table-cell table:style-name="ce57" table:formula="of:=IF(ISERROR([.$B42]);&quot;&quot;;INDIRECT(&quot;'Données brutes'.&quot; &amp; [.I$1] &amp; [.$B42];1))">
            <text:p/>
          </table:table-cell>
          <table:table-cell table:style-name="ce57" table:formula="of:=IF(ISERROR([.$B42]);&quot;&quot;;INDIRECT(&quot;'Données brutes'.&quot; &amp; [.J$1] &amp; [.$B42];1))">
            <text:p/>
          </table:table-cell>
          <table:table-cell table:style-name="ce57" table:formula="of:=IF(ISERROR([.$B42]);&quot;&quot;;INDIRECT(&quot;'Données brutes'.&quot; &amp; [.K$1] &amp; [.$B42];1))">
            <text:p/>
          </table:table-cell>
          <table:table-cell table:style-name="ce57" table:formula="of:=IF(ISERROR([.$B42]);&quot;&quot;;INDIRECT(&quot;'Données brutes'.&quot; &amp; [.L$1] &amp; [.$B42];1))">
            <text:p/>
          </table:table-cell>
          <table:table-cell table:style-name="ce57" table:formula="of:=IF(ISERROR([.$B42]);&quot;&quot;;INDIRECT(&quot;'Données brutes'.&quot; &amp; [.M$1] &amp; [.$B42];1))">
            <text:p/>
          </table:table-cell>
          <table:table-cell table:style-name="ce57" table:formula="of:=IF(ISERROR([.$B42]);&quot;&quot;;INDIRECT(&quot;'Données brutes'.&quot; &amp; [.N$1] &amp; [.$B42];1))">
            <text:p/>
          </table:table-cell>
          <table:table-cell table:style-name="ce57" table:formula="of:=IF(ISERROR([.$B42]);&quot;&quot;;INDIRECT(&quot;'Données brutes'.&quot; &amp; [.O$1] &amp; [.$B42];1))">
            <text:p/>
          </table:table-cell>
          <table:table-cell table:style-name="ce57" table:formula="of:=IF(ISERROR([.$B42]);&quot;&quot;;INDIRECT(&quot;'Données brutes'.&quot; &amp; [.P$1] &amp; [.$B42];1))">
            <text:p/>
          </table:table-cell>
          <table:table-cell table:style-name="ce57" table:formula="of:=IF(ISERROR([.$B42]);&quot;&quot;;INDIRECT(&quot;'Données brutes'.&quot; &amp; [.Q$1] &amp; [.$B42];1))">
            <text:p/>
          </table:table-cell>
          <table:table-cell table:style-name="ce57" table:formula="of:=IF(ISERROR([.$B42]);&quot;&quot;;INDIRECT(&quot;'Données brutes'.&quot; &amp; [.R$1] &amp; [.$B42];1))">
            <text:p/>
          </table:table-cell>
          <table:table-cell table:style-name="ce57" table:formula="of:=IF(ISERROR([.$B42]);&quot;&quot;;INDIRECT(&quot;'Données brutes'.&quot; &amp; [.S$1] &amp; [.$B42];1))">
            <text:p/>
          </table:table-cell>
          <table:table-cell table:style-name="ce58" table:formula="of:=SUM([.H42:.S42])" office:value-type="currency" office:currency="EUR" office:value="0">
            <text:p>0,00 €</text:p>
          </table:table-cell>
          <table:table-cell table:style-name="ce58" table:formula="of:=[.G42]-[.T42]" office:value-type="currency" office:currency="EUR" office:value="0">
            <text:p>0,00 €</text:p>
          </table:table-cell>
          <table:table-cell table:style-name="ce66" table:formula="of:=IF(ISNUMBER([.G42]);[.U42]/[.G42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43]=&quot;&quot;;NOT(ISERROR([.B43])));&quot;ok&quot;;&quot;&quot;)">
            <text:p/>
          </table:table-cell>
          <table:table-cell table:formula="of:=MATCH([.C43];ColonneSections;0)+(IF(LEFT([.E43];1)=&quot;7&quot;;1;0))" office:value-type="float" office:value="0">
            <text:p>#N/D</text:p>
          </table:table-cell>
          <table:table-cell table:formula="of:=[.C$5]&amp;[.E43]" office:value-type="string" office:string-value="ACAR\+30 \- 615620">
            <text:p>ACAR\+30 \- 615620</text:p>
          </table:table-cell>
          <table:table-cell/>
          <table:table-cell table:style-name="ce49" office:value-type="float" office:value="615620">
            <text:p>615620</text:p>
          </table:table-cell>
          <table:table-cell table:style-name="ce50" office:value-type="string">
            <text:p>Réaffectation Bilan Cogilog abt</text:p>
          </table:table-cell>
          <table:table-cell table:style-name="ce55"/>
          <table:table-cell table:style-name="ce57" table:formula="of:=IF(ISERROR([.$B43]);&quot;&quot;;INDIRECT(&quot;'Données brutes'.&quot; &amp; [.H$1] &amp; [.$B43];1))">
            <text:p/>
          </table:table-cell>
          <table:table-cell table:style-name="ce57" table:formula="of:=IF(ISERROR([.$B43]);&quot;&quot;;INDIRECT(&quot;'Données brutes'.&quot; &amp; [.I$1] &amp; [.$B43];1))">
            <text:p/>
          </table:table-cell>
          <table:table-cell table:style-name="ce57" table:formula="of:=IF(ISERROR([.$B43]);&quot;&quot;;INDIRECT(&quot;'Données brutes'.&quot; &amp; [.J$1] &amp; [.$B43];1))">
            <text:p/>
          </table:table-cell>
          <table:table-cell table:style-name="ce57" table:formula="of:=IF(ISERROR([.$B43]);&quot;&quot;;INDIRECT(&quot;'Données brutes'.&quot; &amp; [.K$1] &amp; [.$B43];1))">
            <text:p/>
          </table:table-cell>
          <table:table-cell table:style-name="ce57" table:formula="of:=IF(ISERROR([.$B43]);&quot;&quot;;INDIRECT(&quot;'Données brutes'.&quot; &amp; [.L$1] &amp; [.$B43];1))">
            <text:p/>
          </table:table-cell>
          <table:table-cell table:style-name="ce57" table:formula="of:=IF(ISERROR([.$B43]);&quot;&quot;;INDIRECT(&quot;'Données brutes'.&quot; &amp; [.M$1] &amp; [.$B43];1))">
            <text:p/>
          </table:table-cell>
          <table:table-cell table:style-name="ce57" table:formula="of:=IF(ISERROR([.$B43]);&quot;&quot;;INDIRECT(&quot;'Données brutes'.&quot; &amp; [.N$1] &amp; [.$B43];1))">
            <text:p/>
          </table:table-cell>
          <table:table-cell table:style-name="ce57" table:formula="of:=IF(ISERROR([.$B43]);&quot;&quot;;INDIRECT(&quot;'Données brutes'.&quot; &amp; [.O$1] &amp; [.$B43];1))">
            <text:p/>
          </table:table-cell>
          <table:table-cell table:style-name="ce57" table:formula="of:=IF(ISERROR([.$B43]);&quot;&quot;;INDIRECT(&quot;'Données brutes'.&quot; &amp; [.P$1] &amp; [.$B43];1))">
            <text:p/>
          </table:table-cell>
          <table:table-cell table:style-name="ce57" table:formula="of:=IF(ISERROR([.$B43]);&quot;&quot;;INDIRECT(&quot;'Données brutes'.&quot; &amp; [.Q$1] &amp; [.$B43];1))">
            <text:p/>
          </table:table-cell>
          <table:table-cell table:style-name="ce57" table:formula="of:=IF(ISERROR([.$B43]);&quot;&quot;;INDIRECT(&quot;'Données brutes'.&quot; &amp; [.R$1] &amp; [.$B43];1))">
            <text:p/>
          </table:table-cell>
          <table:table-cell table:style-name="ce57" table:formula="of:=IF(ISERROR([.$B43]);&quot;&quot;;INDIRECT(&quot;'Données brutes'.&quot; &amp; [.S$1] &amp; [.$B43];1))">
            <text:p/>
          </table:table-cell>
          <table:table-cell table:style-name="ce58" table:formula="of:=SUM([.H43:.S43])" office:value-type="currency" office:currency="EUR" office:value="0">
            <text:p>0,00 €</text:p>
          </table:table-cell>
          <table:table-cell table:style-name="ce58" table:formula="of:=[.G43]-[.T43]" office:value-type="currency" office:currency="EUR" office:value="0">
            <text:p>0,00 €</text:p>
          </table:table-cell>
          <table:table-cell table:style-name="ce66" table:formula="of:=IF(ISNUMBER([.G43]);[.U43]/[.G43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44]=&quot;&quot;;NOT(ISERROR([.B44])));&quot;ok&quot;;&quot;&quot;)">
            <text:p/>
          </table:table-cell>
          <table:table-cell table:formula="of:=MATCH([.C44];ColonneSections;0)+(IF(LEFT([.E44];1)=&quot;7&quot;;1;0))" office:value-type="float" office:value="0">
            <text:p>#N/D</text:p>
          </table:table-cell>
          <table:table-cell table:formula="of:=[.C$5]&amp;[.E44]" office:value-type="string" office:string-value="ACAR\+30 \- 615630">
            <text:p>ACAR\+30 \- 615630</text:p>
          </table:table-cell>
          <table:table-cell/>
          <table:table-cell table:style-name="ce49" office:value-type="float" office:value="615630">
            <text:p>615630</text:p>
          </table:table-cell>
          <table:table-cell table:style-name="ce50" office:value-type="string">
            <text:p>Réaffectation Bilan Sivit</text:p>
          </table:table-cell>
          <table:table-cell table:style-name="ce55"/>
          <table:table-cell table:style-name="ce57" table:formula="of:=IF(ISERROR([.$B44]);&quot;&quot;;INDIRECT(&quot;'Données brutes'.&quot; &amp; [.H$1] &amp; [.$B44];1))">
            <text:p/>
          </table:table-cell>
          <table:table-cell table:style-name="ce57" table:formula="of:=IF(ISERROR([.$B44]);&quot;&quot;;INDIRECT(&quot;'Données brutes'.&quot; &amp; [.I$1] &amp; [.$B44];1))">
            <text:p/>
          </table:table-cell>
          <table:table-cell table:style-name="ce57" table:formula="of:=IF(ISERROR([.$B44]);&quot;&quot;;INDIRECT(&quot;'Données brutes'.&quot; &amp; [.J$1] &amp; [.$B44];1))">
            <text:p/>
          </table:table-cell>
          <table:table-cell table:style-name="ce57" table:formula="of:=IF(ISERROR([.$B44]);&quot;&quot;;INDIRECT(&quot;'Données brutes'.&quot; &amp; [.K$1] &amp; [.$B44];1))">
            <text:p/>
          </table:table-cell>
          <table:table-cell table:style-name="ce57" table:formula="of:=IF(ISERROR([.$B44]);&quot;&quot;;INDIRECT(&quot;'Données brutes'.&quot; &amp; [.L$1] &amp; [.$B44];1))">
            <text:p/>
          </table:table-cell>
          <table:table-cell table:style-name="ce57" table:formula="of:=IF(ISERROR([.$B44]);&quot;&quot;;INDIRECT(&quot;'Données brutes'.&quot; &amp; [.M$1] &amp; [.$B44];1))">
            <text:p/>
          </table:table-cell>
          <table:table-cell table:style-name="ce57" table:formula="of:=IF(ISERROR([.$B44]);&quot;&quot;;INDIRECT(&quot;'Données brutes'.&quot; &amp; [.N$1] &amp; [.$B44];1))">
            <text:p/>
          </table:table-cell>
          <table:table-cell table:style-name="ce57" table:formula="of:=IF(ISERROR([.$B44]);&quot;&quot;;INDIRECT(&quot;'Données brutes'.&quot; &amp; [.O$1] &amp; [.$B44];1))">
            <text:p/>
          </table:table-cell>
          <table:table-cell table:style-name="ce57" table:formula="of:=IF(ISERROR([.$B44]);&quot;&quot;;INDIRECT(&quot;'Données brutes'.&quot; &amp; [.P$1] &amp; [.$B44];1))">
            <text:p/>
          </table:table-cell>
          <table:table-cell table:style-name="ce57" table:formula="of:=IF(ISERROR([.$B44]);&quot;&quot;;INDIRECT(&quot;'Données brutes'.&quot; &amp; [.Q$1] &amp; [.$B44];1))">
            <text:p/>
          </table:table-cell>
          <table:table-cell table:style-name="ce57" table:formula="of:=IF(ISERROR([.$B44]);&quot;&quot;;INDIRECT(&quot;'Données brutes'.&quot; &amp; [.R$1] &amp; [.$B44];1))">
            <text:p/>
          </table:table-cell>
          <table:table-cell table:style-name="ce57" table:formula="of:=IF(ISERROR([.$B44]);&quot;&quot;;INDIRECT(&quot;'Données brutes'.&quot; &amp; [.S$1] &amp; [.$B44];1))">
            <text:p/>
          </table:table-cell>
          <table:table-cell table:style-name="ce58" table:formula="of:=SUM([.H44:.S44])" office:value-type="currency" office:currency="EUR" office:value="0">
            <text:p>0,00 €</text:p>
          </table:table-cell>
          <table:table-cell table:style-name="ce58" table:formula="of:=[.G44]-[.T44]" office:value-type="currency" office:currency="EUR" office:value="0">
            <text:p>0,00 €</text:p>
          </table:table-cell>
          <table:table-cell table:style-name="ce66" table:formula="of:=IF(ISNUMBER([.G44]);[.U44]/[.G44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45]=&quot;&quot;;NOT(ISERROR([.B45])));&quot;ok&quot;;&quot;&quot;)">
            <text:p/>
          </table:table-cell>
          <table:table-cell table:formula="of:=MATCH([.C45];ColonneSections;0)+(IF(LEFT([.E45];1)=&quot;7&quot;;1;0))" office:value-type="float" office:value="0">
            <text:p>#N/D</text:p>
          </table:table-cell>
          <table:table-cell table:formula="of:=[.C$5]&amp;[.E45]" office:value-type="string" office:string-value="ACAR\+30 \- 615640">
            <text:p>ACAR\+30 \- 615640</text:p>
          </table:table-cell>
          <table:table-cell/>
          <table:table-cell table:style-name="ce49" office:value-type="float" office:value="615640">
            <text:p>615640</text:p>
          </table:table-cell>
          <table:table-cell table:style-name="ce50" office:value-type="string">
            <text:p>Réaffectation Bilan nom de domaine</text:p>
          </table:table-cell>
          <table:table-cell table:style-name="ce55"/>
          <table:table-cell table:style-name="ce57" table:formula="of:=IF(ISERROR([.$B45]);&quot;&quot;;INDIRECT(&quot;'Données brutes'.&quot; &amp; [.H$1] &amp; [.$B45];1))">
            <text:p/>
          </table:table-cell>
          <table:table-cell table:style-name="ce57" table:formula="of:=IF(ISERROR([.$B45]);&quot;&quot;;INDIRECT(&quot;'Données brutes'.&quot; &amp; [.I$1] &amp; [.$B45];1))">
            <text:p/>
          </table:table-cell>
          <table:table-cell table:style-name="ce57" table:formula="of:=IF(ISERROR([.$B45]);&quot;&quot;;INDIRECT(&quot;'Données brutes'.&quot; &amp; [.J$1] &amp; [.$B45];1))">
            <text:p/>
          </table:table-cell>
          <table:table-cell table:style-name="ce57" table:formula="of:=IF(ISERROR([.$B45]);&quot;&quot;;INDIRECT(&quot;'Données brutes'.&quot; &amp; [.K$1] &amp; [.$B45];1))">
            <text:p/>
          </table:table-cell>
          <table:table-cell table:style-name="ce57" table:formula="of:=IF(ISERROR([.$B45]);&quot;&quot;;INDIRECT(&quot;'Données brutes'.&quot; &amp; [.L$1] &amp; [.$B45];1))">
            <text:p/>
          </table:table-cell>
          <table:table-cell table:style-name="ce57" table:formula="of:=IF(ISERROR([.$B45]);&quot;&quot;;INDIRECT(&quot;'Données brutes'.&quot; &amp; [.M$1] &amp; [.$B45];1))">
            <text:p/>
          </table:table-cell>
          <table:table-cell table:style-name="ce57" table:formula="of:=IF(ISERROR([.$B45]);&quot;&quot;;INDIRECT(&quot;'Données brutes'.&quot; &amp; [.N$1] &amp; [.$B45];1))">
            <text:p/>
          </table:table-cell>
          <table:table-cell table:style-name="ce57" table:formula="of:=IF(ISERROR([.$B45]);&quot;&quot;;INDIRECT(&quot;'Données brutes'.&quot; &amp; [.O$1] &amp; [.$B45];1))">
            <text:p/>
          </table:table-cell>
          <table:table-cell table:style-name="ce57" table:formula="of:=IF(ISERROR([.$B45]);&quot;&quot;;INDIRECT(&quot;'Données brutes'.&quot; &amp; [.P$1] &amp; [.$B45];1))">
            <text:p/>
          </table:table-cell>
          <table:table-cell table:style-name="ce57" table:formula="of:=IF(ISERROR([.$B45]);&quot;&quot;;INDIRECT(&quot;'Données brutes'.&quot; &amp; [.Q$1] &amp; [.$B45];1))">
            <text:p/>
          </table:table-cell>
          <table:table-cell table:style-name="ce57" table:formula="of:=IF(ISERROR([.$B45]);&quot;&quot;;INDIRECT(&quot;'Données brutes'.&quot; &amp; [.R$1] &amp; [.$B45];1))">
            <text:p/>
          </table:table-cell>
          <table:table-cell table:style-name="ce57" table:formula="of:=IF(ISERROR([.$B45]);&quot;&quot;;INDIRECT(&quot;'Données brutes'.&quot; &amp; [.S$1] &amp; [.$B45];1))">
            <text:p/>
          </table:table-cell>
          <table:table-cell table:style-name="ce58" table:formula="of:=SUM([.H45:.S45])" office:value-type="currency" office:currency="EUR" office:value="0">
            <text:p>0,00 €</text:p>
          </table:table-cell>
          <table:table-cell table:style-name="ce58" table:formula="of:=[.G45]-[.T45]" office:value-type="currency" office:currency="EUR" office:value="0">
            <text:p>0,00 €</text:p>
          </table:table-cell>
          <table:table-cell table:style-name="ce66" table:formula="of:=IF(ISNUMBER([.G45]);[.U45]/[.G45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46]=&quot;&quot;;NOT(ISERROR([.B46])));&quot;ok&quot;;&quot;&quot;)">
            <text:p/>
          </table:table-cell>
          <table:table-cell table:formula="of:=MATCH([.C46];ColonneSections;0)+(IF(LEFT([.E46];1)=&quot;7&quot;;1;0))" office:value-type="float" office:value="0">
            <text:p>#N/D</text:p>
          </table:table-cell>
          <table:table-cell table:formula="of:=[.C$5]&amp;[.E46]" office:value-type="string" office:string-value="ACAR\+30 \- 615650">
            <text:p>ACAR\+30 \- 615650</text:p>
          </table:table-cell>
          <table:table-cell/>
          <table:table-cell table:style-name="ce49" office:value-type="float" office:value="615650">
            <text:p>615650</text:p>
          </table:table-cell>
          <table:table-cell table:style-name="ce50" office:value-type="string">
            <text:p>Maintenances informatiques</text:p>
          </table:table-cell>
          <table:table-cell table:style-name="ce55"/>
          <table:table-cell table:style-name="ce57" table:formula="of:=IF(ISERROR([.$B46]);&quot;&quot;;INDIRECT(&quot;'Données brutes'.&quot; &amp; [.H$1] &amp; [.$B46];1))">
            <text:p/>
          </table:table-cell>
          <table:table-cell table:style-name="ce57" table:formula="of:=IF(ISERROR([.$B46]);&quot;&quot;;INDIRECT(&quot;'Données brutes'.&quot; &amp; [.I$1] &amp; [.$B46];1))">
            <text:p/>
          </table:table-cell>
          <table:table-cell table:style-name="ce57" table:formula="of:=IF(ISERROR([.$B46]);&quot;&quot;;INDIRECT(&quot;'Données brutes'.&quot; &amp; [.J$1] &amp; [.$B46];1))">
            <text:p/>
          </table:table-cell>
          <table:table-cell table:style-name="ce57" table:formula="of:=IF(ISERROR([.$B46]);&quot;&quot;;INDIRECT(&quot;'Données brutes'.&quot; &amp; [.K$1] &amp; [.$B46];1))">
            <text:p/>
          </table:table-cell>
          <table:table-cell table:style-name="ce57" table:formula="of:=IF(ISERROR([.$B46]);&quot;&quot;;INDIRECT(&quot;'Données brutes'.&quot; &amp; [.L$1] &amp; [.$B46];1))">
            <text:p/>
          </table:table-cell>
          <table:table-cell table:style-name="ce57" table:formula="of:=IF(ISERROR([.$B46]);&quot;&quot;;INDIRECT(&quot;'Données brutes'.&quot; &amp; [.M$1] &amp; [.$B46];1))">
            <text:p/>
          </table:table-cell>
          <table:table-cell table:style-name="ce57" table:formula="of:=IF(ISERROR([.$B46]);&quot;&quot;;INDIRECT(&quot;'Données brutes'.&quot; &amp; [.N$1] &amp; [.$B46];1))">
            <text:p/>
          </table:table-cell>
          <table:table-cell table:style-name="ce57" table:formula="of:=IF(ISERROR([.$B46]);&quot;&quot;;INDIRECT(&quot;'Données brutes'.&quot; &amp; [.O$1] &amp; [.$B46];1))">
            <text:p/>
          </table:table-cell>
          <table:table-cell table:style-name="ce57" table:formula="of:=IF(ISERROR([.$B46]);&quot;&quot;;INDIRECT(&quot;'Données brutes'.&quot; &amp; [.P$1] &amp; [.$B46];1))">
            <text:p/>
          </table:table-cell>
          <table:table-cell table:style-name="ce57" table:formula="of:=IF(ISERROR([.$B46]);&quot;&quot;;INDIRECT(&quot;'Données brutes'.&quot; &amp; [.Q$1] &amp; [.$B46];1))">
            <text:p/>
          </table:table-cell>
          <table:table-cell table:style-name="ce57" table:formula="of:=IF(ISERROR([.$B46]);&quot;&quot;;INDIRECT(&quot;'Données brutes'.&quot; &amp; [.R$1] &amp; [.$B46];1))">
            <text:p/>
          </table:table-cell>
          <table:table-cell table:style-name="ce57" table:formula="of:=IF(ISERROR([.$B46]);&quot;&quot;;INDIRECT(&quot;'Données brutes'.&quot; &amp; [.S$1] &amp; [.$B46];1))">
            <text:p/>
          </table:table-cell>
          <table:table-cell table:style-name="ce58" table:formula="of:=SUM([.H46:.S46])" office:value-type="currency" office:currency="EUR" office:value="0">
            <text:p>0,00 €</text:p>
          </table:table-cell>
          <table:table-cell table:style-name="ce58" table:formula="of:=[.G46]-[.T46]" office:value-type="currency" office:currency="EUR" office:value="0">
            <text:p>0,00 €</text:p>
          </table:table-cell>
          <table:table-cell table:style-name="ce66" table:formula="of:=IF(ISNUMBER([.G46]);[.U46]/[.G46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47]=&quot;&quot;;NOT(ISERROR([.B47])));&quot;ok&quot;;&quot;&quot;)">
            <text:p/>
          </table:table-cell>
          <table:table-cell table:formula="of:=MATCH([.C47];ColonneSections;0)+(IF(LEFT([.E47];1)=&quot;7&quot;;1;0))" office:value-type="float" office:value="0">
            <text:p>#N/D</text:p>
          </table:table-cell>
          <table:table-cell table:formula="of:=[.C$5]&amp;[.E47]" office:value-type="string" office:string-value="ACAR\+30 \- 615660">
            <text:p>ACAR\+30 \- 615660</text:p>
          </table:table-cell>
          <table:table-cell/>
          <table:table-cell table:style-name="ce49" office:value-type="float" office:value="615660">
            <text:p>615660</text:p>
          </table:table-cell>
          <table:table-cell table:style-name="ce50" office:value-type="string">
            <text:p>Maintenances sites web</text:p>
          </table:table-cell>
          <table:table-cell table:style-name="ce55"/>
          <table:table-cell table:style-name="ce57" table:formula="of:=IF(ISERROR([.$B47]);&quot;&quot;;INDIRECT(&quot;'Données brutes'.&quot; &amp; [.H$1] &amp; [.$B47];1))">
            <text:p/>
          </table:table-cell>
          <table:table-cell table:style-name="ce57" table:formula="of:=IF(ISERROR([.$B47]);&quot;&quot;;INDIRECT(&quot;'Données brutes'.&quot; &amp; [.I$1] &amp; [.$B47];1))">
            <text:p/>
          </table:table-cell>
          <table:table-cell table:style-name="ce57" table:formula="of:=IF(ISERROR([.$B47]);&quot;&quot;;INDIRECT(&quot;'Données brutes'.&quot; &amp; [.J$1] &amp; [.$B47];1))">
            <text:p/>
          </table:table-cell>
          <table:table-cell table:style-name="ce57" table:formula="of:=IF(ISERROR([.$B47]);&quot;&quot;;INDIRECT(&quot;'Données brutes'.&quot; &amp; [.K$1] &amp; [.$B47];1))">
            <text:p/>
          </table:table-cell>
          <table:table-cell table:style-name="ce57" table:formula="of:=IF(ISERROR([.$B47]);&quot;&quot;;INDIRECT(&quot;'Données brutes'.&quot; &amp; [.L$1] &amp; [.$B47];1))">
            <text:p/>
          </table:table-cell>
          <table:table-cell table:style-name="ce57" table:formula="of:=IF(ISERROR([.$B47]);&quot;&quot;;INDIRECT(&quot;'Données brutes'.&quot; &amp; [.M$1] &amp; [.$B47];1))">
            <text:p/>
          </table:table-cell>
          <table:table-cell table:style-name="ce57" table:formula="of:=IF(ISERROR([.$B47]);&quot;&quot;;INDIRECT(&quot;'Données brutes'.&quot; &amp; [.N$1] &amp; [.$B47];1))">
            <text:p/>
          </table:table-cell>
          <table:table-cell table:style-name="ce57" table:formula="of:=IF(ISERROR([.$B47]);&quot;&quot;;INDIRECT(&quot;'Données brutes'.&quot; &amp; [.O$1] &amp; [.$B47];1))">
            <text:p/>
          </table:table-cell>
          <table:table-cell table:style-name="ce57" table:formula="of:=IF(ISERROR([.$B47]);&quot;&quot;;INDIRECT(&quot;'Données brutes'.&quot; &amp; [.P$1] &amp; [.$B47];1))">
            <text:p/>
          </table:table-cell>
          <table:table-cell table:style-name="ce57" table:formula="of:=IF(ISERROR([.$B47]);&quot;&quot;;INDIRECT(&quot;'Données brutes'.&quot; &amp; [.Q$1] &amp; [.$B47];1))">
            <text:p/>
          </table:table-cell>
          <table:table-cell table:style-name="ce57" table:formula="of:=IF(ISERROR([.$B47]);&quot;&quot;;INDIRECT(&quot;'Données brutes'.&quot; &amp; [.R$1] &amp; [.$B47];1))">
            <text:p/>
          </table:table-cell>
          <table:table-cell table:style-name="ce57" table:formula="of:=IF(ISERROR([.$B47]);&quot;&quot;;INDIRECT(&quot;'Données brutes'.&quot; &amp; [.S$1] &amp; [.$B47];1))">
            <text:p/>
          </table:table-cell>
          <table:table-cell table:style-name="ce58" table:formula="of:=SUM([.H47:.S47])" office:value-type="currency" office:currency="EUR" office:value="0">
            <text:p>0,00 €</text:p>
          </table:table-cell>
          <table:table-cell table:style-name="ce58" table:formula="of:=[.G47]-[.T47]" office:value-type="currency" office:currency="EUR" office:value="0">
            <text:p>0,00 €</text:p>
          </table:table-cell>
          <table:table-cell table:style-name="ce66" table:formula="of:=IF(ISNUMBER([.G47]);[.U47]/[.G47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48]=&quot;&quot;;NOT(ISERROR([.B48])));&quot;ok&quot;;&quot;&quot;)">
            <text:p/>
          </table:table-cell>
          <table:table-cell table:formula="of:=MATCH([.C48];ColonneSections;0)+(IF(LEFT([.E48];1)=&quot;7&quot;;1;0))" office:value-type="float" office:value="0">
            <text:p>#N/D</text:p>
          </table:table-cell>
          <table:table-cell table:formula="of:=[.C$5]&amp;[.E48]" office:value-type="string" office:string-value="ACAR\+30 \- 616000">
            <text:p>ACAR\+30 \- 616000</text:p>
          </table:table-cell>
          <table:table-cell/>
          <table:table-cell table:style-name="ce49" office:value-type="float" office:value="616000">
            <text:p>616000</text:p>
          </table:table-cell>
          <table:table-cell table:style-name="ce50" office:value-type="string">
            <text:p>Primes d'assurance</text:p>
          </table:table-cell>
          <table:table-cell table:style-name="ce55"/>
          <table:table-cell table:style-name="ce57" table:formula="of:=IF(ISERROR([.$B48]);&quot;&quot;;INDIRECT(&quot;'Données brutes'.&quot; &amp; [.H$1] &amp; [.$B48];1))">
            <text:p/>
          </table:table-cell>
          <table:table-cell table:style-name="ce57" table:formula="of:=IF(ISERROR([.$B48]);&quot;&quot;;INDIRECT(&quot;'Données brutes'.&quot; &amp; [.I$1] &amp; [.$B48];1))">
            <text:p/>
          </table:table-cell>
          <table:table-cell table:style-name="ce57" table:formula="of:=IF(ISERROR([.$B48]);&quot;&quot;;INDIRECT(&quot;'Données brutes'.&quot; &amp; [.J$1] &amp; [.$B48];1))">
            <text:p/>
          </table:table-cell>
          <table:table-cell table:style-name="ce57" table:formula="of:=IF(ISERROR([.$B48]);&quot;&quot;;INDIRECT(&quot;'Données brutes'.&quot; &amp; [.K$1] &amp; [.$B48];1))">
            <text:p/>
          </table:table-cell>
          <table:table-cell table:style-name="ce57" table:formula="of:=IF(ISERROR([.$B48]);&quot;&quot;;INDIRECT(&quot;'Données brutes'.&quot; &amp; [.L$1] &amp; [.$B48];1))">
            <text:p/>
          </table:table-cell>
          <table:table-cell table:style-name="ce57" table:formula="of:=IF(ISERROR([.$B48]);&quot;&quot;;INDIRECT(&quot;'Données brutes'.&quot; &amp; [.M$1] &amp; [.$B48];1))">
            <text:p/>
          </table:table-cell>
          <table:table-cell table:style-name="ce57" table:formula="of:=IF(ISERROR([.$B48]);&quot;&quot;;INDIRECT(&quot;'Données brutes'.&quot; &amp; [.N$1] &amp; [.$B48];1))">
            <text:p/>
          </table:table-cell>
          <table:table-cell table:style-name="ce57" table:formula="of:=IF(ISERROR([.$B48]);&quot;&quot;;INDIRECT(&quot;'Données brutes'.&quot; &amp; [.O$1] &amp; [.$B48];1))">
            <text:p/>
          </table:table-cell>
          <table:table-cell table:style-name="ce57" table:formula="of:=IF(ISERROR([.$B48]);&quot;&quot;;INDIRECT(&quot;'Données brutes'.&quot; &amp; [.P$1] &amp; [.$B48];1))">
            <text:p/>
          </table:table-cell>
          <table:table-cell table:style-name="ce57" table:formula="of:=IF(ISERROR([.$B48]);&quot;&quot;;INDIRECT(&quot;'Données brutes'.&quot; &amp; [.Q$1] &amp; [.$B48];1))">
            <text:p/>
          </table:table-cell>
          <table:table-cell table:style-name="ce57" table:formula="of:=IF(ISERROR([.$B48]);&quot;&quot;;INDIRECT(&quot;'Données brutes'.&quot; &amp; [.R$1] &amp; [.$B48];1))">
            <text:p/>
          </table:table-cell>
          <table:table-cell table:style-name="ce57" table:formula="of:=IF(ISERROR([.$B48]);&quot;&quot;;INDIRECT(&quot;'Données brutes'.&quot; &amp; [.S$1] &amp; [.$B48];1))">
            <text:p/>
          </table:table-cell>
          <table:table-cell table:style-name="ce58" table:formula="of:=SUM([.H48:.S48])" office:value-type="currency" office:currency="EUR" office:value="0">
            <text:p>0,00 €</text:p>
          </table:table-cell>
          <table:table-cell table:style-name="ce58" table:formula="of:=[.G48]-[.T48]" office:value-type="currency" office:currency="EUR" office:value="0">
            <text:p>0,00 €</text:p>
          </table:table-cell>
          <table:table-cell table:style-name="ce66" table:formula="of:=IF(ISNUMBER([.G48]);[.U48]/[.G48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49]=&quot;&quot;;NOT(ISERROR([.B49])));&quot;ok&quot;;&quot;&quot;)">
            <text:p/>
          </table:table-cell>
          <table:table-cell table:formula="of:=MATCH([.C49];ColonneSections;0)+(IF(LEFT([.E49];1)=&quot;7&quot;;1;0))" office:value-type="float" office:value="0">
            <text:p>#N/D</text:p>
          </table:table-cell>
          <table:table-cell table:formula="of:=[.C$5]&amp;[.E49]" office:value-type="string" office:string-value="ACAR\+30 \- 618000">
            <text:p>ACAR\+30 \- 618000</text:p>
          </table:table-cell>
          <table:table-cell/>
          <table:table-cell table:style-name="ce49" office:value-type="float" office:value="618000">
            <text:p>618000</text:p>
          </table:table-cell>
          <table:table-cell table:style-name="ce50" office:value-type="string">
            <text:p>Documentation</text:p>
          </table:table-cell>
          <table:table-cell table:style-name="ce55"/>
          <table:table-cell table:style-name="ce57" table:formula="of:=IF(ISERROR([.$B49]);&quot;&quot;;INDIRECT(&quot;'Données brutes'.&quot; &amp; [.H$1] &amp; [.$B49];1))">
            <text:p/>
          </table:table-cell>
          <table:table-cell table:style-name="ce57" table:formula="of:=IF(ISERROR([.$B49]);&quot;&quot;;INDIRECT(&quot;'Données brutes'.&quot; &amp; [.I$1] &amp; [.$B49];1))">
            <text:p/>
          </table:table-cell>
          <table:table-cell table:style-name="ce57" table:formula="of:=IF(ISERROR([.$B49]);&quot;&quot;;INDIRECT(&quot;'Données brutes'.&quot; &amp; [.J$1] &amp; [.$B49];1))">
            <text:p/>
          </table:table-cell>
          <table:table-cell table:style-name="ce57" table:formula="of:=IF(ISERROR([.$B49]);&quot;&quot;;INDIRECT(&quot;'Données brutes'.&quot; &amp; [.K$1] &amp; [.$B49];1))">
            <text:p/>
          </table:table-cell>
          <table:table-cell table:style-name="ce57" table:formula="of:=IF(ISERROR([.$B49]);&quot;&quot;;INDIRECT(&quot;'Données brutes'.&quot; &amp; [.L$1] &amp; [.$B49];1))">
            <text:p/>
          </table:table-cell>
          <table:table-cell table:style-name="ce57" table:formula="of:=IF(ISERROR([.$B49]);&quot;&quot;;INDIRECT(&quot;'Données brutes'.&quot; &amp; [.M$1] &amp; [.$B49];1))">
            <text:p/>
          </table:table-cell>
          <table:table-cell table:style-name="ce57" table:formula="of:=IF(ISERROR([.$B49]);&quot;&quot;;INDIRECT(&quot;'Données brutes'.&quot; &amp; [.N$1] &amp; [.$B49];1))">
            <text:p/>
          </table:table-cell>
          <table:table-cell table:style-name="ce57" table:formula="of:=IF(ISERROR([.$B49]);&quot;&quot;;INDIRECT(&quot;'Données brutes'.&quot; &amp; [.O$1] &amp; [.$B49];1))">
            <text:p/>
          </table:table-cell>
          <table:table-cell table:style-name="ce57" table:formula="of:=IF(ISERROR([.$B49]);&quot;&quot;;INDIRECT(&quot;'Données brutes'.&quot; &amp; [.P$1] &amp; [.$B49];1))">
            <text:p/>
          </table:table-cell>
          <table:table-cell table:style-name="ce57" table:formula="of:=IF(ISERROR([.$B49]);&quot;&quot;;INDIRECT(&quot;'Données brutes'.&quot; &amp; [.Q$1] &amp; [.$B49];1))">
            <text:p/>
          </table:table-cell>
          <table:table-cell table:style-name="ce57" table:formula="of:=IF(ISERROR([.$B49]);&quot;&quot;;INDIRECT(&quot;'Données brutes'.&quot; &amp; [.R$1] &amp; [.$B49];1))">
            <text:p/>
          </table:table-cell>
          <table:table-cell table:style-name="ce57" table:formula="of:=IF(ISERROR([.$B49]);&quot;&quot;;INDIRECT(&quot;'Données brutes'.&quot; &amp; [.S$1] &amp; [.$B49];1))">
            <text:p/>
          </table:table-cell>
          <table:table-cell table:style-name="ce58" table:formula="of:=SUM([.H49:.S49])" office:value-type="currency" office:currency="EUR" office:value="0">
            <text:p>0,00 €</text:p>
          </table:table-cell>
          <table:table-cell table:style-name="ce58" table:formula="of:=[.G49]-[.T49]" office:value-type="currency" office:currency="EUR" office:value="0">
            <text:p>0,00 €</text:p>
          </table:table-cell>
          <table:table-cell table:style-name="ce66" table:formula="of:=IF(ISNUMBER([.G49]);[.U49]/[.G49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50]=&quot;&quot;;NOT(ISERROR([.B50])));&quot;ok&quot;;&quot;&quot;)">
            <text:p/>
          </table:table-cell>
          <table:table-cell table:formula="of:=MATCH([.C50];ColonneSections;0)+(IF(LEFT([.E50];1)=&quot;7&quot;;1;0))" office:value-type="float" office:value="0">
            <text:p>#N/D</text:p>
          </table:table-cell>
          <table:table-cell table:formula="of:=[.C$5]&amp;[.E50]" office:value-type="string" office:string-value="ACAR\+30 \- 618200">
            <text:p>ACAR\+30 \- 618200</text:p>
          </table:table-cell>
          <table:table-cell/>
          <table:table-cell table:style-name="ce49" office:value-type="float" office:value="618200">
            <text:p>618200</text:p>
          </table:table-cell>
          <table:table-cell table:style-name="ce50" office:value-type="string">
            <text:p>Abonnements doc</text:p>
          </table:table-cell>
          <table:table-cell table:style-name="ce55"/>
          <table:table-cell table:style-name="ce57" table:formula="of:=IF(ISERROR([.$B50]);&quot;&quot;;INDIRECT(&quot;'Données brutes'.&quot; &amp; [.H$1] &amp; [.$B50];1))">
            <text:p/>
          </table:table-cell>
          <table:table-cell table:style-name="ce57" table:formula="of:=IF(ISERROR([.$B50]);&quot;&quot;;INDIRECT(&quot;'Données brutes'.&quot; &amp; [.I$1] &amp; [.$B50];1))">
            <text:p/>
          </table:table-cell>
          <table:table-cell table:style-name="ce57" table:formula="of:=IF(ISERROR([.$B50]);&quot;&quot;;INDIRECT(&quot;'Données brutes'.&quot; &amp; [.J$1] &amp; [.$B50];1))">
            <text:p/>
          </table:table-cell>
          <table:table-cell table:style-name="ce57" table:formula="of:=IF(ISERROR([.$B50]);&quot;&quot;;INDIRECT(&quot;'Données brutes'.&quot; &amp; [.K$1] &amp; [.$B50];1))">
            <text:p/>
          </table:table-cell>
          <table:table-cell table:style-name="ce57" table:formula="of:=IF(ISERROR([.$B50]);&quot;&quot;;INDIRECT(&quot;'Données brutes'.&quot; &amp; [.L$1] &amp; [.$B50];1))">
            <text:p/>
          </table:table-cell>
          <table:table-cell table:style-name="ce57" table:formula="of:=IF(ISERROR([.$B50]);&quot;&quot;;INDIRECT(&quot;'Données brutes'.&quot; &amp; [.M$1] &amp; [.$B50];1))">
            <text:p/>
          </table:table-cell>
          <table:table-cell table:style-name="ce57" table:formula="of:=IF(ISERROR([.$B50]);&quot;&quot;;INDIRECT(&quot;'Données brutes'.&quot; &amp; [.N$1] &amp; [.$B50];1))">
            <text:p/>
          </table:table-cell>
          <table:table-cell table:style-name="ce57" table:formula="of:=IF(ISERROR([.$B50]);&quot;&quot;;INDIRECT(&quot;'Données brutes'.&quot; &amp; [.O$1] &amp; [.$B50];1))">
            <text:p/>
          </table:table-cell>
          <table:table-cell table:style-name="ce57" table:formula="of:=IF(ISERROR([.$B50]);&quot;&quot;;INDIRECT(&quot;'Données brutes'.&quot; &amp; [.P$1] &amp; [.$B50];1))">
            <text:p/>
          </table:table-cell>
          <table:table-cell table:style-name="ce57" table:formula="of:=IF(ISERROR([.$B50]);&quot;&quot;;INDIRECT(&quot;'Données brutes'.&quot; &amp; [.Q$1] &amp; [.$B50];1))">
            <text:p/>
          </table:table-cell>
          <table:table-cell table:style-name="ce57" table:formula="of:=IF(ISERROR([.$B50]);&quot;&quot;;INDIRECT(&quot;'Données brutes'.&quot; &amp; [.R$1] &amp; [.$B50];1))">
            <text:p/>
          </table:table-cell>
          <table:table-cell table:style-name="ce57" table:formula="of:=IF(ISERROR([.$B50]);&quot;&quot;;INDIRECT(&quot;'Données brutes'.&quot; &amp; [.S$1] &amp; [.$B50];1))">
            <text:p/>
          </table:table-cell>
          <table:table-cell table:style-name="ce58" table:formula="of:=SUM([.H50:.S50])" office:value-type="currency" office:currency="EUR" office:value="0">
            <text:p>0,00 €</text:p>
          </table:table-cell>
          <table:table-cell table:style-name="ce58" table:formula="of:=[.G50]-[.T50]" office:value-type="currency" office:currency="EUR" office:value="0">
            <text:p>0,00 €</text:p>
          </table:table-cell>
          <table:table-cell table:style-name="ce66" table:formula="of:=IF(ISNUMBER([.G50]);[.U50]/[.G50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51]=&quot;&quot;;NOT(ISERROR([.B51])));&quot;ok&quot;;&quot;&quot;)">
            <text:p/>
          </table:table-cell>
          <table:table-cell table:formula="of:=MATCH([.C51];ColonneSections;0)+(IF(LEFT([.E51];1)=&quot;7&quot;;1;0))" office:value-type="float" office:value="0">
            <text:p>#N/D</text:p>
          </table:table-cell>
          <table:table-cell table:formula="of:=[.C$5]&amp;[.E51]" office:value-type="string" office:string-value="ACAR\+30 \- 618500">
            <text:p>ACAR\+30 \- 618500</text:p>
          </table:table-cell>
          <table:table-cell/>
          <table:table-cell table:style-name="ce49" office:value-type="float" office:value="618500">
            <text:p>618500</text:p>
          </table:table-cell>
          <table:table-cell table:style-name="ce50" office:value-type="string">
            <text:p>Frais colloques &amp; conf. de presse</text:p>
          </table:table-cell>
          <table:table-cell table:style-name="ce55"/>
          <table:table-cell table:style-name="ce57" table:formula="of:=IF(ISERROR([.$B51]);&quot;&quot;;INDIRECT(&quot;'Données brutes'.&quot; &amp; [.H$1] &amp; [.$B51];1))">
            <text:p/>
          </table:table-cell>
          <table:table-cell table:style-name="ce57" table:formula="of:=IF(ISERROR([.$B51]);&quot;&quot;;INDIRECT(&quot;'Données brutes'.&quot; &amp; [.I$1] &amp; [.$B51];1))">
            <text:p/>
          </table:table-cell>
          <table:table-cell table:style-name="ce57" table:formula="of:=IF(ISERROR([.$B51]);&quot;&quot;;INDIRECT(&quot;'Données brutes'.&quot; &amp; [.J$1] &amp; [.$B51];1))">
            <text:p/>
          </table:table-cell>
          <table:table-cell table:style-name="ce57" table:formula="of:=IF(ISERROR([.$B51]);&quot;&quot;;INDIRECT(&quot;'Données brutes'.&quot; &amp; [.K$1] &amp; [.$B51];1))">
            <text:p/>
          </table:table-cell>
          <table:table-cell table:style-name="ce57" table:formula="of:=IF(ISERROR([.$B51]);&quot;&quot;;INDIRECT(&quot;'Données brutes'.&quot; &amp; [.L$1] &amp; [.$B51];1))">
            <text:p/>
          </table:table-cell>
          <table:table-cell table:style-name="ce57" table:formula="of:=IF(ISERROR([.$B51]);&quot;&quot;;INDIRECT(&quot;'Données brutes'.&quot; &amp; [.M$1] &amp; [.$B51];1))">
            <text:p/>
          </table:table-cell>
          <table:table-cell table:style-name="ce57" table:formula="of:=IF(ISERROR([.$B51]);&quot;&quot;;INDIRECT(&quot;'Données brutes'.&quot; &amp; [.N$1] &amp; [.$B51];1))">
            <text:p/>
          </table:table-cell>
          <table:table-cell table:style-name="ce57" table:formula="of:=IF(ISERROR([.$B51]);&quot;&quot;;INDIRECT(&quot;'Données brutes'.&quot; &amp; [.O$1] &amp; [.$B51];1))">
            <text:p/>
          </table:table-cell>
          <table:table-cell table:style-name="ce57" table:formula="of:=IF(ISERROR([.$B51]);&quot;&quot;;INDIRECT(&quot;'Données brutes'.&quot; &amp; [.P$1] &amp; [.$B51];1))">
            <text:p/>
          </table:table-cell>
          <table:table-cell table:style-name="ce57" table:formula="of:=IF(ISERROR([.$B51]);&quot;&quot;;INDIRECT(&quot;'Données brutes'.&quot; &amp; [.Q$1] &amp; [.$B51];1))">
            <text:p/>
          </table:table-cell>
          <table:table-cell table:style-name="ce57" table:formula="of:=IF(ISERROR([.$B51]);&quot;&quot;;INDIRECT(&quot;'Données brutes'.&quot; &amp; [.R$1] &amp; [.$B51];1))">
            <text:p/>
          </table:table-cell>
          <table:table-cell table:style-name="ce57" table:formula="of:=IF(ISERROR([.$B51]);&quot;&quot;;INDIRECT(&quot;'Données brutes'.&quot; &amp; [.S$1] &amp; [.$B51];1))">
            <text:p/>
          </table:table-cell>
          <table:table-cell table:style-name="ce58" table:formula="of:=SUM([.H51:.S51])" office:value-type="currency" office:currency="EUR" office:value="0">
            <text:p>0,00 €</text:p>
          </table:table-cell>
          <table:table-cell table:style-name="ce58" table:formula="of:=[.G51]-[.T51]" office:value-type="currency" office:currency="EUR" office:value="0">
            <text:p>0,00 €</text:p>
          </table:table-cell>
          <table:table-cell table:style-name="ce66" table:formula="of:=IF(ISNUMBER([.G51]);[.U51]/[.G51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52]=&quot;&quot;;NOT(ISERROR([.B52])));&quot;ok&quot;;&quot;&quot;)">
            <text:p/>
          </table:table-cell>
          <table:table-cell table:formula="of:=MATCH([.C52];ColonneSections;0)+(IF(LEFT([.E52];1)=&quot;7&quot;;1;0))" office:value-type="float" office:value="0">
            <text:p>#N/D</text:p>
          </table:table-cell>
          <table:table-cell table:formula="of:=[.C$5]&amp;[.E52]" office:value-type="string" office:string-value="ACAR\+30 \- 618510">
            <text:p>ACAR\+30 \- 618510</text:p>
          </table:table-cell>
          <table:table-cell/>
          <table:table-cell table:style-name="ce49" office:value-type="float" office:value="618510">
            <text:p>618510</text:p>
          </table:table-cell>
          <table:table-cell table:style-name="ce50" office:value-type="string">
            <text:p>Frais d'AG annuelle</text:p>
          </table:table-cell>
          <table:table-cell table:style-name="ce55"/>
          <table:table-cell table:style-name="ce57" table:formula="of:=IF(ISERROR([.$B52]);&quot;&quot;;INDIRECT(&quot;'Données brutes'.&quot; &amp; [.H$1] &amp; [.$B52];1))">
            <text:p/>
          </table:table-cell>
          <table:table-cell table:style-name="ce57" table:formula="of:=IF(ISERROR([.$B52]);&quot;&quot;;INDIRECT(&quot;'Données brutes'.&quot; &amp; [.I$1] &amp; [.$B52];1))">
            <text:p/>
          </table:table-cell>
          <table:table-cell table:style-name="ce57" table:formula="of:=IF(ISERROR([.$B52]);&quot;&quot;;INDIRECT(&quot;'Données brutes'.&quot; &amp; [.J$1] &amp; [.$B52];1))">
            <text:p/>
          </table:table-cell>
          <table:table-cell table:style-name="ce57" table:formula="of:=IF(ISERROR([.$B52]);&quot;&quot;;INDIRECT(&quot;'Données brutes'.&quot; &amp; [.K$1] &amp; [.$B52];1))">
            <text:p/>
          </table:table-cell>
          <table:table-cell table:style-name="ce57" table:formula="of:=IF(ISERROR([.$B52]);&quot;&quot;;INDIRECT(&quot;'Données brutes'.&quot; &amp; [.L$1] &amp; [.$B52];1))">
            <text:p/>
          </table:table-cell>
          <table:table-cell table:style-name="ce57" table:formula="of:=IF(ISERROR([.$B52]);&quot;&quot;;INDIRECT(&quot;'Données brutes'.&quot; &amp; [.M$1] &amp; [.$B52];1))">
            <text:p/>
          </table:table-cell>
          <table:table-cell table:style-name="ce57" table:formula="of:=IF(ISERROR([.$B52]);&quot;&quot;;INDIRECT(&quot;'Données brutes'.&quot; &amp; [.N$1] &amp; [.$B52];1))">
            <text:p/>
          </table:table-cell>
          <table:table-cell table:style-name="ce57" table:formula="of:=IF(ISERROR([.$B52]);&quot;&quot;;INDIRECT(&quot;'Données brutes'.&quot; &amp; [.O$1] &amp; [.$B52];1))">
            <text:p/>
          </table:table-cell>
          <table:table-cell table:style-name="ce57" table:formula="of:=IF(ISERROR([.$B52]);&quot;&quot;;INDIRECT(&quot;'Données brutes'.&quot; &amp; [.P$1] &amp; [.$B52];1))">
            <text:p/>
          </table:table-cell>
          <table:table-cell table:style-name="ce57" table:formula="of:=IF(ISERROR([.$B52]);&quot;&quot;;INDIRECT(&quot;'Données brutes'.&quot; &amp; [.Q$1] &amp; [.$B52];1))">
            <text:p/>
          </table:table-cell>
          <table:table-cell table:style-name="ce57" table:formula="of:=IF(ISERROR([.$B52]);&quot;&quot;;INDIRECT(&quot;'Données brutes'.&quot; &amp; [.R$1] &amp; [.$B52];1))">
            <text:p/>
          </table:table-cell>
          <table:table-cell table:style-name="ce57" table:formula="of:=IF(ISERROR([.$B52]);&quot;&quot;;INDIRECT(&quot;'Données brutes'.&quot; &amp; [.S$1] &amp; [.$B52];1))">
            <text:p/>
          </table:table-cell>
          <table:table-cell table:style-name="ce58" table:formula="of:=SUM([.H52:.S52])" office:value-type="currency" office:currency="EUR" office:value="0">
            <text:p>0,00 €</text:p>
          </table:table-cell>
          <table:table-cell table:style-name="ce58" table:formula="of:=[.G52]-[.T52]" office:value-type="currency" office:currency="EUR" office:value="0">
            <text:p>0,00 €</text:p>
          </table:table-cell>
          <table:table-cell table:style-name="ce66" table:formula="of:=IF(ISNUMBER([.G52]);[.U52]/[.G52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53]=&quot;&quot;;NOT(ISERROR([.B53])));&quot;ok&quot;;&quot;&quot;)">
            <text:p/>
          </table:table-cell>
          <table:table-cell table:formula="of:=MATCH([.C53];ColonneSections;0)+(IF(LEFT([.E53];1)=&quot;7&quot;;1;0))" office:value-type="float" office:value="0">
            <text:p>#N/D</text:p>
          </table:table-cell>
          <table:table-cell table:formula="of:=[.C$5]&amp;[.E53]" office:value-type="string" office:string-value="ACAR\+30 \- 618520">
            <text:p>ACAR\+30 \- 618520</text:p>
          </table:table-cell>
          <table:table-cell/>
          <table:table-cell table:style-name="ce49" office:value-type="float" office:value="618520">
            <text:p>618520</text:p>
          </table:table-cell>
          <table:table-cell table:style-name="ce50" office:value-type="string">
            <text:p>Frais de CA</text:p>
          </table:table-cell>
          <table:table-cell table:style-name="ce55"/>
          <table:table-cell table:style-name="ce57" table:formula="of:=IF(ISERROR([.$B53]);&quot;&quot;;INDIRECT(&quot;'Données brutes'.&quot; &amp; [.H$1] &amp; [.$B53];1))">
            <text:p/>
          </table:table-cell>
          <table:table-cell table:style-name="ce57" table:formula="of:=IF(ISERROR([.$B53]);&quot;&quot;;INDIRECT(&quot;'Données brutes'.&quot; &amp; [.I$1] &amp; [.$B53];1))">
            <text:p/>
          </table:table-cell>
          <table:table-cell table:style-name="ce57" table:formula="of:=IF(ISERROR([.$B53]);&quot;&quot;;INDIRECT(&quot;'Données brutes'.&quot; &amp; [.J$1] &amp; [.$B53];1))">
            <text:p/>
          </table:table-cell>
          <table:table-cell table:style-name="ce57" table:formula="of:=IF(ISERROR([.$B53]);&quot;&quot;;INDIRECT(&quot;'Données brutes'.&quot; &amp; [.K$1] &amp; [.$B53];1))">
            <text:p/>
          </table:table-cell>
          <table:table-cell table:style-name="ce57" table:formula="of:=IF(ISERROR([.$B53]);&quot;&quot;;INDIRECT(&quot;'Données brutes'.&quot; &amp; [.L$1] &amp; [.$B53];1))">
            <text:p/>
          </table:table-cell>
          <table:table-cell table:style-name="ce57" table:formula="of:=IF(ISERROR([.$B53]);&quot;&quot;;INDIRECT(&quot;'Données brutes'.&quot; &amp; [.M$1] &amp; [.$B53];1))">
            <text:p/>
          </table:table-cell>
          <table:table-cell table:style-name="ce57" table:formula="of:=IF(ISERROR([.$B53]);&quot;&quot;;INDIRECT(&quot;'Données brutes'.&quot; &amp; [.N$1] &amp; [.$B53];1))">
            <text:p/>
          </table:table-cell>
          <table:table-cell table:style-name="ce57" table:formula="of:=IF(ISERROR([.$B53]);&quot;&quot;;INDIRECT(&quot;'Données brutes'.&quot; &amp; [.O$1] &amp; [.$B53];1))">
            <text:p/>
          </table:table-cell>
          <table:table-cell table:style-name="ce57" table:formula="of:=IF(ISERROR([.$B53]);&quot;&quot;;INDIRECT(&quot;'Données brutes'.&quot; &amp; [.P$1] &amp; [.$B53];1))">
            <text:p/>
          </table:table-cell>
          <table:table-cell table:style-name="ce57" table:formula="of:=IF(ISERROR([.$B53]);&quot;&quot;;INDIRECT(&quot;'Données brutes'.&quot; &amp; [.Q$1] &amp; [.$B53];1))">
            <text:p/>
          </table:table-cell>
          <table:table-cell table:style-name="ce57" table:formula="of:=IF(ISERROR([.$B53]);&quot;&quot;;INDIRECT(&quot;'Données brutes'.&quot; &amp; [.R$1] &amp; [.$B53];1))">
            <text:p/>
          </table:table-cell>
          <table:table-cell table:style-name="ce57" table:formula="of:=IF(ISERROR([.$B53]);&quot;&quot;;INDIRECT(&quot;'Données brutes'.&quot; &amp; [.S$1] &amp; [.$B53];1))">
            <text:p/>
          </table:table-cell>
          <table:table-cell table:style-name="ce58" table:formula="of:=SUM([.H53:.S53])" office:value-type="currency" office:currency="EUR" office:value="0">
            <text:p>0,00 €</text:p>
          </table:table-cell>
          <table:table-cell table:style-name="ce58" table:formula="of:=[.G53]-[.T53]" office:value-type="currency" office:currency="EUR" office:value="0">
            <text:p>0,00 €</text:p>
          </table:table-cell>
          <table:table-cell table:style-name="ce66" table:formula="of:=IF(ISNUMBER([.G53]);[.U53]/[.G53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54]=&quot;&quot;;NOT(ISERROR([.B54])));&quot;ok&quot;;&quot;&quot;)">
            <text:p/>
          </table:table-cell>
          <table:table-cell table:formula="of:=MATCH([.C54];ColonneSections;0)+(IF(LEFT([.E54];1)=&quot;7&quot;;1;0))" office:value-type="float" office:value="0">
            <text:p>#N/D</text:p>
          </table:table-cell>
          <table:table-cell table:formula="of:=[.C$5]&amp;[.E54]" office:value-type="string" office:string-value="ACAR\+30 \- 618530">
            <text:p>ACAR\+30 \- 618530</text:p>
          </table:table-cell>
          <table:table-cell/>
          <table:table-cell table:style-name="ce49" office:value-type="float" office:value="618530">
            <text:p>618530</text:p>
          </table:table-cell>
          <table:table-cell table:style-name="ce50" office:value-type="string">
            <text:p>Formation hors formation continue</text:p>
          </table:table-cell>
          <table:table-cell table:style-name="ce55"/>
          <table:table-cell table:style-name="ce57" table:formula="of:=IF(ISERROR([.$B54]);&quot;&quot;;INDIRECT(&quot;'Données brutes'.&quot; &amp; [.H$1] &amp; [.$B54];1))">
            <text:p/>
          </table:table-cell>
          <table:table-cell table:style-name="ce57" table:formula="of:=IF(ISERROR([.$B54]);&quot;&quot;;INDIRECT(&quot;'Données brutes'.&quot; &amp; [.I$1] &amp; [.$B54];1))">
            <text:p/>
          </table:table-cell>
          <table:table-cell table:style-name="ce57" table:formula="of:=IF(ISERROR([.$B54]);&quot;&quot;;INDIRECT(&quot;'Données brutes'.&quot; &amp; [.J$1] &amp; [.$B54];1))">
            <text:p/>
          </table:table-cell>
          <table:table-cell table:style-name="ce57" table:formula="of:=IF(ISERROR([.$B54]);&quot;&quot;;INDIRECT(&quot;'Données brutes'.&quot; &amp; [.K$1] &amp; [.$B54];1))">
            <text:p/>
          </table:table-cell>
          <table:table-cell table:style-name="ce57" table:formula="of:=IF(ISERROR([.$B54]);&quot;&quot;;INDIRECT(&quot;'Données brutes'.&quot; &amp; [.L$1] &amp; [.$B54];1))">
            <text:p/>
          </table:table-cell>
          <table:table-cell table:style-name="ce57" table:formula="of:=IF(ISERROR([.$B54]);&quot;&quot;;INDIRECT(&quot;'Données brutes'.&quot; &amp; [.M$1] &amp; [.$B54];1))">
            <text:p/>
          </table:table-cell>
          <table:table-cell table:style-name="ce57" table:formula="of:=IF(ISERROR([.$B54]);&quot;&quot;;INDIRECT(&quot;'Données brutes'.&quot; &amp; [.N$1] &amp; [.$B54];1))">
            <text:p/>
          </table:table-cell>
          <table:table-cell table:style-name="ce57" table:formula="of:=IF(ISERROR([.$B54]);&quot;&quot;;INDIRECT(&quot;'Données brutes'.&quot; &amp; [.O$1] &amp; [.$B54];1))">
            <text:p/>
          </table:table-cell>
          <table:table-cell table:style-name="ce57" table:formula="of:=IF(ISERROR([.$B54]);&quot;&quot;;INDIRECT(&quot;'Données brutes'.&quot; &amp; [.P$1] &amp; [.$B54];1))">
            <text:p/>
          </table:table-cell>
          <table:table-cell table:style-name="ce57" table:formula="of:=IF(ISERROR([.$B54]);&quot;&quot;;INDIRECT(&quot;'Données brutes'.&quot; &amp; [.Q$1] &amp; [.$B54];1))">
            <text:p/>
          </table:table-cell>
          <table:table-cell table:style-name="ce57" table:formula="of:=IF(ISERROR([.$B54]);&quot;&quot;;INDIRECT(&quot;'Données brutes'.&quot; &amp; [.R$1] &amp; [.$B54];1))">
            <text:p/>
          </table:table-cell>
          <table:table-cell table:style-name="ce57" table:formula="of:=IF(ISERROR([.$B54]);&quot;&quot;;INDIRECT(&quot;'Données brutes'.&quot; &amp; [.S$1] &amp; [.$B54];1))">
            <text:p/>
          </table:table-cell>
          <table:table-cell table:style-name="ce58" table:formula="of:=SUM([.H54:.S54])" office:value-type="currency" office:currency="EUR" office:value="0">
            <text:p>0,00 €</text:p>
          </table:table-cell>
          <table:table-cell table:style-name="ce58" table:formula="of:=[.G54]-[.T54]" office:value-type="currency" office:currency="EUR" office:value="0">
            <text:p>0,00 €</text:p>
          </table:table-cell>
          <table:table-cell table:style-name="ce66" table:formula="of:=IF(ISNUMBER([.G54]);[.U54]/[.G54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55]=&quot;&quot;;NOT(ISERROR([.B55])));&quot;ok&quot;;&quot;&quot;)">
            <text:p/>
          </table:table-cell>
          <table:table-cell table:formula="of:=MATCH([.C55];ColonneSections;0)+(IF(LEFT([.E55];1)=&quot;7&quot;;1;0))" office:value-type="float" office:value="0">
            <text:p>#N/D</text:p>
          </table:table-cell>
          <table:table-cell table:formula="of:=[.C$5]&amp;[.E55]" office:value-type="string" office:string-value="ACAR\+30 \- 6185AG">
            <text:p>ACAR\+30 \- 6185AG</text:p>
          </table:table-cell>
          <table:table-cell/>
          <table:table-cell table:style-name="ce49" office:value-type="string">
            <text:p>6185AG</text:p>
          </table:table-cell>
          <table:table-cell table:style-name="ce50" office:value-type="string">
            <text:p>Frais d'AG annuelle</text:p>
          </table:table-cell>
          <table:table-cell table:style-name="ce55"/>
          <table:table-cell table:style-name="ce57" table:formula="of:=IF(ISERROR([.$B55]);&quot;&quot;;INDIRECT(&quot;'Données brutes'.&quot; &amp; [.H$1] &amp; [.$B55];1))">
            <text:p/>
          </table:table-cell>
          <table:table-cell table:style-name="ce57" table:formula="of:=IF(ISERROR([.$B55]);&quot;&quot;;INDIRECT(&quot;'Données brutes'.&quot; &amp; [.I$1] &amp; [.$B55];1))">
            <text:p/>
          </table:table-cell>
          <table:table-cell table:style-name="ce57" table:formula="of:=IF(ISERROR([.$B55]);&quot;&quot;;INDIRECT(&quot;'Données brutes'.&quot; &amp; [.J$1] &amp; [.$B55];1))">
            <text:p/>
          </table:table-cell>
          <table:table-cell table:style-name="ce57" table:formula="of:=IF(ISERROR([.$B55]);&quot;&quot;;INDIRECT(&quot;'Données brutes'.&quot; &amp; [.K$1] &amp; [.$B55];1))">
            <text:p/>
          </table:table-cell>
          <table:table-cell table:style-name="ce57" table:formula="of:=IF(ISERROR([.$B55]);&quot;&quot;;INDIRECT(&quot;'Données brutes'.&quot; &amp; [.L$1] &amp; [.$B55];1))">
            <text:p/>
          </table:table-cell>
          <table:table-cell table:style-name="ce57" table:formula="of:=IF(ISERROR([.$B55]);&quot;&quot;;INDIRECT(&quot;'Données brutes'.&quot; &amp; [.M$1] &amp; [.$B55];1))">
            <text:p/>
          </table:table-cell>
          <table:table-cell table:style-name="ce57" table:formula="of:=IF(ISERROR([.$B55]);&quot;&quot;;INDIRECT(&quot;'Données brutes'.&quot; &amp; [.N$1] &amp; [.$B55];1))">
            <text:p/>
          </table:table-cell>
          <table:table-cell table:style-name="ce57" table:formula="of:=IF(ISERROR([.$B55]);&quot;&quot;;INDIRECT(&quot;'Données brutes'.&quot; &amp; [.O$1] &amp; [.$B55];1))">
            <text:p/>
          </table:table-cell>
          <table:table-cell table:style-name="ce57" table:formula="of:=IF(ISERROR([.$B55]);&quot;&quot;;INDIRECT(&quot;'Données brutes'.&quot; &amp; [.P$1] &amp; [.$B55];1))">
            <text:p/>
          </table:table-cell>
          <table:table-cell table:style-name="ce57" table:formula="of:=IF(ISERROR([.$B55]);&quot;&quot;;INDIRECT(&quot;'Données brutes'.&quot; &amp; [.Q$1] &amp; [.$B55];1))">
            <text:p/>
          </table:table-cell>
          <table:table-cell table:style-name="ce57" table:formula="of:=IF(ISERROR([.$B55]);&quot;&quot;;INDIRECT(&quot;'Données brutes'.&quot; &amp; [.R$1] &amp; [.$B55];1))">
            <text:p/>
          </table:table-cell>
          <table:table-cell table:style-name="ce57" table:formula="of:=IF(ISERROR([.$B55]);&quot;&quot;;INDIRECT(&quot;'Données brutes'.&quot; &amp; [.S$1] &amp; [.$B55];1))">
            <text:p/>
          </table:table-cell>
          <table:table-cell table:style-name="ce58" table:formula="of:=SUM([.H55:.S55])" office:value-type="currency" office:currency="EUR" office:value="0">
            <text:p>0,00 €</text:p>
          </table:table-cell>
          <table:table-cell table:style-name="ce58" table:formula="of:=[.G55]-[.T55]" office:value-type="currency" office:currency="EUR" office:value="0">
            <text:p>0,00 €</text:p>
          </table:table-cell>
          <table:table-cell table:style-name="ce66" table:formula="of:=IF(ISNUMBER([.G55]);[.U55]/[.G55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56]=&quot;&quot;;NOT(ISERROR([.B56])));&quot;ok&quot;;&quot;&quot;)">
            <text:p/>
          </table:table-cell>
          <table:table-cell table:formula="of:=MATCH([.C56];ColonneSections;0)+(IF(LEFT([.E56];1)=&quot;7&quot;;1;0))" office:value-type="float" office:value="0">
            <text:p>#N/D</text:p>
          </table:table-cell>
          <table:table-cell table:formula="of:=[.C$5]&amp;[.E56]" office:value-type="string" office:string-value="ACAR\+30 \- 622600">
            <text:p>ACAR\+30 \- 622600</text:p>
          </table:table-cell>
          <table:table-cell/>
          <table:table-cell table:style-name="ce49" office:value-type="float" office:value="622600">
            <text:p>622600</text:p>
          </table:table-cell>
          <table:table-cell table:style-name="ce50" office:value-type="string">
            <text:p>Honoraires compta</text:p>
          </table:table-cell>
          <table:table-cell table:style-name="ce55"/>
          <table:table-cell table:style-name="ce57" table:formula="of:=IF(ISERROR([.$B56]);&quot;&quot;;INDIRECT(&quot;'Données brutes'.&quot; &amp; [.H$1] &amp; [.$B56];1))">
            <text:p/>
          </table:table-cell>
          <table:table-cell table:style-name="ce57" table:formula="of:=IF(ISERROR([.$B56]);&quot;&quot;;INDIRECT(&quot;'Données brutes'.&quot; &amp; [.I$1] &amp; [.$B56];1))">
            <text:p/>
          </table:table-cell>
          <table:table-cell table:style-name="ce57" table:formula="of:=IF(ISERROR([.$B56]);&quot;&quot;;INDIRECT(&quot;'Données brutes'.&quot; &amp; [.J$1] &amp; [.$B56];1))">
            <text:p/>
          </table:table-cell>
          <table:table-cell table:style-name="ce57" table:formula="of:=IF(ISERROR([.$B56]);&quot;&quot;;INDIRECT(&quot;'Données brutes'.&quot; &amp; [.K$1] &amp; [.$B56];1))">
            <text:p/>
          </table:table-cell>
          <table:table-cell table:style-name="ce57" table:formula="of:=IF(ISERROR([.$B56]);&quot;&quot;;INDIRECT(&quot;'Données brutes'.&quot; &amp; [.L$1] &amp; [.$B56];1))">
            <text:p/>
          </table:table-cell>
          <table:table-cell table:style-name="ce57" table:formula="of:=IF(ISERROR([.$B56]);&quot;&quot;;INDIRECT(&quot;'Données brutes'.&quot; &amp; [.M$1] &amp; [.$B56];1))">
            <text:p/>
          </table:table-cell>
          <table:table-cell table:style-name="ce57" table:formula="of:=IF(ISERROR([.$B56]);&quot;&quot;;INDIRECT(&quot;'Données brutes'.&quot; &amp; [.N$1] &amp; [.$B56];1))">
            <text:p/>
          </table:table-cell>
          <table:table-cell table:style-name="ce57" table:formula="of:=IF(ISERROR([.$B56]);&quot;&quot;;INDIRECT(&quot;'Données brutes'.&quot; &amp; [.O$1] &amp; [.$B56];1))">
            <text:p/>
          </table:table-cell>
          <table:table-cell table:style-name="ce57" table:formula="of:=IF(ISERROR([.$B56]);&quot;&quot;;INDIRECT(&quot;'Données brutes'.&quot; &amp; [.P$1] &amp; [.$B56];1))">
            <text:p/>
          </table:table-cell>
          <table:table-cell table:style-name="ce57" table:formula="of:=IF(ISERROR([.$B56]);&quot;&quot;;INDIRECT(&quot;'Données brutes'.&quot; &amp; [.Q$1] &amp; [.$B56];1))">
            <text:p/>
          </table:table-cell>
          <table:table-cell table:style-name="ce57" table:formula="of:=IF(ISERROR([.$B56]);&quot;&quot;;INDIRECT(&quot;'Données brutes'.&quot; &amp; [.R$1] &amp; [.$B56];1))">
            <text:p/>
          </table:table-cell>
          <table:table-cell table:style-name="ce57" table:formula="of:=IF(ISERROR([.$B56]);&quot;&quot;;INDIRECT(&quot;'Données brutes'.&quot; &amp; [.S$1] &amp; [.$B56];1))">
            <text:p/>
          </table:table-cell>
          <table:table-cell table:style-name="ce58" table:formula="of:=SUM([.H56:.S56])" office:value-type="currency" office:currency="EUR" office:value="0">
            <text:p>0,00 €</text:p>
          </table:table-cell>
          <table:table-cell table:style-name="ce58" table:formula="of:=[.G56]-[.T56]" office:value-type="currency" office:currency="EUR" office:value="0">
            <text:p>0,00 €</text:p>
          </table:table-cell>
          <table:table-cell table:style-name="ce66" table:formula="of:=IF(ISNUMBER([.G56]);[.U56]/[.G56];&quot;&quot;)">
            <text:p/>
          </table:table-cell>
          <table:table-cell table:number-columns-repeated="1002"/>
        </table:table-row>
        <table:table-row table:style-name="ro1">
          <table:table-cell table:style-name="ce43" table:formula="of:=IF(OR([.E57]=&quot;&quot;;NOT(ISERROR([.B57])));&quot;ok&quot;;&quot;&quot;)">
            <text:p/>
          </table:table-cell>
          <table:table-cell table:formula="of:=MATCH([.C57];ColonneSections;0)+(IF(LEFT([.E57];1)=&quot;7&quot;;1;0))" office:value-type="float" office:value="0">
            <text:p>#N/D</text:p>
          </table:table-cell>
          <table:table-cell table:formula="of:=[.C$5]&amp;[.E57]" office:value-type="string" office:string-value="ACAR\+30 \- 622610">
            <text:p>ACAR\+30 \- 622610</text:p>
          </table:table-cell>
          <table:table-cell/>
          <table:table-cell table:style-name="ce49" office:value-type="float" office:value="622610">
            <text:p>622610</text:p>
          </table:table-cell>
          <table:table-cell table:style-name="ce50" office:value-type="string">
            <text:p>Honoraires juridiques</text:p>
          </table:table-cell>
          <table:table-cell table:style-name="ce55" office:value-type="currency" office:currency="EUR" office:value="2000">
            <text:p>2 000,00 €</text:p>
          </table:table-cell>
          <table:table-cell table:style-name="ce57" table:formula="of:=IF(ISERROR([.$B57]);&quot;&quot;;INDIRECT(&quot;'Données brutes'.&quot; &amp; [.H$1] &amp; [.$B57];1))">
            <text:p/>
          </table:table-cell>
          <table:table-cell table:style-name="ce57" table:formula="of:=IF(ISERROR([.$B57]);&quot;&quot;;INDIRECT(&quot;'Données brutes'.&quot; &amp; [.I$1] &amp; [.$B57];1))">
            <text:p/>
          </table:table-cell>
          <table:table-cell table:style-name="ce57" table:formula="of:=IF(ISERROR([.$B57]);&quot;&quot;;INDIRECT(&quot;'Données brutes'.&quot; &amp; [.J$1] &amp; [.$B57];1))">
            <text:p/>
          </table:table-cell>
          <table:table-cell table:style-name="ce57" table:formula="of:=IF(ISERROR([.$B57]);&quot;&quot;;INDIRECT(&quot;'Données brutes'.&quot; &amp; [.K$1] &amp; [.$B57];1))">
            <text:p/>
          </table:table-cell>
          <table:table-cell table:style-name="ce57" table:formula="of:=IF(ISERROR([.$B57]);&quot;&quot;;INDIRECT(&quot;'Données brutes'.&quot; &amp; [.L$1] &amp; [.$B57];1))">
            <text:p/>
          </table:table-cell>
          <table:table-cell table:style-name="ce57" table:formula="of:=IF(ISERROR([.$B57]);&quot;&quot;;INDIRECT(&quot;'Données brutes'.&quot; &amp; [.M$1] &amp; [.$B57];1))">
            <text:p/>
          </table:table-cell>
          <table:table-cell table:style-name="ce57" table:formula="of:=IF(ISERROR([.$B57]);&quot;&quot;;INDIRECT(&quot;'Données brutes'.&quot; &amp; [.N$1] &amp; [.$B57];1))">
            <text:p/>
          </table:table-cell>
          <table:table-cell table:style-name="ce57" table:formula="of:=IF(ISERROR([.$B57]);&quot;&quot;;INDIRECT(&quot;'Données brutes'.&quot; &amp; [.O$1] &amp; [.$B57];1))">
            <text:p/>
          </table:table-cell>
          <table:table-cell table:style-name="ce57" table:formula="of:=IF(ISERROR([.$B57]);&quot;&quot;;INDIRECT(&quot;'Données brutes'.&quot; &amp; [.P$1] &amp; [.$B57];1))">
            <text:p/>
          </table:table-cell>
          <table:table-cell table:style-name="ce57" table:formula="of:=IF(ISERROR([.$B57]);&quot;&quot;;INDIRECT(&quot;'Données brutes'.&quot; &amp; [.Q$1] &amp; [.$B57];1))">
            <text:p/>
          </table:table-cell>
          <table:table-cell table:style-name="ce57" table:formula="of:=IF(ISERROR([.$B57]);&quot;&quot;;INDIRECT(&quot;'Données brutes'.&quot; &amp; [.R$1] &amp; [.$B57];1))">
            <text:p/>
          </table:table-cell>
          <table:table-cell table:style-name="ce57" table:formula="of:=IF(ISERROR([.$B57]);&quot;&quot;;INDIRECT(&quot;'Données brutes'.&quot; &amp; [.S$1] &amp; [.$B57];1))">
            <text:p/>
          </table:table-cell>
          <table:table-cell table:style-name="ce58" table:formula="of:=SUM([.H57:.S57])" office:value-type="currency" office:currency="EUR" office:value="0">
            <text:p>0,00 €</text:p>
          </table:table-cell>
          <table:table-cell table:style-name="ce58" table:formula="of:=[.G57]-[.T57]" office:value-type="currency" office:currency="EUR" office:value="2000">
            <text:p>2 000,00 €</text:p>
          </table:table-cell>
          <table:table-cell table:style-name="ce66" table:formula="of:=IF(ISNUMBER([.G57]);[.U57]/[.G57];&quot;&quot;)" office:value-type="percentage" office:value="1">
            <text:p>100%</text:p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58]=&quot;&quot;;NOT(ISERROR([.B58])));&quot;ok&quot;;&quot;&quot;)">
            <text:p/>
          </table:table-cell>
          <table:table-cell table:formula="of:=MATCH([.C58];ColonneSections;0)+(IF(LEFT([.E58];1)=&quot;7&quot;;1;0))" office:value-type="float" office:value="0">
            <text:p>#N/D</text:p>
          </table:table-cell>
          <table:table-cell table:formula="of:=[.C$5]&amp;[.E58]" office:value-type="string" office:string-value="ACAR\+30 \- 622620">
            <text:p>ACAR\+30 \- 622620</text:p>
          </table:table-cell>
          <table:table-cell/>
          <table:table-cell table:style-name="ce49" office:value-type="float" office:value="622620">
            <text:p>622620</text:p>
          </table:table-cell>
          <table:table-cell table:style-name="ce50" office:value-type="string">
            <text:p>Honoraires commissaire aux cptes</text:p>
          </table:table-cell>
          <table:table-cell table:style-name="ce55"/>
          <table:table-cell table:style-name="ce57" table:formula="of:=IF(ISERROR([.$B58]);&quot;&quot;;INDIRECT(&quot;'Données brutes'.&quot; &amp; [.H$1] &amp; [.$B58];1))">
            <text:p/>
          </table:table-cell>
          <table:table-cell table:style-name="ce57" table:formula="of:=IF(ISERROR([.$B58]);&quot;&quot;;INDIRECT(&quot;'Données brutes'.&quot; &amp; [.I$1] &amp; [.$B58];1))">
            <text:p/>
          </table:table-cell>
          <table:table-cell table:style-name="ce57" table:formula="of:=IF(ISERROR([.$B58]);&quot;&quot;;INDIRECT(&quot;'Données brutes'.&quot; &amp; [.J$1] &amp; [.$B58];1))">
            <text:p/>
          </table:table-cell>
          <table:table-cell table:style-name="ce57" table:formula="of:=IF(ISERROR([.$B58]);&quot;&quot;;INDIRECT(&quot;'Données brutes'.&quot; &amp; [.K$1] &amp; [.$B58];1))">
            <text:p/>
          </table:table-cell>
          <table:table-cell table:style-name="ce57" table:formula="of:=IF(ISERROR([.$B58]);&quot;&quot;;INDIRECT(&quot;'Données brutes'.&quot; &amp; [.L$1] &amp; [.$B58];1))">
            <text:p/>
          </table:table-cell>
          <table:table-cell table:style-name="ce57" table:formula="of:=IF(ISERROR([.$B58]);&quot;&quot;;INDIRECT(&quot;'Données brutes'.&quot; &amp; [.M$1] &amp; [.$B58];1))">
            <text:p/>
          </table:table-cell>
          <table:table-cell table:style-name="ce57" table:formula="of:=IF(ISERROR([.$B58]);&quot;&quot;;INDIRECT(&quot;'Données brutes'.&quot; &amp; [.N$1] &amp; [.$B58];1))">
            <text:p/>
          </table:table-cell>
          <table:table-cell table:style-name="ce57" table:formula="of:=IF(ISERROR([.$B58]);&quot;&quot;;INDIRECT(&quot;'Données brutes'.&quot; &amp; [.O$1] &amp; [.$B58];1))">
            <text:p/>
          </table:table-cell>
          <table:table-cell table:style-name="ce57" table:formula="of:=IF(ISERROR([.$B58]);&quot;&quot;;INDIRECT(&quot;'Données brutes'.&quot; &amp; [.P$1] &amp; [.$B58];1))">
            <text:p/>
          </table:table-cell>
          <table:table-cell table:style-name="ce57" table:formula="of:=IF(ISERROR([.$B58]);&quot;&quot;;INDIRECT(&quot;'Données brutes'.&quot; &amp; [.Q$1] &amp; [.$B58];1))">
            <text:p/>
          </table:table-cell>
          <table:table-cell table:style-name="ce57" table:formula="of:=IF(ISERROR([.$B58]);&quot;&quot;;INDIRECT(&quot;'Données brutes'.&quot; &amp; [.R$1] &amp; [.$B58];1))">
            <text:p/>
          </table:table-cell>
          <table:table-cell table:style-name="ce57" table:formula="of:=IF(ISERROR([.$B58]);&quot;&quot;;INDIRECT(&quot;'Données brutes'.&quot; &amp; [.S$1] &amp; [.$B58];1))">
            <text:p/>
          </table:table-cell>
          <table:table-cell table:style-name="ce58" table:formula="of:=SUM([.H58:.S58])" office:value-type="currency" office:currency="EUR" office:value="0">
            <text:p>0,00 €</text:p>
          </table:table-cell>
          <table:table-cell table:style-name="ce58" table:formula="of:=[.G58]-[.T58]" office:value-type="currency" office:currency="EUR" office:value="0">
            <text:p>0,00 €</text:p>
          </table:table-cell>
          <table:table-cell table:style-name="ce66" table:formula="of:=IF(ISNUMBER([.G58]);[.U58]/[.G58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59]=&quot;&quot;;NOT(ISERROR([.B59])));&quot;ok&quot;;&quot;&quot;)">
            <text:p/>
          </table:table-cell>
          <table:table-cell table:formula="of:=MATCH([.C59];ColonneSections;0)+(IF(LEFT([.E59];1)=&quot;7&quot;;1;0))" office:value-type="float" office:value="0">
            <text:p>#N/D</text:p>
          </table:table-cell>
          <table:table-cell table:formula="of:=[.C$5]&amp;[.E59]" office:value-type="string" office:string-value="ACAR\+30 \- 622630">
            <text:p>ACAR\+30 \- 622630</text:p>
          </table:table-cell>
          <table:table-cell/>
          <table:table-cell table:style-name="ce49" office:value-type="float" office:value="622630">
            <text:p>622630</text:p>
          </table:table-cell>
          <table:table-cell table:style-name="ce50" office:value-type="string">
            <text:p>Autres honoraires</text:p>
          </table:table-cell>
          <table:table-cell table:style-name="ce55"/>
          <table:table-cell table:style-name="ce57" table:formula="of:=IF(ISERROR([.$B59]);&quot;&quot;;INDIRECT(&quot;'Données brutes'.&quot; &amp; [.H$1] &amp; [.$B59];1))">
            <text:p/>
          </table:table-cell>
          <table:table-cell table:style-name="ce57" table:formula="of:=IF(ISERROR([.$B59]);&quot;&quot;;INDIRECT(&quot;'Données brutes'.&quot; &amp; [.I$1] &amp; [.$B59];1))">
            <text:p/>
          </table:table-cell>
          <table:table-cell table:style-name="ce57" table:formula="of:=IF(ISERROR([.$B59]);&quot;&quot;;INDIRECT(&quot;'Données brutes'.&quot; &amp; [.J$1] &amp; [.$B59];1))">
            <text:p/>
          </table:table-cell>
          <table:table-cell table:style-name="ce57" table:formula="of:=IF(ISERROR([.$B59]);&quot;&quot;;INDIRECT(&quot;'Données brutes'.&quot; &amp; [.K$1] &amp; [.$B59];1))">
            <text:p/>
          </table:table-cell>
          <table:table-cell table:style-name="ce57" table:formula="of:=IF(ISERROR([.$B59]);&quot;&quot;;INDIRECT(&quot;'Données brutes'.&quot; &amp; [.L$1] &amp; [.$B59];1))">
            <text:p/>
          </table:table-cell>
          <table:table-cell table:style-name="ce57" table:formula="of:=IF(ISERROR([.$B59]);&quot;&quot;;INDIRECT(&quot;'Données brutes'.&quot; &amp; [.M$1] &amp; [.$B59];1))">
            <text:p/>
          </table:table-cell>
          <table:table-cell table:style-name="ce57" table:formula="of:=IF(ISERROR([.$B59]);&quot;&quot;;INDIRECT(&quot;'Données brutes'.&quot; &amp; [.N$1] &amp; [.$B59];1))">
            <text:p/>
          </table:table-cell>
          <table:table-cell table:style-name="ce57" table:formula="of:=IF(ISERROR([.$B59]);&quot;&quot;;INDIRECT(&quot;'Données brutes'.&quot; &amp; [.O$1] &amp; [.$B59];1))">
            <text:p/>
          </table:table-cell>
          <table:table-cell table:style-name="ce57" table:formula="of:=IF(ISERROR([.$B59]);&quot;&quot;;INDIRECT(&quot;'Données brutes'.&quot; &amp; [.P$1] &amp; [.$B59];1))">
            <text:p/>
          </table:table-cell>
          <table:table-cell table:style-name="ce57" table:formula="of:=IF(ISERROR([.$B59]);&quot;&quot;;INDIRECT(&quot;'Données brutes'.&quot; &amp; [.Q$1] &amp; [.$B59];1))">
            <text:p/>
          </table:table-cell>
          <table:table-cell table:style-name="ce57" table:formula="of:=IF(ISERROR([.$B59]);&quot;&quot;;INDIRECT(&quot;'Données brutes'.&quot; &amp; [.R$1] &amp; [.$B59];1))">
            <text:p/>
          </table:table-cell>
          <table:table-cell table:style-name="ce57" table:formula="of:=IF(ISERROR([.$B59]);&quot;&quot;;INDIRECT(&quot;'Données brutes'.&quot; &amp; [.S$1] &amp; [.$B59];1))">
            <text:p/>
          </table:table-cell>
          <table:table-cell table:style-name="ce58" table:formula="of:=SUM([.H59:.S59])" office:value-type="currency" office:currency="EUR" office:value="0">
            <text:p>0,00 €</text:p>
          </table:table-cell>
          <table:table-cell table:style-name="ce58" table:formula="of:=[.G59]-[.T59]" office:value-type="currency" office:currency="EUR" office:value="0">
            <text:p>0,00 €</text:p>
          </table:table-cell>
          <table:table-cell table:style-name="ce66" table:formula="of:=IF(ISNUMBER([.G59]);[.U59]/[.G59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60]=&quot;&quot;;NOT(ISERROR([.B60])));&quot;ok&quot;;&quot;&quot;)">
            <text:p/>
          </table:table-cell>
          <table:table-cell table:formula="of:=MATCH([.C60];ColonneSections;0)+(IF(LEFT([.E60];1)=&quot;7&quot;;1;0))" office:value-type="float" office:value="0">
            <text:p>#N/D</text:p>
          </table:table-cell>
          <table:table-cell table:formula="of:=[.C$5]&amp;[.E60]" office:value-type="string" office:string-value="ACAR\+30 \- 622700">
            <text:p>ACAR\+30 \- 622700</text:p>
          </table:table-cell>
          <table:table-cell/>
          <table:table-cell table:style-name="ce49" office:value-type="float" office:value="622700">
            <text:p>622700</text:p>
          </table:table-cell>
          <table:table-cell table:style-name="ce50" office:value-type="string">
            <text:p>Frais d'actes &amp; contentieux</text:p>
          </table:table-cell>
          <table:table-cell table:style-name="ce55"/>
          <table:table-cell table:style-name="ce57" table:formula="of:=IF(ISERROR([.$B60]);&quot;&quot;;INDIRECT(&quot;'Données brutes'.&quot; &amp; [.H$1] &amp; [.$B60];1))">
            <text:p/>
          </table:table-cell>
          <table:table-cell table:style-name="ce57" table:formula="of:=IF(ISERROR([.$B60]);&quot;&quot;;INDIRECT(&quot;'Données brutes'.&quot; &amp; [.I$1] &amp; [.$B60];1))">
            <text:p/>
          </table:table-cell>
          <table:table-cell table:style-name="ce57" table:formula="of:=IF(ISERROR([.$B60]);&quot;&quot;;INDIRECT(&quot;'Données brutes'.&quot; &amp; [.J$1] &amp; [.$B60];1))">
            <text:p/>
          </table:table-cell>
          <table:table-cell table:style-name="ce57" table:formula="of:=IF(ISERROR([.$B60]);&quot;&quot;;INDIRECT(&quot;'Données brutes'.&quot; &amp; [.K$1] &amp; [.$B60];1))">
            <text:p/>
          </table:table-cell>
          <table:table-cell table:style-name="ce57" table:formula="of:=IF(ISERROR([.$B60]);&quot;&quot;;INDIRECT(&quot;'Données brutes'.&quot; &amp; [.L$1] &amp; [.$B60];1))">
            <text:p/>
          </table:table-cell>
          <table:table-cell table:style-name="ce57" table:formula="of:=IF(ISERROR([.$B60]);&quot;&quot;;INDIRECT(&quot;'Données brutes'.&quot; &amp; [.M$1] &amp; [.$B60];1))">
            <text:p/>
          </table:table-cell>
          <table:table-cell table:style-name="ce57" table:formula="of:=IF(ISERROR([.$B60]);&quot;&quot;;INDIRECT(&quot;'Données brutes'.&quot; &amp; [.N$1] &amp; [.$B60];1))">
            <text:p/>
          </table:table-cell>
          <table:table-cell table:style-name="ce57" table:formula="of:=IF(ISERROR([.$B60]);&quot;&quot;;INDIRECT(&quot;'Données brutes'.&quot; &amp; [.O$1] &amp; [.$B60];1))">
            <text:p/>
          </table:table-cell>
          <table:table-cell table:style-name="ce57" table:formula="of:=IF(ISERROR([.$B60]);&quot;&quot;;INDIRECT(&quot;'Données brutes'.&quot; &amp; [.P$1] &amp; [.$B60];1))">
            <text:p/>
          </table:table-cell>
          <table:table-cell table:style-name="ce57" table:formula="of:=IF(ISERROR([.$B60]);&quot;&quot;;INDIRECT(&quot;'Données brutes'.&quot; &amp; [.Q$1] &amp; [.$B60];1))">
            <text:p/>
          </table:table-cell>
          <table:table-cell table:style-name="ce57" table:formula="of:=IF(ISERROR([.$B60]);&quot;&quot;;INDIRECT(&quot;'Données brutes'.&quot; &amp; [.R$1] &amp; [.$B60];1))">
            <text:p/>
          </table:table-cell>
          <table:table-cell table:style-name="ce57" table:formula="of:=IF(ISERROR([.$B60]);&quot;&quot;;INDIRECT(&quot;'Données brutes'.&quot; &amp; [.S$1] &amp; [.$B60];1))">
            <text:p/>
          </table:table-cell>
          <table:table-cell table:style-name="ce58" table:formula="of:=SUM([.H60:.S60])" office:value-type="currency" office:currency="EUR" office:value="0">
            <text:p>0,00 €</text:p>
          </table:table-cell>
          <table:table-cell table:style-name="ce58" table:formula="of:=[.G60]-[.T60]" office:value-type="currency" office:currency="EUR" office:value="0">
            <text:p>0,00 €</text:p>
          </table:table-cell>
          <table:table-cell table:style-name="ce66" table:formula="of:=IF(ISNUMBER([.G60]);[.U60]/[.G60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61]=&quot;&quot;;NOT(ISERROR([.B61])));&quot;ok&quot;;&quot;&quot;)">
            <text:p/>
          </table:table-cell>
          <table:table-cell table:formula="of:=MATCH([.C61];ColonneSections;0)+(IF(LEFT([.E61];1)=&quot;7&quot;;1;0))" office:value-type="float" office:value="0">
            <text:p>#N/D</text:p>
          </table:table-cell>
          <table:table-cell table:formula="of:=[.C$5]&amp;[.E61]" office:value-type="string" office:string-value="ACAR\+30 \- 623000">
            <text:p>ACAR\+30 \- 623000</text:p>
          </table:table-cell>
          <table:table-cell/>
          <table:table-cell table:style-name="ce49" office:value-type="float" office:value="623000">
            <text:p>623000</text:p>
          </table:table-cell>
          <table:table-cell table:style-name="ce50" office:value-type="string">
            <text:p>Relations publiques, Foires, Salons</text:p>
          </table:table-cell>
          <table:table-cell table:style-name="ce55"/>
          <table:table-cell table:style-name="ce57" table:formula="of:=IF(ISERROR([.$B61]);&quot;&quot;;INDIRECT(&quot;'Données brutes'.&quot; &amp; [.H$1] &amp; [.$B61];1))">
            <text:p/>
          </table:table-cell>
          <table:table-cell table:style-name="ce57" table:formula="of:=IF(ISERROR([.$B61]);&quot;&quot;;INDIRECT(&quot;'Données brutes'.&quot; &amp; [.I$1] &amp; [.$B61];1))">
            <text:p/>
          </table:table-cell>
          <table:table-cell table:style-name="ce57" table:formula="of:=IF(ISERROR([.$B61]);&quot;&quot;;INDIRECT(&quot;'Données brutes'.&quot; &amp; [.J$1] &amp; [.$B61];1))">
            <text:p/>
          </table:table-cell>
          <table:table-cell table:style-name="ce57" table:formula="of:=IF(ISERROR([.$B61]);&quot;&quot;;INDIRECT(&quot;'Données brutes'.&quot; &amp; [.K$1] &amp; [.$B61];1))">
            <text:p/>
          </table:table-cell>
          <table:table-cell table:style-name="ce57" table:formula="of:=IF(ISERROR([.$B61]);&quot;&quot;;INDIRECT(&quot;'Données brutes'.&quot; &amp; [.L$1] &amp; [.$B61];1))">
            <text:p/>
          </table:table-cell>
          <table:table-cell table:style-name="ce57" table:formula="of:=IF(ISERROR([.$B61]);&quot;&quot;;INDIRECT(&quot;'Données brutes'.&quot; &amp; [.M$1] &amp; [.$B61];1))">
            <text:p/>
          </table:table-cell>
          <table:table-cell table:style-name="ce57" table:formula="of:=IF(ISERROR([.$B61]);&quot;&quot;;INDIRECT(&quot;'Données brutes'.&quot; &amp; [.N$1] &amp; [.$B61];1))">
            <text:p/>
          </table:table-cell>
          <table:table-cell table:style-name="ce57" table:formula="of:=IF(ISERROR([.$B61]);&quot;&quot;;INDIRECT(&quot;'Données brutes'.&quot; &amp; [.O$1] &amp; [.$B61];1))">
            <text:p/>
          </table:table-cell>
          <table:table-cell table:style-name="ce57" table:formula="of:=IF(ISERROR([.$B61]);&quot;&quot;;INDIRECT(&quot;'Données brutes'.&quot; &amp; [.P$1] &amp; [.$B61];1))">
            <text:p/>
          </table:table-cell>
          <table:table-cell table:style-name="ce57" table:formula="of:=IF(ISERROR([.$B61]);&quot;&quot;;INDIRECT(&quot;'Données brutes'.&quot; &amp; [.Q$1] &amp; [.$B61];1))">
            <text:p/>
          </table:table-cell>
          <table:table-cell table:style-name="ce57" table:formula="of:=IF(ISERROR([.$B61]);&quot;&quot;;INDIRECT(&quot;'Données brutes'.&quot; &amp; [.R$1] &amp; [.$B61];1))">
            <text:p/>
          </table:table-cell>
          <table:table-cell table:style-name="ce57" table:formula="of:=IF(ISERROR([.$B61]);&quot;&quot;;INDIRECT(&quot;'Données brutes'.&quot; &amp; [.S$1] &amp; [.$B61];1))">
            <text:p/>
          </table:table-cell>
          <table:table-cell table:style-name="ce58" table:formula="of:=SUM([.H61:.S61])" office:value-type="currency" office:currency="EUR" office:value="0">
            <text:p>0,00 €</text:p>
          </table:table-cell>
          <table:table-cell table:style-name="ce58" table:formula="of:=[.G61]-[.T61]" office:value-type="currency" office:currency="EUR" office:value="0">
            <text:p>0,00 €</text:p>
          </table:table-cell>
          <table:table-cell table:style-name="ce66" table:formula="of:=IF(ISNUMBER([.G61]);[.U61]/[.G61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62]=&quot;&quot;;NOT(ISERROR([.B62])));&quot;ok&quot;;&quot;&quot;)">
            <text:p/>
          </table:table-cell>
          <table:table-cell table:formula="of:=MATCH([.C62];ColonneSections;0)+(IF(LEFT([.E62];1)=&quot;7&quot;;1;0))" office:value-type="float" office:value="0">
            <text:p>#N/D</text:p>
          </table:table-cell>
          <table:table-cell table:formula="of:=[.C$5]&amp;[.E62]" office:value-type="string" office:string-value="ACAR\+30 \- 623100">
            <text:p>ACAR\+30 \- 623100</text:p>
          </table:table-cell>
          <table:table-cell/>
          <table:table-cell table:style-name="ce49" office:value-type="float" office:value="623100">
            <text:p>623100</text:p>
          </table:table-cell>
          <table:table-cell table:style-name="ce50" office:value-type="string">
            <text:p>Annonces et insertions</text:p>
          </table:table-cell>
          <table:table-cell table:style-name="ce55"/>
          <table:table-cell table:style-name="ce57" table:formula="of:=IF(ISERROR([.$B62]);&quot;&quot;;INDIRECT(&quot;'Données brutes'.&quot; &amp; [.H$1] &amp; [.$B62];1))">
            <text:p/>
          </table:table-cell>
          <table:table-cell table:style-name="ce57" table:formula="of:=IF(ISERROR([.$B62]);&quot;&quot;;INDIRECT(&quot;'Données brutes'.&quot; &amp; [.I$1] &amp; [.$B62];1))">
            <text:p/>
          </table:table-cell>
          <table:table-cell table:style-name="ce57" table:formula="of:=IF(ISERROR([.$B62]);&quot;&quot;;INDIRECT(&quot;'Données brutes'.&quot; &amp; [.J$1] &amp; [.$B62];1))">
            <text:p/>
          </table:table-cell>
          <table:table-cell table:style-name="ce57" table:formula="of:=IF(ISERROR([.$B62]);&quot;&quot;;INDIRECT(&quot;'Données brutes'.&quot; &amp; [.K$1] &amp; [.$B62];1))">
            <text:p/>
          </table:table-cell>
          <table:table-cell table:style-name="ce57" table:formula="of:=IF(ISERROR([.$B62]);&quot;&quot;;INDIRECT(&quot;'Données brutes'.&quot; &amp; [.L$1] &amp; [.$B62];1))">
            <text:p/>
          </table:table-cell>
          <table:table-cell table:style-name="ce57" table:formula="of:=IF(ISERROR([.$B62]);&quot;&quot;;INDIRECT(&quot;'Données brutes'.&quot; &amp; [.M$1] &amp; [.$B62];1))">
            <text:p/>
          </table:table-cell>
          <table:table-cell table:style-name="ce57" table:formula="of:=IF(ISERROR([.$B62]);&quot;&quot;;INDIRECT(&quot;'Données brutes'.&quot; &amp; [.N$1] &amp; [.$B62];1))">
            <text:p/>
          </table:table-cell>
          <table:table-cell table:style-name="ce57" table:formula="of:=IF(ISERROR([.$B62]);&quot;&quot;;INDIRECT(&quot;'Données brutes'.&quot; &amp; [.O$1] &amp; [.$B62];1))">
            <text:p/>
          </table:table-cell>
          <table:table-cell table:style-name="ce57" table:formula="of:=IF(ISERROR([.$B62]);&quot;&quot;;INDIRECT(&quot;'Données brutes'.&quot; &amp; [.P$1] &amp; [.$B62];1))">
            <text:p/>
          </table:table-cell>
          <table:table-cell table:style-name="ce57" table:formula="of:=IF(ISERROR([.$B62]);&quot;&quot;;INDIRECT(&quot;'Données brutes'.&quot; &amp; [.Q$1] &amp; [.$B62];1))">
            <text:p/>
          </table:table-cell>
          <table:table-cell table:style-name="ce57" table:formula="of:=IF(ISERROR([.$B62]);&quot;&quot;;INDIRECT(&quot;'Données brutes'.&quot; &amp; [.R$1] &amp; [.$B62];1))">
            <text:p/>
          </table:table-cell>
          <table:table-cell table:style-name="ce57" table:formula="of:=IF(ISERROR([.$B62]);&quot;&quot;;INDIRECT(&quot;'Données brutes'.&quot; &amp; [.S$1] &amp; [.$B62];1))">
            <text:p/>
          </table:table-cell>
          <table:table-cell table:style-name="ce58" table:formula="of:=SUM([.H62:.S62])" office:value-type="currency" office:currency="EUR" office:value="0">
            <text:p>0,00 €</text:p>
          </table:table-cell>
          <table:table-cell table:style-name="ce58" table:formula="of:=[.G62]-[.T62]" office:value-type="currency" office:currency="EUR" office:value="0">
            <text:p>0,00 €</text:p>
          </table:table-cell>
          <table:table-cell table:style-name="ce66" table:formula="of:=IF(ISNUMBER([.G62]);[.U62]/[.G62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63]=&quot;&quot;;NOT(ISERROR([.B63])));&quot;ok&quot;;&quot;&quot;)">
            <text:p/>
          </table:table-cell>
          <table:table-cell table:formula="of:=MATCH([.C63];ColonneSections;0)+(IF(LEFT([.E63];1)=&quot;7&quot;;1;0))" office:value-type="float" office:value="0">
            <text:p>#N/D</text:p>
          </table:table-cell>
          <table:table-cell table:formula="of:=[.C$5]&amp;[.E63]" office:value-type="string" office:string-value="ACAR\+30 \- 623111">
            <text:p>ACAR\+30 \- 623111</text:p>
          </table:table-cell>
          <table:table-cell/>
          <table:table-cell table:style-name="ce49" office:value-type="float" office:value="623111">
            <text:p>623111</text:p>
          </table:table-cell>
          <table:table-cell table:style-name="ce50" office:value-type="string">
            <text:p>Expéditions gratuites</text:p>
          </table:table-cell>
          <table:table-cell table:style-name="ce55"/>
          <table:table-cell table:style-name="ce57" table:formula="of:=IF(ISERROR([.$B63]);&quot;&quot;;INDIRECT(&quot;'Données brutes'.&quot; &amp; [.H$1] &amp; [.$B63];1))">
            <text:p/>
          </table:table-cell>
          <table:table-cell table:style-name="ce57" table:formula="of:=IF(ISERROR([.$B63]);&quot;&quot;;INDIRECT(&quot;'Données brutes'.&quot; &amp; [.I$1] &amp; [.$B63];1))">
            <text:p/>
          </table:table-cell>
          <table:table-cell table:style-name="ce57" table:formula="of:=IF(ISERROR([.$B63]);&quot;&quot;;INDIRECT(&quot;'Données brutes'.&quot; &amp; [.J$1] &amp; [.$B63];1))">
            <text:p/>
          </table:table-cell>
          <table:table-cell table:style-name="ce57" table:formula="of:=IF(ISERROR([.$B63]);&quot;&quot;;INDIRECT(&quot;'Données brutes'.&quot; &amp; [.K$1] &amp; [.$B63];1))">
            <text:p/>
          </table:table-cell>
          <table:table-cell table:style-name="ce57" table:formula="of:=IF(ISERROR([.$B63]);&quot;&quot;;INDIRECT(&quot;'Données brutes'.&quot; &amp; [.L$1] &amp; [.$B63];1))">
            <text:p/>
          </table:table-cell>
          <table:table-cell table:style-name="ce57" table:formula="of:=IF(ISERROR([.$B63]);&quot;&quot;;INDIRECT(&quot;'Données brutes'.&quot; &amp; [.M$1] &amp; [.$B63];1))">
            <text:p/>
          </table:table-cell>
          <table:table-cell table:style-name="ce57" table:formula="of:=IF(ISERROR([.$B63]);&quot;&quot;;INDIRECT(&quot;'Données brutes'.&quot; &amp; [.N$1] &amp; [.$B63];1))">
            <text:p/>
          </table:table-cell>
          <table:table-cell table:style-name="ce57" table:formula="of:=IF(ISERROR([.$B63]);&quot;&quot;;INDIRECT(&quot;'Données brutes'.&quot; &amp; [.O$1] &amp; [.$B63];1))">
            <text:p/>
          </table:table-cell>
          <table:table-cell table:style-name="ce57" table:formula="of:=IF(ISERROR([.$B63]);&quot;&quot;;INDIRECT(&quot;'Données brutes'.&quot; &amp; [.P$1] &amp; [.$B63];1))">
            <text:p/>
          </table:table-cell>
          <table:table-cell table:style-name="ce57" table:formula="of:=IF(ISERROR([.$B63]);&quot;&quot;;INDIRECT(&quot;'Données brutes'.&quot; &amp; [.Q$1] &amp; [.$B63];1))">
            <text:p/>
          </table:table-cell>
          <table:table-cell table:style-name="ce57" table:formula="of:=IF(ISERROR([.$B63]);&quot;&quot;;INDIRECT(&quot;'Données brutes'.&quot; &amp; [.R$1] &amp; [.$B63];1))">
            <text:p/>
          </table:table-cell>
          <table:table-cell table:style-name="ce57" table:formula="of:=IF(ISERROR([.$B63]);&quot;&quot;;INDIRECT(&quot;'Données brutes'.&quot; &amp; [.S$1] &amp; [.$B63];1))">
            <text:p/>
          </table:table-cell>
          <table:table-cell table:style-name="ce58" table:formula="of:=SUM([.H63:.S63])" office:value-type="currency" office:currency="EUR" office:value="0">
            <text:p>0,00 €</text:p>
          </table:table-cell>
          <table:table-cell table:style-name="ce58" table:formula="of:=[.G63]-[.T63]" office:value-type="currency" office:currency="EUR" office:value="0">
            <text:p>0,00 €</text:p>
          </table:table-cell>
          <table:table-cell table:style-name="ce66" table:formula="of:=IF(ISNUMBER([.G63]);[.U63]/[.G63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64]=&quot;&quot;;NOT(ISERROR([.B64])));&quot;ok&quot;;&quot;&quot;)">
            <text:p/>
          </table:table-cell>
          <table:table-cell table:formula="of:=MATCH([.C64];ColonneSections;0)+(IF(LEFT([.E64];1)=&quot;7&quot;;1;0))" office:value-type="float" office:value="0">
            <text:p>#N/D</text:p>
          </table:table-cell>
          <table:table-cell table:formula="of:=[.C$5]&amp;[.E64]" office:value-type="string" office:string-value="ACAR\+30 \- 623200">
            <text:p>ACAR\+30 \- 623200</text:p>
          </table:table-cell>
          <table:table-cell/>
          <table:table-cell table:style-name="ce49" office:value-type="float" office:value="623200">
            <text:p>623200</text:p>
          </table:table-cell>
          <table:table-cell table:style-name="ce50" office:value-type="string">
            <text:p>Cadeaux</text:p>
          </table:table-cell>
          <table:table-cell table:style-name="ce55"/>
          <table:table-cell table:style-name="ce57" table:formula="of:=IF(ISERROR([.$B64]);&quot;&quot;;INDIRECT(&quot;'Données brutes'.&quot; &amp; [.H$1] &amp; [.$B64];1))">
            <text:p/>
          </table:table-cell>
          <table:table-cell table:style-name="ce57" table:formula="of:=IF(ISERROR([.$B64]);&quot;&quot;;INDIRECT(&quot;'Données brutes'.&quot; &amp; [.I$1] &amp; [.$B64];1))">
            <text:p/>
          </table:table-cell>
          <table:table-cell table:style-name="ce57" table:formula="of:=IF(ISERROR([.$B64]);&quot;&quot;;INDIRECT(&quot;'Données brutes'.&quot; &amp; [.J$1] &amp; [.$B64];1))">
            <text:p/>
          </table:table-cell>
          <table:table-cell table:style-name="ce57" table:formula="of:=IF(ISERROR([.$B64]);&quot;&quot;;INDIRECT(&quot;'Données brutes'.&quot; &amp; [.K$1] &amp; [.$B64];1))">
            <text:p/>
          </table:table-cell>
          <table:table-cell table:style-name="ce57" table:formula="of:=IF(ISERROR([.$B64]);&quot;&quot;;INDIRECT(&quot;'Données brutes'.&quot; &amp; [.L$1] &amp; [.$B64];1))">
            <text:p/>
          </table:table-cell>
          <table:table-cell table:style-name="ce57" table:formula="of:=IF(ISERROR([.$B64]);&quot;&quot;;INDIRECT(&quot;'Données brutes'.&quot; &amp; [.M$1] &amp; [.$B64];1))">
            <text:p/>
          </table:table-cell>
          <table:table-cell table:style-name="ce57" table:formula="of:=IF(ISERROR([.$B64]);&quot;&quot;;INDIRECT(&quot;'Données brutes'.&quot; &amp; [.N$1] &amp; [.$B64];1))">
            <text:p/>
          </table:table-cell>
          <table:table-cell table:style-name="ce57" table:formula="of:=IF(ISERROR([.$B64]);&quot;&quot;;INDIRECT(&quot;'Données brutes'.&quot; &amp; [.O$1] &amp; [.$B64];1))">
            <text:p/>
          </table:table-cell>
          <table:table-cell table:style-name="ce57" table:formula="of:=IF(ISERROR([.$B64]);&quot;&quot;;INDIRECT(&quot;'Données brutes'.&quot; &amp; [.P$1] &amp; [.$B64];1))">
            <text:p/>
          </table:table-cell>
          <table:table-cell table:style-name="ce57" table:formula="of:=IF(ISERROR([.$B64]);&quot;&quot;;INDIRECT(&quot;'Données brutes'.&quot; &amp; [.Q$1] &amp; [.$B64];1))">
            <text:p/>
          </table:table-cell>
          <table:table-cell table:style-name="ce57" table:formula="of:=IF(ISERROR([.$B64]);&quot;&quot;;INDIRECT(&quot;'Données brutes'.&quot; &amp; [.R$1] &amp; [.$B64];1))">
            <text:p/>
          </table:table-cell>
          <table:table-cell table:style-name="ce57" table:formula="of:=IF(ISERROR([.$B64]);&quot;&quot;;INDIRECT(&quot;'Données brutes'.&quot; &amp; [.S$1] &amp; [.$B64];1))">
            <text:p/>
          </table:table-cell>
          <table:table-cell table:style-name="ce58" table:formula="of:=SUM([.H64:.S64])" office:value-type="currency" office:currency="EUR" office:value="0">
            <text:p>0,00 €</text:p>
          </table:table-cell>
          <table:table-cell table:style-name="ce58" table:formula="of:=[.G64]-[.T64]" office:value-type="currency" office:currency="EUR" office:value="0">
            <text:p>0,00 €</text:p>
          </table:table-cell>
          <table:table-cell table:style-name="ce66" table:formula="of:=IF(ISNUMBER([.G64]);[.U64]/[.G64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65]=&quot;&quot;;NOT(ISERROR([.B65])));&quot;ok&quot;;&quot;&quot;)">
            <text:p/>
          </table:table-cell>
          <table:table-cell table:formula="of:=MATCH([.C65];ColonneSections;0)+(IF(LEFT([.E65];1)=&quot;7&quot;;1;0))" office:value-type="float" office:value="0">
            <text:p>#N/D</text:p>
          </table:table-cell>
          <table:table-cell table:formula="of:=[.C$5]&amp;[.E65]" office:value-type="string" office:string-value="ACAR\+30 \- 623300">
            <text:p>ACAR\+30 \- 623300</text:p>
          </table:table-cell>
          <table:table-cell/>
          <table:table-cell table:style-name="ce49" office:value-type="float" office:value="623300">
            <text:p>623300</text:p>
          </table:table-cell>
          <table:table-cell table:style-name="ce50" office:value-type="string">
            <text:p>Manifestations, évènements, concerts, etc</text:p>
          </table:table-cell>
          <table:table-cell table:style-name="ce55"/>
          <table:table-cell table:style-name="ce57" table:formula="of:=IF(ISERROR([.$B65]);&quot;&quot;;INDIRECT(&quot;'Données brutes'.&quot; &amp; [.H$1] &amp; [.$B65];1))">
            <text:p/>
          </table:table-cell>
          <table:table-cell table:style-name="ce57" table:formula="of:=IF(ISERROR([.$B65]);&quot;&quot;;INDIRECT(&quot;'Données brutes'.&quot; &amp; [.I$1] &amp; [.$B65];1))">
            <text:p/>
          </table:table-cell>
          <table:table-cell table:style-name="ce57" table:formula="of:=IF(ISERROR([.$B65]);&quot;&quot;;INDIRECT(&quot;'Données brutes'.&quot; &amp; [.J$1] &amp; [.$B65];1))">
            <text:p/>
          </table:table-cell>
          <table:table-cell table:style-name="ce57" table:formula="of:=IF(ISERROR([.$B65]);&quot;&quot;;INDIRECT(&quot;'Données brutes'.&quot; &amp; [.K$1] &amp; [.$B65];1))">
            <text:p/>
          </table:table-cell>
          <table:table-cell table:style-name="ce57" table:formula="of:=IF(ISERROR([.$B65]);&quot;&quot;;INDIRECT(&quot;'Données brutes'.&quot; &amp; [.L$1] &amp; [.$B65];1))">
            <text:p/>
          </table:table-cell>
          <table:table-cell table:style-name="ce57" table:formula="of:=IF(ISERROR([.$B65]);&quot;&quot;;INDIRECT(&quot;'Données brutes'.&quot; &amp; [.M$1] &amp; [.$B65];1))">
            <text:p/>
          </table:table-cell>
          <table:table-cell table:style-name="ce57" table:formula="of:=IF(ISERROR([.$B65]);&quot;&quot;;INDIRECT(&quot;'Données brutes'.&quot; &amp; [.N$1] &amp; [.$B65];1))">
            <text:p/>
          </table:table-cell>
          <table:table-cell table:style-name="ce57" table:formula="of:=IF(ISERROR([.$B65]);&quot;&quot;;INDIRECT(&quot;'Données brutes'.&quot; &amp; [.O$1] &amp; [.$B65];1))">
            <text:p/>
          </table:table-cell>
          <table:table-cell table:style-name="ce57" table:formula="of:=IF(ISERROR([.$B65]);&quot;&quot;;INDIRECT(&quot;'Données brutes'.&quot; &amp; [.P$1] &amp; [.$B65];1))">
            <text:p/>
          </table:table-cell>
          <table:table-cell table:style-name="ce57" table:formula="of:=IF(ISERROR([.$B65]);&quot;&quot;;INDIRECT(&quot;'Données brutes'.&quot; &amp; [.Q$1] &amp; [.$B65];1))">
            <text:p/>
          </table:table-cell>
          <table:table-cell table:style-name="ce57" table:formula="of:=IF(ISERROR([.$B65]);&quot;&quot;;INDIRECT(&quot;'Données brutes'.&quot; &amp; [.R$1] &amp; [.$B65];1))">
            <text:p/>
          </table:table-cell>
          <table:table-cell table:style-name="ce57" table:formula="of:=IF(ISERROR([.$B65]);&quot;&quot;;INDIRECT(&quot;'Données brutes'.&quot; &amp; [.S$1] &amp; [.$B65];1))">
            <text:p/>
          </table:table-cell>
          <table:table-cell table:style-name="ce58" table:formula="of:=SUM([.H65:.S65])" office:value-type="currency" office:currency="EUR" office:value="0">
            <text:p>0,00 €</text:p>
          </table:table-cell>
          <table:table-cell table:style-name="ce58" table:formula="of:=[.G65]-[.T65]" office:value-type="currency" office:currency="EUR" office:value="0">
            <text:p>0,00 €</text:p>
          </table:table-cell>
          <table:table-cell table:style-name="ce66" table:formula="of:=IF(ISNUMBER([.G65]);[.U65]/[.G65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66]=&quot;&quot;;NOT(ISERROR([.B66])));&quot;ok&quot;;&quot;&quot;)">
            <text:p/>
          </table:table-cell>
          <table:table-cell table:formula="of:=MATCH([.C66];ColonneSections;0)+(IF(LEFT([.E66];1)=&quot;7&quot;;1;0))" office:value-type="float" office:value="0">
            <text:p>#N/D</text:p>
          </table:table-cell>
          <table:table-cell table:formula="of:=[.C$5]&amp;[.E66]" office:value-type="string" office:string-value="ACAR\+30 \- 623500">
            <text:p>ACAR\+30 \- 623500</text:p>
          </table:table-cell>
          <table:table-cell/>
          <table:table-cell table:style-name="ce49" office:value-type="float" office:value="623500">
            <text:p>623500</text:p>
          </table:table-cell>
          <table:table-cell table:style-name="ce50" office:value-type="string">
            <text:p>Primes Concours vidéo</text:p>
          </table:table-cell>
          <table:table-cell table:style-name="ce55"/>
          <table:table-cell table:style-name="ce57" table:formula="of:=IF(ISERROR([.$B66]);&quot;&quot;;INDIRECT(&quot;'Données brutes'.&quot; &amp; [.H$1] &amp; [.$B66];1))">
            <text:p/>
          </table:table-cell>
          <table:table-cell table:style-name="ce57" table:formula="of:=IF(ISERROR([.$B66]);&quot;&quot;;INDIRECT(&quot;'Données brutes'.&quot; &amp; [.I$1] &amp; [.$B66];1))">
            <text:p/>
          </table:table-cell>
          <table:table-cell table:style-name="ce57" table:formula="of:=IF(ISERROR([.$B66]);&quot;&quot;;INDIRECT(&quot;'Données brutes'.&quot; &amp; [.J$1] &amp; [.$B66];1))">
            <text:p/>
          </table:table-cell>
          <table:table-cell table:style-name="ce57" table:formula="of:=IF(ISERROR([.$B66]);&quot;&quot;;INDIRECT(&quot;'Données brutes'.&quot; &amp; [.K$1] &amp; [.$B66];1))">
            <text:p/>
          </table:table-cell>
          <table:table-cell table:style-name="ce57" table:formula="of:=IF(ISERROR([.$B66]);&quot;&quot;;INDIRECT(&quot;'Données brutes'.&quot; &amp; [.L$1] &amp; [.$B66];1))">
            <text:p/>
          </table:table-cell>
          <table:table-cell table:style-name="ce57" table:formula="of:=IF(ISERROR([.$B66]);&quot;&quot;;INDIRECT(&quot;'Données brutes'.&quot; &amp; [.M$1] &amp; [.$B66];1))">
            <text:p/>
          </table:table-cell>
          <table:table-cell table:style-name="ce57" table:formula="of:=IF(ISERROR([.$B66]);&quot;&quot;;INDIRECT(&quot;'Données brutes'.&quot; &amp; [.N$1] &amp; [.$B66];1))">
            <text:p/>
          </table:table-cell>
          <table:table-cell table:style-name="ce57" table:formula="of:=IF(ISERROR([.$B66]);&quot;&quot;;INDIRECT(&quot;'Données brutes'.&quot; &amp; [.O$1] &amp; [.$B66];1))">
            <text:p/>
          </table:table-cell>
          <table:table-cell table:style-name="ce57" table:formula="of:=IF(ISERROR([.$B66]);&quot;&quot;;INDIRECT(&quot;'Données brutes'.&quot; &amp; [.P$1] &amp; [.$B66];1))">
            <text:p/>
          </table:table-cell>
          <table:table-cell table:style-name="ce57" table:formula="of:=IF(ISERROR([.$B66]);&quot;&quot;;INDIRECT(&quot;'Données brutes'.&quot; &amp; [.Q$1] &amp; [.$B66];1))">
            <text:p/>
          </table:table-cell>
          <table:table-cell table:style-name="ce57" table:formula="of:=IF(ISERROR([.$B66]);&quot;&quot;;INDIRECT(&quot;'Données brutes'.&quot; &amp; [.R$1] &amp; [.$B66];1))">
            <text:p/>
          </table:table-cell>
          <table:table-cell table:style-name="ce57" table:formula="of:=IF(ISERROR([.$B66]);&quot;&quot;;INDIRECT(&quot;'Données brutes'.&quot; &amp; [.S$1] &amp; [.$B66];1))">
            <text:p/>
          </table:table-cell>
          <table:table-cell table:style-name="ce58" table:formula="of:=SUM([.H66:.S66])" office:value-type="currency" office:currency="EUR" office:value="0">
            <text:p>0,00 €</text:p>
          </table:table-cell>
          <table:table-cell table:style-name="ce58" table:formula="of:=[.G66]-[.T66]" office:value-type="currency" office:currency="EUR" office:value="0">
            <text:p>0,00 €</text:p>
          </table:table-cell>
          <table:table-cell table:style-name="ce66" table:formula="of:=IF(ISNUMBER([.G66]);[.U66]/[.G66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67]=&quot;&quot;;NOT(ISERROR([.B67])));&quot;ok&quot;;&quot;&quot;)">
            <text:p/>
          </table:table-cell>
          <table:table-cell table:formula="of:=MATCH([.C67];ColonneSections;0)+(IF(LEFT([.E67];1)=&quot;7&quot;;1;0))" office:value-type="float" office:value="0">
            <text:p>#N/D</text:p>
          </table:table-cell>
          <table:table-cell table:formula="of:=[.C$5]&amp;[.E67]" office:value-type="string" office:string-value="ACAR\+30 \- 623800">
            <text:p>ACAR\+30 \- 623800</text:p>
          </table:table-cell>
          <table:table-cell/>
          <table:table-cell table:style-name="ce49" office:value-type="float" office:value="623800">
            <text:p>623800</text:p>
          </table:table-cell>
          <table:table-cell table:style-name="ce50" office:value-type="string">
            <text:p>Dons divers</text:p>
          </table:table-cell>
          <table:table-cell table:style-name="ce55"/>
          <table:table-cell table:style-name="ce57" table:formula="of:=IF(ISERROR([.$B67]);&quot;&quot;;INDIRECT(&quot;'Données brutes'.&quot; &amp; [.H$1] &amp; [.$B67];1))">
            <text:p/>
          </table:table-cell>
          <table:table-cell table:style-name="ce57" table:formula="of:=IF(ISERROR([.$B67]);&quot;&quot;;INDIRECT(&quot;'Données brutes'.&quot; &amp; [.I$1] &amp; [.$B67];1))">
            <text:p/>
          </table:table-cell>
          <table:table-cell table:style-name="ce57" table:formula="of:=IF(ISERROR([.$B67]);&quot;&quot;;INDIRECT(&quot;'Données brutes'.&quot; &amp; [.J$1] &amp; [.$B67];1))">
            <text:p/>
          </table:table-cell>
          <table:table-cell table:style-name="ce57" table:formula="of:=IF(ISERROR([.$B67]);&quot;&quot;;INDIRECT(&quot;'Données brutes'.&quot; &amp; [.K$1] &amp; [.$B67];1))">
            <text:p/>
          </table:table-cell>
          <table:table-cell table:style-name="ce57" table:formula="of:=IF(ISERROR([.$B67]);&quot;&quot;;INDIRECT(&quot;'Données brutes'.&quot; &amp; [.L$1] &amp; [.$B67];1))">
            <text:p/>
          </table:table-cell>
          <table:table-cell table:style-name="ce57" table:formula="of:=IF(ISERROR([.$B67]);&quot;&quot;;INDIRECT(&quot;'Données brutes'.&quot; &amp; [.M$1] &amp; [.$B67];1))">
            <text:p/>
          </table:table-cell>
          <table:table-cell table:style-name="ce57" table:formula="of:=IF(ISERROR([.$B67]);&quot;&quot;;INDIRECT(&quot;'Données brutes'.&quot; &amp; [.N$1] &amp; [.$B67];1))">
            <text:p/>
          </table:table-cell>
          <table:table-cell table:style-name="ce57" table:formula="of:=IF(ISERROR([.$B67]);&quot;&quot;;INDIRECT(&quot;'Données brutes'.&quot; &amp; [.O$1] &amp; [.$B67];1))">
            <text:p/>
          </table:table-cell>
          <table:table-cell table:style-name="ce57" table:formula="of:=IF(ISERROR([.$B67]);&quot;&quot;;INDIRECT(&quot;'Données brutes'.&quot; &amp; [.P$1] &amp; [.$B67];1))">
            <text:p/>
          </table:table-cell>
          <table:table-cell table:style-name="ce57" table:formula="of:=IF(ISERROR([.$B67]);&quot;&quot;;INDIRECT(&quot;'Données brutes'.&quot; &amp; [.Q$1] &amp; [.$B67];1))">
            <text:p/>
          </table:table-cell>
          <table:table-cell table:style-name="ce57" table:formula="of:=IF(ISERROR([.$B67]);&quot;&quot;;INDIRECT(&quot;'Données brutes'.&quot; &amp; [.R$1] &amp; [.$B67];1))">
            <text:p/>
          </table:table-cell>
          <table:table-cell table:style-name="ce57" table:formula="of:=IF(ISERROR([.$B67]);&quot;&quot;;INDIRECT(&quot;'Données brutes'.&quot; &amp; [.S$1] &amp; [.$B67];1))">
            <text:p/>
          </table:table-cell>
          <table:table-cell table:style-name="ce58" table:formula="of:=SUM([.H67:.S67])" office:value-type="currency" office:currency="EUR" office:value="0">
            <text:p>0,00 €</text:p>
          </table:table-cell>
          <table:table-cell table:style-name="ce58" table:formula="of:=[.G67]-[.T67]" office:value-type="currency" office:currency="EUR" office:value="0">
            <text:p>0,00 €</text:p>
          </table:table-cell>
          <table:table-cell table:style-name="ce66" table:formula="of:=IF(ISNUMBER([.G67]);[.U67]/[.G67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68]=&quot;&quot;;NOT(ISERROR([.B68])));&quot;ok&quot;;&quot;&quot;)">
            <text:p/>
          </table:table-cell>
          <table:table-cell table:formula="of:=MATCH([.C68];ColonneSections;0)+(IF(LEFT([.E68];1)=&quot;7&quot;;1;0))" office:value-type="float" office:value="0">
            <text:p>#N/D</text:p>
          </table:table-cell>
          <table:table-cell table:formula="of:=[.C$5]&amp;[.E68]" office:value-type="string" office:string-value="ACAR\+30 \- 624000">
            <text:p>ACAR\+30 \- 624000</text:p>
          </table:table-cell>
          <table:table-cell/>
          <table:table-cell table:style-name="ce49" office:value-type="float" office:value="624000">
            <text:p>624000</text:p>
          </table:table-cell>
          <table:table-cell table:style-name="ce50" office:value-type="string">
            <text:p>Transports sur achats et ventes</text:p>
          </table:table-cell>
          <table:table-cell table:style-name="ce55"/>
          <table:table-cell table:style-name="ce57" table:formula="of:=IF(ISERROR([.$B68]);&quot;&quot;;INDIRECT(&quot;'Données brutes'.&quot; &amp; [.H$1] &amp; [.$B68];1))">
            <text:p/>
          </table:table-cell>
          <table:table-cell table:style-name="ce57" table:formula="of:=IF(ISERROR([.$B68]);&quot;&quot;;INDIRECT(&quot;'Données brutes'.&quot; &amp; [.I$1] &amp; [.$B68];1))">
            <text:p/>
          </table:table-cell>
          <table:table-cell table:style-name="ce57" table:formula="of:=IF(ISERROR([.$B68]);&quot;&quot;;INDIRECT(&quot;'Données brutes'.&quot; &amp; [.J$1] &amp; [.$B68];1))">
            <text:p/>
          </table:table-cell>
          <table:table-cell table:style-name="ce57" table:formula="of:=IF(ISERROR([.$B68]);&quot;&quot;;INDIRECT(&quot;'Données brutes'.&quot; &amp; [.K$1] &amp; [.$B68];1))">
            <text:p/>
          </table:table-cell>
          <table:table-cell table:style-name="ce57" table:formula="of:=IF(ISERROR([.$B68]);&quot;&quot;;INDIRECT(&quot;'Données brutes'.&quot; &amp; [.L$1] &amp; [.$B68];1))">
            <text:p/>
          </table:table-cell>
          <table:table-cell table:style-name="ce57" table:formula="of:=IF(ISERROR([.$B68]);&quot;&quot;;INDIRECT(&quot;'Données brutes'.&quot; &amp; [.M$1] &amp; [.$B68];1))">
            <text:p/>
          </table:table-cell>
          <table:table-cell table:style-name="ce57" table:formula="of:=IF(ISERROR([.$B68]);&quot;&quot;;INDIRECT(&quot;'Données brutes'.&quot; &amp; [.N$1] &amp; [.$B68];1))">
            <text:p/>
          </table:table-cell>
          <table:table-cell table:style-name="ce57" table:formula="of:=IF(ISERROR([.$B68]);&quot;&quot;;INDIRECT(&quot;'Données brutes'.&quot; &amp; [.O$1] &amp; [.$B68];1))">
            <text:p/>
          </table:table-cell>
          <table:table-cell table:style-name="ce57" table:formula="of:=IF(ISERROR([.$B68]);&quot;&quot;;INDIRECT(&quot;'Données brutes'.&quot; &amp; [.P$1] &amp; [.$B68];1))">
            <text:p/>
          </table:table-cell>
          <table:table-cell table:style-name="ce57" table:formula="of:=IF(ISERROR([.$B68]);&quot;&quot;;INDIRECT(&quot;'Données brutes'.&quot; &amp; [.Q$1] &amp; [.$B68];1))">
            <text:p/>
          </table:table-cell>
          <table:table-cell table:style-name="ce57" table:formula="of:=IF(ISERROR([.$B68]);&quot;&quot;;INDIRECT(&quot;'Données brutes'.&quot; &amp; [.R$1] &amp; [.$B68];1))">
            <text:p/>
          </table:table-cell>
          <table:table-cell table:style-name="ce57" table:formula="of:=IF(ISERROR([.$B68]);&quot;&quot;;INDIRECT(&quot;'Données brutes'.&quot; &amp; [.S$1] &amp; [.$B68];1))">
            <text:p/>
          </table:table-cell>
          <table:table-cell table:style-name="ce58" table:formula="of:=SUM([.H68:.S68])" office:value-type="currency" office:currency="EUR" office:value="0">
            <text:p>0,00 €</text:p>
          </table:table-cell>
          <table:table-cell table:style-name="ce58" table:formula="of:=[.G68]-[.T68]" office:value-type="currency" office:currency="EUR" office:value="0">
            <text:p>0,00 €</text:p>
          </table:table-cell>
          <table:table-cell table:style-name="ce66" table:formula="of:=IF(ISNUMBER([.G68]);[.U68]/[.G68];&quot;&quot;)">
            <text:p/>
          </table:table-cell>
          <table:table-cell table:number-columns-repeated="1002"/>
        </table:table-row>
        <table:table-row table:style-name="ro1">
          <table:table-cell table:style-name="ce43" table:formula="of:=IF(OR([.E69]=&quot;&quot;;NOT(ISERROR([.B69])));&quot;ok&quot;;&quot;&quot;)">
            <text:p/>
          </table:table-cell>
          <table:table-cell table:formula="of:=MATCH([.C69];ColonneSections;0)+(IF(LEFT([.E69];1)=&quot;7&quot;;1;0))" office:value-type="float" office:value="0">
            <text:p>#N/D</text:p>
          </table:table-cell>
          <table:table-cell table:formula="of:=[.C$5]&amp;[.E69]" office:value-type="string" office:string-value="ACAR\+30 \- 625000">
            <text:p>ACAR\+30 \- 625000</text:p>
          </table:table-cell>
          <table:table-cell/>
          <table:table-cell table:style-name="ce49" office:value-type="float" office:value="625000">
            <text:p>625000</text:p>
          </table:table-cell>
          <table:table-cell table:style-name="ce50" office:value-type="string">
            <text:p>Déplacements, missions salariés</text:p>
          </table:table-cell>
          <table:table-cell table:style-name="ce55" office:value-type="currency" office:currency="EUR" office:value="1200">
            <text:p>1 200,00 €</text:p>
          </table:table-cell>
          <table:table-cell table:style-name="ce57" table:formula="of:=IF(ISERROR([.$B69]);&quot;&quot;;INDIRECT(&quot;'Données brutes'.&quot; &amp; [.H$1] &amp; [.$B69];1))">
            <text:p/>
          </table:table-cell>
          <table:table-cell table:style-name="ce57" table:formula="of:=IF(ISERROR([.$B69]);&quot;&quot;;INDIRECT(&quot;'Données brutes'.&quot; &amp; [.I$1] &amp; [.$B69];1))">
            <text:p/>
          </table:table-cell>
          <table:table-cell table:style-name="ce57" table:formula="of:=IF(ISERROR([.$B69]);&quot;&quot;;INDIRECT(&quot;'Données brutes'.&quot; &amp; [.J$1] &amp; [.$B69];1))">
            <text:p/>
          </table:table-cell>
          <table:table-cell table:style-name="ce57" table:formula="of:=IF(ISERROR([.$B69]);&quot;&quot;;INDIRECT(&quot;'Données brutes'.&quot; &amp; [.K$1] &amp; [.$B69];1))">
            <text:p/>
          </table:table-cell>
          <table:table-cell table:style-name="ce57" table:formula="of:=IF(ISERROR([.$B69]);&quot;&quot;;INDIRECT(&quot;'Données brutes'.&quot; &amp; [.L$1] &amp; [.$B69];1))">
            <text:p/>
          </table:table-cell>
          <table:table-cell table:style-name="ce57" table:formula="of:=IF(ISERROR([.$B69]);&quot;&quot;;INDIRECT(&quot;'Données brutes'.&quot; &amp; [.M$1] &amp; [.$B69];1))">
            <text:p/>
          </table:table-cell>
          <table:table-cell table:style-name="ce57" table:formula="of:=IF(ISERROR([.$B69]);&quot;&quot;;INDIRECT(&quot;'Données brutes'.&quot; &amp; [.N$1] &amp; [.$B69];1))">
            <text:p/>
          </table:table-cell>
          <table:table-cell table:style-name="ce57" table:formula="of:=IF(ISERROR([.$B69]);&quot;&quot;;INDIRECT(&quot;'Données brutes'.&quot; &amp; [.O$1] &amp; [.$B69];1))">
            <text:p/>
          </table:table-cell>
          <table:table-cell table:style-name="ce57" table:formula="of:=IF(ISERROR([.$B69]);&quot;&quot;;INDIRECT(&quot;'Données brutes'.&quot; &amp; [.P$1] &amp; [.$B69];1))">
            <text:p/>
          </table:table-cell>
          <table:table-cell table:style-name="ce57" table:formula="of:=IF(ISERROR([.$B69]);&quot;&quot;;INDIRECT(&quot;'Données brutes'.&quot; &amp; [.Q$1] &amp; [.$B69];1))">
            <text:p/>
          </table:table-cell>
          <table:table-cell table:style-name="ce57" table:formula="of:=IF(ISERROR([.$B69]);&quot;&quot;;INDIRECT(&quot;'Données brutes'.&quot; &amp; [.R$1] &amp; [.$B69];1))">
            <text:p/>
          </table:table-cell>
          <table:table-cell table:style-name="ce57" table:formula="of:=IF(ISERROR([.$B69]);&quot;&quot;;INDIRECT(&quot;'Données brutes'.&quot; &amp; [.S$1] &amp; [.$B69];1))">
            <text:p/>
          </table:table-cell>
          <table:table-cell table:style-name="ce58" table:formula="of:=SUM([.H69:.S69])" office:value-type="currency" office:currency="EUR" office:value="0">
            <text:p>0,00 €</text:p>
          </table:table-cell>
          <table:table-cell table:style-name="ce58" table:formula="of:=[.G69]-[.T69]" office:value-type="currency" office:currency="EUR" office:value="1200">
            <text:p>1 200,00 €</text:p>
          </table:table-cell>
          <table:table-cell table:style-name="ce66" table:formula="of:=IF(ISNUMBER([.G69]);[.U69]/[.G69];&quot;&quot;)" office:value-type="percentage" office:value="1">
            <text:p>100%</text:p>
          </table:table-cell>
          <table:table-cell table:number-columns-repeated="1002"/>
        </table:table-row>
        <table:table-row table:style-name="ro1">
          <table:table-cell table:style-name="ce43" table:formula="of:=IF(OR([.E70]=&quot;&quot;;NOT(ISERROR([.B70])));&quot;ok&quot;;&quot;&quot;)" office:value-type="string" office:string-value="ok">
            <text:p>ok</text:p>
          </table:table-cell>
          <table:table-cell table:formula="of:=MATCH([.C70];ColonneSections;0)+(IF(LEFT([.E70];1)=&quot;7&quot;;1;0))" office:value-type="float" office:value="35">
            <text:p>35</text:p>
          </table:table-cell>
          <table:table-cell table:formula="of:=[.C$5]&amp;[.E70]" office:value-type="string" office:string-value="ACAR\+30 \- 625100">
            <text:p>ACAR\+30 \- 625100</text:p>
          </table:table-cell>
          <table:table-cell/>
          <table:table-cell table:style-name="ce49" office:value-type="float" office:value="625100">
            <text:p>625100</text:p>
          </table:table-cell>
          <table:table-cell table:style-name="ce50" office:value-type="string">
            <text:p>Déplacements, missions administrateurs</text:p>
          </table:table-cell>
          <table:table-cell table:style-name="ce55" office:value-type="currency" office:currency="EUR" office:value="1000">
            <text:p>1 000,00 €</text:p>
          </table:table-cell>
          <table:table-cell table:style-name="ce57" table:formula="of:=IF(ISERROR([.$B70]);&quot;&quot;;INDIRECT(&quot;'Données brutes'.&quot; &amp; [.H$1] &amp; [.$B70];1))" office:value-type="float" office:value="0">
            <text:p/>
          </table:table-cell>
          <table:table-cell table:style-name="ce57" table:formula="of:=IF(ISERROR([.$B70]);&quot;&quot;;INDIRECT(&quot;'Données brutes'.&quot; &amp; [.I$1] &amp; [.$B70];1))" office:value-type="float" office:value="0">
            <text:p/>
          </table:table-cell>
          <table:table-cell table:style-name="ce57" table:formula="of:=IF(ISERROR([.$B70]);&quot;&quot;;INDIRECT(&quot;'Données brutes'.&quot; &amp; [.J$1] &amp; [.$B70];1))" office:value-type="float" office:value="169.5">
            <text:p>169,50 €</text:p>
          </table:table-cell>
          <table:table-cell table:style-name="ce57" table:formula="of:=IF(ISERROR([.$B70]);&quot;&quot;;INDIRECT(&quot;'Données brutes'.&quot; &amp; [.K$1] &amp; [.$B70];1))" office:value-type="float" office:value="0">
            <text:p/>
          </table:table-cell>
          <table:table-cell table:style-name="ce57" table:formula="of:=IF(ISERROR([.$B70]);&quot;&quot;;INDIRECT(&quot;'Données brutes'.&quot; &amp; [.L$1] &amp; [.$B70];1))" office:value-type="float" office:value="0">
            <text:p/>
          </table:table-cell>
          <table:table-cell table:style-name="ce57" table:formula="of:=IF(ISERROR([.$B70]);&quot;&quot;;INDIRECT(&quot;'Données brutes'.&quot; &amp; [.M$1] &amp; [.$B70];1))" office:value-type="float" office:value="0">
            <text:p/>
          </table:table-cell>
          <table:table-cell table:style-name="ce57" table:formula="of:=IF(ISERROR([.$B70]);&quot;&quot;;INDIRECT(&quot;'Données brutes'.&quot; &amp; [.N$1] &amp; [.$B70];1))" office:value-type="float" office:value="0">
            <text:p/>
          </table:table-cell>
          <table:table-cell table:style-name="ce57" table:formula="of:=IF(ISERROR([.$B70]);&quot;&quot;;INDIRECT(&quot;'Données brutes'.&quot; &amp; [.O$1] &amp; [.$B70];1))" office:value-type="float" office:value="0">
            <text:p/>
          </table:table-cell>
          <table:table-cell table:style-name="ce57" table:formula="of:=IF(ISERROR([.$B70]);&quot;&quot;;INDIRECT(&quot;'Données brutes'.&quot; &amp; [.P$1] &amp; [.$B70];1))" office:value-type="float" office:value="0">
            <text:p/>
          </table:table-cell>
          <table:table-cell table:style-name="ce57" table:formula="of:=IF(ISERROR([.$B70]);&quot;&quot;;INDIRECT(&quot;'Données brutes'.&quot; &amp; [.Q$1] &amp; [.$B70];1))" office:value-type="float" office:value="0">
            <text:p/>
          </table:table-cell>
          <table:table-cell table:style-name="ce57" table:formula="of:=IF(ISERROR([.$B70]);&quot;&quot;;INDIRECT(&quot;'Données brutes'.&quot; &amp; [.R$1] &amp; [.$B70];1))" office:value-type="float" office:value="0">
            <text:p/>
          </table:table-cell>
          <table:table-cell table:style-name="ce57" table:formula="of:=IF(ISERROR([.$B70]);&quot;&quot;;INDIRECT(&quot;'Données brutes'.&quot; &amp; [.S$1] &amp; [.$B70];1))" office:value-type="float" office:value="0">
            <text:p/>
          </table:table-cell>
          <table:table-cell table:style-name="ce61" table:formula="of:=SUM([.H70:.S70])" office:value-type="currency" office:currency="EUR" office:value="169.5">
            <text:p>169,50 €</text:p>
          </table:table-cell>
          <table:table-cell table:style-name="ce58" table:formula="of:=[.G70]-[.T70]" office:value-type="currency" office:currency="EUR" office:value="830.5">
            <text:p>830,50 €</text:p>
          </table:table-cell>
          <table:table-cell table:style-name="ce66" table:formula="of:=IF(ISNUMBER([.G70]);[.U70]/[.G70];&quot;&quot;)" office:value-type="percentage" office:value="0.8305">
            <text:p>83%</text:p>
          </table:table-cell>
          <table:table-cell table:number-columns-repeated="1002"/>
        </table:table-row>
        <table:table-row table:style-name="ro1">
          <table:table-cell table:style-name="ce43" table:formula="of:=IF(OR([.E71]=&quot;&quot;;NOT(ISERROR([.B71])));&quot;ok&quot;;&quot;&quot;)">
            <text:p/>
          </table:table-cell>
          <table:table-cell table:formula="of:=MATCH([.C71];ColonneSections;0)+(IF(LEFT([.E71];1)=&quot;7&quot;;1;0))" office:value-type="float" office:value="0">
            <text:p>#N/D</text:p>
          </table:table-cell>
          <table:table-cell table:formula="of:=[.C$5]&amp;[.E71]" office:value-type="string" office:string-value="ACAR\+30 \- 625200">
            <text:p>ACAR\+30 \- 625200</text:p>
          </table:table-cell>
          <table:table-cell/>
          <table:table-cell table:style-name="ce49" office:value-type="float" office:value="625200">
            <text:p>625200</text:p>
          </table:table-cell>
          <table:table-cell table:style-name="ce50" office:value-type="string">
            <text:p>Déplacements, missions bénévoles &amp; stagiaires</text:p>
          </table:table-cell>
          <table:table-cell table:style-name="ce55" office:value-type="currency" office:currency="EUR" office:value="600">
            <text:p>600,00 €</text:p>
          </table:table-cell>
          <table:table-cell table:style-name="ce57" table:formula="of:=IF(ISERROR([.$B71]);&quot;&quot;;INDIRECT(&quot;'Données brutes'.&quot; &amp; [.H$1] &amp; [.$B71];1))">
            <text:p/>
          </table:table-cell>
          <table:table-cell table:style-name="ce57" table:formula="of:=IF(ISERROR([.$B71]);&quot;&quot;;INDIRECT(&quot;'Données brutes'.&quot; &amp; [.I$1] &amp; [.$B71];1))">
            <text:p/>
          </table:table-cell>
          <table:table-cell table:style-name="ce57" table:formula="of:=IF(ISERROR([.$B71]);&quot;&quot;;INDIRECT(&quot;'Données brutes'.&quot; &amp; [.J$1] &amp; [.$B71];1))">
            <text:p/>
          </table:table-cell>
          <table:table-cell table:style-name="ce57" table:formula="of:=IF(ISERROR([.$B71]);&quot;&quot;;INDIRECT(&quot;'Données brutes'.&quot; &amp; [.K$1] &amp; [.$B71];1))">
            <text:p/>
          </table:table-cell>
          <table:table-cell table:style-name="ce57" table:formula="of:=IF(ISERROR([.$B71]);&quot;&quot;;INDIRECT(&quot;'Données brutes'.&quot; &amp; [.L$1] &amp; [.$B71];1))">
            <text:p/>
          </table:table-cell>
          <table:table-cell table:style-name="ce57" table:formula="of:=IF(ISERROR([.$B71]);&quot;&quot;;INDIRECT(&quot;'Données brutes'.&quot; &amp; [.M$1] &amp; [.$B71];1))">
            <text:p/>
          </table:table-cell>
          <table:table-cell table:style-name="ce57" table:formula="of:=IF(ISERROR([.$B71]);&quot;&quot;;INDIRECT(&quot;'Données brutes'.&quot; &amp; [.N$1] &amp; [.$B71];1))">
            <text:p/>
          </table:table-cell>
          <table:table-cell table:style-name="ce57" table:formula="of:=IF(ISERROR([.$B71]);&quot;&quot;;INDIRECT(&quot;'Données brutes'.&quot; &amp; [.O$1] &amp; [.$B71];1))">
            <text:p/>
          </table:table-cell>
          <table:table-cell table:style-name="ce57" table:formula="of:=IF(ISERROR([.$B71]);&quot;&quot;;INDIRECT(&quot;'Données brutes'.&quot; &amp; [.P$1] &amp; [.$B71];1))">
            <text:p/>
          </table:table-cell>
          <table:table-cell table:style-name="ce57" table:formula="of:=IF(ISERROR([.$B71]);&quot;&quot;;INDIRECT(&quot;'Données brutes'.&quot; &amp; [.Q$1] &amp; [.$B71];1))">
            <text:p/>
          </table:table-cell>
          <table:table-cell table:style-name="ce57" table:formula="of:=IF(ISERROR([.$B71]);&quot;&quot;;INDIRECT(&quot;'Données brutes'.&quot; &amp; [.R$1] &amp; [.$B71];1))">
            <text:p/>
          </table:table-cell>
          <table:table-cell table:style-name="ce57" table:formula="of:=IF(ISERROR([.$B71]);&quot;&quot;;INDIRECT(&quot;'Données brutes'.&quot; &amp; [.S$1] &amp; [.$B71];1))">
            <text:p/>
          </table:table-cell>
          <table:table-cell table:style-name="ce58" table:formula="of:=SUM([.H71:.S71])" office:value-type="currency" office:currency="EUR" office:value="0">
            <text:p>0,00 €</text:p>
          </table:table-cell>
          <table:table-cell table:style-name="ce58" table:formula="of:=[.G71]-[.T71]" office:value-type="currency" office:currency="EUR" office:value="600">
            <text:p>600,00 €</text:p>
          </table:table-cell>
          <table:table-cell table:style-name="ce66" table:formula="of:=IF(ISNUMBER([.G71]);[.U71]/[.G71];&quot;&quot;)" office:value-type="percentage" office:value="1">
            <text:p>100%</text:p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72]=&quot;&quot;;NOT(ISERROR([.B72])));&quot;ok&quot;;&quot;&quot;)">
            <text:p/>
          </table:table-cell>
          <table:table-cell table:formula="of:=MATCH([.C72];ColonneSections;0)+(IF(LEFT([.E72];1)=&quot;7&quot;;1;0))" office:value-type="float" office:value="0">
            <text:p>#N/D</text:p>
          </table:table-cell>
          <table:table-cell table:formula="of:=[.C$5]&amp;[.E72]" office:value-type="string" office:string-value="ACAR\+30 \- 625300">
            <text:p>ACAR\+30 \- 625300</text:p>
          </table:table-cell>
          <table:table-cell/>
          <table:table-cell table:style-name="ce49" office:value-type="float" office:value="625300">
            <text:p>625300</text:p>
          </table:table-cell>
          <table:table-cell table:style-name="ce50" office:value-type="string">
            <text:p>Déplacements, missions prestataires et autres</text:p>
          </table:table-cell>
          <table:table-cell table:style-name="ce55"/>
          <table:table-cell table:style-name="ce57" table:formula="of:=IF(ISERROR([.$B72]);&quot;&quot;;INDIRECT(&quot;'Données brutes'.&quot; &amp; [.H$1] &amp; [.$B72];1))">
            <text:p/>
          </table:table-cell>
          <table:table-cell table:style-name="ce57" table:formula="of:=IF(ISERROR([.$B72]);&quot;&quot;;INDIRECT(&quot;'Données brutes'.&quot; &amp; [.I$1] &amp; [.$B72];1))">
            <text:p/>
          </table:table-cell>
          <table:table-cell table:style-name="ce57" table:formula="of:=IF(ISERROR([.$B72]);&quot;&quot;;INDIRECT(&quot;'Données brutes'.&quot; &amp; [.J$1] &amp; [.$B72];1))">
            <text:p/>
          </table:table-cell>
          <table:table-cell table:style-name="ce57" table:formula="of:=IF(ISERROR([.$B72]);&quot;&quot;;INDIRECT(&quot;'Données brutes'.&quot; &amp; [.K$1] &amp; [.$B72];1))">
            <text:p/>
          </table:table-cell>
          <table:table-cell table:style-name="ce57" table:formula="of:=IF(ISERROR([.$B72]);&quot;&quot;;INDIRECT(&quot;'Données brutes'.&quot; &amp; [.L$1] &amp; [.$B72];1))">
            <text:p/>
          </table:table-cell>
          <table:table-cell table:style-name="ce57" table:formula="of:=IF(ISERROR([.$B72]);&quot;&quot;;INDIRECT(&quot;'Données brutes'.&quot; &amp; [.M$1] &amp; [.$B72];1))">
            <text:p/>
          </table:table-cell>
          <table:table-cell table:style-name="ce57" table:formula="of:=IF(ISERROR([.$B72]);&quot;&quot;;INDIRECT(&quot;'Données brutes'.&quot; &amp; [.N$1] &amp; [.$B72];1))">
            <text:p/>
          </table:table-cell>
          <table:table-cell table:style-name="ce57" table:formula="of:=IF(ISERROR([.$B72]);&quot;&quot;;INDIRECT(&quot;'Données brutes'.&quot; &amp; [.O$1] &amp; [.$B72];1))">
            <text:p/>
          </table:table-cell>
          <table:table-cell table:style-name="ce57" table:formula="of:=IF(ISERROR([.$B72]);&quot;&quot;;INDIRECT(&quot;'Données brutes'.&quot; &amp; [.P$1] &amp; [.$B72];1))">
            <text:p/>
          </table:table-cell>
          <table:table-cell table:style-name="ce57" table:formula="of:=IF(ISERROR([.$B72]);&quot;&quot;;INDIRECT(&quot;'Données brutes'.&quot; &amp; [.Q$1] &amp; [.$B72];1))">
            <text:p/>
          </table:table-cell>
          <table:table-cell table:style-name="ce57" table:formula="of:=IF(ISERROR([.$B72]);&quot;&quot;;INDIRECT(&quot;'Données brutes'.&quot; &amp; [.R$1] &amp; [.$B72];1))">
            <text:p/>
          </table:table-cell>
          <table:table-cell table:style-name="ce57" table:formula="of:=IF(ISERROR([.$B72]);&quot;&quot;;INDIRECT(&quot;'Données brutes'.&quot; &amp; [.S$1] &amp; [.$B72];1))">
            <text:p/>
          </table:table-cell>
          <table:table-cell table:style-name="ce58" table:formula="of:=SUM([.H72:.S72])" office:value-type="currency" office:currency="EUR" office:value="0">
            <text:p>0,00 €</text:p>
          </table:table-cell>
          <table:table-cell table:style-name="ce58" table:formula="of:=[.G72]-[.T72]" office:value-type="currency" office:currency="EUR" office:value="0">
            <text:p>0,00 €</text:p>
          </table:table-cell>
          <table:table-cell table:style-name="ce66" table:formula="of:=IF(ISNUMBER([.G72]);[.U72]/[.G72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73]=&quot;&quot;;NOT(ISERROR([.B73])));&quot;ok&quot;;&quot;&quot;)">
            <text:p/>
          </table:table-cell>
          <table:table-cell table:formula="of:=MATCH([.C73];ColonneSections;0)+(IF(LEFT([.E73];1)=&quot;7&quot;;1;0))" office:value-type="float" office:value="0">
            <text:p>#N/D</text:p>
          </table:table-cell>
          <table:table-cell table:formula="of:=[.C$5]&amp;[.E73]" office:value-type="string" office:string-value="ACAR\+30 \- 625700">
            <text:p>ACAR\+30 \- 625700</text:p>
          </table:table-cell>
          <table:table-cell/>
          <table:table-cell table:style-name="ce49" office:value-type="float" office:value="625700">
            <text:p>625700</text:p>
          </table:table-cell>
          <table:table-cell table:style-name="ce50" office:value-type="string">
            <text:p>Réceptions diverses</text:p>
          </table:table-cell>
          <table:table-cell table:style-name="ce55"/>
          <table:table-cell table:style-name="ce57" table:formula="of:=IF(ISERROR([.$B73]);&quot;&quot;;INDIRECT(&quot;'Données brutes'.&quot; &amp; [.H$1] &amp; [.$B73];1))">
            <text:p/>
          </table:table-cell>
          <table:table-cell table:style-name="ce57" table:formula="of:=IF(ISERROR([.$B73]);&quot;&quot;;INDIRECT(&quot;'Données brutes'.&quot; &amp; [.I$1] &amp; [.$B73];1))">
            <text:p/>
          </table:table-cell>
          <table:table-cell table:style-name="ce57" table:formula="of:=IF(ISERROR([.$B73]);&quot;&quot;;INDIRECT(&quot;'Données brutes'.&quot; &amp; [.J$1] &amp; [.$B73];1))">
            <text:p/>
          </table:table-cell>
          <table:table-cell table:style-name="ce57" table:formula="of:=IF(ISERROR([.$B73]);&quot;&quot;;INDIRECT(&quot;'Données brutes'.&quot; &amp; [.K$1] &amp; [.$B73];1))">
            <text:p/>
          </table:table-cell>
          <table:table-cell table:style-name="ce57" table:formula="of:=IF(ISERROR([.$B73]);&quot;&quot;;INDIRECT(&quot;'Données brutes'.&quot; &amp; [.L$1] &amp; [.$B73];1))">
            <text:p/>
          </table:table-cell>
          <table:table-cell table:style-name="ce57" table:formula="of:=IF(ISERROR([.$B73]);&quot;&quot;;INDIRECT(&quot;'Données brutes'.&quot; &amp; [.M$1] &amp; [.$B73];1))">
            <text:p/>
          </table:table-cell>
          <table:table-cell table:style-name="ce57" table:formula="of:=IF(ISERROR([.$B73]);&quot;&quot;;INDIRECT(&quot;'Données brutes'.&quot; &amp; [.N$1] &amp; [.$B73];1))">
            <text:p/>
          </table:table-cell>
          <table:table-cell table:style-name="ce57" table:formula="of:=IF(ISERROR([.$B73]);&quot;&quot;;INDIRECT(&quot;'Données brutes'.&quot; &amp; [.O$1] &amp; [.$B73];1))">
            <text:p/>
          </table:table-cell>
          <table:table-cell table:style-name="ce57" table:formula="of:=IF(ISERROR([.$B73]);&quot;&quot;;INDIRECT(&quot;'Données brutes'.&quot; &amp; [.P$1] &amp; [.$B73];1))">
            <text:p/>
          </table:table-cell>
          <table:table-cell table:style-name="ce57" table:formula="of:=IF(ISERROR([.$B73]);&quot;&quot;;INDIRECT(&quot;'Données brutes'.&quot; &amp; [.Q$1] &amp; [.$B73];1))">
            <text:p/>
          </table:table-cell>
          <table:table-cell table:style-name="ce57" table:formula="of:=IF(ISERROR([.$B73]);&quot;&quot;;INDIRECT(&quot;'Données brutes'.&quot; &amp; [.R$1] &amp; [.$B73];1))">
            <text:p/>
          </table:table-cell>
          <table:table-cell table:style-name="ce57" table:formula="of:=IF(ISERROR([.$B73]);&quot;&quot;;INDIRECT(&quot;'Données brutes'.&quot; &amp; [.S$1] &amp; [.$B73];1))">
            <text:p/>
          </table:table-cell>
          <table:table-cell table:style-name="ce58" table:formula="of:=SUM([.H73:.S73])" office:value-type="currency" office:currency="EUR" office:value="0">
            <text:p>0,00 €</text:p>
          </table:table-cell>
          <table:table-cell table:style-name="ce58" table:formula="of:=[.G73]-[.T73]" office:value-type="currency" office:currency="EUR" office:value="0">
            <text:p>0,00 €</text:p>
          </table:table-cell>
          <table:table-cell table:style-name="ce66" table:formula="of:=IF(ISNUMBER([.G73]);[.U73]/[.G73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74]=&quot;&quot;;NOT(ISERROR([.B74])));&quot;ok&quot;;&quot;&quot;)">
            <text:p/>
          </table:table-cell>
          <table:table-cell table:formula="of:=MATCH([.C74];ColonneSections;0)+(IF(LEFT([.E74];1)=&quot;7&quot;;1;0))" office:value-type="float" office:value="0">
            <text:p>#N/D</text:p>
          </table:table-cell>
          <table:table-cell table:formula="of:=[.C$5]&amp;[.E74]" office:value-type="string" office:string-value="ACAR\+30 \- 625710">
            <text:p>ACAR\+30 \- 625710</text:p>
          </table:table-cell>
          <table:table-cell/>
          <table:table-cell table:style-name="ce49" office:value-type="float" office:value="625710">
            <text:p>625710</text:p>
          </table:table-cell>
          <table:table-cell table:style-name="ce50" office:value-type="string">
            <text:p>Repas Commissions</text:p>
          </table:table-cell>
          <table:table-cell table:style-name="ce55"/>
          <table:table-cell table:style-name="ce57" table:formula="of:=IF(ISERROR([.$B74]);&quot;&quot;;INDIRECT(&quot;'Données brutes'.&quot; &amp; [.H$1] &amp; [.$B74];1))">
            <text:p/>
          </table:table-cell>
          <table:table-cell table:style-name="ce57" table:formula="of:=IF(ISERROR([.$B74]);&quot;&quot;;INDIRECT(&quot;'Données brutes'.&quot; &amp; [.I$1] &amp; [.$B74];1))">
            <text:p/>
          </table:table-cell>
          <table:table-cell table:style-name="ce57" table:formula="of:=IF(ISERROR([.$B74]);&quot;&quot;;INDIRECT(&quot;'Données brutes'.&quot; &amp; [.J$1] &amp; [.$B74];1))">
            <text:p/>
          </table:table-cell>
          <table:table-cell table:style-name="ce57" table:formula="of:=IF(ISERROR([.$B74]);&quot;&quot;;INDIRECT(&quot;'Données brutes'.&quot; &amp; [.K$1] &amp; [.$B74];1))">
            <text:p/>
          </table:table-cell>
          <table:table-cell table:style-name="ce57" table:formula="of:=IF(ISERROR([.$B74]);&quot;&quot;;INDIRECT(&quot;'Données brutes'.&quot; &amp; [.L$1] &amp; [.$B74];1))">
            <text:p/>
          </table:table-cell>
          <table:table-cell table:style-name="ce57" table:formula="of:=IF(ISERROR([.$B74]);&quot;&quot;;INDIRECT(&quot;'Données brutes'.&quot; &amp; [.M$1] &amp; [.$B74];1))">
            <text:p/>
          </table:table-cell>
          <table:table-cell table:style-name="ce57" table:formula="of:=IF(ISERROR([.$B74]);&quot;&quot;;INDIRECT(&quot;'Données brutes'.&quot; &amp; [.N$1] &amp; [.$B74];1))">
            <text:p/>
          </table:table-cell>
          <table:table-cell table:style-name="ce57" table:formula="of:=IF(ISERROR([.$B74]);&quot;&quot;;INDIRECT(&quot;'Données brutes'.&quot; &amp; [.O$1] &amp; [.$B74];1))">
            <text:p/>
          </table:table-cell>
          <table:table-cell table:style-name="ce57" table:formula="of:=IF(ISERROR([.$B74]);&quot;&quot;;INDIRECT(&quot;'Données brutes'.&quot; &amp; [.P$1] &amp; [.$B74];1))">
            <text:p/>
          </table:table-cell>
          <table:table-cell table:style-name="ce57" table:formula="of:=IF(ISERROR([.$B74]);&quot;&quot;;INDIRECT(&quot;'Données brutes'.&quot; &amp; [.Q$1] &amp; [.$B74];1))">
            <text:p/>
          </table:table-cell>
          <table:table-cell table:style-name="ce57" table:formula="of:=IF(ISERROR([.$B74]);&quot;&quot;;INDIRECT(&quot;'Données brutes'.&quot; &amp; [.R$1] &amp; [.$B74];1))">
            <text:p/>
          </table:table-cell>
          <table:table-cell table:style-name="ce57" table:formula="of:=IF(ISERROR([.$B74]);&quot;&quot;;INDIRECT(&quot;'Données brutes'.&quot; &amp; [.S$1] &amp; [.$B74];1))">
            <text:p/>
          </table:table-cell>
          <table:table-cell table:style-name="ce58" table:formula="of:=SUM([.H74:.S74])" office:value-type="currency" office:currency="EUR" office:value="0">
            <text:p>0,00 €</text:p>
          </table:table-cell>
          <table:table-cell table:style-name="ce58" table:formula="of:=[.G74]-[.T74]" office:value-type="currency" office:currency="EUR" office:value="0">
            <text:p>0,00 €</text:p>
          </table:table-cell>
          <table:table-cell table:style-name="ce66" table:formula="of:=IF(ISNUMBER([.G74]);[.U74]/[.G74];&quot;&quot;)">
            <text:p/>
          </table:table-cell>
          <table:table-cell table:number-columns-repeated="1002"/>
        </table:table-row>
        <table:table-row table:style-name="ro1">
          <table:table-cell table:style-name="ce43" table:formula="of:=IF(OR([.E75]=&quot;&quot;;NOT(ISERROR([.B75])));&quot;ok&quot;;&quot;&quot;)" office:value-type="string" office:string-value="ok">
            <text:p>ok</text:p>
          </table:table-cell>
          <table:table-cell table:formula="of:=MATCH([.C75];ColonneSections;0)+(IF(LEFT([.E75];1)=&quot;7&quot;;1;0))" office:value-type="float" office:value="37">
            <text:p>37</text:p>
          </table:table-cell>
          <table:table-cell table:formula="of:=[.C$5]&amp;[.E75]" office:value-type="string" office:string-value="ACAR\+30 \- 626100">
            <text:p>ACAR\+30 \- 626100</text:p>
          </table:table-cell>
          <table:table-cell/>
          <table:table-cell table:style-name="ce49" office:value-type="float" office:value="626100">
            <text:p>626100</text:p>
          </table:table-cell>
          <table:table-cell table:style-name="ce50" office:value-type="string">
            <text:p>Frais postaux</text:p>
          </table:table-cell>
          <table:table-cell table:style-name="ce55" office:value-type="currency" office:currency="EUR" office:value="600">
            <text:p>600,00 €</text:p>
          </table:table-cell>
          <table:table-cell table:style-name="ce57" table:formula="of:=IF(ISERROR([.$B75]);&quot;&quot;;INDIRECT(&quot;'Données brutes'.&quot; &amp; [.H$1] &amp; [.$B75];1))" office:value-type="float" office:value="515.76">
            <text:p>515,76 €</text:p>
          </table:table-cell>
          <table:table-cell table:style-name="ce57" table:formula="of:=IF(ISERROR([.$B75]);&quot;&quot;;INDIRECT(&quot;'Données brutes'.&quot; &amp; [.I$1] &amp; [.$B75];1))" office:value-type="float" office:value="0">
            <text:p/>
          </table:table-cell>
          <table:table-cell table:style-name="ce57" table:formula="of:=IF(ISERROR([.$B75]);&quot;&quot;;INDIRECT(&quot;'Données brutes'.&quot; &amp; [.J$1] &amp; [.$B75];1))" office:value-type="float" office:value="0">
            <text:p/>
          </table:table-cell>
          <table:table-cell table:style-name="ce57" table:formula="of:=IF(ISERROR([.$B75]);&quot;&quot;;INDIRECT(&quot;'Données brutes'.&quot; &amp; [.K$1] &amp; [.$B75];1))" office:value-type="float" office:value="0">
            <text:p/>
          </table:table-cell>
          <table:table-cell table:style-name="ce57" table:formula="of:=IF(ISERROR([.$B75]);&quot;&quot;;INDIRECT(&quot;'Données brutes'.&quot; &amp; [.L$1] &amp; [.$B75];1))" office:value-type="float" office:value="0">
            <text:p/>
          </table:table-cell>
          <table:table-cell table:style-name="ce57" table:formula="of:=IF(ISERROR([.$B75]);&quot;&quot;;INDIRECT(&quot;'Données brutes'.&quot; &amp; [.M$1] &amp; [.$B75];1))" office:value-type="float" office:value="0">
            <text:p/>
          </table:table-cell>
          <table:table-cell table:style-name="ce57" table:formula="of:=IF(ISERROR([.$B75]);&quot;&quot;;INDIRECT(&quot;'Données brutes'.&quot; &amp; [.N$1] &amp; [.$B75];1))" office:value-type="float" office:value="0">
            <text:p/>
          </table:table-cell>
          <table:table-cell table:style-name="ce57" table:formula="of:=IF(ISERROR([.$B75]);&quot;&quot;;INDIRECT(&quot;'Données brutes'.&quot; &amp; [.O$1] &amp; [.$B75];1))" office:value-type="float" office:value="0">
            <text:p/>
          </table:table-cell>
          <table:table-cell table:style-name="ce57" table:formula="of:=IF(ISERROR([.$B75]);&quot;&quot;;INDIRECT(&quot;'Données brutes'.&quot; &amp; [.P$1] &amp; [.$B75];1))" office:value-type="float" office:value="0">
            <text:p/>
          </table:table-cell>
          <table:table-cell table:style-name="ce57" table:formula="of:=IF(ISERROR([.$B75]);&quot;&quot;;INDIRECT(&quot;'Données brutes'.&quot; &amp; [.Q$1] &amp; [.$B75];1))" office:value-type="float" office:value="0">
            <text:p/>
          </table:table-cell>
          <table:table-cell table:style-name="ce57" table:formula="of:=IF(ISERROR([.$B75]);&quot;&quot;;INDIRECT(&quot;'Données brutes'.&quot; &amp; [.R$1] &amp; [.$B75];1))" office:value-type="float" office:value="0">
            <text:p/>
          </table:table-cell>
          <table:table-cell table:style-name="ce57" table:formula="of:=IF(ISERROR([.$B75]);&quot;&quot;;INDIRECT(&quot;'Données brutes'.&quot; &amp; [.S$1] &amp; [.$B75];1))" office:value-type="float" office:value="0">
            <text:p/>
          </table:table-cell>
          <table:table-cell table:style-name="ce61" table:formula="of:=SUM([.H75:.S75])" office:value-type="currency" office:currency="EUR" office:value="515.76">
            <text:p>515,76 €</text:p>
          </table:table-cell>
          <table:table-cell table:style-name="ce58" table:formula="of:=[.G75]-[.T75]" office:value-type="currency" office:currency="EUR" office:value="84.24">
            <text:p>84,24 €</text:p>
          </table:table-cell>
          <table:table-cell table:style-name="ce66" table:formula="of:=IF(ISNUMBER([.G75]);[.U75]/[.G75];&quot;&quot;)" office:value-type="percentage" office:value="0.1404">
            <text:p>14%</text:p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76]=&quot;&quot;;NOT(ISERROR([.B76])));&quot;ok&quot;;&quot;&quot;)">
            <text:p/>
          </table:table-cell>
          <table:table-cell table:formula="of:=MATCH([.C76];ColonneSections;0)+(IF(LEFT([.E76];1)=&quot;7&quot;;1;0))" office:value-type="float" office:value="0">
            <text:p>#N/D</text:p>
          </table:table-cell>
          <table:table-cell table:formula="of:=[.C$5]&amp;[.E76]" office:value-type="string" office:string-value="ACAR\+30 \- 626120">
            <text:p>ACAR\+30 \- 626120</text:p>
          </table:table-cell>
          <table:table-cell/>
          <table:table-cell table:style-name="ce49" office:value-type="float" office:value="626120">
            <text:p>626120</text:p>
          </table:table-cell>
          <table:table-cell table:style-name="ce50" office:value-type="string">
            <text:p>Abt. Sces Postaux-collecte courrier</text:p>
          </table:table-cell>
          <table:table-cell table:style-name="ce55"/>
          <table:table-cell table:style-name="ce57" table:formula="of:=IF(ISERROR([.$B76]);&quot;&quot;;INDIRECT(&quot;'Données brutes'.&quot; &amp; [.H$1] &amp; [.$B76];1))">
            <text:p/>
          </table:table-cell>
          <table:table-cell table:style-name="ce57" table:formula="of:=IF(ISERROR([.$B76]);&quot;&quot;;INDIRECT(&quot;'Données brutes'.&quot; &amp; [.I$1] &amp; [.$B76];1))">
            <text:p/>
          </table:table-cell>
          <table:table-cell table:style-name="ce57" table:formula="of:=IF(ISERROR([.$B76]);&quot;&quot;;INDIRECT(&quot;'Données brutes'.&quot; &amp; [.J$1] &amp; [.$B76];1))">
            <text:p/>
          </table:table-cell>
          <table:table-cell table:style-name="ce57" table:formula="of:=IF(ISERROR([.$B76]);&quot;&quot;;INDIRECT(&quot;'Données brutes'.&quot; &amp; [.K$1] &amp; [.$B76];1))">
            <text:p/>
          </table:table-cell>
          <table:table-cell table:style-name="ce57" table:formula="of:=IF(ISERROR([.$B76]);&quot;&quot;;INDIRECT(&quot;'Données brutes'.&quot; &amp; [.L$1] &amp; [.$B76];1))">
            <text:p/>
          </table:table-cell>
          <table:table-cell table:style-name="ce57" table:formula="of:=IF(ISERROR([.$B76]);&quot;&quot;;INDIRECT(&quot;'Données brutes'.&quot; &amp; [.M$1] &amp; [.$B76];1))">
            <text:p/>
          </table:table-cell>
          <table:table-cell table:style-name="ce57" table:formula="of:=IF(ISERROR([.$B76]);&quot;&quot;;INDIRECT(&quot;'Données brutes'.&quot; &amp; [.N$1] &amp; [.$B76];1))">
            <text:p/>
          </table:table-cell>
          <table:table-cell table:style-name="ce57" table:formula="of:=IF(ISERROR([.$B76]);&quot;&quot;;INDIRECT(&quot;'Données brutes'.&quot; &amp; [.O$1] &amp; [.$B76];1))">
            <text:p/>
          </table:table-cell>
          <table:table-cell table:style-name="ce57" table:formula="of:=IF(ISERROR([.$B76]);&quot;&quot;;INDIRECT(&quot;'Données brutes'.&quot; &amp; [.P$1] &amp; [.$B76];1))">
            <text:p/>
          </table:table-cell>
          <table:table-cell table:style-name="ce57" table:formula="of:=IF(ISERROR([.$B76]);&quot;&quot;;INDIRECT(&quot;'Données brutes'.&quot; &amp; [.Q$1] &amp; [.$B76];1))">
            <text:p/>
          </table:table-cell>
          <table:table-cell table:style-name="ce57" table:formula="of:=IF(ISERROR([.$B76]);&quot;&quot;;INDIRECT(&quot;'Données brutes'.&quot; &amp; [.R$1] &amp; [.$B76];1))">
            <text:p/>
          </table:table-cell>
          <table:table-cell table:style-name="ce57" table:formula="of:=IF(ISERROR([.$B76]);&quot;&quot;;INDIRECT(&quot;'Données brutes'.&quot; &amp; [.S$1] &amp; [.$B76];1))">
            <text:p/>
          </table:table-cell>
          <table:table-cell table:style-name="ce58" table:formula="of:=SUM([.H76:.S76])" office:value-type="currency" office:currency="EUR" office:value="0">
            <text:p>0,00 €</text:p>
          </table:table-cell>
          <table:table-cell table:style-name="ce58" table:formula="of:=[.G76]-[.T76]" office:value-type="currency" office:currency="EUR" office:value="0">
            <text:p>0,00 €</text:p>
          </table:table-cell>
          <table:table-cell table:style-name="ce66" table:formula="of:=IF(ISNUMBER([.G76]);[.U76]/[.G76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77]=&quot;&quot;;NOT(ISERROR([.B77])));&quot;ok&quot;;&quot;&quot;)">
            <text:p/>
          </table:table-cell>
          <table:table-cell table:formula="of:=MATCH([.C77];ColonneSections;0)+(IF(LEFT([.E77];1)=&quot;7&quot;;1;0))" office:value-type="float" office:value="0">
            <text:p>#N/D</text:p>
          </table:table-cell>
          <table:table-cell table:formula="of:=[.C$5]&amp;[.E77]" office:value-type="string" office:string-value="ACAR\+30 \- 626200">
            <text:p>ACAR\+30 \- 626200</text:p>
          </table:table-cell>
          <table:table-cell/>
          <table:table-cell table:style-name="ce49" office:value-type="float" office:value="626200">
            <text:p>626200</text:p>
          </table:table-cell>
          <table:table-cell table:style-name="ce50" office:value-type="string">
            <text:p>Frais de télécommunications</text:p>
          </table:table-cell>
          <table:table-cell table:style-name="ce55"/>
          <table:table-cell table:style-name="ce57" table:formula="of:=IF(ISERROR([.$B77]);&quot;&quot;;INDIRECT(&quot;'Données brutes'.&quot; &amp; [.H$1] &amp; [.$B77];1))">
            <text:p/>
          </table:table-cell>
          <table:table-cell table:style-name="ce57" table:formula="of:=IF(ISERROR([.$B77]);&quot;&quot;;INDIRECT(&quot;'Données brutes'.&quot; &amp; [.I$1] &amp; [.$B77];1))">
            <text:p/>
          </table:table-cell>
          <table:table-cell table:style-name="ce57" table:formula="of:=IF(ISERROR([.$B77]);&quot;&quot;;INDIRECT(&quot;'Données brutes'.&quot; &amp; [.J$1] &amp; [.$B77];1))">
            <text:p/>
          </table:table-cell>
          <table:table-cell table:style-name="ce57" table:formula="of:=IF(ISERROR([.$B77]);&quot;&quot;;INDIRECT(&quot;'Données brutes'.&quot; &amp; [.K$1] &amp; [.$B77];1))">
            <text:p/>
          </table:table-cell>
          <table:table-cell table:style-name="ce57" table:formula="of:=IF(ISERROR([.$B77]);&quot;&quot;;INDIRECT(&quot;'Données brutes'.&quot; &amp; [.L$1] &amp; [.$B77];1))">
            <text:p/>
          </table:table-cell>
          <table:table-cell table:style-name="ce57" table:formula="of:=IF(ISERROR([.$B77]);&quot;&quot;;INDIRECT(&quot;'Données brutes'.&quot; &amp; [.M$1] &amp; [.$B77];1))">
            <text:p/>
          </table:table-cell>
          <table:table-cell table:style-name="ce57" table:formula="of:=IF(ISERROR([.$B77]);&quot;&quot;;INDIRECT(&quot;'Données brutes'.&quot; &amp; [.N$1] &amp; [.$B77];1))">
            <text:p/>
          </table:table-cell>
          <table:table-cell table:style-name="ce57" table:formula="of:=IF(ISERROR([.$B77]);&quot;&quot;;INDIRECT(&quot;'Données brutes'.&quot; &amp; [.O$1] &amp; [.$B77];1))">
            <text:p/>
          </table:table-cell>
          <table:table-cell table:style-name="ce57" table:formula="of:=IF(ISERROR([.$B77]);&quot;&quot;;INDIRECT(&quot;'Données brutes'.&quot; &amp; [.P$1] &amp; [.$B77];1))">
            <text:p/>
          </table:table-cell>
          <table:table-cell table:style-name="ce57" table:formula="of:=IF(ISERROR([.$B77]);&quot;&quot;;INDIRECT(&quot;'Données brutes'.&quot; &amp; [.Q$1] &amp; [.$B77];1))">
            <text:p/>
          </table:table-cell>
          <table:table-cell table:style-name="ce57" table:formula="of:=IF(ISERROR([.$B77]);&quot;&quot;;INDIRECT(&quot;'Données brutes'.&quot; &amp; [.R$1] &amp; [.$B77];1))">
            <text:p/>
          </table:table-cell>
          <table:table-cell table:style-name="ce57" table:formula="of:=IF(ISERROR([.$B77]);&quot;&quot;;INDIRECT(&quot;'Données brutes'.&quot; &amp; [.S$1] &amp; [.$B77];1))">
            <text:p/>
          </table:table-cell>
          <table:table-cell table:style-name="ce58" table:formula="of:=SUM([.H77:.S77])" office:value-type="currency" office:currency="EUR" office:value="0">
            <text:p>0,00 €</text:p>
          </table:table-cell>
          <table:table-cell table:style-name="ce58" table:formula="of:=[.G77]-[.T77]" office:value-type="currency" office:currency="EUR" office:value="0">
            <text:p>0,00 €</text:p>
          </table:table-cell>
          <table:table-cell table:style-name="ce66" table:formula="of:=IF(ISNUMBER([.G77]);[.U77]/[.G77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78]=&quot;&quot;;NOT(ISERROR([.B78])));&quot;ok&quot;;&quot;&quot;)">
            <text:p/>
          </table:table-cell>
          <table:table-cell table:formula="of:=MATCH([.C78];ColonneSections;0)+(IF(LEFT([.E78];1)=&quot;7&quot;;1;0))" office:value-type="float" office:value="0">
            <text:p>#N/D</text:p>
          </table:table-cell>
          <table:table-cell table:formula="of:=[.C$5]&amp;[.E78]" office:value-type="string" office:string-value="ACAR\+30 \- 626210">
            <text:p>ACAR\+30 \- 626210</text:p>
          </table:table-cell>
          <table:table-cell/>
          <table:table-cell table:style-name="ce49" office:value-type="float" office:value="626210">
            <text:p>626210</text:p>
          </table:table-cell>
          <table:table-cell table:style-name="ce50" office:value-type="string">
            <text:p>Abt. internet haut débit</text:p>
          </table:table-cell>
          <table:table-cell table:style-name="ce55"/>
          <table:table-cell table:style-name="ce57" table:formula="of:=IF(ISERROR([.$B78]);&quot;&quot;;INDIRECT(&quot;'Données brutes'.&quot; &amp; [.H$1] &amp; [.$B78];1))">
            <text:p/>
          </table:table-cell>
          <table:table-cell table:style-name="ce57" table:formula="of:=IF(ISERROR([.$B78]);&quot;&quot;;INDIRECT(&quot;'Données brutes'.&quot; &amp; [.I$1] &amp; [.$B78];1))">
            <text:p/>
          </table:table-cell>
          <table:table-cell table:style-name="ce57" table:formula="of:=IF(ISERROR([.$B78]);&quot;&quot;;INDIRECT(&quot;'Données brutes'.&quot; &amp; [.J$1] &amp; [.$B78];1))">
            <text:p/>
          </table:table-cell>
          <table:table-cell table:style-name="ce57" table:formula="of:=IF(ISERROR([.$B78]);&quot;&quot;;INDIRECT(&quot;'Données brutes'.&quot; &amp; [.K$1] &amp; [.$B78];1))">
            <text:p/>
          </table:table-cell>
          <table:table-cell table:style-name="ce57" table:formula="of:=IF(ISERROR([.$B78]);&quot;&quot;;INDIRECT(&quot;'Données brutes'.&quot; &amp; [.L$1] &amp; [.$B78];1))">
            <text:p/>
          </table:table-cell>
          <table:table-cell table:style-name="ce57" table:formula="of:=IF(ISERROR([.$B78]);&quot;&quot;;INDIRECT(&quot;'Données brutes'.&quot; &amp; [.M$1] &amp; [.$B78];1))">
            <text:p/>
          </table:table-cell>
          <table:table-cell table:style-name="ce57" table:formula="of:=IF(ISERROR([.$B78]);&quot;&quot;;INDIRECT(&quot;'Données brutes'.&quot; &amp; [.N$1] &amp; [.$B78];1))">
            <text:p/>
          </table:table-cell>
          <table:table-cell table:style-name="ce57" table:formula="of:=IF(ISERROR([.$B78]);&quot;&quot;;INDIRECT(&quot;'Données brutes'.&quot; &amp; [.O$1] &amp; [.$B78];1))">
            <text:p/>
          </table:table-cell>
          <table:table-cell table:style-name="ce57" table:formula="of:=IF(ISERROR([.$B78]);&quot;&quot;;INDIRECT(&quot;'Données brutes'.&quot; &amp; [.P$1] &amp; [.$B78];1))">
            <text:p/>
          </table:table-cell>
          <table:table-cell table:style-name="ce57" table:formula="of:=IF(ISERROR([.$B78]);&quot;&quot;;INDIRECT(&quot;'Données brutes'.&quot; &amp; [.Q$1] &amp; [.$B78];1))">
            <text:p/>
          </table:table-cell>
          <table:table-cell table:style-name="ce57" table:formula="of:=IF(ISERROR([.$B78]);&quot;&quot;;INDIRECT(&quot;'Données brutes'.&quot; &amp; [.R$1] &amp; [.$B78];1))">
            <text:p/>
          </table:table-cell>
          <table:table-cell table:style-name="ce57" table:formula="of:=IF(ISERROR([.$B78]);&quot;&quot;;INDIRECT(&quot;'Données brutes'.&quot; &amp; [.S$1] &amp; [.$B78];1))">
            <text:p/>
          </table:table-cell>
          <table:table-cell table:style-name="ce58" table:formula="of:=SUM([.H78:.S78])" office:value-type="currency" office:currency="EUR" office:value="0">
            <text:p>0,00 €</text:p>
          </table:table-cell>
          <table:table-cell table:style-name="ce58" table:formula="of:=[.G78]-[.T78]" office:value-type="currency" office:currency="EUR" office:value="0">
            <text:p>0,00 €</text:p>
          </table:table-cell>
          <table:table-cell table:style-name="ce66" table:formula="of:=IF(ISNUMBER([.G78]);[.U78]/[.G78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79]=&quot;&quot;;NOT(ISERROR([.B79])));&quot;ok&quot;;&quot;&quot;)">
            <text:p/>
          </table:table-cell>
          <table:table-cell table:formula="of:=MATCH([.C79];ColonneSections;0)+(IF(LEFT([.E79];1)=&quot;7&quot;;1;0))" office:value-type="float" office:value="0">
            <text:p>#N/D</text:p>
          </table:table-cell>
          <table:table-cell table:formula="of:=[.C$5]&amp;[.E79]" office:value-type="string" office:string-value="ACAR\+30 \- 626220">
            <text:p>ACAR\+30 \- 626220</text:p>
          </table:table-cell>
          <table:table-cell/>
          <table:table-cell table:style-name="ce49" office:value-type="float" office:value="626220">
            <text:p>626220</text:p>
          </table:table-cell>
          <table:table-cell table:style-name="ce50" office:value-type="string">
            <text:p>Autres sces électroniques</text:p>
          </table:table-cell>
          <table:table-cell table:style-name="ce55"/>
          <table:table-cell table:style-name="ce57" table:formula="of:=IF(ISERROR([.$B79]);&quot;&quot;;INDIRECT(&quot;'Données brutes'.&quot; &amp; [.H$1] &amp; [.$B79];1))">
            <text:p/>
          </table:table-cell>
          <table:table-cell table:style-name="ce57" table:formula="of:=IF(ISERROR([.$B79]);&quot;&quot;;INDIRECT(&quot;'Données brutes'.&quot; &amp; [.I$1] &amp; [.$B79];1))">
            <text:p/>
          </table:table-cell>
          <table:table-cell table:style-name="ce57" table:formula="of:=IF(ISERROR([.$B79]);&quot;&quot;;INDIRECT(&quot;'Données brutes'.&quot; &amp; [.J$1] &amp; [.$B79];1))">
            <text:p/>
          </table:table-cell>
          <table:table-cell table:style-name="ce57" table:formula="of:=IF(ISERROR([.$B79]);&quot;&quot;;INDIRECT(&quot;'Données brutes'.&quot; &amp; [.K$1] &amp; [.$B79];1))">
            <text:p/>
          </table:table-cell>
          <table:table-cell table:style-name="ce57" table:formula="of:=IF(ISERROR([.$B79]);&quot;&quot;;INDIRECT(&quot;'Données brutes'.&quot; &amp; [.L$1] &amp; [.$B79];1))">
            <text:p/>
          </table:table-cell>
          <table:table-cell table:style-name="ce57" table:formula="of:=IF(ISERROR([.$B79]);&quot;&quot;;INDIRECT(&quot;'Données brutes'.&quot; &amp; [.M$1] &amp; [.$B79];1))">
            <text:p/>
          </table:table-cell>
          <table:table-cell table:style-name="ce57" table:formula="of:=IF(ISERROR([.$B79]);&quot;&quot;;INDIRECT(&quot;'Données brutes'.&quot; &amp; [.N$1] &amp; [.$B79];1))">
            <text:p/>
          </table:table-cell>
          <table:table-cell table:style-name="ce57" table:formula="of:=IF(ISERROR([.$B79]);&quot;&quot;;INDIRECT(&quot;'Données brutes'.&quot; &amp; [.O$1] &amp; [.$B79];1))">
            <text:p/>
          </table:table-cell>
          <table:table-cell table:style-name="ce57" table:formula="of:=IF(ISERROR([.$B79]);&quot;&quot;;INDIRECT(&quot;'Données brutes'.&quot; &amp; [.P$1] &amp; [.$B79];1))">
            <text:p/>
          </table:table-cell>
          <table:table-cell table:style-name="ce57" table:formula="of:=IF(ISERROR([.$B79]);&quot;&quot;;INDIRECT(&quot;'Données brutes'.&quot; &amp; [.Q$1] &amp; [.$B79];1))">
            <text:p/>
          </table:table-cell>
          <table:table-cell table:style-name="ce57" table:formula="of:=IF(ISERROR([.$B79]);&quot;&quot;;INDIRECT(&quot;'Données brutes'.&quot; &amp; [.R$1] &amp; [.$B79];1))">
            <text:p/>
          </table:table-cell>
          <table:table-cell table:style-name="ce57" table:formula="of:=IF(ISERROR([.$B79]);&quot;&quot;;INDIRECT(&quot;'Données brutes'.&quot; &amp; [.S$1] &amp; [.$B79];1))">
            <text:p/>
          </table:table-cell>
          <table:table-cell table:style-name="ce58" table:formula="of:=SUM([.H79:.S79])" office:value-type="currency" office:currency="EUR" office:value="0">
            <text:p>0,00 €</text:p>
          </table:table-cell>
          <table:table-cell table:style-name="ce58" table:formula="of:=[.G79]-[.T79]" office:value-type="currency" office:currency="EUR" office:value="0">
            <text:p>0,00 €</text:p>
          </table:table-cell>
          <table:table-cell table:style-name="ce66" table:formula="of:=IF(ISNUMBER([.G79]);[.U79]/[.G79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80]=&quot;&quot;;NOT(ISERROR([.B80])));&quot;ok&quot;;&quot;&quot;)">
            <text:p/>
          </table:table-cell>
          <table:table-cell table:formula="of:=MATCH([.C80];ColonneSections;0)+(IF(LEFT([.E80];1)=&quot;7&quot;;1;0))" office:value-type="float" office:value="0">
            <text:p>#N/D</text:p>
          </table:table-cell>
          <table:table-cell table:formula="of:=[.C$5]&amp;[.E80]" office:value-type="string" office:string-value="ACAR\+30 \- 627000">
            <text:p>ACAR\+30 \- 627000</text:p>
          </table:table-cell>
          <table:table-cell/>
          <table:table-cell table:style-name="ce49" office:value-type="float" office:value="627000">
            <text:p>627000</text:p>
          </table:table-cell>
          <table:table-cell table:style-name="ce50" office:value-type="string">
            <text:p>Frais bancaires</text:p>
          </table:table-cell>
          <table:table-cell table:style-name="ce55"/>
          <table:table-cell table:style-name="ce57" table:formula="of:=IF(ISERROR([.$B80]);&quot;&quot;;INDIRECT(&quot;'Données brutes'.&quot; &amp; [.H$1] &amp; [.$B80];1))">
            <text:p/>
          </table:table-cell>
          <table:table-cell table:style-name="ce57" table:formula="of:=IF(ISERROR([.$B80]);&quot;&quot;;INDIRECT(&quot;'Données brutes'.&quot; &amp; [.I$1] &amp; [.$B80];1))">
            <text:p/>
          </table:table-cell>
          <table:table-cell table:style-name="ce57" table:formula="of:=IF(ISERROR([.$B80]);&quot;&quot;;INDIRECT(&quot;'Données brutes'.&quot; &amp; [.J$1] &amp; [.$B80];1))">
            <text:p/>
          </table:table-cell>
          <table:table-cell table:style-name="ce57" table:formula="of:=IF(ISERROR([.$B80]);&quot;&quot;;INDIRECT(&quot;'Données brutes'.&quot; &amp; [.K$1] &amp; [.$B80];1))">
            <text:p/>
          </table:table-cell>
          <table:table-cell table:style-name="ce57" table:formula="of:=IF(ISERROR([.$B80]);&quot;&quot;;INDIRECT(&quot;'Données brutes'.&quot; &amp; [.L$1] &amp; [.$B80];1))">
            <text:p/>
          </table:table-cell>
          <table:table-cell table:style-name="ce57" table:formula="of:=IF(ISERROR([.$B80]);&quot;&quot;;INDIRECT(&quot;'Données brutes'.&quot; &amp; [.M$1] &amp; [.$B80];1))">
            <text:p/>
          </table:table-cell>
          <table:table-cell table:style-name="ce57" table:formula="of:=IF(ISERROR([.$B80]);&quot;&quot;;INDIRECT(&quot;'Données brutes'.&quot; &amp; [.N$1] &amp; [.$B80];1))">
            <text:p/>
          </table:table-cell>
          <table:table-cell table:style-name="ce57" table:formula="of:=IF(ISERROR([.$B80]);&quot;&quot;;INDIRECT(&quot;'Données brutes'.&quot; &amp; [.O$1] &amp; [.$B80];1))">
            <text:p/>
          </table:table-cell>
          <table:table-cell table:style-name="ce57" table:formula="of:=IF(ISERROR([.$B80]);&quot;&quot;;INDIRECT(&quot;'Données brutes'.&quot; &amp; [.P$1] &amp; [.$B80];1))">
            <text:p/>
          </table:table-cell>
          <table:table-cell table:style-name="ce57" table:formula="of:=IF(ISERROR([.$B80]);&quot;&quot;;INDIRECT(&quot;'Données brutes'.&quot; &amp; [.Q$1] &amp; [.$B80];1))">
            <text:p/>
          </table:table-cell>
          <table:table-cell table:style-name="ce57" table:formula="of:=IF(ISERROR([.$B80]);&quot;&quot;;INDIRECT(&quot;'Données brutes'.&quot; &amp; [.R$1] &amp; [.$B80];1))">
            <text:p/>
          </table:table-cell>
          <table:table-cell table:style-name="ce57" table:formula="of:=IF(ISERROR([.$B80]);&quot;&quot;;INDIRECT(&quot;'Données brutes'.&quot; &amp; [.S$1] &amp; [.$B80];1))">
            <text:p/>
          </table:table-cell>
          <table:table-cell table:style-name="ce58" table:formula="of:=SUM([.H80:.S80])" office:value-type="currency" office:currency="EUR" office:value="0">
            <text:p>0,00 €</text:p>
          </table:table-cell>
          <table:table-cell table:style-name="ce58" table:formula="of:=[.G80]-[.T80]" office:value-type="currency" office:currency="EUR" office:value="0">
            <text:p>0,00 €</text:p>
          </table:table-cell>
          <table:table-cell table:style-name="ce66" table:formula="of:=IF(ISNUMBER([.G80]);[.U80]/[.G80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81]=&quot;&quot;;NOT(ISERROR([.B81])));&quot;ok&quot;;&quot;&quot;)">
            <text:p/>
          </table:table-cell>
          <table:table-cell table:formula="of:=MATCH([.C81];ColonneSections;0)+(IF(LEFT([.E81];1)=&quot;7&quot;;1;0))" office:value-type="float" office:value="0">
            <text:p>#N/D</text:p>
          </table:table-cell>
          <table:table-cell table:formula="of:=[.C$5]&amp;[.E81]" office:value-type="string" office:string-value="ACAR\+30 \- 627100">
            <text:p>ACAR\+30 \- 627100</text:p>
          </table:table-cell>
          <table:table-cell/>
          <table:table-cell table:style-name="ce49" office:value-type="float" office:value="627100">
            <text:p>627100</text:p>
          </table:table-cell>
          <table:table-cell table:style-name="ce50" office:value-type="string">
            <text:p>Frais de prélèvements impayés</text:p>
          </table:table-cell>
          <table:table-cell table:style-name="ce55"/>
          <table:table-cell table:style-name="ce57" table:formula="of:=IF(ISERROR([.$B81]);&quot;&quot;;INDIRECT(&quot;'Données brutes'.&quot; &amp; [.H$1] &amp; [.$B81];1))">
            <text:p/>
          </table:table-cell>
          <table:table-cell table:style-name="ce57" table:formula="of:=IF(ISERROR([.$B81]);&quot;&quot;;INDIRECT(&quot;'Données brutes'.&quot; &amp; [.I$1] &amp; [.$B81];1))">
            <text:p/>
          </table:table-cell>
          <table:table-cell table:style-name="ce57" table:formula="of:=IF(ISERROR([.$B81]);&quot;&quot;;INDIRECT(&quot;'Données brutes'.&quot; &amp; [.J$1] &amp; [.$B81];1))">
            <text:p/>
          </table:table-cell>
          <table:table-cell table:style-name="ce57" table:formula="of:=IF(ISERROR([.$B81]);&quot;&quot;;INDIRECT(&quot;'Données brutes'.&quot; &amp; [.K$1] &amp; [.$B81];1))">
            <text:p/>
          </table:table-cell>
          <table:table-cell table:style-name="ce57" table:formula="of:=IF(ISERROR([.$B81]);&quot;&quot;;INDIRECT(&quot;'Données brutes'.&quot; &amp; [.L$1] &amp; [.$B81];1))">
            <text:p/>
          </table:table-cell>
          <table:table-cell table:style-name="ce57" table:formula="of:=IF(ISERROR([.$B81]);&quot;&quot;;INDIRECT(&quot;'Données brutes'.&quot; &amp; [.M$1] &amp; [.$B81];1))">
            <text:p/>
          </table:table-cell>
          <table:table-cell table:style-name="ce57" table:formula="of:=IF(ISERROR([.$B81]);&quot;&quot;;INDIRECT(&quot;'Données brutes'.&quot; &amp; [.N$1] &amp; [.$B81];1))">
            <text:p/>
          </table:table-cell>
          <table:table-cell table:style-name="ce57" table:formula="of:=IF(ISERROR([.$B81]);&quot;&quot;;INDIRECT(&quot;'Données brutes'.&quot; &amp; [.O$1] &amp; [.$B81];1))">
            <text:p/>
          </table:table-cell>
          <table:table-cell table:style-name="ce57" table:formula="of:=IF(ISERROR([.$B81]);&quot;&quot;;INDIRECT(&quot;'Données brutes'.&quot; &amp; [.P$1] &amp; [.$B81];1))">
            <text:p/>
          </table:table-cell>
          <table:table-cell table:style-name="ce57" table:formula="of:=IF(ISERROR([.$B81]);&quot;&quot;;INDIRECT(&quot;'Données brutes'.&quot; &amp; [.Q$1] &amp; [.$B81];1))">
            <text:p/>
          </table:table-cell>
          <table:table-cell table:style-name="ce57" table:formula="of:=IF(ISERROR([.$B81]);&quot;&quot;;INDIRECT(&quot;'Données brutes'.&quot; &amp; [.R$1] &amp; [.$B81];1))">
            <text:p/>
          </table:table-cell>
          <table:table-cell table:style-name="ce57" table:formula="of:=IF(ISERROR([.$B81]);&quot;&quot;;INDIRECT(&quot;'Données brutes'.&quot; &amp; [.S$1] &amp; [.$B81];1))">
            <text:p/>
          </table:table-cell>
          <table:table-cell table:style-name="ce58" table:formula="of:=SUM([.H81:.S81])" office:value-type="currency" office:currency="EUR" office:value="0">
            <text:p>0,00 €</text:p>
          </table:table-cell>
          <table:table-cell table:style-name="ce58" table:formula="of:=[.G81]-[.T81]" office:value-type="currency" office:currency="EUR" office:value="0">
            <text:p>0,00 €</text:p>
          </table:table-cell>
          <table:table-cell table:style-name="ce66" table:formula="of:=IF(ISNUMBER([.G81]);[.U81]/[.G81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82]=&quot;&quot;;NOT(ISERROR([.B82])));&quot;ok&quot;;&quot;&quot;)">
            <text:p/>
          </table:table-cell>
          <table:table-cell table:formula="of:=MATCH([.C82];ColonneSections;0)+(IF(LEFT([.E82];1)=&quot;7&quot;;1;0))" office:value-type="float" office:value="0">
            <text:p>#N/D</text:p>
          </table:table-cell>
          <table:table-cell table:formula="of:=[.C$5]&amp;[.E82]" office:value-type="string" office:string-value="ACAR\+30 \- 627200">
            <text:p>ACAR\+30 \- 627200</text:p>
          </table:table-cell>
          <table:table-cell/>
          <table:table-cell table:style-name="ce49" office:value-type="float" office:value="627200">
            <text:p>627200</text:p>
          </table:table-cell>
          <table:table-cell table:style-name="ce50" office:value-type="string">
            <text:p>Frais de gestion Cpte Ep.Nature NEF</text:p>
          </table:table-cell>
          <table:table-cell table:style-name="ce55"/>
          <table:table-cell table:style-name="ce57" table:formula="of:=IF(ISERROR([.$B82]);&quot;&quot;;INDIRECT(&quot;'Données brutes'.&quot; &amp; [.H$1] &amp; [.$B82];1))">
            <text:p/>
          </table:table-cell>
          <table:table-cell table:style-name="ce57" table:formula="of:=IF(ISERROR([.$B82]);&quot;&quot;;INDIRECT(&quot;'Données brutes'.&quot; &amp; [.I$1] &amp; [.$B82];1))">
            <text:p/>
          </table:table-cell>
          <table:table-cell table:style-name="ce57" table:formula="of:=IF(ISERROR([.$B82]);&quot;&quot;;INDIRECT(&quot;'Données brutes'.&quot; &amp; [.J$1] &amp; [.$B82];1))">
            <text:p/>
          </table:table-cell>
          <table:table-cell table:style-name="ce57" table:formula="of:=IF(ISERROR([.$B82]);&quot;&quot;;INDIRECT(&quot;'Données brutes'.&quot; &amp; [.K$1] &amp; [.$B82];1))">
            <text:p/>
          </table:table-cell>
          <table:table-cell table:style-name="ce57" table:formula="of:=IF(ISERROR([.$B82]);&quot;&quot;;INDIRECT(&quot;'Données brutes'.&quot; &amp; [.L$1] &amp; [.$B82];1))">
            <text:p/>
          </table:table-cell>
          <table:table-cell table:style-name="ce57" table:formula="of:=IF(ISERROR([.$B82]);&quot;&quot;;INDIRECT(&quot;'Données brutes'.&quot; &amp; [.M$1] &amp; [.$B82];1))">
            <text:p/>
          </table:table-cell>
          <table:table-cell table:style-name="ce57" table:formula="of:=IF(ISERROR([.$B82]);&quot;&quot;;INDIRECT(&quot;'Données brutes'.&quot; &amp; [.N$1] &amp; [.$B82];1))">
            <text:p/>
          </table:table-cell>
          <table:table-cell table:style-name="ce57" table:formula="of:=IF(ISERROR([.$B82]);&quot;&quot;;INDIRECT(&quot;'Données brutes'.&quot; &amp; [.O$1] &amp; [.$B82];1))">
            <text:p/>
          </table:table-cell>
          <table:table-cell table:style-name="ce57" table:formula="of:=IF(ISERROR([.$B82]);&quot;&quot;;INDIRECT(&quot;'Données brutes'.&quot; &amp; [.P$1] &amp; [.$B82];1))">
            <text:p/>
          </table:table-cell>
          <table:table-cell table:style-name="ce57" table:formula="of:=IF(ISERROR([.$B82]);&quot;&quot;;INDIRECT(&quot;'Données brutes'.&quot; &amp; [.Q$1] &amp; [.$B82];1))">
            <text:p/>
          </table:table-cell>
          <table:table-cell table:style-name="ce57" table:formula="of:=IF(ISERROR([.$B82]);&quot;&quot;;INDIRECT(&quot;'Données brutes'.&quot; &amp; [.R$1] &amp; [.$B82];1))">
            <text:p/>
          </table:table-cell>
          <table:table-cell table:style-name="ce57" table:formula="of:=IF(ISERROR([.$B82]);&quot;&quot;;INDIRECT(&quot;'Données brutes'.&quot; &amp; [.S$1] &amp; [.$B82];1))">
            <text:p/>
          </table:table-cell>
          <table:table-cell table:style-name="ce58" table:formula="of:=SUM([.H82:.S82])" office:value-type="currency" office:currency="EUR" office:value="0">
            <text:p>0,00 €</text:p>
          </table:table-cell>
          <table:table-cell table:style-name="ce58" table:formula="of:=[.G82]-[.T82]" office:value-type="currency" office:currency="EUR" office:value="0">
            <text:p>0,00 €</text:p>
          </table:table-cell>
          <table:table-cell table:style-name="ce66" table:formula="of:=IF(ISNUMBER([.G82]);[.U82]/[.G82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83]=&quot;&quot;;NOT(ISERROR([.B83])));&quot;ok&quot;;&quot;&quot;)">
            <text:p/>
          </table:table-cell>
          <table:table-cell table:formula="of:=MATCH([.C83];ColonneSections;0)+(IF(LEFT([.E83];1)=&quot;7&quot;;1;0))" office:value-type="float" office:value="0">
            <text:p>#N/D</text:p>
          </table:table-cell>
          <table:table-cell table:formula="of:=[.C$5]&amp;[.E83]" office:value-type="string" office:string-value="ACAR\+30 \- 627300">
            <text:p>ACAR\+30 \- 627300</text:p>
          </table:table-cell>
          <table:table-cell/>
          <table:table-cell table:style-name="ce49" office:value-type="float" office:value="627300">
            <text:p>627300</text:p>
          </table:table-cell>
          <table:table-cell table:style-name="ce50" office:value-type="string">
            <text:p>Frais &amp; comm./ Boutique en ligne</text:p>
          </table:table-cell>
          <table:table-cell table:style-name="ce55"/>
          <table:table-cell table:style-name="ce57" table:formula="of:=IF(ISERROR([.$B83]);&quot;&quot;;INDIRECT(&quot;'Données brutes'.&quot; &amp; [.H$1] &amp; [.$B83];1))">
            <text:p/>
          </table:table-cell>
          <table:table-cell table:style-name="ce57" table:formula="of:=IF(ISERROR([.$B83]);&quot;&quot;;INDIRECT(&quot;'Données brutes'.&quot; &amp; [.I$1] &amp; [.$B83];1))">
            <text:p/>
          </table:table-cell>
          <table:table-cell table:style-name="ce57" table:formula="of:=IF(ISERROR([.$B83]);&quot;&quot;;INDIRECT(&quot;'Données brutes'.&quot; &amp; [.J$1] &amp; [.$B83];1))">
            <text:p/>
          </table:table-cell>
          <table:table-cell table:style-name="ce57" table:formula="of:=IF(ISERROR([.$B83]);&quot;&quot;;INDIRECT(&quot;'Données brutes'.&quot; &amp; [.K$1] &amp; [.$B83];1))">
            <text:p/>
          </table:table-cell>
          <table:table-cell table:style-name="ce57" table:formula="of:=IF(ISERROR([.$B83]);&quot;&quot;;INDIRECT(&quot;'Données brutes'.&quot; &amp; [.L$1] &amp; [.$B83];1))">
            <text:p/>
          </table:table-cell>
          <table:table-cell table:style-name="ce57" table:formula="of:=IF(ISERROR([.$B83]);&quot;&quot;;INDIRECT(&quot;'Données brutes'.&quot; &amp; [.M$1] &amp; [.$B83];1))">
            <text:p/>
          </table:table-cell>
          <table:table-cell table:style-name="ce57" table:formula="of:=IF(ISERROR([.$B83]);&quot;&quot;;INDIRECT(&quot;'Données brutes'.&quot; &amp; [.N$1] &amp; [.$B83];1))">
            <text:p/>
          </table:table-cell>
          <table:table-cell table:style-name="ce57" table:formula="of:=IF(ISERROR([.$B83]);&quot;&quot;;INDIRECT(&quot;'Données brutes'.&quot; &amp; [.O$1] &amp; [.$B83];1))">
            <text:p/>
          </table:table-cell>
          <table:table-cell table:style-name="ce57" table:formula="of:=IF(ISERROR([.$B83]);&quot;&quot;;INDIRECT(&quot;'Données brutes'.&quot; &amp; [.P$1] &amp; [.$B83];1))">
            <text:p/>
          </table:table-cell>
          <table:table-cell table:style-name="ce57" table:formula="of:=IF(ISERROR([.$B83]);&quot;&quot;;INDIRECT(&quot;'Données brutes'.&quot; &amp; [.Q$1] &amp; [.$B83];1))">
            <text:p/>
          </table:table-cell>
          <table:table-cell table:style-name="ce57" table:formula="of:=IF(ISERROR([.$B83]);&quot;&quot;;INDIRECT(&quot;'Données brutes'.&quot; &amp; [.R$1] &amp; [.$B83];1))">
            <text:p/>
          </table:table-cell>
          <table:table-cell table:style-name="ce57" table:formula="of:=IF(ISERROR([.$B83]);&quot;&quot;;INDIRECT(&quot;'Données brutes'.&quot; &amp; [.S$1] &amp; [.$B83];1))">
            <text:p/>
          </table:table-cell>
          <table:table-cell table:style-name="ce58" table:formula="of:=SUM([.H83:.S83])" office:value-type="currency" office:currency="EUR" office:value="0">
            <text:p>0,00 €</text:p>
          </table:table-cell>
          <table:table-cell table:style-name="ce58" table:formula="of:=[.G83]-[.T83]" office:value-type="currency" office:currency="EUR" office:value="0">
            <text:p>0,00 €</text:p>
          </table:table-cell>
          <table:table-cell table:style-name="ce66" table:formula="of:=IF(ISNUMBER([.G83]);[.U83]/[.G83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84]=&quot;&quot;;NOT(ISERROR([.B84])));&quot;ok&quot;;&quot;&quot;)">
            <text:p/>
          </table:table-cell>
          <table:table-cell table:formula="of:=MATCH([.C84];ColonneSections;0)+(IF(LEFT([.E84];1)=&quot;7&quot;;1;0))" office:value-type="float" office:value="0">
            <text:p>#N/D</text:p>
          </table:table-cell>
          <table:table-cell table:formula="of:=[.C$5]&amp;[.E84]" office:value-type="string" office:string-value="ACAR\+30 \- 628100">
            <text:p>ACAR\+30 \- 628100</text:p>
          </table:table-cell>
          <table:table-cell/>
          <table:table-cell table:style-name="ce49" office:value-type="float" office:value="628100">
            <text:p>628100</text:p>
          </table:table-cell>
          <table:table-cell table:style-name="ce50" office:value-type="string">
            <text:p>Concours divers (Sci Bure)</text:p>
          </table:table-cell>
          <table:table-cell table:style-name="ce55"/>
          <table:table-cell table:style-name="ce57" table:formula="of:=IF(ISERROR([.$B84]);&quot;&quot;;INDIRECT(&quot;'Données brutes'.&quot; &amp; [.H$1] &amp; [.$B84];1))">
            <text:p/>
          </table:table-cell>
          <table:table-cell table:style-name="ce57" table:formula="of:=IF(ISERROR([.$B84]);&quot;&quot;;INDIRECT(&quot;'Données brutes'.&quot; &amp; [.I$1] &amp; [.$B84];1))">
            <text:p/>
          </table:table-cell>
          <table:table-cell table:style-name="ce57" table:formula="of:=IF(ISERROR([.$B84]);&quot;&quot;;INDIRECT(&quot;'Données brutes'.&quot; &amp; [.J$1] &amp; [.$B84];1))">
            <text:p/>
          </table:table-cell>
          <table:table-cell table:style-name="ce57" table:formula="of:=IF(ISERROR([.$B84]);&quot;&quot;;INDIRECT(&quot;'Données brutes'.&quot; &amp; [.K$1] &amp; [.$B84];1))">
            <text:p/>
          </table:table-cell>
          <table:table-cell table:style-name="ce57" table:formula="of:=IF(ISERROR([.$B84]);&quot;&quot;;INDIRECT(&quot;'Données brutes'.&quot; &amp; [.L$1] &amp; [.$B84];1))">
            <text:p/>
          </table:table-cell>
          <table:table-cell table:style-name="ce57" table:formula="of:=IF(ISERROR([.$B84]);&quot;&quot;;INDIRECT(&quot;'Données brutes'.&quot; &amp; [.M$1] &amp; [.$B84];1))">
            <text:p/>
          </table:table-cell>
          <table:table-cell table:style-name="ce57" table:formula="of:=IF(ISERROR([.$B84]);&quot;&quot;;INDIRECT(&quot;'Données brutes'.&quot; &amp; [.N$1] &amp; [.$B84];1))">
            <text:p/>
          </table:table-cell>
          <table:table-cell table:style-name="ce57" table:formula="of:=IF(ISERROR([.$B84]);&quot;&quot;;INDIRECT(&quot;'Données brutes'.&quot; &amp; [.O$1] &amp; [.$B84];1))">
            <text:p/>
          </table:table-cell>
          <table:table-cell table:style-name="ce57" table:formula="of:=IF(ISERROR([.$B84]);&quot;&quot;;INDIRECT(&quot;'Données brutes'.&quot; &amp; [.P$1] &amp; [.$B84];1))">
            <text:p/>
          </table:table-cell>
          <table:table-cell table:style-name="ce57" table:formula="of:=IF(ISERROR([.$B84]);&quot;&quot;;INDIRECT(&quot;'Données brutes'.&quot; &amp; [.Q$1] &amp; [.$B84];1))">
            <text:p/>
          </table:table-cell>
          <table:table-cell table:style-name="ce57" table:formula="of:=IF(ISERROR([.$B84]);&quot;&quot;;INDIRECT(&quot;'Données brutes'.&quot; &amp; [.R$1] &amp; [.$B84];1))">
            <text:p/>
          </table:table-cell>
          <table:table-cell table:style-name="ce57" table:formula="of:=IF(ISERROR([.$B84]);&quot;&quot;;INDIRECT(&quot;'Données brutes'.&quot; &amp; [.S$1] &amp; [.$B84];1))">
            <text:p/>
          </table:table-cell>
          <table:table-cell table:style-name="ce58" table:formula="of:=SUM([.H84:.S84])" office:value-type="currency" office:currency="EUR" office:value="0">
            <text:p>0,00 €</text:p>
          </table:table-cell>
          <table:table-cell table:style-name="ce58" table:formula="of:=[.G84]-[.T84]" office:value-type="currency" office:currency="EUR" office:value="0">
            <text:p>0,00 €</text:p>
          </table:table-cell>
          <table:table-cell table:style-name="ce66" table:formula="of:=IF(ISNUMBER([.G84]);[.U84]/[.G84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85]=&quot;&quot;;NOT(ISERROR([.B85])));&quot;ok&quot;;&quot;&quot;)">
            <text:p/>
          </table:table-cell>
          <table:table-cell table:formula="of:=MATCH([.C85];ColonneSections;0)+(IF(LEFT([.E85];1)=&quot;7&quot;;1;0))" office:value-type="float" office:value="0">
            <text:p>#N/D</text:p>
          </table:table-cell>
          <table:table-cell table:formula="of:=[.C$5]&amp;[.E85]" office:value-type="string" office:string-value="ACAR\+30 \- 628200">
            <text:p>ACAR\+30 \- 628200</text:p>
          </table:table-cell>
          <table:table-cell/>
          <table:table-cell table:style-name="ce49" office:value-type="float" office:value="628200">
            <text:p>628200</text:p>
          </table:table-cell>
          <table:table-cell table:style-name="ce50" office:value-type="string">
            <text:p>Cotisations à d'autres organismes</text:p>
          </table:table-cell>
          <table:table-cell table:style-name="ce55"/>
          <table:table-cell table:style-name="ce57" table:formula="of:=IF(ISERROR([.$B85]);&quot;&quot;;INDIRECT(&quot;'Données brutes'.&quot; &amp; [.H$1] &amp; [.$B85];1))">
            <text:p/>
          </table:table-cell>
          <table:table-cell table:style-name="ce57" table:formula="of:=IF(ISERROR([.$B85]);&quot;&quot;;INDIRECT(&quot;'Données brutes'.&quot; &amp; [.I$1] &amp; [.$B85];1))">
            <text:p/>
          </table:table-cell>
          <table:table-cell table:style-name="ce57" table:formula="of:=IF(ISERROR([.$B85]);&quot;&quot;;INDIRECT(&quot;'Données brutes'.&quot; &amp; [.J$1] &amp; [.$B85];1))">
            <text:p/>
          </table:table-cell>
          <table:table-cell table:style-name="ce57" table:formula="of:=IF(ISERROR([.$B85]);&quot;&quot;;INDIRECT(&quot;'Données brutes'.&quot; &amp; [.K$1] &amp; [.$B85];1))">
            <text:p/>
          </table:table-cell>
          <table:table-cell table:style-name="ce57" table:formula="of:=IF(ISERROR([.$B85]);&quot;&quot;;INDIRECT(&quot;'Données brutes'.&quot; &amp; [.L$1] &amp; [.$B85];1))">
            <text:p/>
          </table:table-cell>
          <table:table-cell table:style-name="ce57" table:formula="of:=IF(ISERROR([.$B85]);&quot;&quot;;INDIRECT(&quot;'Données brutes'.&quot; &amp; [.M$1] &amp; [.$B85];1))">
            <text:p/>
          </table:table-cell>
          <table:table-cell table:style-name="ce57" table:formula="of:=IF(ISERROR([.$B85]);&quot;&quot;;INDIRECT(&quot;'Données brutes'.&quot; &amp; [.N$1] &amp; [.$B85];1))">
            <text:p/>
          </table:table-cell>
          <table:table-cell table:style-name="ce57" table:formula="of:=IF(ISERROR([.$B85]);&quot;&quot;;INDIRECT(&quot;'Données brutes'.&quot; &amp; [.O$1] &amp; [.$B85];1))">
            <text:p/>
          </table:table-cell>
          <table:table-cell table:style-name="ce57" table:formula="of:=IF(ISERROR([.$B85]);&quot;&quot;;INDIRECT(&quot;'Données brutes'.&quot; &amp; [.P$1] &amp; [.$B85];1))">
            <text:p/>
          </table:table-cell>
          <table:table-cell table:style-name="ce57" table:formula="of:=IF(ISERROR([.$B85]);&quot;&quot;;INDIRECT(&quot;'Données brutes'.&quot; &amp; [.Q$1] &amp; [.$B85];1))">
            <text:p/>
          </table:table-cell>
          <table:table-cell table:style-name="ce57" table:formula="of:=IF(ISERROR([.$B85]);&quot;&quot;;INDIRECT(&quot;'Données brutes'.&quot; &amp; [.R$1] &amp; [.$B85];1))">
            <text:p/>
          </table:table-cell>
          <table:table-cell table:style-name="ce57" table:formula="of:=IF(ISERROR([.$B85]);&quot;&quot;;INDIRECT(&quot;'Données brutes'.&quot; &amp; [.S$1] &amp; [.$B85];1))">
            <text:p/>
          </table:table-cell>
          <table:table-cell table:style-name="ce58" table:formula="of:=SUM([.H85:.S85])" office:value-type="currency" office:currency="EUR" office:value="0">
            <text:p>0,00 €</text:p>
          </table:table-cell>
          <table:table-cell table:style-name="ce58" table:formula="of:=[.G85]-[.T85]" office:value-type="currency" office:currency="EUR" office:value="0">
            <text:p>0,00 €</text:p>
          </table:table-cell>
          <table:table-cell table:style-name="ce66" table:formula="of:=IF(ISNUMBER([.G85]);[.U85]/[.G85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86]=&quot;&quot;;NOT(ISERROR([.B86])));&quot;ok&quot;;&quot;&quot;)" office:value-type="string" office:string-value="ok">
            <text:p>ok</text:p>
          </table:table-cell>
          <table:table-cell table:formula="of:=MATCH([.C86];ColonneSections;0)+(IF(LEFT([.E86];1)=&quot;7&quot;;1;0))" office:value-type="float" office:value="39">
            <text:p>39</text:p>
          </table:table-cell>
          <table:table-cell table:formula="of:=[.C$5]&amp;[.E86]" office:value-type="string" office:string-value="ACAR\+30 \- 631100">
            <text:p>ACAR\+30 \- 631100</text:p>
          </table:table-cell>
          <table:table-cell/>
          <table:table-cell table:style-name="ce49" office:value-type="float" office:value="631100">
            <text:p>631100</text:p>
          </table:table-cell>
          <table:table-cell table:style-name="ce50" office:value-type="string">
            <text:p>Taxe sur les salaires</text:p>
          </table:table-cell>
          <table:table-cell table:style-name="ce55"/>
          <table:table-cell table:style-name="ce57" table:formula="of:=IF(ISERROR([.$B86]);&quot;&quot;;INDIRECT(&quot;'Données brutes'.&quot; &amp; [.H$1] &amp; [.$B86];1))" office:value-type="float" office:value="67.79">
            <text:p>67,79 €</text:p>
          </table:table-cell>
          <table:table-cell table:style-name="ce57" table:formula="of:=IF(ISERROR([.$B86]);&quot;&quot;;INDIRECT(&quot;'Données brutes'.&quot; &amp; [.I$1] &amp; [.$B86];1))" office:value-type="float" office:value="0">
            <text:p/>
          </table:table-cell>
          <table:table-cell table:style-name="ce57" table:formula="of:=IF(ISERROR([.$B86]);&quot;&quot;;INDIRECT(&quot;'Données brutes'.&quot; &amp; [.J$1] &amp; [.$B86];1))" office:value-type="float" office:value="0">
            <text:p/>
          </table:table-cell>
          <table:table-cell table:style-name="ce57" table:formula="of:=IF(ISERROR([.$B86]);&quot;&quot;;INDIRECT(&quot;'Données brutes'.&quot; &amp; [.K$1] &amp; [.$B86];1))" office:value-type="float" office:value="0">
            <text:p/>
          </table:table-cell>
          <table:table-cell table:style-name="ce57" table:formula="of:=IF(ISERROR([.$B86]);&quot;&quot;;INDIRECT(&quot;'Données brutes'.&quot; &amp; [.L$1] &amp; [.$B86];1))" office:value-type="float" office:value="0">
            <text:p/>
          </table:table-cell>
          <table:table-cell table:style-name="ce57" table:formula="of:=IF(ISERROR([.$B86]);&quot;&quot;;INDIRECT(&quot;'Données brutes'.&quot; &amp; [.M$1] &amp; [.$B86];1))" office:value-type="float" office:value="0">
            <text:p/>
          </table:table-cell>
          <table:table-cell table:style-name="ce57" table:formula="of:=IF(ISERROR([.$B86]);&quot;&quot;;INDIRECT(&quot;'Données brutes'.&quot; &amp; [.N$1] &amp; [.$B86];1))" office:value-type="float" office:value="0">
            <text:p/>
          </table:table-cell>
          <table:table-cell table:style-name="ce57" table:formula="of:=IF(ISERROR([.$B86]);&quot;&quot;;INDIRECT(&quot;'Données brutes'.&quot; &amp; [.O$1] &amp; [.$B86];1))" office:value-type="float" office:value="0">
            <text:p/>
          </table:table-cell>
          <table:table-cell table:style-name="ce57" table:formula="of:=IF(ISERROR([.$B86]);&quot;&quot;;INDIRECT(&quot;'Données brutes'.&quot; &amp; [.P$1] &amp; [.$B86];1))" office:value-type="float" office:value="0">
            <text:p/>
          </table:table-cell>
          <table:table-cell table:style-name="ce57" table:formula="of:=IF(ISERROR([.$B86]);&quot;&quot;;INDIRECT(&quot;'Données brutes'.&quot; &amp; [.Q$1] &amp; [.$B86];1))" office:value-type="float" office:value="0">
            <text:p/>
          </table:table-cell>
          <table:table-cell table:style-name="ce57" table:formula="of:=IF(ISERROR([.$B86]);&quot;&quot;;INDIRECT(&quot;'Données brutes'.&quot; &amp; [.R$1] &amp; [.$B86];1))" office:value-type="float" office:value="0">
            <text:p/>
          </table:table-cell>
          <table:table-cell table:style-name="ce57" table:formula="of:=IF(ISERROR([.$B86]);&quot;&quot;;INDIRECT(&quot;'Données brutes'.&quot; &amp; [.S$1] &amp; [.$B86];1))" office:value-type="float" office:value="0">
            <text:p/>
          </table:table-cell>
          <table:table-cell table:style-name="ce61" table:formula="of:=SUM([.H86:.S86])" office:value-type="currency" office:currency="EUR" office:value="67.79">
            <text:p>67,79 €</text:p>
          </table:table-cell>
          <table:table-cell table:style-name="ce58" table:formula="of:=[.G86]-[.T86]" office:value-type="currency" office:currency="EUR" office:value="-67.79">
            <text:p>-67,79 €</text:p>
          </table:table-cell>
          <table:table-cell table:style-name="ce66" table:formula="of:=IF(ISNUMBER([.G86]);[.U86]/[.G86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87]=&quot;&quot;;NOT(ISERROR([.B87])));&quot;ok&quot;;&quot;&quot;)">
            <text:p/>
          </table:table-cell>
          <table:table-cell table:formula="of:=MATCH([.C87];ColonneSections;0)+(IF(LEFT([.E87];1)=&quot;7&quot;;1;0))" office:value-type="float" office:value="0">
            <text:p>#N/D</text:p>
          </table:table-cell>
          <table:table-cell table:formula="of:=[.C$5]&amp;[.E87]" office:value-type="string" office:string-value="ACAR\+30 \- 631200">
            <text:p>ACAR\+30 \- 631200</text:p>
          </table:table-cell>
          <table:table-cell/>
          <table:table-cell table:style-name="ce49" office:value-type="float" office:value="631200">
            <text:p>631200</text:p>
          </table:table-cell>
          <table:table-cell table:style-name="ce50" office:value-type="string">
            <text:p>Taxe d'apprentissage</text:p>
          </table:table-cell>
          <table:table-cell table:style-name="ce55"/>
          <table:table-cell table:style-name="ce57" table:formula="of:=IF(ISERROR([.$B87]);&quot;&quot;;INDIRECT(&quot;'Données brutes'.&quot; &amp; [.H$1] &amp; [.$B87];1))">
            <text:p/>
          </table:table-cell>
          <table:table-cell table:style-name="ce57" table:formula="of:=IF(ISERROR([.$B87]);&quot;&quot;;INDIRECT(&quot;'Données brutes'.&quot; &amp; [.I$1] &amp; [.$B87];1))">
            <text:p/>
          </table:table-cell>
          <table:table-cell table:style-name="ce57" table:formula="of:=IF(ISERROR([.$B87]);&quot;&quot;;INDIRECT(&quot;'Données brutes'.&quot; &amp; [.J$1] &amp; [.$B87];1))">
            <text:p/>
          </table:table-cell>
          <table:table-cell table:style-name="ce57" table:formula="of:=IF(ISERROR([.$B87]);&quot;&quot;;INDIRECT(&quot;'Données brutes'.&quot; &amp; [.K$1] &amp; [.$B87];1))">
            <text:p/>
          </table:table-cell>
          <table:table-cell table:style-name="ce57" table:formula="of:=IF(ISERROR([.$B87]);&quot;&quot;;INDIRECT(&quot;'Données brutes'.&quot; &amp; [.L$1] &amp; [.$B87];1))">
            <text:p/>
          </table:table-cell>
          <table:table-cell table:style-name="ce57" table:formula="of:=IF(ISERROR([.$B87]);&quot;&quot;;INDIRECT(&quot;'Données brutes'.&quot; &amp; [.M$1] &amp; [.$B87];1))">
            <text:p/>
          </table:table-cell>
          <table:table-cell table:style-name="ce57" table:formula="of:=IF(ISERROR([.$B87]);&quot;&quot;;INDIRECT(&quot;'Données brutes'.&quot; &amp; [.N$1] &amp; [.$B87];1))">
            <text:p/>
          </table:table-cell>
          <table:table-cell table:style-name="ce57" table:formula="of:=IF(ISERROR([.$B87]);&quot;&quot;;INDIRECT(&quot;'Données brutes'.&quot; &amp; [.O$1] &amp; [.$B87];1))">
            <text:p/>
          </table:table-cell>
          <table:table-cell table:style-name="ce57" table:formula="of:=IF(ISERROR([.$B87]);&quot;&quot;;INDIRECT(&quot;'Données brutes'.&quot; &amp; [.P$1] &amp; [.$B87];1))">
            <text:p/>
          </table:table-cell>
          <table:table-cell table:style-name="ce57" table:formula="of:=IF(ISERROR([.$B87]);&quot;&quot;;INDIRECT(&quot;'Données brutes'.&quot; &amp; [.Q$1] &amp; [.$B87];1))">
            <text:p/>
          </table:table-cell>
          <table:table-cell table:style-name="ce57" table:formula="of:=IF(ISERROR([.$B87]);&quot;&quot;;INDIRECT(&quot;'Données brutes'.&quot; &amp; [.R$1] &amp; [.$B87];1))">
            <text:p/>
          </table:table-cell>
          <table:table-cell table:style-name="ce57" table:formula="of:=IF(ISERROR([.$B87]);&quot;&quot;;INDIRECT(&quot;'Données brutes'.&quot; &amp; [.S$1] &amp; [.$B87];1))">
            <text:p/>
          </table:table-cell>
          <table:table-cell table:style-name="ce58" table:formula="of:=SUM([.H87:.S87])" office:value-type="currency" office:currency="EUR" office:value="0">
            <text:p>0,00 €</text:p>
          </table:table-cell>
          <table:table-cell table:style-name="ce58" table:formula="of:=[.G87]-[.T87]" office:value-type="currency" office:currency="EUR" office:value="0">
            <text:p>0,00 €</text:p>
          </table:table-cell>
          <table:table-cell table:style-name="ce66" table:formula="of:=IF(ISNUMBER([.G87]);[.U87]/[.G87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88]=&quot;&quot;;NOT(ISERROR([.B88])));&quot;ok&quot;;&quot;&quot;)">
            <text:p/>
          </table:table-cell>
          <table:table-cell table:formula="of:=MATCH([.C88];ColonneSections;0)+(IF(LEFT([.E88];1)=&quot;7&quot;;1;0))" office:value-type="float" office:value="0">
            <text:p>#N/D</text:p>
          </table:table-cell>
          <table:table-cell table:formula="of:=[.C$5]&amp;[.E88]" office:value-type="string" office:string-value="ACAR\+30 \- 633300">
            <text:p>ACAR\+30 \- 633300</text:p>
          </table:table-cell>
          <table:table-cell/>
          <table:table-cell table:style-name="ce49" office:value-type="float" office:value="633300">
            <text:p>633300</text:p>
          </table:table-cell>
          <table:table-cell table:style-name="ce50" office:value-type="string">
            <text:p>UNIFORMATION Formation Continue</text:p>
          </table:table-cell>
          <table:table-cell table:style-name="ce55"/>
          <table:table-cell table:style-name="ce57" table:formula="of:=IF(ISERROR([.$B88]);&quot;&quot;;INDIRECT(&quot;'Données brutes'.&quot; &amp; [.H$1] &amp; [.$B88];1))">
            <text:p/>
          </table:table-cell>
          <table:table-cell table:style-name="ce57" table:formula="of:=IF(ISERROR([.$B88]);&quot;&quot;;INDIRECT(&quot;'Données brutes'.&quot; &amp; [.I$1] &amp; [.$B88];1))">
            <text:p/>
          </table:table-cell>
          <table:table-cell table:style-name="ce57" table:formula="of:=IF(ISERROR([.$B88]);&quot;&quot;;INDIRECT(&quot;'Données brutes'.&quot; &amp; [.J$1] &amp; [.$B88];1))">
            <text:p/>
          </table:table-cell>
          <table:table-cell table:style-name="ce57" table:formula="of:=IF(ISERROR([.$B88]);&quot;&quot;;INDIRECT(&quot;'Données brutes'.&quot; &amp; [.K$1] &amp; [.$B88];1))">
            <text:p/>
          </table:table-cell>
          <table:table-cell table:style-name="ce57" table:formula="of:=IF(ISERROR([.$B88]);&quot;&quot;;INDIRECT(&quot;'Données brutes'.&quot; &amp; [.L$1] &amp; [.$B88];1))">
            <text:p/>
          </table:table-cell>
          <table:table-cell table:style-name="ce57" table:formula="of:=IF(ISERROR([.$B88]);&quot;&quot;;INDIRECT(&quot;'Données brutes'.&quot; &amp; [.M$1] &amp; [.$B88];1))">
            <text:p/>
          </table:table-cell>
          <table:table-cell table:style-name="ce57" table:formula="of:=IF(ISERROR([.$B88]);&quot;&quot;;INDIRECT(&quot;'Données brutes'.&quot; &amp; [.N$1] &amp; [.$B88];1))">
            <text:p/>
          </table:table-cell>
          <table:table-cell table:style-name="ce57" table:formula="of:=IF(ISERROR([.$B88]);&quot;&quot;;INDIRECT(&quot;'Données brutes'.&quot; &amp; [.O$1] &amp; [.$B88];1))">
            <text:p/>
          </table:table-cell>
          <table:table-cell table:style-name="ce57" table:formula="of:=IF(ISERROR([.$B88]);&quot;&quot;;INDIRECT(&quot;'Données brutes'.&quot; &amp; [.P$1] &amp; [.$B88];1))">
            <text:p/>
          </table:table-cell>
          <table:table-cell table:style-name="ce57" table:formula="of:=IF(ISERROR([.$B88]);&quot;&quot;;INDIRECT(&quot;'Données brutes'.&quot; &amp; [.Q$1] &amp; [.$B88];1))">
            <text:p/>
          </table:table-cell>
          <table:table-cell table:style-name="ce57" table:formula="of:=IF(ISERROR([.$B88]);&quot;&quot;;INDIRECT(&quot;'Données brutes'.&quot; &amp; [.R$1] &amp; [.$B88];1))">
            <text:p/>
          </table:table-cell>
          <table:table-cell table:style-name="ce57" table:formula="of:=IF(ISERROR([.$B88]);&quot;&quot;;INDIRECT(&quot;'Données brutes'.&quot; &amp; [.S$1] &amp; [.$B88];1))">
            <text:p/>
          </table:table-cell>
          <table:table-cell table:style-name="ce58" table:formula="of:=SUM([.H88:.S88])" office:value-type="currency" office:currency="EUR" office:value="0">
            <text:p>0,00 €</text:p>
          </table:table-cell>
          <table:table-cell table:style-name="ce58" table:formula="of:=[.G88]-[.T88]" office:value-type="currency" office:currency="EUR" office:value="0">
            <text:p>0,00 €</text:p>
          </table:table-cell>
          <table:table-cell table:style-name="ce66" table:formula="of:=IF(ISNUMBER([.G88]);[.U88]/[.G88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89]=&quot;&quot;;NOT(ISERROR([.B89])));&quot;ok&quot;;&quot;&quot;)">
            <text:p/>
          </table:table-cell>
          <table:table-cell table:formula="of:=MATCH([.C89];ColonneSections;0)+(IF(LEFT([.E89];1)=&quot;7&quot;;1;0))" office:value-type="float" office:value="0">
            <text:p>#N/D</text:p>
          </table:table-cell>
          <table:table-cell table:formula="of:=[.C$5]&amp;[.E89]" office:value-type="string" office:string-value="ACAR\+30 \- 633310">
            <text:p>ACAR\+30 \- 633310</text:p>
          </table:table-cell>
          <table:table-cell/>
          <table:table-cell table:style-name="ce49" office:value-type="float" office:value="633310">
            <text:p>633310</text:p>
          </table:table-cell>
          <table:table-cell table:style-name="ce50" office:value-type="string">
            <text:p>Dépenses de formation continue</text:p>
          </table:table-cell>
          <table:table-cell table:style-name="ce55"/>
          <table:table-cell table:style-name="ce57" table:formula="of:=IF(ISERROR([.$B89]);&quot;&quot;;INDIRECT(&quot;'Données brutes'.&quot; &amp; [.H$1] &amp; [.$B89];1))">
            <text:p/>
          </table:table-cell>
          <table:table-cell table:style-name="ce57" table:formula="of:=IF(ISERROR([.$B89]);&quot;&quot;;INDIRECT(&quot;'Données brutes'.&quot; &amp; [.I$1] &amp; [.$B89];1))">
            <text:p/>
          </table:table-cell>
          <table:table-cell table:style-name="ce57" table:formula="of:=IF(ISERROR([.$B89]);&quot;&quot;;INDIRECT(&quot;'Données brutes'.&quot; &amp; [.J$1] &amp; [.$B89];1))">
            <text:p/>
          </table:table-cell>
          <table:table-cell table:style-name="ce57" table:formula="of:=IF(ISERROR([.$B89]);&quot;&quot;;INDIRECT(&quot;'Données brutes'.&quot; &amp; [.K$1] &amp; [.$B89];1))">
            <text:p/>
          </table:table-cell>
          <table:table-cell table:style-name="ce57" table:formula="of:=IF(ISERROR([.$B89]);&quot;&quot;;INDIRECT(&quot;'Données brutes'.&quot; &amp; [.L$1] &amp; [.$B89];1))">
            <text:p/>
          </table:table-cell>
          <table:table-cell table:style-name="ce57" table:formula="of:=IF(ISERROR([.$B89]);&quot;&quot;;INDIRECT(&quot;'Données brutes'.&quot; &amp; [.M$1] &amp; [.$B89];1))">
            <text:p/>
          </table:table-cell>
          <table:table-cell table:style-name="ce57" table:formula="of:=IF(ISERROR([.$B89]);&quot;&quot;;INDIRECT(&quot;'Données brutes'.&quot; &amp; [.N$1] &amp; [.$B89];1))">
            <text:p/>
          </table:table-cell>
          <table:table-cell table:style-name="ce57" table:formula="of:=IF(ISERROR([.$B89]);&quot;&quot;;INDIRECT(&quot;'Données brutes'.&quot; &amp; [.O$1] &amp; [.$B89];1))">
            <text:p/>
          </table:table-cell>
          <table:table-cell table:style-name="ce57" table:formula="of:=IF(ISERROR([.$B89]);&quot;&quot;;INDIRECT(&quot;'Données brutes'.&quot; &amp; [.P$1] &amp; [.$B89];1))">
            <text:p/>
          </table:table-cell>
          <table:table-cell table:style-name="ce57" table:formula="of:=IF(ISERROR([.$B89]);&quot;&quot;;INDIRECT(&quot;'Données brutes'.&quot; &amp; [.Q$1] &amp; [.$B89];1))">
            <text:p/>
          </table:table-cell>
          <table:table-cell table:style-name="ce57" table:formula="of:=IF(ISERROR([.$B89]);&quot;&quot;;INDIRECT(&quot;'Données brutes'.&quot; &amp; [.R$1] &amp; [.$B89];1))">
            <text:p/>
          </table:table-cell>
          <table:table-cell table:style-name="ce57" table:formula="of:=IF(ISERROR([.$B89]);&quot;&quot;;INDIRECT(&quot;'Données brutes'.&quot; &amp; [.S$1] &amp; [.$B89];1))">
            <text:p/>
          </table:table-cell>
          <table:table-cell table:style-name="ce58" table:formula="of:=SUM([.H89:.S89])" office:value-type="currency" office:currency="EUR" office:value="0">
            <text:p>0,00 €</text:p>
          </table:table-cell>
          <table:table-cell table:style-name="ce58" table:formula="of:=[.G89]-[.T89]" office:value-type="currency" office:currency="EUR" office:value="0">
            <text:p>0,00 €</text:p>
          </table:table-cell>
          <table:table-cell table:style-name="ce66" table:formula="of:=IF(ISNUMBER([.G89]);[.U89]/[.G89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90]=&quot;&quot;;NOT(ISERROR([.B90])));&quot;ok&quot;;&quot;&quot;)">
            <text:p/>
          </table:table-cell>
          <table:table-cell table:formula="of:=MATCH([.C90];ColonneSections;0)+(IF(LEFT([.E90];1)=&quot;7&quot;;1;0))" office:value-type="float" office:value="0">
            <text:p>#N/D</text:p>
          </table:table-cell>
          <table:table-cell table:formula="of:=[.C$5]&amp;[.E90]" office:value-type="string" office:string-value="ACAR\+30 \- 633350">
            <text:p>ACAR\+30 \- 633350</text:p>
          </table:table-cell>
          <table:table-cell/>
          <table:table-cell table:style-name="ce49" office:value-type="float" office:value="633350">
            <text:p>633350</text:p>
          </table:table-cell>
          <table:table-cell table:style-name="ce50" office:value-type="string">
            <text:p>UNIFORMATION CIF/CDD</text:p>
          </table:table-cell>
          <table:table-cell table:style-name="ce55"/>
          <table:table-cell table:style-name="ce57" table:formula="of:=IF(ISERROR([.$B90]);&quot;&quot;;INDIRECT(&quot;'Données brutes'.&quot; &amp; [.H$1] &amp; [.$B90];1))">
            <text:p/>
          </table:table-cell>
          <table:table-cell table:style-name="ce57" table:formula="of:=IF(ISERROR([.$B90]);&quot;&quot;;INDIRECT(&quot;'Données brutes'.&quot; &amp; [.I$1] &amp; [.$B90];1))">
            <text:p/>
          </table:table-cell>
          <table:table-cell table:style-name="ce57" table:formula="of:=IF(ISERROR([.$B90]);&quot;&quot;;INDIRECT(&quot;'Données brutes'.&quot; &amp; [.J$1] &amp; [.$B90];1))">
            <text:p/>
          </table:table-cell>
          <table:table-cell table:style-name="ce57" table:formula="of:=IF(ISERROR([.$B90]);&quot;&quot;;INDIRECT(&quot;'Données brutes'.&quot; &amp; [.K$1] &amp; [.$B90];1))">
            <text:p/>
          </table:table-cell>
          <table:table-cell table:style-name="ce57" table:formula="of:=IF(ISERROR([.$B90]);&quot;&quot;;INDIRECT(&quot;'Données brutes'.&quot; &amp; [.L$1] &amp; [.$B90];1))">
            <text:p/>
          </table:table-cell>
          <table:table-cell table:style-name="ce57" table:formula="of:=IF(ISERROR([.$B90]);&quot;&quot;;INDIRECT(&quot;'Données brutes'.&quot; &amp; [.M$1] &amp; [.$B90];1))">
            <text:p/>
          </table:table-cell>
          <table:table-cell table:style-name="ce57" table:formula="of:=IF(ISERROR([.$B90]);&quot;&quot;;INDIRECT(&quot;'Données brutes'.&quot; &amp; [.N$1] &amp; [.$B90];1))">
            <text:p/>
          </table:table-cell>
          <table:table-cell table:style-name="ce57" table:formula="of:=IF(ISERROR([.$B90]);&quot;&quot;;INDIRECT(&quot;'Données brutes'.&quot; &amp; [.O$1] &amp; [.$B90];1))">
            <text:p/>
          </table:table-cell>
          <table:table-cell table:style-name="ce57" table:formula="of:=IF(ISERROR([.$B90]);&quot;&quot;;INDIRECT(&quot;'Données brutes'.&quot; &amp; [.P$1] &amp; [.$B90];1))">
            <text:p/>
          </table:table-cell>
          <table:table-cell table:style-name="ce57" table:formula="of:=IF(ISERROR([.$B90]);&quot;&quot;;INDIRECT(&quot;'Données brutes'.&quot; &amp; [.Q$1] &amp; [.$B90];1))">
            <text:p/>
          </table:table-cell>
          <table:table-cell table:style-name="ce57" table:formula="of:=IF(ISERROR([.$B90]);&quot;&quot;;INDIRECT(&quot;'Données brutes'.&quot; &amp; [.R$1] &amp; [.$B90];1))">
            <text:p/>
          </table:table-cell>
          <table:table-cell table:style-name="ce57" table:formula="of:=IF(ISERROR([.$B90]);&quot;&quot;;INDIRECT(&quot;'Données brutes'.&quot; &amp; [.S$1] &amp; [.$B90];1))">
            <text:p/>
          </table:table-cell>
          <table:table-cell table:style-name="ce58" table:formula="of:=SUM([.H90:.S90])" office:value-type="currency" office:currency="EUR" office:value="0">
            <text:p>0,00 €</text:p>
          </table:table-cell>
          <table:table-cell table:style-name="ce58" table:formula="of:=[.G90]-[.T90]" office:value-type="currency" office:currency="EUR" office:value="0">
            <text:p>0,00 €</text:p>
          </table:table-cell>
          <table:table-cell table:style-name="ce66" table:formula="of:=IF(ISNUMBER([.G90]);[.U90]/[.G90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91]=&quot;&quot;;NOT(ISERROR([.B91])));&quot;ok&quot;;&quot;&quot;)">
            <text:p/>
          </table:table-cell>
          <table:table-cell table:formula="of:=MATCH([.C91];ColonneSections;0)+(IF(LEFT([.E91];1)=&quot;7&quot;;1;0))" office:value-type="float" office:value="0">
            <text:p>#N/D</text:p>
          </table:table-cell>
          <table:table-cell table:formula="of:=[.C$5]&amp;[.E91]" office:value-type="string" office:string-value="ACAR\+30 \- 635620">
            <text:p>ACAR\+30 \- 635620</text:p>
          </table:table-cell>
          <table:table-cell/>
          <table:table-cell table:style-name="ce49" office:value-type="float" office:value="635620">
            <text:p>635620</text:p>
          </table:table-cell>
          <table:table-cell table:style-name="ce50" office:value-type="string">
            <text:p>TVA non récupérable sur immobilisations</text:p>
          </table:table-cell>
          <table:table-cell table:style-name="ce55"/>
          <table:table-cell table:style-name="ce57" table:formula="of:=IF(ISERROR([.$B91]);&quot;&quot;;INDIRECT(&quot;'Données brutes'.&quot; &amp; [.H$1] &amp; [.$B91];1))">
            <text:p/>
          </table:table-cell>
          <table:table-cell table:style-name="ce57" table:formula="of:=IF(ISERROR([.$B91]);&quot;&quot;;INDIRECT(&quot;'Données brutes'.&quot; &amp; [.I$1] &amp; [.$B91];1))">
            <text:p/>
          </table:table-cell>
          <table:table-cell table:style-name="ce57" table:formula="of:=IF(ISERROR([.$B91]);&quot;&quot;;INDIRECT(&quot;'Données brutes'.&quot; &amp; [.J$1] &amp; [.$B91];1))">
            <text:p/>
          </table:table-cell>
          <table:table-cell table:style-name="ce57" table:formula="of:=IF(ISERROR([.$B91]);&quot;&quot;;INDIRECT(&quot;'Données brutes'.&quot; &amp; [.K$1] &amp; [.$B91];1))">
            <text:p/>
          </table:table-cell>
          <table:table-cell table:style-name="ce57" table:formula="of:=IF(ISERROR([.$B91]);&quot;&quot;;INDIRECT(&quot;'Données brutes'.&quot; &amp; [.L$1] &amp; [.$B91];1))">
            <text:p/>
          </table:table-cell>
          <table:table-cell table:style-name="ce57" table:formula="of:=IF(ISERROR([.$B91]);&quot;&quot;;INDIRECT(&quot;'Données brutes'.&quot; &amp; [.M$1] &amp; [.$B91];1))">
            <text:p/>
          </table:table-cell>
          <table:table-cell table:style-name="ce57" table:formula="of:=IF(ISERROR([.$B91]);&quot;&quot;;INDIRECT(&quot;'Données brutes'.&quot; &amp; [.N$1] &amp; [.$B91];1))">
            <text:p/>
          </table:table-cell>
          <table:table-cell table:style-name="ce57" table:formula="of:=IF(ISERROR([.$B91]);&quot;&quot;;INDIRECT(&quot;'Données brutes'.&quot; &amp; [.O$1] &amp; [.$B91];1))">
            <text:p/>
          </table:table-cell>
          <table:table-cell table:style-name="ce57" table:formula="of:=IF(ISERROR([.$B91]);&quot;&quot;;INDIRECT(&quot;'Données brutes'.&quot; &amp; [.P$1] &amp; [.$B91];1))">
            <text:p/>
          </table:table-cell>
          <table:table-cell table:style-name="ce57" table:formula="of:=IF(ISERROR([.$B91]);&quot;&quot;;INDIRECT(&quot;'Données brutes'.&quot; &amp; [.Q$1] &amp; [.$B91];1))">
            <text:p/>
          </table:table-cell>
          <table:table-cell table:style-name="ce57" table:formula="of:=IF(ISERROR([.$B91]);&quot;&quot;;INDIRECT(&quot;'Données brutes'.&quot; &amp; [.R$1] &amp; [.$B91];1))">
            <text:p/>
          </table:table-cell>
          <table:table-cell table:style-name="ce57" table:formula="of:=IF(ISERROR([.$B91]);&quot;&quot;;INDIRECT(&quot;'Données brutes'.&quot; &amp; [.S$1] &amp; [.$B91];1))">
            <text:p/>
          </table:table-cell>
          <table:table-cell table:style-name="ce58" table:formula="of:=SUM([.H91:.S91])" office:value-type="currency" office:currency="EUR" office:value="0">
            <text:p>0,00 €</text:p>
          </table:table-cell>
          <table:table-cell table:style-name="ce58" table:formula="of:=[.G91]-[.T91]" office:value-type="currency" office:currency="EUR" office:value="0">
            <text:p>0,00 €</text:p>
          </table:table-cell>
          <table:table-cell table:style-name="ce66" table:formula="of:=IF(ISNUMBER([.G91]);[.U91]/[.G91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92]=&quot;&quot;;NOT(ISERROR([.B92])));&quot;ok&quot;;&quot;&quot;)">
            <text:p/>
          </table:table-cell>
          <table:table-cell table:formula="of:=MATCH([.C92];ColonneSections;0)+(IF(LEFT([.E92];1)=&quot;7&quot;;1;0))" office:value-type="float" office:value="0">
            <text:p>#N/D</text:p>
          </table:table-cell>
          <table:table-cell table:formula="of:=[.C$5]&amp;[.E92]" office:value-type="string" office:string-value="ACAR\+30 \- 635660">
            <text:p>ACAR\+30 \- 635660</text:p>
          </table:table-cell>
          <table:table-cell/>
          <table:table-cell table:style-name="ce49" office:value-type="float" office:value="635660">
            <text:p>635660</text:p>
          </table:table-cell>
          <table:table-cell table:style-name="ce50" office:value-type="string">
            <text:p>TVA non récupérable sur biens &amp; services</text:p>
          </table:table-cell>
          <table:table-cell table:style-name="ce55"/>
          <table:table-cell table:style-name="ce57" table:formula="of:=IF(ISERROR([.$B92]);&quot;&quot;;INDIRECT(&quot;'Données brutes'.&quot; &amp; [.H$1] &amp; [.$B92];1))">
            <text:p/>
          </table:table-cell>
          <table:table-cell table:style-name="ce57" table:formula="of:=IF(ISERROR([.$B92]);&quot;&quot;;INDIRECT(&quot;'Données brutes'.&quot; &amp; [.I$1] &amp; [.$B92];1))">
            <text:p/>
          </table:table-cell>
          <table:table-cell table:style-name="ce57" table:formula="of:=IF(ISERROR([.$B92]);&quot;&quot;;INDIRECT(&quot;'Données brutes'.&quot; &amp; [.J$1] &amp; [.$B92];1))">
            <text:p/>
          </table:table-cell>
          <table:table-cell table:style-name="ce57" table:formula="of:=IF(ISERROR([.$B92]);&quot;&quot;;INDIRECT(&quot;'Données brutes'.&quot; &amp; [.K$1] &amp; [.$B92];1))">
            <text:p/>
          </table:table-cell>
          <table:table-cell table:style-name="ce57" table:formula="of:=IF(ISERROR([.$B92]);&quot;&quot;;INDIRECT(&quot;'Données brutes'.&quot; &amp; [.L$1] &amp; [.$B92];1))">
            <text:p/>
          </table:table-cell>
          <table:table-cell table:style-name="ce57" table:formula="of:=IF(ISERROR([.$B92]);&quot;&quot;;INDIRECT(&quot;'Données brutes'.&quot; &amp; [.M$1] &amp; [.$B92];1))">
            <text:p/>
          </table:table-cell>
          <table:table-cell table:style-name="ce57" table:formula="of:=IF(ISERROR([.$B92]);&quot;&quot;;INDIRECT(&quot;'Données brutes'.&quot; &amp; [.N$1] &amp; [.$B92];1))">
            <text:p/>
          </table:table-cell>
          <table:table-cell table:style-name="ce57" table:formula="of:=IF(ISERROR([.$B92]);&quot;&quot;;INDIRECT(&quot;'Données brutes'.&quot; &amp; [.O$1] &amp; [.$B92];1))">
            <text:p/>
          </table:table-cell>
          <table:table-cell table:style-name="ce57" table:formula="of:=IF(ISERROR([.$B92]);&quot;&quot;;INDIRECT(&quot;'Données brutes'.&quot; &amp; [.P$1] &amp; [.$B92];1))">
            <text:p/>
          </table:table-cell>
          <table:table-cell table:style-name="ce57" table:formula="of:=IF(ISERROR([.$B92]);&quot;&quot;;INDIRECT(&quot;'Données brutes'.&quot; &amp; [.Q$1] &amp; [.$B92];1))">
            <text:p/>
          </table:table-cell>
          <table:table-cell table:style-name="ce57" table:formula="of:=IF(ISERROR([.$B92]);&quot;&quot;;INDIRECT(&quot;'Données brutes'.&quot; &amp; [.R$1] &amp; [.$B92];1))">
            <text:p/>
          </table:table-cell>
          <table:table-cell table:style-name="ce57" table:formula="of:=IF(ISERROR([.$B92]);&quot;&quot;;INDIRECT(&quot;'Données brutes'.&quot; &amp; [.S$1] &amp; [.$B92];1))">
            <text:p/>
          </table:table-cell>
          <table:table-cell table:style-name="ce58" table:formula="of:=SUM([.H92:.S92])" office:value-type="currency" office:currency="EUR" office:value="0">
            <text:p>0,00 €</text:p>
          </table:table-cell>
          <table:table-cell table:style-name="ce58" table:formula="of:=[.G92]-[.T92]" office:value-type="currency" office:currency="EUR" office:value="0">
            <text:p>0,00 €</text:p>
          </table:table-cell>
          <table:table-cell table:style-name="ce66" table:formula="of:=IF(ISNUMBER([.G92]);[.U92]/[.G92];&quot;&quot;)">
            <text:p/>
          </table:table-cell>
          <table:table-cell table:number-columns-repeated="1002"/>
        </table:table-row>
        <table:table-row table:style-name="ro1">
          <table:table-cell table:style-name="ce43" table:formula="of:=IF(OR([.E93]=&quot;&quot;;NOT(ISERROR([.B93])));&quot;ok&quot;;&quot;&quot;)">
            <text:p/>
          </table:table-cell>
          <table:table-cell table:formula="of:=MATCH([.C93];ColonneSections;0)+(IF(LEFT([.E93];1)=&quot;7&quot;;1;0))" office:value-type="float" office:value="0">
            <text:p>#N/D</text:p>
          </table:table-cell>
          <table:table-cell table:formula="of:=[.C$5]&amp;[.E93]" office:value-type="string" office:string-value="ACAR\+30 \- 635800">
            <text:p>ACAR\+30 \- 635800</text:p>
          </table:table-cell>
          <table:table-cell/>
          <table:table-cell table:style-name="ce49" office:value-type="float" office:value="635800">
            <text:p>635800</text:p>
          </table:table-cell>
          <table:table-cell table:style-name="ce50" office:value-type="string">
            <text:p>Impôts divers</text:p>
          </table:table-cell>
          <table:table-cell table:style-name="ce55" office:value-type="currency" office:currency="EUR" office:value="3360">
            <text:p>3 360,00 €</text:p>
          </table:table-cell>
          <table:table-cell table:style-name="ce57" table:formula="of:=IF(ISERROR([.$B93]);&quot;&quot;;INDIRECT(&quot;'Données brutes'.&quot; &amp; [.H$1] &amp; [.$B93];1))">
            <text:p/>
          </table:table-cell>
          <table:table-cell table:style-name="ce57" table:formula="of:=IF(ISERROR([.$B93]);&quot;&quot;;INDIRECT(&quot;'Données brutes'.&quot; &amp; [.I$1] &amp; [.$B93];1))">
            <text:p/>
          </table:table-cell>
          <table:table-cell table:style-name="ce57" table:formula="of:=IF(ISERROR([.$B93]);&quot;&quot;;INDIRECT(&quot;'Données brutes'.&quot; &amp; [.J$1] &amp; [.$B93];1))">
            <text:p/>
          </table:table-cell>
          <table:table-cell table:style-name="ce57" table:formula="of:=IF(ISERROR([.$B93]);&quot;&quot;;INDIRECT(&quot;'Données brutes'.&quot; &amp; [.K$1] &amp; [.$B93];1))">
            <text:p/>
          </table:table-cell>
          <table:table-cell table:style-name="ce57" table:formula="of:=IF(ISERROR([.$B93]);&quot;&quot;;INDIRECT(&quot;'Données brutes'.&quot; &amp; [.L$1] &amp; [.$B93];1))">
            <text:p/>
          </table:table-cell>
          <table:table-cell table:style-name="ce57" table:formula="of:=IF(ISERROR([.$B93]);&quot;&quot;;INDIRECT(&quot;'Données brutes'.&quot; &amp; [.M$1] &amp; [.$B93];1))">
            <text:p/>
          </table:table-cell>
          <table:table-cell table:style-name="ce57" table:formula="of:=IF(ISERROR([.$B93]);&quot;&quot;;INDIRECT(&quot;'Données brutes'.&quot; &amp; [.N$1] &amp; [.$B93];1))">
            <text:p/>
          </table:table-cell>
          <table:table-cell table:style-name="ce57" table:formula="of:=IF(ISERROR([.$B93]);&quot;&quot;;INDIRECT(&quot;'Données brutes'.&quot; &amp; [.O$1] &amp; [.$B93];1))">
            <text:p/>
          </table:table-cell>
          <table:table-cell table:style-name="ce57" table:formula="of:=IF(ISERROR([.$B93]);&quot;&quot;;INDIRECT(&quot;'Données brutes'.&quot; &amp; [.P$1] &amp; [.$B93];1))">
            <text:p/>
          </table:table-cell>
          <table:table-cell table:style-name="ce57" table:formula="of:=IF(ISERROR([.$B93]);&quot;&quot;;INDIRECT(&quot;'Données brutes'.&quot; &amp; [.Q$1] &amp; [.$B93];1))">
            <text:p/>
          </table:table-cell>
          <table:table-cell table:style-name="ce57" table:formula="of:=IF(ISERROR([.$B93]);&quot;&quot;;INDIRECT(&quot;'Données brutes'.&quot; &amp; [.R$1] &amp; [.$B93];1))">
            <text:p/>
          </table:table-cell>
          <table:table-cell table:style-name="ce57" table:formula="of:=IF(ISERROR([.$B93]);&quot;&quot;;INDIRECT(&quot;'Données brutes'.&quot; &amp; [.S$1] &amp; [.$B93];1))">
            <text:p/>
          </table:table-cell>
          <table:table-cell table:style-name="ce58" table:formula="of:=SUM([.H93:.S93])" office:value-type="currency" office:currency="EUR" office:value="0">
            <text:p>0,00 €</text:p>
          </table:table-cell>
          <table:table-cell table:style-name="ce58" table:formula="of:=[.G93]-[.T93]" office:value-type="currency" office:currency="EUR" office:value="3360">
            <text:p>3 360,00 €</text:p>
          </table:table-cell>
          <table:table-cell table:style-name="ce66" table:formula="of:=IF(ISNUMBER([.G93]);[.U93]/[.G93];&quot;&quot;)" office:value-type="percentage" office:value="1">
            <text:p>100%</text:p>
          </table:table-cell>
          <table:table-cell table:number-columns-repeated="1002"/>
        </table:table-row>
        <table:table-row table:style-name="ro1">
          <table:table-cell table:style-name="ce43" table:formula="of:=IF(OR([.E94]=&quot;&quot;;NOT(ISERROR([.B94])));&quot;ok&quot;;&quot;&quot;)" office:value-type="string" office:string-value="ok">
            <text:p>ok</text:p>
          </table:table-cell>
          <table:table-cell table:formula="of:=MATCH([.C94];ColonneSections;0)+(IF(LEFT([.E94];1)=&quot;7&quot;;1;0))" office:value-type="float" office:value="41">
            <text:p>41</text:p>
          </table:table-cell>
          <table:table-cell table:formula="of:=[.C$5]&amp;[.E94]" office:value-type="string" office:string-value="ACAR\+30 \- 641100">
            <text:p>ACAR\+30 \- 641100</text:p>
          </table:table-cell>
          <table:table-cell/>
          <table:table-cell table:style-name="ce49" office:value-type="float" office:value="641100">
            <text:p>641100</text:p>
          </table:table-cell>
          <table:table-cell table:style-name="ce50" office:value-type="string">
            <text:p>Salaires</text:p>
          </table:table-cell>
          <table:table-cell table:style-name="ce55" office:value-type="currency" office:currency="EUR" office:value="14000">
            <text:p>14 000,00 €</text:p>
          </table:table-cell>
          <table:table-cell table:style-name="ce57" table:formula="of:=IF(ISERROR([.$B94]);&quot;&quot;;INDIRECT(&quot;'Données brutes'.&quot; &amp; [.H$1] &amp; [.$B94];1))" office:value-type="float" office:value="1363.64">
            <text:p>1 363,64 €</text:p>
          </table:table-cell>
          <table:table-cell table:style-name="ce57" table:formula="of:=IF(ISERROR([.$B94]);&quot;&quot;;INDIRECT(&quot;'Données brutes'.&quot; &amp; [.I$1] &amp; [.$B94];1))" office:value-type="float" office:value="0">
            <text:p/>
          </table:table-cell>
          <table:table-cell table:style-name="ce57" table:formula="of:=IF(ISERROR([.$B94]);&quot;&quot;;INDIRECT(&quot;'Données brutes'.&quot; &amp; [.J$1] &amp; [.$B94];1))" office:value-type="float" office:value="0">
            <text:p/>
          </table:table-cell>
          <table:table-cell table:style-name="ce57" table:formula="of:=IF(ISERROR([.$B94]);&quot;&quot;;INDIRECT(&quot;'Données brutes'.&quot; &amp; [.K$1] &amp; [.$B94];1))" office:value-type="float" office:value="0">
            <text:p/>
          </table:table-cell>
          <table:table-cell table:style-name="ce57" table:formula="of:=IF(ISERROR([.$B94]);&quot;&quot;;INDIRECT(&quot;'Données brutes'.&quot; &amp; [.L$1] &amp; [.$B94];1))" office:value-type="float" office:value="0">
            <text:p/>
          </table:table-cell>
          <table:table-cell table:style-name="ce57" table:formula="of:=IF(ISERROR([.$B94]);&quot;&quot;;INDIRECT(&quot;'Données brutes'.&quot; &amp; [.M$1] &amp; [.$B94];1))" office:value-type="float" office:value="0">
            <text:p/>
          </table:table-cell>
          <table:table-cell table:style-name="ce57" table:formula="of:=IF(ISERROR([.$B94]);&quot;&quot;;INDIRECT(&quot;'Données brutes'.&quot; &amp; [.N$1] &amp; [.$B94];1))" office:value-type="float" office:value="0">
            <text:p/>
          </table:table-cell>
          <table:table-cell table:style-name="ce57" table:formula="of:=IF(ISERROR([.$B94]);&quot;&quot;;INDIRECT(&quot;'Données brutes'.&quot; &amp; [.O$1] &amp; [.$B94];1))" office:value-type="float" office:value="0">
            <text:p/>
          </table:table-cell>
          <table:table-cell table:style-name="ce57" table:formula="of:=IF(ISERROR([.$B94]);&quot;&quot;;INDIRECT(&quot;'Données brutes'.&quot; &amp; [.P$1] &amp; [.$B94];1))" office:value-type="float" office:value="0">
            <text:p/>
          </table:table-cell>
          <table:table-cell table:style-name="ce57" table:formula="of:=IF(ISERROR([.$B94]);&quot;&quot;;INDIRECT(&quot;'Données brutes'.&quot; &amp; [.Q$1] &amp; [.$B94];1))" office:value-type="float" office:value="0">
            <text:p/>
          </table:table-cell>
          <table:table-cell table:style-name="ce57" table:formula="of:=IF(ISERROR([.$B94]);&quot;&quot;;INDIRECT(&quot;'Données brutes'.&quot; &amp; [.R$1] &amp; [.$B94];1))" office:value-type="float" office:value="0">
            <text:p/>
          </table:table-cell>
          <table:table-cell table:style-name="ce57" table:formula="of:=IF(ISERROR([.$B94]);&quot;&quot;;INDIRECT(&quot;'Données brutes'.&quot; &amp; [.S$1] &amp; [.$B94];1))" office:value-type="float" office:value="0">
            <text:p/>
          </table:table-cell>
          <table:table-cell table:style-name="ce61" table:formula="of:=SUM([.H94:.S94])" office:value-type="currency" office:currency="EUR" office:value="1363.64">
            <text:p>1 363,64 €</text:p>
          </table:table-cell>
          <table:table-cell table:style-name="ce58" table:formula="of:=[.G94]-[.T94]" office:value-type="currency" office:currency="EUR" office:value="12636.36">
            <text:p>12 636,36 €</text:p>
          </table:table-cell>
          <table:table-cell table:style-name="ce66" table:formula="of:=IF(ISNUMBER([.G94]);[.U94]/[.G94];&quot;&quot;)" office:value-type="percentage" office:value="0.902597142857143">
            <text:p>90%</text:p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95]=&quot;&quot;;NOT(ISERROR([.B95])));&quot;ok&quot;;&quot;&quot;)">
            <text:p/>
          </table:table-cell>
          <table:table-cell table:formula="of:=MATCH([.C95];ColonneSections;0)+(IF(LEFT([.E95];1)=&quot;7&quot;;1;0))" office:value-type="float" office:value="0">
            <text:p>#N/D</text:p>
          </table:table-cell>
          <table:table-cell table:formula="of:=[.C$5]&amp;[.E95]" office:value-type="string" office:string-value="ACAR\+30 \- 641200">
            <text:p>ACAR\+30 \- 641200</text:p>
          </table:table-cell>
          <table:table-cell/>
          <table:table-cell table:style-name="ce49" office:value-type="float" office:value="641200">
            <text:p>641200</text:p>
          </table:table-cell>
          <table:table-cell table:style-name="ce50" office:value-type="string">
            <text:p>Congés payés</text:p>
          </table:table-cell>
          <table:table-cell table:style-name="ce55"/>
          <table:table-cell table:style-name="ce57" table:formula="of:=IF(ISERROR([.$B95]);&quot;&quot;;INDIRECT(&quot;'Données brutes'.&quot; &amp; [.H$1] &amp; [.$B95];1))">
            <text:p/>
          </table:table-cell>
          <table:table-cell table:style-name="ce57" table:formula="of:=IF(ISERROR([.$B95]);&quot;&quot;;INDIRECT(&quot;'Données brutes'.&quot; &amp; [.I$1] &amp; [.$B95];1))">
            <text:p/>
          </table:table-cell>
          <table:table-cell table:style-name="ce57" table:formula="of:=IF(ISERROR([.$B95]);&quot;&quot;;INDIRECT(&quot;'Données brutes'.&quot; &amp; [.J$1] &amp; [.$B95];1))">
            <text:p/>
          </table:table-cell>
          <table:table-cell table:style-name="ce57" table:formula="of:=IF(ISERROR([.$B95]);&quot;&quot;;INDIRECT(&quot;'Données brutes'.&quot; &amp; [.K$1] &amp; [.$B95];1))">
            <text:p/>
          </table:table-cell>
          <table:table-cell table:style-name="ce57" table:formula="of:=IF(ISERROR([.$B95]);&quot;&quot;;INDIRECT(&quot;'Données brutes'.&quot; &amp; [.L$1] &amp; [.$B95];1))">
            <text:p/>
          </table:table-cell>
          <table:table-cell table:style-name="ce57" table:formula="of:=IF(ISERROR([.$B95]);&quot;&quot;;INDIRECT(&quot;'Données brutes'.&quot; &amp; [.M$1] &amp; [.$B95];1))">
            <text:p/>
          </table:table-cell>
          <table:table-cell table:style-name="ce57" table:formula="of:=IF(ISERROR([.$B95]);&quot;&quot;;INDIRECT(&quot;'Données brutes'.&quot; &amp; [.N$1] &amp; [.$B95];1))">
            <text:p/>
          </table:table-cell>
          <table:table-cell table:style-name="ce57" table:formula="of:=IF(ISERROR([.$B95]);&quot;&quot;;INDIRECT(&quot;'Données brutes'.&quot; &amp; [.O$1] &amp; [.$B95];1))">
            <text:p/>
          </table:table-cell>
          <table:table-cell table:style-name="ce57" table:formula="of:=IF(ISERROR([.$B95]);&quot;&quot;;INDIRECT(&quot;'Données brutes'.&quot; &amp; [.P$1] &amp; [.$B95];1))">
            <text:p/>
          </table:table-cell>
          <table:table-cell table:style-name="ce57" table:formula="of:=IF(ISERROR([.$B95]);&quot;&quot;;INDIRECT(&quot;'Données brutes'.&quot; &amp; [.Q$1] &amp; [.$B95];1))">
            <text:p/>
          </table:table-cell>
          <table:table-cell table:style-name="ce57" table:formula="of:=IF(ISERROR([.$B95]);&quot;&quot;;INDIRECT(&quot;'Données brutes'.&quot; &amp; [.R$1] &amp; [.$B95];1))">
            <text:p/>
          </table:table-cell>
          <table:table-cell table:style-name="ce57" table:formula="of:=IF(ISERROR([.$B95]);&quot;&quot;;INDIRECT(&quot;'Données brutes'.&quot; &amp; [.S$1] &amp; [.$B95];1))">
            <text:p/>
          </table:table-cell>
          <table:table-cell table:style-name="ce58" table:formula="of:=SUM([.H95:.S95])" office:value-type="currency" office:currency="EUR" office:value="0">
            <text:p>0,00 €</text:p>
          </table:table-cell>
          <table:table-cell table:style-name="ce58" table:formula="of:=[.G95]-[.T95]" office:value-type="currency" office:currency="EUR" office:value="0">
            <text:p>0,00 €</text:p>
          </table:table-cell>
          <table:table-cell table:style-name="ce66" table:formula="of:=IF(ISNUMBER([.G95]);[.U95]/[.G95];&quot;&quot;)">
            <text:p/>
          </table:table-cell>
          <table:table-cell table:number-columns-repeated="1002"/>
        </table:table-row>
        <table:table-row table:style-name="ro6">
          <table:table-cell table:style-name="ce43" table:formula="of:=IF(OR([.E96]=&quot;&quot;;NOT(ISERROR([.B96])));&quot;ok&quot;;&quot;&quot;)">
            <text:p/>
          </table:table-cell>
          <table:table-cell table:formula="of:=MATCH([.C96];ColonneSections;0)+(IF(LEFT([.E96];1)=&quot;7&quot;;1;0))" office:value-type="float" office:value="0">
            <text:p>#N/D</text:p>
          </table:table-cell>
          <table:table-cell table:formula="of:=[.C$5]&amp;[.E96]" office:value-type="string" office:string-value="ACAR\+30 \- 641300">
            <text:p>ACAR\+30 \- 641300</text:p>
          </table:table-cell>
          <table:table-cell/>
          <table:table-cell table:style-name="ce49" office:value-type="float" office:value="641300">
            <text:p>641300</text:p>
          </table:table-cell>
          <table:table-cell table:style-name="ce50" office:value-type="string">
            <text:p>Ind.stages, Intermittents spectacle</text:p>
          </table:table-cell>
          <table:table-cell table:style-name="ce55" office:value-type="currency" office:currency="EUR" office:value="3000">
            <text:p>3 000,00 €</text:p>
          </table:table-cell>
          <table:table-cell table:style-name="ce57" table:formula="of:=IF(ISERROR([.$B96]);&quot;&quot;;INDIRECT(&quot;'Données brutes'.&quot; &amp; [.H$1] &amp; [.$B96];1))">
            <text:p/>
          </table:table-cell>
          <table:table-cell table:style-name="ce57" table:formula="of:=IF(ISERROR([.$B96]);&quot;&quot;;INDIRECT(&quot;'Données brutes'.&quot; &amp; [.I$1] &amp; [.$B96];1))">
            <text:p/>
          </table:table-cell>
          <table:table-cell table:style-name="ce57" table:formula="of:=IF(ISERROR([.$B96]);&quot;&quot;;INDIRECT(&quot;'Données brutes'.&quot; &amp; [.J$1] &amp; [.$B96];1))">
            <text:p/>
          </table:table-cell>
          <table:table-cell table:style-name="ce57" table:formula="of:=IF(ISERROR([.$B96]);&quot;&quot;;INDIRECT(&quot;'Données brutes'.&quot; &amp; [.K$1] &amp; [.$B96];1))">
            <text:p/>
          </table:table-cell>
          <table:table-cell table:style-name="ce57" table:formula="of:=IF(ISERROR([.$B96]);&quot;&quot;;INDIRECT(&quot;'Données brutes'.&quot; &amp; [.L$1] &amp; [.$B96];1))">
            <text:p/>
          </table:table-cell>
          <table:table-cell table:style-name="ce57" table:formula="of:=IF(ISERROR([.$B96]);&quot;&quot;;INDIRECT(&quot;'Données brutes'.&quot; &amp; [.M$1] &amp; [.$B96];1))">
            <text:p/>
          </table:table-cell>
          <table:table-cell table:style-name="ce57" table:formula="of:=IF(ISERROR([.$B96]);&quot;&quot;;INDIRECT(&quot;'Données brutes'.&quot; &amp; [.N$1] &amp; [.$B96];1))">
            <text:p/>
          </table:table-cell>
          <table:table-cell table:style-name="ce57" table:formula="of:=IF(ISERROR([.$B96]);&quot;&quot;;INDIRECT(&quot;'Données brutes'.&quot; &amp; [.O$1] &amp; [.$B96];1))">
            <text:p/>
          </table:table-cell>
          <table:table-cell table:style-name="ce57" table:formula="of:=IF(ISERROR([.$B96]);&quot;&quot;;INDIRECT(&quot;'Données brutes'.&quot; &amp; [.P$1] &amp; [.$B96];1))">
            <text:p/>
          </table:table-cell>
          <table:table-cell table:style-name="ce57" table:formula="of:=IF(ISERROR([.$B96]);&quot;&quot;;INDIRECT(&quot;'Données brutes'.&quot; &amp; [.Q$1] &amp; [.$B96];1))">
            <text:p/>
          </table:table-cell>
          <table:table-cell table:style-name="ce57" table:formula="of:=IF(ISERROR([.$B96]);&quot;&quot;;INDIRECT(&quot;'Données brutes'.&quot; &amp; [.R$1] &amp; [.$B96];1))">
            <text:p/>
          </table:table-cell>
          <table:table-cell table:style-name="ce57" table:formula="of:=IF(ISERROR([.$B96]);&quot;&quot;;INDIRECT(&quot;'Données brutes'.&quot; &amp; [.S$1] &amp; [.$B96];1))">
            <text:p/>
          </table:table-cell>
          <table:table-cell table:style-name="ce58" table:formula="of:=SUM([.H96:.S96])" office:value-type="currency" office:currency="EUR" office:value="0">
            <text:p>0,00 €</text:p>
          </table:table-cell>
          <table:table-cell table:style-name="ce58" table:formula="of:=[.G96]-[.T96]" office:value-type="currency" office:currency="EUR" office:value="3000">
            <text:p>3 000,00 €</text:p>
          </table:table-cell>
          <table:table-cell table:style-name="ce66" table:formula="of:=IF(ISNUMBER([.G96]);[.U96]/[.G96];&quot;&quot;)" office:value-type="percentage" office:value="1">
            <text:p>100%</text:p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97]=&quot;&quot;;NOT(ISERROR([.B97])));&quot;ok&quot;;&quot;&quot;)">
            <text:p/>
          </table:table-cell>
          <table:table-cell table:formula="of:=MATCH([.C97];ColonneSections;0)+(IF(LEFT([.E97];1)=&quot;7&quot;;1;0))" office:value-type="float" office:value="0">
            <text:p>#N/D</text:p>
          </table:table-cell>
          <table:table-cell table:formula="of:=[.C$5]&amp;[.E97]" office:value-type="string" office:string-value="ACAR\+30 \- 641350">
            <text:p>ACAR\+30 \- 641350</text:p>
          </table:table-cell>
          <table:table-cell/>
          <table:table-cell table:style-name="ce49" office:value-type="float" office:value="641350">
            <text:p>641350</text:p>
          </table:table-cell>
          <table:table-cell table:style-name="ce50" office:value-type="string">
            <text:p>Primes &amp; complément familial</text:p>
          </table:table-cell>
          <table:table-cell table:style-name="ce55"/>
          <table:table-cell table:style-name="ce57" table:formula="of:=IF(ISERROR([.$B97]);&quot;&quot;;INDIRECT(&quot;'Données brutes'.&quot; &amp; [.H$1] &amp; [.$B97];1))">
            <text:p/>
          </table:table-cell>
          <table:table-cell table:style-name="ce57" table:formula="of:=IF(ISERROR([.$B97]);&quot;&quot;;INDIRECT(&quot;'Données brutes'.&quot; &amp; [.I$1] &amp; [.$B97];1))">
            <text:p/>
          </table:table-cell>
          <table:table-cell table:style-name="ce57" table:formula="of:=IF(ISERROR([.$B97]);&quot;&quot;;INDIRECT(&quot;'Données brutes'.&quot; &amp; [.J$1] &amp; [.$B97];1))">
            <text:p/>
          </table:table-cell>
          <table:table-cell table:style-name="ce57" table:formula="of:=IF(ISERROR([.$B97]);&quot;&quot;;INDIRECT(&quot;'Données brutes'.&quot; &amp; [.K$1] &amp; [.$B97];1))">
            <text:p/>
          </table:table-cell>
          <table:table-cell table:style-name="ce57" table:formula="of:=IF(ISERROR([.$B97]);&quot;&quot;;INDIRECT(&quot;'Données brutes'.&quot; &amp; [.L$1] &amp; [.$B97];1))">
            <text:p/>
          </table:table-cell>
          <table:table-cell table:style-name="ce57" table:formula="of:=IF(ISERROR([.$B97]);&quot;&quot;;INDIRECT(&quot;'Données brutes'.&quot; &amp; [.M$1] &amp; [.$B97];1))">
            <text:p/>
          </table:table-cell>
          <table:table-cell table:style-name="ce57" table:formula="of:=IF(ISERROR([.$B97]);&quot;&quot;;INDIRECT(&quot;'Données brutes'.&quot; &amp; [.N$1] &amp; [.$B97];1))">
            <text:p/>
          </table:table-cell>
          <table:table-cell table:style-name="ce57" table:formula="of:=IF(ISERROR([.$B97]);&quot;&quot;;INDIRECT(&quot;'Données brutes'.&quot; &amp; [.O$1] &amp; [.$B97];1))">
            <text:p/>
          </table:table-cell>
          <table:table-cell table:style-name="ce57" table:formula="of:=IF(ISERROR([.$B97]);&quot;&quot;;INDIRECT(&quot;'Données brutes'.&quot; &amp; [.P$1] &amp; [.$B97];1))">
            <text:p/>
          </table:table-cell>
          <table:table-cell table:style-name="ce57" table:formula="of:=IF(ISERROR([.$B97]);&quot;&quot;;INDIRECT(&quot;'Données brutes'.&quot; &amp; [.Q$1] &amp; [.$B97];1))">
            <text:p/>
          </table:table-cell>
          <table:table-cell table:style-name="ce57" table:formula="of:=IF(ISERROR([.$B97]);&quot;&quot;;INDIRECT(&quot;'Données brutes'.&quot; &amp; [.R$1] &amp; [.$B97];1))">
            <text:p/>
          </table:table-cell>
          <table:table-cell table:style-name="ce57" table:formula="of:=IF(ISERROR([.$B97]);&quot;&quot;;INDIRECT(&quot;'Données brutes'.&quot; &amp; [.S$1] &amp; [.$B97];1))">
            <text:p/>
          </table:table-cell>
          <table:table-cell table:style-name="ce58" table:formula="of:=SUM([.H97:.S97])" office:value-type="currency" office:currency="EUR" office:value="0">
            <text:p>0,00 €</text:p>
          </table:table-cell>
          <table:table-cell table:style-name="ce58" table:formula="of:=[.G97]-[.T97]" office:value-type="currency" office:currency="EUR" office:value="0">
            <text:p>0,00 €</text:p>
          </table:table-cell>
          <table:table-cell table:style-name="ce66" table:formula="of:=IF(ISNUMBER([.G97]);[.U97]/[.G97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98]=&quot;&quot;;NOT(ISERROR([.B98])));&quot;ok&quot;;&quot;&quot;)">
            <text:p/>
          </table:table-cell>
          <table:table-cell table:formula="of:=MATCH([.C98];ColonneSections;0)+(IF(LEFT([.E98];1)=&quot;7&quot;;1;0))" office:value-type="float" office:value="0">
            <text:p>#N/D</text:p>
          </table:table-cell>
          <table:table-cell table:formula="of:=[.C$5]&amp;[.E98]" office:value-type="string" office:string-value="ACAR\+30 \- 641360">
            <text:p>ACAR\+30 \- 641360</text:p>
          </table:table-cell>
          <table:table-cell/>
          <table:table-cell table:style-name="ce49" office:value-type="float" office:value="641360">
            <text:p>641360</text:p>
          </table:table-cell>
          <table:table-cell table:style-name="ce50" office:value-type="string">
            <text:p>Indemnités de télétravail</text:p>
          </table:table-cell>
          <table:table-cell table:style-name="ce55"/>
          <table:table-cell table:style-name="ce57" table:formula="of:=IF(ISERROR([.$B98]);&quot;&quot;;INDIRECT(&quot;'Données brutes'.&quot; &amp; [.H$1] &amp; [.$B98];1))">
            <text:p/>
          </table:table-cell>
          <table:table-cell table:style-name="ce57" table:formula="of:=IF(ISERROR([.$B98]);&quot;&quot;;INDIRECT(&quot;'Données brutes'.&quot; &amp; [.I$1] &amp; [.$B98];1))">
            <text:p/>
          </table:table-cell>
          <table:table-cell table:style-name="ce57" table:formula="of:=IF(ISERROR([.$B98]);&quot;&quot;;INDIRECT(&quot;'Données brutes'.&quot; &amp; [.J$1] &amp; [.$B98];1))">
            <text:p/>
          </table:table-cell>
          <table:table-cell table:style-name="ce57" table:formula="of:=IF(ISERROR([.$B98]);&quot;&quot;;INDIRECT(&quot;'Données brutes'.&quot; &amp; [.K$1] &amp; [.$B98];1))">
            <text:p/>
          </table:table-cell>
          <table:table-cell table:style-name="ce57" table:formula="of:=IF(ISERROR([.$B98]);&quot;&quot;;INDIRECT(&quot;'Données brutes'.&quot; &amp; [.L$1] &amp; [.$B98];1))">
            <text:p/>
          </table:table-cell>
          <table:table-cell table:style-name="ce57" table:formula="of:=IF(ISERROR([.$B98]);&quot;&quot;;INDIRECT(&quot;'Données brutes'.&quot; &amp; [.M$1] &amp; [.$B98];1))">
            <text:p/>
          </table:table-cell>
          <table:table-cell table:style-name="ce57" table:formula="of:=IF(ISERROR([.$B98]);&quot;&quot;;INDIRECT(&quot;'Données brutes'.&quot; &amp; [.N$1] &amp; [.$B98];1))">
            <text:p/>
          </table:table-cell>
          <table:table-cell table:style-name="ce57" table:formula="of:=IF(ISERROR([.$B98]);&quot;&quot;;INDIRECT(&quot;'Données brutes'.&quot; &amp; [.O$1] &amp; [.$B98];1))">
            <text:p/>
          </table:table-cell>
          <table:table-cell table:style-name="ce57" table:formula="of:=IF(ISERROR([.$B98]);&quot;&quot;;INDIRECT(&quot;'Données brutes'.&quot; &amp; [.P$1] &amp; [.$B98];1))">
            <text:p/>
          </table:table-cell>
          <table:table-cell table:style-name="ce57" table:formula="of:=IF(ISERROR([.$B98]);&quot;&quot;;INDIRECT(&quot;'Données brutes'.&quot; &amp; [.Q$1] &amp; [.$B98];1))">
            <text:p/>
          </table:table-cell>
          <table:table-cell table:style-name="ce57" table:formula="of:=IF(ISERROR([.$B98]);&quot;&quot;;INDIRECT(&quot;'Données brutes'.&quot; &amp; [.R$1] &amp; [.$B98];1))">
            <text:p/>
          </table:table-cell>
          <table:table-cell table:style-name="ce57" table:formula="of:=IF(ISERROR([.$B98]);&quot;&quot;;INDIRECT(&quot;'Données brutes'.&quot; &amp; [.S$1] &amp; [.$B98];1))">
            <text:p/>
          </table:table-cell>
          <table:table-cell table:style-name="ce58" table:formula="of:=SUM([.H98:.S98])" office:value-type="currency" office:currency="EUR" office:value="0">
            <text:p>0,00 €</text:p>
          </table:table-cell>
          <table:table-cell table:style-name="ce58" table:formula="of:=[.G98]-[.T98]" office:value-type="currency" office:currency="EUR" office:value="0">
            <text:p>0,00 €</text:p>
          </table:table-cell>
          <table:table-cell table:style-name="ce66" table:formula="of:=IF(ISNUMBER([.G98]);[.U98]/[.G98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99]=&quot;&quot;;NOT(ISERROR([.B99])));&quot;ok&quot;;&quot;&quot;)">
            <text:p/>
          </table:table-cell>
          <table:table-cell table:formula="of:=MATCH([.C99];ColonneSections;0)+(IF(LEFT([.E99];1)=&quot;7&quot;;1;0))" office:value-type="float" office:value="0">
            <text:p>#N/D</text:p>
          </table:table-cell>
          <table:table-cell table:formula="of:=[.C$5]&amp;[.E99]" office:value-type="string" office:string-value="ACAR\+30 \- 641400">
            <text:p>ACAR\+30 \- 641400</text:p>
          </table:table-cell>
          <table:table-cell/>
          <table:table-cell table:style-name="ce49" office:value-type="float" office:value="641400">
            <text:p>641400</text:p>
          </table:table-cell>
          <table:table-cell table:style-name="ce50" office:value-type="string">
            <text:p>Avantage en nature et IJSS</text:p>
          </table:table-cell>
          <table:table-cell table:style-name="ce55"/>
          <table:table-cell table:style-name="ce57" table:formula="of:=IF(ISERROR([.$B99]);&quot;&quot;;INDIRECT(&quot;'Données brutes'.&quot; &amp; [.H$1] &amp; [.$B99];1))">
            <text:p/>
          </table:table-cell>
          <table:table-cell table:style-name="ce57" table:formula="of:=IF(ISERROR([.$B99]);&quot;&quot;;INDIRECT(&quot;'Données brutes'.&quot; &amp; [.I$1] &amp; [.$B99];1))">
            <text:p/>
          </table:table-cell>
          <table:table-cell table:style-name="ce57" table:formula="of:=IF(ISERROR([.$B99]);&quot;&quot;;INDIRECT(&quot;'Données brutes'.&quot; &amp; [.J$1] &amp; [.$B99];1))">
            <text:p/>
          </table:table-cell>
          <table:table-cell table:style-name="ce57" table:formula="of:=IF(ISERROR([.$B99]);&quot;&quot;;INDIRECT(&quot;'Données brutes'.&quot; &amp; [.K$1] &amp; [.$B99];1))">
            <text:p/>
          </table:table-cell>
          <table:table-cell table:style-name="ce57" table:formula="of:=IF(ISERROR([.$B99]);&quot;&quot;;INDIRECT(&quot;'Données brutes'.&quot; &amp; [.L$1] &amp; [.$B99];1))">
            <text:p/>
          </table:table-cell>
          <table:table-cell table:style-name="ce57" table:formula="of:=IF(ISERROR([.$B99]);&quot;&quot;;INDIRECT(&quot;'Données brutes'.&quot; &amp; [.M$1] &amp; [.$B99];1))">
            <text:p/>
          </table:table-cell>
          <table:table-cell table:style-name="ce57" table:formula="of:=IF(ISERROR([.$B99]);&quot;&quot;;INDIRECT(&quot;'Données brutes'.&quot; &amp; [.N$1] &amp; [.$B99];1))">
            <text:p/>
          </table:table-cell>
          <table:table-cell table:style-name="ce57" table:formula="of:=IF(ISERROR([.$B99]);&quot;&quot;;INDIRECT(&quot;'Données brutes'.&quot; &amp; [.O$1] &amp; [.$B99];1))">
            <text:p/>
          </table:table-cell>
          <table:table-cell table:style-name="ce57" table:formula="of:=IF(ISERROR([.$B99]);&quot;&quot;;INDIRECT(&quot;'Données brutes'.&quot; &amp; [.P$1] &amp; [.$B99];1))">
            <text:p/>
          </table:table-cell>
          <table:table-cell table:style-name="ce57" table:formula="of:=IF(ISERROR([.$B99]);&quot;&quot;;INDIRECT(&quot;'Données brutes'.&quot; &amp; [.Q$1] &amp; [.$B99];1))">
            <text:p/>
          </table:table-cell>
          <table:table-cell table:style-name="ce57" table:formula="of:=IF(ISERROR([.$B99]);&quot;&quot;;INDIRECT(&quot;'Données brutes'.&quot; &amp; [.R$1] &amp; [.$B99];1))">
            <text:p/>
          </table:table-cell>
          <table:table-cell table:style-name="ce57" table:formula="of:=IF(ISERROR([.$B99]);&quot;&quot;;INDIRECT(&quot;'Données brutes'.&quot; &amp; [.S$1] &amp; [.$B99];1))">
            <text:p/>
          </table:table-cell>
          <table:table-cell table:style-name="ce58" table:formula="of:=SUM([.H99:.S99])" office:value-type="currency" office:currency="EUR" office:value="0">
            <text:p>0,00 €</text:p>
          </table:table-cell>
          <table:table-cell table:style-name="ce58" table:formula="of:=[.G99]-[.T99]" office:value-type="currency" office:currency="EUR" office:value="0">
            <text:p>0,00 €</text:p>
          </table:table-cell>
          <table:table-cell table:style-name="ce66" table:formula="of:=IF(ISNUMBER([.G99]);[.U99]/[.G99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100]=&quot;&quot;;NOT(ISERROR([.B100])));&quot;ok&quot;;&quot;&quot;)">
            <text:p/>
          </table:table-cell>
          <table:table-cell table:formula="of:=MATCH([.C100];ColonneSections;0)+(IF(LEFT([.E100];1)=&quot;7&quot;;1;0))" office:value-type="float" office:value="0">
            <text:p>#N/D</text:p>
          </table:table-cell>
          <table:table-cell table:formula="of:=[.C$5]&amp;[.E100]" office:value-type="string" office:string-value="ACAR\+30 \- 641900">
            <text:p>ACAR\+30 \- 641900</text:p>
          </table:table-cell>
          <table:table-cell/>
          <table:table-cell table:style-name="ce49" office:value-type="float" office:value="641900">
            <text:p>641900</text:p>
          </table:table-cell>
          <table:table-cell table:style-name="ce50" office:value-type="string">
            <text:p>Indémnités de rupture conventionnelle</text:p>
          </table:table-cell>
          <table:table-cell table:style-name="ce55"/>
          <table:table-cell table:style-name="ce57" table:formula="of:=IF(ISERROR([.$B100]);&quot;&quot;;INDIRECT(&quot;'Données brutes'.&quot; &amp; [.H$1] &amp; [.$B100];1))">
            <text:p/>
          </table:table-cell>
          <table:table-cell table:style-name="ce57" table:formula="of:=IF(ISERROR([.$B100]);&quot;&quot;;INDIRECT(&quot;'Données brutes'.&quot; &amp; [.I$1] &amp; [.$B100];1))">
            <text:p/>
          </table:table-cell>
          <table:table-cell table:style-name="ce57" table:formula="of:=IF(ISERROR([.$B100]);&quot;&quot;;INDIRECT(&quot;'Données brutes'.&quot; &amp; [.J$1] &amp; [.$B100];1))">
            <text:p/>
          </table:table-cell>
          <table:table-cell table:style-name="ce57" table:formula="of:=IF(ISERROR([.$B100]);&quot;&quot;;INDIRECT(&quot;'Données brutes'.&quot; &amp; [.K$1] &amp; [.$B100];1))">
            <text:p/>
          </table:table-cell>
          <table:table-cell table:style-name="ce57" table:formula="of:=IF(ISERROR([.$B100]);&quot;&quot;;INDIRECT(&quot;'Données brutes'.&quot; &amp; [.L$1] &amp; [.$B100];1))">
            <text:p/>
          </table:table-cell>
          <table:table-cell table:style-name="ce57" table:formula="of:=IF(ISERROR([.$B100]);&quot;&quot;;INDIRECT(&quot;'Données brutes'.&quot; &amp; [.M$1] &amp; [.$B100];1))">
            <text:p/>
          </table:table-cell>
          <table:table-cell table:style-name="ce57" table:formula="of:=IF(ISERROR([.$B100]);&quot;&quot;;INDIRECT(&quot;'Données brutes'.&quot; &amp; [.N$1] &amp; [.$B100];1))">
            <text:p/>
          </table:table-cell>
          <table:table-cell table:style-name="ce57" table:formula="of:=IF(ISERROR([.$B100]);&quot;&quot;;INDIRECT(&quot;'Données brutes'.&quot; &amp; [.O$1] &amp; [.$B100];1))">
            <text:p/>
          </table:table-cell>
          <table:table-cell table:style-name="ce57" table:formula="of:=IF(ISERROR([.$B100]);&quot;&quot;;INDIRECT(&quot;'Données brutes'.&quot; &amp; [.P$1] &amp; [.$B100];1))">
            <text:p/>
          </table:table-cell>
          <table:table-cell table:style-name="ce57" table:formula="of:=IF(ISERROR([.$B100]);&quot;&quot;;INDIRECT(&quot;'Données brutes'.&quot; &amp; [.Q$1] &amp; [.$B100];1))">
            <text:p/>
          </table:table-cell>
          <table:table-cell table:style-name="ce57" table:formula="of:=IF(ISERROR([.$B100]);&quot;&quot;;INDIRECT(&quot;'Données brutes'.&quot; &amp; [.R$1] &amp; [.$B100];1))">
            <text:p/>
          </table:table-cell>
          <table:table-cell table:style-name="ce57" table:formula="of:=IF(ISERROR([.$B100]);&quot;&quot;;INDIRECT(&quot;'Données brutes'.&quot; &amp; [.S$1] &amp; [.$B100];1))">
            <text:p/>
          </table:table-cell>
          <table:table-cell table:style-name="ce58" table:formula="of:=SUM([.H100:.S100])" office:value-type="currency" office:currency="EUR" office:value="0">
            <text:p>0,00 €</text:p>
          </table:table-cell>
          <table:table-cell table:style-name="ce58" table:formula="of:=[.G100]-[.T100]" office:value-type="currency" office:currency="EUR" office:value="0">
            <text:p>0,00 €</text:p>
          </table:table-cell>
          <table:table-cell table:style-name="ce66" table:formula="of:=IF(ISNUMBER([.G100]);[.U100]/[.G100];&quot;&quot;)">
            <text:p/>
          </table:table-cell>
          <table:table-cell table:number-columns-repeated="1002"/>
        </table:table-row>
        <table:table-row table:style-name="ro6">
          <table:table-cell table:style-name="ce43" table:formula="of:=IF(OR([.E101]=&quot;&quot;;NOT(ISERROR([.B101])));&quot;ok&quot;;&quot;&quot;)" office:value-type="string" office:string-value="ok">
            <text:p>ok</text:p>
          </table:table-cell>
          <table:table-cell table:formula="of:=MATCH([.C101];ColonneSections;0)+(IF(LEFT([.E101];1)=&quot;7&quot;;1;0))" office:value-type="float" office:value="43">
            <text:p>43</text:p>
          </table:table-cell>
          <table:table-cell table:formula="of:=[.C$5]&amp;[.E101]" office:value-type="string" office:string-value="ACAR\+30 \- 645100">
            <text:p>ACAR\+30 \- 645100</text:p>
          </table:table-cell>
          <table:table-cell/>
          <table:table-cell table:style-name="ce49" office:value-type="float" office:value="645100">
            <text:p>645100</text:p>
          </table:table-cell>
          <table:table-cell table:style-name="ce50" office:value-type="string">
            <text:p>Cotisations à l'URSSAF</text:p>
          </table:table-cell>
          <table:table-cell table:style-name="ce55" office:value-type="currency" office:currency="EUR" office:value="7000">
            <text:p>7 000,00 €</text:p>
          </table:table-cell>
          <table:table-cell table:style-name="ce57" table:formula="of:=IF(ISERROR([.$B101]);&quot;&quot;;INDIRECT(&quot;'Données brutes'.&quot; &amp; [.H$1] &amp; [.$B101];1))" office:value-type="float" office:value="713.36">
            <text:p>713,36 €</text:p>
          </table:table-cell>
          <table:table-cell table:style-name="ce57" table:formula="of:=IF(ISERROR([.$B101]);&quot;&quot;;INDIRECT(&quot;'Données brutes'.&quot; &amp; [.I$1] &amp; [.$B101];1))" office:value-type="float" office:value="0">
            <text:p/>
          </table:table-cell>
          <table:table-cell table:style-name="ce57" table:formula="of:=IF(ISERROR([.$B101]);&quot;&quot;;INDIRECT(&quot;'Données brutes'.&quot; &amp; [.J$1] &amp; [.$B101];1))" office:value-type="float" office:value="0">
            <text:p/>
          </table:table-cell>
          <table:table-cell table:style-name="ce57" table:formula="of:=IF(ISERROR([.$B101]);&quot;&quot;;INDIRECT(&quot;'Données brutes'.&quot; &amp; [.K$1] &amp; [.$B101];1))" office:value-type="float" office:value="0">
            <text:p/>
          </table:table-cell>
          <table:table-cell table:style-name="ce57" table:formula="of:=IF(ISERROR([.$B101]);&quot;&quot;;INDIRECT(&quot;'Données brutes'.&quot; &amp; [.L$1] &amp; [.$B101];1))" office:value-type="float" office:value="0">
            <text:p/>
          </table:table-cell>
          <table:table-cell table:style-name="ce57" table:formula="of:=IF(ISERROR([.$B101]);&quot;&quot;;INDIRECT(&quot;'Données brutes'.&quot; &amp; [.M$1] &amp; [.$B101];1))" office:value-type="float" office:value="0">
            <text:p/>
          </table:table-cell>
          <table:table-cell table:style-name="ce57" table:formula="of:=IF(ISERROR([.$B101]);&quot;&quot;;INDIRECT(&quot;'Données brutes'.&quot; &amp; [.N$1] &amp; [.$B101];1))" office:value-type="float" office:value="0">
            <text:p/>
          </table:table-cell>
          <table:table-cell table:style-name="ce57" table:formula="of:=IF(ISERROR([.$B101]);&quot;&quot;;INDIRECT(&quot;'Données brutes'.&quot; &amp; [.O$1] &amp; [.$B101];1))" office:value-type="float" office:value="0">
            <text:p/>
          </table:table-cell>
          <table:table-cell table:style-name="ce57" table:formula="of:=IF(ISERROR([.$B101]);&quot;&quot;;INDIRECT(&quot;'Données brutes'.&quot; &amp; [.P$1] &amp; [.$B101];1))" office:value-type="float" office:value="0">
            <text:p/>
          </table:table-cell>
          <table:table-cell table:style-name="ce57" table:formula="of:=IF(ISERROR([.$B101]);&quot;&quot;;INDIRECT(&quot;'Données brutes'.&quot; &amp; [.Q$1] &amp; [.$B101];1))" office:value-type="float" office:value="0">
            <text:p/>
          </table:table-cell>
          <table:table-cell table:style-name="ce57" table:formula="of:=IF(ISERROR([.$B101]);&quot;&quot;;INDIRECT(&quot;'Données brutes'.&quot; &amp; [.R$1] &amp; [.$B101];1))" office:value-type="float" office:value="0">
            <text:p/>
          </table:table-cell>
          <table:table-cell table:style-name="ce57" table:formula="of:=IF(ISERROR([.$B101]);&quot;&quot;;INDIRECT(&quot;'Données brutes'.&quot; &amp; [.S$1] &amp; [.$B101];1))" office:value-type="float" office:value="0">
            <text:p/>
          </table:table-cell>
          <table:table-cell table:style-name="ce61" table:formula="of:=SUM([.H101:.S101])" office:value-type="currency" office:currency="EUR" office:value="713.36">
            <text:p>713,36 €</text:p>
          </table:table-cell>
          <table:table-cell table:style-name="ce58" table:formula="of:=[.G101]-[.T101]" office:value-type="currency" office:currency="EUR" office:value="6286.64">
            <text:p>6 286,64 €</text:p>
          </table:table-cell>
          <table:table-cell table:style-name="ce66" table:formula="of:=IF(ISNUMBER([.G101]);[.U101]/[.G101];&quot;&quot;)" office:value-type="percentage" office:value="0.898091428571429">
            <text:p>90%</text:p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02]=&quot;&quot;;NOT(ISERROR([.B102])));&quot;ok&quot;;&quot;&quot;)" office:value-type="string" office:string-value="ok">
            <text:p>ok</text:p>
          </table:table-cell>
          <table:table-cell table:formula="of:=MATCH([.C102];ColonneSections;0)+(IF(LEFT([.E102];1)=&quot;7&quot;;1;0))" office:value-type="float" office:value="45">
            <text:p>45</text:p>
          </table:table-cell>
          <table:table-cell table:formula="of:=[.C$5]&amp;[.E102]" office:value-type="string" office:string-value="ACAR\+30 \- 645200">
            <text:p>ACAR\+30 \- 645200</text:p>
          </table:table-cell>
          <table:table-cell/>
          <table:table-cell table:style-name="ce49" office:value-type="float" office:value="645200">
            <text:p>645200</text:p>
          </table:table-cell>
          <table:table-cell table:style-name="ce50" office:value-type="string">
            <text:p>Cotisations aux mutuelles</text:p>
          </table:table-cell>
          <table:table-cell table:style-name="ce55"/>
          <table:table-cell table:style-name="ce57" table:formula="of:=IF(ISERROR([.$B102]);&quot;&quot;;INDIRECT(&quot;'Données brutes'.&quot; &amp; [.H$1] &amp; [.$B102];1))" office:value-type="float" office:value="74.03">
            <text:p>74,03 €</text:p>
          </table:table-cell>
          <table:table-cell table:style-name="ce57" table:formula="of:=IF(ISERROR([.$B102]);&quot;&quot;;INDIRECT(&quot;'Données brutes'.&quot; &amp; [.I$1] &amp; [.$B102];1))" office:value-type="float" office:value="0">
            <text:p/>
          </table:table-cell>
          <table:table-cell table:style-name="ce57" table:formula="of:=IF(ISERROR([.$B102]);&quot;&quot;;INDIRECT(&quot;'Données brutes'.&quot; &amp; [.J$1] &amp; [.$B102];1))" office:value-type="float" office:value="0">
            <text:p/>
          </table:table-cell>
          <table:table-cell table:style-name="ce57" table:formula="of:=IF(ISERROR([.$B102]);&quot;&quot;;INDIRECT(&quot;'Données brutes'.&quot; &amp; [.K$1] &amp; [.$B102];1))" office:value-type="float" office:value="0">
            <text:p/>
          </table:table-cell>
          <table:table-cell table:style-name="ce57" table:formula="of:=IF(ISERROR([.$B102]);&quot;&quot;;INDIRECT(&quot;'Données brutes'.&quot; &amp; [.L$1] &amp; [.$B102];1))" office:value-type="float" office:value="0">
            <text:p/>
          </table:table-cell>
          <table:table-cell table:style-name="ce57" table:formula="of:=IF(ISERROR([.$B102]);&quot;&quot;;INDIRECT(&quot;'Données brutes'.&quot; &amp; [.M$1] &amp; [.$B102];1))" office:value-type="float" office:value="0">
            <text:p/>
          </table:table-cell>
          <table:table-cell table:style-name="ce57" table:formula="of:=IF(ISERROR([.$B102]);&quot;&quot;;INDIRECT(&quot;'Données brutes'.&quot; &amp; [.N$1] &amp; [.$B102];1))" office:value-type="float" office:value="0">
            <text:p/>
          </table:table-cell>
          <table:table-cell table:style-name="ce57" table:formula="of:=IF(ISERROR([.$B102]);&quot;&quot;;INDIRECT(&quot;'Données brutes'.&quot; &amp; [.O$1] &amp; [.$B102];1))" office:value-type="float" office:value="0">
            <text:p/>
          </table:table-cell>
          <table:table-cell table:style-name="ce57" table:formula="of:=IF(ISERROR([.$B102]);&quot;&quot;;INDIRECT(&quot;'Données brutes'.&quot; &amp; [.P$1] &amp; [.$B102];1))" office:value-type="float" office:value="0">
            <text:p/>
          </table:table-cell>
          <table:table-cell table:style-name="ce57" table:formula="of:=IF(ISERROR([.$B102]);&quot;&quot;;INDIRECT(&quot;'Données brutes'.&quot; &amp; [.Q$1] &amp; [.$B102];1))" office:value-type="float" office:value="0">
            <text:p/>
          </table:table-cell>
          <table:table-cell table:style-name="ce57" table:formula="of:=IF(ISERROR([.$B102]);&quot;&quot;;INDIRECT(&quot;'Données brutes'.&quot; &amp; [.R$1] &amp; [.$B102];1))" office:value-type="float" office:value="0">
            <text:p/>
          </table:table-cell>
          <table:table-cell table:style-name="ce57" table:formula="of:=IF(ISERROR([.$B102]);&quot;&quot;;INDIRECT(&quot;'Données brutes'.&quot; &amp; [.S$1] &amp; [.$B102];1))" office:value-type="float" office:value="0">
            <text:p/>
          </table:table-cell>
          <table:table-cell table:style-name="ce61" table:formula="of:=SUM([.H102:.S102])" office:value-type="currency" office:currency="EUR" office:value="74.03">
            <text:p>74,03 €</text:p>
          </table:table-cell>
          <table:table-cell table:style-name="ce58" table:formula="of:=[.G102]-[.T102]" office:value-type="currency" office:currency="EUR" office:value="-74.03">
            <text:p>-74,03 €</text:p>
          </table:table-cell>
          <table:table-cell table:style-name="ce66" table:formula="of:=IF(ISNUMBER([.G102]);[.U102]/[.G102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03]=&quot;&quot;;NOT(ISERROR([.B103])));&quot;ok&quot;;&quot;&quot;)" office:value-type="string" office:string-value="ok">
            <text:p>ok</text:p>
          </table:table-cell>
          <table:table-cell table:formula="of:=MATCH([.C103];ColonneSections;0)+(IF(LEFT([.E103];1)=&quot;7&quot;;1;0))" office:value-type="float" office:value="47">
            <text:p>47</text:p>
          </table:table-cell>
          <table:table-cell table:formula="of:=[.C$5]&amp;[.E103]" office:value-type="string" office:string-value="ACAR\+30 \- 645300">
            <text:p>ACAR\+30 \- 645300</text:p>
          </table:table-cell>
          <table:table-cell/>
          <table:table-cell table:style-name="ce49" office:value-type="float" office:value="645300">
            <text:p>645300</text:p>
          </table:table-cell>
          <table:table-cell table:style-name="ce50" office:value-type="string">
            <text:p>Cotisations retraite et prévoyance</text:p>
          </table:table-cell>
          <table:table-cell table:style-name="ce55"/>
          <table:table-cell table:style-name="ce57" table:formula="of:=IF(ISERROR([.$B103]);&quot;&quot;;INDIRECT(&quot;'Données brutes'.&quot; &amp; [.H$1] &amp; [.$B103];1))" office:value-type="float" office:value="485.5">
            <text:p>485,50 €</text:p>
          </table:table-cell>
          <table:table-cell table:style-name="ce57" table:formula="of:=IF(ISERROR([.$B103]);&quot;&quot;;INDIRECT(&quot;'Données brutes'.&quot; &amp; [.I$1] &amp; [.$B103];1))" office:value-type="float" office:value="0">
            <text:p/>
          </table:table-cell>
          <table:table-cell table:style-name="ce57" table:formula="of:=IF(ISERROR([.$B103]);&quot;&quot;;INDIRECT(&quot;'Données brutes'.&quot; &amp; [.J$1] &amp; [.$B103];1))" office:value-type="float" office:value="0">
            <text:p/>
          </table:table-cell>
          <table:table-cell table:style-name="ce57" table:formula="of:=IF(ISERROR([.$B103]);&quot;&quot;;INDIRECT(&quot;'Données brutes'.&quot; &amp; [.K$1] &amp; [.$B103];1))" office:value-type="float" office:value="0">
            <text:p/>
          </table:table-cell>
          <table:table-cell table:style-name="ce57" table:formula="of:=IF(ISERROR([.$B103]);&quot;&quot;;INDIRECT(&quot;'Données brutes'.&quot; &amp; [.L$1] &amp; [.$B103];1))" office:value-type="float" office:value="0">
            <text:p/>
          </table:table-cell>
          <table:table-cell table:style-name="ce57" table:formula="of:=IF(ISERROR([.$B103]);&quot;&quot;;INDIRECT(&quot;'Données brutes'.&quot; &amp; [.M$1] &amp; [.$B103];1))" office:value-type="float" office:value="0">
            <text:p/>
          </table:table-cell>
          <table:table-cell table:style-name="ce57" table:formula="of:=IF(ISERROR([.$B103]);&quot;&quot;;INDIRECT(&quot;'Données brutes'.&quot; &amp; [.N$1] &amp; [.$B103];1))" office:value-type="float" office:value="0">
            <text:p/>
          </table:table-cell>
          <table:table-cell table:style-name="ce57" table:formula="of:=IF(ISERROR([.$B103]);&quot;&quot;;INDIRECT(&quot;'Données brutes'.&quot; &amp; [.O$1] &amp; [.$B103];1))" office:value-type="float" office:value="0">
            <text:p/>
          </table:table-cell>
          <table:table-cell table:style-name="ce57" table:formula="of:=IF(ISERROR([.$B103]);&quot;&quot;;INDIRECT(&quot;'Données brutes'.&quot; &amp; [.P$1] &amp; [.$B103];1))" office:value-type="float" office:value="0">
            <text:p/>
          </table:table-cell>
          <table:table-cell table:style-name="ce57" table:formula="of:=IF(ISERROR([.$B103]);&quot;&quot;;INDIRECT(&quot;'Données brutes'.&quot; &amp; [.Q$1] &amp; [.$B103];1))" office:value-type="float" office:value="0">
            <text:p/>
          </table:table-cell>
          <table:table-cell table:style-name="ce57" table:formula="of:=IF(ISERROR([.$B103]);&quot;&quot;;INDIRECT(&quot;'Données brutes'.&quot; &amp; [.R$1] &amp; [.$B103];1))" office:value-type="float" office:value="0">
            <text:p/>
          </table:table-cell>
          <table:table-cell table:style-name="ce57" table:formula="of:=IF(ISERROR([.$B103]);&quot;&quot;;INDIRECT(&quot;'Données brutes'.&quot; &amp; [.S$1] &amp; [.$B103];1))" office:value-type="float" office:value="0">
            <text:p/>
          </table:table-cell>
          <table:table-cell table:style-name="ce61" table:formula="of:=SUM([.H103:.S103])" office:value-type="currency" office:currency="EUR" office:value="485.5">
            <text:p>485,50 €</text:p>
          </table:table-cell>
          <table:table-cell table:style-name="ce58" table:formula="of:=[.G103]-[.T103]" office:value-type="currency" office:currency="EUR" office:value="-485.5">
            <text:p>-485,50 €</text:p>
          </table:table-cell>
          <table:table-cell table:style-name="ce66" table:formula="of:=IF(ISNUMBER([.G103]);[.U103]/[.G103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104]=&quot;&quot;;NOT(ISERROR([.B104])));&quot;ok&quot;;&quot;&quot;)" office:value-type="string" office:string-value="ok">
            <text:p>ok</text:p>
          </table:table-cell>
          <table:table-cell table:formula="of:=MATCH([.C104];ColonneSections;0)+(IF(LEFT([.E104];1)=&quot;7&quot;;1;0))" office:value-type="float" office:value="49">
            <text:p>49</text:p>
          </table:table-cell>
          <table:table-cell table:formula="of:=[.C$5]&amp;[.E104]" office:value-type="string" office:string-value="ACAR\+30 \- 645350">
            <text:p>ACAR\+30 \- 645350</text:p>
          </table:table-cell>
          <table:table-cell/>
          <table:table-cell table:style-name="ce49" office:value-type="float" office:value="645350">
            <text:p>645350</text:p>
          </table:table-cell>
          <table:table-cell table:style-name="ce50" office:value-type="string">
            <text:p>Cotisation PERE Apicil</text:p>
          </table:table-cell>
          <table:table-cell table:style-name="ce55"/>
          <table:table-cell table:style-name="ce57" table:formula="of:=IF(ISERROR([.$B104]);&quot;&quot;;INDIRECT(&quot;'Données brutes'.&quot; &amp; [.H$1] &amp; [.$B104];1))" office:value-type="float" office:value="196.42">
            <text:p>196,42 €</text:p>
          </table:table-cell>
          <table:table-cell table:style-name="ce57" table:formula="of:=IF(ISERROR([.$B104]);&quot;&quot;;INDIRECT(&quot;'Données brutes'.&quot; &amp; [.I$1] &amp; [.$B104];1))" office:value-type="float" office:value="0">
            <text:p/>
          </table:table-cell>
          <table:table-cell table:style-name="ce57" table:formula="of:=IF(ISERROR([.$B104]);&quot;&quot;;INDIRECT(&quot;'Données brutes'.&quot; &amp; [.J$1] &amp; [.$B104];1))" office:value-type="float" office:value="0">
            <text:p/>
          </table:table-cell>
          <table:table-cell table:style-name="ce57" table:formula="of:=IF(ISERROR([.$B104]);&quot;&quot;;INDIRECT(&quot;'Données brutes'.&quot; &amp; [.K$1] &amp; [.$B104];1))" office:value-type="float" office:value="0">
            <text:p/>
          </table:table-cell>
          <table:table-cell table:style-name="ce57" table:formula="of:=IF(ISERROR([.$B104]);&quot;&quot;;INDIRECT(&quot;'Données brutes'.&quot; &amp; [.L$1] &amp; [.$B104];1))" office:value-type="float" office:value="0">
            <text:p/>
          </table:table-cell>
          <table:table-cell table:style-name="ce57" table:formula="of:=IF(ISERROR([.$B104]);&quot;&quot;;INDIRECT(&quot;'Données brutes'.&quot; &amp; [.M$1] &amp; [.$B104];1))" office:value-type="float" office:value="0">
            <text:p/>
          </table:table-cell>
          <table:table-cell table:style-name="ce57" table:formula="of:=IF(ISERROR([.$B104]);&quot;&quot;;INDIRECT(&quot;'Données brutes'.&quot; &amp; [.N$1] &amp; [.$B104];1))" office:value-type="float" office:value="0">
            <text:p/>
          </table:table-cell>
          <table:table-cell table:style-name="ce57" table:formula="of:=IF(ISERROR([.$B104]);&quot;&quot;;INDIRECT(&quot;'Données brutes'.&quot; &amp; [.O$1] &amp; [.$B104];1))" office:value-type="float" office:value="0">
            <text:p/>
          </table:table-cell>
          <table:table-cell table:style-name="ce57" table:formula="of:=IF(ISERROR([.$B104]);&quot;&quot;;INDIRECT(&quot;'Données brutes'.&quot; &amp; [.P$1] &amp; [.$B104];1))" office:value-type="float" office:value="0">
            <text:p/>
          </table:table-cell>
          <table:table-cell table:style-name="ce57" table:formula="of:=IF(ISERROR([.$B104]);&quot;&quot;;INDIRECT(&quot;'Données brutes'.&quot; &amp; [.Q$1] &amp; [.$B104];1))" office:value-type="float" office:value="0">
            <text:p/>
          </table:table-cell>
          <table:table-cell table:style-name="ce57" table:formula="of:=IF(ISERROR([.$B104]);&quot;&quot;;INDIRECT(&quot;'Données brutes'.&quot; &amp; [.R$1] &amp; [.$B104];1))" office:value-type="float" office:value="0">
            <text:p/>
          </table:table-cell>
          <table:table-cell table:style-name="ce57" table:formula="of:=IF(ISERROR([.$B104]);&quot;&quot;;INDIRECT(&quot;'Données brutes'.&quot; &amp; [.S$1] &amp; [.$B104];1))" office:value-type="float" office:value="0">
            <text:p/>
          </table:table-cell>
          <table:table-cell table:style-name="ce61" table:formula="of:=SUM([.H104:.S104])" office:value-type="currency" office:currency="EUR" office:value="196.42">
            <text:p>196,42 €</text:p>
          </table:table-cell>
          <table:table-cell table:style-name="ce58" table:formula="of:=[.G104]-[.T104]" office:value-type="currency" office:currency="EUR" office:value="-196.42">
            <text:p>-196,42 €</text:p>
          </table:table-cell>
          <table:table-cell table:style-name="ce66" table:formula="of:=IF(ISNUMBER([.G104]);[.U104]/[.G104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05]=&quot;&quot;;NOT(ISERROR([.B105])));&quot;ok&quot;;&quot;&quot;)" office:value-type="string" office:string-value="ok">
            <text:p>ok</text:p>
          </table:table-cell>
          <table:table-cell table:formula="of:=MATCH([.C105];ColonneSections;0)+(IF(LEFT([.E105];1)=&quot;7&quot;;1;0))" office:value-type="float" office:value="51">
            <text:p>51</text:p>
          </table:table-cell>
          <table:table-cell table:formula="of:=[.C$5]&amp;[.E105]" office:value-type="string" office:string-value="ACAR\+30 \- 645400">
            <text:p>ACAR\+30 \- 645400</text:p>
          </table:table-cell>
          <table:table-cell/>
          <table:table-cell table:style-name="ce49" office:value-type="float" office:value="645400">
            <text:p>645400</text:p>
          </table:table-cell>
          <table:table-cell table:style-name="ce50" office:value-type="string">
            <text:p>Cotisations au Pôle Emploi</text:p>
          </table:table-cell>
          <table:table-cell table:style-name="ce55"/>
          <table:table-cell table:style-name="ce57" table:formula="of:=IF(ISERROR([.$B105]);&quot;&quot;;INDIRECT(&quot;'Données brutes'.&quot; &amp; [.H$1] &amp; [.$B105];1))" office:value-type="float" office:value="0">
            <text:p/>
          </table:table-cell>
          <table:table-cell table:style-name="ce57" table:formula="of:=IF(ISERROR([.$B105]);&quot;&quot;;INDIRECT(&quot;'Données brutes'.&quot; &amp; [.I$1] &amp; [.$B105];1))" office:value-type="float" office:value="0">
            <text:p/>
          </table:table-cell>
          <table:table-cell table:style-name="ce57" table:formula="of:=IF(ISERROR([.$B105]);&quot;&quot;;INDIRECT(&quot;'Données brutes'.&quot; &amp; [.J$1] &amp; [.$B105];1))" office:value-type="float" office:value="0">
            <text:p/>
          </table:table-cell>
          <table:table-cell table:style-name="ce57" table:formula="of:=IF(ISERROR([.$B105]);&quot;&quot;;INDIRECT(&quot;'Données brutes'.&quot; &amp; [.K$1] &amp; [.$B105];1))" office:value-type="float" office:value="0">
            <text:p/>
          </table:table-cell>
          <table:table-cell table:style-name="ce57" table:formula="of:=IF(ISERROR([.$B105]);&quot;&quot;;INDIRECT(&quot;'Données brutes'.&quot; &amp; [.L$1] &amp; [.$B105];1))" office:value-type="float" office:value="0">
            <text:p/>
          </table:table-cell>
          <table:table-cell table:style-name="ce57" table:formula="of:=IF(ISERROR([.$B105]);&quot;&quot;;INDIRECT(&quot;'Données brutes'.&quot; &amp; [.M$1] &amp; [.$B105];1))" office:value-type="float" office:value="0">
            <text:p/>
          </table:table-cell>
          <table:table-cell table:style-name="ce57" table:formula="of:=IF(ISERROR([.$B105]);&quot;&quot;;INDIRECT(&quot;'Données brutes'.&quot; &amp; [.N$1] &amp; [.$B105];1))" office:value-type="float" office:value="0">
            <text:p/>
          </table:table-cell>
          <table:table-cell table:style-name="ce57" table:formula="of:=IF(ISERROR([.$B105]);&quot;&quot;;INDIRECT(&quot;'Données brutes'.&quot; &amp; [.O$1] &amp; [.$B105];1))" office:value-type="float" office:value="0">
            <text:p/>
          </table:table-cell>
          <table:table-cell table:style-name="ce57" table:formula="of:=IF(ISERROR([.$B105]);&quot;&quot;;INDIRECT(&quot;'Données brutes'.&quot; &amp; [.P$1] &amp; [.$B105];1))" office:value-type="float" office:value="0">
            <text:p/>
          </table:table-cell>
          <table:table-cell table:style-name="ce57" table:formula="of:=IF(ISERROR([.$B105]);&quot;&quot;;INDIRECT(&quot;'Données brutes'.&quot; &amp; [.Q$1] &amp; [.$B105];1))" office:value-type="float" office:value="0">
            <text:p/>
          </table:table-cell>
          <table:table-cell table:style-name="ce57" table:formula="of:=IF(ISERROR([.$B105]);&quot;&quot;;INDIRECT(&quot;'Données brutes'.&quot; &amp; [.R$1] &amp; [.$B105];1))" office:value-type="float" office:value="0">
            <text:p/>
          </table:table-cell>
          <table:table-cell table:style-name="ce57" table:formula="of:=IF(ISERROR([.$B105]);&quot;&quot;;INDIRECT(&quot;'Données brutes'.&quot; &amp; [.S$1] &amp; [.$B105];1))" office:value-type="float" office:value="0">
            <text:p/>
          </table:table-cell>
          <table:table-cell table:style-name="ce58" table:formula="of:=SUM([.H105:.S105])" office:value-type="currency" office:currency="EUR" office:value="0">
            <text:p>0,00 €</text:p>
          </table:table-cell>
          <table:table-cell table:style-name="ce58" table:formula="of:=[.G105]-[.T105]" office:value-type="currency" office:currency="EUR" office:value="0">
            <text:p>0,00 €</text:p>
          </table:table-cell>
          <table:table-cell table:style-name="ce66" table:formula="of:=IF(ISNUMBER([.G105]);[.U105]/[.G105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106]=&quot;&quot;;NOT(ISERROR([.B106])));&quot;ok&quot;;&quot;&quot;)">
            <text:p/>
          </table:table-cell>
          <table:table-cell table:formula="of:=MATCH([.C106];ColonneSections;0)+(IF(LEFT([.E106];1)=&quot;7&quot;;1;0))" office:value-type="float" office:value="0">
            <text:p>#N/D</text:p>
          </table:table-cell>
          <table:table-cell table:formula="of:=[.C$5]&amp;[.E106]" office:value-type="string" office:string-value="ACAR\+30 \- 645800">
            <text:p>ACAR\+30 \- 645800</text:p>
          </table:table-cell>
          <table:table-cell/>
          <table:table-cell table:style-name="ce49" office:value-type="float" office:value="645800">
            <text:p>645800</text:p>
          </table:table-cell>
          <table:table-cell table:style-name="ce50" office:value-type="string">
            <text:p>GUSO &amp; Cotis.aux autres organismes</text:p>
          </table:table-cell>
          <table:table-cell table:style-name="ce55"/>
          <table:table-cell table:style-name="ce57" table:formula="of:=IF(ISERROR([.$B106]);&quot;&quot;;INDIRECT(&quot;'Données brutes'.&quot; &amp; [.H$1] &amp; [.$B106];1))">
            <text:p/>
          </table:table-cell>
          <table:table-cell table:style-name="ce57" table:formula="of:=IF(ISERROR([.$B106]);&quot;&quot;;INDIRECT(&quot;'Données brutes'.&quot; &amp; [.I$1] &amp; [.$B106];1))">
            <text:p/>
          </table:table-cell>
          <table:table-cell table:style-name="ce57" table:formula="of:=IF(ISERROR([.$B106]);&quot;&quot;;INDIRECT(&quot;'Données brutes'.&quot; &amp; [.J$1] &amp; [.$B106];1))">
            <text:p/>
          </table:table-cell>
          <table:table-cell table:style-name="ce57" table:formula="of:=IF(ISERROR([.$B106]);&quot;&quot;;INDIRECT(&quot;'Données brutes'.&quot; &amp; [.K$1] &amp; [.$B106];1))">
            <text:p/>
          </table:table-cell>
          <table:table-cell table:style-name="ce57" table:formula="of:=IF(ISERROR([.$B106]);&quot;&quot;;INDIRECT(&quot;'Données brutes'.&quot; &amp; [.L$1] &amp; [.$B106];1))">
            <text:p/>
          </table:table-cell>
          <table:table-cell table:style-name="ce57" table:formula="of:=IF(ISERROR([.$B106]);&quot;&quot;;INDIRECT(&quot;'Données brutes'.&quot; &amp; [.M$1] &amp; [.$B106];1))">
            <text:p/>
          </table:table-cell>
          <table:table-cell table:style-name="ce57" table:formula="of:=IF(ISERROR([.$B106]);&quot;&quot;;INDIRECT(&quot;'Données brutes'.&quot; &amp; [.N$1] &amp; [.$B106];1))">
            <text:p/>
          </table:table-cell>
          <table:table-cell table:style-name="ce57" table:formula="of:=IF(ISERROR([.$B106]);&quot;&quot;;INDIRECT(&quot;'Données brutes'.&quot; &amp; [.O$1] &amp; [.$B106];1))">
            <text:p/>
          </table:table-cell>
          <table:table-cell table:style-name="ce57" table:formula="of:=IF(ISERROR([.$B106]);&quot;&quot;;INDIRECT(&quot;'Données brutes'.&quot; &amp; [.P$1] &amp; [.$B106];1))">
            <text:p/>
          </table:table-cell>
          <table:table-cell table:style-name="ce57" table:formula="of:=IF(ISERROR([.$B106]);&quot;&quot;;INDIRECT(&quot;'Données brutes'.&quot; &amp; [.Q$1] &amp; [.$B106];1))">
            <text:p/>
          </table:table-cell>
          <table:table-cell table:style-name="ce57" table:formula="of:=IF(ISERROR([.$B106]);&quot;&quot;;INDIRECT(&quot;'Données brutes'.&quot; &amp; [.R$1] &amp; [.$B106];1))">
            <text:p/>
          </table:table-cell>
          <table:table-cell table:style-name="ce57" table:formula="of:=IF(ISERROR([.$B106]);&quot;&quot;;INDIRECT(&quot;'Données brutes'.&quot; &amp; [.S$1] &amp; [.$B106];1))">
            <text:p/>
          </table:table-cell>
          <table:table-cell table:style-name="ce58" table:formula="of:=SUM([.H106:.S106])" office:value-type="currency" office:currency="EUR" office:value="0">
            <text:p>0,00 €</text:p>
          </table:table-cell>
          <table:table-cell table:style-name="ce58" table:formula="of:=[.G106]-[.T106]" office:value-type="currency" office:currency="EUR" office:value="0">
            <text:p>0,00 €</text:p>
          </table:table-cell>
          <table:table-cell table:style-name="ce66" table:formula="of:=IF(ISNUMBER([.G106]);[.U106]/[.G106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07]=&quot;&quot;;NOT(ISERROR([.B107])));&quot;ok&quot;;&quot;&quot;)">
            <text:p/>
          </table:table-cell>
          <table:table-cell table:formula="of:=MATCH([.C107];ColonneSections;0)+(IF(LEFT([.E107];1)=&quot;7&quot;;1;0))" office:value-type="float" office:value="0">
            <text:p>#N/D</text:p>
          </table:table-cell>
          <table:table-cell table:formula="of:=[.C$5]&amp;[.E107]" office:value-type="string" office:string-value="ACAR\+30 \- 645820">
            <text:p>ACAR\+30 \- 645820</text:p>
          </table:table-cell>
          <table:table-cell/>
          <table:table-cell table:style-name="ce49" office:value-type="float" office:value="645820">
            <text:p>645820</text:p>
          </table:table-cell>
          <table:table-cell table:style-name="ce50" office:value-type="string">
            <text:p>Charges sociales sur congés à paye</text:p>
          </table:table-cell>
          <table:table-cell table:style-name="ce55"/>
          <table:table-cell table:style-name="ce57" table:formula="of:=IF(ISERROR([.$B107]);&quot;&quot;;INDIRECT(&quot;'Données brutes'.&quot; &amp; [.H$1] &amp; [.$B107];1))">
            <text:p/>
          </table:table-cell>
          <table:table-cell table:style-name="ce57" table:formula="of:=IF(ISERROR([.$B107]);&quot;&quot;;INDIRECT(&quot;'Données brutes'.&quot; &amp; [.I$1] &amp; [.$B107];1))">
            <text:p/>
          </table:table-cell>
          <table:table-cell table:style-name="ce57" table:formula="of:=IF(ISERROR([.$B107]);&quot;&quot;;INDIRECT(&quot;'Données brutes'.&quot; &amp; [.J$1] &amp; [.$B107];1))">
            <text:p/>
          </table:table-cell>
          <table:table-cell table:style-name="ce57" table:formula="of:=IF(ISERROR([.$B107]);&quot;&quot;;INDIRECT(&quot;'Données brutes'.&quot; &amp; [.K$1] &amp; [.$B107];1))">
            <text:p/>
          </table:table-cell>
          <table:table-cell table:style-name="ce57" table:formula="of:=IF(ISERROR([.$B107]);&quot;&quot;;INDIRECT(&quot;'Données brutes'.&quot; &amp; [.L$1] &amp; [.$B107];1))">
            <text:p/>
          </table:table-cell>
          <table:table-cell table:style-name="ce57" table:formula="of:=IF(ISERROR([.$B107]);&quot;&quot;;INDIRECT(&quot;'Données brutes'.&quot; &amp; [.M$1] &amp; [.$B107];1))">
            <text:p/>
          </table:table-cell>
          <table:table-cell table:style-name="ce57" table:formula="of:=IF(ISERROR([.$B107]);&quot;&quot;;INDIRECT(&quot;'Données brutes'.&quot; &amp; [.N$1] &amp; [.$B107];1))">
            <text:p/>
          </table:table-cell>
          <table:table-cell table:style-name="ce57" table:formula="of:=IF(ISERROR([.$B107]);&quot;&quot;;INDIRECT(&quot;'Données brutes'.&quot; &amp; [.O$1] &amp; [.$B107];1))">
            <text:p/>
          </table:table-cell>
          <table:table-cell table:style-name="ce57" table:formula="of:=IF(ISERROR([.$B107]);&quot;&quot;;INDIRECT(&quot;'Données brutes'.&quot; &amp; [.P$1] &amp; [.$B107];1))">
            <text:p/>
          </table:table-cell>
          <table:table-cell table:style-name="ce57" table:formula="of:=IF(ISERROR([.$B107]);&quot;&quot;;INDIRECT(&quot;'Données brutes'.&quot; &amp; [.Q$1] &amp; [.$B107];1))">
            <text:p/>
          </table:table-cell>
          <table:table-cell table:style-name="ce57" table:formula="of:=IF(ISERROR([.$B107]);&quot;&quot;;INDIRECT(&quot;'Données brutes'.&quot; &amp; [.R$1] &amp; [.$B107];1))">
            <text:p/>
          </table:table-cell>
          <table:table-cell table:style-name="ce57" table:formula="of:=IF(ISERROR([.$B107]);&quot;&quot;;INDIRECT(&quot;'Données brutes'.&quot; &amp; [.S$1] &amp; [.$B107];1))">
            <text:p/>
          </table:table-cell>
          <table:table-cell table:style-name="ce58" table:formula="of:=SUM([.H107:.S107])" office:value-type="currency" office:currency="EUR" office:value="0">
            <text:p>0,00 €</text:p>
          </table:table-cell>
          <table:table-cell table:style-name="ce58" table:formula="of:=[.G107]-[.T107]" office:value-type="currency" office:currency="EUR" office:value="0">
            <text:p>0,00 €</text:p>
          </table:table-cell>
          <table:table-cell table:style-name="ce66" table:formula="of:=IF(ISNUMBER([.G107]);[.U107]/[.G107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08]=&quot;&quot;;NOT(ISERROR([.B108])));&quot;ok&quot;;&quot;&quot;)">
            <text:p/>
          </table:table-cell>
          <table:table-cell table:formula="of:=MATCH([.C108];ColonneSections;0)+(IF(LEFT([.E108];1)=&quot;7&quot;;1;0))" office:value-type="float" office:value="0">
            <text:p>#N/D</text:p>
          </table:table-cell>
          <table:table-cell table:formula="of:=[.C$5]&amp;[.E108]" office:value-type="string" office:string-value="ACAR\+30 \- 647500">
            <text:p>ACAR\+30 \- 647500</text:p>
          </table:table-cell>
          <table:table-cell/>
          <table:table-cell table:style-name="ce49" office:value-type="float" office:value="647500">
            <text:p>647500</text:p>
          </table:table-cell>
          <table:table-cell table:style-name="ce50" office:value-type="string">
            <text:p>Médecine du travail &amp; pharmacie</text:p>
          </table:table-cell>
          <table:table-cell table:style-name="ce55"/>
          <table:table-cell table:style-name="ce57" table:formula="of:=IF(ISERROR([.$B108]);&quot;&quot;;INDIRECT(&quot;'Données brutes'.&quot; &amp; [.H$1] &amp; [.$B108];1))">
            <text:p/>
          </table:table-cell>
          <table:table-cell table:style-name="ce57" table:formula="of:=IF(ISERROR([.$B108]);&quot;&quot;;INDIRECT(&quot;'Données brutes'.&quot; &amp; [.I$1] &amp; [.$B108];1))">
            <text:p/>
          </table:table-cell>
          <table:table-cell table:style-name="ce57" table:formula="of:=IF(ISERROR([.$B108]);&quot;&quot;;INDIRECT(&quot;'Données brutes'.&quot; &amp; [.J$1] &amp; [.$B108];1))">
            <text:p/>
          </table:table-cell>
          <table:table-cell table:style-name="ce57" table:formula="of:=IF(ISERROR([.$B108]);&quot;&quot;;INDIRECT(&quot;'Données brutes'.&quot; &amp; [.K$1] &amp; [.$B108];1))">
            <text:p/>
          </table:table-cell>
          <table:table-cell table:style-name="ce57" table:formula="of:=IF(ISERROR([.$B108]);&quot;&quot;;INDIRECT(&quot;'Données brutes'.&quot; &amp; [.L$1] &amp; [.$B108];1))">
            <text:p/>
          </table:table-cell>
          <table:table-cell table:style-name="ce57" table:formula="of:=IF(ISERROR([.$B108]);&quot;&quot;;INDIRECT(&quot;'Données brutes'.&quot; &amp; [.M$1] &amp; [.$B108];1))">
            <text:p/>
          </table:table-cell>
          <table:table-cell table:style-name="ce57" table:formula="of:=IF(ISERROR([.$B108]);&quot;&quot;;INDIRECT(&quot;'Données brutes'.&quot; &amp; [.N$1] &amp; [.$B108];1))">
            <text:p/>
          </table:table-cell>
          <table:table-cell table:style-name="ce57" table:formula="of:=IF(ISERROR([.$B108]);&quot;&quot;;INDIRECT(&quot;'Données brutes'.&quot; &amp; [.O$1] &amp; [.$B108];1))">
            <text:p/>
          </table:table-cell>
          <table:table-cell table:style-name="ce57" table:formula="of:=IF(ISERROR([.$B108]);&quot;&quot;;INDIRECT(&quot;'Données brutes'.&quot; &amp; [.P$1] &amp; [.$B108];1))">
            <text:p/>
          </table:table-cell>
          <table:table-cell table:style-name="ce57" table:formula="of:=IF(ISERROR([.$B108]);&quot;&quot;;INDIRECT(&quot;'Données brutes'.&quot; &amp; [.Q$1] &amp; [.$B108];1))">
            <text:p/>
          </table:table-cell>
          <table:table-cell table:style-name="ce57" table:formula="of:=IF(ISERROR([.$B108]);&quot;&quot;;INDIRECT(&quot;'Données brutes'.&quot; &amp; [.R$1] &amp; [.$B108];1))">
            <text:p/>
          </table:table-cell>
          <table:table-cell table:style-name="ce57" table:formula="of:=IF(ISERROR([.$B108]);&quot;&quot;;INDIRECT(&quot;'Données brutes'.&quot; &amp; [.S$1] &amp; [.$B108];1))">
            <text:p/>
          </table:table-cell>
          <table:table-cell table:style-name="ce58" table:formula="of:=SUM([.H108:.S108])" office:value-type="currency" office:currency="EUR" office:value="0">
            <text:p>0,00 €</text:p>
          </table:table-cell>
          <table:table-cell table:style-name="ce58" table:formula="of:=[.G108]-[.T108]" office:value-type="currency" office:currency="EUR" office:value="0">
            <text:p>0,00 €</text:p>
          </table:table-cell>
          <table:table-cell table:style-name="ce66" table:formula="of:=IF(ISNUMBER([.G108]);[.U108]/[.G108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109]=&quot;&quot;;NOT(ISERROR([.B109])));&quot;ok&quot;;&quot;&quot;)" office:value-type="string" office:string-value="ok">
            <text:p>ok</text:p>
          </table:table-cell>
          <table:table-cell table:formula="of:=MATCH([.C109];ColonneSections;0)+(IF(LEFT([.E109];1)=&quot;7&quot;;1;0))" office:value-type="float" office:value="53">
            <text:p>53</text:p>
          </table:table-cell>
          <table:table-cell table:formula="of:=[.C$5]&amp;[.E109]" office:value-type="string" office:string-value="ACAR\+30 \- 647600">
            <text:p>ACAR\+30 \- 647600</text:p>
          </table:table-cell>
          <table:table-cell/>
          <table:table-cell table:style-name="ce49" office:value-type="float" office:value="647600">
            <text:p>647600</text:p>
          </table:table-cell>
          <table:table-cell table:style-name="ce50" office:value-type="string">
            <text:p>Commissions sur Chèque Déjeûner</text:p>
          </table:table-cell>
          <table:table-cell table:style-name="ce55"/>
          <table:table-cell table:style-name="ce57" table:formula="of:=IF(ISERROR([.$B109]);&quot;&quot;;INDIRECT(&quot;'Données brutes'.&quot; &amp; [.H$1] &amp; [.$B109];1))" office:value-type="float" office:value="0">
            <text:p/>
          </table:table-cell>
          <table:table-cell table:style-name="ce57" table:formula="of:=IF(ISERROR([.$B109]);&quot;&quot;;INDIRECT(&quot;'Données brutes'.&quot; &amp; [.I$1] &amp; [.$B109];1))" office:value-type="float" office:value="0">
            <text:p/>
          </table:table-cell>
          <table:table-cell table:style-name="ce57" table:formula="of:=IF(ISERROR([.$B109]);&quot;&quot;;INDIRECT(&quot;'Données brutes'.&quot; &amp; [.J$1] &amp; [.$B109];1))" office:value-type="float" office:value="0">
            <text:p/>
          </table:table-cell>
          <table:table-cell table:style-name="ce57" table:formula="of:=IF(ISERROR([.$B109]);&quot;&quot;;INDIRECT(&quot;'Données brutes'.&quot; &amp; [.K$1] &amp; [.$B109];1))" office:value-type="float" office:value="0">
            <text:p/>
          </table:table-cell>
          <table:table-cell table:style-name="ce57" table:formula="of:=IF(ISERROR([.$B109]);&quot;&quot;;INDIRECT(&quot;'Données brutes'.&quot; &amp; [.L$1] &amp; [.$B109];1))" office:value-type="float" office:value="0">
            <text:p/>
          </table:table-cell>
          <table:table-cell table:style-name="ce57" table:formula="of:=IF(ISERROR([.$B109]);&quot;&quot;;INDIRECT(&quot;'Données brutes'.&quot; &amp; [.M$1] &amp; [.$B109];1))" office:value-type="float" office:value="0">
            <text:p/>
          </table:table-cell>
          <table:table-cell table:style-name="ce57" table:formula="of:=IF(ISERROR([.$B109]);&quot;&quot;;INDIRECT(&quot;'Données brutes'.&quot; &amp; [.N$1] &amp; [.$B109];1))" office:value-type="float" office:value="0">
            <text:p/>
          </table:table-cell>
          <table:table-cell table:style-name="ce57" table:formula="of:=IF(ISERROR([.$B109]);&quot;&quot;;INDIRECT(&quot;'Données brutes'.&quot; &amp; [.O$1] &amp; [.$B109];1))" office:value-type="float" office:value="0">
            <text:p/>
          </table:table-cell>
          <table:table-cell table:style-name="ce57" table:formula="of:=IF(ISERROR([.$B109]);&quot;&quot;;INDIRECT(&quot;'Données brutes'.&quot; &amp; [.P$1] &amp; [.$B109];1))" office:value-type="float" office:value="0">
            <text:p/>
          </table:table-cell>
          <table:table-cell table:style-name="ce57" table:formula="of:=IF(ISERROR([.$B109]);&quot;&quot;;INDIRECT(&quot;'Données brutes'.&quot; &amp; [.Q$1] &amp; [.$B109];1))" office:value-type="float" office:value="0">
            <text:p/>
          </table:table-cell>
          <table:table-cell table:style-name="ce57" table:formula="of:=IF(ISERROR([.$B109]);&quot;&quot;;INDIRECT(&quot;'Données brutes'.&quot; &amp; [.R$1] &amp; [.$B109];1))" office:value-type="float" office:value="0">
            <text:p/>
          </table:table-cell>
          <table:table-cell table:style-name="ce57" table:formula="of:=IF(ISERROR([.$B109]);&quot;&quot;;INDIRECT(&quot;'Données brutes'.&quot; &amp; [.S$1] &amp; [.$B109];1))" office:value-type="float" office:value="0">
            <text:p/>
          </table:table-cell>
          <table:table-cell table:style-name="ce58" table:formula="of:=SUM([.H109:.S109])" office:value-type="currency" office:currency="EUR" office:value="0">
            <text:p>0,00 €</text:p>
          </table:table-cell>
          <table:table-cell table:style-name="ce58" table:formula="of:=[.G109]-[.T109]" office:value-type="currency" office:currency="EUR" office:value="0">
            <text:p>0,00 €</text:p>
          </table:table-cell>
          <table:table-cell table:style-name="ce66" table:formula="of:=IF(ISNUMBER([.G109]);[.U109]/[.G109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110]=&quot;&quot;;NOT(ISERROR([.B110])));&quot;ok&quot;;&quot;&quot;)">
            <text:p/>
          </table:table-cell>
          <table:table-cell table:formula="of:=MATCH([.C110];ColonneSections;0)+(IF(LEFT([.E110];1)=&quot;7&quot;;1;0))" office:value-type="float" office:value="0">
            <text:p>#N/D</text:p>
          </table:table-cell>
          <table:table-cell table:formula="of:=[.C$5]&amp;[.E110]" office:value-type="string" office:string-value="ACAR\+30 \- 647650">
            <text:p>ACAR\+30 \- 647650</text:p>
          </table:table-cell>
          <table:table-cell/>
          <table:table-cell table:style-name="ce49" office:value-type="float" office:value="647650">
            <text:p>647650</text:p>
          </table:table-cell>
          <table:table-cell table:style-name="ce50" office:value-type="string">
            <text:p>Chèques Déjeûner des Bénévoles</text:p>
          </table:table-cell>
          <table:table-cell table:style-name="ce55"/>
          <table:table-cell table:style-name="ce57" table:formula="of:=IF(ISERROR([.$B110]);&quot;&quot;;INDIRECT(&quot;'Données brutes'.&quot; &amp; [.H$1] &amp; [.$B110];1))">
            <text:p/>
          </table:table-cell>
          <table:table-cell table:style-name="ce57" table:formula="of:=IF(ISERROR([.$B110]);&quot;&quot;;INDIRECT(&quot;'Données brutes'.&quot; &amp; [.I$1] &amp; [.$B110];1))">
            <text:p/>
          </table:table-cell>
          <table:table-cell table:style-name="ce57" table:formula="of:=IF(ISERROR([.$B110]);&quot;&quot;;INDIRECT(&quot;'Données brutes'.&quot; &amp; [.J$1] &amp; [.$B110];1))">
            <text:p/>
          </table:table-cell>
          <table:table-cell table:style-name="ce57" table:formula="of:=IF(ISERROR([.$B110]);&quot;&quot;;INDIRECT(&quot;'Données brutes'.&quot; &amp; [.K$1] &amp; [.$B110];1))">
            <text:p/>
          </table:table-cell>
          <table:table-cell table:style-name="ce57" table:formula="of:=IF(ISERROR([.$B110]);&quot;&quot;;INDIRECT(&quot;'Données brutes'.&quot; &amp; [.L$1] &amp; [.$B110];1))">
            <text:p/>
          </table:table-cell>
          <table:table-cell table:style-name="ce57" table:formula="of:=IF(ISERROR([.$B110]);&quot;&quot;;INDIRECT(&quot;'Données brutes'.&quot; &amp; [.M$1] &amp; [.$B110];1))">
            <text:p/>
          </table:table-cell>
          <table:table-cell table:style-name="ce57" table:formula="of:=IF(ISERROR([.$B110]);&quot;&quot;;INDIRECT(&quot;'Données brutes'.&quot; &amp; [.N$1] &amp; [.$B110];1))">
            <text:p/>
          </table:table-cell>
          <table:table-cell table:style-name="ce57" table:formula="of:=IF(ISERROR([.$B110]);&quot;&quot;;INDIRECT(&quot;'Données brutes'.&quot; &amp; [.O$1] &amp; [.$B110];1))">
            <text:p/>
          </table:table-cell>
          <table:table-cell table:style-name="ce57" table:formula="of:=IF(ISERROR([.$B110]);&quot;&quot;;INDIRECT(&quot;'Données brutes'.&quot; &amp; [.P$1] &amp; [.$B110];1))">
            <text:p/>
          </table:table-cell>
          <table:table-cell table:style-name="ce57" table:formula="of:=IF(ISERROR([.$B110]);&quot;&quot;;INDIRECT(&quot;'Données brutes'.&quot; &amp; [.Q$1] &amp; [.$B110];1))">
            <text:p/>
          </table:table-cell>
          <table:table-cell table:style-name="ce57" table:formula="of:=IF(ISERROR([.$B110]);&quot;&quot;;INDIRECT(&quot;'Données brutes'.&quot; &amp; [.R$1] &amp; [.$B110];1))">
            <text:p/>
          </table:table-cell>
          <table:table-cell table:style-name="ce57" table:formula="of:=IF(ISERROR([.$B110]);&quot;&quot;;INDIRECT(&quot;'Données brutes'.&quot; &amp; [.S$1] &amp; [.$B110];1))">
            <text:p/>
          </table:table-cell>
          <table:table-cell table:style-name="ce58" table:formula="of:=SUM([.H110:.S110])" office:value-type="currency" office:currency="EUR" office:value="0">
            <text:p>0,00 €</text:p>
          </table:table-cell>
          <table:table-cell table:style-name="ce58" table:formula="of:=[.G110]-[.T110]" office:value-type="currency" office:currency="EUR" office:value="0">
            <text:p>0,00 €</text:p>
          </table:table-cell>
          <table:table-cell table:style-name="ce66" table:formula="of:=IF(ISNUMBER([.G110]);[.U110]/[.G110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11]=&quot;&quot;;NOT(ISERROR([.B111])));&quot;ok&quot;;&quot;&quot;)">
            <text:p/>
          </table:table-cell>
          <table:table-cell table:formula="of:=MATCH([.C111];ColonneSections;0)+(IF(LEFT([.E111];1)=&quot;7&quot;;1;0))" office:value-type="float" office:value="0">
            <text:p>#N/D</text:p>
          </table:table-cell>
          <table:table-cell table:formula="of:=[.C$5]&amp;[.E111]" office:value-type="string" office:string-value="ACAR\+30 \- 648100">
            <text:p>ACAR\+30 \- 648100</text:p>
          </table:table-cell>
          <table:table-cell/>
          <table:table-cell table:style-name="ce49" office:value-type="float" office:value="648100">
            <text:p>648100</text:p>
          </table:table-cell>
          <table:table-cell table:style-name="ce50" office:value-type="string">
            <text:p>Autres charges de personnel</text:p>
          </table:table-cell>
          <table:table-cell table:style-name="ce55"/>
          <table:table-cell table:style-name="ce57" table:formula="of:=IF(ISERROR([.$B111]);&quot;&quot;;INDIRECT(&quot;'Données brutes'.&quot; &amp; [.H$1] &amp; [.$B111];1))">
            <text:p/>
          </table:table-cell>
          <table:table-cell table:style-name="ce57" table:formula="of:=IF(ISERROR([.$B111]);&quot;&quot;;INDIRECT(&quot;'Données brutes'.&quot; &amp; [.I$1] &amp; [.$B111];1))">
            <text:p/>
          </table:table-cell>
          <table:table-cell table:style-name="ce57" table:formula="of:=IF(ISERROR([.$B111]);&quot;&quot;;INDIRECT(&quot;'Données brutes'.&quot; &amp; [.J$1] &amp; [.$B111];1))">
            <text:p/>
          </table:table-cell>
          <table:table-cell table:style-name="ce57" table:formula="of:=IF(ISERROR([.$B111]);&quot;&quot;;INDIRECT(&quot;'Données brutes'.&quot; &amp; [.K$1] &amp; [.$B111];1))">
            <text:p/>
          </table:table-cell>
          <table:table-cell table:style-name="ce57" table:formula="of:=IF(ISERROR([.$B111]);&quot;&quot;;INDIRECT(&quot;'Données brutes'.&quot; &amp; [.L$1] &amp; [.$B111];1))">
            <text:p/>
          </table:table-cell>
          <table:table-cell table:style-name="ce57" table:formula="of:=IF(ISERROR([.$B111]);&quot;&quot;;INDIRECT(&quot;'Données brutes'.&quot; &amp; [.M$1] &amp; [.$B111];1))">
            <text:p/>
          </table:table-cell>
          <table:table-cell table:style-name="ce57" table:formula="of:=IF(ISERROR([.$B111]);&quot;&quot;;INDIRECT(&quot;'Données brutes'.&quot; &amp; [.N$1] &amp; [.$B111];1))">
            <text:p/>
          </table:table-cell>
          <table:table-cell table:style-name="ce57" table:formula="of:=IF(ISERROR([.$B111]);&quot;&quot;;INDIRECT(&quot;'Données brutes'.&quot; &amp; [.O$1] &amp; [.$B111];1))">
            <text:p/>
          </table:table-cell>
          <table:table-cell table:style-name="ce57" table:formula="of:=IF(ISERROR([.$B111]);&quot;&quot;;INDIRECT(&quot;'Données brutes'.&quot; &amp; [.P$1] &amp; [.$B111];1))">
            <text:p/>
          </table:table-cell>
          <table:table-cell table:style-name="ce57" table:formula="of:=IF(ISERROR([.$B111]);&quot;&quot;;INDIRECT(&quot;'Données brutes'.&quot; &amp; [.Q$1] &amp; [.$B111];1))">
            <text:p/>
          </table:table-cell>
          <table:table-cell table:style-name="ce57" table:formula="of:=IF(ISERROR([.$B111]);&quot;&quot;;INDIRECT(&quot;'Données brutes'.&quot; &amp; [.R$1] &amp; [.$B111];1))">
            <text:p/>
          </table:table-cell>
          <table:table-cell table:style-name="ce57" table:formula="of:=IF(ISERROR([.$B111]);&quot;&quot;;INDIRECT(&quot;'Données brutes'.&quot; &amp; [.S$1] &amp; [.$B111];1))">
            <text:p/>
          </table:table-cell>
          <table:table-cell table:style-name="ce58" table:formula="of:=SUM([.H111:.S111])" office:value-type="currency" office:currency="EUR" office:value="0">
            <text:p>0,00 €</text:p>
          </table:table-cell>
          <table:table-cell table:style-name="ce58" table:formula="of:=[.G111]-[.T111]" office:value-type="currency" office:currency="EUR" office:value="0">
            <text:p>0,00 €</text:p>
          </table:table-cell>
          <table:table-cell table:style-name="ce66" table:formula="of:=IF(ISNUMBER([.G111]);[.U111]/[.G111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12]=&quot;&quot;;NOT(ISERROR([.B112])));&quot;ok&quot;;&quot;&quot;)">
            <text:p/>
          </table:table-cell>
          <table:table-cell table:formula="of:=MATCH([.C112];ColonneSections;0)+(IF(LEFT([.E112];1)=&quot;7&quot;;1;0))" office:value-type="float" office:value="0">
            <text:p>#N/D</text:p>
          </table:table-cell>
          <table:table-cell table:formula="of:=[.C$5]&amp;[.E112]" office:value-type="string" office:string-value="ACAR\+30 \- 651000">
            <text:p>ACAR\+30 \- 651000</text:p>
          </table:table-cell>
          <table:table-cell/>
          <table:table-cell table:style-name="ce49" office:value-type="float" office:value="651000">
            <text:p>651000</text:p>
          </table:table-cell>
          <table:table-cell table:style-name="ce50" office:value-type="string">
            <text:p>Redevances pour brevets, licences,</text:p>
          </table:table-cell>
          <table:table-cell table:style-name="ce55"/>
          <table:table-cell table:style-name="ce57" table:formula="of:=IF(ISERROR([.$B112]);&quot;&quot;;INDIRECT(&quot;'Données brutes'.&quot; &amp; [.H$1] &amp; [.$B112];1))">
            <text:p/>
          </table:table-cell>
          <table:table-cell table:style-name="ce57" table:formula="of:=IF(ISERROR([.$B112]);&quot;&quot;;INDIRECT(&quot;'Données brutes'.&quot; &amp; [.I$1] &amp; [.$B112];1))">
            <text:p/>
          </table:table-cell>
          <table:table-cell table:style-name="ce57" table:formula="of:=IF(ISERROR([.$B112]);&quot;&quot;;INDIRECT(&quot;'Données brutes'.&quot; &amp; [.J$1] &amp; [.$B112];1))">
            <text:p/>
          </table:table-cell>
          <table:table-cell table:style-name="ce57" table:formula="of:=IF(ISERROR([.$B112]);&quot;&quot;;INDIRECT(&quot;'Données brutes'.&quot; &amp; [.K$1] &amp; [.$B112];1))">
            <text:p/>
          </table:table-cell>
          <table:table-cell table:style-name="ce57" table:formula="of:=IF(ISERROR([.$B112]);&quot;&quot;;INDIRECT(&quot;'Données brutes'.&quot; &amp; [.L$1] &amp; [.$B112];1))">
            <text:p/>
          </table:table-cell>
          <table:table-cell table:style-name="ce57" table:formula="of:=IF(ISERROR([.$B112]);&quot;&quot;;INDIRECT(&quot;'Données brutes'.&quot; &amp; [.M$1] &amp; [.$B112];1))">
            <text:p/>
          </table:table-cell>
          <table:table-cell table:style-name="ce57" table:formula="of:=IF(ISERROR([.$B112]);&quot;&quot;;INDIRECT(&quot;'Données brutes'.&quot; &amp; [.N$1] &amp; [.$B112];1))">
            <text:p/>
          </table:table-cell>
          <table:table-cell table:style-name="ce57" table:formula="of:=IF(ISERROR([.$B112]);&quot;&quot;;INDIRECT(&quot;'Données brutes'.&quot; &amp; [.O$1] &amp; [.$B112];1))">
            <text:p/>
          </table:table-cell>
          <table:table-cell table:style-name="ce57" table:formula="of:=IF(ISERROR([.$B112]);&quot;&quot;;INDIRECT(&quot;'Données brutes'.&quot; &amp; [.P$1] &amp; [.$B112];1))">
            <text:p/>
          </table:table-cell>
          <table:table-cell table:style-name="ce57" table:formula="of:=IF(ISERROR([.$B112]);&quot;&quot;;INDIRECT(&quot;'Données brutes'.&quot; &amp; [.Q$1] &amp; [.$B112];1))">
            <text:p/>
          </table:table-cell>
          <table:table-cell table:style-name="ce57" table:formula="of:=IF(ISERROR([.$B112]);&quot;&quot;;INDIRECT(&quot;'Données brutes'.&quot; &amp; [.R$1] &amp; [.$B112];1))">
            <text:p/>
          </table:table-cell>
          <table:table-cell table:style-name="ce57" table:formula="of:=IF(ISERROR([.$B112]);&quot;&quot;;INDIRECT(&quot;'Données brutes'.&quot; &amp; [.S$1] &amp; [.$B112];1))">
            <text:p/>
          </table:table-cell>
          <table:table-cell table:style-name="ce58" table:formula="of:=SUM([.H112:.S112])" office:value-type="currency" office:currency="EUR" office:value="0">
            <text:p>0,00 €</text:p>
          </table:table-cell>
          <table:table-cell table:style-name="ce58" table:formula="of:=[.G112]-[.T112]" office:value-type="currency" office:currency="EUR" office:value="0">
            <text:p>0,00 €</text:p>
          </table:table-cell>
          <table:table-cell table:style-name="ce66" table:formula="of:=IF(ISNUMBER([.G112]);[.U112]/[.G112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13]=&quot;&quot;;NOT(ISERROR([.B113])));&quot;ok&quot;;&quot;&quot;)">
            <text:p/>
          </table:table-cell>
          <table:table-cell table:formula="of:=MATCH([.C113];ColonneSections;0)+(IF(LEFT([.E113];1)=&quot;7&quot;;1;0))" office:value-type="float" office:value="0">
            <text:p>#N/D</text:p>
          </table:table-cell>
          <table:table-cell table:formula="of:=[.C$5]&amp;[.E113]" office:value-type="string" office:string-value="ACAR\+30 \- 651220">
            <text:p>ACAR\+30 \- 651220</text:p>
          </table:table-cell>
          <table:table-cell/>
          <table:table-cell table:style-name="ce49" office:value-type="float" office:value="651220">
            <text:p>651220</text:p>
          </table:table-cell>
          <table:table-cell table:style-name="ce50" office:value-type="string">
            <text:p>Noms de domaines</text:p>
          </table:table-cell>
          <table:table-cell table:style-name="ce55"/>
          <table:table-cell table:style-name="ce57" table:formula="of:=IF(ISERROR([.$B113]);&quot;&quot;;INDIRECT(&quot;'Données brutes'.&quot; &amp; [.H$1] &amp; [.$B113];1))">
            <text:p/>
          </table:table-cell>
          <table:table-cell table:style-name="ce57" table:formula="of:=IF(ISERROR([.$B113]);&quot;&quot;;INDIRECT(&quot;'Données brutes'.&quot; &amp; [.I$1] &amp; [.$B113];1))">
            <text:p/>
          </table:table-cell>
          <table:table-cell table:style-name="ce57" table:formula="of:=IF(ISERROR([.$B113]);&quot;&quot;;INDIRECT(&quot;'Données brutes'.&quot; &amp; [.J$1] &amp; [.$B113];1))">
            <text:p/>
          </table:table-cell>
          <table:table-cell table:style-name="ce57" table:formula="of:=IF(ISERROR([.$B113]);&quot;&quot;;INDIRECT(&quot;'Données brutes'.&quot; &amp; [.K$1] &amp; [.$B113];1))">
            <text:p/>
          </table:table-cell>
          <table:table-cell table:style-name="ce57" table:formula="of:=IF(ISERROR([.$B113]);&quot;&quot;;INDIRECT(&quot;'Données brutes'.&quot; &amp; [.L$1] &amp; [.$B113];1))">
            <text:p/>
          </table:table-cell>
          <table:table-cell table:style-name="ce57" table:formula="of:=IF(ISERROR([.$B113]);&quot;&quot;;INDIRECT(&quot;'Données brutes'.&quot; &amp; [.M$1] &amp; [.$B113];1))">
            <text:p/>
          </table:table-cell>
          <table:table-cell table:style-name="ce57" table:formula="of:=IF(ISERROR([.$B113]);&quot;&quot;;INDIRECT(&quot;'Données brutes'.&quot; &amp; [.N$1] &amp; [.$B113];1))">
            <text:p/>
          </table:table-cell>
          <table:table-cell table:style-name="ce57" table:formula="of:=IF(ISERROR([.$B113]);&quot;&quot;;INDIRECT(&quot;'Données brutes'.&quot; &amp; [.O$1] &amp; [.$B113];1))">
            <text:p/>
          </table:table-cell>
          <table:table-cell table:style-name="ce57" table:formula="of:=IF(ISERROR([.$B113]);&quot;&quot;;INDIRECT(&quot;'Données brutes'.&quot; &amp; [.P$1] &amp; [.$B113];1))">
            <text:p/>
          </table:table-cell>
          <table:table-cell table:style-name="ce57" table:formula="of:=IF(ISERROR([.$B113]);&quot;&quot;;INDIRECT(&quot;'Données brutes'.&quot; &amp; [.Q$1] &amp; [.$B113];1))">
            <text:p/>
          </table:table-cell>
          <table:table-cell table:style-name="ce57" table:formula="of:=IF(ISERROR([.$B113]);&quot;&quot;;INDIRECT(&quot;'Données brutes'.&quot; &amp; [.R$1] &amp; [.$B113];1))">
            <text:p/>
          </table:table-cell>
          <table:table-cell table:style-name="ce57" table:formula="of:=IF(ISERROR([.$B113]);&quot;&quot;;INDIRECT(&quot;'Données brutes'.&quot; &amp; [.S$1] &amp; [.$B113];1))">
            <text:p/>
          </table:table-cell>
          <table:table-cell table:style-name="ce58" table:formula="of:=SUM([.H113:.S113])" office:value-type="currency" office:currency="EUR" office:value="0">
            <text:p>0,00 €</text:p>
          </table:table-cell>
          <table:table-cell table:style-name="ce58" table:formula="of:=[.G113]-[.T113]" office:value-type="currency" office:currency="EUR" office:value="0">
            <text:p>0,00 €</text:p>
          </table:table-cell>
          <table:table-cell table:style-name="ce66" table:formula="of:=IF(ISNUMBER([.G113]);[.U113]/[.G113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14]=&quot;&quot;;NOT(ISERROR([.B114])));&quot;ok&quot;;&quot;&quot;)">
            <text:p/>
          </table:table-cell>
          <table:table-cell table:formula="of:=MATCH([.C114];ColonneSections;0)+(IF(LEFT([.E114];1)=&quot;7&quot;;1;0))" office:value-type="float" office:value="0">
            <text:p>#N/D</text:p>
          </table:table-cell>
          <table:table-cell table:formula="of:=[.C$5]&amp;[.E114]" office:value-type="string" office:string-value="ACAR\+30 \- 651600">
            <text:p>ACAR\+30 \- 651600</text:p>
          </table:table-cell>
          <table:table-cell/>
          <table:table-cell table:style-name="ce49" office:value-type="float" office:value="651600">
            <text:p>651600</text:p>
          </table:table-cell>
          <table:table-cell table:style-name="ce50" office:value-type="string">
            <text:p>Droits d'auteurs</text:p>
          </table:table-cell>
          <table:table-cell table:style-name="ce55"/>
          <table:table-cell table:style-name="ce57" table:formula="of:=IF(ISERROR([.$B114]);&quot;&quot;;INDIRECT(&quot;'Données brutes'.&quot; &amp; [.H$1] &amp; [.$B114];1))">
            <text:p/>
          </table:table-cell>
          <table:table-cell table:style-name="ce57" table:formula="of:=IF(ISERROR([.$B114]);&quot;&quot;;INDIRECT(&quot;'Données brutes'.&quot; &amp; [.I$1] &amp; [.$B114];1))">
            <text:p/>
          </table:table-cell>
          <table:table-cell table:style-name="ce57" table:formula="of:=IF(ISERROR([.$B114]);&quot;&quot;;INDIRECT(&quot;'Données brutes'.&quot; &amp; [.J$1] &amp; [.$B114];1))">
            <text:p/>
          </table:table-cell>
          <table:table-cell table:style-name="ce57" table:formula="of:=IF(ISERROR([.$B114]);&quot;&quot;;INDIRECT(&quot;'Données brutes'.&quot; &amp; [.K$1] &amp; [.$B114];1))">
            <text:p/>
          </table:table-cell>
          <table:table-cell table:style-name="ce57" table:formula="of:=IF(ISERROR([.$B114]);&quot;&quot;;INDIRECT(&quot;'Données brutes'.&quot; &amp; [.L$1] &amp; [.$B114];1))">
            <text:p/>
          </table:table-cell>
          <table:table-cell table:style-name="ce57" table:formula="of:=IF(ISERROR([.$B114]);&quot;&quot;;INDIRECT(&quot;'Données brutes'.&quot; &amp; [.M$1] &amp; [.$B114];1))">
            <text:p/>
          </table:table-cell>
          <table:table-cell table:style-name="ce57" table:formula="of:=IF(ISERROR([.$B114]);&quot;&quot;;INDIRECT(&quot;'Données brutes'.&quot; &amp; [.N$1] &amp; [.$B114];1))">
            <text:p/>
          </table:table-cell>
          <table:table-cell table:style-name="ce57" table:formula="of:=IF(ISERROR([.$B114]);&quot;&quot;;INDIRECT(&quot;'Données brutes'.&quot; &amp; [.O$1] &amp; [.$B114];1))">
            <text:p/>
          </table:table-cell>
          <table:table-cell table:style-name="ce57" table:formula="of:=IF(ISERROR([.$B114]);&quot;&quot;;INDIRECT(&quot;'Données brutes'.&quot; &amp; [.P$1] &amp; [.$B114];1))">
            <text:p/>
          </table:table-cell>
          <table:table-cell table:style-name="ce57" table:formula="of:=IF(ISERROR([.$B114]);&quot;&quot;;INDIRECT(&quot;'Données brutes'.&quot; &amp; [.Q$1] &amp; [.$B114];1))">
            <text:p/>
          </table:table-cell>
          <table:table-cell table:style-name="ce57" table:formula="of:=IF(ISERROR([.$B114]);&quot;&quot;;INDIRECT(&quot;'Données brutes'.&quot; &amp; [.R$1] &amp; [.$B114];1))">
            <text:p/>
          </table:table-cell>
          <table:table-cell table:style-name="ce57" table:formula="of:=IF(ISERROR([.$B114]);&quot;&quot;;INDIRECT(&quot;'Données brutes'.&quot; &amp; [.S$1] &amp; [.$B114];1))">
            <text:p/>
          </table:table-cell>
          <table:table-cell table:style-name="ce58" table:formula="of:=SUM([.H114:.S114])" office:value-type="currency" office:currency="EUR" office:value="0">
            <text:p>0,00 €</text:p>
          </table:table-cell>
          <table:table-cell table:style-name="ce58" table:formula="of:=[.G114]-[.T114]" office:value-type="currency" office:currency="EUR" office:value="0">
            <text:p>0,00 €</text:p>
          </table:table-cell>
          <table:table-cell table:style-name="ce66" table:formula="of:=IF(ISNUMBER([.G114]);[.U114]/[.G114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15]=&quot;&quot;;NOT(ISERROR([.B115])));&quot;ok&quot;;&quot;&quot;)">
            <text:p/>
          </table:table-cell>
          <table:table-cell table:formula="of:=MATCH([.C115];ColonneSections;0)+(IF(LEFT([.E115];1)=&quot;7&quot;;1;0))" office:value-type="float" office:value="0">
            <text:p>#N/D</text:p>
          </table:table-cell>
          <table:table-cell table:formula="of:=[.C$5]&amp;[.E115]" office:value-type="string" office:string-value="ACAR\+30 \- 654000">
            <text:p>ACAR\+30 \- 654000</text:p>
          </table:table-cell>
          <table:table-cell/>
          <table:table-cell table:style-name="ce49" office:value-type="float" office:value="654000">
            <text:p>654000</text:p>
          </table:table-cell>
          <table:table-cell table:style-name="ce50" office:value-type="string">
            <text:p>Perte sur créances irrécouvrables</text:p>
          </table:table-cell>
          <table:table-cell table:style-name="ce55"/>
          <table:table-cell table:style-name="ce57" table:formula="of:=IF(ISERROR([.$B115]);&quot;&quot;;INDIRECT(&quot;'Données brutes'.&quot; &amp; [.H$1] &amp; [.$B115];1))">
            <text:p/>
          </table:table-cell>
          <table:table-cell table:style-name="ce57" table:formula="of:=IF(ISERROR([.$B115]);&quot;&quot;;INDIRECT(&quot;'Données brutes'.&quot; &amp; [.I$1] &amp; [.$B115];1))">
            <text:p/>
          </table:table-cell>
          <table:table-cell table:style-name="ce57" table:formula="of:=IF(ISERROR([.$B115]);&quot;&quot;;INDIRECT(&quot;'Données brutes'.&quot; &amp; [.J$1] &amp; [.$B115];1))">
            <text:p/>
          </table:table-cell>
          <table:table-cell table:style-name="ce57" table:formula="of:=IF(ISERROR([.$B115]);&quot;&quot;;INDIRECT(&quot;'Données brutes'.&quot; &amp; [.K$1] &amp; [.$B115];1))">
            <text:p/>
          </table:table-cell>
          <table:table-cell table:style-name="ce57" table:formula="of:=IF(ISERROR([.$B115]);&quot;&quot;;INDIRECT(&quot;'Données brutes'.&quot; &amp; [.L$1] &amp; [.$B115];1))">
            <text:p/>
          </table:table-cell>
          <table:table-cell table:style-name="ce57" table:formula="of:=IF(ISERROR([.$B115]);&quot;&quot;;INDIRECT(&quot;'Données brutes'.&quot; &amp; [.M$1] &amp; [.$B115];1))">
            <text:p/>
          </table:table-cell>
          <table:table-cell table:style-name="ce57" table:formula="of:=IF(ISERROR([.$B115]);&quot;&quot;;INDIRECT(&quot;'Données brutes'.&quot; &amp; [.N$1] &amp; [.$B115];1))">
            <text:p/>
          </table:table-cell>
          <table:table-cell table:style-name="ce57" table:formula="of:=IF(ISERROR([.$B115]);&quot;&quot;;INDIRECT(&quot;'Données brutes'.&quot; &amp; [.O$1] &amp; [.$B115];1))">
            <text:p/>
          </table:table-cell>
          <table:table-cell table:style-name="ce57" table:formula="of:=IF(ISERROR([.$B115]);&quot;&quot;;INDIRECT(&quot;'Données brutes'.&quot; &amp; [.P$1] &amp; [.$B115];1))">
            <text:p/>
          </table:table-cell>
          <table:table-cell table:style-name="ce57" table:formula="of:=IF(ISERROR([.$B115]);&quot;&quot;;INDIRECT(&quot;'Données brutes'.&quot; &amp; [.Q$1] &amp; [.$B115];1))">
            <text:p/>
          </table:table-cell>
          <table:table-cell table:style-name="ce57" table:formula="of:=IF(ISERROR([.$B115]);&quot;&quot;;INDIRECT(&quot;'Données brutes'.&quot; &amp; [.R$1] &amp; [.$B115];1))">
            <text:p/>
          </table:table-cell>
          <table:table-cell table:style-name="ce57" table:formula="of:=IF(ISERROR([.$B115]);&quot;&quot;;INDIRECT(&quot;'Données brutes'.&quot; &amp; [.S$1] &amp; [.$B115];1))">
            <text:p/>
          </table:table-cell>
          <table:table-cell table:style-name="ce58" table:formula="of:=SUM([.H115:.S115])" office:value-type="currency" office:currency="EUR" office:value="0">
            <text:p>0,00 €</text:p>
          </table:table-cell>
          <table:table-cell table:style-name="ce58" table:formula="of:=[.G115]-[.T115]" office:value-type="currency" office:currency="EUR" office:value="0">
            <text:p>0,00 €</text:p>
          </table:table-cell>
          <table:table-cell table:style-name="ce66" table:formula="of:=IF(ISNUMBER([.G115]);[.U115]/[.G115];&quot;&quot;)">
            <text:p/>
          </table:table-cell>
          <table:table-cell table:number-columns-repeated="1002"/>
        </table:table-row>
        <table:table-row table:style-name="ro1">
          <table:table-cell table:style-name="ce43" table:formula="of:=IF(OR([.E116]=&quot;&quot;;NOT(ISERROR([.B116])));&quot;ok&quot;;&quot;&quot;)">
            <text:p/>
          </table:table-cell>
          <table:table-cell table:formula="of:=MATCH([.C116];ColonneSections;0)+(IF(LEFT([.E116];1)=&quot;7&quot;;1;0))" office:value-type="float" office:value="0">
            <text:p>#N/D</text:p>
          </table:table-cell>
          <table:table-cell table:formula="of:=[.C$5]&amp;[.E116]" office:value-type="string" office:string-value="ACAR\+30 \- 657100">
            <text:p>ACAR\+30 \- 657100</text:p>
          </table:table-cell>
          <table:table-cell/>
          <table:table-cell table:style-name="ce49" office:value-type="float" office:value="657100">
            <text:p>657100</text:p>
          </table:table-cell>
          <table:table-cell table:style-name="ce50" office:value-type="string">
            <text:p>Subventions accordées</text:p>
          </table:table-cell>
          <table:table-cell table:style-name="ce55" office:value-type="currency" office:currency="EUR" office:value="8500">
            <text:p>8 500,00 €</text:p>
          </table:table-cell>
          <table:table-cell table:style-name="ce57" table:formula="of:=IF(ISERROR([.$B116]);&quot;&quot;;INDIRECT(&quot;'Données brutes'.&quot; &amp; [.H$1] &amp; [.$B116];1))">
            <text:p/>
          </table:table-cell>
          <table:table-cell table:style-name="ce57" table:formula="of:=IF(ISERROR([.$B116]);&quot;&quot;;INDIRECT(&quot;'Données brutes'.&quot; &amp; [.I$1] &amp; [.$B116];1))">
            <text:p/>
          </table:table-cell>
          <table:table-cell table:style-name="ce57" table:formula="of:=IF(ISERROR([.$B116]);&quot;&quot;;INDIRECT(&quot;'Données brutes'.&quot; &amp; [.J$1] &amp; [.$B116];1))">
            <text:p/>
          </table:table-cell>
          <table:table-cell table:style-name="ce57" table:formula="of:=IF(ISERROR([.$B116]);&quot;&quot;;INDIRECT(&quot;'Données brutes'.&quot; &amp; [.K$1] &amp; [.$B116];1))">
            <text:p/>
          </table:table-cell>
          <table:table-cell table:style-name="ce57" table:formula="of:=IF(ISERROR([.$B116]);&quot;&quot;;INDIRECT(&quot;'Données brutes'.&quot; &amp; [.L$1] &amp; [.$B116];1))">
            <text:p/>
          </table:table-cell>
          <table:table-cell table:style-name="ce57" table:formula="of:=IF(ISERROR([.$B116]);&quot;&quot;;INDIRECT(&quot;'Données brutes'.&quot; &amp; [.M$1] &amp; [.$B116];1))">
            <text:p/>
          </table:table-cell>
          <table:table-cell table:style-name="ce57" table:formula="of:=IF(ISERROR([.$B116]);&quot;&quot;;INDIRECT(&quot;'Données brutes'.&quot; &amp; [.N$1] &amp; [.$B116];1))">
            <text:p/>
          </table:table-cell>
          <table:table-cell table:style-name="ce57" table:formula="of:=IF(ISERROR([.$B116]);&quot;&quot;;INDIRECT(&quot;'Données brutes'.&quot; &amp; [.O$1] &amp; [.$B116];1))">
            <text:p/>
          </table:table-cell>
          <table:table-cell table:style-name="ce57" table:formula="of:=IF(ISERROR([.$B116]);&quot;&quot;;INDIRECT(&quot;'Données brutes'.&quot; &amp; [.P$1] &amp; [.$B116];1))">
            <text:p/>
          </table:table-cell>
          <table:table-cell table:style-name="ce57" table:formula="of:=IF(ISERROR([.$B116]);&quot;&quot;;INDIRECT(&quot;'Données brutes'.&quot; &amp; [.Q$1] &amp; [.$B116];1))">
            <text:p/>
          </table:table-cell>
          <table:table-cell table:style-name="ce57" table:formula="of:=IF(ISERROR([.$B116]);&quot;&quot;;INDIRECT(&quot;'Données brutes'.&quot; &amp; [.R$1] &amp; [.$B116];1))">
            <text:p/>
          </table:table-cell>
          <table:table-cell table:style-name="ce57" table:formula="of:=IF(ISERROR([.$B116]);&quot;&quot;;INDIRECT(&quot;'Données brutes'.&quot; &amp; [.S$1] &amp; [.$B116];1))">
            <text:p/>
          </table:table-cell>
          <table:table-cell table:style-name="ce58" table:formula="of:=SUM([.H116:.S116])" office:value-type="currency" office:currency="EUR" office:value="0">
            <text:p>0,00 €</text:p>
          </table:table-cell>
          <table:table-cell table:style-name="ce58" table:formula="of:=[.G116]-[.T116]" office:value-type="currency" office:currency="EUR" office:value="8500">
            <text:p>8 500,00 €</text:p>
          </table:table-cell>
          <table:table-cell table:style-name="ce66" table:formula="of:=IF(ISNUMBER([.G116]);[.U116]/[.G116];&quot;&quot;)" office:value-type="percentage" office:value="1">
            <text:p>100%</text:p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117]=&quot;&quot;;NOT(ISERROR([.B117])));&quot;ok&quot;;&quot;&quot;)">
            <text:p/>
          </table:table-cell>
          <table:table-cell table:formula="of:=MATCH([.C117];ColonneSections;0)+(IF(LEFT([.E117];1)=&quot;7&quot;;1;0))" office:value-type="float" office:value="0">
            <text:p>#N/D</text:p>
          </table:table-cell>
          <table:table-cell table:formula="of:=[.C$5]&amp;[.E117]" office:value-type="string" office:string-value="ACAR\+30 \- 657200">
            <text:p>ACAR\+30 \- 657200</text:p>
          </table:table-cell>
          <table:table-cell/>
          <table:table-cell table:style-name="ce49" office:value-type="float" office:value="657200">
            <text:p>657200</text:p>
          </table:table-cell>
          <table:table-cell table:style-name="ce50" office:value-type="string">
            <text:p>Réaffectation Bilan affectation du fds de solidarité</text:p>
          </table:table-cell>
          <table:table-cell table:style-name="ce55"/>
          <table:table-cell table:style-name="ce57" table:formula="of:=IF(ISERROR([.$B117]);&quot;&quot;;INDIRECT(&quot;'Données brutes'.&quot; &amp; [.H$1] &amp; [.$B117];1))">
            <text:p/>
          </table:table-cell>
          <table:table-cell table:style-name="ce57" table:formula="of:=IF(ISERROR([.$B117]);&quot;&quot;;INDIRECT(&quot;'Données brutes'.&quot; &amp; [.I$1] &amp; [.$B117];1))">
            <text:p/>
          </table:table-cell>
          <table:table-cell table:style-name="ce57" table:formula="of:=IF(ISERROR([.$B117]);&quot;&quot;;INDIRECT(&quot;'Données brutes'.&quot; &amp; [.J$1] &amp; [.$B117];1))">
            <text:p/>
          </table:table-cell>
          <table:table-cell table:style-name="ce57" table:formula="of:=IF(ISERROR([.$B117]);&quot;&quot;;INDIRECT(&quot;'Données brutes'.&quot; &amp; [.K$1] &amp; [.$B117];1))">
            <text:p/>
          </table:table-cell>
          <table:table-cell table:style-name="ce57" table:formula="of:=IF(ISERROR([.$B117]);&quot;&quot;;INDIRECT(&quot;'Données brutes'.&quot; &amp; [.L$1] &amp; [.$B117];1))">
            <text:p/>
          </table:table-cell>
          <table:table-cell table:style-name="ce57" table:formula="of:=IF(ISERROR([.$B117]);&quot;&quot;;INDIRECT(&quot;'Données brutes'.&quot; &amp; [.M$1] &amp; [.$B117];1))">
            <text:p/>
          </table:table-cell>
          <table:table-cell table:style-name="ce57" table:formula="of:=IF(ISERROR([.$B117]);&quot;&quot;;INDIRECT(&quot;'Données brutes'.&quot; &amp; [.N$1] &amp; [.$B117];1))">
            <text:p/>
          </table:table-cell>
          <table:table-cell table:style-name="ce57" table:formula="of:=IF(ISERROR([.$B117]);&quot;&quot;;INDIRECT(&quot;'Données brutes'.&quot; &amp; [.O$1] &amp; [.$B117];1))">
            <text:p/>
          </table:table-cell>
          <table:table-cell table:style-name="ce57" table:formula="of:=IF(ISERROR([.$B117]);&quot;&quot;;INDIRECT(&quot;'Données brutes'.&quot; &amp; [.P$1] &amp; [.$B117];1))">
            <text:p/>
          </table:table-cell>
          <table:table-cell table:style-name="ce57" table:formula="of:=IF(ISERROR([.$B117]);&quot;&quot;;INDIRECT(&quot;'Données brutes'.&quot; &amp; [.Q$1] &amp; [.$B117];1))">
            <text:p/>
          </table:table-cell>
          <table:table-cell table:style-name="ce57" table:formula="of:=IF(ISERROR([.$B117]);&quot;&quot;;INDIRECT(&quot;'Données brutes'.&quot; &amp; [.R$1] &amp; [.$B117];1))">
            <text:p/>
          </table:table-cell>
          <table:table-cell table:style-name="ce57" table:formula="of:=IF(ISERROR([.$B117]);&quot;&quot;;INDIRECT(&quot;'Données brutes'.&quot; &amp; [.S$1] &amp; [.$B117];1))">
            <text:p/>
          </table:table-cell>
          <table:table-cell table:style-name="ce58" table:formula="of:=SUM([.H117:.S117])" office:value-type="currency" office:currency="EUR" office:value="0">
            <text:p>0,00 €</text:p>
          </table:table-cell>
          <table:table-cell table:style-name="ce58" table:formula="of:=[.G117]-[.T117]" office:value-type="currency" office:currency="EUR" office:value="0">
            <text:p>0,00 €</text:p>
          </table:table-cell>
          <table:table-cell table:style-name="ce66" table:formula="of:=IF(ISNUMBER([.G117]);[.U117]/[.G117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18]=&quot;&quot;;NOT(ISERROR([.B118])));&quot;ok&quot;;&quot;&quot;)">
            <text:p/>
          </table:table-cell>
          <table:table-cell table:formula="of:=MATCH([.C118];ColonneSections;0)+(IF(LEFT([.E118];1)=&quot;7&quot;;1;0))" office:value-type="float" office:value="0">
            <text:p>#N/D</text:p>
          </table:table-cell>
          <table:table-cell table:formula="of:=[.C$5]&amp;[.E118]" office:value-type="string" office:string-value="ACAR\+30 \- 657210">
            <text:p>ACAR\+30 \- 657210</text:p>
          </table:table-cell>
          <table:table-cell/>
          <table:table-cell table:style-name="ce49" office:value-type="float" office:value="657210">
            <text:p>657210</text:p>
          </table:table-cell>
          <table:table-cell table:style-name="ce50" office:value-type="string">
            <text:p>Affectation au fonds de solidarité</text:p>
          </table:table-cell>
          <table:table-cell table:style-name="ce55"/>
          <table:table-cell table:style-name="ce57" table:formula="of:=IF(ISERROR([.$B118]);&quot;&quot;;INDIRECT(&quot;'Données brutes'.&quot; &amp; [.H$1] &amp; [.$B118];1))">
            <text:p/>
          </table:table-cell>
          <table:table-cell table:style-name="ce57" table:formula="of:=IF(ISERROR([.$B118]);&quot;&quot;;INDIRECT(&quot;'Données brutes'.&quot; &amp; [.I$1] &amp; [.$B118];1))">
            <text:p/>
          </table:table-cell>
          <table:table-cell table:style-name="ce57" table:formula="of:=IF(ISERROR([.$B118]);&quot;&quot;;INDIRECT(&quot;'Données brutes'.&quot; &amp; [.J$1] &amp; [.$B118];1))">
            <text:p/>
          </table:table-cell>
          <table:table-cell table:style-name="ce57" table:formula="of:=IF(ISERROR([.$B118]);&quot;&quot;;INDIRECT(&quot;'Données brutes'.&quot; &amp; [.K$1] &amp; [.$B118];1))">
            <text:p/>
          </table:table-cell>
          <table:table-cell table:style-name="ce57" table:formula="of:=IF(ISERROR([.$B118]);&quot;&quot;;INDIRECT(&quot;'Données brutes'.&quot; &amp; [.L$1] &amp; [.$B118];1))">
            <text:p/>
          </table:table-cell>
          <table:table-cell table:style-name="ce57" table:formula="of:=IF(ISERROR([.$B118]);&quot;&quot;;INDIRECT(&quot;'Données brutes'.&quot; &amp; [.M$1] &amp; [.$B118];1))">
            <text:p/>
          </table:table-cell>
          <table:table-cell table:style-name="ce57" table:formula="of:=IF(ISERROR([.$B118]);&quot;&quot;;INDIRECT(&quot;'Données brutes'.&quot; &amp; [.N$1] &amp; [.$B118];1))">
            <text:p/>
          </table:table-cell>
          <table:table-cell table:style-name="ce57" table:formula="of:=IF(ISERROR([.$B118]);&quot;&quot;;INDIRECT(&quot;'Données brutes'.&quot; &amp; [.O$1] &amp; [.$B118];1))">
            <text:p/>
          </table:table-cell>
          <table:table-cell table:style-name="ce57" table:formula="of:=IF(ISERROR([.$B118]);&quot;&quot;;INDIRECT(&quot;'Données brutes'.&quot; &amp; [.P$1] &amp; [.$B118];1))">
            <text:p/>
          </table:table-cell>
          <table:table-cell table:style-name="ce57" table:formula="of:=IF(ISERROR([.$B118]);&quot;&quot;;INDIRECT(&quot;'Données brutes'.&quot; &amp; [.Q$1] &amp; [.$B118];1))">
            <text:p/>
          </table:table-cell>
          <table:table-cell table:style-name="ce57" table:formula="of:=IF(ISERROR([.$B118]);&quot;&quot;;INDIRECT(&quot;'Données brutes'.&quot; &amp; [.R$1] &amp; [.$B118];1))">
            <text:p/>
          </table:table-cell>
          <table:table-cell table:style-name="ce57" table:formula="of:=IF(ISERROR([.$B118]);&quot;&quot;;INDIRECT(&quot;'Données brutes'.&quot; &amp; [.S$1] &amp; [.$B118];1))">
            <text:p/>
          </table:table-cell>
          <table:table-cell table:style-name="ce58" table:formula="of:=SUM([.H118:.S118])" office:value-type="currency" office:currency="EUR" office:value="0">
            <text:p>0,00 €</text:p>
          </table:table-cell>
          <table:table-cell table:style-name="ce58" table:formula="of:=[.G118]-[.T118]" office:value-type="currency" office:currency="EUR" office:value="0">
            <text:p>0,00 €</text:p>
          </table:table-cell>
          <table:table-cell table:style-name="ce66" table:formula="of:=IF(ISNUMBER([.G118]);[.U118]/[.G118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19]=&quot;&quot;;NOT(ISERROR([.B119])));&quot;ok&quot;;&quot;&quot;)">
            <text:p/>
          </table:table-cell>
          <table:table-cell table:formula="of:=MATCH([.C119];ColonneSections;0)+(IF(LEFT([.E119];1)=&quot;7&quot;;1;0))" office:value-type="float" office:value="0">
            <text:p>#N/D</text:p>
          </table:table-cell>
          <table:table-cell table:formula="of:=[.C$5]&amp;[.E119]" office:value-type="string" office:string-value="ACAR\+30 \- 658000">
            <text:p>ACAR\+30 \- 658000</text:p>
          </table:table-cell>
          <table:table-cell/>
          <table:table-cell table:style-name="ce49" office:value-type="float" office:value="658000">
            <text:p>658000</text:p>
          </table:table-cell>
          <table:table-cell table:style-name="ce50" office:value-type="string">
            <text:p>Frais divers de gestion courante</text:p>
          </table:table-cell>
          <table:table-cell table:style-name="ce55"/>
          <table:table-cell table:style-name="ce57" table:formula="of:=IF(ISERROR([.$B119]);&quot;&quot;;INDIRECT(&quot;'Données brutes'.&quot; &amp; [.H$1] &amp; [.$B119];1))">
            <text:p/>
          </table:table-cell>
          <table:table-cell table:style-name="ce57" table:formula="of:=IF(ISERROR([.$B119]);&quot;&quot;;INDIRECT(&quot;'Données brutes'.&quot; &amp; [.I$1] &amp; [.$B119];1))">
            <text:p/>
          </table:table-cell>
          <table:table-cell table:style-name="ce57" table:formula="of:=IF(ISERROR([.$B119]);&quot;&quot;;INDIRECT(&quot;'Données brutes'.&quot; &amp; [.J$1] &amp; [.$B119];1))">
            <text:p/>
          </table:table-cell>
          <table:table-cell table:style-name="ce57" table:formula="of:=IF(ISERROR([.$B119]);&quot;&quot;;INDIRECT(&quot;'Données brutes'.&quot; &amp; [.K$1] &amp; [.$B119];1))">
            <text:p/>
          </table:table-cell>
          <table:table-cell table:style-name="ce57" table:formula="of:=IF(ISERROR([.$B119]);&quot;&quot;;INDIRECT(&quot;'Données brutes'.&quot; &amp; [.L$1] &amp; [.$B119];1))">
            <text:p/>
          </table:table-cell>
          <table:table-cell table:style-name="ce57" table:formula="of:=IF(ISERROR([.$B119]);&quot;&quot;;INDIRECT(&quot;'Données brutes'.&quot; &amp; [.M$1] &amp; [.$B119];1))">
            <text:p/>
          </table:table-cell>
          <table:table-cell table:style-name="ce57" table:formula="of:=IF(ISERROR([.$B119]);&quot;&quot;;INDIRECT(&quot;'Données brutes'.&quot; &amp; [.N$1] &amp; [.$B119];1))">
            <text:p/>
          </table:table-cell>
          <table:table-cell table:style-name="ce57" table:formula="of:=IF(ISERROR([.$B119]);&quot;&quot;;INDIRECT(&quot;'Données brutes'.&quot; &amp; [.O$1] &amp; [.$B119];1))">
            <text:p/>
          </table:table-cell>
          <table:table-cell table:style-name="ce57" table:formula="of:=IF(ISERROR([.$B119]);&quot;&quot;;INDIRECT(&quot;'Données brutes'.&quot; &amp; [.P$1] &amp; [.$B119];1))">
            <text:p/>
          </table:table-cell>
          <table:table-cell table:style-name="ce57" table:formula="of:=IF(ISERROR([.$B119]);&quot;&quot;;INDIRECT(&quot;'Données brutes'.&quot; &amp; [.Q$1] &amp; [.$B119];1))">
            <text:p/>
          </table:table-cell>
          <table:table-cell table:style-name="ce57" table:formula="of:=IF(ISERROR([.$B119]);&quot;&quot;;INDIRECT(&quot;'Données brutes'.&quot; &amp; [.R$1] &amp; [.$B119];1))">
            <text:p/>
          </table:table-cell>
          <table:table-cell table:style-name="ce57" table:formula="of:=IF(ISERROR([.$B119]);&quot;&quot;;INDIRECT(&quot;'Données brutes'.&quot; &amp; [.S$1] &amp; [.$B119];1))">
            <text:p/>
          </table:table-cell>
          <table:table-cell table:style-name="ce58" table:formula="of:=SUM([.H119:.S119])" office:value-type="currency" office:currency="EUR" office:value="0">
            <text:p>0,00 €</text:p>
          </table:table-cell>
          <table:table-cell table:style-name="ce58" table:formula="of:=[.G119]-[.T119]" office:value-type="currency" office:currency="EUR" office:value="0">
            <text:p>0,00 €</text:p>
          </table:table-cell>
          <table:table-cell table:style-name="ce66" table:formula="of:=IF(ISNUMBER([.G119]);[.U119]/[.G119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20]=&quot;&quot;;NOT(ISERROR([.B120])));&quot;ok&quot;;&quot;&quot;)">
            <text:p/>
          </table:table-cell>
          <table:table-cell table:formula="of:=MATCH([.C120];ColonneSections;0)+(IF(LEFT([.E120];1)=&quot;7&quot;;1;0))" office:value-type="float" office:value="0">
            <text:p>#N/D</text:p>
          </table:table-cell>
          <table:table-cell table:formula="of:=[.C$5]&amp;[.E120]" office:value-type="string" office:string-value="ACAR\+30 \- 658110">
            <text:p>ACAR\+30 \- 658110</text:p>
          </table:table-cell>
          <table:table-cell/>
          <table:table-cell table:style-name="ce49" office:value-type="float" office:value="658110">
            <text:p>658110</text:p>
          </table:table-cell>
          <table:table-cell table:style-name="ce50" office:value-type="string">
            <text:p>Différences de règlement (charge)</text:p>
          </table:table-cell>
          <table:table-cell table:style-name="ce55"/>
          <table:table-cell table:style-name="ce57" table:formula="of:=IF(ISERROR([.$B120]);&quot;&quot;;INDIRECT(&quot;'Données brutes'.&quot; &amp; [.H$1] &amp; [.$B120];1))">
            <text:p/>
          </table:table-cell>
          <table:table-cell table:style-name="ce57" table:formula="of:=IF(ISERROR([.$B120]);&quot;&quot;;INDIRECT(&quot;'Données brutes'.&quot; &amp; [.I$1] &amp; [.$B120];1))">
            <text:p/>
          </table:table-cell>
          <table:table-cell table:style-name="ce57" table:formula="of:=IF(ISERROR([.$B120]);&quot;&quot;;INDIRECT(&quot;'Données brutes'.&quot; &amp; [.J$1] &amp; [.$B120];1))">
            <text:p/>
          </table:table-cell>
          <table:table-cell table:style-name="ce57" table:formula="of:=IF(ISERROR([.$B120]);&quot;&quot;;INDIRECT(&quot;'Données brutes'.&quot; &amp; [.K$1] &amp; [.$B120];1))">
            <text:p/>
          </table:table-cell>
          <table:table-cell table:style-name="ce57" table:formula="of:=IF(ISERROR([.$B120]);&quot;&quot;;INDIRECT(&quot;'Données brutes'.&quot; &amp; [.L$1] &amp; [.$B120];1))">
            <text:p/>
          </table:table-cell>
          <table:table-cell table:style-name="ce57" table:formula="of:=IF(ISERROR([.$B120]);&quot;&quot;;INDIRECT(&quot;'Données brutes'.&quot; &amp; [.M$1] &amp; [.$B120];1))">
            <text:p/>
          </table:table-cell>
          <table:table-cell table:style-name="ce57" table:formula="of:=IF(ISERROR([.$B120]);&quot;&quot;;INDIRECT(&quot;'Données brutes'.&quot; &amp; [.N$1] &amp; [.$B120];1))">
            <text:p/>
          </table:table-cell>
          <table:table-cell table:style-name="ce57" table:formula="of:=IF(ISERROR([.$B120]);&quot;&quot;;INDIRECT(&quot;'Données brutes'.&quot; &amp; [.O$1] &amp; [.$B120];1))">
            <text:p/>
          </table:table-cell>
          <table:table-cell table:style-name="ce57" table:formula="of:=IF(ISERROR([.$B120]);&quot;&quot;;INDIRECT(&quot;'Données brutes'.&quot; &amp; [.P$1] &amp; [.$B120];1))">
            <text:p/>
          </table:table-cell>
          <table:table-cell table:style-name="ce57" table:formula="of:=IF(ISERROR([.$B120]);&quot;&quot;;INDIRECT(&quot;'Données brutes'.&quot; &amp; [.Q$1] &amp; [.$B120];1))">
            <text:p/>
          </table:table-cell>
          <table:table-cell table:style-name="ce57" table:formula="of:=IF(ISERROR([.$B120]);&quot;&quot;;INDIRECT(&quot;'Données brutes'.&quot; &amp; [.R$1] &amp; [.$B120];1))">
            <text:p/>
          </table:table-cell>
          <table:table-cell table:style-name="ce57" table:formula="of:=IF(ISERROR([.$B120]);&quot;&quot;;INDIRECT(&quot;'Données brutes'.&quot; &amp; [.S$1] &amp; [.$B120];1))">
            <text:p/>
          </table:table-cell>
          <table:table-cell table:style-name="ce58" table:formula="of:=SUM([.H120:.S120])" office:value-type="currency" office:currency="EUR" office:value="0">
            <text:p>0,00 €</text:p>
          </table:table-cell>
          <table:table-cell table:style-name="ce58" table:formula="of:=[.G120]-[.T120]" office:value-type="currency" office:currency="EUR" office:value="0">
            <text:p>0,00 €</text:p>
          </table:table-cell>
          <table:table-cell table:style-name="ce66" table:formula="of:=IF(ISNUMBER([.G120]);[.U120]/[.G120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21]=&quot;&quot;;NOT(ISERROR([.B121])));&quot;ok&quot;;&quot;&quot;)">
            <text:p/>
          </table:table-cell>
          <table:table-cell table:formula="of:=MATCH([.C121];ColonneSections;0)+(IF(LEFT([.E121];1)=&quot;7&quot;;1;0))" office:value-type="float" office:value="0">
            <text:p>#N/D</text:p>
          </table:table-cell>
          <table:table-cell table:formula="of:=[.C$5]&amp;[.E121]" office:value-type="string" office:string-value="ACAR\+30 \- 661000">
            <text:p>ACAR\+30 \- 661000</text:p>
          </table:table-cell>
          <table:table-cell/>
          <table:table-cell table:style-name="ce49" office:value-type="float" office:value="661000">
            <text:p>661000</text:p>
          </table:table-cell>
          <table:table-cell table:style-name="ce50" office:value-type="string">
            <text:p>Frais de prélèvement</text:p>
          </table:table-cell>
          <table:table-cell table:style-name="ce55"/>
          <table:table-cell table:style-name="ce57" table:formula="of:=IF(ISERROR([.$B121]);&quot;&quot;;INDIRECT(&quot;'Données brutes'.&quot; &amp; [.H$1] &amp; [.$B121];1))">
            <text:p/>
          </table:table-cell>
          <table:table-cell table:style-name="ce57" table:formula="of:=IF(ISERROR([.$B121]);&quot;&quot;;INDIRECT(&quot;'Données brutes'.&quot; &amp; [.I$1] &amp; [.$B121];1))">
            <text:p/>
          </table:table-cell>
          <table:table-cell table:style-name="ce57" table:formula="of:=IF(ISERROR([.$B121]);&quot;&quot;;INDIRECT(&quot;'Données brutes'.&quot; &amp; [.J$1] &amp; [.$B121];1))">
            <text:p/>
          </table:table-cell>
          <table:table-cell table:style-name="ce57" table:formula="of:=IF(ISERROR([.$B121]);&quot;&quot;;INDIRECT(&quot;'Données brutes'.&quot; &amp; [.K$1] &amp; [.$B121];1))">
            <text:p/>
          </table:table-cell>
          <table:table-cell table:style-name="ce57" table:formula="of:=IF(ISERROR([.$B121]);&quot;&quot;;INDIRECT(&quot;'Données brutes'.&quot; &amp; [.L$1] &amp; [.$B121];1))">
            <text:p/>
          </table:table-cell>
          <table:table-cell table:style-name="ce57" table:formula="of:=IF(ISERROR([.$B121]);&quot;&quot;;INDIRECT(&quot;'Données brutes'.&quot; &amp; [.M$1] &amp; [.$B121];1))">
            <text:p/>
          </table:table-cell>
          <table:table-cell table:style-name="ce57" table:formula="of:=IF(ISERROR([.$B121]);&quot;&quot;;INDIRECT(&quot;'Données brutes'.&quot; &amp; [.N$1] &amp; [.$B121];1))">
            <text:p/>
          </table:table-cell>
          <table:table-cell table:style-name="ce57" table:formula="of:=IF(ISERROR([.$B121]);&quot;&quot;;INDIRECT(&quot;'Données brutes'.&quot; &amp; [.O$1] &amp; [.$B121];1))">
            <text:p/>
          </table:table-cell>
          <table:table-cell table:style-name="ce57" table:formula="of:=IF(ISERROR([.$B121]);&quot;&quot;;INDIRECT(&quot;'Données brutes'.&quot; &amp; [.P$1] &amp; [.$B121];1))">
            <text:p/>
          </table:table-cell>
          <table:table-cell table:style-name="ce57" table:formula="of:=IF(ISERROR([.$B121]);&quot;&quot;;INDIRECT(&quot;'Données brutes'.&quot; &amp; [.Q$1] &amp; [.$B121];1))">
            <text:p/>
          </table:table-cell>
          <table:table-cell table:style-name="ce57" table:formula="of:=IF(ISERROR([.$B121]);&quot;&quot;;INDIRECT(&quot;'Données brutes'.&quot; &amp; [.R$1] &amp; [.$B121];1))">
            <text:p/>
          </table:table-cell>
          <table:table-cell table:style-name="ce57" table:formula="of:=IF(ISERROR([.$B121]);&quot;&quot;;INDIRECT(&quot;'Données brutes'.&quot; &amp; [.S$1] &amp; [.$B121];1))">
            <text:p/>
          </table:table-cell>
          <table:table-cell table:style-name="ce58" table:formula="of:=SUM([.H121:.S121])" office:value-type="currency" office:currency="EUR" office:value="0">
            <text:p>0,00 €</text:p>
          </table:table-cell>
          <table:table-cell table:style-name="ce58" table:formula="of:=[.G121]-[.T121]" office:value-type="currency" office:currency="EUR" office:value="0">
            <text:p>0,00 €</text:p>
          </table:table-cell>
          <table:table-cell table:style-name="ce66" table:formula="of:=IF(ISNUMBER([.G121]);[.U121]/[.G121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22]=&quot;&quot;;NOT(ISERROR([.B122])));&quot;ok&quot;;&quot;&quot;)">
            <text:p/>
          </table:table-cell>
          <table:table-cell table:formula="of:=MATCH([.C122];ColonneSections;0)+(IF(LEFT([.E122];1)=&quot;7&quot;;1;0))" office:value-type="float" office:value="0">
            <text:p>#N/D</text:p>
          </table:table-cell>
          <table:table-cell table:formula="of:=[.C$5]&amp;[.E122]" office:value-type="string" office:string-value="ACAR\+30 \- 661600">
            <text:p>ACAR\+30 \- 661600</text:p>
          </table:table-cell>
          <table:table-cell/>
          <table:table-cell table:style-name="ce49" office:value-type="float" office:value="661600">
            <text:p>661600</text:p>
          </table:table-cell>
          <table:table-cell table:style-name="ce50" office:value-type="string">
            <text:p>Agios bancaires</text:p>
          </table:table-cell>
          <table:table-cell table:style-name="ce55"/>
          <table:table-cell table:style-name="ce57" table:formula="of:=IF(ISERROR([.$B122]);&quot;&quot;;INDIRECT(&quot;'Données brutes'.&quot; &amp; [.H$1] &amp; [.$B122];1))">
            <text:p/>
          </table:table-cell>
          <table:table-cell table:style-name="ce57" table:formula="of:=IF(ISERROR([.$B122]);&quot;&quot;;INDIRECT(&quot;'Données brutes'.&quot; &amp; [.I$1] &amp; [.$B122];1))">
            <text:p/>
          </table:table-cell>
          <table:table-cell table:style-name="ce57" table:formula="of:=IF(ISERROR([.$B122]);&quot;&quot;;INDIRECT(&quot;'Données brutes'.&quot; &amp; [.J$1] &amp; [.$B122];1))">
            <text:p/>
          </table:table-cell>
          <table:table-cell table:style-name="ce57" table:formula="of:=IF(ISERROR([.$B122]);&quot;&quot;;INDIRECT(&quot;'Données brutes'.&quot; &amp; [.K$1] &amp; [.$B122];1))">
            <text:p/>
          </table:table-cell>
          <table:table-cell table:style-name="ce57" table:formula="of:=IF(ISERROR([.$B122]);&quot;&quot;;INDIRECT(&quot;'Données brutes'.&quot; &amp; [.L$1] &amp; [.$B122];1))">
            <text:p/>
          </table:table-cell>
          <table:table-cell table:style-name="ce57" table:formula="of:=IF(ISERROR([.$B122]);&quot;&quot;;INDIRECT(&quot;'Données brutes'.&quot; &amp; [.M$1] &amp; [.$B122];1))">
            <text:p/>
          </table:table-cell>
          <table:table-cell table:style-name="ce57" table:formula="of:=IF(ISERROR([.$B122]);&quot;&quot;;INDIRECT(&quot;'Données brutes'.&quot; &amp; [.N$1] &amp; [.$B122];1))">
            <text:p/>
          </table:table-cell>
          <table:table-cell table:style-name="ce57" table:formula="of:=IF(ISERROR([.$B122]);&quot;&quot;;INDIRECT(&quot;'Données brutes'.&quot; &amp; [.O$1] &amp; [.$B122];1))">
            <text:p/>
          </table:table-cell>
          <table:table-cell table:style-name="ce57" table:formula="of:=IF(ISERROR([.$B122]);&quot;&quot;;INDIRECT(&quot;'Données brutes'.&quot; &amp; [.P$1] &amp; [.$B122];1))">
            <text:p/>
          </table:table-cell>
          <table:table-cell table:style-name="ce57" table:formula="of:=IF(ISERROR([.$B122]);&quot;&quot;;INDIRECT(&quot;'Données brutes'.&quot; &amp; [.Q$1] &amp; [.$B122];1))">
            <text:p/>
          </table:table-cell>
          <table:table-cell table:style-name="ce57" table:formula="of:=IF(ISERROR([.$B122]);&quot;&quot;;INDIRECT(&quot;'Données brutes'.&quot; &amp; [.R$1] &amp; [.$B122];1))">
            <text:p/>
          </table:table-cell>
          <table:table-cell table:style-name="ce57" table:formula="of:=IF(ISERROR([.$B122]);&quot;&quot;;INDIRECT(&quot;'Données brutes'.&quot; &amp; [.S$1] &amp; [.$B122];1))">
            <text:p/>
          </table:table-cell>
          <table:table-cell table:style-name="ce58" table:formula="of:=SUM([.H122:.S122])" office:value-type="currency" office:currency="EUR" office:value="0">
            <text:p>0,00 €</text:p>
          </table:table-cell>
          <table:table-cell table:style-name="ce58" table:formula="of:=[.G122]-[.T122]" office:value-type="currency" office:currency="EUR" office:value="0">
            <text:p>0,00 €</text:p>
          </table:table-cell>
          <table:table-cell table:style-name="ce66" table:formula="of:=IF(ISNUMBER([.G122]);[.U122]/[.G122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23]=&quot;&quot;;NOT(ISERROR([.B123])));&quot;ok&quot;;&quot;&quot;)">
            <text:p/>
          </table:table-cell>
          <table:table-cell table:formula="of:=MATCH([.C123];ColonneSections;0)+(IF(LEFT([.E123];1)=&quot;7&quot;;1;0))" office:value-type="float" office:value="0">
            <text:p>#N/D</text:p>
          </table:table-cell>
          <table:table-cell table:formula="of:=[.C$5]&amp;[.E123]" office:value-type="string" office:string-value="ACAR\+30 \- 668800">
            <text:p>ACAR\+30 \- 668800</text:p>
          </table:table-cell>
          <table:table-cell/>
          <table:table-cell table:style-name="ce49" office:value-type="float" office:value="668800">
            <text:p>668800</text:p>
          </table:table-cell>
          <table:table-cell table:style-name="ce50" office:value-type="string">
            <text:p>Compte d'Arrondi</text:p>
          </table:table-cell>
          <table:table-cell table:style-name="ce55"/>
          <table:table-cell table:style-name="ce57" table:formula="of:=IF(ISERROR([.$B123]);&quot;&quot;;INDIRECT(&quot;'Données brutes'.&quot; &amp; [.H$1] &amp; [.$B123];1))">
            <text:p/>
          </table:table-cell>
          <table:table-cell table:style-name="ce57" table:formula="of:=IF(ISERROR([.$B123]);&quot;&quot;;INDIRECT(&quot;'Données brutes'.&quot; &amp; [.I$1] &amp; [.$B123];1))">
            <text:p/>
          </table:table-cell>
          <table:table-cell table:style-name="ce57" table:formula="of:=IF(ISERROR([.$B123]);&quot;&quot;;INDIRECT(&quot;'Données brutes'.&quot; &amp; [.J$1] &amp; [.$B123];1))">
            <text:p/>
          </table:table-cell>
          <table:table-cell table:style-name="ce57" table:formula="of:=IF(ISERROR([.$B123]);&quot;&quot;;INDIRECT(&quot;'Données brutes'.&quot; &amp; [.K$1] &amp; [.$B123];1))">
            <text:p/>
          </table:table-cell>
          <table:table-cell table:style-name="ce57" table:formula="of:=IF(ISERROR([.$B123]);&quot;&quot;;INDIRECT(&quot;'Données brutes'.&quot; &amp; [.L$1] &amp; [.$B123];1))">
            <text:p/>
          </table:table-cell>
          <table:table-cell table:style-name="ce57" table:formula="of:=IF(ISERROR([.$B123]);&quot;&quot;;INDIRECT(&quot;'Données brutes'.&quot; &amp; [.M$1] &amp; [.$B123];1))">
            <text:p/>
          </table:table-cell>
          <table:table-cell table:style-name="ce57" table:formula="of:=IF(ISERROR([.$B123]);&quot;&quot;;INDIRECT(&quot;'Données brutes'.&quot; &amp; [.N$1] &amp; [.$B123];1))">
            <text:p/>
          </table:table-cell>
          <table:table-cell table:style-name="ce57" table:formula="of:=IF(ISERROR([.$B123]);&quot;&quot;;INDIRECT(&quot;'Données brutes'.&quot; &amp; [.O$1] &amp; [.$B123];1))">
            <text:p/>
          </table:table-cell>
          <table:table-cell table:style-name="ce57" table:formula="of:=IF(ISERROR([.$B123]);&quot;&quot;;INDIRECT(&quot;'Données brutes'.&quot; &amp; [.P$1] &amp; [.$B123];1))">
            <text:p/>
          </table:table-cell>
          <table:table-cell table:style-name="ce57" table:formula="of:=IF(ISERROR([.$B123]);&quot;&quot;;INDIRECT(&quot;'Données brutes'.&quot; &amp; [.Q$1] &amp; [.$B123];1))">
            <text:p/>
          </table:table-cell>
          <table:table-cell table:style-name="ce57" table:formula="of:=IF(ISERROR([.$B123]);&quot;&quot;;INDIRECT(&quot;'Données brutes'.&quot; &amp; [.R$1] &amp; [.$B123];1))">
            <text:p/>
          </table:table-cell>
          <table:table-cell table:style-name="ce57" table:formula="of:=IF(ISERROR([.$B123]);&quot;&quot;;INDIRECT(&quot;'Données brutes'.&quot; &amp; [.S$1] &amp; [.$B123];1))">
            <text:p/>
          </table:table-cell>
          <table:table-cell table:style-name="ce58" table:formula="of:=SUM([.H123:.S123])" office:value-type="currency" office:currency="EUR" office:value="0">
            <text:p>0,00 €</text:p>
          </table:table-cell>
          <table:table-cell table:style-name="ce58" table:formula="of:=[.G123]-[.T123]" office:value-type="currency" office:currency="EUR" office:value="0">
            <text:p>0,00 €</text:p>
          </table:table-cell>
          <table:table-cell table:style-name="ce66" table:formula="of:=IF(ISNUMBER([.G123]);[.U123]/[.G123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24]=&quot;&quot;;NOT(ISERROR([.B124])));&quot;ok&quot;;&quot;&quot;)">
            <text:p/>
          </table:table-cell>
          <table:table-cell table:formula="of:=MATCH([.C124];ColonneSections;0)+(IF(LEFT([.E124];1)=&quot;7&quot;;1;0))" office:value-type="float" office:value="0">
            <text:p>#N/D</text:p>
          </table:table-cell>
          <table:table-cell table:formula="of:=[.C$5]&amp;[.E124]" office:value-type="string" office:string-value="ACAR\+30 \- 671200">
            <text:p>ACAR\+30 \- 671200</text:p>
          </table:table-cell>
          <table:table-cell/>
          <table:table-cell table:style-name="ce49" office:value-type="float" office:value="671200">
            <text:p>671200</text:p>
          </table:table-cell>
          <table:table-cell table:style-name="ce50" office:value-type="string">
            <text:p>Pénalités &amp; amendes</text:p>
          </table:table-cell>
          <table:table-cell table:style-name="ce55"/>
          <table:table-cell table:style-name="ce57" table:formula="of:=IF(ISERROR([.$B124]);&quot;&quot;;INDIRECT(&quot;'Données brutes'.&quot; &amp; [.H$1] &amp; [.$B124];1))">
            <text:p/>
          </table:table-cell>
          <table:table-cell table:style-name="ce57" table:formula="of:=IF(ISERROR([.$B124]);&quot;&quot;;INDIRECT(&quot;'Données brutes'.&quot; &amp; [.I$1] &amp; [.$B124];1))">
            <text:p/>
          </table:table-cell>
          <table:table-cell table:style-name="ce57" table:formula="of:=IF(ISERROR([.$B124]);&quot;&quot;;INDIRECT(&quot;'Données brutes'.&quot; &amp; [.J$1] &amp; [.$B124];1))">
            <text:p/>
          </table:table-cell>
          <table:table-cell table:style-name="ce57" table:formula="of:=IF(ISERROR([.$B124]);&quot;&quot;;INDIRECT(&quot;'Données brutes'.&quot; &amp; [.K$1] &amp; [.$B124];1))">
            <text:p/>
          </table:table-cell>
          <table:table-cell table:style-name="ce57" table:formula="of:=IF(ISERROR([.$B124]);&quot;&quot;;INDIRECT(&quot;'Données brutes'.&quot; &amp; [.L$1] &amp; [.$B124];1))">
            <text:p/>
          </table:table-cell>
          <table:table-cell table:style-name="ce57" table:formula="of:=IF(ISERROR([.$B124]);&quot;&quot;;INDIRECT(&quot;'Données brutes'.&quot; &amp; [.M$1] &amp; [.$B124];1))">
            <text:p/>
          </table:table-cell>
          <table:table-cell table:style-name="ce57" table:formula="of:=IF(ISERROR([.$B124]);&quot;&quot;;INDIRECT(&quot;'Données brutes'.&quot; &amp; [.N$1] &amp; [.$B124];1))">
            <text:p/>
          </table:table-cell>
          <table:table-cell table:style-name="ce57" table:formula="of:=IF(ISERROR([.$B124]);&quot;&quot;;INDIRECT(&quot;'Données brutes'.&quot; &amp; [.O$1] &amp; [.$B124];1))">
            <text:p/>
          </table:table-cell>
          <table:table-cell table:style-name="ce57" table:formula="of:=IF(ISERROR([.$B124]);&quot;&quot;;INDIRECT(&quot;'Données brutes'.&quot; &amp; [.P$1] &amp; [.$B124];1))">
            <text:p/>
          </table:table-cell>
          <table:table-cell table:style-name="ce57" table:formula="of:=IF(ISERROR([.$B124]);&quot;&quot;;INDIRECT(&quot;'Données brutes'.&quot; &amp; [.Q$1] &amp; [.$B124];1))">
            <text:p/>
          </table:table-cell>
          <table:table-cell table:style-name="ce57" table:formula="of:=IF(ISERROR([.$B124]);&quot;&quot;;INDIRECT(&quot;'Données brutes'.&quot; &amp; [.R$1] &amp; [.$B124];1))">
            <text:p/>
          </table:table-cell>
          <table:table-cell table:style-name="ce57" table:formula="of:=IF(ISERROR([.$B124]);&quot;&quot;;INDIRECT(&quot;'Données brutes'.&quot; &amp; [.S$1] &amp; [.$B124];1))">
            <text:p/>
          </table:table-cell>
          <table:table-cell table:style-name="ce58" table:formula="of:=SUM([.H124:.S124])" office:value-type="currency" office:currency="EUR" office:value="0">
            <text:p>0,00 €</text:p>
          </table:table-cell>
          <table:table-cell table:style-name="ce58" table:formula="of:=[.G124]-[.T124]" office:value-type="currency" office:currency="EUR" office:value="0">
            <text:p>0,00 €</text:p>
          </table:table-cell>
          <table:table-cell table:style-name="ce66" table:formula="of:=IF(ISNUMBER([.G124]);[.U124]/[.G124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125]=&quot;&quot;;NOT(ISERROR([.B125])));&quot;ok&quot;;&quot;&quot;)">
            <text:p/>
          </table:table-cell>
          <table:table-cell table:formula="of:=MATCH([.C125];ColonneSections;0)+(IF(LEFT([.E125];1)=&quot;7&quot;;1;0))" office:value-type="float" office:value="0">
            <text:p>#N/D</text:p>
          </table:table-cell>
          <table:table-cell table:formula="of:=[.C$5]&amp;[.E125]" office:value-type="string" office:string-value="ACAR\+30 \- 672000">
            <text:p>ACAR\+30 \- 672000</text:p>
          </table:table-cell>
          <table:table-cell/>
          <table:table-cell table:style-name="ce49" office:value-type="float" office:value="672000">
            <text:p>672000</text:p>
          </table:table-cell>
          <table:table-cell table:style-name="ce50" office:value-type="string">
            <text:p>Charges sur exercices anérieurs</text:p>
          </table:table-cell>
          <table:table-cell table:style-name="ce55"/>
          <table:table-cell table:style-name="ce57" table:formula="of:=IF(ISERROR([.$B125]);&quot;&quot;;INDIRECT(&quot;'Données brutes'.&quot; &amp; [.H$1] &amp; [.$B125];1))">
            <text:p/>
          </table:table-cell>
          <table:table-cell table:style-name="ce57" table:formula="of:=IF(ISERROR([.$B125]);&quot;&quot;;INDIRECT(&quot;'Données brutes'.&quot; &amp; [.I$1] &amp; [.$B125];1))">
            <text:p/>
          </table:table-cell>
          <table:table-cell table:style-name="ce57" table:formula="of:=IF(ISERROR([.$B125]);&quot;&quot;;INDIRECT(&quot;'Données brutes'.&quot; &amp; [.J$1] &amp; [.$B125];1))">
            <text:p/>
          </table:table-cell>
          <table:table-cell table:style-name="ce57" table:formula="of:=IF(ISERROR([.$B125]);&quot;&quot;;INDIRECT(&quot;'Données brutes'.&quot; &amp; [.K$1] &amp; [.$B125];1))">
            <text:p/>
          </table:table-cell>
          <table:table-cell table:style-name="ce57" table:formula="of:=IF(ISERROR([.$B125]);&quot;&quot;;INDIRECT(&quot;'Données brutes'.&quot; &amp; [.L$1] &amp; [.$B125];1))">
            <text:p/>
          </table:table-cell>
          <table:table-cell table:style-name="ce57" table:formula="of:=IF(ISERROR([.$B125]);&quot;&quot;;INDIRECT(&quot;'Données brutes'.&quot; &amp; [.M$1] &amp; [.$B125];1))">
            <text:p/>
          </table:table-cell>
          <table:table-cell table:style-name="ce57" table:formula="of:=IF(ISERROR([.$B125]);&quot;&quot;;INDIRECT(&quot;'Données brutes'.&quot; &amp; [.N$1] &amp; [.$B125];1))">
            <text:p/>
          </table:table-cell>
          <table:table-cell table:style-name="ce57" table:formula="of:=IF(ISERROR([.$B125]);&quot;&quot;;INDIRECT(&quot;'Données brutes'.&quot; &amp; [.O$1] &amp; [.$B125];1))">
            <text:p/>
          </table:table-cell>
          <table:table-cell table:style-name="ce57" table:formula="of:=IF(ISERROR([.$B125]);&quot;&quot;;INDIRECT(&quot;'Données brutes'.&quot; &amp; [.P$1] &amp; [.$B125];1))">
            <text:p/>
          </table:table-cell>
          <table:table-cell table:style-name="ce57" table:formula="of:=IF(ISERROR([.$B125]);&quot;&quot;;INDIRECT(&quot;'Données brutes'.&quot; &amp; [.Q$1] &amp; [.$B125];1))">
            <text:p/>
          </table:table-cell>
          <table:table-cell table:style-name="ce57" table:formula="of:=IF(ISERROR([.$B125]);&quot;&quot;;INDIRECT(&quot;'Données brutes'.&quot; &amp; [.R$1] &amp; [.$B125];1))">
            <text:p/>
          </table:table-cell>
          <table:table-cell table:style-name="ce57" table:formula="of:=IF(ISERROR([.$B125]);&quot;&quot;;INDIRECT(&quot;'Données brutes'.&quot; &amp; [.S$1] &amp; [.$B125];1))">
            <text:p/>
          </table:table-cell>
          <table:table-cell table:style-name="ce58" table:formula="of:=SUM([.H125:.S125])" office:value-type="currency" office:currency="EUR" office:value="0">
            <text:p>0,00 €</text:p>
          </table:table-cell>
          <table:table-cell table:style-name="ce58" table:formula="of:=[.G125]-[.T125]" office:value-type="currency" office:currency="EUR" office:value="0">
            <text:p>0,00 €</text:p>
          </table:table-cell>
          <table:table-cell table:style-name="ce66" table:formula="of:=IF(ISNUMBER([.G125]);[.U125]/[.G125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26]=&quot;&quot;;NOT(ISERROR([.B126])));&quot;ok&quot;;&quot;&quot;)">
            <text:p/>
          </table:table-cell>
          <table:table-cell table:formula="of:=MATCH([.C126];ColonneSections;0)+(IF(LEFT([.E126];1)=&quot;7&quot;;1;0))" office:value-type="float" office:value="0">
            <text:p>#N/D</text:p>
          </table:table-cell>
          <table:table-cell table:formula="of:=[.C$5]&amp;[.E126]" office:value-type="string" office:string-value="ACAR\+30 \- 675000">
            <text:p>ACAR\+30 \- 675000</text:p>
          </table:table-cell>
          <table:table-cell/>
          <table:table-cell table:style-name="ce49" office:value-type="float" office:value="675000">
            <text:p>675000</text:p>
          </table:table-cell>
          <table:table-cell table:style-name="ce50" office:value-type="string">
            <text:p>Valeurs comptables des éléments d'actif cédés</text:p>
          </table:table-cell>
          <table:table-cell table:style-name="ce55"/>
          <table:table-cell table:style-name="ce57" table:formula="of:=IF(ISERROR([.$B126]);&quot;&quot;;INDIRECT(&quot;'Données brutes'.&quot; &amp; [.H$1] &amp; [.$B126];1))">
            <text:p/>
          </table:table-cell>
          <table:table-cell table:style-name="ce57" table:formula="of:=IF(ISERROR([.$B126]);&quot;&quot;;INDIRECT(&quot;'Données brutes'.&quot; &amp; [.I$1] &amp; [.$B126];1))">
            <text:p/>
          </table:table-cell>
          <table:table-cell table:style-name="ce57" table:formula="of:=IF(ISERROR([.$B126]);&quot;&quot;;INDIRECT(&quot;'Données brutes'.&quot; &amp; [.J$1] &amp; [.$B126];1))">
            <text:p/>
          </table:table-cell>
          <table:table-cell table:style-name="ce57" table:formula="of:=IF(ISERROR([.$B126]);&quot;&quot;;INDIRECT(&quot;'Données brutes'.&quot; &amp; [.K$1] &amp; [.$B126];1))">
            <text:p/>
          </table:table-cell>
          <table:table-cell table:style-name="ce57" table:formula="of:=IF(ISERROR([.$B126]);&quot;&quot;;INDIRECT(&quot;'Données brutes'.&quot; &amp; [.L$1] &amp; [.$B126];1))">
            <text:p/>
          </table:table-cell>
          <table:table-cell table:style-name="ce57" table:formula="of:=IF(ISERROR([.$B126]);&quot;&quot;;INDIRECT(&quot;'Données brutes'.&quot; &amp; [.M$1] &amp; [.$B126];1))">
            <text:p/>
          </table:table-cell>
          <table:table-cell table:style-name="ce57" table:formula="of:=IF(ISERROR([.$B126]);&quot;&quot;;INDIRECT(&quot;'Données brutes'.&quot; &amp; [.N$1] &amp; [.$B126];1))">
            <text:p/>
          </table:table-cell>
          <table:table-cell table:style-name="ce57" table:formula="of:=IF(ISERROR([.$B126]);&quot;&quot;;INDIRECT(&quot;'Données brutes'.&quot; &amp; [.O$1] &amp; [.$B126];1))">
            <text:p/>
          </table:table-cell>
          <table:table-cell table:style-name="ce57" table:formula="of:=IF(ISERROR([.$B126]);&quot;&quot;;INDIRECT(&quot;'Données brutes'.&quot; &amp; [.P$1] &amp; [.$B126];1))">
            <text:p/>
          </table:table-cell>
          <table:table-cell table:style-name="ce57" table:formula="of:=IF(ISERROR([.$B126]);&quot;&quot;;INDIRECT(&quot;'Données brutes'.&quot; &amp; [.Q$1] &amp; [.$B126];1))">
            <text:p/>
          </table:table-cell>
          <table:table-cell table:style-name="ce57" table:formula="of:=IF(ISERROR([.$B126]);&quot;&quot;;INDIRECT(&quot;'Données brutes'.&quot; &amp; [.R$1] &amp; [.$B126];1))">
            <text:p/>
          </table:table-cell>
          <table:table-cell table:style-name="ce57" table:formula="of:=IF(ISERROR([.$B126]);&quot;&quot;;INDIRECT(&quot;'Données brutes'.&quot; &amp; [.S$1] &amp; [.$B126];1))">
            <text:p/>
          </table:table-cell>
          <table:table-cell table:style-name="ce58" table:formula="of:=SUM([.H126:.S126])" office:value-type="currency" office:currency="EUR" office:value="0">
            <text:p>0,00 €</text:p>
          </table:table-cell>
          <table:table-cell table:style-name="ce58" table:formula="of:=[.G126]-[.T126]" office:value-type="currency" office:currency="EUR" office:value="0">
            <text:p>0,00 €</text:p>
          </table:table-cell>
          <table:table-cell table:style-name="ce66" table:formula="of:=IF(ISNUMBER([.G126]);[.U126]/[.G126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127]=&quot;&quot;;NOT(ISERROR([.B127])));&quot;ok&quot;;&quot;&quot;)">
            <text:p/>
          </table:table-cell>
          <table:table-cell table:formula="of:=MATCH([.C127];ColonneSections;0)+(IF(LEFT([.E127];1)=&quot;7&quot;;1;0))" office:value-type="float" office:value="0">
            <text:p>#N/D</text:p>
          </table:table-cell>
          <table:table-cell table:formula="of:=[.C$5]&amp;[.E127]" office:value-type="string" office:string-value="ACAR\+30 \- 675200">
            <text:p>ACAR\+30 \- 675200</text:p>
          </table:table-cell>
          <table:table-cell/>
          <table:table-cell table:style-name="ce49" office:value-type="float" office:value="675200">
            <text:p>675200</text:p>
          </table:table-cell>
          <table:table-cell table:style-name="ce50" office:value-type="string">
            <text:p>Val. cptable des éléments d'actif cédés : immos corporelles</text:p>
          </table:table-cell>
          <table:table-cell table:style-name="ce55"/>
          <table:table-cell table:style-name="ce57" table:formula="of:=IF(ISERROR([.$B127]);&quot;&quot;;INDIRECT(&quot;'Données brutes'.&quot; &amp; [.H$1] &amp; [.$B127];1))">
            <text:p/>
          </table:table-cell>
          <table:table-cell table:style-name="ce57" table:formula="of:=IF(ISERROR([.$B127]);&quot;&quot;;INDIRECT(&quot;'Données brutes'.&quot; &amp; [.I$1] &amp; [.$B127];1))">
            <text:p/>
          </table:table-cell>
          <table:table-cell table:style-name="ce57" table:formula="of:=IF(ISERROR([.$B127]);&quot;&quot;;INDIRECT(&quot;'Données brutes'.&quot; &amp; [.J$1] &amp; [.$B127];1))">
            <text:p/>
          </table:table-cell>
          <table:table-cell table:style-name="ce57" table:formula="of:=IF(ISERROR([.$B127]);&quot;&quot;;INDIRECT(&quot;'Données brutes'.&quot; &amp; [.K$1] &amp; [.$B127];1))">
            <text:p/>
          </table:table-cell>
          <table:table-cell table:style-name="ce57" table:formula="of:=IF(ISERROR([.$B127]);&quot;&quot;;INDIRECT(&quot;'Données brutes'.&quot; &amp; [.L$1] &amp; [.$B127];1))">
            <text:p/>
          </table:table-cell>
          <table:table-cell table:style-name="ce57" table:formula="of:=IF(ISERROR([.$B127]);&quot;&quot;;INDIRECT(&quot;'Données brutes'.&quot; &amp; [.M$1] &amp; [.$B127];1))">
            <text:p/>
          </table:table-cell>
          <table:table-cell table:style-name="ce57" table:formula="of:=IF(ISERROR([.$B127]);&quot;&quot;;INDIRECT(&quot;'Données brutes'.&quot; &amp; [.N$1] &amp; [.$B127];1))">
            <text:p/>
          </table:table-cell>
          <table:table-cell table:style-name="ce57" table:formula="of:=IF(ISERROR([.$B127]);&quot;&quot;;INDIRECT(&quot;'Données brutes'.&quot; &amp; [.O$1] &amp; [.$B127];1))">
            <text:p/>
          </table:table-cell>
          <table:table-cell table:style-name="ce57" table:formula="of:=IF(ISERROR([.$B127]);&quot;&quot;;INDIRECT(&quot;'Données brutes'.&quot; &amp; [.P$1] &amp; [.$B127];1))">
            <text:p/>
          </table:table-cell>
          <table:table-cell table:style-name="ce57" table:formula="of:=IF(ISERROR([.$B127]);&quot;&quot;;INDIRECT(&quot;'Données brutes'.&quot; &amp; [.Q$1] &amp; [.$B127];1))">
            <text:p/>
          </table:table-cell>
          <table:table-cell table:style-name="ce57" table:formula="of:=IF(ISERROR([.$B127]);&quot;&quot;;INDIRECT(&quot;'Données brutes'.&quot; &amp; [.R$1] &amp; [.$B127];1))">
            <text:p/>
          </table:table-cell>
          <table:table-cell table:style-name="ce57" table:formula="of:=IF(ISERROR([.$B127]);&quot;&quot;;INDIRECT(&quot;'Données brutes'.&quot; &amp; [.S$1] &amp; [.$B127];1))">
            <text:p/>
          </table:table-cell>
          <table:table-cell table:style-name="ce58" table:formula="of:=SUM([.H127:.S127])" office:value-type="currency" office:currency="EUR" office:value="0">
            <text:p>0,00 €</text:p>
          </table:table-cell>
          <table:table-cell table:style-name="ce58" table:formula="of:=[.G127]-[.T127]" office:value-type="currency" office:currency="EUR" office:value="0">
            <text:p>0,00 €</text:p>
          </table:table-cell>
          <table:table-cell table:style-name="ce66" table:formula="of:=IF(ISNUMBER([.G127]);[.U127]/[.G127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28]=&quot;&quot;;NOT(ISERROR([.B128])));&quot;ok&quot;;&quot;&quot;)">
            <text:p/>
          </table:table-cell>
          <table:table-cell table:formula="of:=MATCH([.C128];ColonneSections;0)+(IF(LEFT([.E128];1)=&quot;7&quot;;1;0))" office:value-type="float" office:value="0">
            <text:p>#N/D</text:p>
          </table:table-cell>
          <table:table-cell table:formula="of:=[.C$5]&amp;[.E128]" office:value-type="string" office:string-value="ACAR\+30 \- 678000">
            <text:p>ACAR\+30 \- 678000</text:p>
          </table:table-cell>
          <table:table-cell/>
          <table:table-cell table:style-name="ce49" office:value-type="float" office:value="678000">
            <text:p>678000</text:p>
          </table:table-cell>
          <table:table-cell table:style-name="ce50" office:value-type="string">
            <text:p>Autres charges exceptionnelles</text:p>
          </table:table-cell>
          <table:table-cell table:style-name="ce55"/>
          <table:table-cell table:style-name="ce57" table:formula="of:=IF(ISERROR([.$B128]);&quot;&quot;;INDIRECT(&quot;'Données brutes'.&quot; &amp; [.H$1] &amp; [.$B128];1))">
            <text:p/>
          </table:table-cell>
          <table:table-cell table:style-name="ce57" table:formula="of:=IF(ISERROR([.$B128]);&quot;&quot;;INDIRECT(&quot;'Données brutes'.&quot; &amp; [.I$1] &amp; [.$B128];1))">
            <text:p/>
          </table:table-cell>
          <table:table-cell table:style-name="ce57" table:formula="of:=IF(ISERROR([.$B128]);&quot;&quot;;INDIRECT(&quot;'Données brutes'.&quot; &amp; [.J$1] &amp; [.$B128];1))">
            <text:p/>
          </table:table-cell>
          <table:table-cell table:style-name="ce57" table:formula="of:=IF(ISERROR([.$B128]);&quot;&quot;;INDIRECT(&quot;'Données brutes'.&quot; &amp; [.K$1] &amp; [.$B128];1))">
            <text:p/>
          </table:table-cell>
          <table:table-cell table:style-name="ce57" table:formula="of:=IF(ISERROR([.$B128]);&quot;&quot;;INDIRECT(&quot;'Données brutes'.&quot; &amp; [.L$1] &amp; [.$B128];1))">
            <text:p/>
          </table:table-cell>
          <table:table-cell table:style-name="ce57" table:formula="of:=IF(ISERROR([.$B128]);&quot;&quot;;INDIRECT(&quot;'Données brutes'.&quot; &amp; [.M$1] &amp; [.$B128];1))">
            <text:p/>
          </table:table-cell>
          <table:table-cell table:style-name="ce57" table:formula="of:=IF(ISERROR([.$B128]);&quot;&quot;;INDIRECT(&quot;'Données brutes'.&quot; &amp; [.N$1] &amp; [.$B128];1))">
            <text:p/>
          </table:table-cell>
          <table:table-cell table:style-name="ce57" table:formula="of:=IF(ISERROR([.$B128]);&quot;&quot;;INDIRECT(&quot;'Données brutes'.&quot; &amp; [.O$1] &amp; [.$B128];1))">
            <text:p/>
          </table:table-cell>
          <table:table-cell table:style-name="ce57" table:formula="of:=IF(ISERROR([.$B128]);&quot;&quot;;INDIRECT(&quot;'Données brutes'.&quot; &amp; [.P$1] &amp; [.$B128];1))">
            <text:p/>
          </table:table-cell>
          <table:table-cell table:style-name="ce57" table:formula="of:=IF(ISERROR([.$B128]);&quot;&quot;;INDIRECT(&quot;'Données brutes'.&quot; &amp; [.Q$1] &amp; [.$B128];1))">
            <text:p/>
          </table:table-cell>
          <table:table-cell table:style-name="ce57" table:formula="of:=IF(ISERROR([.$B128]);&quot;&quot;;INDIRECT(&quot;'Données brutes'.&quot; &amp; [.R$1] &amp; [.$B128];1))">
            <text:p/>
          </table:table-cell>
          <table:table-cell table:style-name="ce57" table:formula="of:=IF(ISERROR([.$B128]);&quot;&quot;;INDIRECT(&quot;'Données brutes'.&quot; &amp; [.S$1] &amp; [.$B128];1))">
            <text:p/>
          </table:table-cell>
          <table:table-cell table:style-name="ce58" table:formula="of:=SUM([.H128:.S128])" office:value-type="currency" office:currency="EUR" office:value="0">
            <text:p>0,00 €</text:p>
          </table:table-cell>
          <table:table-cell table:style-name="ce58" table:formula="of:=[.G128]-[.T128]" office:value-type="currency" office:currency="EUR" office:value="0">
            <text:p>0,00 €</text:p>
          </table:table-cell>
          <table:table-cell table:style-name="ce66" table:formula="of:=IF(ISNUMBER([.G128]);[.U128]/[.G128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29]=&quot;&quot;;NOT(ISERROR([.B129])));&quot;ok&quot;;&quot;&quot;)">
            <text:p/>
          </table:table-cell>
          <table:table-cell table:formula="of:=MATCH([.C129];ColonneSections;0)+(IF(LEFT([.E129];1)=&quot;7&quot;;1;0))" office:value-type="float" office:value="0">
            <text:p>#N/D</text:p>
          </table:table-cell>
          <table:table-cell table:formula="of:=[.C$5]&amp;[.E129]" office:value-type="string" office:string-value="ACAR\+30 \- 678800">
            <text:p>ACAR\+30 \- 678800</text:p>
          </table:table-cell>
          <table:table-cell/>
          <table:table-cell table:style-name="ce49" office:value-type="float" office:value="678800">
            <text:p>678800</text:p>
          </table:table-cell>
          <table:table-cell table:style-name="ce50" office:value-type="string">
            <text:p>Charges exceptionnelles diverses</text:p>
          </table:table-cell>
          <table:table-cell table:style-name="ce55"/>
          <table:table-cell table:style-name="ce57" table:formula="of:=IF(ISERROR([.$B129]);&quot;&quot;;INDIRECT(&quot;'Données brutes'.&quot; &amp; [.H$1] &amp; [.$B129];1))">
            <text:p/>
          </table:table-cell>
          <table:table-cell table:style-name="ce57" table:formula="of:=IF(ISERROR([.$B129]);&quot;&quot;;INDIRECT(&quot;'Données brutes'.&quot; &amp; [.I$1] &amp; [.$B129];1))">
            <text:p/>
          </table:table-cell>
          <table:table-cell table:style-name="ce57" table:formula="of:=IF(ISERROR([.$B129]);&quot;&quot;;INDIRECT(&quot;'Données brutes'.&quot; &amp; [.J$1] &amp; [.$B129];1))">
            <text:p/>
          </table:table-cell>
          <table:table-cell table:style-name="ce57" table:formula="of:=IF(ISERROR([.$B129]);&quot;&quot;;INDIRECT(&quot;'Données brutes'.&quot; &amp; [.K$1] &amp; [.$B129];1))">
            <text:p/>
          </table:table-cell>
          <table:table-cell table:style-name="ce57" table:formula="of:=IF(ISERROR([.$B129]);&quot;&quot;;INDIRECT(&quot;'Données brutes'.&quot; &amp; [.L$1] &amp; [.$B129];1))">
            <text:p/>
          </table:table-cell>
          <table:table-cell table:style-name="ce57" table:formula="of:=IF(ISERROR([.$B129]);&quot;&quot;;INDIRECT(&quot;'Données brutes'.&quot; &amp; [.M$1] &amp; [.$B129];1))">
            <text:p/>
          </table:table-cell>
          <table:table-cell table:style-name="ce57" table:formula="of:=IF(ISERROR([.$B129]);&quot;&quot;;INDIRECT(&quot;'Données brutes'.&quot; &amp; [.N$1] &amp; [.$B129];1))">
            <text:p/>
          </table:table-cell>
          <table:table-cell table:style-name="ce57" table:formula="of:=IF(ISERROR([.$B129]);&quot;&quot;;INDIRECT(&quot;'Données brutes'.&quot; &amp; [.O$1] &amp; [.$B129];1))">
            <text:p/>
          </table:table-cell>
          <table:table-cell table:style-name="ce57" table:formula="of:=IF(ISERROR([.$B129]);&quot;&quot;;INDIRECT(&quot;'Données brutes'.&quot; &amp; [.P$1] &amp; [.$B129];1))">
            <text:p/>
          </table:table-cell>
          <table:table-cell table:style-name="ce57" table:formula="of:=IF(ISERROR([.$B129]);&quot;&quot;;INDIRECT(&quot;'Données brutes'.&quot; &amp; [.Q$1] &amp; [.$B129];1))">
            <text:p/>
          </table:table-cell>
          <table:table-cell table:style-name="ce57" table:formula="of:=IF(ISERROR([.$B129]);&quot;&quot;;INDIRECT(&quot;'Données brutes'.&quot; &amp; [.R$1] &amp; [.$B129];1))">
            <text:p/>
          </table:table-cell>
          <table:table-cell table:style-name="ce57" table:formula="of:=IF(ISERROR([.$B129]);&quot;&quot;;INDIRECT(&quot;'Données brutes'.&quot; &amp; [.S$1] &amp; [.$B129];1))">
            <text:p/>
          </table:table-cell>
          <table:table-cell table:style-name="ce58" table:formula="of:=SUM([.H129:.S129])" office:value-type="currency" office:currency="EUR" office:value="0">
            <text:p>0,00 €</text:p>
          </table:table-cell>
          <table:table-cell table:style-name="ce58" table:formula="of:=[.G129]-[.T129]" office:value-type="currency" office:currency="EUR" office:value="0">
            <text:p>0,00 €</text:p>
          </table:table-cell>
          <table:table-cell table:style-name="ce66" table:formula="of:=IF(ISNUMBER([.G129]);[.U129]/[.G129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130]=&quot;&quot;;NOT(ISERROR([.B130])));&quot;ok&quot;;&quot;&quot;)">
            <text:p/>
          </table:table-cell>
          <table:table-cell table:formula="of:=MATCH([.C130];ColonneSections;0)+(IF(LEFT([.E130];1)=&quot;7&quot;;1;0))" office:value-type="float" office:value="0">
            <text:p>#N/D</text:p>
          </table:table-cell>
          <table:table-cell table:formula="of:=[.C$5]&amp;[.E130]" office:value-type="string" office:string-value="ACAR\+30 \- 681110">
            <text:p>ACAR\+30 \- 681110</text:p>
          </table:table-cell>
          <table:table-cell/>
          <table:table-cell table:style-name="ce49" office:value-type="float" office:value="681110">
            <text:p>681110</text:p>
          </table:table-cell>
          <table:table-cell table:style-name="ce50" office:value-type="string">
            <text:p>Dot. amort. immos incorporelles</text:p>
          </table:table-cell>
          <table:table-cell table:style-name="ce55"/>
          <table:table-cell table:style-name="ce57" table:formula="of:=IF(ISERROR([.$B130]);&quot;&quot;;INDIRECT(&quot;'Données brutes'.&quot; &amp; [.H$1] &amp; [.$B130];1))">
            <text:p/>
          </table:table-cell>
          <table:table-cell table:style-name="ce57" table:formula="of:=IF(ISERROR([.$B130]);&quot;&quot;;INDIRECT(&quot;'Données brutes'.&quot; &amp; [.I$1] &amp; [.$B130];1))">
            <text:p/>
          </table:table-cell>
          <table:table-cell table:style-name="ce57" table:formula="of:=IF(ISERROR([.$B130]);&quot;&quot;;INDIRECT(&quot;'Données brutes'.&quot; &amp; [.J$1] &amp; [.$B130];1))">
            <text:p/>
          </table:table-cell>
          <table:table-cell table:style-name="ce57" table:formula="of:=IF(ISERROR([.$B130]);&quot;&quot;;INDIRECT(&quot;'Données brutes'.&quot; &amp; [.K$1] &amp; [.$B130];1))">
            <text:p/>
          </table:table-cell>
          <table:table-cell table:style-name="ce57" table:formula="of:=IF(ISERROR([.$B130]);&quot;&quot;;INDIRECT(&quot;'Données brutes'.&quot; &amp; [.L$1] &amp; [.$B130];1))">
            <text:p/>
          </table:table-cell>
          <table:table-cell table:style-name="ce57" table:formula="of:=IF(ISERROR([.$B130]);&quot;&quot;;INDIRECT(&quot;'Données brutes'.&quot; &amp; [.M$1] &amp; [.$B130];1))">
            <text:p/>
          </table:table-cell>
          <table:table-cell table:style-name="ce57" table:formula="of:=IF(ISERROR([.$B130]);&quot;&quot;;INDIRECT(&quot;'Données brutes'.&quot; &amp; [.N$1] &amp; [.$B130];1))">
            <text:p/>
          </table:table-cell>
          <table:table-cell table:style-name="ce57" table:formula="of:=IF(ISERROR([.$B130]);&quot;&quot;;INDIRECT(&quot;'Données brutes'.&quot; &amp; [.O$1] &amp; [.$B130];1))">
            <text:p/>
          </table:table-cell>
          <table:table-cell table:style-name="ce57" table:formula="of:=IF(ISERROR([.$B130]);&quot;&quot;;INDIRECT(&quot;'Données brutes'.&quot; &amp; [.P$1] &amp; [.$B130];1))">
            <text:p/>
          </table:table-cell>
          <table:table-cell table:style-name="ce57" table:formula="of:=IF(ISERROR([.$B130]);&quot;&quot;;INDIRECT(&quot;'Données brutes'.&quot; &amp; [.Q$1] &amp; [.$B130];1))">
            <text:p/>
          </table:table-cell>
          <table:table-cell table:style-name="ce57" table:formula="of:=IF(ISERROR([.$B130]);&quot;&quot;;INDIRECT(&quot;'Données brutes'.&quot; &amp; [.R$1] &amp; [.$B130];1))">
            <text:p/>
          </table:table-cell>
          <table:table-cell table:style-name="ce57" table:formula="of:=IF(ISERROR([.$B130]);&quot;&quot;;INDIRECT(&quot;'Données brutes'.&quot; &amp; [.S$1] &amp; [.$B130];1))">
            <text:p/>
          </table:table-cell>
          <table:table-cell table:style-name="ce58" table:formula="of:=SUM([.H130:.S130])" office:value-type="currency" office:currency="EUR" office:value="0">
            <text:p>0,00 €</text:p>
          </table:table-cell>
          <table:table-cell table:style-name="ce58" table:formula="of:=[.G130]-[.T130]" office:value-type="currency" office:currency="EUR" office:value="0">
            <text:p>0,00 €</text:p>
          </table:table-cell>
          <table:table-cell table:style-name="ce66" table:formula="of:=IF(ISNUMBER([.G130]);[.U130]/[.G130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131]=&quot;&quot;;NOT(ISERROR([.B131])));&quot;ok&quot;;&quot;&quot;)">
            <text:p/>
          </table:table-cell>
          <table:table-cell table:formula="of:=MATCH([.C131];ColonneSections;0)+(IF(LEFT([.E131];1)=&quot;7&quot;;1;0))" office:value-type="float" office:value="0">
            <text:p>#N/D</text:p>
          </table:table-cell>
          <table:table-cell table:formula="of:=[.C$5]&amp;[.E131]" office:value-type="string" office:string-value="ACAR\+30 \- 681120">
            <text:p>ACAR\+30 \- 681120</text:p>
          </table:table-cell>
          <table:table-cell/>
          <table:table-cell table:style-name="ce49" office:value-type="float" office:value="681120">
            <text:p>681120</text:p>
          </table:table-cell>
          <table:table-cell table:style-name="ce50" office:value-type="string">
            <text:p>Dot. amort. immos corporelles</text:p>
          </table:table-cell>
          <table:table-cell table:style-name="ce55"/>
          <table:table-cell table:style-name="ce57" table:formula="of:=IF(ISERROR([.$B131]);&quot;&quot;;INDIRECT(&quot;'Données brutes'.&quot; &amp; [.H$1] &amp; [.$B131];1))">
            <text:p/>
          </table:table-cell>
          <table:table-cell table:style-name="ce57" table:formula="of:=IF(ISERROR([.$B131]);&quot;&quot;;INDIRECT(&quot;'Données brutes'.&quot; &amp; [.I$1] &amp; [.$B131];1))">
            <text:p/>
          </table:table-cell>
          <table:table-cell table:style-name="ce57" table:formula="of:=IF(ISERROR([.$B131]);&quot;&quot;;INDIRECT(&quot;'Données brutes'.&quot; &amp; [.J$1] &amp; [.$B131];1))">
            <text:p/>
          </table:table-cell>
          <table:table-cell table:style-name="ce57" table:formula="of:=IF(ISERROR([.$B131]);&quot;&quot;;INDIRECT(&quot;'Données brutes'.&quot; &amp; [.K$1] &amp; [.$B131];1))">
            <text:p/>
          </table:table-cell>
          <table:table-cell table:style-name="ce57" table:formula="of:=IF(ISERROR([.$B131]);&quot;&quot;;INDIRECT(&quot;'Données brutes'.&quot; &amp; [.L$1] &amp; [.$B131];1))">
            <text:p/>
          </table:table-cell>
          <table:table-cell table:style-name="ce57" table:formula="of:=IF(ISERROR([.$B131]);&quot;&quot;;INDIRECT(&quot;'Données brutes'.&quot; &amp; [.M$1] &amp; [.$B131];1))">
            <text:p/>
          </table:table-cell>
          <table:table-cell table:style-name="ce57" table:formula="of:=IF(ISERROR([.$B131]);&quot;&quot;;INDIRECT(&quot;'Données brutes'.&quot; &amp; [.N$1] &amp; [.$B131];1))">
            <text:p/>
          </table:table-cell>
          <table:table-cell table:style-name="ce57" table:formula="of:=IF(ISERROR([.$B131]);&quot;&quot;;INDIRECT(&quot;'Données brutes'.&quot; &amp; [.O$1] &amp; [.$B131];1))">
            <text:p/>
          </table:table-cell>
          <table:table-cell table:style-name="ce57" table:formula="of:=IF(ISERROR([.$B131]);&quot;&quot;;INDIRECT(&quot;'Données brutes'.&quot; &amp; [.P$1] &amp; [.$B131];1))">
            <text:p/>
          </table:table-cell>
          <table:table-cell table:style-name="ce57" table:formula="of:=IF(ISERROR([.$B131]);&quot;&quot;;INDIRECT(&quot;'Données brutes'.&quot; &amp; [.Q$1] &amp; [.$B131];1))">
            <text:p/>
          </table:table-cell>
          <table:table-cell table:style-name="ce57" table:formula="of:=IF(ISERROR([.$B131]);&quot;&quot;;INDIRECT(&quot;'Données brutes'.&quot; &amp; [.R$1] &amp; [.$B131];1))">
            <text:p/>
          </table:table-cell>
          <table:table-cell table:style-name="ce57" table:formula="of:=IF(ISERROR([.$B131]);&quot;&quot;;INDIRECT(&quot;'Données brutes'.&quot; &amp; [.S$1] &amp; [.$B131];1))">
            <text:p/>
          </table:table-cell>
          <table:table-cell table:style-name="ce58" table:formula="of:=SUM([.H131:.S131])" office:value-type="currency" office:currency="EUR" office:value="0">
            <text:p>0,00 €</text:p>
          </table:table-cell>
          <table:table-cell table:style-name="ce58" table:formula="of:=[.G131]-[.T131]" office:value-type="currency" office:currency="EUR" office:value="0">
            <text:p>0,00 €</text:p>
          </table:table-cell>
          <table:table-cell table:style-name="ce66" table:formula="of:=IF(ISNUMBER([.G131]);[.U131]/[.G131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132]=&quot;&quot;;NOT(ISERROR([.B132])));&quot;ok&quot;;&quot;&quot;)">
            <text:p/>
          </table:table-cell>
          <table:table-cell table:formula="of:=MATCH([.C132];ColonneSections;0)+(IF(LEFT([.E132];1)=&quot;7&quot;;1;0))" office:value-type="float" office:value="0">
            <text:p>#N/D</text:p>
          </table:table-cell>
          <table:table-cell table:formula="of:=[.C$5]&amp;[.E132]" office:value-type="string" office:string-value="ACAR\+30 \- 681700">
            <text:p>ACAR\+30 \- 681700</text:p>
          </table:table-cell>
          <table:table-cell/>
          <table:table-cell table:style-name="ce49" office:value-type="float" office:value="681700">
            <text:p>681700</text:p>
          </table:table-cell>
          <table:table-cell table:style-name="ce50" office:value-type="string">
            <text:p>Prov.pour dépréciation des stocks</text:p>
          </table:table-cell>
          <table:table-cell table:style-name="ce55"/>
          <table:table-cell table:style-name="ce57" table:formula="of:=IF(ISERROR([.$B132]);&quot;&quot;;INDIRECT(&quot;'Données brutes'.&quot; &amp; [.H$1] &amp; [.$B132];1))">
            <text:p/>
          </table:table-cell>
          <table:table-cell table:style-name="ce57" table:formula="of:=IF(ISERROR([.$B132]);&quot;&quot;;INDIRECT(&quot;'Données brutes'.&quot; &amp; [.I$1] &amp; [.$B132];1))">
            <text:p/>
          </table:table-cell>
          <table:table-cell table:style-name="ce57" table:formula="of:=IF(ISERROR([.$B132]);&quot;&quot;;INDIRECT(&quot;'Données brutes'.&quot; &amp; [.J$1] &amp; [.$B132];1))">
            <text:p/>
          </table:table-cell>
          <table:table-cell table:style-name="ce57" table:formula="of:=IF(ISERROR([.$B132]);&quot;&quot;;INDIRECT(&quot;'Données brutes'.&quot; &amp; [.K$1] &amp; [.$B132];1))">
            <text:p/>
          </table:table-cell>
          <table:table-cell table:style-name="ce57" table:formula="of:=IF(ISERROR([.$B132]);&quot;&quot;;INDIRECT(&quot;'Données brutes'.&quot; &amp; [.L$1] &amp; [.$B132];1))">
            <text:p/>
          </table:table-cell>
          <table:table-cell table:style-name="ce57" table:formula="of:=IF(ISERROR([.$B132]);&quot;&quot;;INDIRECT(&quot;'Données brutes'.&quot; &amp; [.M$1] &amp; [.$B132];1))">
            <text:p/>
          </table:table-cell>
          <table:table-cell table:style-name="ce57" table:formula="of:=IF(ISERROR([.$B132]);&quot;&quot;;INDIRECT(&quot;'Données brutes'.&quot; &amp; [.N$1] &amp; [.$B132];1))">
            <text:p/>
          </table:table-cell>
          <table:table-cell table:style-name="ce57" table:formula="of:=IF(ISERROR([.$B132]);&quot;&quot;;INDIRECT(&quot;'Données brutes'.&quot; &amp; [.O$1] &amp; [.$B132];1))">
            <text:p/>
          </table:table-cell>
          <table:table-cell table:style-name="ce57" table:formula="of:=IF(ISERROR([.$B132]);&quot;&quot;;INDIRECT(&quot;'Données brutes'.&quot; &amp; [.P$1] &amp; [.$B132];1))">
            <text:p/>
          </table:table-cell>
          <table:table-cell table:style-name="ce57" table:formula="of:=IF(ISERROR([.$B132]);&quot;&quot;;INDIRECT(&quot;'Données brutes'.&quot; &amp; [.Q$1] &amp; [.$B132];1))">
            <text:p/>
          </table:table-cell>
          <table:table-cell table:style-name="ce57" table:formula="of:=IF(ISERROR([.$B132]);&quot;&quot;;INDIRECT(&quot;'Données brutes'.&quot; &amp; [.R$1] &amp; [.$B132];1))">
            <text:p/>
          </table:table-cell>
          <table:table-cell table:style-name="ce57" table:formula="of:=IF(ISERROR([.$B132]);&quot;&quot;;INDIRECT(&quot;'Données brutes'.&quot; &amp; [.S$1] &amp; [.$B132];1))">
            <text:p/>
          </table:table-cell>
          <table:table-cell table:style-name="ce58" table:formula="of:=SUM([.H132:.S132])" office:value-type="currency" office:currency="EUR" office:value="0">
            <text:p>0,00 €</text:p>
          </table:table-cell>
          <table:table-cell table:style-name="ce58" table:formula="of:=[.G132]-[.T132]" office:value-type="currency" office:currency="EUR" office:value="0">
            <text:p>0,00 €</text:p>
          </table:table-cell>
          <table:table-cell table:style-name="ce66" table:formula="of:=IF(ISNUMBER([.G132]);[.U132]/[.G132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133]=&quot;&quot;;NOT(ISERROR([.B133])));&quot;ok&quot;;&quot;&quot;)">
            <text:p/>
          </table:table-cell>
          <table:table-cell table:formula="of:=MATCH([.C133];ColonneSections;0)+(IF(LEFT([.E133];1)=&quot;7&quot;;1;0))" office:value-type="float" office:value="0">
            <text:p>#N/D</text:p>
          </table:table-cell>
          <table:table-cell table:formula="of:=[.C$5]&amp;[.E133]" office:value-type="string" office:string-value="ACAR\+30 \- 687250">
            <text:p>ACAR\+30 \- 687250</text:p>
          </table:table-cell>
          <table:table-cell/>
          <table:table-cell table:style-name="ce49" office:value-type="float" office:value="687250">
            <text:p>687250</text:p>
          </table:table-cell>
          <table:table-cell table:style-name="ce50" office:value-type="string">
            <text:p>Dot.amort. dérogatoires</text:p>
          </table:table-cell>
          <table:table-cell table:style-name="ce55"/>
          <table:table-cell table:style-name="ce57" table:formula="of:=IF(ISERROR([.$B133]);&quot;&quot;;INDIRECT(&quot;'Données brutes'.&quot; &amp; [.H$1] &amp; [.$B133];1))">
            <text:p/>
          </table:table-cell>
          <table:table-cell table:style-name="ce57" table:formula="of:=IF(ISERROR([.$B133]);&quot;&quot;;INDIRECT(&quot;'Données brutes'.&quot; &amp; [.I$1] &amp; [.$B133];1))">
            <text:p/>
          </table:table-cell>
          <table:table-cell table:style-name="ce57" table:formula="of:=IF(ISERROR([.$B133]);&quot;&quot;;INDIRECT(&quot;'Données brutes'.&quot; &amp; [.J$1] &amp; [.$B133];1))">
            <text:p/>
          </table:table-cell>
          <table:table-cell table:style-name="ce57" table:formula="of:=IF(ISERROR([.$B133]);&quot;&quot;;INDIRECT(&quot;'Données brutes'.&quot; &amp; [.K$1] &amp; [.$B133];1))">
            <text:p/>
          </table:table-cell>
          <table:table-cell table:style-name="ce57" table:formula="of:=IF(ISERROR([.$B133]);&quot;&quot;;INDIRECT(&quot;'Données brutes'.&quot; &amp; [.L$1] &amp; [.$B133];1))">
            <text:p/>
          </table:table-cell>
          <table:table-cell table:style-name="ce57" table:formula="of:=IF(ISERROR([.$B133]);&quot;&quot;;INDIRECT(&quot;'Données brutes'.&quot; &amp; [.M$1] &amp; [.$B133];1))">
            <text:p/>
          </table:table-cell>
          <table:table-cell table:style-name="ce57" table:formula="of:=IF(ISERROR([.$B133]);&quot;&quot;;INDIRECT(&quot;'Données brutes'.&quot; &amp; [.N$1] &amp; [.$B133];1))">
            <text:p/>
          </table:table-cell>
          <table:table-cell table:style-name="ce57" table:formula="of:=IF(ISERROR([.$B133]);&quot;&quot;;INDIRECT(&quot;'Données brutes'.&quot; &amp; [.O$1] &amp; [.$B133];1))">
            <text:p/>
          </table:table-cell>
          <table:table-cell table:style-name="ce57" table:formula="of:=IF(ISERROR([.$B133]);&quot;&quot;;INDIRECT(&quot;'Données brutes'.&quot; &amp; [.P$1] &amp; [.$B133];1))">
            <text:p/>
          </table:table-cell>
          <table:table-cell table:style-name="ce57" table:formula="of:=IF(ISERROR([.$B133]);&quot;&quot;;INDIRECT(&quot;'Données brutes'.&quot; &amp; [.Q$1] &amp; [.$B133];1))">
            <text:p/>
          </table:table-cell>
          <table:table-cell table:style-name="ce57" table:formula="of:=IF(ISERROR([.$B133]);&quot;&quot;;INDIRECT(&quot;'Données brutes'.&quot; &amp; [.R$1] &amp; [.$B133];1))">
            <text:p/>
          </table:table-cell>
          <table:table-cell table:style-name="ce57" table:formula="of:=IF(ISERROR([.$B133]);&quot;&quot;;INDIRECT(&quot;'Données brutes'.&quot; &amp; [.S$1] &amp; [.$B133];1))">
            <text:p/>
          </table:table-cell>
          <table:table-cell table:style-name="ce58" table:formula="of:=SUM([.H133:.S133])" office:value-type="currency" office:currency="EUR" office:value="0">
            <text:p>0,00 €</text:p>
          </table:table-cell>
          <table:table-cell table:style-name="ce58" table:formula="of:=[.G133]-[.T133]" office:value-type="currency" office:currency="EUR" office:value="0">
            <text:p>0,00 €</text:p>
          </table:table-cell>
          <table:table-cell table:style-name="ce66" table:formula="of:=IF(ISNUMBER([.G133]);[.U133]/[.G133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134]=&quot;&quot;;NOT(ISERROR([.B134])));&quot;ok&quot;;&quot;&quot;)">
            <text:p/>
          </table:table-cell>
          <table:table-cell table:formula="of:=MATCH([.C134];ColonneSections;0)+(IF(LEFT([.E134];1)=&quot;7&quot;;1;0))" office:value-type="float" office:value="0">
            <text:p>#N/D</text:p>
          </table:table-cell>
          <table:table-cell table:formula="of:=[.C$5]&amp;[.E134]" office:value-type="string" office:string-value="ACAR\+30 \- 687500">
            <text:p>ACAR\+30 \- 687500</text:p>
          </table:table-cell>
          <table:table-cell/>
          <table:table-cell table:style-name="ce49" office:value-type="float" office:value="687500">
            <text:p>687500</text:p>
          </table:table-cell>
          <table:table-cell table:style-name="ce50" office:value-type="string">
            <text:p>Dot. aux prov. risques et ch. exc.</text:p>
          </table:table-cell>
          <table:table-cell table:style-name="ce55"/>
          <table:table-cell table:style-name="ce57" table:formula="of:=IF(ISERROR([.$B134]);&quot;&quot;;INDIRECT(&quot;'Données brutes'.&quot; &amp; [.H$1] &amp; [.$B134];1))">
            <text:p/>
          </table:table-cell>
          <table:table-cell table:style-name="ce57" table:formula="of:=IF(ISERROR([.$B134]);&quot;&quot;;INDIRECT(&quot;'Données brutes'.&quot; &amp; [.I$1] &amp; [.$B134];1))">
            <text:p/>
          </table:table-cell>
          <table:table-cell table:style-name="ce57" table:formula="of:=IF(ISERROR([.$B134]);&quot;&quot;;INDIRECT(&quot;'Données brutes'.&quot; &amp; [.J$1] &amp; [.$B134];1))">
            <text:p/>
          </table:table-cell>
          <table:table-cell table:style-name="ce57" table:formula="of:=IF(ISERROR([.$B134]);&quot;&quot;;INDIRECT(&quot;'Données brutes'.&quot; &amp; [.K$1] &amp; [.$B134];1))">
            <text:p/>
          </table:table-cell>
          <table:table-cell table:style-name="ce57" table:formula="of:=IF(ISERROR([.$B134]);&quot;&quot;;INDIRECT(&quot;'Données brutes'.&quot; &amp; [.L$1] &amp; [.$B134];1))">
            <text:p/>
          </table:table-cell>
          <table:table-cell table:style-name="ce57" table:formula="of:=IF(ISERROR([.$B134]);&quot;&quot;;INDIRECT(&quot;'Données brutes'.&quot; &amp; [.M$1] &amp; [.$B134];1))">
            <text:p/>
          </table:table-cell>
          <table:table-cell table:style-name="ce57" table:formula="of:=IF(ISERROR([.$B134]);&quot;&quot;;INDIRECT(&quot;'Données brutes'.&quot; &amp; [.N$1] &amp; [.$B134];1))">
            <text:p/>
          </table:table-cell>
          <table:table-cell table:style-name="ce57" table:formula="of:=IF(ISERROR([.$B134]);&quot;&quot;;INDIRECT(&quot;'Données brutes'.&quot; &amp; [.O$1] &amp; [.$B134];1))">
            <text:p/>
          </table:table-cell>
          <table:table-cell table:style-name="ce57" table:formula="of:=IF(ISERROR([.$B134]);&quot;&quot;;INDIRECT(&quot;'Données brutes'.&quot; &amp; [.P$1] &amp; [.$B134];1))">
            <text:p/>
          </table:table-cell>
          <table:table-cell table:style-name="ce57" table:formula="of:=IF(ISERROR([.$B134]);&quot;&quot;;INDIRECT(&quot;'Données brutes'.&quot; &amp; [.Q$1] &amp; [.$B134];1))">
            <text:p/>
          </table:table-cell>
          <table:table-cell table:style-name="ce57" table:formula="of:=IF(ISERROR([.$B134]);&quot;&quot;;INDIRECT(&quot;'Données brutes'.&quot; &amp; [.R$1] &amp; [.$B134];1))">
            <text:p/>
          </table:table-cell>
          <table:table-cell table:style-name="ce57" table:formula="of:=IF(ISERROR([.$B134]);&quot;&quot;;INDIRECT(&quot;'Données brutes'.&quot; &amp; [.S$1] &amp; [.$B134];1))">
            <text:p/>
          </table:table-cell>
          <table:table-cell table:style-name="ce58" table:formula="of:=SUM([.H134:.S134])" office:value-type="currency" office:currency="EUR" office:value="0">
            <text:p>0,00 €</text:p>
          </table:table-cell>
          <table:table-cell table:style-name="ce58" table:formula="of:=[.G134]-[.T134]" office:value-type="currency" office:currency="EUR" office:value="0">
            <text:p>0,00 €</text:p>
          </table:table-cell>
          <table:table-cell table:style-name="ce66" table:formula="of:=IF(ISNUMBER([.G134]);[.U134]/[.G134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35]=&quot;&quot;;NOT(ISERROR([.B135])));&quot;ok&quot;;&quot;&quot;)">
            <text:p/>
          </table:table-cell>
          <table:table-cell table:formula="of:=MATCH([.C135];ColonneSections;0)+(IF(LEFT([.E135];1)=&quot;7&quot;;1;0))" office:value-type="float" office:value="0">
            <text:p>#N/D</text:p>
          </table:table-cell>
          <table:table-cell table:formula="of:=[.C$5]&amp;[.E135]" office:value-type="string" office:string-value="ACAR\+30 \- 695000">
            <text:p>ACAR\+30 \- 695000</text:p>
          </table:table-cell>
          <table:table-cell/>
          <table:table-cell table:style-name="ce49" office:value-type="float" office:value="695000">
            <text:p>695000</text:p>
          </table:table-cell>
          <table:table-cell table:style-name="ce50" office:value-type="string">
            <text:p>Impôt pers. morales non lucratives</text:p>
          </table:table-cell>
          <table:table-cell table:style-name="ce55"/>
          <table:table-cell table:style-name="ce57" table:formula="of:=IF(ISERROR([.$B135]);&quot;&quot;;INDIRECT(&quot;'Données brutes'.&quot; &amp; [.H$1] &amp; [.$B135];1))">
            <text:p/>
          </table:table-cell>
          <table:table-cell table:style-name="ce57" table:formula="of:=IF(ISERROR([.$B135]);&quot;&quot;;INDIRECT(&quot;'Données brutes'.&quot; &amp; [.I$1] &amp; [.$B135];1))">
            <text:p/>
          </table:table-cell>
          <table:table-cell table:style-name="ce57" table:formula="of:=IF(ISERROR([.$B135]);&quot;&quot;;INDIRECT(&quot;'Données brutes'.&quot; &amp; [.J$1] &amp; [.$B135];1))">
            <text:p/>
          </table:table-cell>
          <table:table-cell table:style-name="ce57" table:formula="of:=IF(ISERROR([.$B135]);&quot;&quot;;INDIRECT(&quot;'Données brutes'.&quot; &amp; [.K$1] &amp; [.$B135];1))">
            <text:p/>
          </table:table-cell>
          <table:table-cell table:style-name="ce57" table:formula="of:=IF(ISERROR([.$B135]);&quot;&quot;;INDIRECT(&quot;'Données brutes'.&quot; &amp; [.L$1] &amp; [.$B135];1))">
            <text:p/>
          </table:table-cell>
          <table:table-cell table:style-name="ce57" table:formula="of:=IF(ISERROR([.$B135]);&quot;&quot;;INDIRECT(&quot;'Données brutes'.&quot; &amp; [.M$1] &amp; [.$B135];1))">
            <text:p/>
          </table:table-cell>
          <table:table-cell table:style-name="ce57" table:formula="of:=IF(ISERROR([.$B135]);&quot;&quot;;INDIRECT(&quot;'Données brutes'.&quot; &amp; [.N$1] &amp; [.$B135];1))">
            <text:p/>
          </table:table-cell>
          <table:table-cell table:style-name="ce57" table:formula="of:=IF(ISERROR([.$B135]);&quot;&quot;;INDIRECT(&quot;'Données brutes'.&quot; &amp; [.O$1] &amp; [.$B135];1))">
            <text:p/>
          </table:table-cell>
          <table:table-cell table:style-name="ce57" table:formula="of:=IF(ISERROR([.$B135]);&quot;&quot;;INDIRECT(&quot;'Données brutes'.&quot; &amp; [.P$1] &amp; [.$B135];1))">
            <text:p/>
          </table:table-cell>
          <table:table-cell table:style-name="ce57" table:formula="of:=IF(ISERROR([.$B135]);&quot;&quot;;INDIRECT(&quot;'Données brutes'.&quot; &amp; [.Q$1] &amp; [.$B135];1))">
            <text:p/>
          </table:table-cell>
          <table:table-cell table:style-name="ce57" table:formula="of:=IF(ISERROR([.$B135]);&quot;&quot;;INDIRECT(&quot;'Données brutes'.&quot; &amp; [.R$1] &amp; [.$B135];1))">
            <text:p/>
          </table:table-cell>
          <table:table-cell table:style-name="ce57" table:formula="of:=IF(ISERROR([.$B135]);&quot;&quot;;INDIRECT(&quot;'Données brutes'.&quot; &amp; [.S$1] &amp; [.$B135];1))">
            <text:p/>
          </table:table-cell>
          <table:table-cell table:style-name="ce58" table:formula="of:=SUM([.H135:.S135])" office:value-type="currency" office:currency="EUR" office:value="0">
            <text:p>0,00 €</text:p>
          </table:table-cell>
          <table:table-cell table:style-name="ce58" table:formula="of:=[.G135]-[.T135]" office:value-type="currency" office:currency="EUR" office:value="0">
            <text:p>0,00 €</text:p>
          </table:table-cell>
          <table:table-cell table:style-name="ce66" table:formula="of:=IF(ISNUMBER([.G135]);[.U135]/[.G135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36]=&quot;&quot;;NOT(ISERROR([.B136])));&quot;ok&quot;;&quot;&quot;)">
            <text:p/>
          </table:table-cell>
          <table:table-cell table:formula="of:=MATCH([.C136];ColonneSections;0)+(IF(LEFT([.E136];1)=&quot;7&quot;;1;0))" office:value-type="float" office:value="0">
            <text:p>#N/D</text:p>
          </table:table-cell>
          <table:table-cell table:formula="of:=[.C$5]&amp;[.E136]" office:value-type="string" office:string-value="ACAR\+30 \- 695100">
            <text:p>ACAR\+30 \- 695100</text:p>
          </table:table-cell>
          <table:table-cell/>
          <table:table-cell table:style-name="ce49" office:value-type="float" office:value="695100">
            <text:p>695100</text:p>
          </table:table-cell>
          <table:table-cell table:style-name="ce50" office:value-type="string">
            <text:p>Impôt société sur activités fiscalisées</text:p>
          </table:table-cell>
          <table:table-cell table:style-name="ce55"/>
          <table:table-cell table:style-name="ce57" table:formula="of:=IF(ISERROR([.$B136]);&quot;&quot;;INDIRECT(&quot;'Données brutes'.&quot; &amp; [.H$1] &amp; [.$B136];1))">
            <text:p/>
          </table:table-cell>
          <table:table-cell table:style-name="ce57" table:formula="of:=IF(ISERROR([.$B136]);&quot;&quot;;INDIRECT(&quot;'Données brutes'.&quot; &amp; [.I$1] &amp; [.$B136];1))">
            <text:p/>
          </table:table-cell>
          <table:table-cell table:style-name="ce57" table:formula="of:=IF(ISERROR([.$B136]);&quot;&quot;;INDIRECT(&quot;'Données brutes'.&quot; &amp; [.J$1] &amp; [.$B136];1))">
            <text:p/>
          </table:table-cell>
          <table:table-cell table:style-name="ce57" table:formula="of:=IF(ISERROR([.$B136]);&quot;&quot;;INDIRECT(&quot;'Données brutes'.&quot; &amp; [.K$1] &amp; [.$B136];1))">
            <text:p/>
          </table:table-cell>
          <table:table-cell table:style-name="ce57" table:formula="of:=IF(ISERROR([.$B136]);&quot;&quot;;INDIRECT(&quot;'Données brutes'.&quot; &amp; [.L$1] &amp; [.$B136];1))">
            <text:p/>
          </table:table-cell>
          <table:table-cell table:style-name="ce57" table:formula="of:=IF(ISERROR([.$B136]);&quot;&quot;;INDIRECT(&quot;'Données brutes'.&quot; &amp; [.M$1] &amp; [.$B136];1))">
            <text:p/>
          </table:table-cell>
          <table:table-cell table:style-name="ce57" table:formula="of:=IF(ISERROR([.$B136]);&quot;&quot;;INDIRECT(&quot;'Données brutes'.&quot; &amp; [.N$1] &amp; [.$B136];1))">
            <text:p/>
          </table:table-cell>
          <table:table-cell table:style-name="ce57" table:formula="of:=IF(ISERROR([.$B136]);&quot;&quot;;INDIRECT(&quot;'Données brutes'.&quot; &amp; [.O$1] &amp; [.$B136];1))">
            <text:p/>
          </table:table-cell>
          <table:table-cell table:style-name="ce57" table:formula="of:=IF(ISERROR([.$B136]);&quot;&quot;;INDIRECT(&quot;'Données brutes'.&quot; &amp; [.P$1] &amp; [.$B136];1))">
            <text:p/>
          </table:table-cell>
          <table:table-cell table:style-name="ce57" table:formula="of:=IF(ISERROR([.$B136]);&quot;&quot;;INDIRECT(&quot;'Données brutes'.&quot; &amp; [.Q$1] &amp; [.$B136];1))">
            <text:p/>
          </table:table-cell>
          <table:table-cell table:style-name="ce57" table:formula="of:=IF(ISERROR([.$B136]);&quot;&quot;;INDIRECT(&quot;'Données brutes'.&quot; &amp; [.R$1] &amp; [.$B136];1))">
            <text:p/>
          </table:table-cell>
          <table:table-cell table:style-name="ce57" table:formula="of:=IF(ISERROR([.$B136]);&quot;&quot;;INDIRECT(&quot;'Données brutes'.&quot; &amp; [.S$1] &amp; [.$B136];1))">
            <text:p/>
          </table:table-cell>
          <table:table-cell table:style-name="ce58" table:formula="of:=SUM([.H136:.S136])" office:value-type="currency" office:currency="EUR" office:value="0">
            <text:p>0,00 €</text:p>
          </table:table-cell>
          <table:table-cell table:style-name="ce58" table:formula="of:=[.G136]-[.T136]" office:value-type="currency" office:currency="EUR" office:value="0">
            <text:p>0,00 €</text:p>
          </table:table-cell>
          <table:table-cell table:style-name="ce66" table:formula="of:=IF(ISNUMBER([.G136]);[.U136]/[.G136];&quot;&quot;)">
            <text:p/>
          </table:table-cell>
          <table:table-cell table:number-columns-repeated="1002"/>
        </table:table-row>
        <table:table-row table:style-name="ro1">
          <table:table-cell table:style-name="ce43" table:formula="of:=IF(OR([.E137]=&quot;&quot;;NOT(ISERROR([.B137])));&quot;ok&quot;;&quot;&quot;)" office:value-type="string" office:string-value="ok">
            <text:p>ok</text:p>
          </table:table-cell>
          <table:table-cell table:formula="of:=MATCH([.C137];ColonneSections;0)+(IF(LEFT([.E137];1)=&quot;7&quot;;1;0))" office:value-type="float" office:value="0">
            <text:p>#N/D</text:p>
          </table:table-cell>
          <table:table-cell table:formula="of:=[.C$5]&amp;[.E137]" office:value-type="string" office:string-value="ACAR\+30 \- ">
            <text:p>ACAR\+30 \- </text:p>
          </table:table-cell>
          <table:table-cell/>
          <table:table-cell table:style-name="ce48"/>
          <table:table-cell table:style-name="ce51" office:value-type="string">
            <text:p>Produits </text:p>
          </table:table-cell>
          <table:table-cell table:style-name="ce54" table:formula="of:=SUM([.G138:.G206])" office:value-type="currency" office:currency="EUR" office:value="47722">
            <text:p>47 722,00 €</text:p>
          </table:table-cell>
          <table:table-cell table:style-name="ce54" table:formula="of:=SUM([.H138:.H206])" office:value-type="currency" office:currency="EUR" office:value="207.64">
            <text:p>207,64 €</text:p>
          </table:table-cell>
          <table:table-cell table:style-name="ce54" table:formula="of:=SUM([.I138:.I206])" office:value-type="currency" office:currency="EUR" office:value="366.8">
            <text:p>366,80 €</text:p>
          </table:table-cell>
          <table:table-cell table:style-name="ce54" table:formula="of:=SUM([.J138:.J206])" office:value-type="currency" office:currency="EUR" office:value="271.59">
            <text:p>271,59 €</text:p>
          </table:table-cell>
          <table:table-cell table:style-name="ce54" table:formula="of:=SUM([.K138:.K206])" office:value-type="currency" office:currency="EUR" office:value="0">
            <text:p>0,00 €</text:p>
          </table:table-cell>
          <table:table-cell table:style-name="ce54" table:formula="of:=SUM([.L138:.L206])" office:value-type="currency" office:currency="EUR" office:value="0">
            <text:p>0,00 €</text:p>
          </table:table-cell>
          <table:table-cell table:style-name="ce54" table:formula="of:=SUM([.M138:.M206])" office:value-type="currency" office:currency="EUR" office:value="0">
            <text:p>0,00 €</text:p>
          </table:table-cell>
          <table:table-cell table:style-name="ce54" table:formula="of:=SUM([.N138:.N206])" office:value-type="currency" office:currency="EUR" office:value="0">
            <text:p>0,00 €</text:p>
          </table:table-cell>
          <table:table-cell table:style-name="ce54" table:formula="of:=SUM([.O138:.O206])" office:value-type="currency" office:currency="EUR" office:value="0">
            <text:p>0,00 €</text:p>
          </table:table-cell>
          <table:table-cell table:style-name="ce54" table:formula="of:=SUM([.P138:.P206])" office:value-type="currency" office:currency="EUR" office:value="0">
            <text:p>0,00 €</text:p>
          </table:table-cell>
          <table:table-cell table:style-name="ce54" table:formula="of:=SUM([.Q138:.Q206])" office:value-type="currency" office:currency="EUR" office:value="0">
            <text:p>0,00 €</text:p>
          </table:table-cell>
          <table:table-cell table:style-name="ce54" table:formula="of:=SUM([.R138:.R206])" office:value-type="currency" office:currency="EUR" office:value="0">
            <text:p>0,00 €</text:p>
          </table:table-cell>
          <table:table-cell table:style-name="ce54" table:formula="of:=SUM([.S138:.S206])" office:value-type="currency" office:currency="EUR" office:value="0">
            <text:p>0,00 €</text:p>
          </table:table-cell>
          <table:table-cell table:style-name="ce60" table:formula="of:=SUM([.T150:.T207])" office:value-type="currency" office:currency="EUR" office:value="846.03">
            <text:p>846,03 €</text:p>
          </table:table-cell>
          <table:table-cell table:style-name="ce54" table:formula="of:=[.G137]-[.T137]" office:value-type="currency" office:currency="EUR" office:value="46875.97">
            <text:p>46 875,97 €</text:p>
          </table:table-cell>
          <table:table-cell table:style-name="ce65" table:formula="of:=[.T137]/[.G137]" office:value-type="percentage" office:value="0.0177283014123465">
            <text:p>2%</text:p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138]=&quot;&quot;;NOT(ISERROR([.B138])));&quot;ok&quot;;&quot;&quot;)">
            <text:p/>
          </table:table-cell>
          <table:table-cell table:formula="of:=MATCH([.C138];ColonneSections;0)+(IF(LEFT([.E138];1)=&quot;7&quot;;1;0))" office:value-type="float" office:value="0">
            <text:p>#N/D</text:p>
          </table:table-cell>
          <table:table-cell table:formula="of:=[.C$5]&amp;[.E138]" office:value-type="string" office:string-value="ACAR\+30 \- 701010">
            <text:p>ACAR\+30 \- 701010</text:p>
          </table:table-cell>
          <table:table-cell/>
          <table:table-cell table:style-name="ce49" office:value-type="float" office:value="701010">
            <text:p>701010</text:p>
          </table:table-cell>
          <table:table-cell table:style-name="ce50" office:value-type="string">
            <text:p>Abt à la revue SDN 2,1 %</text:p>
          </table:table-cell>
          <table:table-cell table:style-name="ce55"/>
          <table:table-cell table:style-name="ce57" table:formula="of:=IF(ISERROR([.$B138]);&quot;&quot;;INDIRECT(&quot;'Données brutes'.&quot; &amp; [.H$1] &amp; [.$B138];1))">
            <text:p/>
          </table:table-cell>
          <table:table-cell table:style-name="ce57" table:formula="of:=IF(ISERROR([.$B138]);&quot;&quot;;INDIRECT(&quot;'Données brutes'.&quot; &amp; [.I$1] &amp; [.$B138];1))">
            <text:p/>
          </table:table-cell>
          <table:table-cell table:style-name="ce57" table:formula="of:=IF(ISERROR([.$B138]);&quot;&quot;;INDIRECT(&quot;'Données brutes'.&quot; &amp; [.J$1] &amp; [.$B138];1))">
            <text:p/>
          </table:table-cell>
          <table:table-cell table:style-name="ce57" table:formula="of:=IF(ISERROR([.$B138]);&quot;&quot;;INDIRECT(&quot;'Données brutes'.&quot; &amp; [.K$1] &amp; [.$B138];1))">
            <text:p/>
          </table:table-cell>
          <table:table-cell table:style-name="ce57" table:formula="of:=IF(ISERROR([.$B138]);&quot;&quot;;INDIRECT(&quot;'Données brutes'.&quot; &amp; [.L$1] &amp; [.$B138];1))">
            <text:p/>
          </table:table-cell>
          <table:table-cell table:style-name="ce57" table:formula="of:=IF(ISERROR([.$B138]);&quot;&quot;;INDIRECT(&quot;'Données brutes'.&quot; &amp; [.M$1] &amp; [.$B138];1))">
            <text:p/>
          </table:table-cell>
          <table:table-cell table:style-name="ce57" table:formula="of:=IF(ISERROR([.$B138]);&quot;&quot;;INDIRECT(&quot;'Données brutes'.&quot; &amp; [.N$1] &amp; [.$B138];1))">
            <text:p/>
          </table:table-cell>
          <table:table-cell table:style-name="ce57" table:formula="of:=IF(ISERROR([.$B138]);&quot;&quot;;INDIRECT(&quot;'Données brutes'.&quot; &amp; [.O$1] &amp; [.$B138];1))">
            <text:p/>
          </table:table-cell>
          <table:table-cell table:style-name="ce57" table:formula="of:=IF(ISERROR([.$B138]);&quot;&quot;;INDIRECT(&quot;'Données brutes'.&quot; &amp; [.P$1] &amp; [.$B138];1))">
            <text:p/>
          </table:table-cell>
          <table:table-cell table:style-name="ce57" table:formula="of:=IF(ISERROR([.$B138]);&quot;&quot;;INDIRECT(&quot;'Données brutes'.&quot; &amp; [.Q$1] &amp; [.$B138];1))">
            <text:p/>
          </table:table-cell>
          <table:table-cell table:style-name="ce57" table:formula="of:=IF(ISERROR([.$B138]);&quot;&quot;;INDIRECT(&quot;'Données brutes'.&quot; &amp; [.R$1] &amp; [.$B138];1))">
            <text:p/>
          </table:table-cell>
          <table:table-cell table:style-name="ce57" table:formula="of:=IF(ISERROR([.$B138]);&quot;&quot;;INDIRECT(&quot;'Données brutes'.&quot; &amp; [.S$1] &amp; [.$B138];1))">
            <text:p/>
          </table:table-cell>
          <table:table-cell table:style-name="ce58" table:formula="of:=SUM([.H138:.S138])" office:value-type="currency" office:currency="EUR" office:value="0">
            <text:p>0,00 €</text:p>
          </table:table-cell>
          <table:table-cell table:style-name="ce58" table:formula="of:=[.G138]-[.T138]" office:value-type="currency" office:currency="EUR" office:value="0">
            <text:p>0,00 €</text:p>
          </table:table-cell>
          <table:table-cell table:style-name="ce66" table:formula="of:=IF(ISNUMBER([.G138]);[.U138]/[.G138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39]=&quot;&quot;;NOT(ISERROR([.B139])));&quot;ok&quot;;&quot;&quot;)">
            <text:p/>
          </table:table-cell>
          <table:table-cell table:formula="of:=MATCH([.C139];ColonneSections;0)+(IF(LEFT([.E139];1)=&quot;7&quot;;1;0))" office:value-type="float" office:value="0">
            <text:p>#N/D</text:p>
          </table:table-cell>
          <table:table-cell table:formula="of:=[.C$5]&amp;[.E139]" office:value-type="string" office:string-value="ACAR\+30 \- 701110">
            <text:p>ACAR\+30 \- 701110</text:p>
          </table:table-cell>
          <table:table-cell/>
          <table:table-cell table:style-name="ce49" office:value-type="float" office:value="701110">
            <text:p>701110</text:p>
          </table:table-cell>
          <table:table-cell table:style-name="ce50" office:value-type="string">
            <text:p>Parrainage d'abonnements à 2,10 %</text:p>
          </table:table-cell>
          <table:table-cell table:style-name="ce55"/>
          <table:table-cell table:style-name="ce57" table:formula="of:=IF(ISERROR([.$B139]);&quot;&quot;;INDIRECT(&quot;'Données brutes'.&quot; &amp; [.H$1] &amp; [.$B139];1))">
            <text:p/>
          </table:table-cell>
          <table:table-cell table:style-name="ce57" table:formula="of:=IF(ISERROR([.$B139]);&quot;&quot;;INDIRECT(&quot;'Données brutes'.&quot; &amp; [.I$1] &amp; [.$B139];1))">
            <text:p/>
          </table:table-cell>
          <table:table-cell table:style-name="ce57" table:formula="of:=IF(ISERROR([.$B139]);&quot;&quot;;INDIRECT(&quot;'Données brutes'.&quot; &amp; [.J$1] &amp; [.$B139];1))">
            <text:p/>
          </table:table-cell>
          <table:table-cell table:style-name="ce57" table:formula="of:=IF(ISERROR([.$B139]);&quot;&quot;;INDIRECT(&quot;'Données brutes'.&quot; &amp; [.K$1] &amp; [.$B139];1))">
            <text:p/>
          </table:table-cell>
          <table:table-cell table:style-name="ce57" table:formula="of:=IF(ISERROR([.$B139]);&quot;&quot;;INDIRECT(&quot;'Données brutes'.&quot; &amp; [.L$1] &amp; [.$B139];1))">
            <text:p/>
          </table:table-cell>
          <table:table-cell table:style-name="ce57" table:formula="of:=IF(ISERROR([.$B139]);&quot;&quot;;INDIRECT(&quot;'Données brutes'.&quot; &amp; [.M$1] &amp; [.$B139];1))">
            <text:p/>
          </table:table-cell>
          <table:table-cell table:style-name="ce57" table:formula="of:=IF(ISERROR([.$B139]);&quot;&quot;;INDIRECT(&quot;'Données brutes'.&quot; &amp; [.N$1] &amp; [.$B139];1))">
            <text:p/>
          </table:table-cell>
          <table:table-cell table:style-name="ce57" table:formula="of:=IF(ISERROR([.$B139]);&quot;&quot;;INDIRECT(&quot;'Données brutes'.&quot; &amp; [.O$1] &amp; [.$B139];1))">
            <text:p/>
          </table:table-cell>
          <table:table-cell table:style-name="ce57" table:formula="of:=IF(ISERROR([.$B139]);&quot;&quot;;INDIRECT(&quot;'Données brutes'.&quot; &amp; [.P$1] &amp; [.$B139];1))">
            <text:p/>
          </table:table-cell>
          <table:table-cell table:style-name="ce57" table:formula="of:=IF(ISERROR([.$B139]);&quot;&quot;;INDIRECT(&quot;'Données brutes'.&quot; &amp; [.Q$1] &amp; [.$B139];1))">
            <text:p/>
          </table:table-cell>
          <table:table-cell table:style-name="ce57" table:formula="of:=IF(ISERROR([.$B139]);&quot;&quot;;INDIRECT(&quot;'Données brutes'.&quot; &amp; [.R$1] &amp; [.$B139];1))">
            <text:p/>
          </table:table-cell>
          <table:table-cell table:style-name="ce57" table:formula="of:=IF(ISERROR([.$B139]);&quot;&quot;;INDIRECT(&quot;'Données brutes'.&quot; &amp; [.S$1] &amp; [.$B139];1))">
            <text:p/>
          </table:table-cell>
          <table:table-cell table:style-name="ce58" table:formula="of:=SUM([.H139:.S139])" office:value-type="currency" office:currency="EUR" office:value="0">
            <text:p>0,00 €</text:p>
          </table:table-cell>
          <table:table-cell table:style-name="ce58" table:formula="of:=[.G139]-[.T139]" office:value-type="currency" office:currency="EUR" office:value="0">
            <text:p>0,00 €</text:p>
          </table:table-cell>
          <table:table-cell table:style-name="ce66" table:formula="of:=IF(ISNUMBER([.G139]);[.U139]/[.G139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40]=&quot;&quot;;NOT(ISERROR([.B140])));&quot;ok&quot;;&quot;&quot;)">
            <text:p/>
          </table:table-cell>
          <table:table-cell table:formula="of:=MATCH([.C140];ColonneSections;0)+(IF(LEFT([.E140];1)=&quot;7&quot;;1;0))" office:value-type="float" office:value="0">
            <text:p>#N/D</text:p>
          </table:table-cell>
          <table:table-cell table:formula="of:=[.C$5]&amp;[.E140]" office:value-type="string" office:string-value="ACAR\+30 \- 701120">
            <text:p>ACAR\+30 \- 701120</text:p>
          </table:table-cell>
          <table:table-cell/>
          <table:table-cell table:style-name="ce49" office:value-type="float" office:value="701120">
            <text:p>701120</text:p>
          </table:table-cell>
          <table:table-cell table:style-name="ce50" office:value-type="string">
            <text:p>Revue à l'unité à 2,10 %</text:p>
          </table:table-cell>
          <table:table-cell table:style-name="ce55"/>
          <table:table-cell table:style-name="ce57" table:formula="of:=IF(ISERROR([.$B140]);&quot;&quot;;INDIRECT(&quot;'Données brutes'.&quot; &amp; [.H$1] &amp; [.$B140];1))">
            <text:p/>
          </table:table-cell>
          <table:table-cell table:style-name="ce57" table:formula="of:=IF(ISERROR([.$B140]);&quot;&quot;;INDIRECT(&quot;'Données brutes'.&quot; &amp; [.I$1] &amp; [.$B140];1))">
            <text:p/>
          </table:table-cell>
          <table:table-cell table:style-name="ce57" table:formula="of:=IF(ISERROR([.$B140]);&quot;&quot;;INDIRECT(&quot;'Données brutes'.&quot; &amp; [.J$1] &amp; [.$B140];1))">
            <text:p/>
          </table:table-cell>
          <table:table-cell table:style-name="ce57" table:formula="of:=IF(ISERROR([.$B140]);&quot;&quot;;INDIRECT(&quot;'Données brutes'.&quot; &amp; [.K$1] &amp; [.$B140];1))">
            <text:p/>
          </table:table-cell>
          <table:table-cell table:style-name="ce57" table:formula="of:=IF(ISERROR([.$B140]);&quot;&quot;;INDIRECT(&quot;'Données brutes'.&quot; &amp; [.L$1] &amp; [.$B140];1))">
            <text:p/>
          </table:table-cell>
          <table:table-cell table:style-name="ce57" table:formula="of:=IF(ISERROR([.$B140]);&quot;&quot;;INDIRECT(&quot;'Données brutes'.&quot; &amp; [.M$1] &amp; [.$B140];1))">
            <text:p/>
          </table:table-cell>
          <table:table-cell table:style-name="ce57" table:formula="of:=IF(ISERROR([.$B140]);&quot;&quot;;INDIRECT(&quot;'Données brutes'.&quot; &amp; [.N$1] &amp; [.$B140];1))">
            <text:p/>
          </table:table-cell>
          <table:table-cell table:style-name="ce57" table:formula="of:=IF(ISERROR([.$B140]);&quot;&quot;;INDIRECT(&quot;'Données brutes'.&quot; &amp; [.O$1] &amp; [.$B140];1))">
            <text:p/>
          </table:table-cell>
          <table:table-cell table:style-name="ce57" table:formula="of:=IF(ISERROR([.$B140]);&quot;&quot;;INDIRECT(&quot;'Données brutes'.&quot; &amp; [.P$1] &amp; [.$B140];1))">
            <text:p/>
          </table:table-cell>
          <table:table-cell table:style-name="ce57" table:formula="of:=IF(ISERROR([.$B140]);&quot;&quot;;INDIRECT(&quot;'Données brutes'.&quot; &amp; [.Q$1] &amp; [.$B140];1))">
            <text:p/>
          </table:table-cell>
          <table:table-cell table:style-name="ce57" table:formula="of:=IF(ISERROR([.$B140]);&quot;&quot;;INDIRECT(&quot;'Données brutes'.&quot; &amp; [.R$1] &amp; [.$B140];1))">
            <text:p/>
          </table:table-cell>
          <table:table-cell table:style-name="ce57" table:formula="of:=IF(ISERROR([.$B140]);&quot;&quot;;INDIRECT(&quot;'Données brutes'.&quot; &amp; [.S$1] &amp; [.$B140];1))">
            <text:p/>
          </table:table-cell>
          <table:table-cell table:style-name="ce58" table:formula="of:=SUM([.H140:.S140])" office:value-type="currency" office:currency="EUR" office:value="0">
            <text:p>0,00 €</text:p>
          </table:table-cell>
          <table:table-cell table:style-name="ce58" table:formula="of:=[.G140]-[.T140]" office:value-type="currency" office:currency="EUR" office:value="0">
            <text:p>0,00 €</text:p>
          </table:table-cell>
          <table:table-cell table:style-name="ce66" table:formula="of:=IF(ISNUMBER([.G140]);[.U140]/[.G140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41]=&quot;&quot;;NOT(ISERROR([.B141])));&quot;ok&quot;;&quot;&quot;)">
            <text:p/>
          </table:table-cell>
          <table:table-cell table:formula="of:=MATCH([.C141];ColonneSections;0)+(IF(LEFT([.E141];1)=&quot;7&quot;;1;0))" office:value-type="float" office:value="0">
            <text:p>#N/D</text:p>
          </table:table-cell>
          <table:table-cell table:formula="of:=[.C$5]&amp;[.E141]" office:value-type="string" office:string-value="ACAR\+30 \- 701130">
            <text:p>ACAR\+30 \- 701130</text:p>
          </table:table-cell>
          <table:table-cell/>
          <table:table-cell table:style-name="ce49" office:value-type="float" office:value="701130">
            <text:p>701130</text:p>
          </table:table-cell>
          <table:table-cell table:style-name="ce50" office:value-type="string">
            <text:p>Autres Documents REZO</text:p>
          </table:table-cell>
          <table:table-cell table:style-name="ce55"/>
          <table:table-cell table:style-name="ce57" table:formula="of:=IF(ISERROR([.$B141]);&quot;&quot;;INDIRECT(&quot;'Données brutes'.&quot; &amp; [.H$1] &amp; [.$B141];1))">
            <text:p/>
          </table:table-cell>
          <table:table-cell table:style-name="ce57" table:formula="of:=IF(ISERROR([.$B141]);&quot;&quot;;INDIRECT(&quot;'Données brutes'.&quot; &amp; [.I$1] &amp; [.$B141];1))">
            <text:p/>
          </table:table-cell>
          <table:table-cell table:style-name="ce57" table:formula="of:=IF(ISERROR([.$B141]);&quot;&quot;;INDIRECT(&quot;'Données brutes'.&quot; &amp; [.J$1] &amp; [.$B141];1))">
            <text:p/>
          </table:table-cell>
          <table:table-cell table:style-name="ce57" table:formula="of:=IF(ISERROR([.$B141]);&quot;&quot;;INDIRECT(&quot;'Données brutes'.&quot; &amp; [.K$1] &amp; [.$B141];1))">
            <text:p/>
          </table:table-cell>
          <table:table-cell table:style-name="ce57" table:formula="of:=IF(ISERROR([.$B141]);&quot;&quot;;INDIRECT(&quot;'Données brutes'.&quot; &amp; [.L$1] &amp; [.$B141];1))">
            <text:p/>
          </table:table-cell>
          <table:table-cell table:style-name="ce57" table:formula="of:=IF(ISERROR([.$B141]);&quot;&quot;;INDIRECT(&quot;'Données brutes'.&quot; &amp; [.M$1] &amp; [.$B141];1))">
            <text:p/>
          </table:table-cell>
          <table:table-cell table:style-name="ce57" table:formula="of:=IF(ISERROR([.$B141]);&quot;&quot;;INDIRECT(&quot;'Données brutes'.&quot; &amp; [.N$1] &amp; [.$B141];1))">
            <text:p/>
          </table:table-cell>
          <table:table-cell table:style-name="ce57" table:formula="of:=IF(ISERROR([.$B141]);&quot;&quot;;INDIRECT(&quot;'Données brutes'.&quot; &amp; [.O$1] &amp; [.$B141];1))">
            <text:p/>
          </table:table-cell>
          <table:table-cell table:style-name="ce57" table:formula="of:=IF(ISERROR([.$B141]);&quot;&quot;;INDIRECT(&quot;'Données brutes'.&quot; &amp; [.P$1] &amp; [.$B141];1))">
            <text:p/>
          </table:table-cell>
          <table:table-cell table:style-name="ce57" table:formula="of:=IF(ISERROR([.$B141]);&quot;&quot;;INDIRECT(&quot;'Données brutes'.&quot; &amp; [.Q$1] &amp; [.$B141];1))">
            <text:p/>
          </table:table-cell>
          <table:table-cell table:style-name="ce57" table:formula="of:=IF(ISERROR([.$B141]);&quot;&quot;;INDIRECT(&quot;'Données brutes'.&quot; &amp; [.R$1] &amp; [.$B141];1))">
            <text:p/>
          </table:table-cell>
          <table:table-cell table:style-name="ce57" table:formula="of:=IF(ISERROR([.$B141]);&quot;&quot;;INDIRECT(&quot;'Données brutes'.&quot; &amp; [.S$1] &amp; [.$B141];1))">
            <text:p/>
          </table:table-cell>
          <table:table-cell table:style-name="ce58" table:formula="of:=SUM([.H141:.S141])" office:value-type="currency" office:currency="EUR" office:value="0">
            <text:p>0,00 €</text:p>
          </table:table-cell>
          <table:table-cell table:style-name="ce58" table:formula="of:=[.G141]-[.T141]" office:value-type="currency" office:currency="EUR" office:value="0">
            <text:p>0,00 €</text:p>
          </table:table-cell>
          <table:table-cell table:style-name="ce66" table:formula="of:=IF(ISNUMBER([.G141]);[.U141]/[.G141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42]=&quot;&quot;;NOT(ISERROR([.B142])));&quot;ok&quot;;&quot;&quot;)">
            <text:p/>
          </table:table-cell>
          <table:table-cell table:formula="of:=MATCH([.C142];ColonneSections;0)+(IF(LEFT([.E142];1)=&quot;7&quot;;1;0))" office:value-type="float" office:value="0">
            <text:p>#N/D</text:p>
          </table:table-cell>
          <table:table-cell table:formula="of:=[.C$5]&amp;[.E142]" office:value-type="string" office:string-value="ACAR\+30 \- 701140">
            <text:p>ACAR\+30 \- 701140</text:p>
          </table:table-cell>
          <table:table-cell/>
          <table:table-cell table:style-name="ce49" office:value-type="float" office:value="701140">
            <text:p>701140</text:p>
          </table:table-cell>
          <table:table-cell table:style-name="ce50" office:value-type="string">
            <text:p>Vêtements et accessoires à 19,6 %</text:p>
          </table:table-cell>
          <table:table-cell table:style-name="ce55"/>
          <table:table-cell table:style-name="ce57" table:formula="of:=IF(ISERROR([.$B142]);&quot;&quot;;INDIRECT(&quot;'Données brutes'.&quot; &amp; [.H$1] &amp; [.$B142];1))">
            <text:p/>
          </table:table-cell>
          <table:table-cell table:style-name="ce57" table:formula="of:=IF(ISERROR([.$B142]);&quot;&quot;;INDIRECT(&quot;'Données brutes'.&quot; &amp; [.I$1] &amp; [.$B142];1))">
            <text:p/>
          </table:table-cell>
          <table:table-cell table:style-name="ce57" table:formula="of:=IF(ISERROR([.$B142]);&quot;&quot;;INDIRECT(&quot;'Données brutes'.&quot; &amp; [.J$1] &amp; [.$B142];1))">
            <text:p/>
          </table:table-cell>
          <table:table-cell table:style-name="ce57" table:formula="of:=IF(ISERROR([.$B142]);&quot;&quot;;INDIRECT(&quot;'Données brutes'.&quot; &amp; [.K$1] &amp; [.$B142];1))">
            <text:p/>
          </table:table-cell>
          <table:table-cell table:style-name="ce57" table:formula="of:=IF(ISERROR([.$B142]);&quot;&quot;;INDIRECT(&quot;'Données brutes'.&quot; &amp; [.L$1] &amp; [.$B142];1))">
            <text:p/>
          </table:table-cell>
          <table:table-cell table:style-name="ce57" table:formula="of:=IF(ISERROR([.$B142]);&quot;&quot;;INDIRECT(&quot;'Données brutes'.&quot; &amp; [.M$1] &amp; [.$B142];1))">
            <text:p/>
          </table:table-cell>
          <table:table-cell table:style-name="ce57" table:formula="of:=IF(ISERROR([.$B142]);&quot;&quot;;INDIRECT(&quot;'Données brutes'.&quot; &amp; [.N$1] &amp; [.$B142];1))">
            <text:p/>
          </table:table-cell>
          <table:table-cell table:style-name="ce57" table:formula="of:=IF(ISERROR([.$B142]);&quot;&quot;;INDIRECT(&quot;'Données brutes'.&quot; &amp; [.O$1] &amp; [.$B142];1))">
            <text:p/>
          </table:table-cell>
          <table:table-cell table:style-name="ce57" table:formula="of:=IF(ISERROR([.$B142]);&quot;&quot;;INDIRECT(&quot;'Données brutes'.&quot; &amp; [.P$1] &amp; [.$B142];1))">
            <text:p/>
          </table:table-cell>
          <table:table-cell table:style-name="ce57" table:formula="of:=IF(ISERROR([.$B142]);&quot;&quot;;INDIRECT(&quot;'Données brutes'.&quot; &amp; [.Q$1] &amp; [.$B142];1))">
            <text:p/>
          </table:table-cell>
          <table:table-cell table:style-name="ce57" table:formula="of:=IF(ISERROR([.$B142]);&quot;&quot;;INDIRECT(&quot;'Données brutes'.&quot; &amp; [.R$1] &amp; [.$B142];1))">
            <text:p/>
          </table:table-cell>
          <table:table-cell table:style-name="ce57" table:formula="of:=IF(ISERROR([.$B142]);&quot;&quot;;INDIRECT(&quot;'Données brutes'.&quot; &amp; [.S$1] &amp; [.$B142];1))">
            <text:p/>
          </table:table-cell>
          <table:table-cell table:style-name="ce58" table:formula="of:=SUM([.H142:.S142])" office:value-type="currency" office:currency="EUR" office:value="0">
            <text:p>0,00 €</text:p>
          </table:table-cell>
          <table:table-cell table:style-name="ce58" table:formula="of:=[.G142]-[.T142]" office:value-type="currency" office:currency="EUR" office:value="0">
            <text:p>0,00 €</text:p>
          </table:table-cell>
          <table:table-cell table:style-name="ce66" table:formula="of:=IF(ISNUMBER([.G142]);[.U142]/[.G142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43]=&quot;&quot;;NOT(ISERROR([.B143])));&quot;ok&quot;;&quot;&quot;)">
            <text:p/>
          </table:table-cell>
          <table:table-cell table:formula="of:=MATCH([.C143];ColonneSections;0)+(IF(LEFT([.E143];1)=&quot;7&quot;;1;0))" office:value-type="float" office:value="0">
            <text:p>#N/D</text:p>
          </table:table-cell>
          <table:table-cell table:formula="of:=[.C$5]&amp;[.E143]" office:value-type="string" office:string-value="ACAR\+30 \- 701200">
            <text:p>ACAR\+30 \- 701200</text:p>
          </table:table-cell>
          <table:table-cell/>
          <table:table-cell table:style-name="ce49" office:value-type="float" office:value="701200">
            <text:p>701200</text:p>
          </table:table-cell>
          <table:table-cell table:style-name="ce50" office:value-type="string">
            <text:p>Livres, dossiers et brochures à 5,5 %</text:p>
          </table:table-cell>
          <table:table-cell table:style-name="ce55"/>
          <table:table-cell table:style-name="ce57" table:formula="of:=IF(ISERROR([.$B143]);&quot;&quot;;INDIRECT(&quot;'Données brutes'.&quot; &amp; [.H$1] &amp; [.$B143];1))">
            <text:p/>
          </table:table-cell>
          <table:table-cell table:style-name="ce57" table:formula="of:=IF(ISERROR([.$B143]);&quot;&quot;;INDIRECT(&quot;'Données brutes'.&quot; &amp; [.I$1] &amp; [.$B143];1))">
            <text:p/>
          </table:table-cell>
          <table:table-cell table:style-name="ce57" table:formula="of:=IF(ISERROR([.$B143]);&quot;&quot;;INDIRECT(&quot;'Données brutes'.&quot; &amp; [.J$1] &amp; [.$B143];1))">
            <text:p/>
          </table:table-cell>
          <table:table-cell table:style-name="ce57" table:formula="of:=IF(ISERROR([.$B143]);&quot;&quot;;INDIRECT(&quot;'Données brutes'.&quot; &amp; [.K$1] &amp; [.$B143];1))">
            <text:p/>
          </table:table-cell>
          <table:table-cell table:style-name="ce57" table:formula="of:=IF(ISERROR([.$B143]);&quot;&quot;;INDIRECT(&quot;'Données brutes'.&quot; &amp; [.L$1] &amp; [.$B143];1))">
            <text:p/>
          </table:table-cell>
          <table:table-cell table:style-name="ce57" table:formula="of:=IF(ISERROR([.$B143]);&quot;&quot;;INDIRECT(&quot;'Données brutes'.&quot; &amp; [.M$1] &amp; [.$B143];1))">
            <text:p/>
          </table:table-cell>
          <table:table-cell table:style-name="ce57" table:formula="of:=IF(ISERROR([.$B143]);&quot;&quot;;INDIRECT(&quot;'Données brutes'.&quot; &amp; [.N$1] &amp; [.$B143];1))">
            <text:p/>
          </table:table-cell>
          <table:table-cell table:style-name="ce57" table:formula="of:=IF(ISERROR([.$B143]);&quot;&quot;;INDIRECT(&quot;'Données brutes'.&quot; &amp; [.O$1] &amp; [.$B143];1))">
            <text:p/>
          </table:table-cell>
          <table:table-cell table:style-name="ce57" table:formula="of:=IF(ISERROR([.$B143]);&quot;&quot;;INDIRECT(&quot;'Données brutes'.&quot; &amp; [.P$1] &amp; [.$B143];1))">
            <text:p/>
          </table:table-cell>
          <table:table-cell table:style-name="ce57" table:formula="of:=IF(ISERROR([.$B143]);&quot;&quot;;INDIRECT(&quot;'Données brutes'.&quot; &amp; [.Q$1] &amp; [.$B143];1))">
            <text:p/>
          </table:table-cell>
          <table:table-cell table:style-name="ce57" table:formula="of:=IF(ISERROR([.$B143]);&quot;&quot;;INDIRECT(&quot;'Données brutes'.&quot; &amp; [.R$1] &amp; [.$B143];1))">
            <text:p/>
          </table:table-cell>
          <table:table-cell table:style-name="ce57" table:formula="of:=IF(ISERROR([.$B143]);&quot;&quot;;INDIRECT(&quot;'Données brutes'.&quot; &amp; [.S$1] &amp; [.$B143];1))">
            <text:p/>
          </table:table-cell>
          <table:table-cell table:style-name="ce58" table:formula="of:=SUM([.H143:.S143])" office:value-type="currency" office:currency="EUR" office:value="0">
            <text:p>0,00 €</text:p>
          </table:table-cell>
          <table:table-cell table:style-name="ce58" table:formula="of:=[.G143]-[.T143]" office:value-type="currency" office:currency="EUR" office:value="0">
            <text:p>0,00 €</text:p>
          </table:table-cell>
          <table:table-cell table:style-name="ce66" table:formula="of:=IF(ISNUMBER([.G143]);[.U143]/[.G143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44]=&quot;&quot;;NOT(ISERROR([.B144])));&quot;ok&quot;;&quot;&quot;)">
            <text:p/>
          </table:table-cell>
          <table:table-cell table:formula="of:=MATCH([.C144];ColonneSections;0)+(IF(LEFT([.E144];1)=&quot;7&quot;;1;0))" office:value-type="float" office:value="0">
            <text:p>#N/D</text:p>
          </table:table-cell>
          <table:table-cell table:formula="of:=[.C$5]&amp;[.E144]" office:value-type="string" office:string-value="ACAR\+30 \- 701400">
            <text:p>ACAR\+30 \- 701400</text:p>
          </table:table-cell>
          <table:table-cell/>
          <table:table-cell table:style-name="ce49" office:value-type="float" office:value="701400">
            <text:p>701400</text:p>
          </table:table-cell>
          <table:table-cell table:style-name="ce50" office:value-type="string">
            <text:p>REZO Documents de campagne à 5,5 %</text:p>
          </table:table-cell>
          <table:table-cell table:style-name="ce55"/>
          <table:table-cell table:style-name="ce57" table:formula="of:=IF(ISERROR([.$B144]);&quot;&quot;;INDIRECT(&quot;'Données brutes'.&quot; &amp; [.H$1] &amp; [.$B144];1))">
            <text:p/>
          </table:table-cell>
          <table:table-cell table:style-name="ce57" table:formula="of:=IF(ISERROR([.$B144]);&quot;&quot;;INDIRECT(&quot;'Données brutes'.&quot; &amp; [.I$1] &amp; [.$B144];1))">
            <text:p/>
          </table:table-cell>
          <table:table-cell table:style-name="ce57" table:formula="of:=IF(ISERROR([.$B144]);&quot;&quot;;INDIRECT(&quot;'Données brutes'.&quot; &amp; [.J$1] &amp; [.$B144];1))">
            <text:p/>
          </table:table-cell>
          <table:table-cell table:style-name="ce57" table:formula="of:=IF(ISERROR([.$B144]);&quot;&quot;;INDIRECT(&quot;'Données brutes'.&quot; &amp; [.K$1] &amp; [.$B144];1))">
            <text:p/>
          </table:table-cell>
          <table:table-cell table:style-name="ce57" table:formula="of:=IF(ISERROR([.$B144]);&quot;&quot;;INDIRECT(&quot;'Données brutes'.&quot; &amp; [.L$1] &amp; [.$B144];1))">
            <text:p/>
          </table:table-cell>
          <table:table-cell table:style-name="ce57" table:formula="of:=IF(ISERROR([.$B144]);&quot;&quot;;INDIRECT(&quot;'Données brutes'.&quot; &amp; [.M$1] &amp; [.$B144];1))">
            <text:p/>
          </table:table-cell>
          <table:table-cell table:style-name="ce57" table:formula="of:=IF(ISERROR([.$B144]);&quot;&quot;;INDIRECT(&quot;'Données brutes'.&quot; &amp; [.N$1] &amp; [.$B144];1))">
            <text:p/>
          </table:table-cell>
          <table:table-cell table:style-name="ce57" table:formula="of:=IF(ISERROR([.$B144]);&quot;&quot;;INDIRECT(&quot;'Données brutes'.&quot; &amp; [.O$1] &amp; [.$B144];1))">
            <text:p/>
          </table:table-cell>
          <table:table-cell table:style-name="ce57" table:formula="of:=IF(ISERROR([.$B144]);&quot;&quot;;INDIRECT(&quot;'Données brutes'.&quot; &amp; [.P$1] &amp; [.$B144];1))">
            <text:p/>
          </table:table-cell>
          <table:table-cell table:style-name="ce57" table:formula="of:=IF(ISERROR([.$B144]);&quot;&quot;;INDIRECT(&quot;'Données brutes'.&quot; &amp; [.Q$1] &amp; [.$B144];1))">
            <text:p/>
          </table:table-cell>
          <table:table-cell table:style-name="ce57" table:formula="of:=IF(ISERROR([.$B144]);&quot;&quot;;INDIRECT(&quot;'Données brutes'.&quot; &amp; [.R$1] &amp; [.$B144];1))">
            <text:p/>
          </table:table-cell>
          <table:table-cell table:style-name="ce57" table:formula="of:=IF(ISERROR([.$B144]);&quot;&quot;;INDIRECT(&quot;'Données brutes'.&quot; &amp; [.S$1] &amp; [.$B144];1))">
            <text:p/>
          </table:table-cell>
          <table:table-cell table:style-name="ce58" table:formula="of:=SUM([.H144:.S144])" office:value-type="currency" office:currency="EUR" office:value="0">
            <text:p>0,00 €</text:p>
          </table:table-cell>
          <table:table-cell table:style-name="ce58" table:formula="of:=[.G144]-[.T144]" office:value-type="currency" office:currency="EUR" office:value="0">
            <text:p>0,00 €</text:p>
          </table:table-cell>
          <table:table-cell table:style-name="ce66" table:formula="of:=IF(ISNUMBER([.G144]);[.U144]/[.G144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45]=&quot;&quot;;NOT(ISERROR([.B145])));&quot;ok&quot;;&quot;&quot;)">
            <text:p/>
          </table:table-cell>
          <table:table-cell table:formula="of:=MATCH([.C145];ColonneSections;0)+(IF(LEFT([.E145];1)=&quot;7&quot;;1;0))" office:value-type="float" office:value="0">
            <text:p>#N/D</text:p>
          </table:table-cell>
          <table:table-cell table:formula="of:=[.C$5]&amp;[.E145]" office:value-type="string" office:string-value="ACAR\+30 \- 701500">
            <text:p>ACAR\+30 \- 701500</text:p>
          </table:table-cell>
          <table:table-cell/>
          <table:table-cell table:style-name="ce49" office:value-type="float" office:value="701500">
            <text:p>701500</text:p>
          </table:table-cell>
          <table:table-cell table:style-name="ce50" office:value-type="string">
            <text:p>MAT. DVD du REZO à 19,6 %</text:p>
          </table:table-cell>
          <table:table-cell table:style-name="ce55"/>
          <table:table-cell table:style-name="ce57" table:formula="of:=IF(ISERROR([.$B145]);&quot;&quot;;INDIRECT(&quot;'Données brutes'.&quot; &amp; [.H$1] &amp; [.$B145];1))">
            <text:p/>
          </table:table-cell>
          <table:table-cell table:style-name="ce57" table:formula="of:=IF(ISERROR([.$B145]);&quot;&quot;;INDIRECT(&quot;'Données brutes'.&quot; &amp; [.I$1] &amp; [.$B145];1))">
            <text:p/>
          </table:table-cell>
          <table:table-cell table:style-name="ce57" table:formula="of:=IF(ISERROR([.$B145]);&quot;&quot;;INDIRECT(&quot;'Données brutes'.&quot; &amp; [.J$1] &amp; [.$B145];1))">
            <text:p/>
          </table:table-cell>
          <table:table-cell table:style-name="ce57" table:formula="of:=IF(ISERROR([.$B145]);&quot;&quot;;INDIRECT(&quot;'Données brutes'.&quot; &amp; [.K$1] &amp; [.$B145];1))">
            <text:p/>
          </table:table-cell>
          <table:table-cell table:style-name="ce57" table:formula="of:=IF(ISERROR([.$B145]);&quot;&quot;;INDIRECT(&quot;'Données brutes'.&quot; &amp; [.L$1] &amp; [.$B145];1))">
            <text:p/>
          </table:table-cell>
          <table:table-cell table:style-name="ce57" table:formula="of:=IF(ISERROR([.$B145]);&quot;&quot;;INDIRECT(&quot;'Données brutes'.&quot; &amp; [.M$1] &amp; [.$B145];1))">
            <text:p/>
          </table:table-cell>
          <table:table-cell table:style-name="ce57" table:formula="of:=IF(ISERROR([.$B145]);&quot;&quot;;INDIRECT(&quot;'Données brutes'.&quot; &amp; [.N$1] &amp; [.$B145];1))">
            <text:p/>
          </table:table-cell>
          <table:table-cell table:style-name="ce57" table:formula="of:=IF(ISERROR([.$B145]);&quot;&quot;;INDIRECT(&quot;'Données brutes'.&quot; &amp; [.O$1] &amp; [.$B145];1))">
            <text:p/>
          </table:table-cell>
          <table:table-cell table:style-name="ce57" table:formula="of:=IF(ISERROR([.$B145]);&quot;&quot;;INDIRECT(&quot;'Données brutes'.&quot; &amp; [.P$1] &amp; [.$B145];1))">
            <text:p/>
          </table:table-cell>
          <table:table-cell table:style-name="ce57" table:formula="of:=IF(ISERROR([.$B145]);&quot;&quot;;INDIRECT(&quot;'Données brutes'.&quot; &amp; [.Q$1] &amp; [.$B145];1))">
            <text:p/>
          </table:table-cell>
          <table:table-cell table:style-name="ce57" table:formula="of:=IF(ISERROR([.$B145]);&quot;&quot;;INDIRECT(&quot;'Données brutes'.&quot; &amp; [.R$1] &amp; [.$B145];1))">
            <text:p/>
          </table:table-cell>
          <table:table-cell table:style-name="ce57" table:formula="of:=IF(ISERROR([.$B145]);&quot;&quot;;INDIRECT(&quot;'Données brutes'.&quot; &amp; [.S$1] &amp; [.$B145];1))">
            <text:p/>
          </table:table-cell>
          <table:table-cell table:style-name="ce58" table:formula="of:=SUM([.H145:.S145])" office:value-type="currency" office:currency="EUR" office:value="0">
            <text:p>0,00 €</text:p>
          </table:table-cell>
          <table:table-cell table:style-name="ce58" table:formula="of:=[.G145]-[.T145]" office:value-type="currency" office:currency="EUR" office:value="0">
            <text:p>0,00 €</text:p>
          </table:table-cell>
          <table:table-cell table:style-name="ce66" table:formula="of:=IF(ISNUMBER([.G145]);[.U145]/[.G145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46]=&quot;&quot;;NOT(ISERROR([.B146])));&quot;ok&quot;;&quot;&quot;)">
            <text:p/>
          </table:table-cell>
          <table:table-cell table:formula="of:=MATCH([.C146];ColonneSections;0)+(IF(LEFT([.E146];1)=&quot;7&quot;;1;0))" office:value-type="float" office:value="0">
            <text:p>#N/D</text:p>
          </table:table-cell>
          <table:table-cell table:formula="of:=[.C$5]&amp;[.E146]" office:value-type="string" office:string-value="ACAR\+30 \- 701600">
            <text:p>ACAR\+30 \- 701600</text:p>
          </table:table-cell>
          <table:table-cell/>
          <table:table-cell table:style-name="ce49" office:value-type="float" office:value="701600">
            <text:p>701600</text:p>
          </table:table-cell>
          <table:table-cell table:style-name="ce50" office:value-type="string">
            <text:p>MAT. Enveloppes à 19,6 %</text:p>
          </table:table-cell>
          <table:table-cell table:style-name="ce55"/>
          <table:table-cell table:style-name="ce57" table:formula="of:=IF(ISERROR([.$B146]);&quot;&quot;;INDIRECT(&quot;'Données brutes'.&quot; &amp; [.H$1] &amp; [.$B146];1))">
            <text:p/>
          </table:table-cell>
          <table:table-cell table:style-name="ce57" table:formula="of:=IF(ISERROR([.$B146]);&quot;&quot;;INDIRECT(&quot;'Données brutes'.&quot; &amp; [.I$1] &amp; [.$B146];1))">
            <text:p/>
          </table:table-cell>
          <table:table-cell table:style-name="ce57" table:formula="of:=IF(ISERROR([.$B146]);&quot;&quot;;INDIRECT(&quot;'Données brutes'.&quot; &amp; [.J$1] &amp; [.$B146];1))">
            <text:p/>
          </table:table-cell>
          <table:table-cell table:style-name="ce57" table:formula="of:=IF(ISERROR([.$B146]);&quot;&quot;;INDIRECT(&quot;'Données brutes'.&quot; &amp; [.K$1] &amp; [.$B146];1))">
            <text:p/>
          </table:table-cell>
          <table:table-cell table:style-name="ce57" table:formula="of:=IF(ISERROR([.$B146]);&quot;&quot;;INDIRECT(&quot;'Données brutes'.&quot; &amp; [.L$1] &amp; [.$B146];1))">
            <text:p/>
          </table:table-cell>
          <table:table-cell table:style-name="ce57" table:formula="of:=IF(ISERROR([.$B146]);&quot;&quot;;INDIRECT(&quot;'Données brutes'.&quot; &amp; [.M$1] &amp; [.$B146];1))">
            <text:p/>
          </table:table-cell>
          <table:table-cell table:style-name="ce57" table:formula="of:=IF(ISERROR([.$B146]);&quot;&quot;;INDIRECT(&quot;'Données brutes'.&quot; &amp; [.N$1] &amp; [.$B146];1))">
            <text:p/>
          </table:table-cell>
          <table:table-cell table:style-name="ce57" table:formula="of:=IF(ISERROR([.$B146]);&quot;&quot;;INDIRECT(&quot;'Données brutes'.&quot; &amp; [.O$1] &amp; [.$B146];1))">
            <text:p/>
          </table:table-cell>
          <table:table-cell table:style-name="ce57" table:formula="of:=IF(ISERROR([.$B146]);&quot;&quot;;INDIRECT(&quot;'Données brutes'.&quot; &amp; [.P$1] &amp; [.$B146];1))">
            <text:p/>
          </table:table-cell>
          <table:table-cell table:style-name="ce57" table:formula="of:=IF(ISERROR([.$B146]);&quot;&quot;;INDIRECT(&quot;'Données brutes'.&quot; &amp; [.Q$1] &amp; [.$B146];1))">
            <text:p/>
          </table:table-cell>
          <table:table-cell table:style-name="ce57" table:formula="of:=IF(ISERROR([.$B146]);&quot;&quot;;INDIRECT(&quot;'Données brutes'.&quot; &amp; [.R$1] &amp; [.$B146];1))">
            <text:p/>
          </table:table-cell>
          <table:table-cell table:style-name="ce57" table:formula="of:=IF(ISERROR([.$B146]);&quot;&quot;;INDIRECT(&quot;'Données brutes'.&quot; &amp; [.S$1] &amp; [.$B146];1))">
            <text:p/>
          </table:table-cell>
          <table:table-cell table:style-name="ce58" table:formula="of:=SUM([.H146:.S146])" office:value-type="currency" office:currency="EUR" office:value="0">
            <text:p>0,00 €</text:p>
          </table:table-cell>
          <table:table-cell table:style-name="ce58" table:formula="of:=[.G146]-[.T146]" office:value-type="currency" office:currency="EUR" office:value="0">
            <text:p>0,00 €</text:p>
          </table:table-cell>
          <table:table-cell table:style-name="ce66" table:formula="of:=IF(ISNUMBER([.G146]);[.U146]/[.G146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147]=&quot;&quot;;NOT(ISERROR([.B147])));&quot;ok&quot;;&quot;&quot;)">
            <text:p/>
          </table:table-cell>
          <table:table-cell table:formula="of:=MATCH([.C147];ColonneSections;0)+(IF(LEFT([.E147];1)=&quot;7&quot;;1;0))" office:value-type="float" office:value="0">
            <text:p>#N/D</text:p>
          </table:table-cell>
          <table:table-cell table:formula="of:=[.C$5]&amp;[.E147]" office:value-type="string" office:string-value="ACAR\+30 \- 701810">
            <text:p>ACAR\+30 \- 701810</text:p>
          </table:table-cell>
          <table:table-cell/>
          <table:table-cell table:style-name="ce49" office:value-type="float" office:value="701810">
            <text:p>701810</text:p>
          </table:table-cell>
          <table:table-cell table:style-name="ce50" office:value-type="string">
            <text:p>Mat DVD du rezo (19,6%)</text:p>
          </table:table-cell>
          <table:table-cell table:style-name="ce55"/>
          <table:table-cell table:style-name="ce57" table:formula="of:=IF(ISERROR([.$B147]);&quot;&quot;;INDIRECT(&quot;'Données brutes'.&quot; &amp; [.H$1] &amp; [.$B147];1))">
            <text:p/>
          </table:table-cell>
          <table:table-cell table:style-name="ce57" table:formula="of:=IF(ISERROR([.$B147]);&quot;&quot;;INDIRECT(&quot;'Données brutes'.&quot; &amp; [.I$1] &amp; [.$B147];1))">
            <text:p/>
          </table:table-cell>
          <table:table-cell table:style-name="ce57" table:formula="of:=IF(ISERROR([.$B147]);&quot;&quot;;INDIRECT(&quot;'Données brutes'.&quot; &amp; [.J$1] &amp; [.$B147];1))">
            <text:p/>
          </table:table-cell>
          <table:table-cell table:style-name="ce57" table:formula="of:=IF(ISERROR([.$B147]);&quot;&quot;;INDIRECT(&quot;'Données brutes'.&quot; &amp; [.K$1] &amp; [.$B147];1))">
            <text:p/>
          </table:table-cell>
          <table:table-cell table:style-name="ce57" table:formula="of:=IF(ISERROR([.$B147]);&quot;&quot;;INDIRECT(&quot;'Données brutes'.&quot; &amp; [.L$1] &amp; [.$B147];1))">
            <text:p/>
          </table:table-cell>
          <table:table-cell table:style-name="ce57" table:formula="of:=IF(ISERROR([.$B147]);&quot;&quot;;INDIRECT(&quot;'Données brutes'.&quot; &amp; [.M$1] &amp; [.$B147];1))">
            <text:p/>
          </table:table-cell>
          <table:table-cell table:style-name="ce57" table:formula="of:=IF(ISERROR([.$B147]);&quot;&quot;;INDIRECT(&quot;'Données brutes'.&quot; &amp; [.N$1] &amp; [.$B147];1))">
            <text:p/>
          </table:table-cell>
          <table:table-cell table:style-name="ce57" table:formula="of:=IF(ISERROR([.$B147]);&quot;&quot;;INDIRECT(&quot;'Données brutes'.&quot; &amp; [.O$1] &amp; [.$B147];1))">
            <text:p/>
          </table:table-cell>
          <table:table-cell table:style-name="ce57" table:formula="of:=IF(ISERROR([.$B147]);&quot;&quot;;INDIRECT(&quot;'Données brutes'.&quot; &amp; [.P$1] &amp; [.$B147];1))">
            <text:p/>
          </table:table-cell>
          <table:table-cell table:style-name="ce57" table:formula="of:=IF(ISERROR([.$B147]);&quot;&quot;;INDIRECT(&quot;'Données brutes'.&quot; &amp; [.Q$1] &amp; [.$B147];1))">
            <text:p/>
          </table:table-cell>
          <table:table-cell table:style-name="ce57" table:formula="of:=IF(ISERROR([.$B147]);&quot;&quot;;INDIRECT(&quot;'Données brutes'.&quot; &amp; [.R$1] &amp; [.$B147];1))">
            <text:p/>
          </table:table-cell>
          <table:table-cell table:style-name="ce57" table:formula="of:=IF(ISERROR([.$B147]);&quot;&quot;;INDIRECT(&quot;'Données brutes'.&quot; &amp; [.S$1] &amp; [.$B147];1))">
            <text:p/>
          </table:table-cell>
          <table:table-cell table:style-name="ce58" table:formula="of:=SUM([.H147:.S147])" office:value-type="currency" office:currency="EUR" office:value="0">
            <text:p>0,00 €</text:p>
          </table:table-cell>
          <table:table-cell table:style-name="ce58" table:formula="of:=[.G147]-[.T147]" office:value-type="currency" office:currency="EUR" office:value="0">
            <text:p>0,00 €</text:p>
          </table:table-cell>
          <table:table-cell table:style-name="ce66" table:formula="of:=IF(ISNUMBER([.G147]);[.U147]/[.G147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48]=&quot;&quot;;NOT(ISERROR([.B148])));&quot;ok&quot;;&quot;&quot;)">
            <text:p/>
          </table:table-cell>
          <table:table-cell table:formula="of:=MATCH([.C148];ColonneSections;0)+(IF(LEFT([.E148];1)=&quot;7&quot;;1;0))" office:value-type="float" office:value="0">
            <text:p>#N/D</text:p>
          </table:table-cell>
          <table:table-cell table:formula="of:=[.C$5]&amp;[.E148]" office:value-type="string" office:string-value="ACAR\+30 \- 701900">
            <text:p>ACAR\+30 \- 701900</text:p>
          </table:table-cell>
          <table:table-cell/>
          <table:table-cell table:style-name="ce49" office:value-type="float" office:value="701900">
            <text:p>701900</text:p>
          </table:table-cell>
          <table:table-cell table:style-name="ce50" office:value-type="string">
            <text:p>Autocollants hors Europe</text:p>
          </table:table-cell>
          <table:table-cell table:style-name="ce55"/>
          <table:table-cell table:style-name="ce57" table:formula="of:=IF(ISERROR([.$B148]);&quot;&quot;;INDIRECT(&quot;'Données brutes'.&quot; &amp; [.H$1] &amp; [.$B148];1))">
            <text:p/>
          </table:table-cell>
          <table:table-cell table:style-name="ce57" table:formula="of:=IF(ISERROR([.$B148]);&quot;&quot;;INDIRECT(&quot;'Données brutes'.&quot; &amp; [.I$1] &amp; [.$B148];1))">
            <text:p/>
          </table:table-cell>
          <table:table-cell table:style-name="ce57" table:formula="of:=IF(ISERROR([.$B148]);&quot;&quot;;INDIRECT(&quot;'Données brutes'.&quot; &amp; [.J$1] &amp; [.$B148];1))">
            <text:p/>
          </table:table-cell>
          <table:table-cell table:style-name="ce57" table:formula="of:=IF(ISERROR([.$B148]);&quot;&quot;;INDIRECT(&quot;'Données brutes'.&quot; &amp; [.K$1] &amp; [.$B148];1))">
            <text:p/>
          </table:table-cell>
          <table:table-cell table:style-name="ce57" table:formula="of:=IF(ISERROR([.$B148]);&quot;&quot;;INDIRECT(&quot;'Données brutes'.&quot; &amp; [.L$1] &amp; [.$B148];1))">
            <text:p/>
          </table:table-cell>
          <table:table-cell table:style-name="ce57" table:formula="of:=IF(ISERROR([.$B148]);&quot;&quot;;INDIRECT(&quot;'Données brutes'.&quot; &amp; [.M$1] &amp; [.$B148];1))">
            <text:p/>
          </table:table-cell>
          <table:table-cell table:style-name="ce57" table:formula="of:=IF(ISERROR([.$B148]);&quot;&quot;;INDIRECT(&quot;'Données brutes'.&quot; &amp; [.N$1] &amp; [.$B148];1))">
            <text:p/>
          </table:table-cell>
          <table:table-cell table:style-name="ce57" table:formula="of:=IF(ISERROR([.$B148]);&quot;&quot;;INDIRECT(&quot;'Données brutes'.&quot; &amp; [.O$1] &amp; [.$B148];1))">
            <text:p/>
          </table:table-cell>
          <table:table-cell table:style-name="ce57" table:formula="of:=IF(ISERROR([.$B148]);&quot;&quot;;INDIRECT(&quot;'Données brutes'.&quot; &amp; [.P$1] &amp; [.$B148];1))">
            <text:p/>
          </table:table-cell>
          <table:table-cell table:style-name="ce57" table:formula="of:=IF(ISERROR([.$B148]);&quot;&quot;;INDIRECT(&quot;'Données brutes'.&quot; &amp; [.Q$1] &amp; [.$B148];1))">
            <text:p/>
          </table:table-cell>
          <table:table-cell table:style-name="ce57" table:formula="of:=IF(ISERROR([.$B148]);&quot;&quot;;INDIRECT(&quot;'Données brutes'.&quot; &amp; [.R$1] &amp; [.$B148];1))">
            <text:p/>
          </table:table-cell>
          <table:table-cell table:style-name="ce57" table:formula="of:=IF(ISERROR([.$B148]);&quot;&quot;;INDIRECT(&quot;'Données brutes'.&quot; &amp; [.S$1] &amp; [.$B148];1))">
            <text:p/>
          </table:table-cell>
          <table:table-cell table:style-name="ce58" table:formula="of:=SUM([.H148:.S148])" office:value-type="currency" office:currency="EUR" office:value="0">
            <text:p>0,00 €</text:p>
          </table:table-cell>
          <table:table-cell table:style-name="ce58" table:formula="of:=[.G148]-[.T148]" office:value-type="currency" office:currency="EUR" office:value="0">
            <text:p>0,00 €</text:p>
          </table:table-cell>
          <table:table-cell table:style-name="ce66" table:formula="of:=IF(ISNUMBER([.G148]);[.U148]/[.G148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149]=&quot;&quot;;NOT(ISERROR([.B149])));&quot;ok&quot;;&quot;&quot;)">
            <text:p/>
          </table:table-cell>
          <table:table-cell table:formula="of:=MATCH([.C149];ColonneSections;0)+(IF(LEFT([.E149];1)=&quot;7&quot;;1;0))" office:value-type="float" office:value="0">
            <text:p>#N/D</text:p>
          </table:table-cell>
          <table:table-cell table:formula="of:=[.C$5]&amp;[.E149]" office:value-type="string" office:string-value="ACAR\+30 \- 706300">
            <text:p>ACAR\+30 \- 706300</text:p>
          </table:table-cell>
          <table:table-cell/>
          <table:table-cell table:style-name="ce49" office:value-type="float" office:value="706300">
            <text:p>706300</text:p>
          </table:table-cell>
          <table:table-cell table:style-name="ce50" office:value-type="string">
            <text:p>Inscriptions colloque Énergies 3 frontières (exo.)</text:p>
          </table:table-cell>
          <table:table-cell table:style-name="ce55"/>
          <table:table-cell table:style-name="ce57" table:formula="of:=IF(ISERROR([.$B149]);&quot;&quot;;INDIRECT(&quot;'Données brutes'.&quot; &amp; [.H$1] &amp; [.$B149];1))">
            <text:p/>
          </table:table-cell>
          <table:table-cell table:style-name="ce57" table:formula="of:=IF(ISERROR([.$B149]);&quot;&quot;;INDIRECT(&quot;'Données brutes'.&quot; &amp; [.I$1] &amp; [.$B149];1))">
            <text:p/>
          </table:table-cell>
          <table:table-cell table:style-name="ce57" table:formula="of:=IF(ISERROR([.$B149]);&quot;&quot;;INDIRECT(&quot;'Données brutes'.&quot; &amp; [.J$1] &amp; [.$B149];1))">
            <text:p/>
          </table:table-cell>
          <table:table-cell table:style-name="ce57" table:formula="of:=IF(ISERROR([.$B149]);&quot;&quot;;INDIRECT(&quot;'Données brutes'.&quot; &amp; [.K$1] &amp; [.$B149];1))">
            <text:p/>
          </table:table-cell>
          <table:table-cell table:style-name="ce57" table:formula="of:=IF(ISERROR([.$B149]);&quot;&quot;;INDIRECT(&quot;'Données brutes'.&quot; &amp; [.L$1] &amp; [.$B149];1))">
            <text:p/>
          </table:table-cell>
          <table:table-cell table:style-name="ce57" table:formula="of:=IF(ISERROR([.$B149]);&quot;&quot;;INDIRECT(&quot;'Données brutes'.&quot; &amp; [.M$1] &amp; [.$B149];1))">
            <text:p/>
          </table:table-cell>
          <table:table-cell table:style-name="ce57" table:formula="of:=IF(ISERROR([.$B149]);&quot;&quot;;INDIRECT(&quot;'Données brutes'.&quot; &amp; [.N$1] &amp; [.$B149];1))">
            <text:p/>
          </table:table-cell>
          <table:table-cell table:style-name="ce57" table:formula="of:=IF(ISERROR([.$B149]);&quot;&quot;;INDIRECT(&quot;'Données brutes'.&quot; &amp; [.O$1] &amp; [.$B149];1))">
            <text:p/>
          </table:table-cell>
          <table:table-cell table:style-name="ce57" table:formula="of:=IF(ISERROR([.$B149]);&quot;&quot;;INDIRECT(&quot;'Données brutes'.&quot; &amp; [.P$1] &amp; [.$B149];1))">
            <text:p/>
          </table:table-cell>
          <table:table-cell table:style-name="ce57" table:formula="of:=IF(ISERROR([.$B149]);&quot;&quot;;INDIRECT(&quot;'Données brutes'.&quot; &amp; [.Q$1] &amp; [.$B149];1))">
            <text:p/>
          </table:table-cell>
          <table:table-cell table:style-name="ce57" table:formula="of:=IF(ISERROR([.$B149]);&quot;&quot;;INDIRECT(&quot;'Données brutes'.&quot; &amp; [.R$1] &amp; [.$B149];1))">
            <text:p/>
          </table:table-cell>
          <table:table-cell table:style-name="ce57" table:formula="of:=IF(ISERROR([.$B149]);&quot;&quot;;INDIRECT(&quot;'Données brutes'.&quot; &amp; [.S$1] &amp; [.$B149];1))">
            <text:p/>
          </table:table-cell>
          <table:table-cell table:style-name="ce58" table:formula="of:=SUM([.H149:.S149])" office:value-type="currency" office:currency="EUR" office:value="0">
            <text:p>0,00 €</text:p>
          </table:table-cell>
          <table:table-cell table:style-name="ce58" table:formula="of:=[.G149]-[.T149]" office:value-type="currency" office:currency="EUR" office:value="0">
            <text:p>0,00 €</text:p>
          </table:table-cell>
          <table:table-cell table:style-name="ce66" table:formula="of:=IF(ISNUMBER([.G149]);[.U149]/[.G149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50]=&quot;&quot;;NOT(ISERROR([.B150])));&quot;ok&quot;;&quot;&quot;)" office:value-type="string" office:string-value="ok">
            <text:p>ok</text:p>
          </table:table-cell>
          <table:table-cell table:formula="of:=MATCH([.C150];ColonneSections;0)+(IF(LEFT([.E150];1)=&quot;7&quot;;1;0))" office:value-type="float" office:value="56">
            <text:p>56</text:p>
          </table:table-cell>
          <table:table-cell table:formula="of:=[.C$5]&amp;[.E150]" office:value-type="string" office:string-value="ACAR\+30 \- 707100">
            <text:p>ACAR\+30 \- 707100</text:p>
          </table:table-cell>
          <table:table-cell/>
          <table:table-cell table:style-name="ce49" office:value-type="float" office:value="707100">
            <text:p>707100</text:p>
          </table:table-cell>
          <table:table-cell table:style-name="ce50" office:value-type="string">
            <text:p>Brochures revendues à 5,5 %</text:p>
          </table:table-cell>
          <table:table-cell table:style-name="ce55"/>
          <table:table-cell table:style-name="ce57" table:formula="of:=IF(ISERROR([.$B150]);&quot;&quot;;INDIRECT(&quot;'Données brutes'.&quot; &amp; [.H$1] &amp; [.$B150];1))" office:value-type="float" office:value="207.64">
            <text:p>207,64 €</text:p>
          </table:table-cell>
          <table:table-cell table:style-name="ce57" table:formula="of:=IF(ISERROR([.$B150]);&quot;&quot;;INDIRECT(&quot;'Données brutes'.&quot; &amp; [.I$1] &amp; [.$B150];1))" office:value-type="float" office:value="130.82">
            <text:p>130,82 €</text:p>
          </table:table-cell>
          <table:table-cell table:style-name="ce57" table:formula="of:=IF(ISERROR([.$B150]);&quot;&quot;;INDIRECT(&quot;'Données brutes'.&quot; &amp; [.J$1] &amp; [.$B150];1))" office:value-type="float" office:value="67.32">
            <text:p>67,32 €</text:p>
          </table:table-cell>
          <table:table-cell table:style-name="ce57" table:formula="of:=IF(ISERROR([.$B150]);&quot;&quot;;INDIRECT(&quot;'Données brutes'.&quot; &amp; [.K$1] &amp; [.$B150];1))" office:value-type="float" office:value="0">
            <text:p/>
          </table:table-cell>
          <table:table-cell table:style-name="ce57" table:formula="of:=IF(ISERROR([.$B150]);&quot;&quot;;INDIRECT(&quot;'Données brutes'.&quot; &amp; [.L$1] &amp; [.$B150];1))" office:value-type="float" office:value="0">
            <text:p/>
          </table:table-cell>
          <table:table-cell table:style-name="ce57" table:formula="of:=IF(ISERROR([.$B150]);&quot;&quot;;INDIRECT(&quot;'Données brutes'.&quot; &amp; [.M$1] &amp; [.$B150];1))" office:value-type="float" office:value="0">
            <text:p/>
          </table:table-cell>
          <table:table-cell table:style-name="ce57" table:formula="of:=IF(ISERROR([.$B150]);&quot;&quot;;INDIRECT(&quot;'Données brutes'.&quot; &amp; [.N$1] &amp; [.$B150];1))" office:value-type="float" office:value="0">
            <text:p/>
          </table:table-cell>
          <table:table-cell table:style-name="ce57" table:formula="of:=IF(ISERROR([.$B150]);&quot;&quot;;INDIRECT(&quot;'Données brutes'.&quot; &amp; [.O$1] &amp; [.$B150];1))" office:value-type="float" office:value="0">
            <text:p/>
          </table:table-cell>
          <table:table-cell table:style-name="ce57" table:formula="of:=IF(ISERROR([.$B150]);&quot;&quot;;INDIRECT(&quot;'Données brutes'.&quot; &amp; [.P$1] &amp; [.$B150];1))" office:value-type="float" office:value="0">
            <text:p/>
          </table:table-cell>
          <table:table-cell table:style-name="ce57" table:formula="of:=IF(ISERROR([.$B150]);&quot;&quot;;INDIRECT(&quot;'Données brutes'.&quot; &amp; [.Q$1] &amp; [.$B150];1))" office:value-type="float" office:value="0">
            <text:p/>
          </table:table-cell>
          <table:table-cell table:style-name="ce57" table:formula="of:=IF(ISERROR([.$B150]);&quot;&quot;;INDIRECT(&quot;'Données brutes'.&quot; &amp; [.R$1] &amp; [.$B150];1))" office:value-type="float" office:value="0">
            <text:p/>
          </table:table-cell>
          <table:table-cell table:style-name="ce57" table:formula="of:=IF(ISERROR([.$B150]);&quot;&quot;;INDIRECT(&quot;'Données brutes'.&quot; &amp; [.S$1] &amp; [.$B150];1))" office:value-type="float" office:value="0">
            <text:p/>
          </table:table-cell>
          <table:table-cell table:style-name="ce61" table:formula="of:=SUM([.H150:.S150])" office:value-type="currency" office:currency="EUR" office:value="405.78">
            <text:p>405,78 €</text:p>
          </table:table-cell>
          <table:table-cell table:style-name="ce58" table:formula="of:=[.G150]-[.T150]" office:value-type="currency" office:currency="EUR" office:value="-405.78">
            <text:p>-405,78 €</text:p>
          </table:table-cell>
          <table:table-cell table:style-name="ce66" table:formula="of:=IF(ISNUMBER([.G150]);[.U150]/[.G150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51]=&quot;&quot;;NOT(ISERROR([.B151])));&quot;ok&quot;;&quot;&quot;)">
            <text:p/>
          </table:table-cell>
          <table:table-cell table:formula="of:=MATCH([.C151];ColonneSections;0)+(IF(LEFT([.E151];1)=&quot;7&quot;;1;0))" office:value-type="float" office:value="0">
            <text:p>#N/D</text:p>
          </table:table-cell>
          <table:table-cell table:formula="of:=[.C$5]&amp;[.E151]" office:value-type="string" office:string-value="ACAR\+30 \- 707200">
            <text:p>ACAR\+30 \- 707200</text:p>
          </table:table-cell>
          <table:table-cell/>
          <table:table-cell table:style-name="ce49" office:value-type="float" office:value="707200">
            <text:p>707200</text:p>
          </table:table-cell>
          <table:table-cell table:style-name="ce50" office:value-type="string">
            <text:p>Ventes de CD à 19,6 %</text:p>
          </table:table-cell>
          <table:table-cell table:style-name="ce55"/>
          <table:table-cell table:style-name="ce57" table:formula="of:=IF(ISERROR([.$B151]);&quot;&quot;;INDIRECT(&quot;'Données brutes'.&quot; &amp; [.H$1] &amp; [.$B151];1))">
            <text:p/>
          </table:table-cell>
          <table:table-cell table:style-name="ce57" table:formula="of:=IF(ISERROR([.$B151]);&quot;&quot;;INDIRECT(&quot;'Données brutes'.&quot; &amp; [.I$1] &amp; [.$B151];1))">
            <text:p/>
          </table:table-cell>
          <table:table-cell table:style-name="ce57" table:formula="of:=IF(ISERROR([.$B151]);&quot;&quot;;INDIRECT(&quot;'Données brutes'.&quot; &amp; [.J$1] &amp; [.$B151];1))">
            <text:p/>
          </table:table-cell>
          <table:table-cell table:style-name="ce57" table:formula="of:=IF(ISERROR([.$B151]);&quot;&quot;;INDIRECT(&quot;'Données brutes'.&quot; &amp; [.K$1] &amp; [.$B151];1))">
            <text:p/>
          </table:table-cell>
          <table:table-cell table:style-name="ce57" table:formula="of:=IF(ISERROR([.$B151]);&quot;&quot;;INDIRECT(&quot;'Données brutes'.&quot; &amp; [.L$1] &amp; [.$B151];1))">
            <text:p/>
          </table:table-cell>
          <table:table-cell table:style-name="ce57" table:formula="of:=IF(ISERROR([.$B151]);&quot;&quot;;INDIRECT(&quot;'Données brutes'.&quot; &amp; [.M$1] &amp; [.$B151];1))">
            <text:p/>
          </table:table-cell>
          <table:table-cell table:style-name="ce57" table:formula="of:=IF(ISERROR([.$B151]);&quot;&quot;;INDIRECT(&quot;'Données brutes'.&quot; &amp; [.N$1] &amp; [.$B151];1))">
            <text:p/>
          </table:table-cell>
          <table:table-cell table:style-name="ce57" table:formula="of:=IF(ISERROR([.$B151]);&quot;&quot;;INDIRECT(&quot;'Données brutes'.&quot; &amp; [.O$1] &amp; [.$B151];1))">
            <text:p/>
          </table:table-cell>
          <table:table-cell table:style-name="ce57" table:formula="of:=IF(ISERROR([.$B151]);&quot;&quot;;INDIRECT(&quot;'Données brutes'.&quot; &amp; [.P$1] &amp; [.$B151];1))">
            <text:p/>
          </table:table-cell>
          <table:table-cell table:style-name="ce57" table:formula="of:=IF(ISERROR([.$B151]);&quot;&quot;;INDIRECT(&quot;'Données brutes'.&quot; &amp; [.Q$1] &amp; [.$B151];1))">
            <text:p/>
          </table:table-cell>
          <table:table-cell table:style-name="ce57" table:formula="of:=IF(ISERROR([.$B151]);&quot;&quot;;INDIRECT(&quot;'Données brutes'.&quot; &amp; [.R$1] &amp; [.$B151];1))">
            <text:p/>
          </table:table-cell>
          <table:table-cell table:style-name="ce57" table:formula="of:=IF(ISERROR([.$B151]);&quot;&quot;;INDIRECT(&quot;'Données brutes'.&quot; &amp; [.S$1] &amp; [.$B151];1))">
            <text:p/>
          </table:table-cell>
          <table:table-cell table:style-name="ce58" table:formula="of:=SUM([.H151:.S151])" office:value-type="currency" office:currency="EUR" office:value="0">
            <text:p>0,00 €</text:p>
          </table:table-cell>
          <table:table-cell table:style-name="ce58" table:formula="of:=[.G151]-[.T151]" office:value-type="currency" office:currency="EUR" office:value="0">
            <text:p>0,00 €</text:p>
          </table:table-cell>
          <table:table-cell table:style-name="ce66" table:formula="of:=IF(ISNUMBER([.G151]);[.U151]/[.G151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52]=&quot;&quot;;NOT(ISERROR([.B152])));&quot;ok&quot;;&quot;&quot;)">
            <text:p/>
          </table:table-cell>
          <table:table-cell table:formula="of:=MATCH([.C152];ColonneSections;0)+(IF(LEFT([.E152];1)=&quot;7&quot;;1;0))" office:value-type="float" office:value="0">
            <text:p>#N/D</text:p>
          </table:table-cell>
          <table:table-cell table:formula="of:=[.C$5]&amp;[.E152]" office:value-type="string" office:string-value="ACAR\+30 \- 707300">
            <text:p>ACAR\+30 \- 707300</text:p>
          </table:table-cell>
          <table:table-cell/>
          <table:table-cell table:style-name="ce49" office:value-type="float" office:value="707300">
            <text:p>707300</text:p>
          </table:table-cell>
          <table:table-cell table:style-name="ce50" office:value-type="string">
            <text:p>Ventes de DVD à 19,6 %</text:p>
          </table:table-cell>
          <table:table-cell table:style-name="ce55"/>
          <table:table-cell table:style-name="ce57" table:formula="of:=IF(ISERROR([.$B152]);&quot;&quot;;INDIRECT(&quot;'Données brutes'.&quot; &amp; [.H$1] &amp; [.$B152];1))">
            <text:p/>
          </table:table-cell>
          <table:table-cell table:style-name="ce57" table:formula="of:=IF(ISERROR([.$B152]);&quot;&quot;;INDIRECT(&quot;'Données brutes'.&quot; &amp; [.I$1] &amp; [.$B152];1))">
            <text:p/>
          </table:table-cell>
          <table:table-cell table:style-name="ce57" table:formula="of:=IF(ISERROR([.$B152]);&quot;&quot;;INDIRECT(&quot;'Données brutes'.&quot; &amp; [.J$1] &amp; [.$B152];1))">
            <text:p/>
          </table:table-cell>
          <table:table-cell table:style-name="ce57" table:formula="of:=IF(ISERROR([.$B152]);&quot;&quot;;INDIRECT(&quot;'Données brutes'.&quot; &amp; [.K$1] &amp; [.$B152];1))">
            <text:p/>
          </table:table-cell>
          <table:table-cell table:style-name="ce57" table:formula="of:=IF(ISERROR([.$B152]);&quot;&quot;;INDIRECT(&quot;'Données brutes'.&quot; &amp; [.L$1] &amp; [.$B152];1))">
            <text:p/>
          </table:table-cell>
          <table:table-cell table:style-name="ce57" table:formula="of:=IF(ISERROR([.$B152]);&quot;&quot;;INDIRECT(&quot;'Données brutes'.&quot; &amp; [.M$1] &amp; [.$B152];1))">
            <text:p/>
          </table:table-cell>
          <table:table-cell table:style-name="ce57" table:formula="of:=IF(ISERROR([.$B152]);&quot;&quot;;INDIRECT(&quot;'Données brutes'.&quot; &amp; [.N$1] &amp; [.$B152];1))">
            <text:p/>
          </table:table-cell>
          <table:table-cell table:style-name="ce57" table:formula="of:=IF(ISERROR([.$B152]);&quot;&quot;;INDIRECT(&quot;'Données brutes'.&quot; &amp; [.O$1] &amp; [.$B152];1))">
            <text:p/>
          </table:table-cell>
          <table:table-cell table:style-name="ce57" table:formula="of:=IF(ISERROR([.$B152]);&quot;&quot;;INDIRECT(&quot;'Données brutes'.&quot; &amp; [.P$1] &amp; [.$B152];1))">
            <text:p/>
          </table:table-cell>
          <table:table-cell table:style-name="ce57" table:formula="of:=IF(ISERROR([.$B152]);&quot;&quot;;INDIRECT(&quot;'Données brutes'.&quot; &amp; [.Q$1] &amp; [.$B152];1))">
            <text:p/>
          </table:table-cell>
          <table:table-cell table:style-name="ce57" table:formula="of:=IF(ISERROR([.$B152]);&quot;&quot;;INDIRECT(&quot;'Données brutes'.&quot; &amp; [.R$1] &amp; [.$B152];1))">
            <text:p/>
          </table:table-cell>
          <table:table-cell table:style-name="ce57" table:formula="of:=IF(ISERROR([.$B152]);&quot;&quot;;INDIRECT(&quot;'Données brutes'.&quot; &amp; [.S$1] &amp; [.$B152];1))">
            <text:p/>
          </table:table-cell>
          <table:table-cell table:style-name="ce58" table:formula="of:=SUM([.H152:.S152])" office:value-type="currency" office:currency="EUR" office:value="0">
            <text:p>0,00 €</text:p>
          </table:table-cell>
          <table:table-cell table:style-name="ce58" table:formula="of:=[.G152]-[.T152]" office:value-type="currency" office:currency="EUR" office:value="0">
            <text:p>0,00 €</text:p>
          </table:table-cell>
          <table:table-cell table:style-name="ce66" table:formula="of:=IF(ISNUMBER([.G152]);[.U152]/[.G152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53]=&quot;&quot;;NOT(ISERROR([.B153])));&quot;ok&quot;;&quot;&quot;)">
            <text:p/>
          </table:table-cell>
          <table:table-cell table:formula="of:=MATCH([.C153];ColonneSections;0)+(IF(LEFT([.E153];1)=&quot;7&quot;;1;0))" office:value-type="float" office:value="0">
            <text:p>#N/D</text:p>
          </table:table-cell>
          <table:table-cell table:formula="of:=[.C$5]&amp;[.E153]" office:value-type="string" office:string-value="ACAR\+30 \- 707500">
            <text:p>ACAR\+30 \- 707500</text:p>
          </table:table-cell>
          <table:table-cell/>
          <table:table-cell table:style-name="ce49" office:value-type="float" office:value="707500">
            <text:p>707500</text:p>
          </table:table-cell>
          <table:table-cell table:style-name="ce50" office:value-type="string">
            <text:p>Ventes de livres</text:p>
          </table:table-cell>
          <table:table-cell table:style-name="ce55"/>
          <table:table-cell table:style-name="ce57" table:formula="of:=IF(ISERROR([.$B153]);&quot;&quot;;INDIRECT(&quot;'Données brutes'.&quot; &amp; [.H$1] &amp; [.$B153];1))">
            <text:p/>
          </table:table-cell>
          <table:table-cell table:style-name="ce57" table:formula="of:=IF(ISERROR([.$B153]);&quot;&quot;;INDIRECT(&quot;'Données brutes'.&quot; &amp; [.I$1] &amp; [.$B153];1))">
            <text:p/>
          </table:table-cell>
          <table:table-cell table:style-name="ce57" table:formula="of:=IF(ISERROR([.$B153]);&quot;&quot;;INDIRECT(&quot;'Données brutes'.&quot; &amp; [.J$1] &amp; [.$B153];1))">
            <text:p/>
          </table:table-cell>
          <table:table-cell table:style-name="ce57" table:formula="of:=IF(ISERROR([.$B153]);&quot;&quot;;INDIRECT(&quot;'Données brutes'.&quot; &amp; [.K$1] &amp; [.$B153];1))">
            <text:p/>
          </table:table-cell>
          <table:table-cell table:style-name="ce57" table:formula="of:=IF(ISERROR([.$B153]);&quot;&quot;;INDIRECT(&quot;'Données brutes'.&quot; &amp; [.L$1] &amp; [.$B153];1))">
            <text:p/>
          </table:table-cell>
          <table:table-cell table:style-name="ce57" table:formula="of:=IF(ISERROR([.$B153]);&quot;&quot;;INDIRECT(&quot;'Données brutes'.&quot; &amp; [.M$1] &amp; [.$B153];1))">
            <text:p/>
          </table:table-cell>
          <table:table-cell table:style-name="ce57" table:formula="of:=IF(ISERROR([.$B153]);&quot;&quot;;INDIRECT(&quot;'Données brutes'.&quot; &amp; [.N$1] &amp; [.$B153];1))">
            <text:p/>
          </table:table-cell>
          <table:table-cell table:style-name="ce57" table:formula="of:=IF(ISERROR([.$B153]);&quot;&quot;;INDIRECT(&quot;'Données brutes'.&quot; &amp; [.O$1] &amp; [.$B153];1))">
            <text:p/>
          </table:table-cell>
          <table:table-cell table:style-name="ce57" table:formula="of:=IF(ISERROR([.$B153]);&quot;&quot;;INDIRECT(&quot;'Données brutes'.&quot; &amp; [.P$1] &amp; [.$B153];1))">
            <text:p/>
          </table:table-cell>
          <table:table-cell table:style-name="ce57" table:formula="of:=IF(ISERROR([.$B153]);&quot;&quot;;INDIRECT(&quot;'Données brutes'.&quot; &amp; [.Q$1] &amp; [.$B153];1))">
            <text:p/>
          </table:table-cell>
          <table:table-cell table:style-name="ce57" table:formula="of:=IF(ISERROR([.$B153]);&quot;&quot;;INDIRECT(&quot;'Données brutes'.&quot; &amp; [.R$1] &amp; [.$B153];1))">
            <text:p/>
          </table:table-cell>
          <table:table-cell table:style-name="ce57" table:formula="of:=IF(ISERROR([.$B153]);&quot;&quot;;INDIRECT(&quot;'Données brutes'.&quot; &amp; [.S$1] &amp; [.$B153];1))">
            <text:p/>
          </table:table-cell>
          <table:table-cell table:style-name="ce58" table:formula="of:=SUM([.H153:.S153])" office:value-type="currency" office:currency="EUR" office:value="0">
            <text:p>0,00 €</text:p>
          </table:table-cell>
          <table:table-cell table:style-name="ce58" table:formula="of:=[.G153]-[.T153]" office:value-type="currency" office:currency="EUR" office:value="0">
            <text:p>0,00 €</text:p>
          </table:table-cell>
          <table:table-cell table:style-name="ce66" table:formula="of:=IF(ISNUMBER([.G153]);[.U153]/[.G153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54]=&quot;&quot;;NOT(ISERROR([.B154])));&quot;ok&quot;;&quot;&quot;)">
            <text:p/>
          </table:table-cell>
          <table:table-cell table:formula="of:=MATCH([.C154];ColonneSections;0)+(IF(LEFT([.E154];1)=&quot;7&quot;;1;0))" office:value-type="float" office:value="0">
            <text:p>#N/D</text:p>
          </table:table-cell>
          <table:table-cell table:formula="of:=[.C$5]&amp;[.E154]" office:value-type="string" office:string-value="ACAR\+30 \- 707510">
            <text:p>ACAR\+30 \- 707510</text:p>
          </table:table-cell>
          <table:table-cell/>
          <table:table-cell table:style-name="ce49" office:value-type="float" office:value="707510">
            <text:p>707510</text:p>
          </table:table-cell>
          <table:table-cell table:style-name="ce50" office:value-type="string">
            <text:p>Ventes exonérées</text:p>
          </table:table-cell>
          <table:table-cell table:style-name="ce55"/>
          <table:table-cell table:style-name="ce57" table:formula="of:=IF(ISERROR([.$B154]);&quot;&quot;;INDIRECT(&quot;'Données brutes'.&quot; &amp; [.H$1] &amp; [.$B154];1))">
            <text:p/>
          </table:table-cell>
          <table:table-cell table:style-name="ce57" table:formula="of:=IF(ISERROR([.$B154]);&quot;&quot;;INDIRECT(&quot;'Données brutes'.&quot; &amp; [.I$1] &amp; [.$B154];1))">
            <text:p/>
          </table:table-cell>
          <table:table-cell table:style-name="ce57" table:formula="of:=IF(ISERROR([.$B154]);&quot;&quot;;INDIRECT(&quot;'Données brutes'.&quot; &amp; [.J$1] &amp; [.$B154];1))">
            <text:p/>
          </table:table-cell>
          <table:table-cell table:style-name="ce57" table:formula="of:=IF(ISERROR([.$B154]);&quot;&quot;;INDIRECT(&quot;'Données brutes'.&quot; &amp; [.K$1] &amp; [.$B154];1))">
            <text:p/>
          </table:table-cell>
          <table:table-cell table:style-name="ce57" table:formula="of:=IF(ISERROR([.$B154]);&quot;&quot;;INDIRECT(&quot;'Données brutes'.&quot; &amp; [.L$1] &amp; [.$B154];1))">
            <text:p/>
          </table:table-cell>
          <table:table-cell table:style-name="ce57" table:formula="of:=IF(ISERROR([.$B154]);&quot;&quot;;INDIRECT(&quot;'Données brutes'.&quot; &amp; [.M$1] &amp; [.$B154];1))">
            <text:p/>
          </table:table-cell>
          <table:table-cell table:style-name="ce57" table:formula="of:=IF(ISERROR([.$B154]);&quot;&quot;;INDIRECT(&quot;'Données brutes'.&quot; &amp; [.N$1] &amp; [.$B154];1))">
            <text:p/>
          </table:table-cell>
          <table:table-cell table:style-name="ce57" table:formula="of:=IF(ISERROR([.$B154]);&quot;&quot;;INDIRECT(&quot;'Données brutes'.&quot; &amp; [.O$1] &amp; [.$B154];1))">
            <text:p/>
          </table:table-cell>
          <table:table-cell table:style-name="ce57" table:formula="of:=IF(ISERROR([.$B154]);&quot;&quot;;INDIRECT(&quot;'Données brutes'.&quot; &amp; [.P$1] &amp; [.$B154];1))">
            <text:p/>
          </table:table-cell>
          <table:table-cell table:style-name="ce57" table:formula="of:=IF(ISERROR([.$B154]);&quot;&quot;;INDIRECT(&quot;'Données brutes'.&quot; &amp; [.Q$1] &amp; [.$B154];1))">
            <text:p/>
          </table:table-cell>
          <table:table-cell table:style-name="ce57" table:formula="of:=IF(ISERROR([.$B154]);&quot;&quot;;INDIRECT(&quot;'Données brutes'.&quot; &amp; [.R$1] &amp; [.$B154];1))">
            <text:p/>
          </table:table-cell>
          <table:table-cell table:style-name="ce57" table:formula="of:=IF(ISERROR([.$B154]);&quot;&quot;;INDIRECT(&quot;'Données brutes'.&quot; &amp; [.S$1] &amp; [.$B154];1))">
            <text:p/>
          </table:table-cell>
          <table:table-cell table:style-name="ce58" table:formula="of:=SUM([.H154:.S154])" office:value-type="currency" office:currency="EUR" office:value="0">
            <text:p>0,00 €</text:p>
          </table:table-cell>
          <table:table-cell table:style-name="ce58" table:formula="of:=[.G154]-[.T154]" office:value-type="currency" office:currency="EUR" office:value="0">
            <text:p>0,00 €</text:p>
          </table:table-cell>
          <table:table-cell table:style-name="ce66" table:formula="of:=IF(ISNUMBER([.G154]);[.U154]/[.G154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55]=&quot;&quot;;NOT(ISERROR([.B155])));&quot;ok&quot;;&quot;&quot;)" office:value-type="string" office:string-value="ok">
            <text:p>ok</text:p>
          </table:table-cell>
          <table:table-cell table:formula="of:=MATCH([.C155];ColonneSections;0)+(IF(LEFT([.E155];1)=&quot;7&quot;;1;0))" office:value-type="float" office:value="58">
            <text:p>58</text:p>
          </table:table-cell>
          <table:table-cell table:formula="of:=[.C$5]&amp;[.E155]" office:value-type="string" office:string-value="ACAR\+30 \- 707600">
            <text:p>ACAR\+30 \- 707600</text:p>
          </table:table-cell>
          <table:table-cell/>
          <table:table-cell table:style-name="ce49" office:value-type="float" office:value="707600">
            <text:p>707600</text:p>
          </table:table-cell>
          <table:table-cell table:style-name="ce50" office:value-type="string">
            <text:p>Autre matériel militant</text:p>
          </table:table-cell>
          <table:table-cell table:style-name="ce55"/>
          <table:table-cell table:style-name="ce57" table:formula="of:=IF(ISERROR([.$B155]);&quot;&quot;;INDIRECT(&quot;'Données brutes'.&quot; &amp; [.H$1] &amp; [.$B155];1))" office:value-type="float" office:value="0">
            <text:p/>
          </table:table-cell>
          <table:table-cell table:style-name="ce57" table:formula="of:=IF(ISERROR([.$B155]);&quot;&quot;;INDIRECT(&quot;'Données brutes'.&quot; &amp; [.I$1] &amp; [.$B155];1))" office:value-type="float" office:value="66.82">
            <text:p>66,82 €</text:p>
          </table:table-cell>
          <table:table-cell table:style-name="ce57" table:formula="of:=IF(ISERROR([.$B155]);&quot;&quot;;INDIRECT(&quot;'Données brutes'.&quot; &amp; [.J$1] &amp; [.$B155];1))" office:value-type="float" office:value="80.83">
            <text:p>80,83 €</text:p>
          </table:table-cell>
          <table:table-cell table:style-name="ce57" table:formula="of:=IF(ISERROR([.$B155]);&quot;&quot;;INDIRECT(&quot;'Données brutes'.&quot; &amp; [.K$1] &amp; [.$B155];1))" office:value-type="float" office:value="0">
            <text:p/>
          </table:table-cell>
          <table:table-cell table:style-name="ce57" table:formula="of:=IF(ISERROR([.$B155]);&quot;&quot;;INDIRECT(&quot;'Données brutes'.&quot; &amp; [.L$1] &amp; [.$B155];1))" office:value-type="float" office:value="0">
            <text:p/>
          </table:table-cell>
          <table:table-cell table:style-name="ce57" table:formula="of:=IF(ISERROR([.$B155]);&quot;&quot;;INDIRECT(&quot;'Données brutes'.&quot; &amp; [.M$1] &amp; [.$B155];1))" office:value-type="float" office:value="0">
            <text:p/>
          </table:table-cell>
          <table:table-cell table:style-name="ce57" table:formula="of:=IF(ISERROR([.$B155]);&quot;&quot;;INDIRECT(&quot;'Données brutes'.&quot; &amp; [.N$1] &amp; [.$B155];1))" office:value-type="float" office:value="0">
            <text:p/>
          </table:table-cell>
          <table:table-cell table:style-name="ce57" table:formula="of:=IF(ISERROR([.$B155]);&quot;&quot;;INDIRECT(&quot;'Données brutes'.&quot; &amp; [.O$1] &amp; [.$B155];1))" office:value-type="float" office:value="0">
            <text:p/>
          </table:table-cell>
          <table:table-cell table:style-name="ce57" table:formula="of:=IF(ISERROR([.$B155]);&quot;&quot;;INDIRECT(&quot;'Données brutes'.&quot; &amp; [.P$1] &amp; [.$B155];1))" office:value-type="float" office:value="0">
            <text:p/>
          </table:table-cell>
          <table:table-cell table:style-name="ce57" table:formula="of:=IF(ISERROR([.$B155]);&quot;&quot;;INDIRECT(&quot;'Données brutes'.&quot; &amp; [.Q$1] &amp; [.$B155];1))" office:value-type="float" office:value="0">
            <text:p/>
          </table:table-cell>
          <table:table-cell table:style-name="ce57" table:formula="of:=IF(ISERROR([.$B155]);&quot;&quot;;INDIRECT(&quot;'Données brutes'.&quot; &amp; [.R$1] &amp; [.$B155];1))" office:value-type="float" office:value="0">
            <text:p/>
          </table:table-cell>
          <table:table-cell table:style-name="ce57" table:formula="of:=IF(ISERROR([.$B155]);&quot;&quot;;INDIRECT(&quot;'Données brutes'.&quot; &amp; [.S$1] &amp; [.$B155];1))" office:value-type="float" office:value="0">
            <text:p/>
          </table:table-cell>
          <table:table-cell table:style-name="ce61" table:formula="of:=SUM([.H155:.S155])" office:value-type="currency" office:currency="EUR" office:value="147.65">
            <text:p>147,65 €</text:p>
          </table:table-cell>
          <table:table-cell table:style-name="ce58" table:formula="of:=[.G155]-[.T155]" office:value-type="currency" office:currency="EUR" office:value="-147.65">
            <text:p>-147,65 €</text:p>
          </table:table-cell>
          <table:table-cell table:style-name="ce66" table:formula="of:=IF(ISNUMBER([.G155]);[.U155]/[.G155];&quot;&quot;)">
            <text:p/>
          </table:table-cell>
          <table:table-cell table:number-columns-repeated="1002"/>
        </table:table-row>
        <table:table-row table:style-name="ro1">
          <table:table-cell table:style-name="ce43" table:formula="of:=IF(OR([.E156]=&quot;&quot;;NOT(ISERROR([.B156])));&quot;ok&quot;;&quot;&quot;)" office:value-type="string" office:string-value="ok">
            <text:p>ok</text:p>
          </table:table-cell>
          <table:table-cell table:formula="of:=MATCH([.C156];ColonneSections;0)+(IF(LEFT([.E156];1)=&quot;7&quot;;1;0))" office:value-type="float" office:value="60">
            <text:p>60</text:p>
          </table:table-cell>
          <table:table-cell table:formula="of:=[.C$5]&amp;[.E156]" office:value-type="string" office:string-value="ACAR\+30 \- 707610">
            <text:p>ACAR\+30 \- 707610</text:p>
          </table:table-cell>
          <table:table-cell/>
          <table:table-cell table:style-name="ce49" office:value-type="float" office:value="707610">
            <text:p>707610</text:p>
          </table:table-cell>
          <table:table-cell table:style-name="ce50" office:value-type="string">
            <text:p>Autocollants</text:p>
          </table:table-cell>
          <table:table-cell table:style-name="ce55" office:value-type="currency" office:currency="EUR" office:value="2000">
            <text:p>2 000,00 €</text:p>
          </table:table-cell>
          <table:table-cell table:style-name="ce57" table:formula="of:=IF(ISERROR([.$B156]);&quot;&quot;;INDIRECT(&quot;'Données brutes'.&quot; &amp; [.H$1] &amp; [.$B156];1))" office:value-type="float" office:value="0">
            <text:p/>
          </table:table-cell>
          <table:table-cell table:style-name="ce57" table:formula="of:=IF(ISERROR([.$B156]);&quot;&quot;;INDIRECT(&quot;'Données brutes'.&quot; &amp; [.I$1] &amp; [.$B156];1))" office:value-type="float" office:value="56.25">
            <text:p>56,25 €</text:p>
          </table:table-cell>
          <table:table-cell table:style-name="ce57" table:formula="of:=IF(ISERROR([.$B156]);&quot;&quot;;INDIRECT(&quot;'Données brutes'.&quot; &amp; [.J$1] &amp; [.$B156];1))" office:value-type="float" office:value="5.42">
            <text:p>5,42 €</text:p>
          </table:table-cell>
          <table:table-cell table:style-name="ce57" table:formula="of:=IF(ISERROR([.$B156]);&quot;&quot;;INDIRECT(&quot;'Données brutes'.&quot; &amp; [.K$1] &amp; [.$B156];1))" office:value-type="float" office:value="0">
            <text:p/>
          </table:table-cell>
          <table:table-cell table:style-name="ce57" table:formula="of:=IF(ISERROR([.$B156]);&quot;&quot;;INDIRECT(&quot;'Données brutes'.&quot; &amp; [.L$1] &amp; [.$B156];1))" office:value-type="float" office:value="0">
            <text:p/>
          </table:table-cell>
          <table:table-cell table:style-name="ce57" table:formula="of:=IF(ISERROR([.$B156]);&quot;&quot;;INDIRECT(&quot;'Données brutes'.&quot; &amp; [.M$1] &amp; [.$B156];1))" office:value-type="float" office:value="0">
            <text:p/>
          </table:table-cell>
          <table:table-cell table:style-name="ce57" table:formula="of:=IF(ISERROR([.$B156]);&quot;&quot;;INDIRECT(&quot;'Données brutes'.&quot; &amp; [.N$1] &amp; [.$B156];1))" office:value-type="float" office:value="0">
            <text:p/>
          </table:table-cell>
          <table:table-cell table:style-name="ce57" table:formula="of:=IF(ISERROR([.$B156]);&quot;&quot;;INDIRECT(&quot;'Données brutes'.&quot; &amp; [.O$1] &amp; [.$B156];1))" office:value-type="float" office:value="0">
            <text:p/>
          </table:table-cell>
          <table:table-cell table:style-name="ce57" table:formula="of:=IF(ISERROR([.$B156]);&quot;&quot;;INDIRECT(&quot;'Données brutes'.&quot; &amp; [.P$1] &amp; [.$B156];1))" office:value-type="float" office:value="0">
            <text:p/>
          </table:table-cell>
          <table:table-cell table:style-name="ce57" table:formula="of:=IF(ISERROR([.$B156]);&quot;&quot;;INDIRECT(&quot;'Données brutes'.&quot; &amp; [.Q$1] &amp; [.$B156];1))" office:value-type="float" office:value="0">
            <text:p/>
          </table:table-cell>
          <table:table-cell table:style-name="ce57" table:formula="of:=IF(ISERROR([.$B156]);&quot;&quot;;INDIRECT(&quot;'Données brutes'.&quot; &amp; [.R$1] &amp; [.$B156];1))" office:value-type="float" office:value="0">
            <text:p/>
          </table:table-cell>
          <table:table-cell table:style-name="ce57" table:formula="of:=IF(ISERROR([.$B156]);&quot;&quot;;INDIRECT(&quot;'Données brutes'.&quot; &amp; [.S$1] &amp; [.$B156];1))" office:value-type="float" office:value="0">
            <text:p/>
          </table:table-cell>
          <table:table-cell table:style-name="ce61" table:formula="of:=SUM([.H156:.S156])" office:value-type="currency" office:currency="EUR" office:value="61.67">
            <text:p>61,67 €</text:p>
          </table:table-cell>
          <table:table-cell table:style-name="ce58" table:formula="of:=[.G156]-[.T156]" office:value-type="currency" office:currency="EUR" office:value="1938.33">
            <text:p>1 938,33 €</text:p>
          </table:table-cell>
          <table:table-cell table:style-name="ce66" table:formula="of:=IF(ISNUMBER([.G156]);[.U156]/[.G156];&quot;&quot;)" office:value-type="percentage" office:value="0.969165">
            <text:p>97%</text:p>
          </table:table-cell>
          <table:table-cell table:number-columns-repeated="1002"/>
        </table:table-row>
        <table:table-row table:style-name="ro1">
          <table:table-cell table:style-name="ce43" table:formula="of:=IF(OR([.E157]=&quot;&quot;;NOT(ISERROR([.B157])));&quot;ok&quot;;&quot;&quot;)" office:value-type="string" office:string-value="ok">
            <text:p>ok</text:p>
          </table:table-cell>
          <table:table-cell table:formula="of:=MATCH([.C157];ColonneSections;0)+(IF(LEFT([.E157];1)=&quot;7&quot;;1;0))" office:value-type="float" office:value="62">
            <text:p>62</text:p>
          </table:table-cell>
          <table:table-cell table:formula="of:=[.C$5]&amp;[.E157]" office:value-type="string" office:string-value="ACAR\+30 \- 707620">
            <text:p>ACAR\+30 \- 707620</text:p>
          </table:table-cell>
          <table:table-cell/>
          <table:table-cell table:style-name="ce49" office:value-type="float" office:value="707620">
            <text:p>707620</text:p>
          </table:table-cell>
          <table:table-cell table:style-name="ce50" office:value-type="string">
            <text:p>Badges</text:p>
          </table:table-cell>
          <table:table-cell table:style-name="ce55" office:value-type="currency" office:currency="EUR" office:value="800">
            <text:p>800,00 €</text:p>
          </table:table-cell>
          <table:table-cell table:style-name="ce57" table:formula="of:=IF(ISERROR([.$B157]);&quot;&quot;;INDIRECT(&quot;'Données brutes'.&quot; &amp; [.H$1] &amp; [.$B157];1))" office:value-type="float" office:value="0">
            <text:p/>
          </table:table-cell>
          <table:table-cell table:style-name="ce57" table:formula="of:=IF(ISERROR([.$B157]);&quot;&quot;;INDIRECT(&quot;'Données brutes'.&quot; &amp; [.I$1] &amp; [.$B157];1))" office:value-type="float" office:value="42.91">
            <text:p>42,91 €</text:p>
          </table:table-cell>
          <table:table-cell table:style-name="ce57" table:formula="of:=IF(ISERROR([.$B157]);&quot;&quot;;INDIRECT(&quot;'Données brutes'.&quot; &amp; [.J$1] &amp; [.$B157];1))" office:value-type="float" office:value="62.52">
            <text:p>62,52 €</text:p>
          </table:table-cell>
          <table:table-cell table:style-name="ce57" table:formula="of:=IF(ISERROR([.$B157]);&quot;&quot;;INDIRECT(&quot;'Données brutes'.&quot; &amp; [.K$1] &amp; [.$B157];1))" office:value-type="float" office:value="0">
            <text:p/>
          </table:table-cell>
          <table:table-cell table:style-name="ce57" table:formula="of:=IF(ISERROR([.$B157]);&quot;&quot;;INDIRECT(&quot;'Données brutes'.&quot; &amp; [.L$1] &amp; [.$B157];1))" office:value-type="float" office:value="0">
            <text:p/>
          </table:table-cell>
          <table:table-cell table:style-name="ce57" table:formula="of:=IF(ISERROR([.$B157]);&quot;&quot;;INDIRECT(&quot;'Données brutes'.&quot; &amp; [.M$1] &amp; [.$B157];1))" office:value-type="float" office:value="0">
            <text:p/>
          </table:table-cell>
          <table:table-cell table:style-name="ce57" table:formula="of:=IF(ISERROR([.$B157]);&quot;&quot;;INDIRECT(&quot;'Données brutes'.&quot; &amp; [.N$1] &amp; [.$B157];1))" office:value-type="float" office:value="0">
            <text:p/>
          </table:table-cell>
          <table:table-cell table:style-name="ce57" table:formula="of:=IF(ISERROR([.$B157]);&quot;&quot;;INDIRECT(&quot;'Données brutes'.&quot; &amp; [.O$1] &amp; [.$B157];1))" office:value-type="float" office:value="0">
            <text:p/>
          </table:table-cell>
          <table:table-cell table:style-name="ce57" table:formula="of:=IF(ISERROR([.$B157]);&quot;&quot;;INDIRECT(&quot;'Données brutes'.&quot; &amp; [.P$1] &amp; [.$B157];1))" office:value-type="float" office:value="0">
            <text:p/>
          </table:table-cell>
          <table:table-cell table:style-name="ce57" table:formula="of:=IF(ISERROR([.$B157]);&quot;&quot;;INDIRECT(&quot;'Données brutes'.&quot; &amp; [.Q$1] &amp; [.$B157];1))" office:value-type="float" office:value="0">
            <text:p/>
          </table:table-cell>
          <table:table-cell table:style-name="ce57" table:formula="of:=IF(ISERROR([.$B157]);&quot;&quot;;INDIRECT(&quot;'Données brutes'.&quot; &amp; [.R$1] &amp; [.$B157];1))" office:value-type="float" office:value="0">
            <text:p/>
          </table:table-cell>
          <table:table-cell table:style-name="ce57" table:formula="of:=IF(ISERROR([.$B157]);&quot;&quot;;INDIRECT(&quot;'Données brutes'.&quot; &amp; [.S$1] &amp; [.$B157];1))" office:value-type="float" office:value="0">
            <text:p/>
          </table:table-cell>
          <table:table-cell table:style-name="ce61" table:formula="of:=SUM([.H157:.S157])" office:value-type="currency" office:currency="EUR" office:value="105.43">
            <text:p>105,43 €</text:p>
          </table:table-cell>
          <table:table-cell table:style-name="ce58" table:formula="of:=[.G157]-[.T157]" office:value-type="currency" office:currency="EUR" office:value="694.57">
            <text:p>694,57 €</text:p>
          </table:table-cell>
          <table:table-cell table:style-name="ce66" table:formula="of:=IF(ISNUMBER([.G157]);[.U157]/[.G157];&quot;&quot;)" office:value-type="percentage" office:value="0.8682125">
            <text:p>87%</text:p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58]=&quot;&quot;;NOT(ISERROR([.B158])));&quot;ok&quot;;&quot;&quot;)">
            <text:p/>
          </table:table-cell>
          <table:table-cell table:formula="of:=MATCH([.C158];ColonneSections;0)+(IF(LEFT([.E158];1)=&quot;7&quot;;1;0))" office:value-type="float" office:value="0">
            <text:p>#N/D</text:p>
          </table:table-cell>
          <table:table-cell table:formula="of:=[.C$5]&amp;[.E158]" office:value-type="string" office:string-value="ACAR\+30 \- 707630">
            <text:p>ACAR\+30 \- 707630</text:p>
          </table:table-cell>
          <table:table-cell/>
          <table:table-cell table:style-name="ce49" office:value-type="float" office:value="707630">
            <text:p>707630</text:p>
          </table:table-cell>
          <table:table-cell table:style-name="ce50" office:value-type="string">
            <text:p>Banderoles</text:p>
          </table:table-cell>
          <table:table-cell table:style-name="ce55"/>
          <table:table-cell table:style-name="ce57" table:formula="of:=IF(ISERROR([.$B158]);&quot;&quot;;INDIRECT(&quot;'Données brutes'.&quot; &amp; [.H$1] &amp; [.$B158];1))">
            <text:p/>
          </table:table-cell>
          <table:table-cell table:style-name="ce57" table:formula="of:=IF(ISERROR([.$B158]);&quot;&quot;;INDIRECT(&quot;'Données brutes'.&quot; &amp; [.I$1] &amp; [.$B158];1))">
            <text:p/>
          </table:table-cell>
          <table:table-cell table:style-name="ce57" table:formula="of:=IF(ISERROR([.$B158]);&quot;&quot;;INDIRECT(&quot;'Données brutes'.&quot; &amp; [.J$1] &amp; [.$B158];1))">
            <text:p/>
          </table:table-cell>
          <table:table-cell table:style-name="ce57" table:formula="of:=IF(ISERROR([.$B158]);&quot;&quot;;INDIRECT(&quot;'Données brutes'.&quot; &amp; [.K$1] &amp; [.$B158];1))">
            <text:p/>
          </table:table-cell>
          <table:table-cell table:style-name="ce57" table:formula="of:=IF(ISERROR([.$B158]);&quot;&quot;;INDIRECT(&quot;'Données brutes'.&quot; &amp; [.L$1] &amp; [.$B158];1))">
            <text:p/>
          </table:table-cell>
          <table:table-cell table:style-name="ce57" table:formula="of:=IF(ISERROR([.$B158]);&quot;&quot;;INDIRECT(&quot;'Données brutes'.&quot; &amp; [.M$1] &amp; [.$B158];1))">
            <text:p/>
          </table:table-cell>
          <table:table-cell table:style-name="ce57" table:formula="of:=IF(ISERROR([.$B158]);&quot;&quot;;INDIRECT(&quot;'Données brutes'.&quot; &amp; [.N$1] &amp; [.$B158];1))">
            <text:p/>
          </table:table-cell>
          <table:table-cell table:style-name="ce57" table:formula="of:=IF(ISERROR([.$B158]);&quot;&quot;;INDIRECT(&quot;'Données brutes'.&quot; &amp; [.O$1] &amp; [.$B158];1))">
            <text:p/>
          </table:table-cell>
          <table:table-cell table:style-name="ce57" table:formula="of:=IF(ISERROR([.$B158]);&quot;&quot;;INDIRECT(&quot;'Données brutes'.&quot; &amp; [.P$1] &amp; [.$B158];1))">
            <text:p/>
          </table:table-cell>
          <table:table-cell table:style-name="ce57" table:formula="of:=IF(ISERROR([.$B158]);&quot;&quot;;INDIRECT(&quot;'Données brutes'.&quot; &amp; [.Q$1] &amp; [.$B158];1))">
            <text:p/>
          </table:table-cell>
          <table:table-cell table:style-name="ce57" table:formula="of:=IF(ISERROR([.$B158]);&quot;&quot;;INDIRECT(&quot;'Données brutes'.&quot; &amp; [.R$1] &amp; [.$B158];1))">
            <text:p/>
          </table:table-cell>
          <table:table-cell table:style-name="ce57" table:formula="of:=IF(ISERROR([.$B158]);&quot;&quot;;INDIRECT(&quot;'Données brutes'.&quot; &amp; [.S$1] &amp; [.$B158];1))">
            <text:p/>
          </table:table-cell>
          <table:table-cell table:style-name="ce58" table:formula="of:=SUM([.H158:.S158])" office:value-type="currency" office:currency="EUR" office:value="0">
            <text:p>0,00 €</text:p>
          </table:table-cell>
          <table:table-cell table:style-name="ce58" table:formula="of:=[.G158]-[.T158]" office:value-type="currency" office:currency="EUR" office:value="0">
            <text:p>0,00 €</text:p>
          </table:table-cell>
          <table:table-cell table:style-name="ce66" table:formula="of:=IF(ISNUMBER([.G158]);[.U158]/[.G158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59]=&quot;&quot;;NOT(ISERROR([.B159])));&quot;ok&quot;;&quot;&quot;)">
            <text:p/>
          </table:table-cell>
          <table:table-cell table:formula="of:=MATCH([.C159];ColonneSections;0)+(IF(LEFT([.E159];1)=&quot;7&quot;;1;0))" office:value-type="float" office:value="0">
            <text:p>#N/D</text:p>
          </table:table-cell>
          <table:table-cell table:formula="of:=[.C$5]&amp;[.E159]" office:value-type="string" office:string-value="ACAR\+30 \- 707640">
            <text:p>ACAR\+30 \- 707640</text:p>
          </table:table-cell>
          <table:table-cell/>
          <table:table-cell table:style-name="ce49" office:value-type="float" office:value="707640">
            <text:p>707640</text:p>
          </table:table-cell>
          <table:table-cell table:style-name="ce50" office:value-type="string">
            <text:p>Drapeaux</text:p>
          </table:table-cell>
          <table:table-cell table:style-name="ce55"/>
          <table:table-cell table:style-name="ce57" table:formula="of:=IF(ISERROR([.$B159]);&quot;&quot;;INDIRECT(&quot;'Données brutes'.&quot; &amp; [.H$1] &amp; [.$B159];1))">
            <text:p/>
          </table:table-cell>
          <table:table-cell table:style-name="ce57" table:formula="of:=IF(ISERROR([.$B159]);&quot;&quot;;INDIRECT(&quot;'Données brutes'.&quot; &amp; [.I$1] &amp; [.$B159];1))">
            <text:p/>
          </table:table-cell>
          <table:table-cell table:style-name="ce57" table:formula="of:=IF(ISERROR([.$B159]);&quot;&quot;;INDIRECT(&quot;'Données brutes'.&quot; &amp; [.J$1] &amp; [.$B159];1))">
            <text:p/>
          </table:table-cell>
          <table:table-cell table:style-name="ce57" table:formula="of:=IF(ISERROR([.$B159]);&quot;&quot;;INDIRECT(&quot;'Données brutes'.&quot; &amp; [.K$1] &amp; [.$B159];1))">
            <text:p/>
          </table:table-cell>
          <table:table-cell table:style-name="ce57" table:formula="of:=IF(ISERROR([.$B159]);&quot;&quot;;INDIRECT(&quot;'Données brutes'.&quot; &amp; [.L$1] &amp; [.$B159];1))">
            <text:p/>
          </table:table-cell>
          <table:table-cell table:style-name="ce57" table:formula="of:=IF(ISERROR([.$B159]);&quot;&quot;;INDIRECT(&quot;'Données brutes'.&quot; &amp; [.M$1] &amp; [.$B159];1))">
            <text:p/>
          </table:table-cell>
          <table:table-cell table:style-name="ce57" table:formula="of:=IF(ISERROR([.$B159]);&quot;&quot;;INDIRECT(&quot;'Données brutes'.&quot; &amp; [.N$1] &amp; [.$B159];1))">
            <text:p/>
          </table:table-cell>
          <table:table-cell table:style-name="ce57" table:formula="of:=IF(ISERROR([.$B159]);&quot;&quot;;INDIRECT(&quot;'Données brutes'.&quot; &amp; [.O$1] &amp; [.$B159];1))">
            <text:p/>
          </table:table-cell>
          <table:table-cell table:style-name="ce57" table:formula="of:=IF(ISERROR([.$B159]);&quot;&quot;;INDIRECT(&quot;'Données brutes'.&quot; &amp; [.P$1] &amp; [.$B159];1))">
            <text:p/>
          </table:table-cell>
          <table:table-cell table:style-name="ce57" table:formula="of:=IF(ISERROR([.$B159]);&quot;&quot;;INDIRECT(&quot;'Données brutes'.&quot; &amp; [.Q$1] &amp; [.$B159];1))">
            <text:p/>
          </table:table-cell>
          <table:table-cell table:style-name="ce57" table:formula="of:=IF(ISERROR([.$B159]);&quot;&quot;;INDIRECT(&quot;'Données brutes'.&quot; &amp; [.R$1] &amp; [.$B159];1))">
            <text:p/>
          </table:table-cell>
          <table:table-cell table:style-name="ce57" table:formula="of:=IF(ISERROR([.$B159]);&quot;&quot;;INDIRECT(&quot;'Données brutes'.&quot; &amp; [.S$1] &amp; [.$B159];1))">
            <text:p/>
          </table:table-cell>
          <table:table-cell table:style-name="ce58" table:formula="of:=SUM([.H159:.S159])" office:value-type="currency" office:currency="EUR" office:value="0">
            <text:p>0,00 €</text:p>
          </table:table-cell>
          <table:table-cell table:style-name="ce58" table:formula="of:=[.G159]-[.T159]" office:value-type="currency" office:currency="EUR" office:value="0">
            <text:p>0,00 €</text:p>
          </table:table-cell>
          <table:table-cell table:style-name="ce66" table:formula="of:=IF(ISNUMBER([.G159]);[.U159]/[.G159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60]=&quot;&quot;;NOT(ISERROR([.B160])));&quot;ok&quot;;&quot;&quot;)">
            <text:p/>
          </table:table-cell>
          <table:table-cell table:formula="of:=MATCH([.C160];ColonneSections;0)+(IF(LEFT([.E160];1)=&quot;7&quot;;1;0))" office:value-type="float" office:value="0">
            <text:p>#N/D</text:p>
          </table:table-cell>
          <table:table-cell table:formula="of:=[.C$5]&amp;[.E160]" office:value-type="string" office:string-value="ACAR\+30 \- 707650">
            <text:p>ACAR\+30 \- 707650</text:p>
          </table:table-cell>
          <table:table-cell/>
          <table:table-cell table:style-name="ce49" office:value-type="float" office:value="707650">
            <text:p>707650</text:p>
          </table:table-cell>
          <table:table-cell table:style-name="ce50" office:value-type="string">
            <text:p>Enveloppes</text:p>
          </table:table-cell>
          <table:table-cell table:style-name="ce55"/>
          <table:table-cell table:style-name="ce57" table:formula="of:=IF(ISERROR([.$B160]);&quot;&quot;;INDIRECT(&quot;'Données brutes'.&quot; &amp; [.H$1] &amp; [.$B160];1))">
            <text:p/>
          </table:table-cell>
          <table:table-cell table:style-name="ce57" table:formula="of:=IF(ISERROR([.$B160]);&quot;&quot;;INDIRECT(&quot;'Données brutes'.&quot; &amp; [.I$1] &amp; [.$B160];1))">
            <text:p/>
          </table:table-cell>
          <table:table-cell table:style-name="ce57" table:formula="of:=IF(ISERROR([.$B160]);&quot;&quot;;INDIRECT(&quot;'Données brutes'.&quot; &amp; [.J$1] &amp; [.$B160];1))">
            <text:p/>
          </table:table-cell>
          <table:table-cell table:style-name="ce57" table:formula="of:=IF(ISERROR([.$B160]);&quot;&quot;;INDIRECT(&quot;'Données brutes'.&quot; &amp; [.K$1] &amp; [.$B160];1))">
            <text:p/>
          </table:table-cell>
          <table:table-cell table:style-name="ce57" table:formula="of:=IF(ISERROR([.$B160]);&quot;&quot;;INDIRECT(&quot;'Données brutes'.&quot; &amp; [.L$1] &amp; [.$B160];1))">
            <text:p/>
          </table:table-cell>
          <table:table-cell table:style-name="ce57" table:formula="of:=IF(ISERROR([.$B160]);&quot;&quot;;INDIRECT(&quot;'Données brutes'.&quot; &amp; [.M$1] &amp; [.$B160];1))">
            <text:p/>
          </table:table-cell>
          <table:table-cell table:style-name="ce57" table:formula="of:=IF(ISERROR([.$B160]);&quot;&quot;;INDIRECT(&quot;'Données brutes'.&quot; &amp; [.N$1] &amp; [.$B160];1))">
            <text:p/>
          </table:table-cell>
          <table:table-cell table:style-name="ce57" table:formula="of:=IF(ISERROR([.$B160]);&quot;&quot;;INDIRECT(&quot;'Données brutes'.&quot; &amp; [.O$1] &amp; [.$B160];1))">
            <text:p/>
          </table:table-cell>
          <table:table-cell table:style-name="ce57" table:formula="of:=IF(ISERROR([.$B160]);&quot;&quot;;INDIRECT(&quot;'Données brutes'.&quot; &amp; [.P$1] &amp; [.$B160];1))">
            <text:p/>
          </table:table-cell>
          <table:table-cell table:style-name="ce57" table:formula="of:=IF(ISERROR([.$B160]);&quot;&quot;;INDIRECT(&quot;'Données brutes'.&quot; &amp; [.Q$1] &amp; [.$B160];1))">
            <text:p/>
          </table:table-cell>
          <table:table-cell table:style-name="ce57" table:formula="of:=IF(ISERROR([.$B160]);&quot;&quot;;INDIRECT(&quot;'Données brutes'.&quot; &amp; [.R$1] &amp; [.$B160];1))">
            <text:p/>
          </table:table-cell>
          <table:table-cell table:style-name="ce57" table:formula="of:=IF(ISERROR([.$B160]);&quot;&quot;;INDIRECT(&quot;'Données brutes'.&quot; &amp; [.S$1] &amp; [.$B160];1))">
            <text:p/>
          </table:table-cell>
          <table:table-cell table:style-name="ce58" table:formula="of:=SUM([.H160:.S160])" office:value-type="currency" office:currency="EUR" office:value="0">
            <text:p>0,00 €</text:p>
          </table:table-cell>
          <table:table-cell table:style-name="ce58" table:formula="of:=[.G160]-[.T160]" office:value-type="currency" office:currency="EUR" office:value="0">
            <text:p>0,00 €</text:p>
          </table:table-cell>
          <table:table-cell table:style-name="ce66" table:formula="of:=IF(ISNUMBER([.G160]);[.U160]/[.G160];&quot;&quot;)">
            <text:p/>
          </table:table-cell>
          <table:table-cell table:number-columns-repeated="1002"/>
        </table:table-row>
        <table:table-row table:style-name="ro6">
          <table:table-cell table:style-name="ce43" table:formula="of:=IF(OR([.E161]=&quot;&quot;;NOT(ISERROR([.B161])));&quot;ok&quot;;&quot;&quot;)" office:value-type="string" office:string-value="ok">
            <text:p>ok</text:p>
          </table:table-cell>
          <table:table-cell table:formula="of:=MATCH([.C161];ColonneSections;0)+(IF(LEFT([.E161];1)=&quot;7&quot;;1;0))" office:value-type="float" office:value="64">
            <text:p>64</text:p>
          </table:table-cell>
          <table:table-cell table:formula="of:=[.C$5]&amp;[.E161]" office:value-type="string" office:string-value="ACAR\+30 \- 707800">
            <text:p>ACAR\+30 \- 707800</text:p>
          </table:table-cell>
          <table:table-cell/>
          <table:table-cell table:style-name="ce49" office:value-type="float" office:value="707800">
            <text:p>707800</text:p>
          </table:table-cell>
          <table:table-cell table:style-name="ce50" office:value-type="string">
            <text:p>Tshirts</text:p>
          </table:table-cell>
          <table:table-cell table:style-name="ce55" office:value-type="currency" office:currency="EUR" office:value="450">
            <text:p>450,00 €</text:p>
          </table:table-cell>
          <table:table-cell table:style-name="ce57" table:formula="of:=IF(ISERROR([.$B161]);&quot;&quot;;INDIRECT(&quot;'Données brutes'.&quot; &amp; [.H$1] &amp; [.$B161];1))" office:value-type="float" office:value="0">
            <text:p/>
          </table:table-cell>
          <table:table-cell table:style-name="ce57" table:formula="of:=IF(ISERROR([.$B161]);&quot;&quot;;INDIRECT(&quot;'Données brutes'.&quot; &amp; [.I$1] &amp; [.$B161];1))" office:value-type="float" office:value="60">
            <text:p>60,00 €</text:p>
          </table:table-cell>
          <table:table-cell table:style-name="ce57" table:formula="of:=IF(ISERROR([.$B161]);&quot;&quot;;INDIRECT(&quot;'Données brutes'.&quot; &amp; [.J$1] &amp; [.$B161];1))" office:value-type="float" office:value="55.5">
            <text:p>55,50 €</text:p>
          </table:table-cell>
          <table:table-cell table:style-name="ce57" table:formula="of:=IF(ISERROR([.$B161]);&quot;&quot;;INDIRECT(&quot;'Données brutes'.&quot; &amp; [.K$1] &amp; [.$B161];1))" office:value-type="float" office:value="0">
            <text:p/>
          </table:table-cell>
          <table:table-cell table:style-name="ce57" table:formula="of:=IF(ISERROR([.$B161]);&quot;&quot;;INDIRECT(&quot;'Données brutes'.&quot; &amp; [.L$1] &amp; [.$B161];1))" office:value-type="float" office:value="0">
            <text:p/>
          </table:table-cell>
          <table:table-cell table:style-name="ce57" table:formula="of:=IF(ISERROR([.$B161]);&quot;&quot;;INDIRECT(&quot;'Données brutes'.&quot; &amp; [.M$1] &amp; [.$B161];1))" office:value-type="float" office:value="0">
            <text:p/>
          </table:table-cell>
          <table:table-cell table:style-name="ce57" table:formula="of:=IF(ISERROR([.$B161]);&quot;&quot;;INDIRECT(&quot;'Données brutes'.&quot; &amp; [.N$1] &amp; [.$B161];1))" office:value-type="float" office:value="0">
            <text:p/>
          </table:table-cell>
          <table:table-cell table:style-name="ce57" table:formula="of:=IF(ISERROR([.$B161]);&quot;&quot;;INDIRECT(&quot;'Données brutes'.&quot; &amp; [.O$1] &amp; [.$B161];1))" office:value-type="float" office:value="0">
            <text:p/>
          </table:table-cell>
          <table:table-cell table:style-name="ce57" table:formula="of:=IF(ISERROR([.$B161]);&quot;&quot;;INDIRECT(&quot;'Données brutes'.&quot; &amp; [.P$1] &amp; [.$B161];1))" office:value-type="float" office:value="0">
            <text:p/>
          </table:table-cell>
          <table:table-cell table:style-name="ce57" table:formula="of:=IF(ISERROR([.$B161]);&quot;&quot;;INDIRECT(&quot;'Données brutes'.&quot; &amp; [.Q$1] &amp; [.$B161];1))" office:value-type="float" office:value="0">
            <text:p/>
          </table:table-cell>
          <table:table-cell table:style-name="ce57" table:formula="of:=IF(ISERROR([.$B161]);&quot;&quot;;INDIRECT(&quot;'Données brutes'.&quot; &amp; [.R$1] &amp; [.$B161];1))" office:value-type="float" office:value="0">
            <text:p/>
          </table:table-cell>
          <table:table-cell table:style-name="ce57" table:formula="of:=IF(ISERROR([.$B161]);&quot;&quot;;INDIRECT(&quot;'Données brutes'.&quot; &amp; [.S$1] &amp; [.$B161];1))" office:value-type="float" office:value="0">
            <text:p/>
          </table:table-cell>
          <table:table-cell table:style-name="ce61" table:formula="of:=SUM([.H161:.S161])" office:value-type="currency" office:currency="EUR" office:value="115.5">
            <text:p>115,50 €</text:p>
          </table:table-cell>
          <table:table-cell table:style-name="ce58" table:formula="of:=[.G161]-[.T161]" office:value-type="currency" office:currency="EUR" office:value="334.5">
            <text:p>334,50 €</text:p>
          </table:table-cell>
          <table:table-cell table:style-name="ce66" table:formula="of:=IF(ISNUMBER([.G161]);[.U161]/[.G161];&quot;&quot;)" office:value-type="percentage" office:value="0.743333333333333">
            <text:p>74%</text:p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162]=&quot;&quot;;NOT(ISERROR([.B162])));&quot;ok&quot;;&quot;&quot;)">
            <text:p/>
          </table:table-cell>
          <table:table-cell table:formula="of:=MATCH([.C162];ColonneSections;0)+(IF(LEFT([.E162];1)=&quot;7&quot;;1;0))" office:value-type="float" office:value="0">
            <text:p>#N/D</text:p>
          </table:table-cell>
          <table:table-cell table:formula="of:=[.C$5]&amp;[.E162]" office:value-type="string" office:string-value="ACAR\+30 \- 707900">
            <text:p>ACAR\+30 \- 707900</text:p>
          </table:table-cell>
          <table:table-cell/>
          <table:table-cell table:style-name="ce49" office:value-type="float" office:value="707900">
            <text:p>707900</text:p>
          </table:table-cell>
          <table:table-cell table:style-name="ce50" office:value-type="string">
            <text:p>MAT•Vêtements &amp; accessoires revendus /607900 (exo.)</text:p>
          </table:table-cell>
          <table:table-cell table:style-name="ce55"/>
          <table:table-cell table:style-name="ce57" table:formula="of:=IF(ISERROR([.$B162]);&quot;&quot;;INDIRECT(&quot;'Données brutes'.&quot; &amp; [.H$1] &amp; [.$B162];1))">
            <text:p/>
          </table:table-cell>
          <table:table-cell table:style-name="ce57" table:formula="of:=IF(ISERROR([.$B162]);&quot;&quot;;INDIRECT(&quot;'Données brutes'.&quot; &amp; [.I$1] &amp; [.$B162];1))">
            <text:p/>
          </table:table-cell>
          <table:table-cell table:style-name="ce57" table:formula="of:=IF(ISERROR([.$B162]);&quot;&quot;;INDIRECT(&quot;'Données brutes'.&quot; &amp; [.J$1] &amp; [.$B162];1))">
            <text:p/>
          </table:table-cell>
          <table:table-cell table:style-name="ce57" table:formula="of:=IF(ISERROR([.$B162]);&quot;&quot;;INDIRECT(&quot;'Données brutes'.&quot; &amp; [.K$1] &amp; [.$B162];1))">
            <text:p/>
          </table:table-cell>
          <table:table-cell table:style-name="ce57" table:formula="of:=IF(ISERROR([.$B162]);&quot;&quot;;INDIRECT(&quot;'Données brutes'.&quot; &amp; [.L$1] &amp; [.$B162];1))">
            <text:p/>
          </table:table-cell>
          <table:table-cell table:style-name="ce57" table:formula="of:=IF(ISERROR([.$B162]);&quot;&quot;;INDIRECT(&quot;'Données brutes'.&quot; &amp; [.M$1] &amp; [.$B162];1))">
            <text:p/>
          </table:table-cell>
          <table:table-cell table:style-name="ce57" table:formula="of:=IF(ISERROR([.$B162]);&quot;&quot;;INDIRECT(&quot;'Données brutes'.&quot; &amp; [.N$1] &amp; [.$B162];1))">
            <text:p/>
          </table:table-cell>
          <table:table-cell table:style-name="ce57" table:formula="of:=IF(ISERROR([.$B162]);&quot;&quot;;INDIRECT(&quot;'Données brutes'.&quot; &amp; [.O$1] &amp; [.$B162];1))">
            <text:p/>
          </table:table-cell>
          <table:table-cell table:style-name="ce57" table:formula="of:=IF(ISERROR([.$B162]);&quot;&quot;;INDIRECT(&quot;'Données brutes'.&quot; &amp; [.P$1] &amp; [.$B162];1))">
            <text:p/>
          </table:table-cell>
          <table:table-cell table:style-name="ce57" table:formula="of:=IF(ISERROR([.$B162]);&quot;&quot;;INDIRECT(&quot;'Données brutes'.&quot; &amp; [.Q$1] &amp; [.$B162];1))">
            <text:p/>
          </table:table-cell>
          <table:table-cell table:style-name="ce57" table:formula="of:=IF(ISERROR([.$B162]);&quot;&quot;;INDIRECT(&quot;'Données brutes'.&quot; &amp; [.R$1] &amp; [.$B162];1))">
            <text:p/>
          </table:table-cell>
          <table:table-cell table:style-name="ce57" table:formula="of:=IF(ISERROR([.$B162]);&quot;&quot;;INDIRECT(&quot;'Données brutes'.&quot; &amp; [.S$1] &amp; [.$B162];1))">
            <text:p/>
          </table:table-cell>
          <table:table-cell table:style-name="ce58" table:formula="of:=SUM([.H162:.S162])" office:value-type="currency" office:currency="EUR" office:value="0">
            <text:p>0,00 €</text:p>
          </table:table-cell>
          <table:table-cell table:style-name="ce58" table:formula="of:=[.G162]-[.T162]" office:value-type="currency" office:currency="EUR" office:value="0">
            <text:p>0,00 €</text:p>
          </table:table-cell>
          <table:table-cell table:style-name="ce66" table:formula="of:=IF(ISNUMBER([.G162]);[.U162]/[.G162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63]=&quot;&quot;;NOT(ISERROR([.B163])));&quot;ok&quot;;&quot;&quot;)">
            <text:p/>
          </table:table-cell>
          <table:table-cell table:formula="of:=MATCH([.C163];ColonneSections;0)+(IF(LEFT([.E163];1)=&quot;7&quot;;1;0))" office:value-type="float" office:value="0">
            <text:p>#N/D</text:p>
          </table:table-cell>
          <table:table-cell table:formula="of:=[.C$5]&amp;[.E163]" office:value-type="string" office:string-value="ACAR\+30 \- 707910">
            <text:p>ACAR\+30 \- 707910</text:p>
          </table:table-cell>
          <table:table-cell/>
          <table:table-cell table:style-name="ce49" office:value-type="float" office:value="707910">
            <text:p>707910</text:p>
          </table:table-cell>
          <table:table-cell table:style-name="ce50" office:value-type="string">
            <text:p>Ventes diverses hors catalogue</text:p>
          </table:table-cell>
          <table:table-cell table:style-name="ce55"/>
          <table:table-cell table:style-name="ce57" table:formula="of:=IF(ISERROR([.$B163]);&quot;&quot;;INDIRECT(&quot;'Données brutes'.&quot; &amp; [.H$1] &amp; [.$B163];1))">
            <text:p/>
          </table:table-cell>
          <table:table-cell table:style-name="ce57" table:formula="of:=IF(ISERROR([.$B163]);&quot;&quot;;INDIRECT(&quot;'Données brutes'.&quot; &amp; [.I$1] &amp; [.$B163];1))">
            <text:p/>
          </table:table-cell>
          <table:table-cell table:style-name="ce57" table:formula="of:=IF(ISERROR([.$B163]);&quot;&quot;;INDIRECT(&quot;'Données brutes'.&quot; &amp; [.J$1] &amp; [.$B163];1))">
            <text:p/>
          </table:table-cell>
          <table:table-cell table:style-name="ce57" table:formula="of:=IF(ISERROR([.$B163]);&quot;&quot;;INDIRECT(&quot;'Données brutes'.&quot; &amp; [.K$1] &amp; [.$B163];1))">
            <text:p/>
          </table:table-cell>
          <table:table-cell table:style-name="ce57" table:formula="of:=IF(ISERROR([.$B163]);&quot;&quot;;INDIRECT(&quot;'Données brutes'.&quot; &amp; [.L$1] &amp; [.$B163];1))">
            <text:p/>
          </table:table-cell>
          <table:table-cell table:style-name="ce57" table:formula="of:=IF(ISERROR([.$B163]);&quot;&quot;;INDIRECT(&quot;'Données brutes'.&quot; &amp; [.M$1] &amp; [.$B163];1))">
            <text:p/>
          </table:table-cell>
          <table:table-cell table:style-name="ce57" table:formula="of:=IF(ISERROR([.$B163]);&quot;&quot;;INDIRECT(&quot;'Données brutes'.&quot; &amp; [.N$1] &amp; [.$B163];1))">
            <text:p/>
          </table:table-cell>
          <table:table-cell table:style-name="ce57" table:formula="of:=IF(ISERROR([.$B163]);&quot;&quot;;INDIRECT(&quot;'Données brutes'.&quot; &amp; [.O$1] &amp; [.$B163];1))">
            <text:p/>
          </table:table-cell>
          <table:table-cell table:style-name="ce57" table:formula="of:=IF(ISERROR([.$B163]);&quot;&quot;;INDIRECT(&quot;'Données brutes'.&quot; &amp; [.P$1] &amp; [.$B163];1))">
            <text:p/>
          </table:table-cell>
          <table:table-cell table:style-name="ce57" table:formula="of:=IF(ISERROR([.$B163]);&quot;&quot;;INDIRECT(&quot;'Données brutes'.&quot; &amp; [.Q$1] &amp; [.$B163];1))">
            <text:p/>
          </table:table-cell>
          <table:table-cell table:style-name="ce57" table:formula="of:=IF(ISERROR([.$B163]);&quot;&quot;;INDIRECT(&quot;'Données brutes'.&quot; &amp; [.R$1] &amp; [.$B163];1))">
            <text:p/>
          </table:table-cell>
          <table:table-cell table:style-name="ce57" table:formula="of:=IF(ISERROR([.$B163]);&quot;&quot;;INDIRECT(&quot;'Données brutes'.&quot; &amp; [.S$1] &amp; [.$B163];1))">
            <text:p/>
          </table:table-cell>
          <table:table-cell table:style-name="ce58" table:formula="of:=SUM([.H163:.S163])" office:value-type="currency" office:currency="EUR" office:value="0">
            <text:p>0,00 €</text:p>
          </table:table-cell>
          <table:table-cell table:style-name="ce58" table:formula="of:=[.G163]-[.T163]" office:value-type="currency" office:currency="EUR" office:value="0">
            <text:p>0,00 €</text:p>
          </table:table-cell>
          <table:table-cell table:style-name="ce66" table:formula="of:=IF(ISNUMBER([.G163]);[.U163]/[.G163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64]=&quot;&quot;;NOT(ISERROR([.B164])));&quot;ok&quot;;&quot;&quot;)">
            <text:p/>
          </table:table-cell>
          <table:table-cell table:formula="of:=MATCH([.C164];ColonneSections;0)+(IF(LEFT([.E164];1)=&quot;7&quot;;1;0))" office:value-type="float" office:value="0">
            <text:p>#N/D</text:p>
          </table:table-cell>
          <table:table-cell table:formula="of:=[.C$5]&amp;[.E164]" office:value-type="string" office:string-value="ACAR\+30 \- 707MAT">
            <text:p>ACAR\+30 \- 707MAT</text:p>
          </table:table-cell>
          <table:table-cell/>
          <table:table-cell table:style-name="ce49" office:value-type="string">
            <text:p>707MAT</text:p>
          </table:table-cell>
          <table:table-cell table:style-name="ce50" office:value-type="string">
            <text:p>MAT•Autre matériels de soutien revendus (19,6%)</text:p>
          </table:table-cell>
          <table:table-cell table:style-name="ce55"/>
          <table:table-cell table:style-name="ce57" table:formula="of:=IF(ISERROR([.$B164]);&quot;&quot;;INDIRECT(&quot;'Données brutes'.&quot; &amp; [.H$1] &amp; [.$B164];1))">
            <text:p/>
          </table:table-cell>
          <table:table-cell table:style-name="ce57" table:formula="of:=IF(ISERROR([.$B164]);&quot;&quot;;INDIRECT(&quot;'Données brutes'.&quot; &amp; [.I$1] &amp; [.$B164];1))">
            <text:p/>
          </table:table-cell>
          <table:table-cell table:style-name="ce57" table:formula="of:=IF(ISERROR([.$B164]);&quot;&quot;;INDIRECT(&quot;'Données brutes'.&quot; &amp; [.J$1] &amp; [.$B164];1))">
            <text:p/>
          </table:table-cell>
          <table:table-cell table:style-name="ce57" table:formula="of:=IF(ISERROR([.$B164]);&quot;&quot;;INDIRECT(&quot;'Données brutes'.&quot; &amp; [.K$1] &amp; [.$B164];1))">
            <text:p/>
          </table:table-cell>
          <table:table-cell table:style-name="ce57" table:formula="of:=IF(ISERROR([.$B164]);&quot;&quot;;INDIRECT(&quot;'Données brutes'.&quot; &amp; [.L$1] &amp; [.$B164];1))">
            <text:p/>
          </table:table-cell>
          <table:table-cell table:style-name="ce57" table:formula="of:=IF(ISERROR([.$B164]);&quot;&quot;;INDIRECT(&quot;'Données brutes'.&quot; &amp; [.M$1] &amp; [.$B164];1))">
            <text:p/>
          </table:table-cell>
          <table:table-cell table:style-name="ce57" table:formula="of:=IF(ISERROR([.$B164]);&quot;&quot;;INDIRECT(&quot;'Données brutes'.&quot; &amp; [.N$1] &amp; [.$B164];1))">
            <text:p/>
          </table:table-cell>
          <table:table-cell table:style-name="ce57" table:formula="of:=IF(ISERROR([.$B164]);&quot;&quot;;INDIRECT(&quot;'Données brutes'.&quot; &amp; [.O$1] &amp; [.$B164];1))">
            <text:p/>
          </table:table-cell>
          <table:table-cell table:style-name="ce57" table:formula="of:=IF(ISERROR([.$B164]);&quot;&quot;;INDIRECT(&quot;'Données brutes'.&quot; &amp; [.P$1] &amp; [.$B164];1))">
            <text:p/>
          </table:table-cell>
          <table:table-cell table:style-name="ce57" table:formula="of:=IF(ISERROR([.$B164]);&quot;&quot;;INDIRECT(&quot;'Données brutes'.&quot; &amp; [.Q$1] &amp; [.$B164];1))">
            <text:p/>
          </table:table-cell>
          <table:table-cell table:style-name="ce57" table:formula="of:=IF(ISERROR([.$B164]);&quot;&quot;;INDIRECT(&quot;'Données brutes'.&quot; &amp; [.R$1] &amp; [.$B164];1))">
            <text:p/>
          </table:table-cell>
          <table:table-cell table:style-name="ce57" table:formula="of:=IF(ISERROR([.$B164]);&quot;&quot;;INDIRECT(&quot;'Données brutes'.&quot; &amp; [.S$1] &amp; [.$B164];1))">
            <text:p/>
          </table:table-cell>
          <table:table-cell table:style-name="ce58" table:formula="of:=SUM([.H164:.S164])" office:value-type="currency" office:currency="EUR" office:value="0">
            <text:p>0,00 €</text:p>
          </table:table-cell>
          <table:table-cell table:style-name="ce58" table:formula="of:=[.G164]-[.T164]" office:value-type="currency" office:currency="EUR" office:value="0">
            <text:p>0,00 €</text:p>
          </table:table-cell>
          <table:table-cell table:style-name="ce66" table:formula="of:=IF(ISNUMBER([.G164]);[.U164]/[.G164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65]=&quot;&quot;;NOT(ISERROR([.B165])));&quot;ok&quot;;&quot;&quot;)">
            <text:p/>
          </table:table-cell>
          <table:table-cell table:formula="of:=MATCH([.C165];ColonneSections;0)+(IF(LEFT([.E165];1)=&quot;7&quot;;1;0))" office:value-type="float" office:value="0">
            <text:p>#N/D</text:p>
          </table:table-cell>
          <table:table-cell table:formula="of:=[.C$5]&amp;[.E165]" office:value-type="string" office:string-value="ACAR\+30 \- 708000">
            <text:p>ACAR\+30 \- 708000</text:p>
          </table:table-cell>
          <table:table-cell/>
          <table:table-cell table:style-name="ce49" office:value-type="float" office:value="708000">
            <text:p>708000</text:p>
          </table:table-cell>
          <table:table-cell table:style-name="ce50" office:value-type="string">
            <text:p>Produits d'activités annexes : photocopies, etc (20%)</text:p>
          </table:table-cell>
          <table:table-cell table:style-name="ce55"/>
          <table:table-cell table:style-name="ce57" table:formula="of:=IF(ISERROR([.$B165]);&quot;&quot;;INDIRECT(&quot;'Données brutes'.&quot; &amp; [.H$1] &amp; [.$B165];1))">
            <text:p/>
          </table:table-cell>
          <table:table-cell table:style-name="ce57" table:formula="of:=IF(ISERROR([.$B165]);&quot;&quot;;INDIRECT(&quot;'Données brutes'.&quot; &amp; [.I$1] &amp; [.$B165];1))">
            <text:p/>
          </table:table-cell>
          <table:table-cell table:style-name="ce57" table:formula="of:=IF(ISERROR([.$B165]);&quot;&quot;;INDIRECT(&quot;'Données brutes'.&quot; &amp; [.J$1] &amp; [.$B165];1))">
            <text:p/>
          </table:table-cell>
          <table:table-cell table:style-name="ce57" table:formula="of:=IF(ISERROR([.$B165]);&quot;&quot;;INDIRECT(&quot;'Données brutes'.&quot; &amp; [.K$1] &amp; [.$B165];1))">
            <text:p/>
          </table:table-cell>
          <table:table-cell table:style-name="ce57" table:formula="of:=IF(ISERROR([.$B165]);&quot;&quot;;INDIRECT(&quot;'Données brutes'.&quot; &amp; [.L$1] &amp; [.$B165];1))">
            <text:p/>
          </table:table-cell>
          <table:table-cell table:style-name="ce57" table:formula="of:=IF(ISERROR([.$B165]);&quot;&quot;;INDIRECT(&quot;'Données brutes'.&quot; &amp; [.M$1] &amp; [.$B165];1))">
            <text:p/>
          </table:table-cell>
          <table:table-cell table:style-name="ce57" table:formula="of:=IF(ISERROR([.$B165]);&quot;&quot;;INDIRECT(&quot;'Données brutes'.&quot; &amp; [.N$1] &amp; [.$B165];1))">
            <text:p/>
          </table:table-cell>
          <table:table-cell table:style-name="ce57" table:formula="of:=IF(ISERROR([.$B165]);&quot;&quot;;INDIRECT(&quot;'Données brutes'.&quot; &amp; [.O$1] &amp; [.$B165];1))">
            <text:p/>
          </table:table-cell>
          <table:table-cell table:style-name="ce57" table:formula="of:=IF(ISERROR([.$B165]);&quot;&quot;;INDIRECT(&quot;'Données brutes'.&quot; &amp; [.P$1] &amp; [.$B165];1))">
            <text:p/>
          </table:table-cell>
          <table:table-cell table:style-name="ce57" table:formula="of:=IF(ISERROR([.$B165]);&quot;&quot;;INDIRECT(&quot;'Données brutes'.&quot; &amp; [.Q$1] &amp; [.$B165];1))">
            <text:p/>
          </table:table-cell>
          <table:table-cell table:style-name="ce57" table:formula="of:=IF(ISERROR([.$B165]);&quot;&quot;;INDIRECT(&quot;'Données brutes'.&quot; &amp; [.R$1] &amp; [.$B165];1))">
            <text:p/>
          </table:table-cell>
          <table:table-cell table:style-name="ce57" table:formula="of:=IF(ISERROR([.$B165]);&quot;&quot;;INDIRECT(&quot;'Données brutes'.&quot; &amp; [.S$1] &amp; [.$B165];1))">
            <text:p/>
          </table:table-cell>
          <table:table-cell table:style-name="ce58" table:formula="of:=SUM([.H165:.S165])" office:value-type="currency" office:currency="EUR" office:value="0">
            <text:p>0,00 €</text:p>
          </table:table-cell>
          <table:table-cell table:style-name="ce58" table:formula="of:=[.G165]-[.T165]" office:value-type="currency" office:currency="EUR" office:value="0">
            <text:p>0,00 €</text:p>
          </table:table-cell>
          <table:table-cell table:style-name="ce66" table:formula="of:=IF(ISNUMBER([.G165]);[.U165]/[.G165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166]=&quot;&quot;;NOT(ISERROR([.B166])));&quot;ok&quot;;&quot;&quot;)">
            <text:p/>
          </table:table-cell>
          <table:table-cell table:formula="of:=MATCH([.C166];ColonneSections;0)+(IF(LEFT([.E166];1)=&quot;7&quot;;1;0))" office:value-type="float" office:value="0">
            <text:p>#N/D</text:p>
          </table:table-cell>
          <table:table-cell table:formula="of:=[.C$5]&amp;[.E166]" office:value-type="string" office:string-value="ACAR\+30 \- 709700">
            <text:p>ACAR\+30 \- 709700</text:p>
          </table:table-cell>
          <table:table-cell/>
          <table:table-cell table:style-name="ce49" office:value-type="float" office:value="709700">
            <text:p>709700</text:p>
          </table:table-cell>
          <table:table-cell table:style-name="ce50" office:value-type="string">
            <text:p>Reversement sur TS GANVA (exo.)</text:p>
          </table:table-cell>
          <table:table-cell table:style-name="ce55"/>
          <table:table-cell table:style-name="ce57" table:formula="of:=IF(ISERROR([.$B166]);&quot;&quot;;INDIRECT(&quot;'Données brutes'.&quot; &amp; [.H$1] &amp; [.$B166];1))">
            <text:p/>
          </table:table-cell>
          <table:table-cell table:style-name="ce57" table:formula="of:=IF(ISERROR([.$B166]);&quot;&quot;;INDIRECT(&quot;'Données brutes'.&quot; &amp; [.I$1] &amp; [.$B166];1))">
            <text:p/>
          </table:table-cell>
          <table:table-cell table:style-name="ce57" table:formula="of:=IF(ISERROR([.$B166]);&quot;&quot;;INDIRECT(&quot;'Données brutes'.&quot; &amp; [.J$1] &amp; [.$B166];1))">
            <text:p/>
          </table:table-cell>
          <table:table-cell table:style-name="ce57" table:formula="of:=IF(ISERROR([.$B166]);&quot;&quot;;INDIRECT(&quot;'Données brutes'.&quot; &amp; [.K$1] &amp; [.$B166];1))">
            <text:p/>
          </table:table-cell>
          <table:table-cell table:style-name="ce57" table:formula="of:=IF(ISERROR([.$B166]);&quot;&quot;;INDIRECT(&quot;'Données brutes'.&quot; &amp; [.L$1] &amp; [.$B166];1))">
            <text:p/>
          </table:table-cell>
          <table:table-cell table:style-name="ce57" table:formula="of:=IF(ISERROR([.$B166]);&quot;&quot;;INDIRECT(&quot;'Données brutes'.&quot; &amp; [.M$1] &amp; [.$B166];1))">
            <text:p/>
          </table:table-cell>
          <table:table-cell table:style-name="ce57" table:formula="of:=IF(ISERROR([.$B166]);&quot;&quot;;INDIRECT(&quot;'Données brutes'.&quot; &amp; [.N$1] &amp; [.$B166];1))">
            <text:p/>
          </table:table-cell>
          <table:table-cell table:style-name="ce57" table:formula="of:=IF(ISERROR([.$B166]);&quot;&quot;;INDIRECT(&quot;'Données brutes'.&quot; &amp; [.O$1] &amp; [.$B166];1))">
            <text:p/>
          </table:table-cell>
          <table:table-cell table:style-name="ce57" table:formula="of:=IF(ISERROR([.$B166]);&quot;&quot;;INDIRECT(&quot;'Données brutes'.&quot; &amp; [.P$1] &amp; [.$B166];1))">
            <text:p/>
          </table:table-cell>
          <table:table-cell table:style-name="ce57" table:formula="of:=IF(ISERROR([.$B166]);&quot;&quot;;INDIRECT(&quot;'Données brutes'.&quot; &amp; [.Q$1] &amp; [.$B166];1))">
            <text:p/>
          </table:table-cell>
          <table:table-cell table:style-name="ce57" table:formula="of:=IF(ISERROR([.$B166]);&quot;&quot;;INDIRECT(&quot;'Données brutes'.&quot; &amp; [.R$1] &amp; [.$B166];1))">
            <text:p/>
          </table:table-cell>
          <table:table-cell table:style-name="ce57" table:formula="of:=IF(ISERROR([.$B166]);&quot;&quot;;INDIRECT(&quot;'Données brutes'.&quot; &amp; [.S$1] &amp; [.$B166];1))">
            <text:p/>
          </table:table-cell>
          <table:table-cell table:style-name="ce58" table:formula="of:=SUM([.H166:.S166])" office:value-type="currency" office:currency="EUR" office:value="0">
            <text:p>0,00 €</text:p>
          </table:table-cell>
          <table:table-cell table:style-name="ce58" table:formula="of:=[.G166]-[.T166]" office:value-type="currency" office:currency="EUR" office:value="0">
            <text:p>0,00 €</text:p>
          </table:table-cell>
          <table:table-cell table:style-name="ce66" table:formula="of:=IF(ISNUMBER([.G166]);[.U166]/[.G166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167]=&quot;&quot;;NOT(ISERROR([.B167])));&quot;ok&quot;;&quot;&quot;)">
            <text:p/>
          </table:table-cell>
          <table:table-cell table:formula="of:=MATCH([.C167];ColonneSections;0)+(IF(LEFT([.E167];1)=&quot;7&quot;;1;0))" office:value-type="float" office:value="0">
            <text:p>#N/D</text:p>
          </table:table-cell>
          <table:table-cell table:formula="of:=[.C$5]&amp;[.E167]" office:value-type="string" office:string-value="ACAR\+30 \- 713500">
            <text:p>ACAR\+30 \- 713500</text:p>
          </table:table-cell>
          <table:table-cell/>
          <table:table-cell table:style-name="ce49" office:value-type="float" office:value="713500">
            <text:p>713500</text:p>
          </table:table-cell>
          <table:table-cell table:style-name="ce50" office:value-type="string">
            <text:p>Var.des stocks de Doc.de campagne</text:p>
          </table:table-cell>
          <table:table-cell table:style-name="ce55"/>
          <table:table-cell table:style-name="ce57" table:formula="of:=IF(ISERROR([.$B167]);&quot;&quot;;INDIRECT(&quot;'Données brutes'.&quot; &amp; [.H$1] &amp; [.$B167];1))">
            <text:p/>
          </table:table-cell>
          <table:table-cell table:style-name="ce57" table:formula="of:=IF(ISERROR([.$B167]);&quot;&quot;;INDIRECT(&quot;'Données brutes'.&quot; &amp; [.I$1] &amp; [.$B167];1))">
            <text:p/>
          </table:table-cell>
          <table:table-cell table:style-name="ce57" table:formula="of:=IF(ISERROR([.$B167]);&quot;&quot;;INDIRECT(&quot;'Données brutes'.&quot; &amp; [.J$1] &amp; [.$B167];1))">
            <text:p/>
          </table:table-cell>
          <table:table-cell table:style-name="ce57" table:formula="of:=IF(ISERROR([.$B167]);&quot;&quot;;INDIRECT(&quot;'Données brutes'.&quot; &amp; [.K$1] &amp; [.$B167];1))">
            <text:p/>
          </table:table-cell>
          <table:table-cell table:style-name="ce57" table:formula="of:=IF(ISERROR([.$B167]);&quot;&quot;;INDIRECT(&quot;'Données brutes'.&quot; &amp; [.L$1] &amp; [.$B167];1))">
            <text:p/>
          </table:table-cell>
          <table:table-cell table:style-name="ce57" table:formula="of:=IF(ISERROR([.$B167]);&quot;&quot;;INDIRECT(&quot;'Données brutes'.&quot; &amp; [.M$1] &amp; [.$B167];1))">
            <text:p/>
          </table:table-cell>
          <table:table-cell table:style-name="ce57" table:formula="of:=IF(ISERROR([.$B167]);&quot;&quot;;INDIRECT(&quot;'Données brutes'.&quot; &amp; [.N$1] &amp; [.$B167];1))">
            <text:p/>
          </table:table-cell>
          <table:table-cell table:style-name="ce57" table:formula="of:=IF(ISERROR([.$B167]);&quot;&quot;;INDIRECT(&quot;'Données brutes'.&quot; &amp; [.O$1] &amp; [.$B167];1))">
            <text:p/>
          </table:table-cell>
          <table:table-cell table:style-name="ce57" table:formula="of:=IF(ISERROR([.$B167]);&quot;&quot;;INDIRECT(&quot;'Données brutes'.&quot; &amp; [.P$1] &amp; [.$B167];1))">
            <text:p/>
          </table:table-cell>
          <table:table-cell table:style-name="ce57" table:formula="of:=IF(ISERROR([.$B167]);&quot;&quot;;INDIRECT(&quot;'Données brutes'.&quot; &amp; [.Q$1] &amp; [.$B167];1))">
            <text:p/>
          </table:table-cell>
          <table:table-cell table:style-name="ce57" table:formula="of:=IF(ISERROR([.$B167]);&quot;&quot;;INDIRECT(&quot;'Données brutes'.&quot; &amp; [.R$1] &amp; [.$B167];1))">
            <text:p/>
          </table:table-cell>
          <table:table-cell table:style-name="ce57" table:formula="of:=IF(ISERROR([.$B167]);&quot;&quot;;INDIRECT(&quot;'Données brutes'.&quot; &amp; [.S$1] &amp; [.$B167];1))">
            <text:p/>
          </table:table-cell>
          <table:table-cell table:style-name="ce58" table:formula="of:=SUM([.H167:.S167])" office:value-type="currency" office:currency="EUR" office:value="0">
            <text:p>0,00 €</text:p>
          </table:table-cell>
          <table:table-cell table:style-name="ce58" table:formula="of:=[.G167]-[.T167]" office:value-type="currency" office:currency="EUR" office:value="0">
            <text:p>0,00 €</text:p>
          </table:table-cell>
          <table:table-cell table:style-name="ce66" table:formula="of:=IF(ISNUMBER([.G167]);[.U167]/[.G167];&quot;&quot;)">
            <text:p/>
          </table:table-cell>
          <table:table-cell table:number-columns-repeated="1002"/>
        </table:table-row>
        <table:table-row table:style-name="ro1">
          <table:table-cell table:style-name="ce43" table:formula="of:=IF(OR([.E168]=&quot;&quot;;NOT(ISERROR([.B168])));&quot;ok&quot;;&quot;&quot;)">
            <text:p/>
          </table:table-cell>
          <table:table-cell table:formula="of:=MATCH([.C168];ColonneSections;0)+(IF(LEFT([.E168];1)=&quot;7&quot;;1;0))" office:value-type="float" office:value="0">
            <text:p>#N/D</text:p>
          </table:table-cell>
          <table:table-cell table:formula="of:=[.C$5]&amp;[.E168]" office:value-type="string" office:string-value="ACAR\+30 \- 741000">
            <text:p>ACAR\+30 \- 741000</text:p>
          </table:table-cell>
          <table:table-cell/>
          <table:table-cell table:style-name="ce49" office:value-type="float" office:value="741000">
            <text:p>741000</text:p>
          </table:table-cell>
          <table:table-cell table:style-name="ce50" office:value-type="string">
            <text:p>Subventions d'exploitation</text:p>
          </table:table-cell>
          <table:table-cell table:style-name="ce55" office:value-type="currency" office:currency="EUR" office:value="20000">
            <text:p>20 000,00 €</text:p>
          </table:table-cell>
          <table:table-cell table:style-name="ce57" table:formula="of:=IF(ISERROR([.$B168]);&quot;&quot;;INDIRECT(&quot;'Données brutes'.&quot; &amp; [.H$1] &amp; [.$B168];1))">
            <text:p/>
          </table:table-cell>
          <table:table-cell table:style-name="ce57" table:formula="of:=IF(ISERROR([.$B168]);&quot;&quot;;INDIRECT(&quot;'Données brutes'.&quot; &amp; [.I$1] &amp; [.$B168];1))">
            <text:p/>
          </table:table-cell>
          <table:table-cell table:style-name="ce57" table:formula="of:=IF(ISERROR([.$B168]);&quot;&quot;;INDIRECT(&quot;'Données brutes'.&quot; &amp; [.J$1] &amp; [.$B168];1))">
            <text:p/>
          </table:table-cell>
          <table:table-cell table:style-name="ce57" table:formula="of:=IF(ISERROR([.$B168]);&quot;&quot;;INDIRECT(&quot;'Données brutes'.&quot; &amp; [.K$1] &amp; [.$B168];1))">
            <text:p/>
          </table:table-cell>
          <table:table-cell table:style-name="ce57" table:formula="of:=IF(ISERROR([.$B168]);&quot;&quot;;INDIRECT(&quot;'Données brutes'.&quot; &amp; [.L$1] &amp; [.$B168];1))">
            <text:p/>
          </table:table-cell>
          <table:table-cell table:style-name="ce57" table:formula="of:=IF(ISERROR([.$B168]);&quot;&quot;;INDIRECT(&quot;'Données brutes'.&quot; &amp; [.M$1] &amp; [.$B168];1))">
            <text:p/>
          </table:table-cell>
          <table:table-cell table:style-name="ce57" table:formula="of:=IF(ISERROR([.$B168]);&quot;&quot;;INDIRECT(&quot;'Données brutes'.&quot; &amp; [.N$1] &amp; [.$B168];1))">
            <text:p/>
          </table:table-cell>
          <table:table-cell table:style-name="ce57" table:formula="of:=IF(ISERROR([.$B168]);&quot;&quot;;INDIRECT(&quot;'Données brutes'.&quot; &amp; [.O$1] &amp; [.$B168];1))">
            <text:p/>
          </table:table-cell>
          <table:table-cell table:style-name="ce57" table:formula="of:=IF(ISERROR([.$B168]);&quot;&quot;;INDIRECT(&quot;'Données brutes'.&quot; &amp; [.P$1] &amp; [.$B168];1))">
            <text:p/>
          </table:table-cell>
          <table:table-cell table:style-name="ce57" table:formula="of:=IF(ISERROR([.$B168]);&quot;&quot;;INDIRECT(&quot;'Données brutes'.&quot; &amp; [.Q$1] &amp; [.$B168];1))">
            <text:p/>
          </table:table-cell>
          <table:table-cell table:style-name="ce57" table:formula="of:=IF(ISERROR([.$B168]);&quot;&quot;;INDIRECT(&quot;'Données brutes'.&quot; &amp; [.R$1] &amp; [.$B168];1))">
            <text:p/>
          </table:table-cell>
          <table:table-cell table:style-name="ce57" table:formula="of:=IF(ISERROR([.$B168]);&quot;&quot;;INDIRECT(&quot;'Données brutes'.&quot; &amp; [.S$1] &amp; [.$B168];1))">
            <text:p/>
          </table:table-cell>
          <table:table-cell table:style-name="ce58" table:formula="of:=SUM([.H168:.S168])" office:value-type="currency" office:currency="EUR" office:value="0">
            <text:p>0,00 €</text:p>
          </table:table-cell>
          <table:table-cell table:style-name="ce58" table:formula="of:=[.G168]-[.T168]" office:value-type="currency" office:currency="EUR" office:value="20000">
            <text:p>20 000,00 €</text:p>
          </table:table-cell>
          <table:table-cell table:style-name="ce66" table:formula="of:=IF(ISNUMBER([.G168]);[.U168]/[.G168];&quot;&quot;)" office:value-type="percentage" office:value="1">
            <text:p>100%</text:p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69]=&quot;&quot;;NOT(ISERROR([.B169])));&quot;ok&quot;;&quot;&quot;)">
            <text:p/>
          </table:table-cell>
          <table:table-cell table:formula="of:=MATCH([.C169];ColonneSections;0)+(IF(LEFT([.E169];1)=&quot;7&quot;;1;0))" office:value-type="float" office:value="0">
            <text:p>#N/D</text:p>
          </table:table-cell>
          <table:table-cell table:formula="of:=[.C$5]&amp;[.E169]" office:value-type="string" office:string-value="ACAR\+30 \- 754100">
            <text:p>ACAR\+30 \- 754100</text:p>
          </table:table-cell>
          <table:table-cell/>
          <table:table-cell table:style-name="ce49" office:value-type="float" office:value="754100">
            <text:p>754100</text:p>
          </table:table-cell>
          <table:table-cell table:style-name="ce50" office:value-type="string">
            <text:p>réaffectation Dons reçus</text:p>
          </table:table-cell>
          <table:table-cell table:style-name="ce55"/>
          <table:table-cell table:style-name="ce57" table:formula="of:=IF(ISERROR([.$B169]);&quot;&quot;;INDIRECT(&quot;'Données brutes'.&quot; &amp; [.H$1] &amp; [.$B169];1))">
            <text:p/>
          </table:table-cell>
          <table:table-cell table:style-name="ce57" table:formula="of:=IF(ISERROR([.$B169]);&quot;&quot;;INDIRECT(&quot;'Données brutes'.&quot; &amp; [.I$1] &amp; [.$B169];1))">
            <text:p/>
          </table:table-cell>
          <table:table-cell table:style-name="ce57" table:formula="of:=IF(ISERROR([.$B169]);&quot;&quot;;INDIRECT(&quot;'Données brutes'.&quot; &amp; [.J$1] &amp; [.$B169];1))">
            <text:p/>
          </table:table-cell>
          <table:table-cell table:style-name="ce57" table:formula="of:=IF(ISERROR([.$B169]);&quot;&quot;;INDIRECT(&quot;'Données brutes'.&quot; &amp; [.K$1] &amp; [.$B169];1))">
            <text:p/>
          </table:table-cell>
          <table:table-cell table:style-name="ce57" table:formula="of:=IF(ISERROR([.$B169]);&quot;&quot;;INDIRECT(&quot;'Données brutes'.&quot; &amp; [.L$1] &amp; [.$B169];1))">
            <text:p/>
          </table:table-cell>
          <table:table-cell table:style-name="ce57" table:formula="of:=IF(ISERROR([.$B169]);&quot;&quot;;INDIRECT(&quot;'Données brutes'.&quot; &amp; [.M$1] &amp; [.$B169];1))">
            <text:p/>
          </table:table-cell>
          <table:table-cell table:style-name="ce57" table:formula="of:=IF(ISERROR([.$B169]);&quot;&quot;;INDIRECT(&quot;'Données brutes'.&quot; &amp; [.N$1] &amp; [.$B169];1))">
            <text:p/>
          </table:table-cell>
          <table:table-cell table:style-name="ce57" table:formula="of:=IF(ISERROR([.$B169]);&quot;&quot;;INDIRECT(&quot;'Données brutes'.&quot; &amp; [.O$1] &amp; [.$B169];1))">
            <text:p/>
          </table:table-cell>
          <table:table-cell table:style-name="ce57" table:formula="of:=IF(ISERROR([.$B169]);&quot;&quot;;INDIRECT(&quot;'Données brutes'.&quot; &amp; [.P$1] &amp; [.$B169];1))">
            <text:p/>
          </table:table-cell>
          <table:table-cell table:style-name="ce57" table:formula="of:=IF(ISERROR([.$B169]);&quot;&quot;;INDIRECT(&quot;'Données brutes'.&quot; &amp; [.Q$1] &amp; [.$B169];1))">
            <text:p/>
          </table:table-cell>
          <table:table-cell table:style-name="ce57" table:formula="of:=IF(ISERROR([.$B169]);&quot;&quot;;INDIRECT(&quot;'Données brutes'.&quot; &amp; [.R$1] &amp; [.$B169];1))">
            <text:p/>
          </table:table-cell>
          <table:table-cell table:style-name="ce57" table:formula="of:=IF(ISERROR([.$B169]);&quot;&quot;;INDIRECT(&quot;'Données brutes'.&quot; &amp; [.S$1] &amp; [.$B169];1))">
            <text:p/>
          </table:table-cell>
          <table:table-cell table:style-name="ce58" table:formula="of:=SUM([.H169:.S169])" office:value-type="currency" office:currency="EUR" office:value="0">
            <text:p>0,00 €</text:p>
          </table:table-cell>
          <table:table-cell table:style-name="ce58" table:formula="of:=[.G169]-[.T169]" office:value-type="currency" office:currency="EUR" office:value="0">
            <text:p>0,00 €</text:p>
          </table:table-cell>
          <table:table-cell table:style-name="ce66" table:formula="of:=IF(ISNUMBER([.G169]);[.U169]/[.G169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70]=&quot;&quot;;NOT(ISERROR([.B170])));&quot;ok&quot;;&quot;&quot;)">
            <text:p/>
          </table:table-cell>
          <table:table-cell table:formula="of:=MATCH([.C170];ColonneSections;0)+(IF(LEFT([.E170];1)=&quot;7&quot;;1;0))" office:value-type="float" office:value="0">
            <text:p>#N/D</text:p>
          </table:table-cell>
          <table:table-cell table:formula="of:=[.C$5]&amp;[.E170]" office:value-type="string" office:string-value="ACAR\+30 \- 754300">
            <text:p>ACAR\+30 \- 754300</text:p>
          </table:table-cell>
          <table:table-cell/>
          <table:table-cell table:style-name="ce49" office:value-type="float" office:value="754300">
            <text:p>754300</text:p>
          </table:table-cell>
          <table:table-cell table:style-name="ce50" office:value-type="string">
            <text:p>Réaffectation des dons en ligne</text:p>
          </table:table-cell>
          <table:table-cell table:style-name="ce55"/>
          <table:table-cell table:style-name="ce57" table:formula="of:=IF(ISERROR([.$B170]);&quot;&quot;;INDIRECT(&quot;'Données brutes'.&quot; &amp; [.H$1] &amp; [.$B170];1))">
            <text:p/>
          </table:table-cell>
          <table:table-cell table:style-name="ce57" table:formula="of:=IF(ISERROR([.$B170]);&quot;&quot;;INDIRECT(&quot;'Données brutes'.&quot; &amp; [.I$1] &amp; [.$B170];1))">
            <text:p/>
          </table:table-cell>
          <table:table-cell table:style-name="ce57" table:formula="of:=IF(ISERROR([.$B170]);&quot;&quot;;INDIRECT(&quot;'Données brutes'.&quot; &amp; [.J$1] &amp; [.$B170];1))">
            <text:p/>
          </table:table-cell>
          <table:table-cell table:style-name="ce57" table:formula="of:=IF(ISERROR([.$B170]);&quot;&quot;;INDIRECT(&quot;'Données brutes'.&quot; &amp; [.K$1] &amp; [.$B170];1))">
            <text:p/>
          </table:table-cell>
          <table:table-cell table:style-name="ce57" table:formula="of:=IF(ISERROR([.$B170]);&quot;&quot;;INDIRECT(&quot;'Données brutes'.&quot; &amp; [.L$1] &amp; [.$B170];1))">
            <text:p/>
          </table:table-cell>
          <table:table-cell table:style-name="ce57" table:formula="of:=IF(ISERROR([.$B170]);&quot;&quot;;INDIRECT(&quot;'Données brutes'.&quot; &amp; [.M$1] &amp; [.$B170];1))">
            <text:p/>
          </table:table-cell>
          <table:table-cell table:style-name="ce57" table:formula="of:=IF(ISERROR([.$B170]);&quot;&quot;;INDIRECT(&quot;'Données brutes'.&quot; &amp; [.N$1] &amp; [.$B170];1))">
            <text:p/>
          </table:table-cell>
          <table:table-cell table:style-name="ce57" table:formula="of:=IF(ISERROR([.$B170]);&quot;&quot;;INDIRECT(&quot;'Données brutes'.&quot; &amp; [.O$1] &amp; [.$B170];1))">
            <text:p/>
          </table:table-cell>
          <table:table-cell table:style-name="ce57" table:formula="of:=IF(ISERROR([.$B170]);&quot;&quot;;INDIRECT(&quot;'Données brutes'.&quot; &amp; [.P$1] &amp; [.$B170];1))">
            <text:p/>
          </table:table-cell>
          <table:table-cell table:style-name="ce57" table:formula="of:=IF(ISERROR([.$B170]);&quot;&quot;;INDIRECT(&quot;'Données brutes'.&quot; &amp; [.Q$1] &amp; [.$B170];1))">
            <text:p/>
          </table:table-cell>
          <table:table-cell table:style-name="ce57" table:formula="of:=IF(ISERROR([.$B170]);&quot;&quot;;INDIRECT(&quot;'Données brutes'.&quot; &amp; [.R$1] &amp; [.$B170];1))">
            <text:p/>
          </table:table-cell>
          <table:table-cell table:style-name="ce57" table:formula="of:=IF(ISERROR([.$B170]);&quot;&quot;;INDIRECT(&quot;'Données brutes'.&quot; &amp; [.S$1] &amp; [.$B170];1))">
            <text:p/>
          </table:table-cell>
          <table:table-cell table:style-name="ce58" table:formula="of:=SUM([.H170:.S170])" office:value-type="currency" office:currency="EUR" office:value="0">
            <text:p>0,00 €</text:p>
          </table:table-cell>
          <table:table-cell table:style-name="ce58" table:formula="of:=[.G170]-[.T170]" office:value-type="currency" office:currency="EUR" office:value="0">
            <text:p>0,00 €</text:p>
          </table:table-cell>
          <table:table-cell table:style-name="ce66" table:formula="of:=IF(ISNUMBER([.G170]);[.U170]/[.G170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71]=&quot;&quot;;NOT(ISERROR([.B171])));&quot;ok&quot;;&quot;&quot;)">
            <text:p/>
          </table:table-cell>
          <table:table-cell table:formula="of:=MATCH([.C171];ColonneSections;0)+(IF(LEFT([.E171];1)=&quot;7&quot;;1;0))" office:value-type="float" office:value="0">
            <text:p>#N/D</text:p>
          </table:table-cell>
          <table:table-cell table:formula="of:=[.C$5]&amp;[.E171]" office:value-type="string" office:string-value="ACAR\+30 \- 754500">
            <text:p>ACAR\+30 \- 754500</text:p>
          </table:table-cell>
          <table:table-cell/>
          <table:table-cell table:style-name="ce49" office:value-type="float" office:value="754500">
            <text:p>754500</text:p>
          </table:table-cell>
          <table:table-cell table:style-name="ce50" office:value-type="string">
            <text:p>Réaffectation des dons Nef</text:p>
          </table:table-cell>
          <table:table-cell table:style-name="ce55"/>
          <table:table-cell table:style-name="ce57" table:formula="of:=IF(ISERROR([.$B171]);&quot;&quot;;INDIRECT(&quot;'Données brutes'.&quot; &amp; [.H$1] &amp; [.$B171];1))">
            <text:p/>
          </table:table-cell>
          <table:table-cell table:style-name="ce57" table:formula="of:=IF(ISERROR([.$B171]);&quot;&quot;;INDIRECT(&quot;'Données brutes'.&quot; &amp; [.I$1] &amp; [.$B171];1))">
            <text:p/>
          </table:table-cell>
          <table:table-cell table:style-name="ce57" table:formula="of:=IF(ISERROR([.$B171]);&quot;&quot;;INDIRECT(&quot;'Données brutes'.&quot; &amp; [.J$1] &amp; [.$B171];1))">
            <text:p/>
          </table:table-cell>
          <table:table-cell table:style-name="ce57" table:formula="of:=IF(ISERROR([.$B171]);&quot;&quot;;INDIRECT(&quot;'Données brutes'.&quot; &amp; [.K$1] &amp; [.$B171];1))">
            <text:p/>
          </table:table-cell>
          <table:table-cell table:style-name="ce57" table:formula="of:=IF(ISERROR([.$B171]);&quot;&quot;;INDIRECT(&quot;'Données brutes'.&quot; &amp; [.L$1] &amp; [.$B171];1))">
            <text:p/>
          </table:table-cell>
          <table:table-cell table:style-name="ce57" table:formula="of:=IF(ISERROR([.$B171]);&quot;&quot;;INDIRECT(&quot;'Données brutes'.&quot; &amp; [.M$1] &amp; [.$B171];1))">
            <text:p/>
          </table:table-cell>
          <table:table-cell table:style-name="ce57" table:formula="of:=IF(ISERROR([.$B171]);&quot;&quot;;INDIRECT(&quot;'Données brutes'.&quot; &amp; [.N$1] &amp; [.$B171];1))">
            <text:p/>
          </table:table-cell>
          <table:table-cell table:style-name="ce57" table:formula="of:=IF(ISERROR([.$B171]);&quot;&quot;;INDIRECT(&quot;'Données brutes'.&quot; &amp; [.O$1] &amp; [.$B171];1))">
            <text:p/>
          </table:table-cell>
          <table:table-cell table:style-name="ce57" table:formula="of:=IF(ISERROR([.$B171]);&quot;&quot;;INDIRECT(&quot;'Données brutes'.&quot; &amp; [.P$1] &amp; [.$B171];1))">
            <text:p/>
          </table:table-cell>
          <table:table-cell table:style-name="ce57" table:formula="of:=IF(ISERROR([.$B171]);&quot;&quot;;INDIRECT(&quot;'Données brutes'.&quot; &amp; [.Q$1] &amp; [.$B171];1))">
            <text:p/>
          </table:table-cell>
          <table:table-cell table:style-name="ce57" table:formula="of:=IF(ISERROR([.$B171]);&quot;&quot;;INDIRECT(&quot;'Données brutes'.&quot; &amp; [.R$1] &amp; [.$B171];1))">
            <text:p/>
          </table:table-cell>
          <table:table-cell table:style-name="ce57" table:formula="of:=IF(ISERROR([.$B171]);&quot;&quot;;INDIRECT(&quot;'Données brutes'.&quot; &amp; [.S$1] &amp; [.$B171];1))">
            <text:p/>
          </table:table-cell>
          <table:table-cell table:style-name="ce58" table:formula="of:=SUM([.H171:.S171])" office:value-type="currency" office:currency="EUR" office:value="0">
            <text:p>0,00 €</text:p>
          </table:table-cell>
          <table:table-cell table:style-name="ce58" table:formula="of:=[.G171]-[.T171]" office:value-type="currency" office:currency="EUR" office:value="0">
            <text:p>0,00 €</text:p>
          </table:table-cell>
          <table:table-cell table:style-name="ce66" table:formula="of:=IF(ISNUMBER([.G171]);[.U171]/[.G171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172]=&quot;&quot;;NOT(ISERROR([.B172])));&quot;ok&quot;;&quot;&quot;)">
            <text:p/>
          </table:table-cell>
          <table:table-cell table:formula="of:=MATCH([.C172];ColonneSections;0)+(IF(LEFT([.E172];1)=&quot;7&quot;;1;0))" office:value-type="float" office:value="0">
            <text:p>#N/D</text:p>
          </table:table-cell>
          <table:table-cell table:formula="of:=[.C$5]&amp;[.E172]" office:value-type="string" office:string-value="ACAR\+30 \- 754600">
            <text:p>ACAR\+30 \- 754600</text:p>
          </table:table-cell>
          <table:table-cell/>
          <table:table-cell table:style-name="ce49" office:value-type="float" office:value="754600">
            <text:p>754600</text:p>
          </table:table-cell>
          <table:table-cell table:style-name="ce50" office:value-type="string">
            <text:p>Réaffectation dons plvts</text:p>
          </table:table-cell>
          <table:table-cell table:style-name="ce55"/>
          <table:table-cell table:style-name="ce57" table:formula="of:=IF(ISERROR([.$B172]);&quot;&quot;;INDIRECT(&quot;'Données brutes'.&quot; &amp; [.H$1] &amp; [.$B172];1))">
            <text:p/>
          </table:table-cell>
          <table:table-cell table:style-name="ce57" table:formula="of:=IF(ISERROR([.$B172]);&quot;&quot;;INDIRECT(&quot;'Données brutes'.&quot; &amp; [.I$1] &amp; [.$B172];1))">
            <text:p/>
          </table:table-cell>
          <table:table-cell table:style-name="ce57" table:formula="of:=IF(ISERROR([.$B172]);&quot;&quot;;INDIRECT(&quot;'Données brutes'.&quot; &amp; [.J$1] &amp; [.$B172];1))">
            <text:p/>
          </table:table-cell>
          <table:table-cell table:style-name="ce57" table:formula="of:=IF(ISERROR([.$B172]);&quot;&quot;;INDIRECT(&quot;'Données brutes'.&quot; &amp; [.K$1] &amp; [.$B172];1))">
            <text:p/>
          </table:table-cell>
          <table:table-cell table:style-name="ce57" table:formula="of:=IF(ISERROR([.$B172]);&quot;&quot;;INDIRECT(&quot;'Données brutes'.&quot; &amp; [.L$1] &amp; [.$B172];1))">
            <text:p/>
          </table:table-cell>
          <table:table-cell table:style-name="ce57" table:formula="of:=IF(ISERROR([.$B172]);&quot;&quot;;INDIRECT(&quot;'Données brutes'.&quot; &amp; [.M$1] &amp; [.$B172];1))">
            <text:p/>
          </table:table-cell>
          <table:table-cell table:style-name="ce57" table:formula="of:=IF(ISERROR([.$B172]);&quot;&quot;;INDIRECT(&quot;'Données brutes'.&quot; &amp; [.N$1] &amp; [.$B172];1))">
            <text:p/>
          </table:table-cell>
          <table:table-cell table:style-name="ce57" table:formula="of:=IF(ISERROR([.$B172]);&quot;&quot;;INDIRECT(&quot;'Données brutes'.&quot; &amp; [.O$1] &amp; [.$B172];1))">
            <text:p/>
          </table:table-cell>
          <table:table-cell table:style-name="ce57" table:formula="of:=IF(ISERROR([.$B172]);&quot;&quot;;INDIRECT(&quot;'Données brutes'.&quot; &amp; [.P$1] &amp; [.$B172];1))">
            <text:p/>
          </table:table-cell>
          <table:table-cell table:style-name="ce57" table:formula="of:=IF(ISERROR([.$B172]);&quot;&quot;;INDIRECT(&quot;'Données brutes'.&quot; &amp; [.Q$1] &amp; [.$B172];1))">
            <text:p/>
          </table:table-cell>
          <table:table-cell table:style-name="ce57" table:formula="of:=IF(ISERROR([.$B172]);&quot;&quot;;INDIRECT(&quot;'Données brutes'.&quot; &amp; [.R$1] &amp; [.$B172];1))">
            <text:p/>
          </table:table-cell>
          <table:table-cell table:style-name="ce57" table:formula="of:=IF(ISERROR([.$B172]);&quot;&quot;;INDIRECT(&quot;'Données brutes'.&quot; &amp; [.S$1] &amp; [.$B172];1))">
            <text:p/>
          </table:table-cell>
          <table:table-cell table:style-name="ce58" table:formula="of:=SUM([.H172:.S172])" office:value-type="currency" office:currency="EUR" office:value="0">
            <text:p>0,00 €</text:p>
          </table:table-cell>
          <table:table-cell table:style-name="ce58" table:formula="of:=[.G172]-[.T172]" office:value-type="currency" office:currency="EUR" office:value="0">
            <text:p>0,00 €</text:p>
          </table:table-cell>
          <table:table-cell table:style-name="ce66" table:formula="of:=IF(ISNUMBER([.G172]);[.U172]/[.G172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73]=&quot;&quot;;NOT(ISERROR([.B173])));&quot;ok&quot;;&quot;&quot;)">
            <text:p/>
          </table:table-cell>
          <table:table-cell table:formula="of:=MATCH([.C173];ColonneSections;0)+(IF(LEFT([.E173];1)=&quot;7&quot;;1;0))" office:value-type="float" office:value="0">
            <text:p>#N/D</text:p>
          </table:table-cell>
          <table:table-cell table:formula="of:=[.C$5]&amp;[.E173]" office:value-type="string" office:string-value="ACAR\+30 \- 754700">
            <text:p>ACAR\+30 \- 754700</text:p>
          </table:table-cell>
          <table:table-cell/>
          <table:table-cell table:style-name="ce49" office:value-type="float" office:value="754700">
            <text:p>754700</text:p>
          </table:table-cell>
          <table:table-cell table:style-name="ce50" office:value-type="string">
            <text:p>Dons Maison de Bure</text:p>
          </table:table-cell>
          <table:table-cell table:style-name="ce55"/>
          <table:table-cell table:style-name="ce57" table:formula="of:=IF(ISERROR([.$B173]);&quot;&quot;;INDIRECT(&quot;'Données brutes'.&quot; &amp; [.H$1] &amp; [.$B173];1))">
            <text:p/>
          </table:table-cell>
          <table:table-cell table:style-name="ce57" table:formula="of:=IF(ISERROR([.$B173]);&quot;&quot;;INDIRECT(&quot;'Données brutes'.&quot; &amp; [.I$1] &amp; [.$B173];1))">
            <text:p/>
          </table:table-cell>
          <table:table-cell table:style-name="ce57" table:formula="of:=IF(ISERROR([.$B173]);&quot;&quot;;INDIRECT(&quot;'Données brutes'.&quot; &amp; [.J$1] &amp; [.$B173];1))">
            <text:p/>
          </table:table-cell>
          <table:table-cell table:style-name="ce57" table:formula="of:=IF(ISERROR([.$B173]);&quot;&quot;;INDIRECT(&quot;'Données brutes'.&quot; &amp; [.K$1] &amp; [.$B173];1))">
            <text:p/>
          </table:table-cell>
          <table:table-cell table:style-name="ce57" table:formula="of:=IF(ISERROR([.$B173]);&quot;&quot;;INDIRECT(&quot;'Données brutes'.&quot; &amp; [.L$1] &amp; [.$B173];1))">
            <text:p/>
          </table:table-cell>
          <table:table-cell table:style-name="ce57" table:formula="of:=IF(ISERROR([.$B173]);&quot;&quot;;INDIRECT(&quot;'Données brutes'.&quot; &amp; [.M$1] &amp; [.$B173];1))">
            <text:p/>
          </table:table-cell>
          <table:table-cell table:style-name="ce57" table:formula="of:=IF(ISERROR([.$B173]);&quot;&quot;;INDIRECT(&quot;'Données brutes'.&quot; &amp; [.N$1] &amp; [.$B173];1))">
            <text:p/>
          </table:table-cell>
          <table:table-cell table:style-name="ce57" table:formula="of:=IF(ISERROR([.$B173]);&quot;&quot;;INDIRECT(&quot;'Données brutes'.&quot; &amp; [.O$1] &amp; [.$B173];1))">
            <text:p/>
          </table:table-cell>
          <table:table-cell table:style-name="ce57" table:formula="of:=IF(ISERROR([.$B173]);&quot;&quot;;INDIRECT(&quot;'Données brutes'.&quot; &amp; [.P$1] &amp; [.$B173];1))">
            <text:p/>
          </table:table-cell>
          <table:table-cell table:style-name="ce57" table:formula="of:=IF(ISERROR([.$B173]);&quot;&quot;;INDIRECT(&quot;'Données brutes'.&quot; &amp; [.Q$1] &amp; [.$B173];1))">
            <text:p/>
          </table:table-cell>
          <table:table-cell table:style-name="ce57" table:formula="of:=IF(ISERROR([.$B173]);&quot;&quot;;INDIRECT(&quot;'Données brutes'.&quot; &amp; [.R$1] &amp; [.$B173];1))">
            <text:p/>
          </table:table-cell>
          <table:table-cell table:style-name="ce57" table:formula="of:=IF(ISERROR([.$B173]);&quot;&quot;;INDIRECT(&quot;'Données brutes'.&quot; &amp; [.S$1] &amp; [.$B173];1))">
            <text:p/>
          </table:table-cell>
          <table:table-cell table:style-name="ce58" table:formula="of:=SUM([.H173:.S173])" office:value-type="currency" office:currency="EUR" office:value="0">
            <text:p>0,00 €</text:p>
          </table:table-cell>
          <table:table-cell table:style-name="ce58" table:formula="of:=[.G173]-[.T173]" office:value-type="currency" office:currency="EUR" office:value="0">
            <text:p>0,00 €</text:p>
          </table:table-cell>
          <table:table-cell table:style-name="ce66" table:formula="of:=IF(ISNUMBER([.G173]);[.U173]/[.G173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74]=&quot;&quot;;NOT(ISERROR([.B174])));&quot;ok&quot;;&quot;&quot;)">
            <text:p/>
          </table:table-cell>
          <table:table-cell table:formula="of:=MATCH([.C174];ColonneSections;0)+(IF(LEFT([.E174];1)=&quot;7&quot;;1;0))" office:value-type="float" office:value="0">
            <text:p>#N/D</text:p>
          </table:table-cell>
          <table:table-cell table:formula="of:=[.C$5]&amp;[.E174]" office:value-type="string" office:string-value="ACAR\+30 \- 756200">
            <text:p>ACAR\+30 \- 756200</text:p>
          </table:table-cell>
          <table:table-cell/>
          <table:table-cell table:style-name="ce49" office:value-type="float" office:value="756200">
            <text:p>756200</text:p>
          </table:table-cell>
          <table:table-cell table:style-name="ce50" office:value-type="string">
            <text:p>Cotisations groupes adhérents</text:p>
          </table:table-cell>
          <table:table-cell table:style-name="ce55"/>
          <table:table-cell table:style-name="ce57" table:formula="of:=IF(ISERROR([.$B174]);&quot;&quot;;INDIRECT(&quot;'Données brutes'.&quot; &amp; [.H$1] &amp; [.$B174];1))">
            <text:p/>
          </table:table-cell>
          <table:table-cell table:style-name="ce57" table:formula="of:=IF(ISERROR([.$B174]);&quot;&quot;;INDIRECT(&quot;'Données brutes'.&quot; &amp; [.I$1] &amp; [.$B174];1))">
            <text:p/>
          </table:table-cell>
          <table:table-cell table:style-name="ce57" table:formula="of:=IF(ISERROR([.$B174]);&quot;&quot;;INDIRECT(&quot;'Données brutes'.&quot; &amp; [.J$1] &amp; [.$B174];1))">
            <text:p/>
          </table:table-cell>
          <table:table-cell table:style-name="ce57" table:formula="of:=IF(ISERROR([.$B174]);&quot;&quot;;INDIRECT(&quot;'Données brutes'.&quot; &amp; [.K$1] &amp; [.$B174];1))">
            <text:p/>
          </table:table-cell>
          <table:table-cell table:style-name="ce57" table:formula="of:=IF(ISERROR([.$B174]);&quot;&quot;;INDIRECT(&quot;'Données brutes'.&quot; &amp; [.L$1] &amp; [.$B174];1))">
            <text:p/>
          </table:table-cell>
          <table:table-cell table:style-name="ce57" table:formula="of:=IF(ISERROR([.$B174]);&quot;&quot;;INDIRECT(&quot;'Données brutes'.&quot; &amp; [.M$1] &amp; [.$B174];1))">
            <text:p/>
          </table:table-cell>
          <table:table-cell table:style-name="ce57" table:formula="of:=IF(ISERROR([.$B174]);&quot;&quot;;INDIRECT(&quot;'Données brutes'.&quot; &amp; [.N$1] &amp; [.$B174];1))">
            <text:p/>
          </table:table-cell>
          <table:table-cell table:style-name="ce57" table:formula="of:=IF(ISERROR([.$B174]);&quot;&quot;;INDIRECT(&quot;'Données brutes'.&quot; &amp; [.O$1] &amp; [.$B174];1))">
            <text:p/>
          </table:table-cell>
          <table:table-cell table:style-name="ce57" table:formula="of:=IF(ISERROR([.$B174]);&quot;&quot;;INDIRECT(&quot;'Données brutes'.&quot; &amp; [.P$1] &amp; [.$B174];1))">
            <text:p/>
          </table:table-cell>
          <table:table-cell table:style-name="ce57" table:formula="of:=IF(ISERROR([.$B174]);&quot;&quot;;INDIRECT(&quot;'Données brutes'.&quot; &amp; [.Q$1] &amp; [.$B174];1))">
            <text:p/>
          </table:table-cell>
          <table:table-cell table:style-name="ce57" table:formula="of:=IF(ISERROR([.$B174]);&quot;&quot;;INDIRECT(&quot;'Données brutes'.&quot; &amp; [.R$1] &amp; [.$B174];1))">
            <text:p/>
          </table:table-cell>
          <table:table-cell table:style-name="ce57" table:formula="of:=IF(ISERROR([.$B174]);&quot;&quot;;INDIRECT(&quot;'Données brutes'.&quot; &amp; [.S$1] &amp; [.$B174];1))">
            <text:p/>
          </table:table-cell>
          <table:table-cell table:style-name="ce58" table:formula="of:=SUM([.H174:.S174])" office:value-type="currency" office:currency="EUR" office:value="0">
            <text:p>0,00 €</text:p>
          </table:table-cell>
          <table:table-cell table:style-name="ce58" table:formula="of:=[.G174]-[.T174]" office:value-type="currency" office:currency="EUR" office:value="0">
            <text:p>0,00 €</text:p>
          </table:table-cell>
          <table:table-cell table:style-name="ce66" table:formula="of:=IF(ISNUMBER([.G174]);[.U174]/[.G174];&quot;&quot;)">
            <text:p/>
          </table:table-cell>
          <table:table-cell table:number-columns-repeated="1002"/>
        </table:table-row>
        <table:table-row table:style-name="ro1">
          <table:table-cell table:style-name="ce43" table:formula="of:=IF(OR([.E175]=&quot;&quot;;NOT(ISERROR([.B175])));&quot;ok&quot;;&quot;&quot;)">
            <text:p/>
          </table:table-cell>
          <table:table-cell table:formula="of:=MATCH([.C175];ColonneSections;0)+(IF(LEFT([.E175];1)=&quot;7&quot;;1;0))" office:value-type="float" office:value="0">
            <text:p>#N/D</text:p>
          </table:table-cell>
          <table:table-cell table:formula="of:=[.C$5]&amp;[.E175]" office:value-type="string" office:string-value="ACAR\+30 \- 758010">
            <text:p>ACAR\+30 \- 758010</text:p>
          </table:table-cell>
          <table:table-cell/>
          <table:table-cell table:style-name="ce49" office:value-type="float" office:value="758010">
            <text:p>758010</text:p>
          </table:table-cell>
          <table:table-cell table:style-name="ce50" office:value-type="string">
            <text:p>Dons reçus</text:p>
          </table:table-cell>
          <table:table-cell table:style-name="ce55" office:value-type="currency" office:currency="EUR" office:value="24472">
            <text:p>24 472,00 €</text:p>
          </table:table-cell>
          <table:table-cell table:style-name="ce57" table:formula="of:=IF(ISERROR([.$B175]);&quot;&quot;;INDIRECT(&quot;'Données brutes'.&quot; &amp; [.H$1] &amp; [.$B175];1))">
            <text:p/>
          </table:table-cell>
          <table:table-cell table:style-name="ce57" table:formula="of:=IF(ISERROR([.$B175]);&quot;&quot;;INDIRECT(&quot;'Données brutes'.&quot; &amp; [.I$1] &amp; [.$B175];1))">
            <text:p/>
          </table:table-cell>
          <table:table-cell table:style-name="ce57" table:formula="of:=IF(ISERROR([.$B175]);&quot;&quot;;INDIRECT(&quot;'Données brutes'.&quot; &amp; [.J$1] &amp; [.$B175];1))">
            <text:p/>
          </table:table-cell>
          <table:table-cell table:style-name="ce57" table:formula="of:=IF(ISERROR([.$B175]);&quot;&quot;;INDIRECT(&quot;'Données brutes'.&quot; &amp; [.K$1] &amp; [.$B175];1))">
            <text:p/>
          </table:table-cell>
          <table:table-cell table:style-name="ce57" table:formula="of:=IF(ISERROR([.$B175]);&quot;&quot;;INDIRECT(&quot;'Données brutes'.&quot; &amp; [.L$1] &amp; [.$B175];1))">
            <text:p/>
          </table:table-cell>
          <table:table-cell table:style-name="ce57" table:formula="of:=IF(ISERROR([.$B175]);&quot;&quot;;INDIRECT(&quot;'Données brutes'.&quot; &amp; [.M$1] &amp; [.$B175];1))">
            <text:p/>
          </table:table-cell>
          <table:table-cell table:style-name="ce57" table:formula="of:=IF(ISERROR([.$B175]);&quot;&quot;;INDIRECT(&quot;'Données brutes'.&quot; &amp; [.N$1] &amp; [.$B175];1))">
            <text:p/>
          </table:table-cell>
          <table:table-cell table:style-name="ce57" table:formula="of:=IF(ISERROR([.$B175]);&quot;&quot;;INDIRECT(&quot;'Données brutes'.&quot; &amp; [.O$1] &amp; [.$B175];1))">
            <text:p/>
          </table:table-cell>
          <table:table-cell table:style-name="ce57" table:formula="of:=IF(ISERROR([.$B175]);&quot;&quot;;INDIRECT(&quot;'Données brutes'.&quot; &amp; [.P$1] &amp; [.$B175];1))">
            <text:p/>
          </table:table-cell>
          <table:table-cell table:style-name="ce57" table:formula="of:=IF(ISERROR([.$B175]);&quot;&quot;;INDIRECT(&quot;'Données brutes'.&quot; &amp; [.Q$1] &amp; [.$B175];1))">
            <text:p/>
          </table:table-cell>
          <table:table-cell table:style-name="ce57" table:formula="of:=IF(ISERROR([.$B175]);&quot;&quot;;INDIRECT(&quot;'Données brutes'.&quot; &amp; [.R$1] &amp; [.$B175];1))">
            <text:p/>
          </table:table-cell>
          <table:table-cell table:style-name="ce57" table:formula="of:=IF(ISERROR([.$B175]);&quot;&quot;;INDIRECT(&quot;'Données brutes'.&quot; &amp; [.S$1] &amp; [.$B175];1))">
            <text:p/>
          </table:table-cell>
          <table:table-cell table:style-name="ce58" table:formula="of:=SUM([.H175:.S175])" office:value-type="currency" office:currency="EUR" office:value="0">
            <text:p>0,00 €</text:p>
          </table:table-cell>
          <table:table-cell table:style-name="ce58" table:formula="of:=[.G175]-[.T175]" office:value-type="currency" office:currency="EUR" office:value="24472">
            <text:p>24 472,00 €</text:p>
          </table:table-cell>
          <table:table-cell table:style-name="ce66" table:formula="of:=IF(ISNUMBER([.G175]);[.U175]/[.G175];&quot;&quot;)" office:value-type="percentage" office:value="1">
            <text:p>100%</text:p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76]=&quot;&quot;;NOT(ISERROR([.B176])));&quot;ok&quot;;&quot;&quot;)">
            <text:p/>
          </table:table-cell>
          <table:table-cell table:formula="of:=MATCH([.C176];ColonneSections;0)+(IF(LEFT([.E176];1)=&quot;7&quot;;1;0))" office:value-type="float" office:value="0">
            <text:p>#N/D</text:p>
          </table:table-cell>
          <table:table-cell table:formula="of:=[.C$5]&amp;[.E176]" office:value-type="string" office:string-value="ACAR\+30 \- 758020">
            <text:p>ACAR\+30 \- 758020</text:p>
          </table:table-cell>
          <table:table-cell/>
          <table:table-cell table:style-name="ce49" office:value-type="float" office:value="758020">
            <text:p>758020</text:p>
          </table:table-cell>
          <table:table-cell table:style-name="ce50" office:value-type="string">
            <text:p>Dons en ligne</text:p>
          </table:table-cell>
          <table:table-cell table:style-name="ce55"/>
          <table:table-cell table:style-name="ce57" table:formula="of:=IF(ISERROR([.$B176]);&quot;&quot;;INDIRECT(&quot;'Données brutes'.&quot; &amp; [.H$1] &amp; [.$B176];1))">
            <text:p/>
          </table:table-cell>
          <table:table-cell table:style-name="ce57" table:formula="of:=IF(ISERROR([.$B176]);&quot;&quot;;INDIRECT(&quot;'Données brutes'.&quot; &amp; [.I$1] &amp; [.$B176];1))">
            <text:p/>
          </table:table-cell>
          <table:table-cell table:style-name="ce57" table:formula="of:=IF(ISERROR([.$B176]);&quot;&quot;;INDIRECT(&quot;'Données brutes'.&quot; &amp; [.J$1] &amp; [.$B176];1))">
            <text:p/>
          </table:table-cell>
          <table:table-cell table:style-name="ce57" table:formula="of:=IF(ISERROR([.$B176]);&quot;&quot;;INDIRECT(&quot;'Données brutes'.&quot; &amp; [.K$1] &amp; [.$B176];1))">
            <text:p/>
          </table:table-cell>
          <table:table-cell table:style-name="ce57" table:formula="of:=IF(ISERROR([.$B176]);&quot;&quot;;INDIRECT(&quot;'Données brutes'.&quot; &amp; [.L$1] &amp; [.$B176];1))">
            <text:p/>
          </table:table-cell>
          <table:table-cell table:style-name="ce57" table:formula="of:=IF(ISERROR([.$B176]);&quot;&quot;;INDIRECT(&quot;'Données brutes'.&quot; &amp; [.M$1] &amp; [.$B176];1))">
            <text:p/>
          </table:table-cell>
          <table:table-cell table:style-name="ce57" table:formula="of:=IF(ISERROR([.$B176]);&quot;&quot;;INDIRECT(&quot;'Données brutes'.&quot; &amp; [.N$1] &amp; [.$B176];1))">
            <text:p/>
          </table:table-cell>
          <table:table-cell table:style-name="ce57" table:formula="of:=IF(ISERROR([.$B176]);&quot;&quot;;INDIRECT(&quot;'Données brutes'.&quot; &amp; [.O$1] &amp; [.$B176];1))">
            <text:p/>
          </table:table-cell>
          <table:table-cell table:style-name="ce57" table:formula="of:=IF(ISERROR([.$B176]);&quot;&quot;;INDIRECT(&quot;'Données brutes'.&quot; &amp; [.P$1] &amp; [.$B176];1))">
            <text:p/>
          </table:table-cell>
          <table:table-cell table:style-name="ce57" table:formula="of:=IF(ISERROR([.$B176]);&quot;&quot;;INDIRECT(&quot;'Données brutes'.&quot; &amp; [.Q$1] &amp; [.$B176];1))">
            <text:p/>
          </table:table-cell>
          <table:table-cell table:style-name="ce57" table:formula="of:=IF(ISERROR([.$B176]);&quot;&quot;;INDIRECT(&quot;'Données brutes'.&quot; &amp; [.R$1] &amp; [.$B176];1))">
            <text:p/>
          </table:table-cell>
          <table:table-cell table:style-name="ce57" table:formula="of:=IF(ISERROR([.$B176]);&quot;&quot;;INDIRECT(&quot;'Données brutes'.&quot; &amp; [.S$1] &amp; [.$B176];1))">
            <text:p/>
          </table:table-cell>
          <table:table-cell table:style-name="ce58" table:formula="of:=SUM([.H176:.S176])" office:value-type="currency" office:currency="EUR" office:value="0">
            <text:p>0,00 €</text:p>
          </table:table-cell>
          <table:table-cell table:style-name="ce58" table:formula="of:=[.G176]-[.T176]" office:value-type="currency" office:currency="EUR" office:value="0">
            <text:p>0,00 €</text:p>
          </table:table-cell>
          <table:table-cell table:style-name="ce66" table:formula="of:=IF(ISNUMBER([.G176]);[.U176]/[.G176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77]=&quot;&quot;;NOT(ISERROR([.B177])));&quot;ok&quot;;&quot;&quot;)">
            <text:p/>
          </table:table-cell>
          <table:table-cell table:formula="of:=MATCH([.C177];ColonneSections;0)+(IF(LEFT([.E177];1)=&quot;7&quot;;1;0))" office:value-type="float" office:value="0">
            <text:p>#N/D</text:p>
          </table:table-cell>
          <table:table-cell table:formula="of:=[.C$5]&amp;[.E177]" office:value-type="string" office:string-value="ACAR\+30 \- 758030">
            <text:p>ACAR\+30 \- 758030</text:p>
          </table:table-cell>
          <table:table-cell/>
          <table:table-cell table:style-name="ce49" office:value-type="float" office:value="758030">
            <text:p>758030</text:p>
          </table:table-cell>
          <table:table-cell table:style-name="ce50" office:value-type="string">
            <text:p>Dons Partenariat NEF</text:p>
          </table:table-cell>
          <table:table-cell table:style-name="ce55"/>
          <table:table-cell table:style-name="ce57" table:formula="of:=IF(ISERROR([.$B177]);&quot;&quot;;INDIRECT(&quot;'Données brutes'.&quot; &amp; [.H$1] &amp; [.$B177];1))">
            <text:p/>
          </table:table-cell>
          <table:table-cell table:style-name="ce57" table:formula="of:=IF(ISERROR([.$B177]);&quot;&quot;;INDIRECT(&quot;'Données brutes'.&quot; &amp; [.I$1] &amp; [.$B177];1))">
            <text:p/>
          </table:table-cell>
          <table:table-cell table:style-name="ce57" table:formula="of:=IF(ISERROR([.$B177]);&quot;&quot;;INDIRECT(&quot;'Données brutes'.&quot; &amp; [.J$1] &amp; [.$B177];1))">
            <text:p/>
          </table:table-cell>
          <table:table-cell table:style-name="ce57" table:formula="of:=IF(ISERROR([.$B177]);&quot;&quot;;INDIRECT(&quot;'Données brutes'.&quot; &amp; [.K$1] &amp; [.$B177];1))">
            <text:p/>
          </table:table-cell>
          <table:table-cell table:style-name="ce57" table:formula="of:=IF(ISERROR([.$B177]);&quot;&quot;;INDIRECT(&quot;'Données brutes'.&quot; &amp; [.L$1] &amp; [.$B177];1))">
            <text:p/>
          </table:table-cell>
          <table:table-cell table:style-name="ce57" table:formula="of:=IF(ISERROR([.$B177]);&quot;&quot;;INDIRECT(&quot;'Données brutes'.&quot; &amp; [.M$1] &amp; [.$B177];1))">
            <text:p/>
          </table:table-cell>
          <table:table-cell table:style-name="ce57" table:formula="of:=IF(ISERROR([.$B177]);&quot;&quot;;INDIRECT(&quot;'Données brutes'.&quot; &amp; [.N$1] &amp; [.$B177];1))">
            <text:p/>
          </table:table-cell>
          <table:table-cell table:style-name="ce57" table:formula="of:=IF(ISERROR([.$B177]);&quot;&quot;;INDIRECT(&quot;'Données brutes'.&quot; &amp; [.O$1] &amp; [.$B177];1))">
            <text:p/>
          </table:table-cell>
          <table:table-cell table:style-name="ce57" table:formula="of:=IF(ISERROR([.$B177]);&quot;&quot;;INDIRECT(&quot;'Données brutes'.&quot; &amp; [.P$1] &amp; [.$B177];1))">
            <text:p/>
          </table:table-cell>
          <table:table-cell table:style-name="ce57" table:formula="of:=IF(ISERROR([.$B177]);&quot;&quot;;INDIRECT(&quot;'Données brutes'.&quot; &amp; [.Q$1] &amp; [.$B177];1))">
            <text:p/>
          </table:table-cell>
          <table:table-cell table:style-name="ce57" table:formula="of:=IF(ISERROR([.$B177]);&quot;&quot;;INDIRECT(&quot;'Données brutes'.&quot; &amp; [.R$1] &amp; [.$B177];1))">
            <text:p/>
          </table:table-cell>
          <table:table-cell table:style-name="ce57" table:formula="of:=IF(ISERROR([.$B177]);&quot;&quot;;INDIRECT(&quot;'Données brutes'.&quot; &amp; [.S$1] &amp; [.$B177];1))">
            <text:p/>
          </table:table-cell>
          <table:table-cell table:style-name="ce58" table:formula="of:=SUM([.H177:.S177])" office:value-type="currency" office:currency="EUR" office:value="0">
            <text:p>0,00 €</text:p>
          </table:table-cell>
          <table:table-cell table:style-name="ce58" table:formula="of:=[.G177]-[.T177]" office:value-type="currency" office:currency="EUR" office:value="0">
            <text:p>0,00 €</text:p>
          </table:table-cell>
          <table:table-cell table:style-name="ce66" table:formula="of:=IF(ISNUMBER([.G177]);[.U177]/[.G177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78]=&quot;&quot;;NOT(ISERROR([.B178])));&quot;ok&quot;;&quot;&quot;)">
            <text:p/>
          </table:table-cell>
          <table:table-cell table:formula="of:=MATCH([.C178];ColonneSections;0)+(IF(LEFT([.E178];1)=&quot;7&quot;;1;0))" office:value-type="float" office:value="0">
            <text:p>#N/D</text:p>
          </table:table-cell>
          <table:table-cell table:formula="of:=[.C$5]&amp;[.E178]" office:value-type="string" office:string-value="ACAR\+30 \- 758040">
            <text:p>ACAR\+30 \- 758040</text:p>
          </table:table-cell>
          <table:table-cell/>
          <table:table-cell table:style-name="ce49" office:value-type="float" office:value="758040">
            <text:p>758040</text:p>
          </table:table-cell>
          <table:table-cell table:style-name="ce50" office:value-type="string">
            <text:p>Prélèvements automatiques reçus</text:p>
          </table:table-cell>
          <table:table-cell table:style-name="ce55"/>
          <table:table-cell table:style-name="ce57" table:formula="of:=IF(ISERROR([.$B178]);&quot;&quot;;INDIRECT(&quot;'Données brutes'.&quot; &amp; [.H$1] &amp; [.$B178];1))">
            <text:p/>
          </table:table-cell>
          <table:table-cell table:style-name="ce57" table:formula="of:=IF(ISERROR([.$B178]);&quot;&quot;;INDIRECT(&quot;'Données brutes'.&quot; &amp; [.I$1] &amp; [.$B178];1))">
            <text:p/>
          </table:table-cell>
          <table:table-cell table:style-name="ce57" table:formula="of:=IF(ISERROR([.$B178]);&quot;&quot;;INDIRECT(&quot;'Données brutes'.&quot; &amp; [.J$1] &amp; [.$B178];1))">
            <text:p/>
          </table:table-cell>
          <table:table-cell table:style-name="ce57" table:formula="of:=IF(ISERROR([.$B178]);&quot;&quot;;INDIRECT(&quot;'Données brutes'.&quot; &amp; [.K$1] &amp; [.$B178];1))">
            <text:p/>
          </table:table-cell>
          <table:table-cell table:style-name="ce57" table:formula="of:=IF(ISERROR([.$B178]);&quot;&quot;;INDIRECT(&quot;'Données brutes'.&quot; &amp; [.L$1] &amp; [.$B178];1))">
            <text:p/>
          </table:table-cell>
          <table:table-cell table:style-name="ce57" table:formula="of:=IF(ISERROR([.$B178]);&quot;&quot;;INDIRECT(&quot;'Données brutes'.&quot; &amp; [.M$1] &amp; [.$B178];1))">
            <text:p/>
          </table:table-cell>
          <table:table-cell table:style-name="ce57" table:formula="of:=IF(ISERROR([.$B178]);&quot;&quot;;INDIRECT(&quot;'Données brutes'.&quot; &amp; [.N$1] &amp; [.$B178];1))">
            <text:p/>
          </table:table-cell>
          <table:table-cell table:style-name="ce57" table:formula="of:=IF(ISERROR([.$B178]);&quot;&quot;;INDIRECT(&quot;'Données brutes'.&quot; &amp; [.O$1] &amp; [.$B178];1))">
            <text:p/>
          </table:table-cell>
          <table:table-cell table:style-name="ce57" table:formula="of:=IF(ISERROR([.$B178]);&quot;&quot;;INDIRECT(&quot;'Données brutes'.&quot; &amp; [.P$1] &amp; [.$B178];1))">
            <text:p/>
          </table:table-cell>
          <table:table-cell table:style-name="ce57" table:formula="of:=IF(ISERROR([.$B178]);&quot;&quot;;INDIRECT(&quot;'Données brutes'.&quot; &amp; [.Q$1] &amp; [.$B178];1))">
            <text:p/>
          </table:table-cell>
          <table:table-cell table:style-name="ce57" table:formula="of:=IF(ISERROR([.$B178]);&quot;&quot;;INDIRECT(&quot;'Données brutes'.&quot; &amp; [.R$1] &amp; [.$B178];1))">
            <text:p/>
          </table:table-cell>
          <table:table-cell table:style-name="ce57" table:formula="of:=IF(ISERROR([.$B178]);&quot;&quot;;INDIRECT(&quot;'Données brutes'.&quot; &amp; [.S$1] &amp; [.$B178];1))">
            <text:p/>
          </table:table-cell>
          <table:table-cell table:style-name="ce58" table:formula="of:=SUM([.H178:.S178])" office:value-type="currency" office:currency="EUR" office:value="0">
            <text:p>0,00 €</text:p>
          </table:table-cell>
          <table:table-cell table:style-name="ce58" table:formula="of:=[.G178]-[.T178]" office:value-type="currency" office:currency="EUR" office:value="0">
            <text:p>0,00 €</text:p>
          </table:table-cell>
          <table:table-cell table:style-name="ce66" table:formula="of:=IF(ISNUMBER([.G178]);[.U178]/[.G178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79]=&quot;&quot;;NOT(ISERROR([.B179])));&quot;ok&quot;;&quot;&quot;)">
            <text:p/>
          </table:table-cell>
          <table:table-cell table:formula="of:=MATCH([.C179];ColonneSections;0)+(IF(LEFT([.E179];1)=&quot;7&quot;;1;0))" office:value-type="float" office:value="0">
            <text:p>#N/D</text:p>
          </table:table-cell>
          <table:table-cell table:formula="of:=[.C$5]&amp;[.E179]" office:value-type="string" office:string-value="ACAR\+30 \- 758050">
            <text:p>ACAR\+30 \- 758050</text:p>
          </table:table-cell>
          <table:table-cell/>
          <table:table-cell table:style-name="ce49" office:value-type="float" office:value="758050">
            <text:p>758050</text:p>
          </table:table-cell>
          <table:table-cell table:style-name="ce50" office:value-type="string">
            <text:p>Dons étalés par CB</text:p>
          </table:table-cell>
          <table:table-cell table:style-name="ce55"/>
          <table:table-cell table:style-name="ce57" table:formula="of:=IF(ISERROR([.$B179]);&quot;&quot;;INDIRECT(&quot;'Données brutes'.&quot; &amp; [.H$1] &amp; [.$B179];1))">
            <text:p/>
          </table:table-cell>
          <table:table-cell table:style-name="ce57" table:formula="of:=IF(ISERROR([.$B179]);&quot;&quot;;INDIRECT(&quot;'Données brutes'.&quot; &amp; [.I$1] &amp; [.$B179];1))">
            <text:p/>
          </table:table-cell>
          <table:table-cell table:style-name="ce57" table:formula="of:=IF(ISERROR([.$B179]);&quot;&quot;;INDIRECT(&quot;'Données brutes'.&quot; &amp; [.J$1] &amp; [.$B179];1))">
            <text:p/>
          </table:table-cell>
          <table:table-cell table:style-name="ce57" table:formula="of:=IF(ISERROR([.$B179]);&quot;&quot;;INDIRECT(&quot;'Données brutes'.&quot; &amp; [.K$1] &amp; [.$B179];1))">
            <text:p/>
          </table:table-cell>
          <table:table-cell table:style-name="ce57" table:formula="of:=IF(ISERROR([.$B179]);&quot;&quot;;INDIRECT(&quot;'Données brutes'.&quot; &amp; [.L$1] &amp; [.$B179];1))">
            <text:p/>
          </table:table-cell>
          <table:table-cell table:style-name="ce57" table:formula="of:=IF(ISERROR([.$B179]);&quot;&quot;;INDIRECT(&quot;'Données brutes'.&quot; &amp; [.M$1] &amp; [.$B179];1))">
            <text:p/>
          </table:table-cell>
          <table:table-cell table:style-name="ce57" table:formula="of:=IF(ISERROR([.$B179]);&quot;&quot;;INDIRECT(&quot;'Données brutes'.&quot; &amp; [.N$1] &amp; [.$B179];1))">
            <text:p/>
          </table:table-cell>
          <table:table-cell table:style-name="ce57" table:formula="of:=IF(ISERROR([.$B179]);&quot;&quot;;INDIRECT(&quot;'Données brutes'.&quot; &amp; [.O$1] &amp; [.$B179];1))">
            <text:p/>
          </table:table-cell>
          <table:table-cell table:style-name="ce57" table:formula="of:=IF(ISERROR([.$B179]);&quot;&quot;;INDIRECT(&quot;'Données brutes'.&quot; &amp; [.P$1] &amp; [.$B179];1))">
            <text:p/>
          </table:table-cell>
          <table:table-cell table:style-name="ce57" table:formula="of:=IF(ISERROR([.$B179]);&quot;&quot;;INDIRECT(&quot;'Données brutes'.&quot; &amp; [.Q$1] &amp; [.$B179];1))">
            <text:p/>
          </table:table-cell>
          <table:table-cell table:style-name="ce57" table:formula="of:=IF(ISERROR([.$B179]);&quot;&quot;;INDIRECT(&quot;'Données brutes'.&quot; &amp; [.R$1] &amp; [.$B179];1))">
            <text:p/>
          </table:table-cell>
          <table:table-cell table:style-name="ce57" table:formula="of:=IF(ISERROR([.$B179]);&quot;&quot;;INDIRECT(&quot;'Données brutes'.&quot; &amp; [.S$1] &amp; [.$B179];1))">
            <text:p/>
          </table:table-cell>
          <table:table-cell table:style-name="ce58" table:formula="of:=SUM([.H179:.S179])" office:value-type="currency" office:currency="EUR" office:value="0">
            <text:p>0,00 €</text:p>
          </table:table-cell>
          <table:table-cell table:style-name="ce58" table:formula="of:=[.G179]-[.T179]" office:value-type="currency" office:currency="EUR" office:value="0">
            <text:p>0,00 €</text:p>
          </table:table-cell>
          <table:table-cell table:style-name="ce66" table:formula="of:=IF(ISNUMBER([.G179]);[.U179]/[.G179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80]=&quot;&quot;;NOT(ISERROR([.B180])));&quot;ok&quot;;&quot;&quot;)">
            <text:p/>
          </table:table-cell>
          <table:table-cell table:formula="of:=MATCH([.C180];ColonneSections;0)+(IF(LEFT([.E180];1)=&quot;7&quot;;1;0))" office:value-type="float" office:value="0">
            <text:p>#N/D</text:p>
          </table:table-cell>
          <table:table-cell table:formula="of:=[.C$5]&amp;[.E180]" office:value-type="string" office:string-value="ACAR\+30 \- 758060">
            <text:p>ACAR\+30 \- 758060</text:p>
          </table:table-cell>
          <table:table-cell/>
          <table:table-cell table:style-name="ce49" office:value-type="float" office:value="758060">
            <text:p>758060</text:p>
          </table:table-cell>
          <table:table-cell table:style-name="ce50" office:value-type="string">
            <text:p>Dons fonds de solidarité</text:p>
          </table:table-cell>
          <table:table-cell table:style-name="ce55"/>
          <table:table-cell table:style-name="ce57" table:formula="of:=IF(ISERROR([.$B180]);&quot;&quot;;INDIRECT(&quot;'Données brutes'.&quot; &amp; [.H$1] &amp; [.$B180];1))">
            <text:p/>
          </table:table-cell>
          <table:table-cell table:style-name="ce57" table:formula="of:=IF(ISERROR([.$B180]);&quot;&quot;;INDIRECT(&quot;'Données brutes'.&quot; &amp; [.I$1] &amp; [.$B180];1))">
            <text:p/>
          </table:table-cell>
          <table:table-cell table:style-name="ce57" table:formula="of:=IF(ISERROR([.$B180]);&quot;&quot;;INDIRECT(&quot;'Données brutes'.&quot; &amp; [.J$1] &amp; [.$B180];1))">
            <text:p/>
          </table:table-cell>
          <table:table-cell table:style-name="ce57" table:formula="of:=IF(ISERROR([.$B180]);&quot;&quot;;INDIRECT(&quot;'Données brutes'.&quot; &amp; [.K$1] &amp; [.$B180];1))">
            <text:p/>
          </table:table-cell>
          <table:table-cell table:style-name="ce57" table:formula="of:=IF(ISERROR([.$B180]);&quot;&quot;;INDIRECT(&quot;'Données brutes'.&quot; &amp; [.L$1] &amp; [.$B180];1))">
            <text:p/>
          </table:table-cell>
          <table:table-cell table:style-name="ce57" table:formula="of:=IF(ISERROR([.$B180]);&quot;&quot;;INDIRECT(&quot;'Données brutes'.&quot; &amp; [.M$1] &amp; [.$B180];1))">
            <text:p/>
          </table:table-cell>
          <table:table-cell table:style-name="ce57" table:formula="of:=IF(ISERROR([.$B180]);&quot;&quot;;INDIRECT(&quot;'Données brutes'.&quot; &amp; [.N$1] &amp; [.$B180];1))">
            <text:p/>
          </table:table-cell>
          <table:table-cell table:style-name="ce57" table:formula="of:=IF(ISERROR([.$B180]);&quot;&quot;;INDIRECT(&quot;'Données brutes'.&quot; &amp; [.O$1] &amp; [.$B180];1))">
            <text:p/>
          </table:table-cell>
          <table:table-cell table:style-name="ce57" table:formula="of:=IF(ISERROR([.$B180]);&quot;&quot;;INDIRECT(&quot;'Données brutes'.&quot; &amp; [.P$1] &amp; [.$B180];1))">
            <text:p/>
          </table:table-cell>
          <table:table-cell table:style-name="ce57" table:formula="of:=IF(ISERROR([.$B180]);&quot;&quot;;INDIRECT(&quot;'Données brutes'.&quot; &amp; [.Q$1] &amp; [.$B180];1))">
            <text:p/>
          </table:table-cell>
          <table:table-cell table:style-name="ce57" table:formula="of:=IF(ISERROR([.$B180]);&quot;&quot;;INDIRECT(&quot;'Données brutes'.&quot; &amp; [.R$1] &amp; [.$B180];1))">
            <text:p/>
          </table:table-cell>
          <table:table-cell table:style-name="ce57" table:formula="of:=IF(ISERROR([.$B180]);&quot;&quot;;INDIRECT(&quot;'Données brutes'.&quot; &amp; [.S$1] &amp; [.$B180];1))">
            <text:p/>
          </table:table-cell>
          <table:table-cell table:style-name="ce58" table:formula="of:=SUM([.H180:.S180])" office:value-type="currency" office:currency="EUR" office:value="0">
            <text:p>0,00 €</text:p>
          </table:table-cell>
          <table:table-cell table:style-name="ce58" table:formula="of:=[.G180]-[.T180]" office:value-type="currency" office:currency="EUR" office:value="0">
            <text:p>0,00 €</text:p>
          </table:table-cell>
          <table:table-cell table:style-name="ce66" table:formula="of:=IF(ISNUMBER([.G180]);[.U180]/[.G180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81]=&quot;&quot;;NOT(ISERROR([.B181])));&quot;ok&quot;;&quot;&quot;)">
            <text:p/>
          </table:table-cell>
          <table:table-cell table:formula="of:=MATCH([.C181];ColonneSections;0)+(IF(LEFT([.E181];1)=&quot;7&quot;;1;0))" office:value-type="float" office:value="0">
            <text:p>#N/D</text:p>
          </table:table-cell>
          <table:table-cell table:formula="of:=[.C$5]&amp;[.E181]" office:value-type="string" office:string-value="ACAR\+30 \- 758070">
            <text:p>ACAR\+30 \- 758070</text:p>
          </table:table-cell>
          <table:table-cell/>
          <table:table-cell table:style-name="ce49" office:value-type="float" office:value="758070">
            <text:p>758070</text:p>
          </table:table-cell>
          <table:table-cell table:style-name="ce50" office:value-type="string">
            <text:p>Dons par virement</text:p>
          </table:table-cell>
          <table:table-cell table:style-name="ce55"/>
          <table:table-cell table:style-name="ce57" table:formula="of:=IF(ISERROR([.$B181]);&quot;&quot;;INDIRECT(&quot;'Données brutes'.&quot; &amp; [.H$1] &amp; [.$B181];1))">
            <text:p/>
          </table:table-cell>
          <table:table-cell table:style-name="ce57" table:formula="of:=IF(ISERROR([.$B181]);&quot;&quot;;INDIRECT(&quot;'Données brutes'.&quot; &amp; [.I$1] &amp; [.$B181];1))">
            <text:p/>
          </table:table-cell>
          <table:table-cell table:style-name="ce57" table:formula="of:=IF(ISERROR([.$B181]);&quot;&quot;;INDIRECT(&quot;'Données brutes'.&quot; &amp; [.J$1] &amp; [.$B181];1))">
            <text:p/>
          </table:table-cell>
          <table:table-cell table:style-name="ce57" table:formula="of:=IF(ISERROR([.$B181]);&quot;&quot;;INDIRECT(&quot;'Données brutes'.&quot; &amp; [.K$1] &amp; [.$B181];1))">
            <text:p/>
          </table:table-cell>
          <table:table-cell table:style-name="ce57" table:formula="of:=IF(ISERROR([.$B181]);&quot;&quot;;INDIRECT(&quot;'Données brutes'.&quot; &amp; [.L$1] &amp; [.$B181];1))">
            <text:p/>
          </table:table-cell>
          <table:table-cell table:style-name="ce57" table:formula="of:=IF(ISERROR([.$B181]);&quot;&quot;;INDIRECT(&quot;'Données brutes'.&quot; &amp; [.M$1] &amp; [.$B181];1))">
            <text:p/>
          </table:table-cell>
          <table:table-cell table:style-name="ce57" table:formula="of:=IF(ISERROR([.$B181]);&quot;&quot;;INDIRECT(&quot;'Données brutes'.&quot; &amp; [.N$1] &amp; [.$B181];1))">
            <text:p/>
          </table:table-cell>
          <table:table-cell table:style-name="ce57" table:formula="of:=IF(ISERROR([.$B181]);&quot;&quot;;INDIRECT(&quot;'Données brutes'.&quot; &amp; [.O$1] &amp; [.$B181];1))">
            <text:p/>
          </table:table-cell>
          <table:table-cell table:style-name="ce57" table:formula="of:=IF(ISERROR([.$B181]);&quot;&quot;;INDIRECT(&quot;'Données brutes'.&quot; &amp; [.P$1] &amp; [.$B181];1))">
            <text:p/>
          </table:table-cell>
          <table:table-cell table:style-name="ce57" table:formula="of:=IF(ISERROR([.$B181]);&quot;&quot;;INDIRECT(&quot;'Données brutes'.&quot; &amp; [.Q$1] &amp; [.$B181];1))">
            <text:p/>
          </table:table-cell>
          <table:table-cell table:style-name="ce57" table:formula="of:=IF(ISERROR([.$B181]);&quot;&quot;;INDIRECT(&quot;'Données brutes'.&quot; &amp; [.R$1] &amp; [.$B181];1))">
            <text:p/>
          </table:table-cell>
          <table:table-cell table:style-name="ce57" table:formula="of:=IF(ISERROR([.$B181]);&quot;&quot;;INDIRECT(&quot;'Données brutes'.&quot; &amp; [.S$1] &amp; [.$B181];1))">
            <text:p/>
          </table:table-cell>
          <table:table-cell table:style-name="ce58" table:formula="of:=SUM([.H181:.S181])" office:value-type="currency" office:currency="EUR" office:value="0">
            <text:p>0,00 €</text:p>
          </table:table-cell>
          <table:table-cell table:style-name="ce58" table:formula="of:=[.G181]-[.T181]" office:value-type="currency" office:currency="EUR" office:value="0">
            <text:p>0,00 €</text:p>
          </table:table-cell>
          <table:table-cell table:style-name="ce66" table:formula="of:=IF(ISNUMBER([.G181]);[.U181]/[.G181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82]=&quot;&quot;;NOT(ISERROR([.B182])));&quot;ok&quot;;&quot;&quot;)">
            <text:p/>
          </table:table-cell>
          <table:table-cell table:formula="of:=MATCH([.C182];ColonneSections;0)+(IF(LEFT([.E182];1)=&quot;7&quot;;1;0))" office:value-type="float" office:value="0">
            <text:p>#N/D</text:p>
          </table:table-cell>
          <table:table-cell table:formula="of:=[.C$5]&amp;[.E182]" office:value-type="string" office:string-value="ACAR\+30 \- 758100">
            <text:p>ACAR\+30 \- 758100</text:p>
          </table:table-cell>
          <table:table-cell/>
          <table:table-cell table:style-name="ce49" office:value-type="float" office:value="758100">
            <text:p>758100</text:p>
          </table:table-cell>
          <table:table-cell table:style-name="ce50" office:value-type="string">
            <text:p>AG Pensions</text:p>
          </table:table-cell>
          <table:table-cell table:style-name="ce55"/>
          <table:table-cell table:style-name="ce57" table:formula="of:=IF(ISERROR([.$B182]);&quot;&quot;;INDIRECT(&quot;'Données brutes'.&quot; &amp; [.H$1] &amp; [.$B182];1))">
            <text:p/>
          </table:table-cell>
          <table:table-cell table:style-name="ce57" table:formula="of:=IF(ISERROR([.$B182]);&quot;&quot;;INDIRECT(&quot;'Données brutes'.&quot; &amp; [.I$1] &amp; [.$B182];1))">
            <text:p/>
          </table:table-cell>
          <table:table-cell table:style-name="ce57" table:formula="of:=IF(ISERROR([.$B182]);&quot;&quot;;INDIRECT(&quot;'Données brutes'.&quot; &amp; [.J$1] &amp; [.$B182];1))">
            <text:p/>
          </table:table-cell>
          <table:table-cell table:style-name="ce57" table:formula="of:=IF(ISERROR([.$B182]);&quot;&quot;;INDIRECT(&quot;'Données brutes'.&quot; &amp; [.K$1] &amp; [.$B182];1))">
            <text:p/>
          </table:table-cell>
          <table:table-cell table:style-name="ce57" table:formula="of:=IF(ISERROR([.$B182]);&quot;&quot;;INDIRECT(&quot;'Données brutes'.&quot; &amp; [.L$1] &amp; [.$B182];1))">
            <text:p/>
          </table:table-cell>
          <table:table-cell table:style-name="ce57" table:formula="of:=IF(ISERROR([.$B182]);&quot;&quot;;INDIRECT(&quot;'Données brutes'.&quot; &amp; [.M$1] &amp; [.$B182];1))">
            <text:p/>
          </table:table-cell>
          <table:table-cell table:style-name="ce57" table:formula="of:=IF(ISERROR([.$B182]);&quot;&quot;;INDIRECT(&quot;'Données brutes'.&quot; &amp; [.N$1] &amp; [.$B182];1))">
            <text:p/>
          </table:table-cell>
          <table:table-cell table:style-name="ce57" table:formula="of:=IF(ISERROR([.$B182]);&quot;&quot;;INDIRECT(&quot;'Données brutes'.&quot; &amp; [.O$1] &amp; [.$B182];1))">
            <text:p/>
          </table:table-cell>
          <table:table-cell table:style-name="ce57" table:formula="of:=IF(ISERROR([.$B182]);&quot;&quot;;INDIRECT(&quot;'Données brutes'.&quot; &amp; [.P$1] &amp; [.$B182];1))">
            <text:p/>
          </table:table-cell>
          <table:table-cell table:style-name="ce57" table:formula="of:=IF(ISERROR([.$B182]);&quot;&quot;;INDIRECT(&quot;'Données brutes'.&quot; &amp; [.Q$1] &amp; [.$B182];1))">
            <text:p/>
          </table:table-cell>
          <table:table-cell table:style-name="ce57" table:formula="of:=IF(ISERROR([.$B182]);&quot;&quot;;INDIRECT(&quot;'Données brutes'.&quot; &amp; [.R$1] &amp; [.$B182];1))">
            <text:p/>
          </table:table-cell>
          <table:table-cell table:style-name="ce57" table:formula="of:=IF(ISERROR([.$B182]);&quot;&quot;;INDIRECT(&quot;'Données brutes'.&quot; &amp; [.S$1] &amp; [.$B182];1))">
            <text:p/>
          </table:table-cell>
          <table:table-cell table:style-name="ce58" table:formula="of:=SUM([.H182:.S182])" office:value-type="currency" office:currency="EUR" office:value="0">
            <text:p>0,00 €</text:p>
          </table:table-cell>
          <table:table-cell table:style-name="ce58" table:formula="of:=[.G182]-[.T182]" office:value-type="currency" office:currency="EUR" office:value="0">
            <text:p>0,00 €</text:p>
          </table:table-cell>
          <table:table-cell table:style-name="ce66" table:formula="of:=IF(ISNUMBER([.G182]);[.U182]/[.G182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83]=&quot;&quot;;NOT(ISERROR([.B183])));&quot;ok&quot;;&quot;&quot;)">
            <text:p/>
          </table:table-cell>
          <table:table-cell table:formula="of:=MATCH([.C183];ColonneSections;0)+(IF(LEFT([.E183];1)=&quot;7&quot;;1;0))" office:value-type="float" office:value="0">
            <text:p>#N/D</text:p>
          </table:table-cell>
          <table:table-cell table:formula="of:=[.C$5]&amp;[.E183]" office:value-type="string" office:string-value="ACAR\+30 \- 758110">
            <text:p>ACAR\+30 \- 758110</text:p>
          </table:table-cell>
          <table:table-cell/>
          <table:table-cell table:style-name="ce49" office:value-type="float" office:value="758110">
            <text:p>758110</text:p>
          </table:table-cell>
          <table:table-cell table:style-name="ce50" office:value-type="string">
            <text:p>Différences de règlement (produit)</text:p>
          </table:table-cell>
          <table:table-cell table:style-name="ce55"/>
          <table:table-cell table:style-name="ce57" table:formula="of:=IF(ISERROR([.$B183]);&quot;&quot;;INDIRECT(&quot;'Données brutes'.&quot; &amp; [.H$1] &amp; [.$B183];1))">
            <text:p/>
          </table:table-cell>
          <table:table-cell table:style-name="ce57" table:formula="of:=IF(ISERROR([.$B183]);&quot;&quot;;INDIRECT(&quot;'Données brutes'.&quot; &amp; [.I$1] &amp; [.$B183];1))">
            <text:p/>
          </table:table-cell>
          <table:table-cell table:style-name="ce57" table:formula="of:=IF(ISERROR([.$B183]);&quot;&quot;;INDIRECT(&quot;'Données brutes'.&quot; &amp; [.J$1] &amp; [.$B183];1))">
            <text:p/>
          </table:table-cell>
          <table:table-cell table:style-name="ce57" table:formula="of:=IF(ISERROR([.$B183]);&quot;&quot;;INDIRECT(&quot;'Données brutes'.&quot; &amp; [.K$1] &amp; [.$B183];1))">
            <text:p/>
          </table:table-cell>
          <table:table-cell table:style-name="ce57" table:formula="of:=IF(ISERROR([.$B183]);&quot;&quot;;INDIRECT(&quot;'Données brutes'.&quot; &amp; [.L$1] &amp; [.$B183];1))">
            <text:p/>
          </table:table-cell>
          <table:table-cell table:style-name="ce57" table:formula="of:=IF(ISERROR([.$B183]);&quot;&quot;;INDIRECT(&quot;'Données brutes'.&quot; &amp; [.M$1] &amp; [.$B183];1))">
            <text:p/>
          </table:table-cell>
          <table:table-cell table:style-name="ce57" table:formula="of:=IF(ISERROR([.$B183]);&quot;&quot;;INDIRECT(&quot;'Données brutes'.&quot; &amp; [.N$1] &amp; [.$B183];1))">
            <text:p/>
          </table:table-cell>
          <table:table-cell table:style-name="ce57" table:formula="of:=IF(ISERROR([.$B183]);&quot;&quot;;INDIRECT(&quot;'Données brutes'.&quot; &amp; [.O$1] &amp; [.$B183];1))">
            <text:p/>
          </table:table-cell>
          <table:table-cell table:style-name="ce57" table:formula="of:=IF(ISERROR([.$B183]);&quot;&quot;;INDIRECT(&quot;'Données brutes'.&quot; &amp; [.P$1] &amp; [.$B183];1))">
            <text:p/>
          </table:table-cell>
          <table:table-cell table:style-name="ce57" table:formula="of:=IF(ISERROR([.$B183]);&quot;&quot;;INDIRECT(&quot;'Données brutes'.&quot; &amp; [.Q$1] &amp; [.$B183];1))">
            <text:p/>
          </table:table-cell>
          <table:table-cell table:style-name="ce57" table:formula="of:=IF(ISERROR([.$B183]);&quot;&quot;;INDIRECT(&quot;'Données brutes'.&quot; &amp; [.R$1] &amp; [.$B183];1))">
            <text:p/>
          </table:table-cell>
          <table:table-cell table:style-name="ce57" table:formula="of:=IF(ISERROR([.$B183]);&quot;&quot;;INDIRECT(&quot;'Données brutes'.&quot; &amp; [.S$1] &amp; [.$B183];1))">
            <text:p/>
          </table:table-cell>
          <table:table-cell table:style-name="ce58" table:formula="of:=SUM([.H183:.S183])" office:value-type="currency" office:currency="EUR" office:value="0">
            <text:p>0,00 €</text:p>
          </table:table-cell>
          <table:table-cell table:style-name="ce58" table:formula="of:=[.G183]-[.T183]" office:value-type="currency" office:currency="EUR" office:value="0">
            <text:p>0,00 €</text:p>
          </table:table-cell>
          <table:table-cell table:style-name="ce66" table:formula="of:=IF(ISNUMBER([.G183]);[.U183]/[.G183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184]=&quot;&quot;;NOT(ISERROR([.B184])));&quot;ok&quot;;&quot;&quot;)" office:value-type="string" office:string-value="ok">
            <text:p>ok</text:p>
          </table:table-cell>
          <table:table-cell table:formula="of:=MATCH([.C184];ColonneSections;0)+(IF(LEFT([.E184];1)=&quot;7&quot;;1;0))" office:value-type="float" office:value="66">
            <text:p>66</text:p>
          </table:table-cell>
          <table:table-cell table:formula="of:=[.C$5]&amp;[.E184]" office:value-type="string" office:string-value="ACAR\+30 \- 758400">
            <text:p>ACAR\+30 \- 758400</text:p>
          </table:table-cell>
          <table:table-cell/>
          <table:table-cell table:style-name="ce49" office:value-type="float" office:value="758400">
            <text:p>758400</text:p>
          </table:table-cell>
          <table:table-cell table:style-name="ce50" office:value-type="string">
            <text:p>Frais de port refacturé</text:p>
          </table:table-cell>
          <table:table-cell table:style-name="ce55"/>
          <table:table-cell table:style-name="ce57" table:formula="of:=IF(ISERROR([.$B184]);&quot;&quot;;INDIRECT(&quot;'Données brutes'.&quot; &amp; [.H$1] &amp; [.$B184];1))" office:value-type="float" office:value="0">
            <text:p/>
          </table:table-cell>
          <table:table-cell table:style-name="ce57" table:formula="of:=IF(ISERROR([.$B184]);&quot;&quot;;INDIRECT(&quot;'Données brutes'.&quot; &amp; [.I$1] &amp; [.$B184];1))" office:value-type="float" office:value="10">
            <text:p>10,00 €</text:p>
          </table:table-cell>
          <table:table-cell table:style-name="ce57" table:formula="of:=IF(ISERROR([.$B184]);&quot;&quot;;INDIRECT(&quot;'Données brutes'.&quot; &amp; [.J$1] &amp; [.$B184];1))" office:value-type="float" office:value="0">
            <text:p/>
          </table:table-cell>
          <table:table-cell table:style-name="ce57" table:formula="of:=IF(ISERROR([.$B184]);&quot;&quot;;INDIRECT(&quot;'Données brutes'.&quot; &amp; [.K$1] &amp; [.$B184];1))" office:value-type="float" office:value="0">
            <text:p/>
          </table:table-cell>
          <table:table-cell table:style-name="ce57" table:formula="of:=IF(ISERROR([.$B184]);&quot;&quot;;INDIRECT(&quot;'Données brutes'.&quot; &amp; [.L$1] &amp; [.$B184];1))" office:value-type="float" office:value="0">
            <text:p/>
          </table:table-cell>
          <table:table-cell table:style-name="ce57" table:formula="of:=IF(ISERROR([.$B184]);&quot;&quot;;INDIRECT(&quot;'Données brutes'.&quot; &amp; [.M$1] &amp; [.$B184];1))" office:value-type="float" office:value="0">
            <text:p/>
          </table:table-cell>
          <table:table-cell table:style-name="ce57" table:formula="of:=IF(ISERROR([.$B184]);&quot;&quot;;INDIRECT(&quot;'Données brutes'.&quot; &amp; [.N$1] &amp; [.$B184];1))" office:value-type="float" office:value="0">
            <text:p/>
          </table:table-cell>
          <table:table-cell table:style-name="ce57" table:formula="of:=IF(ISERROR([.$B184]);&quot;&quot;;INDIRECT(&quot;'Données brutes'.&quot; &amp; [.O$1] &amp; [.$B184];1))" office:value-type="float" office:value="0">
            <text:p/>
          </table:table-cell>
          <table:table-cell table:style-name="ce57" table:formula="of:=IF(ISERROR([.$B184]);&quot;&quot;;INDIRECT(&quot;'Données brutes'.&quot; &amp; [.P$1] &amp; [.$B184];1))" office:value-type="float" office:value="0">
            <text:p/>
          </table:table-cell>
          <table:table-cell table:style-name="ce57" table:formula="of:=IF(ISERROR([.$B184]);&quot;&quot;;INDIRECT(&quot;'Données brutes'.&quot; &amp; [.Q$1] &amp; [.$B184];1))" office:value-type="float" office:value="0">
            <text:p/>
          </table:table-cell>
          <table:table-cell table:style-name="ce57" table:formula="of:=IF(ISERROR([.$B184]);&quot;&quot;;INDIRECT(&quot;'Données brutes'.&quot; &amp; [.R$1] &amp; [.$B184];1))" office:value-type="float" office:value="0">
            <text:p/>
          </table:table-cell>
          <table:table-cell table:style-name="ce57" table:formula="of:=IF(ISERROR([.$B184]);&quot;&quot;;INDIRECT(&quot;'Données brutes'.&quot; &amp; [.S$1] &amp; [.$B184];1))" office:value-type="float" office:value="0">
            <text:p/>
          </table:table-cell>
          <table:table-cell table:style-name="ce61" table:formula="of:=SUM([.H184:.S184])" office:value-type="currency" office:currency="EUR" office:value="10">
            <text:p>10,00 €</text:p>
          </table:table-cell>
          <table:table-cell table:style-name="ce58" table:formula="of:=[.G184]-[.T184]" office:value-type="currency" office:currency="EUR" office:value="-10">
            <text:p>-10,00 €</text:p>
          </table:table-cell>
          <table:table-cell table:style-name="ce66" table:formula="of:=IF(ISNUMBER([.G184]);[.U184]/[.G184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185]=&quot;&quot;;NOT(ISERROR([.B185])));&quot;ok&quot;;&quot;&quot;)">
            <text:p/>
          </table:table-cell>
          <table:table-cell table:formula="of:=MATCH([.C185];ColonneSections;0)+(IF(LEFT([.E185];1)=&quot;7&quot;;1;0))" office:value-type="float" office:value="0">
            <text:p>#N/D</text:p>
          </table:table-cell>
          <table:table-cell table:formula="of:=[.C$5]&amp;[.E185]" office:value-type="string" office:string-value="ACAR\+30 \- 758800">
            <text:p>ACAR\+30 \- 758800</text:p>
          </table:table-cell>
          <table:table-cell/>
          <table:table-cell table:style-name="ce49" office:value-type="float" office:value="758800">
            <text:p>758800</text:p>
          </table:table-cell>
          <table:table-cell table:style-name="ce50" office:value-type="string">
            <text:p>Autres pdts gest courante</text:p>
          </table:table-cell>
          <table:table-cell table:style-name="ce55"/>
          <table:table-cell table:style-name="ce57" table:formula="of:=IF(ISERROR([.$B185]);&quot;&quot;;INDIRECT(&quot;'Données brutes'.&quot; &amp; [.H$1] &amp; [.$B185];1))">
            <text:p/>
          </table:table-cell>
          <table:table-cell table:style-name="ce57" table:formula="of:=IF(ISERROR([.$B185]);&quot;&quot;;INDIRECT(&quot;'Données brutes'.&quot; &amp; [.I$1] &amp; [.$B185];1))">
            <text:p/>
          </table:table-cell>
          <table:table-cell table:style-name="ce57" table:formula="of:=IF(ISERROR([.$B185]);&quot;&quot;;INDIRECT(&quot;'Données brutes'.&quot; &amp; [.J$1] &amp; [.$B185];1))">
            <text:p/>
          </table:table-cell>
          <table:table-cell table:style-name="ce57" table:formula="of:=IF(ISERROR([.$B185]);&quot;&quot;;INDIRECT(&quot;'Données brutes'.&quot; &amp; [.K$1] &amp; [.$B185];1))">
            <text:p/>
          </table:table-cell>
          <table:table-cell table:style-name="ce57" table:formula="of:=IF(ISERROR([.$B185]);&quot;&quot;;INDIRECT(&quot;'Données brutes'.&quot; &amp; [.L$1] &amp; [.$B185];1))">
            <text:p/>
          </table:table-cell>
          <table:table-cell table:style-name="ce57" table:formula="of:=IF(ISERROR([.$B185]);&quot;&quot;;INDIRECT(&quot;'Données brutes'.&quot; &amp; [.M$1] &amp; [.$B185];1))">
            <text:p/>
          </table:table-cell>
          <table:table-cell table:style-name="ce57" table:formula="of:=IF(ISERROR([.$B185]);&quot;&quot;;INDIRECT(&quot;'Données brutes'.&quot; &amp; [.N$1] &amp; [.$B185];1))">
            <text:p/>
          </table:table-cell>
          <table:table-cell table:style-name="ce57" table:formula="of:=IF(ISERROR([.$B185]);&quot;&quot;;INDIRECT(&quot;'Données brutes'.&quot; &amp; [.O$1] &amp; [.$B185];1))">
            <text:p/>
          </table:table-cell>
          <table:table-cell table:style-name="ce57" table:formula="of:=IF(ISERROR([.$B185]);&quot;&quot;;INDIRECT(&quot;'Données brutes'.&quot; &amp; [.P$1] &amp; [.$B185];1))">
            <text:p/>
          </table:table-cell>
          <table:table-cell table:style-name="ce57" table:formula="of:=IF(ISERROR([.$B185]);&quot;&quot;;INDIRECT(&quot;'Données brutes'.&quot; &amp; [.Q$1] &amp; [.$B185];1))">
            <text:p/>
          </table:table-cell>
          <table:table-cell table:style-name="ce57" table:formula="of:=IF(ISERROR([.$B185]);&quot;&quot;;INDIRECT(&quot;'Données brutes'.&quot; &amp; [.R$1] &amp; [.$B185];1))">
            <text:p/>
          </table:table-cell>
          <table:table-cell table:style-name="ce57" table:formula="of:=IF(ISERROR([.$B185]);&quot;&quot;;INDIRECT(&quot;'Données brutes'.&quot; &amp; [.S$1] &amp; [.$B185];1))">
            <text:p/>
          </table:table-cell>
          <table:table-cell table:style-name="ce58" table:formula="of:=SUM([.H185:.S185])" office:value-type="currency" office:currency="EUR" office:value="0">
            <text:p>0,00 €</text:p>
          </table:table-cell>
          <table:table-cell table:style-name="ce58" table:formula="of:=[.G185]-[.T185]" office:value-type="currency" office:currency="EUR" office:value="0">
            <text:p>0,00 €</text:p>
          </table:table-cell>
          <table:table-cell table:style-name="ce66" table:formula="of:=IF(ISNUMBER([.G185]);[.U185]/[.G185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186]=&quot;&quot;;NOT(ISERROR([.B186])));&quot;ok&quot;;&quot;&quot;)">
            <text:p/>
          </table:table-cell>
          <table:table-cell table:formula="of:=MATCH([.C186];ColonneSections;0)+(IF(LEFT([.E186];1)=&quot;7&quot;;1;0))" office:value-type="float" office:value="0">
            <text:p>#N/D</text:p>
          </table:table-cell>
          <table:table-cell table:formula="of:=[.C$5]&amp;[.E186]" office:value-type="string" office:string-value="ACAR\+30 \- 758820">
            <text:p>ACAR\+30 \- 758820</text:p>
          </table:table-cell>
          <table:table-cell/>
          <table:table-cell table:style-name="ce49" office:value-type="float" office:value="758820">
            <text:p>758820</text:p>
          </table:table-cell>
          <table:table-cell table:style-name="ce50" office:value-type="string">
            <text:p>ETE recettes journées d'été et éude</text:p>
          </table:table-cell>
          <table:table-cell table:style-name="ce55"/>
          <table:table-cell table:style-name="ce57" table:formula="of:=IF(ISERROR([.$B186]);&quot;&quot;;INDIRECT(&quot;'Données brutes'.&quot; &amp; [.H$1] &amp; [.$B186];1))">
            <text:p/>
          </table:table-cell>
          <table:table-cell table:style-name="ce57" table:formula="of:=IF(ISERROR([.$B186]);&quot;&quot;;INDIRECT(&quot;'Données brutes'.&quot; &amp; [.I$1] &amp; [.$B186];1))">
            <text:p/>
          </table:table-cell>
          <table:table-cell table:style-name="ce57" table:formula="of:=IF(ISERROR([.$B186]);&quot;&quot;;INDIRECT(&quot;'Données brutes'.&quot; &amp; [.J$1] &amp; [.$B186];1))">
            <text:p/>
          </table:table-cell>
          <table:table-cell table:style-name="ce57" table:formula="of:=IF(ISERROR([.$B186]);&quot;&quot;;INDIRECT(&quot;'Données brutes'.&quot; &amp; [.K$1] &amp; [.$B186];1))">
            <text:p/>
          </table:table-cell>
          <table:table-cell table:style-name="ce57" table:formula="of:=IF(ISERROR([.$B186]);&quot;&quot;;INDIRECT(&quot;'Données brutes'.&quot; &amp; [.L$1] &amp; [.$B186];1))">
            <text:p/>
          </table:table-cell>
          <table:table-cell table:style-name="ce57" table:formula="of:=IF(ISERROR([.$B186]);&quot;&quot;;INDIRECT(&quot;'Données brutes'.&quot; &amp; [.M$1] &amp; [.$B186];1))">
            <text:p/>
          </table:table-cell>
          <table:table-cell table:style-name="ce57" table:formula="of:=IF(ISERROR([.$B186]);&quot;&quot;;INDIRECT(&quot;'Données brutes'.&quot; &amp; [.N$1] &amp; [.$B186];1))">
            <text:p/>
          </table:table-cell>
          <table:table-cell table:style-name="ce57" table:formula="of:=IF(ISERROR([.$B186]);&quot;&quot;;INDIRECT(&quot;'Données brutes'.&quot; &amp; [.O$1] &amp; [.$B186];1))">
            <text:p/>
          </table:table-cell>
          <table:table-cell table:style-name="ce57" table:formula="of:=IF(ISERROR([.$B186]);&quot;&quot;;INDIRECT(&quot;'Données brutes'.&quot; &amp; [.P$1] &amp; [.$B186];1))">
            <text:p/>
          </table:table-cell>
          <table:table-cell table:style-name="ce57" table:formula="of:=IF(ISERROR([.$B186]);&quot;&quot;;INDIRECT(&quot;'Données brutes'.&quot; &amp; [.Q$1] &amp; [.$B186];1))">
            <text:p/>
          </table:table-cell>
          <table:table-cell table:style-name="ce57" table:formula="of:=IF(ISERROR([.$B186]);&quot;&quot;;INDIRECT(&quot;'Données brutes'.&quot; &amp; [.R$1] &amp; [.$B186];1))">
            <text:p/>
          </table:table-cell>
          <table:table-cell table:style-name="ce57" table:formula="of:=IF(ISERROR([.$B186]);&quot;&quot;;INDIRECT(&quot;'Données brutes'.&quot; &amp; [.S$1] &amp; [.$B186];1))">
            <text:p/>
          </table:table-cell>
          <table:table-cell table:style-name="ce58" table:formula="of:=SUM([.H186:.S186])" office:value-type="currency" office:currency="EUR" office:value="0">
            <text:p>0,00 €</text:p>
          </table:table-cell>
          <table:table-cell table:style-name="ce58" table:formula="of:=[.G186]-[.T186]" office:value-type="currency" office:currency="EUR" office:value="0">
            <text:p>0,00 €</text:p>
          </table:table-cell>
          <table:table-cell table:style-name="ce66" table:formula="of:=IF(ISNUMBER([.G186]);[.U186]/[.G186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87]=&quot;&quot;;NOT(ISERROR([.B187])));&quot;ok&quot;;&quot;&quot;)">
            <text:p/>
          </table:table-cell>
          <table:table-cell table:formula="of:=MATCH([.C187];ColonneSections;0)+(IF(LEFT([.E187];1)=&quot;7&quot;;1;0))" office:value-type="float" office:value="0">
            <text:p>#N/D</text:p>
          </table:table-cell>
          <table:table-cell table:formula="of:=[.C$5]&amp;[.E187]" office:value-type="string" office:string-value="ACAR\+30 \- 758840">
            <text:p>ACAR\+30 \- 758840</text:p>
          </table:table-cell>
          <table:table-cell/>
          <table:table-cell table:style-name="ce49" office:value-type="float" office:value="758840">
            <text:p>758840</text:p>
          </table:table-cell>
          <table:table-cell table:style-name="ce50" office:value-type="string">
            <text:p>Pensions Réunions diverses</text:p>
          </table:table-cell>
          <table:table-cell table:style-name="ce55"/>
          <table:table-cell table:style-name="ce57" table:formula="of:=IF(ISERROR([.$B187]);&quot;&quot;;INDIRECT(&quot;'Données brutes'.&quot; &amp; [.H$1] &amp; [.$B187];1))">
            <text:p/>
          </table:table-cell>
          <table:table-cell table:style-name="ce57" table:formula="of:=IF(ISERROR([.$B187]);&quot;&quot;;INDIRECT(&quot;'Données brutes'.&quot; &amp; [.I$1] &amp; [.$B187];1))">
            <text:p/>
          </table:table-cell>
          <table:table-cell table:style-name="ce57" table:formula="of:=IF(ISERROR([.$B187]);&quot;&quot;;INDIRECT(&quot;'Données brutes'.&quot; &amp; [.J$1] &amp; [.$B187];1))">
            <text:p/>
          </table:table-cell>
          <table:table-cell table:style-name="ce57" table:formula="of:=IF(ISERROR([.$B187]);&quot;&quot;;INDIRECT(&quot;'Données brutes'.&quot; &amp; [.K$1] &amp; [.$B187];1))">
            <text:p/>
          </table:table-cell>
          <table:table-cell table:style-name="ce57" table:formula="of:=IF(ISERROR([.$B187]);&quot;&quot;;INDIRECT(&quot;'Données brutes'.&quot; &amp; [.L$1] &amp; [.$B187];1))">
            <text:p/>
          </table:table-cell>
          <table:table-cell table:style-name="ce57" table:formula="of:=IF(ISERROR([.$B187]);&quot;&quot;;INDIRECT(&quot;'Données brutes'.&quot; &amp; [.M$1] &amp; [.$B187];1))">
            <text:p/>
          </table:table-cell>
          <table:table-cell table:style-name="ce57" table:formula="of:=IF(ISERROR([.$B187]);&quot;&quot;;INDIRECT(&quot;'Données brutes'.&quot; &amp; [.N$1] &amp; [.$B187];1))">
            <text:p/>
          </table:table-cell>
          <table:table-cell table:style-name="ce57" table:formula="of:=IF(ISERROR([.$B187]);&quot;&quot;;INDIRECT(&quot;'Données brutes'.&quot; &amp; [.O$1] &amp; [.$B187];1))">
            <text:p/>
          </table:table-cell>
          <table:table-cell table:style-name="ce57" table:formula="of:=IF(ISERROR([.$B187]);&quot;&quot;;INDIRECT(&quot;'Données brutes'.&quot; &amp; [.P$1] &amp; [.$B187];1))">
            <text:p/>
          </table:table-cell>
          <table:table-cell table:style-name="ce57" table:formula="of:=IF(ISERROR([.$B187]);&quot;&quot;;INDIRECT(&quot;'Données brutes'.&quot; &amp; [.Q$1] &amp; [.$B187];1))">
            <text:p/>
          </table:table-cell>
          <table:table-cell table:style-name="ce57" table:formula="of:=IF(ISERROR([.$B187]);&quot;&quot;;INDIRECT(&quot;'Données brutes'.&quot; &amp; [.R$1] &amp; [.$B187];1))">
            <text:p/>
          </table:table-cell>
          <table:table-cell table:style-name="ce57" table:formula="of:=IF(ISERROR([.$B187]);&quot;&quot;;INDIRECT(&quot;'Données brutes'.&quot; &amp; [.S$1] &amp; [.$B187];1))">
            <text:p/>
          </table:table-cell>
          <table:table-cell table:style-name="ce58" table:formula="of:=SUM([.H187:.S187])" office:value-type="currency" office:currency="EUR" office:value="0">
            <text:p>0,00 €</text:p>
          </table:table-cell>
          <table:table-cell table:style-name="ce58" table:formula="of:=[.G187]-[.T187]" office:value-type="currency" office:currency="EUR" office:value="0">
            <text:p>0,00 €</text:p>
          </table:table-cell>
          <table:table-cell table:style-name="ce66" table:formula="of:=IF(ISNUMBER([.G187]);[.U187]/[.G187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88]=&quot;&quot;;NOT(ISERROR([.B188])));&quot;ok&quot;;&quot;&quot;)">
            <text:p/>
          </table:table-cell>
          <table:table-cell table:formula="of:=MATCH([.C188];ColonneSections;0)+(IF(LEFT([.E188];1)=&quot;7&quot;;1;0))" office:value-type="float" office:value="0">
            <text:p>#N/D</text:p>
          </table:table-cell>
          <table:table-cell table:formula="of:=[.C$5]&amp;[.E188]" office:value-type="string" office:string-value="ACAR\+30 \- 758900">
            <text:p>ACAR\+30 \- 758900</text:p>
          </table:table-cell>
          <table:table-cell/>
          <table:table-cell table:style-name="ce49" office:value-type="float" office:value="758900">
            <text:p>758900</text:p>
          </table:table-cell>
          <table:table-cell table:style-name="ce50" office:value-type="string">
            <text:p>Réaffectation Bilan frais de port</text:p>
          </table:table-cell>
          <table:table-cell table:style-name="ce55"/>
          <table:table-cell table:style-name="ce57" table:formula="of:=IF(ISERROR([.$B188]);&quot;&quot;;INDIRECT(&quot;'Données brutes'.&quot; &amp; [.H$1] &amp; [.$B188];1))">
            <text:p/>
          </table:table-cell>
          <table:table-cell table:style-name="ce57" table:formula="of:=IF(ISERROR([.$B188]);&quot;&quot;;INDIRECT(&quot;'Données brutes'.&quot; &amp; [.I$1] &amp; [.$B188];1))">
            <text:p/>
          </table:table-cell>
          <table:table-cell table:style-name="ce57" table:formula="of:=IF(ISERROR([.$B188]);&quot;&quot;;INDIRECT(&quot;'Données brutes'.&quot; &amp; [.J$1] &amp; [.$B188];1))">
            <text:p/>
          </table:table-cell>
          <table:table-cell table:style-name="ce57" table:formula="of:=IF(ISERROR([.$B188]);&quot;&quot;;INDIRECT(&quot;'Données brutes'.&quot; &amp; [.K$1] &amp; [.$B188];1))">
            <text:p/>
          </table:table-cell>
          <table:table-cell table:style-name="ce57" table:formula="of:=IF(ISERROR([.$B188]);&quot;&quot;;INDIRECT(&quot;'Données brutes'.&quot; &amp; [.L$1] &amp; [.$B188];1))">
            <text:p/>
          </table:table-cell>
          <table:table-cell table:style-name="ce57" table:formula="of:=IF(ISERROR([.$B188]);&quot;&quot;;INDIRECT(&quot;'Données brutes'.&quot; &amp; [.M$1] &amp; [.$B188];1))">
            <text:p/>
          </table:table-cell>
          <table:table-cell table:style-name="ce57" table:formula="of:=IF(ISERROR([.$B188]);&quot;&quot;;INDIRECT(&quot;'Données brutes'.&quot; &amp; [.N$1] &amp; [.$B188];1))">
            <text:p/>
          </table:table-cell>
          <table:table-cell table:style-name="ce57" table:formula="of:=IF(ISERROR([.$B188]);&quot;&quot;;INDIRECT(&quot;'Données brutes'.&quot; &amp; [.O$1] &amp; [.$B188];1))">
            <text:p/>
          </table:table-cell>
          <table:table-cell table:style-name="ce57" table:formula="of:=IF(ISERROR([.$B188]);&quot;&quot;;INDIRECT(&quot;'Données brutes'.&quot; &amp; [.P$1] &amp; [.$B188];1))">
            <text:p/>
          </table:table-cell>
          <table:table-cell table:style-name="ce57" table:formula="of:=IF(ISERROR([.$B188]);&quot;&quot;;INDIRECT(&quot;'Données brutes'.&quot; &amp; [.Q$1] &amp; [.$B188];1))">
            <text:p/>
          </table:table-cell>
          <table:table-cell table:style-name="ce57" table:formula="of:=IF(ISERROR([.$B188]);&quot;&quot;;INDIRECT(&quot;'Données brutes'.&quot; &amp; [.R$1] &amp; [.$B188];1))">
            <text:p/>
          </table:table-cell>
          <table:table-cell table:style-name="ce57" table:formula="of:=IF(ISERROR([.$B188]);&quot;&quot;;INDIRECT(&quot;'Données brutes'.&quot; &amp; [.S$1] &amp; [.$B188];1))">
            <text:p/>
          </table:table-cell>
          <table:table-cell table:style-name="ce58" table:formula="of:=SUM([.H188:.S188])" office:value-type="currency" office:currency="EUR" office:value="0">
            <text:p>0,00 €</text:p>
          </table:table-cell>
          <table:table-cell table:style-name="ce58" table:formula="of:=[.G188]-[.T188]" office:value-type="currency" office:currency="EUR" office:value="0">
            <text:p>0,00 €</text:p>
          </table:table-cell>
          <table:table-cell table:style-name="ce66" table:formula="of:=IF(ISNUMBER([.G188]);[.U188]/[.G188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89]=&quot;&quot;;NOT(ISERROR([.B189])));&quot;ok&quot;;&quot;&quot;)">
            <text:p/>
          </table:table-cell>
          <table:table-cell table:formula="of:=MATCH([.C189];ColonneSections;0)+(IF(LEFT([.E189];1)=&quot;7&quot;;1;0))" office:value-type="float" office:value="0">
            <text:p>#N/D</text:p>
          </table:table-cell>
          <table:table-cell table:formula="of:=[.C$5]&amp;[.E189]" office:value-type="string" office:string-value="ACAR\+30 \- 758GRP">
            <text:p>ACAR\+30 \- 758GRP</text:p>
          </table:table-cell>
          <table:table-cell/>
          <table:table-cell table:style-name="ce49" office:value-type="string">
            <text:p>758GRP</text:p>
          </table:table-cell>
          <table:table-cell table:style-name="ce50" office:value-type="string">
            <text:p>JOCE•Réunions trimestrielles groupes</text:p>
          </table:table-cell>
          <table:table-cell table:style-name="ce55"/>
          <table:table-cell table:style-name="ce57" table:formula="of:=IF(ISERROR([.$B189]);&quot;&quot;;INDIRECT(&quot;'Données brutes'.&quot; &amp; [.H$1] &amp; [.$B189];1))">
            <text:p/>
          </table:table-cell>
          <table:table-cell table:style-name="ce57" table:formula="of:=IF(ISERROR([.$B189]);&quot;&quot;;INDIRECT(&quot;'Données brutes'.&quot; &amp; [.I$1] &amp; [.$B189];1))">
            <text:p/>
          </table:table-cell>
          <table:table-cell table:style-name="ce57" table:formula="of:=IF(ISERROR([.$B189]);&quot;&quot;;INDIRECT(&quot;'Données brutes'.&quot; &amp; [.J$1] &amp; [.$B189];1))">
            <text:p/>
          </table:table-cell>
          <table:table-cell table:style-name="ce57" table:formula="of:=IF(ISERROR([.$B189]);&quot;&quot;;INDIRECT(&quot;'Données brutes'.&quot; &amp; [.K$1] &amp; [.$B189];1))">
            <text:p/>
          </table:table-cell>
          <table:table-cell table:style-name="ce57" table:formula="of:=IF(ISERROR([.$B189]);&quot;&quot;;INDIRECT(&quot;'Données brutes'.&quot; &amp; [.L$1] &amp; [.$B189];1))">
            <text:p/>
          </table:table-cell>
          <table:table-cell table:style-name="ce57" table:formula="of:=IF(ISERROR([.$B189]);&quot;&quot;;INDIRECT(&quot;'Données brutes'.&quot; &amp; [.M$1] &amp; [.$B189];1))">
            <text:p/>
          </table:table-cell>
          <table:table-cell table:style-name="ce57" table:formula="of:=IF(ISERROR([.$B189]);&quot;&quot;;INDIRECT(&quot;'Données brutes'.&quot; &amp; [.N$1] &amp; [.$B189];1))">
            <text:p/>
          </table:table-cell>
          <table:table-cell table:style-name="ce57" table:formula="of:=IF(ISERROR([.$B189]);&quot;&quot;;INDIRECT(&quot;'Données brutes'.&quot; &amp; [.O$1] &amp; [.$B189];1))">
            <text:p/>
          </table:table-cell>
          <table:table-cell table:style-name="ce57" table:formula="of:=IF(ISERROR([.$B189]);&quot;&quot;;INDIRECT(&quot;'Données brutes'.&quot; &amp; [.P$1] &amp; [.$B189];1))">
            <text:p/>
          </table:table-cell>
          <table:table-cell table:style-name="ce57" table:formula="of:=IF(ISERROR([.$B189]);&quot;&quot;;INDIRECT(&quot;'Données brutes'.&quot; &amp; [.Q$1] &amp; [.$B189];1))">
            <text:p/>
          </table:table-cell>
          <table:table-cell table:style-name="ce57" table:formula="of:=IF(ISERROR([.$B189]);&quot;&quot;;INDIRECT(&quot;'Données brutes'.&quot; &amp; [.R$1] &amp; [.$B189];1))">
            <text:p/>
          </table:table-cell>
          <table:table-cell table:style-name="ce57" table:formula="of:=IF(ISERROR([.$B189]);&quot;&quot;;INDIRECT(&quot;'Données brutes'.&quot; &amp; [.S$1] &amp; [.$B189];1))">
            <text:p/>
          </table:table-cell>
          <table:table-cell table:style-name="ce58" table:formula="of:=SUM([.H189:.S189])" office:value-type="currency" office:currency="EUR" office:value="0">
            <text:p>0,00 €</text:p>
          </table:table-cell>
          <table:table-cell table:style-name="ce58" table:formula="of:=[.G189]-[.T189]" office:value-type="currency" office:currency="EUR" office:value="0">
            <text:p>0,00 €</text:p>
          </table:table-cell>
          <table:table-cell table:style-name="ce66" table:formula="of:=IF(ISNUMBER([.G189]);[.U189]/[.G189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90]=&quot;&quot;;NOT(ISERROR([.B190])));&quot;ok&quot;;&quot;&quot;)">
            <text:p/>
          </table:table-cell>
          <table:table-cell table:formula="of:=MATCH([.C190];ColonneSections;0)+(IF(LEFT([.E190];1)=&quot;7&quot;;1;0))" office:value-type="float" office:value="0">
            <text:p>#N/D</text:p>
          </table:table-cell>
          <table:table-cell table:formula="of:=[.C$5]&amp;[.E190]" office:value-type="string" office:string-value="ACAR\+30 \- 764000">
            <text:p>ACAR\+30 \- 764000</text:p>
          </table:table-cell>
          <table:table-cell/>
          <table:table-cell table:style-name="ce49" office:value-type="float" office:value="764000">
            <text:p>764000</text:p>
          </table:table-cell>
          <table:table-cell table:style-name="ce50" office:value-type="string">
            <text:p>Intérêts des Livrets d'épargne</text:p>
          </table:table-cell>
          <table:table-cell table:style-name="ce55"/>
          <table:table-cell table:style-name="ce57" table:formula="of:=IF(ISERROR([.$B190]);&quot;&quot;;INDIRECT(&quot;'Données brutes'.&quot; &amp; [.H$1] &amp; [.$B190];1))">
            <text:p/>
          </table:table-cell>
          <table:table-cell table:style-name="ce57" table:formula="of:=IF(ISERROR([.$B190]);&quot;&quot;;INDIRECT(&quot;'Données brutes'.&quot; &amp; [.I$1] &amp; [.$B190];1))">
            <text:p/>
          </table:table-cell>
          <table:table-cell table:style-name="ce57" table:formula="of:=IF(ISERROR([.$B190]);&quot;&quot;;INDIRECT(&quot;'Données brutes'.&quot; &amp; [.J$1] &amp; [.$B190];1))">
            <text:p/>
          </table:table-cell>
          <table:table-cell table:style-name="ce57" table:formula="of:=IF(ISERROR([.$B190]);&quot;&quot;;INDIRECT(&quot;'Données brutes'.&quot; &amp; [.K$1] &amp; [.$B190];1))">
            <text:p/>
          </table:table-cell>
          <table:table-cell table:style-name="ce57" table:formula="of:=IF(ISERROR([.$B190]);&quot;&quot;;INDIRECT(&quot;'Données brutes'.&quot; &amp; [.L$1] &amp; [.$B190];1))">
            <text:p/>
          </table:table-cell>
          <table:table-cell table:style-name="ce57" table:formula="of:=IF(ISERROR([.$B190]);&quot;&quot;;INDIRECT(&quot;'Données brutes'.&quot; &amp; [.M$1] &amp; [.$B190];1))">
            <text:p/>
          </table:table-cell>
          <table:table-cell table:style-name="ce57" table:formula="of:=IF(ISERROR([.$B190]);&quot;&quot;;INDIRECT(&quot;'Données brutes'.&quot; &amp; [.N$1] &amp; [.$B190];1))">
            <text:p/>
          </table:table-cell>
          <table:table-cell table:style-name="ce57" table:formula="of:=IF(ISERROR([.$B190]);&quot;&quot;;INDIRECT(&quot;'Données brutes'.&quot; &amp; [.O$1] &amp; [.$B190];1))">
            <text:p/>
          </table:table-cell>
          <table:table-cell table:style-name="ce57" table:formula="of:=IF(ISERROR([.$B190]);&quot;&quot;;INDIRECT(&quot;'Données brutes'.&quot; &amp; [.P$1] &amp; [.$B190];1))">
            <text:p/>
          </table:table-cell>
          <table:table-cell table:style-name="ce57" table:formula="of:=IF(ISERROR([.$B190]);&quot;&quot;;INDIRECT(&quot;'Données brutes'.&quot; &amp; [.Q$1] &amp; [.$B190];1))">
            <text:p/>
          </table:table-cell>
          <table:table-cell table:style-name="ce57" table:formula="of:=IF(ISERROR([.$B190]);&quot;&quot;;INDIRECT(&quot;'Données brutes'.&quot; &amp; [.R$1] &amp; [.$B190];1))">
            <text:p/>
          </table:table-cell>
          <table:table-cell table:style-name="ce57" table:formula="of:=IF(ISERROR([.$B190]);&quot;&quot;;INDIRECT(&quot;'Données brutes'.&quot; &amp; [.S$1] &amp; [.$B190];1))">
            <text:p/>
          </table:table-cell>
          <table:table-cell table:style-name="ce58" table:formula="of:=SUM([.H190:.S190])" office:value-type="currency" office:currency="EUR" office:value="0">
            <text:p>0,00 €</text:p>
          </table:table-cell>
          <table:table-cell table:style-name="ce58" table:formula="of:=[.G190]-[.T190]" office:value-type="currency" office:currency="EUR" office:value="0">
            <text:p>0,00 €</text:p>
          </table:table-cell>
          <table:table-cell table:style-name="ce66" table:formula="of:=IF(ISNUMBER([.G190]);[.U190]/[.G190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91]=&quot;&quot;;NOT(ISERROR([.B191])));&quot;ok&quot;;&quot;&quot;)">
            <text:p/>
          </table:table-cell>
          <table:table-cell table:formula="of:=MATCH([.C191];ColonneSections;0)+(IF(LEFT([.E191];1)=&quot;7&quot;;1;0))" office:value-type="float" office:value="0">
            <text:p>#N/D</text:p>
          </table:table-cell>
          <table:table-cell table:formula="of:=[.C$5]&amp;[.E191]" office:value-type="string" office:string-value="ACAR\+30 \- 765000">
            <text:p>ACAR\+30 \- 765000</text:p>
          </table:table-cell>
          <table:table-cell/>
          <table:table-cell table:style-name="ce49" office:value-type="float" office:value="765000">
            <text:p>765000</text:p>
          </table:table-cell>
          <table:table-cell table:style-name="ce50" office:value-type="string">
            <text:p>Différences de règlements (fournisseurs)</text:p>
          </table:table-cell>
          <table:table-cell table:style-name="ce55"/>
          <table:table-cell table:style-name="ce57" table:formula="of:=IF(ISERROR([.$B191]);&quot;&quot;;INDIRECT(&quot;'Données brutes'.&quot; &amp; [.H$1] &amp; [.$B191];1))">
            <text:p/>
          </table:table-cell>
          <table:table-cell table:style-name="ce57" table:formula="of:=IF(ISERROR([.$B191]);&quot;&quot;;INDIRECT(&quot;'Données brutes'.&quot; &amp; [.I$1] &amp; [.$B191];1))">
            <text:p/>
          </table:table-cell>
          <table:table-cell table:style-name="ce57" table:formula="of:=IF(ISERROR([.$B191]);&quot;&quot;;INDIRECT(&quot;'Données brutes'.&quot; &amp; [.J$1] &amp; [.$B191];1))">
            <text:p/>
          </table:table-cell>
          <table:table-cell table:style-name="ce57" table:formula="of:=IF(ISERROR([.$B191]);&quot;&quot;;INDIRECT(&quot;'Données brutes'.&quot; &amp; [.K$1] &amp; [.$B191];1))">
            <text:p/>
          </table:table-cell>
          <table:table-cell table:style-name="ce57" table:formula="of:=IF(ISERROR([.$B191]);&quot;&quot;;INDIRECT(&quot;'Données brutes'.&quot; &amp; [.L$1] &amp; [.$B191];1))">
            <text:p/>
          </table:table-cell>
          <table:table-cell table:style-name="ce57" table:formula="of:=IF(ISERROR([.$B191]);&quot;&quot;;INDIRECT(&quot;'Données brutes'.&quot; &amp; [.M$1] &amp; [.$B191];1))">
            <text:p/>
          </table:table-cell>
          <table:table-cell table:style-name="ce57" table:formula="of:=IF(ISERROR([.$B191]);&quot;&quot;;INDIRECT(&quot;'Données brutes'.&quot; &amp; [.N$1] &amp; [.$B191];1))">
            <text:p/>
          </table:table-cell>
          <table:table-cell table:style-name="ce57" table:formula="of:=IF(ISERROR([.$B191]);&quot;&quot;;INDIRECT(&quot;'Données brutes'.&quot; &amp; [.O$1] &amp; [.$B191];1))">
            <text:p/>
          </table:table-cell>
          <table:table-cell table:style-name="ce57" table:formula="of:=IF(ISERROR([.$B191]);&quot;&quot;;INDIRECT(&quot;'Données brutes'.&quot; &amp; [.P$1] &amp; [.$B191];1))">
            <text:p/>
          </table:table-cell>
          <table:table-cell table:style-name="ce57" table:formula="of:=IF(ISERROR([.$B191]);&quot;&quot;;INDIRECT(&quot;'Données brutes'.&quot; &amp; [.Q$1] &amp; [.$B191];1))">
            <text:p/>
          </table:table-cell>
          <table:table-cell table:style-name="ce57" table:formula="of:=IF(ISERROR([.$B191]);&quot;&quot;;INDIRECT(&quot;'Données brutes'.&quot; &amp; [.R$1] &amp; [.$B191];1))">
            <text:p/>
          </table:table-cell>
          <table:table-cell table:style-name="ce57" table:formula="of:=IF(ISERROR([.$B191]);&quot;&quot;;INDIRECT(&quot;'Données brutes'.&quot; &amp; [.S$1] &amp; [.$B191];1))">
            <text:p/>
          </table:table-cell>
          <table:table-cell table:style-name="ce58" table:formula="of:=SUM([.H191:.S191])" office:value-type="currency" office:currency="EUR" office:value="0">
            <text:p>0,00 €</text:p>
          </table:table-cell>
          <table:table-cell table:style-name="ce58" table:formula="of:=[.G191]-[.T191]" office:value-type="currency" office:currency="EUR" office:value="0">
            <text:p>0,00 €</text:p>
          </table:table-cell>
          <table:table-cell table:style-name="ce66" table:formula="of:=IF(ISNUMBER([.G191]);[.U191]/[.G191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92]=&quot;&quot;;NOT(ISERROR([.B192])));&quot;ok&quot;;&quot;&quot;)">
            <text:p/>
          </table:table-cell>
          <table:table-cell table:formula="of:=MATCH([.C192];ColonneSections;0)+(IF(LEFT([.E192];1)=&quot;7&quot;;1;0))" office:value-type="float" office:value="0">
            <text:p>#N/D</text:p>
          </table:table-cell>
          <table:table-cell table:formula="of:=[.C$5]&amp;[.E192]" office:value-type="string" office:string-value="ACAR\+30 \- 768100">
            <text:p>ACAR\+30 \- 768100</text:p>
          </table:table-cell>
          <table:table-cell/>
          <table:table-cell table:style-name="ce49" office:value-type="float" office:value="768100">
            <text:p>768100</text:p>
          </table:table-cell>
          <table:table-cell table:style-name="ce50" office:value-type="string">
            <text:p>Autres produits financiers</text:p>
          </table:table-cell>
          <table:table-cell table:style-name="ce55"/>
          <table:table-cell table:style-name="ce57" table:formula="of:=IF(ISERROR([.$B192]);&quot;&quot;;INDIRECT(&quot;'Données brutes'.&quot; &amp; [.H$1] &amp; [.$B192];1))">
            <text:p/>
          </table:table-cell>
          <table:table-cell table:style-name="ce57" table:formula="of:=IF(ISERROR([.$B192]);&quot;&quot;;INDIRECT(&quot;'Données brutes'.&quot; &amp; [.I$1] &amp; [.$B192];1))">
            <text:p/>
          </table:table-cell>
          <table:table-cell table:style-name="ce57" table:formula="of:=IF(ISERROR([.$B192]);&quot;&quot;;INDIRECT(&quot;'Données brutes'.&quot; &amp; [.J$1] &amp; [.$B192];1))">
            <text:p/>
          </table:table-cell>
          <table:table-cell table:style-name="ce57" table:formula="of:=IF(ISERROR([.$B192]);&quot;&quot;;INDIRECT(&quot;'Données brutes'.&quot; &amp; [.K$1] &amp; [.$B192];1))">
            <text:p/>
          </table:table-cell>
          <table:table-cell table:style-name="ce57" table:formula="of:=IF(ISERROR([.$B192]);&quot;&quot;;INDIRECT(&quot;'Données brutes'.&quot; &amp; [.L$1] &amp; [.$B192];1))">
            <text:p/>
          </table:table-cell>
          <table:table-cell table:style-name="ce57" table:formula="of:=IF(ISERROR([.$B192]);&quot;&quot;;INDIRECT(&quot;'Données brutes'.&quot; &amp; [.M$1] &amp; [.$B192];1))">
            <text:p/>
          </table:table-cell>
          <table:table-cell table:style-name="ce57" table:formula="of:=IF(ISERROR([.$B192]);&quot;&quot;;INDIRECT(&quot;'Données brutes'.&quot; &amp; [.N$1] &amp; [.$B192];1))">
            <text:p/>
          </table:table-cell>
          <table:table-cell table:style-name="ce57" table:formula="of:=IF(ISERROR([.$B192]);&quot;&quot;;INDIRECT(&quot;'Données brutes'.&quot; &amp; [.O$1] &amp; [.$B192];1))">
            <text:p/>
          </table:table-cell>
          <table:table-cell table:style-name="ce57" table:formula="of:=IF(ISERROR([.$B192]);&quot;&quot;;INDIRECT(&quot;'Données brutes'.&quot; &amp; [.P$1] &amp; [.$B192];1))">
            <text:p/>
          </table:table-cell>
          <table:table-cell table:style-name="ce57" table:formula="of:=IF(ISERROR([.$B192]);&quot;&quot;;INDIRECT(&quot;'Données brutes'.&quot; &amp; [.Q$1] &amp; [.$B192];1))">
            <text:p/>
          </table:table-cell>
          <table:table-cell table:style-name="ce57" table:formula="of:=IF(ISERROR([.$B192]);&quot;&quot;;INDIRECT(&quot;'Données brutes'.&quot; &amp; [.R$1] &amp; [.$B192];1))">
            <text:p/>
          </table:table-cell>
          <table:table-cell table:style-name="ce57" table:formula="of:=IF(ISERROR([.$B192]);&quot;&quot;;INDIRECT(&quot;'Données brutes'.&quot; &amp; [.S$1] &amp; [.$B192];1))">
            <text:p/>
          </table:table-cell>
          <table:table-cell table:style-name="ce58" table:formula="of:=SUM([.H192:.S192])" office:value-type="currency" office:currency="EUR" office:value="0">
            <text:p>0,00 €</text:p>
          </table:table-cell>
          <table:table-cell table:style-name="ce58" table:formula="of:=[.G192]-[.T192]" office:value-type="currency" office:currency="EUR" office:value="0">
            <text:p>0,00 €</text:p>
          </table:table-cell>
          <table:table-cell table:style-name="ce66" table:formula="of:=IF(ISNUMBER([.G192]);[.U192]/[.G192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93]=&quot;&quot;;NOT(ISERROR([.B193])));&quot;ok&quot;;&quot;&quot;)">
            <text:p/>
          </table:table-cell>
          <table:table-cell table:formula="of:=MATCH([.C193];ColonneSections;0)+(IF(LEFT([.E193];1)=&quot;7&quot;;1;0))" office:value-type="float" office:value="0">
            <text:p>#N/D</text:p>
          </table:table-cell>
          <table:table-cell table:formula="of:=[.C$5]&amp;[.E193]" office:value-type="string" office:string-value="ACAR\+30 \- 771000">
            <text:p>ACAR\+30 \- 771000</text:p>
          </table:table-cell>
          <table:table-cell/>
          <table:table-cell table:style-name="ce49" office:value-type="float" office:value="771000">
            <text:p>771000</text:p>
          </table:table-cell>
          <table:table-cell table:style-name="ce50" office:value-type="string">
            <text:p>Aides à l'embauche : ASP+Pôle emploi</text:p>
          </table:table-cell>
          <table:table-cell table:style-name="ce55"/>
          <table:table-cell table:style-name="ce57" table:formula="of:=IF(ISERROR([.$B193]);&quot;&quot;;INDIRECT(&quot;'Données brutes'.&quot; &amp; [.H$1] &amp; [.$B193];1))">
            <text:p/>
          </table:table-cell>
          <table:table-cell table:style-name="ce57" table:formula="of:=IF(ISERROR([.$B193]);&quot;&quot;;INDIRECT(&quot;'Données brutes'.&quot; &amp; [.I$1] &amp; [.$B193];1))">
            <text:p/>
          </table:table-cell>
          <table:table-cell table:style-name="ce57" table:formula="of:=IF(ISERROR([.$B193]);&quot;&quot;;INDIRECT(&quot;'Données brutes'.&quot; &amp; [.J$1] &amp; [.$B193];1))">
            <text:p/>
          </table:table-cell>
          <table:table-cell table:style-name="ce57" table:formula="of:=IF(ISERROR([.$B193]);&quot;&quot;;INDIRECT(&quot;'Données brutes'.&quot; &amp; [.K$1] &amp; [.$B193];1))">
            <text:p/>
          </table:table-cell>
          <table:table-cell table:style-name="ce57" table:formula="of:=IF(ISERROR([.$B193]);&quot;&quot;;INDIRECT(&quot;'Données brutes'.&quot; &amp; [.L$1] &amp; [.$B193];1))">
            <text:p/>
          </table:table-cell>
          <table:table-cell table:style-name="ce57" table:formula="of:=IF(ISERROR([.$B193]);&quot;&quot;;INDIRECT(&quot;'Données brutes'.&quot; &amp; [.M$1] &amp; [.$B193];1))">
            <text:p/>
          </table:table-cell>
          <table:table-cell table:style-name="ce57" table:formula="of:=IF(ISERROR([.$B193]);&quot;&quot;;INDIRECT(&quot;'Données brutes'.&quot; &amp; [.N$1] &amp; [.$B193];1))">
            <text:p/>
          </table:table-cell>
          <table:table-cell table:style-name="ce57" table:formula="of:=IF(ISERROR([.$B193]);&quot;&quot;;INDIRECT(&quot;'Données brutes'.&quot; &amp; [.O$1] &amp; [.$B193];1))">
            <text:p/>
          </table:table-cell>
          <table:table-cell table:style-name="ce57" table:formula="of:=IF(ISERROR([.$B193]);&quot;&quot;;INDIRECT(&quot;'Données brutes'.&quot; &amp; [.P$1] &amp; [.$B193];1))">
            <text:p/>
          </table:table-cell>
          <table:table-cell table:style-name="ce57" table:formula="of:=IF(ISERROR([.$B193]);&quot;&quot;;INDIRECT(&quot;'Données brutes'.&quot; &amp; [.Q$1] &amp; [.$B193];1))">
            <text:p/>
          </table:table-cell>
          <table:table-cell table:style-name="ce57" table:formula="of:=IF(ISERROR([.$B193]);&quot;&quot;;INDIRECT(&quot;'Données brutes'.&quot; &amp; [.R$1] &amp; [.$B193];1))">
            <text:p/>
          </table:table-cell>
          <table:table-cell table:style-name="ce57" table:formula="of:=IF(ISERROR([.$B193]);&quot;&quot;;INDIRECT(&quot;'Données brutes'.&quot; &amp; [.S$1] &amp; [.$B193];1))">
            <text:p/>
          </table:table-cell>
          <table:table-cell table:style-name="ce58" table:formula="of:=SUM([.H193:.S193])" office:value-type="currency" office:currency="EUR" office:value="0">
            <text:p>0,00 €</text:p>
          </table:table-cell>
          <table:table-cell table:style-name="ce58" table:formula="of:=[.G193]-[.T193]" office:value-type="currency" office:currency="EUR" office:value="0">
            <text:p>0,00 €</text:p>
          </table:table-cell>
          <table:table-cell table:style-name="ce66" table:formula="of:=IF(ISNUMBER([.G193]);[.U193]/[.G193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94]=&quot;&quot;;NOT(ISERROR([.B194])));&quot;ok&quot;;&quot;&quot;)">
            <text:p/>
          </table:table-cell>
          <table:table-cell table:formula="of:=MATCH([.C194];ColonneSections;0)+(IF(LEFT([.E194];1)=&quot;7&quot;;1;0))" office:value-type="float" office:value="0">
            <text:p>#N/D</text:p>
          </table:table-cell>
          <table:table-cell table:formula="of:=[.C$5]&amp;[.E194]" office:value-type="string" office:string-value="ACAR\+30 \- 771300">
            <text:p>ACAR\+30 \- 771300</text:p>
          </table:table-cell>
          <table:table-cell/>
          <table:table-cell table:style-name="ce49" office:value-type="float" office:value="771300">
            <text:p>771300</text:p>
          </table:table-cell>
          <table:table-cell table:style-name="ce50" office:value-type="string">
            <text:p>Dons &gt;= 1 500 € (exceptionnels)</text:p>
          </table:table-cell>
          <table:table-cell table:style-name="ce55"/>
          <table:table-cell table:style-name="ce57" table:formula="of:=IF(ISERROR([.$B194]);&quot;&quot;;INDIRECT(&quot;'Données brutes'.&quot; &amp; [.H$1] &amp; [.$B194];1))">
            <text:p/>
          </table:table-cell>
          <table:table-cell table:style-name="ce57" table:formula="of:=IF(ISERROR([.$B194]);&quot;&quot;;INDIRECT(&quot;'Données brutes'.&quot; &amp; [.I$1] &amp; [.$B194];1))">
            <text:p/>
          </table:table-cell>
          <table:table-cell table:style-name="ce57" table:formula="of:=IF(ISERROR([.$B194]);&quot;&quot;;INDIRECT(&quot;'Données brutes'.&quot; &amp; [.J$1] &amp; [.$B194];1))">
            <text:p/>
          </table:table-cell>
          <table:table-cell table:style-name="ce57" table:formula="of:=IF(ISERROR([.$B194]);&quot;&quot;;INDIRECT(&quot;'Données brutes'.&quot; &amp; [.K$1] &amp; [.$B194];1))">
            <text:p/>
          </table:table-cell>
          <table:table-cell table:style-name="ce57" table:formula="of:=IF(ISERROR([.$B194]);&quot;&quot;;INDIRECT(&quot;'Données brutes'.&quot; &amp; [.L$1] &amp; [.$B194];1))">
            <text:p/>
          </table:table-cell>
          <table:table-cell table:style-name="ce57" table:formula="of:=IF(ISERROR([.$B194]);&quot;&quot;;INDIRECT(&quot;'Données brutes'.&quot; &amp; [.M$1] &amp; [.$B194];1))">
            <text:p/>
          </table:table-cell>
          <table:table-cell table:style-name="ce57" table:formula="of:=IF(ISERROR([.$B194]);&quot;&quot;;INDIRECT(&quot;'Données brutes'.&quot; &amp; [.N$1] &amp; [.$B194];1))">
            <text:p/>
          </table:table-cell>
          <table:table-cell table:style-name="ce57" table:formula="of:=IF(ISERROR([.$B194]);&quot;&quot;;INDIRECT(&quot;'Données brutes'.&quot; &amp; [.O$1] &amp; [.$B194];1))">
            <text:p/>
          </table:table-cell>
          <table:table-cell table:style-name="ce57" table:formula="of:=IF(ISERROR([.$B194]);&quot;&quot;;INDIRECT(&quot;'Données brutes'.&quot; &amp; [.P$1] &amp; [.$B194];1))">
            <text:p/>
          </table:table-cell>
          <table:table-cell table:style-name="ce57" table:formula="of:=IF(ISERROR([.$B194]);&quot;&quot;;INDIRECT(&quot;'Données brutes'.&quot; &amp; [.Q$1] &amp; [.$B194];1))">
            <text:p/>
          </table:table-cell>
          <table:table-cell table:style-name="ce57" table:formula="of:=IF(ISERROR([.$B194]);&quot;&quot;;INDIRECT(&quot;'Données brutes'.&quot; &amp; [.R$1] &amp; [.$B194];1))">
            <text:p/>
          </table:table-cell>
          <table:table-cell table:style-name="ce57" table:formula="of:=IF(ISERROR([.$B194]);&quot;&quot;;INDIRECT(&quot;'Données brutes'.&quot; &amp; [.S$1] &amp; [.$B194];1))">
            <text:p/>
          </table:table-cell>
          <table:table-cell table:style-name="ce58" table:formula="of:=SUM([.H194:.S194])" office:value-type="currency" office:currency="EUR" office:value="0">
            <text:p>0,00 €</text:p>
          </table:table-cell>
          <table:table-cell table:style-name="ce58" table:formula="of:=[.G194]-[.T194]" office:value-type="currency" office:currency="EUR" office:value="0">
            <text:p>0,00 €</text:p>
          </table:table-cell>
          <table:table-cell table:style-name="ce66" table:formula="of:=IF(ISNUMBER([.G194]);[.U194]/[.G194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95]=&quot;&quot;;NOT(ISERROR([.B195])));&quot;ok&quot;;&quot;&quot;)">
            <text:p/>
          </table:table-cell>
          <table:table-cell table:formula="of:=MATCH([.C195];ColonneSections;0)+(IF(LEFT([.E195];1)=&quot;7&quot;;1;0))" office:value-type="float" office:value="0">
            <text:p>#N/D</text:p>
          </table:table-cell>
          <table:table-cell table:formula="of:=[.C$5]&amp;[.E195]" office:value-type="string" office:string-value="ACAR\+30 \- 772000">
            <text:p>ACAR\+30 \- 772000</text:p>
          </table:table-cell>
          <table:table-cell/>
          <table:table-cell table:style-name="ce49" office:value-type="float" office:value="772000">
            <text:p>772000</text:p>
          </table:table-cell>
          <table:table-cell table:style-name="ce50" office:value-type="string">
            <text:p>Produits sur exercices antérieurs</text:p>
          </table:table-cell>
          <table:table-cell table:style-name="ce55"/>
          <table:table-cell table:style-name="ce57" table:formula="of:=IF(ISERROR([.$B195]);&quot;&quot;;INDIRECT(&quot;'Données brutes'.&quot; &amp; [.H$1] &amp; [.$B195];1))">
            <text:p/>
          </table:table-cell>
          <table:table-cell table:style-name="ce57" table:formula="of:=IF(ISERROR([.$B195]);&quot;&quot;;INDIRECT(&quot;'Données brutes'.&quot; &amp; [.I$1] &amp; [.$B195];1))">
            <text:p/>
          </table:table-cell>
          <table:table-cell table:style-name="ce57" table:formula="of:=IF(ISERROR([.$B195]);&quot;&quot;;INDIRECT(&quot;'Données brutes'.&quot; &amp; [.J$1] &amp; [.$B195];1))">
            <text:p/>
          </table:table-cell>
          <table:table-cell table:style-name="ce57" table:formula="of:=IF(ISERROR([.$B195]);&quot;&quot;;INDIRECT(&quot;'Données brutes'.&quot; &amp; [.K$1] &amp; [.$B195];1))">
            <text:p/>
          </table:table-cell>
          <table:table-cell table:style-name="ce57" table:formula="of:=IF(ISERROR([.$B195]);&quot;&quot;;INDIRECT(&quot;'Données brutes'.&quot; &amp; [.L$1] &amp; [.$B195];1))">
            <text:p/>
          </table:table-cell>
          <table:table-cell table:style-name="ce57" table:formula="of:=IF(ISERROR([.$B195]);&quot;&quot;;INDIRECT(&quot;'Données brutes'.&quot; &amp; [.M$1] &amp; [.$B195];1))">
            <text:p/>
          </table:table-cell>
          <table:table-cell table:style-name="ce57" table:formula="of:=IF(ISERROR([.$B195]);&quot;&quot;;INDIRECT(&quot;'Données brutes'.&quot; &amp; [.N$1] &amp; [.$B195];1))">
            <text:p/>
          </table:table-cell>
          <table:table-cell table:style-name="ce57" table:formula="of:=IF(ISERROR([.$B195]);&quot;&quot;;INDIRECT(&quot;'Données brutes'.&quot; &amp; [.O$1] &amp; [.$B195];1))">
            <text:p/>
          </table:table-cell>
          <table:table-cell table:style-name="ce57" table:formula="of:=IF(ISERROR([.$B195]);&quot;&quot;;INDIRECT(&quot;'Données brutes'.&quot; &amp; [.P$1] &amp; [.$B195];1))">
            <text:p/>
          </table:table-cell>
          <table:table-cell table:style-name="ce57" table:formula="of:=IF(ISERROR([.$B195]);&quot;&quot;;INDIRECT(&quot;'Données brutes'.&quot; &amp; [.Q$1] &amp; [.$B195];1))">
            <text:p/>
          </table:table-cell>
          <table:table-cell table:style-name="ce57" table:formula="of:=IF(ISERROR([.$B195]);&quot;&quot;;INDIRECT(&quot;'Données brutes'.&quot; &amp; [.R$1] &amp; [.$B195];1))">
            <text:p/>
          </table:table-cell>
          <table:table-cell table:style-name="ce57" table:formula="of:=IF(ISERROR([.$B195]);&quot;&quot;;INDIRECT(&quot;'Données brutes'.&quot; &amp; [.S$1] &amp; [.$B195];1))">
            <text:p/>
          </table:table-cell>
          <table:table-cell table:style-name="ce58" table:formula="of:=SUM([.H195:.S195])" office:value-type="currency" office:currency="EUR" office:value="0">
            <text:p>0,00 €</text:p>
          </table:table-cell>
          <table:table-cell table:style-name="ce58" table:formula="of:=[.G195]-[.T195]" office:value-type="currency" office:currency="EUR" office:value="0">
            <text:p>0,00 €</text:p>
          </table:table-cell>
          <table:table-cell table:style-name="ce66" table:formula="of:=IF(ISNUMBER([.G195]);[.U195]/[.G195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196]=&quot;&quot;;NOT(ISERROR([.B196])));&quot;ok&quot;;&quot;&quot;)">
            <text:p/>
          </table:table-cell>
          <table:table-cell table:formula="of:=MATCH([.C196];ColonneSections;0)+(IF(LEFT([.E196];1)=&quot;7&quot;;1;0))" office:value-type="float" office:value="0">
            <text:p>#N/D</text:p>
          </table:table-cell>
          <table:table-cell table:formula="of:=[.C$5]&amp;[.E196]" office:value-type="string" office:string-value="ACAR\+30 \- 775000">
            <text:p>ACAR\+30 \- 775000</text:p>
          </table:table-cell>
          <table:table-cell/>
          <table:table-cell table:style-name="ce49" office:value-type="float" office:value="775000">
            <text:p>775000</text:p>
          </table:table-cell>
          <table:table-cell table:style-name="ce50" office:value-type="string">
            <text:p>Val. cession él.actif cédés (19,6%)</text:p>
          </table:table-cell>
          <table:table-cell table:style-name="ce55"/>
          <table:table-cell table:style-name="ce57" table:formula="of:=IF(ISERROR([.$B196]);&quot;&quot;;INDIRECT(&quot;'Données brutes'.&quot; &amp; [.H$1] &amp; [.$B196];1))">
            <text:p/>
          </table:table-cell>
          <table:table-cell table:style-name="ce57" table:formula="of:=IF(ISERROR([.$B196]);&quot;&quot;;INDIRECT(&quot;'Données brutes'.&quot; &amp; [.I$1] &amp; [.$B196];1))">
            <text:p/>
          </table:table-cell>
          <table:table-cell table:style-name="ce57" table:formula="of:=IF(ISERROR([.$B196]);&quot;&quot;;INDIRECT(&quot;'Données brutes'.&quot; &amp; [.J$1] &amp; [.$B196];1))">
            <text:p/>
          </table:table-cell>
          <table:table-cell table:style-name="ce57" table:formula="of:=IF(ISERROR([.$B196]);&quot;&quot;;INDIRECT(&quot;'Données brutes'.&quot; &amp; [.K$1] &amp; [.$B196];1))">
            <text:p/>
          </table:table-cell>
          <table:table-cell table:style-name="ce57" table:formula="of:=IF(ISERROR([.$B196]);&quot;&quot;;INDIRECT(&quot;'Données brutes'.&quot; &amp; [.L$1] &amp; [.$B196];1))">
            <text:p/>
          </table:table-cell>
          <table:table-cell table:style-name="ce57" table:formula="of:=IF(ISERROR([.$B196]);&quot;&quot;;INDIRECT(&quot;'Données brutes'.&quot; &amp; [.M$1] &amp; [.$B196];1))">
            <text:p/>
          </table:table-cell>
          <table:table-cell table:style-name="ce57" table:formula="of:=IF(ISERROR([.$B196]);&quot;&quot;;INDIRECT(&quot;'Données brutes'.&quot; &amp; [.N$1] &amp; [.$B196];1))">
            <text:p/>
          </table:table-cell>
          <table:table-cell table:style-name="ce57" table:formula="of:=IF(ISERROR([.$B196]);&quot;&quot;;INDIRECT(&quot;'Données brutes'.&quot; &amp; [.O$1] &amp; [.$B196];1))">
            <text:p/>
          </table:table-cell>
          <table:table-cell table:style-name="ce57" table:formula="of:=IF(ISERROR([.$B196]);&quot;&quot;;INDIRECT(&quot;'Données brutes'.&quot; &amp; [.P$1] &amp; [.$B196];1))">
            <text:p/>
          </table:table-cell>
          <table:table-cell table:style-name="ce57" table:formula="of:=IF(ISERROR([.$B196]);&quot;&quot;;INDIRECT(&quot;'Données brutes'.&quot; &amp; [.Q$1] &amp; [.$B196];1))">
            <text:p/>
          </table:table-cell>
          <table:table-cell table:style-name="ce57" table:formula="of:=IF(ISERROR([.$B196]);&quot;&quot;;INDIRECT(&quot;'Données brutes'.&quot; &amp; [.R$1] &amp; [.$B196];1))">
            <text:p/>
          </table:table-cell>
          <table:table-cell table:style-name="ce57" table:formula="of:=IF(ISERROR([.$B196]);&quot;&quot;;INDIRECT(&quot;'Données brutes'.&quot; &amp; [.S$1] &amp; [.$B196];1))">
            <text:p/>
          </table:table-cell>
          <table:table-cell table:style-name="ce58" table:formula="of:=SUM([.H196:.S196])" office:value-type="currency" office:currency="EUR" office:value="0">
            <text:p>0,00 €</text:p>
          </table:table-cell>
          <table:table-cell table:style-name="ce58" table:formula="of:=[.G196]-[.T196]" office:value-type="currency" office:currency="EUR" office:value="0">
            <text:p>0,00 €</text:p>
          </table:table-cell>
          <table:table-cell table:style-name="ce66" table:formula="of:=IF(ISNUMBER([.G196]);[.U196]/[.G196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97]=&quot;&quot;;NOT(ISERROR([.B197])));&quot;ok&quot;;&quot;&quot;)">
            <text:p/>
          </table:table-cell>
          <table:table-cell table:formula="of:=MATCH([.C197];ColonneSections;0)+(IF(LEFT([.E197];1)=&quot;7&quot;;1;0))" office:value-type="float" office:value="0">
            <text:p>#N/D</text:p>
          </table:table-cell>
          <table:table-cell table:formula="of:=[.C$5]&amp;[.E197]" office:value-type="string" office:string-value="ACAR\+30 \- 775200">
            <text:p>ACAR\+30 \- 775200</text:p>
          </table:table-cell>
          <table:table-cell/>
          <table:table-cell table:style-name="ce49" office:value-type="float" office:value="775200">
            <text:p>775200</text:p>
          </table:table-cell>
          <table:table-cell table:style-name="ce50" office:value-type="string">
            <text:p>Produit de cession de matériels</text:p>
          </table:table-cell>
          <table:table-cell table:style-name="ce55"/>
          <table:table-cell table:style-name="ce57" table:formula="of:=IF(ISERROR([.$B197]);&quot;&quot;;INDIRECT(&quot;'Données brutes'.&quot; &amp; [.H$1] &amp; [.$B197];1))">
            <text:p/>
          </table:table-cell>
          <table:table-cell table:style-name="ce57" table:formula="of:=IF(ISERROR([.$B197]);&quot;&quot;;INDIRECT(&quot;'Données brutes'.&quot; &amp; [.I$1] &amp; [.$B197];1))">
            <text:p/>
          </table:table-cell>
          <table:table-cell table:style-name="ce57" table:formula="of:=IF(ISERROR([.$B197]);&quot;&quot;;INDIRECT(&quot;'Données brutes'.&quot; &amp; [.J$1] &amp; [.$B197];1))">
            <text:p/>
          </table:table-cell>
          <table:table-cell table:style-name="ce57" table:formula="of:=IF(ISERROR([.$B197]);&quot;&quot;;INDIRECT(&quot;'Données brutes'.&quot; &amp; [.K$1] &amp; [.$B197];1))">
            <text:p/>
          </table:table-cell>
          <table:table-cell table:style-name="ce57" table:formula="of:=IF(ISERROR([.$B197]);&quot;&quot;;INDIRECT(&quot;'Données brutes'.&quot; &amp; [.L$1] &amp; [.$B197];1))">
            <text:p/>
          </table:table-cell>
          <table:table-cell table:style-name="ce57" table:formula="of:=IF(ISERROR([.$B197]);&quot;&quot;;INDIRECT(&quot;'Données brutes'.&quot; &amp; [.M$1] &amp; [.$B197];1))">
            <text:p/>
          </table:table-cell>
          <table:table-cell table:style-name="ce57" table:formula="of:=IF(ISERROR([.$B197]);&quot;&quot;;INDIRECT(&quot;'Données brutes'.&quot; &amp; [.N$1] &amp; [.$B197];1))">
            <text:p/>
          </table:table-cell>
          <table:table-cell table:style-name="ce57" table:formula="of:=IF(ISERROR([.$B197]);&quot;&quot;;INDIRECT(&quot;'Données brutes'.&quot; &amp; [.O$1] &amp; [.$B197];1))">
            <text:p/>
          </table:table-cell>
          <table:table-cell table:style-name="ce57" table:formula="of:=IF(ISERROR([.$B197]);&quot;&quot;;INDIRECT(&quot;'Données brutes'.&quot; &amp; [.P$1] &amp; [.$B197];1))">
            <text:p/>
          </table:table-cell>
          <table:table-cell table:style-name="ce57" table:formula="of:=IF(ISERROR([.$B197]);&quot;&quot;;INDIRECT(&quot;'Données brutes'.&quot; &amp; [.Q$1] &amp; [.$B197];1))">
            <text:p/>
          </table:table-cell>
          <table:table-cell table:style-name="ce57" table:formula="of:=IF(ISERROR([.$B197]);&quot;&quot;;INDIRECT(&quot;'Données brutes'.&quot; &amp; [.R$1] &amp; [.$B197];1))">
            <text:p/>
          </table:table-cell>
          <table:table-cell table:style-name="ce57" table:formula="of:=IF(ISERROR([.$B197]);&quot;&quot;;INDIRECT(&quot;'Données brutes'.&quot; &amp; [.S$1] &amp; [.$B197];1))">
            <text:p/>
          </table:table-cell>
          <table:table-cell table:style-name="ce58" table:formula="of:=SUM([.H197:.S197])" office:value-type="currency" office:currency="EUR" office:value="0">
            <text:p>0,00 €</text:p>
          </table:table-cell>
          <table:table-cell table:style-name="ce58" table:formula="of:=[.G197]-[.T197]" office:value-type="currency" office:currency="EUR" office:value="0">
            <text:p>0,00 €</text:p>
          </table:table-cell>
          <table:table-cell table:style-name="ce66" table:formula="of:=IF(ISNUMBER([.G197]);[.U197]/[.G197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198]=&quot;&quot;;NOT(ISERROR([.B198])));&quot;ok&quot;;&quot;&quot;)">
            <text:p/>
          </table:table-cell>
          <table:table-cell table:formula="of:=MATCH([.C198];ColonneSections;0)+(IF(LEFT([.E198];1)=&quot;7&quot;;1;0))" office:value-type="float" office:value="0">
            <text:p>#N/D</text:p>
          </table:table-cell>
          <table:table-cell table:formula="of:=[.C$5]&amp;[.E198]" office:value-type="string" office:string-value="ACAR\+30 \- 778800">
            <text:p>ACAR\+30 \- 778800</text:p>
          </table:table-cell>
          <table:table-cell/>
          <table:table-cell table:style-name="ce49" office:value-type="float" office:value="778800">
            <text:p>778800</text:p>
          </table:table-cell>
          <table:table-cell table:style-name="ce50" office:value-type="string">
            <text:p>Produits exceptionnels divers</text:p>
          </table:table-cell>
          <table:table-cell table:style-name="ce55"/>
          <table:table-cell table:style-name="ce57" table:formula="of:=IF(ISERROR([.$B198]);&quot;&quot;;INDIRECT(&quot;'Données brutes'.&quot; &amp; [.H$1] &amp; [.$B198];1))">
            <text:p/>
          </table:table-cell>
          <table:table-cell table:style-name="ce57" table:formula="of:=IF(ISERROR([.$B198]);&quot;&quot;;INDIRECT(&quot;'Données brutes'.&quot; &amp; [.I$1] &amp; [.$B198];1))">
            <text:p/>
          </table:table-cell>
          <table:table-cell table:style-name="ce57" table:formula="of:=IF(ISERROR([.$B198]);&quot;&quot;;INDIRECT(&quot;'Données brutes'.&quot; &amp; [.J$1] &amp; [.$B198];1))">
            <text:p/>
          </table:table-cell>
          <table:table-cell table:style-name="ce57" table:formula="of:=IF(ISERROR([.$B198]);&quot;&quot;;INDIRECT(&quot;'Données brutes'.&quot; &amp; [.K$1] &amp; [.$B198];1))">
            <text:p/>
          </table:table-cell>
          <table:table-cell table:style-name="ce57" table:formula="of:=IF(ISERROR([.$B198]);&quot;&quot;;INDIRECT(&quot;'Données brutes'.&quot; &amp; [.L$1] &amp; [.$B198];1))">
            <text:p/>
          </table:table-cell>
          <table:table-cell table:style-name="ce57" table:formula="of:=IF(ISERROR([.$B198]);&quot;&quot;;INDIRECT(&quot;'Données brutes'.&quot; &amp; [.M$1] &amp; [.$B198];1))">
            <text:p/>
          </table:table-cell>
          <table:table-cell table:style-name="ce57" table:formula="of:=IF(ISERROR([.$B198]);&quot;&quot;;INDIRECT(&quot;'Données brutes'.&quot; &amp; [.N$1] &amp; [.$B198];1))">
            <text:p/>
          </table:table-cell>
          <table:table-cell table:style-name="ce57" table:formula="of:=IF(ISERROR([.$B198]);&quot;&quot;;INDIRECT(&quot;'Données brutes'.&quot; &amp; [.O$1] &amp; [.$B198];1))">
            <text:p/>
          </table:table-cell>
          <table:table-cell table:style-name="ce57" table:formula="of:=IF(ISERROR([.$B198]);&quot;&quot;;INDIRECT(&quot;'Données brutes'.&quot; &amp; [.P$1] &amp; [.$B198];1))">
            <text:p/>
          </table:table-cell>
          <table:table-cell table:style-name="ce57" table:formula="of:=IF(ISERROR([.$B198]);&quot;&quot;;INDIRECT(&quot;'Données brutes'.&quot; &amp; [.Q$1] &amp; [.$B198];1))">
            <text:p/>
          </table:table-cell>
          <table:table-cell table:style-name="ce57" table:formula="of:=IF(ISERROR([.$B198]);&quot;&quot;;INDIRECT(&quot;'Données brutes'.&quot; &amp; [.R$1] &amp; [.$B198];1))">
            <text:p/>
          </table:table-cell>
          <table:table-cell table:style-name="ce57" table:formula="of:=IF(ISERROR([.$B198]);&quot;&quot;;INDIRECT(&quot;'Données brutes'.&quot; &amp; [.S$1] &amp; [.$B198];1))">
            <text:p/>
          </table:table-cell>
          <table:table-cell table:style-name="ce58" table:formula="of:=SUM([.H198:.S198])" office:value-type="currency" office:currency="EUR" office:value="0">
            <text:p>0,00 €</text:p>
          </table:table-cell>
          <table:table-cell table:style-name="ce58" table:formula="of:=[.G198]-[.T198]" office:value-type="currency" office:currency="EUR" office:value="0">
            <text:p>0,00 €</text:p>
          </table:table-cell>
          <table:table-cell table:style-name="ce66" table:formula="of:=IF(ISNUMBER([.G198]);[.U198]/[.G198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199]=&quot;&quot;;NOT(ISERROR([.B199])));&quot;ok&quot;;&quot;&quot;)">
            <text:p/>
          </table:table-cell>
          <table:table-cell table:formula="of:=MATCH([.C199];ColonneSections;0)+(IF(LEFT([.E199];1)=&quot;7&quot;;1;0))" office:value-type="float" office:value="0">
            <text:p>#N/D</text:p>
          </table:table-cell>
          <table:table-cell table:formula="of:=[.C$5]&amp;[.E199]" office:value-type="string" office:string-value="ACAR\+30 \- 781500">
            <text:p>ACAR\+30 \- 781500</text:p>
          </table:table-cell>
          <table:table-cell/>
          <table:table-cell table:style-name="ce49" office:value-type="float" office:value="781500">
            <text:p>781500</text:p>
          </table:table-cell>
          <table:table-cell table:style-name="ce50" office:value-type="string">
            <text:p>Reprise / prov.risques &amp; charges</text:p>
          </table:table-cell>
          <table:table-cell table:style-name="ce55"/>
          <table:table-cell table:style-name="ce57" table:formula="of:=IF(ISERROR([.$B199]);&quot;&quot;;INDIRECT(&quot;'Données brutes'.&quot; &amp; [.H$1] &amp; [.$B199];1))">
            <text:p/>
          </table:table-cell>
          <table:table-cell table:style-name="ce57" table:formula="of:=IF(ISERROR([.$B199]);&quot;&quot;;INDIRECT(&quot;'Données brutes'.&quot; &amp; [.I$1] &amp; [.$B199];1))">
            <text:p/>
          </table:table-cell>
          <table:table-cell table:style-name="ce57" table:formula="of:=IF(ISERROR([.$B199]);&quot;&quot;;INDIRECT(&quot;'Données brutes'.&quot; &amp; [.J$1] &amp; [.$B199];1))">
            <text:p/>
          </table:table-cell>
          <table:table-cell table:style-name="ce57" table:formula="of:=IF(ISERROR([.$B199]);&quot;&quot;;INDIRECT(&quot;'Données brutes'.&quot; &amp; [.K$1] &amp; [.$B199];1))">
            <text:p/>
          </table:table-cell>
          <table:table-cell table:style-name="ce57" table:formula="of:=IF(ISERROR([.$B199]);&quot;&quot;;INDIRECT(&quot;'Données brutes'.&quot; &amp; [.L$1] &amp; [.$B199];1))">
            <text:p/>
          </table:table-cell>
          <table:table-cell table:style-name="ce57" table:formula="of:=IF(ISERROR([.$B199]);&quot;&quot;;INDIRECT(&quot;'Données brutes'.&quot; &amp; [.M$1] &amp; [.$B199];1))">
            <text:p/>
          </table:table-cell>
          <table:table-cell table:style-name="ce57" table:formula="of:=IF(ISERROR([.$B199]);&quot;&quot;;INDIRECT(&quot;'Données brutes'.&quot; &amp; [.N$1] &amp; [.$B199];1))">
            <text:p/>
          </table:table-cell>
          <table:table-cell table:style-name="ce57" table:formula="of:=IF(ISERROR([.$B199]);&quot;&quot;;INDIRECT(&quot;'Données brutes'.&quot; &amp; [.O$1] &amp; [.$B199];1))">
            <text:p/>
          </table:table-cell>
          <table:table-cell table:style-name="ce57" table:formula="of:=IF(ISERROR([.$B199]);&quot;&quot;;INDIRECT(&quot;'Données brutes'.&quot; &amp; [.P$1] &amp; [.$B199];1))">
            <text:p/>
          </table:table-cell>
          <table:table-cell table:style-name="ce57" table:formula="of:=IF(ISERROR([.$B199]);&quot;&quot;;INDIRECT(&quot;'Données brutes'.&quot; &amp; [.Q$1] &amp; [.$B199];1))">
            <text:p/>
          </table:table-cell>
          <table:table-cell table:style-name="ce57" table:formula="of:=IF(ISERROR([.$B199]);&quot;&quot;;INDIRECT(&quot;'Données brutes'.&quot; &amp; [.R$1] &amp; [.$B199];1))">
            <text:p/>
          </table:table-cell>
          <table:table-cell table:style-name="ce57" table:formula="of:=IF(ISERROR([.$B199]);&quot;&quot;;INDIRECT(&quot;'Données brutes'.&quot; &amp; [.S$1] &amp; [.$B199];1))">
            <text:p/>
          </table:table-cell>
          <table:table-cell table:style-name="ce58" table:formula="of:=SUM([.H199:.S199])" office:value-type="currency" office:currency="EUR" office:value="0">
            <text:p>0,00 €</text:p>
          </table:table-cell>
          <table:table-cell table:style-name="ce58" table:formula="of:=[.G199]-[.T199]" office:value-type="currency" office:currency="EUR" office:value="0">
            <text:p>0,00 €</text:p>
          </table:table-cell>
          <table:table-cell table:style-name="ce66" table:formula="of:=IF(ISNUMBER([.G199]);[.U199]/[.G199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200]=&quot;&quot;;NOT(ISERROR([.B200])));&quot;ok&quot;;&quot;&quot;)">
            <text:p/>
          </table:table-cell>
          <table:table-cell table:formula="of:=MATCH([.C200];ColonneSections;0)+(IF(LEFT([.E200];1)=&quot;7&quot;;1;0))" office:value-type="float" office:value="0">
            <text:p>#N/D</text:p>
          </table:table-cell>
          <table:table-cell table:formula="of:=[.C$5]&amp;[.E200]" office:value-type="string" office:string-value="ACAR\+30 \- 781700">
            <text:p>ACAR\+30 \- 781700</text:p>
          </table:table-cell>
          <table:table-cell/>
          <table:table-cell table:style-name="ce49" office:value-type="float" office:value="781700">
            <text:p>781700</text:p>
          </table:table-cell>
          <table:table-cell table:style-name="ce50" office:value-type="string">
            <text:p>Reprises / prov. pour Stocks et en-cours</text:p>
          </table:table-cell>
          <table:table-cell table:style-name="ce55"/>
          <table:table-cell table:style-name="ce57" table:formula="of:=IF(ISERROR([.$B200]);&quot;&quot;;INDIRECT(&quot;'Données brutes'.&quot; &amp; [.H$1] &amp; [.$B200];1))">
            <text:p/>
          </table:table-cell>
          <table:table-cell table:style-name="ce57" table:formula="of:=IF(ISERROR([.$B200]);&quot;&quot;;INDIRECT(&quot;'Données brutes'.&quot; &amp; [.I$1] &amp; [.$B200];1))">
            <text:p/>
          </table:table-cell>
          <table:table-cell table:style-name="ce57" table:formula="of:=IF(ISERROR([.$B200]);&quot;&quot;;INDIRECT(&quot;'Données brutes'.&quot; &amp; [.J$1] &amp; [.$B200];1))">
            <text:p/>
          </table:table-cell>
          <table:table-cell table:style-name="ce57" table:formula="of:=IF(ISERROR([.$B200]);&quot;&quot;;INDIRECT(&quot;'Données brutes'.&quot; &amp; [.K$1] &amp; [.$B200];1))">
            <text:p/>
          </table:table-cell>
          <table:table-cell table:style-name="ce57" table:formula="of:=IF(ISERROR([.$B200]);&quot;&quot;;INDIRECT(&quot;'Données brutes'.&quot; &amp; [.L$1] &amp; [.$B200];1))">
            <text:p/>
          </table:table-cell>
          <table:table-cell table:style-name="ce57" table:formula="of:=IF(ISERROR([.$B200]);&quot;&quot;;INDIRECT(&quot;'Données brutes'.&quot; &amp; [.M$1] &amp; [.$B200];1))">
            <text:p/>
          </table:table-cell>
          <table:table-cell table:style-name="ce57" table:formula="of:=IF(ISERROR([.$B200]);&quot;&quot;;INDIRECT(&quot;'Données brutes'.&quot; &amp; [.N$1] &amp; [.$B200];1))">
            <text:p/>
          </table:table-cell>
          <table:table-cell table:style-name="ce57" table:formula="of:=IF(ISERROR([.$B200]);&quot;&quot;;INDIRECT(&quot;'Données brutes'.&quot; &amp; [.O$1] &amp; [.$B200];1))">
            <text:p/>
          </table:table-cell>
          <table:table-cell table:style-name="ce57" table:formula="of:=IF(ISERROR([.$B200]);&quot;&quot;;INDIRECT(&quot;'Données brutes'.&quot; &amp; [.P$1] &amp; [.$B200];1))">
            <text:p/>
          </table:table-cell>
          <table:table-cell table:style-name="ce57" table:formula="of:=IF(ISERROR([.$B200]);&quot;&quot;;INDIRECT(&quot;'Données brutes'.&quot; &amp; [.Q$1] &amp; [.$B200];1))">
            <text:p/>
          </table:table-cell>
          <table:table-cell table:style-name="ce57" table:formula="of:=IF(ISERROR([.$B200]);&quot;&quot;;INDIRECT(&quot;'Données brutes'.&quot; &amp; [.R$1] &amp; [.$B200];1))">
            <text:p/>
          </table:table-cell>
          <table:table-cell table:style-name="ce57" table:formula="of:=IF(ISERROR([.$B200]);&quot;&quot;;INDIRECT(&quot;'Données brutes'.&quot; &amp; [.S$1] &amp; [.$B200];1))">
            <text:p/>
          </table:table-cell>
          <table:table-cell table:style-name="ce58" table:formula="of:=SUM([.H200:.S200])" office:value-type="currency" office:currency="EUR" office:value="0">
            <text:p>0,00 €</text:p>
          </table:table-cell>
          <table:table-cell table:style-name="ce58" table:formula="of:=[.G200]-[.T200]" office:value-type="currency" office:currency="EUR" office:value="0">
            <text:p>0,00 €</text:p>
          </table:table-cell>
          <table:table-cell table:style-name="ce66" table:formula="of:=IF(ISNUMBER([.G200]);[.U200]/[.G200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201]=&quot;&quot;;NOT(ISERROR([.B201])));&quot;ok&quot;;&quot;&quot;)">
            <text:p/>
          </table:table-cell>
          <table:table-cell table:formula="of:=MATCH([.C201];ColonneSections;0)+(IF(LEFT([.E201];1)=&quot;7&quot;;1;0))" office:value-type="float" office:value="0">
            <text:p>#N/D</text:p>
          </table:table-cell>
          <table:table-cell table:formula="of:=[.C$5]&amp;[.E201]" office:value-type="string" office:string-value="ACAR\+30 \- 787250">
            <text:p>ACAR\+30 \- 787250</text:p>
          </table:table-cell>
          <table:table-cell/>
          <table:table-cell table:style-name="ce49" office:value-type="float" office:value="787250">
            <text:p>787250</text:p>
          </table:table-cell>
          <table:table-cell table:style-name="ce50" office:value-type="string">
            <text:p>Reprise sur amort. dérogatoires</text:p>
          </table:table-cell>
          <table:table-cell table:style-name="ce55"/>
          <table:table-cell table:style-name="ce57" table:formula="of:=IF(ISERROR([.$B201]);&quot;&quot;;INDIRECT(&quot;'Données brutes'.&quot; &amp; [.H$1] &amp; [.$B201];1))">
            <text:p/>
          </table:table-cell>
          <table:table-cell table:style-name="ce57" table:formula="of:=IF(ISERROR([.$B201]);&quot;&quot;;INDIRECT(&quot;'Données brutes'.&quot; &amp; [.I$1] &amp; [.$B201];1))">
            <text:p/>
          </table:table-cell>
          <table:table-cell table:style-name="ce57" table:formula="of:=IF(ISERROR([.$B201]);&quot;&quot;;INDIRECT(&quot;'Données brutes'.&quot; &amp; [.J$1] &amp; [.$B201];1))">
            <text:p/>
          </table:table-cell>
          <table:table-cell table:style-name="ce57" table:formula="of:=IF(ISERROR([.$B201]);&quot;&quot;;INDIRECT(&quot;'Données brutes'.&quot; &amp; [.K$1] &amp; [.$B201];1))">
            <text:p/>
          </table:table-cell>
          <table:table-cell table:style-name="ce57" table:formula="of:=IF(ISERROR([.$B201]);&quot;&quot;;INDIRECT(&quot;'Données brutes'.&quot; &amp; [.L$1] &amp; [.$B201];1))">
            <text:p/>
          </table:table-cell>
          <table:table-cell table:style-name="ce57" table:formula="of:=IF(ISERROR([.$B201]);&quot;&quot;;INDIRECT(&quot;'Données brutes'.&quot; &amp; [.M$1] &amp; [.$B201];1))">
            <text:p/>
          </table:table-cell>
          <table:table-cell table:style-name="ce57" table:formula="of:=IF(ISERROR([.$B201]);&quot;&quot;;INDIRECT(&quot;'Données brutes'.&quot; &amp; [.N$1] &amp; [.$B201];1))">
            <text:p/>
          </table:table-cell>
          <table:table-cell table:style-name="ce57" table:formula="of:=IF(ISERROR([.$B201]);&quot;&quot;;INDIRECT(&quot;'Données brutes'.&quot; &amp; [.O$1] &amp; [.$B201];1))">
            <text:p/>
          </table:table-cell>
          <table:table-cell table:style-name="ce57" table:formula="of:=IF(ISERROR([.$B201]);&quot;&quot;;INDIRECT(&quot;'Données brutes'.&quot; &amp; [.P$1] &amp; [.$B201];1))">
            <text:p/>
          </table:table-cell>
          <table:table-cell table:style-name="ce57" table:formula="of:=IF(ISERROR([.$B201]);&quot;&quot;;INDIRECT(&quot;'Données brutes'.&quot; &amp; [.Q$1] &amp; [.$B201];1))">
            <text:p/>
          </table:table-cell>
          <table:table-cell table:style-name="ce57" table:formula="of:=IF(ISERROR([.$B201]);&quot;&quot;;INDIRECT(&quot;'Données brutes'.&quot; &amp; [.R$1] &amp; [.$B201];1))">
            <text:p/>
          </table:table-cell>
          <table:table-cell table:style-name="ce57" table:formula="of:=IF(ISERROR([.$B201]);&quot;&quot;;INDIRECT(&quot;'Données brutes'.&quot; &amp; [.S$1] &amp; [.$B201];1))">
            <text:p/>
          </table:table-cell>
          <table:table-cell table:style-name="ce58" table:formula="of:=SUM([.H201:.S201])" office:value-type="currency" office:currency="EUR" office:value="0">
            <text:p>0,00 €</text:p>
          </table:table-cell>
          <table:table-cell table:style-name="ce58" table:formula="of:=[.G201]-[.T201]" office:value-type="currency" office:currency="EUR" office:value="0">
            <text:p>0,00 €</text:p>
          </table:table-cell>
          <table:table-cell table:style-name="ce66" table:formula="of:=IF(ISNUMBER([.G201]);[.U201]/[.G201];&quot;&quot;)">
            <text:p/>
          </table:table-cell>
          <table:table-cell table:number-columns-repeated="1002"/>
        </table:table-row>
        <table:table-row table:style-name="ro6" table:visibility="filter">
          <table:table-cell table:style-name="ce43" table:formula="of:=IF(OR([.E202]=&quot;&quot;;NOT(ISERROR([.B202])));&quot;ok&quot;;&quot;&quot;)">
            <text:p/>
          </table:table-cell>
          <table:table-cell table:formula="of:=MATCH([.C202];ColonneSections;0)+(IF(LEFT([.E202];1)=&quot;7&quot;;1;0))" office:value-type="float" office:value="0">
            <text:p>#N/D</text:p>
          </table:table-cell>
          <table:table-cell table:formula="of:=[.C$5]&amp;[.E202]" office:value-type="string" office:string-value="ACAR\+30 \- 787500">
            <text:p>ACAR\+30 \- 787500</text:p>
          </table:table-cell>
          <table:table-cell/>
          <table:table-cell table:style-name="ce49" office:value-type="float" office:value="787500">
            <text:p>787500</text:p>
          </table:table-cell>
          <table:table-cell table:style-name="ce50" office:value-type="string">
            <text:p>Reprise/prov.risques &amp; ch.except.</text:p>
          </table:table-cell>
          <table:table-cell table:style-name="ce55"/>
          <table:table-cell table:style-name="ce57" table:formula="of:=IF(ISERROR([.$B202]);&quot;&quot;;INDIRECT(&quot;'Données brutes'.&quot; &amp; [.H$1] &amp; [.$B202];1))">
            <text:p/>
          </table:table-cell>
          <table:table-cell table:style-name="ce57" table:formula="of:=IF(ISERROR([.$B202]);&quot;&quot;;INDIRECT(&quot;'Données brutes'.&quot; &amp; [.I$1] &amp; [.$B202];1))">
            <text:p/>
          </table:table-cell>
          <table:table-cell table:style-name="ce57" table:formula="of:=IF(ISERROR([.$B202]);&quot;&quot;;INDIRECT(&quot;'Données brutes'.&quot; &amp; [.J$1] &amp; [.$B202];1))">
            <text:p/>
          </table:table-cell>
          <table:table-cell table:style-name="ce57" table:formula="of:=IF(ISERROR([.$B202]);&quot;&quot;;INDIRECT(&quot;'Données brutes'.&quot; &amp; [.K$1] &amp; [.$B202];1))">
            <text:p/>
          </table:table-cell>
          <table:table-cell table:style-name="ce57" table:formula="of:=IF(ISERROR([.$B202]);&quot;&quot;;INDIRECT(&quot;'Données brutes'.&quot; &amp; [.L$1] &amp; [.$B202];1))">
            <text:p/>
          </table:table-cell>
          <table:table-cell table:style-name="ce57" table:formula="of:=IF(ISERROR([.$B202]);&quot;&quot;;INDIRECT(&quot;'Données brutes'.&quot; &amp; [.M$1] &amp; [.$B202];1))">
            <text:p/>
          </table:table-cell>
          <table:table-cell table:style-name="ce57" table:formula="of:=IF(ISERROR([.$B202]);&quot;&quot;;INDIRECT(&quot;'Données brutes'.&quot; &amp; [.N$1] &amp; [.$B202];1))">
            <text:p/>
          </table:table-cell>
          <table:table-cell table:style-name="ce57" table:formula="of:=IF(ISERROR([.$B202]);&quot;&quot;;INDIRECT(&quot;'Données brutes'.&quot; &amp; [.O$1] &amp; [.$B202];1))">
            <text:p/>
          </table:table-cell>
          <table:table-cell table:style-name="ce57" table:formula="of:=IF(ISERROR([.$B202]);&quot;&quot;;INDIRECT(&quot;'Données brutes'.&quot; &amp; [.P$1] &amp; [.$B202];1))">
            <text:p/>
          </table:table-cell>
          <table:table-cell table:style-name="ce57" table:formula="of:=IF(ISERROR([.$B202]);&quot;&quot;;INDIRECT(&quot;'Données brutes'.&quot; &amp; [.Q$1] &amp; [.$B202];1))">
            <text:p/>
          </table:table-cell>
          <table:table-cell table:style-name="ce57" table:formula="of:=IF(ISERROR([.$B202]);&quot;&quot;;INDIRECT(&quot;'Données brutes'.&quot; &amp; [.R$1] &amp; [.$B202];1))">
            <text:p/>
          </table:table-cell>
          <table:table-cell table:style-name="ce57" table:formula="of:=IF(ISERROR([.$B202]);&quot;&quot;;INDIRECT(&quot;'Données brutes'.&quot; &amp; [.S$1] &amp; [.$B202];1))">
            <text:p/>
          </table:table-cell>
          <table:table-cell table:style-name="ce58" table:formula="of:=SUM([.H202:.S202])" office:value-type="currency" office:currency="EUR" office:value="0">
            <text:p>0,00 €</text:p>
          </table:table-cell>
          <table:table-cell table:style-name="ce58" table:formula="of:=[.G202]-[.T202]" office:value-type="currency" office:currency="EUR" office:value="0">
            <text:p>0,00 €</text:p>
          </table:table-cell>
          <table:table-cell table:style-name="ce66" table:formula="of:=IF(ISNUMBER([.G202]);[.U202]/[.G202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203]=&quot;&quot;;NOT(ISERROR([.B203])));&quot;ok&quot;;&quot;&quot;)">
            <text:p/>
          </table:table-cell>
          <table:table-cell table:formula="of:=MATCH([.C203];ColonneSections;0)+(IF(LEFT([.E203];1)=&quot;7&quot;;1;0))" office:value-type="float" office:value="0">
            <text:p>#N/D</text:p>
          </table:table-cell>
          <table:table-cell table:formula="of:=[.C$5]&amp;[.E203]" office:value-type="string" office:string-value="ACAR\+30 \- 791100">
            <text:p>ACAR\+30 \- 791100</text:p>
          </table:table-cell>
          <table:table-cell/>
          <table:table-cell table:style-name="ce49" office:value-type="float" office:value="791100">
            <text:p>791100</text:p>
          </table:table-cell>
          <table:table-cell table:style-name="ce50" office:value-type="string">
            <text:p>Transferts de charges d'exploit.</text:p>
          </table:table-cell>
          <table:table-cell table:style-name="ce55"/>
          <table:table-cell table:style-name="ce57" table:formula="of:=IF(ISERROR([.$B203]);&quot;&quot;;INDIRECT(&quot;'Données brutes'.&quot; &amp; [.H$1] &amp; [.$B203];1))">
            <text:p/>
          </table:table-cell>
          <table:table-cell table:style-name="ce57" table:formula="of:=IF(ISERROR([.$B203]);&quot;&quot;;INDIRECT(&quot;'Données brutes'.&quot; &amp; [.I$1] &amp; [.$B203];1))">
            <text:p/>
          </table:table-cell>
          <table:table-cell table:style-name="ce57" table:formula="of:=IF(ISERROR([.$B203]);&quot;&quot;;INDIRECT(&quot;'Données brutes'.&quot; &amp; [.J$1] &amp; [.$B203];1))">
            <text:p/>
          </table:table-cell>
          <table:table-cell table:style-name="ce57" table:formula="of:=IF(ISERROR([.$B203]);&quot;&quot;;INDIRECT(&quot;'Données brutes'.&quot; &amp; [.K$1] &amp; [.$B203];1))">
            <text:p/>
          </table:table-cell>
          <table:table-cell table:style-name="ce57" table:formula="of:=IF(ISERROR([.$B203]);&quot;&quot;;INDIRECT(&quot;'Données brutes'.&quot; &amp; [.L$1] &amp; [.$B203];1))">
            <text:p/>
          </table:table-cell>
          <table:table-cell table:style-name="ce57" table:formula="of:=IF(ISERROR([.$B203]);&quot;&quot;;INDIRECT(&quot;'Données brutes'.&quot; &amp; [.M$1] &amp; [.$B203];1))">
            <text:p/>
          </table:table-cell>
          <table:table-cell table:style-name="ce57" table:formula="of:=IF(ISERROR([.$B203]);&quot;&quot;;INDIRECT(&quot;'Données brutes'.&quot; &amp; [.N$1] &amp; [.$B203];1))">
            <text:p/>
          </table:table-cell>
          <table:table-cell table:style-name="ce57" table:formula="of:=IF(ISERROR([.$B203]);&quot;&quot;;INDIRECT(&quot;'Données brutes'.&quot; &amp; [.O$1] &amp; [.$B203];1))">
            <text:p/>
          </table:table-cell>
          <table:table-cell table:style-name="ce57" table:formula="of:=IF(ISERROR([.$B203]);&quot;&quot;;INDIRECT(&quot;'Données brutes'.&quot; &amp; [.P$1] &amp; [.$B203];1))">
            <text:p/>
          </table:table-cell>
          <table:table-cell table:style-name="ce57" table:formula="of:=IF(ISERROR([.$B203]);&quot;&quot;;INDIRECT(&quot;'Données brutes'.&quot; &amp; [.Q$1] &amp; [.$B203];1))">
            <text:p/>
          </table:table-cell>
          <table:table-cell table:style-name="ce57" table:formula="of:=IF(ISERROR([.$B203]);&quot;&quot;;INDIRECT(&quot;'Données brutes'.&quot; &amp; [.R$1] &amp; [.$B203];1))">
            <text:p/>
          </table:table-cell>
          <table:table-cell table:style-name="ce57" table:formula="of:=IF(ISERROR([.$B203]);&quot;&quot;;INDIRECT(&quot;'Données brutes'.&quot; &amp; [.S$1] &amp; [.$B203];1))">
            <text:p/>
          </table:table-cell>
          <table:table-cell table:style-name="ce58" table:formula="of:=SUM([.H203:.S203])" office:value-type="currency" office:currency="EUR" office:value="0">
            <text:p>0,00 €</text:p>
          </table:table-cell>
          <table:table-cell table:style-name="ce58" table:formula="of:=[.G203]-[.T203]" office:value-type="currency" office:currency="EUR" office:value="0">
            <text:p>0,00 €</text:p>
          </table:table-cell>
          <table:table-cell table:style-name="ce66" table:formula="of:=IF(ISNUMBER([.G203]);[.U203]/[.G203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204]=&quot;&quot;;NOT(ISERROR([.B204])));&quot;ok&quot;;&quot;&quot;)">
            <text:p/>
          </table:table-cell>
          <table:table-cell table:formula="of:=MATCH([.C204];ColonneSections;0)+(IF(LEFT([.E204];1)=&quot;7&quot;;1;0))" office:value-type="float" office:value="0">
            <text:p>#N/D</text:p>
          </table:table-cell>
          <table:table-cell table:formula="of:=[.C$5]&amp;[.E204]" office:value-type="string" office:string-value="ACAR\+30 \- 791200">
            <text:p>ACAR\+30 \- 791200</text:p>
          </table:table-cell>
          <table:table-cell/>
          <table:table-cell table:style-name="ce49" office:value-type="float" office:value="791200">
            <text:p>791200</text:p>
          </table:table-cell>
          <table:table-cell table:style-name="ce50" office:value-type="string">
            <text:p>Transferts de charges Fédération Atelier</text:p>
          </table:table-cell>
          <table:table-cell table:style-name="ce55"/>
          <table:table-cell table:style-name="ce57" table:formula="of:=IF(ISERROR([.$B204]);&quot;&quot;;INDIRECT(&quot;'Données brutes'.&quot; &amp; [.H$1] &amp; [.$B204];1))">
            <text:p/>
          </table:table-cell>
          <table:table-cell table:style-name="ce57" table:formula="of:=IF(ISERROR([.$B204]);&quot;&quot;;INDIRECT(&quot;'Données brutes'.&quot; &amp; [.I$1] &amp; [.$B204];1))">
            <text:p/>
          </table:table-cell>
          <table:table-cell table:style-name="ce57" table:formula="of:=IF(ISERROR([.$B204]);&quot;&quot;;INDIRECT(&quot;'Données brutes'.&quot; &amp; [.J$1] &amp; [.$B204];1))">
            <text:p/>
          </table:table-cell>
          <table:table-cell table:style-name="ce57" table:formula="of:=IF(ISERROR([.$B204]);&quot;&quot;;INDIRECT(&quot;'Données brutes'.&quot; &amp; [.K$1] &amp; [.$B204];1))">
            <text:p/>
          </table:table-cell>
          <table:table-cell table:style-name="ce57" table:formula="of:=IF(ISERROR([.$B204]);&quot;&quot;;INDIRECT(&quot;'Données brutes'.&quot; &amp; [.L$1] &amp; [.$B204];1))">
            <text:p/>
          </table:table-cell>
          <table:table-cell table:style-name="ce57" table:formula="of:=IF(ISERROR([.$B204]);&quot;&quot;;INDIRECT(&quot;'Données brutes'.&quot; &amp; [.M$1] &amp; [.$B204];1))">
            <text:p/>
          </table:table-cell>
          <table:table-cell table:style-name="ce57" table:formula="of:=IF(ISERROR([.$B204]);&quot;&quot;;INDIRECT(&quot;'Données brutes'.&quot; &amp; [.N$1] &amp; [.$B204];1))">
            <text:p/>
          </table:table-cell>
          <table:table-cell table:style-name="ce57" table:formula="of:=IF(ISERROR([.$B204]);&quot;&quot;;INDIRECT(&quot;'Données brutes'.&quot; &amp; [.O$1] &amp; [.$B204];1))">
            <text:p/>
          </table:table-cell>
          <table:table-cell table:style-name="ce57" table:formula="of:=IF(ISERROR([.$B204]);&quot;&quot;;INDIRECT(&quot;'Données brutes'.&quot; &amp; [.P$1] &amp; [.$B204];1))">
            <text:p/>
          </table:table-cell>
          <table:table-cell table:style-name="ce57" table:formula="of:=IF(ISERROR([.$B204]);&quot;&quot;;INDIRECT(&quot;'Données brutes'.&quot; &amp; [.Q$1] &amp; [.$B204];1))">
            <text:p/>
          </table:table-cell>
          <table:table-cell table:style-name="ce57" table:formula="of:=IF(ISERROR([.$B204]);&quot;&quot;;INDIRECT(&quot;'Données brutes'.&quot; &amp; [.R$1] &amp; [.$B204];1))">
            <text:p/>
          </table:table-cell>
          <table:table-cell table:style-name="ce57" table:formula="of:=IF(ISERROR([.$B204]);&quot;&quot;;INDIRECT(&quot;'Données brutes'.&quot; &amp; [.S$1] &amp; [.$B204];1))">
            <text:p/>
          </table:table-cell>
          <table:table-cell table:style-name="ce58" table:formula="of:=SUM([.H204:.S204])" office:value-type="currency" office:currency="EUR" office:value="0">
            <text:p>0,00 €</text:p>
          </table:table-cell>
          <table:table-cell table:style-name="ce58" table:formula="of:=[.G204]-[.T204]" office:value-type="currency" office:currency="EUR" office:value="0">
            <text:p>0,00 €</text:p>
          </table:table-cell>
          <table:table-cell table:style-name="ce66" table:formula="of:=IF(ISNUMBER([.G204]);[.U204]/[.G204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205]=&quot;&quot;;NOT(ISERROR([.B205])));&quot;ok&quot;;&quot;&quot;)">
            <text:p/>
          </table:table-cell>
          <table:table-cell table:formula="of:=MATCH([.C205];ColonneSections;0)+(IF(LEFT([.E205];1)=&quot;7&quot;;1;0))" office:value-type="float" office:value="0">
            <text:p>#N/D</text:p>
          </table:table-cell>
          <table:table-cell table:formula="of:=[.C$5]&amp;[.E205]" office:value-type="string" office:string-value="ACAR\+30 \- 791300">
            <text:p>ACAR\+30 \- 791300</text:p>
          </table:table-cell>
          <table:table-cell/>
          <table:table-cell table:style-name="ce49" office:value-type="float" office:value="791300">
            <text:p>791300</text:p>
          </table:table-cell>
          <table:table-cell table:style-name="ce50" office:value-type="string">
            <text:p>Réimputation Analytique de charges</text:p>
          </table:table-cell>
          <table:table-cell table:style-name="ce55"/>
          <table:table-cell table:style-name="ce57" table:formula="of:=IF(ISERROR([.$B205]);&quot;&quot;;INDIRECT(&quot;'Données brutes'.&quot; &amp; [.H$1] &amp; [.$B205];1))">
            <text:p/>
          </table:table-cell>
          <table:table-cell table:style-name="ce57" table:formula="of:=IF(ISERROR([.$B205]);&quot;&quot;;INDIRECT(&quot;'Données brutes'.&quot; &amp; [.I$1] &amp; [.$B205];1))">
            <text:p/>
          </table:table-cell>
          <table:table-cell table:style-name="ce57" table:formula="of:=IF(ISERROR([.$B205]);&quot;&quot;;INDIRECT(&quot;'Données brutes'.&quot; &amp; [.J$1] &amp; [.$B205];1))">
            <text:p/>
          </table:table-cell>
          <table:table-cell table:style-name="ce57" table:formula="of:=IF(ISERROR([.$B205]);&quot;&quot;;INDIRECT(&quot;'Données brutes'.&quot; &amp; [.K$1] &amp; [.$B205];1))">
            <text:p/>
          </table:table-cell>
          <table:table-cell table:style-name="ce57" table:formula="of:=IF(ISERROR([.$B205]);&quot;&quot;;INDIRECT(&quot;'Données brutes'.&quot; &amp; [.L$1] &amp; [.$B205];1))">
            <text:p/>
          </table:table-cell>
          <table:table-cell table:style-name="ce57" table:formula="of:=IF(ISERROR([.$B205]);&quot;&quot;;INDIRECT(&quot;'Données brutes'.&quot; &amp; [.M$1] &amp; [.$B205];1))">
            <text:p/>
          </table:table-cell>
          <table:table-cell table:style-name="ce57" table:formula="of:=IF(ISERROR([.$B205]);&quot;&quot;;INDIRECT(&quot;'Données brutes'.&quot; &amp; [.N$1] &amp; [.$B205];1))">
            <text:p/>
          </table:table-cell>
          <table:table-cell table:style-name="ce57" table:formula="of:=IF(ISERROR([.$B205]);&quot;&quot;;INDIRECT(&quot;'Données brutes'.&quot; &amp; [.O$1] &amp; [.$B205];1))">
            <text:p/>
          </table:table-cell>
          <table:table-cell table:style-name="ce57" table:formula="of:=IF(ISERROR([.$B205]);&quot;&quot;;INDIRECT(&quot;'Données brutes'.&quot; &amp; [.P$1] &amp; [.$B205];1))">
            <text:p/>
          </table:table-cell>
          <table:table-cell table:style-name="ce57" table:formula="of:=IF(ISERROR([.$B205]);&quot;&quot;;INDIRECT(&quot;'Données brutes'.&quot; &amp; [.Q$1] &amp; [.$B205];1))">
            <text:p/>
          </table:table-cell>
          <table:table-cell table:style-name="ce57" table:formula="of:=IF(ISERROR([.$B205]);&quot;&quot;;INDIRECT(&quot;'Données brutes'.&quot; &amp; [.R$1] &amp; [.$B205];1))">
            <text:p/>
          </table:table-cell>
          <table:table-cell table:style-name="ce57" table:formula="of:=IF(ISERROR([.$B205]);&quot;&quot;;INDIRECT(&quot;'Données brutes'.&quot; &amp; [.S$1] &amp; [.$B205];1))">
            <text:p/>
          </table:table-cell>
          <table:table-cell table:style-name="ce58" table:formula="of:=SUM([.H205:.S205])" office:value-type="currency" office:currency="EUR" office:value="0">
            <text:p>0,00 €</text:p>
          </table:table-cell>
          <table:table-cell table:style-name="ce58" table:formula="of:=[.G205]-[.T205]" office:value-type="currency" office:currency="EUR" office:value="0">
            <text:p>0,00 €</text:p>
          </table:table-cell>
          <table:table-cell table:style-name="ce66" table:formula="of:=IF(ISNUMBER([.G205]);[.U205]/[.G205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206]=&quot;&quot;;NOT(ISERROR([.B206])));&quot;ok&quot;;&quot;&quot;)">
            <text:p/>
          </table:table-cell>
          <table:table-cell table:formula="of:=MATCH([.C206];ColonneSections;0)+(IF(LEFT([.E206];1)=&quot;7&quot;;1;0))" office:value-type="float" office:value="0">
            <text:p>#N/D</text:p>
          </table:table-cell>
          <table:table-cell table:formula="of:=[.C$5]&amp;[.E206]" office:value-type="string" office:string-value="ACAR\+30 \- 791400">
            <text:p>ACAR\+30 \- 791400</text:p>
          </table:table-cell>
          <table:table-cell/>
          <table:table-cell table:style-name="ce49" office:value-type="float" office:value="791400">
            <text:p>791400</text:p>
          </table:table-cell>
          <table:table-cell table:style-name="ce50" office:value-type="string">
            <text:p>Réimputation Analytique de produit</text:p>
          </table:table-cell>
          <table:table-cell table:style-name="ce55"/>
          <table:table-cell table:style-name="ce57" table:formula="of:=IF(ISERROR([.$B206]);&quot;&quot;;INDIRECT(&quot;'Données brutes'.&quot; &amp; [.H$1] &amp; [.$B206];1))">
            <text:p/>
          </table:table-cell>
          <table:table-cell table:style-name="ce57" table:formula="of:=IF(ISERROR([.$B206]);&quot;&quot;;INDIRECT(&quot;'Données brutes'.&quot; &amp; [.I$1] &amp; [.$B206];1))">
            <text:p/>
          </table:table-cell>
          <table:table-cell table:style-name="ce57" table:formula="of:=IF(ISERROR([.$B206]);&quot;&quot;;INDIRECT(&quot;'Données brutes'.&quot; &amp; [.J$1] &amp; [.$B206];1))">
            <text:p/>
          </table:table-cell>
          <table:table-cell table:style-name="ce57" table:formula="of:=IF(ISERROR([.$B206]);&quot;&quot;;INDIRECT(&quot;'Données brutes'.&quot; &amp; [.K$1] &amp; [.$B206];1))">
            <text:p/>
          </table:table-cell>
          <table:table-cell table:style-name="ce57" table:formula="of:=IF(ISERROR([.$B206]);&quot;&quot;;INDIRECT(&quot;'Données brutes'.&quot; &amp; [.L$1] &amp; [.$B206];1))">
            <text:p/>
          </table:table-cell>
          <table:table-cell table:style-name="ce57" table:formula="of:=IF(ISERROR([.$B206]);&quot;&quot;;INDIRECT(&quot;'Données brutes'.&quot; &amp; [.M$1] &amp; [.$B206];1))">
            <text:p/>
          </table:table-cell>
          <table:table-cell table:style-name="ce57" table:formula="of:=IF(ISERROR([.$B206]);&quot;&quot;;INDIRECT(&quot;'Données brutes'.&quot; &amp; [.N$1] &amp; [.$B206];1))">
            <text:p/>
          </table:table-cell>
          <table:table-cell table:style-name="ce57" table:formula="of:=IF(ISERROR([.$B206]);&quot;&quot;;INDIRECT(&quot;'Données brutes'.&quot; &amp; [.O$1] &amp; [.$B206];1))">
            <text:p/>
          </table:table-cell>
          <table:table-cell table:style-name="ce57" table:formula="of:=IF(ISERROR([.$B206]);&quot;&quot;;INDIRECT(&quot;'Données brutes'.&quot; &amp; [.P$1] &amp; [.$B206];1))">
            <text:p/>
          </table:table-cell>
          <table:table-cell table:style-name="ce57" table:formula="of:=IF(ISERROR([.$B206]);&quot;&quot;;INDIRECT(&quot;'Données brutes'.&quot; &amp; [.Q$1] &amp; [.$B206];1))">
            <text:p/>
          </table:table-cell>
          <table:table-cell table:style-name="ce57" table:formula="of:=IF(ISERROR([.$B206]);&quot;&quot;;INDIRECT(&quot;'Données brutes'.&quot; &amp; [.R$1] &amp; [.$B206];1))">
            <text:p/>
          </table:table-cell>
          <table:table-cell table:style-name="ce57" table:formula="of:=IF(ISERROR([.$B206]);&quot;&quot;;INDIRECT(&quot;'Données brutes'.&quot; &amp; [.S$1] &amp; [.$B206];1))">
            <text:p/>
          </table:table-cell>
          <table:table-cell table:style-name="ce58" table:formula="of:=SUM([.H206:.S206])" office:value-type="currency" office:currency="EUR" office:value="0">
            <text:p>0,00 €</text:p>
          </table:table-cell>
          <table:table-cell table:style-name="ce58" table:formula="of:=[.G206]-[.T206]" office:value-type="currency" office:currency="EUR" office:value="0">
            <text:p>0,00 €</text:p>
          </table:table-cell>
          <table:table-cell table:style-name="ce66" table:formula="of:=IF(ISNUMBER([.G206]);[.U206]/[.G206];&quot;&quot;)">
            <text:p/>
          </table:table-cell>
          <table:table-cell table:number-columns-repeated="1002"/>
        </table:table-row>
        <table:table-row table:style-name="ro1" table:visibility="filter">
          <table:table-cell table:style-name="ce43" table:formula="of:=IF(OR([.E207]=&quot;&quot;;NOT(ISERROR([.B207])));&quot;ok&quot;;&quot;&quot;)" office:value-type="string" office:string-value="ok">
            <text:p>ok</text:p>
          </table:table-cell>
          <table:table-cell/>
          <table:table-cell table:number-columns-repeated="2"/>
          <table:table-cell table:style-name="ce49"/>
          <table:table-cell table:style-name="ce50"/>
          <table:table-cell table:style-name="ce55"/>
          <table:table-cell table:style-name="ce57" table:number-columns-repeated="2"/>
          <table:table-cell table:style-name="ce58" table:number-columns-repeated="10"/>
          <table:table-cell table:style-name="ce58" table:formula="of:=SUM([.H207:.S207])" office:value-type="currency" office:currency="EUR" office:value="0">
            <text:p>0,00 €</text:p>
          </table:table-cell>
          <table:table-cell table:style-name="ce58" table:formula="of:=[.G207]-[.T207]" office:value-type="currency" office:currency="EUR" office:value="0">
            <text:p>0,00 €</text:p>
          </table:table-cell>
          <table:table-cell table:style-name="ce66" table:formula="of:=IF(ISNUMBER([.G207]);[.U207]/[.G207];&quot;&quot;)">
            <text:p/>
          </table:table-cell>
          <table:table-cell table:number-columns-repeated="1002"/>
        </table:table-row>
        <table:table-row table:style-name="ro1">
          <table:table-cell table:style-name="ce43" table:formula="of:=IF(OR([.E208]=&quot;&quot;;NOT(ISERROR([.B208])));&quot;ok&quot;;&quot;&quot;)" office:value-type="string" office:string-value="ok">
            <text:p>ok</text:p>
          </table:table-cell>
          <table:table-cell/>
          <table:table-cell table:number-columns-repeated="2"/>
          <table:table-cell table:style-name="ce48"/>
          <table:table-cell table:style-name="ce51" office:value-type="string">
            <text:p>résultat</text:p>
          </table:table-cell>
          <table:table-cell table:style-name="ce54" table:formula="of:=[.G137]-[.G6]" office:value-type="currency" office:currency="EUR" office:value="-8">
            <text:p>-8,00 €</text:p>
          </table:table-cell>
          <table:table-cell table:style-name="ce54" table:formula="of:=[.H137]-[.H6]" office:value-type="currency" office:currency="EUR" office:value="-5529.62">
            <text:p>-5 529,62 €</text:p>
          </table:table-cell>
          <table:table-cell table:style-name="ce54" table:formula="of:=[.I137]-[.I6]" office:value-type="currency" office:currency="EUR" office:value="56.8">
            <text:p>56,80 €</text:p>
          </table:table-cell>
          <table:table-cell table:style-name="ce54" table:formula="of:=[.J137]-[.J6]" office:value-type="currency" office:currency="EUR" office:value="-227.06">
            <text:p>-227,06 €</text:p>
          </table:table-cell>
          <table:table-cell table:style-name="ce54" table:formula="of:=[.K137]-[.K6]" office:value-type="currency" office:currency="EUR" office:value="0">
            <text:p>0,00 €</text:p>
          </table:table-cell>
          <table:table-cell table:style-name="ce54" table:formula="of:=[.L137]-[.L6]" office:value-type="currency" office:currency="EUR" office:value="0">
            <text:p>0,00 €</text:p>
          </table:table-cell>
          <table:table-cell table:style-name="ce54" table:formula="of:=[.M137]-[.M6]" office:value-type="currency" office:currency="EUR" office:value="0">
            <text:p>0,00 €</text:p>
          </table:table-cell>
          <table:table-cell table:style-name="ce54" table:formula="of:=[.N137]-[.N6]" office:value-type="currency" office:currency="EUR" office:value="0">
            <text:p>0,00 €</text:p>
          </table:table-cell>
          <table:table-cell table:style-name="ce54" table:formula="of:=[.O137]-[.O6]" office:value-type="currency" office:currency="EUR" office:value="0">
            <text:p>0,00 €</text:p>
          </table:table-cell>
          <table:table-cell table:style-name="ce54" table:formula="of:=[.P137]-[.P6]" office:value-type="currency" office:currency="EUR" office:value="0">
            <text:p>0,00 €</text:p>
          </table:table-cell>
          <table:table-cell table:style-name="ce54" table:formula="of:=[.Q137]-[.Q6]" office:value-type="currency" office:currency="EUR" office:value="0">
            <text:p>0,00 €</text:p>
          </table:table-cell>
          <table:table-cell table:style-name="ce54" table:formula="of:=[.R137]-[.R6]" office:value-type="currency" office:currency="EUR" office:value="0">
            <text:p>0,00 €</text:p>
          </table:table-cell>
          <table:table-cell table:style-name="ce54" table:formula="of:=[.S137]-[.S6]" office:value-type="currency" office:currency="EUR" office:value="0">
            <text:p>0,00 €</text:p>
          </table:table-cell>
          <table:table-cell table:style-name="ce60" table:formula="of:=SUM([.H208:.S208])" office:value-type="currency" office:currency="EUR" office:value="-5699.88">
            <text:p>-5 699,88 €</text:p>
          </table:table-cell>
          <table:table-cell table:style-name="ce54" table:formula="of:=[.G208]-[.T208]" office:value-type="currency" office:currency="EUR" office:value="5691.88">
            <text:p>5 691,88 €</text:p>
          </table:table-cell>
          <table:table-cell table:style-name="ce65"/>
          <table:table-cell table:number-columns-repeated="1002"/>
        </table:table-row>
        <table:table-row table:style-name="ro1" table:number-rows-repeated="10483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OP Transports" table:style-name="ta1" table:print-ranges="'STOP Transports'.A1:'STOP Transports'.R204">
        <office:forms form:automatic-focus="false" form:apply-design-mode="false"/>
        <table:table-column table:style-name="co10" table:default-cell-style-name="ce46"/>
        <table:table-column table:style-name="co13" table:default-cell-style-name="ce52"/>
        <table:table-column table:style-name="co14" table:default-cell-style-name="ce56"/>
        <table:table-column table:style-name="co1" table:number-columns-repeated="15" table:default-cell-style-name="ce56"/>
        <table:table-column table:style-name="co1" table:number-columns-repeated="1006" table:default-cell-style-name="ce46"/>
        <table:table-row table:style-name="ro4">
          <table:table-cell table:style-name="ce68" office:value-type="string">
            <text:p>ACCC-14</text:p>
          </table:table-cell>
          <table:table-cell table:style-name="ce50"/>
          <table:table-cell table:style-name="ce53" office:value-type="string">
            <text:p>bp</text:p>
          </table:table-cell>
          <table:table-cell table:style-name="ce53" office:value-type="string">
            <text:p>septembre</text:p>
          </table:table-cell>
          <table:table-cell table:style-name="ce53" office:value-type="string">
            <text:p>octobre</text:p>
          </table:table-cell>
          <table:table-cell table:style-name="ce53" office:value-type="string">
            <text:p>novembre</text:p>
          </table:table-cell>
          <table:table-cell table:style-name="ce53" office:value-type="string">
            <text:p>décembre</text:p>
          </table:table-cell>
          <table:table-cell table:style-name="ce53" office:value-type="string">
            <text:p>janvier</text:p>
          </table:table-cell>
          <table:table-cell table:style-name="ce53" office:value-type="string">
            <text:p>février</text:p>
          </table:table-cell>
          <table:table-cell table:style-name="ce53" office:value-type="string">
            <text:p>mars</text:p>
          </table:table-cell>
          <table:table-cell table:style-name="ce53" office:value-type="string">
            <text:p>avril</text:p>
          </table:table-cell>
          <table:table-cell table:style-name="ce53" office:value-type="string">
            <text:p>mai</text:p>
          </table:table-cell>
          <table:table-cell table:style-name="ce53" office:value-type="string">
            <text:p>juin</text:p>
          </table:table-cell>
          <table:table-cell table:style-name="ce53" office:value-type="string">
            <text:p>juillet</text:p>
          </table:table-cell>
          <table:table-cell table:style-name="ce53" office:value-type="string">
            <text:p>août</text:p>
          </table:table-cell>
          <table:table-cell table:style-name="ce53" office:value-type="string">
            <text:p>total</text:p>
          </table:table-cell>
          <table:table-cell table:style-name="ce53" office:value-type="string">
            <text:p>reste</text:p>
          </table:table-cell>
          <table:table-cell table:style-name="ce53" office:value-type="string">
            <text:p>ratioP/C</text:p>
          </table:table-cell>
          <table:table-cell table:number-columns-repeated="1006"/>
        </table:table-row>
        <table:table-row table:style-name="ro5">
          <table:table-cell table:style-name="ce48"/>
          <table:table-cell table:style-name="ce51" office:value-type="string">
            <text:p>Dépenses </text:p>
          </table:table-cell>
          <table:table-cell table:style-name="ce54" table:formula="of:=SUM([.C5:.C112])" office:value-type="currency" office:currency="EUR" office:value="41050">
            <text:p>41 050,00 €</text:p>
          </table:table-cell>
          <table:table-cell table:style-name="ce54" table:formula="of:=SUM([.D5:.D112])" office:value-type="currency" office:currency="EUR" office:value="3153.84">
            <text:p>3 153,84 €</text:p>
          </table:table-cell>
          <table:table-cell table:style-name="ce54" table:formula="of:=SUM([.E5:.E112])" office:value-type="currency" office:currency="EUR" office:value="732.61">
            <text:p>732,61 €</text:p>
          </table:table-cell>
          <table:table-cell table:style-name="ce54" table:formula="of:=SUM([.F5:.F112])" office:value-type="currency" office:currency="EUR" office:value="644.1">
            <text:p>644,10 €</text:p>
          </table:table-cell>
          <table:table-cell table:style-name="ce54" table:formula="of:=SUM([.G5:.G112])" office:value-type="currency" office:currency="EUR" office:value="0">
            <text:p>0,00 €</text:p>
          </table:table-cell>
          <table:table-cell table:style-name="ce54" table:formula="of:=SUM([.H5:.H112])" office:value-type="currency" office:currency="EUR" office:value="0">
            <text:p>0,00 €</text:p>
          </table:table-cell>
          <table:table-cell table:style-name="ce54" table:formula="of:=SUM([.I5:.I112])" office:value-type="currency" office:currency="EUR" office:value="0">
            <text:p>0,00 €</text:p>
          </table:table-cell>
          <table:table-cell table:style-name="ce54" table:formula="of:=SUM([.J5:.J112])" office:value-type="currency" office:currency="EUR" office:value="0">
            <text:p>0,00 €</text:p>
          </table:table-cell>
          <table:table-cell table:style-name="ce54" table:formula="of:=SUM([.K5:.K112])" office:value-type="currency" office:currency="EUR" office:value="0">
            <text:p>0,00 €</text:p>
          </table:table-cell>
          <table:table-cell table:style-name="ce54" table:formula="of:=SUM([.L5:.L112])" office:value-type="currency" office:currency="EUR" office:value="0">
            <text:p>0,00 €</text:p>
          </table:table-cell>
          <table:table-cell table:style-name="ce54" table:formula="of:=SUM([.M5:.M112])" office:value-type="currency" office:currency="EUR" office:value="0">
            <text:p>0,00 €</text:p>
          </table:table-cell>
          <table:table-cell table:style-name="ce54" table:formula="of:=SUM([.N5:.N112])" office:value-type="currency" office:currency="EUR" office:value="0">
            <text:p>0,00 €</text:p>
          </table:table-cell>
          <table:table-cell table:style-name="ce54" table:formula="of:=SUM([.O5:.O112])" office:value-type="currency" office:currency="EUR" office:value="0">
            <text:p>0,00 €</text:p>
          </table:table-cell>
          <table:table-cell table:style-name="ce54" table:formula="of:=SUM([.D2:.O2])" office:value-type="currency" office:currency="EUR" office:value="4530.55">
            <text:p>4 530,55 €</text:p>
          </table:table-cell>
          <table:table-cell table:style-name="ce54" table:formula="of:=[.C2]-[.P2]" office:value-type="currency" office:currency="EUR" office:value="36519.45">
            <text:p>36 519,45 €</text:p>
          </table:table-cell>
          <table:table-cell table:style-name="ce69" table:formula="of:=[.P2]/[.C2]" office:value-type="percentage" office:value="0.110366626065773">
            <text:p>11,04%</text:p>
          </table:table-cell>
          <table:table-cell table:number-columns-repeated="1006"/>
        </table:table-row>
        <table:table-row table:style-name="ro1">
          <table:table-cell table:style-name="ce49" office:value-type="float" office:value="603700">
            <text:p>603700</text:p>
          </table:table-cell>
          <table:table-cell table:style-name="ce50" office:value-type="string">
            <text:p>Variation des stocks de matériel</text:p>
          </table:table-cell>
          <table:table-cell table:style-name="ce58"/>
          <table:table-cell table:style-name="ce58" table:number-columns-repeated="12"/>
          <table:table-cell table:style-name="ce58" table:formula="of:=SUM([.D3:.O3])" office:value-type="currency" office:currency="EUR" office:value="0">
            <text:p>0,00 €</text:p>
          </table:table-cell>
          <table:table-cell table:style-name="ce58" table:formula="of:=[.C3]-[.P3]" office:value-type="currency" office:currency="EUR" office:value="0">
            <text:p>0,00 €</text:p>
          </table:table-cell>
          <table:table-cell table:style-name="ce70" table:formula="of:=[.Q3]/[.C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4100">
            <text:p>604100</text:p>
          </table:table-cell>
          <table:table-cell table:style-name="ce50" office:value-type="string">
            <text:p>Analyses radiologiques</text:p>
          </table:table-cell>
          <table:table-cell table:style-name="ce58"/>
          <table:table-cell table:style-name="ce58" table:number-columns-repeated="12"/>
          <table:table-cell table:style-name="ce58" table:formula="of:=SUM([.D4:.O4])" office:value-type="currency" office:currency="EUR" office:value="0">
            <text:p>0,00 €</text:p>
          </table:table-cell>
          <table:table-cell table:style-name="ce58" table:formula="of:=[.C4]-[.P4]" office:value-type="currency" office:currency="EUR" office:value="0">
            <text:p>0,00 €</text:p>
          </table:table-cell>
          <table:table-cell table:style-name="ce70" table:formula="of:=[.Q4]/[.C4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605000">
            <text:p>605000</text:p>
          </table:table-cell>
          <table:table-cell table:style-name="ce50" office:value-type="string">
            <text:p>Matériel, équipements Manif &amp; Campagnes</text:p>
          </table:table-cell>
          <table:table-cell table:style-name="ce58" office:value-type="currency" office:currency="EUR" office:value="1120">
            <text:p>1 120,00 €</text:p>
          </table:table-cell>
          <table:table-cell table:style-name="ce58" table:number-columns-repeated="12"/>
          <table:table-cell table:style-name="ce58" table:formula="of:=SUM([.D5:.O5])" office:value-type="currency" office:currency="EUR" office:value="0">
            <text:p>0,00 €</text:p>
          </table:table-cell>
          <table:table-cell table:style-name="ce58" table:formula="of:=[.C5]-[.P5]" office:value-type="currency" office:currency="EUR" office:value="1120">
            <text:p>1 120,00 €</text:p>
          </table:table-cell>
          <table:table-cell table:style-name="ce70" table:formula="of:=[.P5]/[.C5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606110">
            <text:p>606110</text:p>
          </table:table-cell>
          <table:table-cell table:style-name="ce50" office:value-type="string">
            <text:p>Eau abonnement et consommation</text:p>
          </table:table-cell>
          <table:table-cell table:style-name="ce58"/>
          <table:table-cell table:style-name="ce58" table:number-columns-repeated="12"/>
          <table:table-cell table:style-name="ce58" table:formula="of:=SUM([.D6:.O6])" office:value-type="currency" office:currency="EUR" office:value="0">
            <text:p>0,00 €</text:p>
          </table:table-cell>
          <table:table-cell table:style-name="ce58" table:formula="of:=[.C6]-[.P6]" office:value-type="currency" office:currency="EUR" office:value="0">
            <text:p>0,00 €</text:p>
          </table:table-cell>
          <table:table-cell table:style-name="ce70" table:formula="of:=[.P6]/[.C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6140">
            <text:p>606140</text:p>
          </table:table-cell>
          <table:table-cell table:style-name="ce50" office:value-type="string">
            <text:p>Carburants</text:p>
          </table:table-cell>
          <table:table-cell table:style-name="ce58"/>
          <table:table-cell table:style-name="ce58" table:number-columns-repeated="12"/>
          <table:table-cell table:style-name="ce58" table:formula="of:=SUM([.D7:.O7])" office:value-type="currency" office:currency="EUR" office:value="0">
            <text:p>0,00 €</text:p>
          </table:table-cell>
          <table:table-cell table:style-name="ce58" table:formula="of:=[.C7]-[.P7]" office:value-type="currency" office:currency="EUR" office:value="0">
            <text:p>0,00 €</text:p>
          </table:table-cell>
          <table:table-cell table:style-name="ce70" table:formula="of:=[.P7]/[.C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6300">
            <text:p>606300</text:p>
          </table:table-cell>
          <table:table-cell table:style-name="ce50" office:value-type="string">
            <text:p>Fournitures d'entretien et de petit équipement</text:p>
          </table:table-cell>
          <table:table-cell table:style-name="ce58"/>
          <table:table-cell table:style-name="ce58" table:number-columns-repeated="2"/>
          <table:table-cell table:style-name="ce58" office:value-type="currency" office:currency="EUR" office:value="40">
            <text:p>40,00 €</text:p>
          </table:table-cell>
          <table:table-cell table:style-name="ce58" table:number-columns-repeated="9"/>
          <table:table-cell table:style-name="ce58" table:formula="of:=SUM([.D8:.O8])" office:value-type="currency" office:currency="EUR" office:value="40">
            <text:p>40,00 €</text:p>
          </table:table-cell>
          <table:table-cell table:style-name="ce58" table:formula="of:=[.C8]-[.P8]" office:value-type="currency" office:currency="EUR" office:value="-40">
            <text:p>-40,00 €</text:p>
          </table:table-cell>
          <table:table-cell table:style-name="ce70" table:formula="of:=[.P8]/[.C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6400">
            <text:p>606400</text:p>
          </table:table-cell>
          <table:table-cell table:style-name="ce50" office:value-type="string">
            <text:p>Fournitures administratives</text:p>
          </table:table-cell>
          <table:table-cell table:style-name="ce58"/>
          <table:table-cell table:style-name="ce58" table:number-columns-repeated="12"/>
          <table:table-cell table:style-name="ce58" table:formula="of:=SUM([.D9:.O9])" office:value-type="currency" office:currency="EUR" office:value="0">
            <text:p>0,00 €</text:p>
          </table:table-cell>
          <table:table-cell table:style-name="ce58" table:formula="of:=[.C9]-[.P9]" office:value-type="currency" office:currency="EUR" office:value="0">
            <text:p>0,00 €</text:p>
          </table:table-cell>
          <table:table-cell table:style-name="ce70" table:formula="of:=[.P9]/[.C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6450">
            <text:p>606450</text:p>
          </table:table-cell>
          <table:table-cell table:style-name="ce50" office:value-type="string">
            <text:p>Fournitures informatiques</text:p>
          </table:table-cell>
          <table:table-cell table:style-name="ce58"/>
          <table:table-cell table:style-name="ce58"/>
          <table:table-cell table:style-name="ce58" office:value-type="currency" office:currency="EUR" office:value="19">
            <text:p>19,00 €</text:p>
          </table:table-cell>
          <table:table-cell table:style-name="ce58" table:number-columns-repeated="10"/>
          <table:table-cell table:style-name="ce58" table:formula="of:=SUM([.D10:.O10])" office:value-type="currency" office:currency="EUR" office:value="19">
            <text:p>19,00 €</text:p>
          </table:table-cell>
          <table:table-cell table:style-name="ce58" table:formula="of:=[.C10]-[.P10]" office:value-type="currency" office:currency="EUR" office:value="-19">
            <text:p>-19,00 €</text:p>
          </table:table-cell>
          <table:table-cell table:style-name="ce70" table:formula="of:=[.P10]/[.C1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7000">
            <text:p>607000</text:p>
          </table:table-cell>
          <table:table-cell table:style-name="ce50" office:value-type="string">
            <text:p>Achats de matériels pour revente</text:p>
          </table:table-cell>
          <table:table-cell table:style-name="ce58" office:value-type="currency" office:currency="EUR" office:value="1850">
            <text:p>1 850,00 €</text:p>
          </table:table-cell>
          <table:table-cell table:style-name="ce58" office:value-type="currency" office:currency="EUR" office:value="665">
            <text:p>665,00 €</text:p>
          </table:table-cell>
          <table:table-cell table:style-name="ce58" table:number-columns-repeated="11"/>
          <table:table-cell table:style-name="ce58" table:formula="of:=SUM([.D11:.O11])" office:value-type="currency" office:currency="EUR" office:value="665">
            <text:p>665,00 €</text:p>
          </table:table-cell>
          <table:table-cell table:style-name="ce58" table:formula="of:=[.C11]-[.P11]" office:value-type="currency" office:currency="EUR" office:value="1185">
            <text:p>1 185,00 €</text:p>
          </table:table-cell>
          <table:table-cell table:style-name="ce70" table:formula="of:=[.P11]/[.C11]" office:value-type="percentage" office:value="0.359459459459459">
            <text:p>35,95%</text:p>
          </table:table-cell>
          <table:table-cell table:number-columns-repeated="1006"/>
        </table:table-row>
        <table:table-row table:style-name="ro1">
          <table:table-cell table:style-name="ce49" office:value-type="float" office:value="607100">
            <text:p>607100</text:p>
          </table:table-cell>
          <table:table-cell table:style-name="ce50" office:value-type="string">
            <text:p>Achat de livres, brochures</text:p>
          </table:table-cell>
          <table:table-cell table:style-name="ce58"/>
          <table:table-cell table:style-name="ce58" table:number-columns-repeated="12"/>
          <table:table-cell table:style-name="ce58" table:formula="of:=SUM([.D12:.O12])" office:value-type="currency" office:currency="EUR" office:value="0">
            <text:p>0,00 €</text:p>
          </table:table-cell>
          <table:table-cell table:style-name="ce58" table:formula="of:=[.C12]-[.P12]" office:value-type="currency" office:currency="EUR" office:value="0">
            <text:p>0,00 €</text:p>
          </table:table-cell>
          <table:table-cell table:style-name="ce70" table:formula="of:=[.P12]/[.C1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7120">
            <text:p>607120</text:p>
          </table:table-cell>
          <table:table-cell table:style-name="ce50" office:value-type="string">
            <text:p>Achats de livres et brochures UE</text:p>
          </table:table-cell>
          <table:table-cell table:style-name="ce58"/>
          <table:table-cell table:style-name="ce58" table:number-columns-repeated="12"/>
          <table:table-cell table:style-name="ce58" table:formula="of:=SUM([.D13:.O13])" office:value-type="currency" office:currency="EUR" office:value="0">
            <text:p>0,00 €</text:p>
          </table:table-cell>
          <table:table-cell table:style-name="ce58" table:formula="of:=[.C13]-[.P13]" office:value-type="currency" office:currency="EUR" office:value="0">
            <text:p>0,00 €</text:p>
          </table:table-cell>
          <table:table-cell table:style-name="ce70" table:formula="of:=[.P13]/[.C13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607200">
            <text:p>607200</text:p>
          </table:table-cell>
          <table:table-cell table:style-name="ce50" office:value-type="string">
            <text:p>Achats de matériels UE (intracomm)</text:p>
          </table:table-cell>
          <table:table-cell table:style-name="ce58"/>
          <table:table-cell table:style-name="ce58" table:number-columns-repeated="12"/>
          <table:table-cell table:style-name="ce58" table:formula="of:=SUM([.D14:.O14])" office:value-type="currency" office:currency="EUR" office:value="0">
            <text:p>0,00 €</text:p>
          </table:table-cell>
          <table:table-cell table:style-name="ce58" table:formula="of:=[.C14]-[.P14]" office:value-type="currency" office:currency="EUR" office:value="0">
            <text:p>0,00 €</text:p>
          </table:table-cell>
          <table:table-cell table:style-name="ce70" table:formula="of:=[.P14]/[.C1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7800">
            <text:p>607800</text:p>
          </table:table-cell>
          <table:table-cell table:style-name="ce50" office:value-type="string">
            <text:p>Autres achats pour revente</text:p>
          </table:table-cell>
          <table:table-cell table:style-name="ce58"/>
          <table:table-cell table:style-name="ce58" table:number-columns-repeated="12"/>
          <table:table-cell table:style-name="ce58" table:formula="of:=SUM([.D15:.O15])" office:value-type="currency" office:currency="EUR" office:value="0">
            <text:p>0,00 €</text:p>
          </table:table-cell>
          <table:table-cell table:style-name="ce58" table:formula="of:=[.C15]-[.P15]" office:value-type="currency" office:currency="EUR" office:value="0">
            <text:p>0,00 €</text:p>
          </table:table-cell>
          <table:table-cell table:style-name="ce70" table:formula="of:=[.P15]/[.C1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7900">
            <text:p>607900</text:p>
          </table:table-cell>
          <table:table-cell table:style-name="ce50" office:value-type="string">
            <text:p>Reversements sur ventes EXO (707900)</text:p>
          </table:table-cell>
          <table:table-cell table:style-name="ce58"/>
          <table:table-cell table:style-name="ce58" table:number-columns-repeated="12"/>
          <table:table-cell table:style-name="ce58" table:formula="of:=SUM([.D16:.O16])" office:value-type="currency" office:currency="EUR" office:value="0">
            <text:p>0,00 €</text:p>
          </table:table-cell>
          <table:table-cell table:style-name="ce58" table:formula="of:=[.C16]-[.P16]" office:value-type="currency" office:currency="EUR" office:value="0">
            <text:p>0,00 €</text:p>
          </table:table-cell>
          <table:table-cell table:style-name="ce70" table:formula="of:=[.P16]/[.C1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9700">
            <text:p>609700</text:p>
          </table:table-cell>
          <table:table-cell table:style-name="ce50" office:value-type="string">
            <text:p>Rabais remise ristourne sur achats</text:p>
          </table:table-cell>
          <table:table-cell table:style-name="ce58"/>
          <table:table-cell table:style-name="ce58" table:number-columns-repeated="12"/>
          <table:table-cell table:style-name="ce58" table:formula="of:=SUM([.D17:.O17])" office:value-type="currency" office:currency="EUR" office:value="0">
            <text:p>0,00 €</text:p>
          </table:table-cell>
          <table:table-cell table:style-name="ce58" table:formula="of:=[.C17]-[.P17]" office:value-type="currency" office:currency="EUR" office:value="0">
            <text:p>0,00 €</text:p>
          </table:table-cell>
          <table:table-cell table:style-name="ce70" table:formula="of:=[.P17]/[.C1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1000">
            <text:p>611000</text:p>
          </table:table-cell>
          <table:table-cell table:style-name="ce50" office:value-type="string">
            <text:p>Sous-traitance générale</text:p>
          </table:table-cell>
          <table:table-cell table:style-name="ce58" office:value-type="currency" office:currency="EUR" office:value="1500">
            <text:p>1 500,00 €</text:p>
          </table:table-cell>
          <table:table-cell table:style-name="ce58" table:number-columns-repeated="12"/>
          <table:table-cell table:style-name="ce58" table:formula="of:=SUM([.D18:.O18])" office:value-type="currency" office:currency="EUR" office:value="0">
            <text:p>0,00 €</text:p>
          </table:table-cell>
          <table:table-cell table:style-name="ce58" table:formula="of:=[.C18]-[.P18]" office:value-type="currency" office:currency="EUR" office:value="1500">
            <text:p>1 500,00 €</text:p>
          </table:table-cell>
          <table:table-cell table:style-name="ce70" table:formula="of:=[.P18]/[.C18]" office:value-type="percentage" office:value="0">
            <text:p>0,00%</text:p>
          </table:table-cell>
          <table:table-cell table:number-columns-repeated="1006"/>
        </table:table-row>
        <table:table-row table:style-name="ro6">
          <table:table-cell table:style-name="ce49" office:value-type="float" office:value="611020">
            <text:p>611020</text:p>
          </table:table-cell>
          <table:table-cell table:style-name="ce50" office:value-type="string">
            <text:p>Sous-traitance UE (intracomm)</text:p>
          </table:table-cell>
          <table:table-cell table:style-name="ce58"/>
          <table:table-cell table:style-name="ce58" table:number-columns-repeated="12"/>
          <table:table-cell table:style-name="ce58" table:formula="of:=SUM([.D19:.O19])" office:value-type="currency" office:currency="EUR" office:value="0">
            <text:p>0,00 €</text:p>
          </table:table-cell>
          <table:table-cell table:style-name="ce58" table:formula="of:=[.C19]-[.P19]" office:value-type="currency" office:currency="EUR" office:value="0">
            <text:p>0,00 €</text:p>
          </table:table-cell>
          <table:table-cell table:style-name="ce70" table:formula="of:=[.P19]/[.C1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1100">
            <text:p>611100</text:p>
          </table:table-cell>
          <table:table-cell table:style-name="ce50" office:value-type="string">
            <text:p>Routages - Encartages</text:p>
          </table:table-cell>
          <table:table-cell table:style-name="ce58"/>
          <table:table-cell table:style-name="ce58" table:number-columns-repeated="12"/>
          <table:table-cell table:style-name="ce58" table:formula="of:=SUM([.D20:.O20])" office:value-type="currency" office:currency="EUR" office:value="0">
            <text:p>0,00 €</text:p>
          </table:table-cell>
          <table:table-cell table:style-name="ce58" table:formula="of:=[.C20]-[.P20]" office:value-type="currency" office:currency="EUR" office:value="0">
            <text:p>0,00 €</text:p>
          </table:table-cell>
          <table:table-cell table:style-name="ce70" table:formula="of:=[.P20]/[.C2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1200">
            <text:p>611200</text:p>
          </table:table-cell>
          <table:table-cell table:style-name="ce50" office:value-type="string">
            <text:p>Imprimerie</text:p>
          </table:table-cell>
          <table:table-cell table:style-name="ce58" office:value-type="currency" office:currency="EUR" office:value="1500">
            <text:p>1 500,00 €</text:p>
          </table:table-cell>
          <table:table-cell table:style-name="ce58" office:value-type="currency" office:currency="EUR" office:value="132">
            <text:p>132,00 €</text:p>
          </table:table-cell>
          <table:table-cell table:style-name="ce58" office:value-type="currency" office:currency="EUR" office:value="355">
            <text:p>355,00 €</text:p>
          </table:table-cell>
          <table:table-cell table:style-name="ce58" table:number-columns-repeated="10"/>
          <table:table-cell table:style-name="ce58" table:formula="of:=SUM([.D21:.O21])" office:value-type="currency" office:currency="EUR" office:value="487">
            <text:p>487,00 €</text:p>
          </table:table-cell>
          <table:table-cell table:style-name="ce58" table:formula="of:=[.C21]-[.P21]" office:value-type="currency" office:currency="EUR" office:value="1013">
            <text:p>1 013,00 €</text:p>
          </table:table-cell>
          <table:table-cell table:style-name="ce70" table:formula="of:=[.P21]/[.C21]" office:value-type="percentage" office:value="0.324666666666667">
            <text:p>32,47%</text:p>
          </table:table-cell>
          <table:table-cell table:number-columns-repeated="1006"/>
        </table:table-row>
        <table:table-row table:style-name="ro1">
          <table:table-cell table:style-name="ce49" office:value-type="float" office:value="611210">
            <text:p>611210</text:p>
          </table:table-cell>
          <table:table-cell table:style-name="ce50" office:value-type="string">
            <text:p>Photocopies</text:p>
          </table:table-cell>
          <table:table-cell table:style-name="ce58"/>
          <table:table-cell table:style-name="ce58" table:number-columns-repeated="12"/>
          <table:table-cell table:style-name="ce58" table:formula="of:=SUM([.D22:.O22])" office:value-type="currency" office:currency="EUR" office:value="0">
            <text:p>0,00 €</text:p>
          </table:table-cell>
          <table:table-cell table:style-name="ce58" table:formula="of:=[.C22]-[.P22]" office:value-type="currency" office:currency="EUR" office:value="0">
            <text:p>0,00 €</text:p>
          </table:table-cell>
          <table:table-cell table:style-name="ce70" table:formula="of:=[.P22]/[.C22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611300">
            <text:p>611300</text:p>
          </table:table-cell>
          <table:table-cell table:style-name="ce50" office:value-type="string">
            <text:p>Maquettage extérieur</text:p>
          </table:table-cell>
          <table:table-cell table:style-name="ce58"/>
          <table:table-cell table:style-name="ce58" table:number-columns-repeated="12"/>
          <table:table-cell table:style-name="ce58" table:formula="of:=SUM([.D23:.O23])" office:value-type="currency" office:currency="EUR" office:value="0">
            <text:p>0,00 €</text:p>
          </table:table-cell>
          <table:table-cell table:style-name="ce58" table:formula="of:=[.C23]-[.P23]" office:value-type="currency" office:currency="EUR" office:value="0">
            <text:p>0,00 €</text:p>
          </table:table-cell>
          <table:table-cell table:style-name="ce70" table:formula="of:=[.P23]/[.C2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1400">
            <text:p>611400</text:p>
          </table:table-cell>
          <table:table-cell table:style-name="ce50" office:value-type="string">
            <text:p>sous-traitance Matériel de campagne</text:p>
          </table:table-cell>
          <table:table-cell table:style-name="ce58"/>
          <table:table-cell table:style-name="ce58" table:number-columns-repeated="12"/>
          <table:table-cell table:style-name="ce58" table:formula="of:=SUM([.D24:.O24])" office:value-type="currency" office:currency="EUR" office:value="0">
            <text:p>0,00 €</text:p>
          </table:table-cell>
          <table:table-cell table:style-name="ce58" table:formula="of:=[.C24]-[.P24]" office:value-type="currency" office:currency="EUR" office:value="0">
            <text:p>0,00 €</text:p>
          </table:table-cell>
          <table:table-cell table:style-name="ce70" table:formula="of:=[.P24]/[.C2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200">
            <text:p>613200</text:p>
          </table:table-cell>
          <table:table-cell table:style-name="ce50" office:value-type="string">
            <text:p>Locations de salles</text:p>
          </table:table-cell>
          <table:table-cell table:style-name="ce58" office:value-type="currency" office:currency="EUR" office:value="1500">
            <text:p>1 500,00 €</text:p>
          </table:table-cell>
          <table:table-cell table:style-name="ce58" table:number-columns-repeated="12"/>
          <table:table-cell table:style-name="ce58" table:formula="of:=SUM([.D25:.O25])" office:value-type="currency" office:currency="EUR" office:value="0">
            <text:p>0,00 €</text:p>
          </table:table-cell>
          <table:table-cell table:style-name="ce58" table:formula="of:=[.C25]-[.P25]" office:value-type="currency" office:currency="EUR" office:value="1500">
            <text:p>1 500,00 €</text:p>
          </table:table-cell>
          <table:table-cell table:style-name="ce70" table:formula="of:=[.P25]/[.C25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613210">
            <text:p>613210</text:p>
          </table:table-cell>
          <table:table-cell table:style-name="ce50" office:value-type="string">
            <text:p>Loyer bureau à Lille</text:p>
          </table:table-cell>
          <table:table-cell table:style-name="ce58"/>
          <table:table-cell table:style-name="ce58" table:number-columns-repeated="12"/>
          <table:table-cell table:style-name="ce58" table:formula="of:=SUM([.D26:.O26])" office:value-type="currency" office:currency="EUR" office:value="0">
            <text:p>0,00 €</text:p>
          </table:table-cell>
          <table:table-cell table:style-name="ce58" table:formula="of:=[.C26]-[.P26]" office:value-type="currency" office:currency="EUR" office:value="0">
            <text:p>0,00 €</text:p>
          </table:table-cell>
          <table:table-cell table:style-name="ce70" table:formula="of:=[.P26]/[.C2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220">
            <text:p>613220</text:p>
          </table:table-cell>
          <table:table-cell table:style-name="ce50" office:value-type="string">
            <text:p>Loyer rue du Pavillon</text:p>
          </table:table-cell>
          <table:table-cell table:style-name="ce58"/>
          <table:table-cell table:style-name="ce58" table:number-columns-repeated="12"/>
          <table:table-cell table:style-name="ce58" table:formula="of:=SUM([.D27:.O27])" office:value-type="currency" office:currency="EUR" office:value="0">
            <text:p>0,00 €</text:p>
          </table:table-cell>
          <table:table-cell table:style-name="ce58" table:formula="of:=[.C27]-[.P27]" office:value-type="currency" office:currency="EUR" office:value="0">
            <text:p>0,00 €</text:p>
          </table:table-cell>
          <table:table-cell table:style-name="ce70" table:formula="of:=[.P27]/[.C2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230">
            <text:p>613230</text:p>
          </table:table-cell>
          <table:table-cell table:style-name="ce50" office:value-type="string">
            <text:p>Loyer bureau Paris</text:p>
          </table:table-cell>
          <table:table-cell table:style-name="ce58"/>
          <table:table-cell table:style-name="ce58" table:number-columns-repeated="12"/>
          <table:table-cell table:style-name="ce58" table:formula="of:=SUM([.D28:.O28])" office:value-type="currency" office:currency="EUR" office:value="0">
            <text:p>0,00 €</text:p>
          </table:table-cell>
          <table:table-cell table:style-name="ce58" table:formula="of:=[.C28]-[.P28]" office:value-type="currency" office:currency="EUR" office:value="0">
            <text:p>0,00 €</text:p>
          </table:table-cell>
          <table:table-cell table:style-name="ce70" table:formula="of:=[.P28]/[.C2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500">
            <text:p>613500</text:p>
          </table:table-cell>
          <table:table-cell table:style-name="ce50" office:value-type="string">
            <text:p>Location machine à affranchir</text:p>
          </table:table-cell>
          <table:table-cell table:style-name="ce58"/>
          <table:table-cell table:style-name="ce58" table:number-columns-repeated="12"/>
          <table:table-cell table:style-name="ce58" table:formula="of:=SUM([.D29:.O29])" office:value-type="currency" office:currency="EUR" office:value="0">
            <text:p>0,00 €</text:p>
          </table:table-cell>
          <table:table-cell table:style-name="ce58" table:formula="of:=[.C29]-[.P29]" office:value-type="currency" office:currency="EUR" office:value="0">
            <text:p>0,00 €</text:p>
          </table:table-cell>
          <table:table-cell table:style-name="ce70" table:formula="of:=[.P29]/[.C2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510">
            <text:p>613510</text:p>
          </table:table-cell>
          <table:table-cell table:style-name="ce50" office:value-type="string">
            <text:p>Location + Maintenance photocopieur</text:p>
          </table:table-cell>
          <table:table-cell table:style-name="ce58"/>
          <table:table-cell table:style-name="ce58" table:number-columns-repeated="12"/>
          <table:table-cell table:style-name="ce58" table:formula="of:=SUM([.D30:.O30])" office:value-type="currency" office:currency="EUR" office:value="0">
            <text:p>0,00 €</text:p>
          </table:table-cell>
          <table:table-cell table:style-name="ce58" table:formula="of:=[.C30]-[.P30]" office:value-type="currency" office:currency="EUR" office:value="0">
            <text:p>0,00 €</text:p>
          </table:table-cell>
          <table:table-cell table:style-name="ce70" table:formula="of:=[.P30]/[.C3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520">
            <text:p>613520</text:p>
          </table:table-cell>
          <table:table-cell table:style-name="ce50" office:value-type="string">
            <text:p>Location photocopieur</text:p>
          </table:table-cell>
          <table:table-cell table:style-name="ce58"/>
          <table:table-cell table:style-name="ce58" table:number-columns-repeated="12"/>
          <table:table-cell table:style-name="ce58" table:formula="of:=SUM([.D31:.O31])" office:value-type="currency" office:currency="EUR" office:value="0">
            <text:p>0,00 €</text:p>
          </table:table-cell>
          <table:table-cell table:style-name="ce58" table:formula="of:=[.C31]-[.P31]" office:value-type="currency" office:currency="EUR" office:value="0">
            <text:p>0,00 €</text:p>
          </table:table-cell>
          <table:table-cell table:style-name="ce70" table:formula="of:=[.P31]/[.C3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550">
            <text:p>613550</text:p>
          </table:table-cell>
          <table:table-cell table:style-name="ce50" office:value-type="string">
            <text:p>Location de matériel</text:p>
          </table:table-cell>
          <table:table-cell table:style-name="ce58"/>
          <table:table-cell table:style-name="ce58" table:number-columns-repeated="12"/>
          <table:table-cell table:style-name="ce58" table:formula="of:=SUM([.D32:.O32])" office:value-type="currency" office:currency="EUR" office:value="0">
            <text:p>0,00 €</text:p>
          </table:table-cell>
          <table:table-cell table:style-name="ce58" table:formula="of:=[.C32]-[.P32]" office:value-type="currency" office:currency="EUR" office:value="0">
            <text:p>0,00 €</text:p>
          </table:table-cell>
          <table:table-cell table:style-name="ce70" table:formula="of:=[.P32]/[.C3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4000">
            <text:p>614000</text:p>
          </table:table-cell>
          <table:table-cell table:style-name="ce50" office:value-type="string">
            <text:p>Charges locatives/Ateliers</text:p>
          </table:table-cell>
          <table:table-cell table:style-name="ce58"/>
          <table:table-cell table:style-name="ce58" table:number-columns-repeated="12"/>
          <table:table-cell table:style-name="ce58" table:formula="of:=SUM([.D33:.O33])" office:value-type="currency" office:currency="EUR" office:value="0">
            <text:p>0,00 €</text:p>
          </table:table-cell>
          <table:table-cell table:style-name="ce58" table:formula="of:=[.C33]-[.P33]" office:value-type="currency" office:currency="EUR" office:value="0">
            <text:p>0,00 €</text:p>
          </table:table-cell>
          <table:table-cell table:style-name="ce70" table:formula="of:=[.P33]/[.C3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4100">
            <text:p>614100</text:p>
          </table:table-cell>
          <table:table-cell table:style-name="ce50" office:value-type="string">
            <text:p>Charges locatives extérieures</text:p>
          </table:table-cell>
          <table:table-cell table:style-name="ce58"/>
          <table:table-cell table:style-name="ce58" table:number-columns-repeated="12"/>
          <table:table-cell table:style-name="ce58" table:formula="of:=SUM([.D34:.O34])" office:value-type="currency" office:currency="EUR" office:value="0">
            <text:p>0,00 €</text:p>
          </table:table-cell>
          <table:table-cell table:style-name="ce58" table:formula="of:=[.C34]-[.P34]" office:value-type="currency" office:currency="EUR" office:value="0">
            <text:p>0,00 €</text:p>
          </table:table-cell>
          <table:table-cell table:style-name="ce70" table:formula="of:=[.P34]/[.C3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000">
            <text:p>615000</text:p>
          </table:table-cell>
          <table:table-cell table:style-name="ce50" office:value-type="string">
            <text:p>Entretien et réparations</text:p>
          </table:table-cell>
          <table:table-cell table:style-name="ce58"/>
          <table:table-cell table:style-name="ce58" table:number-columns-repeated="12"/>
          <table:table-cell table:style-name="ce58" table:formula="of:=SUM([.D35:.O35])" office:value-type="currency" office:currency="EUR" office:value="0">
            <text:p>0,00 €</text:p>
          </table:table-cell>
          <table:table-cell table:style-name="ce58" table:formula="of:=[.C35]-[.P35]" office:value-type="currency" office:currency="EUR" office:value="0">
            <text:p>0,00 €</text:p>
          </table:table-cell>
          <table:table-cell table:style-name="ce70" table:formula="of:=[.P35]/[.C3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200">
            <text:p>615200</text:p>
          </table:table-cell>
          <table:table-cell table:style-name="ce50" office:value-type="string">
            <text:p>Entretien immobilier</text:p>
          </table:table-cell>
          <table:table-cell table:style-name="ce58"/>
          <table:table-cell table:style-name="ce58" table:number-columns-repeated="12"/>
          <table:table-cell table:style-name="ce58" table:formula="of:=SUM([.D36:.O36])" office:value-type="currency" office:currency="EUR" office:value="0">
            <text:p>0,00 €</text:p>
          </table:table-cell>
          <table:table-cell table:style-name="ce58" table:formula="of:=[.C36]-[.P36]" office:value-type="currency" office:currency="EUR" office:value="0">
            <text:p>0,00 €</text:p>
          </table:table-cell>
          <table:table-cell table:style-name="ce70" table:formula="of:=[.P36]/[.C3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500">
            <text:p>615500</text:p>
          </table:table-cell>
          <table:table-cell table:style-name="ce50" office:value-type="string">
            <text:p>Entretien mobilier</text:p>
          </table:table-cell>
          <table:table-cell table:style-name="ce58"/>
          <table:table-cell table:style-name="ce58" table:number-columns-repeated="12"/>
          <table:table-cell table:style-name="ce58" table:formula="of:=SUM([.D37:.O37])" office:value-type="currency" office:currency="EUR" office:value="0">
            <text:p>0,00 €</text:p>
          </table:table-cell>
          <table:table-cell table:style-name="ce58" table:formula="of:=[.C37]-[.P37]" office:value-type="currency" office:currency="EUR" office:value="0">
            <text:p>0,00 €</text:p>
          </table:table-cell>
          <table:table-cell table:style-name="ce70" table:formula="of:=[.P37]/[.C3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610">
            <text:p>615610</text:p>
          </table:table-cell>
          <table:table-cell table:style-name="ce50" office:value-type="string">
            <text:p>Maintenance photocopieur</text:p>
          </table:table-cell>
          <table:table-cell table:style-name="ce58"/>
          <table:table-cell table:style-name="ce58" table:number-columns-repeated="12"/>
          <table:table-cell table:style-name="ce58" table:formula="of:=SUM([.D38:.O38])" office:value-type="currency" office:currency="EUR" office:value="0">
            <text:p>0,00 €</text:p>
          </table:table-cell>
          <table:table-cell table:style-name="ce58" table:formula="of:=[.C38]-[.P38]" office:value-type="currency" office:currency="EUR" office:value="0">
            <text:p>0,00 €</text:p>
          </table:table-cell>
          <table:table-cell table:style-name="ce70" table:formula="of:=[.P38]/[.C38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615620">
            <text:p>615620</text:p>
          </table:table-cell>
          <table:table-cell table:style-name="ce50" office:value-type="string">
            <text:p>Réaffectation Bilan Cogilog abt</text:p>
          </table:table-cell>
          <table:table-cell table:style-name="ce58"/>
          <table:table-cell table:style-name="ce58" table:number-columns-repeated="12"/>
          <table:table-cell table:style-name="ce58" table:formula="of:=SUM([.D39:.O39])" office:value-type="currency" office:currency="EUR" office:value="0">
            <text:p>0,00 €</text:p>
          </table:table-cell>
          <table:table-cell table:style-name="ce58" table:formula="of:=[.C39]-[.P39]" office:value-type="currency" office:currency="EUR" office:value="0">
            <text:p>0,00 €</text:p>
          </table:table-cell>
          <table:table-cell table:style-name="ce70" table:formula="of:=[.P39]/[.C39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615630">
            <text:p>615630</text:p>
          </table:table-cell>
          <table:table-cell table:style-name="ce50" office:value-type="string">
            <text:p>Réaffectation Bilan Sivit</text:p>
          </table:table-cell>
          <table:table-cell table:style-name="ce58"/>
          <table:table-cell table:style-name="ce58" table:number-columns-repeated="12"/>
          <table:table-cell table:style-name="ce58" table:formula="of:=SUM([.D40:.O40])" office:value-type="currency" office:currency="EUR" office:value="0">
            <text:p>0,00 €</text:p>
          </table:table-cell>
          <table:table-cell table:style-name="ce58" table:formula="of:=[.C40]-[.P40]" office:value-type="currency" office:currency="EUR" office:value="0">
            <text:p>0,00 €</text:p>
          </table:table-cell>
          <table:table-cell table:style-name="ce70" table:formula="of:=[.P40]/[.C4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640">
            <text:p>615640</text:p>
          </table:table-cell>
          <table:table-cell table:style-name="ce50" office:value-type="string">
            <text:p>Réaffectation Bilan nom de domaine</text:p>
          </table:table-cell>
          <table:table-cell table:style-name="ce58"/>
          <table:table-cell table:style-name="ce58" table:number-columns-repeated="12"/>
          <table:table-cell table:style-name="ce58" table:formula="of:=SUM([.D41:.O41])" office:value-type="currency" office:currency="EUR" office:value="0">
            <text:p>0,00 €</text:p>
          </table:table-cell>
          <table:table-cell table:style-name="ce58" table:formula="of:=[.C41]-[.P41]" office:value-type="currency" office:currency="EUR" office:value="0">
            <text:p>0,00 €</text:p>
          </table:table-cell>
          <table:table-cell table:style-name="ce70" table:formula="of:=[.P41]/[.C4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650">
            <text:p>615650</text:p>
          </table:table-cell>
          <table:table-cell table:style-name="ce50" office:value-type="string">
            <text:p>Maintenances informatiques</text:p>
          </table:table-cell>
          <table:table-cell table:style-name="ce58"/>
          <table:table-cell table:style-name="ce58" table:number-columns-repeated="12"/>
          <table:table-cell table:style-name="ce58" table:formula="of:=SUM([.D42:.O42])" office:value-type="currency" office:currency="EUR" office:value="0">
            <text:p>0,00 €</text:p>
          </table:table-cell>
          <table:table-cell table:style-name="ce58" table:formula="of:=[.C42]-[.P42]" office:value-type="currency" office:currency="EUR" office:value="0">
            <text:p>0,00 €</text:p>
          </table:table-cell>
          <table:table-cell table:style-name="ce70" table:formula="of:=[.P42]/[.C4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660">
            <text:p>615660</text:p>
          </table:table-cell>
          <table:table-cell table:style-name="ce50" office:value-type="string">
            <text:p>Maintenances sites web</text:p>
          </table:table-cell>
          <table:table-cell table:style-name="ce58"/>
          <table:table-cell table:style-name="ce58" table:number-columns-repeated="12"/>
          <table:table-cell table:style-name="ce58" table:formula="of:=SUM([.D43:.O43])" office:value-type="currency" office:currency="EUR" office:value="0">
            <text:p>0,00 €</text:p>
          </table:table-cell>
          <table:table-cell table:style-name="ce58" table:formula="of:=[.C43]-[.P43]" office:value-type="currency" office:currency="EUR" office:value="0">
            <text:p>0,00 €</text:p>
          </table:table-cell>
          <table:table-cell table:style-name="ce70" table:formula="of:=[.P43]/[.C4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6000">
            <text:p>616000</text:p>
          </table:table-cell>
          <table:table-cell table:style-name="ce50" office:value-type="string">
            <text:p>Primes d'assurance</text:p>
          </table:table-cell>
          <table:table-cell table:style-name="ce58"/>
          <table:table-cell table:style-name="ce58" table:number-columns-repeated="12"/>
          <table:table-cell table:style-name="ce58" table:formula="of:=SUM([.D44:.O44])" office:value-type="currency" office:currency="EUR" office:value="0">
            <text:p>0,00 €</text:p>
          </table:table-cell>
          <table:table-cell table:style-name="ce58" table:formula="of:=[.C44]-[.P44]" office:value-type="currency" office:currency="EUR" office:value="0">
            <text:p>0,00 €</text:p>
          </table:table-cell>
          <table:table-cell table:style-name="ce70" table:formula="of:=[.P44]/[.C4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8000">
            <text:p>618000</text:p>
          </table:table-cell>
          <table:table-cell table:style-name="ce50" office:value-type="string">
            <text:p>Documentation</text:p>
          </table:table-cell>
          <table:table-cell table:style-name="ce58"/>
          <table:table-cell table:style-name="ce58" table:number-columns-repeated="12"/>
          <table:table-cell table:style-name="ce58" table:formula="of:=SUM([.D45:.O45])" office:value-type="currency" office:currency="EUR" office:value="0">
            <text:p>0,00 €</text:p>
          </table:table-cell>
          <table:table-cell table:style-name="ce58" table:formula="of:=[.C45]-[.P45]" office:value-type="currency" office:currency="EUR" office:value="0">
            <text:p>0,00 €</text:p>
          </table:table-cell>
          <table:table-cell table:style-name="ce70" table:formula="of:=[.P45]/[.C4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8200">
            <text:p>618200</text:p>
          </table:table-cell>
          <table:table-cell table:style-name="ce50" office:value-type="string">
            <text:p>Abonnements doc</text:p>
          </table:table-cell>
          <table:table-cell table:style-name="ce58"/>
          <table:table-cell table:style-name="ce58" table:number-columns-repeated="12"/>
          <table:table-cell table:style-name="ce58" table:formula="of:=SUM([.D46:.O46])" office:value-type="currency" office:currency="EUR" office:value="0">
            <text:p>0,00 €</text:p>
          </table:table-cell>
          <table:table-cell table:style-name="ce58" table:formula="of:=[.C46]-[.P46]" office:value-type="currency" office:currency="EUR" office:value="0">
            <text:p>0,00 €</text:p>
          </table:table-cell>
          <table:table-cell table:style-name="ce70" table:formula="of:=[.P46]/[.C4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8500">
            <text:p>618500</text:p>
          </table:table-cell>
          <table:table-cell table:style-name="ce50" office:value-type="string">
            <text:p>Frais colloques &amp; conf. de presse</text:p>
          </table:table-cell>
          <table:table-cell table:style-name="ce58"/>
          <table:table-cell table:style-name="ce58" table:number-columns-repeated="12"/>
          <table:table-cell table:style-name="ce58" table:formula="of:=SUM([.D47:.O47])" office:value-type="currency" office:currency="EUR" office:value="0">
            <text:p>0,00 €</text:p>
          </table:table-cell>
          <table:table-cell table:style-name="ce58" table:formula="of:=[.C47]-[.P47]" office:value-type="currency" office:currency="EUR" office:value="0">
            <text:p>0,00 €</text:p>
          </table:table-cell>
          <table:table-cell table:style-name="ce70" table:formula="of:=[.P47]/[.C47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618510">
            <text:p>618510</text:p>
          </table:table-cell>
          <table:table-cell table:style-name="ce50" office:value-type="string">
            <text:p>Frais d'AG annuelle</text:p>
          </table:table-cell>
          <table:table-cell table:style-name="ce58"/>
          <table:table-cell table:style-name="ce58" table:number-columns-repeated="12"/>
          <table:table-cell table:style-name="ce58" table:formula="of:=SUM([.D48:.O48])" office:value-type="currency" office:currency="EUR" office:value="0">
            <text:p>0,00 €</text:p>
          </table:table-cell>
          <table:table-cell table:style-name="ce58" table:formula="of:=[.C48]-[.P48]" office:value-type="currency" office:currency="EUR" office:value="0">
            <text:p>0,00 €</text:p>
          </table:table-cell>
          <table:table-cell table:style-name="ce70" table:formula="of:=[.P48]/[.C4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8520">
            <text:p>618520</text:p>
          </table:table-cell>
          <table:table-cell table:style-name="ce50" office:value-type="string">
            <text:p>Frais de CA</text:p>
          </table:table-cell>
          <table:table-cell table:style-name="ce58"/>
          <table:table-cell table:style-name="ce58" table:number-columns-repeated="12"/>
          <table:table-cell table:style-name="ce58" table:formula="of:=SUM([.D49:.O49])" office:value-type="currency" office:currency="EUR" office:value="0">
            <text:p>0,00 €</text:p>
          </table:table-cell>
          <table:table-cell table:style-name="ce58" table:formula="of:=[.C49]-[.P49]" office:value-type="currency" office:currency="EUR" office:value="0">
            <text:p>0,00 €</text:p>
          </table:table-cell>
          <table:table-cell table:style-name="ce70" table:formula="of:=[.P49]/[.C4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8530">
            <text:p>618530</text:p>
          </table:table-cell>
          <table:table-cell table:style-name="ce50" office:value-type="string">
            <text:p>Formation hors formation continue</text:p>
          </table:table-cell>
          <table:table-cell table:style-name="ce58"/>
          <table:table-cell table:style-name="ce58" table:number-columns-repeated="12"/>
          <table:table-cell table:style-name="ce58" table:formula="of:=SUM([.D50:.O50])" office:value-type="currency" office:currency="EUR" office:value="0">
            <text:p>0,00 €</text:p>
          </table:table-cell>
          <table:table-cell table:style-name="ce58" table:formula="of:=[.C50]-[.P50]" office:value-type="currency" office:currency="EUR" office:value="0">
            <text:p>0,00 €</text:p>
          </table:table-cell>
          <table:table-cell table:style-name="ce70" table:formula="of:=[.P50]/[.C50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string">
            <text:p>6185AG</text:p>
          </table:table-cell>
          <table:table-cell table:style-name="ce50" office:value-type="string">
            <text:p>Frais d'AG annuelle</text:p>
          </table:table-cell>
          <table:table-cell table:style-name="ce58"/>
          <table:table-cell table:style-name="ce58" table:number-columns-repeated="12"/>
          <table:table-cell table:style-name="ce58" table:formula="of:=SUM([.D51:.O51])" office:value-type="currency" office:currency="EUR" office:value="0">
            <text:p>0,00 €</text:p>
          </table:table-cell>
          <table:table-cell table:style-name="ce58" table:formula="of:=[.C51]-[.P51]" office:value-type="currency" office:currency="EUR" office:value="0">
            <text:p>0,00 €</text:p>
          </table:table-cell>
          <table:table-cell table:style-name="ce70" table:formula="of:=[.P51]/[.C5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2600">
            <text:p>622600</text:p>
          </table:table-cell>
          <table:table-cell table:style-name="ce50" office:value-type="string">
            <text:p>Honoraires compta</text:p>
          </table:table-cell>
          <table:table-cell table:style-name="ce58"/>
          <table:table-cell table:style-name="ce58" table:number-columns-repeated="12"/>
          <table:table-cell table:style-name="ce58" table:formula="of:=SUM([.D52:.O52])" office:value-type="currency" office:currency="EUR" office:value="0">
            <text:p>0,00 €</text:p>
          </table:table-cell>
          <table:table-cell table:style-name="ce58" table:formula="of:=[.C52]-[.P52]" office:value-type="currency" office:currency="EUR" office:value="0">
            <text:p>0,00 €</text:p>
          </table:table-cell>
          <table:table-cell table:style-name="ce70" table:formula="of:=[.P52]/[.C5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2610">
            <text:p>622610</text:p>
          </table:table-cell>
          <table:table-cell table:style-name="ce50" office:value-type="string">
            <text:p>Honoraires juridiques</text:p>
          </table:table-cell>
          <table:table-cell table:style-name="ce58" office:value-type="currency" office:currency="EUR" office:value="3500">
            <text:p>3 500,00 €</text:p>
          </table:table-cell>
          <table:table-cell table:style-name="ce58" table:number-columns-repeated="12"/>
          <table:table-cell table:style-name="ce58" table:formula="of:=SUM([.D53:.O53])" office:value-type="currency" office:currency="EUR" office:value="0">
            <text:p>0,00 €</text:p>
          </table:table-cell>
          <table:table-cell table:style-name="ce58" table:formula="of:=[.C53]-[.P53]" office:value-type="currency" office:currency="EUR" office:value="3500">
            <text:p>3 500,00 €</text:p>
          </table:table-cell>
          <table:table-cell table:style-name="ce70" table:formula="of:=[.P53]/[.C53]" office:value-type="percentage" office:value="0">
            <text:p>0,00%</text:p>
          </table:table-cell>
          <table:table-cell table:number-columns-repeated="1006"/>
        </table:table-row>
        <table:table-row table:style-name="ro6">
          <table:table-cell table:style-name="ce49" office:value-type="float" office:value="622620">
            <text:p>622620</text:p>
          </table:table-cell>
          <table:table-cell table:style-name="ce50" office:value-type="string">
            <text:p>Honoraires commissaire aux cptes</text:p>
          </table:table-cell>
          <table:table-cell table:style-name="ce58"/>
          <table:table-cell table:style-name="ce58" table:number-columns-repeated="12"/>
          <table:table-cell table:style-name="ce58" table:formula="of:=SUM([.D54:.O54])" office:value-type="currency" office:currency="EUR" office:value="0">
            <text:p>0,00 €</text:p>
          </table:table-cell>
          <table:table-cell table:style-name="ce58" table:formula="of:=[.C54]-[.P54]" office:value-type="currency" office:currency="EUR" office:value="0">
            <text:p>0,00 €</text:p>
          </table:table-cell>
          <table:table-cell table:style-name="ce70" table:formula="of:=[.P54]/[.C5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2630">
            <text:p>622630</text:p>
          </table:table-cell>
          <table:table-cell table:style-name="ce50" office:value-type="string">
            <text:p>Autres honoraires</text:p>
          </table:table-cell>
          <table:table-cell table:style-name="ce58"/>
          <table:table-cell table:style-name="ce58" table:number-columns-repeated="12"/>
          <table:table-cell table:style-name="ce58" table:formula="of:=SUM([.D55:.O55])" office:value-type="currency" office:currency="EUR" office:value="0">
            <text:p>0,00 €</text:p>
          </table:table-cell>
          <table:table-cell table:style-name="ce58" table:formula="of:=[.C55]-[.P55]" office:value-type="currency" office:currency="EUR" office:value="0">
            <text:p>0,00 €</text:p>
          </table:table-cell>
          <table:table-cell table:style-name="ce70" table:formula="of:=[.P55]/[.C5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2700">
            <text:p>622700</text:p>
          </table:table-cell>
          <table:table-cell table:style-name="ce50" office:value-type="string">
            <text:p>Frais d'actes &amp; contentieux</text:p>
          </table:table-cell>
          <table:table-cell table:style-name="ce58"/>
          <table:table-cell table:style-name="ce58" table:number-columns-repeated="12"/>
          <table:table-cell table:style-name="ce58" table:formula="of:=SUM([.D56:.O56])" office:value-type="currency" office:currency="EUR" office:value="0">
            <text:p>0,00 €</text:p>
          </table:table-cell>
          <table:table-cell table:style-name="ce58" table:formula="of:=[.C56]-[.P56]" office:value-type="currency" office:currency="EUR" office:value="0">
            <text:p>0,00 €</text:p>
          </table:table-cell>
          <table:table-cell table:style-name="ce70" table:formula="of:=[.P56]/[.C5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000">
            <text:p>623000</text:p>
          </table:table-cell>
          <table:table-cell table:style-name="ce50" office:value-type="string">
            <text:p>Relations publiques, Foires, Salons</text:p>
          </table:table-cell>
          <table:table-cell table:style-name="ce58"/>
          <table:table-cell table:style-name="ce58" table:number-columns-repeated="12"/>
          <table:table-cell table:style-name="ce58" table:formula="of:=SUM([.D57:.O57])" office:value-type="currency" office:currency="EUR" office:value="0">
            <text:p>0,00 €</text:p>
          </table:table-cell>
          <table:table-cell table:style-name="ce58" table:formula="of:=[.C57]-[.P57]" office:value-type="currency" office:currency="EUR" office:value="0">
            <text:p>0,00 €</text:p>
          </table:table-cell>
          <table:table-cell table:style-name="ce70" table:formula="of:=[.P57]/[.C5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100">
            <text:p>623100</text:p>
          </table:table-cell>
          <table:table-cell table:style-name="ce50" office:value-type="string">
            <text:p>Annonces et insertions</text:p>
          </table:table-cell>
          <table:table-cell table:style-name="ce58"/>
          <table:table-cell table:style-name="ce58" table:number-columns-repeated="12"/>
          <table:table-cell table:style-name="ce58" table:formula="of:=SUM([.D58:.O58])" office:value-type="currency" office:currency="EUR" office:value="0">
            <text:p>0,00 €</text:p>
          </table:table-cell>
          <table:table-cell table:style-name="ce58" table:formula="of:=[.C58]-[.P58]" office:value-type="currency" office:currency="EUR" office:value="0">
            <text:p>0,00 €</text:p>
          </table:table-cell>
          <table:table-cell table:style-name="ce70" table:formula="of:=[.P58]/[.C5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111">
            <text:p>623111</text:p>
          </table:table-cell>
          <table:table-cell table:style-name="ce50" office:value-type="string">
            <text:p>Expéditions gratuites</text:p>
          </table:table-cell>
          <table:table-cell table:style-name="ce58"/>
          <table:table-cell table:style-name="ce58" table:number-columns-repeated="12"/>
          <table:table-cell table:style-name="ce58" table:formula="of:=SUM([.D59:.O59])" office:value-type="currency" office:currency="EUR" office:value="0">
            <text:p>0,00 €</text:p>
          </table:table-cell>
          <table:table-cell table:style-name="ce58" table:formula="of:=[.C59]-[.P59]" office:value-type="currency" office:currency="EUR" office:value="0">
            <text:p>0,00 €</text:p>
          </table:table-cell>
          <table:table-cell table:style-name="ce70" table:formula="of:=[.P59]/[.C5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200">
            <text:p>623200</text:p>
          </table:table-cell>
          <table:table-cell table:style-name="ce50" office:value-type="string">
            <text:p>Cadeaux</text:p>
          </table:table-cell>
          <table:table-cell table:style-name="ce58"/>
          <table:table-cell table:style-name="ce58" table:number-columns-repeated="12"/>
          <table:table-cell table:style-name="ce58" table:formula="of:=SUM([.D60:.O60])" office:value-type="currency" office:currency="EUR" office:value="0">
            <text:p>0,00 €</text:p>
          </table:table-cell>
          <table:table-cell table:style-name="ce58" table:formula="of:=[.C60]-[.P60]" office:value-type="currency" office:currency="EUR" office:value="0">
            <text:p>0,00 €</text:p>
          </table:table-cell>
          <table:table-cell table:style-name="ce70" table:formula="of:=[.P60]/[.C60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623300">
            <text:p>623300</text:p>
          </table:table-cell>
          <table:table-cell table:style-name="ce50" office:value-type="string">
            <text:p>Manifestations, évènements, concerts, etc</text:p>
          </table:table-cell>
          <table:table-cell table:style-name="ce58"/>
          <table:table-cell table:style-name="ce58" table:number-columns-repeated="12"/>
          <table:table-cell table:style-name="ce58" table:formula="of:=SUM([.D61:.O61])" office:value-type="currency" office:currency="EUR" office:value="0">
            <text:p>0,00 €</text:p>
          </table:table-cell>
          <table:table-cell table:style-name="ce58" table:formula="of:=[.C61]-[.P61]" office:value-type="currency" office:currency="EUR" office:value="0">
            <text:p>0,00 €</text:p>
          </table:table-cell>
          <table:table-cell table:style-name="ce70" table:formula="of:=[.P61]/[.C6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500">
            <text:p>623500</text:p>
          </table:table-cell>
          <table:table-cell table:style-name="ce50" office:value-type="string">
            <text:p>Primes Concours vidéo</text:p>
          </table:table-cell>
          <table:table-cell table:style-name="ce58"/>
          <table:table-cell table:style-name="ce58" table:number-columns-repeated="12"/>
          <table:table-cell table:style-name="ce58" table:formula="of:=SUM([.D62:.O62])" office:value-type="currency" office:currency="EUR" office:value="0">
            <text:p>0,00 €</text:p>
          </table:table-cell>
          <table:table-cell table:style-name="ce58" table:formula="of:=[.C62]-[.P62]" office:value-type="currency" office:currency="EUR" office:value="0">
            <text:p>0,00 €</text:p>
          </table:table-cell>
          <table:table-cell table:style-name="ce70" table:formula="of:=[.P62]/[.C6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800">
            <text:p>623800</text:p>
          </table:table-cell>
          <table:table-cell table:style-name="ce50" office:value-type="string">
            <text:p>Dons divers</text:p>
          </table:table-cell>
          <table:table-cell table:style-name="ce58"/>
          <table:table-cell table:style-name="ce58" table:number-columns-repeated="12"/>
          <table:table-cell table:style-name="ce58" table:formula="of:=SUM([.D63:.O63])" office:value-type="currency" office:currency="EUR" office:value="0">
            <text:p>0,00 €</text:p>
          </table:table-cell>
          <table:table-cell table:style-name="ce58" table:formula="of:=[.C63]-[.P63]" office:value-type="currency" office:currency="EUR" office:value="0">
            <text:p>0,00 €</text:p>
          </table:table-cell>
          <table:table-cell table:style-name="ce70" table:formula="of:=[.P63]/[.C6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4000">
            <text:p>624000</text:p>
          </table:table-cell>
          <table:table-cell table:style-name="ce50" office:value-type="string">
            <text:p>Transports sur achats et ventes</text:p>
          </table:table-cell>
          <table:table-cell table:style-name="ce58"/>
          <table:table-cell table:style-name="ce58" table:number-columns-repeated="12"/>
          <table:table-cell table:style-name="ce58" table:formula="of:=SUM([.D64:.O64])" office:value-type="currency" office:currency="EUR" office:value="0">
            <text:p>0,00 €</text:p>
          </table:table-cell>
          <table:table-cell table:style-name="ce58" table:formula="of:=[.C64]-[.P64]" office:value-type="currency" office:currency="EUR" office:value="0">
            <text:p>0,00 €</text:p>
          </table:table-cell>
          <table:table-cell table:style-name="ce70" table:formula="of:=[.P64]/[.C6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5000">
            <text:p>625000</text:p>
          </table:table-cell>
          <table:table-cell table:style-name="ce50" office:value-type="string">
            <text:p>Déplacements, missions salariés</text:p>
          </table:table-cell>
          <table:table-cell table:style-name="ce58" office:value-type="currency" office:currency="EUR" office:value="2800">
            <text:p>2 800,00 €</text:p>
          </table:table-cell>
          <table:table-cell table:style-name="ce58" office:value-type="currency" office:currency="EUR" office:value="94">
            <text:p>94,00 €</text:p>
          </table:table-cell>
          <table:table-cell table:style-name="ce58" office:value-type="currency" office:currency="EUR" office:value="188.61">
            <text:p>188,61 €</text:p>
          </table:table-cell>
          <table:table-cell table:style-name="ce58" table:number-columns-repeated="10"/>
          <table:table-cell table:style-name="ce58" table:formula="of:=SUM([.D65:.O65])" office:value-type="currency" office:currency="EUR" office:value="282.61">
            <text:p>282,61 €</text:p>
          </table:table-cell>
          <table:table-cell table:style-name="ce58" table:formula="of:=[.C65]-[.P65]" office:value-type="currency" office:currency="EUR" office:value="2517.39">
            <text:p>2 517,39 €</text:p>
          </table:table-cell>
          <table:table-cell table:style-name="ce70" table:formula="of:=[.P65]/[.C65]" office:value-type="percentage" office:value="0.100932142857143">
            <text:p>10,09%</text:p>
          </table:table-cell>
          <table:table-cell table:number-columns-repeated="1006"/>
        </table:table-row>
        <table:table-row table:style-name="ro1">
          <table:table-cell table:style-name="ce49" office:value-type="float" office:value="625100">
            <text:p>625100</text:p>
          </table:table-cell>
          <table:table-cell table:style-name="ce50" office:value-type="string">
            <text:p>Déplacements, missions administrateurs</text:p>
          </table:table-cell>
          <table:table-cell table:style-name="ce58" office:value-type="currency" office:currency="EUR" office:value="1000">
            <text:p>1 000,00 €</text:p>
          </table:table-cell>
          <table:table-cell table:style-name="ce58" office:value-type="currency" office:currency="EUR" office:value="363.5">
            <text:p>363,50 €</text:p>
          </table:table-cell>
          <table:table-cell table:style-name="ce58" office:value-type="currency" office:currency="EUR" office:value="105">
            <text:p>105,00 €</text:p>
          </table:table-cell>
          <table:table-cell table:style-name="ce58" table:number-columns-repeated="10"/>
          <table:table-cell table:style-name="ce58" table:formula="of:=SUM([.D66:.O66])" office:value-type="currency" office:currency="EUR" office:value="468.5">
            <text:p>468,50 €</text:p>
          </table:table-cell>
          <table:table-cell table:style-name="ce58" table:formula="of:=[.C66]-[.P66]" office:value-type="currency" office:currency="EUR" office:value="531.5">
            <text:p>531,50 €</text:p>
          </table:table-cell>
          <table:table-cell table:style-name="ce70" table:formula="of:=[.P66]/[.C66]" office:value-type="percentage" office:value="0.4685">
            <text:p>46,85%</text:p>
          </table:table-cell>
          <table:table-cell table:number-columns-repeated="1006"/>
        </table:table-row>
        <table:table-row table:style-name="ro1">
          <table:table-cell table:style-name="ce49" office:value-type="float" office:value="625200">
            <text:p>625200</text:p>
          </table:table-cell>
          <table:table-cell table:style-name="ce50" office:value-type="string">
            <text:p>Déplacements, missions bénévoles &amp; stagiaires</text:p>
          </table:table-cell>
          <table:table-cell table:style-name="ce58" office:value-type="currency" office:currency="EUR" office:value="500">
            <text:p>500,00 €</text:p>
          </table:table-cell>
          <table:table-cell table:style-name="ce58" office:value-type="currency" office:currency="EUR" office:value="292">
            <text:p>292,00 €</text:p>
          </table:table-cell>
          <table:table-cell table:style-name="ce58" table:number-columns-repeated="11"/>
          <table:table-cell table:style-name="ce58" table:formula="of:=SUM([.D67:.O67])" office:value-type="currency" office:currency="EUR" office:value="292">
            <text:p>292,00 €</text:p>
          </table:table-cell>
          <table:table-cell table:style-name="ce58" table:formula="of:=[.C67]-[.P67]" office:value-type="currency" office:currency="EUR" office:value="208">
            <text:p>208,00 €</text:p>
          </table:table-cell>
          <table:table-cell table:style-name="ce70" table:formula="of:=[.P67]/[.C67]" office:value-type="percentage" office:value="0.584">
            <text:p>58,40%</text:p>
          </table:table-cell>
          <table:table-cell table:number-columns-repeated="1006"/>
        </table:table-row>
        <table:table-row table:style-name="ro1">
          <table:table-cell table:style-name="ce49" office:value-type="float" office:value="625300">
            <text:p>625300</text:p>
          </table:table-cell>
          <table:table-cell table:style-name="ce50" office:value-type="string">
            <text:p>Déplacements, missions prestataires et autres</text:p>
          </table:table-cell>
          <table:table-cell table:style-name="ce58" office:value-type="currency" office:currency="EUR" office:value="1000">
            <text:p>1 000,00 €</text:p>
          </table:table-cell>
          <table:table-cell table:style-name="ce58" table:number-columns-repeated="12"/>
          <table:table-cell table:style-name="ce58" table:formula="of:=SUM([.D68:.O68])" office:value-type="currency" office:currency="EUR" office:value="0">
            <text:p>0,00 €</text:p>
          </table:table-cell>
          <table:table-cell table:style-name="ce58" table:formula="of:=[.C68]-[.P68]" office:value-type="currency" office:currency="EUR" office:value="1000">
            <text:p>1 000,00 €</text:p>
          </table:table-cell>
          <table:table-cell table:style-name="ce70" table:formula="of:=[.P68]/[.C68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625700">
            <text:p>625700</text:p>
          </table:table-cell>
          <table:table-cell table:style-name="ce50" office:value-type="string">
            <text:p>Réceptions diverses</text:p>
          </table:table-cell>
          <table:table-cell table:style-name="ce58"/>
          <table:table-cell table:style-name="ce58" table:number-columns-repeated="2"/>
          <table:table-cell table:style-name="ce58" office:value-type="currency" office:currency="EUR" office:value="4.1">
            <text:p>4,10 €</text:p>
          </table:table-cell>
          <table:table-cell table:style-name="ce58" table:number-columns-repeated="9"/>
          <table:table-cell table:style-name="ce58" table:formula="of:=SUM([.D69:.O69])" office:value-type="currency" office:currency="EUR" office:value="4.1">
            <text:p>4,10 €</text:p>
          </table:table-cell>
          <table:table-cell table:style-name="ce58" table:formula="of:=[.C69]-[.P69]" office:value-type="currency" office:currency="EUR" office:value="-4.1">
            <text:p>-4,10 €</text:p>
          </table:table-cell>
          <table:table-cell table:style-name="ce70" table:formula="of:=[.P69]/[.C6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5710">
            <text:p>625710</text:p>
          </table:table-cell>
          <table:table-cell table:style-name="ce50" office:value-type="string">
            <text:p>Repas Commissions</text:p>
          </table:table-cell>
          <table:table-cell table:style-name="ce58"/>
          <table:table-cell table:style-name="ce58" table:number-columns-repeated="12"/>
          <table:table-cell table:style-name="ce58" table:formula="of:=SUM([.D70:.O70])" office:value-type="currency" office:currency="EUR" office:value="0">
            <text:p>0,00 €</text:p>
          </table:table-cell>
          <table:table-cell table:style-name="ce58" table:formula="of:=[.C70]-[.P70]" office:value-type="currency" office:currency="EUR" office:value="0">
            <text:p>0,00 €</text:p>
          </table:table-cell>
          <table:table-cell table:style-name="ce70" table:formula="of:=[.P70]/[.C7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6100">
            <text:p>626100</text:p>
          </table:table-cell>
          <table:table-cell table:style-name="ce50" office:value-type="string">
            <text:p>Frais postaux</text:p>
          </table:table-cell>
          <table:table-cell table:style-name="ce58" office:value-type="currency" office:currency="EUR" office:value="900">
            <text:p>900,00 €</text:p>
          </table:table-cell>
          <table:table-cell table:style-name="ce58"/>
          <table:table-cell table:style-name="ce58" office:value-type="currency" office:currency="EUR" office:value="25">
            <text:p>25,00 €</text:p>
          </table:table-cell>
          <table:table-cell table:style-name="ce58" table:number-columns-repeated="10"/>
          <table:table-cell table:style-name="ce58" table:formula="of:=SUM([.D71:.O71])" office:value-type="currency" office:currency="EUR" office:value="25">
            <text:p>25,00 €</text:p>
          </table:table-cell>
          <table:table-cell table:style-name="ce58" table:formula="of:=[.C71]-[.P71]" office:value-type="currency" office:currency="EUR" office:value="875">
            <text:p>875,00 €</text:p>
          </table:table-cell>
          <table:table-cell table:style-name="ce70" table:formula="of:=[.P71]/[.C71]" office:value-type="percentage" office:value="0.0277777777777778">
            <text:p>2,78%</text:p>
          </table:table-cell>
          <table:table-cell table:number-columns-repeated="1006"/>
        </table:table-row>
        <table:table-row table:style-name="ro6">
          <table:table-cell table:style-name="ce49" office:value-type="float" office:value="626120">
            <text:p>626120</text:p>
          </table:table-cell>
          <table:table-cell table:style-name="ce50" office:value-type="string">
            <text:p>Abt. Sces Postaux-collecte courrier</text:p>
          </table:table-cell>
          <table:table-cell table:style-name="ce58"/>
          <table:table-cell table:style-name="ce58" table:number-columns-repeated="12"/>
          <table:table-cell table:style-name="ce58" table:formula="of:=SUM([.D72:.O72])" office:value-type="currency" office:currency="EUR" office:value="0">
            <text:p>0,00 €</text:p>
          </table:table-cell>
          <table:table-cell table:style-name="ce58" table:formula="of:=[.C72]-[.P72]" office:value-type="currency" office:currency="EUR" office:value="0">
            <text:p>0,00 €</text:p>
          </table:table-cell>
          <table:table-cell table:style-name="ce70" table:formula="of:=[.P72]/[.C7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6200">
            <text:p>626200</text:p>
          </table:table-cell>
          <table:table-cell table:style-name="ce50" office:value-type="string">
            <text:p>Frais de télécommunications</text:p>
          </table:table-cell>
          <table:table-cell table:style-name="ce58"/>
          <table:table-cell table:style-name="ce58"/>
          <table:table-cell table:style-name="ce58" office:value-type="currency" office:currency="EUR" office:value="40">
            <text:p>40,00 €</text:p>
          </table:table-cell>
          <table:table-cell table:style-name="ce58" table:number-columns-repeated="10"/>
          <table:table-cell table:style-name="ce58" table:formula="of:=SUM([.D73:.O73])" office:value-type="currency" office:currency="EUR" office:value="40">
            <text:p>40,00 €</text:p>
          </table:table-cell>
          <table:table-cell table:style-name="ce58" table:formula="of:=[.C73]-[.P73]" office:value-type="currency" office:currency="EUR" office:value="-40">
            <text:p>-40,00 €</text:p>
          </table:table-cell>
          <table:table-cell table:style-name="ce70" table:formula="of:=[.P73]/[.C73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626210">
            <text:p>626210</text:p>
          </table:table-cell>
          <table:table-cell table:style-name="ce50" office:value-type="string">
            <text:p>Abt. internet haut débit</text:p>
          </table:table-cell>
          <table:table-cell table:style-name="ce58"/>
          <table:table-cell table:style-name="ce58" table:number-columns-repeated="12"/>
          <table:table-cell table:style-name="ce58" table:formula="of:=SUM([.D74:.O74])" office:value-type="currency" office:currency="EUR" office:value="0">
            <text:p>0,00 €</text:p>
          </table:table-cell>
          <table:table-cell table:style-name="ce58" table:formula="of:=[.C74]-[.P74]" office:value-type="currency" office:currency="EUR" office:value="0">
            <text:p>0,00 €</text:p>
          </table:table-cell>
          <table:table-cell table:style-name="ce70" table:formula="of:=[.P74]/[.C74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626220">
            <text:p>626220</text:p>
          </table:table-cell>
          <table:table-cell table:style-name="ce50" office:value-type="string">
            <text:p>Autres sces électroniques</text:p>
          </table:table-cell>
          <table:table-cell table:style-name="ce58"/>
          <table:table-cell table:style-name="ce58" table:number-columns-repeated="12"/>
          <table:table-cell table:style-name="ce58" table:formula="of:=SUM([.D75:.O75])" office:value-type="currency" office:currency="EUR" office:value="0">
            <text:p>0,00 €</text:p>
          </table:table-cell>
          <table:table-cell table:style-name="ce58" table:formula="of:=[.C75]-[.P75]" office:value-type="currency" office:currency="EUR" office:value="0">
            <text:p>0,00 €</text:p>
          </table:table-cell>
          <table:table-cell table:style-name="ce70" table:formula="of:=[.P75]/[.C7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7000">
            <text:p>627000</text:p>
          </table:table-cell>
          <table:table-cell table:style-name="ce50" office:value-type="string">
            <text:p>Frais bancaires</text:p>
          </table:table-cell>
          <table:table-cell table:style-name="ce58"/>
          <table:table-cell table:style-name="ce58" table:number-columns-repeated="12"/>
          <table:table-cell table:style-name="ce58" table:formula="of:=SUM([.D76:.O76])" office:value-type="currency" office:currency="EUR" office:value="0">
            <text:p>0,00 €</text:p>
          </table:table-cell>
          <table:table-cell table:style-name="ce58" table:formula="of:=[.C76]-[.P76]" office:value-type="currency" office:currency="EUR" office:value="0">
            <text:p>0,00 €</text:p>
          </table:table-cell>
          <table:table-cell table:style-name="ce70" table:formula="of:=[.P76]/[.C7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7100">
            <text:p>627100</text:p>
          </table:table-cell>
          <table:table-cell table:style-name="ce50" office:value-type="string">
            <text:p>Frais de prélèvements impayés</text:p>
          </table:table-cell>
          <table:table-cell table:style-name="ce58"/>
          <table:table-cell table:style-name="ce58" table:number-columns-repeated="12"/>
          <table:table-cell table:style-name="ce58" table:formula="of:=SUM([.D77:.O77])" office:value-type="currency" office:currency="EUR" office:value="0">
            <text:p>0,00 €</text:p>
          </table:table-cell>
          <table:table-cell table:style-name="ce58" table:formula="of:=[.C77]-[.P77]" office:value-type="currency" office:currency="EUR" office:value="0">
            <text:p>0,00 €</text:p>
          </table:table-cell>
          <table:table-cell table:style-name="ce70" table:formula="of:=[.P77]/[.C77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627200">
            <text:p>627200</text:p>
          </table:table-cell>
          <table:table-cell table:style-name="ce50" office:value-type="string">
            <text:p>Frais de gestion Cpte Ep.Nature NEF</text:p>
          </table:table-cell>
          <table:table-cell table:style-name="ce58"/>
          <table:table-cell table:style-name="ce58" table:number-columns-repeated="12"/>
          <table:table-cell table:style-name="ce58" table:formula="of:=SUM([.D78:.O78])" office:value-type="currency" office:currency="EUR" office:value="0">
            <text:p>0,00 €</text:p>
          </table:table-cell>
          <table:table-cell table:style-name="ce58" table:formula="of:=[.C78]-[.P78]" office:value-type="currency" office:currency="EUR" office:value="0">
            <text:p>0,00 €</text:p>
          </table:table-cell>
          <table:table-cell table:style-name="ce70" table:formula="of:=[.P78]/[.C78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627300">
            <text:p>627300</text:p>
          </table:table-cell>
          <table:table-cell table:style-name="ce50" office:value-type="string">
            <text:p>Frais &amp; comm./ Boutique en ligne</text:p>
          </table:table-cell>
          <table:table-cell table:style-name="ce58"/>
          <table:table-cell table:style-name="ce58" table:number-columns-repeated="12"/>
          <table:table-cell table:style-name="ce58" table:formula="of:=SUM([.D79:.O79])" office:value-type="currency" office:currency="EUR" office:value="0">
            <text:p>0,00 €</text:p>
          </table:table-cell>
          <table:table-cell table:style-name="ce58" table:formula="of:=[.C79]-[.P79]" office:value-type="currency" office:currency="EUR" office:value="0">
            <text:p>0,00 €</text:p>
          </table:table-cell>
          <table:table-cell table:style-name="ce70" table:formula="of:=[.P79]/[.C79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628100">
            <text:p>628100</text:p>
          </table:table-cell>
          <table:table-cell table:style-name="ce50" office:value-type="string">
            <text:p>Concours divers (Sci Bure)</text:p>
          </table:table-cell>
          <table:table-cell table:style-name="ce58"/>
          <table:table-cell table:style-name="ce58" table:number-columns-repeated="12"/>
          <table:table-cell table:style-name="ce58" table:formula="of:=SUM([.D80:.O80])" office:value-type="currency" office:currency="EUR" office:value="0">
            <text:p>0,00 €</text:p>
          </table:table-cell>
          <table:table-cell table:style-name="ce58" table:formula="of:=[.C80]-[.P80]" office:value-type="currency" office:currency="EUR" office:value="0">
            <text:p>0,00 €</text:p>
          </table:table-cell>
          <table:table-cell table:style-name="ce70" table:formula="of:=[.P80]/[.C8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8200">
            <text:p>628200</text:p>
          </table:table-cell>
          <table:table-cell table:style-name="ce50" office:value-type="string">
            <text:p>Cotisations à d'autres organismes</text:p>
          </table:table-cell>
          <table:table-cell table:style-name="ce58"/>
          <table:table-cell table:style-name="ce58" table:number-columns-repeated="12"/>
          <table:table-cell table:style-name="ce58" table:formula="of:=SUM([.D81:.O81])" office:value-type="currency" office:currency="EUR" office:value="0">
            <text:p>0,00 €</text:p>
          </table:table-cell>
          <table:table-cell table:style-name="ce58" table:formula="of:=[.C81]-[.P81]" office:value-type="currency" office:currency="EUR" office:value="0">
            <text:p>0,00 €</text:p>
          </table:table-cell>
          <table:table-cell table:style-name="ce70" table:formula="of:=[.P81]/[.C8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1100">
            <text:p>631100</text:p>
          </table:table-cell>
          <table:table-cell table:style-name="ce50" office:value-type="string">
            <text:p>Taxe sur les salaires</text:p>
          </table:table-cell>
          <table:table-cell table:style-name="ce58"/>
          <table:table-cell table:style-name="ce58" table:number-columns-repeated="12"/>
          <table:table-cell table:style-name="ce58" table:formula="of:=SUM([.D82:.O82])" office:value-type="currency" office:currency="EUR" office:value="0">
            <text:p>0,00 €</text:p>
          </table:table-cell>
          <table:table-cell table:style-name="ce58" table:formula="of:=[.C82]-[.P82]" office:value-type="currency" office:currency="EUR" office:value="0">
            <text:p>0,00 €</text:p>
          </table:table-cell>
          <table:table-cell table:style-name="ce70" table:formula="of:=[.P82]/[.C8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1200">
            <text:p>631200</text:p>
          </table:table-cell>
          <table:table-cell table:style-name="ce50" office:value-type="string">
            <text:p>Taxe d'apprentissage</text:p>
          </table:table-cell>
          <table:table-cell table:style-name="ce58"/>
          <table:table-cell table:style-name="ce58" table:number-columns-repeated="12"/>
          <table:table-cell table:style-name="ce58" table:formula="of:=SUM([.D83:.O83])" office:value-type="currency" office:currency="EUR" office:value="0">
            <text:p>0,00 €</text:p>
          </table:table-cell>
          <table:table-cell table:style-name="ce58" table:formula="of:=[.C83]-[.P83]" office:value-type="currency" office:currency="EUR" office:value="0">
            <text:p>0,00 €</text:p>
          </table:table-cell>
          <table:table-cell table:style-name="ce70" table:formula="of:=[.P83]/[.C8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3300">
            <text:p>633300</text:p>
          </table:table-cell>
          <table:table-cell table:style-name="ce50" office:value-type="string">
            <text:p>UNIFORMATION Formation Continue</text:p>
          </table:table-cell>
          <table:table-cell table:style-name="ce58"/>
          <table:table-cell table:style-name="ce58" table:number-columns-repeated="12"/>
          <table:table-cell table:style-name="ce58" table:formula="of:=SUM([.D84:.O84])" office:value-type="currency" office:currency="EUR" office:value="0">
            <text:p>0,00 €</text:p>
          </table:table-cell>
          <table:table-cell table:style-name="ce58" table:formula="of:=[.C84]-[.P84]" office:value-type="currency" office:currency="EUR" office:value="0">
            <text:p>0,00 €</text:p>
          </table:table-cell>
          <table:table-cell table:style-name="ce70" table:formula="of:=[.P84]/[.C8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3310">
            <text:p>633310</text:p>
          </table:table-cell>
          <table:table-cell table:style-name="ce50" office:value-type="string">
            <text:p>Dépenses de formation continue</text:p>
          </table:table-cell>
          <table:table-cell table:style-name="ce58"/>
          <table:table-cell table:style-name="ce58" table:number-columns-repeated="12"/>
          <table:table-cell table:style-name="ce58" table:formula="of:=SUM([.D85:.O85])" office:value-type="currency" office:currency="EUR" office:value="0">
            <text:p>0,00 €</text:p>
          </table:table-cell>
          <table:table-cell table:style-name="ce58" table:formula="of:=[.C85]-[.P85]" office:value-type="currency" office:currency="EUR" office:value="0">
            <text:p>0,00 €</text:p>
          </table:table-cell>
          <table:table-cell table:style-name="ce70" table:formula="of:=[.P85]/[.C8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3350">
            <text:p>633350</text:p>
          </table:table-cell>
          <table:table-cell table:style-name="ce50" office:value-type="string">
            <text:p>UNIFORMATION CIF/CDD</text:p>
          </table:table-cell>
          <table:table-cell table:style-name="ce58"/>
          <table:table-cell table:style-name="ce58" table:number-columns-repeated="12"/>
          <table:table-cell table:style-name="ce58" table:formula="of:=SUM([.D86:.O86])" office:value-type="currency" office:currency="EUR" office:value="0">
            <text:p>0,00 €</text:p>
          </table:table-cell>
          <table:table-cell table:style-name="ce58" table:formula="of:=[.C86]-[.P86]" office:value-type="currency" office:currency="EUR" office:value="0">
            <text:p>0,00 €</text:p>
          </table:table-cell>
          <table:table-cell table:style-name="ce70" table:formula="of:=[.P86]/[.C8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5620">
            <text:p>635620</text:p>
          </table:table-cell>
          <table:table-cell table:style-name="ce50" office:value-type="string">
            <text:p>TVA non récupérable sur immobilisations</text:p>
          </table:table-cell>
          <table:table-cell table:style-name="ce58"/>
          <table:table-cell table:style-name="ce58" table:number-columns-repeated="12"/>
          <table:table-cell table:style-name="ce58" table:formula="of:=SUM([.D87:.O87])" office:value-type="currency" office:currency="EUR" office:value="0">
            <text:p>0,00 €</text:p>
          </table:table-cell>
          <table:table-cell table:style-name="ce58" table:formula="of:=[.C87]-[.P87]" office:value-type="currency" office:currency="EUR" office:value="0">
            <text:p>0,00 €</text:p>
          </table:table-cell>
          <table:table-cell table:style-name="ce70" table:formula="of:=[.P87]/[.C8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5660">
            <text:p>635660</text:p>
          </table:table-cell>
          <table:table-cell table:style-name="ce50" office:value-type="string">
            <text:p>TVA non récupérable sur biens &amp; services</text:p>
          </table:table-cell>
          <table:table-cell table:style-name="ce58"/>
          <table:table-cell table:style-name="ce58" table:number-columns-repeated="12"/>
          <table:table-cell table:style-name="ce58" table:formula="of:=SUM([.D88:.O88])" office:value-type="currency" office:currency="EUR" office:value="0">
            <text:p>0,00 €</text:p>
          </table:table-cell>
          <table:table-cell table:style-name="ce58" table:formula="of:=[.C88]-[.P88]" office:value-type="currency" office:currency="EUR" office:value="0">
            <text:p>0,00 €</text:p>
          </table:table-cell>
          <table:table-cell table:style-name="ce70" table:formula="of:=[.P88]/[.C8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5800">
            <text:p>635800</text:p>
          </table:table-cell>
          <table:table-cell table:style-name="ce50" office:value-type="string">
            <text:p>Impôts divers</text:p>
          </table:table-cell>
          <table:table-cell table:style-name="ce58"/>
          <table:table-cell table:style-name="ce58" office:value-type="currency" office:currency="EUR" office:value="42">
            <text:p>42,00 €</text:p>
          </table:table-cell>
          <table:table-cell table:style-name="ce58" table:number-columns-repeated="11"/>
          <table:table-cell table:style-name="ce58" table:formula="of:=SUM([.D89:.O89])" office:value-type="currency" office:currency="EUR" office:value="42">
            <text:p>42,00 €</text:p>
          </table:table-cell>
          <table:table-cell table:style-name="ce58" table:formula="of:=[.C89]-[.P89]" office:value-type="currency" office:currency="EUR" office:value="-42">
            <text:p>-42,00 €</text:p>
          </table:table-cell>
          <table:table-cell table:style-name="ce70" table:formula="of:=[.P89]/[.C8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1100">
            <text:p>641100</text:p>
          </table:table-cell>
          <table:table-cell table:style-name="ce50" office:value-type="string">
            <text:p>Salaires</text:p>
          </table:table-cell>
          <table:table-cell table:style-name="ce58" office:value-type="currency" office:currency="EUR" office:value="7410">
            <text:p>7 410,00 €</text:p>
          </table:table-cell>
          <table:table-cell table:style-name="ce58" office:value-type="currency" office:currency="EUR" office:value="842.85">
            <text:p>842,85 €</text:p>
          </table:table-cell>
          <table:table-cell table:style-name="ce58" table:number-columns-repeated="11"/>
          <table:table-cell table:style-name="ce58" table:formula="of:=SUM([.D90:.O90])" office:value-type="currency" office:currency="EUR" office:value="842.85">
            <text:p>842,85 €</text:p>
          </table:table-cell>
          <table:table-cell table:style-name="ce58" table:formula="of:=[.C90]-[.P90]" office:value-type="currency" office:currency="EUR" office:value="6567.15">
            <text:p>6 567,15 €</text:p>
          </table:table-cell>
          <table:table-cell table:style-name="ce70" table:formula="of:=[.P90]/[.C90]" office:value-type="percentage" office:value="0.113744939271255">
            <text:p>11,37%</text:p>
          </table:table-cell>
          <table:table-cell table:number-columns-repeated="1006"/>
        </table:table-row>
        <table:table-row table:style-name="ro1">
          <table:table-cell table:style-name="ce49" office:value-type="float" office:value="641200">
            <text:p>641200</text:p>
          </table:table-cell>
          <table:table-cell table:style-name="ce50" office:value-type="string">
            <text:p>Congés payés</text:p>
          </table:table-cell>
          <table:table-cell table:style-name="ce58"/>
          <table:table-cell table:style-name="ce58" table:number-columns-repeated="12"/>
          <table:table-cell table:style-name="ce58" table:formula="of:=SUM([.D91:.O91])" office:value-type="currency" office:currency="EUR" office:value="0">
            <text:p>0,00 €</text:p>
          </table:table-cell>
          <table:table-cell table:style-name="ce58" table:formula="of:=[.C91]-[.P91]" office:value-type="currency" office:currency="EUR" office:value="0">
            <text:p>0,00 €</text:p>
          </table:table-cell>
          <table:table-cell table:style-name="ce70" table:formula="of:=[.P91]/[.C91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641300">
            <text:p>641300</text:p>
          </table:table-cell>
          <table:table-cell table:style-name="ce50" office:value-type="string">
            <text:p>Ind.stages, Intermittents spectacle</text:p>
          </table:table-cell>
          <table:table-cell table:style-name="ce58"/>
          <table:table-cell table:style-name="ce58" table:number-columns-repeated="12"/>
          <table:table-cell table:style-name="ce58" table:formula="of:=SUM([.D92:.O92])" office:value-type="currency" office:currency="EUR" office:value="0">
            <text:p>0,00 €</text:p>
          </table:table-cell>
          <table:table-cell table:style-name="ce58" table:formula="of:=[.C92]-[.P92]" office:value-type="currency" office:currency="EUR" office:value="0">
            <text:p>0,00 €</text:p>
          </table:table-cell>
          <table:table-cell table:style-name="ce70" table:formula="of:=[.P92]/[.C9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1350">
            <text:p>641350</text:p>
          </table:table-cell>
          <table:table-cell table:style-name="ce50" office:value-type="string">
            <text:p>Primes &amp; complément familial</text:p>
          </table:table-cell>
          <table:table-cell table:style-name="ce58"/>
          <table:table-cell table:style-name="ce58" table:number-columns-repeated="12"/>
          <table:table-cell table:style-name="ce58" table:formula="of:=SUM([.D93:.O93])" office:value-type="currency" office:currency="EUR" office:value="0">
            <text:p>0,00 €</text:p>
          </table:table-cell>
          <table:table-cell table:style-name="ce58" table:formula="of:=[.C93]-[.P93]" office:value-type="currency" office:currency="EUR" office:value="0">
            <text:p>0,00 €</text:p>
          </table:table-cell>
          <table:table-cell table:style-name="ce70" table:formula="of:=[.P93]/[.C9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1360">
            <text:p>641360</text:p>
          </table:table-cell>
          <table:table-cell table:style-name="ce50" office:value-type="string">
            <text:p>Indemnités de télétravail</text:p>
          </table:table-cell>
          <table:table-cell table:style-name="ce58" office:value-type="currency" office:currency="EUR" office:value="3000">
            <text:p>3 000,00 €</text:p>
          </table:table-cell>
          <table:table-cell table:style-name="ce58" table:number-columns-repeated="12"/>
          <table:table-cell table:style-name="ce58" table:formula="of:=SUM([.D94:.O94])" office:value-type="currency" office:currency="EUR" office:value="0">
            <text:p>0,00 €</text:p>
          </table:table-cell>
          <table:table-cell table:style-name="ce58" table:formula="of:=[.C94]-[.P94]" office:value-type="currency" office:currency="EUR" office:value="3000">
            <text:p>3 000,00 €</text:p>
          </table:table-cell>
          <table:table-cell table:style-name="ce70" table:formula="of:=[.P94]/[.C94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641400">
            <text:p>641400</text:p>
          </table:table-cell>
          <table:table-cell table:style-name="ce50" office:value-type="string">
            <text:p>Avantage en nature et IJSS</text:p>
          </table:table-cell>
          <table:table-cell table:style-name="ce58"/>
          <table:table-cell table:style-name="ce58" table:number-columns-repeated="12"/>
          <table:table-cell table:style-name="ce58" table:formula="of:=SUM([.D95:.O95])" office:value-type="currency" office:currency="EUR" office:value="0">
            <text:p>0,00 €</text:p>
          </table:table-cell>
          <table:table-cell table:style-name="ce58" table:formula="of:=[.C95]-[.P95]" office:value-type="currency" office:currency="EUR" office:value="0">
            <text:p>0,00 €</text:p>
          </table:table-cell>
          <table:table-cell table:style-name="ce70" table:formula="of:=[.P95]/[.C95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641900">
            <text:p>641900</text:p>
          </table:table-cell>
          <table:table-cell table:style-name="ce50" office:value-type="string">
            <text:p>Indémnités de rupture conventionnelle</text:p>
          </table:table-cell>
          <table:table-cell table:style-name="ce58"/>
          <table:table-cell table:style-name="ce58" table:number-columns-repeated="12"/>
          <table:table-cell table:style-name="ce58" table:formula="of:=SUM([.D96:.O96])" office:value-type="currency" office:currency="EUR" office:value="0">
            <text:p>0,00 €</text:p>
          </table:table-cell>
          <table:table-cell table:style-name="ce58" table:formula="of:=[.C96]-[.P96]" office:value-type="currency" office:currency="EUR" office:value="0">
            <text:p>0,00 €</text:p>
          </table:table-cell>
          <table:table-cell table:style-name="ce70" table:formula="of:=[.P96]/[.C96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645100">
            <text:p>645100</text:p>
          </table:table-cell>
          <table:table-cell table:style-name="ce50" office:value-type="string">
            <text:p>Cotisations à l'URSSAF</text:p>
          </table:table-cell>
          <table:table-cell table:style-name="ce58" office:value-type="currency" office:currency="EUR" office:value="2470">
            <text:p>2 470,00 €</text:p>
          </table:table-cell>
          <table:table-cell table:style-name="ce58" office:value-type="currency" office:currency="EUR" office:value="308">
            <text:p>308,00 €</text:p>
          </table:table-cell>
          <table:table-cell table:style-name="ce58" table:number-columns-repeated="11"/>
          <table:table-cell table:style-name="ce58" table:formula="of:=SUM([.D97:.O97])" office:value-type="currency" office:currency="EUR" office:value="308">
            <text:p>308,00 €</text:p>
          </table:table-cell>
          <table:table-cell table:style-name="ce58" table:formula="of:=[.C97]-[.P97]" office:value-type="currency" office:currency="EUR" office:value="2162">
            <text:p>2 162,00 €</text:p>
          </table:table-cell>
          <table:table-cell table:style-name="ce70" table:formula="of:=[.P97]/[.C97]" office:value-type="percentage" office:value="0.124696356275304">
            <text:p>12,47%</text:p>
          </table:table-cell>
          <table:table-cell table:number-columns-repeated="1006"/>
        </table:table-row>
        <table:table-row table:style-name="ro1">
          <table:table-cell table:style-name="ce49" office:value-type="float" office:value="645200">
            <text:p>645200</text:p>
          </table:table-cell>
          <table:table-cell table:style-name="ce50" office:value-type="string">
            <text:p>Cotisations aux mutuelles</text:p>
          </table:table-cell>
          <table:table-cell table:style-name="ce58"/>
          <table:table-cell table:style-name="ce58" office:value-type="currency" office:currency="EUR" office:value="30.5">
            <text:p>30,50 €</text:p>
          </table:table-cell>
          <table:table-cell table:style-name="ce58" table:number-columns-repeated="11"/>
          <table:table-cell table:style-name="ce58" table:formula="of:=SUM([.D98:.O98])" office:value-type="currency" office:currency="EUR" office:value="30.5">
            <text:p>30,50 €</text:p>
          </table:table-cell>
          <table:table-cell table:style-name="ce58" table:formula="of:=[.C98]-[.P98]" office:value-type="currency" office:currency="EUR" office:value="-30.5">
            <text:p>-30,50 €</text:p>
          </table:table-cell>
          <table:table-cell table:style-name="ce70" table:formula="of:=[.P98]/[.C9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5300">
            <text:p>645300</text:p>
          </table:table-cell>
          <table:table-cell table:style-name="ce50" office:value-type="string">
            <text:p>Cotisations retraite et prévoyance</text:p>
          </table:table-cell>
          <table:table-cell table:style-name="ce58"/>
          <table:table-cell table:style-name="ce58" office:value-type="currency" office:currency="EUR" office:value="262.59">
            <text:p>262,59 €</text:p>
          </table:table-cell>
          <table:table-cell table:style-name="ce58" table:number-columns-repeated="11"/>
          <table:table-cell table:style-name="ce58" table:formula="of:=SUM([.D99:.O99])" office:value-type="currency" office:currency="EUR" office:value="262.59">
            <text:p>262,59 €</text:p>
          </table:table-cell>
          <table:table-cell table:style-name="ce58" table:formula="of:=[.C99]-[.P99]" office:value-type="currency" office:currency="EUR" office:value="-262.59">
            <text:p>-262,59 €</text:p>
          </table:table-cell>
          <table:table-cell table:style-name="ce70" table:formula="of:=[.P99]/[.C99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645350">
            <text:p>645350</text:p>
          </table:table-cell>
          <table:table-cell table:style-name="ce50" office:value-type="string">
            <text:p>Cotisation PERE Apicil</text:p>
          </table:table-cell>
          <table:table-cell table:style-name="ce58"/>
          <table:table-cell table:style-name="ce58" office:value-type="currency" office:currency="EUR" office:value="121.4">
            <text:p>121,40 €</text:p>
          </table:table-cell>
          <table:table-cell table:style-name="ce58" table:number-columns-repeated="11"/>
          <table:table-cell table:style-name="ce58" table:formula="of:=SUM([.D100:.O100])" office:value-type="currency" office:currency="EUR" office:value="121.4">
            <text:p>121,40 €</text:p>
          </table:table-cell>
          <table:table-cell table:style-name="ce58" table:formula="of:=[.C100]-[.P100]" office:value-type="currency" office:currency="EUR" office:value="-121.4">
            <text:p>-121,40 €</text:p>
          </table:table-cell>
          <table:table-cell table:style-name="ce70" table:formula="of:=[.P100]/[.C10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5400">
            <text:p>645400</text:p>
          </table:table-cell>
          <table:table-cell table:style-name="ce50" office:value-type="string">
            <text:p>Cotisations au Pôle Emploi</text:p>
          </table:table-cell>
          <table:table-cell table:style-name="ce58"/>
          <table:table-cell table:style-name="ce58" table:number-columns-repeated="12"/>
          <table:table-cell table:style-name="ce58" table:formula="of:=SUM([.D101:.O101])" office:value-type="currency" office:currency="EUR" office:value="0">
            <text:p>0,00 €</text:p>
          </table:table-cell>
          <table:table-cell table:style-name="ce58" table:formula="of:=[.C101]-[.P101]" office:value-type="currency" office:currency="EUR" office:value="0">
            <text:p>0,00 €</text:p>
          </table:table-cell>
          <table:table-cell table:style-name="ce70" table:formula="of:=[.P101]/[.C101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645800">
            <text:p>645800</text:p>
          </table:table-cell>
          <table:table-cell table:style-name="ce50" office:value-type="string">
            <text:p>GUSO &amp; Cotis.aux autres organismes</text:p>
          </table:table-cell>
          <table:table-cell table:style-name="ce58"/>
          <table:table-cell table:style-name="ce58" table:number-columns-repeated="12"/>
          <table:table-cell table:style-name="ce58" table:formula="of:=SUM([.D102:.O102])" office:value-type="currency" office:currency="EUR" office:value="0">
            <text:p>0,00 €</text:p>
          </table:table-cell>
          <table:table-cell table:style-name="ce58" table:formula="of:=[.C102]-[.P102]" office:value-type="currency" office:currency="EUR" office:value="0">
            <text:p>0,00 €</text:p>
          </table:table-cell>
          <table:table-cell table:style-name="ce70" table:formula="of:=[.P102]/[.C10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5820">
            <text:p>645820</text:p>
          </table:table-cell>
          <table:table-cell table:style-name="ce50" office:value-type="string">
            <text:p>Charges sociales sur congés à paye</text:p>
          </table:table-cell>
          <table:table-cell table:style-name="ce58"/>
          <table:table-cell table:style-name="ce58" table:number-columns-repeated="12"/>
          <table:table-cell table:style-name="ce58" table:formula="of:=SUM([.D103:.O103])" office:value-type="currency" office:currency="EUR" office:value="0">
            <text:p>0,00 €</text:p>
          </table:table-cell>
          <table:table-cell table:style-name="ce58" table:formula="of:=[.C103]-[.P103]" office:value-type="currency" office:currency="EUR" office:value="0">
            <text:p>0,00 €</text:p>
          </table:table-cell>
          <table:table-cell table:style-name="ce70" table:formula="of:=[.P103]/[.C10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7500">
            <text:p>647500</text:p>
          </table:table-cell>
          <table:table-cell table:style-name="ce50" office:value-type="string">
            <text:p>Médecine du travail &amp; pharmacie</text:p>
          </table:table-cell>
          <table:table-cell table:style-name="ce58"/>
          <table:table-cell table:style-name="ce58" table:number-columns-repeated="12"/>
          <table:table-cell table:style-name="ce58" table:formula="of:=SUM([.D104:.O104])" office:value-type="currency" office:currency="EUR" office:value="0">
            <text:p>0,00 €</text:p>
          </table:table-cell>
          <table:table-cell table:style-name="ce58" table:formula="of:=[.C104]-[.P104]" office:value-type="currency" office:currency="EUR" office:value="0">
            <text:p>0,00 €</text:p>
          </table:table-cell>
          <table:table-cell table:style-name="ce70" table:formula="of:=[.P104]/[.C104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647600">
            <text:p>647600</text:p>
          </table:table-cell>
          <table:table-cell table:style-name="ce50" office:value-type="string">
            <text:p>Commissions sur Chèque Déjeûner</text:p>
          </table:table-cell>
          <table:table-cell table:style-name="ce58"/>
          <table:table-cell table:style-name="ce58" table:number-columns-repeated="12"/>
          <table:table-cell table:style-name="ce58" table:formula="of:=SUM([.D105:.O105])" office:value-type="currency" office:currency="EUR" office:value="0">
            <text:p>0,00 €</text:p>
          </table:table-cell>
          <table:table-cell table:style-name="ce58" table:formula="of:=[.C105]-[.P105]" office:value-type="currency" office:currency="EUR" office:value="0">
            <text:p>0,00 €</text:p>
          </table:table-cell>
          <table:table-cell table:style-name="ce70" table:formula="of:=[.P105]/[.C105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647650">
            <text:p>647650</text:p>
          </table:table-cell>
          <table:table-cell table:style-name="ce50" office:value-type="string">
            <text:p>Chèques Déjeûner des Bénévoles</text:p>
          </table:table-cell>
          <table:table-cell table:style-name="ce58"/>
          <table:table-cell table:style-name="ce58" table:number-columns-repeated="12"/>
          <table:table-cell table:style-name="ce58" table:formula="of:=SUM([.D106:.O106])" office:value-type="currency" office:currency="EUR" office:value="0">
            <text:p>0,00 €</text:p>
          </table:table-cell>
          <table:table-cell table:style-name="ce58" table:formula="of:=[.C106]-[.P106]" office:value-type="currency" office:currency="EUR" office:value="0">
            <text:p>0,00 €</text:p>
          </table:table-cell>
          <table:table-cell table:style-name="ce70" table:formula="of:=[.P106]/[.C10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8100">
            <text:p>648100</text:p>
          </table:table-cell>
          <table:table-cell table:style-name="ce50" office:value-type="string">
            <text:p>Autres charges de personnel</text:p>
          </table:table-cell>
          <table:table-cell table:style-name="ce58"/>
          <table:table-cell table:style-name="ce58" table:number-columns-repeated="12"/>
          <table:table-cell table:style-name="ce58" table:formula="of:=SUM([.D107:.O107])" office:value-type="currency" office:currency="EUR" office:value="0">
            <text:p>0,00 €</text:p>
          </table:table-cell>
          <table:table-cell table:style-name="ce58" table:formula="of:=[.C107]-[.P107]" office:value-type="currency" office:currency="EUR" office:value="0">
            <text:p>0,00 €</text:p>
          </table:table-cell>
          <table:table-cell table:style-name="ce70" table:formula="of:=[.P107]/[.C10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1000">
            <text:p>651000</text:p>
          </table:table-cell>
          <table:table-cell table:style-name="ce50" office:value-type="string">
            <text:p>Redevances pour brevets, licences,</text:p>
          </table:table-cell>
          <table:table-cell table:style-name="ce58"/>
          <table:table-cell table:style-name="ce58" table:number-columns-repeated="12"/>
          <table:table-cell table:style-name="ce58" table:formula="of:=SUM([.D108:.O108])" office:value-type="currency" office:currency="EUR" office:value="0">
            <text:p>0,00 €</text:p>
          </table:table-cell>
          <table:table-cell table:style-name="ce58" table:formula="of:=[.C108]-[.P108]" office:value-type="currency" office:currency="EUR" office:value="0">
            <text:p>0,00 €</text:p>
          </table:table-cell>
          <table:table-cell table:style-name="ce70" table:formula="of:=[.P108]/[.C10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1220">
            <text:p>651220</text:p>
          </table:table-cell>
          <table:table-cell table:style-name="ce50" office:value-type="string">
            <text:p>Noms de domaines</text:p>
          </table:table-cell>
          <table:table-cell table:style-name="ce58"/>
          <table:table-cell table:style-name="ce58" table:number-columns-repeated="12"/>
          <table:table-cell table:style-name="ce58" table:formula="of:=SUM([.D109:.O109])" office:value-type="currency" office:currency="EUR" office:value="0">
            <text:p>0,00 €</text:p>
          </table:table-cell>
          <table:table-cell table:style-name="ce58" table:formula="of:=[.C109]-[.P109]" office:value-type="currency" office:currency="EUR" office:value="0">
            <text:p>0,00 €</text:p>
          </table:table-cell>
          <table:table-cell table:style-name="ce70" table:formula="of:=[.P109]/[.C10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1600">
            <text:p>651600</text:p>
          </table:table-cell>
          <table:table-cell table:style-name="ce50" office:value-type="string">
            <text:p>Droits d'auteurs</text:p>
          </table:table-cell>
          <table:table-cell table:style-name="ce58"/>
          <table:table-cell table:style-name="ce58" table:number-columns-repeated="12"/>
          <table:table-cell table:style-name="ce58" table:formula="of:=SUM([.D110:.O110])" office:value-type="currency" office:currency="EUR" office:value="0">
            <text:p>0,00 €</text:p>
          </table:table-cell>
          <table:table-cell table:style-name="ce58" table:formula="of:=[.C110]-[.P110]" office:value-type="currency" office:currency="EUR" office:value="0">
            <text:p>0,00 €</text:p>
          </table:table-cell>
          <table:table-cell table:style-name="ce70" table:formula="of:=[.P110]/[.C11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4000">
            <text:p>654000</text:p>
          </table:table-cell>
          <table:table-cell table:style-name="ce50" office:value-type="string">
            <text:p>Perte sur créances irrécouvrables</text:p>
          </table:table-cell>
          <table:table-cell table:style-name="ce58"/>
          <table:table-cell table:style-name="ce58" table:number-columns-repeated="12"/>
          <table:table-cell table:style-name="ce58" table:formula="of:=SUM([.D111:.O111])" office:value-type="currency" office:currency="EUR" office:value="0">
            <text:p>0,00 €</text:p>
          </table:table-cell>
          <table:table-cell table:style-name="ce58" table:formula="of:=[.C111]-[.P111]" office:value-type="currency" office:currency="EUR" office:value="0">
            <text:p>0,00 €</text:p>
          </table:table-cell>
          <table:table-cell table:style-name="ce70" table:formula="of:=[.P111]/[.C11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7100">
            <text:p>657100</text:p>
          </table:table-cell>
          <table:table-cell table:style-name="ce50" office:value-type="string">
            <text:p>Subventions accordées</text:p>
          </table:table-cell>
          <table:table-cell table:style-name="ce58" office:value-type="currency" office:currency="EUR" office:value="11000">
            <text:p>11 000,00 €</text:p>
          </table:table-cell>
          <table:table-cell table:style-name="ce58" table:number-columns-repeated="2"/>
          <table:table-cell table:style-name="ce58" office:value-type="currency" office:currency="EUR" office:value="600">
            <text:p>600,00 €</text:p>
          </table:table-cell>
          <table:table-cell table:style-name="ce58" table:number-columns-repeated="9"/>
          <table:table-cell table:style-name="ce58" table:formula="of:=SUM([.D112:.O112])" office:value-type="currency" office:currency="EUR" office:value="600">
            <text:p>600,00 €</text:p>
          </table:table-cell>
          <table:table-cell table:style-name="ce58" table:formula="of:=[.C112]-[.P112]" office:value-type="currency" office:currency="EUR" office:value="10400">
            <text:p>10 400,00 €</text:p>
          </table:table-cell>
          <table:table-cell table:style-name="ce70" table:formula="of:=[.P112]/[.C112]" office:value-type="percentage" office:value="0.0545454545454545">
            <text:p>5,45%</text:p>
          </table:table-cell>
          <table:table-cell table:number-columns-repeated="1006"/>
        </table:table-row>
        <table:table-row table:style-name="ro6">
          <table:table-cell table:style-name="ce49" office:value-type="float" office:value="657200">
            <text:p>657200</text:p>
          </table:table-cell>
          <table:table-cell table:style-name="ce50" office:value-type="string">
            <text:p>Réaffectation Bilan affectation du fds de solidarité</text:p>
          </table:table-cell>
          <table:table-cell table:style-name="ce58"/>
          <table:table-cell table:style-name="ce58" table:number-columns-repeated="12"/>
          <table:table-cell table:style-name="ce58" table:formula="of:=SUM([.D113:.O113])" office:value-type="currency" office:currency="EUR" office:value="0">
            <text:p>0,00 €</text:p>
          </table:table-cell>
          <table:table-cell table:style-name="ce58" table:formula="of:=[.C113]-[.P113]" office:value-type="currency" office:currency="EUR" office:value="0">
            <text:p>0,00 €</text:p>
          </table:table-cell>
          <table:table-cell table:style-name="ce70" table:formula="of:=[.Q113]/[.C11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7210">
            <text:p>657210</text:p>
          </table:table-cell>
          <table:table-cell table:style-name="ce50" office:value-type="string">
            <text:p>Affectation au fonds de solidarité</text:p>
          </table:table-cell>
          <table:table-cell table:style-name="ce58"/>
          <table:table-cell table:style-name="ce58" table:number-columns-repeated="12"/>
          <table:table-cell table:style-name="ce58" table:formula="of:=SUM([.D114:.O114])" office:value-type="currency" office:currency="EUR" office:value="0">
            <text:p>0,00 €</text:p>
          </table:table-cell>
          <table:table-cell table:style-name="ce58" table:formula="of:=[.C114]-[.P114]" office:value-type="currency" office:currency="EUR" office:value="0">
            <text:p>0,00 €</text:p>
          </table:table-cell>
          <table:table-cell table:style-name="ce70" table:formula="of:=[.Q114]/[.C11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8000">
            <text:p>658000</text:p>
          </table:table-cell>
          <table:table-cell table:style-name="ce50" office:value-type="string">
            <text:p>Frais divers de gestion courante</text:p>
          </table:table-cell>
          <table:table-cell table:style-name="ce58"/>
          <table:table-cell table:style-name="ce58" table:number-columns-repeated="12"/>
          <table:table-cell table:style-name="ce58" table:formula="of:=SUM([.D115:.O115])" office:value-type="currency" office:currency="EUR" office:value="0">
            <text:p>0,00 €</text:p>
          </table:table-cell>
          <table:table-cell table:style-name="ce58" table:formula="of:=[.C115]-[.P115]" office:value-type="currency" office:currency="EUR" office:value="0">
            <text:p>0,00 €</text:p>
          </table:table-cell>
          <table:table-cell table:style-name="ce70" table:formula="of:=[.Q115]/[.C11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8110">
            <text:p>658110</text:p>
          </table:table-cell>
          <table:table-cell table:style-name="ce50" office:value-type="string">
            <text:p>Différences de règlement (charge)</text:p>
          </table:table-cell>
          <table:table-cell table:style-name="ce58"/>
          <table:table-cell table:style-name="ce58" table:number-columns-repeated="12"/>
          <table:table-cell table:style-name="ce58" table:formula="of:=SUM([.D116:.O116])" office:value-type="currency" office:currency="EUR" office:value="0">
            <text:p>0,00 €</text:p>
          </table:table-cell>
          <table:table-cell table:style-name="ce58" table:formula="of:=[.C116]-[.P116]" office:value-type="currency" office:currency="EUR" office:value="0">
            <text:p>0,00 €</text:p>
          </table:table-cell>
          <table:table-cell table:style-name="ce70" table:formula="of:=[.Q116]/[.C11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61000">
            <text:p>661000</text:p>
          </table:table-cell>
          <table:table-cell table:style-name="ce50" office:value-type="string">
            <text:p>Frais de prélèvement</text:p>
          </table:table-cell>
          <table:table-cell table:style-name="ce58"/>
          <table:table-cell table:style-name="ce58" table:number-columns-repeated="12"/>
          <table:table-cell table:style-name="ce58" table:formula="of:=SUM([.D117:.O117])" office:value-type="currency" office:currency="EUR" office:value="0">
            <text:p>0,00 €</text:p>
          </table:table-cell>
          <table:table-cell table:style-name="ce58" table:formula="of:=[.C117]-[.P117]" office:value-type="currency" office:currency="EUR" office:value="0">
            <text:p>0,00 €</text:p>
          </table:table-cell>
          <table:table-cell table:style-name="ce70" table:formula="of:=[.Q117]/[.C11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61600">
            <text:p>661600</text:p>
          </table:table-cell>
          <table:table-cell table:style-name="ce50" office:value-type="string">
            <text:p>Agios bancaires</text:p>
          </table:table-cell>
          <table:table-cell table:style-name="ce58"/>
          <table:table-cell table:style-name="ce58" table:number-columns-repeated="12"/>
          <table:table-cell table:style-name="ce58" table:formula="of:=SUM([.D118:.O118])" office:value-type="currency" office:currency="EUR" office:value="0">
            <text:p>0,00 €</text:p>
          </table:table-cell>
          <table:table-cell table:style-name="ce58" table:formula="of:=[.C118]-[.P118]" office:value-type="currency" office:currency="EUR" office:value="0">
            <text:p>0,00 €</text:p>
          </table:table-cell>
          <table:table-cell table:style-name="ce70" table:formula="of:=[.Q118]/[.C11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68800">
            <text:p>668800</text:p>
          </table:table-cell>
          <table:table-cell table:style-name="ce50" office:value-type="string">
            <text:p>Compte d'Arrondi</text:p>
          </table:table-cell>
          <table:table-cell table:style-name="ce58"/>
          <table:table-cell table:style-name="ce58" table:number-columns-repeated="12"/>
          <table:table-cell table:style-name="ce58" table:formula="of:=SUM([.D119:.O119])" office:value-type="currency" office:currency="EUR" office:value="0">
            <text:p>0,00 €</text:p>
          </table:table-cell>
          <table:table-cell table:style-name="ce58" table:formula="of:=[.C119]-[.P119]" office:value-type="currency" office:currency="EUR" office:value="0">
            <text:p>0,00 €</text:p>
          </table:table-cell>
          <table:table-cell table:style-name="ce70" table:formula="of:=[.Q119]/[.C11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71200">
            <text:p>671200</text:p>
          </table:table-cell>
          <table:table-cell table:style-name="ce50" office:value-type="string">
            <text:p>Pénalités &amp; amendes</text:p>
          </table:table-cell>
          <table:table-cell table:style-name="ce58"/>
          <table:table-cell table:style-name="ce58" table:number-columns-repeated="12"/>
          <table:table-cell table:style-name="ce58" table:formula="of:=SUM([.D120:.O120])" office:value-type="currency" office:currency="EUR" office:value="0">
            <text:p>0,00 €</text:p>
          </table:table-cell>
          <table:table-cell table:style-name="ce58" table:formula="of:=[.C120]-[.P120]" office:value-type="currency" office:currency="EUR" office:value="0">
            <text:p>0,00 €</text:p>
          </table:table-cell>
          <table:table-cell table:style-name="ce70" table:formula="of:=[.Q120]/[.C120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672000">
            <text:p>672000</text:p>
          </table:table-cell>
          <table:table-cell table:style-name="ce50" office:value-type="string">
            <text:p>Charges sur exercices anérieurs</text:p>
          </table:table-cell>
          <table:table-cell table:style-name="ce58"/>
          <table:table-cell table:style-name="ce58" table:number-columns-repeated="12"/>
          <table:table-cell table:style-name="ce58" table:formula="of:=SUM([.D121:.O121])" office:value-type="currency" office:currency="EUR" office:value="0">
            <text:p>0,00 €</text:p>
          </table:table-cell>
          <table:table-cell table:style-name="ce58" table:formula="of:=[.C121]-[.P121]" office:value-type="currency" office:currency="EUR" office:value="0">
            <text:p>0,00 €</text:p>
          </table:table-cell>
          <table:table-cell table:style-name="ce70" table:formula="of:=[.Q121]/[.C12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75000">
            <text:p>675000</text:p>
          </table:table-cell>
          <table:table-cell table:style-name="ce50" office:value-type="string">
            <text:p>Valeurs comptables des éléments d'actif cédés</text:p>
          </table:table-cell>
          <table:table-cell table:style-name="ce58"/>
          <table:table-cell table:style-name="ce58" table:number-columns-repeated="12"/>
          <table:table-cell table:style-name="ce58" table:formula="of:=SUM([.D122:.O122])" office:value-type="currency" office:currency="EUR" office:value="0">
            <text:p>0,00 €</text:p>
          </table:table-cell>
          <table:table-cell table:style-name="ce58" table:formula="of:=[.C122]-[.P122]" office:value-type="currency" office:currency="EUR" office:value="0">
            <text:p>0,00 €</text:p>
          </table:table-cell>
          <table:table-cell table:style-name="ce70" table:formula="of:=[.Q122]/[.C122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675200">
            <text:p>675200</text:p>
          </table:table-cell>
          <table:table-cell table:style-name="ce50" office:value-type="string">
            <text:p>Val. cptable des éléments d'actif cédés : immos corporelles</text:p>
          </table:table-cell>
          <table:table-cell table:style-name="ce58"/>
          <table:table-cell table:style-name="ce58" table:number-columns-repeated="12"/>
          <table:table-cell table:style-name="ce58" table:formula="of:=SUM([.D123:.O123])" office:value-type="currency" office:currency="EUR" office:value="0">
            <text:p>0,00 €</text:p>
          </table:table-cell>
          <table:table-cell table:style-name="ce58" table:formula="of:=[.C123]-[.P123]" office:value-type="currency" office:currency="EUR" office:value="0">
            <text:p>0,00 €</text:p>
          </table:table-cell>
          <table:table-cell table:style-name="ce70" table:formula="of:=[.Q123]/[.C12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78000">
            <text:p>678000</text:p>
          </table:table-cell>
          <table:table-cell table:style-name="ce50" office:value-type="string">
            <text:p>Autres charges exceptionnelles</text:p>
          </table:table-cell>
          <table:table-cell table:style-name="ce58"/>
          <table:table-cell table:style-name="ce58" table:number-columns-repeated="12"/>
          <table:table-cell table:style-name="ce58" table:formula="of:=SUM([.D124:.O124])" office:value-type="currency" office:currency="EUR" office:value="0">
            <text:p>0,00 €</text:p>
          </table:table-cell>
          <table:table-cell table:style-name="ce58" table:formula="of:=[.C124]-[.P124]" office:value-type="currency" office:currency="EUR" office:value="0">
            <text:p>0,00 €</text:p>
          </table:table-cell>
          <table:table-cell table:style-name="ce70" table:formula="of:=[.Q124]/[.C12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78800">
            <text:p>678800</text:p>
          </table:table-cell>
          <table:table-cell table:style-name="ce50" office:value-type="string">
            <text:p>Charges exceptionnelles diverses</text:p>
          </table:table-cell>
          <table:table-cell table:style-name="ce58"/>
          <table:table-cell table:style-name="ce58" table:number-columns-repeated="12"/>
          <table:table-cell table:style-name="ce58" table:formula="of:=SUM([.D125:.O125])" office:value-type="currency" office:currency="EUR" office:value="0">
            <text:p>0,00 €</text:p>
          </table:table-cell>
          <table:table-cell table:style-name="ce58" table:formula="of:=[.C125]-[.P125]" office:value-type="currency" office:currency="EUR" office:value="0">
            <text:p>0,00 €</text:p>
          </table:table-cell>
          <table:table-cell table:style-name="ce70" table:formula="of:=[.Q125]/[.C125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681110">
            <text:p>681110</text:p>
          </table:table-cell>
          <table:table-cell table:style-name="ce50" office:value-type="string">
            <text:p>Dot. amort. immos incorporelles</text:p>
          </table:table-cell>
          <table:table-cell table:style-name="ce58"/>
          <table:table-cell table:style-name="ce58" table:number-columns-repeated="12"/>
          <table:table-cell table:style-name="ce58" table:formula="of:=SUM([.D126:.O126])" office:value-type="currency" office:currency="EUR" office:value="0">
            <text:p>0,00 €</text:p>
          </table:table-cell>
          <table:table-cell table:style-name="ce58" table:formula="of:=[.C126]-[.P126]" office:value-type="currency" office:currency="EUR" office:value="0">
            <text:p>0,00 €</text:p>
          </table:table-cell>
          <table:table-cell table:style-name="ce70" table:formula="of:=[.Q126]/[.C126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681120">
            <text:p>681120</text:p>
          </table:table-cell>
          <table:table-cell table:style-name="ce50" office:value-type="string">
            <text:p>Dot. amort. immos corporelles</text:p>
          </table:table-cell>
          <table:table-cell table:style-name="ce58"/>
          <table:table-cell table:style-name="ce58" table:number-columns-repeated="12"/>
          <table:table-cell table:style-name="ce58" table:formula="of:=SUM([.D127:.O127])" office:value-type="currency" office:currency="EUR" office:value="0">
            <text:p>0,00 €</text:p>
          </table:table-cell>
          <table:table-cell table:style-name="ce58" table:formula="of:=[.C127]-[.P127]" office:value-type="currency" office:currency="EUR" office:value="0">
            <text:p>0,00 €</text:p>
          </table:table-cell>
          <table:table-cell table:style-name="ce70" table:formula="of:=[.Q127]/[.C127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681700">
            <text:p>681700</text:p>
          </table:table-cell>
          <table:table-cell table:style-name="ce50" office:value-type="string">
            <text:p>Prov.pour dépréciation des stocks</text:p>
          </table:table-cell>
          <table:table-cell table:style-name="ce58"/>
          <table:table-cell table:style-name="ce58" table:number-columns-repeated="12"/>
          <table:table-cell table:style-name="ce58" table:formula="of:=SUM([.D128:.O128])" office:value-type="currency" office:currency="EUR" office:value="0">
            <text:p>0,00 €</text:p>
          </table:table-cell>
          <table:table-cell table:style-name="ce58" table:formula="of:=[.C128]-[.P128]" office:value-type="currency" office:currency="EUR" office:value="0">
            <text:p>0,00 €</text:p>
          </table:table-cell>
          <table:table-cell table:style-name="ce70" table:formula="of:=[.Q128]/[.C128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687250">
            <text:p>687250</text:p>
          </table:table-cell>
          <table:table-cell table:style-name="ce50" office:value-type="string">
            <text:p>Dot.amort. dérogatoires</text:p>
          </table:table-cell>
          <table:table-cell table:style-name="ce58"/>
          <table:table-cell table:style-name="ce58" table:number-columns-repeated="12"/>
          <table:table-cell table:style-name="ce58" table:formula="of:=SUM([.D129:.O129])" office:value-type="currency" office:currency="EUR" office:value="0">
            <text:p>0,00 €</text:p>
          </table:table-cell>
          <table:table-cell table:style-name="ce58" table:formula="of:=[.C129]-[.P129]" office:value-type="currency" office:currency="EUR" office:value="0">
            <text:p>0,00 €</text:p>
          </table:table-cell>
          <table:table-cell table:style-name="ce70" table:formula="of:=[.Q129]/[.C129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687500">
            <text:p>687500</text:p>
          </table:table-cell>
          <table:table-cell table:style-name="ce50" office:value-type="string">
            <text:p>Dot. aux prov. risques et ch. exc.</text:p>
          </table:table-cell>
          <table:table-cell table:style-name="ce58"/>
          <table:table-cell table:style-name="ce58" table:number-columns-repeated="12"/>
          <table:table-cell table:style-name="ce58" table:formula="of:=SUM([.D130:.O130])" office:value-type="currency" office:currency="EUR" office:value="0">
            <text:p>0,00 €</text:p>
          </table:table-cell>
          <table:table-cell table:style-name="ce58" table:formula="of:=[.C130]-[.P130]" office:value-type="currency" office:currency="EUR" office:value="0">
            <text:p>0,00 €</text:p>
          </table:table-cell>
          <table:table-cell table:style-name="ce70" table:formula="of:=[.Q130]/[.C13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95000">
            <text:p>695000</text:p>
          </table:table-cell>
          <table:table-cell table:style-name="ce50" office:value-type="string">
            <text:p>Impôt pers. morales non lucratives</text:p>
          </table:table-cell>
          <table:table-cell table:style-name="ce58"/>
          <table:table-cell table:style-name="ce58" table:number-columns-repeated="12"/>
          <table:table-cell table:style-name="ce58" table:formula="of:=SUM([.D131:.O131])" office:value-type="currency" office:currency="EUR" office:value="0">
            <text:p>0,00 €</text:p>
          </table:table-cell>
          <table:table-cell table:style-name="ce58" table:formula="of:=[.C131]-[.P131]" office:value-type="currency" office:currency="EUR" office:value="0">
            <text:p>0,00 €</text:p>
          </table:table-cell>
          <table:table-cell table:style-name="ce70" table:formula="of:=[.Q131]/[.C13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95100">
            <text:p>695100</text:p>
          </table:table-cell>
          <table:table-cell table:style-name="ce50" office:value-type="string">
            <text:p>Impôt société sur activités fiscalisées</text:p>
          </table:table-cell>
          <table:table-cell table:style-name="ce58"/>
          <table:table-cell table:style-name="ce58" table:number-columns-repeated="12"/>
          <table:table-cell table:style-name="ce58" table:formula="of:=SUM([.D132:.O132])" office:value-type="currency" office:currency="EUR" office:value="0">
            <text:p>0,00 €</text:p>
          </table:table-cell>
          <table:table-cell table:style-name="ce58" table:formula="of:=[.C132]-[.P132]" office:value-type="currency" office:currency="EUR" office:value="0">
            <text:p>0,00 €</text:p>
          </table:table-cell>
          <table:table-cell table:style-name="ce70" table:formula="of:=[.Q132]/[.C13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8"/>
          <table:table-cell table:style-name="ce51" office:value-type="string">
            <text:p>Produits </text:p>
          </table:table-cell>
          <table:table-cell table:style-name="ce54" table:formula="of:=SUM([.C134:.C202])" office:value-type="currency" office:currency="EUR" office:value="37305">
            <text:p>37 305,00 €</text:p>
          </table:table-cell>
          <table:table-cell table:style-name="ce54" table:formula="of:=SUM([.D134:.D202])" office:value-type="currency" office:currency="EUR" office:value="0">
            <text:p>0,00 €</text:p>
          </table:table-cell>
          <table:table-cell table:style-name="ce54" table:formula="of:=SUM([.E134:.E202])" office:value-type="currency" office:currency="EUR" office:value="32.99">
            <text:p>32,99 €</text:p>
          </table:table-cell>
          <table:table-cell table:style-name="ce54" table:formula="of:=SUM([.F134:.F202])" office:value-type="currency" office:currency="EUR" office:value="83.06">
            <text:p>83,06 €</text:p>
          </table:table-cell>
          <table:table-cell table:style-name="ce54" table:formula="of:=SUM([.G134:.G202])" office:value-type="currency" office:currency="EUR" office:value="0">
            <text:p>0,00 €</text:p>
          </table:table-cell>
          <table:table-cell table:style-name="ce54" table:formula="of:=SUM([.H134:.H202])" office:value-type="currency" office:currency="EUR" office:value="0">
            <text:p>0,00 €</text:p>
          </table:table-cell>
          <table:table-cell table:style-name="ce54" table:formula="of:=SUM([.I134:.I202])" office:value-type="currency" office:currency="EUR" office:value="0">
            <text:p>0,00 €</text:p>
          </table:table-cell>
          <table:table-cell table:style-name="ce54" table:formula="of:=SUM([.J134:.J202])" office:value-type="currency" office:currency="EUR" office:value="0">
            <text:p>0,00 €</text:p>
          </table:table-cell>
          <table:table-cell table:style-name="ce54" table:formula="of:=SUM([.K134:.K202])" office:value-type="currency" office:currency="EUR" office:value="0">
            <text:p>0,00 €</text:p>
          </table:table-cell>
          <table:table-cell table:style-name="ce54" table:formula="of:=SUM([.L134:.L202])" office:value-type="currency" office:currency="EUR" office:value="0">
            <text:p>0,00 €</text:p>
          </table:table-cell>
          <table:table-cell table:style-name="ce54" table:formula="of:=SUM([.M134:.M202])" office:value-type="currency" office:currency="EUR" office:value="0">
            <text:p>0,00 €</text:p>
          </table:table-cell>
          <table:table-cell table:style-name="ce54" table:formula="of:=SUM([.N134:.N202])" office:value-type="currency" office:currency="EUR" office:value="0">
            <text:p>0,00 €</text:p>
          </table:table-cell>
          <table:table-cell table:style-name="ce54" table:formula="of:=SUM([.O134:.O202])" office:value-type="currency" office:currency="EUR" office:value="0">
            <text:p>0,00 €</text:p>
          </table:table-cell>
          <table:table-cell table:style-name="ce54" table:formula="of:=SUM([.P146:.P203])" office:value-type="currency" office:currency="EUR" office:value="116.05">
            <text:p>116,05 €</text:p>
          </table:table-cell>
          <table:table-cell table:style-name="ce54" table:formula="of:=[.C133]-[.P133]" office:value-type="currency" office:currency="EUR" office:value="37188.95">
            <text:p>37 188,95 €</text:p>
          </table:table-cell>
          <table:table-cell table:style-name="ce69" table:formula="of:=[.P133]/[.C133]" office:value-type="percentage" office:value="0.00311084305052942">
            <text:p>0,31%</text:p>
          </table:table-cell>
          <table:table-cell table:number-columns-repeated="1006"/>
        </table:table-row>
        <table:table-row table:style-name="ro6">
          <table:table-cell table:style-name="ce49" office:value-type="float" office:value="701010">
            <text:p>701010</text:p>
          </table:table-cell>
          <table:table-cell table:style-name="ce50" office:value-type="string">
            <text:p>Abt à la revue SDN 2,1 %</text:p>
          </table:table-cell>
          <table:table-cell table:style-name="ce58"/>
          <table:table-cell table:style-name="ce58" table:number-columns-repeated="12"/>
          <table:table-cell table:style-name="ce58" table:formula="of:=SUM([.D134:.O134])" office:value-type="currency" office:currency="EUR" office:value="0">
            <text:p>0,00 €</text:p>
          </table:table-cell>
          <table:table-cell table:style-name="ce58" table:formula="of:=[.C134]-[.P134]" office:value-type="currency" office:currency="EUR" office:value="0">
            <text:p>0,00 €</text:p>
          </table:table-cell>
          <table:table-cell table:style-name="ce70" table:formula="of:=[.Q134]/[.C13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110">
            <text:p>701110</text:p>
          </table:table-cell>
          <table:table-cell table:style-name="ce50" office:value-type="string">
            <text:p>Parrainage d'abonnements à 2,10 %</text:p>
          </table:table-cell>
          <table:table-cell table:style-name="ce58"/>
          <table:table-cell table:style-name="ce58" table:number-columns-repeated="12"/>
          <table:table-cell table:style-name="ce58" table:formula="of:=SUM([.D135:.O135])" office:value-type="currency" office:currency="EUR" office:value="0">
            <text:p>0,00 €</text:p>
          </table:table-cell>
          <table:table-cell table:style-name="ce58" table:formula="of:=[.C135]-[.P135]" office:value-type="currency" office:currency="EUR" office:value="0">
            <text:p>0,00 €</text:p>
          </table:table-cell>
          <table:table-cell table:style-name="ce70" table:formula="of:=[.Q135]/[.C13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120">
            <text:p>701120</text:p>
          </table:table-cell>
          <table:table-cell table:style-name="ce50" office:value-type="string">
            <text:p>Revue à l'unité à 2,10 %</text:p>
          </table:table-cell>
          <table:table-cell table:style-name="ce58"/>
          <table:table-cell table:style-name="ce58" table:number-columns-repeated="12"/>
          <table:table-cell table:style-name="ce58" table:formula="of:=SUM([.D136:.O136])" office:value-type="currency" office:currency="EUR" office:value="0">
            <text:p>0,00 €</text:p>
          </table:table-cell>
          <table:table-cell table:style-name="ce58" table:formula="of:=[.C136]-[.P136]" office:value-type="currency" office:currency="EUR" office:value="0">
            <text:p>0,00 €</text:p>
          </table:table-cell>
          <table:table-cell table:style-name="ce70" table:formula="of:=[.Q136]/[.C13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130">
            <text:p>701130</text:p>
          </table:table-cell>
          <table:table-cell table:style-name="ce50" office:value-type="string">
            <text:p>Autres Documents REZO</text:p>
          </table:table-cell>
          <table:table-cell table:style-name="ce58"/>
          <table:table-cell table:style-name="ce58" table:number-columns-repeated="12"/>
          <table:table-cell table:style-name="ce58" table:formula="of:=SUM([.D137:.O137])" office:value-type="currency" office:currency="EUR" office:value="0">
            <text:p>0,00 €</text:p>
          </table:table-cell>
          <table:table-cell table:style-name="ce58" table:formula="of:=[.C137]-[.P137]" office:value-type="currency" office:currency="EUR" office:value="0">
            <text:p>0,00 €</text:p>
          </table:table-cell>
          <table:table-cell table:style-name="ce70" table:formula="of:=[.Q137]/[.C13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140">
            <text:p>701140</text:p>
          </table:table-cell>
          <table:table-cell table:style-name="ce50" office:value-type="string">
            <text:p>Vêtements et accessoires à 19,6 %</text:p>
          </table:table-cell>
          <table:table-cell table:style-name="ce58"/>
          <table:table-cell table:style-name="ce58" table:number-columns-repeated="12"/>
          <table:table-cell table:style-name="ce58" table:formula="of:=SUM([.D138:.O138])" office:value-type="currency" office:currency="EUR" office:value="0">
            <text:p>0,00 €</text:p>
          </table:table-cell>
          <table:table-cell table:style-name="ce58" table:formula="of:=[.C138]-[.P138]" office:value-type="currency" office:currency="EUR" office:value="0">
            <text:p>0,00 €</text:p>
          </table:table-cell>
          <table:table-cell table:style-name="ce70" table:formula="of:=[.Q138]/[.C13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200">
            <text:p>701200</text:p>
          </table:table-cell>
          <table:table-cell table:style-name="ce50" office:value-type="string">
            <text:p>Livres, dossiers et brochures à 5,5 %</text:p>
          </table:table-cell>
          <table:table-cell table:style-name="ce58"/>
          <table:table-cell table:style-name="ce58" table:number-columns-repeated="12"/>
          <table:table-cell table:style-name="ce58" table:formula="of:=SUM([.D139:.O139])" office:value-type="currency" office:currency="EUR" office:value="0">
            <text:p>0,00 €</text:p>
          </table:table-cell>
          <table:table-cell table:style-name="ce58" table:formula="of:=[.C139]-[.P139]" office:value-type="currency" office:currency="EUR" office:value="0">
            <text:p>0,00 €</text:p>
          </table:table-cell>
          <table:table-cell table:style-name="ce70" table:formula="of:=[.Q139]/[.C13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400">
            <text:p>701400</text:p>
          </table:table-cell>
          <table:table-cell table:style-name="ce50" office:value-type="string">
            <text:p>REZO Documents de campagne à 5,5 %</text:p>
          </table:table-cell>
          <table:table-cell table:style-name="ce58"/>
          <table:table-cell table:style-name="ce58" table:number-columns-repeated="12"/>
          <table:table-cell table:style-name="ce58" table:formula="of:=SUM([.D140:.O140])" office:value-type="currency" office:currency="EUR" office:value="0">
            <text:p>0,00 €</text:p>
          </table:table-cell>
          <table:table-cell table:style-name="ce58" table:formula="of:=[.C140]-[.P140]" office:value-type="currency" office:currency="EUR" office:value="0">
            <text:p>0,00 €</text:p>
          </table:table-cell>
          <table:table-cell table:style-name="ce70" table:formula="of:=[.Q140]/[.C14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500">
            <text:p>701500</text:p>
          </table:table-cell>
          <table:table-cell table:style-name="ce50" office:value-type="string">
            <text:p>MAT. DVD du REZO à 19,6 %</text:p>
          </table:table-cell>
          <table:table-cell table:style-name="ce58"/>
          <table:table-cell table:style-name="ce58" table:number-columns-repeated="12"/>
          <table:table-cell table:style-name="ce58" table:formula="of:=SUM([.D141:.O141])" office:value-type="currency" office:currency="EUR" office:value="0">
            <text:p>0,00 €</text:p>
          </table:table-cell>
          <table:table-cell table:style-name="ce58" table:formula="of:=[.C141]-[.P141]" office:value-type="currency" office:currency="EUR" office:value="0">
            <text:p>0,00 €</text:p>
          </table:table-cell>
          <table:table-cell table:style-name="ce70" table:formula="of:=[.Q141]/[.C14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600">
            <text:p>701600</text:p>
          </table:table-cell>
          <table:table-cell table:style-name="ce50" office:value-type="string">
            <text:p>MAT. Enveloppes à 19,6 %</text:p>
          </table:table-cell>
          <table:table-cell table:style-name="ce58"/>
          <table:table-cell table:style-name="ce58" table:number-columns-repeated="12"/>
          <table:table-cell table:style-name="ce58" table:formula="of:=SUM([.D142:.O142])" office:value-type="currency" office:currency="EUR" office:value="0">
            <text:p>0,00 €</text:p>
          </table:table-cell>
          <table:table-cell table:style-name="ce58" table:formula="of:=[.C142]-[.P142]" office:value-type="currency" office:currency="EUR" office:value="0">
            <text:p>0,00 €</text:p>
          </table:table-cell>
          <table:table-cell table:style-name="ce70" table:formula="of:=[.Q142]/[.C142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701810">
            <text:p>701810</text:p>
          </table:table-cell>
          <table:table-cell table:style-name="ce50" office:value-type="string">
            <text:p>Mat DVD du rezo (19,6%)</text:p>
          </table:table-cell>
          <table:table-cell table:style-name="ce58"/>
          <table:table-cell table:style-name="ce58" table:number-columns-repeated="12"/>
          <table:table-cell table:style-name="ce58" table:formula="of:=SUM([.D143:.O143])" office:value-type="currency" office:currency="EUR" office:value="0">
            <text:p>0,00 €</text:p>
          </table:table-cell>
          <table:table-cell table:style-name="ce58" table:formula="of:=[.C143]-[.P143]" office:value-type="currency" office:currency="EUR" office:value="0">
            <text:p>0,00 €</text:p>
          </table:table-cell>
          <table:table-cell table:style-name="ce70" table:formula="of:=[.Q143]/[.C14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900">
            <text:p>701900</text:p>
          </table:table-cell>
          <table:table-cell table:style-name="ce50" office:value-type="string">
            <text:p>Autocollants hors Europe</text:p>
          </table:table-cell>
          <table:table-cell table:style-name="ce58"/>
          <table:table-cell table:style-name="ce58" table:number-columns-repeated="12"/>
          <table:table-cell table:style-name="ce58" table:formula="of:=SUM([.D144:.O144])" office:value-type="currency" office:currency="EUR" office:value="0">
            <text:p>0,00 €</text:p>
          </table:table-cell>
          <table:table-cell table:style-name="ce58" table:formula="of:=[.C144]-[.P144]" office:value-type="currency" office:currency="EUR" office:value="0">
            <text:p>0,00 €</text:p>
          </table:table-cell>
          <table:table-cell table:style-name="ce70" table:formula="of:=[.Q144]/[.C144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706300">
            <text:p>706300</text:p>
          </table:table-cell>
          <table:table-cell table:style-name="ce50" office:value-type="string">
            <text:p>Inscriptions colloque Énergies 3 frontières (exo.)</text:p>
          </table:table-cell>
          <table:table-cell table:style-name="ce58"/>
          <table:table-cell table:style-name="ce58" table:number-columns-repeated="12"/>
          <table:table-cell table:style-name="ce58" table:formula="of:=SUM([.D145:.O145])" office:value-type="currency" office:currency="EUR" office:value="0">
            <text:p>0,00 €</text:p>
          </table:table-cell>
          <table:table-cell table:style-name="ce58" table:formula="of:=[.C145]-[.P145]" office:value-type="currency" office:currency="EUR" office:value="0">
            <text:p>0,00 €</text:p>
          </table:table-cell>
          <table:table-cell table:style-name="ce70" table:formula="of:=[.Q145]/[.C14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100">
            <text:p>707100</text:p>
          </table:table-cell>
          <table:table-cell table:style-name="ce50" office:value-type="string">
            <text:p>Brochures revendues à 5,5 %</text:p>
          </table:table-cell>
          <table:table-cell table:style-name="ce58"/>
          <table:table-cell table:style-name="ce58" table:number-columns-repeated="12"/>
          <table:table-cell table:style-name="ce58" table:formula="of:=SUM([.D146:.O146])" office:value-type="currency" office:currency="EUR" office:value="0">
            <text:p>0,00 €</text:p>
          </table:table-cell>
          <table:table-cell table:style-name="ce58" table:formula="of:=[.C146]-[.P146]" office:value-type="currency" office:currency="EUR" office:value="0">
            <text:p>0,00 €</text:p>
          </table:table-cell>
          <table:table-cell table:style-name="ce70" table:formula="of:=[.P146]/[.C14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200">
            <text:p>707200</text:p>
          </table:table-cell>
          <table:table-cell table:style-name="ce50" office:value-type="string">
            <text:p>Ventes de CD à 19,6 %</text:p>
          </table:table-cell>
          <table:table-cell table:style-name="ce58"/>
          <table:table-cell table:style-name="ce58" table:number-columns-repeated="12"/>
          <table:table-cell table:style-name="ce58" table:formula="of:=SUM([.D147:.O147])" office:value-type="currency" office:currency="EUR" office:value="0">
            <text:p>0,00 €</text:p>
          </table:table-cell>
          <table:table-cell table:style-name="ce58" table:formula="of:=[.C147]-[.P147]" office:value-type="currency" office:currency="EUR" office:value="0">
            <text:p>0,00 €</text:p>
          </table:table-cell>
          <table:table-cell table:style-name="ce70" table:formula="of:=[.P147]/[.C14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300">
            <text:p>707300</text:p>
          </table:table-cell>
          <table:table-cell table:style-name="ce50" office:value-type="string">
            <text:p>Ventes de DVD à 19,6 %</text:p>
          </table:table-cell>
          <table:table-cell table:style-name="ce58"/>
          <table:table-cell table:style-name="ce58" table:number-columns-repeated="12"/>
          <table:table-cell table:style-name="ce58" table:formula="of:=SUM([.D148:.O148])" office:value-type="currency" office:currency="EUR" office:value="0">
            <text:p>0,00 €</text:p>
          </table:table-cell>
          <table:table-cell table:style-name="ce58" table:formula="of:=[.C148]-[.P148]" office:value-type="currency" office:currency="EUR" office:value="0">
            <text:p>0,00 €</text:p>
          </table:table-cell>
          <table:table-cell table:style-name="ce70" table:formula="of:=[.P148]/[.C14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500">
            <text:p>707500</text:p>
          </table:table-cell>
          <table:table-cell table:style-name="ce50" office:value-type="string">
            <text:p>Ventes de livres</text:p>
          </table:table-cell>
          <table:table-cell table:style-name="ce58"/>
          <table:table-cell table:style-name="ce58" table:number-columns-repeated="12"/>
          <table:table-cell table:style-name="ce58" table:formula="of:=SUM([.D149:.O149])" office:value-type="currency" office:currency="EUR" office:value="0">
            <text:p>0,00 €</text:p>
          </table:table-cell>
          <table:table-cell table:style-name="ce58" table:formula="of:=[.C149]-[.P149]" office:value-type="currency" office:currency="EUR" office:value="0">
            <text:p>0,00 €</text:p>
          </table:table-cell>
          <table:table-cell table:style-name="ce70" table:formula="of:=[.P149]/[.C14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510">
            <text:p>707510</text:p>
          </table:table-cell>
          <table:table-cell table:style-name="ce50" office:value-type="string">
            <text:p>Ventes exonérées</text:p>
          </table:table-cell>
          <table:table-cell table:style-name="ce58"/>
          <table:table-cell table:style-name="ce58" table:number-columns-repeated="12"/>
          <table:table-cell table:style-name="ce58" table:formula="of:=SUM([.D150:.O150])" office:value-type="currency" office:currency="EUR" office:value="0">
            <text:p>0,00 €</text:p>
          </table:table-cell>
          <table:table-cell table:style-name="ce58" table:formula="of:=[.C150]-[.P150]" office:value-type="currency" office:currency="EUR" office:value="0">
            <text:p>0,00 €</text:p>
          </table:table-cell>
          <table:table-cell table:style-name="ce70" table:formula="of:=[.P150]/[.C15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600">
            <text:p>707600</text:p>
          </table:table-cell>
          <table:table-cell table:style-name="ce50" office:value-type="string">
            <text:p>Autre matériel militant</text:p>
          </table:table-cell>
          <table:table-cell table:style-name="ce58"/>
          <table:table-cell table:style-name="ce58"/>
          <table:table-cell table:style-name="ce58" office:value-type="currency" office:currency="EUR" office:value="21.33">
            <text:p>21,33 €</text:p>
          </table:table-cell>
          <table:table-cell table:style-name="ce58" office:value-type="currency" office:currency="EUR" office:value="56.64">
            <text:p>56,64 €</text:p>
          </table:table-cell>
          <table:table-cell table:style-name="ce58" table:number-columns-repeated="9"/>
          <table:table-cell table:style-name="ce58" table:formula="of:=SUM([.D151:.O151])" office:value-type="currency" office:currency="EUR" office:value="77.97">
            <text:p>77,97 €</text:p>
          </table:table-cell>
          <table:table-cell table:style-name="ce58" table:formula="of:=[.C151]-[.P151]" office:value-type="currency" office:currency="EUR" office:value="-77.97">
            <text:p>-77,97 €</text:p>
          </table:table-cell>
          <table:table-cell table:style-name="ce70" table:formula="of:=[.P151]/[.C15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610">
            <text:p>707610</text:p>
          </table:table-cell>
          <table:table-cell table:style-name="ce50" office:value-type="string">
            <text:p>Autocollants</text:p>
          </table:table-cell>
          <table:table-cell table:style-name="ce58" office:value-type="currency" office:currency="EUR" office:value="1000">
            <text:p>1 000,00 €</text:p>
          </table:table-cell>
          <table:table-cell table:style-name="ce58"/>
          <table:table-cell table:style-name="ce58" office:value-type="currency" office:currency="EUR" office:value="11.66">
            <text:p>11,66 €</text:p>
          </table:table-cell>
          <table:table-cell table:style-name="ce58" office:value-type="currency" office:currency="EUR" office:value="5.42">
            <text:p>5,42 €</text:p>
          </table:table-cell>
          <table:table-cell table:style-name="ce58" table:number-columns-repeated="9"/>
          <table:table-cell table:style-name="ce58" table:formula="of:=SUM([.D152:.O152])" office:value-type="currency" office:currency="EUR" office:value="17.08">
            <text:p>17,08 €</text:p>
          </table:table-cell>
          <table:table-cell table:style-name="ce58" table:formula="of:=[.C152]-[.P152]" office:value-type="currency" office:currency="EUR" office:value="982.92">
            <text:p>982,92 €</text:p>
          </table:table-cell>
          <table:table-cell table:style-name="ce70" table:formula="of:=[.P152]/[.C152]" office:value-type="percentage" office:value="0.01708">
            <text:p>1,71%</text:p>
          </table:table-cell>
          <table:table-cell table:number-columns-repeated="1006"/>
        </table:table-row>
        <table:table-row table:style-name="ro1">
          <table:table-cell table:style-name="ce49" office:value-type="float" office:value="707620">
            <text:p>707620</text:p>
          </table:table-cell>
          <table:table-cell table:style-name="ce50" office:value-type="string">
            <text:p>Badges</text:p>
          </table:table-cell>
          <table:table-cell table:style-name="ce58" office:value-type="currency" office:currency="EUR" office:value="500">
            <text:p>500,00 €</text:p>
          </table:table-cell>
          <table:table-cell table:style-name="ce58" table:number-columns-repeated="12"/>
          <table:table-cell table:style-name="ce58" table:formula="of:=SUM([.D153:.O153])" office:value-type="currency" office:currency="EUR" office:value="0">
            <text:p>0,00 €</text:p>
          </table:table-cell>
          <table:table-cell table:style-name="ce58" table:formula="of:=[.C153]-[.P153]" office:value-type="currency" office:currency="EUR" office:value="500">
            <text:p>500,00 €</text:p>
          </table:table-cell>
          <table:table-cell table:style-name="ce70" table:formula="of:=[.P153]/[.C153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707630">
            <text:p>707630</text:p>
          </table:table-cell>
          <table:table-cell table:style-name="ce50" office:value-type="string">
            <text:p>Banderoles</text:p>
          </table:table-cell>
          <table:table-cell table:style-name="ce58"/>
          <table:table-cell table:style-name="ce58" table:number-columns-repeated="12"/>
          <table:table-cell table:style-name="ce58" table:formula="of:=SUM([.D154:.O154])" office:value-type="currency" office:currency="EUR" office:value="0">
            <text:p>0,00 €</text:p>
          </table:table-cell>
          <table:table-cell table:style-name="ce58" table:formula="of:=[.C154]-[.P154]" office:value-type="currency" office:currency="EUR" office:value="0">
            <text:p>0,00 €</text:p>
          </table:table-cell>
          <table:table-cell table:style-name="ce70" table:formula="of:=[.P154]/[.C15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640">
            <text:p>707640</text:p>
          </table:table-cell>
          <table:table-cell table:style-name="ce50" office:value-type="string">
            <text:p>Drapeaux</text:p>
          </table:table-cell>
          <table:table-cell table:style-name="ce58"/>
          <table:table-cell table:style-name="ce58" table:number-columns-repeated="12"/>
          <table:table-cell table:style-name="ce58" table:formula="of:=SUM([.D155:.O155])" office:value-type="currency" office:currency="EUR" office:value="0">
            <text:p>0,00 €</text:p>
          </table:table-cell>
          <table:table-cell table:style-name="ce58" table:formula="of:=[.C155]-[.P155]" office:value-type="currency" office:currency="EUR" office:value="0">
            <text:p>0,00 €</text:p>
          </table:table-cell>
          <table:table-cell table:style-name="ce70" table:formula="of:=[.P155]/[.C15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650">
            <text:p>707650</text:p>
          </table:table-cell>
          <table:table-cell table:style-name="ce50" office:value-type="string">
            <text:p>Enveloppes</text:p>
          </table:table-cell>
          <table:table-cell table:style-name="ce58"/>
          <table:table-cell table:style-name="ce58" table:number-columns-repeated="12"/>
          <table:table-cell table:style-name="ce58" table:formula="of:=SUM([.D156:.O156])" office:value-type="currency" office:currency="EUR" office:value="0">
            <text:p>0,00 €</text:p>
          </table:table-cell>
          <table:table-cell table:style-name="ce58" table:formula="of:=[.C156]-[.P156]" office:value-type="currency" office:currency="EUR" office:value="0">
            <text:p>0,00 €</text:p>
          </table:table-cell>
          <table:table-cell table:style-name="ce70" table:formula="of:=[.P156]/[.C156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707800">
            <text:p>707800</text:p>
          </table:table-cell>
          <table:table-cell table:style-name="ce50" office:value-type="string">
            <text:p>Tshirts</text:p>
          </table:table-cell>
          <table:table-cell table:style-name="ce58" office:value-type="currency" office:currency="EUR" office:value="425">
            <text:p>425,00 €</text:p>
          </table:table-cell>
          <table:table-cell table:style-name="ce58" table:number-columns-repeated="2"/>
          <table:table-cell table:style-name="ce58" office:value-type="currency" office:currency="EUR" office:value="21">
            <text:p>21,00 €</text:p>
          </table:table-cell>
          <table:table-cell table:style-name="ce58" table:number-columns-repeated="9"/>
          <table:table-cell table:style-name="ce58" table:formula="of:=SUM([.D157:.O157])" office:value-type="currency" office:currency="EUR" office:value="21">
            <text:p>21,00 €</text:p>
          </table:table-cell>
          <table:table-cell table:style-name="ce58" table:formula="of:=[.C157]-[.P157]" office:value-type="currency" office:currency="EUR" office:value="404">
            <text:p>404,00 €</text:p>
          </table:table-cell>
          <table:table-cell table:style-name="ce70" table:formula="of:=[.P157]/[.C157]" office:value-type="percentage" office:value="0.0494117647058823">
            <text:p>4,94%</text:p>
          </table:table-cell>
          <table:table-cell table:number-columns-repeated="1006"/>
        </table:table-row>
        <table:table-row table:style-name="ro6">
          <table:table-cell table:style-name="ce49" office:value-type="float" office:value="707900">
            <text:p>707900</text:p>
          </table:table-cell>
          <table:table-cell table:style-name="ce50" office:value-type="string">
            <text:p>MAT•Vêtements &amp; accessoires revendus /607900 (exo.)</text:p>
          </table:table-cell>
          <table:table-cell table:style-name="ce58"/>
          <table:table-cell table:style-name="ce58" table:number-columns-repeated="12"/>
          <table:table-cell table:style-name="ce58" table:formula="of:=SUM([.D158:.O158])" office:value-type="currency" office:currency="EUR" office:value="0">
            <text:p>0,00 €</text:p>
          </table:table-cell>
          <table:table-cell table:style-name="ce58" table:formula="of:=[.C158]-[.P158]" office:value-type="currency" office:currency="EUR" office:value="0">
            <text:p>0,00 €</text:p>
          </table:table-cell>
          <table:table-cell table:style-name="ce70" table:formula="of:=[.P158]/[.C15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910">
            <text:p>707910</text:p>
          </table:table-cell>
          <table:table-cell table:style-name="ce50" office:value-type="string">
            <text:p>Ventes diverses hors catalogue</text:p>
          </table:table-cell>
          <table:table-cell table:style-name="ce58"/>
          <table:table-cell table:style-name="ce58" table:number-columns-repeated="12"/>
          <table:table-cell table:style-name="ce58" table:formula="of:=SUM([.D159:.O159])" office:value-type="currency" office:currency="EUR" office:value="0">
            <text:p>0,00 €</text:p>
          </table:table-cell>
          <table:table-cell table:style-name="ce58" table:formula="of:=[.C159]-[.P159]" office:value-type="currency" office:currency="EUR" office:value="0">
            <text:p>0,00 €</text:p>
          </table:table-cell>
          <table:table-cell table:style-name="ce70" table:formula="of:=[.P159]/[.C15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string">
            <text:p>707MAT</text:p>
          </table:table-cell>
          <table:table-cell table:style-name="ce50" office:value-type="string">
            <text:p>MAT•Autre matériels de soutien revendus (19,6%)</text:p>
          </table:table-cell>
          <table:table-cell table:style-name="ce58"/>
          <table:table-cell table:style-name="ce58" table:number-columns-repeated="12"/>
          <table:table-cell table:style-name="ce58" table:formula="of:=SUM([.D160:.O160])" office:value-type="currency" office:currency="EUR" office:value="0">
            <text:p>0,00 €</text:p>
          </table:table-cell>
          <table:table-cell table:style-name="ce58" table:formula="of:=[.C160]-[.P160]" office:value-type="currency" office:currency="EUR" office:value="0">
            <text:p>0,00 €</text:p>
          </table:table-cell>
          <table:table-cell table:style-name="ce70" table:formula="of:=[.P160]/[.C16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8000">
            <text:p>708000</text:p>
          </table:table-cell>
          <table:table-cell table:style-name="ce50" office:value-type="string">
            <text:p>Produits d'activités annexes : photocopies, etc (20%)</text:p>
          </table:table-cell>
          <table:table-cell table:style-name="ce58"/>
          <table:table-cell table:style-name="ce58" table:number-columns-repeated="12"/>
          <table:table-cell table:style-name="ce58" table:formula="of:=SUM([.D161:.O161])" office:value-type="currency" office:currency="EUR" office:value="0">
            <text:p>0,00 €</text:p>
          </table:table-cell>
          <table:table-cell table:style-name="ce58" table:formula="of:=[.C161]-[.P161]" office:value-type="currency" office:currency="EUR" office:value="0">
            <text:p>0,00 €</text:p>
          </table:table-cell>
          <table:table-cell table:style-name="ce70" table:formula="of:=[.P161]/[.C161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709700">
            <text:p>709700</text:p>
          </table:table-cell>
          <table:table-cell table:style-name="ce50" office:value-type="string">
            <text:p>Reversement sur TS GANVA (exo.)</text:p>
          </table:table-cell>
          <table:table-cell table:style-name="ce58"/>
          <table:table-cell table:style-name="ce58" table:number-columns-repeated="12"/>
          <table:table-cell table:style-name="ce58" table:formula="of:=SUM([.D162:.O162])" office:value-type="currency" office:currency="EUR" office:value="0">
            <text:p>0,00 €</text:p>
          </table:table-cell>
          <table:table-cell table:style-name="ce58" table:formula="of:=[.C162]-[.P162]" office:value-type="currency" office:currency="EUR" office:value="0">
            <text:p>0,00 €</text:p>
          </table:table-cell>
          <table:table-cell table:style-name="ce70" table:formula="of:=[.P162]/[.C162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713500">
            <text:p>713500</text:p>
          </table:table-cell>
          <table:table-cell table:style-name="ce50" office:value-type="string">
            <text:p>Var.des stocks de Doc.de campagne</text:p>
          </table:table-cell>
          <table:table-cell table:style-name="ce58"/>
          <table:table-cell table:style-name="ce58" table:number-columns-repeated="12"/>
          <table:table-cell table:style-name="ce58" table:formula="of:=SUM([.D163:.O163])" office:value-type="currency" office:currency="EUR" office:value="0">
            <text:p>0,00 €</text:p>
          </table:table-cell>
          <table:table-cell table:style-name="ce58" table:formula="of:=[.C163]-[.P163]" office:value-type="currency" office:currency="EUR" office:value="0">
            <text:p>0,00 €</text:p>
          </table:table-cell>
          <table:table-cell table:style-name="ce70" table:formula="of:=[.P163]/[.C16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41000">
            <text:p>741000</text:p>
          </table:table-cell>
          <table:table-cell table:style-name="ce50" office:value-type="string">
            <text:p>Subventions d'exploitation</text:p>
          </table:table-cell>
          <table:table-cell table:style-name="ce58" office:value-type="currency" office:currency="EUR" office:value="20000">
            <text:p>20 000,00 €</text:p>
          </table:table-cell>
          <table:table-cell table:style-name="ce58" table:number-columns-repeated="12"/>
          <table:table-cell table:style-name="ce58" table:formula="of:=SUM([.D164:.O164])" office:value-type="currency" office:currency="EUR" office:value="0">
            <text:p>0,00 €</text:p>
          </table:table-cell>
          <table:table-cell table:style-name="ce58" table:formula="of:=[.C164]-[.P164]" office:value-type="currency" office:currency="EUR" office:value="20000">
            <text:p>20 000,00 €</text:p>
          </table:table-cell>
          <table:table-cell table:style-name="ce70" table:formula="of:=[.P164]/[.C164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754100">
            <text:p>754100</text:p>
          </table:table-cell>
          <table:table-cell table:style-name="ce50" office:value-type="string">
            <text:p>réaffectation Dons reçus</text:p>
          </table:table-cell>
          <table:table-cell table:style-name="ce58"/>
          <table:table-cell table:style-name="ce58" table:number-columns-repeated="12"/>
          <table:table-cell table:style-name="ce58" table:formula="of:=SUM([.D165:.O165])" office:value-type="currency" office:currency="EUR" office:value="0">
            <text:p>0,00 €</text:p>
          </table:table-cell>
          <table:table-cell table:style-name="ce58" table:formula="of:=[.C165]-[.P165]" office:value-type="currency" office:currency="EUR" office:value="0">
            <text:p>0,00 €</text:p>
          </table:table-cell>
          <table:table-cell table:style-name="ce70" table:formula="of:=[.P165]/[.C16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4300">
            <text:p>754300</text:p>
          </table:table-cell>
          <table:table-cell table:style-name="ce50" office:value-type="string">
            <text:p>Réaffectation des dons en ligne</text:p>
          </table:table-cell>
          <table:table-cell table:style-name="ce58"/>
          <table:table-cell table:style-name="ce58" table:number-columns-repeated="12"/>
          <table:table-cell table:style-name="ce58" table:formula="of:=SUM([.D166:.O166])" office:value-type="currency" office:currency="EUR" office:value="0">
            <text:p>0,00 €</text:p>
          </table:table-cell>
          <table:table-cell table:style-name="ce58" table:formula="of:=[.C166]-[.P166]" office:value-type="currency" office:currency="EUR" office:value="0">
            <text:p>0,00 €</text:p>
          </table:table-cell>
          <table:table-cell table:style-name="ce70" table:formula="of:=[.P166]/[.C16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4500">
            <text:p>754500</text:p>
          </table:table-cell>
          <table:table-cell table:style-name="ce50" office:value-type="string">
            <text:p>Réaffectation des dons Nef</text:p>
          </table:table-cell>
          <table:table-cell table:style-name="ce58"/>
          <table:table-cell table:style-name="ce58" table:number-columns-repeated="12"/>
          <table:table-cell table:style-name="ce58" table:formula="of:=SUM([.D167:.O167])" office:value-type="currency" office:currency="EUR" office:value="0">
            <text:p>0,00 €</text:p>
          </table:table-cell>
          <table:table-cell table:style-name="ce58" table:formula="of:=[.C167]-[.P167]" office:value-type="currency" office:currency="EUR" office:value="0">
            <text:p>0,00 €</text:p>
          </table:table-cell>
          <table:table-cell table:style-name="ce70" table:formula="of:=[.P167]/[.C167]" office:value-type="percentage" office:value="0">
            <text:p>#DIV/0 !</text:p>
          </table:table-cell>
          <table:table-cell table:number-columns-repeated="1006"/>
        </table:table-row>
        <table:table-row table:style-name="ro6">
          <table:table-cell table:style-name="ce49" office:value-type="float" office:value="754600">
            <text:p>754600</text:p>
          </table:table-cell>
          <table:table-cell table:style-name="ce50" office:value-type="string">
            <text:p>Réaffectation dons plvts</text:p>
          </table:table-cell>
          <table:table-cell table:style-name="ce58"/>
          <table:table-cell table:style-name="ce58" table:number-columns-repeated="12"/>
          <table:table-cell table:style-name="ce58" table:formula="of:=SUM([.D168:.O168])" office:value-type="currency" office:currency="EUR" office:value="0">
            <text:p>0,00 €</text:p>
          </table:table-cell>
          <table:table-cell table:style-name="ce58" table:formula="of:=[.C168]-[.P168]" office:value-type="currency" office:currency="EUR" office:value="0">
            <text:p>0,00 €</text:p>
          </table:table-cell>
          <table:table-cell table:style-name="ce70" table:formula="of:=[.P168]/[.C16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4700">
            <text:p>754700</text:p>
          </table:table-cell>
          <table:table-cell table:style-name="ce50" office:value-type="string">
            <text:p>Dons Maison de Bure</text:p>
          </table:table-cell>
          <table:table-cell table:style-name="ce58"/>
          <table:table-cell table:style-name="ce58" table:number-columns-repeated="12"/>
          <table:table-cell table:style-name="ce58" table:formula="of:=SUM([.D169:.O169])" office:value-type="currency" office:currency="EUR" office:value="0">
            <text:p>0,00 €</text:p>
          </table:table-cell>
          <table:table-cell table:style-name="ce58" table:formula="of:=[.C169]-[.P169]" office:value-type="currency" office:currency="EUR" office:value="0">
            <text:p>0,00 €</text:p>
          </table:table-cell>
          <table:table-cell table:style-name="ce70" table:formula="of:=[.P169]/[.C16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6200">
            <text:p>756200</text:p>
          </table:table-cell>
          <table:table-cell table:style-name="ce50" office:value-type="string">
            <text:p>Cotisations groupes adhérents</text:p>
          </table:table-cell>
          <table:table-cell table:style-name="ce58"/>
          <table:table-cell table:style-name="ce58" table:number-columns-repeated="12"/>
          <table:table-cell table:style-name="ce58" table:formula="of:=SUM([.D170:.O170])" office:value-type="currency" office:currency="EUR" office:value="0">
            <text:p>0,00 €</text:p>
          </table:table-cell>
          <table:table-cell table:style-name="ce58" table:formula="of:=[.C170]-[.P170]" office:value-type="currency" office:currency="EUR" office:value="0">
            <text:p>0,00 €</text:p>
          </table:table-cell>
          <table:table-cell table:style-name="ce70" table:formula="of:=[.P170]/[.C17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10">
            <text:p>758010</text:p>
          </table:table-cell>
          <table:table-cell table:style-name="ce50" office:value-type="string">
            <text:p>Dons reçus</text:p>
          </table:table-cell>
          <table:table-cell table:style-name="ce58" table:formula="of:=12380+3000" office:value-type="currency" office:currency="EUR" office:value="15380">
            <text:p>15 380,00 €</text:p>
          </table:table-cell>
          <table:table-cell table:style-name="ce58" table:number-columns-repeated="12"/>
          <table:table-cell table:style-name="ce58" table:formula="of:=SUM([.D171:.O171])" office:value-type="currency" office:currency="EUR" office:value="0">
            <text:p>0,00 €</text:p>
          </table:table-cell>
          <table:table-cell table:style-name="ce58" table:formula="of:=[.C171]-[.P171]" office:value-type="currency" office:currency="EUR" office:value="15380">
            <text:p>15 380,00 €</text:p>
          </table:table-cell>
          <table:table-cell table:style-name="ce70" table:formula="of:=[.P171]/[.C171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758020">
            <text:p>758020</text:p>
          </table:table-cell>
          <table:table-cell table:style-name="ce50" office:value-type="string">
            <text:p>Dons en ligne</text:p>
          </table:table-cell>
          <table:table-cell table:style-name="ce58"/>
          <table:table-cell table:style-name="ce58" table:number-columns-repeated="12"/>
          <table:table-cell table:style-name="ce58" table:formula="of:=SUM([.D172:.O172])" office:value-type="currency" office:currency="EUR" office:value="0">
            <text:p>0,00 €</text:p>
          </table:table-cell>
          <table:table-cell table:style-name="ce58" table:formula="of:=[.C172]-[.P172]" office:value-type="currency" office:currency="EUR" office:value="0">
            <text:p>0,00 €</text:p>
          </table:table-cell>
          <table:table-cell table:style-name="ce70" table:formula="of:=[.P172]/[.C17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30">
            <text:p>758030</text:p>
          </table:table-cell>
          <table:table-cell table:style-name="ce50" office:value-type="string">
            <text:p>Dons Partenariat NEF</text:p>
          </table:table-cell>
          <table:table-cell table:style-name="ce58"/>
          <table:table-cell table:style-name="ce58" table:number-columns-repeated="12"/>
          <table:table-cell table:style-name="ce58" table:formula="of:=SUM([.D173:.O173])" office:value-type="currency" office:currency="EUR" office:value="0">
            <text:p>0,00 €</text:p>
          </table:table-cell>
          <table:table-cell table:style-name="ce58" table:formula="of:=[.C173]-[.P173]" office:value-type="currency" office:currency="EUR" office:value="0">
            <text:p>0,00 €</text:p>
          </table:table-cell>
          <table:table-cell table:style-name="ce70" table:formula="of:=[.P173]/[.C17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40">
            <text:p>758040</text:p>
          </table:table-cell>
          <table:table-cell table:style-name="ce50" office:value-type="string">
            <text:p>Prélèvements automatiques reçus</text:p>
          </table:table-cell>
          <table:table-cell table:style-name="ce58"/>
          <table:table-cell table:style-name="ce58" table:number-columns-repeated="12"/>
          <table:table-cell table:style-name="ce58" table:formula="of:=SUM([.D174:.O174])" office:value-type="currency" office:currency="EUR" office:value="0">
            <text:p>0,00 €</text:p>
          </table:table-cell>
          <table:table-cell table:style-name="ce58" table:formula="of:=[.C174]-[.P174]" office:value-type="currency" office:currency="EUR" office:value="0">
            <text:p>0,00 €</text:p>
          </table:table-cell>
          <table:table-cell table:style-name="ce70" table:formula="of:=[.P174]/[.C17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50">
            <text:p>758050</text:p>
          </table:table-cell>
          <table:table-cell table:style-name="ce50" office:value-type="string">
            <text:p>Dons étalés par CB</text:p>
          </table:table-cell>
          <table:table-cell table:style-name="ce58"/>
          <table:table-cell table:style-name="ce58" table:number-columns-repeated="12"/>
          <table:table-cell table:style-name="ce58" table:formula="of:=SUM([.D175:.O175])" office:value-type="currency" office:currency="EUR" office:value="0">
            <text:p>0,00 €</text:p>
          </table:table-cell>
          <table:table-cell table:style-name="ce58" table:formula="of:=[.C175]-[.P175]" office:value-type="currency" office:currency="EUR" office:value="0">
            <text:p>0,00 €</text:p>
          </table:table-cell>
          <table:table-cell table:style-name="ce70" table:formula="of:=[.P175]/[.C17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60">
            <text:p>758060</text:p>
          </table:table-cell>
          <table:table-cell table:style-name="ce50" office:value-type="string">
            <text:p>Dons fonds de solidarité</text:p>
          </table:table-cell>
          <table:table-cell table:style-name="ce58"/>
          <table:table-cell table:style-name="ce58" table:number-columns-repeated="12"/>
          <table:table-cell table:style-name="ce58" table:formula="of:=SUM([.D176:.O176])" office:value-type="currency" office:currency="EUR" office:value="0">
            <text:p>0,00 €</text:p>
          </table:table-cell>
          <table:table-cell table:style-name="ce58" table:formula="of:=[.C176]-[.P176]" office:value-type="currency" office:currency="EUR" office:value="0">
            <text:p>0,00 €</text:p>
          </table:table-cell>
          <table:table-cell table:style-name="ce70" table:formula="of:=[.P176]/[.C17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70">
            <text:p>758070</text:p>
          </table:table-cell>
          <table:table-cell table:style-name="ce50" office:value-type="string">
            <text:p>Dons par virement</text:p>
          </table:table-cell>
          <table:table-cell table:style-name="ce58"/>
          <table:table-cell table:style-name="ce58" table:number-columns-repeated="12"/>
          <table:table-cell table:style-name="ce58" table:formula="of:=SUM([.D177:.O177])" office:value-type="currency" office:currency="EUR" office:value="0">
            <text:p>0,00 €</text:p>
          </table:table-cell>
          <table:table-cell table:style-name="ce58" table:formula="of:=[.C177]-[.P177]" office:value-type="currency" office:currency="EUR" office:value="0">
            <text:p>0,00 €</text:p>
          </table:table-cell>
          <table:table-cell table:style-name="ce70" table:formula="of:=[.P177]/[.C17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100">
            <text:p>758100</text:p>
          </table:table-cell>
          <table:table-cell table:style-name="ce50" office:value-type="string">
            <text:p>AG Pensions</text:p>
          </table:table-cell>
          <table:table-cell table:style-name="ce58"/>
          <table:table-cell table:style-name="ce58" table:number-columns-repeated="12"/>
          <table:table-cell table:style-name="ce58" table:formula="of:=SUM([.D178:.O178])" office:value-type="currency" office:currency="EUR" office:value="0">
            <text:p>0,00 €</text:p>
          </table:table-cell>
          <table:table-cell table:style-name="ce58" table:formula="of:=[.C178]-[.P178]" office:value-type="currency" office:currency="EUR" office:value="0">
            <text:p>0,00 €</text:p>
          </table:table-cell>
          <table:table-cell table:style-name="ce70" table:formula="of:=[.P178]/[.C17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110">
            <text:p>758110</text:p>
          </table:table-cell>
          <table:table-cell table:style-name="ce50" office:value-type="string">
            <text:p>Différences de règlement (produit)</text:p>
          </table:table-cell>
          <table:table-cell table:style-name="ce58"/>
          <table:table-cell table:style-name="ce58" table:number-columns-repeated="12"/>
          <table:table-cell table:style-name="ce58" table:formula="of:=SUM([.D179:.O179])" office:value-type="currency" office:currency="EUR" office:value="0">
            <text:p>0,00 €</text:p>
          </table:table-cell>
          <table:table-cell table:style-name="ce58" table:formula="of:=[.C179]-[.P179]" office:value-type="currency" office:currency="EUR" office:value="0">
            <text:p>0,00 €</text:p>
          </table:table-cell>
          <table:table-cell table:style-name="ce70" table:formula="of:=[.P179]/[.C17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400">
            <text:p>758400</text:p>
          </table:table-cell>
          <table:table-cell table:style-name="ce50" office:value-type="string">
            <text:p>Frais de port refacturé</text:p>
          </table:table-cell>
          <table:table-cell table:style-name="ce58"/>
          <table:table-cell table:style-name="ce58" table:number-columns-repeated="12"/>
          <table:table-cell table:style-name="ce58" table:formula="of:=SUM([.D180:.O180])" office:value-type="currency" office:currency="EUR" office:value="0">
            <text:p>0,00 €</text:p>
          </table:table-cell>
          <table:table-cell table:style-name="ce58" table:formula="of:=[.C180]-[.P180]" office:value-type="currency" office:currency="EUR" office:value="0">
            <text:p>0,00 €</text:p>
          </table:table-cell>
          <table:table-cell table:style-name="ce70" table:formula="of:=[.P180]/[.C18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800">
            <text:p>758800</text:p>
          </table:table-cell>
          <table:table-cell table:style-name="ce50" office:value-type="string">
            <text:p>Autres pdts gest courante</text:p>
          </table:table-cell>
          <table:table-cell table:style-name="ce58"/>
          <table:table-cell table:style-name="ce58" table:number-columns-repeated="12"/>
          <table:table-cell table:style-name="ce58" table:formula="of:=SUM([.D181:.O181])" office:value-type="currency" office:currency="EUR" office:value="0">
            <text:p>0,00 €</text:p>
          </table:table-cell>
          <table:table-cell table:style-name="ce58" table:formula="of:=[.C181]-[.P181]" office:value-type="currency" office:currency="EUR" office:value="0">
            <text:p>0,00 €</text:p>
          </table:table-cell>
          <table:table-cell table:style-name="ce70" table:formula="of:=[.Q181]/[.C18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820">
            <text:p>758820</text:p>
          </table:table-cell>
          <table:table-cell table:style-name="ce50" office:value-type="string">
            <text:p>ETE recettes journées d'été et éude</text:p>
          </table:table-cell>
          <table:table-cell table:style-name="ce58"/>
          <table:table-cell table:style-name="ce58" table:number-columns-repeated="12"/>
          <table:table-cell table:style-name="ce58" table:formula="of:=SUM([.D182:.O182])" office:value-type="currency" office:currency="EUR" office:value="0">
            <text:p>0,00 €</text:p>
          </table:table-cell>
          <table:table-cell table:style-name="ce58" table:formula="of:=[.C182]-[.P182]" office:value-type="currency" office:currency="EUR" office:value="0">
            <text:p>0,00 €</text:p>
          </table:table-cell>
          <table:table-cell table:style-name="ce70" table:formula="of:=[.Q182]/[.C18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840">
            <text:p>758840</text:p>
          </table:table-cell>
          <table:table-cell table:style-name="ce50" office:value-type="string">
            <text:p>Pensions Réunions diverses</text:p>
          </table:table-cell>
          <table:table-cell table:style-name="ce58"/>
          <table:table-cell table:style-name="ce58" table:number-columns-repeated="12"/>
          <table:table-cell table:style-name="ce58" table:formula="of:=SUM([.D183:.O183])" office:value-type="currency" office:currency="EUR" office:value="0">
            <text:p>0,00 €</text:p>
          </table:table-cell>
          <table:table-cell table:style-name="ce58" table:formula="of:=[.C183]-[.P183]" office:value-type="currency" office:currency="EUR" office:value="0">
            <text:p>0,00 €</text:p>
          </table:table-cell>
          <table:table-cell table:style-name="ce70" table:formula="of:=[.Q183]/[.C18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900">
            <text:p>758900</text:p>
          </table:table-cell>
          <table:table-cell table:style-name="ce50" office:value-type="string">
            <text:p>Réaffectation Bilan frais de port</text:p>
          </table:table-cell>
          <table:table-cell table:style-name="ce58"/>
          <table:table-cell table:style-name="ce58" table:number-columns-repeated="12"/>
          <table:table-cell table:style-name="ce58" table:formula="of:=SUM([.D184:.O184])" office:value-type="currency" office:currency="EUR" office:value="0">
            <text:p>0,00 €</text:p>
          </table:table-cell>
          <table:table-cell table:style-name="ce58" table:formula="of:=[.C184]-[.P184]" office:value-type="currency" office:currency="EUR" office:value="0">
            <text:p>0,00 €</text:p>
          </table:table-cell>
          <table:table-cell table:style-name="ce70" table:formula="of:=[.Q184]/[.C18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string">
            <text:p>758GRP</text:p>
          </table:table-cell>
          <table:table-cell table:style-name="ce50" office:value-type="string">
            <text:p>JOCE•Réunions trimestrielles groupes</text:p>
          </table:table-cell>
          <table:table-cell table:style-name="ce58"/>
          <table:table-cell table:style-name="ce58" table:number-columns-repeated="12"/>
          <table:table-cell table:style-name="ce58" table:formula="of:=SUM([.D185:.O185])" office:value-type="currency" office:currency="EUR" office:value="0">
            <text:p>0,00 €</text:p>
          </table:table-cell>
          <table:table-cell table:style-name="ce58" table:formula="of:=[.C185]-[.P185]" office:value-type="currency" office:currency="EUR" office:value="0">
            <text:p>0,00 €</text:p>
          </table:table-cell>
          <table:table-cell table:style-name="ce70" table:formula="of:=[.Q185]/[.C18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64000">
            <text:p>764000</text:p>
          </table:table-cell>
          <table:table-cell table:style-name="ce50" office:value-type="string">
            <text:p>Intérêts des Livrets d'épargne</text:p>
          </table:table-cell>
          <table:table-cell table:style-name="ce58"/>
          <table:table-cell table:style-name="ce58" table:number-columns-repeated="12"/>
          <table:table-cell table:style-name="ce58" table:formula="of:=SUM([.D186:.O186])" office:value-type="currency" office:currency="EUR" office:value="0">
            <text:p>0,00 €</text:p>
          </table:table-cell>
          <table:table-cell table:style-name="ce58" table:formula="of:=[.C186]-[.P186]" office:value-type="currency" office:currency="EUR" office:value="0">
            <text:p>0,00 €</text:p>
          </table:table-cell>
          <table:table-cell table:style-name="ce70" table:formula="of:=[.Q186]/[.C18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65000">
            <text:p>765000</text:p>
          </table:table-cell>
          <table:table-cell table:style-name="ce50" office:value-type="string">
            <text:p>Différences de règlements (fournisseurs)</text:p>
          </table:table-cell>
          <table:table-cell table:style-name="ce58"/>
          <table:table-cell table:style-name="ce58" table:number-columns-repeated="12"/>
          <table:table-cell table:style-name="ce58" table:formula="of:=SUM([.D187:.O187])" office:value-type="currency" office:currency="EUR" office:value="0">
            <text:p>0,00 €</text:p>
          </table:table-cell>
          <table:table-cell table:style-name="ce58" table:formula="of:=[.C187]-[.P187]" office:value-type="currency" office:currency="EUR" office:value="0">
            <text:p>0,00 €</text:p>
          </table:table-cell>
          <table:table-cell table:style-name="ce70" table:formula="of:=[.Q187]/[.C18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68100">
            <text:p>768100</text:p>
          </table:table-cell>
          <table:table-cell table:style-name="ce50" office:value-type="string">
            <text:p>Autres produits financiers</text:p>
          </table:table-cell>
          <table:table-cell table:style-name="ce58"/>
          <table:table-cell table:style-name="ce58" table:number-columns-repeated="12"/>
          <table:table-cell table:style-name="ce58" table:formula="of:=SUM([.D188:.O188])" office:value-type="currency" office:currency="EUR" office:value="0">
            <text:p>0,00 €</text:p>
          </table:table-cell>
          <table:table-cell table:style-name="ce58" table:formula="of:=[.C188]-[.P188]" office:value-type="currency" office:currency="EUR" office:value="0">
            <text:p>0,00 €</text:p>
          </table:table-cell>
          <table:table-cell table:style-name="ce70" table:formula="of:=[.Q188]/[.C18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71000">
            <text:p>771000</text:p>
          </table:table-cell>
          <table:table-cell table:style-name="ce50" office:value-type="string">
            <text:p>Aides à l'embauche : ASP+Pôle emploi</text:p>
          </table:table-cell>
          <table:table-cell table:style-name="ce58"/>
          <table:table-cell table:style-name="ce58" table:number-columns-repeated="12"/>
          <table:table-cell table:style-name="ce58" table:formula="of:=SUM([.D189:.O189])" office:value-type="currency" office:currency="EUR" office:value="0">
            <text:p>0,00 €</text:p>
          </table:table-cell>
          <table:table-cell table:style-name="ce58" table:formula="of:=[.C189]-[.P189]" office:value-type="currency" office:currency="EUR" office:value="0">
            <text:p>0,00 €</text:p>
          </table:table-cell>
          <table:table-cell table:style-name="ce70" table:formula="of:=[.Q189]/[.C18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71300">
            <text:p>771300</text:p>
          </table:table-cell>
          <table:table-cell table:style-name="ce50" office:value-type="string">
            <text:p>Dons &gt;= 1 500 € (exceptionnels)</text:p>
          </table:table-cell>
          <table:table-cell table:style-name="ce58"/>
          <table:table-cell table:style-name="ce58" table:number-columns-repeated="12"/>
          <table:table-cell table:style-name="ce58" table:formula="of:=SUM([.D190:.O190])" office:value-type="currency" office:currency="EUR" office:value="0">
            <text:p>0,00 €</text:p>
          </table:table-cell>
          <table:table-cell table:style-name="ce58" table:formula="of:=[.C190]-[.P190]" office:value-type="currency" office:currency="EUR" office:value="0">
            <text:p>0,00 €</text:p>
          </table:table-cell>
          <table:table-cell table:style-name="ce70" table:formula="of:=[.Q190]/[.C19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72000">
            <text:p>772000</text:p>
          </table:table-cell>
          <table:table-cell table:style-name="ce50" office:value-type="string">
            <text:p>Produits sur exercices antérieurs</text:p>
          </table:table-cell>
          <table:table-cell table:style-name="ce58"/>
          <table:table-cell table:style-name="ce58" table:number-columns-repeated="12"/>
          <table:table-cell table:style-name="ce58" table:formula="of:=SUM([.D191:.O191])" office:value-type="currency" office:currency="EUR" office:value="0">
            <text:p>0,00 €</text:p>
          </table:table-cell>
          <table:table-cell table:style-name="ce58" table:formula="of:=[.C191]-[.P191]" office:value-type="currency" office:currency="EUR" office:value="0">
            <text:p>0,00 €</text:p>
          </table:table-cell>
          <table:table-cell table:style-name="ce70" table:formula="of:=[.Q191]/[.C19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75000">
            <text:p>775000</text:p>
          </table:table-cell>
          <table:table-cell table:style-name="ce50" office:value-type="string">
            <text:p>Val. cession él.actif cédés (19,6%)</text:p>
          </table:table-cell>
          <table:table-cell table:style-name="ce58"/>
          <table:table-cell table:style-name="ce58" table:number-columns-repeated="12"/>
          <table:table-cell table:style-name="ce58" table:formula="of:=SUM([.D192:.O192])" office:value-type="currency" office:currency="EUR" office:value="0">
            <text:p>0,00 €</text:p>
          </table:table-cell>
          <table:table-cell table:style-name="ce58" table:formula="of:=[.C192]-[.P192]" office:value-type="currency" office:currency="EUR" office:value="0">
            <text:p>0,00 €</text:p>
          </table:table-cell>
          <table:table-cell table:style-name="ce70" table:formula="of:=[.Q192]/[.C19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75200">
            <text:p>775200</text:p>
          </table:table-cell>
          <table:table-cell table:style-name="ce50" office:value-type="string">
            <text:p>Produit de cession de matériels</text:p>
          </table:table-cell>
          <table:table-cell table:style-name="ce58"/>
          <table:table-cell table:style-name="ce58" table:number-columns-repeated="12"/>
          <table:table-cell table:style-name="ce58" table:formula="of:=SUM([.D193:.O193])" office:value-type="currency" office:currency="EUR" office:value="0">
            <text:p>0,00 €</text:p>
          </table:table-cell>
          <table:table-cell table:style-name="ce58" table:formula="of:=[.C193]-[.P193]" office:value-type="currency" office:currency="EUR" office:value="0">
            <text:p>0,00 €</text:p>
          </table:table-cell>
          <table:table-cell table:style-name="ce70" table:formula="of:=[.Q193]/[.C19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78800">
            <text:p>778800</text:p>
          </table:table-cell>
          <table:table-cell table:style-name="ce50" office:value-type="string">
            <text:p>Produits exceptionnels divers</text:p>
          </table:table-cell>
          <table:table-cell table:style-name="ce58"/>
          <table:table-cell table:style-name="ce58" table:number-columns-repeated="12"/>
          <table:table-cell table:style-name="ce58" table:formula="of:=SUM([.D194:.O194])" office:value-type="currency" office:currency="EUR" office:value="0">
            <text:p>0,00 €</text:p>
          </table:table-cell>
          <table:table-cell table:style-name="ce58" table:formula="of:=[.C194]-[.P194]" office:value-type="currency" office:currency="EUR" office:value="0">
            <text:p>0,00 €</text:p>
          </table:table-cell>
          <table:table-cell table:style-name="ce70" table:formula="of:=[.Q194]/[.C19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81500">
            <text:p>781500</text:p>
          </table:table-cell>
          <table:table-cell table:style-name="ce50" office:value-type="string">
            <text:p>Reprise / prov.risques &amp; charges</text:p>
          </table:table-cell>
          <table:table-cell table:style-name="ce58"/>
          <table:table-cell table:style-name="ce58" table:number-columns-repeated="12"/>
          <table:table-cell table:style-name="ce58" table:formula="of:=SUM([.D195:.O195])" office:value-type="currency" office:currency="EUR" office:value="0">
            <text:p>0,00 €</text:p>
          </table:table-cell>
          <table:table-cell table:style-name="ce58" table:formula="of:=[.C195]-[.P195]" office:value-type="currency" office:currency="EUR" office:value="0">
            <text:p>0,00 €</text:p>
          </table:table-cell>
          <table:table-cell table:style-name="ce70" table:formula="of:=[.Q195]/[.C19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81700">
            <text:p>781700</text:p>
          </table:table-cell>
          <table:table-cell table:style-name="ce50" office:value-type="string">
            <text:p>Reprises / prov. pour Stocks et en-cours</text:p>
          </table:table-cell>
          <table:table-cell table:style-name="ce58"/>
          <table:table-cell table:style-name="ce58" table:number-columns-repeated="12"/>
          <table:table-cell table:style-name="ce58" table:formula="of:=SUM([.D196:.O196])" office:value-type="currency" office:currency="EUR" office:value="0">
            <text:p>0,00 €</text:p>
          </table:table-cell>
          <table:table-cell table:style-name="ce58" table:formula="of:=[.C196]-[.P196]" office:value-type="currency" office:currency="EUR" office:value="0">
            <text:p>0,00 €</text:p>
          </table:table-cell>
          <table:table-cell table:style-name="ce70" table:formula="of:=[.Q196]/[.C19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87250">
            <text:p>787250</text:p>
          </table:table-cell>
          <table:table-cell table:style-name="ce50" office:value-type="string">
            <text:p>Reprise sur amort. dérogatoires</text:p>
          </table:table-cell>
          <table:table-cell table:style-name="ce58"/>
          <table:table-cell table:style-name="ce58" table:number-columns-repeated="12"/>
          <table:table-cell table:style-name="ce58" table:formula="of:=SUM([.D197:.O197])" office:value-type="currency" office:currency="EUR" office:value="0">
            <text:p>0,00 €</text:p>
          </table:table-cell>
          <table:table-cell table:style-name="ce58" table:formula="of:=[.C197]-[.P197]" office:value-type="currency" office:currency="EUR" office:value="0">
            <text:p>0,00 €</text:p>
          </table:table-cell>
          <table:table-cell table:style-name="ce70" table:formula="of:=[.Q197]/[.C19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87500">
            <text:p>787500</text:p>
          </table:table-cell>
          <table:table-cell table:style-name="ce50" office:value-type="string">
            <text:p>Reprise/prov.risques &amp; ch.except.</text:p>
          </table:table-cell>
          <table:table-cell table:style-name="ce58"/>
          <table:table-cell table:style-name="ce58" table:number-columns-repeated="12"/>
          <table:table-cell table:style-name="ce58" table:formula="of:=SUM([.D198:.O198])" office:value-type="currency" office:currency="EUR" office:value="0">
            <text:p>0,00 €</text:p>
          </table:table-cell>
          <table:table-cell table:style-name="ce58" table:formula="of:=[.C198]-[.P198]" office:value-type="currency" office:currency="EUR" office:value="0">
            <text:p>0,00 €</text:p>
          </table:table-cell>
          <table:table-cell table:style-name="ce70" table:formula="of:=[.Q198]/[.C19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91100">
            <text:p>791100</text:p>
          </table:table-cell>
          <table:table-cell table:style-name="ce50" office:value-type="string">
            <text:p>Transferts de charges d'exploit.</text:p>
          </table:table-cell>
          <table:table-cell table:style-name="ce58"/>
          <table:table-cell table:style-name="ce58" table:number-columns-repeated="12"/>
          <table:table-cell table:style-name="ce58" table:formula="of:=SUM([.D199:.O199])" office:value-type="currency" office:currency="EUR" office:value="0">
            <text:p>0,00 €</text:p>
          </table:table-cell>
          <table:table-cell table:style-name="ce58" table:formula="of:=[.C199]-[.P199]" office:value-type="currency" office:currency="EUR" office:value="0">
            <text:p>0,00 €</text:p>
          </table:table-cell>
          <table:table-cell table:style-name="ce70" table:formula="of:=[.Q199]/[.C19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91200">
            <text:p>791200</text:p>
          </table:table-cell>
          <table:table-cell table:style-name="ce50" office:value-type="string">
            <text:p>Transferts de charges Fédération Atelier</text:p>
          </table:table-cell>
          <table:table-cell table:style-name="ce58"/>
          <table:table-cell table:style-name="ce58" table:number-columns-repeated="12"/>
          <table:table-cell table:style-name="ce58" table:formula="of:=SUM([.D200:.O200])" office:value-type="currency" office:currency="EUR" office:value="0">
            <text:p>0,00 €</text:p>
          </table:table-cell>
          <table:table-cell table:style-name="ce58" table:formula="of:=[.C200]-[.P200]" office:value-type="currency" office:currency="EUR" office:value="0">
            <text:p>0,00 €</text:p>
          </table:table-cell>
          <table:table-cell table:style-name="ce70" table:formula="of:=[.Q200]/[.C20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91300">
            <text:p>791300</text:p>
          </table:table-cell>
          <table:table-cell table:style-name="ce50" office:value-type="string">
            <text:p>Réimputation Analytique de charges</text:p>
          </table:table-cell>
          <table:table-cell table:style-name="ce58"/>
          <table:table-cell table:style-name="ce58" table:number-columns-repeated="12"/>
          <table:table-cell table:style-name="ce58" table:formula="of:=SUM([.D201:.O201])" office:value-type="currency" office:currency="EUR" office:value="0">
            <text:p>0,00 €</text:p>
          </table:table-cell>
          <table:table-cell table:style-name="ce58" table:formula="of:=[.C201]-[.P201]" office:value-type="currency" office:currency="EUR" office:value="0">
            <text:p>0,00 €</text:p>
          </table:table-cell>
          <table:table-cell table:style-name="ce70" table:formula="of:=[.Q201]/[.C20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91400">
            <text:p>791400</text:p>
          </table:table-cell>
          <table:table-cell table:style-name="ce50" office:value-type="string">
            <text:p>Réimputation Analytique de produit</text:p>
          </table:table-cell>
          <table:table-cell table:style-name="ce58"/>
          <table:table-cell table:style-name="ce58" table:number-columns-repeated="12"/>
          <table:table-cell table:style-name="ce58" table:formula="of:=SUM([.D202:.O202])" office:value-type="currency" office:currency="EUR" office:value="0">
            <text:p>0,00 €</text:p>
          </table:table-cell>
          <table:table-cell table:style-name="ce58" table:formula="of:=[.C202]-[.P202]" office:value-type="currency" office:currency="EUR" office:value="0">
            <text:p>0,00 €</text:p>
          </table:table-cell>
          <table:table-cell table:style-name="ce70" table:formula="of:=[.Q202]/[.C20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/>
          <table:table-cell table:style-name="ce50"/>
          <table:table-cell table:style-name="ce58"/>
          <table:table-cell table:style-name="ce58" table:number-columns-repeated="12"/>
          <table:table-cell table:style-name="ce58" table:formula="of:=SUM([.D203:.O203])" office:value-type="currency" office:currency="EUR" office:value="0">
            <text:p>0,00 €</text:p>
          </table:table-cell>
          <table:table-cell table:style-name="ce58" table:formula="of:=[.C203]-[.P203]" office:value-type="currency" office:currency="EUR" office:value="0">
            <text:p>0,00 €</text:p>
          </table:table-cell>
          <table:table-cell table:style-name="ce70" table:formula="of:=[.Q203]/[.C20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8"/>
          <table:table-cell table:style-name="ce51" office:value-type="string">
            <text:p>résultat</text:p>
          </table:table-cell>
          <table:table-cell table:style-name="ce54" table:formula="of:=[.C133]-[.C2]" office:value-type="currency" office:currency="EUR" office:value="-3745">
            <text:p>-3 745,00 €</text:p>
          </table:table-cell>
          <table:table-cell table:style-name="ce54" table:formula="of:=[.D133]-[.D2]" office:value-type="currency" office:currency="EUR" office:value="-3153.84">
            <text:p>-3 153,84 €</text:p>
          </table:table-cell>
          <table:table-cell table:style-name="ce54" table:formula="of:=[.E133]-[.E2]" office:value-type="currency" office:currency="EUR" office:value="-699.62">
            <text:p>-699,62 €</text:p>
          </table:table-cell>
          <table:table-cell table:style-name="ce54" table:formula="of:=[.F133]-[.F2]" office:value-type="currency" office:currency="EUR" office:value="-561.04">
            <text:p>-561,04 €</text:p>
          </table:table-cell>
          <table:table-cell table:style-name="ce54" table:formula="of:=[.G133]-[.G2]" office:value-type="currency" office:currency="EUR" office:value="0">
            <text:p>0,00 €</text:p>
          </table:table-cell>
          <table:table-cell table:style-name="ce54" table:formula="of:=[.H133]-[.H2]" office:value-type="currency" office:currency="EUR" office:value="0">
            <text:p>0,00 €</text:p>
          </table:table-cell>
          <table:table-cell table:style-name="ce54" table:formula="of:=[.I133]-[.I2]" office:value-type="currency" office:currency="EUR" office:value="0">
            <text:p>0,00 €</text:p>
          </table:table-cell>
          <table:table-cell table:style-name="ce54" table:formula="of:=[.J133]-[.J2]" office:value-type="currency" office:currency="EUR" office:value="0">
            <text:p>0,00 €</text:p>
          </table:table-cell>
          <table:table-cell table:style-name="ce54" table:formula="of:=[.K133]-[.K2]" office:value-type="currency" office:currency="EUR" office:value="0">
            <text:p>0,00 €</text:p>
          </table:table-cell>
          <table:table-cell table:style-name="ce54" table:formula="of:=[.L133]-[.L2]" office:value-type="currency" office:currency="EUR" office:value="0">
            <text:p>0,00 €</text:p>
          </table:table-cell>
          <table:table-cell table:style-name="ce54" table:formula="of:=[.M133]-[.M2]" office:value-type="currency" office:currency="EUR" office:value="0">
            <text:p>0,00 €</text:p>
          </table:table-cell>
          <table:table-cell table:style-name="ce54" table:formula="of:=[.N133]-[.N2]" office:value-type="currency" office:currency="EUR" office:value="0">
            <text:p>0,00 €</text:p>
          </table:table-cell>
          <table:table-cell table:style-name="ce54" table:formula="of:=[.O133]-[.O2]" office:value-type="currency" office:currency="EUR" office:value="0">
            <text:p>0,00 €</text:p>
          </table:table-cell>
          <table:table-cell table:style-name="ce54" table:formula="of:=SUM([.D204:.O204])" office:value-type="currency" office:currency="EUR" office:value="-4414.5">
            <text:p>-4 414,50 €</text:p>
          </table:table-cell>
          <table:table-cell table:style-name="ce54" table:formula="of:=[.C204]-[.P204]" office:value-type="currency" office:currency="EUR" office:value="669.5">
            <text:p>669,50 €</text:p>
          </table:table-cell>
          <table:table-cell table:style-name="ce69"/>
          <table:table-cell table:number-columns-repeated="1006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OP Bure" table:style-name="ta1" table:print-ranges="'STOP Bure'.A1:'STOP Bure'.R204">
        <office:forms form:automatic-focus="false" form:apply-design-mode="false"/>
        <table:table-column table:style-name="co10" table:default-cell-style-name="ce46"/>
        <table:table-column table:style-name="co15" table:default-cell-style-name="ce52"/>
        <table:table-column table:style-name="co16" table:number-columns-repeated="2" table:default-cell-style-name="ce56"/>
        <table:table-column table:style-name="co1" table:number-columns-repeated="14" table:default-cell-style-name="ce56"/>
        <table:table-column table:style-name="co1" table:number-columns-repeated="1006" table:default-cell-style-name="ce46"/>
        <table:table-row table:style-name="ro4">
          <table:table-cell table:style-name="ce68" office:value-type="string">
            <text:p>ACBURE</text:p>
          </table:table-cell>
          <table:table-cell table:style-name="ce50"/>
          <table:table-cell table:style-name="ce53" office:value-type="string">
            <text:p>bp</text:p>
          </table:table-cell>
          <table:table-cell table:style-name="ce53" office:value-type="string">
            <text:p>septembre</text:p>
          </table:table-cell>
          <table:table-cell table:style-name="ce53" office:value-type="string">
            <text:p>octobre</text:p>
          </table:table-cell>
          <table:table-cell table:style-name="ce53" office:value-type="string">
            <text:p>novembre</text:p>
          </table:table-cell>
          <table:table-cell table:style-name="ce53" office:value-type="string">
            <text:p>décembre</text:p>
          </table:table-cell>
          <table:table-cell table:style-name="ce53" office:value-type="string">
            <text:p>janvier</text:p>
          </table:table-cell>
          <table:table-cell table:style-name="ce53" office:value-type="string">
            <text:p>février</text:p>
          </table:table-cell>
          <table:table-cell table:style-name="ce53" office:value-type="string">
            <text:p>mars</text:p>
          </table:table-cell>
          <table:table-cell table:style-name="ce53" office:value-type="string">
            <text:p>avril</text:p>
          </table:table-cell>
          <table:table-cell table:style-name="ce53" office:value-type="string">
            <text:p>mai</text:p>
          </table:table-cell>
          <table:table-cell table:style-name="ce53" office:value-type="string">
            <text:p>juin</text:p>
          </table:table-cell>
          <table:table-cell table:style-name="ce53" office:value-type="string">
            <text:p>juillet</text:p>
          </table:table-cell>
          <table:table-cell table:style-name="ce53" office:value-type="string">
            <text:p>août</text:p>
          </table:table-cell>
          <table:table-cell table:style-name="ce53" office:value-type="string">
            <text:p>total</text:p>
          </table:table-cell>
          <table:table-cell table:style-name="ce53" office:value-type="string">
            <text:p>reste</text:p>
          </table:table-cell>
          <table:table-cell table:style-name="ce53" office:value-type="string">
            <text:p>ratioP/C</text:p>
          </table:table-cell>
          <table:table-cell table:number-columns-repeated="1006"/>
        </table:table-row>
        <table:table-row table:style-name="ro5">
          <table:table-cell table:style-name="ce48"/>
          <table:table-cell table:style-name="ce51" office:value-type="string">
            <text:p>Dépenses </text:p>
          </table:table-cell>
          <table:table-cell table:style-name="ce54" table:formula="of:=SUM([.C5:.C112])" office:value-type="currency" office:currency="EUR" office:value="13786">
            <text:p>13 786,00 €</text:p>
          </table:table-cell>
          <table:table-cell table:style-name="ce54" table:formula="of:=SUM([.D5:.D112])" office:value-type="currency" office:currency="EUR" office:value="380.8">
            <text:p>380,80 €</text:p>
          </table:table-cell>
          <table:table-cell table:style-name="ce54" table:formula="of:=SUM([.E5:.E112])" office:value-type="currency" office:currency="EUR" office:value="0">
            <text:p>0,00 €</text:p>
          </table:table-cell>
          <table:table-cell table:style-name="ce54" table:formula="of:=SUM([.F5:.F112])" office:value-type="currency" office:currency="EUR" office:value="0">
            <text:p>0,00 €</text:p>
          </table:table-cell>
          <table:table-cell table:style-name="ce54" table:formula="of:=SUM([.G5:.G112])" office:value-type="currency" office:currency="EUR" office:value="0">
            <text:p>0,00 €</text:p>
          </table:table-cell>
          <table:table-cell table:style-name="ce54" table:formula="of:=SUM([.H5:.H112])" office:value-type="currency" office:currency="EUR" office:value="0">
            <text:p>0,00 €</text:p>
          </table:table-cell>
          <table:table-cell table:style-name="ce54" table:formula="of:=SUM([.I5:.I112])" office:value-type="currency" office:currency="EUR" office:value="0">
            <text:p>0,00 €</text:p>
          </table:table-cell>
          <table:table-cell table:style-name="ce54" table:formula="of:=SUM([.J5:.J112])" office:value-type="currency" office:currency="EUR" office:value="0">
            <text:p>0,00 €</text:p>
          </table:table-cell>
          <table:table-cell table:style-name="ce54" table:formula="of:=SUM([.K5:.K112])" office:value-type="currency" office:currency="EUR" office:value="0">
            <text:p>0,00 €</text:p>
          </table:table-cell>
          <table:table-cell table:style-name="ce54" table:formula="of:=SUM([.L5:.L112])" office:value-type="currency" office:currency="EUR" office:value="0">
            <text:p>0,00 €</text:p>
          </table:table-cell>
          <table:table-cell table:style-name="ce54" table:formula="of:=SUM([.M5:.M112])" office:value-type="currency" office:currency="EUR" office:value="0">
            <text:p>0,00 €</text:p>
          </table:table-cell>
          <table:table-cell table:style-name="ce54" table:formula="of:=SUM([.N5:.N112])" office:value-type="currency" office:currency="EUR" office:value="0">
            <text:p>0,00 €</text:p>
          </table:table-cell>
          <table:table-cell table:style-name="ce54" table:formula="of:=SUM([.O5:.O112])" office:value-type="currency" office:currency="EUR" office:value="0">
            <text:p>0,00 €</text:p>
          </table:table-cell>
          <table:table-cell table:style-name="ce54" table:formula="of:=SUM([.D2:.O2])" office:value-type="currency" office:currency="EUR" office:value="380.8">
            <text:p>380,80 €</text:p>
          </table:table-cell>
          <table:table-cell table:style-name="ce54" table:formula="of:=[.C2]-[.P2]" office:value-type="currency" office:currency="EUR" office:value="13405.2">
            <text:p>13 405,20 €</text:p>
          </table:table-cell>
          <table:table-cell table:style-name="ce69" table:formula="of:=[.P2]/[.C2]" office:value-type="percentage" office:value="0.0276222254461047">
            <text:p>2,76%</text:p>
          </table:table-cell>
          <table:table-cell table:number-columns-repeated="1006"/>
        </table:table-row>
        <table:table-row table:style-name="ro1">
          <table:table-cell table:style-name="ce49" office:value-type="float" office:value="603700">
            <text:p>603700</text:p>
          </table:table-cell>
          <table:table-cell table:style-name="ce50" office:value-type="string">
            <text:p>Variation des stocks de matériel</text:p>
          </table:table-cell>
          <table:table-cell table:style-name="ce58"/>
          <table:table-cell table:style-name="ce58" table:number-columns-repeated="12"/>
          <table:table-cell table:style-name="ce58" table:formula="of:=SUM([.D3:.O3])" office:value-type="currency" office:currency="EUR" office:value="0">
            <text:p>0,00 €</text:p>
          </table:table-cell>
          <table:table-cell table:style-name="ce58" table:formula="of:=[.C3]-[.P3]" office:value-type="currency" office:currency="EUR" office:value="0">
            <text:p>0,00 €</text:p>
          </table:table-cell>
          <table:table-cell table:style-name="ce70" table:formula="of:=[.Q3]/[.C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4100">
            <text:p>604100</text:p>
          </table:table-cell>
          <table:table-cell table:style-name="ce50" office:value-type="string">
            <text:p>Analyses radiologiques</text:p>
          </table:table-cell>
          <table:table-cell table:style-name="ce58"/>
          <table:table-cell table:style-name="ce58" table:number-columns-repeated="12"/>
          <table:table-cell table:style-name="ce58" table:formula="of:=SUM([.D4:.O4])" office:value-type="currency" office:currency="EUR" office:value="0">
            <text:p>0,00 €</text:p>
          </table:table-cell>
          <table:table-cell table:style-name="ce58" table:formula="of:=[.C4]-[.P4]" office:value-type="currency" office:currency="EUR" office:value="0">
            <text:p>0,00 €</text:p>
          </table:table-cell>
          <table:table-cell table:style-name="ce70" table:formula="of:=[.Q4]/[.C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5000">
            <text:p>605000</text:p>
          </table:table-cell>
          <table:table-cell table:style-name="ce50" office:value-type="string">
            <text:p>Matériel, équipements Manif &amp; Campagnes</text:p>
          </table:table-cell>
          <table:table-cell table:style-name="ce58" office:value-type="currency" office:currency="EUR" office:value="3000">
            <text:p>3 000,00 €</text:p>
          </table:table-cell>
          <table:table-cell table:style-name="ce58" table:number-columns-repeated="12"/>
          <table:table-cell table:style-name="ce58" table:formula="of:=SUM([.D5:.O5])" office:value-type="currency" office:currency="EUR" office:value="0">
            <text:p>0,00 €</text:p>
          </table:table-cell>
          <table:table-cell table:style-name="ce58" table:formula="of:=[.C5]-[.P5]" office:value-type="currency" office:currency="EUR" office:value="3000">
            <text:p>3 000,00 €</text:p>
          </table:table-cell>
          <table:table-cell table:style-name="ce70" table:formula="of:=[.P5]/[.C5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606110">
            <text:p>606110</text:p>
          </table:table-cell>
          <table:table-cell table:style-name="ce50" office:value-type="string">
            <text:p>Eau abonnement et consommation</text:p>
          </table:table-cell>
          <table:table-cell table:style-name="ce58"/>
          <table:table-cell table:style-name="ce58" table:number-columns-repeated="12"/>
          <table:table-cell table:style-name="ce58" table:formula="of:=SUM([.D6:.O6])" office:value-type="currency" office:currency="EUR" office:value="0">
            <text:p>0,00 €</text:p>
          </table:table-cell>
          <table:table-cell table:style-name="ce58" table:formula="of:=[.C6]-[.P6]" office:value-type="currency" office:currency="EUR" office:value="0">
            <text:p>0,00 €</text:p>
          </table:table-cell>
          <table:table-cell table:style-name="ce70" table:formula="of:=[.P6]/[.C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6140">
            <text:p>606140</text:p>
          </table:table-cell>
          <table:table-cell table:style-name="ce50" office:value-type="string">
            <text:p>Carburants</text:p>
          </table:table-cell>
          <table:table-cell table:style-name="ce58"/>
          <table:table-cell table:style-name="ce58" table:number-columns-repeated="12"/>
          <table:table-cell table:style-name="ce58" table:formula="of:=SUM([.D7:.O7])" office:value-type="currency" office:currency="EUR" office:value="0">
            <text:p>0,00 €</text:p>
          </table:table-cell>
          <table:table-cell table:style-name="ce58" table:formula="of:=[.C7]-[.P7]" office:value-type="currency" office:currency="EUR" office:value="0">
            <text:p>0,00 €</text:p>
          </table:table-cell>
          <table:table-cell table:style-name="ce70" table:formula="of:=[.P7]/[.C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6300">
            <text:p>606300</text:p>
          </table:table-cell>
          <table:table-cell table:style-name="ce50" office:value-type="string">
            <text:p>Fournitures d'entretien et de petit équipement</text:p>
          </table:table-cell>
          <table:table-cell table:style-name="ce58"/>
          <table:table-cell table:style-name="ce58" table:number-columns-repeated="12"/>
          <table:table-cell table:style-name="ce58" table:formula="of:=SUM([.D8:.O8])" office:value-type="currency" office:currency="EUR" office:value="0">
            <text:p>0,00 €</text:p>
          </table:table-cell>
          <table:table-cell table:style-name="ce58" table:formula="of:=[.C8]-[.P8]" office:value-type="currency" office:currency="EUR" office:value="0">
            <text:p>0,00 €</text:p>
          </table:table-cell>
          <table:table-cell table:style-name="ce70" table:formula="of:=[.P8]/[.C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6400">
            <text:p>606400</text:p>
          </table:table-cell>
          <table:table-cell table:style-name="ce50" office:value-type="string">
            <text:p>Fournitures administratives</text:p>
          </table:table-cell>
          <table:table-cell table:style-name="ce58"/>
          <table:table-cell table:style-name="ce58" table:number-columns-repeated="12"/>
          <table:table-cell table:style-name="ce58" table:formula="of:=SUM([.D9:.O9])" office:value-type="currency" office:currency="EUR" office:value="0">
            <text:p>0,00 €</text:p>
          </table:table-cell>
          <table:table-cell table:style-name="ce58" table:formula="of:=[.C9]-[.P9]" office:value-type="currency" office:currency="EUR" office:value="0">
            <text:p>0,00 €</text:p>
          </table:table-cell>
          <table:table-cell table:style-name="ce70" table:formula="of:=[.P9]/[.C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6450">
            <text:p>606450</text:p>
          </table:table-cell>
          <table:table-cell table:style-name="ce50" office:value-type="string">
            <text:p>Fournitures informatiques</text:p>
          </table:table-cell>
          <table:table-cell table:style-name="ce58"/>
          <table:table-cell table:style-name="ce58" table:number-columns-repeated="12"/>
          <table:table-cell table:style-name="ce58" table:formula="of:=SUM([.D10:.O10])" office:value-type="currency" office:currency="EUR" office:value="0">
            <text:p>0,00 €</text:p>
          </table:table-cell>
          <table:table-cell table:style-name="ce58" table:formula="of:=[.C10]-[.P10]" office:value-type="currency" office:currency="EUR" office:value="0">
            <text:p>0,00 €</text:p>
          </table:table-cell>
          <table:table-cell table:style-name="ce70" table:formula="of:=[.P10]/[.C1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7000">
            <text:p>607000</text:p>
          </table:table-cell>
          <table:table-cell table:style-name="ce50" office:value-type="string">
            <text:p>Achats de matériels pour revente</text:p>
          </table:table-cell>
          <table:table-cell table:style-name="ce58"/>
          <table:table-cell table:style-name="ce58" table:number-columns-repeated="12"/>
          <table:table-cell table:style-name="ce58" table:formula="of:=SUM([.D11:.O11])" office:value-type="currency" office:currency="EUR" office:value="0">
            <text:p>0,00 €</text:p>
          </table:table-cell>
          <table:table-cell table:style-name="ce58" table:formula="of:=[.C11]-[.P11]" office:value-type="currency" office:currency="EUR" office:value="0">
            <text:p>0,00 €</text:p>
          </table:table-cell>
          <table:table-cell table:style-name="ce70" table:formula="of:=[.P11]/[.C1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7100">
            <text:p>607100</text:p>
          </table:table-cell>
          <table:table-cell table:style-name="ce50" office:value-type="string">
            <text:p>Achat de livres, brochures</text:p>
          </table:table-cell>
          <table:table-cell table:style-name="ce58"/>
          <table:table-cell table:style-name="ce58" table:number-columns-repeated="12"/>
          <table:table-cell table:style-name="ce58" table:formula="of:=SUM([.D12:.O12])" office:value-type="currency" office:currency="EUR" office:value="0">
            <text:p>0,00 €</text:p>
          </table:table-cell>
          <table:table-cell table:style-name="ce58" table:formula="of:=[.C12]-[.P12]" office:value-type="currency" office:currency="EUR" office:value="0">
            <text:p>0,00 €</text:p>
          </table:table-cell>
          <table:table-cell table:style-name="ce70" table:formula="of:=[.P12]/[.C1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7120">
            <text:p>607120</text:p>
          </table:table-cell>
          <table:table-cell table:style-name="ce50" office:value-type="string">
            <text:p>Achats de livres et brochures UE</text:p>
          </table:table-cell>
          <table:table-cell table:style-name="ce58"/>
          <table:table-cell table:style-name="ce58" table:number-columns-repeated="12"/>
          <table:table-cell table:style-name="ce58" table:formula="of:=SUM([.D13:.O13])" office:value-type="currency" office:currency="EUR" office:value="0">
            <text:p>0,00 €</text:p>
          </table:table-cell>
          <table:table-cell table:style-name="ce58" table:formula="of:=[.C13]-[.P13]" office:value-type="currency" office:currency="EUR" office:value="0">
            <text:p>0,00 €</text:p>
          </table:table-cell>
          <table:table-cell table:style-name="ce70" table:formula="of:=[.P13]/[.C1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7200">
            <text:p>607200</text:p>
          </table:table-cell>
          <table:table-cell table:style-name="ce50" office:value-type="string">
            <text:p>Achats de matériels UE (intracomm)</text:p>
          </table:table-cell>
          <table:table-cell table:style-name="ce58"/>
          <table:table-cell table:style-name="ce58" table:number-columns-repeated="12"/>
          <table:table-cell table:style-name="ce58" table:formula="of:=SUM([.D14:.O14])" office:value-type="currency" office:currency="EUR" office:value="0">
            <text:p>0,00 €</text:p>
          </table:table-cell>
          <table:table-cell table:style-name="ce58" table:formula="of:=[.C14]-[.P14]" office:value-type="currency" office:currency="EUR" office:value="0">
            <text:p>0,00 €</text:p>
          </table:table-cell>
          <table:table-cell table:style-name="ce70" table:formula="of:=[.P14]/[.C1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7800">
            <text:p>607800</text:p>
          </table:table-cell>
          <table:table-cell table:style-name="ce50" office:value-type="string">
            <text:p>Autres achats pour revente</text:p>
          </table:table-cell>
          <table:table-cell table:style-name="ce58"/>
          <table:table-cell table:style-name="ce58" table:number-columns-repeated="12"/>
          <table:table-cell table:style-name="ce58" table:formula="of:=SUM([.D15:.O15])" office:value-type="currency" office:currency="EUR" office:value="0">
            <text:p>0,00 €</text:p>
          </table:table-cell>
          <table:table-cell table:style-name="ce58" table:formula="of:=[.C15]-[.P15]" office:value-type="currency" office:currency="EUR" office:value="0">
            <text:p>0,00 €</text:p>
          </table:table-cell>
          <table:table-cell table:style-name="ce70" table:formula="of:=[.P15]/[.C1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7900">
            <text:p>607900</text:p>
          </table:table-cell>
          <table:table-cell table:style-name="ce50" office:value-type="string">
            <text:p>Reversements sur ventes EXO (707900)</text:p>
          </table:table-cell>
          <table:table-cell table:style-name="ce58"/>
          <table:table-cell table:style-name="ce58" table:number-columns-repeated="12"/>
          <table:table-cell table:style-name="ce58" table:formula="of:=SUM([.D16:.O16])" office:value-type="currency" office:currency="EUR" office:value="0">
            <text:p>0,00 €</text:p>
          </table:table-cell>
          <table:table-cell table:style-name="ce58" table:formula="of:=[.C16]-[.P16]" office:value-type="currency" office:currency="EUR" office:value="0">
            <text:p>0,00 €</text:p>
          </table:table-cell>
          <table:table-cell table:style-name="ce70" table:formula="of:=[.P16]/[.C1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9700">
            <text:p>609700</text:p>
          </table:table-cell>
          <table:table-cell table:style-name="ce50" office:value-type="string">
            <text:p>Rabais remise ristourne sur achats</text:p>
          </table:table-cell>
          <table:table-cell table:style-name="ce58"/>
          <table:table-cell table:style-name="ce58" table:number-columns-repeated="12"/>
          <table:table-cell table:style-name="ce58" table:formula="of:=SUM([.D17:.O17])" office:value-type="currency" office:currency="EUR" office:value="0">
            <text:p>0,00 €</text:p>
          </table:table-cell>
          <table:table-cell table:style-name="ce58" table:formula="of:=[.C17]-[.P17]" office:value-type="currency" office:currency="EUR" office:value="0">
            <text:p>0,00 €</text:p>
          </table:table-cell>
          <table:table-cell table:style-name="ce70" table:formula="of:=[.P17]/[.C1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1000">
            <text:p>611000</text:p>
          </table:table-cell>
          <table:table-cell table:style-name="ce50" office:value-type="string">
            <text:p>Sous-traitance générale</text:p>
          </table:table-cell>
          <table:table-cell table:style-name="ce58"/>
          <table:table-cell table:style-name="ce58" table:number-columns-repeated="12"/>
          <table:table-cell table:style-name="ce58" table:formula="of:=SUM([.D18:.O18])" office:value-type="currency" office:currency="EUR" office:value="0">
            <text:p>0,00 €</text:p>
          </table:table-cell>
          <table:table-cell table:style-name="ce58" table:formula="of:=[.C18]-[.P18]" office:value-type="currency" office:currency="EUR" office:value="0">
            <text:p>0,00 €</text:p>
          </table:table-cell>
          <table:table-cell table:style-name="ce70" table:formula="of:=[.P18]/[.C1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1020">
            <text:p>611020</text:p>
          </table:table-cell>
          <table:table-cell table:style-name="ce50" office:value-type="string">
            <text:p>Sous-traitance UE (intracomm)</text:p>
          </table:table-cell>
          <table:table-cell table:style-name="ce58"/>
          <table:table-cell table:style-name="ce58" table:number-columns-repeated="12"/>
          <table:table-cell table:style-name="ce58" table:formula="of:=SUM([.D19:.O19])" office:value-type="currency" office:currency="EUR" office:value="0">
            <text:p>0,00 €</text:p>
          </table:table-cell>
          <table:table-cell table:style-name="ce58" table:formula="of:=[.C19]-[.P19]" office:value-type="currency" office:currency="EUR" office:value="0">
            <text:p>0,00 €</text:p>
          </table:table-cell>
          <table:table-cell table:style-name="ce70" table:formula="of:=[.P19]/[.C1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1100">
            <text:p>611100</text:p>
          </table:table-cell>
          <table:table-cell table:style-name="ce50" office:value-type="string">
            <text:p>Routages - Encartages</text:p>
          </table:table-cell>
          <table:table-cell table:style-name="ce58"/>
          <table:table-cell table:style-name="ce58" table:number-columns-repeated="12"/>
          <table:table-cell table:style-name="ce58" table:formula="of:=SUM([.D20:.O20])" office:value-type="currency" office:currency="EUR" office:value="0">
            <text:p>0,00 €</text:p>
          </table:table-cell>
          <table:table-cell table:style-name="ce58" table:formula="of:=[.C20]-[.P20]" office:value-type="currency" office:currency="EUR" office:value="0">
            <text:p>0,00 €</text:p>
          </table:table-cell>
          <table:table-cell table:style-name="ce70" table:formula="of:=[.P20]/[.C2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1200">
            <text:p>611200</text:p>
          </table:table-cell>
          <table:table-cell table:style-name="ce50" office:value-type="string">
            <text:p>Imprimerie</text:p>
          </table:table-cell>
          <table:table-cell table:style-name="ce58" office:value-type="currency" office:currency="EUR" office:value="2850">
            <text:p>2 850,00 €</text:p>
          </table:table-cell>
          <table:table-cell table:style-name="ce58" table:number-columns-repeated="12"/>
          <table:table-cell table:style-name="ce58" table:formula="of:=SUM([.D21:.O21])" office:value-type="currency" office:currency="EUR" office:value="0">
            <text:p>0,00 €</text:p>
          </table:table-cell>
          <table:table-cell table:style-name="ce58" table:formula="of:=[.C21]-[.P21]" office:value-type="currency" office:currency="EUR" office:value="2850">
            <text:p>2 850,00 €</text:p>
          </table:table-cell>
          <table:table-cell table:style-name="ce70" table:formula="of:=[.P21]/[.C21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611210">
            <text:p>611210</text:p>
          </table:table-cell>
          <table:table-cell table:style-name="ce50" office:value-type="string">
            <text:p>Photocopies</text:p>
          </table:table-cell>
          <table:table-cell table:style-name="ce58"/>
          <table:table-cell table:style-name="ce58" table:number-columns-repeated="12"/>
          <table:table-cell table:style-name="ce58" table:formula="of:=SUM([.D22:.O22])" office:value-type="currency" office:currency="EUR" office:value="0">
            <text:p>0,00 €</text:p>
          </table:table-cell>
          <table:table-cell table:style-name="ce58" table:formula="of:=[.C22]-[.P22]" office:value-type="currency" office:currency="EUR" office:value="0">
            <text:p>0,00 €</text:p>
          </table:table-cell>
          <table:table-cell table:style-name="ce70" table:formula="of:=[.P22]/[.C2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1300">
            <text:p>611300</text:p>
          </table:table-cell>
          <table:table-cell table:style-name="ce50" office:value-type="string">
            <text:p>Maquettage extérieur</text:p>
          </table:table-cell>
          <table:table-cell table:style-name="ce58"/>
          <table:table-cell table:style-name="ce58" table:number-columns-repeated="12"/>
          <table:table-cell table:style-name="ce58" table:formula="of:=SUM([.D23:.O23])" office:value-type="currency" office:currency="EUR" office:value="0">
            <text:p>0,00 €</text:p>
          </table:table-cell>
          <table:table-cell table:style-name="ce58" table:formula="of:=[.C23]-[.P23]" office:value-type="currency" office:currency="EUR" office:value="0">
            <text:p>0,00 €</text:p>
          </table:table-cell>
          <table:table-cell table:style-name="ce70" table:formula="of:=[.P23]/[.C2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1400">
            <text:p>611400</text:p>
          </table:table-cell>
          <table:table-cell table:style-name="ce50" office:value-type="string">
            <text:p>sous-traitance Matériel de campagne</text:p>
          </table:table-cell>
          <table:table-cell table:style-name="ce58"/>
          <table:table-cell table:style-name="ce58" table:number-columns-repeated="12"/>
          <table:table-cell table:style-name="ce58" table:formula="of:=SUM([.D24:.O24])" office:value-type="currency" office:currency="EUR" office:value="0">
            <text:p>0,00 €</text:p>
          </table:table-cell>
          <table:table-cell table:style-name="ce58" table:formula="of:=[.C24]-[.P24]" office:value-type="currency" office:currency="EUR" office:value="0">
            <text:p>0,00 €</text:p>
          </table:table-cell>
          <table:table-cell table:style-name="ce70" table:formula="of:=[.P24]/[.C2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200">
            <text:p>613200</text:p>
          </table:table-cell>
          <table:table-cell table:style-name="ce50" office:value-type="string">
            <text:p>Locations de salles</text:p>
          </table:table-cell>
          <table:table-cell table:style-name="ce58"/>
          <table:table-cell table:style-name="ce58" table:number-columns-repeated="12"/>
          <table:table-cell table:style-name="ce58" table:formula="of:=SUM([.D25:.O25])" office:value-type="currency" office:currency="EUR" office:value="0">
            <text:p>0,00 €</text:p>
          </table:table-cell>
          <table:table-cell table:style-name="ce58" table:formula="of:=[.C25]-[.P25]" office:value-type="currency" office:currency="EUR" office:value="0">
            <text:p>0,00 €</text:p>
          </table:table-cell>
          <table:table-cell table:style-name="ce70" table:formula="of:=[.P25]/[.C2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210">
            <text:p>613210</text:p>
          </table:table-cell>
          <table:table-cell table:style-name="ce50" office:value-type="string">
            <text:p>Loyer bureau à Lille</text:p>
          </table:table-cell>
          <table:table-cell table:style-name="ce58"/>
          <table:table-cell table:style-name="ce58" table:number-columns-repeated="12"/>
          <table:table-cell table:style-name="ce58" table:formula="of:=SUM([.D26:.O26])" office:value-type="currency" office:currency="EUR" office:value="0">
            <text:p>0,00 €</text:p>
          </table:table-cell>
          <table:table-cell table:style-name="ce58" table:formula="of:=[.C26]-[.P26]" office:value-type="currency" office:currency="EUR" office:value="0">
            <text:p>0,00 €</text:p>
          </table:table-cell>
          <table:table-cell table:style-name="ce70" table:formula="of:=[.P26]/[.C2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220">
            <text:p>613220</text:p>
          </table:table-cell>
          <table:table-cell table:style-name="ce50" office:value-type="string">
            <text:p>Loyer rue du Pavillon</text:p>
          </table:table-cell>
          <table:table-cell table:style-name="ce58"/>
          <table:table-cell table:style-name="ce58" table:number-columns-repeated="12"/>
          <table:table-cell table:style-name="ce58" table:formula="of:=SUM([.D27:.O27])" office:value-type="currency" office:currency="EUR" office:value="0">
            <text:p>0,00 €</text:p>
          </table:table-cell>
          <table:table-cell table:style-name="ce58" table:formula="of:=[.C27]-[.P27]" office:value-type="currency" office:currency="EUR" office:value="0">
            <text:p>0,00 €</text:p>
          </table:table-cell>
          <table:table-cell table:style-name="ce70" table:formula="of:=[.P27]/[.C2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230">
            <text:p>613230</text:p>
          </table:table-cell>
          <table:table-cell table:style-name="ce50" office:value-type="string">
            <text:p>Loyer bureau Paris</text:p>
          </table:table-cell>
          <table:table-cell table:style-name="ce58"/>
          <table:table-cell table:style-name="ce58" table:number-columns-repeated="12"/>
          <table:table-cell table:style-name="ce58" table:formula="of:=SUM([.D28:.O28])" office:value-type="currency" office:currency="EUR" office:value="0">
            <text:p>0,00 €</text:p>
          </table:table-cell>
          <table:table-cell table:style-name="ce58" table:formula="of:=[.C28]-[.P28]" office:value-type="currency" office:currency="EUR" office:value="0">
            <text:p>0,00 €</text:p>
          </table:table-cell>
          <table:table-cell table:style-name="ce70" table:formula="of:=[.P28]/[.C2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500">
            <text:p>613500</text:p>
          </table:table-cell>
          <table:table-cell table:style-name="ce50" office:value-type="string">
            <text:p>Location machine à affranchir</text:p>
          </table:table-cell>
          <table:table-cell table:style-name="ce58"/>
          <table:table-cell table:style-name="ce58" table:number-columns-repeated="12"/>
          <table:table-cell table:style-name="ce58" table:formula="of:=SUM([.D29:.O29])" office:value-type="currency" office:currency="EUR" office:value="0">
            <text:p>0,00 €</text:p>
          </table:table-cell>
          <table:table-cell table:style-name="ce58" table:formula="of:=[.C29]-[.P29]" office:value-type="currency" office:currency="EUR" office:value="0">
            <text:p>0,00 €</text:p>
          </table:table-cell>
          <table:table-cell table:style-name="ce70" table:formula="of:=[.P29]/[.C2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510">
            <text:p>613510</text:p>
          </table:table-cell>
          <table:table-cell table:style-name="ce50" office:value-type="string">
            <text:p>Location + Maintenance photocopieur</text:p>
          </table:table-cell>
          <table:table-cell table:style-name="ce58"/>
          <table:table-cell table:style-name="ce58" table:number-columns-repeated="12"/>
          <table:table-cell table:style-name="ce58" table:formula="of:=SUM([.D30:.O30])" office:value-type="currency" office:currency="EUR" office:value="0">
            <text:p>0,00 €</text:p>
          </table:table-cell>
          <table:table-cell table:style-name="ce58" table:formula="of:=[.C30]-[.P30]" office:value-type="currency" office:currency="EUR" office:value="0">
            <text:p>0,00 €</text:p>
          </table:table-cell>
          <table:table-cell table:style-name="ce70" table:formula="of:=[.P30]/[.C3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520">
            <text:p>613520</text:p>
          </table:table-cell>
          <table:table-cell table:style-name="ce50" office:value-type="string">
            <text:p>Location photocopieur</text:p>
          </table:table-cell>
          <table:table-cell table:style-name="ce58"/>
          <table:table-cell table:style-name="ce58" table:number-columns-repeated="12"/>
          <table:table-cell table:style-name="ce58" table:formula="of:=SUM([.D31:.O31])" office:value-type="currency" office:currency="EUR" office:value="0">
            <text:p>0,00 €</text:p>
          </table:table-cell>
          <table:table-cell table:style-name="ce58" table:formula="of:=[.C31]-[.P31]" office:value-type="currency" office:currency="EUR" office:value="0">
            <text:p>0,00 €</text:p>
          </table:table-cell>
          <table:table-cell table:style-name="ce70" table:formula="of:=[.P31]/[.C3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550">
            <text:p>613550</text:p>
          </table:table-cell>
          <table:table-cell table:style-name="ce50" office:value-type="string">
            <text:p>Location de matériel</text:p>
          </table:table-cell>
          <table:table-cell table:style-name="ce58"/>
          <table:table-cell table:style-name="ce58" table:number-columns-repeated="12"/>
          <table:table-cell table:style-name="ce58" table:formula="of:=SUM([.D32:.O32])" office:value-type="currency" office:currency="EUR" office:value="0">
            <text:p>0,00 €</text:p>
          </table:table-cell>
          <table:table-cell table:style-name="ce58" table:formula="of:=[.C32]-[.P32]" office:value-type="currency" office:currency="EUR" office:value="0">
            <text:p>0,00 €</text:p>
          </table:table-cell>
          <table:table-cell table:style-name="ce70" table:formula="of:=[.P32]/[.C3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4000">
            <text:p>614000</text:p>
          </table:table-cell>
          <table:table-cell table:style-name="ce50" office:value-type="string">
            <text:p>Charges locatives/Ateliers</text:p>
          </table:table-cell>
          <table:table-cell table:style-name="ce58"/>
          <table:table-cell table:style-name="ce58" table:number-columns-repeated="12"/>
          <table:table-cell table:style-name="ce58" table:formula="of:=SUM([.D33:.O33])" office:value-type="currency" office:currency="EUR" office:value="0">
            <text:p>0,00 €</text:p>
          </table:table-cell>
          <table:table-cell table:style-name="ce58" table:formula="of:=[.C33]-[.P33]" office:value-type="currency" office:currency="EUR" office:value="0">
            <text:p>0,00 €</text:p>
          </table:table-cell>
          <table:table-cell table:style-name="ce70" table:formula="of:=[.P33]/[.C3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4100">
            <text:p>614100</text:p>
          </table:table-cell>
          <table:table-cell table:style-name="ce50" office:value-type="string">
            <text:p>Charges locatives extérieures</text:p>
          </table:table-cell>
          <table:table-cell table:style-name="ce58"/>
          <table:table-cell table:style-name="ce58" table:number-columns-repeated="12"/>
          <table:table-cell table:style-name="ce58" table:formula="of:=SUM([.D34:.O34])" office:value-type="currency" office:currency="EUR" office:value="0">
            <text:p>0,00 €</text:p>
          </table:table-cell>
          <table:table-cell table:style-name="ce58" table:formula="of:=[.C34]-[.P34]" office:value-type="currency" office:currency="EUR" office:value="0">
            <text:p>0,00 €</text:p>
          </table:table-cell>
          <table:table-cell table:style-name="ce70" table:formula="of:=[.P34]/[.C3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000">
            <text:p>615000</text:p>
          </table:table-cell>
          <table:table-cell table:style-name="ce50" office:value-type="string">
            <text:p>Entretien et réparations</text:p>
          </table:table-cell>
          <table:table-cell table:style-name="ce58"/>
          <table:table-cell table:style-name="ce58" table:number-columns-repeated="12"/>
          <table:table-cell table:style-name="ce58" table:formula="of:=SUM([.D35:.O35])" office:value-type="currency" office:currency="EUR" office:value="0">
            <text:p>0,00 €</text:p>
          </table:table-cell>
          <table:table-cell table:style-name="ce58" table:formula="of:=[.C35]-[.P35]" office:value-type="currency" office:currency="EUR" office:value="0">
            <text:p>0,00 €</text:p>
          </table:table-cell>
          <table:table-cell table:style-name="ce70" table:formula="of:=[.P35]/[.C3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200">
            <text:p>615200</text:p>
          </table:table-cell>
          <table:table-cell table:style-name="ce50" office:value-type="string">
            <text:p>Entretien immobilier</text:p>
          </table:table-cell>
          <table:table-cell table:style-name="ce58"/>
          <table:table-cell table:style-name="ce58" table:number-columns-repeated="12"/>
          <table:table-cell table:style-name="ce58" table:formula="of:=SUM([.D36:.O36])" office:value-type="currency" office:currency="EUR" office:value="0">
            <text:p>0,00 €</text:p>
          </table:table-cell>
          <table:table-cell table:style-name="ce58" table:formula="of:=[.C36]-[.P36]" office:value-type="currency" office:currency="EUR" office:value="0">
            <text:p>0,00 €</text:p>
          </table:table-cell>
          <table:table-cell table:style-name="ce70" table:formula="of:=[.P36]/[.C3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500">
            <text:p>615500</text:p>
          </table:table-cell>
          <table:table-cell table:style-name="ce50" office:value-type="string">
            <text:p>Entretien mobilier</text:p>
          </table:table-cell>
          <table:table-cell table:style-name="ce58"/>
          <table:table-cell table:style-name="ce58" table:number-columns-repeated="12"/>
          <table:table-cell table:style-name="ce58" table:formula="of:=SUM([.D37:.O37])" office:value-type="currency" office:currency="EUR" office:value="0">
            <text:p>0,00 €</text:p>
          </table:table-cell>
          <table:table-cell table:style-name="ce58" table:formula="of:=[.C37]-[.P37]" office:value-type="currency" office:currency="EUR" office:value="0">
            <text:p>0,00 €</text:p>
          </table:table-cell>
          <table:table-cell table:style-name="ce70" table:formula="of:=[.P37]/[.C3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610">
            <text:p>615610</text:p>
          </table:table-cell>
          <table:table-cell table:style-name="ce50" office:value-type="string">
            <text:p>Maintenance photocopieur</text:p>
          </table:table-cell>
          <table:table-cell table:style-name="ce58"/>
          <table:table-cell table:style-name="ce58" table:number-columns-repeated="12"/>
          <table:table-cell table:style-name="ce58" table:formula="of:=SUM([.D38:.O38])" office:value-type="currency" office:currency="EUR" office:value="0">
            <text:p>0,00 €</text:p>
          </table:table-cell>
          <table:table-cell table:style-name="ce58" table:formula="of:=[.C38]-[.P38]" office:value-type="currency" office:currency="EUR" office:value="0">
            <text:p>0,00 €</text:p>
          </table:table-cell>
          <table:table-cell table:style-name="ce70" table:formula="of:=[.P38]/[.C3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620">
            <text:p>615620</text:p>
          </table:table-cell>
          <table:table-cell table:style-name="ce50" office:value-type="string">
            <text:p>Réaffectation Bilan Cogilog abt</text:p>
          </table:table-cell>
          <table:table-cell table:style-name="ce58"/>
          <table:table-cell table:style-name="ce58" table:number-columns-repeated="12"/>
          <table:table-cell table:style-name="ce58" table:formula="of:=SUM([.D39:.O39])" office:value-type="currency" office:currency="EUR" office:value="0">
            <text:p>0,00 €</text:p>
          </table:table-cell>
          <table:table-cell table:style-name="ce58" table:formula="of:=[.C39]-[.P39]" office:value-type="currency" office:currency="EUR" office:value="0">
            <text:p>0,00 €</text:p>
          </table:table-cell>
          <table:table-cell table:style-name="ce70" table:formula="of:=[.P39]/[.C3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630">
            <text:p>615630</text:p>
          </table:table-cell>
          <table:table-cell table:style-name="ce50" office:value-type="string">
            <text:p>Réaffectation Bilan Sivit</text:p>
          </table:table-cell>
          <table:table-cell table:style-name="ce58"/>
          <table:table-cell table:style-name="ce58" table:number-columns-repeated="12"/>
          <table:table-cell table:style-name="ce58" table:formula="of:=SUM([.D40:.O40])" office:value-type="currency" office:currency="EUR" office:value="0">
            <text:p>0,00 €</text:p>
          </table:table-cell>
          <table:table-cell table:style-name="ce58" table:formula="of:=[.C40]-[.P40]" office:value-type="currency" office:currency="EUR" office:value="0">
            <text:p>0,00 €</text:p>
          </table:table-cell>
          <table:table-cell table:style-name="ce70" table:formula="of:=[.P40]/[.C4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640">
            <text:p>615640</text:p>
          </table:table-cell>
          <table:table-cell table:style-name="ce50" office:value-type="string">
            <text:p>Réaffectation Bilan nom de domaine</text:p>
          </table:table-cell>
          <table:table-cell table:style-name="ce58"/>
          <table:table-cell table:style-name="ce58" table:number-columns-repeated="12"/>
          <table:table-cell table:style-name="ce58" table:formula="of:=SUM([.D41:.O41])" office:value-type="currency" office:currency="EUR" office:value="0">
            <text:p>0,00 €</text:p>
          </table:table-cell>
          <table:table-cell table:style-name="ce58" table:formula="of:=[.C41]-[.P41]" office:value-type="currency" office:currency="EUR" office:value="0">
            <text:p>0,00 €</text:p>
          </table:table-cell>
          <table:table-cell table:style-name="ce70" table:formula="of:=[.P41]/[.C4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650">
            <text:p>615650</text:p>
          </table:table-cell>
          <table:table-cell table:style-name="ce50" office:value-type="string">
            <text:p>Maintenances informatiques</text:p>
          </table:table-cell>
          <table:table-cell table:style-name="ce58"/>
          <table:table-cell table:style-name="ce58" table:number-columns-repeated="12"/>
          <table:table-cell table:style-name="ce58" table:formula="of:=SUM([.D42:.O42])" office:value-type="currency" office:currency="EUR" office:value="0">
            <text:p>0,00 €</text:p>
          </table:table-cell>
          <table:table-cell table:style-name="ce58" table:formula="of:=[.C42]-[.P42]" office:value-type="currency" office:currency="EUR" office:value="0">
            <text:p>0,00 €</text:p>
          </table:table-cell>
          <table:table-cell table:style-name="ce70" table:formula="of:=[.P42]/[.C4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660">
            <text:p>615660</text:p>
          </table:table-cell>
          <table:table-cell table:style-name="ce50" office:value-type="string">
            <text:p>Maintenances sites web</text:p>
          </table:table-cell>
          <table:table-cell table:style-name="ce58"/>
          <table:table-cell table:style-name="ce58" table:number-columns-repeated="12"/>
          <table:table-cell table:style-name="ce58" table:formula="of:=SUM([.D43:.O43])" office:value-type="currency" office:currency="EUR" office:value="0">
            <text:p>0,00 €</text:p>
          </table:table-cell>
          <table:table-cell table:style-name="ce58" table:formula="of:=[.C43]-[.P43]" office:value-type="currency" office:currency="EUR" office:value="0">
            <text:p>0,00 €</text:p>
          </table:table-cell>
          <table:table-cell table:style-name="ce70" table:formula="of:=[.P43]/[.C4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6000">
            <text:p>616000</text:p>
          </table:table-cell>
          <table:table-cell table:style-name="ce50" office:value-type="string">
            <text:p>Primes d'assurance</text:p>
          </table:table-cell>
          <table:table-cell table:style-name="ce58"/>
          <table:table-cell table:style-name="ce58" table:number-columns-repeated="12"/>
          <table:table-cell table:style-name="ce58" table:formula="of:=SUM([.D44:.O44])" office:value-type="currency" office:currency="EUR" office:value="0">
            <text:p>0,00 €</text:p>
          </table:table-cell>
          <table:table-cell table:style-name="ce58" table:formula="of:=[.C44]-[.P44]" office:value-type="currency" office:currency="EUR" office:value="0">
            <text:p>0,00 €</text:p>
          </table:table-cell>
          <table:table-cell table:style-name="ce70" table:formula="of:=[.P44]/[.C4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8000">
            <text:p>618000</text:p>
          </table:table-cell>
          <table:table-cell table:style-name="ce50" office:value-type="string">
            <text:p>Documentation</text:p>
          </table:table-cell>
          <table:table-cell table:style-name="ce58"/>
          <table:table-cell table:style-name="ce58" table:number-columns-repeated="12"/>
          <table:table-cell table:style-name="ce58" table:formula="of:=SUM([.D45:.O45])" office:value-type="currency" office:currency="EUR" office:value="0">
            <text:p>0,00 €</text:p>
          </table:table-cell>
          <table:table-cell table:style-name="ce58" table:formula="of:=[.C45]-[.P45]" office:value-type="currency" office:currency="EUR" office:value="0">
            <text:p>0,00 €</text:p>
          </table:table-cell>
          <table:table-cell table:style-name="ce70" table:formula="of:=[.P45]/[.C4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8200">
            <text:p>618200</text:p>
          </table:table-cell>
          <table:table-cell table:style-name="ce50" office:value-type="string">
            <text:p>Abonnements doc</text:p>
          </table:table-cell>
          <table:table-cell table:style-name="ce58"/>
          <table:table-cell table:style-name="ce58" table:number-columns-repeated="12"/>
          <table:table-cell table:style-name="ce58" table:formula="of:=SUM([.D46:.O46])" office:value-type="currency" office:currency="EUR" office:value="0">
            <text:p>0,00 €</text:p>
          </table:table-cell>
          <table:table-cell table:style-name="ce58" table:formula="of:=[.C46]-[.P46]" office:value-type="currency" office:currency="EUR" office:value="0">
            <text:p>0,00 €</text:p>
          </table:table-cell>
          <table:table-cell table:style-name="ce70" table:formula="of:=[.P46]/[.C4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8500">
            <text:p>618500</text:p>
          </table:table-cell>
          <table:table-cell table:style-name="ce50" office:value-type="string">
            <text:p>Frais colloques &amp; conf. de presse</text:p>
          </table:table-cell>
          <table:table-cell table:style-name="ce58"/>
          <table:table-cell table:style-name="ce58" table:number-columns-repeated="12"/>
          <table:table-cell table:style-name="ce58" table:formula="of:=SUM([.D47:.O47])" office:value-type="currency" office:currency="EUR" office:value="0">
            <text:p>0,00 €</text:p>
          </table:table-cell>
          <table:table-cell table:style-name="ce58" table:formula="of:=[.C47]-[.P47]" office:value-type="currency" office:currency="EUR" office:value="0">
            <text:p>0,00 €</text:p>
          </table:table-cell>
          <table:table-cell table:style-name="ce70" table:formula="of:=[.P47]/[.C4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8510">
            <text:p>618510</text:p>
          </table:table-cell>
          <table:table-cell table:style-name="ce50" office:value-type="string">
            <text:p>Frais d'AG annuelle</text:p>
          </table:table-cell>
          <table:table-cell table:style-name="ce58"/>
          <table:table-cell table:style-name="ce58" table:number-columns-repeated="12"/>
          <table:table-cell table:style-name="ce58" table:formula="of:=SUM([.D48:.O48])" office:value-type="currency" office:currency="EUR" office:value="0">
            <text:p>0,00 €</text:p>
          </table:table-cell>
          <table:table-cell table:style-name="ce58" table:formula="of:=[.C48]-[.P48]" office:value-type="currency" office:currency="EUR" office:value="0">
            <text:p>0,00 €</text:p>
          </table:table-cell>
          <table:table-cell table:style-name="ce70" table:formula="of:=[.P48]/[.C4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8520">
            <text:p>618520</text:p>
          </table:table-cell>
          <table:table-cell table:style-name="ce50" office:value-type="string">
            <text:p>Frais de CA</text:p>
          </table:table-cell>
          <table:table-cell table:style-name="ce58"/>
          <table:table-cell table:style-name="ce58" table:number-columns-repeated="12"/>
          <table:table-cell table:style-name="ce58" table:formula="of:=SUM([.D49:.O49])" office:value-type="currency" office:currency="EUR" office:value="0">
            <text:p>0,00 €</text:p>
          </table:table-cell>
          <table:table-cell table:style-name="ce58" table:formula="of:=[.C49]-[.P49]" office:value-type="currency" office:currency="EUR" office:value="0">
            <text:p>0,00 €</text:p>
          </table:table-cell>
          <table:table-cell table:style-name="ce70" table:formula="of:=[.P49]/[.C4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8530">
            <text:p>618530</text:p>
          </table:table-cell>
          <table:table-cell table:style-name="ce50" office:value-type="string">
            <text:p>Formation hors formation continue</text:p>
          </table:table-cell>
          <table:table-cell table:style-name="ce58"/>
          <table:table-cell table:style-name="ce58" table:number-columns-repeated="12"/>
          <table:table-cell table:style-name="ce58" table:formula="of:=SUM([.D50:.O50])" office:value-type="currency" office:currency="EUR" office:value="0">
            <text:p>0,00 €</text:p>
          </table:table-cell>
          <table:table-cell table:style-name="ce58" table:formula="of:=[.C50]-[.P50]" office:value-type="currency" office:currency="EUR" office:value="0">
            <text:p>0,00 €</text:p>
          </table:table-cell>
          <table:table-cell table:style-name="ce70" table:formula="of:=[.P50]/[.C5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string">
            <text:p>6185AG</text:p>
          </table:table-cell>
          <table:table-cell table:style-name="ce50" office:value-type="string">
            <text:p>Frais d'AG annuelle</text:p>
          </table:table-cell>
          <table:table-cell table:style-name="ce58"/>
          <table:table-cell table:style-name="ce58" table:number-columns-repeated="12"/>
          <table:table-cell table:style-name="ce58" table:formula="of:=SUM([.D51:.O51])" office:value-type="currency" office:currency="EUR" office:value="0">
            <text:p>0,00 €</text:p>
          </table:table-cell>
          <table:table-cell table:style-name="ce58" table:formula="of:=[.C51]-[.P51]" office:value-type="currency" office:currency="EUR" office:value="0">
            <text:p>0,00 €</text:p>
          </table:table-cell>
          <table:table-cell table:style-name="ce70" table:formula="of:=[.P51]/[.C5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2600">
            <text:p>622600</text:p>
          </table:table-cell>
          <table:table-cell table:style-name="ce50" office:value-type="string">
            <text:p>Honoraires compta</text:p>
          </table:table-cell>
          <table:table-cell table:style-name="ce58"/>
          <table:table-cell table:style-name="ce58" table:number-columns-repeated="12"/>
          <table:table-cell table:style-name="ce58" table:formula="of:=SUM([.D52:.O52])" office:value-type="currency" office:currency="EUR" office:value="0">
            <text:p>0,00 €</text:p>
          </table:table-cell>
          <table:table-cell table:style-name="ce58" table:formula="of:=[.C52]-[.P52]" office:value-type="currency" office:currency="EUR" office:value="0">
            <text:p>0,00 €</text:p>
          </table:table-cell>
          <table:table-cell table:style-name="ce70" table:formula="of:=[.P52]/[.C5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2610">
            <text:p>622610</text:p>
          </table:table-cell>
          <table:table-cell table:style-name="ce50" office:value-type="string">
            <text:p>Honoraires juridiques</text:p>
          </table:table-cell>
          <table:table-cell table:style-name="ce58" office:value-type="currency" office:currency="EUR" office:value="3500">
            <text:p>3 500,00 €</text:p>
          </table:table-cell>
          <table:table-cell table:style-name="ce58" table:number-columns-repeated="12"/>
          <table:table-cell table:style-name="ce58" table:formula="of:=SUM([.D53:.O53])" office:value-type="currency" office:currency="EUR" office:value="0">
            <text:p>0,00 €</text:p>
          </table:table-cell>
          <table:table-cell table:style-name="ce58" table:formula="of:=[.C53]-[.P53]" office:value-type="currency" office:currency="EUR" office:value="3500">
            <text:p>3 500,00 €</text:p>
          </table:table-cell>
          <table:table-cell table:style-name="ce70" table:formula="of:=[.P53]/[.C53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622620">
            <text:p>622620</text:p>
          </table:table-cell>
          <table:table-cell table:style-name="ce50" office:value-type="string">
            <text:p>Honoraires commissaire aux cptes</text:p>
          </table:table-cell>
          <table:table-cell table:style-name="ce58"/>
          <table:table-cell table:style-name="ce58" table:number-columns-repeated="12"/>
          <table:table-cell table:style-name="ce58" table:formula="of:=SUM([.D54:.O54])" office:value-type="currency" office:currency="EUR" office:value="0">
            <text:p>0,00 €</text:p>
          </table:table-cell>
          <table:table-cell table:style-name="ce58" table:formula="of:=[.C54]-[.P54]" office:value-type="currency" office:currency="EUR" office:value="0">
            <text:p>0,00 €</text:p>
          </table:table-cell>
          <table:table-cell table:style-name="ce70" table:formula="of:=[.P54]/[.C5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2630">
            <text:p>622630</text:p>
          </table:table-cell>
          <table:table-cell table:style-name="ce50" office:value-type="string">
            <text:p>Autres honoraires</text:p>
          </table:table-cell>
          <table:table-cell table:style-name="ce58"/>
          <table:table-cell table:style-name="ce58" table:number-columns-repeated="12"/>
          <table:table-cell table:style-name="ce58" table:formula="of:=SUM([.D55:.O55])" office:value-type="currency" office:currency="EUR" office:value="0">
            <text:p>0,00 €</text:p>
          </table:table-cell>
          <table:table-cell table:style-name="ce58" table:formula="of:=[.C55]-[.P55]" office:value-type="currency" office:currency="EUR" office:value="0">
            <text:p>0,00 €</text:p>
          </table:table-cell>
          <table:table-cell table:style-name="ce70" table:formula="of:=[.P55]/[.C5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2700">
            <text:p>622700</text:p>
          </table:table-cell>
          <table:table-cell table:style-name="ce50" office:value-type="string">
            <text:p>Frais d'actes &amp; contentieux</text:p>
          </table:table-cell>
          <table:table-cell table:style-name="ce58"/>
          <table:table-cell table:style-name="ce58" table:number-columns-repeated="12"/>
          <table:table-cell table:style-name="ce58" table:formula="of:=SUM([.D56:.O56])" office:value-type="currency" office:currency="EUR" office:value="0">
            <text:p>0,00 €</text:p>
          </table:table-cell>
          <table:table-cell table:style-name="ce58" table:formula="of:=[.C56]-[.P56]" office:value-type="currency" office:currency="EUR" office:value="0">
            <text:p>0,00 €</text:p>
          </table:table-cell>
          <table:table-cell table:style-name="ce70" table:formula="of:=[.P56]/[.C5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000">
            <text:p>623000</text:p>
          </table:table-cell>
          <table:table-cell table:style-name="ce50" office:value-type="string">
            <text:p>Relations publiques, Foires, Salons</text:p>
          </table:table-cell>
          <table:table-cell table:style-name="ce58"/>
          <table:table-cell table:style-name="ce58" table:number-columns-repeated="12"/>
          <table:table-cell table:style-name="ce58" table:formula="of:=SUM([.D57:.O57])" office:value-type="currency" office:currency="EUR" office:value="0">
            <text:p>0,00 €</text:p>
          </table:table-cell>
          <table:table-cell table:style-name="ce58" table:formula="of:=[.C57]-[.P57]" office:value-type="currency" office:currency="EUR" office:value="0">
            <text:p>0,00 €</text:p>
          </table:table-cell>
          <table:table-cell table:style-name="ce70" table:formula="of:=[.P57]/[.C5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100">
            <text:p>623100</text:p>
          </table:table-cell>
          <table:table-cell table:style-name="ce50" office:value-type="string">
            <text:p>Annonces et insertions</text:p>
          </table:table-cell>
          <table:table-cell table:style-name="ce58"/>
          <table:table-cell table:style-name="ce58" table:number-columns-repeated="12"/>
          <table:table-cell table:style-name="ce58" table:formula="of:=SUM([.D58:.O58])" office:value-type="currency" office:currency="EUR" office:value="0">
            <text:p>0,00 €</text:p>
          </table:table-cell>
          <table:table-cell table:style-name="ce58" table:formula="of:=[.C58]-[.P58]" office:value-type="currency" office:currency="EUR" office:value="0">
            <text:p>0,00 €</text:p>
          </table:table-cell>
          <table:table-cell table:style-name="ce70" table:formula="of:=[.P58]/[.C5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111">
            <text:p>623111</text:p>
          </table:table-cell>
          <table:table-cell table:style-name="ce50" office:value-type="string">
            <text:p>Expéditions gratuites</text:p>
          </table:table-cell>
          <table:table-cell table:style-name="ce58"/>
          <table:table-cell table:style-name="ce58" table:number-columns-repeated="12"/>
          <table:table-cell table:style-name="ce58" table:formula="of:=SUM([.D59:.O59])" office:value-type="currency" office:currency="EUR" office:value="0">
            <text:p>0,00 €</text:p>
          </table:table-cell>
          <table:table-cell table:style-name="ce58" table:formula="of:=[.C59]-[.P59]" office:value-type="currency" office:currency="EUR" office:value="0">
            <text:p>0,00 €</text:p>
          </table:table-cell>
          <table:table-cell table:style-name="ce70" table:formula="of:=[.P59]/[.C5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200">
            <text:p>623200</text:p>
          </table:table-cell>
          <table:table-cell table:style-name="ce50" office:value-type="string">
            <text:p>Cadeaux</text:p>
          </table:table-cell>
          <table:table-cell table:style-name="ce58"/>
          <table:table-cell table:style-name="ce58" table:number-columns-repeated="12"/>
          <table:table-cell table:style-name="ce58" table:formula="of:=SUM([.D60:.O60])" office:value-type="currency" office:currency="EUR" office:value="0">
            <text:p>0,00 €</text:p>
          </table:table-cell>
          <table:table-cell table:style-name="ce58" table:formula="of:=[.C60]-[.P60]" office:value-type="currency" office:currency="EUR" office:value="0">
            <text:p>0,00 €</text:p>
          </table:table-cell>
          <table:table-cell table:style-name="ce70" table:formula="of:=[.P60]/[.C6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300">
            <text:p>623300</text:p>
          </table:table-cell>
          <table:table-cell table:style-name="ce50" office:value-type="string">
            <text:p>Manifestations, évènements, concerts, etc</text:p>
          </table:table-cell>
          <table:table-cell table:style-name="ce58"/>
          <table:table-cell table:style-name="ce58" table:number-columns-repeated="12"/>
          <table:table-cell table:style-name="ce58" table:formula="of:=SUM([.D61:.O61])" office:value-type="currency" office:currency="EUR" office:value="0">
            <text:p>0,00 €</text:p>
          </table:table-cell>
          <table:table-cell table:style-name="ce58" table:formula="of:=[.C61]-[.P61]" office:value-type="currency" office:currency="EUR" office:value="0">
            <text:p>0,00 €</text:p>
          </table:table-cell>
          <table:table-cell table:style-name="ce70" table:formula="of:=[.P61]/[.C6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500">
            <text:p>623500</text:p>
          </table:table-cell>
          <table:table-cell table:style-name="ce50" office:value-type="string">
            <text:p>Primes Concours vidéo</text:p>
          </table:table-cell>
          <table:table-cell table:style-name="ce58"/>
          <table:table-cell table:style-name="ce58" table:number-columns-repeated="12"/>
          <table:table-cell table:style-name="ce58" table:formula="of:=SUM([.D62:.O62])" office:value-type="currency" office:currency="EUR" office:value="0">
            <text:p>0,00 €</text:p>
          </table:table-cell>
          <table:table-cell table:style-name="ce58" table:formula="of:=[.C62]-[.P62]" office:value-type="currency" office:currency="EUR" office:value="0">
            <text:p>0,00 €</text:p>
          </table:table-cell>
          <table:table-cell table:style-name="ce70" table:formula="of:=[.P62]/[.C6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800">
            <text:p>623800</text:p>
          </table:table-cell>
          <table:table-cell table:style-name="ce50" office:value-type="string">
            <text:p>Dons divers</text:p>
          </table:table-cell>
          <table:table-cell table:style-name="ce58"/>
          <table:table-cell table:style-name="ce58" table:number-columns-repeated="12"/>
          <table:table-cell table:style-name="ce58" table:formula="of:=SUM([.D63:.O63])" office:value-type="currency" office:currency="EUR" office:value="0">
            <text:p>0,00 €</text:p>
          </table:table-cell>
          <table:table-cell table:style-name="ce58" table:formula="of:=[.C63]-[.P63]" office:value-type="currency" office:currency="EUR" office:value="0">
            <text:p>0,00 €</text:p>
          </table:table-cell>
          <table:table-cell table:style-name="ce70" table:formula="of:=[.P63]/[.C6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4000">
            <text:p>624000</text:p>
          </table:table-cell>
          <table:table-cell table:style-name="ce50" office:value-type="string">
            <text:p>Transports sur achats et ventes</text:p>
          </table:table-cell>
          <table:table-cell table:style-name="ce58"/>
          <table:table-cell table:style-name="ce58" table:number-columns-repeated="12"/>
          <table:table-cell table:style-name="ce58" table:formula="of:=SUM([.D64:.O64])" office:value-type="currency" office:currency="EUR" office:value="0">
            <text:p>0,00 €</text:p>
          </table:table-cell>
          <table:table-cell table:style-name="ce58" table:formula="of:=[.C64]-[.P64]" office:value-type="currency" office:currency="EUR" office:value="0">
            <text:p>0,00 €</text:p>
          </table:table-cell>
          <table:table-cell table:style-name="ce70" table:formula="of:=[.P64]/[.C6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5000">
            <text:p>625000</text:p>
          </table:table-cell>
          <table:table-cell table:style-name="ce50" office:value-type="string">
            <text:p>Déplacements, missions salariés</text:p>
          </table:table-cell>
          <table:table-cell table:style-name="ce58" office:value-type="currency" office:currency="EUR" office:value="500">
            <text:p>500,00 €</text:p>
          </table:table-cell>
          <table:table-cell table:style-name="ce58" office:value-type="currency" office:currency="EUR" office:value="113.5">
            <text:p>113,50 €</text:p>
          </table:table-cell>
          <table:table-cell table:style-name="ce58" table:number-columns-repeated="11"/>
          <table:table-cell table:style-name="ce58" table:formula="of:=SUM([.D65:.O65])" office:value-type="currency" office:currency="EUR" office:value="113.5">
            <text:p>113,50 €</text:p>
          </table:table-cell>
          <table:table-cell table:style-name="ce58" table:formula="of:=[.C65]-[.P65]" office:value-type="currency" office:currency="EUR" office:value="386.5">
            <text:p>386,50 €</text:p>
          </table:table-cell>
          <table:table-cell table:style-name="ce70" table:formula="of:=[.P65]/[.C65]" office:value-type="percentage" office:value="0.227">
            <text:p>22,70%</text:p>
          </table:table-cell>
          <table:table-cell table:number-columns-repeated="1006"/>
        </table:table-row>
        <table:table-row table:style-name="ro1">
          <table:table-cell table:style-name="ce49" office:value-type="float" office:value="625100">
            <text:p>625100</text:p>
          </table:table-cell>
          <table:table-cell table:style-name="ce50" office:value-type="string">
            <text:p>Déplacements, missions administrateurs</text:p>
          </table:table-cell>
          <table:table-cell table:style-name="ce58"/>
          <table:table-cell table:style-name="ce58" table:number-columns-repeated="12"/>
          <table:table-cell table:style-name="ce58" table:formula="of:=SUM([.D66:.O66])" office:value-type="currency" office:currency="EUR" office:value="0">
            <text:p>0,00 €</text:p>
          </table:table-cell>
          <table:table-cell table:style-name="ce58" table:formula="of:=[.C66]-[.P66]" office:value-type="currency" office:currency="EUR" office:value="0">
            <text:p>0,00 €</text:p>
          </table:table-cell>
          <table:table-cell table:style-name="ce70" table:formula="of:=[.P66]/[.C6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5200">
            <text:p>625200</text:p>
          </table:table-cell>
          <table:table-cell table:style-name="ce50" office:value-type="string">
            <text:p>Déplacements, missions bénévoles &amp; stagiaires</text:p>
          </table:table-cell>
          <table:table-cell table:style-name="ce58"/>
          <table:table-cell table:style-name="ce58" table:number-columns-repeated="12"/>
          <table:table-cell table:style-name="ce58" table:formula="of:=SUM([.D67:.O67])" office:value-type="currency" office:currency="EUR" office:value="0">
            <text:p>0,00 €</text:p>
          </table:table-cell>
          <table:table-cell table:style-name="ce58" table:formula="of:=[.C67]-[.P67]" office:value-type="currency" office:currency="EUR" office:value="0">
            <text:p>0,00 €</text:p>
          </table:table-cell>
          <table:table-cell table:style-name="ce70" table:formula="of:=[.P67]/[.C6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5300">
            <text:p>625300</text:p>
          </table:table-cell>
          <table:table-cell table:style-name="ce50" office:value-type="string">
            <text:p>Déplacements, missions prestataires et autres</text:p>
          </table:table-cell>
          <table:table-cell table:style-name="ce58"/>
          <table:table-cell table:style-name="ce58" table:number-columns-repeated="12"/>
          <table:table-cell table:style-name="ce58" table:formula="of:=SUM([.D68:.O68])" office:value-type="currency" office:currency="EUR" office:value="0">
            <text:p>0,00 €</text:p>
          </table:table-cell>
          <table:table-cell table:style-name="ce58" table:formula="of:=[.C68]-[.P68]" office:value-type="currency" office:currency="EUR" office:value="0">
            <text:p>0,00 €</text:p>
          </table:table-cell>
          <table:table-cell table:style-name="ce70" table:formula="of:=[.P68]/[.C6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5700">
            <text:p>625700</text:p>
          </table:table-cell>
          <table:table-cell table:style-name="ce50" office:value-type="string">
            <text:p>Réceptions diverses</text:p>
          </table:table-cell>
          <table:table-cell table:style-name="ce58"/>
          <table:table-cell table:style-name="ce58" table:number-columns-repeated="12"/>
          <table:table-cell table:style-name="ce58" table:formula="of:=SUM([.D69:.O69])" office:value-type="currency" office:currency="EUR" office:value="0">
            <text:p>0,00 €</text:p>
          </table:table-cell>
          <table:table-cell table:style-name="ce58" table:formula="of:=[.C69]-[.P69]" office:value-type="currency" office:currency="EUR" office:value="0">
            <text:p>0,00 €</text:p>
          </table:table-cell>
          <table:table-cell table:style-name="ce70" table:formula="of:=[.P69]/[.C6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5710">
            <text:p>625710</text:p>
          </table:table-cell>
          <table:table-cell table:style-name="ce50" office:value-type="string">
            <text:p>Repas Commissions</text:p>
          </table:table-cell>
          <table:table-cell table:style-name="ce58"/>
          <table:table-cell table:style-name="ce58" table:number-columns-repeated="12"/>
          <table:table-cell table:style-name="ce58" table:formula="of:=SUM([.D70:.O70])" office:value-type="currency" office:currency="EUR" office:value="0">
            <text:p>0,00 €</text:p>
          </table:table-cell>
          <table:table-cell table:style-name="ce58" table:formula="of:=[.C70]-[.P70]" office:value-type="currency" office:currency="EUR" office:value="0">
            <text:p>0,00 €</text:p>
          </table:table-cell>
          <table:table-cell table:style-name="ce70" table:formula="of:=[.P70]/[.C7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6100">
            <text:p>626100</text:p>
          </table:table-cell>
          <table:table-cell table:style-name="ce50" office:value-type="string">
            <text:p>Frais postaux</text:p>
          </table:table-cell>
          <table:table-cell table:style-name="ce58"/>
          <table:table-cell table:style-name="ce58" table:number-columns-repeated="12"/>
          <table:table-cell table:style-name="ce58" table:formula="of:=SUM([.D71:.O71])" office:value-type="currency" office:currency="EUR" office:value="0">
            <text:p>0,00 €</text:p>
          </table:table-cell>
          <table:table-cell table:style-name="ce58" table:formula="of:=[.C71]-[.P71]" office:value-type="currency" office:currency="EUR" office:value="0">
            <text:p>0,00 €</text:p>
          </table:table-cell>
          <table:table-cell table:style-name="ce70" table:formula="of:=[.P71]/[.C7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6120">
            <text:p>626120</text:p>
          </table:table-cell>
          <table:table-cell table:style-name="ce50" office:value-type="string">
            <text:p>Abt. Sces Postaux-collecte courrier</text:p>
          </table:table-cell>
          <table:table-cell table:style-name="ce58"/>
          <table:table-cell table:style-name="ce58" table:number-columns-repeated="12"/>
          <table:table-cell table:style-name="ce58" table:formula="of:=SUM([.D72:.O72])" office:value-type="currency" office:currency="EUR" office:value="0">
            <text:p>0,00 €</text:p>
          </table:table-cell>
          <table:table-cell table:style-name="ce58" table:formula="of:=[.C72]-[.P72]" office:value-type="currency" office:currency="EUR" office:value="0">
            <text:p>0,00 €</text:p>
          </table:table-cell>
          <table:table-cell table:style-name="ce70" table:formula="of:=[.P72]/[.C7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6200">
            <text:p>626200</text:p>
          </table:table-cell>
          <table:table-cell table:style-name="ce50" office:value-type="string">
            <text:p>Frais de télécommunications</text:p>
          </table:table-cell>
          <table:table-cell table:style-name="ce58"/>
          <table:table-cell table:style-name="ce58" table:number-columns-repeated="12"/>
          <table:table-cell table:style-name="ce58" table:formula="of:=SUM([.D73:.O73])" office:value-type="currency" office:currency="EUR" office:value="0">
            <text:p>0,00 €</text:p>
          </table:table-cell>
          <table:table-cell table:style-name="ce58" table:formula="of:=[.C73]-[.P73]" office:value-type="currency" office:currency="EUR" office:value="0">
            <text:p>0,00 €</text:p>
          </table:table-cell>
          <table:table-cell table:style-name="ce70" table:formula="of:=[.P73]/[.C7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6210">
            <text:p>626210</text:p>
          </table:table-cell>
          <table:table-cell table:style-name="ce50" office:value-type="string">
            <text:p>Abt. internet haut débit</text:p>
          </table:table-cell>
          <table:table-cell table:style-name="ce58"/>
          <table:table-cell table:style-name="ce58" table:number-columns-repeated="12"/>
          <table:table-cell table:style-name="ce58" table:formula="of:=SUM([.D74:.O74])" office:value-type="currency" office:currency="EUR" office:value="0">
            <text:p>0,00 €</text:p>
          </table:table-cell>
          <table:table-cell table:style-name="ce58" table:formula="of:=[.C74]-[.P74]" office:value-type="currency" office:currency="EUR" office:value="0">
            <text:p>0,00 €</text:p>
          </table:table-cell>
          <table:table-cell table:style-name="ce70" table:formula="of:=[.P74]/[.C7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6220">
            <text:p>626220</text:p>
          </table:table-cell>
          <table:table-cell table:style-name="ce50" office:value-type="string">
            <text:p>Autres sces électroniques</text:p>
          </table:table-cell>
          <table:table-cell table:style-name="ce58"/>
          <table:table-cell table:style-name="ce58" table:number-columns-repeated="12"/>
          <table:table-cell table:style-name="ce58" table:formula="of:=SUM([.D75:.O75])" office:value-type="currency" office:currency="EUR" office:value="0">
            <text:p>0,00 €</text:p>
          </table:table-cell>
          <table:table-cell table:style-name="ce58" table:formula="of:=[.C75]-[.P75]" office:value-type="currency" office:currency="EUR" office:value="0">
            <text:p>0,00 €</text:p>
          </table:table-cell>
          <table:table-cell table:style-name="ce70" table:formula="of:=[.P75]/[.C7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7000">
            <text:p>627000</text:p>
          </table:table-cell>
          <table:table-cell table:style-name="ce50" office:value-type="string">
            <text:p>Frais bancaires</text:p>
          </table:table-cell>
          <table:table-cell table:style-name="ce58"/>
          <table:table-cell table:style-name="ce58" table:number-columns-repeated="12"/>
          <table:table-cell table:style-name="ce58" table:formula="of:=SUM([.D76:.O76])" office:value-type="currency" office:currency="EUR" office:value="0">
            <text:p>0,00 €</text:p>
          </table:table-cell>
          <table:table-cell table:style-name="ce58" table:formula="of:=[.C76]-[.P76]" office:value-type="currency" office:currency="EUR" office:value="0">
            <text:p>0,00 €</text:p>
          </table:table-cell>
          <table:table-cell table:style-name="ce70" table:formula="of:=[.P76]/[.C7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7100">
            <text:p>627100</text:p>
          </table:table-cell>
          <table:table-cell table:style-name="ce50" office:value-type="string">
            <text:p>Frais de prélèvements impayés</text:p>
          </table:table-cell>
          <table:table-cell table:style-name="ce58"/>
          <table:table-cell table:style-name="ce58" table:number-columns-repeated="12"/>
          <table:table-cell table:style-name="ce58" table:formula="of:=SUM([.D77:.O77])" office:value-type="currency" office:currency="EUR" office:value="0">
            <text:p>0,00 €</text:p>
          </table:table-cell>
          <table:table-cell table:style-name="ce58" table:formula="of:=[.C77]-[.P77]" office:value-type="currency" office:currency="EUR" office:value="0">
            <text:p>0,00 €</text:p>
          </table:table-cell>
          <table:table-cell table:style-name="ce70" table:formula="of:=[.P77]/[.C7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7200">
            <text:p>627200</text:p>
          </table:table-cell>
          <table:table-cell table:style-name="ce50" office:value-type="string">
            <text:p>Frais de gestion Cpte Ep.Nature NEF</text:p>
          </table:table-cell>
          <table:table-cell table:style-name="ce58"/>
          <table:table-cell table:style-name="ce58" table:number-columns-repeated="12"/>
          <table:table-cell table:style-name="ce58" table:formula="of:=SUM([.D78:.O78])" office:value-type="currency" office:currency="EUR" office:value="0">
            <text:p>0,00 €</text:p>
          </table:table-cell>
          <table:table-cell table:style-name="ce58" table:formula="of:=[.C78]-[.P78]" office:value-type="currency" office:currency="EUR" office:value="0">
            <text:p>0,00 €</text:p>
          </table:table-cell>
          <table:table-cell table:style-name="ce70" table:formula="of:=[.P78]/[.C7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7300">
            <text:p>627300</text:p>
          </table:table-cell>
          <table:table-cell table:style-name="ce50" office:value-type="string">
            <text:p>Frais &amp; comm./ Boutique en ligne</text:p>
          </table:table-cell>
          <table:table-cell table:style-name="ce58"/>
          <table:table-cell table:style-name="ce58" table:number-columns-repeated="12"/>
          <table:table-cell table:style-name="ce58" table:formula="of:=SUM([.D79:.O79])" office:value-type="currency" office:currency="EUR" office:value="0">
            <text:p>0,00 €</text:p>
          </table:table-cell>
          <table:table-cell table:style-name="ce58" table:formula="of:=[.C79]-[.P79]" office:value-type="currency" office:currency="EUR" office:value="0">
            <text:p>0,00 €</text:p>
          </table:table-cell>
          <table:table-cell table:style-name="ce70" table:formula="of:=[.P79]/[.C7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8100">
            <text:p>628100</text:p>
          </table:table-cell>
          <table:table-cell table:style-name="ce50" office:value-type="string">
            <text:p>Concours divers (Sci Bure)</text:p>
          </table:table-cell>
          <table:table-cell table:style-name="ce58"/>
          <table:table-cell table:style-name="ce58" table:number-columns-repeated="12"/>
          <table:table-cell table:style-name="ce58" table:formula="of:=SUM([.D80:.O80])" office:value-type="currency" office:currency="EUR" office:value="0">
            <text:p>0,00 €</text:p>
          </table:table-cell>
          <table:table-cell table:style-name="ce58" table:formula="of:=[.C80]-[.P80]" office:value-type="currency" office:currency="EUR" office:value="0">
            <text:p>0,00 €</text:p>
          </table:table-cell>
          <table:table-cell table:style-name="ce70" table:formula="of:=[.P80]/[.C8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8200">
            <text:p>628200</text:p>
          </table:table-cell>
          <table:table-cell table:style-name="ce50" office:value-type="string">
            <text:p>Cotisations à d'autres organismes</text:p>
          </table:table-cell>
          <table:table-cell table:style-name="ce58"/>
          <table:table-cell table:style-name="ce58" table:number-columns-repeated="12"/>
          <table:table-cell table:style-name="ce58" table:formula="of:=SUM([.D81:.O81])" office:value-type="currency" office:currency="EUR" office:value="0">
            <text:p>0,00 €</text:p>
          </table:table-cell>
          <table:table-cell table:style-name="ce58" table:formula="of:=[.C81]-[.P81]" office:value-type="currency" office:currency="EUR" office:value="0">
            <text:p>0,00 €</text:p>
          </table:table-cell>
          <table:table-cell table:style-name="ce70" table:formula="of:=[.P81]/[.C8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1100">
            <text:p>631100</text:p>
          </table:table-cell>
          <table:table-cell table:style-name="ce50" office:value-type="string">
            <text:p>Taxe sur les salaires</text:p>
          </table:table-cell>
          <table:table-cell table:style-name="ce58"/>
          <table:table-cell table:style-name="ce58" office:value-type="currency" office:currency="EUR" office:value="7">
            <text:p>7,00 €</text:p>
          </table:table-cell>
          <table:table-cell table:style-name="ce58" table:number-columns-repeated="11"/>
          <table:table-cell table:style-name="ce58" table:formula="of:=SUM([.D82:.O82])" office:value-type="currency" office:currency="EUR" office:value="7">
            <text:p>7,00 €</text:p>
          </table:table-cell>
          <table:table-cell table:style-name="ce58" table:formula="of:=[.C82]-[.P82]" office:value-type="currency" office:currency="EUR" office:value="-7">
            <text:p>-7,00 €</text:p>
          </table:table-cell>
          <table:table-cell table:style-name="ce70" table:formula="of:=[.P82]/[.C8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1200">
            <text:p>631200</text:p>
          </table:table-cell>
          <table:table-cell table:style-name="ce50" office:value-type="string">
            <text:p>Taxe d'apprentissage</text:p>
          </table:table-cell>
          <table:table-cell table:style-name="ce58"/>
          <table:table-cell table:style-name="ce58" table:number-columns-repeated="12"/>
          <table:table-cell table:style-name="ce58" table:formula="of:=SUM([.D83:.O83])" office:value-type="currency" office:currency="EUR" office:value="0">
            <text:p>0,00 €</text:p>
          </table:table-cell>
          <table:table-cell table:style-name="ce58" table:formula="of:=[.C83]-[.P83]" office:value-type="currency" office:currency="EUR" office:value="0">
            <text:p>0,00 €</text:p>
          </table:table-cell>
          <table:table-cell table:style-name="ce70" table:formula="of:=[.P83]/[.C8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3300">
            <text:p>633300</text:p>
          </table:table-cell>
          <table:table-cell table:style-name="ce50" office:value-type="string">
            <text:p>UNIFORMATION Formation Continue</text:p>
          </table:table-cell>
          <table:table-cell table:style-name="ce58"/>
          <table:table-cell table:style-name="ce58" table:number-columns-repeated="12"/>
          <table:table-cell table:style-name="ce58" table:formula="of:=SUM([.D84:.O84])" office:value-type="currency" office:currency="EUR" office:value="0">
            <text:p>0,00 €</text:p>
          </table:table-cell>
          <table:table-cell table:style-name="ce58" table:formula="of:=[.C84]-[.P84]" office:value-type="currency" office:currency="EUR" office:value="0">
            <text:p>0,00 €</text:p>
          </table:table-cell>
          <table:table-cell table:style-name="ce70" table:formula="of:=[.P84]/[.C8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3310">
            <text:p>633310</text:p>
          </table:table-cell>
          <table:table-cell table:style-name="ce50" office:value-type="string">
            <text:p>Dépenses de formation continue</text:p>
          </table:table-cell>
          <table:table-cell table:style-name="ce58"/>
          <table:table-cell table:style-name="ce58" table:number-columns-repeated="12"/>
          <table:table-cell table:style-name="ce58" table:formula="of:=SUM([.D85:.O85])" office:value-type="currency" office:currency="EUR" office:value="0">
            <text:p>0,00 €</text:p>
          </table:table-cell>
          <table:table-cell table:style-name="ce58" table:formula="of:=[.C85]-[.P85]" office:value-type="currency" office:currency="EUR" office:value="0">
            <text:p>0,00 €</text:p>
          </table:table-cell>
          <table:table-cell table:style-name="ce70" table:formula="of:=[.P85]/[.C8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3350">
            <text:p>633350</text:p>
          </table:table-cell>
          <table:table-cell table:style-name="ce50" office:value-type="string">
            <text:p>UNIFORMATION CIF/CDD</text:p>
          </table:table-cell>
          <table:table-cell table:style-name="ce58"/>
          <table:table-cell table:style-name="ce58" table:number-columns-repeated="12"/>
          <table:table-cell table:style-name="ce58" table:formula="of:=SUM([.D86:.O86])" office:value-type="currency" office:currency="EUR" office:value="0">
            <text:p>0,00 €</text:p>
          </table:table-cell>
          <table:table-cell table:style-name="ce58" table:formula="of:=[.C86]-[.P86]" office:value-type="currency" office:currency="EUR" office:value="0">
            <text:p>0,00 €</text:p>
          </table:table-cell>
          <table:table-cell table:style-name="ce70" table:formula="of:=[.P86]/[.C8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5620">
            <text:p>635620</text:p>
          </table:table-cell>
          <table:table-cell table:style-name="ce50" office:value-type="string">
            <text:p>TVA non récupérable sur immobilisations</text:p>
          </table:table-cell>
          <table:table-cell table:style-name="ce58"/>
          <table:table-cell table:style-name="ce58" table:number-columns-repeated="12"/>
          <table:table-cell table:style-name="ce58" table:formula="of:=SUM([.D87:.O87])" office:value-type="currency" office:currency="EUR" office:value="0">
            <text:p>0,00 €</text:p>
          </table:table-cell>
          <table:table-cell table:style-name="ce58" table:formula="of:=[.C87]-[.P87]" office:value-type="currency" office:currency="EUR" office:value="0">
            <text:p>0,00 €</text:p>
          </table:table-cell>
          <table:table-cell table:style-name="ce70" table:formula="of:=[.P87]/[.C8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5660">
            <text:p>635660</text:p>
          </table:table-cell>
          <table:table-cell table:style-name="ce50" office:value-type="string">
            <text:p>TVA non récupérable sur biens &amp; services</text:p>
          </table:table-cell>
          <table:table-cell table:style-name="ce58"/>
          <table:table-cell table:style-name="ce58" table:number-columns-repeated="12"/>
          <table:table-cell table:style-name="ce58" table:formula="of:=SUM([.D88:.O88])" office:value-type="currency" office:currency="EUR" office:value="0">
            <text:p>0,00 €</text:p>
          </table:table-cell>
          <table:table-cell table:style-name="ce58" table:formula="of:=[.C88]-[.P88]" office:value-type="currency" office:currency="EUR" office:value="0">
            <text:p>0,00 €</text:p>
          </table:table-cell>
          <table:table-cell table:style-name="ce70" table:formula="of:=[.P88]/[.C8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5800">
            <text:p>635800</text:p>
          </table:table-cell>
          <table:table-cell table:style-name="ce50" office:value-type="string">
            <text:p>Impôts divers</text:p>
          </table:table-cell>
          <table:table-cell table:style-name="ce58" office:value-type="currency" office:currency="EUR" office:value="336">
            <text:p>336,00 €</text:p>
          </table:table-cell>
          <table:table-cell table:style-name="ce58" table:number-columns-repeated="12"/>
          <table:table-cell table:style-name="ce58" table:formula="of:=SUM([.D89:.O89])" office:value-type="currency" office:currency="EUR" office:value="0">
            <text:p>0,00 €</text:p>
          </table:table-cell>
          <table:table-cell table:style-name="ce58" table:formula="of:=[.C89]-[.P89]" office:value-type="currency" office:currency="EUR" office:value="336">
            <text:p>336,00 €</text:p>
          </table:table-cell>
          <table:table-cell table:style-name="ce70" table:formula="of:=[.P89]/[.C89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641100">
            <text:p>641100</text:p>
          </table:table-cell>
          <table:table-cell table:style-name="ce50" office:value-type="string">
            <text:p>Salaires</text:p>
          </table:table-cell>
          <table:table-cell table:style-name="ce58" office:value-type="currency" office:currency="EUR" office:value="1400">
            <text:p>1 400,00 €</text:p>
          </table:table-cell>
          <table:table-cell table:style-name="ce58" office:value-type="currency" office:currency="EUR" office:value="140">
            <text:p>140,00 €</text:p>
          </table:table-cell>
          <table:table-cell table:style-name="ce58" table:number-columns-repeated="11"/>
          <table:table-cell table:style-name="ce58" table:formula="of:=SUM([.D90:.O90])" office:value-type="currency" office:currency="EUR" office:value="140">
            <text:p>140,00 €</text:p>
          </table:table-cell>
          <table:table-cell table:style-name="ce58" table:formula="of:=[.C90]-[.P90]" office:value-type="currency" office:currency="EUR" office:value="1260">
            <text:p>1 260,00 €</text:p>
          </table:table-cell>
          <table:table-cell table:style-name="ce70" table:formula="of:=[.P90]/[.C90]" office:value-type="percentage" office:value="0.1">
            <text:p>1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641200">
            <text:p>641200</text:p>
          </table:table-cell>
          <table:table-cell table:style-name="ce50" office:value-type="string">
            <text:p>Congés payés</text:p>
          </table:table-cell>
          <table:table-cell table:style-name="ce58"/>
          <table:table-cell table:style-name="ce58" table:number-columns-repeated="12"/>
          <table:table-cell table:style-name="ce58" table:formula="of:=SUM([.D91:.O91])" office:value-type="currency" office:currency="EUR" office:value="0">
            <text:p>0,00 €</text:p>
          </table:table-cell>
          <table:table-cell table:style-name="ce58" table:formula="of:=[.C91]-[.P91]" office:value-type="currency" office:currency="EUR" office:value="0">
            <text:p>0,00 €</text:p>
          </table:table-cell>
          <table:table-cell table:style-name="ce70" table:formula="of:=[.P91]/[.C9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1300">
            <text:p>641300</text:p>
          </table:table-cell>
          <table:table-cell table:style-name="ce50" office:value-type="string">
            <text:p>Ind.stages, Intermittents spectacle</text:p>
          </table:table-cell>
          <table:table-cell table:style-name="ce58"/>
          <table:table-cell table:style-name="ce58" table:number-columns-repeated="12"/>
          <table:table-cell table:style-name="ce58" table:formula="of:=SUM([.D92:.O92])" office:value-type="currency" office:currency="EUR" office:value="0">
            <text:p>0,00 €</text:p>
          </table:table-cell>
          <table:table-cell table:style-name="ce58" table:formula="of:=[.C92]-[.P92]" office:value-type="currency" office:currency="EUR" office:value="0">
            <text:p>0,00 €</text:p>
          </table:table-cell>
          <table:table-cell table:style-name="ce70" table:formula="of:=[.P92]/[.C9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1350">
            <text:p>641350</text:p>
          </table:table-cell>
          <table:table-cell table:style-name="ce50" office:value-type="string">
            <text:p>Primes &amp; complément familial</text:p>
          </table:table-cell>
          <table:table-cell table:style-name="ce58"/>
          <table:table-cell table:style-name="ce58" table:number-columns-repeated="12"/>
          <table:table-cell table:style-name="ce58" table:formula="of:=SUM([.D93:.O93])" office:value-type="currency" office:currency="EUR" office:value="0">
            <text:p>0,00 €</text:p>
          </table:table-cell>
          <table:table-cell table:style-name="ce58" table:formula="of:=[.C93]-[.P93]" office:value-type="currency" office:currency="EUR" office:value="0">
            <text:p>0,00 €</text:p>
          </table:table-cell>
          <table:table-cell table:style-name="ce70" table:formula="of:=[.P93]/[.C9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1360">
            <text:p>641360</text:p>
          </table:table-cell>
          <table:table-cell table:style-name="ce50" office:value-type="string">
            <text:p>Indemnités de télétravail</text:p>
          </table:table-cell>
          <table:table-cell table:style-name="ce58"/>
          <table:table-cell table:style-name="ce58" table:number-columns-repeated="12"/>
          <table:table-cell table:style-name="ce58" table:formula="of:=SUM([.D94:.O94])" office:value-type="currency" office:currency="EUR" office:value="0">
            <text:p>0,00 €</text:p>
          </table:table-cell>
          <table:table-cell table:style-name="ce58" table:formula="of:=[.C94]-[.P94]" office:value-type="currency" office:currency="EUR" office:value="0">
            <text:p>0,00 €</text:p>
          </table:table-cell>
          <table:table-cell table:style-name="ce70" table:formula="of:=[.P94]/[.C9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1400">
            <text:p>641400</text:p>
          </table:table-cell>
          <table:table-cell table:style-name="ce50" office:value-type="string">
            <text:p>Avantage en nature et IJSS</text:p>
          </table:table-cell>
          <table:table-cell table:style-name="ce58"/>
          <table:table-cell table:style-name="ce58" table:number-columns-repeated="12"/>
          <table:table-cell table:style-name="ce58" table:formula="of:=SUM([.D95:.O95])" office:value-type="currency" office:currency="EUR" office:value="0">
            <text:p>0,00 €</text:p>
          </table:table-cell>
          <table:table-cell table:style-name="ce58" table:formula="of:=[.C95]-[.P95]" office:value-type="currency" office:currency="EUR" office:value="0">
            <text:p>0,00 €</text:p>
          </table:table-cell>
          <table:table-cell table:style-name="ce70" table:formula="of:=[.P95]/[.C9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1900">
            <text:p>641900</text:p>
          </table:table-cell>
          <table:table-cell table:style-name="ce50" office:value-type="string">
            <text:p>Indémnités de rupture conventionnelle</text:p>
          </table:table-cell>
          <table:table-cell table:style-name="ce58"/>
          <table:table-cell table:style-name="ce58" table:number-columns-repeated="12"/>
          <table:table-cell table:style-name="ce58" table:formula="of:=SUM([.D96:.O96])" office:value-type="currency" office:currency="EUR" office:value="0">
            <text:p>0,00 €</text:p>
          </table:table-cell>
          <table:table-cell table:style-name="ce58" table:formula="of:=[.C96]-[.P96]" office:value-type="currency" office:currency="EUR" office:value="0">
            <text:p>0,00 €</text:p>
          </table:table-cell>
          <table:table-cell table:style-name="ce70" table:formula="of:=[.P96]/[.C9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5100">
            <text:p>645100</text:p>
          </table:table-cell>
          <table:table-cell table:style-name="ce50" office:value-type="string">
            <text:p>Cotisations à l'URSSAF</text:p>
          </table:table-cell>
          <table:table-cell table:style-name="ce58" office:value-type="currency" office:currency="EUR" office:value="700">
            <text:p>700,00 €</text:p>
          </table:table-cell>
          <table:table-cell table:style-name="ce58" office:value-type="currency" office:currency="EUR" office:value="51.5">
            <text:p>51,50 €</text:p>
          </table:table-cell>
          <table:table-cell table:style-name="ce58" table:number-columns-repeated="11"/>
          <table:table-cell table:style-name="ce58" table:formula="of:=SUM([.D97:.O97])" office:value-type="currency" office:currency="EUR" office:value="51.5">
            <text:p>51,50 €</text:p>
          </table:table-cell>
          <table:table-cell table:style-name="ce58" table:formula="of:=[.C97]-[.P97]" office:value-type="currency" office:currency="EUR" office:value="648.5">
            <text:p>648,50 €</text:p>
          </table:table-cell>
          <table:table-cell table:style-name="ce70" table:formula="of:=[.P97]/[.C97]" office:value-type="percentage" office:value="0.0735714285714286">
            <text:p>7,36%</text:p>
          </table:table-cell>
          <table:table-cell table:number-columns-repeated="1006"/>
        </table:table-row>
        <table:table-row table:style-name="ro1">
          <table:table-cell table:style-name="ce49" office:value-type="float" office:value="645200">
            <text:p>645200</text:p>
          </table:table-cell>
          <table:table-cell table:style-name="ce50" office:value-type="string">
            <text:p>Cotisations aux mutuelles</text:p>
          </table:table-cell>
          <table:table-cell table:style-name="ce58"/>
          <table:table-cell table:style-name="ce58" office:value-type="currency" office:currency="EUR" office:value="5">
            <text:p>5,00 €</text:p>
          </table:table-cell>
          <table:table-cell table:style-name="ce58" table:number-columns-repeated="11"/>
          <table:table-cell table:style-name="ce58" table:formula="of:=SUM([.D98:.O98])" office:value-type="currency" office:currency="EUR" office:value="5">
            <text:p>5,00 €</text:p>
          </table:table-cell>
          <table:table-cell table:style-name="ce58" table:formula="of:=[.C98]-[.P98]" office:value-type="currency" office:currency="EUR" office:value="-5">
            <text:p>-5,00 €</text:p>
          </table:table-cell>
          <table:table-cell table:style-name="ce70" table:formula="of:=[.P98]/[.C9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5300">
            <text:p>645300</text:p>
          </table:table-cell>
          <table:table-cell table:style-name="ce50" office:value-type="string">
            <text:p>Cotisations retraite et prévoyance</text:p>
          </table:table-cell>
          <table:table-cell table:style-name="ce58"/>
          <table:table-cell table:style-name="ce58" office:value-type="currency" office:currency="EUR" office:value="43.8">
            <text:p>43,80 €</text:p>
          </table:table-cell>
          <table:table-cell table:style-name="ce58" table:number-columns-repeated="11"/>
          <table:table-cell table:style-name="ce58" table:formula="of:=SUM([.D99:.O99])" office:value-type="currency" office:currency="EUR" office:value="43.8">
            <text:p>43,80 €</text:p>
          </table:table-cell>
          <table:table-cell table:style-name="ce58" table:formula="of:=[.C99]-[.P99]" office:value-type="currency" office:currency="EUR" office:value="-43.8">
            <text:p>-43,80 €</text:p>
          </table:table-cell>
          <table:table-cell table:style-name="ce70" table:formula="of:=[.P99]/[.C9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5350">
            <text:p>645350</text:p>
          </table:table-cell>
          <table:table-cell table:style-name="ce50" office:value-type="string">
            <text:p>Cotisation PERE Apicil</text:p>
          </table:table-cell>
          <table:table-cell table:style-name="ce58"/>
          <table:table-cell table:style-name="ce58" office:value-type="currency" office:currency="EUR" office:value="20">
            <text:p>20,00 €</text:p>
          </table:table-cell>
          <table:table-cell table:style-name="ce58" table:number-columns-repeated="11"/>
          <table:table-cell table:style-name="ce58" table:formula="of:=SUM([.D100:.O100])" office:value-type="currency" office:currency="EUR" office:value="20">
            <text:p>20,00 €</text:p>
          </table:table-cell>
          <table:table-cell table:style-name="ce58" table:formula="of:=[.C100]-[.P100]" office:value-type="currency" office:currency="EUR" office:value="-20">
            <text:p>-20,00 €</text:p>
          </table:table-cell>
          <table:table-cell table:style-name="ce70" table:formula="of:=[.P100]/[.C10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5400">
            <text:p>645400</text:p>
          </table:table-cell>
          <table:table-cell table:style-name="ce50" office:value-type="string">
            <text:p>Cotisations au Pôle Emploi</text:p>
          </table:table-cell>
          <table:table-cell table:style-name="ce58"/>
          <table:table-cell table:style-name="ce58" table:number-columns-repeated="12"/>
          <table:table-cell table:style-name="ce58" table:formula="of:=SUM([.D101:.O101])" office:value-type="currency" office:currency="EUR" office:value="0">
            <text:p>0,00 €</text:p>
          </table:table-cell>
          <table:table-cell table:style-name="ce58" table:formula="of:=[.C101]-[.P101]" office:value-type="currency" office:currency="EUR" office:value="0">
            <text:p>0,00 €</text:p>
          </table:table-cell>
          <table:table-cell table:style-name="ce70" table:formula="of:=[.P101]/[.C10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5800">
            <text:p>645800</text:p>
          </table:table-cell>
          <table:table-cell table:style-name="ce50" office:value-type="string">
            <text:p>GUSO &amp; Cotis.aux autres organismes</text:p>
          </table:table-cell>
          <table:table-cell table:style-name="ce58"/>
          <table:table-cell table:style-name="ce58" table:number-columns-repeated="12"/>
          <table:table-cell table:style-name="ce58" table:formula="of:=SUM([.D102:.O102])" office:value-type="currency" office:currency="EUR" office:value="0">
            <text:p>0,00 €</text:p>
          </table:table-cell>
          <table:table-cell table:style-name="ce58" table:formula="of:=[.C102]-[.P102]" office:value-type="currency" office:currency="EUR" office:value="0">
            <text:p>0,00 €</text:p>
          </table:table-cell>
          <table:table-cell table:style-name="ce70" table:formula="of:=[.P102]/[.C10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5820">
            <text:p>645820</text:p>
          </table:table-cell>
          <table:table-cell table:style-name="ce50" office:value-type="string">
            <text:p>Charges sociales sur congés à paye</text:p>
          </table:table-cell>
          <table:table-cell table:style-name="ce58"/>
          <table:table-cell table:style-name="ce58" table:number-columns-repeated="12"/>
          <table:table-cell table:style-name="ce58" table:formula="of:=SUM([.D103:.O103])" office:value-type="currency" office:currency="EUR" office:value="0">
            <text:p>0,00 €</text:p>
          </table:table-cell>
          <table:table-cell table:style-name="ce58" table:formula="of:=[.C103]-[.P103]" office:value-type="currency" office:currency="EUR" office:value="0">
            <text:p>0,00 €</text:p>
          </table:table-cell>
          <table:table-cell table:style-name="ce70" table:formula="of:=[.P103]/[.C10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7500">
            <text:p>647500</text:p>
          </table:table-cell>
          <table:table-cell table:style-name="ce50" office:value-type="string">
            <text:p>Médecine du travail &amp; pharmacie</text:p>
          </table:table-cell>
          <table:table-cell table:style-name="ce58"/>
          <table:table-cell table:style-name="ce58" table:number-columns-repeated="12"/>
          <table:table-cell table:style-name="ce58" table:formula="of:=SUM([.D104:.O104])" office:value-type="currency" office:currency="EUR" office:value="0">
            <text:p>0,00 €</text:p>
          </table:table-cell>
          <table:table-cell table:style-name="ce58" table:formula="of:=[.C104]-[.P104]" office:value-type="currency" office:currency="EUR" office:value="0">
            <text:p>0,00 €</text:p>
          </table:table-cell>
          <table:table-cell table:style-name="ce70" table:formula="of:=[.P104]/[.C10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7600">
            <text:p>647600</text:p>
          </table:table-cell>
          <table:table-cell table:style-name="ce50" office:value-type="string">
            <text:p>Commissions sur Chèque Déjeûner</text:p>
          </table:table-cell>
          <table:table-cell table:style-name="ce58"/>
          <table:table-cell table:style-name="ce58" table:number-columns-repeated="12"/>
          <table:table-cell table:style-name="ce58" table:formula="of:=SUM([.D105:.O105])" office:value-type="currency" office:currency="EUR" office:value="0">
            <text:p>0,00 €</text:p>
          </table:table-cell>
          <table:table-cell table:style-name="ce58" table:formula="of:=[.C105]-[.P105]" office:value-type="currency" office:currency="EUR" office:value="0">
            <text:p>0,00 €</text:p>
          </table:table-cell>
          <table:table-cell table:style-name="ce70" table:formula="of:=[.P105]/[.C10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7650">
            <text:p>647650</text:p>
          </table:table-cell>
          <table:table-cell table:style-name="ce50" office:value-type="string">
            <text:p>Chèques Déjeûner des Bénévoles</text:p>
          </table:table-cell>
          <table:table-cell table:style-name="ce58"/>
          <table:table-cell table:style-name="ce58" table:number-columns-repeated="12"/>
          <table:table-cell table:style-name="ce58" table:formula="of:=SUM([.D106:.O106])" office:value-type="currency" office:currency="EUR" office:value="0">
            <text:p>0,00 €</text:p>
          </table:table-cell>
          <table:table-cell table:style-name="ce58" table:formula="of:=[.C106]-[.P106]" office:value-type="currency" office:currency="EUR" office:value="0">
            <text:p>0,00 €</text:p>
          </table:table-cell>
          <table:table-cell table:style-name="ce70" table:formula="of:=[.P106]/[.C10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8100">
            <text:p>648100</text:p>
          </table:table-cell>
          <table:table-cell table:style-name="ce50" office:value-type="string">
            <text:p>Autres charges de personnel</text:p>
          </table:table-cell>
          <table:table-cell table:style-name="ce58"/>
          <table:table-cell table:style-name="ce58" table:number-columns-repeated="12"/>
          <table:table-cell table:style-name="ce58" table:formula="of:=SUM([.D107:.O107])" office:value-type="currency" office:currency="EUR" office:value="0">
            <text:p>0,00 €</text:p>
          </table:table-cell>
          <table:table-cell table:style-name="ce58" table:formula="of:=[.C107]-[.P107]" office:value-type="currency" office:currency="EUR" office:value="0">
            <text:p>0,00 €</text:p>
          </table:table-cell>
          <table:table-cell table:style-name="ce70" table:formula="of:=[.P107]/[.C10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1000">
            <text:p>651000</text:p>
          </table:table-cell>
          <table:table-cell table:style-name="ce50" office:value-type="string">
            <text:p>Redevances pour brevets, licences,</text:p>
          </table:table-cell>
          <table:table-cell table:style-name="ce58"/>
          <table:table-cell table:style-name="ce58" table:number-columns-repeated="12"/>
          <table:table-cell table:style-name="ce58" table:formula="of:=SUM([.D108:.O108])" office:value-type="currency" office:currency="EUR" office:value="0">
            <text:p>0,00 €</text:p>
          </table:table-cell>
          <table:table-cell table:style-name="ce58" table:formula="of:=[.C108]-[.P108]" office:value-type="currency" office:currency="EUR" office:value="0">
            <text:p>0,00 €</text:p>
          </table:table-cell>
          <table:table-cell table:style-name="ce70" table:formula="of:=[.P108]/[.C10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1220">
            <text:p>651220</text:p>
          </table:table-cell>
          <table:table-cell table:style-name="ce50" office:value-type="string">
            <text:p>Noms de domaines</text:p>
          </table:table-cell>
          <table:table-cell table:style-name="ce58"/>
          <table:table-cell table:style-name="ce58" table:number-columns-repeated="12"/>
          <table:table-cell table:style-name="ce58" table:formula="of:=SUM([.D109:.O109])" office:value-type="currency" office:currency="EUR" office:value="0">
            <text:p>0,00 €</text:p>
          </table:table-cell>
          <table:table-cell table:style-name="ce58" table:formula="of:=[.C109]-[.P109]" office:value-type="currency" office:currency="EUR" office:value="0">
            <text:p>0,00 €</text:p>
          </table:table-cell>
          <table:table-cell table:style-name="ce70" table:formula="of:=[.P109]/[.C10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1600">
            <text:p>651600</text:p>
          </table:table-cell>
          <table:table-cell table:style-name="ce50" office:value-type="string">
            <text:p>Droits d'auteurs</text:p>
          </table:table-cell>
          <table:table-cell table:style-name="ce58"/>
          <table:table-cell table:style-name="ce58" table:number-columns-repeated="12"/>
          <table:table-cell table:style-name="ce58" table:formula="of:=SUM([.D110:.O110])" office:value-type="currency" office:currency="EUR" office:value="0">
            <text:p>0,00 €</text:p>
          </table:table-cell>
          <table:table-cell table:style-name="ce58" table:formula="of:=[.C110]-[.P110]" office:value-type="currency" office:currency="EUR" office:value="0">
            <text:p>0,00 €</text:p>
          </table:table-cell>
          <table:table-cell table:style-name="ce70" table:formula="of:=[.P110]/[.C11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4000">
            <text:p>654000</text:p>
          </table:table-cell>
          <table:table-cell table:style-name="ce50" office:value-type="string">
            <text:p>Perte sur créances irrécouvrables</text:p>
          </table:table-cell>
          <table:table-cell table:style-name="ce58"/>
          <table:table-cell table:style-name="ce58" table:number-columns-repeated="12"/>
          <table:table-cell table:style-name="ce58" table:formula="of:=SUM([.D111:.O111])" office:value-type="currency" office:currency="EUR" office:value="0">
            <text:p>0,00 €</text:p>
          </table:table-cell>
          <table:table-cell table:style-name="ce58" table:formula="of:=[.C111]-[.P111]" office:value-type="currency" office:currency="EUR" office:value="0">
            <text:p>0,00 €</text:p>
          </table:table-cell>
          <table:table-cell table:style-name="ce70" table:formula="of:=[.P111]/[.C11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7100">
            <text:p>657100</text:p>
          </table:table-cell>
          <table:table-cell table:style-name="ce50" office:value-type="string">
            <text:p>Subventions accordées</text:p>
          </table:table-cell>
          <table:table-cell table:style-name="ce58" office:value-type="currency" office:currency="EUR" office:value="1500">
            <text:p>1 500,00 €</text:p>
          </table:table-cell>
          <table:table-cell table:style-name="ce58" table:number-columns-repeated="12"/>
          <table:table-cell table:style-name="ce58" table:formula="of:=SUM([.D112:.O112])" office:value-type="currency" office:currency="EUR" office:value="0">
            <text:p>0,00 €</text:p>
          </table:table-cell>
          <table:table-cell table:style-name="ce58" table:formula="of:=[.C112]-[.P112]" office:value-type="currency" office:currency="EUR" office:value="1500">
            <text:p>1 500,00 €</text:p>
          </table:table-cell>
          <table:table-cell table:style-name="ce70" table:formula="of:=[.P112]/[.C112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657200">
            <text:p>657200</text:p>
          </table:table-cell>
          <table:table-cell table:style-name="ce50" office:value-type="string">
            <text:p>Réaffectation Bilan affectation du fds de solidarité</text:p>
          </table:table-cell>
          <table:table-cell table:style-name="ce58"/>
          <table:table-cell table:style-name="ce58" table:number-columns-repeated="12"/>
          <table:table-cell table:style-name="ce58" table:formula="of:=SUM([.D113:.O113])" office:value-type="currency" office:currency="EUR" office:value="0">
            <text:p>0,00 €</text:p>
          </table:table-cell>
          <table:table-cell table:style-name="ce58" table:formula="of:=[.C113]-[.P113]" office:value-type="currency" office:currency="EUR" office:value="0">
            <text:p>0,00 €</text:p>
          </table:table-cell>
          <table:table-cell table:style-name="ce70" table:formula="of:=[.Q113]/[.C11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7210">
            <text:p>657210</text:p>
          </table:table-cell>
          <table:table-cell table:style-name="ce50" office:value-type="string">
            <text:p>Affectation au fonds de solidarité</text:p>
          </table:table-cell>
          <table:table-cell table:style-name="ce58"/>
          <table:table-cell table:style-name="ce58" table:number-columns-repeated="12"/>
          <table:table-cell table:style-name="ce58" table:formula="of:=SUM([.D114:.O114])" office:value-type="currency" office:currency="EUR" office:value="0">
            <text:p>0,00 €</text:p>
          </table:table-cell>
          <table:table-cell table:style-name="ce58" table:formula="of:=[.C114]-[.P114]" office:value-type="currency" office:currency="EUR" office:value="0">
            <text:p>0,00 €</text:p>
          </table:table-cell>
          <table:table-cell table:style-name="ce70" table:formula="of:=[.Q114]/[.C11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8000">
            <text:p>658000</text:p>
          </table:table-cell>
          <table:table-cell table:style-name="ce50" office:value-type="string">
            <text:p>Frais divers de gestion courante</text:p>
          </table:table-cell>
          <table:table-cell table:style-name="ce58"/>
          <table:table-cell table:style-name="ce58" table:number-columns-repeated="12"/>
          <table:table-cell table:style-name="ce58" table:formula="of:=SUM([.D115:.O115])" office:value-type="currency" office:currency="EUR" office:value="0">
            <text:p>0,00 €</text:p>
          </table:table-cell>
          <table:table-cell table:style-name="ce58" table:formula="of:=[.C115]-[.P115]" office:value-type="currency" office:currency="EUR" office:value="0">
            <text:p>0,00 €</text:p>
          </table:table-cell>
          <table:table-cell table:style-name="ce70" table:formula="of:=[.Q115]/[.C11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8110">
            <text:p>658110</text:p>
          </table:table-cell>
          <table:table-cell table:style-name="ce50" office:value-type="string">
            <text:p>Différences de règlement (charge)</text:p>
          </table:table-cell>
          <table:table-cell table:style-name="ce58"/>
          <table:table-cell table:style-name="ce58" table:number-columns-repeated="12"/>
          <table:table-cell table:style-name="ce58" table:formula="of:=SUM([.D116:.O116])" office:value-type="currency" office:currency="EUR" office:value="0">
            <text:p>0,00 €</text:p>
          </table:table-cell>
          <table:table-cell table:style-name="ce58" table:formula="of:=[.C116]-[.P116]" office:value-type="currency" office:currency="EUR" office:value="0">
            <text:p>0,00 €</text:p>
          </table:table-cell>
          <table:table-cell table:style-name="ce70" table:formula="of:=[.Q116]/[.C11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61000">
            <text:p>661000</text:p>
          </table:table-cell>
          <table:table-cell table:style-name="ce50" office:value-type="string">
            <text:p>Frais de prélèvement</text:p>
          </table:table-cell>
          <table:table-cell table:style-name="ce58"/>
          <table:table-cell table:style-name="ce58" table:number-columns-repeated="12"/>
          <table:table-cell table:style-name="ce58" table:formula="of:=SUM([.D117:.O117])" office:value-type="currency" office:currency="EUR" office:value="0">
            <text:p>0,00 €</text:p>
          </table:table-cell>
          <table:table-cell table:style-name="ce58" table:formula="of:=[.C117]-[.P117]" office:value-type="currency" office:currency="EUR" office:value="0">
            <text:p>0,00 €</text:p>
          </table:table-cell>
          <table:table-cell table:style-name="ce70" table:formula="of:=[.Q117]/[.C11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61600">
            <text:p>661600</text:p>
          </table:table-cell>
          <table:table-cell table:style-name="ce50" office:value-type="string">
            <text:p>Agios bancaires</text:p>
          </table:table-cell>
          <table:table-cell table:style-name="ce58"/>
          <table:table-cell table:style-name="ce58" table:number-columns-repeated="12"/>
          <table:table-cell table:style-name="ce58" table:formula="of:=SUM([.D118:.O118])" office:value-type="currency" office:currency="EUR" office:value="0">
            <text:p>0,00 €</text:p>
          </table:table-cell>
          <table:table-cell table:style-name="ce58" table:formula="of:=[.C118]-[.P118]" office:value-type="currency" office:currency="EUR" office:value="0">
            <text:p>0,00 €</text:p>
          </table:table-cell>
          <table:table-cell table:style-name="ce70" table:formula="of:=[.Q118]/[.C11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68800">
            <text:p>668800</text:p>
          </table:table-cell>
          <table:table-cell table:style-name="ce50" office:value-type="string">
            <text:p>Compte d'Arrondi</text:p>
          </table:table-cell>
          <table:table-cell table:style-name="ce58"/>
          <table:table-cell table:style-name="ce58" table:number-columns-repeated="12"/>
          <table:table-cell table:style-name="ce58" table:formula="of:=SUM([.D119:.O119])" office:value-type="currency" office:currency="EUR" office:value="0">
            <text:p>0,00 €</text:p>
          </table:table-cell>
          <table:table-cell table:style-name="ce58" table:formula="of:=[.C119]-[.P119]" office:value-type="currency" office:currency="EUR" office:value="0">
            <text:p>0,00 €</text:p>
          </table:table-cell>
          <table:table-cell table:style-name="ce70" table:formula="of:=[.Q119]/[.C11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71200">
            <text:p>671200</text:p>
          </table:table-cell>
          <table:table-cell table:style-name="ce50" office:value-type="string">
            <text:p>Pénalités &amp; amendes</text:p>
          </table:table-cell>
          <table:table-cell table:style-name="ce58"/>
          <table:table-cell table:style-name="ce58" table:number-columns-repeated="12"/>
          <table:table-cell table:style-name="ce58" table:formula="of:=SUM([.D120:.O120])" office:value-type="currency" office:currency="EUR" office:value="0">
            <text:p>0,00 €</text:p>
          </table:table-cell>
          <table:table-cell table:style-name="ce58" table:formula="of:=[.C120]-[.P120]" office:value-type="currency" office:currency="EUR" office:value="0">
            <text:p>0,00 €</text:p>
          </table:table-cell>
          <table:table-cell table:style-name="ce70" table:formula="of:=[.Q120]/[.C12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72000">
            <text:p>672000</text:p>
          </table:table-cell>
          <table:table-cell table:style-name="ce50" office:value-type="string">
            <text:p>Charges sur exercices anérieurs</text:p>
          </table:table-cell>
          <table:table-cell table:style-name="ce58"/>
          <table:table-cell table:style-name="ce58" table:number-columns-repeated="12"/>
          <table:table-cell table:style-name="ce58" table:formula="of:=SUM([.D121:.O121])" office:value-type="currency" office:currency="EUR" office:value="0">
            <text:p>0,00 €</text:p>
          </table:table-cell>
          <table:table-cell table:style-name="ce58" table:formula="of:=[.C121]-[.P121]" office:value-type="currency" office:currency="EUR" office:value="0">
            <text:p>0,00 €</text:p>
          </table:table-cell>
          <table:table-cell table:style-name="ce70" table:formula="of:=[.Q121]/[.C12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75000">
            <text:p>675000</text:p>
          </table:table-cell>
          <table:table-cell table:style-name="ce50" office:value-type="string">
            <text:p>Valeurs comptables des éléments d'actif cédés</text:p>
          </table:table-cell>
          <table:table-cell table:style-name="ce58"/>
          <table:table-cell table:style-name="ce58" table:number-columns-repeated="12"/>
          <table:table-cell table:style-name="ce58" table:formula="of:=SUM([.D122:.O122])" office:value-type="currency" office:currency="EUR" office:value="0">
            <text:p>0,00 €</text:p>
          </table:table-cell>
          <table:table-cell table:style-name="ce58" table:formula="of:=[.C122]-[.P122]" office:value-type="currency" office:currency="EUR" office:value="0">
            <text:p>0,00 €</text:p>
          </table:table-cell>
          <table:table-cell table:style-name="ce70" table:formula="of:=[.Q122]/[.C12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75200">
            <text:p>675200</text:p>
          </table:table-cell>
          <table:table-cell table:style-name="ce50" office:value-type="string">
            <text:p>Val. cptable des éléments d'actif cédés : immos corporelles</text:p>
          </table:table-cell>
          <table:table-cell table:style-name="ce58"/>
          <table:table-cell table:style-name="ce58" table:number-columns-repeated="12"/>
          <table:table-cell table:style-name="ce58" table:formula="of:=SUM([.D123:.O123])" office:value-type="currency" office:currency="EUR" office:value="0">
            <text:p>0,00 €</text:p>
          </table:table-cell>
          <table:table-cell table:style-name="ce58" table:formula="of:=[.C123]-[.P123]" office:value-type="currency" office:currency="EUR" office:value="0">
            <text:p>0,00 €</text:p>
          </table:table-cell>
          <table:table-cell table:style-name="ce70" table:formula="of:=[.Q123]/[.C12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78000">
            <text:p>678000</text:p>
          </table:table-cell>
          <table:table-cell table:style-name="ce50" office:value-type="string">
            <text:p>Autres charges exceptionnelles</text:p>
          </table:table-cell>
          <table:table-cell table:style-name="ce58"/>
          <table:table-cell table:style-name="ce58" table:number-columns-repeated="12"/>
          <table:table-cell table:style-name="ce58" table:formula="of:=SUM([.D124:.O124])" office:value-type="currency" office:currency="EUR" office:value="0">
            <text:p>0,00 €</text:p>
          </table:table-cell>
          <table:table-cell table:style-name="ce58" table:formula="of:=[.C124]-[.P124]" office:value-type="currency" office:currency="EUR" office:value="0">
            <text:p>0,00 €</text:p>
          </table:table-cell>
          <table:table-cell table:style-name="ce70" table:formula="of:=[.Q124]/[.C12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78800">
            <text:p>678800</text:p>
          </table:table-cell>
          <table:table-cell table:style-name="ce50" office:value-type="string">
            <text:p>Charges exceptionnelles diverses</text:p>
          </table:table-cell>
          <table:table-cell table:style-name="ce58"/>
          <table:table-cell table:style-name="ce58" table:number-columns-repeated="12"/>
          <table:table-cell table:style-name="ce58" table:formula="of:=SUM([.D125:.O125])" office:value-type="currency" office:currency="EUR" office:value="0">
            <text:p>0,00 €</text:p>
          </table:table-cell>
          <table:table-cell table:style-name="ce58" table:formula="of:=[.C125]-[.P125]" office:value-type="currency" office:currency="EUR" office:value="0">
            <text:p>0,00 €</text:p>
          </table:table-cell>
          <table:table-cell table:style-name="ce70" table:formula="of:=[.Q125]/[.C12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81110">
            <text:p>681110</text:p>
          </table:table-cell>
          <table:table-cell table:style-name="ce50" office:value-type="string">
            <text:p>Dot. amort. immos incorporelles</text:p>
          </table:table-cell>
          <table:table-cell table:style-name="ce58"/>
          <table:table-cell table:style-name="ce58" table:number-columns-repeated="12"/>
          <table:table-cell table:style-name="ce58" table:formula="of:=SUM([.D126:.O126])" office:value-type="currency" office:currency="EUR" office:value="0">
            <text:p>0,00 €</text:p>
          </table:table-cell>
          <table:table-cell table:style-name="ce58" table:formula="of:=[.C126]-[.P126]" office:value-type="currency" office:currency="EUR" office:value="0">
            <text:p>0,00 €</text:p>
          </table:table-cell>
          <table:table-cell table:style-name="ce70" table:formula="of:=[.Q126]/[.C12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81120">
            <text:p>681120</text:p>
          </table:table-cell>
          <table:table-cell table:style-name="ce50" office:value-type="string">
            <text:p>Dot. amort. immos corporelles</text:p>
          </table:table-cell>
          <table:table-cell table:style-name="ce58"/>
          <table:table-cell table:style-name="ce58" table:number-columns-repeated="12"/>
          <table:table-cell table:style-name="ce58" table:formula="of:=SUM([.D127:.O127])" office:value-type="currency" office:currency="EUR" office:value="0">
            <text:p>0,00 €</text:p>
          </table:table-cell>
          <table:table-cell table:style-name="ce58" table:formula="of:=[.C127]-[.P127]" office:value-type="currency" office:currency="EUR" office:value="0">
            <text:p>0,00 €</text:p>
          </table:table-cell>
          <table:table-cell table:style-name="ce70" table:formula="of:=[.Q127]/[.C12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81700">
            <text:p>681700</text:p>
          </table:table-cell>
          <table:table-cell table:style-name="ce50" office:value-type="string">
            <text:p>Prov.pour dépréciation des stocks</text:p>
          </table:table-cell>
          <table:table-cell table:style-name="ce58"/>
          <table:table-cell table:style-name="ce58" table:number-columns-repeated="12"/>
          <table:table-cell table:style-name="ce58" table:formula="of:=SUM([.D128:.O128])" office:value-type="currency" office:currency="EUR" office:value="0">
            <text:p>0,00 €</text:p>
          </table:table-cell>
          <table:table-cell table:style-name="ce58" table:formula="of:=[.C128]-[.P128]" office:value-type="currency" office:currency="EUR" office:value="0">
            <text:p>0,00 €</text:p>
          </table:table-cell>
          <table:table-cell table:style-name="ce70" table:formula="of:=[.Q128]/[.C12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87250">
            <text:p>687250</text:p>
          </table:table-cell>
          <table:table-cell table:style-name="ce50" office:value-type="string">
            <text:p>Dot.amort. dérogatoires</text:p>
          </table:table-cell>
          <table:table-cell table:style-name="ce58"/>
          <table:table-cell table:style-name="ce58" table:number-columns-repeated="12"/>
          <table:table-cell table:style-name="ce58" table:formula="of:=SUM([.D129:.O129])" office:value-type="currency" office:currency="EUR" office:value="0">
            <text:p>0,00 €</text:p>
          </table:table-cell>
          <table:table-cell table:style-name="ce58" table:formula="of:=[.C129]-[.P129]" office:value-type="currency" office:currency="EUR" office:value="0">
            <text:p>0,00 €</text:p>
          </table:table-cell>
          <table:table-cell table:style-name="ce70" table:formula="of:=[.Q129]/[.C12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87500">
            <text:p>687500</text:p>
          </table:table-cell>
          <table:table-cell table:style-name="ce50" office:value-type="string">
            <text:p>Dot. aux prov. risques et ch. exc.</text:p>
          </table:table-cell>
          <table:table-cell table:style-name="ce58"/>
          <table:table-cell table:style-name="ce58" table:number-columns-repeated="12"/>
          <table:table-cell table:style-name="ce58" table:formula="of:=SUM([.D130:.O130])" office:value-type="currency" office:currency="EUR" office:value="0">
            <text:p>0,00 €</text:p>
          </table:table-cell>
          <table:table-cell table:style-name="ce58" table:formula="of:=[.C130]-[.P130]" office:value-type="currency" office:currency="EUR" office:value="0">
            <text:p>0,00 €</text:p>
          </table:table-cell>
          <table:table-cell table:style-name="ce70" table:formula="of:=[.Q130]/[.C13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95000">
            <text:p>695000</text:p>
          </table:table-cell>
          <table:table-cell table:style-name="ce50" office:value-type="string">
            <text:p>Impôt pers. morales non lucratives</text:p>
          </table:table-cell>
          <table:table-cell table:style-name="ce58"/>
          <table:table-cell table:style-name="ce58" table:number-columns-repeated="12"/>
          <table:table-cell table:style-name="ce58" table:formula="of:=SUM([.D131:.O131])" office:value-type="currency" office:currency="EUR" office:value="0">
            <text:p>0,00 €</text:p>
          </table:table-cell>
          <table:table-cell table:style-name="ce58" table:formula="of:=[.C131]-[.P131]" office:value-type="currency" office:currency="EUR" office:value="0">
            <text:p>0,00 €</text:p>
          </table:table-cell>
          <table:table-cell table:style-name="ce70" table:formula="of:=[.Q131]/[.C13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95100">
            <text:p>695100</text:p>
          </table:table-cell>
          <table:table-cell table:style-name="ce50" office:value-type="string">
            <text:p>Impôt société sur activités fiscalisées</text:p>
          </table:table-cell>
          <table:table-cell table:style-name="ce58"/>
          <table:table-cell table:style-name="ce58" table:number-columns-repeated="12"/>
          <table:table-cell table:style-name="ce58" table:formula="of:=SUM([.D132:.O132])" office:value-type="currency" office:currency="EUR" office:value="0">
            <text:p>0,00 €</text:p>
          </table:table-cell>
          <table:table-cell table:style-name="ce58" table:formula="of:=[.C132]-[.P132]" office:value-type="currency" office:currency="EUR" office:value="0">
            <text:p>0,00 €</text:p>
          </table:table-cell>
          <table:table-cell table:style-name="ce70" table:formula="of:=[.Q132]/[.C13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8"/>
          <table:table-cell table:style-name="ce51" office:value-type="string">
            <text:p>Produits </text:p>
          </table:table-cell>
          <table:table-cell table:style-name="ce54" table:formula="of:=SUM([.C134:.C202])" office:value-type="currency" office:currency="EUR" office:value="13800">
            <text:p>13 800,00 €</text:p>
          </table:table-cell>
          <table:table-cell table:style-name="ce54" table:formula="of:=SUM([.D134:.D202])" office:value-type="currency" office:currency="EUR" office:value="0">
            <text:p>0,00 €</text:p>
          </table:table-cell>
          <table:table-cell table:style-name="ce54" table:formula="of:=SUM([.E134:.E202])" office:value-type="currency" office:currency="EUR" office:value="0">
            <text:p>0,00 €</text:p>
          </table:table-cell>
          <table:table-cell table:style-name="ce54" table:formula="of:=SUM([.F134:.F202])" office:value-type="currency" office:currency="EUR" office:value="0">
            <text:p>0,00 €</text:p>
          </table:table-cell>
          <table:table-cell table:style-name="ce54" table:formula="of:=SUM([.G134:.G202])" office:value-type="currency" office:currency="EUR" office:value="0">
            <text:p>0,00 €</text:p>
          </table:table-cell>
          <table:table-cell table:style-name="ce54" table:formula="of:=SUM([.H134:.H202])" office:value-type="currency" office:currency="EUR" office:value="0">
            <text:p>0,00 €</text:p>
          </table:table-cell>
          <table:table-cell table:style-name="ce54" table:formula="of:=SUM([.I134:.I202])" office:value-type="currency" office:currency="EUR" office:value="0">
            <text:p>0,00 €</text:p>
          </table:table-cell>
          <table:table-cell table:style-name="ce54" table:formula="of:=SUM([.J134:.J202])" office:value-type="currency" office:currency="EUR" office:value="0">
            <text:p>0,00 €</text:p>
          </table:table-cell>
          <table:table-cell table:style-name="ce54" table:formula="of:=SUM([.K134:.K202])" office:value-type="currency" office:currency="EUR" office:value="0">
            <text:p>0,00 €</text:p>
          </table:table-cell>
          <table:table-cell table:style-name="ce54" table:formula="of:=SUM([.L134:.L202])" office:value-type="currency" office:currency="EUR" office:value="0">
            <text:p>0,00 €</text:p>
          </table:table-cell>
          <table:table-cell table:style-name="ce54" table:formula="of:=SUM([.M134:.M202])" office:value-type="currency" office:currency="EUR" office:value="0">
            <text:p>0,00 €</text:p>
          </table:table-cell>
          <table:table-cell table:style-name="ce54" table:formula="of:=SUM([.N134:.N202])" office:value-type="currency" office:currency="EUR" office:value="0">
            <text:p>0,00 €</text:p>
          </table:table-cell>
          <table:table-cell table:style-name="ce54" table:formula="of:=SUM([.O134:.O202])" office:value-type="currency" office:currency="EUR" office:value="0">
            <text:p>0,00 €</text:p>
          </table:table-cell>
          <table:table-cell table:style-name="ce54" table:formula="of:=SUM([.P146:.P203])" office:value-type="currency" office:currency="EUR" office:value="0">
            <text:p>0,00 €</text:p>
          </table:table-cell>
          <table:table-cell table:style-name="ce54" table:formula="of:=[.C133]-[.P133]" office:value-type="currency" office:currency="EUR" office:value="13800">
            <text:p>13 800,00 €</text:p>
          </table:table-cell>
          <table:table-cell table:style-name="ce69" table:formula="of:=[.P133]/[.C133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701010">
            <text:p>701010</text:p>
          </table:table-cell>
          <table:table-cell table:style-name="ce50" office:value-type="string">
            <text:p>Abt à la revue SDN 2,1 %</text:p>
          </table:table-cell>
          <table:table-cell table:style-name="ce58"/>
          <table:table-cell table:style-name="ce58" table:number-columns-repeated="12"/>
          <table:table-cell table:style-name="ce58" table:formula="of:=SUM([.D134:.O134])" office:value-type="currency" office:currency="EUR" office:value="0">
            <text:p>0,00 €</text:p>
          </table:table-cell>
          <table:table-cell table:style-name="ce58" table:formula="of:=[.C134]-[.P134]" office:value-type="currency" office:currency="EUR" office:value="0">
            <text:p>0,00 €</text:p>
          </table:table-cell>
          <table:table-cell table:style-name="ce70" table:formula="of:=[.Q134]/[.C13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110">
            <text:p>701110</text:p>
          </table:table-cell>
          <table:table-cell table:style-name="ce50" office:value-type="string">
            <text:p>Parrainage d'abonnements à 2,10 %</text:p>
          </table:table-cell>
          <table:table-cell table:style-name="ce58"/>
          <table:table-cell table:style-name="ce58" table:number-columns-repeated="12"/>
          <table:table-cell table:style-name="ce58" table:formula="of:=SUM([.D135:.O135])" office:value-type="currency" office:currency="EUR" office:value="0">
            <text:p>0,00 €</text:p>
          </table:table-cell>
          <table:table-cell table:style-name="ce58" table:formula="of:=[.C135]-[.P135]" office:value-type="currency" office:currency="EUR" office:value="0">
            <text:p>0,00 €</text:p>
          </table:table-cell>
          <table:table-cell table:style-name="ce70" table:formula="of:=[.Q135]/[.C13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120">
            <text:p>701120</text:p>
          </table:table-cell>
          <table:table-cell table:style-name="ce50" office:value-type="string">
            <text:p>Revue à l'unité à 2,10 %</text:p>
          </table:table-cell>
          <table:table-cell table:style-name="ce58"/>
          <table:table-cell table:style-name="ce58" table:number-columns-repeated="12"/>
          <table:table-cell table:style-name="ce58" table:formula="of:=SUM([.D136:.O136])" office:value-type="currency" office:currency="EUR" office:value="0">
            <text:p>0,00 €</text:p>
          </table:table-cell>
          <table:table-cell table:style-name="ce58" table:formula="of:=[.C136]-[.P136]" office:value-type="currency" office:currency="EUR" office:value="0">
            <text:p>0,00 €</text:p>
          </table:table-cell>
          <table:table-cell table:style-name="ce70" table:formula="of:=[.Q136]/[.C13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130">
            <text:p>701130</text:p>
          </table:table-cell>
          <table:table-cell table:style-name="ce50" office:value-type="string">
            <text:p>Autres Documents REZO</text:p>
          </table:table-cell>
          <table:table-cell table:style-name="ce58"/>
          <table:table-cell table:style-name="ce58" table:number-columns-repeated="12"/>
          <table:table-cell table:style-name="ce58" table:formula="of:=SUM([.D137:.O137])" office:value-type="currency" office:currency="EUR" office:value="0">
            <text:p>0,00 €</text:p>
          </table:table-cell>
          <table:table-cell table:style-name="ce58" table:formula="of:=[.C137]-[.P137]" office:value-type="currency" office:currency="EUR" office:value="0">
            <text:p>0,00 €</text:p>
          </table:table-cell>
          <table:table-cell table:style-name="ce70" table:formula="of:=[.Q137]/[.C13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140">
            <text:p>701140</text:p>
          </table:table-cell>
          <table:table-cell table:style-name="ce50" office:value-type="string">
            <text:p>Vêtements et accessoires à 19,6 %</text:p>
          </table:table-cell>
          <table:table-cell table:style-name="ce58"/>
          <table:table-cell table:style-name="ce58" table:number-columns-repeated="12"/>
          <table:table-cell table:style-name="ce58" table:formula="of:=SUM([.D138:.O138])" office:value-type="currency" office:currency="EUR" office:value="0">
            <text:p>0,00 €</text:p>
          </table:table-cell>
          <table:table-cell table:style-name="ce58" table:formula="of:=[.C138]-[.P138]" office:value-type="currency" office:currency="EUR" office:value="0">
            <text:p>0,00 €</text:p>
          </table:table-cell>
          <table:table-cell table:style-name="ce70" table:formula="of:=[.Q138]/[.C13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200">
            <text:p>701200</text:p>
          </table:table-cell>
          <table:table-cell table:style-name="ce50" office:value-type="string">
            <text:p>Livres, dossiers et brochures à 5,5 %</text:p>
          </table:table-cell>
          <table:table-cell table:style-name="ce58"/>
          <table:table-cell table:style-name="ce58" table:number-columns-repeated="12"/>
          <table:table-cell table:style-name="ce58" table:formula="of:=SUM([.D139:.O139])" office:value-type="currency" office:currency="EUR" office:value="0">
            <text:p>0,00 €</text:p>
          </table:table-cell>
          <table:table-cell table:style-name="ce58" table:formula="of:=[.C139]-[.P139]" office:value-type="currency" office:currency="EUR" office:value="0">
            <text:p>0,00 €</text:p>
          </table:table-cell>
          <table:table-cell table:style-name="ce70" table:formula="of:=[.Q139]/[.C13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400">
            <text:p>701400</text:p>
          </table:table-cell>
          <table:table-cell table:style-name="ce50" office:value-type="string">
            <text:p>REZO Documents de campagne à 5,5 %</text:p>
          </table:table-cell>
          <table:table-cell table:style-name="ce58"/>
          <table:table-cell table:style-name="ce58" table:number-columns-repeated="12"/>
          <table:table-cell table:style-name="ce58" table:formula="of:=SUM([.D140:.O140])" office:value-type="currency" office:currency="EUR" office:value="0">
            <text:p>0,00 €</text:p>
          </table:table-cell>
          <table:table-cell table:style-name="ce58" table:formula="of:=[.C140]-[.P140]" office:value-type="currency" office:currency="EUR" office:value="0">
            <text:p>0,00 €</text:p>
          </table:table-cell>
          <table:table-cell table:style-name="ce70" table:formula="of:=[.Q140]/[.C14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500">
            <text:p>701500</text:p>
          </table:table-cell>
          <table:table-cell table:style-name="ce50" office:value-type="string">
            <text:p>MAT. DVD du REZO à 19,6 %</text:p>
          </table:table-cell>
          <table:table-cell table:style-name="ce58"/>
          <table:table-cell table:style-name="ce58" table:number-columns-repeated="12"/>
          <table:table-cell table:style-name="ce58" table:formula="of:=SUM([.D141:.O141])" office:value-type="currency" office:currency="EUR" office:value="0">
            <text:p>0,00 €</text:p>
          </table:table-cell>
          <table:table-cell table:style-name="ce58" table:formula="of:=[.C141]-[.P141]" office:value-type="currency" office:currency="EUR" office:value="0">
            <text:p>0,00 €</text:p>
          </table:table-cell>
          <table:table-cell table:style-name="ce70" table:formula="of:=[.Q141]/[.C14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600">
            <text:p>701600</text:p>
          </table:table-cell>
          <table:table-cell table:style-name="ce50" office:value-type="string">
            <text:p>MAT. Enveloppes à 19,6 %</text:p>
          </table:table-cell>
          <table:table-cell table:style-name="ce58"/>
          <table:table-cell table:style-name="ce58" table:number-columns-repeated="12"/>
          <table:table-cell table:style-name="ce58" table:formula="of:=SUM([.D142:.O142])" office:value-type="currency" office:currency="EUR" office:value="0">
            <text:p>0,00 €</text:p>
          </table:table-cell>
          <table:table-cell table:style-name="ce58" table:formula="of:=[.C142]-[.P142]" office:value-type="currency" office:currency="EUR" office:value="0">
            <text:p>0,00 €</text:p>
          </table:table-cell>
          <table:table-cell table:style-name="ce70" table:formula="of:=[.Q142]/[.C14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810">
            <text:p>701810</text:p>
          </table:table-cell>
          <table:table-cell table:style-name="ce50" office:value-type="string">
            <text:p>Mat DVD du rezo (19,6%)</text:p>
          </table:table-cell>
          <table:table-cell table:style-name="ce58"/>
          <table:table-cell table:style-name="ce58" table:number-columns-repeated="12"/>
          <table:table-cell table:style-name="ce58" table:formula="of:=SUM([.D143:.O143])" office:value-type="currency" office:currency="EUR" office:value="0">
            <text:p>0,00 €</text:p>
          </table:table-cell>
          <table:table-cell table:style-name="ce58" table:formula="of:=[.C143]-[.P143]" office:value-type="currency" office:currency="EUR" office:value="0">
            <text:p>0,00 €</text:p>
          </table:table-cell>
          <table:table-cell table:style-name="ce70" table:formula="of:=[.Q143]/[.C14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900">
            <text:p>701900</text:p>
          </table:table-cell>
          <table:table-cell table:style-name="ce50" office:value-type="string">
            <text:p>Autocollants hors Europe</text:p>
          </table:table-cell>
          <table:table-cell table:style-name="ce58"/>
          <table:table-cell table:style-name="ce58" table:number-columns-repeated="12"/>
          <table:table-cell table:style-name="ce58" table:formula="of:=SUM([.D144:.O144])" office:value-type="currency" office:currency="EUR" office:value="0">
            <text:p>0,00 €</text:p>
          </table:table-cell>
          <table:table-cell table:style-name="ce58" table:formula="of:=[.C144]-[.P144]" office:value-type="currency" office:currency="EUR" office:value="0">
            <text:p>0,00 €</text:p>
          </table:table-cell>
          <table:table-cell table:style-name="ce70" table:formula="of:=[.Q144]/[.C14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6300">
            <text:p>706300</text:p>
          </table:table-cell>
          <table:table-cell table:style-name="ce50" office:value-type="string">
            <text:p>Inscriptions colloque Énergies 3 frontières (exo.)</text:p>
          </table:table-cell>
          <table:table-cell table:style-name="ce58"/>
          <table:table-cell table:style-name="ce58" table:number-columns-repeated="12"/>
          <table:table-cell table:style-name="ce58" table:formula="of:=SUM([.D145:.O145])" office:value-type="currency" office:currency="EUR" office:value="0">
            <text:p>0,00 €</text:p>
          </table:table-cell>
          <table:table-cell table:style-name="ce58" table:formula="of:=[.C145]-[.P145]" office:value-type="currency" office:currency="EUR" office:value="0">
            <text:p>0,00 €</text:p>
          </table:table-cell>
          <table:table-cell table:style-name="ce70" table:formula="of:=[.Q145]/[.C14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100">
            <text:p>707100</text:p>
          </table:table-cell>
          <table:table-cell table:style-name="ce50" office:value-type="string">
            <text:p>Brochures revendues à 5,5 %</text:p>
          </table:table-cell>
          <table:table-cell table:style-name="ce58"/>
          <table:table-cell table:style-name="ce58" table:number-columns-repeated="12"/>
          <table:table-cell table:style-name="ce58" table:formula="of:=SUM([.D146:.O146])" office:value-type="currency" office:currency="EUR" office:value="0">
            <text:p>0,00 €</text:p>
          </table:table-cell>
          <table:table-cell table:style-name="ce58" table:formula="of:=[.C146]-[.P146]" office:value-type="currency" office:currency="EUR" office:value="0">
            <text:p>0,00 €</text:p>
          </table:table-cell>
          <table:table-cell table:style-name="ce70" table:formula="of:=[.P146]/[.C14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200">
            <text:p>707200</text:p>
          </table:table-cell>
          <table:table-cell table:style-name="ce50" office:value-type="string">
            <text:p>Ventes de CD à 19,6 %</text:p>
          </table:table-cell>
          <table:table-cell table:style-name="ce58"/>
          <table:table-cell table:style-name="ce58" table:number-columns-repeated="12"/>
          <table:table-cell table:style-name="ce58" table:formula="of:=SUM([.D147:.O147])" office:value-type="currency" office:currency="EUR" office:value="0">
            <text:p>0,00 €</text:p>
          </table:table-cell>
          <table:table-cell table:style-name="ce58" table:formula="of:=[.C147]-[.P147]" office:value-type="currency" office:currency="EUR" office:value="0">
            <text:p>0,00 €</text:p>
          </table:table-cell>
          <table:table-cell table:style-name="ce70" table:formula="of:=[.P147]/[.C14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300">
            <text:p>707300</text:p>
          </table:table-cell>
          <table:table-cell table:style-name="ce50" office:value-type="string">
            <text:p>Ventes de DVD à 19,6 %</text:p>
          </table:table-cell>
          <table:table-cell table:style-name="ce58"/>
          <table:table-cell table:style-name="ce58" table:number-columns-repeated="12"/>
          <table:table-cell table:style-name="ce58" table:formula="of:=SUM([.D148:.O148])" office:value-type="currency" office:currency="EUR" office:value="0">
            <text:p>0,00 €</text:p>
          </table:table-cell>
          <table:table-cell table:style-name="ce58" table:formula="of:=[.C148]-[.P148]" office:value-type="currency" office:currency="EUR" office:value="0">
            <text:p>0,00 €</text:p>
          </table:table-cell>
          <table:table-cell table:style-name="ce70" table:formula="of:=[.P148]/[.C14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500">
            <text:p>707500</text:p>
          </table:table-cell>
          <table:table-cell table:style-name="ce50" office:value-type="string">
            <text:p>Ventes de livres</text:p>
          </table:table-cell>
          <table:table-cell table:style-name="ce58"/>
          <table:table-cell table:style-name="ce58" table:number-columns-repeated="12"/>
          <table:table-cell table:style-name="ce58" table:formula="of:=SUM([.D149:.O149])" office:value-type="currency" office:currency="EUR" office:value="0">
            <text:p>0,00 €</text:p>
          </table:table-cell>
          <table:table-cell table:style-name="ce58" table:formula="of:=[.C149]-[.P149]" office:value-type="currency" office:currency="EUR" office:value="0">
            <text:p>0,00 €</text:p>
          </table:table-cell>
          <table:table-cell table:style-name="ce70" table:formula="of:=[.P149]/[.C14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510">
            <text:p>707510</text:p>
          </table:table-cell>
          <table:table-cell table:style-name="ce50" office:value-type="string">
            <text:p>Ventes exonérées</text:p>
          </table:table-cell>
          <table:table-cell table:style-name="ce58"/>
          <table:table-cell table:style-name="ce58" table:number-columns-repeated="12"/>
          <table:table-cell table:style-name="ce58" table:formula="of:=SUM([.D150:.O150])" office:value-type="currency" office:currency="EUR" office:value="0">
            <text:p>0,00 €</text:p>
          </table:table-cell>
          <table:table-cell table:style-name="ce58" table:formula="of:=[.C150]-[.P150]" office:value-type="currency" office:currency="EUR" office:value="0">
            <text:p>0,00 €</text:p>
          </table:table-cell>
          <table:table-cell table:style-name="ce70" table:formula="of:=[.P150]/[.C15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600">
            <text:p>707600</text:p>
          </table:table-cell>
          <table:table-cell table:style-name="ce50" office:value-type="string">
            <text:p>Autre matériel militant</text:p>
          </table:table-cell>
          <table:table-cell table:style-name="ce58"/>
          <table:table-cell table:style-name="ce58" table:number-columns-repeated="12"/>
          <table:table-cell table:style-name="ce58" table:formula="of:=SUM([.D151:.O151])" office:value-type="currency" office:currency="EUR" office:value="0">
            <text:p>0,00 €</text:p>
          </table:table-cell>
          <table:table-cell table:style-name="ce58" table:formula="of:=[.C151]-[.P151]" office:value-type="currency" office:currency="EUR" office:value="0">
            <text:p>0,00 €</text:p>
          </table:table-cell>
          <table:table-cell table:style-name="ce70" table:formula="of:=[.P151]/[.C15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610">
            <text:p>707610</text:p>
          </table:table-cell>
          <table:table-cell table:style-name="ce50" office:value-type="string">
            <text:p>Autocollants</text:p>
          </table:table-cell>
          <table:table-cell table:style-name="ce58"/>
          <table:table-cell table:style-name="ce58" table:number-columns-repeated="12"/>
          <table:table-cell table:style-name="ce58" table:formula="of:=SUM([.D152:.O152])" office:value-type="currency" office:currency="EUR" office:value="0">
            <text:p>0,00 €</text:p>
          </table:table-cell>
          <table:table-cell table:style-name="ce58" table:formula="of:=[.C152]-[.P152]" office:value-type="currency" office:currency="EUR" office:value="0">
            <text:p>0,00 €</text:p>
          </table:table-cell>
          <table:table-cell table:style-name="ce70" table:formula="of:=[.P152]/[.C15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620">
            <text:p>707620</text:p>
          </table:table-cell>
          <table:table-cell table:style-name="ce50" office:value-type="string">
            <text:p>Badges</text:p>
          </table:table-cell>
          <table:table-cell table:style-name="ce58"/>
          <table:table-cell table:style-name="ce58" table:number-columns-repeated="12"/>
          <table:table-cell table:style-name="ce58" table:formula="of:=SUM([.D153:.O153])" office:value-type="currency" office:currency="EUR" office:value="0">
            <text:p>0,00 €</text:p>
          </table:table-cell>
          <table:table-cell table:style-name="ce58" table:formula="of:=[.C153]-[.P153]" office:value-type="currency" office:currency="EUR" office:value="0">
            <text:p>0,00 €</text:p>
          </table:table-cell>
          <table:table-cell table:style-name="ce70" table:formula="of:=[.P153]/[.C15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630">
            <text:p>707630</text:p>
          </table:table-cell>
          <table:table-cell table:style-name="ce50" office:value-type="string">
            <text:p>Banderoles</text:p>
          </table:table-cell>
          <table:table-cell table:style-name="ce58"/>
          <table:table-cell table:style-name="ce58" table:number-columns-repeated="12"/>
          <table:table-cell table:style-name="ce58" table:formula="of:=SUM([.D154:.O154])" office:value-type="currency" office:currency="EUR" office:value="0">
            <text:p>0,00 €</text:p>
          </table:table-cell>
          <table:table-cell table:style-name="ce58" table:formula="of:=[.C154]-[.P154]" office:value-type="currency" office:currency="EUR" office:value="0">
            <text:p>0,00 €</text:p>
          </table:table-cell>
          <table:table-cell table:style-name="ce70" table:formula="of:=[.P154]/[.C15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640">
            <text:p>707640</text:p>
          </table:table-cell>
          <table:table-cell table:style-name="ce50" office:value-type="string">
            <text:p>Drapeaux</text:p>
          </table:table-cell>
          <table:table-cell table:style-name="ce58"/>
          <table:table-cell table:style-name="ce58" table:number-columns-repeated="12"/>
          <table:table-cell table:style-name="ce58" table:formula="of:=SUM([.D155:.O155])" office:value-type="currency" office:currency="EUR" office:value="0">
            <text:p>0,00 €</text:p>
          </table:table-cell>
          <table:table-cell table:style-name="ce58" table:formula="of:=[.C155]-[.P155]" office:value-type="currency" office:currency="EUR" office:value="0">
            <text:p>0,00 €</text:p>
          </table:table-cell>
          <table:table-cell table:style-name="ce70" table:formula="of:=[.P155]/[.C15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650">
            <text:p>707650</text:p>
          </table:table-cell>
          <table:table-cell table:style-name="ce50" office:value-type="string">
            <text:p>Enveloppes</text:p>
          </table:table-cell>
          <table:table-cell table:style-name="ce58"/>
          <table:table-cell table:style-name="ce58" table:number-columns-repeated="12"/>
          <table:table-cell table:style-name="ce58" table:formula="of:=SUM([.D156:.O156])" office:value-type="currency" office:currency="EUR" office:value="0">
            <text:p>0,00 €</text:p>
          </table:table-cell>
          <table:table-cell table:style-name="ce58" table:formula="of:=[.C156]-[.P156]" office:value-type="currency" office:currency="EUR" office:value="0">
            <text:p>0,00 €</text:p>
          </table:table-cell>
          <table:table-cell table:style-name="ce70" table:formula="of:=[.P156]/[.C15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800">
            <text:p>707800</text:p>
          </table:table-cell>
          <table:table-cell table:style-name="ce50" office:value-type="string">
            <text:p>Tshirts</text:p>
          </table:table-cell>
          <table:table-cell table:style-name="ce58"/>
          <table:table-cell table:style-name="ce58" table:number-columns-repeated="12"/>
          <table:table-cell table:style-name="ce58" table:formula="of:=SUM([.D157:.O157])" office:value-type="currency" office:currency="EUR" office:value="0">
            <text:p>0,00 €</text:p>
          </table:table-cell>
          <table:table-cell table:style-name="ce58" table:formula="of:=[.C157]-[.P157]" office:value-type="currency" office:currency="EUR" office:value="0">
            <text:p>0,00 €</text:p>
          </table:table-cell>
          <table:table-cell table:style-name="ce70" table:formula="of:=[.P157]/[.C15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900">
            <text:p>707900</text:p>
          </table:table-cell>
          <table:table-cell table:style-name="ce50" office:value-type="string">
            <text:p>MAT•Vêtements &amp; accessoires revendus /607900 (exo.)</text:p>
          </table:table-cell>
          <table:table-cell table:style-name="ce58"/>
          <table:table-cell table:style-name="ce58" table:number-columns-repeated="12"/>
          <table:table-cell table:style-name="ce58" table:formula="of:=SUM([.D158:.O158])" office:value-type="currency" office:currency="EUR" office:value="0">
            <text:p>0,00 €</text:p>
          </table:table-cell>
          <table:table-cell table:style-name="ce58" table:formula="of:=[.C158]-[.P158]" office:value-type="currency" office:currency="EUR" office:value="0">
            <text:p>0,00 €</text:p>
          </table:table-cell>
          <table:table-cell table:style-name="ce70" table:formula="of:=[.P158]/[.C15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910">
            <text:p>707910</text:p>
          </table:table-cell>
          <table:table-cell table:style-name="ce50" office:value-type="string">
            <text:p>Ventes diverses hors catalogue</text:p>
          </table:table-cell>
          <table:table-cell table:style-name="ce58"/>
          <table:table-cell table:style-name="ce58" table:number-columns-repeated="12"/>
          <table:table-cell table:style-name="ce58" table:formula="of:=SUM([.D159:.O159])" office:value-type="currency" office:currency="EUR" office:value="0">
            <text:p>0,00 €</text:p>
          </table:table-cell>
          <table:table-cell table:style-name="ce58" table:formula="of:=[.C159]-[.P159]" office:value-type="currency" office:currency="EUR" office:value="0">
            <text:p>0,00 €</text:p>
          </table:table-cell>
          <table:table-cell table:style-name="ce70" table:formula="of:=[.P159]/[.C15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string">
            <text:p>707MAT</text:p>
          </table:table-cell>
          <table:table-cell table:style-name="ce50" office:value-type="string">
            <text:p>MAT•Autre matériels de soutien revendus (19,6%)</text:p>
          </table:table-cell>
          <table:table-cell table:style-name="ce58"/>
          <table:table-cell table:style-name="ce58" table:number-columns-repeated="12"/>
          <table:table-cell table:style-name="ce58" table:formula="of:=SUM([.D160:.O160])" office:value-type="currency" office:currency="EUR" office:value="0">
            <text:p>0,00 €</text:p>
          </table:table-cell>
          <table:table-cell table:style-name="ce58" table:formula="of:=[.C160]-[.P160]" office:value-type="currency" office:currency="EUR" office:value="0">
            <text:p>0,00 €</text:p>
          </table:table-cell>
          <table:table-cell table:style-name="ce70" table:formula="of:=[.P160]/[.C16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8000">
            <text:p>708000</text:p>
          </table:table-cell>
          <table:table-cell table:style-name="ce50" office:value-type="string">
            <text:p>Produits d'activités annexes : photocopies, etc (20%)</text:p>
          </table:table-cell>
          <table:table-cell table:style-name="ce58"/>
          <table:table-cell table:style-name="ce58" table:number-columns-repeated="12"/>
          <table:table-cell table:style-name="ce58" table:formula="of:=SUM([.D161:.O161])" office:value-type="currency" office:currency="EUR" office:value="0">
            <text:p>0,00 €</text:p>
          </table:table-cell>
          <table:table-cell table:style-name="ce58" table:formula="of:=[.C161]-[.P161]" office:value-type="currency" office:currency="EUR" office:value="0">
            <text:p>0,00 €</text:p>
          </table:table-cell>
          <table:table-cell table:style-name="ce70" table:formula="of:=[.P161]/[.C16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9700">
            <text:p>709700</text:p>
          </table:table-cell>
          <table:table-cell table:style-name="ce50" office:value-type="string">
            <text:p>Reversement sur TS GANVA (exo.)</text:p>
          </table:table-cell>
          <table:table-cell table:style-name="ce58"/>
          <table:table-cell table:style-name="ce58" table:number-columns-repeated="12"/>
          <table:table-cell table:style-name="ce58" table:formula="of:=SUM([.D162:.O162])" office:value-type="currency" office:currency="EUR" office:value="0">
            <text:p>0,00 €</text:p>
          </table:table-cell>
          <table:table-cell table:style-name="ce58" table:formula="of:=[.C162]-[.P162]" office:value-type="currency" office:currency="EUR" office:value="0">
            <text:p>0,00 €</text:p>
          </table:table-cell>
          <table:table-cell table:style-name="ce70" table:formula="of:=[.P162]/[.C16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13500">
            <text:p>713500</text:p>
          </table:table-cell>
          <table:table-cell table:style-name="ce50" office:value-type="string">
            <text:p>Var.des stocks de Doc.de campagne</text:p>
          </table:table-cell>
          <table:table-cell table:style-name="ce58"/>
          <table:table-cell table:style-name="ce58" table:number-columns-repeated="12"/>
          <table:table-cell table:style-name="ce58" table:formula="of:=SUM([.D163:.O163])" office:value-type="currency" office:currency="EUR" office:value="0">
            <text:p>0,00 €</text:p>
          </table:table-cell>
          <table:table-cell table:style-name="ce58" table:formula="of:=[.C163]-[.P163]" office:value-type="currency" office:currency="EUR" office:value="0">
            <text:p>0,00 €</text:p>
          </table:table-cell>
          <table:table-cell table:style-name="ce70" table:formula="of:=[.P163]/[.C16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41000">
            <text:p>741000</text:p>
          </table:table-cell>
          <table:table-cell table:style-name="ce50" office:value-type="string">
            <text:p>Subventions d'exploitation</text:p>
          </table:table-cell>
          <table:table-cell table:style-name="ce58"/>
          <table:table-cell table:style-name="ce58" table:number-columns-repeated="12"/>
          <table:table-cell table:style-name="ce58" table:formula="of:=SUM([.D164:.O164])" office:value-type="currency" office:currency="EUR" office:value="0">
            <text:p>0,00 €</text:p>
          </table:table-cell>
          <table:table-cell table:style-name="ce58" table:formula="of:=[.C164]-[.P164]" office:value-type="currency" office:currency="EUR" office:value="0">
            <text:p>0,00 €</text:p>
          </table:table-cell>
          <table:table-cell table:style-name="ce70" table:formula="of:=[.P164]/[.C16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4100">
            <text:p>754100</text:p>
          </table:table-cell>
          <table:table-cell table:style-name="ce50" office:value-type="string">
            <text:p>réaffectation Dons reçus</text:p>
          </table:table-cell>
          <table:table-cell table:style-name="ce58"/>
          <table:table-cell table:style-name="ce58" table:number-columns-repeated="12"/>
          <table:table-cell table:style-name="ce58" table:formula="of:=SUM([.D165:.O165])" office:value-type="currency" office:currency="EUR" office:value="0">
            <text:p>0,00 €</text:p>
          </table:table-cell>
          <table:table-cell table:style-name="ce58" table:formula="of:=[.C165]-[.P165]" office:value-type="currency" office:currency="EUR" office:value="0">
            <text:p>0,00 €</text:p>
          </table:table-cell>
          <table:table-cell table:style-name="ce70" table:formula="of:=[.P165]/[.C16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4300">
            <text:p>754300</text:p>
          </table:table-cell>
          <table:table-cell table:style-name="ce50" office:value-type="string">
            <text:p>Réaffectation des dons en ligne</text:p>
          </table:table-cell>
          <table:table-cell table:style-name="ce58"/>
          <table:table-cell table:style-name="ce58" table:number-columns-repeated="12"/>
          <table:table-cell table:style-name="ce58" table:formula="of:=SUM([.D166:.O166])" office:value-type="currency" office:currency="EUR" office:value="0">
            <text:p>0,00 €</text:p>
          </table:table-cell>
          <table:table-cell table:style-name="ce58" table:formula="of:=[.C166]-[.P166]" office:value-type="currency" office:currency="EUR" office:value="0">
            <text:p>0,00 €</text:p>
          </table:table-cell>
          <table:table-cell table:style-name="ce70" table:formula="of:=[.P166]/[.C16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4500">
            <text:p>754500</text:p>
          </table:table-cell>
          <table:table-cell table:style-name="ce50" office:value-type="string">
            <text:p>Réaffectation des dons Nef</text:p>
          </table:table-cell>
          <table:table-cell table:style-name="ce58"/>
          <table:table-cell table:style-name="ce58" table:number-columns-repeated="12"/>
          <table:table-cell table:style-name="ce58" table:formula="of:=SUM([.D167:.O167])" office:value-type="currency" office:currency="EUR" office:value="0">
            <text:p>0,00 €</text:p>
          </table:table-cell>
          <table:table-cell table:style-name="ce58" table:formula="of:=[.C167]-[.P167]" office:value-type="currency" office:currency="EUR" office:value="0">
            <text:p>0,00 €</text:p>
          </table:table-cell>
          <table:table-cell table:style-name="ce70" table:formula="of:=[.P167]/[.C16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4600">
            <text:p>754600</text:p>
          </table:table-cell>
          <table:table-cell table:style-name="ce50" office:value-type="string">
            <text:p>Réaffectation dons plvts</text:p>
          </table:table-cell>
          <table:table-cell table:style-name="ce58"/>
          <table:table-cell table:style-name="ce58" table:number-columns-repeated="12"/>
          <table:table-cell table:style-name="ce58" table:formula="of:=SUM([.D168:.O168])" office:value-type="currency" office:currency="EUR" office:value="0">
            <text:p>0,00 €</text:p>
          </table:table-cell>
          <table:table-cell table:style-name="ce58" table:formula="of:=[.C168]-[.P168]" office:value-type="currency" office:currency="EUR" office:value="0">
            <text:p>0,00 €</text:p>
          </table:table-cell>
          <table:table-cell table:style-name="ce70" table:formula="of:=[.P168]/[.C16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4700">
            <text:p>754700</text:p>
          </table:table-cell>
          <table:table-cell table:style-name="ce50" office:value-type="string">
            <text:p>Dons Maison de Bure</text:p>
          </table:table-cell>
          <table:table-cell table:style-name="ce58"/>
          <table:table-cell table:style-name="ce58" table:number-columns-repeated="12"/>
          <table:table-cell table:style-name="ce58" table:formula="of:=SUM([.D169:.O169])" office:value-type="currency" office:currency="EUR" office:value="0">
            <text:p>0,00 €</text:p>
          </table:table-cell>
          <table:table-cell table:style-name="ce58" table:formula="of:=[.C169]-[.P169]" office:value-type="currency" office:currency="EUR" office:value="0">
            <text:p>0,00 €</text:p>
          </table:table-cell>
          <table:table-cell table:style-name="ce70" table:formula="of:=[.P169]/[.C16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6200">
            <text:p>756200</text:p>
          </table:table-cell>
          <table:table-cell table:style-name="ce50" office:value-type="string">
            <text:p>Cotisations groupes adhérents</text:p>
          </table:table-cell>
          <table:table-cell table:style-name="ce58"/>
          <table:table-cell table:style-name="ce58" table:number-columns-repeated="12"/>
          <table:table-cell table:style-name="ce58" table:formula="of:=SUM([.D170:.O170])" office:value-type="currency" office:currency="EUR" office:value="0">
            <text:p>0,00 €</text:p>
          </table:table-cell>
          <table:table-cell table:style-name="ce58" table:formula="of:=[.C170]-[.P170]" office:value-type="currency" office:currency="EUR" office:value="0">
            <text:p>0,00 €</text:p>
          </table:table-cell>
          <table:table-cell table:style-name="ce70" table:formula="of:=[.P170]/[.C17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10">
            <text:p>758010</text:p>
          </table:table-cell>
          <table:table-cell table:style-name="ce50" office:value-type="string">
            <text:p>Dons reçus</text:p>
          </table:table-cell>
          <table:table-cell table:style-name="ce58" office:value-type="currency" office:currency="EUR" office:value="13800">
            <text:p>13 800,00 €</text:p>
          </table:table-cell>
          <table:table-cell table:style-name="ce58" table:number-columns-repeated="12"/>
          <table:table-cell table:style-name="ce58" table:formula="of:=SUM([.D171:.O171])" office:value-type="currency" office:currency="EUR" office:value="0">
            <text:p>0,00 €</text:p>
          </table:table-cell>
          <table:table-cell table:style-name="ce58" table:formula="of:=[.C171]-[.P171]" office:value-type="currency" office:currency="EUR" office:value="13800">
            <text:p>13 800,00 €</text:p>
          </table:table-cell>
          <table:table-cell table:style-name="ce70" table:formula="of:=[.P171]/[.C171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758020">
            <text:p>758020</text:p>
          </table:table-cell>
          <table:table-cell table:style-name="ce50" office:value-type="string">
            <text:p>Dons en ligne</text:p>
          </table:table-cell>
          <table:table-cell table:style-name="ce58"/>
          <table:table-cell table:style-name="ce58" table:number-columns-repeated="12"/>
          <table:table-cell table:style-name="ce58" table:formula="of:=SUM([.D172:.O172])" office:value-type="currency" office:currency="EUR" office:value="0">
            <text:p>0,00 €</text:p>
          </table:table-cell>
          <table:table-cell table:style-name="ce58" table:formula="of:=[.C172]-[.P172]" office:value-type="currency" office:currency="EUR" office:value="0">
            <text:p>0,00 €</text:p>
          </table:table-cell>
          <table:table-cell table:style-name="ce70" table:formula="of:=[.P172]/[.C17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30">
            <text:p>758030</text:p>
          </table:table-cell>
          <table:table-cell table:style-name="ce50" office:value-type="string">
            <text:p>Dons Partenariat NEF</text:p>
          </table:table-cell>
          <table:table-cell table:style-name="ce58"/>
          <table:table-cell table:style-name="ce58" table:number-columns-repeated="12"/>
          <table:table-cell table:style-name="ce58" table:formula="of:=SUM([.D173:.O173])" office:value-type="currency" office:currency="EUR" office:value="0">
            <text:p>0,00 €</text:p>
          </table:table-cell>
          <table:table-cell table:style-name="ce58" table:formula="of:=[.C173]-[.P173]" office:value-type="currency" office:currency="EUR" office:value="0">
            <text:p>0,00 €</text:p>
          </table:table-cell>
          <table:table-cell table:style-name="ce70" table:formula="of:=[.P173]/[.C17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40">
            <text:p>758040</text:p>
          </table:table-cell>
          <table:table-cell table:style-name="ce50" office:value-type="string">
            <text:p>Prélèvements automatiques reçus</text:p>
          </table:table-cell>
          <table:table-cell table:style-name="ce58"/>
          <table:table-cell table:style-name="ce58" table:number-columns-repeated="12"/>
          <table:table-cell table:style-name="ce58" table:formula="of:=SUM([.D174:.O174])" office:value-type="currency" office:currency="EUR" office:value="0">
            <text:p>0,00 €</text:p>
          </table:table-cell>
          <table:table-cell table:style-name="ce58" table:formula="of:=[.C174]-[.P174]" office:value-type="currency" office:currency="EUR" office:value="0">
            <text:p>0,00 €</text:p>
          </table:table-cell>
          <table:table-cell table:style-name="ce70" table:formula="of:=[.P174]/[.C17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50">
            <text:p>758050</text:p>
          </table:table-cell>
          <table:table-cell table:style-name="ce50" office:value-type="string">
            <text:p>Dons étalés par CB</text:p>
          </table:table-cell>
          <table:table-cell table:style-name="ce58"/>
          <table:table-cell table:style-name="ce58" table:number-columns-repeated="12"/>
          <table:table-cell table:style-name="ce58" table:formula="of:=SUM([.D175:.O175])" office:value-type="currency" office:currency="EUR" office:value="0">
            <text:p>0,00 €</text:p>
          </table:table-cell>
          <table:table-cell table:style-name="ce58" table:formula="of:=[.C175]-[.P175]" office:value-type="currency" office:currency="EUR" office:value="0">
            <text:p>0,00 €</text:p>
          </table:table-cell>
          <table:table-cell table:style-name="ce70" table:formula="of:=[.P175]/[.C17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60">
            <text:p>758060</text:p>
          </table:table-cell>
          <table:table-cell table:style-name="ce50" office:value-type="string">
            <text:p>Dons fonds de solidarité</text:p>
          </table:table-cell>
          <table:table-cell table:style-name="ce58"/>
          <table:table-cell table:style-name="ce58" table:number-columns-repeated="12"/>
          <table:table-cell table:style-name="ce58" table:formula="of:=SUM([.D176:.O176])" office:value-type="currency" office:currency="EUR" office:value="0">
            <text:p>0,00 €</text:p>
          </table:table-cell>
          <table:table-cell table:style-name="ce58" table:formula="of:=[.C176]-[.P176]" office:value-type="currency" office:currency="EUR" office:value="0">
            <text:p>0,00 €</text:p>
          </table:table-cell>
          <table:table-cell table:style-name="ce70" table:formula="of:=[.P176]/[.C17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70">
            <text:p>758070</text:p>
          </table:table-cell>
          <table:table-cell table:style-name="ce50" office:value-type="string">
            <text:p>Dons par virement</text:p>
          </table:table-cell>
          <table:table-cell table:style-name="ce58"/>
          <table:table-cell table:style-name="ce58" table:number-columns-repeated="12"/>
          <table:table-cell table:style-name="ce58" table:formula="of:=SUM([.D177:.O177])" office:value-type="currency" office:currency="EUR" office:value="0">
            <text:p>0,00 €</text:p>
          </table:table-cell>
          <table:table-cell table:style-name="ce58" table:formula="of:=[.C177]-[.P177]" office:value-type="currency" office:currency="EUR" office:value="0">
            <text:p>0,00 €</text:p>
          </table:table-cell>
          <table:table-cell table:style-name="ce70" table:formula="of:=[.P177]/[.C17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100">
            <text:p>758100</text:p>
          </table:table-cell>
          <table:table-cell table:style-name="ce50" office:value-type="string">
            <text:p>AG Pensions</text:p>
          </table:table-cell>
          <table:table-cell table:style-name="ce58"/>
          <table:table-cell table:style-name="ce58" table:number-columns-repeated="12"/>
          <table:table-cell table:style-name="ce58" table:formula="of:=SUM([.D178:.O178])" office:value-type="currency" office:currency="EUR" office:value="0">
            <text:p>0,00 €</text:p>
          </table:table-cell>
          <table:table-cell table:style-name="ce58" table:formula="of:=[.C178]-[.P178]" office:value-type="currency" office:currency="EUR" office:value="0">
            <text:p>0,00 €</text:p>
          </table:table-cell>
          <table:table-cell table:style-name="ce70" table:formula="of:=[.P178]/[.C17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110">
            <text:p>758110</text:p>
          </table:table-cell>
          <table:table-cell table:style-name="ce50" office:value-type="string">
            <text:p>Différences de règlement (produit)</text:p>
          </table:table-cell>
          <table:table-cell table:style-name="ce58"/>
          <table:table-cell table:style-name="ce58" table:number-columns-repeated="12"/>
          <table:table-cell table:style-name="ce58" table:formula="of:=SUM([.D179:.O179])" office:value-type="currency" office:currency="EUR" office:value="0">
            <text:p>0,00 €</text:p>
          </table:table-cell>
          <table:table-cell table:style-name="ce58" table:formula="of:=[.C179]-[.P179]" office:value-type="currency" office:currency="EUR" office:value="0">
            <text:p>0,00 €</text:p>
          </table:table-cell>
          <table:table-cell table:style-name="ce70" table:formula="of:=[.P179]/[.C17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400">
            <text:p>758400</text:p>
          </table:table-cell>
          <table:table-cell table:style-name="ce50" office:value-type="string">
            <text:p>Frais de port refacturé</text:p>
          </table:table-cell>
          <table:table-cell table:style-name="ce58"/>
          <table:table-cell table:style-name="ce58" table:number-columns-repeated="12"/>
          <table:table-cell table:style-name="ce58" table:formula="of:=SUM([.D180:.O180])" office:value-type="currency" office:currency="EUR" office:value="0">
            <text:p>0,00 €</text:p>
          </table:table-cell>
          <table:table-cell table:style-name="ce58" table:formula="of:=[.C180]-[.P180]" office:value-type="currency" office:currency="EUR" office:value="0">
            <text:p>0,00 €</text:p>
          </table:table-cell>
          <table:table-cell table:style-name="ce70" table:formula="of:=[.P180]/[.C18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800">
            <text:p>758800</text:p>
          </table:table-cell>
          <table:table-cell table:style-name="ce50" office:value-type="string">
            <text:p>Autres pdts gest courante</text:p>
          </table:table-cell>
          <table:table-cell table:style-name="ce58"/>
          <table:table-cell table:style-name="ce58" table:number-columns-repeated="12"/>
          <table:table-cell table:style-name="ce58" table:formula="of:=SUM([.D181:.O181])" office:value-type="currency" office:currency="EUR" office:value="0">
            <text:p>0,00 €</text:p>
          </table:table-cell>
          <table:table-cell table:style-name="ce58" table:formula="of:=[.C181]-[.P181]" office:value-type="currency" office:currency="EUR" office:value="0">
            <text:p>0,00 €</text:p>
          </table:table-cell>
          <table:table-cell table:style-name="ce70" table:formula="of:=[.Q181]/[.C18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820">
            <text:p>758820</text:p>
          </table:table-cell>
          <table:table-cell table:style-name="ce50" office:value-type="string">
            <text:p>ETE recettes journées d'été et éude</text:p>
          </table:table-cell>
          <table:table-cell table:style-name="ce58"/>
          <table:table-cell table:style-name="ce58" table:number-columns-repeated="12"/>
          <table:table-cell table:style-name="ce58" table:formula="of:=SUM([.D182:.O182])" office:value-type="currency" office:currency="EUR" office:value="0">
            <text:p>0,00 €</text:p>
          </table:table-cell>
          <table:table-cell table:style-name="ce58" table:formula="of:=[.C182]-[.P182]" office:value-type="currency" office:currency="EUR" office:value="0">
            <text:p>0,00 €</text:p>
          </table:table-cell>
          <table:table-cell table:style-name="ce70" table:formula="of:=[.Q182]/[.C18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840">
            <text:p>758840</text:p>
          </table:table-cell>
          <table:table-cell table:style-name="ce50" office:value-type="string">
            <text:p>Pensions Réunions diverses</text:p>
          </table:table-cell>
          <table:table-cell table:style-name="ce58"/>
          <table:table-cell table:style-name="ce58" table:number-columns-repeated="12"/>
          <table:table-cell table:style-name="ce58" table:formula="of:=SUM([.D183:.O183])" office:value-type="currency" office:currency="EUR" office:value="0">
            <text:p>0,00 €</text:p>
          </table:table-cell>
          <table:table-cell table:style-name="ce58" table:formula="of:=[.C183]-[.P183]" office:value-type="currency" office:currency="EUR" office:value="0">
            <text:p>0,00 €</text:p>
          </table:table-cell>
          <table:table-cell table:style-name="ce70" table:formula="of:=[.Q183]/[.C18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900">
            <text:p>758900</text:p>
          </table:table-cell>
          <table:table-cell table:style-name="ce50" office:value-type="string">
            <text:p>Réaffectation Bilan frais de port</text:p>
          </table:table-cell>
          <table:table-cell table:style-name="ce58"/>
          <table:table-cell table:style-name="ce58" table:number-columns-repeated="12"/>
          <table:table-cell table:style-name="ce58" table:formula="of:=SUM([.D184:.O184])" office:value-type="currency" office:currency="EUR" office:value="0">
            <text:p>0,00 €</text:p>
          </table:table-cell>
          <table:table-cell table:style-name="ce58" table:formula="of:=[.C184]-[.P184]" office:value-type="currency" office:currency="EUR" office:value="0">
            <text:p>0,00 €</text:p>
          </table:table-cell>
          <table:table-cell table:style-name="ce70" table:formula="of:=[.Q184]/[.C18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string">
            <text:p>758GRP</text:p>
          </table:table-cell>
          <table:table-cell table:style-name="ce50" office:value-type="string">
            <text:p>JOCE•Réunions trimestrielles groupes</text:p>
          </table:table-cell>
          <table:table-cell table:style-name="ce58"/>
          <table:table-cell table:style-name="ce58" table:number-columns-repeated="12"/>
          <table:table-cell table:style-name="ce58" table:formula="of:=SUM([.D185:.O185])" office:value-type="currency" office:currency="EUR" office:value="0">
            <text:p>0,00 €</text:p>
          </table:table-cell>
          <table:table-cell table:style-name="ce58" table:formula="of:=[.C185]-[.P185]" office:value-type="currency" office:currency="EUR" office:value="0">
            <text:p>0,00 €</text:p>
          </table:table-cell>
          <table:table-cell table:style-name="ce70" table:formula="of:=[.Q185]/[.C18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64000">
            <text:p>764000</text:p>
          </table:table-cell>
          <table:table-cell table:style-name="ce50" office:value-type="string">
            <text:p>Intérêts des Livrets d'épargne</text:p>
          </table:table-cell>
          <table:table-cell table:style-name="ce58"/>
          <table:table-cell table:style-name="ce58" table:number-columns-repeated="12"/>
          <table:table-cell table:style-name="ce58" table:formula="of:=SUM([.D186:.O186])" office:value-type="currency" office:currency="EUR" office:value="0">
            <text:p>0,00 €</text:p>
          </table:table-cell>
          <table:table-cell table:style-name="ce58" table:formula="of:=[.C186]-[.P186]" office:value-type="currency" office:currency="EUR" office:value="0">
            <text:p>0,00 €</text:p>
          </table:table-cell>
          <table:table-cell table:style-name="ce70" table:formula="of:=[.Q186]/[.C18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65000">
            <text:p>765000</text:p>
          </table:table-cell>
          <table:table-cell table:style-name="ce50" office:value-type="string">
            <text:p>Différences de règlements (fournisseurs)</text:p>
          </table:table-cell>
          <table:table-cell table:style-name="ce58"/>
          <table:table-cell table:style-name="ce58" table:number-columns-repeated="12"/>
          <table:table-cell table:style-name="ce58" table:formula="of:=SUM([.D187:.O187])" office:value-type="currency" office:currency="EUR" office:value="0">
            <text:p>0,00 €</text:p>
          </table:table-cell>
          <table:table-cell table:style-name="ce58" table:formula="of:=[.C187]-[.P187]" office:value-type="currency" office:currency="EUR" office:value="0">
            <text:p>0,00 €</text:p>
          </table:table-cell>
          <table:table-cell table:style-name="ce70" table:formula="of:=[.Q187]/[.C18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68100">
            <text:p>768100</text:p>
          </table:table-cell>
          <table:table-cell table:style-name="ce50" office:value-type="string">
            <text:p>Autres produits financiers</text:p>
          </table:table-cell>
          <table:table-cell table:style-name="ce58"/>
          <table:table-cell table:style-name="ce58" table:number-columns-repeated="12"/>
          <table:table-cell table:style-name="ce58" table:formula="of:=SUM([.D188:.O188])" office:value-type="currency" office:currency="EUR" office:value="0">
            <text:p>0,00 €</text:p>
          </table:table-cell>
          <table:table-cell table:style-name="ce58" table:formula="of:=[.C188]-[.P188]" office:value-type="currency" office:currency="EUR" office:value="0">
            <text:p>0,00 €</text:p>
          </table:table-cell>
          <table:table-cell table:style-name="ce70" table:formula="of:=[.Q188]/[.C18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71000">
            <text:p>771000</text:p>
          </table:table-cell>
          <table:table-cell table:style-name="ce50" office:value-type="string">
            <text:p>Aides à l'embauche : ASP+Pôle emploi</text:p>
          </table:table-cell>
          <table:table-cell table:style-name="ce58"/>
          <table:table-cell table:style-name="ce58" table:number-columns-repeated="12"/>
          <table:table-cell table:style-name="ce58" table:formula="of:=SUM([.D189:.O189])" office:value-type="currency" office:currency="EUR" office:value="0">
            <text:p>0,00 €</text:p>
          </table:table-cell>
          <table:table-cell table:style-name="ce58" table:formula="of:=[.C189]-[.P189]" office:value-type="currency" office:currency="EUR" office:value="0">
            <text:p>0,00 €</text:p>
          </table:table-cell>
          <table:table-cell table:style-name="ce70" table:formula="of:=[.Q189]/[.C18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71300">
            <text:p>771300</text:p>
          </table:table-cell>
          <table:table-cell table:style-name="ce50" office:value-type="string">
            <text:p>Dons &gt;= 1 500 € (exceptionnels)</text:p>
          </table:table-cell>
          <table:table-cell table:style-name="ce58"/>
          <table:table-cell table:style-name="ce58" table:number-columns-repeated="12"/>
          <table:table-cell table:style-name="ce58" table:formula="of:=SUM([.D190:.O190])" office:value-type="currency" office:currency="EUR" office:value="0">
            <text:p>0,00 €</text:p>
          </table:table-cell>
          <table:table-cell table:style-name="ce58" table:formula="of:=[.C190]-[.P190]" office:value-type="currency" office:currency="EUR" office:value="0">
            <text:p>0,00 €</text:p>
          </table:table-cell>
          <table:table-cell table:style-name="ce70" table:formula="of:=[.Q190]/[.C19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72000">
            <text:p>772000</text:p>
          </table:table-cell>
          <table:table-cell table:style-name="ce50" office:value-type="string">
            <text:p>Produits sur exercices antérieurs</text:p>
          </table:table-cell>
          <table:table-cell table:style-name="ce58"/>
          <table:table-cell table:style-name="ce58" table:number-columns-repeated="12"/>
          <table:table-cell table:style-name="ce58" table:formula="of:=SUM([.D191:.O191])" office:value-type="currency" office:currency="EUR" office:value="0">
            <text:p>0,00 €</text:p>
          </table:table-cell>
          <table:table-cell table:style-name="ce58" table:formula="of:=[.C191]-[.P191]" office:value-type="currency" office:currency="EUR" office:value="0">
            <text:p>0,00 €</text:p>
          </table:table-cell>
          <table:table-cell table:style-name="ce70" table:formula="of:=[.Q191]/[.C19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75000">
            <text:p>775000</text:p>
          </table:table-cell>
          <table:table-cell table:style-name="ce50" office:value-type="string">
            <text:p>Val. cession él.actif cédés (19,6%)</text:p>
          </table:table-cell>
          <table:table-cell table:style-name="ce58"/>
          <table:table-cell table:style-name="ce58" table:number-columns-repeated="12"/>
          <table:table-cell table:style-name="ce58" table:formula="of:=SUM([.D192:.O192])" office:value-type="currency" office:currency="EUR" office:value="0">
            <text:p>0,00 €</text:p>
          </table:table-cell>
          <table:table-cell table:style-name="ce58" table:formula="of:=[.C192]-[.P192]" office:value-type="currency" office:currency="EUR" office:value="0">
            <text:p>0,00 €</text:p>
          </table:table-cell>
          <table:table-cell table:style-name="ce70" table:formula="of:=[.Q192]/[.C19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75200">
            <text:p>775200</text:p>
          </table:table-cell>
          <table:table-cell table:style-name="ce50" office:value-type="string">
            <text:p>Produit de cession de matériels</text:p>
          </table:table-cell>
          <table:table-cell table:style-name="ce58"/>
          <table:table-cell table:style-name="ce58" table:number-columns-repeated="12"/>
          <table:table-cell table:style-name="ce58" table:formula="of:=SUM([.D193:.O193])" office:value-type="currency" office:currency="EUR" office:value="0">
            <text:p>0,00 €</text:p>
          </table:table-cell>
          <table:table-cell table:style-name="ce58" table:formula="of:=[.C193]-[.P193]" office:value-type="currency" office:currency="EUR" office:value="0">
            <text:p>0,00 €</text:p>
          </table:table-cell>
          <table:table-cell table:style-name="ce70" table:formula="of:=[.Q193]/[.C19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78800">
            <text:p>778800</text:p>
          </table:table-cell>
          <table:table-cell table:style-name="ce50" office:value-type="string">
            <text:p>Produits exceptionnels divers</text:p>
          </table:table-cell>
          <table:table-cell table:style-name="ce58"/>
          <table:table-cell table:style-name="ce58" table:number-columns-repeated="12"/>
          <table:table-cell table:style-name="ce58" table:formula="of:=SUM([.D194:.O194])" office:value-type="currency" office:currency="EUR" office:value="0">
            <text:p>0,00 €</text:p>
          </table:table-cell>
          <table:table-cell table:style-name="ce58" table:formula="of:=[.C194]-[.P194]" office:value-type="currency" office:currency="EUR" office:value="0">
            <text:p>0,00 €</text:p>
          </table:table-cell>
          <table:table-cell table:style-name="ce70" table:formula="of:=[.Q194]/[.C19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81500">
            <text:p>781500</text:p>
          </table:table-cell>
          <table:table-cell table:style-name="ce50" office:value-type="string">
            <text:p>Reprise / prov.risques &amp; charges</text:p>
          </table:table-cell>
          <table:table-cell table:style-name="ce58"/>
          <table:table-cell table:style-name="ce58" table:number-columns-repeated="12"/>
          <table:table-cell table:style-name="ce58" table:formula="of:=SUM([.D195:.O195])" office:value-type="currency" office:currency="EUR" office:value="0">
            <text:p>0,00 €</text:p>
          </table:table-cell>
          <table:table-cell table:style-name="ce58" table:formula="of:=[.C195]-[.P195]" office:value-type="currency" office:currency="EUR" office:value="0">
            <text:p>0,00 €</text:p>
          </table:table-cell>
          <table:table-cell table:style-name="ce70" table:formula="of:=[.Q195]/[.C19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81700">
            <text:p>781700</text:p>
          </table:table-cell>
          <table:table-cell table:style-name="ce50" office:value-type="string">
            <text:p>Reprises / prov. pour Stocks et en-cours</text:p>
          </table:table-cell>
          <table:table-cell table:style-name="ce58"/>
          <table:table-cell table:style-name="ce58" table:number-columns-repeated="12"/>
          <table:table-cell table:style-name="ce58" table:formula="of:=SUM([.D196:.O196])" office:value-type="currency" office:currency="EUR" office:value="0">
            <text:p>0,00 €</text:p>
          </table:table-cell>
          <table:table-cell table:style-name="ce58" table:formula="of:=[.C196]-[.P196]" office:value-type="currency" office:currency="EUR" office:value="0">
            <text:p>0,00 €</text:p>
          </table:table-cell>
          <table:table-cell table:style-name="ce70" table:formula="of:=[.Q196]/[.C19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87250">
            <text:p>787250</text:p>
          </table:table-cell>
          <table:table-cell table:style-name="ce50" office:value-type="string">
            <text:p>Reprise sur amort. dérogatoires</text:p>
          </table:table-cell>
          <table:table-cell table:style-name="ce58"/>
          <table:table-cell table:style-name="ce58" table:number-columns-repeated="12"/>
          <table:table-cell table:style-name="ce58" table:formula="of:=SUM([.D197:.O197])" office:value-type="currency" office:currency="EUR" office:value="0">
            <text:p>0,00 €</text:p>
          </table:table-cell>
          <table:table-cell table:style-name="ce58" table:formula="of:=[.C197]-[.P197]" office:value-type="currency" office:currency="EUR" office:value="0">
            <text:p>0,00 €</text:p>
          </table:table-cell>
          <table:table-cell table:style-name="ce70" table:formula="of:=[.Q197]/[.C19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87500">
            <text:p>787500</text:p>
          </table:table-cell>
          <table:table-cell table:style-name="ce50" office:value-type="string">
            <text:p>Reprise/prov.risques &amp; ch.except.</text:p>
          </table:table-cell>
          <table:table-cell table:style-name="ce58"/>
          <table:table-cell table:style-name="ce58" table:number-columns-repeated="12"/>
          <table:table-cell table:style-name="ce58" table:formula="of:=SUM([.D198:.O198])" office:value-type="currency" office:currency="EUR" office:value="0">
            <text:p>0,00 €</text:p>
          </table:table-cell>
          <table:table-cell table:style-name="ce58" table:formula="of:=[.C198]-[.P198]" office:value-type="currency" office:currency="EUR" office:value="0">
            <text:p>0,00 €</text:p>
          </table:table-cell>
          <table:table-cell table:style-name="ce70" table:formula="of:=[.Q198]/[.C19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91100">
            <text:p>791100</text:p>
          </table:table-cell>
          <table:table-cell table:style-name="ce50" office:value-type="string">
            <text:p>Transferts de charges d'exploit.</text:p>
          </table:table-cell>
          <table:table-cell table:style-name="ce58"/>
          <table:table-cell table:style-name="ce58" table:number-columns-repeated="12"/>
          <table:table-cell table:style-name="ce58" table:formula="of:=SUM([.D199:.O199])" office:value-type="currency" office:currency="EUR" office:value="0">
            <text:p>0,00 €</text:p>
          </table:table-cell>
          <table:table-cell table:style-name="ce58" table:formula="of:=[.C199]-[.P199]" office:value-type="currency" office:currency="EUR" office:value="0">
            <text:p>0,00 €</text:p>
          </table:table-cell>
          <table:table-cell table:style-name="ce70" table:formula="of:=[.Q199]/[.C19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91200">
            <text:p>791200</text:p>
          </table:table-cell>
          <table:table-cell table:style-name="ce50" office:value-type="string">
            <text:p>Transferts de charges Fédération Atelier</text:p>
          </table:table-cell>
          <table:table-cell table:style-name="ce58"/>
          <table:table-cell table:style-name="ce58" table:number-columns-repeated="12"/>
          <table:table-cell table:style-name="ce58" table:formula="of:=SUM([.D200:.O200])" office:value-type="currency" office:currency="EUR" office:value="0">
            <text:p>0,00 €</text:p>
          </table:table-cell>
          <table:table-cell table:style-name="ce58" table:formula="of:=[.C200]-[.P200]" office:value-type="currency" office:currency="EUR" office:value="0">
            <text:p>0,00 €</text:p>
          </table:table-cell>
          <table:table-cell table:style-name="ce70" table:formula="of:=[.Q200]/[.C20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91300">
            <text:p>791300</text:p>
          </table:table-cell>
          <table:table-cell table:style-name="ce50" office:value-type="string">
            <text:p>Réimputation Analytique de charges</text:p>
          </table:table-cell>
          <table:table-cell table:style-name="ce58"/>
          <table:table-cell table:style-name="ce58" table:number-columns-repeated="12"/>
          <table:table-cell table:style-name="ce58" table:formula="of:=SUM([.D201:.O201])" office:value-type="currency" office:currency="EUR" office:value="0">
            <text:p>0,00 €</text:p>
          </table:table-cell>
          <table:table-cell table:style-name="ce58" table:formula="of:=[.C201]-[.P201]" office:value-type="currency" office:currency="EUR" office:value="0">
            <text:p>0,00 €</text:p>
          </table:table-cell>
          <table:table-cell table:style-name="ce70" table:formula="of:=[.Q201]/[.C20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91400">
            <text:p>791400</text:p>
          </table:table-cell>
          <table:table-cell table:style-name="ce50" office:value-type="string">
            <text:p>Réimputation Analytique de produit</text:p>
          </table:table-cell>
          <table:table-cell table:style-name="ce58"/>
          <table:table-cell table:style-name="ce58" table:number-columns-repeated="12"/>
          <table:table-cell table:style-name="ce58" table:formula="of:=SUM([.D202:.O202])" office:value-type="currency" office:currency="EUR" office:value="0">
            <text:p>0,00 €</text:p>
          </table:table-cell>
          <table:table-cell table:style-name="ce58" table:formula="of:=[.C202]-[.P202]" office:value-type="currency" office:currency="EUR" office:value="0">
            <text:p>0,00 €</text:p>
          </table:table-cell>
          <table:table-cell table:style-name="ce70" table:formula="of:=[.Q202]/[.C20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/>
          <table:table-cell table:style-name="ce50"/>
          <table:table-cell table:style-name="ce58"/>
          <table:table-cell table:style-name="ce58" table:number-columns-repeated="12"/>
          <table:table-cell table:style-name="ce58" table:formula="of:=SUM([.D203:.O203])" office:value-type="currency" office:currency="EUR" office:value="0">
            <text:p>0,00 €</text:p>
          </table:table-cell>
          <table:table-cell table:style-name="ce58" table:formula="of:=[.C203]-[.P203]" office:value-type="currency" office:currency="EUR" office:value="0">
            <text:p>0,00 €</text:p>
          </table:table-cell>
          <table:table-cell table:style-name="ce70" table:formula="of:=[.Q203]/[.C20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8"/>
          <table:table-cell table:style-name="ce51" office:value-type="string">
            <text:p>résultat</text:p>
          </table:table-cell>
          <table:table-cell table:style-name="ce54" table:formula="of:=[.C133]-[.C2]" office:value-type="currency" office:currency="EUR" office:value="14">
            <text:p>14,00 €</text:p>
          </table:table-cell>
          <table:table-cell table:style-name="ce54" table:formula="of:=[.D133]-[.D2]" office:value-type="currency" office:currency="EUR" office:value="-380.8">
            <text:p>-380,80 €</text:p>
          </table:table-cell>
          <table:table-cell table:style-name="ce54" table:formula="of:=[.E133]-[.E2]" office:value-type="currency" office:currency="EUR" office:value="0">
            <text:p>0,00 €</text:p>
          </table:table-cell>
          <table:table-cell table:style-name="ce54" table:formula="of:=[.F133]-[.F2]" office:value-type="currency" office:currency="EUR" office:value="0">
            <text:p>0,00 €</text:p>
          </table:table-cell>
          <table:table-cell table:style-name="ce54" table:formula="of:=[.G133]-[.G2]" office:value-type="currency" office:currency="EUR" office:value="0">
            <text:p>0,00 €</text:p>
          </table:table-cell>
          <table:table-cell table:style-name="ce54" table:formula="of:=[.H133]-[.H2]" office:value-type="currency" office:currency="EUR" office:value="0">
            <text:p>0,00 €</text:p>
          </table:table-cell>
          <table:table-cell table:style-name="ce54" table:formula="of:=[.I133]-[.I2]" office:value-type="currency" office:currency="EUR" office:value="0">
            <text:p>0,00 €</text:p>
          </table:table-cell>
          <table:table-cell table:style-name="ce54" table:formula="of:=[.J133]-[.J2]" office:value-type="currency" office:currency="EUR" office:value="0">
            <text:p>0,00 €</text:p>
          </table:table-cell>
          <table:table-cell table:style-name="ce54" table:formula="of:=[.K133]-[.K2]" office:value-type="currency" office:currency="EUR" office:value="0">
            <text:p>0,00 €</text:p>
          </table:table-cell>
          <table:table-cell table:style-name="ce54" table:formula="of:=[.L133]-[.L2]" office:value-type="currency" office:currency="EUR" office:value="0">
            <text:p>0,00 €</text:p>
          </table:table-cell>
          <table:table-cell table:style-name="ce54" table:formula="of:=[.M133]-[.M2]" office:value-type="currency" office:currency="EUR" office:value="0">
            <text:p>0,00 €</text:p>
          </table:table-cell>
          <table:table-cell table:style-name="ce54" table:formula="of:=[.N133]-[.N2]" office:value-type="currency" office:currency="EUR" office:value="0">
            <text:p>0,00 €</text:p>
          </table:table-cell>
          <table:table-cell table:style-name="ce54" table:formula="of:=[.O133]-[.O2]" office:value-type="currency" office:currency="EUR" office:value="0">
            <text:p>0,00 €</text:p>
          </table:table-cell>
          <table:table-cell table:style-name="ce54" table:formula="of:=SUM([.D204:.O204])" office:value-type="currency" office:currency="EUR" office:value="-380.8">
            <text:p>-380,80 €</text:p>
          </table:table-cell>
          <table:table-cell table:style-name="ce54" table:formula="of:=[.C204]-[.P204]" office:value-type="currency" office:currency="EUR" office:value="394.8">
            <text:p>394,80 €</text:p>
          </table:table-cell>
          <table:table-cell table:style-name="ce69"/>
          <table:table-cell table:number-columns-repeated="1006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éhabilitation des militants" table:style-name="ta1" table:print-ranges="'Réhabilitation des militants'.A1:'Réhabilitation des militants'.R204">
        <office:forms form:automatic-focus="false" form:apply-design-mode="false"/>
        <table:table-column table:style-name="co10" table:default-cell-style-name="ce46"/>
        <table:table-column table:style-name="co17" table:default-cell-style-name="ce52"/>
        <table:table-column table:style-name="co16" table:number-columns-repeated="2" table:default-cell-style-name="ce56"/>
        <table:table-column table:style-name="co1" table:number-columns-repeated="14" table:default-cell-style-name="ce56"/>
        <table:table-column table:style-name="co1" table:number-columns-repeated="1006" table:default-cell-style-name="ce46"/>
        <table:table-row table:style-name="ro4">
          <table:table-cell table:style-name="ce68" office:value-type="string">
            <text:p>ACRM</text:p>
          </table:table-cell>
          <table:table-cell table:style-name="ce50"/>
          <table:table-cell table:style-name="ce53" office:value-type="string">
            <text:p>bp</text:p>
          </table:table-cell>
          <table:table-cell table:style-name="ce53" office:value-type="string">
            <text:p>septembre</text:p>
          </table:table-cell>
          <table:table-cell table:style-name="ce53" office:value-type="string">
            <text:p>octobre</text:p>
          </table:table-cell>
          <table:table-cell table:style-name="ce53" office:value-type="string">
            <text:p>novembre</text:p>
          </table:table-cell>
          <table:table-cell table:style-name="ce53" office:value-type="string">
            <text:p>décembre</text:p>
          </table:table-cell>
          <table:table-cell table:style-name="ce53" office:value-type="string">
            <text:p>janvier</text:p>
          </table:table-cell>
          <table:table-cell table:style-name="ce53" office:value-type="string">
            <text:p>février</text:p>
          </table:table-cell>
          <table:table-cell table:style-name="ce53" office:value-type="string">
            <text:p>mars</text:p>
          </table:table-cell>
          <table:table-cell table:style-name="ce53" office:value-type="string">
            <text:p>avril</text:p>
          </table:table-cell>
          <table:table-cell table:style-name="ce53" office:value-type="string">
            <text:p>mai</text:p>
          </table:table-cell>
          <table:table-cell table:style-name="ce53" office:value-type="string">
            <text:p>juin</text:p>
          </table:table-cell>
          <table:table-cell table:style-name="ce53" office:value-type="string">
            <text:p>juillet</text:p>
          </table:table-cell>
          <table:table-cell table:style-name="ce53" office:value-type="string">
            <text:p>août</text:p>
          </table:table-cell>
          <table:table-cell table:style-name="ce53" office:value-type="string">
            <text:p>total</text:p>
          </table:table-cell>
          <table:table-cell table:style-name="ce53" office:value-type="string">
            <text:p>reste</text:p>
          </table:table-cell>
          <table:table-cell table:style-name="ce53" office:value-type="string">
            <text:p>ratioP/C</text:p>
          </table:table-cell>
          <table:table-cell table:number-columns-repeated="1006"/>
        </table:table-row>
        <table:table-row table:style-name="ro5">
          <table:table-cell table:style-name="ce48"/>
          <table:table-cell table:style-name="ce51" office:value-type="string">
            <text:p>Dépenses </text:p>
          </table:table-cell>
          <table:table-cell table:style-name="ce54" table:formula="of:=SUM([.C5:.C112])" office:value-type="currency" office:currency="EUR" office:value="7250">
            <text:p>7 250,00 €</text:p>
          </table:table-cell>
          <table:table-cell table:style-name="ce54" table:formula="of:=SUM([.D5:.D112])" office:value-type="currency" office:currency="EUR" office:value="499.21">
            <text:p>499,21 €</text:p>
          </table:table-cell>
          <table:table-cell table:style-name="ce54" table:formula="of:=SUM([.E5:.E112])" office:value-type="currency" office:currency="EUR" office:value="0">
            <text:p>0,00 €</text:p>
          </table:table-cell>
          <table:table-cell table:style-name="ce54" table:formula="of:=SUM([.F5:.F112])" office:value-type="currency" office:currency="EUR" office:value="0">
            <text:p>0,00 €</text:p>
          </table:table-cell>
          <table:table-cell table:style-name="ce54" table:formula="of:=SUM([.G5:.G112])" office:value-type="currency" office:currency="EUR" office:value="0">
            <text:p>0,00 €</text:p>
          </table:table-cell>
          <table:table-cell table:style-name="ce54" table:formula="of:=SUM([.H5:.H112])" office:value-type="currency" office:currency="EUR" office:value="0">
            <text:p>0,00 €</text:p>
          </table:table-cell>
          <table:table-cell table:style-name="ce54" table:formula="of:=SUM([.I5:.I112])" office:value-type="currency" office:currency="EUR" office:value="0">
            <text:p>0,00 €</text:p>
          </table:table-cell>
          <table:table-cell table:style-name="ce54" table:formula="of:=SUM([.J5:.J112])" office:value-type="currency" office:currency="EUR" office:value="0">
            <text:p>0,00 €</text:p>
          </table:table-cell>
          <table:table-cell table:style-name="ce54" table:formula="of:=SUM([.K5:.K112])" office:value-type="currency" office:currency="EUR" office:value="0">
            <text:p>0,00 €</text:p>
          </table:table-cell>
          <table:table-cell table:style-name="ce54" table:formula="of:=SUM([.L5:.L112])" office:value-type="currency" office:currency="EUR" office:value="0">
            <text:p>0,00 €</text:p>
          </table:table-cell>
          <table:table-cell table:style-name="ce54" table:formula="of:=SUM([.M5:.M112])" office:value-type="currency" office:currency="EUR" office:value="0">
            <text:p>0,00 €</text:p>
          </table:table-cell>
          <table:table-cell table:style-name="ce54" table:formula="of:=SUM([.N5:.N112])" office:value-type="currency" office:currency="EUR" office:value="0">
            <text:p>0,00 €</text:p>
          </table:table-cell>
          <table:table-cell table:style-name="ce54" table:formula="of:=SUM([.O5:.O112])" office:value-type="currency" office:currency="EUR" office:value="0">
            <text:p>0,00 €</text:p>
          </table:table-cell>
          <table:table-cell table:style-name="ce54" table:formula="of:=SUM([.D2:.O2])" office:value-type="currency" office:currency="EUR" office:value="499.21">
            <text:p>499,21 €</text:p>
          </table:table-cell>
          <table:table-cell table:style-name="ce54" table:formula="of:=[.C2]-[.P2]" office:value-type="currency" office:currency="EUR" office:value="6750.79">
            <text:p>6 750,79 €</text:p>
          </table:table-cell>
          <table:table-cell table:style-name="ce69" table:formula="of:=[.P2]/[.C2]" office:value-type="percentage" office:value="0.0688565517241379">
            <text:p>6,89%</text:p>
          </table:table-cell>
          <table:table-cell table:number-columns-repeated="1006"/>
        </table:table-row>
        <table:table-row table:style-name="ro1">
          <table:table-cell table:style-name="ce49" office:value-type="float" office:value="603700">
            <text:p>603700</text:p>
          </table:table-cell>
          <table:table-cell table:style-name="ce50" office:value-type="string">
            <text:p>Variation des stocks de matériel</text:p>
          </table:table-cell>
          <table:table-cell table:style-name="ce58"/>
          <table:table-cell table:style-name="ce58" table:number-columns-repeated="12"/>
          <table:table-cell table:style-name="ce58" table:formula="of:=SUM([.D3:.O3])" office:value-type="currency" office:currency="EUR" office:value="0">
            <text:p>0,00 €</text:p>
          </table:table-cell>
          <table:table-cell table:style-name="ce58" table:formula="of:=[.C3]-[.P3]" office:value-type="currency" office:currency="EUR" office:value="0">
            <text:p>0,00 €</text:p>
          </table:table-cell>
          <table:table-cell table:style-name="ce70" table:formula="of:=[.Q3]/[.C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4100">
            <text:p>604100</text:p>
          </table:table-cell>
          <table:table-cell table:style-name="ce50" office:value-type="string">
            <text:p>Analyses radiologiques</text:p>
          </table:table-cell>
          <table:table-cell table:style-name="ce58"/>
          <table:table-cell table:style-name="ce58" table:number-columns-repeated="12"/>
          <table:table-cell table:style-name="ce58" table:formula="of:=SUM([.D4:.O4])" office:value-type="currency" office:currency="EUR" office:value="0">
            <text:p>0,00 €</text:p>
          </table:table-cell>
          <table:table-cell table:style-name="ce58" table:formula="of:=[.C4]-[.P4]" office:value-type="currency" office:currency="EUR" office:value="0">
            <text:p>0,00 €</text:p>
          </table:table-cell>
          <table:table-cell table:style-name="ce70" table:formula="of:=[.Q4]/[.C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5000">
            <text:p>605000</text:p>
          </table:table-cell>
          <table:table-cell table:style-name="ce50" office:value-type="string">
            <text:p>Matériel, équipements Manif &amp; Campagnes</text:p>
          </table:table-cell>
          <table:table-cell table:style-name="ce58"/>
          <table:table-cell table:style-name="ce58" table:number-columns-repeated="12"/>
          <table:table-cell table:style-name="ce58" table:formula="of:=SUM([.D5:.O5])" office:value-type="currency" office:currency="EUR" office:value="0">
            <text:p>0,00 €</text:p>
          </table:table-cell>
          <table:table-cell table:style-name="ce58" table:formula="of:=[.C5]-[.P5]" office:value-type="currency" office:currency="EUR" office:value="0">
            <text:p>0,00 €</text:p>
          </table:table-cell>
          <table:table-cell table:style-name="ce70" table:formula="of:=[.P5]/[.C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6110">
            <text:p>606110</text:p>
          </table:table-cell>
          <table:table-cell table:style-name="ce50" office:value-type="string">
            <text:p>Eau abonnement et consommation</text:p>
          </table:table-cell>
          <table:table-cell table:style-name="ce58"/>
          <table:table-cell table:style-name="ce58" table:number-columns-repeated="12"/>
          <table:table-cell table:style-name="ce58" table:formula="of:=SUM([.D6:.O6])" office:value-type="currency" office:currency="EUR" office:value="0">
            <text:p>0,00 €</text:p>
          </table:table-cell>
          <table:table-cell table:style-name="ce58" table:formula="of:=[.C6]-[.P6]" office:value-type="currency" office:currency="EUR" office:value="0">
            <text:p>0,00 €</text:p>
          </table:table-cell>
          <table:table-cell table:style-name="ce70" table:formula="of:=[.P6]/[.C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6140">
            <text:p>606140</text:p>
          </table:table-cell>
          <table:table-cell table:style-name="ce50" office:value-type="string">
            <text:p>Carburants</text:p>
          </table:table-cell>
          <table:table-cell table:style-name="ce58"/>
          <table:table-cell table:style-name="ce58" table:number-columns-repeated="12"/>
          <table:table-cell table:style-name="ce58" table:formula="of:=SUM([.D7:.O7])" office:value-type="currency" office:currency="EUR" office:value="0">
            <text:p>0,00 €</text:p>
          </table:table-cell>
          <table:table-cell table:style-name="ce58" table:formula="of:=[.C7]-[.P7]" office:value-type="currency" office:currency="EUR" office:value="0">
            <text:p>0,00 €</text:p>
          </table:table-cell>
          <table:table-cell table:style-name="ce70" table:formula="of:=[.P7]/[.C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6300">
            <text:p>606300</text:p>
          </table:table-cell>
          <table:table-cell table:style-name="ce50" office:value-type="string">
            <text:p>Fournitures d'entretien et de petit équipement</text:p>
          </table:table-cell>
          <table:table-cell table:style-name="ce58"/>
          <table:table-cell table:style-name="ce58" table:number-columns-repeated="12"/>
          <table:table-cell table:style-name="ce58" table:formula="of:=SUM([.D8:.O8])" office:value-type="currency" office:currency="EUR" office:value="0">
            <text:p>0,00 €</text:p>
          </table:table-cell>
          <table:table-cell table:style-name="ce58" table:formula="of:=[.C8]-[.P8]" office:value-type="currency" office:currency="EUR" office:value="0">
            <text:p>0,00 €</text:p>
          </table:table-cell>
          <table:table-cell table:style-name="ce70" table:formula="of:=[.P8]/[.C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6400">
            <text:p>606400</text:p>
          </table:table-cell>
          <table:table-cell table:style-name="ce50" office:value-type="string">
            <text:p>Fournitures administratives</text:p>
          </table:table-cell>
          <table:table-cell table:style-name="ce58"/>
          <table:table-cell table:style-name="ce58" table:number-columns-repeated="12"/>
          <table:table-cell table:style-name="ce58" table:formula="of:=SUM([.D9:.O9])" office:value-type="currency" office:currency="EUR" office:value="0">
            <text:p>0,00 €</text:p>
          </table:table-cell>
          <table:table-cell table:style-name="ce58" table:formula="of:=[.C9]-[.P9]" office:value-type="currency" office:currency="EUR" office:value="0">
            <text:p>0,00 €</text:p>
          </table:table-cell>
          <table:table-cell table:style-name="ce70" table:formula="of:=[.P9]/[.C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6450">
            <text:p>606450</text:p>
          </table:table-cell>
          <table:table-cell table:style-name="ce50" office:value-type="string">
            <text:p>Fournitures informatiques</text:p>
          </table:table-cell>
          <table:table-cell table:style-name="ce58"/>
          <table:table-cell table:style-name="ce58" table:number-columns-repeated="12"/>
          <table:table-cell table:style-name="ce58" table:formula="of:=SUM([.D10:.O10])" office:value-type="currency" office:currency="EUR" office:value="0">
            <text:p>0,00 €</text:p>
          </table:table-cell>
          <table:table-cell table:style-name="ce58" table:formula="of:=[.C10]-[.P10]" office:value-type="currency" office:currency="EUR" office:value="0">
            <text:p>0,00 €</text:p>
          </table:table-cell>
          <table:table-cell table:style-name="ce70" table:formula="of:=[.P10]/[.C1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7000">
            <text:p>607000</text:p>
          </table:table-cell>
          <table:table-cell table:style-name="ce50" office:value-type="string">
            <text:p>Achats de matériels pour revente</text:p>
          </table:table-cell>
          <table:table-cell table:style-name="ce58"/>
          <table:table-cell table:style-name="ce58" table:number-columns-repeated="12"/>
          <table:table-cell table:style-name="ce58" table:formula="of:=SUM([.D11:.O11])" office:value-type="currency" office:currency="EUR" office:value="0">
            <text:p>0,00 €</text:p>
          </table:table-cell>
          <table:table-cell table:style-name="ce58" table:formula="of:=[.C11]-[.P11]" office:value-type="currency" office:currency="EUR" office:value="0">
            <text:p>0,00 €</text:p>
          </table:table-cell>
          <table:table-cell table:style-name="ce70" table:formula="of:=[.P11]/[.C1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7100">
            <text:p>607100</text:p>
          </table:table-cell>
          <table:table-cell table:style-name="ce50" office:value-type="string">
            <text:p>Achat de livres, brochures</text:p>
          </table:table-cell>
          <table:table-cell table:style-name="ce58"/>
          <table:table-cell table:style-name="ce58" table:number-columns-repeated="12"/>
          <table:table-cell table:style-name="ce58" table:formula="of:=SUM([.D12:.O12])" office:value-type="currency" office:currency="EUR" office:value="0">
            <text:p>0,00 €</text:p>
          </table:table-cell>
          <table:table-cell table:style-name="ce58" table:formula="of:=[.C12]-[.P12]" office:value-type="currency" office:currency="EUR" office:value="0">
            <text:p>0,00 €</text:p>
          </table:table-cell>
          <table:table-cell table:style-name="ce70" table:formula="of:=[.P12]/[.C1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7120">
            <text:p>607120</text:p>
          </table:table-cell>
          <table:table-cell table:style-name="ce50" office:value-type="string">
            <text:p>Achats de livres et brochures UE</text:p>
          </table:table-cell>
          <table:table-cell table:style-name="ce58"/>
          <table:table-cell table:style-name="ce58" table:number-columns-repeated="12"/>
          <table:table-cell table:style-name="ce58" table:formula="of:=SUM([.D13:.O13])" office:value-type="currency" office:currency="EUR" office:value="0">
            <text:p>0,00 €</text:p>
          </table:table-cell>
          <table:table-cell table:style-name="ce58" table:formula="of:=[.C13]-[.P13]" office:value-type="currency" office:currency="EUR" office:value="0">
            <text:p>0,00 €</text:p>
          </table:table-cell>
          <table:table-cell table:style-name="ce70" table:formula="of:=[.P13]/[.C1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7200">
            <text:p>607200</text:p>
          </table:table-cell>
          <table:table-cell table:style-name="ce50" office:value-type="string">
            <text:p>Achats de matériels UE (intracomm)</text:p>
          </table:table-cell>
          <table:table-cell table:style-name="ce58"/>
          <table:table-cell table:style-name="ce58" table:number-columns-repeated="12"/>
          <table:table-cell table:style-name="ce58" table:formula="of:=SUM([.D14:.O14])" office:value-type="currency" office:currency="EUR" office:value="0">
            <text:p>0,00 €</text:p>
          </table:table-cell>
          <table:table-cell table:style-name="ce58" table:formula="of:=[.C14]-[.P14]" office:value-type="currency" office:currency="EUR" office:value="0">
            <text:p>0,00 €</text:p>
          </table:table-cell>
          <table:table-cell table:style-name="ce70" table:formula="of:=[.P14]/[.C1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7800">
            <text:p>607800</text:p>
          </table:table-cell>
          <table:table-cell table:style-name="ce50" office:value-type="string">
            <text:p>Autres achats pour revente</text:p>
          </table:table-cell>
          <table:table-cell table:style-name="ce58"/>
          <table:table-cell table:style-name="ce58" table:number-columns-repeated="12"/>
          <table:table-cell table:style-name="ce58" table:formula="of:=SUM([.D15:.O15])" office:value-type="currency" office:currency="EUR" office:value="0">
            <text:p>0,00 €</text:p>
          </table:table-cell>
          <table:table-cell table:style-name="ce58" table:formula="of:=[.C15]-[.P15]" office:value-type="currency" office:currency="EUR" office:value="0">
            <text:p>0,00 €</text:p>
          </table:table-cell>
          <table:table-cell table:style-name="ce70" table:formula="of:=[.P15]/[.C1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7900">
            <text:p>607900</text:p>
          </table:table-cell>
          <table:table-cell table:style-name="ce50" office:value-type="string">
            <text:p>Reversements sur ventes EXO (707900)</text:p>
          </table:table-cell>
          <table:table-cell table:style-name="ce58"/>
          <table:table-cell table:style-name="ce58" table:number-columns-repeated="12"/>
          <table:table-cell table:style-name="ce58" table:formula="of:=SUM([.D16:.O16])" office:value-type="currency" office:currency="EUR" office:value="0">
            <text:p>0,00 €</text:p>
          </table:table-cell>
          <table:table-cell table:style-name="ce58" table:formula="of:=[.C16]-[.P16]" office:value-type="currency" office:currency="EUR" office:value="0">
            <text:p>0,00 €</text:p>
          </table:table-cell>
          <table:table-cell table:style-name="ce70" table:formula="of:=[.P16]/[.C1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9700">
            <text:p>609700</text:p>
          </table:table-cell>
          <table:table-cell table:style-name="ce50" office:value-type="string">
            <text:p>Rabais remise ristourne sur achats</text:p>
          </table:table-cell>
          <table:table-cell table:style-name="ce58"/>
          <table:table-cell table:style-name="ce58" table:number-columns-repeated="12"/>
          <table:table-cell table:style-name="ce58" table:formula="of:=SUM([.D17:.O17])" office:value-type="currency" office:currency="EUR" office:value="0">
            <text:p>0,00 €</text:p>
          </table:table-cell>
          <table:table-cell table:style-name="ce58" table:formula="of:=[.C17]-[.P17]" office:value-type="currency" office:currency="EUR" office:value="0">
            <text:p>0,00 €</text:p>
          </table:table-cell>
          <table:table-cell table:style-name="ce70" table:formula="of:=[.P17]/[.C1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1000">
            <text:p>611000</text:p>
          </table:table-cell>
          <table:table-cell table:style-name="ce50" office:value-type="string">
            <text:p>Sous-traitance générale</text:p>
          </table:table-cell>
          <table:table-cell table:style-name="ce58" office:value-type="currency" office:currency="EUR" office:value="600">
            <text:p>600,00 €</text:p>
          </table:table-cell>
          <table:table-cell table:style-name="ce58" table:number-columns-repeated="12"/>
          <table:table-cell table:style-name="ce58" table:formula="of:=SUM([.D18:.O18])" office:value-type="currency" office:currency="EUR" office:value="0">
            <text:p>0,00 €</text:p>
          </table:table-cell>
          <table:table-cell table:style-name="ce58" table:formula="of:=[.C18]-[.P18]" office:value-type="currency" office:currency="EUR" office:value="600">
            <text:p>600,00 €</text:p>
          </table:table-cell>
          <table:table-cell table:style-name="ce70" table:formula="of:=[.P18]/[.C18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611020">
            <text:p>611020</text:p>
          </table:table-cell>
          <table:table-cell table:style-name="ce50" office:value-type="string">
            <text:p>Sous-traitance UE (intracomm)</text:p>
          </table:table-cell>
          <table:table-cell table:style-name="ce58"/>
          <table:table-cell table:style-name="ce58" table:number-columns-repeated="12"/>
          <table:table-cell table:style-name="ce58" table:formula="of:=SUM([.D19:.O19])" office:value-type="currency" office:currency="EUR" office:value="0">
            <text:p>0,00 €</text:p>
          </table:table-cell>
          <table:table-cell table:style-name="ce58" table:formula="of:=[.C19]-[.P19]" office:value-type="currency" office:currency="EUR" office:value="0">
            <text:p>0,00 €</text:p>
          </table:table-cell>
          <table:table-cell table:style-name="ce70" table:formula="of:=[.P19]/[.C1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1100">
            <text:p>611100</text:p>
          </table:table-cell>
          <table:table-cell table:style-name="ce50" office:value-type="string">
            <text:p>Routages - Encartages</text:p>
          </table:table-cell>
          <table:table-cell table:style-name="ce58"/>
          <table:table-cell table:style-name="ce58" table:number-columns-repeated="12"/>
          <table:table-cell table:style-name="ce58" table:formula="of:=SUM([.D20:.O20])" office:value-type="currency" office:currency="EUR" office:value="0">
            <text:p>0,00 €</text:p>
          </table:table-cell>
          <table:table-cell table:style-name="ce58" table:formula="of:=[.C20]-[.P20]" office:value-type="currency" office:currency="EUR" office:value="0">
            <text:p>0,00 €</text:p>
          </table:table-cell>
          <table:table-cell table:style-name="ce70" table:formula="of:=[.P20]/[.C2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1200">
            <text:p>611200</text:p>
          </table:table-cell>
          <table:table-cell table:style-name="ce50" office:value-type="string">
            <text:p>Imprimerie</text:p>
          </table:table-cell>
          <table:table-cell table:style-name="ce58"/>
          <table:table-cell table:style-name="ce58" table:number-columns-repeated="12"/>
          <table:table-cell table:style-name="ce58" table:formula="of:=SUM([.D21:.O21])" office:value-type="currency" office:currency="EUR" office:value="0">
            <text:p>0,00 €</text:p>
          </table:table-cell>
          <table:table-cell table:style-name="ce58" table:formula="of:=[.C21]-[.P21]" office:value-type="currency" office:currency="EUR" office:value="0">
            <text:p>0,00 €</text:p>
          </table:table-cell>
          <table:table-cell table:style-name="ce70" table:formula="of:=[.P21]/[.C2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1210">
            <text:p>611210</text:p>
          </table:table-cell>
          <table:table-cell table:style-name="ce50" office:value-type="string">
            <text:p>Photocopies</text:p>
          </table:table-cell>
          <table:table-cell table:style-name="ce58"/>
          <table:table-cell table:style-name="ce58" table:number-columns-repeated="12"/>
          <table:table-cell table:style-name="ce58" table:formula="of:=SUM([.D22:.O22])" office:value-type="currency" office:currency="EUR" office:value="0">
            <text:p>0,00 €</text:p>
          </table:table-cell>
          <table:table-cell table:style-name="ce58" table:formula="of:=[.C22]-[.P22]" office:value-type="currency" office:currency="EUR" office:value="0">
            <text:p>0,00 €</text:p>
          </table:table-cell>
          <table:table-cell table:style-name="ce70" table:formula="of:=[.P22]/[.C2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1300">
            <text:p>611300</text:p>
          </table:table-cell>
          <table:table-cell table:style-name="ce50" office:value-type="string">
            <text:p>Maquettage extérieur</text:p>
          </table:table-cell>
          <table:table-cell table:style-name="ce58"/>
          <table:table-cell table:style-name="ce58" table:number-columns-repeated="12"/>
          <table:table-cell table:style-name="ce58" table:formula="of:=SUM([.D23:.O23])" office:value-type="currency" office:currency="EUR" office:value="0">
            <text:p>0,00 €</text:p>
          </table:table-cell>
          <table:table-cell table:style-name="ce58" table:formula="of:=[.C23]-[.P23]" office:value-type="currency" office:currency="EUR" office:value="0">
            <text:p>0,00 €</text:p>
          </table:table-cell>
          <table:table-cell table:style-name="ce70" table:formula="of:=[.P23]/[.C2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1400">
            <text:p>611400</text:p>
          </table:table-cell>
          <table:table-cell table:style-name="ce50" office:value-type="string">
            <text:p>sous-traitance Matériel de campagne</text:p>
          </table:table-cell>
          <table:table-cell table:style-name="ce58"/>
          <table:table-cell table:style-name="ce58" table:number-columns-repeated="12"/>
          <table:table-cell table:style-name="ce58" table:formula="of:=SUM([.D24:.O24])" office:value-type="currency" office:currency="EUR" office:value="0">
            <text:p>0,00 €</text:p>
          </table:table-cell>
          <table:table-cell table:style-name="ce58" table:formula="of:=[.C24]-[.P24]" office:value-type="currency" office:currency="EUR" office:value="0">
            <text:p>0,00 €</text:p>
          </table:table-cell>
          <table:table-cell table:style-name="ce70" table:formula="of:=[.P24]/[.C2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200">
            <text:p>613200</text:p>
          </table:table-cell>
          <table:table-cell table:style-name="ce50" office:value-type="string">
            <text:p>Locations de salles</text:p>
          </table:table-cell>
          <table:table-cell table:style-name="ce58"/>
          <table:table-cell table:style-name="ce58" table:number-columns-repeated="12"/>
          <table:table-cell table:style-name="ce58" table:formula="of:=SUM([.D25:.O25])" office:value-type="currency" office:currency="EUR" office:value="0">
            <text:p>0,00 €</text:p>
          </table:table-cell>
          <table:table-cell table:style-name="ce58" table:formula="of:=[.C25]-[.P25]" office:value-type="currency" office:currency="EUR" office:value="0">
            <text:p>0,00 €</text:p>
          </table:table-cell>
          <table:table-cell table:style-name="ce70" table:formula="of:=[.P25]/[.C2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210">
            <text:p>613210</text:p>
          </table:table-cell>
          <table:table-cell table:style-name="ce50" office:value-type="string">
            <text:p>Loyer bureau à Lille</text:p>
          </table:table-cell>
          <table:table-cell table:style-name="ce58"/>
          <table:table-cell table:style-name="ce58" table:number-columns-repeated="12"/>
          <table:table-cell table:style-name="ce58" table:formula="of:=SUM([.D26:.O26])" office:value-type="currency" office:currency="EUR" office:value="0">
            <text:p>0,00 €</text:p>
          </table:table-cell>
          <table:table-cell table:style-name="ce58" table:formula="of:=[.C26]-[.P26]" office:value-type="currency" office:currency="EUR" office:value="0">
            <text:p>0,00 €</text:p>
          </table:table-cell>
          <table:table-cell table:style-name="ce70" table:formula="of:=[.P26]/[.C2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220">
            <text:p>613220</text:p>
          </table:table-cell>
          <table:table-cell table:style-name="ce50" office:value-type="string">
            <text:p>Loyer rue du Pavillon</text:p>
          </table:table-cell>
          <table:table-cell table:style-name="ce58"/>
          <table:table-cell table:style-name="ce58" table:number-columns-repeated="12"/>
          <table:table-cell table:style-name="ce58" table:formula="of:=SUM([.D27:.O27])" office:value-type="currency" office:currency="EUR" office:value="0">
            <text:p>0,00 €</text:p>
          </table:table-cell>
          <table:table-cell table:style-name="ce58" table:formula="of:=[.C27]-[.P27]" office:value-type="currency" office:currency="EUR" office:value="0">
            <text:p>0,00 €</text:p>
          </table:table-cell>
          <table:table-cell table:style-name="ce70" table:formula="of:=[.P27]/[.C2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230">
            <text:p>613230</text:p>
          </table:table-cell>
          <table:table-cell table:style-name="ce50" office:value-type="string">
            <text:p>Loyer bureau Paris</text:p>
          </table:table-cell>
          <table:table-cell table:style-name="ce58"/>
          <table:table-cell table:style-name="ce58" table:number-columns-repeated="12"/>
          <table:table-cell table:style-name="ce58" table:formula="of:=SUM([.D28:.O28])" office:value-type="currency" office:currency="EUR" office:value="0">
            <text:p>0,00 €</text:p>
          </table:table-cell>
          <table:table-cell table:style-name="ce58" table:formula="of:=[.C28]-[.P28]" office:value-type="currency" office:currency="EUR" office:value="0">
            <text:p>0,00 €</text:p>
          </table:table-cell>
          <table:table-cell table:style-name="ce70" table:formula="of:=[.P28]/[.C2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500">
            <text:p>613500</text:p>
          </table:table-cell>
          <table:table-cell table:style-name="ce50" office:value-type="string">
            <text:p>Location machine à affranchir</text:p>
          </table:table-cell>
          <table:table-cell table:style-name="ce58"/>
          <table:table-cell table:style-name="ce58" table:number-columns-repeated="12"/>
          <table:table-cell table:style-name="ce58" table:formula="of:=SUM([.D29:.O29])" office:value-type="currency" office:currency="EUR" office:value="0">
            <text:p>0,00 €</text:p>
          </table:table-cell>
          <table:table-cell table:style-name="ce58" table:formula="of:=[.C29]-[.P29]" office:value-type="currency" office:currency="EUR" office:value="0">
            <text:p>0,00 €</text:p>
          </table:table-cell>
          <table:table-cell table:style-name="ce70" table:formula="of:=[.P29]/[.C2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510">
            <text:p>613510</text:p>
          </table:table-cell>
          <table:table-cell table:style-name="ce50" office:value-type="string">
            <text:p>Location + Maintenance photocopieur</text:p>
          </table:table-cell>
          <table:table-cell table:style-name="ce58"/>
          <table:table-cell table:style-name="ce58" table:number-columns-repeated="12"/>
          <table:table-cell table:style-name="ce58" table:formula="of:=SUM([.D30:.O30])" office:value-type="currency" office:currency="EUR" office:value="0">
            <text:p>0,00 €</text:p>
          </table:table-cell>
          <table:table-cell table:style-name="ce58" table:formula="of:=[.C30]-[.P30]" office:value-type="currency" office:currency="EUR" office:value="0">
            <text:p>0,00 €</text:p>
          </table:table-cell>
          <table:table-cell table:style-name="ce70" table:formula="of:=[.P30]/[.C3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520">
            <text:p>613520</text:p>
          </table:table-cell>
          <table:table-cell table:style-name="ce50" office:value-type="string">
            <text:p>Location photocopieur</text:p>
          </table:table-cell>
          <table:table-cell table:style-name="ce58"/>
          <table:table-cell table:style-name="ce58" table:number-columns-repeated="12"/>
          <table:table-cell table:style-name="ce58" table:formula="of:=SUM([.D31:.O31])" office:value-type="currency" office:currency="EUR" office:value="0">
            <text:p>0,00 €</text:p>
          </table:table-cell>
          <table:table-cell table:style-name="ce58" table:formula="of:=[.C31]-[.P31]" office:value-type="currency" office:currency="EUR" office:value="0">
            <text:p>0,00 €</text:p>
          </table:table-cell>
          <table:table-cell table:style-name="ce70" table:formula="of:=[.P31]/[.C3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550">
            <text:p>613550</text:p>
          </table:table-cell>
          <table:table-cell table:style-name="ce50" office:value-type="string">
            <text:p>Location de matériel</text:p>
          </table:table-cell>
          <table:table-cell table:style-name="ce58"/>
          <table:table-cell table:style-name="ce58" table:number-columns-repeated="12"/>
          <table:table-cell table:style-name="ce58" table:formula="of:=SUM([.D32:.O32])" office:value-type="currency" office:currency="EUR" office:value="0">
            <text:p>0,00 €</text:p>
          </table:table-cell>
          <table:table-cell table:style-name="ce58" table:formula="of:=[.C32]-[.P32]" office:value-type="currency" office:currency="EUR" office:value="0">
            <text:p>0,00 €</text:p>
          </table:table-cell>
          <table:table-cell table:style-name="ce70" table:formula="of:=[.P32]/[.C3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4000">
            <text:p>614000</text:p>
          </table:table-cell>
          <table:table-cell table:style-name="ce50" office:value-type="string">
            <text:p>Charges locatives/Ateliers</text:p>
          </table:table-cell>
          <table:table-cell table:style-name="ce58"/>
          <table:table-cell table:style-name="ce58" table:number-columns-repeated="12"/>
          <table:table-cell table:style-name="ce58" table:formula="of:=SUM([.D33:.O33])" office:value-type="currency" office:currency="EUR" office:value="0">
            <text:p>0,00 €</text:p>
          </table:table-cell>
          <table:table-cell table:style-name="ce58" table:formula="of:=[.C33]-[.P33]" office:value-type="currency" office:currency="EUR" office:value="0">
            <text:p>0,00 €</text:p>
          </table:table-cell>
          <table:table-cell table:style-name="ce70" table:formula="of:=[.P33]/[.C3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4100">
            <text:p>614100</text:p>
          </table:table-cell>
          <table:table-cell table:style-name="ce50" office:value-type="string">
            <text:p>Charges locatives extérieures</text:p>
          </table:table-cell>
          <table:table-cell table:style-name="ce58"/>
          <table:table-cell table:style-name="ce58" table:number-columns-repeated="12"/>
          <table:table-cell table:style-name="ce58" table:formula="of:=SUM([.D34:.O34])" office:value-type="currency" office:currency="EUR" office:value="0">
            <text:p>0,00 €</text:p>
          </table:table-cell>
          <table:table-cell table:style-name="ce58" table:formula="of:=[.C34]-[.P34]" office:value-type="currency" office:currency="EUR" office:value="0">
            <text:p>0,00 €</text:p>
          </table:table-cell>
          <table:table-cell table:style-name="ce70" table:formula="of:=[.P34]/[.C3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000">
            <text:p>615000</text:p>
          </table:table-cell>
          <table:table-cell table:style-name="ce50" office:value-type="string">
            <text:p>Entretien et réparations</text:p>
          </table:table-cell>
          <table:table-cell table:style-name="ce58"/>
          <table:table-cell table:style-name="ce58" table:number-columns-repeated="12"/>
          <table:table-cell table:style-name="ce58" table:formula="of:=SUM([.D35:.O35])" office:value-type="currency" office:currency="EUR" office:value="0">
            <text:p>0,00 €</text:p>
          </table:table-cell>
          <table:table-cell table:style-name="ce58" table:formula="of:=[.C35]-[.P35]" office:value-type="currency" office:currency="EUR" office:value="0">
            <text:p>0,00 €</text:p>
          </table:table-cell>
          <table:table-cell table:style-name="ce70" table:formula="of:=[.P35]/[.C3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200">
            <text:p>615200</text:p>
          </table:table-cell>
          <table:table-cell table:style-name="ce50" office:value-type="string">
            <text:p>Entretien immobilier</text:p>
          </table:table-cell>
          <table:table-cell table:style-name="ce58"/>
          <table:table-cell table:style-name="ce58" table:number-columns-repeated="12"/>
          <table:table-cell table:style-name="ce58" table:formula="of:=SUM([.D36:.O36])" office:value-type="currency" office:currency="EUR" office:value="0">
            <text:p>0,00 €</text:p>
          </table:table-cell>
          <table:table-cell table:style-name="ce58" table:formula="of:=[.C36]-[.P36]" office:value-type="currency" office:currency="EUR" office:value="0">
            <text:p>0,00 €</text:p>
          </table:table-cell>
          <table:table-cell table:style-name="ce70" table:formula="of:=[.P36]/[.C3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500">
            <text:p>615500</text:p>
          </table:table-cell>
          <table:table-cell table:style-name="ce50" office:value-type="string">
            <text:p>Entretien mobilier</text:p>
          </table:table-cell>
          <table:table-cell table:style-name="ce58"/>
          <table:table-cell table:style-name="ce58" table:number-columns-repeated="12"/>
          <table:table-cell table:style-name="ce58" table:formula="of:=SUM([.D37:.O37])" office:value-type="currency" office:currency="EUR" office:value="0">
            <text:p>0,00 €</text:p>
          </table:table-cell>
          <table:table-cell table:style-name="ce58" table:formula="of:=[.C37]-[.P37]" office:value-type="currency" office:currency="EUR" office:value="0">
            <text:p>0,00 €</text:p>
          </table:table-cell>
          <table:table-cell table:style-name="ce70" table:formula="of:=[.P37]/[.C3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610">
            <text:p>615610</text:p>
          </table:table-cell>
          <table:table-cell table:style-name="ce50" office:value-type="string">
            <text:p>Maintenance photocopieur</text:p>
          </table:table-cell>
          <table:table-cell table:style-name="ce58"/>
          <table:table-cell table:style-name="ce58" table:number-columns-repeated="12"/>
          <table:table-cell table:style-name="ce58" table:formula="of:=SUM([.D38:.O38])" office:value-type="currency" office:currency="EUR" office:value="0">
            <text:p>0,00 €</text:p>
          </table:table-cell>
          <table:table-cell table:style-name="ce58" table:formula="of:=[.C38]-[.P38]" office:value-type="currency" office:currency="EUR" office:value="0">
            <text:p>0,00 €</text:p>
          </table:table-cell>
          <table:table-cell table:style-name="ce70" table:formula="of:=[.P38]/[.C3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620">
            <text:p>615620</text:p>
          </table:table-cell>
          <table:table-cell table:style-name="ce50" office:value-type="string">
            <text:p>Réaffectation Bilan Cogilog abt</text:p>
          </table:table-cell>
          <table:table-cell table:style-name="ce58"/>
          <table:table-cell table:style-name="ce58" table:number-columns-repeated="12"/>
          <table:table-cell table:style-name="ce58" table:formula="of:=SUM([.D39:.O39])" office:value-type="currency" office:currency="EUR" office:value="0">
            <text:p>0,00 €</text:p>
          </table:table-cell>
          <table:table-cell table:style-name="ce58" table:formula="of:=[.C39]-[.P39]" office:value-type="currency" office:currency="EUR" office:value="0">
            <text:p>0,00 €</text:p>
          </table:table-cell>
          <table:table-cell table:style-name="ce70" table:formula="of:=[.P39]/[.C3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630">
            <text:p>615630</text:p>
          </table:table-cell>
          <table:table-cell table:style-name="ce50" office:value-type="string">
            <text:p>Réaffectation Bilan Sivit</text:p>
          </table:table-cell>
          <table:table-cell table:style-name="ce58"/>
          <table:table-cell table:style-name="ce58" table:number-columns-repeated="12"/>
          <table:table-cell table:style-name="ce58" table:formula="of:=SUM([.D40:.O40])" office:value-type="currency" office:currency="EUR" office:value="0">
            <text:p>0,00 €</text:p>
          </table:table-cell>
          <table:table-cell table:style-name="ce58" table:formula="of:=[.C40]-[.P40]" office:value-type="currency" office:currency="EUR" office:value="0">
            <text:p>0,00 €</text:p>
          </table:table-cell>
          <table:table-cell table:style-name="ce70" table:formula="of:=[.P40]/[.C4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640">
            <text:p>615640</text:p>
          </table:table-cell>
          <table:table-cell table:style-name="ce50" office:value-type="string">
            <text:p>Réaffectation Bilan nom de domaine</text:p>
          </table:table-cell>
          <table:table-cell table:style-name="ce58"/>
          <table:table-cell table:style-name="ce58" table:number-columns-repeated="12"/>
          <table:table-cell table:style-name="ce58" table:formula="of:=SUM([.D41:.O41])" office:value-type="currency" office:currency="EUR" office:value="0">
            <text:p>0,00 €</text:p>
          </table:table-cell>
          <table:table-cell table:style-name="ce58" table:formula="of:=[.C41]-[.P41]" office:value-type="currency" office:currency="EUR" office:value="0">
            <text:p>0,00 €</text:p>
          </table:table-cell>
          <table:table-cell table:style-name="ce70" table:formula="of:=[.P41]/[.C4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650">
            <text:p>615650</text:p>
          </table:table-cell>
          <table:table-cell table:style-name="ce50" office:value-type="string">
            <text:p>Maintenances informatiques</text:p>
          </table:table-cell>
          <table:table-cell table:style-name="ce58"/>
          <table:table-cell table:style-name="ce58" table:number-columns-repeated="12"/>
          <table:table-cell table:style-name="ce58" table:formula="of:=SUM([.D42:.O42])" office:value-type="currency" office:currency="EUR" office:value="0">
            <text:p>0,00 €</text:p>
          </table:table-cell>
          <table:table-cell table:style-name="ce58" table:formula="of:=[.C42]-[.P42]" office:value-type="currency" office:currency="EUR" office:value="0">
            <text:p>0,00 €</text:p>
          </table:table-cell>
          <table:table-cell table:style-name="ce70" table:formula="of:=[.P42]/[.C4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660">
            <text:p>615660</text:p>
          </table:table-cell>
          <table:table-cell table:style-name="ce50" office:value-type="string">
            <text:p>Maintenances sites web</text:p>
          </table:table-cell>
          <table:table-cell table:style-name="ce58"/>
          <table:table-cell table:style-name="ce58" table:number-columns-repeated="12"/>
          <table:table-cell table:style-name="ce58" table:formula="of:=SUM([.D43:.O43])" office:value-type="currency" office:currency="EUR" office:value="0">
            <text:p>0,00 €</text:p>
          </table:table-cell>
          <table:table-cell table:style-name="ce58" table:formula="of:=[.C43]-[.P43]" office:value-type="currency" office:currency="EUR" office:value="0">
            <text:p>0,00 €</text:p>
          </table:table-cell>
          <table:table-cell table:style-name="ce70" table:formula="of:=[.P43]/[.C4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6000">
            <text:p>616000</text:p>
          </table:table-cell>
          <table:table-cell table:style-name="ce50" office:value-type="string">
            <text:p>Primes d'assurance</text:p>
          </table:table-cell>
          <table:table-cell table:style-name="ce58"/>
          <table:table-cell table:style-name="ce58" table:number-columns-repeated="12"/>
          <table:table-cell table:style-name="ce58" table:formula="of:=SUM([.D44:.O44])" office:value-type="currency" office:currency="EUR" office:value="0">
            <text:p>0,00 €</text:p>
          </table:table-cell>
          <table:table-cell table:style-name="ce58" table:formula="of:=[.C44]-[.P44]" office:value-type="currency" office:currency="EUR" office:value="0">
            <text:p>0,00 €</text:p>
          </table:table-cell>
          <table:table-cell table:style-name="ce70" table:formula="of:=[.P44]/[.C4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8000">
            <text:p>618000</text:p>
          </table:table-cell>
          <table:table-cell table:style-name="ce50" office:value-type="string">
            <text:p>Documentation</text:p>
          </table:table-cell>
          <table:table-cell table:style-name="ce58"/>
          <table:table-cell table:style-name="ce58" table:number-columns-repeated="12"/>
          <table:table-cell table:style-name="ce58" table:formula="of:=SUM([.D45:.O45])" office:value-type="currency" office:currency="EUR" office:value="0">
            <text:p>0,00 €</text:p>
          </table:table-cell>
          <table:table-cell table:style-name="ce58" table:formula="of:=[.C45]-[.P45]" office:value-type="currency" office:currency="EUR" office:value="0">
            <text:p>0,00 €</text:p>
          </table:table-cell>
          <table:table-cell table:style-name="ce70" table:formula="of:=[.P45]/[.C4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8200">
            <text:p>618200</text:p>
          </table:table-cell>
          <table:table-cell table:style-name="ce50" office:value-type="string">
            <text:p>Abonnements doc</text:p>
          </table:table-cell>
          <table:table-cell table:style-name="ce58"/>
          <table:table-cell table:style-name="ce58" table:number-columns-repeated="12"/>
          <table:table-cell table:style-name="ce58" table:formula="of:=SUM([.D46:.O46])" office:value-type="currency" office:currency="EUR" office:value="0">
            <text:p>0,00 €</text:p>
          </table:table-cell>
          <table:table-cell table:style-name="ce58" table:formula="of:=[.C46]-[.P46]" office:value-type="currency" office:currency="EUR" office:value="0">
            <text:p>0,00 €</text:p>
          </table:table-cell>
          <table:table-cell table:style-name="ce70" table:formula="of:=[.P46]/[.C4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8500">
            <text:p>618500</text:p>
          </table:table-cell>
          <table:table-cell table:style-name="ce50" office:value-type="string">
            <text:p>Frais colloques &amp; conf. de presse</text:p>
          </table:table-cell>
          <table:table-cell table:style-name="ce58"/>
          <table:table-cell table:style-name="ce58" table:number-columns-repeated="12"/>
          <table:table-cell table:style-name="ce58" table:formula="of:=SUM([.D47:.O47])" office:value-type="currency" office:currency="EUR" office:value="0">
            <text:p>0,00 €</text:p>
          </table:table-cell>
          <table:table-cell table:style-name="ce58" table:formula="of:=[.C47]-[.P47]" office:value-type="currency" office:currency="EUR" office:value="0">
            <text:p>0,00 €</text:p>
          </table:table-cell>
          <table:table-cell table:style-name="ce70" table:formula="of:=[.P47]/[.C4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8510">
            <text:p>618510</text:p>
          </table:table-cell>
          <table:table-cell table:style-name="ce50" office:value-type="string">
            <text:p>Frais d'AG annuelle</text:p>
          </table:table-cell>
          <table:table-cell table:style-name="ce58"/>
          <table:table-cell table:style-name="ce58" table:number-columns-repeated="12"/>
          <table:table-cell table:style-name="ce58" table:formula="of:=SUM([.D48:.O48])" office:value-type="currency" office:currency="EUR" office:value="0">
            <text:p>0,00 €</text:p>
          </table:table-cell>
          <table:table-cell table:style-name="ce58" table:formula="of:=[.C48]-[.P48]" office:value-type="currency" office:currency="EUR" office:value="0">
            <text:p>0,00 €</text:p>
          </table:table-cell>
          <table:table-cell table:style-name="ce70" table:formula="of:=[.P48]/[.C4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8520">
            <text:p>618520</text:p>
          </table:table-cell>
          <table:table-cell table:style-name="ce50" office:value-type="string">
            <text:p>Frais de CA</text:p>
          </table:table-cell>
          <table:table-cell table:style-name="ce58"/>
          <table:table-cell table:style-name="ce58" table:number-columns-repeated="12"/>
          <table:table-cell table:style-name="ce58" table:formula="of:=SUM([.D49:.O49])" office:value-type="currency" office:currency="EUR" office:value="0">
            <text:p>0,00 €</text:p>
          </table:table-cell>
          <table:table-cell table:style-name="ce58" table:formula="of:=[.C49]-[.P49]" office:value-type="currency" office:currency="EUR" office:value="0">
            <text:p>0,00 €</text:p>
          </table:table-cell>
          <table:table-cell table:style-name="ce70" table:formula="of:=[.P49]/[.C4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8530">
            <text:p>618530</text:p>
          </table:table-cell>
          <table:table-cell table:style-name="ce50" office:value-type="string">
            <text:p>Formation hors formation continue</text:p>
          </table:table-cell>
          <table:table-cell table:style-name="ce58"/>
          <table:table-cell table:style-name="ce58" table:number-columns-repeated="12"/>
          <table:table-cell table:style-name="ce58" table:formula="of:=SUM([.D50:.O50])" office:value-type="currency" office:currency="EUR" office:value="0">
            <text:p>0,00 €</text:p>
          </table:table-cell>
          <table:table-cell table:style-name="ce58" table:formula="of:=[.C50]-[.P50]" office:value-type="currency" office:currency="EUR" office:value="0">
            <text:p>0,00 €</text:p>
          </table:table-cell>
          <table:table-cell table:style-name="ce70" table:formula="of:=[.P50]/[.C5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string">
            <text:p>6185AG</text:p>
          </table:table-cell>
          <table:table-cell table:style-name="ce50" office:value-type="string">
            <text:p>Frais d'AG annuelle</text:p>
          </table:table-cell>
          <table:table-cell table:style-name="ce58"/>
          <table:table-cell table:style-name="ce58" table:number-columns-repeated="12"/>
          <table:table-cell table:style-name="ce58" table:formula="of:=SUM([.D51:.O51])" office:value-type="currency" office:currency="EUR" office:value="0">
            <text:p>0,00 €</text:p>
          </table:table-cell>
          <table:table-cell table:style-name="ce58" table:formula="of:=[.C51]-[.P51]" office:value-type="currency" office:currency="EUR" office:value="0">
            <text:p>0,00 €</text:p>
          </table:table-cell>
          <table:table-cell table:style-name="ce70" table:formula="of:=[.P51]/[.C5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2600">
            <text:p>622600</text:p>
          </table:table-cell>
          <table:table-cell table:style-name="ce50" office:value-type="string">
            <text:p>Honoraires compta</text:p>
          </table:table-cell>
          <table:table-cell table:style-name="ce58"/>
          <table:table-cell table:style-name="ce58" table:number-columns-repeated="12"/>
          <table:table-cell table:style-name="ce58" table:formula="of:=SUM([.D52:.O52])" office:value-type="currency" office:currency="EUR" office:value="0">
            <text:p>0,00 €</text:p>
          </table:table-cell>
          <table:table-cell table:style-name="ce58" table:formula="of:=[.C52]-[.P52]" office:value-type="currency" office:currency="EUR" office:value="0">
            <text:p>0,00 €</text:p>
          </table:table-cell>
          <table:table-cell table:style-name="ce70" table:formula="of:=[.P52]/[.C5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2610">
            <text:p>622610</text:p>
          </table:table-cell>
          <table:table-cell table:style-name="ce50" office:value-type="string">
            <text:p>Honoraires juridiques</text:p>
          </table:table-cell>
          <table:table-cell table:style-name="ce58"/>
          <table:table-cell table:style-name="ce58" table:number-columns-repeated="12"/>
          <table:table-cell table:style-name="ce58" table:formula="of:=SUM([.D53:.O53])" office:value-type="currency" office:currency="EUR" office:value="0">
            <text:p>0,00 €</text:p>
          </table:table-cell>
          <table:table-cell table:style-name="ce58" table:formula="of:=[.C53]-[.P53]" office:value-type="currency" office:currency="EUR" office:value="0">
            <text:p>0,00 €</text:p>
          </table:table-cell>
          <table:table-cell table:style-name="ce70" table:formula="of:=[.P53]/[.C5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2620">
            <text:p>622620</text:p>
          </table:table-cell>
          <table:table-cell table:style-name="ce50" office:value-type="string">
            <text:p>Honoraires commissaire aux cptes</text:p>
          </table:table-cell>
          <table:table-cell table:style-name="ce58"/>
          <table:table-cell table:style-name="ce58" table:number-columns-repeated="12"/>
          <table:table-cell table:style-name="ce58" table:formula="of:=SUM([.D54:.O54])" office:value-type="currency" office:currency="EUR" office:value="0">
            <text:p>0,00 €</text:p>
          </table:table-cell>
          <table:table-cell table:style-name="ce58" table:formula="of:=[.C54]-[.P54]" office:value-type="currency" office:currency="EUR" office:value="0">
            <text:p>0,00 €</text:p>
          </table:table-cell>
          <table:table-cell table:style-name="ce70" table:formula="of:=[.P54]/[.C5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2630">
            <text:p>622630</text:p>
          </table:table-cell>
          <table:table-cell table:style-name="ce50" office:value-type="string">
            <text:p>Autres honoraires</text:p>
          </table:table-cell>
          <table:table-cell table:style-name="ce58"/>
          <table:table-cell table:style-name="ce58" table:number-columns-repeated="12"/>
          <table:table-cell table:style-name="ce58" table:formula="of:=SUM([.D55:.O55])" office:value-type="currency" office:currency="EUR" office:value="0">
            <text:p>0,00 €</text:p>
          </table:table-cell>
          <table:table-cell table:style-name="ce58" table:formula="of:=[.C55]-[.P55]" office:value-type="currency" office:currency="EUR" office:value="0">
            <text:p>0,00 €</text:p>
          </table:table-cell>
          <table:table-cell table:style-name="ce70" table:formula="of:=[.P55]/[.C5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2700">
            <text:p>622700</text:p>
          </table:table-cell>
          <table:table-cell table:style-name="ce50" office:value-type="string">
            <text:p>Frais d'actes &amp; contentieux</text:p>
          </table:table-cell>
          <table:table-cell table:style-name="ce58"/>
          <table:table-cell table:style-name="ce58" table:number-columns-repeated="12"/>
          <table:table-cell table:style-name="ce58" table:formula="of:=SUM([.D56:.O56])" office:value-type="currency" office:currency="EUR" office:value="0">
            <text:p>0,00 €</text:p>
          </table:table-cell>
          <table:table-cell table:style-name="ce58" table:formula="of:=[.C56]-[.P56]" office:value-type="currency" office:currency="EUR" office:value="0">
            <text:p>0,00 €</text:p>
          </table:table-cell>
          <table:table-cell table:style-name="ce70" table:formula="of:=[.P56]/[.C5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000">
            <text:p>623000</text:p>
          </table:table-cell>
          <table:table-cell table:style-name="ce50" office:value-type="string">
            <text:p>Relations publiques, Foires, Salons</text:p>
          </table:table-cell>
          <table:table-cell table:style-name="ce58"/>
          <table:table-cell table:style-name="ce58" table:number-columns-repeated="12"/>
          <table:table-cell table:style-name="ce58" table:formula="of:=SUM([.D57:.O57])" office:value-type="currency" office:currency="EUR" office:value="0">
            <text:p>0,00 €</text:p>
          </table:table-cell>
          <table:table-cell table:style-name="ce58" table:formula="of:=[.C57]-[.P57]" office:value-type="currency" office:currency="EUR" office:value="0">
            <text:p>0,00 €</text:p>
          </table:table-cell>
          <table:table-cell table:style-name="ce70" table:formula="of:=[.P57]/[.C5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100">
            <text:p>623100</text:p>
          </table:table-cell>
          <table:table-cell table:style-name="ce50" office:value-type="string">
            <text:p>Annonces et insertions</text:p>
          </table:table-cell>
          <table:table-cell table:style-name="ce58"/>
          <table:table-cell table:style-name="ce58" table:number-columns-repeated="12"/>
          <table:table-cell table:style-name="ce58" table:formula="of:=SUM([.D58:.O58])" office:value-type="currency" office:currency="EUR" office:value="0">
            <text:p>0,00 €</text:p>
          </table:table-cell>
          <table:table-cell table:style-name="ce58" table:formula="of:=[.C58]-[.P58]" office:value-type="currency" office:currency="EUR" office:value="0">
            <text:p>0,00 €</text:p>
          </table:table-cell>
          <table:table-cell table:style-name="ce70" table:formula="of:=[.P58]/[.C5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111">
            <text:p>623111</text:p>
          </table:table-cell>
          <table:table-cell table:style-name="ce50" office:value-type="string">
            <text:p>Expéditions gratuites</text:p>
          </table:table-cell>
          <table:table-cell table:style-name="ce58"/>
          <table:table-cell table:style-name="ce58" table:number-columns-repeated="12"/>
          <table:table-cell table:style-name="ce58" table:formula="of:=SUM([.D59:.O59])" office:value-type="currency" office:currency="EUR" office:value="0">
            <text:p>0,00 €</text:p>
          </table:table-cell>
          <table:table-cell table:style-name="ce58" table:formula="of:=[.C59]-[.P59]" office:value-type="currency" office:currency="EUR" office:value="0">
            <text:p>0,00 €</text:p>
          </table:table-cell>
          <table:table-cell table:style-name="ce70" table:formula="of:=[.P59]/[.C5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200">
            <text:p>623200</text:p>
          </table:table-cell>
          <table:table-cell table:style-name="ce50" office:value-type="string">
            <text:p>Cadeaux</text:p>
          </table:table-cell>
          <table:table-cell table:style-name="ce58"/>
          <table:table-cell table:style-name="ce58" table:number-columns-repeated="12"/>
          <table:table-cell table:style-name="ce58" table:formula="of:=SUM([.D60:.O60])" office:value-type="currency" office:currency="EUR" office:value="0">
            <text:p>0,00 €</text:p>
          </table:table-cell>
          <table:table-cell table:style-name="ce58" table:formula="of:=[.C60]-[.P60]" office:value-type="currency" office:currency="EUR" office:value="0">
            <text:p>0,00 €</text:p>
          </table:table-cell>
          <table:table-cell table:style-name="ce70" table:formula="of:=[.P60]/[.C6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300">
            <text:p>623300</text:p>
          </table:table-cell>
          <table:table-cell table:style-name="ce50" office:value-type="string">
            <text:p>Manifestations, évènements, concerts, etc</text:p>
          </table:table-cell>
          <table:table-cell table:style-name="ce58"/>
          <table:table-cell table:style-name="ce58" table:number-columns-repeated="12"/>
          <table:table-cell table:style-name="ce58" table:formula="of:=SUM([.D61:.O61])" office:value-type="currency" office:currency="EUR" office:value="0">
            <text:p>0,00 €</text:p>
          </table:table-cell>
          <table:table-cell table:style-name="ce58" table:formula="of:=[.C61]-[.P61]" office:value-type="currency" office:currency="EUR" office:value="0">
            <text:p>0,00 €</text:p>
          </table:table-cell>
          <table:table-cell table:style-name="ce70" table:formula="of:=[.P61]/[.C6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500">
            <text:p>623500</text:p>
          </table:table-cell>
          <table:table-cell table:style-name="ce50" office:value-type="string">
            <text:p>Primes Concours vidéo</text:p>
          </table:table-cell>
          <table:table-cell table:style-name="ce58"/>
          <table:table-cell table:style-name="ce58" table:number-columns-repeated="12"/>
          <table:table-cell table:style-name="ce58" table:formula="of:=SUM([.D62:.O62])" office:value-type="currency" office:currency="EUR" office:value="0">
            <text:p>0,00 €</text:p>
          </table:table-cell>
          <table:table-cell table:style-name="ce58" table:formula="of:=[.C62]-[.P62]" office:value-type="currency" office:currency="EUR" office:value="0">
            <text:p>0,00 €</text:p>
          </table:table-cell>
          <table:table-cell table:style-name="ce70" table:formula="of:=[.P62]/[.C6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800">
            <text:p>623800</text:p>
          </table:table-cell>
          <table:table-cell table:style-name="ce50" office:value-type="string">
            <text:p>Dons divers</text:p>
          </table:table-cell>
          <table:table-cell table:style-name="ce58"/>
          <table:table-cell table:style-name="ce58" table:number-columns-repeated="12"/>
          <table:table-cell table:style-name="ce58" table:formula="of:=SUM([.D63:.O63])" office:value-type="currency" office:currency="EUR" office:value="0">
            <text:p>0,00 €</text:p>
          </table:table-cell>
          <table:table-cell table:style-name="ce58" table:formula="of:=[.C63]-[.P63]" office:value-type="currency" office:currency="EUR" office:value="0">
            <text:p>0,00 €</text:p>
          </table:table-cell>
          <table:table-cell table:style-name="ce70" table:formula="of:=[.P63]/[.C6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4000">
            <text:p>624000</text:p>
          </table:table-cell>
          <table:table-cell table:style-name="ce50" office:value-type="string">
            <text:p>Transports sur achats et ventes</text:p>
          </table:table-cell>
          <table:table-cell table:style-name="ce58"/>
          <table:table-cell table:style-name="ce58" table:number-columns-repeated="12"/>
          <table:table-cell table:style-name="ce58" table:formula="of:=SUM([.D64:.O64])" office:value-type="currency" office:currency="EUR" office:value="0">
            <text:p>0,00 €</text:p>
          </table:table-cell>
          <table:table-cell table:style-name="ce58" table:formula="of:=[.C64]-[.P64]" office:value-type="currency" office:currency="EUR" office:value="0">
            <text:p>0,00 €</text:p>
          </table:table-cell>
          <table:table-cell table:style-name="ce70" table:formula="of:=[.P64]/[.C6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5000">
            <text:p>625000</text:p>
          </table:table-cell>
          <table:table-cell table:style-name="ce50" office:value-type="string">
            <text:p>Déplacements, missions salariés</text:p>
          </table:table-cell>
          <table:table-cell table:style-name="ce58" office:value-type="currency" office:currency="EUR" office:value="1200">
            <text:p>1 200,00 €</text:p>
          </table:table-cell>
          <table:table-cell table:style-name="ce58" table:number-columns-repeated="12"/>
          <table:table-cell table:style-name="ce58" table:formula="of:=SUM([.D65:.O65])" office:value-type="currency" office:currency="EUR" office:value="0">
            <text:p>0,00 €</text:p>
          </table:table-cell>
          <table:table-cell table:style-name="ce58" table:formula="of:=[.C65]-[.P65]" office:value-type="currency" office:currency="EUR" office:value="1200">
            <text:p>1 200,00 €</text:p>
          </table:table-cell>
          <table:table-cell table:style-name="ce70" table:formula="of:=[.P65]/[.C65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625100">
            <text:p>625100</text:p>
          </table:table-cell>
          <table:table-cell table:style-name="ce50" office:value-type="string">
            <text:p>Déplacements, missions administrateurs</text:p>
          </table:table-cell>
          <table:table-cell table:style-name="ce58" office:value-type="currency" office:currency="EUR" office:value="1750">
            <text:p>1 750,00 €</text:p>
          </table:table-cell>
          <table:table-cell table:style-name="ce58" table:number-columns-repeated="12"/>
          <table:table-cell table:style-name="ce58" table:formula="of:=SUM([.D66:.O66])" office:value-type="currency" office:currency="EUR" office:value="0">
            <text:p>0,00 €</text:p>
          </table:table-cell>
          <table:table-cell table:style-name="ce58" table:formula="of:=[.C66]-[.P66]" office:value-type="currency" office:currency="EUR" office:value="1750">
            <text:p>1 750,00 €</text:p>
          </table:table-cell>
          <table:table-cell table:style-name="ce70" table:formula="of:=[.P66]/[.C66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625200">
            <text:p>625200</text:p>
          </table:table-cell>
          <table:table-cell table:style-name="ce50" office:value-type="string">
            <text:p>Déplacements, missions bénévoles &amp; stagiaires</text:p>
          </table:table-cell>
          <table:table-cell table:style-name="ce58"/>
          <table:table-cell table:style-name="ce58" table:number-columns-repeated="12"/>
          <table:table-cell table:style-name="ce58" table:formula="of:=SUM([.D67:.O67])" office:value-type="currency" office:currency="EUR" office:value="0">
            <text:p>0,00 €</text:p>
          </table:table-cell>
          <table:table-cell table:style-name="ce58" table:formula="of:=[.C67]-[.P67]" office:value-type="currency" office:currency="EUR" office:value="0">
            <text:p>0,00 €</text:p>
          </table:table-cell>
          <table:table-cell table:style-name="ce70" table:formula="of:=[.P67]/[.C6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5300">
            <text:p>625300</text:p>
          </table:table-cell>
          <table:table-cell table:style-name="ce50" office:value-type="string">
            <text:p>Déplacements, missions prestataires et autres</text:p>
          </table:table-cell>
          <table:table-cell table:style-name="ce58" office:value-type="currency" office:currency="EUR" office:value="2700">
            <text:p>2 700,00 €</text:p>
          </table:table-cell>
          <table:table-cell table:style-name="ce58" table:number-columns-repeated="12"/>
          <table:table-cell table:style-name="ce58" table:formula="of:=SUM([.D68:.O68])" office:value-type="currency" office:currency="EUR" office:value="0">
            <text:p>0,00 €</text:p>
          </table:table-cell>
          <table:table-cell table:style-name="ce58" table:formula="of:=[.C68]-[.P68]" office:value-type="currency" office:currency="EUR" office:value="2700">
            <text:p>2 700,00 €</text:p>
          </table:table-cell>
          <table:table-cell table:style-name="ce70" table:formula="of:=[.P68]/[.C68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625700">
            <text:p>625700</text:p>
          </table:table-cell>
          <table:table-cell table:style-name="ce50" office:value-type="string">
            <text:p>Réceptions diverses</text:p>
          </table:table-cell>
          <table:table-cell table:style-name="ce58" office:value-type="currency" office:currency="EUR" office:value="1000">
            <text:p>1 000,00 €</text:p>
          </table:table-cell>
          <table:table-cell table:style-name="ce58" table:number-columns-repeated="12"/>
          <table:table-cell table:style-name="ce58" table:formula="of:=SUM([.D69:.O69])" office:value-type="currency" office:currency="EUR" office:value="0">
            <text:p>0,00 €</text:p>
          </table:table-cell>
          <table:table-cell table:style-name="ce58" table:formula="of:=[.C69]-[.P69]" office:value-type="currency" office:currency="EUR" office:value="1000">
            <text:p>1 000,00 €</text:p>
          </table:table-cell>
          <table:table-cell table:style-name="ce70" table:formula="of:=[.P69]/[.C69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625710">
            <text:p>625710</text:p>
          </table:table-cell>
          <table:table-cell table:style-name="ce50" office:value-type="string">
            <text:p>Repas Commissions</text:p>
          </table:table-cell>
          <table:table-cell table:style-name="ce58"/>
          <table:table-cell table:style-name="ce58" table:number-columns-repeated="12"/>
          <table:table-cell table:style-name="ce58" table:formula="of:=SUM([.D70:.O70])" office:value-type="currency" office:currency="EUR" office:value="0">
            <text:p>0,00 €</text:p>
          </table:table-cell>
          <table:table-cell table:style-name="ce58" table:formula="of:=[.C70]-[.P70]" office:value-type="currency" office:currency="EUR" office:value="0">
            <text:p>0,00 €</text:p>
          </table:table-cell>
          <table:table-cell table:style-name="ce70" table:formula="of:=[.P70]/[.C7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6100">
            <text:p>626100</text:p>
          </table:table-cell>
          <table:table-cell table:style-name="ce50" office:value-type="string">
            <text:p>Frais postaux</text:p>
          </table:table-cell>
          <table:table-cell table:style-name="ce58"/>
          <table:table-cell table:style-name="ce58" table:number-columns-repeated="12"/>
          <table:table-cell table:style-name="ce58" table:formula="of:=SUM([.D71:.O71])" office:value-type="currency" office:currency="EUR" office:value="0">
            <text:p>0,00 €</text:p>
          </table:table-cell>
          <table:table-cell table:style-name="ce58" table:formula="of:=[.C71]-[.P71]" office:value-type="currency" office:currency="EUR" office:value="0">
            <text:p>0,00 €</text:p>
          </table:table-cell>
          <table:table-cell table:style-name="ce70" table:formula="of:=[.P71]/[.C7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6120">
            <text:p>626120</text:p>
          </table:table-cell>
          <table:table-cell table:style-name="ce50" office:value-type="string">
            <text:p>Abt. Sces Postaux-collecte courrier</text:p>
          </table:table-cell>
          <table:table-cell table:style-name="ce58"/>
          <table:table-cell table:style-name="ce58" table:number-columns-repeated="12"/>
          <table:table-cell table:style-name="ce58" table:formula="of:=SUM([.D72:.O72])" office:value-type="currency" office:currency="EUR" office:value="0">
            <text:p>0,00 €</text:p>
          </table:table-cell>
          <table:table-cell table:style-name="ce58" table:formula="of:=[.C72]-[.P72]" office:value-type="currency" office:currency="EUR" office:value="0">
            <text:p>0,00 €</text:p>
          </table:table-cell>
          <table:table-cell table:style-name="ce70" table:formula="of:=[.P72]/[.C7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6200">
            <text:p>626200</text:p>
          </table:table-cell>
          <table:table-cell table:style-name="ce50" office:value-type="string">
            <text:p>Frais de télécommunications</text:p>
          </table:table-cell>
          <table:table-cell table:style-name="ce58"/>
          <table:table-cell table:style-name="ce58" table:number-columns-repeated="12"/>
          <table:table-cell table:style-name="ce58" table:formula="of:=SUM([.D73:.O73])" office:value-type="currency" office:currency="EUR" office:value="0">
            <text:p>0,00 €</text:p>
          </table:table-cell>
          <table:table-cell table:style-name="ce58" table:formula="of:=[.C73]-[.P73]" office:value-type="currency" office:currency="EUR" office:value="0">
            <text:p>0,00 €</text:p>
          </table:table-cell>
          <table:table-cell table:style-name="ce70" table:formula="of:=[.P73]/[.C7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6210">
            <text:p>626210</text:p>
          </table:table-cell>
          <table:table-cell table:style-name="ce50" office:value-type="string">
            <text:p>Abt. internet haut débit</text:p>
          </table:table-cell>
          <table:table-cell table:style-name="ce58"/>
          <table:table-cell table:style-name="ce58" table:number-columns-repeated="12"/>
          <table:table-cell table:style-name="ce58" table:formula="of:=SUM([.D74:.O74])" office:value-type="currency" office:currency="EUR" office:value="0">
            <text:p>0,00 €</text:p>
          </table:table-cell>
          <table:table-cell table:style-name="ce58" table:formula="of:=[.C74]-[.P74]" office:value-type="currency" office:currency="EUR" office:value="0">
            <text:p>0,00 €</text:p>
          </table:table-cell>
          <table:table-cell table:style-name="ce70" table:formula="of:=[.P74]/[.C7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6220">
            <text:p>626220</text:p>
          </table:table-cell>
          <table:table-cell table:style-name="ce50" office:value-type="string">
            <text:p>Autres sces électroniques</text:p>
          </table:table-cell>
          <table:table-cell table:style-name="ce58"/>
          <table:table-cell table:style-name="ce58" table:number-columns-repeated="12"/>
          <table:table-cell table:style-name="ce58" table:formula="of:=SUM([.D75:.O75])" office:value-type="currency" office:currency="EUR" office:value="0">
            <text:p>0,00 €</text:p>
          </table:table-cell>
          <table:table-cell table:style-name="ce58" table:formula="of:=[.C75]-[.P75]" office:value-type="currency" office:currency="EUR" office:value="0">
            <text:p>0,00 €</text:p>
          </table:table-cell>
          <table:table-cell table:style-name="ce70" table:formula="of:=[.P75]/[.C7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7000">
            <text:p>627000</text:p>
          </table:table-cell>
          <table:table-cell table:style-name="ce50" office:value-type="string">
            <text:p>Frais bancaires</text:p>
          </table:table-cell>
          <table:table-cell table:style-name="ce58"/>
          <table:table-cell table:style-name="ce58" table:number-columns-repeated="12"/>
          <table:table-cell table:style-name="ce58" table:formula="of:=SUM([.D76:.O76])" office:value-type="currency" office:currency="EUR" office:value="0">
            <text:p>0,00 €</text:p>
          </table:table-cell>
          <table:table-cell table:style-name="ce58" table:formula="of:=[.C76]-[.P76]" office:value-type="currency" office:currency="EUR" office:value="0">
            <text:p>0,00 €</text:p>
          </table:table-cell>
          <table:table-cell table:style-name="ce70" table:formula="of:=[.P76]/[.C7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7100">
            <text:p>627100</text:p>
          </table:table-cell>
          <table:table-cell table:style-name="ce50" office:value-type="string">
            <text:p>Frais de prélèvements impayés</text:p>
          </table:table-cell>
          <table:table-cell table:style-name="ce58"/>
          <table:table-cell table:style-name="ce58" table:number-columns-repeated="12"/>
          <table:table-cell table:style-name="ce58" table:formula="of:=SUM([.D77:.O77])" office:value-type="currency" office:currency="EUR" office:value="0">
            <text:p>0,00 €</text:p>
          </table:table-cell>
          <table:table-cell table:style-name="ce58" table:formula="of:=[.C77]-[.P77]" office:value-type="currency" office:currency="EUR" office:value="0">
            <text:p>0,00 €</text:p>
          </table:table-cell>
          <table:table-cell table:style-name="ce70" table:formula="of:=[.P77]/[.C7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7200">
            <text:p>627200</text:p>
          </table:table-cell>
          <table:table-cell table:style-name="ce50" office:value-type="string">
            <text:p>Frais de gestion Cpte Ep.Nature NEF</text:p>
          </table:table-cell>
          <table:table-cell table:style-name="ce58"/>
          <table:table-cell table:style-name="ce58" table:number-columns-repeated="12"/>
          <table:table-cell table:style-name="ce58" table:formula="of:=SUM([.D78:.O78])" office:value-type="currency" office:currency="EUR" office:value="0">
            <text:p>0,00 €</text:p>
          </table:table-cell>
          <table:table-cell table:style-name="ce58" table:formula="of:=[.C78]-[.P78]" office:value-type="currency" office:currency="EUR" office:value="0">
            <text:p>0,00 €</text:p>
          </table:table-cell>
          <table:table-cell table:style-name="ce70" table:formula="of:=[.P78]/[.C7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7300">
            <text:p>627300</text:p>
          </table:table-cell>
          <table:table-cell table:style-name="ce50" office:value-type="string">
            <text:p>Frais &amp; comm./ Boutique en ligne</text:p>
          </table:table-cell>
          <table:table-cell table:style-name="ce58"/>
          <table:table-cell table:style-name="ce58" table:number-columns-repeated="12"/>
          <table:table-cell table:style-name="ce58" table:formula="of:=SUM([.D79:.O79])" office:value-type="currency" office:currency="EUR" office:value="0">
            <text:p>0,00 €</text:p>
          </table:table-cell>
          <table:table-cell table:style-name="ce58" table:formula="of:=[.C79]-[.P79]" office:value-type="currency" office:currency="EUR" office:value="0">
            <text:p>0,00 €</text:p>
          </table:table-cell>
          <table:table-cell table:style-name="ce70" table:formula="of:=[.P79]/[.C7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8100">
            <text:p>628100</text:p>
          </table:table-cell>
          <table:table-cell table:style-name="ce50" office:value-type="string">
            <text:p>Concours divers (Sci Bure)</text:p>
          </table:table-cell>
          <table:table-cell table:style-name="ce58"/>
          <table:table-cell table:style-name="ce58" table:number-columns-repeated="12"/>
          <table:table-cell table:style-name="ce58" table:formula="of:=SUM([.D80:.O80])" office:value-type="currency" office:currency="EUR" office:value="0">
            <text:p>0,00 €</text:p>
          </table:table-cell>
          <table:table-cell table:style-name="ce58" table:formula="of:=[.C80]-[.P80]" office:value-type="currency" office:currency="EUR" office:value="0">
            <text:p>0,00 €</text:p>
          </table:table-cell>
          <table:table-cell table:style-name="ce70" table:formula="of:=[.P80]/[.C8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8200">
            <text:p>628200</text:p>
          </table:table-cell>
          <table:table-cell table:style-name="ce50" office:value-type="string">
            <text:p>Cotisations à d'autres organismes</text:p>
          </table:table-cell>
          <table:table-cell table:style-name="ce58"/>
          <table:table-cell table:style-name="ce58" table:number-columns-repeated="12"/>
          <table:table-cell table:style-name="ce58" table:formula="of:=SUM([.D81:.O81])" office:value-type="currency" office:currency="EUR" office:value="0">
            <text:p>0,00 €</text:p>
          </table:table-cell>
          <table:table-cell table:style-name="ce58" table:formula="of:=[.C81]-[.P81]" office:value-type="currency" office:currency="EUR" office:value="0">
            <text:p>0,00 €</text:p>
          </table:table-cell>
          <table:table-cell table:style-name="ce70" table:formula="of:=[.P81]/[.C8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1100">
            <text:p>631100</text:p>
          </table:table-cell>
          <table:table-cell table:style-name="ce50" office:value-type="string">
            <text:p>Taxe sur les salaires</text:p>
          </table:table-cell>
          <table:table-cell table:style-name="ce58"/>
          <table:table-cell table:style-name="ce58" office:value-type="currency" office:currency="EUR" office:value="13.01">
            <text:p>13,01 €</text:p>
          </table:table-cell>
          <table:table-cell table:style-name="ce58" table:number-columns-repeated="11"/>
          <table:table-cell table:style-name="ce58" table:formula="of:=SUM([.D82:.O82])" office:value-type="currency" office:currency="EUR" office:value="13.01">
            <text:p>13,01 €</text:p>
          </table:table-cell>
          <table:table-cell table:style-name="ce58" table:formula="of:=[.C82]-[.P82]" office:value-type="currency" office:currency="EUR" office:value="-13.01">
            <text:p>-13,01 €</text:p>
          </table:table-cell>
          <table:table-cell table:style-name="ce70" table:formula="of:=[.P82]/[.C8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1200">
            <text:p>631200</text:p>
          </table:table-cell>
          <table:table-cell table:style-name="ce50" office:value-type="string">
            <text:p>Taxe d'apprentissage</text:p>
          </table:table-cell>
          <table:table-cell table:style-name="ce58"/>
          <table:table-cell table:style-name="ce58" table:number-columns-repeated="12"/>
          <table:table-cell table:style-name="ce58" table:formula="of:=SUM([.D83:.O83])" office:value-type="currency" office:currency="EUR" office:value="0">
            <text:p>0,00 €</text:p>
          </table:table-cell>
          <table:table-cell table:style-name="ce58" table:formula="of:=[.C83]-[.P83]" office:value-type="currency" office:currency="EUR" office:value="0">
            <text:p>0,00 €</text:p>
          </table:table-cell>
          <table:table-cell table:style-name="ce70" table:formula="of:=[.P83]/[.C8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3300">
            <text:p>633300</text:p>
          </table:table-cell>
          <table:table-cell table:style-name="ce50" office:value-type="string">
            <text:p>UNIFORMATION Formation Continue</text:p>
          </table:table-cell>
          <table:table-cell table:style-name="ce58"/>
          <table:table-cell table:style-name="ce58" table:number-columns-repeated="12"/>
          <table:table-cell table:style-name="ce58" table:formula="of:=SUM([.D84:.O84])" office:value-type="currency" office:currency="EUR" office:value="0">
            <text:p>0,00 €</text:p>
          </table:table-cell>
          <table:table-cell table:style-name="ce58" table:formula="of:=[.C84]-[.P84]" office:value-type="currency" office:currency="EUR" office:value="0">
            <text:p>0,00 €</text:p>
          </table:table-cell>
          <table:table-cell table:style-name="ce70" table:formula="of:=[.P84]/[.C8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3310">
            <text:p>633310</text:p>
          </table:table-cell>
          <table:table-cell table:style-name="ce50" office:value-type="string">
            <text:p>Dépenses de formation continue</text:p>
          </table:table-cell>
          <table:table-cell table:style-name="ce58"/>
          <table:table-cell table:style-name="ce58" table:number-columns-repeated="12"/>
          <table:table-cell table:style-name="ce58" table:formula="of:=SUM([.D85:.O85])" office:value-type="currency" office:currency="EUR" office:value="0">
            <text:p>0,00 €</text:p>
          </table:table-cell>
          <table:table-cell table:style-name="ce58" table:formula="of:=[.C85]-[.P85]" office:value-type="currency" office:currency="EUR" office:value="0">
            <text:p>0,00 €</text:p>
          </table:table-cell>
          <table:table-cell table:style-name="ce70" table:formula="of:=[.P85]/[.C8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3350">
            <text:p>633350</text:p>
          </table:table-cell>
          <table:table-cell table:style-name="ce50" office:value-type="string">
            <text:p>UNIFORMATION CIF/CDD</text:p>
          </table:table-cell>
          <table:table-cell table:style-name="ce58"/>
          <table:table-cell table:style-name="ce58" table:number-columns-repeated="12"/>
          <table:table-cell table:style-name="ce58" table:formula="of:=SUM([.D86:.O86])" office:value-type="currency" office:currency="EUR" office:value="0">
            <text:p>0,00 €</text:p>
          </table:table-cell>
          <table:table-cell table:style-name="ce58" table:formula="of:=[.C86]-[.P86]" office:value-type="currency" office:currency="EUR" office:value="0">
            <text:p>0,00 €</text:p>
          </table:table-cell>
          <table:table-cell table:style-name="ce70" table:formula="of:=[.P86]/[.C8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5620">
            <text:p>635620</text:p>
          </table:table-cell>
          <table:table-cell table:style-name="ce50" office:value-type="string">
            <text:p>TVA non récupérable sur immobilisations</text:p>
          </table:table-cell>
          <table:table-cell table:style-name="ce58"/>
          <table:table-cell table:style-name="ce58" table:number-columns-repeated="12"/>
          <table:table-cell table:style-name="ce58" table:formula="of:=SUM([.D87:.O87])" office:value-type="currency" office:currency="EUR" office:value="0">
            <text:p>0,00 €</text:p>
          </table:table-cell>
          <table:table-cell table:style-name="ce58" table:formula="of:=[.C87]-[.P87]" office:value-type="currency" office:currency="EUR" office:value="0">
            <text:p>0,00 €</text:p>
          </table:table-cell>
          <table:table-cell table:style-name="ce70" table:formula="of:=[.P87]/[.C8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5660">
            <text:p>635660</text:p>
          </table:table-cell>
          <table:table-cell table:style-name="ce50" office:value-type="string">
            <text:p>TVA non récupérable sur biens &amp; services</text:p>
          </table:table-cell>
          <table:table-cell table:style-name="ce58"/>
          <table:table-cell table:style-name="ce58" table:number-columns-repeated="12"/>
          <table:table-cell table:style-name="ce58" table:formula="of:=SUM([.D88:.O88])" office:value-type="currency" office:currency="EUR" office:value="0">
            <text:p>0,00 €</text:p>
          </table:table-cell>
          <table:table-cell table:style-name="ce58" table:formula="of:=[.C88]-[.P88]" office:value-type="currency" office:currency="EUR" office:value="0">
            <text:p>0,00 €</text:p>
          </table:table-cell>
          <table:table-cell table:style-name="ce70" table:formula="of:=[.P88]/[.C8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5800">
            <text:p>635800</text:p>
          </table:table-cell>
          <table:table-cell table:style-name="ce50" office:value-type="string">
            <text:p>Impôts divers</text:p>
          </table:table-cell>
          <table:table-cell table:style-name="ce58"/>
          <table:table-cell table:style-name="ce58" table:number-columns-repeated="12"/>
          <table:table-cell table:style-name="ce58" table:formula="of:=SUM([.D89:.O89])" office:value-type="currency" office:currency="EUR" office:value="0">
            <text:p>0,00 €</text:p>
          </table:table-cell>
          <table:table-cell table:style-name="ce58" table:formula="of:=[.C89]-[.P89]" office:value-type="currency" office:currency="EUR" office:value="0">
            <text:p>0,00 €</text:p>
          </table:table-cell>
          <table:table-cell table:style-name="ce70" table:formula="of:=[.P89]/[.C8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1100">
            <text:p>641100</text:p>
          </table:table-cell>
          <table:table-cell table:style-name="ce50" office:value-type="string">
            <text:p>Salaires</text:p>
          </table:table-cell>
          <table:table-cell table:style-name="ce58"/>
          <table:table-cell table:style-name="ce58" office:value-type="currency" office:currency="EUR" office:value="261.7">
            <text:p>261,70 €</text:p>
          </table:table-cell>
          <table:table-cell table:style-name="ce58" table:number-columns-repeated="11"/>
          <table:table-cell table:style-name="ce58" table:formula="of:=SUM([.D90:.O90])" office:value-type="currency" office:currency="EUR" office:value="261.7">
            <text:p>261,70 €</text:p>
          </table:table-cell>
          <table:table-cell table:style-name="ce58" table:formula="of:=[.C90]-[.P90]" office:value-type="currency" office:currency="EUR" office:value="-261.7">
            <text:p>-261,70 €</text:p>
          </table:table-cell>
          <table:table-cell table:style-name="ce70" table:formula="of:=[.P90]/[.C9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1200">
            <text:p>641200</text:p>
          </table:table-cell>
          <table:table-cell table:style-name="ce50" office:value-type="string">
            <text:p>Congés payés</text:p>
          </table:table-cell>
          <table:table-cell table:style-name="ce58"/>
          <table:table-cell table:style-name="ce58" table:number-columns-repeated="12"/>
          <table:table-cell table:style-name="ce58" table:formula="of:=SUM([.D91:.O91])" office:value-type="currency" office:currency="EUR" office:value="0">
            <text:p>0,00 €</text:p>
          </table:table-cell>
          <table:table-cell table:style-name="ce58" table:formula="of:=[.C91]-[.P91]" office:value-type="currency" office:currency="EUR" office:value="0">
            <text:p>0,00 €</text:p>
          </table:table-cell>
          <table:table-cell table:style-name="ce70" table:formula="of:=[.P91]/[.C9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1300">
            <text:p>641300</text:p>
          </table:table-cell>
          <table:table-cell table:style-name="ce50" office:value-type="string">
            <text:p>Ind.stages, Intermittents spectacle</text:p>
          </table:table-cell>
          <table:table-cell table:style-name="ce58"/>
          <table:table-cell table:style-name="ce58" table:number-columns-repeated="12"/>
          <table:table-cell table:style-name="ce58" table:formula="of:=SUM([.D92:.O92])" office:value-type="currency" office:currency="EUR" office:value="0">
            <text:p>0,00 €</text:p>
          </table:table-cell>
          <table:table-cell table:style-name="ce58" table:formula="of:=[.C92]-[.P92]" office:value-type="currency" office:currency="EUR" office:value="0">
            <text:p>0,00 €</text:p>
          </table:table-cell>
          <table:table-cell table:style-name="ce70" table:formula="of:=[.P92]/[.C9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1350">
            <text:p>641350</text:p>
          </table:table-cell>
          <table:table-cell table:style-name="ce50" office:value-type="string">
            <text:p>Primes &amp; complément familial</text:p>
          </table:table-cell>
          <table:table-cell table:style-name="ce58"/>
          <table:table-cell table:style-name="ce58" table:number-columns-repeated="12"/>
          <table:table-cell table:style-name="ce58" table:formula="of:=SUM([.D93:.O93])" office:value-type="currency" office:currency="EUR" office:value="0">
            <text:p>0,00 €</text:p>
          </table:table-cell>
          <table:table-cell table:style-name="ce58" table:formula="of:=[.C93]-[.P93]" office:value-type="currency" office:currency="EUR" office:value="0">
            <text:p>0,00 €</text:p>
          </table:table-cell>
          <table:table-cell table:style-name="ce70" table:formula="of:=[.P93]/[.C9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1360">
            <text:p>641360</text:p>
          </table:table-cell>
          <table:table-cell table:style-name="ce50" office:value-type="string">
            <text:p>Indemnités de télétravail</text:p>
          </table:table-cell>
          <table:table-cell table:style-name="ce58"/>
          <table:table-cell table:style-name="ce58" table:number-columns-repeated="12"/>
          <table:table-cell table:style-name="ce58" table:formula="of:=SUM([.D94:.O94])" office:value-type="currency" office:currency="EUR" office:value="0">
            <text:p>0,00 €</text:p>
          </table:table-cell>
          <table:table-cell table:style-name="ce58" table:formula="of:=[.C94]-[.P94]" office:value-type="currency" office:currency="EUR" office:value="0">
            <text:p>0,00 €</text:p>
          </table:table-cell>
          <table:table-cell table:style-name="ce70" table:formula="of:=[.P94]/[.C9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1400">
            <text:p>641400</text:p>
          </table:table-cell>
          <table:table-cell table:style-name="ce50" office:value-type="string">
            <text:p>Avantage en nature et IJSS</text:p>
          </table:table-cell>
          <table:table-cell table:style-name="ce58"/>
          <table:table-cell table:style-name="ce58" table:number-columns-repeated="12"/>
          <table:table-cell table:style-name="ce58" table:formula="of:=SUM([.D95:.O95])" office:value-type="currency" office:currency="EUR" office:value="0">
            <text:p>0,00 €</text:p>
          </table:table-cell>
          <table:table-cell table:style-name="ce58" table:formula="of:=[.C95]-[.P95]" office:value-type="currency" office:currency="EUR" office:value="0">
            <text:p>0,00 €</text:p>
          </table:table-cell>
          <table:table-cell table:style-name="ce70" table:formula="of:=[.P95]/[.C9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1900">
            <text:p>641900</text:p>
          </table:table-cell>
          <table:table-cell table:style-name="ce50" office:value-type="string">
            <text:p>Indémnités de rupture conventionnelle</text:p>
          </table:table-cell>
          <table:table-cell table:style-name="ce58"/>
          <table:table-cell table:style-name="ce58" table:number-columns-repeated="12"/>
          <table:table-cell table:style-name="ce58" table:formula="of:=SUM([.D96:.O96])" office:value-type="currency" office:currency="EUR" office:value="0">
            <text:p>0,00 €</text:p>
          </table:table-cell>
          <table:table-cell table:style-name="ce58" table:formula="of:=[.C96]-[.P96]" office:value-type="currency" office:currency="EUR" office:value="0">
            <text:p>0,00 €</text:p>
          </table:table-cell>
          <table:table-cell table:style-name="ce70" table:formula="of:=[.P96]/[.C9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5100">
            <text:p>645100</text:p>
          </table:table-cell>
          <table:table-cell table:style-name="ce50" office:value-type="string">
            <text:p>Cotisations à l'URSSAF</text:p>
          </table:table-cell>
          <table:table-cell table:style-name="ce58"/>
          <table:table-cell table:style-name="ce58" office:value-type="currency" office:currency="EUR" office:value="95.8">
            <text:p>95,80 €</text:p>
          </table:table-cell>
          <table:table-cell table:style-name="ce58" table:number-columns-repeated="11"/>
          <table:table-cell table:style-name="ce58" table:formula="of:=SUM([.D97:.O97])" office:value-type="currency" office:currency="EUR" office:value="95.8">
            <text:p>95,80 €</text:p>
          </table:table-cell>
          <table:table-cell table:style-name="ce58" table:formula="of:=[.C97]-[.P97]" office:value-type="currency" office:currency="EUR" office:value="-95.8">
            <text:p>-95,80 €</text:p>
          </table:table-cell>
          <table:table-cell table:style-name="ce70" table:formula="of:=[.P97]/[.C9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5200">
            <text:p>645200</text:p>
          </table:table-cell>
          <table:table-cell table:style-name="ce50" office:value-type="string">
            <text:p>Cotisations aux mutuelles</text:p>
          </table:table-cell>
          <table:table-cell table:style-name="ce58"/>
          <table:table-cell table:style-name="ce58" office:value-type="currency" office:currency="EUR" office:value="9.5">
            <text:p>9,50 €</text:p>
          </table:table-cell>
          <table:table-cell table:style-name="ce58" table:number-columns-repeated="11"/>
          <table:table-cell table:style-name="ce58" table:formula="of:=SUM([.D98:.O98])" office:value-type="currency" office:currency="EUR" office:value="9.5">
            <text:p>9,50 €</text:p>
          </table:table-cell>
          <table:table-cell table:style-name="ce58" table:formula="of:=[.C98]-[.P98]" office:value-type="currency" office:currency="EUR" office:value="-9.5">
            <text:p>-9,50 €</text:p>
          </table:table-cell>
          <table:table-cell table:style-name="ce70" table:formula="of:=[.P98]/[.C9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5300">
            <text:p>645300</text:p>
          </table:table-cell>
          <table:table-cell table:style-name="ce50" office:value-type="string">
            <text:p>Cotisations retraite et prévoyance</text:p>
          </table:table-cell>
          <table:table-cell table:style-name="ce58"/>
          <table:table-cell table:style-name="ce58" office:value-type="currency" office:currency="EUR" office:value="81.5">
            <text:p>81,50 €</text:p>
          </table:table-cell>
          <table:table-cell table:style-name="ce58" table:number-columns-repeated="11"/>
          <table:table-cell table:style-name="ce58" table:formula="of:=SUM([.D99:.O99])" office:value-type="currency" office:currency="EUR" office:value="81.5">
            <text:p>81,50 €</text:p>
          </table:table-cell>
          <table:table-cell table:style-name="ce58" table:formula="of:=[.C99]-[.P99]" office:value-type="currency" office:currency="EUR" office:value="-81.5">
            <text:p>-81,50 €</text:p>
          </table:table-cell>
          <table:table-cell table:style-name="ce70" table:formula="of:=[.P99]/[.C9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5350">
            <text:p>645350</text:p>
          </table:table-cell>
          <table:table-cell table:style-name="ce50" office:value-type="string">
            <text:p>Cotisation PERE Apicil</text:p>
          </table:table-cell>
          <table:table-cell table:style-name="ce58"/>
          <table:table-cell table:style-name="ce58" office:value-type="currency" office:currency="EUR" office:value="37.7">
            <text:p>37,70 €</text:p>
          </table:table-cell>
          <table:table-cell table:style-name="ce58" table:number-columns-repeated="11"/>
          <table:table-cell table:style-name="ce58" table:formula="of:=SUM([.D100:.O100])" office:value-type="currency" office:currency="EUR" office:value="37.7">
            <text:p>37,70 €</text:p>
          </table:table-cell>
          <table:table-cell table:style-name="ce58" table:formula="of:=[.C100]-[.P100]" office:value-type="currency" office:currency="EUR" office:value="-37.7">
            <text:p>-37,70 €</text:p>
          </table:table-cell>
          <table:table-cell table:style-name="ce70" table:formula="of:=[.P100]/[.C10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5400">
            <text:p>645400</text:p>
          </table:table-cell>
          <table:table-cell table:style-name="ce50" office:value-type="string">
            <text:p>Cotisations au Pôle Emploi</text:p>
          </table:table-cell>
          <table:table-cell table:style-name="ce58"/>
          <table:table-cell table:style-name="ce58" table:number-columns-repeated="12"/>
          <table:table-cell table:style-name="ce58" table:formula="of:=SUM([.D101:.O101])" office:value-type="currency" office:currency="EUR" office:value="0">
            <text:p>0,00 €</text:p>
          </table:table-cell>
          <table:table-cell table:style-name="ce58" table:formula="of:=[.C101]-[.P101]" office:value-type="currency" office:currency="EUR" office:value="0">
            <text:p>0,00 €</text:p>
          </table:table-cell>
          <table:table-cell table:style-name="ce70" table:formula="of:=[.P101]/[.C10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5800">
            <text:p>645800</text:p>
          </table:table-cell>
          <table:table-cell table:style-name="ce50" office:value-type="string">
            <text:p>GUSO &amp; Cotis.aux autres organismes</text:p>
          </table:table-cell>
          <table:table-cell table:style-name="ce58"/>
          <table:table-cell table:style-name="ce58" table:number-columns-repeated="12"/>
          <table:table-cell table:style-name="ce58" table:formula="of:=SUM([.D102:.O102])" office:value-type="currency" office:currency="EUR" office:value="0">
            <text:p>0,00 €</text:p>
          </table:table-cell>
          <table:table-cell table:style-name="ce58" table:formula="of:=[.C102]-[.P102]" office:value-type="currency" office:currency="EUR" office:value="0">
            <text:p>0,00 €</text:p>
          </table:table-cell>
          <table:table-cell table:style-name="ce70" table:formula="of:=[.P102]/[.C10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5820">
            <text:p>645820</text:p>
          </table:table-cell>
          <table:table-cell table:style-name="ce50" office:value-type="string">
            <text:p>Charges sociales sur congés à paye</text:p>
          </table:table-cell>
          <table:table-cell table:style-name="ce58"/>
          <table:table-cell table:style-name="ce58" table:number-columns-repeated="12"/>
          <table:table-cell table:style-name="ce58" table:formula="of:=SUM([.D103:.O103])" office:value-type="currency" office:currency="EUR" office:value="0">
            <text:p>0,00 €</text:p>
          </table:table-cell>
          <table:table-cell table:style-name="ce58" table:formula="of:=[.C103]-[.P103]" office:value-type="currency" office:currency="EUR" office:value="0">
            <text:p>0,00 €</text:p>
          </table:table-cell>
          <table:table-cell table:style-name="ce70" table:formula="of:=[.P103]/[.C10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7500">
            <text:p>647500</text:p>
          </table:table-cell>
          <table:table-cell table:style-name="ce50" office:value-type="string">
            <text:p>Médecine du travail &amp; pharmacie</text:p>
          </table:table-cell>
          <table:table-cell table:style-name="ce58"/>
          <table:table-cell table:style-name="ce58" table:number-columns-repeated="12"/>
          <table:table-cell table:style-name="ce58" table:formula="of:=SUM([.D104:.O104])" office:value-type="currency" office:currency="EUR" office:value="0">
            <text:p>0,00 €</text:p>
          </table:table-cell>
          <table:table-cell table:style-name="ce58" table:formula="of:=[.C104]-[.P104]" office:value-type="currency" office:currency="EUR" office:value="0">
            <text:p>0,00 €</text:p>
          </table:table-cell>
          <table:table-cell table:style-name="ce70" table:formula="of:=[.P104]/[.C10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7600">
            <text:p>647600</text:p>
          </table:table-cell>
          <table:table-cell table:style-name="ce50" office:value-type="string">
            <text:p>Commissions sur Chèque Déjeûner</text:p>
          </table:table-cell>
          <table:table-cell table:style-name="ce58"/>
          <table:table-cell table:style-name="ce58" table:number-columns-repeated="12"/>
          <table:table-cell table:style-name="ce58" table:formula="of:=SUM([.D105:.O105])" office:value-type="currency" office:currency="EUR" office:value="0">
            <text:p>0,00 €</text:p>
          </table:table-cell>
          <table:table-cell table:style-name="ce58" table:formula="of:=[.C105]-[.P105]" office:value-type="currency" office:currency="EUR" office:value="0">
            <text:p>0,00 €</text:p>
          </table:table-cell>
          <table:table-cell table:style-name="ce70" table:formula="of:=[.P105]/[.C10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7650">
            <text:p>647650</text:p>
          </table:table-cell>
          <table:table-cell table:style-name="ce50" office:value-type="string">
            <text:p>Chèques Déjeûner des Bénévoles</text:p>
          </table:table-cell>
          <table:table-cell table:style-name="ce58"/>
          <table:table-cell table:style-name="ce58" table:number-columns-repeated="12"/>
          <table:table-cell table:style-name="ce58" table:formula="of:=SUM([.D106:.O106])" office:value-type="currency" office:currency="EUR" office:value="0">
            <text:p>0,00 €</text:p>
          </table:table-cell>
          <table:table-cell table:style-name="ce58" table:formula="of:=[.C106]-[.P106]" office:value-type="currency" office:currency="EUR" office:value="0">
            <text:p>0,00 €</text:p>
          </table:table-cell>
          <table:table-cell table:style-name="ce70" table:formula="of:=[.P106]/[.C10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8100">
            <text:p>648100</text:p>
          </table:table-cell>
          <table:table-cell table:style-name="ce50" office:value-type="string">
            <text:p>Autres charges de personnel</text:p>
          </table:table-cell>
          <table:table-cell table:style-name="ce58"/>
          <table:table-cell table:style-name="ce58" table:number-columns-repeated="12"/>
          <table:table-cell table:style-name="ce58" table:formula="of:=SUM([.D107:.O107])" office:value-type="currency" office:currency="EUR" office:value="0">
            <text:p>0,00 €</text:p>
          </table:table-cell>
          <table:table-cell table:style-name="ce58" table:formula="of:=[.C107]-[.P107]" office:value-type="currency" office:currency="EUR" office:value="0">
            <text:p>0,00 €</text:p>
          </table:table-cell>
          <table:table-cell table:style-name="ce70" table:formula="of:=[.P107]/[.C10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1000">
            <text:p>651000</text:p>
          </table:table-cell>
          <table:table-cell table:style-name="ce50" office:value-type="string">
            <text:p>Redevances pour brevets, licences,</text:p>
          </table:table-cell>
          <table:table-cell table:style-name="ce58"/>
          <table:table-cell table:style-name="ce58" table:number-columns-repeated="12"/>
          <table:table-cell table:style-name="ce58" table:formula="of:=SUM([.D108:.O108])" office:value-type="currency" office:currency="EUR" office:value="0">
            <text:p>0,00 €</text:p>
          </table:table-cell>
          <table:table-cell table:style-name="ce58" table:formula="of:=[.C108]-[.P108]" office:value-type="currency" office:currency="EUR" office:value="0">
            <text:p>0,00 €</text:p>
          </table:table-cell>
          <table:table-cell table:style-name="ce70" table:formula="of:=[.P108]/[.C10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1220">
            <text:p>651220</text:p>
          </table:table-cell>
          <table:table-cell table:style-name="ce50" office:value-type="string">
            <text:p>Noms de domaines</text:p>
          </table:table-cell>
          <table:table-cell table:style-name="ce58"/>
          <table:table-cell table:style-name="ce58" table:number-columns-repeated="12"/>
          <table:table-cell table:style-name="ce58" table:formula="of:=SUM([.D109:.O109])" office:value-type="currency" office:currency="EUR" office:value="0">
            <text:p>0,00 €</text:p>
          </table:table-cell>
          <table:table-cell table:style-name="ce58" table:formula="of:=[.C109]-[.P109]" office:value-type="currency" office:currency="EUR" office:value="0">
            <text:p>0,00 €</text:p>
          </table:table-cell>
          <table:table-cell table:style-name="ce70" table:formula="of:=[.P109]/[.C10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1600">
            <text:p>651600</text:p>
          </table:table-cell>
          <table:table-cell table:style-name="ce50" office:value-type="string">
            <text:p>Droits d'auteurs</text:p>
          </table:table-cell>
          <table:table-cell table:style-name="ce58"/>
          <table:table-cell table:style-name="ce58" table:number-columns-repeated="12"/>
          <table:table-cell table:style-name="ce58" table:formula="of:=SUM([.D110:.O110])" office:value-type="currency" office:currency="EUR" office:value="0">
            <text:p>0,00 €</text:p>
          </table:table-cell>
          <table:table-cell table:style-name="ce58" table:formula="of:=[.C110]-[.P110]" office:value-type="currency" office:currency="EUR" office:value="0">
            <text:p>0,00 €</text:p>
          </table:table-cell>
          <table:table-cell table:style-name="ce70" table:formula="of:=[.P110]/[.C11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4000">
            <text:p>654000</text:p>
          </table:table-cell>
          <table:table-cell table:style-name="ce50" office:value-type="string">
            <text:p>Perte sur créances irrécouvrables</text:p>
          </table:table-cell>
          <table:table-cell table:style-name="ce58"/>
          <table:table-cell table:style-name="ce58" table:number-columns-repeated="12"/>
          <table:table-cell table:style-name="ce58" table:formula="of:=SUM([.D111:.O111])" office:value-type="currency" office:currency="EUR" office:value="0">
            <text:p>0,00 €</text:p>
          </table:table-cell>
          <table:table-cell table:style-name="ce58" table:formula="of:=[.C111]-[.P111]" office:value-type="currency" office:currency="EUR" office:value="0">
            <text:p>0,00 €</text:p>
          </table:table-cell>
          <table:table-cell table:style-name="ce70" table:formula="of:=[.P111]/[.C11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7100">
            <text:p>657100</text:p>
          </table:table-cell>
          <table:table-cell table:style-name="ce50" office:value-type="string">
            <text:p>Subventions accordées</text:p>
          </table:table-cell>
          <table:table-cell table:style-name="ce58"/>
          <table:table-cell table:style-name="ce58" table:number-columns-repeated="12"/>
          <table:table-cell table:style-name="ce58" table:formula="of:=SUM([.D112:.O112])" office:value-type="currency" office:currency="EUR" office:value="0">
            <text:p>0,00 €</text:p>
          </table:table-cell>
          <table:table-cell table:style-name="ce58" table:formula="of:=[.C112]-[.P112]" office:value-type="currency" office:currency="EUR" office:value="0">
            <text:p>0,00 €</text:p>
          </table:table-cell>
          <table:table-cell table:style-name="ce70" table:formula="of:=[.P112]/[.C11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7200">
            <text:p>657200</text:p>
          </table:table-cell>
          <table:table-cell table:style-name="ce50" office:value-type="string">
            <text:p>Réaffectation Bilan affectation du fds de solidarité</text:p>
          </table:table-cell>
          <table:table-cell table:style-name="ce58"/>
          <table:table-cell table:style-name="ce58" table:number-columns-repeated="12"/>
          <table:table-cell table:style-name="ce58" table:formula="of:=SUM([.D113:.O113])" office:value-type="currency" office:currency="EUR" office:value="0">
            <text:p>0,00 €</text:p>
          </table:table-cell>
          <table:table-cell table:style-name="ce58" table:formula="of:=[.C113]-[.P113]" office:value-type="currency" office:currency="EUR" office:value="0">
            <text:p>0,00 €</text:p>
          </table:table-cell>
          <table:table-cell table:style-name="ce70" table:formula="of:=[.Q113]/[.C11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7210">
            <text:p>657210</text:p>
          </table:table-cell>
          <table:table-cell table:style-name="ce50" office:value-type="string">
            <text:p>Affectation au fonds de solidarité</text:p>
          </table:table-cell>
          <table:table-cell table:style-name="ce58"/>
          <table:table-cell table:style-name="ce58" table:number-columns-repeated="12"/>
          <table:table-cell table:style-name="ce58" table:formula="of:=SUM([.D114:.O114])" office:value-type="currency" office:currency="EUR" office:value="0">
            <text:p>0,00 €</text:p>
          </table:table-cell>
          <table:table-cell table:style-name="ce58" table:formula="of:=[.C114]-[.P114]" office:value-type="currency" office:currency="EUR" office:value="0">
            <text:p>0,00 €</text:p>
          </table:table-cell>
          <table:table-cell table:style-name="ce70" table:formula="of:=[.Q114]/[.C11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8000">
            <text:p>658000</text:p>
          </table:table-cell>
          <table:table-cell table:style-name="ce50" office:value-type="string">
            <text:p>Frais divers de gestion courante</text:p>
          </table:table-cell>
          <table:table-cell table:style-name="ce58"/>
          <table:table-cell table:style-name="ce58" table:number-columns-repeated="12"/>
          <table:table-cell table:style-name="ce58" table:formula="of:=SUM([.D115:.O115])" office:value-type="currency" office:currency="EUR" office:value="0">
            <text:p>0,00 €</text:p>
          </table:table-cell>
          <table:table-cell table:style-name="ce58" table:formula="of:=[.C115]-[.P115]" office:value-type="currency" office:currency="EUR" office:value="0">
            <text:p>0,00 €</text:p>
          </table:table-cell>
          <table:table-cell table:style-name="ce70" table:formula="of:=[.Q115]/[.C11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8110">
            <text:p>658110</text:p>
          </table:table-cell>
          <table:table-cell table:style-name="ce50" office:value-type="string">
            <text:p>Différences de règlement (charge)</text:p>
          </table:table-cell>
          <table:table-cell table:style-name="ce58"/>
          <table:table-cell table:style-name="ce58" table:number-columns-repeated="12"/>
          <table:table-cell table:style-name="ce58" table:formula="of:=SUM([.D116:.O116])" office:value-type="currency" office:currency="EUR" office:value="0">
            <text:p>0,00 €</text:p>
          </table:table-cell>
          <table:table-cell table:style-name="ce58" table:formula="of:=[.C116]-[.P116]" office:value-type="currency" office:currency="EUR" office:value="0">
            <text:p>0,00 €</text:p>
          </table:table-cell>
          <table:table-cell table:style-name="ce70" table:formula="of:=[.Q116]/[.C11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61000">
            <text:p>661000</text:p>
          </table:table-cell>
          <table:table-cell table:style-name="ce50" office:value-type="string">
            <text:p>Frais de prélèvement</text:p>
          </table:table-cell>
          <table:table-cell table:style-name="ce58"/>
          <table:table-cell table:style-name="ce58" table:number-columns-repeated="12"/>
          <table:table-cell table:style-name="ce58" table:formula="of:=SUM([.D117:.O117])" office:value-type="currency" office:currency="EUR" office:value="0">
            <text:p>0,00 €</text:p>
          </table:table-cell>
          <table:table-cell table:style-name="ce58" table:formula="of:=[.C117]-[.P117]" office:value-type="currency" office:currency="EUR" office:value="0">
            <text:p>0,00 €</text:p>
          </table:table-cell>
          <table:table-cell table:style-name="ce70" table:formula="of:=[.Q117]/[.C11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61600">
            <text:p>661600</text:p>
          </table:table-cell>
          <table:table-cell table:style-name="ce50" office:value-type="string">
            <text:p>Agios bancaires</text:p>
          </table:table-cell>
          <table:table-cell table:style-name="ce58"/>
          <table:table-cell table:style-name="ce58" table:number-columns-repeated="12"/>
          <table:table-cell table:style-name="ce58" table:formula="of:=SUM([.D118:.O118])" office:value-type="currency" office:currency="EUR" office:value="0">
            <text:p>0,00 €</text:p>
          </table:table-cell>
          <table:table-cell table:style-name="ce58" table:formula="of:=[.C118]-[.P118]" office:value-type="currency" office:currency="EUR" office:value="0">
            <text:p>0,00 €</text:p>
          </table:table-cell>
          <table:table-cell table:style-name="ce70" table:formula="of:=[.Q118]/[.C11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68800">
            <text:p>668800</text:p>
          </table:table-cell>
          <table:table-cell table:style-name="ce50" office:value-type="string">
            <text:p>Compte d'Arrondi</text:p>
          </table:table-cell>
          <table:table-cell table:style-name="ce58"/>
          <table:table-cell table:style-name="ce58" table:number-columns-repeated="12"/>
          <table:table-cell table:style-name="ce58" table:formula="of:=SUM([.D119:.O119])" office:value-type="currency" office:currency="EUR" office:value="0">
            <text:p>0,00 €</text:p>
          </table:table-cell>
          <table:table-cell table:style-name="ce58" table:formula="of:=[.C119]-[.P119]" office:value-type="currency" office:currency="EUR" office:value="0">
            <text:p>0,00 €</text:p>
          </table:table-cell>
          <table:table-cell table:style-name="ce70" table:formula="of:=[.Q119]/[.C11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71200">
            <text:p>671200</text:p>
          </table:table-cell>
          <table:table-cell table:style-name="ce50" office:value-type="string">
            <text:p>Pénalités &amp; amendes</text:p>
          </table:table-cell>
          <table:table-cell table:style-name="ce58"/>
          <table:table-cell table:style-name="ce58" table:number-columns-repeated="12"/>
          <table:table-cell table:style-name="ce58" table:formula="of:=SUM([.D120:.O120])" office:value-type="currency" office:currency="EUR" office:value="0">
            <text:p>0,00 €</text:p>
          </table:table-cell>
          <table:table-cell table:style-name="ce58" table:formula="of:=[.C120]-[.P120]" office:value-type="currency" office:currency="EUR" office:value="0">
            <text:p>0,00 €</text:p>
          </table:table-cell>
          <table:table-cell table:style-name="ce70" table:formula="of:=[.Q120]/[.C12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72000">
            <text:p>672000</text:p>
          </table:table-cell>
          <table:table-cell table:style-name="ce50" office:value-type="string">
            <text:p>Charges sur exercices anérieurs</text:p>
          </table:table-cell>
          <table:table-cell table:style-name="ce58"/>
          <table:table-cell table:style-name="ce58" table:number-columns-repeated="12"/>
          <table:table-cell table:style-name="ce58" table:formula="of:=SUM([.D121:.O121])" office:value-type="currency" office:currency="EUR" office:value="0">
            <text:p>0,00 €</text:p>
          </table:table-cell>
          <table:table-cell table:style-name="ce58" table:formula="of:=[.C121]-[.P121]" office:value-type="currency" office:currency="EUR" office:value="0">
            <text:p>0,00 €</text:p>
          </table:table-cell>
          <table:table-cell table:style-name="ce70" table:formula="of:=[.Q121]/[.C12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75000">
            <text:p>675000</text:p>
          </table:table-cell>
          <table:table-cell table:style-name="ce50" office:value-type="string">
            <text:p>Valeurs comptables des éléments d'actif cédés</text:p>
          </table:table-cell>
          <table:table-cell table:style-name="ce58"/>
          <table:table-cell table:style-name="ce58" table:number-columns-repeated="12"/>
          <table:table-cell table:style-name="ce58" table:formula="of:=SUM([.D122:.O122])" office:value-type="currency" office:currency="EUR" office:value="0">
            <text:p>0,00 €</text:p>
          </table:table-cell>
          <table:table-cell table:style-name="ce58" table:formula="of:=[.C122]-[.P122]" office:value-type="currency" office:currency="EUR" office:value="0">
            <text:p>0,00 €</text:p>
          </table:table-cell>
          <table:table-cell table:style-name="ce70" table:formula="of:=[.Q122]/[.C12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75200">
            <text:p>675200</text:p>
          </table:table-cell>
          <table:table-cell table:style-name="ce50" office:value-type="string">
            <text:p>Val. cptable des éléments d'actif cédés : immos corporelles</text:p>
          </table:table-cell>
          <table:table-cell table:style-name="ce58"/>
          <table:table-cell table:style-name="ce58" table:number-columns-repeated="12"/>
          <table:table-cell table:style-name="ce58" table:formula="of:=SUM([.D123:.O123])" office:value-type="currency" office:currency="EUR" office:value="0">
            <text:p>0,00 €</text:p>
          </table:table-cell>
          <table:table-cell table:style-name="ce58" table:formula="of:=[.C123]-[.P123]" office:value-type="currency" office:currency="EUR" office:value="0">
            <text:p>0,00 €</text:p>
          </table:table-cell>
          <table:table-cell table:style-name="ce70" table:formula="of:=[.Q123]/[.C12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78000">
            <text:p>678000</text:p>
          </table:table-cell>
          <table:table-cell table:style-name="ce50" office:value-type="string">
            <text:p>Autres charges exceptionnelles</text:p>
          </table:table-cell>
          <table:table-cell table:style-name="ce58"/>
          <table:table-cell table:style-name="ce58" table:number-columns-repeated="12"/>
          <table:table-cell table:style-name="ce58" table:formula="of:=SUM([.D124:.O124])" office:value-type="currency" office:currency="EUR" office:value="0">
            <text:p>0,00 €</text:p>
          </table:table-cell>
          <table:table-cell table:style-name="ce58" table:formula="of:=[.C124]-[.P124]" office:value-type="currency" office:currency="EUR" office:value="0">
            <text:p>0,00 €</text:p>
          </table:table-cell>
          <table:table-cell table:style-name="ce70" table:formula="of:=[.Q124]/[.C12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78800">
            <text:p>678800</text:p>
          </table:table-cell>
          <table:table-cell table:style-name="ce50" office:value-type="string">
            <text:p>Charges exceptionnelles diverses</text:p>
          </table:table-cell>
          <table:table-cell table:style-name="ce58"/>
          <table:table-cell table:style-name="ce58" table:number-columns-repeated="12"/>
          <table:table-cell table:style-name="ce58" table:formula="of:=SUM([.D125:.O125])" office:value-type="currency" office:currency="EUR" office:value="0">
            <text:p>0,00 €</text:p>
          </table:table-cell>
          <table:table-cell table:style-name="ce58" table:formula="of:=[.C125]-[.P125]" office:value-type="currency" office:currency="EUR" office:value="0">
            <text:p>0,00 €</text:p>
          </table:table-cell>
          <table:table-cell table:style-name="ce70" table:formula="of:=[.Q125]/[.C12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81110">
            <text:p>681110</text:p>
          </table:table-cell>
          <table:table-cell table:style-name="ce50" office:value-type="string">
            <text:p>Dot. amort. immos incorporelles</text:p>
          </table:table-cell>
          <table:table-cell table:style-name="ce58"/>
          <table:table-cell table:style-name="ce58" table:number-columns-repeated="12"/>
          <table:table-cell table:style-name="ce58" table:formula="of:=SUM([.D126:.O126])" office:value-type="currency" office:currency="EUR" office:value="0">
            <text:p>0,00 €</text:p>
          </table:table-cell>
          <table:table-cell table:style-name="ce58" table:formula="of:=[.C126]-[.P126]" office:value-type="currency" office:currency="EUR" office:value="0">
            <text:p>0,00 €</text:p>
          </table:table-cell>
          <table:table-cell table:style-name="ce70" table:formula="of:=[.Q126]/[.C12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81120">
            <text:p>681120</text:p>
          </table:table-cell>
          <table:table-cell table:style-name="ce50" office:value-type="string">
            <text:p>Dot. amort. immos corporelles</text:p>
          </table:table-cell>
          <table:table-cell table:style-name="ce58"/>
          <table:table-cell table:style-name="ce58" table:number-columns-repeated="12"/>
          <table:table-cell table:style-name="ce58" table:formula="of:=SUM([.D127:.O127])" office:value-type="currency" office:currency="EUR" office:value="0">
            <text:p>0,00 €</text:p>
          </table:table-cell>
          <table:table-cell table:style-name="ce58" table:formula="of:=[.C127]-[.P127]" office:value-type="currency" office:currency="EUR" office:value="0">
            <text:p>0,00 €</text:p>
          </table:table-cell>
          <table:table-cell table:style-name="ce70" table:formula="of:=[.Q127]/[.C12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81700">
            <text:p>681700</text:p>
          </table:table-cell>
          <table:table-cell table:style-name="ce50" office:value-type="string">
            <text:p>Prov.pour dépréciation des stocks</text:p>
          </table:table-cell>
          <table:table-cell table:style-name="ce58"/>
          <table:table-cell table:style-name="ce58" table:number-columns-repeated="12"/>
          <table:table-cell table:style-name="ce58" table:formula="of:=SUM([.D128:.O128])" office:value-type="currency" office:currency="EUR" office:value="0">
            <text:p>0,00 €</text:p>
          </table:table-cell>
          <table:table-cell table:style-name="ce58" table:formula="of:=[.C128]-[.P128]" office:value-type="currency" office:currency="EUR" office:value="0">
            <text:p>0,00 €</text:p>
          </table:table-cell>
          <table:table-cell table:style-name="ce70" table:formula="of:=[.Q128]/[.C12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87250">
            <text:p>687250</text:p>
          </table:table-cell>
          <table:table-cell table:style-name="ce50" office:value-type="string">
            <text:p>Dot.amort. dérogatoires</text:p>
          </table:table-cell>
          <table:table-cell table:style-name="ce58"/>
          <table:table-cell table:style-name="ce58" table:number-columns-repeated="12"/>
          <table:table-cell table:style-name="ce58" table:formula="of:=SUM([.D129:.O129])" office:value-type="currency" office:currency="EUR" office:value="0">
            <text:p>0,00 €</text:p>
          </table:table-cell>
          <table:table-cell table:style-name="ce58" table:formula="of:=[.C129]-[.P129]" office:value-type="currency" office:currency="EUR" office:value="0">
            <text:p>0,00 €</text:p>
          </table:table-cell>
          <table:table-cell table:style-name="ce70" table:formula="of:=[.Q129]/[.C12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87500">
            <text:p>687500</text:p>
          </table:table-cell>
          <table:table-cell table:style-name="ce50" office:value-type="string">
            <text:p>Dot. aux prov. risques et ch. exc.</text:p>
          </table:table-cell>
          <table:table-cell table:style-name="ce58"/>
          <table:table-cell table:style-name="ce58" table:number-columns-repeated="12"/>
          <table:table-cell table:style-name="ce58" table:formula="of:=SUM([.D130:.O130])" office:value-type="currency" office:currency="EUR" office:value="0">
            <text:p>0,00 €</text:p>
          </table:table-cell>
          <table:table-cell table:style-name="ce58" table:formula="of:=[.C130]-[.P130]" office:value-type="currency" office:currency="EUR" office:value="0">
            <text:p>0,00 €</text:p>
          </table:table-cell>
          <table:table-cell table:style-name="ce70" table:formula="of:=[.Q130]/[.C13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95000">
            <text:p>695000</text:p>
          </table:table-cell>
          <table:table-cell table:style-name="ce50" office:value-type="string">
            <text:p>Impôt pers. morales non lucratives</text:p>
          </table:table-cell>
          <table:table-cell table:style-name="ce58"/>
          <table:table-cell table:style-name="ce58" table:number-columns-repeated="12"/>
          <table:table-cell table:style-name="ce58" table:formula="of:=SUM([.D131:.O131])" office:value-type="currency" office:currency="EUR" office:value="0">
            <text:p>0,00 €</text:p>
          </table:table-cell>
          <table:table-cell table:style-name="ce58" table:formula="of:=[.C131]-[.P131]" office:value-type="currency" office:currency="EUR" office:value="0">
            <text:p>0,00 €</text:p>
          </table:table-cell>
          <table:table-cell table:style-name="ce70" table:formula="of:=[.Q131]/[.C13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95100">
            <text:p>695100</text:p>
          </table:table-cell>
          <table:table-cell table:style-name="ce50" office:value-type="string">
            <text:p>Impôt société sur activités fiscalisées</text:p>
          </table:table-cell>
          <table:table-cell table:style-name="ce58"/>
          <table:table-cell table:style-name="ce58" table:number-columns-repeated="12"/>
          <table:table-cell table:style-name="ce58" table:formula="of:=SUM([.D132:.O132])" office:value-type="currency" office:currency="EUR" office:value="0">
            <text:p>0,00 €</text:p>
          </table:table-cell>
          <table:table-cell table:style-name="ce58" table:formula="of:=[.C132]-[.P132]" office:value-type="currency" office:currency="EUR" office:value="0">
            <text:p>0,00 €</text:p>
          </table:table-cell>
          <table:table-cell table:style-name="ce70" table:formula="of:=[.Q132]/[.C13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8"/>
          <table:table-cell table:style-name="ce51" office:value-type="string">
            <text:p>Produits </text:p>
          </table:table-cell>
          <table:table-cell table:style-name="ce54" table:formula="of:=SUM([.C134:.C203])" office:value-type="currency" office:currency="EUR" office:value="7250">
            <text:p>7 250,00 €</text:p>
          </table:table-cell>
          <table:table-cell table:style-name="ce54" table:formula="of:=SUM([.D134:.D203])" office:value-type="currency" office:currency="EUR" office:value="0">
            <text:p>0,00 €</text:p>
          </table:table-cell>
          <table:table-cell table:style-name="ce54" table:formula="of:=SUM([.E134:.E203])" office:value-type="currency" office:currency="EUR" office:value="0">
            <text:p>0,00 €</text:p>
          </table:table-cell>
          <table:table-cell table:style-name="ce54" table:formula="of:=SUM([.F134:.F203])" office:value-type="currency" office:currency="EUR" office:value="0">
            <text:p>0,00 €</text:p>
          </table:table-cell>
          <table:table-cell table:style-name="ce54" table:formula="of:=SUM([.G134:.G203])" office:value-type="currency" office:currency="EUR" office:value="0">
            <text:p>0,00 €</text:p>
          </table:table-cell>
          <table:table-cell table:style-name="ce54" table:formula="of:=SUM([.H134:.H203])" office:value-type="currency" office:currency="EUR" office:value="0">
            <text:p>0,00 €</text:p>
          </table:table-cell>
          <table:table-cell table:style-name="ce54" table:formula="of:=SUM([.I134:.I203])" office:value-type="currency" office:currency="EUR" office:value="0">
            <text:p>0,00 €</text:p>
          </table:table-cell>
          <table:table-cell table:style-name="ce54" table:formula="of:=SUM([.J134:.J203])" office:value-type="currency" office:currency="EUR" office:value="0">
            <text:p>0,00 €</text:p>
          </table:table-cell>
          <table:table-cell table:style-name="ce54" table:formula="of:=SUM([.K134:.K203])" office:value-type="currency" office:currency="EUR" office:value="0">
            <text:p>0,00 €</text:p>
          </table:table-cell>
          <table:table-cell table:style-name="ce54" table:formula="of:=SUM([.L134:.L203])" office:value-type="currency" office:currency="EUR" office:value="0">
            <text:p>0,00 €</text:p>
          </table:table-cell>
          <table:table-cell table:style-name="ce54" table:formula="of:=SUM([.M134:.M203])" office:value-type="currency" office:currency="EUR" office:value="0">
            <text:p>0,00 €</text:p>
          </table:table-cell>
          <table:table-cell table:style-name="ce54" table:formula="of:=SUM([.N134:.N203])" office:value-type="currency" office:currency="EUR" office:value="0">
            <text:p>0,00 €</text:p>
          </table:table-cell>
          <table:table-cell table:style-name="ce54" table:formula="of:=SUM([.O134:.O203])" office:value-type="currency" office:currency="EUR" office:value="0">
            <text:p>0,00 €</text:p>
          </table:table-cell>
          <table:table-cell table:style-name="ce54" table:formula="of:=SUM([.P146:.P203])" office:value-type="currency" office:currency="EUR" office:value="0">
            <text:p>0,00 €</text:p>
          </table:table-cell>
          <table:table-cell table:style-name="ce54" table:formula="of:=[.C133]-[.P133]" office:value-type="currency" office:currency="EUR" office:value="7250">
            <text:p>7 250,00 €</text:p>
          </table:table-cell>
          <table:table-cell table:style-name="ce69" table:formula="of:=[.P133]/[.C133]" office:value-type="percentage" office:value="0">
            <text:p>0,00%</text:p>
          </table:table-cell>
          <table:table-cell table:style-name="Default" table:number-columns-repeated="1006"/>
        </table:table-row>
        <table:table-row table:style-name="ro1">
          <table:table-cell table:style-name="ce49" office:value-type="float" office:value="701010">
            <text:p>701010</text:p>
          </table:table-cell>
          <table:table-cell table:style-name="ce50" office:value-type="string">
            <text:p>Abt à la revue SDN 2,1 %</text:p>
          </table:table-cell>
          <table:table-cell table:style-name="ce58"/>
          <table:table-cell table:style-name="ce58" table:number-columns-repeated="12"/>
          <table:table-cell table:style-name="ce58" table:formula="of:=SUM([.D134:.O134])" office:value-type="currency" office:currency="EUR" office:value="0">
            <text:p>0,00 €</text:p>
          </table:table-cell>
          <table:table-cell table:style-name="ce58" table:formula="of:=[.C134]-[.P134]" office:value-type="currency" office:currency="EUR" office:value="0">
            <text:p>0,00 €</text:p>
          </table:table-cell>
          <table:table-cell table:style-name="ce70" table:formula="of:=[.Q134]/[.C13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110">
            <text:p>701110</text:p>
          </table:table-cell>
          <table:table-cell table:style-name="ce50" office:value-type="string">
            <text:p>Parrainage d'abonnements à 2,10 %</text:p>
          </table:table-cell>
          <table:table-cell table:style-name="ce58"/>
          <table:table-cell table:style-name="ce58" table:number-columns-repeated="12"/>
          <table:table-cell table:style-name="ce58" table:formula="of:=SUM([.D135:.O135])" office:value-type="currency" office:currency="EUR" office:value="0">
            <text:p>0,00 €</text:p>
          </table:table-cell>
          <table:table-cell table:style-name="ce58" table:formula="of:=[.C135]-[.P135]" office:value-type="currency" office:currency="EUR" office:value="0">
            <text:p>0,00 €</text:p>
          </table:table-cell>
          <table:table-cell table:style-name="ce70" table:formula="of:=[.Q135]/[.C13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120">
            <text:p>701120</text:p>
          </table:table-cell>
          <table:table-cell table:style-name="ce50" office:value-type="string">
            <text:p>Revue à l'unité à 2,10 %</text:p>
          </table:table-cell>
          <table:table-cell table:style-name="ce58"/>
          <table:table-cell table:style-name="ce58" table:number-columns-repeated="12"/>
          <table:table-cell table:style-name="ce58" table:formula="of:=SUM([.D136:.O136])" office:value-type="currency" office:currency="EUR" office:value="0">
            <text:p>0,00 €</text:p>
          </table:table-cell>
          <table:table-cell table:style-name="ce58" table:formula="of:=[.C136]-[.P136]" office:value-type="currency" office:currency="EUR" office:value="0">
            <text:p>0,00 €</text:p>
          </table:table-cell>
          <table:table-cell table:style-name="ce70" table:formula="of:=[.Q136]/[.C13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130">
            <text:p>701130</text:p>
          </table:table-cell>
          <table:table-cell table:style-name="ce50" office:value-type="string">
            <text:p>Autres Documents REZO</text:p>
          </table:table-cell>
          <table:table-cell table:style-name="ce58"/>
          <table:table-cell table:style-name="ce58" table:number-columns-repeated="12"/>
          <table:table-cell table:style-name="ce58" table:formula="of:=SUM([.D137:.O137])" office:value-type="currency" office:currency="EUR" office:value="0">
            <text:p>0,00 €</text:p>
          </table:table-cell>
          <table:table-cell table:style-name="ce58" table:formula="of:=[.C137]-[.P137]" office:value-type="currency" office:currency="EUR" office:value="0">
            <text:p>0,00 €</text:p>
          </table:table-cell>
          <table:table-cell table:style-name="ce70" table:formula="of:=[.Q137]/[.C13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140">
            <text:p>701140</text:p>
          </table:table-cell>
          <table:table-cell table:style-name="ce50" office:value-type="string">
            <text:p>Vêtements et accessoires à 19,6 %</text:p>
          </table:table-cell>
          <table:table-cell table:style-name="ce58"/>
          <table:table-cell table:style-name="ce58" table:number-columns-repeated="12"/>
          <table:table-cell table:style-name="ce58" table:formula="of:=SUM([.D138:.O138])" office:value-type="currency" office:currency="EUR" office:value="0">
            <text:p>0,00 €</text:p>
          </table:table-cell>
          <table:table-cell table:style-name="ce58" table:formula="of:=[.C138]-[.P138]" office:value-type="currency" office:currency="EUR" office:value="0">
            <text:p>0,00 €</text:p>
          </table:table-cell>
          <table:table-cell table:style-name="ce70" table:formula="of:=[.Q138]/[.C13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200">
            <text:p>701200</text:p>
          </table:table-cell>
          <table:table-cell table:style-name="ce50" office:value-type="string">
            <text:p>Livres, dossiers et brochures à 5,5 %</text:p>
          </table:table-cell>
          <table:table-cell table:style-name="ce58"/>
          <table:table-cell table:style-name="ce58" table:number-columns-repeated="12"/>
          <table:table-cell table:style-name="ce58" table:formula="of:=SUM([.D139:.O139])" office:value-type="currency" office:currency="EUR" office:value="0">
            <text:p>0,00 €</text:p>
          </table:table-cell>
          <table:table-cell table:style-name="ce58" table:formula="of:=[.C139]-[.P139]" office:value-type="currency" office:currency="EUR" office:value="0">
            <text:p>0,00 €</text:p>
          </table:table-cell>
          <table:table-cell table:style-name="ce70" table:formula="of:=[.Q139]/[.C13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400">
            <text:p>701400</text:p>
          </table:table-cell>
          <table:table-cell table:style-name="ce50" office:value-type="string">
            <text:p>REZO Documents de campagne à 5,5 %</text:p>
          </table:table-cell>
          <table:table-cell table:style-name="ce58"/>
          <table:table-cell table:style-name="ce58" table:number-columns-repeated="12"/>
          <table:table-cell table:style-name="ce58" table:formula="of:=SUM([.D140:.O140])" office:value-type="currency" office:currency="EUR" office:value="0">
            <text:p>0,00 €</text:p>
          </table:table-cell>
          <table:table-cell table:style-name="ce58" table:formula="of:=[.C140]-[.P140]" office:value-type="currency" office:currency="EUR" office:value="0">
            <text:p>0,00 €</text:p>
          </table:table-cell>
          <table:table-cell table:style-name="ce70" table:formula="of:=[.Q140]/[.C14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500">
            <text:p>701500</text:p>
          </table:table-cell>
          <table:table-cell table:style-name="ce50" office:value-type="string">
            <text:p>MAT. DVD du REZO à 19,6 %</text:p>
          </table:table-cell>
          <table:table-cell table:style-name="ce58"/>
          <table:table-cell table:style-name="ce58" table:number-columns-repeated="12"/>
          <table:table-cell table:style-name="ce58" table:formula="of:=SUM([.D141:.O141])" office:value-type="currency" office:currency="EUR" office:value="0">
            <text:p>0,00 €</text:p>
          </table:table-cell>
          <table:table-cell table:style-name="ce58" table:formula="of:=[.C141]-[.P141]" office:value-type="currency" office:currency="EUR" office:value="0">
            <text:p>0,00 €</text:p>
          </table:table-cell>
          <table:table-cell table:style-name="ce70" table:formula="of:=[.Q141]/[.C14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600">
            <text:p>701600</text:p>
          </table:table-cell>
          <table:table-cell table:style-name="ce50" office:value-type="string">
            <text:p>MAT. Enveloppes à 19,6 %</text:p>
          </table:table-cell>
          <table:table-cell table:style-name="ce58"/>
          <table:table-cell table:style-name="ce58" table:number-columns-repeated="12"/>
          <table:table-cell table:style-name="ce58" table:formula="of:=SUM([.D142:.O142])" office:value-type="currency" office:currency="EUR" office:value="0">
            <text:p>0,00 €</text:p>
          </table:table-cell>
          <table:table-cell table:style-name="ce58" table:formula="of:=[.C142]-[.P142]" office:value-type="currency" office:currency="EUR" office:value="0">
            <text:p>0,00 €</text:p>
          </table:table-cell>
          <table:table-cell table:style-name="ce70" table:formula="of:=[.Q142]/[.C14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810">
            <text:p>701810</text:p>
          </table:table-cell>
          <table:table-cell table:style-name="ce50" office:value-type="string">
            <text:p>Mat DVD du rezo (19,6%)</text:p>
          </table:table-cell>
          <table:table-cell table:style-name="ce58"/>
          <table:table-cell table:style-name="ce58" table:number-columns-repeated="12"/>
          <table:table-cell table:style-name="ce58" table:formula="of:=SUM([.D143:.O143])" office:value-type="currency" office:currency="EUR" office:value="0">
            <text:p>0,00 €</text:p>
          </table:table-cell>
          <table:table-cell table:style-name="ce58" table:formula="of:=[.C143]-[.P143]" office:value-type="currency" office:currency="EUR" office:value="0">
            <text:p>0,00 €</text:p>
          </table:table-cell>
          <table:table-cell table:style-name="ce70" table:formula="of:=[.Q143]/[.C14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900">
            <text:p>701900</text:p>
          </table:table-cell>
          <table:table-cell table:style-name="ce50" office:value-type="string">
            <text:p>Autocollants hors Europe</text:p>
          </table:table-cell>
          <table:table-cell table:style-name="ce58"/>
          <table:table-cell table:style-name="ce58" table:number-columns-repeated="12"/>
          <table:table-cell table:style-name="ce58" table:formula="of:=SUM([.D144:.O144])" office:value-type="currency" office:currency="EUR" office:value="0">
            <text:p>0,00 €</text:p>
          </table:table-cell>
          <table:table-cell table:style-name="ce58" table:formula="of:=[.C144]-[.P144]" office:value-type="currency" office:currency="EUR" office:value="0">
            <text:p>0,00 €</text:p>
          </table:table-cell>
          <table:table-cell table:style-name="ce70" table:formula="of:=[.Q144]/[.C14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6300">
            <text:p>706300</text:p>
          </table:table-cell>
          <table:table-cell table:style-name="ce50" office:value-type="string">
            <text:p>Inscriptions colloque Énergies 3 frontières (exo.)</text:p>
          </table:table-cell>
          <table:table-cell table:style-name="ce58"/>
          <table:table-cell table:style-name="ce58" table:number-columns-repeated="12"/>
          <table:table-cell table:style-name="ce58" table:formula="of:=SUM([.D145:.O145])" office:value-type="currency" office:currency="EUR" office:value="0">
            <text:p>0,00 €</text:p>
          </table:table-cell>
          <table:table-cell table:style-name="ce58" table:formula="of:=[.C145]-[.P145]" office:value-type="currency" office:currency="EUR" office:value="0">
            <text:p>0,00 €</text:p>
          </table:table-cell>
          <table:table-cell table:style-name="ce70" table:formula="of:=[.Q145]/[.C14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100">
            <text:p>707100</text:p>
          </table:table-cell>
          <table:table-cell table:style-name="ce50" office:value-type="string">
            <text:p>Brochures revendues à 5,5 %</text:p>
          </table:table-cell>
          <table:table-cell table:style-name="ce58"/>
          <table:table-cell table:style-name="ce58" table:number-columns-repeated="12"/>
          <table:table-cell table:style-name="ce58" table:formula="of:=SUM([.D146:.O146])" office:value-type="currency" office:currency="EUR" office:value="0">
            <text:p>0,00 €</text:p>
          </table:table-cell>
          <table:table-cell table:style-name="ce58" table:formula="of:=[.C146]-[.P146]" office:value-type="currency" office:currency="EUR" office:value="0">
            <text:p>0,00 €</text:p>
          </table:table-cell>
          <table:table-cell table:style-name="ce70" table:formula="of:=[.P146]/[.C14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200">
            <text:p>707200</text:p>
          </table:table-cell>
          <table:table-cell table:style-name="ce50" office:value-type="string">
            <text:p>Ventes de CD à 19,6 %</text:p>
          </table:table-cell>
          <table:table-cell table:style-name="ce58"/>
          <table:table-cell table:style-name="ce58" table:number-columns-repeated="12"/>
          <table:table-cell table:style-name="ce58" table:formula="of:=SUM([.D147:.O147])" office:value-type="currency" office:currency="EUR" office:value="0">
            <text:p>0,00 €</text:p>
          </table:table-cell>
          <table:table-cell table:style-name="ce58" table:formula="of:=[.C147]-[.P147]" office:value-type="currency" office:currency="EUR" office:value="0">
            <text:p>0,00 €</text:p>
          </table:table-cell>
          <table:table-cell table:style-name="ce70" table:formula="of:=[.P147]/[.C14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300">
            <text:p>707300</text:p>
          </table:table-cell>
          <table:table-cell table:style-name="ce50" office:value-type="string">
            <text:p>Ventes de DVD à 19,6 %</text:p>
          </table:table-cell>
          <table:table-cell table:style-name="ce58"/>
          <table:table-cell table:style-name="ce58" table:number-columns-repeated="12"/>
          <table:table-cell table:style-name="ce58" table:formula="of:=SUM([.D148:.O148])" office:value-type="currency" office:currency="EUR" office:value="0">
            <text:p>0,00 €</text:p>
          </table:table-cell>
          <table:table-cell table:style-name="ce58" table:formula="of:=[.C148]-[.P148]" office:value-type="currency" office:currency="EUR" office:value="0">
            <text:p>0,00 €</text:p>
          </table:table-cell>
          <table:table-cell table:style-name="ce70" table:formula="of:=[.P148]/[.C14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500">
            <text:p>707500</text:p>
          </table:table-cell>
          <table:table-cell table:style-name="ce50" office:value-type="string">
            <text:p>Ventes de livres</text:p>
          </table:table-cell>
          <table:table-cell table:style-name="ce58"/>
          <table:table-cell table:style-name="ce58" table:number-columns-repeated="12"/>
          <table:table-cell table:style-name="ce58" table:formula="of:=SUM([.D149:.O149])" office:value-type="currency" office:currency="EUR" office:value="0">
            <text:p>0,00 €</text:p>
          </table:table-cell>
          <table:table-cell table:style-name="ce58" table:formula="of:=[.C149]-[.P149]" office:value-type="currency" office:currency="EUR" office:value="0">
            <text:p>0,00 €</text:p>
          </table:table-cell>
          <table:table-cell table:style-name="ce70" table:formula="of:=[.P149]/[.C14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510">
            <text:p>707510</text:p>
          </table:table-cell>
          <table:table-cell table:style-name="ce50" office:value-type="string">
            <text:p>Ventes exonérées</text:p>
          </table:table-cell>
          <table:table-cell table:style-name="ce58"/>
          <table:table-cell table:style-name="ce58" table:number-columns-repeated="12"/>
          <table:table-cell table:style-name="ce58" table:formula="of:=SUM([.D150:.O150])" office:value-type="currency" office:currency="EUR" office:value="0">
            <text:p>0,00 €</text:p>
          </table:table-cell>
          <table:table-cell table:style-name="ce58" table:formula="of:=[.C150]-[.P150]" office:value-type="currency" office:currency="EUR" office:value="0">
            <text:p>0,00 €</text:p>
          </table:table-cell>
          <table:table-cell table:style-name="ce70" table:formula="of:=[.P150]/[.C15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600">
            <text:p>707600</text:p>
          </table:table-cell>
          <table:table-cell table:style-name="ce50" office:value-type="string">
            <text:p>Autre matériel militant</text:p>
          </table:table-cell>
          <table:table-cell table:style-name="ce58"/>
          <table:table-cell table:style-name="ce58" table:number-columns-repeated="12"/>
          <table:table-cell table:style-name="ce58" table:formula="of:=SUM([.D151:.O151])" office:value-type="currency" office:currency="EUR" office:value="0">
            <text:p>0,00 €</text:p>
          </table:table-cell>
          <table:table-cell table:style-name="ce58" table:formula="of:=[.C151]-[.P151]" office:value-type="currency" office:currency="EUR" office:value="0">
            <text:p>0,00 €</text:p>
          </table:table-cell>
          <table:table-cell table:style-name="ce70" table:formula="of:=[.P151]/[.C15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610">
            <text:p>707610</text:p>
          </table:table-cell>
          <table:table-cell table:style-name="ce50" office:value-type="string">
            <text:p>Autocollants</text:p>
          </table:table-cell>
          <table:table-cell table:style-name="ce58"/>
          <table:table-cell table:style-name="ce58" table:number-columns-repeated="12"/>
          <table:table-cell table:style-name="ce58" table:formula="of:=SUM([.D152:.O152])" office:value-type="currency" office:currency="EUR" office:value="0">
            <text:p>0,00 €</text:p>
          </table:table-cell>
          <table:table-cell table:style-name="ce58" table:formula="of:=[.C152]-[.P152]" office:value-type="currency" office:currency="EUR" office:value="0">
            <text:p>0,00 €</text:p>
          </table:table-cell>
          <table:table-cell table:style-name="ce70" table:formula="of:=[.P152]/[.C15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620">
            <text:p>707620</text:p>
          </table:table-cell>
          <table:table-cell table:style-name="ce50" office:value-type="string">
            <text:p>Badges</text:p>
          </table:table-cell>
          <table:table-cell table:style-name="ce58"/>
          <table:table-cell table:style-name="ce58" table:number-columns-repeated="12"/>
          <table:table-cell table:style-name="ce58" table:formula="of:=SUM([.D153:.O153])" office:value-type="currency" office:currency="EUR" office:value="0">
            <text:p>0,00 €</text:p>
          </table:table-cell>
          <table:table-cell table:style-name="ce58" table:formula="of:=[.C153]-[.P153]" office:value-type="currency" office:currency="EUR" office:value="0">
            <text:p>0,00 €</text:p>
          </table:table-cell>
          <table:table-cell table:style-name="ce70" table:formula="of:=[.P153]/[.C15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630">
            <text:p>707630</text:p>
          </table:table-cell>
          <table:table-cell table:style-name="ce50" office:value-type="string">
            <text:p>Banderoles</text:p>
          </table:table-cell>
          <table:table-cell table:style-name="ce58"/>
          <table:table-cell table:style-name="ce58" table:number-columns-repeated="12"/>
          <table:table-cell table:style-name="ce58" table:formula="of:=SUM([.D154:.O154])" office:value-type="currency" office:currency="EUR" office:value="0">
            <text:p>0,00 €</text:p>
          </table:table-cell>
          <table:table-cell table:style-name="ce58" table:formula="of:=[.C154]-[.P154]" office:value-type="currency" office:currency="EUR" office:value="0">
            <text:p>0,00 €</text:p>
          </table:table-cell>
          <table:table-cell table:style-name="ce70" table:formula="of:=[.P154]/[.C15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640">
            <text:p>707640</text:p>
          </table:table-cell>
          <table:table-cell table:style-name="ce50" office:value-type="string">
            <text:p>Drapeaux</text:p>
          </table:table-cell>
          <table:table-cell table:style-name="ce58"/>
          <table:table-cell table:style-name="ce58" table:number-columns-repeated="12"/>
          <table:table-cell table:style-name="ce58" table:formula="of:=SUM([.D155:.O155])" office:value-type="currency" office:currency="EUR" office:value="0">
            <text:p>0,00 €</text:p>
          </table:table-cell>
          <table:table-cell table:style-name="ce58" table:formula="of:=[.C155]-[.P155]" office:value-type="currency" office:currency="EUR" office:value="0">
            <text:p>0,00 €</text:p>
          </table:table-cell>
          <table:table-cell table:style-name="ce70" table:formula="of:=[.P155]/[.C15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650">
            <text:p>707650</text:p>
          </table:table-cell>
          <table:table-cell table:style-name="ce50" office:value-type="string">
            <text:p>Enveloppes</text:p>
          </table:table-cell>
          <table:table-cell table:style-name="ce58"/>
          <table:table-cell table:style-name="ce58" table:number-columns-repeated="12"/>
          <table:table-cell table:style-name="ce58" table:formula="of:=SUM([.D156:.O156])" office:value-type="currency" office:currency="EUR" office:value="0">
            <text:p>0,00 €</text:p>
          </table:table-cell>
          <table:table-cell table:style-name="ce58" table:formula="of:=[.C156]-[.P156]" office:value-type="currency" office:currency="EUR" office:value="0">
            <text:p>0,00 €</text:p>
          </table:table-cell>
          <table:table-cell table:style-name="ce70" table:formula="of:=[.P156]/[.C15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800">
            <text:p>707800</text:p>
          </table:table-cell>
          <table:table-cell table:style-name="ce50" office:value-type="string">
            <text:p>Tshirts</text:p>
          </table:table-cell>
          <table:table-cell table:style-name="ce58"/>
          <table:table-cell table:style-name="ce58" table:number-columns-repeated="12"/>
          <table:table-cell table:style-name="ce58" table:formula="of:=SUM([.D157:.O157])" office:value-type="currency" office:currency="EUR" office:value="0">
            <text:p>0,00 €</text:p>
          </table:table-cell>
          <table:table-cell table:style-name="ce58" table:formula="of:=[.C157]-[.P157]" office:value-type="currency" office:currency="EUR" office:value="0">
            <text:p>0,00 €</text:p>
          </table:table-cell>
          <table:table-cell table:style-name="ce70" table:formula="of:=[.P157]/[.C15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900">
            <text:p>707900</text:p>
          </table:table-cell>
          <table:table-cell table:style-name="ce50" office:value-type="string">
            <text:p>MAT•Vêtements &amp; accessoires revendus /607900 (exo.)</text:p>
          </table:table-cell>
          <table:table-cell table:style-name="ce58"/>
          <table:table-cell table:style-name="ce58" table:number-columns-repeated="12"/>
          <table:table-cell table:style-name="ce58" table:formula="of:=SUM([.D158:.O158])" office:value-type="currency" office:currency="EUR" office:value="0">
            <text:p>0,00 €</text:p>
          </table:table-cell>
          <table:table-cell table:style-name="ce58" table:formula="of:=[.C158]-[.P158]" office:value-type="currency" office:currency="EUR" office:value="0">
            <text:p>0,00 €</text:p>
          </table:table-cell>
          <table:table-cell table:style-name="ce70" table:formula="of:=[.P158]/[.C15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910">
            <text:p>707910</text:p>
          </table:table-cell>
          <table:table-cell table:style-name="ce50" office:value-type="string">
            <text:p>Ventes diverses hors catalogue</text:p>
          </table:table-cell>
          <table:table-cell table:style-name="ce58"/>
          <table:table-cell table:style-name="ce58" table:number-columns-repeated="12"/>
          <table:table-cell table:style-name="ce58" table:formula="of:=SUM([.D159:.O159])" office:value-type="currency" office:currency="EUR" office:value="0">
            <text:p>0,00 €</text:p>
          </table:table-cell>
          <table:table-cell table:style-name="ce58" table:formula="of:=[.C159]-[.P159]" office:value-type="currency" office:currency="EUR" office:value="0">
            <text:p>0,00 €</text:p>
          </table:table-cell>
          <table:table-cell table:style-name="ce70" table:formula="of:=[.P159]/[.C15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string">
            <text:p>707MAT</text:p>
          </table:table-cell>
          <table:table-cell table:style-name="ce50" office:value-type="string">
            <text:p>MAT•Autre matériels de soutien revendus (19,6%)</text:p>
          </table:table-cell>
          <table:table-cell table:style-name="ce58"/>
          <table:table-cell table:style-name="ce58" table:number-columns-repeated="12"/>
          <table:table-cell table:style-name="ce58" table:formula="of:=SUM([.D160:.O160])" office:value-type="currency" office:currency="EUR" office:value="0">
            <text:p>0,00 €</text:p>
          </table:table-cell>
          <table:table-cell table:style-name="ce58" table:formula="of:=[.C160]-[.P160]" office:value-type="currency" office:currency="EUR" office:value="0">
            <text:p>0,00 €</text:p>
          </table:table-cell>
          <table:table-cell table:style-name="ce70" table:formula="of:=[.P160]/[.C16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8000">
            <text:p>708000</text:p>
          </table:table-cell>
          <table:table-cell table:style-name="ce50" office:value-type="string">
            <text:p>Produits d'activités annexes : photocopies, etc (20%)</text:p>
          </table:table-cell>
          <table:table-cell table:style-name="ce58"/>
          <table:table-cell table:style-name="ce58" table:number-columns-repeated="12"/>
          <table:table-cell table:style-name="ce58" table:formula="of:=SUM([.D161:.O161])" office:value-type="currency" office:currency="EUR" office:value="0">
            <text:p>0,00 €</text:p>
          </table:table-cell>
          <table:table-cell table:style-name="ce58" table:formula="of:=[.C161]-[.P161]" office:value-type="currency" office:currency="EUR" office:value="0">
            <text:p>0,00 €</text:p>
          </table:table-cell>
          <table:table-cell table:style-name="ce70" table:formula="of:=[.P161]/[.C16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9700">
            <text:p>709700</text:p>
          </table:table-cell>
          <table:table-cell table:style-name="ce50" office:value-type="string">
            <text:p>Reversement sur TS GANVA (exo.)</text:p>
          </table:table-cell>
          <table:table-cell table:style-name="ce58"/>
          <table:table-cell table:style-name="ce58" table:number-columns-repeated="12"/>
          <table:table-cell table:style-name="ce58" table:formula="of:=SUM([.D162:.O162])" office:value-type="currency" office:currency="EUR" office:value="0">
            <text:p>0,00 €</text:p>
          </table:table-cell>
          <table:table-cell table:style-name="ce58" table:formula="of:=[.C162]-[.P162]" office:value-type="currency" office:currency="EUR" office:value="0">
            <text:p>0,00 €</text:p>
          </table:table-cell>
          <table:table-cell table:style-name="ce70" table:formula="of:=[.P162]/[.C16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13500">
            <text:p>713500</text:p>
          </table:table-cell>
          <table:table-cell table:style-name="ce50" office:value-type="string">
            <text:p>Var.des stocks de Doc.de campagne</text:p>
          </table:table-cell>
          <table:table-cell table:style-name="ce58"/>
          <table:table-cell table:style-name="ce58" table:number-columns-repeated="12"/>
          <table:table-cell table:style-name="ce58" table:formula="of:=SUM([.D163:.O163])" office:value-type="currency" office:currency="EUR" office:value="0">
            <text:p>0,00 €</text:p>
          </table:table-cell>
          <table:table-cell table:style-name="ce58" table:formula="of:=[.C163]-[.P163]" office:value-type="currency" office:currency="EUR" office:value="0">
            <text:p>0,00 €</text:p>
          </table:table-cell>
          <table:table-cell table:style-name="ce70" table:formula="of:=[.P163]/[.C16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41000">
            <text:p>741000</text:p>
          </table:table-cell>
          <table:table-cell table:style-name="ce50" office:value-type="string">
            <text:p>Subventions d'exploitation</text:p>
          </table:table-cell>
          <table:table-cell table:style-name="ce58"/>
          <table:table-cell table:style-name="ce58" table:number-columns-repeated="12"/>
          <table:table-cell table:style-name="ce58" table:formula="of:=SUM([.D164:.O164])" office:value-type="currency" office:currency="EUR" office:value="0">
            <text:p>0,00 €</text:p>
          </table:table-cell>
          <table:table-cell table:style-name="ce58" table:formula="of:=[.C164]-[.P164]" office:value-type="currency" office:currency="EUR" office:value="0">
            <text:p>0,00 €</text:p>
          </table:table-cell>
          <table:table-cell table:style-name="ce70" table:formula="of:=[.P164]/[.C16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4100">
            <text:p>754100</text:p>
          </table:table-cell>
          <table:table-cell table:style-name="ce50" office:value-type="string">
            <text:p>réaffectation Dons reçus</text:p>
          </table:table-cell>
          <table:table-cell table:style-name="ce58"/>
          <table:table-cell table:style-name="ce58" table:number-columns-repeated="12"/>
          <table:table-cell table:style-name="ce58" table:formula="of:=SUM([.D165:.O165])" office:value-type="currency" office:currency="EUR" office:value="0">
            <text:p>0,00 €</text:p>
          </table:table-cell>
          <table:table-cell table:style-name="ce58" table:formula="of:=[.C165]-[.P165]" office:value-type="currency" office:currency="EUR" office:value="0">
            <text:p>0,00 €</text:p>
          </table:table-cell>
          <table:table-cell table:style-name="ce70" table:formula="of:=[.P165]/[.C16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4300">
            <text:p>754300</text:p>
          </table:table-cell>
          <table:table-cell table:style-name="ce50" office:value-type="string">
            <text:p>Réaffectation des dons en ligne</text:p>
          </table:table-cell>
          <table:table-cell table:style-name="ce58"/>
          <table:table-cell table:style-name="ce58" table:number-columns-repeated="12"/>
          <table:table-cell table:style-name="ce58" table:formula="of:=SUM([.D166:.O166])" office:value-type="currency" office:currency="EUR" office:value="0">
            <text:p>0,00 €</text:p>
          </table:table-cell>
          <table:table-cell table:style-name="ce58" table:formula="of:=[.C166]-[.P166]" office:value-type="currency" office:currency="EUR" office:value="0">
            <text:p>0,00 €</text:p>
          </table:table-cell>
          <table:table-cell table:style-name="ce70" table:formula="of:=[.P166]/[.C16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4500">
            <text:p>754500</text:p>
          </table:table-cell>
          <table:table-cell table:style-name="ce50" office:value-type="string">
            <text:p>Réaffectation des dons Nef</text:p>
          </table:table-cell>
          <table:table-cell table:style-name="ce58"/>
          <table:table-cell table:style-name="ce58" table:number-columns-repeated="12"/>
          <table:table-cell table:style-name="ce58" table:formula="of:=SUM([.D167:.O167])" office:value-type="currency" office:currency="EUR" office:value="0">
            <text:p>0,00 €</text:p>
          </table:table-cell>
          <table:table-cell table:style-name="ce58" table:formula="of:=[.C167]-[.P167]" office:value-type="currency" office:currency="EUR" office:value="0">
            <text:p>0,00 €</text:p>
          </table:table-cell>
          <table:table-cell table:style-name="ce70" table:formula="of:=[.P167]/[.C16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4600">
            <text:p>754600</text:p>
          </table:table-cell>
          <table:table-cell table:style-name="ce50" office:value-type="string">
            <text:p>Réaffectation dons plvts</text:p>
          </table:table-cell>
          <table:table-cell table:style-name="ce58"/>
          <table:table-cell table:style-name="ce58" table:number-columns-repeated="12"/>
          <table:table-cell table:style-name="ce58" table:formula="of:=SUM([.D168:.O168])" office:value-type="currency" office:currency="EUR" office:value="0">
            <text:p>0,00 €</text:p>
          </table:table-cell>
          <table:table-cell table:style-name="ce58" table:formula="of:=[.C168]-[.P168]" office:value-type="currency" office:currency="EUR" office:value="0">
            <text:p>0,00 €</text:p>
          </table:table-cell>
          <table:table-cell table:style-name="ce70" table:formula="of:=[.P168]/[.C16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4700">
            <text:p>754700</text:p>
          </table:table-cell>
          <table:table-cell table:style-name="ce50" office:value-type="string">
            <text:p>Dons Maison de Bure</text:p>
          </table:table-cell>
          <table:table-cell table:style-name="ce58"/>
          <table:table-cell table:style-name="ce58" table:number-columns-repeated="12"/>
          <table:table-cell table:style-name="ce58" table:formula="of:=SUM([.D169:.O169])" office:value-type="currency" office:currency="EUR" office:value="0">
            <text:p>0,00 €</text:p>
          </table:table-cell>
          <table:table-cell table:style-name="ce58" table:formula="of:=[.C169]-[.P169]" office:value-type="currency" office:currency="EUR" office:value="0">
            <text:p>0,00 €</text:p>
          </table:table-cell>
          <table:table-cell table:style-name="ce70" table:formula="of:=[.P169]/[.C16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6200">
            <text:p>756200</text:p>
          </table:table-cell>
          <table:table-cell table:style-name="ce50" office:value-type="string">
            <text:p>Cotisations groupes adhérents</text:p>
          </table:table-cell>
          <table:table-cell table:style-name="ce58"/>
          <table:table-cell table:style-name="ce58" table:number-columns-repeated="12"/>
          <table:table-cell table:style-name="ce58" table:formula="of:=SUM([.D170:.O170])" office:value-type="currency" office:currency="EUR" office:value="0">
            <text:p>0,00 €</text:p>
          </table:table-cell>
          <table:table-cell table:style-name="ce58" table:formula="of:=[.C170]-[.P170]" office:value-type="currency" office:currency="EUR" office:value="0">
            <text:p>0,00 €</text:p>
          </table:table-cell>
          <table:table-cell table:style-name="ce70" table:formula="of:=[.P170]/[.C17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10">
            <text:p>758010</text:p>
          </table:table-cell>
          <table:table-cell table:style-name="ce50" office:value-type="string">
            <text:p>Dons reçus</text:p>
          </table:table-cell>
          <table:table-cell table:style-name="ce58" office:value-type="currency" office:currency="EUR" office:value="7250">
            <text:p>7 250,00 €</text:p>
          </table:table-cell>
          <table:table-cell table:style-name="ce58" table:number-columns-repeated="12"/>
          <table:table-cell table:style-name="ce58" table:formula="of:=SUM([.D171:.O171])" office:value-type="currency" office:currency="EUR" office:value="0">
            <text:p>0,00 €</text:p>
          </table:table-cell>
          <table:table-cell table:style-name="ce58" table:formula="of:=[.C171]-[.P171]" office:value-type="currency" office:currency="EUR" office:value="7250">
            <text:p>7 250,00 €</text:p>
          </table:table-cell>
          <table:table-cell table:style-name="ce70" table:formula="of:=[.P171]/[.C171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758020">
            <text:p>758020</text:p>
          </table:table-cell>
          <table:table-cell table:style-name="ce50" office:value-type="string">
            <text:p>Dons en ligne</text:p>
          </table:table-cell>
          <table:table-cell table:style-name="ce58"/>
          <table:table-cell table:style-name="ce58" table:number-columns-repeated="12"/>
          <table:table-cell table:style-name="ce58" table:formula="of:=SUM([.D172:.O172])" office:value-type="currency" office:currency="EUR" office:value="0">
            <text:p>0,00 €</text:p>
          </table:table-cell>
          <table:table-cell table:style-name="ce58" table:formula="of:=[.C172]-[.P172]" office:value-type="currency" office:currency="EUR" office:value="0">
            <text:p>0,00 €</text:p>
          </table:table-cell>
          <table:table-cell table:style-name="ce70" table:formula="of:=[.P172]/[.C17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30">
            <text:p>758030</text:p>
          </table:table-cell>
          <table:table-cell table:style-name="ce50" office:value-type="string">
            <text:p>Dons Partenariat NEF</text:p>
          </table:table-cell>
          <table:table-cell table:style-name="ce58"/>
          <table:table-cell table:style-name="ce58" table:number-columns-repeated="12"/>
          <table:table-cell table:style-name="ce58" table:formula="of:=SUM([.D173:.O173])" office:value-type="currency" office:currency="EUR" office:value="0">
            <text:p>0,00 €</text:p>
          </table:table-cell>
          <table:table-cell table:style-name="ce58" table:formula="of:=[.C173]-[.P173]" office:value-type="currency" office:currency="EUR" office:value="0">
            <text:p>0,00 €</text:p>
          </table:table-cell>
          <table:table-cell table:style-name="ce70" table:formula="of:=[.P173]/[.C17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40">
            <text:p>758040</text:p>
          </table:table-cell>
          <table:table-cell table:style-name="ce50" office:value-type="string">
            <text:p>Prélèvements automatiques reçus</text:p>
          </table:table-cell>
          <table:table-cell table:style-name="ce58"/>
          <table:table-cell table:style-name="ce58" table:number-columns-repeated="12"/>
          <table:table-cell table:style-name="ce58" table:formula="of:=SUM([.D174:.O174])" office:value-type="currency" office:currency="EUR" office:value="0">
            <text:p>0,00 €</text:p>
          </table:table-cell>
          <table:table-cell table:style-name="ce58" table:formula="of:=[.C174]-[.P174]" office:value-type="currency" office:currency="EUR" office:value="0">
            <text:p>0,00 €</text:p>
          </table:table-cell>
          <table:table-cell table:style-name="ce70" table:formula="of:=[.P174]/[.C17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50">
            <text:p>758050</text:p>
          </table:table-cell>
          <table:table-cell table:style-name="ce50" office:value-type="string">
            <text:p>Dons étalés par CB</text:p>
          </table:table-cell>
          <table:table-cell table:style-name="ce58"/>
          <table:table-cell table:style-name="ce58" table:number-columns-repeated="12"/>
          <table:table-cell table:style-name="ce58" table:formula="of:=SUM([.D175:.O175])" office:value-type="currency" office:currency="EUR" office:value="0">
            <text:p>0,00 €</text:p>
          </table:table-cell>
          <table:table-cell table:style-name="ce58" table:formula="of:=[.C175]-[.P175]" office:value-type="currency" office:currency="EUR" office:value="0">
            <text:p>0,00 €</text:p>
          </table:table-cell>
          <table:table-cell table:style-name="ce70" table:formula="of:=[.P175]/[.C17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60">
            <text:p>758060</text:p>
          </table:table-cell>
          <table:table-cell table:style-name="ce50" office:value-type="string">
            <text:p>Dons fonds de solidarité</text:p>
          </table:table-cell>
          <table:table-cell table:style-name="ce58"/>
          <table:table-cell table:style-name="ce58" table:number-columns-repeated="12"/>
          <table:table-cell table:style-name="ce58" table:formula="of:=SUM([.D176:.O176])" office:value-type="currency" office:currency="EUR" office:value="0">
            <text:p>0,00 €</text:p>
          </table:table-cell>
          <table:table-cell table:style-name="ce58" table:formula="of:=[.C176]-[.P176]" office:value-type="currency" office:currency="EUR" office:value="0">
            <text:p>0,00 €</text:p>
          </table:table-cell>
          <table:table-cell table:style-name="ce70" table:formula="of:=[.P176]/[.C17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70">
            <text:p>758070</text:p>
          </table:table-cell>
          <table:table-cell table:style-name="ce50" office:value-type="string">
            <text:p>Dons par virement</text:p>
          </table:table-cell>
          <table:table-cell table:style-name="ce58"/>
          <table:table-cell table:style-name="ce58" table:number-columns-repeated="12"/>
          <table:table-cell table:style-name="ce58" table:formula="of:=SUM([.D177:.O177])" office:value-type="currency" office:currency="EUR" office:value="0">
            <text:p>0,00 €</text:p>
          </table:table-cell>
          <table:table-cell table:style-name="ce58" table:formula="of:=[.C177]-[.P177]" office:value-type="currency" office:currency="EUR" office:value="0">
            <text:p>0,00 €</text:p>
          </table:table-cell>
          <table:table-cell table:style-name="ce70" table:formula="of:=[.P177]/[.C17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100">
            <text:p>758100</text:p>
          </table:table-cell>
          <table:table-cell table:style-name="ce50" office:value-type="string">
            <text:p>AG Pensions</text:p>
          </table:table-cell>
          <table:table-cell table:style-name="ce58"/>
          <table:table-cell table:style-name="ce58" table:number-columns-repeated="12"/>
          <table:table-cell table:style-name="ce58" table:formula="of:=SUM([.D178:.O178])" office:value-type="currency" office:currency="EUR" office:value="0">
            <text:p>0,00 €</text:p>
          </table:table-cell>
          <table:table-cell table:style-name="ce58" table:formula="of:=[.C178]-[.P178]" office:value-type="currency" office:currency="EUR" office:value="0">
            <text:p>0,00 €</text:p>
          </table:table-cell>
          <table:table-cell table:style-name="ce70" table:formula="of:=[.P178]/[.C17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110">
            <text:p>758110</text:p>
          </table:table-cell>
          <table:table-cell table:style-name="ce50" office:value-type="string">
            <text:p>Différences de règlement (produit)</text:p>
          </table:table-cell>
          <table:table-cell table:style-name="ce58"/>
          <table:table-cell table:style-name="ce58" table:number-columns-repeated="12"/>
          <table:table-cell table:style-name="ce58" table:formula="of:=SUM([.D179:.O179])" office:value-type="currency" office:currency="EUR" office:value="0">
            <text:p>0,00 €</text:p>
          </table:table-cell>
          <table:table-cell table:style-name="ce58" table:formula="of:=[.C179]-[.P179]" office:value-type="currency" office:currency="EUR" office:value="0">
            <text:p>0,00 €</text:p>
          </table:table-cell>
          <table:table-cell table:style-name="ce70" table:formula="of:=[.P179]/[.C17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400">
            <text:p>758400</text:p>
          </table:table-cell>
          <table:table-cell table:style-name="ce50" office:value-type="string">
            <text:p>Frais de port refacturé</text:p>
          </table:table-cell>
          <table:table-cell table:style-name="ce58"/>
          <table:table-cell table:style-name="ce58" table:number-columns-repeated="12"/>
          <table:table-cell table:style-name="ce58" table:formula="of:=SUM([.D180:.O180])" office:value-type="currency" office:currency="EUR" office:value="0">
            <text:p>0,00 €</text:p>
          </table:table-cell>
          <table:table-cell table:style-name="ce58" table:formula="of:=[.C180]-[.P180]" office:value-type="currency" office:currency="EUR" office:value="0">
            <text:p>0,00 €</text:p>
          </table:table-cell>
          <table:table-cell table:style-name="ce70" table:formula="of:=[.P180]/[.C18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800">
            <text:p>758800</text:p>
          </table:table-cell>
          <table:table-cell table:style-name="ce50" office:value-type="string">
            <text:p>Autres pdts gest courante</text:p>
          </table:table-cell>
          <table:table-cell table:style-name="ce58"/>
          <table:table-cell table:style-name="ce58" table:number-columns-repeated="12"/>
          <table:table-cell table:style-name="ce58" table:formula="of:=SUM([.D181:.O181])" office:value-type="currency" office:currency="EUR" office:value="0">
            <text:p>0,00 €</text:p>
          </table:table-cell>
          <table:table-cell table:style-name="ce58" table:formula="of:=[.C181]-[.P181]" office:value-type="currency" office:currency="EUR" office:value="0">
            <text:p>0,00 €</text:p>
          </table:table-cell>
          <table:table-cell table:style-name="ce70" table:formula="of:=[.Q181]/[.C18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820">
            <text:p>758820</text:p>
          </table:table-cell>
          <table:table-cell table:style-name="ce50" office:value-type="string">
            <text:p>ETE recettes journées d'été et éude</text:p>
          </table:table-cell>
          <table:table-cell table:style-name="ce58"/>
          <table:table-cell table:style-name="ce58" table:number-columns-repeated="12"/>
          <table:table-cell table:style-name="ce58" table:formula="of:=SUM([.D182:.O182])" office:value-type="currency" office:currency="EUR" office:value="0">
            <text:p>0,00 €</text:p>
          </table:table-cell>
          <table:table-cell table:style-name="ce58" table:formula="of:=[.C182]-[.P182]" office:value-type="currency" office:currency="EUR" office:value="0">
            <text:p>0,00 €</text:p>
          </table:table-cell>
          <table:table-cell table:style-name="ce70" table:formula="of:=[.Q182]/[.C18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840">
            <text:p>758840</text:p>
          </table:table-cell>
          <table:table-cell table:style-name="ce50" office:value-type="string">
            <text:p>Pensions Réunions diverses</text:p>
          </table:table-cell>
          <table:table-cell table:style-name="ce58"/>
          <table:table-cell table:style-name="ce58" table:number-columns-repeated="12"/>
          <table:table-cell table:style-name="ce58" table:formula="of:=SUM([.D183:.O183])" office:value-type="currency" office:currency="EUR" office:value="0">
            <text:p>0,00 €</text:p>
          </table:table-cell>
          <table:table-cell table:style-name="ce58" table:formula="of:=[.C183]-[.P183]" office:value-type="currency" office:currency="EUR" office:value="0">
            <text:p>0,00 €</text:p>
          </table:table-cell>
          <table:table-cell table:style-name="ce70" table:formula="of:=[.Q183]/[.C18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900">
            <text:p>758900</text:p>
          </table:table-cell>
          <table:table-cell table:style-name="ce50" office:value-type="string">
            <text:p>Réaffectation Bilan frais de port</text:p>
          </table:table-cell>
          <table:table-cell table:style-name="ce58"/>
          <table:table-cell table:style-name="ce58" table:number-columns-repeated="12"/>
          <table:table-cell table:style-name="ce58" table:formula="of:=SUM([.D184:.O184])" office:value-type="currency" office:currency="EUR" office:value="0">
            <text:p>0,00 €</text:p>
          </table:table-cell>
          <table:table-cell table:style-name="ce58" table:formula="of:=[.C184]-[.P184]" office:value-type="currency" office:currency="EUR" office:value="0">
            <text:p>0,00 €</text:p>
          </table:table-cell>
          <table:table-cell table:style-name="ce70" table:formula="of:=[.Q184]/[.C18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string">
            <text:p>758GRP</text:p>
          </table:table-cell>
          <table:table-cell table:style-name="ce50" office:value-type="string">
            <text:p>JOCE•Réunions trimestrielles groupes</text:p>
          </table:table-cell>
          <table:table-cell table:style-name="ce58"/>
          <table:table-cell table:style-name="ce58" table:number-columns-repeated="12"/>
          <table:table-cell table:style-name="ce58" table:formula="of:=SUM([.D185:.O185])" office:value-type="currency" office:currency="EUR" office:value="0">
            <text:p>0,00 €</text:p>
          </table:table-cell>
          <table:table-cell table:style-name="ce58" table:formula="of:=[.C185]-[.P185]" office:value-type="currency" office:currency="EUR" office:value="0">
            <text:p>0,00 €</text:p>
          </table:table-cell>
          <table:table-cell table:style-name="ce70" table:formula="of:=[.Q185]/[.C18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64000">
            <text:p>764000</text:p>
          </table:table-cell>
          <table:table-cell table:style-name="ce50" office:value-type="string">
            <text:p>Intérêts des Livrets d'épargne</text:p>
          </table:table-cell>
          <table:table-cell table:style-name="ce58"/>
          <table:table-cell table:style-name="ce58" table:number-columns-repeated="12"/>
          <table:table-cell table:style-name="ce58" table:formula="of:=SUM([.D186:.O186])" office:value-type="currency" office:currency="EUR" office:value="0">
            <text:p>0,00 €</text:p>
          </table:table-cell>
          <table:table-cell table:style-name="ce58" table:formula="of:=[.C186]-[.P186]" office:value-type="currency" office:currency="EUR" office:value="0">
            <text:p>0,00 €</text:p>
          </table:table-cell>
          <table:table-cell table:style-name="ce70" table:formula="of:=[.Q186]/[.C18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65000">
            <text:p>765000</text:p>
          </table:table-cell>
          <table:table-cell table:style-name="ce50" office:value-type="string">
            <text:p>Différences de règlements (fournisseurs)</text:p>
          </table:table-cell>
          <table:table-cell table:style-name="ce58"/>
          <table:table-cell table:style-name="ce58" table:number-columns-repeated="12"/>
          <table:table-cell table:style-name="ce58" table:formula="of:=SUM([.D187:.O187])" office:value-type="currency" office:currency="EUR" office:value="0">
            <text:p>0,00 €</text:p>
          </table:table-cell>
          <table:table-cell table:style-name="ce58" table:formula="of:=[.C187]-[.P187]" office:value-type="currency" office:currency="EUR" office:value="0">
            <text:p>0,00 €</text:p>
          </table:table-cell>
          <table:table-cell table:style-name="ce70" table:formula="of:=[.Q187]/[.C18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68100">
            <text:p>768100</text:p>
          </table:table-cell>
          <table:table-cell table:style-name="ce50" office:value-type="string">
            <text:p>Autres produits financiers</text:p>
          </table:table-cell>
          <table:table-cell table:style-name="ce58"/>
          <table:table-cell table:style-name="ce58" table:number-columns-repeated="12"/>
          <table:table-cell table:style-name="ce58" table:formula="of:=SUM([.D188:.O188])" office:value-type="currency" office:currency="EUR" office:value="0">
            <text:p>0,00 €</text:p>
          </table:table-cell>
          <table:table-cell table:style-name="ce58" table:formula="of:=[.C188]-[.P188]" office:value-type="currency" office:currency="EUR" office:value="0">
            <text:p>0,00 €</text:p>
          </table:table-cell>
          <table:table-cell table:style-name="ce70" table:formula="of:=[.Q188]/[.C18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71000">
            <text:p>771000</text:p>
          </table:table-cell>
          <table:table-cell table:style-name="ce50" office:value-type="string">
            <text:p>Aides à l'embauche : ASP+Pôle emploi</text:p>
          </table:table-cell>
          <table:table-cell table:style-name="ce58"/>
          <table:table-cell table:style-name="ce58" table:number-columns-repeated="12"/>
          <table:table-cell table:style-name="ce58" table:formula="of:=SUM([.D189:.O189])" office:value-type="currency" office:currency="EUR" office:value="0">
            <text:p>0,00 €</text:p>
          </table:table-cell>
          <table:table-cell table:style-name="ce58" table:formula="of:=[.C189]-[.P189]" office:value-type="currency" office:currency="EUR" office:value="0">
            <text:p>0,00 €</text:p>
          </table:table-cell>
          <table:table-cell table:style-name="ce70" table:formula="of:=[.Q189]/[.C18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71300">
            <text:p>771300</text:p>
          </table:table-cell>
          <table:table-cell table:style-name="ce50" office:value-type="string">
            <text:p>Dons &gt;= 1 500 € (exceptionnels)</text:p>
          </table:table-cell>
          <table:table-cell table:style-name="ce58"/>
          <table:table-cell table:style-name="ce58" table:number-columns-repeated="12"/>
          <table:table-cell table:style-name="ce58" table:formula="of:=SUM([.D190:.O190])" office:value-type="currency" office:currency="EUR" office:value="0">
            <text:p>0,00 €</text:p>
          </table:table-cell>
          <table:table-cell table:style-name="ce58" table:formula="of:=[.C190]-[.P190]" office:value-type="currency" office:currency="EUR" office:value="0">
            <text:p>0,00 €</text:p>
          </table:table-cell>
          <table:table-cell table:style-name="ce70" table:formula="of:=[.Q190]/[.C19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72000">
            <text:p>772000</text:p>
          </table:table-cell>
          <table:table-cell table:style-name="ce50" office:value-type="string">
            <text:p>Produits sur exercices antérieurs</text:p>
          </table:table-cell>
          <table:table-cell table:style-name="ce58"/>
          <table:table-cell table:style-name="ce58" table:number-columns-repeated="12"/>
          <table:table-cell table:style-name="ce58" table:formula="of:=SUM([.D191:.O191])" office:value-type="currency" office:currency="EUR" office:value="0">
            <text:p>0,00 €</text:p>
          </table:table-cell>
          <table:table-cell table:style-name="ce58" table:formula="of:=[.C191]-[.P191]" office:value-type="currency" office:currency="EUR" office:value="0">
            <text:p>0,00 €</text:p>
          </table:table-cell>
          <table:table-cell table:style-name="ce70" table:formula="of:=[.Q191]/[.C19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75000">
            <text:p>775000</text:p>
          </table:table-cell>
          <table:table-cell table:style-name="ce50" office:value-type="string">
            <text:p>Val. cession él.actif cédés (19,6%)</text:p>
          </table:table-cell>
          <table:table-cell table:style-name="ce58"/>
          <table:table-cell table:style-name="ce58" table:number-columns-repeated="12"/>
          <table:table-cell table:style-name="ce58" table:formula="of:=SUM([.D192:.O192])" office:value-type="currency" office:currency="EUR" office:value="0">
            <text:p>0,00 €</text:p>
          </table:table-cell>
          <table:table-cell table:style-name="ce58" table:formula="of:=[.C192]-[.P192]" office:value-type="currency" office:currency="EUR" office:value="0">
            <text:p>0,00 €</text:p>
          </table:table-cell>
          <table:table-cell table:style-name="ce70" table:formula="of:=[.Q192]/[.C19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75200">
            <text:p>775200</text:p>
          </table:table-cell>
          <table:table-cell table:style-name="ce50" office:value-type="string">
            <text:p>Produit de cession de matériels</text:p>
          </table:table-cell>
          <table:table-cell table:style-name="ce58"/>
          <table:table-cell table:style-name="ce58" table:number-columns-repeated="12"/>
          <table:table-cell table:style-name="ce58" table:formula="of:=SUM([.D193:.O193])" office:value-type="currency" office:currency="EUR" office:value="0">
            <text:p>0,00 €</text:p>
          </table:table-cell>
          <table:table-cell table:style-name="ce58" table:formula="of:=[.C193]-[.P193]" office:value-type="currency" office:currency="EUR" office:value="0">
            <text:p>0,00 €</text:p>
          </table:table-cell>
          <table:table-cell table:style-name="ce70" table:formula="of:=[.Q193]/[.C19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78800">
            <text:p>778800</text:p>
          </table:table-cell>
          <table:table-cell table:style-name="ce50" office:value-type="string">
            <text:p>Produits exceptionnels divers</text:p>
          </table:table-cell>
          <table:table-cell table:style-name="ce58"/>
          <table:table-cell table:style-name="ce58" table:number-columns-repeated="12"/>
          <table:table-cell table:style-name="ce58" table:formula="of:=SUM([.D194:.O194])" office:value-type="currency" office:currency="EUR" office:value="0">
            <text:p>0,00 €</text:p>
          </table:table-cell>
          <table:table-cell table:style-name="ce58" table:formula="of:=[.C194]-[.P194]" office:value-type="currency" office:currency="EUR" office:value="0">
            <text:p>0,00 €</text:p>
          </table:table-cell>
          <table:table-cell table:style-name="ce70" table:formula="of:=[.Q194]/[.C19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81500">
            <text:p>781500</text:p>
          </table:table-cell>
          <table:table-cell table:style-name="ce50" office:value-type="string">
            <text:p>Reprise / prov.risques &amp; charges</text:p>
          </table:table-cell>
          <table:table-cell table:style-name="ce58"/>
          <table:table-cell table:style-name="ce58" table:number-columns-repeated="12"/>
          <table:table-cell table:style-name="ce58" table:formula="of:=SUM([.D195:.O195])" office:value-type="currency" office:currency="EUR" office:value="0">
            <text:p>0,00 €</text:p>
          </table:table-cell>
          <table:table-cell table:style-name="ce58" table:formula="of:=[.C195]-[.P195]" office:value-type="currency" office:currency="EUR" office:value="0">
            <text:p>0,00 €</text:p>
          </table:table-cell>
          <table:table-cell table:style-name="ce70" table:formula="of:=[.Q195]/[.C19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81700">
            <text:p>781700</text:p>
          </table:table-cell>
          <table:table-cell table:style-name="ce50" office:value-type="string">
            <text:p>Reprises / prov. pour Stocks et en-cours</text:p>
          </table:table-cell>
          <table:table-cell table:style-name="ce58"/>
          <table:table-cell table:style-name="ce58" table:number-columns-repeated="12"/>
          <table:table-cell table:style-name="ce58" table:formula="of:=SUM([.D196:.O196])" office:value-type="currency" office:currency="EUR" office:value="0">
            <text:p>0,00 €</text:p>
          </table:table-cell>
          <table:table-cell table:style-name="ce58" table:formula="of:=[.C196]-[.P196]" office:value-type="currency" office:currency="EUR" office:value="0">
            <text:p>0,00 €</text:p>
          </table:table-cell>
          <table:table-cell table:style-name="ce70" table:formula="of:=[.Q196]/[.C19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87250">
            <text:p>787250</text:p>
          </table:table-cell>
          <table:table-cell table:style-name="ce50" office:value-type="string">
            <text:p>Reprise sur amort. dérogatoires</text:p>
          </table:table-cell>
          <table:table-cell table:style-name="ce58"/>
          <table:table-cell table:style-name="ce58" table:number-columns-repeated="12"/>
          <table:table-cell table:style-name="ce58" table:formula="of:=SUM([.D197:.O197])" office:value-type="currency" office:currency="EUR" office:value="0">
            <text:p>0,00 €</text:p>
          </table:table-cell>
          <table:table-cell table:style-name="ce58" table:formula="of:=[.C197]-[.P197]" office:value-type="currency" office:currency="EUR" office:value="0">
            <text:p>0,00 €</text:p>
          </table:table-cell>
          <table:table-cell table:style-name="ce70" table:formula="of:=[.Q197]/[.C19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87500">
            <text:p>787500</text:p>
          </table:table-cell>
          <table:table-cell table:style-name="ce50" office:value-type="string">
            <text:p>Reprise/prov.risques &amp; ch.except.</text:p>
          </table:table-cell>
          <table:table-cell table:style-name="ce58"/>
          <table:table-cell table:style-name="ce58" table:number-columns-repeated="12"/>
          <table:table-cell table:style-name="ce58" table:formula="of:=SUM([.D198:.O198])" office:value-type="currency" office:currency="EUR" office:value="0">
            <text:p>0,00 €</text:p>
          </table:table-cell>
          <table:table-cell table:style-name="ce58" table:formula="of:=[.C198]-[.P198]" office:value-type="currency" office:currency="EUR" office:value="0">
            <text:p>0,00 €</text:p>
          </table:table-cell>
          <table:table-cell table:style-name="ce70" table:formula="of:=[.Q198]/[.C19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91100">
            <text:p>791100</text:p>
          </table:table-cell>
          <table:table-cell table:style-name="ce50" office:value-type="string">
            <text:p>Transferts de charges d'exploit.</text:p>
          </table:table-cell>
          <table:table-cell table:style-name="ce58"/>
          <table:table-cell table:style-name="ce58" table:number-columns-repeated="12"/>
          <table:table-cell table:style-name="ce58" table:formula="of:=SUM([.D199:.O199])" office:value-type="currency" office:currency="EUR" office:value="0">
            <text:p>0,00 €</text:p>
          </table:table-cell>
          <table:table-cell table:style-name="ce58" table:formula="of:=[.C199]-[.P199]" office:value-type="currency" office:currency="EUR" office:value="0">
            <text:p>0,00 €</text:p>
          </table:table-cell>
          <table:table-cell table:style-name="ce70" table:formula="of:=[.Q199]/[.C19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91200">
            <text:p>791200</text:p>
          </table:table-cell>
          <table:table-cell table:style-name="ce50" office:value-type="string">
            <text:p>Transferts de charges Fédération Atelier</text:p>
          </table:table-cell>
          <table:table-cell table:style-name="ce58"/>
          <table:table-cell table:style-name="ce58" table:number-columns-repeated="12"/>
          <table:table-cell table:style-name="ce58" table:formula="of:=SUM([.D200:.O200])" office:value-type="currency" office:currency="EUR" office:value="0">
            <text:p>0,00 €</text:p>
          </table:table-cell>
          <table:table-cell table:style-name="ce58" table:formula="of:=[.C200]-[.P200]" office:value-type="currency" office:currency="EUR" office:value="0">
            <text:p>0,00 €</text:p>
          </table:table-cell>
          <table:table-cell table:style-name="ce70" table:formula="of:=[.Q200]/[.C20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91300">
            <text:p>791300</text:p>
          </table:table-cell>
          <table:table-cell table:style-name="ce50" office:value-type="string">
            <text:p>Réimputation Analytique de charges</text:p>
          </table:table-cell>
          <table:table-cell table:style-name="ce58"/>
          <table:table-cell table:style-name="ce58" table:number-columns-repeated="12"/>
          <table:table-cell table:style-name="ce58" table:formula="of:=SUM([.D201:.O201])" office:value-type="currency" office:currency="EUR" office:value="0">
            <text:p>0,00 €</text:p>
          </table:table-cell>
          <table:table-cell table:style-name="ce58" table:formula="of:=[.C201]-[.P201]" office:value-type="currency" office:currency="EUR" office:value="0">
            <text:p>0,00 €</text:p>
          </table:table-cell>
          <table:table-cell table:style-name="ce70" table:formula="of:=[.Q201]/[.C20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91400">
            <text:p>791400</text:p>
          </table:table-cell>
          <table:table-cell table:style-name="ce50" office:value-type="string">
            <text:p>Réimputation Analytique de produit</text:p>
          </table:table-cell>
          <table:table-cell table:style-name="ce58"/>
          <table:table-cell table:style-name="ce58" table:number-columns-repeated="12"/>
          <table:table-cell table:style-name="ce58" table:formula="of:=SUM([.D202:.O202])" office:value-type="currency" office:currency="EUR" office:value="0">
            <text:p>0,00 €</text:p>
          </table:table-cell>
          <table:table-cell table:style-name="ce58" table:formula="of:=[.C202]-[.P202]" office:value-type="currency" office:currency="EUR" office:value="0">
            <text:p>0,00 €</text:p>
          </table:table-cell>
          <table:table-cell table:style-name="ce70" table:formula="of:=[.Q202]/[.C20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/>
          <table:table-cell table:style-name="ce50"/>
          <table:table-cell table:style-name="ce58"/>
          <table:table-cell table:style-name="ce58" table:number-columns-repeated="12"/>
          <table:table-cell table:style-name="ce58" table:formula="of:=SUM([.D203:.O203])" office:value-type="currency" office:currency="EUR" office:value="0">
            <text:p>0,00 €</text:p>
          </table:table-cell>
          <table:table-cell table:style-name="ce58" table:formula="of:=[.C203]-[.P203]" office:value-type="currency" office:currency="EUR" office:value="0">
            <text:p>0,00 €</text:p>
          </table:table-cell>
          <table:table-cell table:style-name="ce70" table:formula="of:=[.Q203]/[.C20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8"/>
          <table:table-cell table:style-name="ce51" office:value-type="string">
            <text:p>résultat</text:p>
          </table:table-cell>
          <table:table-cell table:style-name="ce54" table:formula="of:=[.C133]-[.C2]" office:value-type="currency" office:currency="EUR" office:value="0">
            <text:p>0,00 €</text:p>
          </table:table-cell>
          <table:table-cell table:style-name="ce54" table:formula="of:=[.D133]-[.D2]" office:value-type="currency" office:currency="EUR" office:value="-499.21">
            <text:p>-499,21 €</text:p>
          </table:table-cell>
          <table:table-cell table:style-name="ce54" table:formula="of:=[.E133]-[.E2]" office:value-type="currency" office:currency="EUR" office:value="0">
            <text:p>0,00 €</text:p>
          </table:table-cell>
          <table:table-cell table:style-name="ce54" table:formula="of:=[.F133]-[.F2]" office:value-type="currency" office:currency="EUR" office:value="0">
            <text:p>0,00 €</text:p>
          </table:table-cell>
          <table:table-cell table:style-name="ce54" table:formula="of:=[.G133]-[.G2]" office:value-type="currency" office:currency="EUR" office:value="0">
            <text:p>0,00 €</text:p>
          </table:table-cell>
          <table:table-cell table:style-name="ce54" table:formula="of:=[.H133]-[.H2]" office:value-type="currency" office:currency="EUR" office:value="0">
            <text:p>0,00 €</text:p>
          </table:table-cell>
          <table:table-cell table:style-name="ce54" table:formula="of:=[.I133]-[.I2]" office:value-type="currency" office:currency="EUR" office:value="0">
            <text:p>0,00 €</text:p>
          </table:table-cell>
          <table:table-cell table:style-name="ce54" table:formula="of:=[.J133]-[.J2]" office:value-type="currency" office:currency="EUR" office:value="0">
            <text:p>0,00 €</text:p>
          </table:table-cell>
          <table:table-cell table:style-name="ce54" table:formula="of:=[.K133]-[.K2]" office:value-type="currency" office:currency="EUR" office:value="0">
            <text:p>0,00 €</text:p>
          </table:table-cell>
          <table:table-cell table:style-name="ce54" table:formula="of:=[.L133]-[.L2]" office:value-type="currency" office:currency="EUR" office:value="0">
            <text:p>0,00 €</text:p>
          </table:table-cell>
          <table:table-cell table:style-name="ce54" table:formula="of:=[.M133]-[.M2]" office:value-type="currency" office:currency="EUR" office:value="0">
            <text:p>0,00 €</text:p>
          </table:table-cell>
          <table:table-cell table:style-name="ce54" table:formula="of:=[.N133]-[.N2]" office:value-type="currency" office:currency="EUR" office:value="0">
            <text:p>0,00 €</text:p>
          </table:table-cell>
          <table:table-cell table:style-name="ce54" table:formula="of:=[.O133]-[.O2]" office:value-type="currency" office:currency="EUR" office:value="0">
            <text:p>0,00 €</text:p>
          </table:table-cell>
          <table:table-cell table:style-name="ce54" table:formula="of:=SUM([.D204:.O204])" office:value-type="currency" office:currency="EUR" office:value="-499.21">
            <text:p>-499,21 €</text:p>
          </table:table-cell>
          <table:table-cell table:style-name="ce54" table:formula="of:=[.C204]-[.P204]" office:value-type="currency" office:currency="EUR" office:value="499.21">
            <text:p>499,21 €</text:p>
          </table:table-cell>
          <table:table-cell table:style-name="ce69"/>
          <table:table-cell table:number-columns-repeated="1006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grès" table:style-name="ta1" table:print-ranges="Congrès.A1:Congrès.R205">
        <office:forms form:automatic-focus="false" form:apply-design-mode="false"/>
        <table:table-column table:style-name="co10" table:default-cell-style-name="ce46"/>
        <table:table-column table:style-name="co17" table:default-cell-style-name="ce52"/>
        <table:table-column table:style-name="co16" table:number-columns-repeated="2" table:default-cell-style-name="ce56"/>
        <table:table-column table:style-name="co1" table:number-columns-repeated="14" table:default-cell-style-name="ce56"/>
        <table:table-column table:style-name="co1" table:number-columns-repeated="1006" table:default-cell-style-name="ce46"/>
        <table:table-row table:style-name="ro4">
          <table:table-cell table:style-name="ce68" office:value-type="string">
            <text:p>ACCF</text:p>
          </table:table-cell>
          <table:table-cell table:style-name="ce50"/>
          <table:table-cell table:style-name="ce53" office:value-type="string">
            <text:p>bp</text:p>
          </table:table-cell>
          <table:table-cell table:style-name="ce53" office:value-type="string">
            <text:p>septembre</text:p>
          </table:table-cell>
          <table:table-cell table:style-name="ce53" office:value-type="string">
            <text:p>octobre</text:p>
          </table:table-cell>
          <table:table-cell table:style-name="ce53" office:value-type="string">
            <text:p>novembre</text:p>
          </table:table-cell>
          <table:table-cell table:style-name="ce53" office:value-type="string">
            <text:p>décembre</text:p>
          </table:table-cell>
          <table:table-cell table:style-name="ce53" office:value-type="string">
            <text:p>janvier</text:p>
          </table:table-cell>
          <table:table-cell table:style-name="ce53" office:value-type="string">
            <text:p>février</text:p>
          </table:table-cell>
          <table:table-cell table:style-name="ce53" office:value-type="string">
            <text:p>mars</text:p>
          </table:table-cell>
          <table:table-cell table:style-name="ce53" office:value-type="string">
            <text:p>avril</text:p>
          </table:table-cell>
          <table:table-cell table:style-name="ce53" office:value-type="string">
            <text:p>mai</text:p>
          </table:table-cell>
          <table:table-cell table:style-name="ce53" office:value-type="string">
            <text:p>juin</text:p>
          </table:table-cell>
          <table:table-cell table:style-name="ce53" office:value-type="string">
            <text:p>juillet</text:p>
          </table:table-cell>
          <table:table-cell table:style-name="ce53" office:value-type="string">
            <text:p>août</text:p>
          </table:table-cell>
          <table:table-cell table:style-name="ce53" office:value-type="string">
            <text:p>total</text:p>
          </table:table-cell>
          <table:table-cell table:style-name="ce53" office:value-type="string">
            <text:p>reste</text:p>
          </table:table-cell>
          <table:table-cell table:style-name="ce53" office:value-type="string">
            <text:p>ratioP/C</text:p>
          </table:table-cell>
          <table:table-cell table:number-columns-repeated="1006"/>
        </table:table-row>
        <table:table-row table:style-name="ro5">
          <table:table-cell table:style-name="ce48"/>
          <table:table-cell table:style-name="ce51" office:value-type="string">
            <text:p>Dépenses </text:p>
          </table:table-cell>
          <table:table-cell table:style-name="ce54" table:formula="of:=SUM([.C5:.C112])" office:value-type="currency" office:currency="EUR" office:value="39305">
            <text:p>39 305,00 €</text:p>
          </table:table-cell>
          <table:table-cell table:style-name="ce54" table:formula="of:=SUM([.D5:.D112])" office:value-type="currency" office:currency="EUR" office:value="480.03">
            <text:p>480,03 €</text:p>
          </table:table-cell>
          <table:table-cell table:style-name="ce54" table:formula="of:=SUM([.E5:.E112])" office:value-type="currency" office:currency="EUR" office:value="0">
            <text:p>0,00 €</text:p>
          </table:table-cell>
          <table:table-cell table:style-name="ce54" table:formula="of:=SUM([.F5:.F112])" office:value-type="currency" office:currency="EUR" office:value="0">
            <text:p>0,00 €</text:p>
          </table:table-cell>
          <table:table-cell table:style-name="ce54" table:formula="of:=SUM([.G5:.G112])" office:value-type="currency" office:currency="EUR" office:value="0">
            <text:p>0,00 €</text:p>
          </table:table-cell>
          <table:table-cell table:style-name="ce54" table:formula="of:=SUM([.H5:.H112])" office:value-type="currency" office:currency="EUR" office:value="0">
            <text:p>0,00 €</text:p>
          </table:table-cell>
          <table:table-cell table:style-name="ce54" table:formula="of:=SUM([.I5:.I112])" office:value-type="currency" office:currency="EUR" office:value="0">
            <text:p>0,00 €</text:p>
          </table:table-cell>
          <table:table-cell table:style-name="ce54" table:formula="of:=SUM([.J5:.J112])" office:value-type="currency" office:currency="EUR" office:value="0">
            <text:p>0,00 €</text:p>
          </table:table-cell>
          <table:table-cell table:style-name="ce54" table:formula="of:=SUM([.K5:.K112])" office:value-type="currency" office:currency="EUR" office:value="0">
            <text:p>0,00 €</text:p>
          </table:table-cell>
          <table:table-cell table:style-name="ce54" table:formula="of:=SUM([.L5:.L112])" office:value-type="currency" office:currency="EUR" office:value="0">
            <text:p>0,00 €</text:p>
          </table:table-cell>
          <table:table-cell table:style-name="ce54" table:formula="of:=SUM([.M5:.M112])" office:value-type="currency" office:currency="EUR" office:value="0">
            <text:p>0,00 €</text:p>
          </table:table-cell>
          <table:table-cell table:style-name="ce54" table:formula="of:=SUM([.N5:.N112])" office:value-type="currency" office:currency="EUR" office:value="0">
            <text:p>0,00 €</text:p>
          </table:table-cell>
          <table:table-cell table:style-name="ce54" table:formula="of:=SUM([.O5:.O112])" office:value-type="currency" office:currency="EUR" office:value="0">
            <text:p>0,00 €</text:p>
          </table:table-cell>
          <table:table-cell table:style-name="ce54" table:formula="of:=SUM([.D2:.O2])" office:value-type="currency" office:currency="EUR" office:value="480.03">
            <text:p>480,03 €</text:p>
          </table:table-cell>
          <table:table-cell table:style-name="ce54" table:formula="of:=[.C2]-[.P2]" office:value-type="currency" office:currency="EUR" office:value="38824.97">
            <text:p>38 824,97 €</text:p>
          </table:table-cell>
          <table:table-cell table:style-name="ce69" table:formula="of:=[.P2]/[.C2]" office:value-type="percentage" office:value="0.0122129500063605">
            <text:p>1,22%</text:p>
          </table:table-cell>
          <table:table-cell table:number-columns-repeated="1006"/>
        </table:table-row>
        <table:table-row table:style-name="ro1">
          <table:table-cell table:style-name="ce49" office:value-type="float" office:value="603700">
            <text:p>603700</text:p>
          </table:table-cell>
          <table:table-cell table:style-name="ce50" office:value-type="string">
            <text:p>Variation des stocks de matériel</text:p>
          </table:table-cell>
          <table:table-cell table:style-name="ce58"/>
          <table:table-cell table:style-name="ce58" table:number-columns-repeated="12"/>
          <table:table-cell table:style-name="ce58" table:formula="of:=SUM([.D3:.O3])" office:value-type="currency" office:currency="EUR" office:value="0">
            <text:p>0,00 €</text:p>
          </table:table-cell>
          <table:table-cell table:style-name="ce58" table:formula="of:=[.C3]-[.P3]" office:value-type="currency" office:currency="EUR" office:value="0">
            <text:p>0,00 €</text:p>
          </table:table-cell>
          <table:table-cell table:style-name="ce70" table:formula="of:=[.Q3]/[.C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4100">
            <text:p>604100</text:p>
          </table:table-cell>
          <table:table-cell table:style-name="ce50" office:value-type="string">
            <text:p>Analyses radiologiques</text:p>
          </table:table-cell>
          <table:table-cell table:style-name="ce58"/>
          <table:table-cell table:style-name="ce58" table:number-columns-repeated="12"/>
          <table:table-cell table:style-name="ce58" table:formula="of:=SUM([.D4:.O4])" office:value-type="currency" office:currency="EUR" office:value="0">
            <text:p>0,00 €</text:p>
          </table:table-cell>
          <table:table-cell table:style-name="ce58" table:formula="of:=[.C4]-[.P4]" office:value-type="currency" office:currency="EUR" office:value="0">
            <text:p>0,00 €</text:p>
          </table:table-cell>
          <table:table-cell table:style-name="ce70" table:formula="of:=[.Q4]/[.C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5000">
            <text:p>605000</text:p>
          </table:table-cell>
          <table:table-cell table:style-name="ce50" office:value-type="string">
            <text:p>Matériel, équipements Manif &amp; Campagnes</text:p>
          </table:table-cell>
          <table:table-cell table:style-name="ce58"/>
          <table:table-cell table:style-name="ce58" table:number-columns-repeated="12"/>
          <table:table-cell table:style-name="ce58" table:formula="of:=SUM([.D5:.O5])" office:value-type="currency" office:currency="EUR" office:value="0">
            <text:p>0,00 €</text:p>
          </table:table-cell>
          <table:table-cell table:style-name="ce58" table:formula="of:=[.C5]-[.P5]" office:value-type="currency" office:currency="EUR" office:value="0">
            <text:p>0,00 €</text:p>
          </table:table-cell>
          <table:table-cell table:style-name="ce70" table:formula="of:=[.P5]/[.C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6110">
            <text:p>606110</text:p>
          </table:table-cell>
          <table:table-cell table:style-name="ce50" office:value-type="string">
            <text:p>Eau abonnement et consommation</text:p>
          </table:table-cell>
          <table:table-cell table:style-name="ce58"/>
          <table:table-cell table:style-name="ce58" table:number-columns-repeated="12"/>
          <table:table-cell table:style-name="ce58" table:formula="of:=SUM([.D6:.O6])" office:value-type="currency" office:currency="EUR" office:value="0">
            <text:p>0,00 €</text:p>
          </table:table-cell>
          <table:table-cell table:style-name="ce58" table:formula="of:=[.C6]-[.P6]" office:value-type="currency" office:currency="EUR" office:value="0">
            <text:p>0,00 €</text:p>
          </table:table-cell>
          <table:table-cell table:style-name="ce70" table:formula="of:=[.P6]/[.C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6140">
            <text:p>606140</text:p>
          </table:table-cell>
          <table:table-cell table:style-name="ce50" office:value-type="string">
            <text:p>Carburants</text:p>
          </table:table-cell>
          <table:table-cell table:style-name="ce58"/>
          <table:table-cell table:style-name="ce58" table:number-columns-repeated="12"/>
          <table:table-cell table:style-name="ce58" table:formula="of:=SUM([.D7:.O7])" office:value-type="currency" office:currency="EUR" office:value="0">
            <text:p>0,00 €</text:p>
          </table:table-cell>
          <table:table-cell table:style-name="ce58" table:formula="of:=[.C7]-[.P7]" office:value-type="currency" office:currency="EUR" office:value="0">
            <text:p>0,00 €</text:p>
          </table:table-cell>
          <table:table-cell table:style-name="ce70" table:formula="of:=[.P7]/[.C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6300">
            <text:p>606300</text:p>
          </table:table-cell>
          <table:table-cell table:style-name="ce50" office:value-type="string">
            <text:p>Fournitures d'entretien et de petit équipement</text:p>
          </table:table-cell>
          <table:table-cell table:style-name="ce58"/>
          <table:table-cell table:style-name="ce58" table:number-columns-repeated="12"/>
          <table:table-cell table:style-name="ce58" table:formula="of:=SUM([.D8:.O8])" office:value-type="currency" office:currency="EUR" office:value="0">
            <text:p>0,00 €</text:p>
          </table:table-cell>
          <table:table-cell table:style-name="ce58" table:formula="of:=[.C8]-[.P8]" office:value-type="currency" office:currency="EUR" office:value="0">
            <text:p>0,00 €</text:p>
          </table:table-cell>
          <table:table-cell table:style-name="ce70" table:formula="of:=[.P8]/[.C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6400">
            <text:p>606400</text:p>
          </table:table-cell>
          <table:table-cell table:style-name="ce50" office:value-type="string">
            <text:p>Fournitures administratives</text:p>
          </table:table-cell>
          <table:table-cell table:style-name="ce58"/>
          <table:table-cell table:style-name="ce58" table:number-columns-repeated="12"/>
          <table:table-cell table:style-name="ce58" table:formula="of:=SUM([.D9:.O9])" office:value-type="currency" office:currency="EUR" office:value="0">
            <text:p>0,00 €</text:p>
          </table:table-cell>
          <table:table-cell table:style-name="ce58" table:formula="of:=[.C9]-[.P9]" office:value-type="currency" office:currency="EUR" office:value="0">
            <text:p>0,00 €</text:p>
          </table:table-cell>
          <table:table-cell table:style-name="ce70" table:formula="of:=[.P9]/[.C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6450">
            <text:p>606450</text:p>
          </table:table-cell>
          <table:table-cell table:style-name="ce50" office:value-type="string">
            <text:p>Fournitures informatiques</text:p>
          </table:table-cell>
          <table:table-cell table:style-name="ce58"/>
          <table:table-cell table:style-name="ce58" table:number-columns-repeated="12"/>
          <table:table-cell table:style-name="ce58" table:formula="of:=SUM([.D10:.O10])" office:value-type="currency" office:currency="EUR" office:value="0">
            <text:p>0,00 €</text:p>
          </table:table-cell>
          <table:table-cell table:style-name="ce58" table:formula="of:=[.C10]-[.P10]" office:value-type="currency" office:currency="EUR" office:value="0">
            <text:p>0,00 €</text:p>
          </table:table-cell>
          <table:table-cell table:style-name="ce70" table:formula="of:=[.P10]/[.C1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7000">
            <text:p>607000</text:p>
          </table:table-cell>
          <table:table-cell table:style-name="ce50" office:value-type="string">
            <text:p>Achats de matériels pour revente</text:p>
          </table:table-cell>
          <table:table-cell table:style-name="ce58"/>
          <table:table-cell table:style-name="ce58" table:number-columns-repeated="12"/>
          <table:table-cell table:style-name="ce58" table:formula="of:=SUM([.D11:.O11])" office:value-type="currency" office:currency="EUR" office:value="0">
            <text:p>0,00 €</text:p>
          </table:table-cell>
          <table:table-cell table:style-name="ce58" table:formula="of:=[.C11]-[.P11]" office:value-type="currency" office:currency="EUR" office:value="0">
            <text:p>0,00 €</text:p>
          </table:table-cell>
          <table:table-cell table:style-name="ce70" table:formula="of:=[.P11]/[.C1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7100">
            <text:p>607100</text:p>
          </table:table-cell>
          <table:table-cell table:style-name="ce50" office:value-type="string">
            <text:p>Achat de livres, brochures</text:p>
          </table:table-cell>
          <table:table-cell table:style-name="ce58"/>
          <table:table-cell table:style-name="ce58" table:number-columns-repeated="12"/>
          <table:table-cell table:style-name="ce58" table:formula="of:=SUM([.D12:.O12])" office:value-type="currency" office:currency="EUR" office:value="0">
            <text:p>0,00 €</text:p>
          </table:table-cell>
          <table:table-cell table:style-name="ce58" table:formula="of:=[.C12]-[.P12]" office:value-type="currency" office:currency="EUR" office:value="0">
            <text:p>0,00 €</text:p>
          </table:table-cell>
          <table:table-cell table:style-name="ce70" table:formula="of:=[.P12]/[.C1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7120">
            <text:p>607120</text:p>
          </table:table-cell>
          <table:table-cell table:style-name="ce50" office:value-type="string">
            <text:p>Achats de livres et brochures UE</text:p>
          </table:table-cell>
          <table:table-cell table:style-name="ce58"/>
          <table:table-cell table:style-name="ce58" table:number-columns-repeated="12"/>
          <table:table-cell table:style-name="ce58" table:formula="of:=SUM([.D13:.O13])" office:value-type="currency" office:currency="EUR" office:value="0">
            <text:p>0,00 €</text:p>
          </table:table-cell>
          <table:table-cell table:style-name="ce58" table:formula="of:=[.C13]-[.P13]" office:value-type="currency" office:currency="EUR" office:value="0">
            <text:p>0,00 €</text:p>
          </table:table-cell>
          <table:table-cell table:style-name="ce70" table:formula="of:=[.P13]/[.C1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7200">
            <text:p>607200</text:p>
          </table:table-cell>
          <table:table-cell table:style-name="ce50" office:value-type="string">
            <text:p>Achats de matériels UE (intracomm)</text:p>
          </table:table-cell>
          <table:table-cell table:style-name="ce58"/>
          <table:table-cell table:style-name="ce58" table:number-columns-repeated="12"/>
          <table:table-cell table:style-name="ce58" table:formula="of:=SUM([.D14:.O14])" office:value-type="currency" office:currency="EUR" office:value="0">
            <text:p>0,00 €</text:p>
          </table:table-cell>
          <table:table-cell table:style-name="ce58" table:formula="of:=[.C14]-[.P14]" office:value-type="currency" office:currency="EUR" office:value="0">
            <text:p>0,00 €</text:p>
          </table:table-cell>
          <table:table-cell table:style-name="ce70" table:formula="of:=[.P14]/[.C1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7800">
            <text:p>607800</text:p>
          </table:table-cell>
          <table:table-cell table:style-name="ce50" office:value-type="string">
            <text:p>Autres achats pour revente</text:p>
          </table:table-cell>
          <table:table-cell table:style-name="ce58"/>
          <table:table-cell table:style-name="ce58" table:number-columns-repeated="12"/>
          <table:table-cell table:style-name="ce58" table:formula="of:=SUM([.D15:.O15])" office:value-type="currency" office:currency="EUR" office:value="0">
            <text:p>0,00 €</text:p>
          </table:table-cell>
          <table:table-cell table:style-name="ce58" table:formula="of:=[.C15]-[.P15]" office:value-type="currency" office:currency="EUR" office:value="0">
            <text:p>0,00 €</text:p>
          </table:table-cell>
          <table:table-cell table:style-name="ce70" table:formula="of:=[.P15]/[.C1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7900">
            <text:p>607900</text:p>
          </table:table-cell>
          <table:table-cell table:style-name="ce50" office:value-type="string">
            <text:p>Reversements sur ventes EXO (707900)</text:p>
          </table:table-cell>
          <table:table-cell table:style-name="ce58"/>
          <table:table-cell table:style-name="ce58" table:number-columns-repeated="12"/>
          <table:table-cell table:style-name="ce58" table:formula="of:=SUM([.D16:.O16])" office:value-type="currency" office:currency="EUR" office:value="0">
            <text:p>0,00 €</text:p>
          </table:table-cell>
          <table:table-cell table:style-name="ce58" table:formula="of:=[.C16]-[.P16]" office:value-type="currency" office:currency="EUR" office:value="0">
            <text:p>0,00 €</text:p>
          </table:table-cell>
          <table:table-cell table:style-name="ce70" table:formula="of:=[.P16]/[.C1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9700">
            <text:p>609700</text:p>
          </table:table-cell>
          <table:table-cell table:style-name="ce50" office:value-type="string">
            <text:p>Rabais remise ristourne sur achats</text:p>
          </table:table-cell>
          <table:table-cell table:style-name="ce58"/>
          <table:table-cell table:style-name="ce58" table:number-columns-repeated="12"/>
          <table:table-cell table:style-name="ce58" table:formula="of:=SUM([.D17:.O17])" office:value-type="currency" office:currency="EUR" office:value="0">
            <text:p>0,00 €</text:p>
          </table:table-cell>
          <table:table-cell table:style-name="ce58" table:formula="of:=[.C17]-[.P17]" office:value-type="currency" office:currency="EUR" office:value="0">
            <text:p>0,00 €</text:p>
          </table:table-cell>
          <table:table-cell table:style-name="ce70" table:formula="of:=[.P17]/[.C1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1000">
            <text:p>611000</text:p>
          </table:table-cell>
          <table:table-cell table:style-name="ce50" office:value-type="string">
            <text:p>Sous-traitance générale</text:p>
          </table:table-cell>
          <table:table-cell table:style-name="ce58"/>
          <table:table-cell table:style-name="ce58" table:number-columns-repeated="12"/>
          <table:table-cell table:style-name="ce58" table:formula="of:=SUM([.D18:.O18])" office:value-type="currency" office:currency="EUR" office:value="0">
            <text:p>0,00 €</text:p>
          </table:table-cell>
          <table:table-cell table:style-name="ce58" table:formula="of:=[.C18]-[.P18]" office:value-type="currency" office:currency="EUR" office:value="0">
            <text:p>0,00 €</text:p>
          </table:table-cell>
          <table:table-cell table:style-name="ce70" table:formula="of:=[.P18]/[.C1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1020">
            <text:p>611020</text:p>
          </table:table-cell>
          <table:table-cell table:style-name="ce50" office:value-type="string">
            <text:p>Sous-traitance UE (intracomm)</text:p>
          </table:table-cell>
          <table:table-cell table:style-name="ce58"/>
          <table:table-cell table:style-name="ce58" table:number-columns-repeated="12"/>
          <table:table-cell table:style-name="ce58" table:formula="of:=SUM([.D19:.O19])" office:value-type="currency" office:currency="EUR" office:value="0">
            <text:p>0,00 €</text:p>
          </table:table-cell>
          <table:table-cell table:style-name="ce58" table:formula="of:=[.C19]-[.P19]" office:value-type="currency" office:currency="EUR" office:value="0">
            <text:p>0,00 €</text:p>
          </table:table-cell>
          <table:table-cell table:style-name="ce70" table:formula="of:=[.P19]/[.C1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1100">
            <text:p>611100</text:p>
          </table:table-cell>
          <table:table-cell table:style-name="ce50" office:value-type="string">
            <text:p>Routages - Encartages</text:p>
          </table:table-cell>
          <table:table-cell table:style-name="ce58"/>
          <table:table-cell table:style-name="ce58" table:number-columns-repeated="12"/>
          <table:table-cell table:style-name="ce58" table:formula="of:=SUM([.D20:.O20])" office:value-type="currency" office:currency="EUR" office:value="0">
            <text:p>0,00 €</text:p>
          </table:table-cell>
          <table:table-cell table:style-name="ce58" table:formula="of:=[.C20]-[.P20]" office:value-type="currency" office:currency="EUR" office:value="0">
            <text:p>0,00 €</text:p>
          </table:table-cell>
          <table:table-cell table:style-name="ce70" table:formula="of:=[.P20]/[.C2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1200">
            <text:p>611200</text:p>
          </table:table-cell>
          <table:table-cell table:style-name="ce50" office:value-type="string">
            <text:p>Imprimerie</text:p>
          </table:table-cell>
          <table:table-cell table:style-name="ce58" office:value-type="currency" office:currency="EUR" office:value="500">
            <text:p>500,00 €</text:p>
          </table:table-cell>
          <table:table-cell table:style-name="ce58" table:number-columns-repeated="12"/>
          <table:table-cell table:style-name="ce58" table:formula="of:=SUM([.D21:.O21])" office:value-type="currency" office:currency="EUR" office:value="0">
            <text:p>0,00 €</text:p>
          </table:table-cell>
          <table:table-cell table:style-name="ce58" table:formula="of:=[.C21]-[.P21]" office:value-type="currency" office:currency="EUR" office:value="500">
            <text:p>500,00 €</text:p>
          </table:table-cell>
          <table:table-cell table:style-name="ce70" table:formula="of:=[.P21]/[.C21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611210">
            <text:p>611210</text:p>
          </table:table-cell>
          <table:table-cell table:style-name="ce50" office:value-type="string">
            <text:p>Photocopies</text:p>
          </table:table-cell>
          <table:table-cell table:style-name="ce58"/>
          <table:table-cell table:style-name="ce58" table:number-columns-repeated="12"/>
          <table:table-cell table:style-name="ce58" table:formula="of:=SUM([.D22:.O22])" office:value-type="currency" office:currency="EUR" office:value="0">
            <text:p>0,00 €</text:p>
          </table:table-cell>
          <table:table-cell table:style-name="ce58" table:formula="of:=[.C22]-[.P22]" office:value-type="currency" office:currency="EUR" office:value="0">
            <text:p>0,00 €</text:p>
          </table:table-cell>
          <table:table-cell table:style-name="ce70" table:formula="of:=[.P22]/[.C2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1300">
            <text:p>611300</text:p>
          </table:table-cell>
          <table:table-cell table:style-name="ce50" office:value-type="string">
            <text:p>Maquettage extérieur</text:p>
          </table:table-cell>
          <table:table-cell table:style-name="ce58"/>
          <table:table-cell table:style-name="ce58" table:number-columns-repeated="12"/>
          <table:table-cell table:style-name="ce58" table:formula="of:=SUM([.D23:.O23])" office:value-type="currency" office:currency="EUR" office:value="0">
            <text:p>0,00 €</text:p>
          </table:table-cell>
          <table:table-cell table:style-name="ce58" table:formula="of:=[.C23]-[.P23]" office:value-type="currency" office:currency="EUR" office:value="0">
            <text:p>0,00 €</text:p>
          </table:table-cell>
          <table:table-cell table:style-name="ce70" table:formula="of:=[.P23]/[.C2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1400">
            <text:p>611400</text:p>
          </table:table-cell>
          <table:table-cell table:style-name="ce50" office:value-type="string">
            <text:p>sous-traitance Matériel de campagne</text:p>
          </table:table-cell>
          <table:table-cell table:style-name="ce58"/>
          <table:table-cell table:style-name="ce58" table:number-columns-repeated="12"/>
          <table:table-cell table:style-name="ce58" table:formula="of:=SUM([.D24:.O24])" office:value-type="currency" office:currency="EUR" office:value="0">
            <text:p>0,00 €</text:p>
          </table:table-cell>
          <table:table-cell table:style-name="ce58" table:formula="of:=[.C24]-[.P24]" office:value-type="currency" office:currency="EUR" office:value="0">
            <text:p>0,00 €</text:p>
          </table:table-cell>
          <table:table-cell table:style-name="ce70" table:formula="of:=[.P24]/[.C2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200">
            <text:p>613200</text:p>
          </table:table-cell>
          <table:table-cell table:style-name="ce50" office:value-type="string">
            <text:p>Locations de salles</text:p>
          </table:table-cell>
          <table:table-cell table:style-name="ce58" office:value-type="currency" office:currency="EUR" office:value="8875">
            <text:p>8 875,00 €</text:p>
          </table:table-cell>
          <table:table-cell table:style-name="ce58" table:number-columns-repeated="12"/>
          <table:table-cell table:style-name="ce58" table:formula="of:=SUM([.D25:.O25])" office:value-type="currency" office:currency="EUR" office:value="0">
            <text:p>0,00 €</text:p>
          </table:table-cell>
          <table:table-cell table:style-name="ce58" table:formula="of:=[.C25]-[.P25]" office:value-type="currency" office:currency="EUR" office:value="8875">
            <text:p>8 875,00 €</text:p>
          </table:table-cell>
          <table:table-cell table:style-name="ce70" table:formula="of:=[.P25]/[.C25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613210">
            <text:p>613210</text:p>
          </table:table-cell>
          <table:table-cell table:style-name="ce50" office:value-type="string">
            <text:p>Loyer bureau à Lille</text:p>
          </table:table-cell>
          <table:table-cell table:style-name="ce58"/>
          <table:table-cell table:style-name="ce58" table:number-columns-repeated="12"/>
          <table:table-cell table:style-name="ce58" table:formula="of:=SUM([.D26:.O26])" office:value-type="currency" office:currency="EUR" office:value="0">
            <text:p>0,00 €</text:p>
          </table:table-cell>
          <table:table-cell table:style-name="ce58" table:formula="of:=[.C26]-[.P26]" office:value-type="currency" office:currency="EUR" office:value="0">
            <text:p>0,00 €</text:p>
          </table:table-cell>
          <table:table-cell table:style-name="ce70" table:formula="of:=[.P26]/[.C2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220">
            <text:p>613220</text:p>
          </table:table-cell>
          <table:table-cell table:style-name="ce50" office:value-type="string">
            <text:p>Loyer rue du Pavillon</text:p>
          </table:table-cell>
          <table:table-cell table:style-name="ce58"/>
          <table:table-cell table:style-name="ce58" table:number-columns-repeated="12"/>
          <table:table-cell table:style-name="ce58" table:formula="of:=SUM([.D27:.O27])" office:value-type="currency" office:currency="EUR" office:value="0">
            <text:p>0,00 €</text:p>
          </table:table-cell>
          <table:table-cell table:style-name="ce58" table:formula="of:=[.C27]-[.P27]" office:value-type="currency" office:currency="EUR" office:value="0">
            <text:p>0,00 €</text:p>
          </table:table-cell>
          <table:table-cell table:style-name="ce70" table:formula="of:=[.P27]/[.C2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230">
            <text:p>613230</text:p>
          </table:table-cell>
          <table:table-cell table:style-name="ce50" office:value-type="string">
            <text:p>Loyer bureau Paris</text:p>
          </table:table-cell>
          <table:table-cell table:style-name="ce58"/>
          <table:table-cell table:style-name="ce58" table:number-columns-repeated="12"/>
          <table:table-cell table:style-name="ce58" table:formula="of:=SUM([.D28:.O28])" office:value-type="currency" office:currency="EUR" office:value="0">
            <text:p>0,00 €</text:p>
          </table:table-cell>
          <table:table-cell table:style-name="ce58" table:formula="of:=[.C28]-[.P28]" office:value-type="currency" office:currency="EUR" office:value="0">
            <text:p>0,00 €</text:p>
          </table:table-cell>
          <table:table-cell table:style-name="ce70" table:formula="of:=[.P28]/[.C2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500">
            <text:p>613500</text:p>
          </table:table-cell>
          <table:table-cell table:style-name="ce50" office:value-type="string">
            <text:p>Location machine à affranchir</text:p>
          </table:table-cell>
          <table:table-cell table:style-name="ce58"/>
          <table:table-cell table:style-name="ce58" table:number-columns-repeated="12"/>
          <table:table-cell table:style-name="ce58" table:formula="of:=SUM([.D29:.O29])" office:value-type="currency" office:currency="EUR" office:value="0">
            <text:p>0,00 €</text:p>
          </table:table-cell>
          <table:table-cell table:style-name="ce58" table:formula="of:=[.C29]-[.P29]" office:value-type="currency" office:currency="EUR" office:value="0">
            <text:p>0,00 €</text:p>
          </table:table-cell>
          <table:table-cell table:style-name="ce70" table:formula="of:=[.P29]/[.C2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510">
            <text:p>613510</text:p>
          </table:table-cell>
          <table:table-cell table:style-name="ce50" office:value-type="string">
            <text:p>Location + Maintenance photocopieur</text:p>
          </table:table-cell>
          <table:table-cell table:style-name="ce58"/>
          <table:table-cell table:style-name="ce58" table:number-columns-repeated="12"/>
          <table:table-cell table:style-name="ce58" table:formula="of:=SUM([.D30:.O30])" office:value-type="currency" office:currency="EUR" office:value="0">
            <text:p>0,00 €</text:p>
          </table:table-cell>
          <table:table-cell table:style-name="ce58" table:formula="of:=[.C30]-[.P30]" office:value-type="currency" office:currency="EUR" office:value="0">
            <text:p>0,00 €</text:p>
          </table:table-cell>
          <table:table-cell table:style-name="ce70" table:formula="of:=[.P30]/[.C3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520">
            <text:p>613520</text:p>
          </table:table-cell>
          <table:table-cell table:style-name="ce50" office:value-type="string">
            <text:p>Location photocopieur</text:p>
          </table:table-cell>
          <table:table-cell table:style-name="ce58"/>
          <table:table-cell table:style-name="ce58" table:number-columns-repeated="12"/>
          <table:table-cell table:style-name="ce58" table:formula="of:=SUM([.D31:.O31])" office:value-type="currency" office:currency="EUR" office:value="0">
            <text:p>0,00 €</text:p>
          </table:table-cell>
          <table:table-cell table:style-name="ce58" table:formula="of:=[.C31]-[.P31]" office:value-type="currency" office:currency="EUR" office:value="0">
            <text:p>0,00 €</text:p>
          </table:table-cell>
          <table:table-cell table:style-name="ce70" table:formula="of:=[.P31]/[.C3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550">
            <text:p>613550</text:p>
          </table:table-cell>
          <table:table-cell table:style-name="ce50" office:value-type="string">
            <text:p>Location de matériel</text:p>
          </table:table-cell>
          <table:table-cell table:style-name="ce58"/>
          <table:table-cell table:style-name="ce58" table:number-columns-repeated="12"/>
          <table:table-cell table:style-name="ce58" table:formula="of:=SUM([.D32:.O32])" office:value-type="currency" office:currency="EUR" office:value="0">
            <text:p>0,00 €</text:p>
          </table:table-cell>
          <table:table-cell table:style-name="ce58" table:formula="of:=[.C32]-[.P32]" office:value-type="currency" office:currency="EUR" office:value="0">
            <text:p>0,00 €</text:p>
          </table:table-cell>
          <table:table-cell table:style-name="ce70" table:formula="of:=[.P32]/[.C3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4000">
            <text:p>614000</text:p>
          </table:table-cell>
          <table:table-cell table:style-name="ce50" office:value-type="string">
            <text:p>Charges locatives/Ateliers</text:p>
          </table:table-cell>
          <table:table-cell table:style-name="ce58"/>
          <table:table-cell table:style-name="ce58" table:number-columns-repeated="12"/>
          <table:table-cell table:style-name="ce58" table:formula="of:=SUM([.D33:.O33])" office:value-type="currency" office:currency="EUR" office:value="0">
            <text:p>0,00 €</text:p>
          </table:table-cell>
          <table:table-cell table:style-name="ce58" table:formula="of:=[.C33]-[.P33]" office:value-type="currency" office:currency="EUR" office:value="0">
            <text:p>0,00 €</text:p>
          </table:table-cell>
          <table:table-cell table:style-name="ce70" table:formula="of:=[.P33]/[.C3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4100">
            <text:p>614100</text:p>
          </table:table-cell>
          <table:table-cell table:style-name="ce50" office:value-type="string">
            <text:p>Charges locatives extérieures</text:p>
          </table:table-cell>
          <table:table-cell table:style-name="ce58"/>
          <table:table-cell table:style-name="ce58" table:number-columns-repeated="12"/>
          <table:table-cell table:style-name="ce58" table:formula="of:=SUM([.D34:.O34])" office:value-type="currency" office:currency="EUR" office:value="0">
            <text:p>0,00 €</text:p>
          </table:table-cell>
          <table:table-cell table:style-name="ce58" table:formula="of:=[.C34]-[.P34]" office:value-type="currency" office:currency="EUR" office:value="0">
            <text:p>0,00 €</text:p>
          </table:table-cell>
          <table:table-cell table:style-name="ce70" table:formula="of:=[.P34]/[.C3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000">
            <text:p>615000</text:p>
          </table:table-cell>
          <table:table-cell table:style-name="ce50" office:value-type="string">
            <text:p>Entretien et réparations</text:p>
          </table:table-cell>
          <table:table-cell table:style-name="ce58"/>
          <table:table-cell table:style-name="ce58" table:number-columns-repeated="12"/>
          <table:table-cell table:style-name="ce58" table:formula="of:=SUM([.D35:.O35])" office:value-type="currency" office:currency="EUR" office:value="0">
            <text:p>0,00 €</text:p>
          </table:table-cell>
          <table:table-cell table:style-name="ce58" table:formula="of:=[.C35]-[.P35]" office:value-type="currency" office:currency="EUR" office:value="0">
            <text:p>0,00 €</text:p>
          </table:table-cell>
          <table:table-cell table:style-name="ce70" table:formula="of:=[.P35]/[.C3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200">
            <text:p>615200</text:p>
          </table:table-cell>
          <table:table-cell table:style-name="ce50" office:value-type="string">
            <text:p>Entretien immobilier</text:p>
          </table:table-cell>
          <table:table-cell table:style-name="ce58"/>
          <table:table-cell table:style-name="ce58" table:number-columns-repeated="12"/>
          <table:table-cell table:style-name="ce58" table:formula="of:=SUM([.D36:.O36])" office:value-type="currency" office:currency="EUR" office:value="0">
            <text:p>0,00 €</text:p>
          </table:table-cell>
          <table:table-cell table:style-name="ce58" table:formula="of:=[.C36]-[.P36]" office:value-type="currency" office:currency="EUR" office:value="0">
            <text:p>0,00 €</text:p>
          </table:table-cell>
          <table:table-cell table:style-name="ce70" table:formula="of:=[.P36]/[.C3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500">
            <text:p>615500</text:p>
          </table:table-cell>
          <table:table-cell table:style-name="ce50" office:value-type="string">
            <text:p>Entretien mobilier</text:p>
          </table:table-cell>
          <table:table-cell table:style-name="ce58"/>
          <table:table-cell table:style-name="ce58" table:number-columns-repeated="12"/>
          <table:table-cell table:style-name="ce58" table:formula="of:=SUM([.D37:.O37])" office:value-type="currency" office:currency="EUR" office:value="0">
            <text:p>0,00 €</text:p>
          </table:table-cell>
          <table:table-cell table:style-name="ce58" table:formula="of:=[.C37]-[.P37]" office:value-type="currency" office:currency="EUR" office:value="0">
            <text:p>0,00 €</text:p>
          </table:table-cell>
          <table:table-cell table:style-name="ce70" table:formula="of:=[.P37]/[.C3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610">
            <text:p>615610</text:p>
          </table:table-cell>
          <table:table-cell table:style-name="ce50" office:value-type="string">
            <text:p>Maintenance photocopieur</text:p>
          </table:table-cell>
          <table:table-cell table:style-name="ce58"/>
          <table:table-cell table:style-name="ce58" table:number-columns-repeated="12"/>
          <table:table-cell table:style-name="ce58" table:formula="of:=SUM([.D38:.O38])" office:value-type="currency" office:currency="EUR" office:value="0">
            <text:p>0,00 €</text:p>
          </table:table-cell>
          <table:table-cell table:style-name="ce58" table:formula="of:=[.C38]-[.P38]" office:value-type="currency" office:currency="EUR" office:value="0">
            <text:p>0,00 €</text:p>
          </table:table-cell>
          <table:table-cell table:style-name="ce70" table:formula="of:=[.P38]/[.C3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620">
            <text:p>615620</text:p>
          </table:table-cell>
          <table:table-cell table:style-name="ce50" office:value-type="string">
            <text:p>Réaffectation Bilan Cogilog abt</text:p>
          </table:table-cell>
          <table:table-cell table:style-name="ce58"/>
          <table:table-cell table:style-name="ce58" table:number-columns-repeated="12"/>
          <table:table-cell table:style-name="ce58" table:formula="of:=SUM([.D39:.O39])" office:value-type="currency" office:currency="EUR" office:value="0">
            <text:p>0,00 €</text:p>
          </table:table-cell>
          <table:table-cell table:style-name="ce58" table:formula="of:=[.C39]-[.P39]" office:value-type="currency" office:currency="EUR" office:value="0">
            <text:p>0,00 €</text:p>
          </table:table-cell>
          <table:table-cell table:style-name="ce70" table:formula="of:=[.P39]/[.C3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630">
            <text:p>615630</text:p>
          </table:table-cell>
          <table:table-cell table:style-name="ce50" office:value-type="string">
            <text:p>Réaffectation Bilan Sivit</text:p>
          </table:table-cell>
          <table:table-cell table:style-name="ce58"/>
          <table:table-cell table:style-name="ce58" table:number-columns-repeated="12"/>
          <table:table-cell table:style-name="ce58" table:formula="of:=SUM([.D40:.O40])" office:value-type="currency" office:currency="EUR" office:value="0">
            <text:p>0,00 €</text:p>
          </table:table-cell>
          <table:table-cell table:style-name="ce58" table:formula="of:=[.C40]-[.P40]" office:value-type="currency" office:currency="EUR" office:value="0">
            <text:p>0,00 €</text:p>
          </table:table-cell>
          <table:table-cell table:style-name="ce70" table:formula="of:=[.P40]/[.C4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640">
            <text:p>615640</text:p>
          </table:table-cell>
          <table:table-cell table:style-name="ce50" office:value-type="string">
            <text:p>Réaffectation Bilan nom de domaine</text:p>
          </table:table-cell>
          <table:table-cell table:style-name="ce58"/>
          <table:table-cell table:style-name="ce58" table:number-columns-repeated="12"/>
          <table:table-cell table:style-name="ce58" table:formula="of:=SUM([.D41:.O41])" office:value-type="currency" office:currency="EUR" office:value="0">
            <text:p>0,00 €</text:p>
          </table:table-cell>
          <table:table-cell table:style-name="ce58" table:formula="of:=[.C41]-[.P41]" office:value-type="currency" office:currency="EUR" office:value="0">
            <text:p>0,00 €</text:p>
          </table:table-cell>
          <table:table-cell table:style-name="ce70" table:formula="of:=[.P41]/[.C4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650">
            <text:p>615650</text:p>
          </table:table-cell>
          <table:table-cell table:style-name="ce50" office:value-type="string">
            <text:p>Maintenances informatiques</text:p>
          </table:table-cell>
          <table:table-cell table:style-name="ce58"/>
          <table:table-cell table:style-name="ce58" table:number-columns-repeated="12"/>
          <table:table-cell table:style-name="ce58" table:formula="of:=SUM([.D42:.O42])" office:value-type="currency" office:currency="EUR" office:value="0">
            <text:p>0,00 €</text:p>
          </table:table-cell>
          <table:table-cell table:style-name="ce58" table:formula="of:=[.C42]-[.P42]" office:value-type="currency" office:currency="EUR" office:value="0">
            <text:p>0,00 €</text:p>
          </table:table-cell>
          <table:table-cell table:style-name="ce70" table:formula="of:=[.P42]/[.C4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660">
            <text:p>615660</text:p>
          </table:table-cell>
          <table:table-cell table:style-name="ce50" office:value-type="string">
            <text:p>Maintenances sites web</text:p>
          </table:table-cell>
          <table:table-cell table:style-name="ce58"/>
          <table:table-cell table:style-name="ce58" table:number-columns-repeated="12"/>
          <table:table-cell table:style-name="ce58" table:formula="of:=SUM([.D43:.O43])" office:value-type="currency" office:currency="EUR" office:value="0">
            <text:p>0,00 €</text:p>
          </table:table-cell>
          <table:table-cell table:style-name="ce58" table:formula="of:=[.C43]-[.P43]" office:value-type="currency" office:currency="EUR" office:value="0">
            <text:p>0,00 €</text:p>
          </table:table-cell>
          <table:table-cell table:style-name="ce70" table:formula="of:=[.P43]/[.C4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6000">
            <text:p>616000</text:p>
          </table:table-cell>
          <table:table-cell table:style-name="ce50" office:value-type="string">
            <text:p>Primes d'assurance</text:p>
          </table:table-cell>
          <table:table-cell table:style-name="ce58"/>
          <table:table-cell table:style-name="ce58" table:number-columns-repeated="12"/>
          <table:table-cell table:style-name="ce58" table:formula="of:=SUM([.D44:.O44])" office:value-type="currency" office:currency="EUR" office:value="0">
            <text:p>0,00 €</text:p>
          </table:table-cell>
          <table:table-cell table:style-name="ce58" table:formula="of:=[.C44]-[.P44]" office:value-type="currency" office:currency="EUR" office:value="0">
            <text:p>0,00 €</text:p>
          </table:table-cell>
          <table:table-cell table:style-name="ce70" table:formula="of:=[.P44]/[.C4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8000">
            <text:p>618000</text:p>
          </table:table-cell>
          <table:table-cell table:style-name="ce50" office:value-type="string">
            <text:p>Documentation</text:p>
          </table:table-cell>
          <table:table-cell table:style-name="ce58"/>
          <table:table-cell table:style-name="ce58" table:number-columns-repeated="12"/>
          <table:table-cell table:style-name="ce58" table:formula="of:=SUM([.D45:.O45])" office:value-type="currency" office:currency="EUR" office:value="0">
            <text:p>0,00 €</text:p>
          </table:table-cell>
          <table:table-cell table:style-name="ce58" table:formula="of:=[.C45]-[.P45]" office:value-type="currency" office:currency="EUR" office:value="0">
            <text:p>0,00 €</text:p>
          </table:table-cell>
          <table:table-cell table:style-name="ce70" table:formula="of:=[.P45]/[.C4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8200">
            <text:p>618200</text:p>
          </table:table-cell>
          <table:table-cell table:style-name="ce50" office:value-type="string">
            <text:p>Abonnements doc</text:p>
          </table:table-cell>
          <table:table-cell table:style-name="ce58"/>
          <table:table-cell table:style-name="ce58" table:number-columns-repeated="12"/>
          <table:table-cell table:style-name="ce58" table:formula="of:=SUM([.D46:.O46])" office:value-type="currency" office:currency="EUR" office:value="0">
            <text:p>0,00 €</text:p>
          </table:table-cell>
          <table:table-cell table:style-name="ce58" table:formula="of:=[.C46]-[.P46]" office:value-type="currency" office:currency="EUR" office:value="0">
            <text:p>0,00 €</text:p>
          </table:table-cell>
          <table:table-cell table:style-name="ce70" table:formula="of:=[.P46]/[.C4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8500">
            <text:p>618500</text:p>
          </table:table-cell>
          <table:table-cell table:style-name="ce50" office:value-type="string">
            <text:p>Frais colloques &amp; conf. de presse</text:p>
          </table:table-cell>
          <table:table-cell table:style-name="ce58"/>
          <table:table-cell table:style-name="ce58" table:number-columns-repeated="12"/>
          <table:table-cell table:style-name="ce58" table:formula="of:=SUM([.D47:.O47])" office:value-type="currency" office:currency="EUR" office:value="0">
            <text:p>0,00 €</text:p>
          </table:table-cell>
          <table:table-cell table:style-name="ce58" table:formula="of:=[.C47]-[.P47]" office:value-type="currency" office:currency="EUR" office:value="0">
            <text:p>0,00 €</text:p>
          </table:table-cell>
          <table:table-cell table:style-name="ce70" table:formula="of:=[.P47]/[.C4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8510">
            <text:p>618510</text:p>
          </table:table-cell>
          <table:table-cell table:style-name="ce50" office:value-type="string">
            <text:p>Frais d'AG annuelle</text:p>
          </table:table-cell>
          <table:table-cell table:style-name="ce58"/>
          <table:table-cell table:style-name="ce58" table:number-columns-repeated="12"/>
          <table:table-cell table:style-name="ce58" table:formula="of:=SUM([.D48:.O48])" office:value-type="currency" office:currency="EUR" office:value="0">
            <text:p>0,00 €</text:p>
          </table:table-cell>
          <table:table-cell table:style-name="ce58" table:formula="of:=[.C48]-[.P48]" office:value-type="currency" office:currency="EUR" office:value="0">
            <text:p>0,00 €</text:p>
          </table:table-cell>
          <table:table-cell table:style-name="ce70" table:formula="of:=[.P48]/[.C4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8520">
            <text:p>618520</text:p>
          </table:table-cell>
          <table:table-cell table:style-name="ce50" office:value-type="string">
            <text:p>Frais de CA</text:p>
          </table:table-cell>
          <table:table-cell table:style-name="ce58"/>
          <table:table-cell table:style-name="ce58" table:number-columns-repeated="12"/>
          <table:table-cell table:style-name="ce58" table:formula="of:=SUM([.D49:.O49])" office:value-type="currency" office:currency="EUR" office:value="0">
            <text:p>0,00 €</text:p>
          </table:table-cell>
          <table:table-cell table:style-name="ce58" table:formula="of:=[.C49]-[.P49]" office:value-type="currency" office:currency="EUR" office:value="0">
            <text:p>0,00 €</text:p>
          </table:table-cell>
          <table:table-cell table:style-name="ce70" table:formula="of:=[.P49]/[.C4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8530">
            <text:p>618530</text:p>
          </table:table-cell>
          <table:table-cell table:style-name="ce50" office:value-type="string">
            <text:p>Formation hors formation continue</text:p>
          </table:table-cell>
          <table:table-cell table:style-name="ce58"/>
          <table:table-cell table:style-name="ce58" table:number-columns-repeated="12"/>
          <table:table-cell table:style-name="ce58" table:formula="of:=SUM([.D50:.O50])" office:value-type="currency" office:currency="EUR" office:value="0">
            <text:p>0,00 €</text:p>
          </table:table-cell>
          <table:table-cell table:style-name="ce58" table:formula="of:=[.C50]-[.P50]" office:value-type="currency" office:currency="EUR" office:value="0">
            <text:p>0,00 €</text:p>
          </table:table-cell>
          <table:table-cell table:style-name="ce70" table:formula="of:=[.P50]/[.C5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string">
            <text:p>6185AG</text:p>
          </table:table-cell>
          <table:table-cell table:style-name="ce50" office:value-type="string">
            <text:p>Frais d'AG annuelle</text:p>
          </table:table-cell>
          <table:table-cell table:style-name="ce58"/>
          <table:table-cell table:style-name="ce58" table:number-columns-repeated="12"/>
          <table:table-cell table:style-name="ce58" table:formula="of:=SUM([.D51:.O51])" office:value-type="currency" office:currency="EUR" office:value="0">
            <text:p>0,00 €</text:p>
          </table:table-cell>
          <table:table-cell table:style-name="ce58" table:formula="of:=[.C51]-[.P51]" office:value-type="currency" office:currency="EUR" office:value="0">
            <text:p>0,00 €</text:p>
          </table:table-cell>
          <table:table-cell table:style-name="ce70" table:formula="of:=[.P51]/[.C5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2600">
            <text:p>622600</text:p>
          </table:table-cell>
          <table:table-cell table:style-name="ce50" office:value-type="string">
            <text:p>Honoraires compta</text:p>
          </table:table-cell>
          <table:table-cell table:style-name="ce58"/>
          <table:table-cell table:style-name="ce58" table:number-columns-repeated="12"/>
          <table:table-cell table:style-name="ce58" table:formula="of:=SUM([.D52:.O52])" office:value-type="currency" office:currency="EUR" office:value="0">
            <text:p>0,00 €</text:p>
          </table:table-cell>
          <table:table-cell table:style-name="ce58" table:formula="of:=[.C52]-[.P52]" office:value-type="currency" office:currency="EUR" office:value="0">
            <text:p>0,00 €</text:p>
          </table:table-cell>
          <table:table-cell table:style-name="ce70" table:formula="of:=[.P52]/[.C5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2610">
            <text:p>622610</text:p>
          </table:table-cell>
          <table:table-cell table:style-name="ce50" office:value-type="string">
            <text:p>Honoraires juridiques</text:p>
          </table:table-cell>
          <table:table-cell table:style-name="ce58"/>
          <table:table-cell table:style-name="ce58" table:number-columns-repeated="12"/>
          <table:table-cell table:style-name="ce58" table:formula="of:=SUM([.D53:.O53])" office:value-type="currency" office:currency="EUR" office:value="0">
            <text:p>0,00 €</text:p>
          </table:table-cell>
          <table:table-cell table:style-name="ce58" table:formula="of:=[.C53]-[.P53]" office:value-type="currency" office:currency="EUR" office:value="0">
            <text:p>0,00 €</text:p>
          </table:table-cell>
          <table:table-cell table:style-name="ce70" table:formula="of:=[.P53]/[.C5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2620">
            <text:p>622620</text:p>
          </table:table-cell>
          <table:table-cell table:style-name="ce50" office:value-type="string">
            <text:p>Honoraires commissaire aux cptes</text:p>
          </table:table-cell>
          <table:table-cell table:style-name="ce58"/>
          <table:table-cell table:style-name="ce58" table:number-columns-repeated="12"/>
          <table:table-cell table:style-name="ce58" table:formula="of:=SUM([.D54:.O54])" office:value-type="currency" office:currency="EUR" office:value="0">
            <text:p>0,00 €</text:p>
          </table:table-cell>
          <table:table-cell table:style-name="ce58" table:formula="of:=[.C54]-[.P54]" office:value-type="currency" office:currency="EUR" office:value="0">
            <text:p>0,00 €</text:p>
          </table:table-cell>
          <table:table-cell table:style-name="ce70" table:formula="of:=[.P54]/[.C5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2630">
            <text:p>622630</text:p>
          </table:table-cell>
          <table:table-cell table:style-name="ce50" office:value-type="string">
            <text:p>Autres honoraires</text:p>
          </table:table-cell>
          <table:table-cell table:style-name="ce58"/>
          <table:table-cell table:style-name="ce58" table:number-columns-repeated="12"/>
          <table:table-cell table:style-name="ce58" table:formula="of:=SUM([.D55:.O55])" office:value-type="currency" office:currency="EUR" office:value="0">
            <text:p>0,00 €</text:p>
          </table:table-cell>
          <table:table-cell table:style-name="ce58" table:formula="of:=[.C55]-[.P55]" office:value-type="currency" office:currency="EUR" office:value="0">
            <text:p>0,00 €</text:p>
          </table:table-cell>
          <table:table-cell table:style-name="ce70" table:formula="of:=[.P55]/[.C5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2700">
            <text:p>622700</text:p>
          </table:table-cell>
          <table:table-cell table:style-name="ce50" office:value-type="string">
            <text:p>Frais d'actes &amp; contentieux</text:p>
          </table:table-cell>
          <table:table-cell table:style-name="ce58"/>
          <table:table-cell table:style-name="ce58" table:number-columns-repeated="12"/>
          <table:table-cell table:style-name="ce58" table:formula="of:=SUM([.D56:.O56])" office:value-type="currency" office:currency="EUR" office:value="0">
            <text:p>0,00 €</text:p>
          </table:table-cell>
          <table:table-cell table:style-name="ce58" table:formula="of:=[.C56]-[.P56]" office:value-type="currency" office:currency="EUR" office:value="0">
            <text:p>0,00 €</text:p>
          </table:table-cell>
          <table:table-cell table:style-name="ce70" table:formula="of:=[.P56]/[.C5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000">
            <text:p>623000</text:p>
          </table:table-cell>
          <table:table-cell table:style-name="ce50" office:value-type="string">
            <text:p>Relations publiques, Foires, Salons</text:p>
          </table:table-cell>
          <table:table-cell table:style-name="ce58"/>
          <table:table-cell table:style-name="ce58" table:number-columns-repeated="12"/>
          <table:table-cell table:style-name="ce58" table:formula="of:=SUM([.D57:.O57])" office:value-type="currency" office:currency="EUR" office:value="0">
            <text:p>0,00 €</text:p>
          </table:table-cell>
          <table:table-cell table:style-name="ce58" table:formula="of:=[.C57]-[.P57]" office:value-type="currency" office:currency="EUR" office:value="0">
            <text:p>0,00 €</text:p>
          </table:table-cell>
          <table:table-cell table:style-name="ce70" table:formula="of:=[.P57]/[.C5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100">
            <text:p>623100</text:p>
          </table:table-cell>
          <table:table-cell table:style-name="ce50" office:value-type="string">
            <text:p>Annonces et insertions</text:p>
          </table:table-cell>
          <table:table-cell table:style-name="ce58"/>
          <table:table-cell table:style-name="ce58" table:number-columns-repeated="12"/>
          <table:table-cell table:style-name="ce58" table:formula="of:=SUM([.D58:.O58])" office:value-type="currency" office:currency="EUR" office:value="0">
            <text:p>0,00 €</text:p>
          </table:table-cell>
          <table:table-cell table:style-name="ce58" table:formula="of:=[.C58]-[.P58]" office:value-type="currency" office:currency="EUR" office:value="0">
            <text:p>0,00 €</text:p>
          </table:table-cell>
          <table:table-cell table:style-name="ce70" table:formula="of:=[.P58]/[.C5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111">
            <text:p>623111</text:p>
          </table:table-cell>
          <table:table-cell table:style-name="ce50" office:value-type="string">
            <text:p>Expéditions gratuites</text:p>
          </table:table-cell>
          <table:table-cell table:style-name="ce58"/>
          <table:table-cell table:style-name="ce58" table:number-columns-repeated="12"/>
          <table:table-cell table:style-name="ce58" table:formula="of:=SUM([.D59:.O59])" office:value-type="currency" office:currency="EUR" office:value="0">
            <text:p>0,00 €</text:p>
          </table:table-cell>
          <table:table-cell table:style-name="ce58" table:formula="of:=[.C59]-[.P59]" office:value-type="currency" office:currency="EUR" office:value="0">
            <text:p>0,00 €</text:p>
          </table:table-cell>
          <table:table-cell table:style-name="ce70" table:formula="of:=[.P59]/[.C5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200">
            <text:p>623200</text:p>
          </table:table-cell>
          <table:table-cell table:style-name="ce50" office:value-type="string">
            <text:p>Cadeaux</text:p>
          </table:table-cell>
          <table:table-cell table:style-name="ce58"/>
          <table:table-cell table:style-name="ce58" table:number-columns-repeated="12"/>
          <table:table-cell table:style-name="ce58" table:formula="of:=SUM([.D60:.O60])" office:value-type="currency" office:currency="EUR" office:value="0">
            <text:p>0,00 €</text:p>
          </table:table-cell>
          <table:table-cell table:style-name="ce58" table:formula="of:=[.C60]-[.P60]" office:value-type="currency" office:currency="EUR" office:value="0">
            <text:p>0,00 €</text:p>
          </table:table-cell>
          <table:table-cell table:style-name="ce70" table:formula="of:=[.P60]/[.C6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300">
            <text:p>623300</text:p>
          </table:table-cell>
          <table:table-cell table:style-name="ce50" office:value-type="string">
            <text:p>Manifestations, évènements, concerts, etc</text:p>
          </table:table-cell>
          <table:table-cell table:style-name="ce58"/>
          <table:table-cell table:style-name="ce58" table:number-columns-repeated="12"/>
          <table:table-cell table:style-name="ce58" table:formula="of:=SUM([.D61:.O61])" office:value-type="currency" office:currency="EUR" office:value="0">
            <text:p>0,00 €</text:p>
          </table:table-cell>
          <table:table-cell table:style-name="ce58" table:formula="of:=[.C61]-[.P61]" office:value-type="currency" office:currency="EUR" office:value="0">
            <text:p>0,00 €</text:p>
          </table:table-cell>
          <table:table-cell table:style-name="ce70" table:formula="of:=[.P61]/[.C6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500">
            <text:p>623500</text:p>
          </table:table-cell>
          <table:table-cell table:style-name="ce50" office:value-type="string">
            <text:p>Primes Concours vidéo</text:p>
          </table:table-cell>
          <table:table-cell table:style-name="ce58"/>
          <table:table-cell table:style-name="ce58" table:number-columns-repeated="12"/>
          <table:table-cell table:style-name="ce58" table:formula="of:=SUM([.D62:.O62])" office:value-type="currency" office:currency="EUR" office:value="0">
            <text:p>0,00 €</text:p>
          </table:table-cell>
          <table:table-cell table:style-name="ce58" table:formula="of:=[.C62]-[.P62]" office:value-type="currency" office:currency="EUR" office:value="0">
            <text:p>0,00 €</text:p>
          </table:table-cell>
          <table:table-cell table:style-name="ce70" table:formula="of:=[.P62]/[.C6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800">
            <text:p>623800</text:p>
          </table:table-cell>
          <table:table-cell table:style-name="ce50" office:value-type="string">
            <text:p>Dons divers</text:p>
          </table:table-cell>
          <table:table-cell table:style-name="ce58"/>
          <table:table-cell table:style-name="ce58" table:number-columns-repeated="12"/>
          <table:table-cell table:style-name="ce58" table:formula="of:=SUM([.D63:.O63])" office:value-type="currency" office:currency="EUR" office:value="0">
            <text:p>0,00 €</text:p>
          </table:table-cell>
          <table:table-cell table:style-name="ce58" table:formula="of:=[.C63]-[.P63]" office:value-type="currency" office:currency="EUR" office:value="0">
            <text:p>0,00 €</text:p>
          </table:table-cell>
          <table:table-cell table:style-name="ce70" table:formula="of:=[.P63]/[.C6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4000">
            <text:p>624000</text:p>
          </table:table-cell>
          <table:table-cell table:style-name="ce50" office:value-type="string">
            <text:p>Transports sur achats et ventes</text:p>
          </table:table-cell>
          <table:table-cell table:style-name="ce58"/>
          <table:table-cell table:style-name="ce58" table:number-columns-repeated="12"/>
          <table:table-cell table:style-name="ce58" table:formula="of:=SUM([.D64:.O64])" office:value-type="currency" office:currency="EUR" office:value="0">
            <text:p>0,00 €</text:p>
          </table:table-cell>
          <table:table-cell table:style-name="ce58" table:formula="of:=[.C64]-[.P64]" office:value-type="currency" office:currency="EUR" office:value="0">
            <text:p>0,00 €</text:p>
          </table:table-cell>
          <table:table-cell table:style-name="ce70" table:formula="of:=[.P64]/[.C6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5000">
            <text:p>625000</text:p>
          </table:table-cell>
          <table:table-cell table:style-name="ce50" office:value-type="string">
            <text:p>Déplacements, missions salariés</text:p>
          </table:table-cell>
          <table:table-cell table:style-name="ce58" table:formula="of:=1000+300" office:value-type="currency" office:currency="EUR" office:value="1300">
            <text:p>1 300,00 €</text:p>
          </table:table-cell>
          <table:table-cell table:style-name="ce58" table:number-columns-repeated="12"/>
          <table:table-cell table:style-name="ce58" table:formula="of:=SUM([.D65:.O65])" office:value-type="currency" office:currency="EUR" office:value="0">
            <text:p>0,00 €</text:p>
          </table:table-cell>
          <table:table-cell table:style-name="ce58" table:formula="of:=[.C65]-[.P65]" office:value-type="currency" office:currency="EUR" office:value="1300">
            <text:p>1 300,00 €</text:p>
          </table:table-cell>
          <table:table-cell table:style-name="ce70" table:formula="of:=[.P65]/[.C65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625100">
            <text:p>625100</text:p>
          </table:table-cell>
          <table:table-cell table:style-name="ce50" office:value-type="string">
            <text:p>Déplacements, missions administrateurs</text:p>
          </table:table-cell>
          <table:table-cell table:style-name="ce58" table:formula="of:=1500+1500" office:value-type="currency" office:currency="EUR" office:value="3000">
            <text:p>3 000,00 €</text:p>
          </table:table-cell>
          <table:table-cell table:style-name="ce58" table:number-columns-repeated="12"/>
          <table:table-cell table:style-name="ce58" table:formula="of:=SUM([.D66:.O66])" office:value-type="currency" office:currency="EUR" office:value="0">
            <text:p>0,00 €</text:p>
          </table:table-cell>
          <table:table-cell table:style-name="ce58" table:formula="of:=[.C66]-[.P66]" office:value-type="currency" office:currency="EUR" office:value="3000">
            <text:p>3 000,00 €</text:p>
          </table:table-cell>
          <table:table-cell table:style-name="ce70" table:formula="of:=[.P66]/[.C66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625200">
            <text:p>625200</text:p>
          </table:table-cell>
          <table:table-cell table:style-name="ce50" office:value-type="string">
            <text:p>Déplacements, missions bénévoles &amp; stagiaires</text:p>
          </table:table-cell>
          <table:table-cell table:style-name="ce58" office:value-type="currency" office:currency="EUR" office:value="1500">
            <text:p>1 500,00 €</text:p>
          </table:table-cell>
          <table:table-cell table:style-name="ce58" table:number-columns-repeated="12"/>
          <table:table-cell table:style-name="ce58" table:formula="of:=SUM([.D67:.O67])" office:value-type="currency" office:currency="EUR" office:value="0">
            <text:p>0,00 €</text:p>
          </table:table-cell>
          <table:table-cell table:style-name="ce58" table:formula="of:=[.C67]-[.P67]" office:value-type="currency" office:currency="EUR" office:value="1500">
            <text:p>1 500,00 €</text:p>
          </table:table-cell>
          <table:table-cell table:style-name="ce70" table:formula="of:=[.P67]/[.C67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625300">
            <text:p>625300</text:p>
          </table:table-cell>
          <table:table-cell table:style-name="ce50" office:value-type="string">
            <text:p>Déplacements, missions prestataires et autres</text:p>
          </table:table-cell>
          <table:table-cell table:style-name="ce58"/>
          <table:table-cell table:style-name="ce58" table:number-columns-repeated="12"/>
          <table:table-cell table:style-name="ce58" table:formula="of:=SUM([.D68:.O68])" office:value-type="currency" office:currency="EUR" office:value="0">
            <text:p>0,00 €</text:p>
          </table:table-cell>
          <table:table-cell table:style-name="ce58" table:formula="of:=[.C68]-[.P68]" office:value-type="currency" office:currency="EUR" office:value="0">
            <text:p>0,00 €</text:p>
          </table:table-cell>
          <table:table-cell table:style-name="ce70" table:formula="of:=[.P68]/[.C6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5700">
            <text:p>625700</text:p>
          </table:table-cell>
          <table:table-cell table:style-name="ce50" office:value-type="string">
            <text:p>Réceptions diverses</text:p>
          </table:table-cell>
          <table:table-cell table:style-name="ce58"/>
          <table:table-cell table:style-name="ce58" table:number-columns-repeated="12"/>
          <table:table-cell table:style-name="ce58" table:formula="of:=SUM([.D69:.O69])" office:value-type="currency" office:currency="EUR" office:value="0">
            <text:p>0,00 €</text:p>
          </table:table-cell>
          <table:table-cell table:style-name="ce58" table:formula="of:=[.C69]-[.P69]" office:value-type="currency" office:currency="EUR" office:value="0">
            <text:p>0,00 €</text:p>
          </table:table-cell>
          <table:table-cell table:style-name="ce70" table:formula="of:=[.P69]/[.C6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5710">
            <text:p>625710</text:p>
          </table:table-cell>
          <table:table-cell table:style-name="ce50" office:value-type="string">
            <text:p>Repas Commissions</text:p>
          </table:table-cell>
          <table:table-cell table:style-name="ce58"/>
          <table:table-cell table:style-name="ce58" table:number-columns-repeated="12"/>
          <table:table-cell table:style-name="ce58" table:formula="of:=SUM([.D70:.O70])" office:value-type="currency" office:currency="EUR" office:value="0">
            <text:p>0,00 €</text:p>
          </table:table-cell>
          <table:table-cell table:style-name="ce58" table:formula="of:=[.C70]-[.P70]" office:value-type="currency" office:currency="EUR" office:value="0">
            <text:p>0,00 €</text:p>
          </table:table-cell>
          <table:table-cell table:style-name="ce70" table:formula="of:=[.P70]/[.C7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6100">
            <text:p>626100</text:p>
          </table:table-cell>
          <table:table-cell table:style-name="ce50" office:value-type="string">
            <text:p>Frais postaux</text:p>
          </table:table-cell>
          <table:table-cell table:style-name="ce58" office:value-type="currency" office:currency="EUR" office:value="500">
            <text:p>500,00 €</text:p>
          </table:table-cell>
          <table:table-cell table:style-name="ce58" table:number-columns-repeated="12"/>
          <table:table-cell table:style-name="ce58" table:formula="of:=SUM([.D71:.O71])" office:value-type="currency" office:currency="EUR" office:value="0">
            <text:p>0,00 €</text:p>
          </table:table-cell>
          <table:table-cell table:style-name="ce58" table:formula="of:=[.C71]-[.P71]" office:value-type="currency" office:currency="EUR" office:value="500">
            <text:p>500,00 €</text:p>
          </table:table-cell>
          <table:table-cell table:style-name="ce70" table:formula="of:=[.P71]/[.C71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626120">
            <text:p>626120</text:p>
          </table:table-cell>
          <table:table-cell table:style-name="ce50" office:value-type="string">
            <text:p>Abt. Sces Postaux-collecte courrier</text:p>
          </table:table-cell>
          <table:table-cell table:style-name="ce58"/>
          <table:table-cell table:style-name="ce58" table:number-columns-repeated="12"/>
          <table:table-cell table:style-name="ce58" table:formula="of:=SUM([.D72:.O72])" office:value-type="currency" office:currency="EUR" office:value="0">
            <text:p>0,00 €</text:p>
          </table:table-cell>
          <table:table-cell table:style-name="ce58" table:formula="of:=[.C72]-[.P72]" office:value-type="currency" office:currency="EUR" office:value="0">
            <text:p>0,00 €</text:p>
          </table:table-cell>
          <table:table-cell table:style-name="ce70" table:formula="of:=[.P72]/[.C7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6200">
            <text:p>626200</text:p>
          </table:table-cell>
          <table:table-cell table:style-name="ce50" office:value-type="string">
            <text:p>Frais de télécommunications</text:p>
          </table:table-cell>
          <table:table-cell table:style-name="ce58"/>
          <table:table-cell table:style-name="ce58" table:number-columns-repeated="12"/>
          <table:table-cell table:style-name="ce58" table:formula="of:=SUM([.D73:.O73])" office:value-type="currency" office:currency="EUR" office:value="0">
            <text:p>0,00 €</text:p>
          </table:table-cell>
          <table:table-cell table:style-name="ce58" table:formula="of:=[.C73]-[.P73]" office:value-type="currency" office:currency="EUR" office:value="0">
            <text:p>0,00 €</text:p>
          </table:table-cell>
          <table:table-cell table:style-name="ce70" table:formula="of:=[.P73]/[.C7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6210">
            <text:p>626210</text:p>
          </table:table-cell>
          <table:table-cell table:style-name="ce50" office:value-type="string">
            <text:p>Abt. internet haut débit</text:p>
          </table:table-cell>
          <table:table-cell table:style-name="ce58"/>
          <table:table-cell table:style-name="ce58" table:number-columns-repeated="12"/>
          <table:table-cell table:style-name="ce58" table:formula="of:=SUM([.D74:.O74])" office:value-type="currency" office:currency="EUR" office:value="0">
            <text:p>0,00 €</text:p>
          </table:table-cell>
          <table:table-cell table:style-name="ce58" table:formula="of:=[.C74]-[.P74]" office:value-type="currency" office:currency="EUR" office:value="0">
            <text:p>0,00 €</text:p>
          </table:table-cell>
          <table:table-cell table:style-name="ce70" table:formula="of:=[.P74]/[.C7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6220">
            <text:p>626220</text:p>
          </table:table-cell>
          <table:table-cell table:style-name="ce50" office:value-type="string">
            <text:p>Autres sces électroniques</text:p>
          </table:table-cell>
          <table:table-cell table:style-name="ce58"/>
          <table:table-cell table:style-name="ce58" table:number-columns-repeated="12"/>
          <table:table-cell table:style-name="ce58" table:formula="of:=SUM([.D75:.O75])" office:value-type="currency" office:currency="EUR" office:value="0">
            <text:p>0,00 €</text:p>
          </table:table-cell>
          <table:table-cell table:style-name="ce58" table:formula="of:=[.C75]-[.P75]" office:value-type="currency" office:currency="EUR" office:value="0">
            <text:p>0,00 €</text:p>
          </table:table-cell>
          <table:table-cell table:style-name="ce70" table:formula="of:=[.P75]/[.C7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7000">
            <text:p>627000</text:p>
          </table:table-cell>
          <table:table-cell table:style-name="ce50" office:value-type="string">
            <text:p>Frais bancaires</text:p>
          </table:table-cell>
          <table:table-cell table:style-name="ce58"/>
          <table:table-cell table:style-name="ce58" table:number-columns-repeated="12"/>
          <table:table-cell table:style-name="ce58" table:formula="of:=SUM([.D76:.O76])" office:value-type="currency" office:currency="EUR" office:value="0">
            <text:p>0,00 €</text:p>
          </table:table-cell>
          <table:table-cell table:style-name="ce58" table:formula="of:=[.C76]-[.P76]" office:value-type="currency" office:currency="EUR" office:value="0">
            <text:p>0,00 €</text:p>
          </table:table-cell>
          <table:table-cell table:style-name="ce70" table:formula="of:=[.P76]/[.C7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7100">
            <text:p>627100</text:p>
          </table:table-cell>
          <table:table-cell table:style-name="ce50" office:value-type="string">
            <text:p>Frais de prélèvements impayés</text:p>
          </table:table-cell>
          <table:table-cell table:style-name="ce58"/>
          <table:table-cell table:style-name="ce58" table:number-columns-repeated="12"/>
          <table:table-cell table:style-name="ce58" table:formula="of:=SUM([.D77:.O77])" office:value-type="currency" office:currency="EUR" office:value="0">
            <text:p>0,00 €</text:p>
          </table:table-cell>
          <table:table-cell table:style-name="ce58" table:formula="of:=[.C77]-[.P77]" office:value-type="currency" office:currency="EUR" office:value="0">
            <text:p>0,00 €</text:p>
          </table:table-cell>
          <table:table-cell table:style-name="ce70" table:formula="of:=[.P77]/[.C7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7200">
            <text:p>627200</text:p>
          </table:table-cell>
          <table:table-cell table:style-name="ce50" office:value-type="string">
            <text:p>Frais de gestion Cpte Ep.Nature NEF</text:p>
          </table:table-cell>
          <table:table-cell table:style-name="ce58"/>
          <table:table-cell table:style-name="ce58" table:number-columns-repeated="12"/>
          <table:table-cell table:style-name="ce58" table:formula="of:=SUM([.D78:.O78])" office:value-type="currency" office:currency="EUR" office:value="0">
            <text:p>0,00 €</text:p>
          </table:table-cell>
          <table:table-cell table:style-name="ce58" table:formula="of:=[.C78]-[.P78]" office:value-type="currency" office:currency="EUR" office:value="0">
            <text:p>0,00 €</text:p>
          </table:table-cell>
          <table:table-cell table:style-name="ce70" table:formula="of:=[.P78]/[.C7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7300">
            <text:p>627300</text:p>
          </table:table-cell>
          <table:table-cell table:style-name="ce50" office:value-type="string">
            <text:p>Frais &amp; comm./ Boutique en ligne</text:p>
          </table:table-cell>
          <table:table-cell table:style-name="ce58"/>
          <table:table-cell table:style-name="ce58" table:number-columns-repeated="12"/>
          <table:table-cell table:style-name="ce58" table:formula="of:=SUM([.D79:.O79])" office:value-type="currency" office:currency="EUR" office:value="0">
            <text:p>0,00 €</text:p>
          </table:table-cell>
          <table:table-cell table:style-name="ce58" table:formula="of:=[.C79]-[.P79]" office:value-type="currency" office:currency="EUR" office:value="0">
            <text:p>0,00 €</text:p>
          </table:table-cell>
          <table:table-cell table:style-name="ce70" table:formula="of:=[.P79]/[.C7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8100">
            <text:p>628100</text:p>
          </table:table-cell>
          <table:table-cell table:style-name="ce50" office:value-type="string">
            <text:p>Concours divers (Sci Bure)</text:p>
          </table:table-cell>
          <table:table-cell table:style-name="ce58"/>
          <table:table-cell table:style-name="ce58" table:number-columns-repeated="12"/>
          <table:table-cell table:style-name="ce58" table:formula="of:=SUM([.D80:.O80])" office:value-type="currency" office:currency="EUR" office:value="0">
            <text:p>0,00 €</text:p>
          </table:table-cell>
          <table:table-cell table:style-name="ce58" table:formula="of:=[.C80]-[.P80]" office:value-type="currency" office:currency="EUR" office:value="0">
            <text:p>0,00 €</text:p>
          </table:table-cell>
          <table:table-cell table:style-name="ce70" table:formula="of:=[.P80]/[.C8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8200">
            <text:p>628200</text:p>
          </table:table-cell>
          <table:table-cell table:style-name="ce50" office:value-type="string">
            <text:p>Cotisations à d'autres organismes</text:p>
          </table:table-cell>
          <table:table-cell table:style-name="ce58"/>
          <table:table-cell table:style-name="ce58" table:number-columns-repeated="12"/>
          <table:table-cell table:style-name="ce58" table:formula="of:=SUM([.D81:.O81])" office:value-type="currency" office:currency="EUR" office:value="0">
            <text:p>0,00 €</text:p>
          </table:table-cell>
          <table:table-cell table:style-name="ce58" table:formula="of:=[.C81]-[.P81]" office:value-type="currency" office:currency="EUR" office:value="0">
            <text:p>0,00 €</text:p>
          </table:table-cell>
          <table:table-cell table:style-name="ce70" table:formula="of:=[.P81]/[.C8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1100">
            <text:p>631100</text:p>
          </table:table-cell>
          <table:table-cell table:style-name="ce50" office:value-type="string">
            <text:p>Taxe sur les salaires</text:p>
          </table:table-cell>
          <table:table-cell table:style-name="ce58"/>
          <table:table-cell table:style-name="ce58" office:value-type="currency" office:currency="EUR" office:value="12.53">
            <text:p>12,53 €</text:p>
          </table:table-cell>
          <table:table-cell table:style-name="ce58" table:number-columns-repeated="11"/>
          <table:table-cell table:style-name="ce58" table:formula="of:=SUM([.D82:.O82])" office:value-type="currency" office:currency="EUR" office:value="12.53">
            <text:p>12,53 €</text:p>
          </table:table-cell>
          <table:table-cell table:style-name="ce58" table:formula="of:=[.C82]-[.P82]" office:value-type="currency" office:currency="EUR" office:value="-12.53">
            <text:p>-12,53 €</text:p>
          </table:table-cell>
          <table:table-cell table:style-name="ce70" table:formula="of:=[.P82]/[.C8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1200">
            <text:p>631200</text:p>
          </table:table-cell>
          <table:table-cell table:style-name="ce50" office:value-type="string">
            <text:p>Taxe d'apprentissage</text:p>
          </table:table-cell>
          <table:table-cell table:style-name="ce58"/>
          <table:table-cell table:style-name="ce58" table:number-columns-repeated="12"/>
          <table:table-cell table:style-name="ce58" table:formula="of:=SUM([.D83:.O83])" office:value-type="currency" office:currency="EUR" office:value="0">
            <text:p>0,00 €</text:p>
          </table:table-cell>
          <table:table-cell table:style-name="ce58" table:formula="of:=[.C83]-[.P83]" office:value-type="currency" office:currency="EUR" office:value="0">
            <text:p>0,00 €</text:p>
          </table:table-cell>
          <table:table-cell table:style-name="ce70" table:formula="of:=[.P83]/[.C8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3300">
            <text:p>633300</text:p>
          </table:table-cell>
          <table:table-cell table:style-name="ce50" office:value-type="string">
            <text:p>UNIFORMATION Formation Continue</text:p>
          </table:table-cell>
          <table:table-cell table:style-name="ce58"/>
          <table:table-cell table:style-name="ce58" table:number-columns-repeated="12"/>
          <table:table-cell table:style-name="ce58" table:formula="of:=SUM([.D84:.O84])" office:value-type="currency" office:currency="EUR" office:value="0">
            <text:p>0,00 €</text:p>
          </table:table-cell>
          <table:table-cell table:style-name="ce58" table:formula="of:=[.C84]-[.P84]" office:value-type="currency" office:currency="EUR" office:value="0">
            <text:p>0,00 €</text:p>
          </table:table-cell>
          <table:table-cell table:style-name="ce70" table:formula="of:=[.P84]/[.C8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3310">
            <text:p>633310</text:p>
          </table:table-cell>
          <table:table-cell table:style-name="ce50" office:value-type="string">
            <text:p>Dépenses de formation continue</text:p>
          </table:table-cell>
          <table:table-cell table:style-name="ce58"/>
          <table:table-cell table:style-name="ce58" table:number-columns-repeated="12"/>
          <table:table-cell table:style-name="ce58" table:formula="of:=SUM([.D85:.O85])" office:value-type="currency" office:currency="EUR" office:value="0">
            <text:p>0,00 €</text:p>
          </table:table-cell>
          <table:table-cell table:style-name="ce58" table:formula="of:=[.C85]-[.P85]" office:value-type="currency" office:currency="EUR" office:value="0">
            <text:p>0,00 €</text:p>
          </table:table-cell>
          <table:table-cell table:style-name="ce70" table:formula="of:=[.P85]/[.C8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3350">
            <text:p>633350</text:p>
          </table:table-cell>
          <table:table-cell table:style-name="ce50" office:value-type="string">
            <text:p>UNIFORMATION CIF/CDD</text:p>
          </table:table-cell>
          <table:table-cell table:style-name="ce58"/>
          <table:table-cell table:style-name="ce58" table:number-columns-repeated="12"/>
          <table:table-cell table:style-name="ce58" table:formula="of:=SUM([.D86:.O86])" office:value-type="currency" office:currency="EUR" office:value="0">
            <text:p>0,00 €</text:p>
          </table:table-cell>
          <table:table-cell table:style-name="ce58" table:formula="of:=[.C86]-[.P86]" office:value-type="currency" office:currency="EUR" office:value="0">
            <text:p>0,00 €</text:p>
          </table:table-cell>
          <table:table-cell table:style-name="ce70" table:formula="of:=[.P86]/[.C8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5620">
            <text:p>635620</text:p>
          </table:table-cell>
          <table:table-cell table:style-name="ce50" office:value-type="string">
            <text:p>TVA non récupérable sur immobilisations</text:p>
          </table:table-cell>
          <table:table-cell table:style-name="ce58"/>
          <table:table-cell table:style-name="ce58" table:number-columns-repeated="12"/>
          <table:table-cell table:style-name="ce58" table:formula="of:=SUM([.D87:.O87])" office:value-type="currency" office:currency="EUR" office:value="0">
            <text:p>0,00 €</text:p>
          </table:table-cell>
          <table:table-cell table:style-name="ce58" table:formula="of:=[.C87]-[.P87]" office:value-type="currency" office:currency="EUR" office:value="0">
            <text:p>0,00 €</text:p>
          </table:table-cell>
          <table:table-cell table:style-name="ce70" table:formula="of:=[.P87]/[.C8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5660">
            <text:p>635660</text:p>
          </table:table-cell>
          <table:table-cell table:style-name="ce50" office:value-type="string">
            <text:p>TVA non récupérable sur biens &amp; services</text:p>
          </table:table-cell>
          <table:table-cell table:style-name="ce58"/>
          <table:table-cell table:style-name="ce58" table:number-columns-repeated="12"/>
          <table:table-cell table:style-name="ce58" table:formula="of:=SUM([.D88:.O88])" office:value-type="currency" office:currency="EUR" office:value="0">
            <text:p>0,00 €</text:p>
          </table:table-cell>
          <table:table-cell table:style-name="ce58" table:formula="of:=[.C88]-[.P88]" office:value-type="currency" office:currency="EUR" office:value="0">
            <text:p>0,00 €</text:p>
          </table:table-cell>
          <table:table-cell table:style-name="ce70" table:formula="of:=[.P88]/[.C8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5800">
            <text:p>635800</text:p>
          </table:table-cell>
          <table:table-cell table:style-name="ce50" office:value-type="string">
            <text:p>Impôts divers</text:p>
          </table:table-cell>
          <table:table-cell table:style-name="ce58" office:value-type="currency" office:currency="EUR" office:value="2850">
            <text:p>2 850,00 €</text:p>
          </table:table-cell>
          <table:table-cell table:style-name="ce58" table:number-columns-repeated="12"/>
          <table:table-cell table:style-name="ce58" table:formula="of:=SUM([.D89:.O89])" office:value-type="currency" office:currency="EUR" office:value="0">
            <text:p>0,00 €</text:p>
          </table:table-cell>
          <table:table-cell table:style-name="ce58" table:formula="of:=[.C89]-[.P89]" office:value-type="currency" office:currency="EUR" office:value="2850">
            <text:p>2 850,00 €</text:p>
          </table:table-cell>
          <table:table-cell table:style-name="ce70" table:formula="of:=[.P89]/[.C89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641100">
            <text:p>641100</text:p>
          </table:table-cell>
          <table:table-cell table:style-name="ce50" office:value-type="string">
            <text:p>Salaires</text:p>
          </table:table-cell>
          <table:table-cell table:style-name="ce58" office:value-type="currency" office:currency="EUR" office:value="11900">
            <text:p>11 900,00 €</text:p>
          </table:table-cell>
          <table:table-cell table:style-name="ce58" office:value-type="currency" office:currency="EUR" office:value="252">
            <text:p>252,00 €</text:p>
          </table:table-cell>
          <table:table-cell table:style-name="ce58" table:number-columns-repeated="11"/>
          <table:table-cell table:style-name="ce58" table:formula="of:=SUM([.D90:.O90])" office:value-type="currency" office:currency="EUR" office:value="252">
            <text:p>252,00 €</text:p>
          </table:table-cell>
          <table:table-cell table:style-name="ce58" table:formula="of:=[.C90]-[.P90]" office:value-type="currency" office:currency="EUR" office:value="11648">
            <text:p>11 648,00 €</text:p>
          </table:table-cell>
          <table:table-cell table:style-name="ce70" table:formula="of:=[.P90]/[.C90]" office:value-type="percentage" office:value="0.0211764705882353">
            <text:p>2,12%</text:p>
          </table:table-cell>
          <table:table-cell table:number-columns-repeated="1006"/>
        </table:table-row>
        <table:table-row table:style-name="ro1">
          <table:table-cell table:style-name="ce49" office:value-type="float" office:value="641200">
            <text:p>641200</text:p>
          </table:table-cell>
          <table:table-cell table:style-name="ce50" office:value-type="string">
            <text:p>Congés payés</text:p>
          </table:table-cell>
          <table:table-cell table:style-name="ce58"/>
          <table:table-cell table:style-name="ce58" table:number-columns-repeated="12"/>
          <table:table-cell table:style-name="ce58" table:formula="of:=SUM([.D91:.O91])" office:value-type="currency" office:currency="EUR" office:value="0">
            <text:p>0,00 €</text:p>
          </table:table-cell>
          <table:table-cell table:style-name="ce58" table:formula="of:=[.C91]-[.P91]" office:value-type="currency" office:currency="EUR" office:value="0">
            <text:p>0,00 €</text:p>
          </table:table-cell>
          <table:table-cell table:style-name="ce70" table:formula="of:=[.P91]/[.C9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1300">
            <text:p>641300</text:p>
          </table:table-cell>
          <table:table-cell table:style-name="ce50" office:value-type="string">
            <text:p>Ind.stages, Intermittents spectacle</text:p>
          </table:table-cell>
          <table:table-cell table:style-name="ce58"/>
          <table:table-cell table:style-name="ce58" table:number-columns-repeated="12"/>
          <table:table-cell table:style-name="ce58" table:formula="of:=SUM([.D92:.O92])" office:value-type="currency" office:currency="EUR" office:value="0">
            <text:p>0,00 €</text:p>
          </table:table-cell>
          <table:table-cell table:style-name="ce58" table:formula="of:=[.C92]-[.P92]" office:value-type="currency" office:currency="EUR" office:value="0">
            <text:p>0,00 €</text:p>
          </table:table-cell>
          <table:table-cell table:style-name="ce70" table:formula="of:=[.P92]/[.C9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1350">
            <text:p>641350</text:p>
          </table:table-cell>
          <table:table-cell table:style-name="ce50" office:value-type="string">
            <text:p>Primes &amp; complément familial</text:p>
          </table:table-cell>
          <table:table-cell table:style-name="ce58"/>
          <table:table-cell table:style-name="ce58" table:number-columns-repeated="12"/>
          <table:table-cell table:style-name="ce58" table:formula="of:=SUM([.D93:.O93])" office:value-type="currency" office:currency="EUR" office:value="0">
            <text:p>0,00 €</text:p>
          </table:table-cell>
          <table:table-cell table:style-name="ce58" table:formula="of:=[.C93]-[.P93]" office:value-type="currency" office:currency="EUR" office:value="0">
            <text:p>0,00 €</text:p>
          </table:table-cell>
          <table:table-cell table:style-name="ce70" table:formula="of:=[.P93]/[.C9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1360">
            <text:p>641360</text:p>
          </table:table-cell>
          <table:table-cell table:style-name="ce50" office:value-type="string">
            <text:p>Indemnités de télétravail</text:p>
          </table:table-cell>
          <table:table-cell table:style-name="ce58"/>
          <table:table-cell table:style-name="ce58" table:number-columns-repeated="12"/>
          <table:table-cell table:style-name="ce58" table:formula="of:=SUM([.D94:.O94])" office:value-type="currency" office:currency="EUR" office:value="0">
            <text:p>0,00 €</text:p>
          </table:table-cell>
          <table:table-cell table:style-name="ce58" table:formula="of:=[.C94]-[.P94]" office:value-type="currency" office:currency="EUR" office:value="0">
            <text:p>0,00 €</text:p>
          </table:table-cell>
          <table:table-cell table:style-name="ce70" table:formula="of:=[.P94]/[.C9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1400">
            <text:p>641400</text:p>
          </table:table-cell>
          <table:table-cell table:style-name="ce50" office:value-type="string">
            <text:p>Avantage en nature et IJSS</text:p>
          </table:table-cell>
          <table:table-cell table:style-name="ce58"/>
          <table:table-cell table:style-name="ce58" table:number-columns-repeated="12"/>
          <table:table-cell table:style-name="ce58" table:formula="of:=SUM([.D95:.O95])" office:value-type="currency" office:currency="EUR" office:value="0">
            <text:p>0,00 €</text:p>
          </table:table-cell>
          <table:table-cell table:style-name="ce58" table:formula="of:=[.C95]-[.P95]" office:value-type="currency" office:currency="EUR" office:value="0">
            <text:p>0,00 €</text:p>
          </table:table-cell>
          <table:table-cell table:style-name="ce70" table:formula="of:=[.P95]/[.C9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1900">
            <text:p>641900</text:p>
          </table:table-cell>
          <table:table-cell table:style-name="ce50" office:value-type="string">
            <text:p>Indémnités de rupture conventionnelle</text:p>
          </table:table-cell>
          <table:table-cell table:style-name="ce58"/>
          <table:table-cell table:style-name="ce58" table:number-columns-repeated="12"/>
          <table:table-cell table:style-name="ce58" table:formula="of:=SUM([.D96:.O96])" office:value-type="currency" office:currency="EUR" office:value="0">
            <text:p>0,00 €</text:p>
          </table:table-cell>
          <table:table-cell table:style-name="ce58" table:formula="of:=[.C96]-[.P96]" office:value-type="currency" office:currency="EUR" office:value="0">
            <text:p>0,00 €</text:p>
          </table:table-cell>
          <table:table-cell table:style-name="ce70" table:formula="of:=[.P96]/[.C9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5100">
            <text:p>645100</text:p>
          </table:table-cell>
          <table:table-cell table:style-name="ce50" office:value-type="string">
            <text:p>Cotisations à l'URSSAF</text:p>
          </table:table-cell>
          <table:table-cell table:style-name="ce58" office:value-type="currency" office:currency="EUR" office:value="6000">
            <text:p>6 000,00 €</text:p>
          </table:table-cell>
          <table:table-cell table:style-name="ce58" office:value-type="currency" office:currency="EUR" office:value="92">
            <text:p>92,00 €</text:p>
          </table:table-cell>
          <table:table-cell table:style-name="ce58" table:number-columns-repeated="11"/>
          <table:table-cell table:style-name="ce58" table:formula="of:=SUM([.D97:.O97])" office:value-type="currency" office:currency="EUR" office:value="92">
            <text:p>92,00 €</text:p>
          </table:table-cell>
          <table:table-cell table:style-name="ce58" table:formula="of:=[.C97]-[.P97]" office:value-type="currency" office:currency="EUR" office:value="5908">
            <text:p>5 908,00 €</text:p>
          </table:table-cell>
          <table:table-cell table:style-name="ce70" table:formula="of:=[.P97]/[.C97]" office:value-type="percentage" office:value="0.0153333333333333">
            <text:p>1,53%</text:p>
          </table:table-cell>
          <table:table-cell table:number-columns-repeated="1006"/>
        </table:table-row>
        <table:table-row table:style-name="ro1">
          <table:table-cell table:style-name="ce49" office:value-type="float" office:value="645200">
            <text:p>645200</text:p>
          </table:table-cell>
          <table:table-cell table:style-name="ce50" office:value-type="string">
            <text:p>Cotisations aux mutuelles</text:p>
          </table:table-cell>
          <table:table-cell table:style-name="ce58"/>
          <table:table-cell table:style-name="ce58" office:value-type="currency" office:currency="EUR" office:value="9">
            <text:p>9,00 €</text:p>
          </table:table-cell>
          <table:table-cell table:style-name="ce58" table:number-columns-repeated="11"/>
          <table:table-cell table:style-name="ce58" table:formula="of:=SUM([.D98:.O98])" office:value-type="currency" office:currency="EUR" office:value="9">
            <text:p>9,00 €</text:p>
          </table:table-cell>
          <table:table-cell table:style-name="ce58" table:formula="of:=[.C98]-[.P98]" office:value-type="currency" office:currency="EUR" office:value="-9">
            <text:p>-9,00 €</text:p>
          </table:table-cell>
          <table:table-cell table:style-name="ce70" table:formula="of:=[.P98]/[.C9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5300">
            <text:p>645300</text:p>
          </table:table-cell>
          <table:table-cell table:style-name="ce50" office:value-type="string">
            <text:p>Cotisations retraite et prévoyance</text:p>
          </table:table-cell>
          <table:table-cell table:style-name="ce58"/>
          <table:table-cell table:style-name="ce58" office:value-type="currency" office:currency="EUR" office:value="78.5">
            <text:p>78,50 €</text:p>
          </table:table-cell>
          <table:table-cell table:style-name="ce58" table:number-columns-repeated="11"/>
          <table:table-cell table:style-name="ce58" table:formula="of:=SUM([.D99:.O99])" office:value-type="currency" office:currency="EUR" office:value="78.5">
            <text:p>78,50 €</text:p>
          </table:table-cell>
          <table:table-cell table:style-name="ce58" table:formula="of:=[.C99]-[.P99]" office:value-type="currency" office:currency="EUR" office:value="-78.5">
            <text:p>-78,50 €</text:p>
          </table:table-cell>
          <table:table-cell table:style-name="ce70" table:formula="of:=[.P99]/[.C9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5350">
            <text:p>645350</text:p>
          </table:table-cell>
          <table:table-cell table:style-name="ce50" office:value-type="string">
            <text:p>Cotisation PERE Apicil</text:p>
          </table:table-cell>
          <table:table-cell table:style-name="ce58"/>
          <table:table-cell table:style-name="ce58" office:value-type="currency" office:currency="EUR" office:value="36">
            <text:p>36,00 €</text:p>
          </table:table-cell>
          <table:table-cell table:style-name="ce58" table:number-columns-repeated="11"/>
          <table:table-cell table:style-name="ce58" table:formula="of:=SUM([.D100:.O100])" office:value-type="currency" office:currency="EUR" office:value="36">
            <text:p>36,00 €</text:p>
          </table:table-cell>
          <table:table-cell table:style-name="ce58" table:formula="of:=[.C100]-[.P100]" office:value-type="currency" office:currency="EUR" office:value="-36">
            <text:p>-36,00 €</text:p>
          </table:table-cell>
          <table:table-cell table:style-name="ce70" table:formula="of:=[.P100]/[.C10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5400">
            <text:p>645400</text:p>
          </table:table-cell>
          <table:table-cell table:style-name="ce50" office:value-type="string">
            <text:p>Cotisations au Pôle Emploi</text:p>
          </table:table-cell>
          <table:table-cell table:style-name="ce58"/>
          <table:table-cell table:style-name="ce58" table:number-columns-repeated="12"/>
          <table:table-cell table:style-name="ce58" table:formula="of:=SUM([.D101:.O101])" office:value-type="currency" office:currency="EUR" office:value="0">
            <text:p>0,00 €</text:p>
          </table:table-cell>
          <table:table-cell table:style-name="ce58" table:formula="of:=[.C101]-[.P101]" office:value-type="currency" office:currency="EUR" office:value="0">
            <text:p>0,00 €</text:p>
          </table:table-cell>
          <table:table-cell table:style-name="ce70" table:formula="of:=[.P101]/[.C10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5800">
            <text:p>645800</text:p>
          </table:table-cell>
          <table:table-cell table:style-name="ce50" office:value-type="string">
            <text:p>GUSO &amp; Cotis.aux autres organismes</text:p>
          </table:table-cell>
          <table:table-cell table:style-name="ce58"/>
          <table:table-cell table:style-name="ce58" table:number-columns-repeated="12"/>
          <table:table-cell table:style-name="ce58" table:formula="of:=SUM([.D102:.O102])" office:value-type="currency" office:currency="EUR" office:value="0">
            <text:p>0,00 €</text:p>
          </table:table-cell>
          <table:table-cell table:style-name="ce58" table:formula="of:=[.C102]-[.P102]" office:value-type="currency" office:currency="EUR" office:value="0">
            <text:p>0,00 €</text:p>
          </table:table-cell>
          <table:table-cell table:style-name="ce70" table:formula="of:=[.P102]/[.C10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5820">
            <text:p>645820</text:p>
          </table:table-cell>
          <table:table-cell table:style-name="ce50" office:value-type="string">
            <text:p>Charges sociales sur congés à paye</text:p>
          </table:table-cell>
          <table:table-cell table:style-name="ce58"/>
          <table:table-cell table:style-name="ce58" table:number-columns-repeated="12"/>
          <table:table-cell table:style-name="ce58" table:formula="of:=SUM([.D103:.O103])" office:value-type="currency" office:currency="EUR" office:value="0">
            <text:p>0,00 €</text:p>
          </table:table-cell>
          <table:table-cell table:style-name="ce58" table:formula="of:=[.C103]-[.P103]" office:value-type="currency" office:currency="EUR" office:value="0">
            <text:p>0,00 €</text:p>
          </table:table-cell>
          <table:table-cell table:style-name="ce70" table:formula="of:=[.P103]/[.C10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7500">
            <text:p>647500</text:p>
          </table:table-cell>
          <table:table-cell table:style-name="ce50" office:value-type="string">
            <text:p>Médecine du travail &amp; pharmacie</text:p>
          </table:table-cell>
          <table:table-cell table:style-name="ce58"/>
          <table:table-cell table:style-name="ce58" table:number-columns-repeated="12"/>
          <table:table-cell table:style-name="ce58" table:formula="of:=SUM([.D104:.O104])" office:value-type="currency" office:currency="EUR" office:value="0">
            <text:p>0,00 €</text:p>
          </table:table-cell>
          <table:table-cell table:style-name="ce58" table:formula="of:=[.C104]-[.P104]" office:value-type="currency" office:currency="EUR" office:value="0">
            <text:p>0,00 €</text:p>
          </table:table-cell>
          <table:table-cell table:style-name="ce70" table:formula="of:=[.P104]/[.C10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7600">
            <text:p>647600</text:p>
          </table:table-cell>
          <table:table-cell table:style-name="ce50" office:value-type="string">
            <text:p>Commissions sur Chèque Déjeûner</text:p>
          </table:table-cell>
          <table:table-cell table:style-name="ce58"/>
          <table:table-cell table:style-name="ce58" table:number-columns-repeated="12"/>
          <table:table-cell table:style-name="ce58" table:formula="of:=SUM([.D105:.O105])" office:value-type="currency" office:currency="EUR" office:value="0">
            <text:p>0,00 €</text:p>
          </table:table-cell>
          <table:table-cell table:style-name="ce58" table:formula="of:=[.C105]-[.P105]" office:value-type="currency" office:currency="EUR" office:value="0">
            <text:p>0,00 €</text:p>
          </table:table-cell>
          <table:table-cell table:style-name="ce70" table:formula="of:=[.P105]/[.C10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7650">
            <text:p>647650</text:p>
          </table:table-cell>
          <table:table-cell table:style-name="ce50" office:value-type="string">
            <text:p>Chèques Déjeûner des Bénévoles</text:p>
          </table:table-cell>
          <table:table-cell table:style-name="ce58"/>
          <table:table-cell table:style-name="ce58" table:number-columns-repeated="12"/>
          <table:table-cell table:style-name="ce58" table:formula="of:=SUM([.D106:.O106])" office:value-type="currency" office:currency="EUR" office:value="0">
            <text:p>0,00 €</text:p>
          </table:table-cell>
          <table:table-cell table:style-name="ce58" table:formula="of:=[.C106]-[.P106]" office:value-type="currency" office:currency="EUR" office:value="0">
            <text:p>0,00 €</text:p>
          </table:table-cell>
          <table:table-cell table:style-name="ce70" table:formula="of:=[.P106]/[.C10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8100">
            <text:p>648100</text:p>
          </table:table-cell>
          <table:table-cell table:style-name="ce50" office:value-type="string">
            <text:p>Autres charges de personnel</text:p>
          </table:table-cell>
          <table:table-cell table:style-name="ce58"/>
          <table:table-cell table:style-name="ce58" table:number-columns-repeated="12"/>
          <table:table-cell table:style-name="ce58" table:formula="of:=SUM([.D107:.O107])" office:value-type="currency" office:currency="EUR" office:value="0">
            <text:p>0,00 €</text:p>
          </table:table-cell>
          <table:table-cell table:style-name="ce58" table:formula="of:=[.C107]-[.P107]" office:value-type="currency" office:currency="EUR" office:value="0">
            <text:p>0,00 €</text:p>
          </table:table-cell>
          <table:table-cell table:style-name="ce70" table:formula="of:=[.P107]/[.C10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1000">
            <text:p>651000</text:p>
          </table:table-cell>
          <table:table-cell table:style-name="ce50" office:value-type="string">
            <text:p>Redevances pour brevets, licences,</text:p>
          </table:table-cell>
          <table:table-cell table:style-name="ce58"/>
          <table:table-cell table:style-name="ce58" table:number-columns-repeated="12"/>
          <table:table-cell table:style-name="ce58" table:formula="of:=SUM([.D108:.O108])" office:value-type="currency" office:currency="EUR" office:value="0">
            <text:p>0,00 €</text:p>
          </table:table-cell>
          <table:table-cell table:style-name="ce58" table:formula="of:=[.C108]-[.P108]" office:value-type="currency" office:currency="EUR" office:value="0">
            <text:p>0,00 €</text:p>
          </table:table-cell>
          <table:table-cell table:style-name="ce70" table:formula="of:=[.P108]/[.C10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1220">
            <text:p>651220</text:p>
          </table:table-cell>
          <table:table-cell table:style-name="ce50" office:value-type="string">
            <text:p>Noms de domaines</text:p>
          </table:table-cell>
          <table:table-cell table:style-name="ce58"/>
          <table:table-cell table:style-name="ce58" table:number-columns-repeated="12"/>
          <table:table-cell table:style-name="ce58" table:formula="of:=SUM([.D109:.O109])" office:value-type="currency" office:currency="EUR" office:value="0">
            <text:p>0,00 €</text:p>
          </table:table-cell>
          <table:table-cell table:style-name="ce58" table:formula="of:=[.C109]-[.P109]" office:value-type="currency" office:currency="EUR" office:value="0">
            <text:p>0,00 €</text:p>
          </table:table-cell>
          <table:table-cell table:style-name="ce70" table:formula="of:=[.P109]/[.C10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1600">
            <text:p>651600</text:p>
          </table:table-cell>
          <table:table-cell table:style-name="ce50" office:value-type="string">
            <text:p>Droits d'auteurs</text:p>
          </table:table-cell>
          <table:table-cell table:style-name="ce58"/>
          <table:table-cell table:style-name="ce58" table:number-columns-repeated="12"/>
          <table:table-cell table:style-name="ce58" table:formula="of:=SUM([.D110:.O110])" office:value-type="currency" office:currency="EUR" office:value="0">
            <text:p>0,00 €</text:p>
          </table:table-cell>
          <table:table-cell table:style-name="ce58" table:formula="of:=[.C110]-[.P110]" office:value-type="currency" office:currency="EUR" office:value="0">
            <text:p>0,00 €</text:p>
          </table:table-cell>
          <table:table-cell table:style-name="ce70" table:formula="of:=[.P110]/[.C11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4000">
            <text:p>654000</text:p>
          </table:table-cell>
          <table:table-cell table:style-name="ce50" office:value-type="string">
            <text:p>Perte sur créances irrécouvrables</text:p>
          </table:table-cell>
          <table:table-cell table:style-name="ce58"/>
          <table:table-cell table:style-name="ce58" table:number-columns-repeated="12"/>
          <table:table-cell table:style-name="ce58" table:formula="of:=SUM([.D111:.O111])" office:value-type="currency" office:currency="EUR" office:value="0">
            <text:p>0,00 €</text:p>
          </table:table-cell>
          <table:table-cell table:style-name="ce58" table:formula="of:=[.C111]-[.P111]" office:value-type="currency" office:currency="EUR" office:value="0">
            <text:p>0,00 €</text:p>
          </table:table-cell>
          <table:table-cell table:style-name="ce70" table:formula="of:=[.P111]/[.C11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7100">
            <text:p>657100</text:p>
          </table:table-cell>
          <table:table-cell table:style-name="ce50" office:value-type="string">
            <text:p>Subventions accordées</text:p>
          </table:table-cell>
          <table:table-cell table:style-name="ce58" office:value-type="currency" office:currency="EUR" office:value="2880">
            <text:p>2 880,00 €</text:p>
          </table:table-cell>
          <table:table-cell table:style-name="ce58" table:number-columns-repeated="12"/>
          <table:table-cell table:style-name="ce58" table:formula="of:=SUM([.D112:.O112])" office:value-type="currency" office:currency="EUR" office:value="0">
            <text:p>0,00 €</text:p>
          </table:table-cell>
          <table:table-cell table:style-name="ce58" table:formula="of:=[.C112]-[.P112]" office:value-type="currency" office:currency="EUR" office:value="2880">
            <text:p>2 880,00 €</text:p>
          </table:table-cell>
          <table:table-cell table:style-name="ce70" table:formula="of:=[.P112]/[.C112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657200">
            <text:p>657200</text:p>
          </table:table-cell>
          <table:table-cell table:style-name="ce50" office:value-type="string">
            <text:p>Réaffectation Bilan affectation du fds de solidarité</text:p>
          </table:table-cell>
          <table:table-cell table:style-name="ce58"/>
          <table:table-cell table:style-name="ce58" table:number-columns-repeated="12"/>
          <table:table-cell table:style-name="ce58" table:formula="of:=SUM([.D113:.O113])" office:value-type="currency" office:currency="EUR" office:value="0">
            <text:p>0,00 €</text:p>
          </table:table-cell>
          <table:table-cell table:style-name="ce58" table:formula="of:=[.C113]-[.P113]" office:value-type="currency" office:currency="EUR" office:value="0">
            <text:p>0,00 €</text:p>
          </table:table-cell>
          <table:table-cell table:style-name="ce70" table:formula="of:=[.Q113]/[.C11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7210">
            <text:p>657210</text:p>
          </table:table-cell>
          <table:table-cell table:style-name="ce50" office:value-type="string">
            <text:p>Affectation au fonds de solidarité</text:p>
          </table:table-cell>
          <table:table-cell table:style-name="ce58"/>
          <table:table-cell table:style-name="ce58" table:number-columns-repeated="12"/>
          <table:table-cell table:style-name="ce58" table:formula="of:=SUM([.D114:.O114])" office:value-type="currency" office:currency="EUR" office:value="0">
            <text:p>0,00 €</text:p>
          </table:table-cell>
          <table:table-cell table:style-name="ce58" table:formula="of:=[.C114]-[.P114]" office:value-type="currency" office:currency="EUR" office:value="0">
            <text:p>0,00 €</text:p>
          </table:table-cell>
          <table:table-cell table:style-name="ce70" table:formula="of:=[.Q114]/[.C11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8000">
            <text:p>658000</text:p>
          </table:table-cell>
          <table:table-cell table:style-name="ce50" office:value-type="string">
            <text:p>Frais divers de gestion courante</text:p>
          </table:table-cell>
          <table:table-cell table:style-name="ce58"/>
          <table:table-cell table:style-name="ce58" table:number-columns-repeated="12"/>
          <table:table-cell table:style-name="ce58" table:formula="of:=SUM([.D115:.O115])" office:value-type="currency" office:currency="EUR" office:value="0">
            <text:p>0,00 €</text:p>
          </table:table-cell>
          <table:table-cell table:style-name="ce58" table:formula="of:=[.C115]-[.P115]" office:value-type="currency" office:currency="EUR" office:value="0">
            <text:p>0,00 €</text:p>
          </table:table-cell>
          <table:table-cell table:style-name="ce70" table:formula="of:=[.Q115]/[.C11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8110">
            <text:p>658110</text:p>
          </table:table-cell>
          <table:table-cell table:style-name="ce50" office:value-type="string">
            <text:p>Différences de règlement (charge)</text:p>
          </table:table-cell>
          <table:table-cell table:style-name="ce58"/>
          <table:table-cell table:style-name="ce58" table:number-columns-repeated="12"/>
          <table:table-cell table:style-name="ce58" table:formula="of:=SUM([.D116:.O116])" office:value-type="currency" office:currency="EUR" office:value="0">
            <text:p>0,00 €</text:p>
          </table:table-cell>
          <table:table-cell table:style-name="ce58" table:formula="of:=[.C116]-[.P116]" office:value-type="currency" office:currency="EUR" office:value="0">
            <text:p>0,00 €</text:p>
          </table:table-cell>
          <table:table-cell table:style-name="ce70" table:formula="of:=[.Q116]/[.C11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61000">
            <text:p>661000</text:p>
          </table:table-cell>
          <table:table-cell table:style-name="ce50" office:value-type="string">
            <text:p>Frais de prélèvement</text:p>
          </table:table-cell>
          <table:table-cell table:style-name="ce58"/>
          <table:table-cell table:style-name="ce58" table:number-columns-repeated="12"/>
          <table:table-cell table:style-name="ce58" table:formula="of:=SUM([.D117:.O117])" office:value-type="currency" office:currency="EUR" office:value="0">
            <text:p>0,00 €</text:p>
          </table:table-cell>
          <table:table-cell table:style-name="ce58" table:formula="of:=[.C117]-[.P117]" office:value-type="currency" office:currency="EUR" office:value="0">
            <text:p>0,00 €</text:p>
          </table:table-cell>
          <table:table-cell table:style-name="ce70" table:formula="of:=[.Q117]/[.C11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61600">
            <text:p>661600</text:p>
          </table:table-cell>
          <table:table-cell table:style-name="ce50" office:value-type="string">
            <text:p>Agios bancaires</text:p>
          </table:table-cell>
          <table:table-cell table:style-name="ce58"/>
          <table:table-cell table:style-name="ce58" table:number-columns-repeated="12"/>
          <table:table-cell table:style-name="ce58" table:formula="of:=SUM([.D118:.O118])" office:value-type="currency" office:currency="EUR" office:value="0">
            <text:p>0,00 €</text:p>
          </table:table-cell>
          <table:table-cell table:style-name="ce58" table:formula="of:=[.C118]-[.P118]" office:value-type="currency" office:currency="EUR" office:value="0">
            <text:p>0,00 €</text:p>
          </table:table-cell>
          <table:table-cell table:style-name="ce70" table:formula="of:=[.Q118]/[.C11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68800">
            <text:p>668800</text:p>
          </table:table-cell>
          <table:table-cell table:style-name="ce50" office:value-type="string">
            <text:p>Compte d'Arrondi</text:p>
          </table:table-cell>
          <table:table-cell table:style-name="ce58"/>
          <table:table-cell table:style-name="ce58" table:number-columns-repeated="12"/>
          <table:table-cell table:style-name="ce58" table:formula="of:=SUM([.D119:.O119])" office:value-type="currency" office:currency="EUR" office:value="0">
            <text:p>0,00 €</text:p>
          </table:table-cell>
          <table:table-cell table:style-name="ce58" table:formula="of:=[.C119]-[.P119]" office:value-type="currency" office:currency="EUR" office:value="0">
            <text:p>0,00 €</text:p>
          </table:table-cell>
          <table:table-cell table:style-name="ce70" table:formula="of:=[.Q119]/[.C11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71200">
            <text:p>671200</text:p>
          </table:table-cell>
          <table:table-cell table:style-name="ce50" office:value-type="string">
            <text:p>Pénalités &amp; amendes</text:p>
          </table:table-cell>
          <table:table-cell table:style-name="ce58"/>
          <table:table-cell table:style-name="ce58" table:number-columns-repeated="12"/>
          <table:table-cell table:style-name="ce58" table:formula="of:=SUM([.D120:.O120])" office:value-type="currency" office:currency="EUR" office:value="0">
            <text:p>0,00 €</text:p>
          </table:table-cell>
          <table:table-cell table:style-name="ce58" table:formula="of:=[.C120]-[.P120]" office:value-type="currency" office:currency="EUR" office:value="0">
            <text:p>0,00 €</text:p>
          </table:table-cell>
          <table:table-cell table:style-name="ce70" table:formula="of:=[.Q120]/[.C12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72000">
            <text:p>672000</text:p>
          </table:table-cell>
          <table:table-cell table:style-name="ce50" office:value-type="string">
            <text:p>Charges sur exercices anérieurs</text:p>
          </table:table-cell>
          <table:table-cell table:style-name="ce58"/>
          <table:table-cell table:style-name="ce58" table:number-columns-repeated="12"/>
          <table:table-cell table:style-name="ce58" table:formula="of:=SUM([.D121:.O121])" office:value-type="currency" office:currency="EUR" office:value="0">
            <text:p>0,00 €</text:p>
          </table:table-cell>
          <table:table-cell table:style-name="ce58" table:formula="of:=[.C121]-[.P121]" office:value-type="currency" office:currency="EUR" office:value="0">
            <text:p>0,00 €</text:p>
          </table:table-cell>
          <table:table-cell table:style-name="ce70" table:formula="of:=[.Q121]/[.C12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75000">
            <text:p>675000</text:p>
          </table:table-cell>
          <table:table-cell table:style-name="ce50" office:value-type="string">
            <text:p>Valeurs comptables des éléments d'actif cédés</text:p>
          </table:table-cell>
          <table:table-cell table:style-name="ce58"/>
          <table:table-cell table:style-name="ce58" table:number-columns-repeated="12"/>
          <table:table-cell table:style-name="ce58" table:formula="of:=SUM([.D122:.O122])" office:value-type="currency" office:currency="EUR" office:value="0">
            <text:p>0,00 €</text:p>
          </table:table-cell>
          <table:table-cell table:style-name="ce58" table:formula="of:=[.C122]-[.P122]" office:value-type="currency" office:currency="EUR" office:value="0">
            <text:p>0,00 €</text:p>
          </table:table-cell>
          <table:table-cell table:style-name="ce70" table:formula="of:=[.Q122]/[.C12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75200">
            <text:p>675200</text:p>
          </table:table-cell>
          <table:table-cell table:style-name="ce50" office:value-type="string">
            <text:p>Val. cptable des éléments d'actif cédés : immos corporelles</text:p>
          </table:table-cell>
          <table:table-cell table:style-name="ce58"/>
          <table:table-cell table:style-name="ce58" table:number-columns-repeated="12"/>
          <table:table-cell table:style-name="ce58" table:formula="of:=SUM([.D123:.O123])" office:value-type="currency" office:currency="EUR" office:value="0">
            <text:p>0,00 €</text:p>
          </table:table-cell>
          <table:table-cell table:style-name="ce58" table:formula="of:=[.C123]-[.P123]" office:value-type="currency" office:currency="EUR" office:value="0">
            <text:p>0,00 €</text:p>
          </table:table-cell>
          <table:table-cell table:style-name="ce70" table:formula="of:=[.Q123]/[.C12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78000">
            <text:p>678000</text:p>
          </table:table-cell>
          <table:table-cell table:style-name="ce50" office:value-type="string">
            <text:p>Autres charges exceptionnelles</text:p>
          </table:table-cell>
          <table:table-cell table:style-name="ce58"/>
          <table:table-cell table:style-name="ce58" table:number-columns-repeated="12"/>
          <table:table-cell table:style-name="ce58" table:formula="of:=SUM([.D124:.O124])" office:value-type="currency" office:currency="EUR" office:value="0">
            <text:p>0,00 €</text:p>
          </table:table-cell>
          <table:table-cell table:style-name="ce58" table:formula="of:=[.C124]-[.P124]" office:value-type="currency" office:currency="EUR" office:value="0">
            <text:p>0,00 €</text:p>
          </table:table-cell>
          <table:table-cell table:style-name="ce70" table:formula="of:=[.Q124]/[.C12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78800">
            <text:p>678800</text:p>
          </table:table-cell>
          <table:table-cell table:style-name="ce50" office:value-type="string">
            <text:p>Charges exceptionnelles diverses</text:p>
          </table:table-cell>
          <table:table-cell table:style-name="ce58"/>
          <table:table-cell table:style-name="ce58" table:number-columns-repeated="12"/>
          <table:table-cell table:style-name="ce58" table:formula="of:=SUM([.D125:.O125])" office:value-type="currency" office:currency="EUR" office:value="0">
            <text:p>0,00 €</text:p>
          </table:table-cell>
          <table:table-cell table:style-name="ce58" table:formula="of:=[.C125]-[.P125]" office:value-type="currency" office:currency="EUR" office:value="0">
            <text:p>0,00 €</text:p>
          </table:table-cell>
          <table:table-cell table:style-name="ce70" table:formula="of:=[.Q125]/[.C12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81110">
            <text:p>681110</text:p>
          </table:table-cell>
          <table:table-cell table:style-name="ce50" office:value-type="string">
            <text:p>Dot. amort. immos incorporelles</text:p>
          </table:table-cell>
          <table:table-cell table:style-name="ce58"/>
          <table:table-cell table:style-name="ce58" table:number-columns-repeated="12"/>
          <table:table-cell table:style-name="ce58" table:formula="of:=SUM([.D126:.O126])" office:value-type="currency" office:currency="EUR" office:value="0">
            <text:p>0,00 €</text:p>
          </table:table-cell>
          <table:table-cell table:style-name="ce58" table:formula="of:=[.C126]-[.P126]" office:value-type="currency" office:currency="EUR" office:value="0">
            <text:p>0,00 €</text:p>
          </table:table-cell>
          <table:table-cell table:style-name="ce70" table:formula="of:=[.Q126]/[.C12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81120">
            <text:p>681120</text:p>
          </table:table-cell>
          <table:table-cell table:style-name="ce50" office:value-type="string">
            <text:p>Dot. amort. immos corporelles</text:p>
          </table:table-cell>
          <table:table-cell table:style-name="ce58"/>
          <table:table-cell table:style-name="ce58" table:number-columns-repeated="12"/>
          <table:table-cell table:style-name="ce58" table:formula="of:=SUM([.D127:.O127])" office:value-type="currency" office:currency="EUR" office:value="0">
            <text:p>0,00 €</text:p>
          </table:table-cell>
          <table:table-cell table:style-name="ce58" table:formula="of:=[.C127]-[.P127]" office:value-type="currency" office:currency="EUR" office:value="0">
            <text:p>0,00 €</text:p>
          </table:table-cell>
          <table:table-cell table:style-name="ce70" table:formula="of:=[.Q127]/[.C12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81700">
            <text:p>681700</text:p>
          </table:table-cell>
          <table:table-cell table:style-name="ce50" office:value-type="string">
            <text:p>Prov.pour dépréciation des stocks</text:p>
          </table:table-cell>
          <table:table-cell table:style-name="ce58"/>
          <table:table-cell table:style-name="ce58" table:number-columns-repeated="12"/>
          <table:table-cell table:style-name="ce58" table:formula="of:=SUM([.D128:.O128])" office:value-type="currency" office:currency="EUR" office:value="0">
            <text:p>0,00 €</text:p>
          </table:table-cell>
          <table:table-cell table:style-name="ce58" table:formula="of:=[.C128]-[.P128]" office:value-type="currency" office:currency="EUR" office:value="0">
            <text:p>0,00 €</text:p>
          </table:table-cell>
          <table:table-cell table:style-name="ce70" table:formula="of:=[.Q128]/[.C12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87250">
            <text:p>687250</text:p>
          </table:table-cell>
          <table:table-cell table:style-name="ce50" office:value-type="string">
            <text:p>Dot.amort. dérogatoires</text:p>
          </table:table-cell>
          <table:table-cell table:style-name="ce58"/>
          <table:table-cell table:style-name="ce58" table:number-columns-repeated="12"/>
          <table:table-cell table:style-name="ce58" table:formula="of:=SUM([.D129:.O129])" office:value-type="currency" office:currency="EUR" office:value="0">
            <text:p>0,00 €</text:p>
          </table:table-cell>
          <table:table-cell table:style-name="ce58" table:formula="of:=[.C129]-[.P129]" office:value-type="currency" office:currency="EUR" office:value="0">
            <text:p>0,00 €</text:p>
          </table:table-cell>
          <table:table-cell table:style-name="ce70" table:formula="of:=[.Q129]/[.C12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87500">
            <text:p>687500</text:p>
          </table:table-cell>
          <table:table-cell table:style-name="ce50" office:value-type="string">
            <text:p>Dot. aux prov. risques et ch. exc.</text:p>
          </table:table-cell>
          <table:table-cell table:style-name="ce58"/>
          <table:table-cell table:style-name="ce58" table:number-columns-repeated="12"/>
          <table:table-cell table:style-name="ce58" table:formula="of:=SUM([.D130:.O130])" office:value-type="currency" office:currency="EUR" office:value="0">
            <text:p>0,00 €</text:p>
          </table:table-cell>
          <table:table-cell table:style-name="ce58" table:formula="of:=[.C130]-[.P130]" office:value-type="currency" office:currency="EUR" office:value="0">
            <text:p>0,00 €</text:p>
          </table:table-cell>
          <table:table-cell table:style-name="ce70" table:formula="of:=[.Q130]/[.C13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95000">
            <text:p>695000</text:p>
          </table:table-cell>
          <table:table-cell table:style-name="ce50" office:value-type="string">
            <text:p>Impôt pers. morales non lucratives</text:p>
          </table:table-cell>
          <table:table-cell table:style-name="ce58"/>
          <table:table-cell table:style-name="ce58" table:number-columns-repeated="12"/>
          <table:table-cell table:style-name="ce58" table:formula="of:=SUM([.D131:.O131])" office:value-type="currency" office:currency="EUR" office:value="0">
            <text:p>0,00 €</text:p>
          </table:table-cell>
          <table:table-cell table:style-name="ce58" table:formula="of:=[.C131]-[.P131]" office:value-type="currency" office:currency="EUR" office:value="0">
            <text:p>0,00 €</text:p>
          </table:table-cell>
          <table:table-cell table:style-name="ce70" table:formula="of:=[.Q131]/[.C13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95100">
            <text:p>695100</text:p>
          </table:table-cell>
          <table:table-cell table:style-name="ce50" office:value-type="string">
            <text:p>Impôt société sur activités fiscalisées</text:p>
          </table:table-cell>
          <table:table-cell table:style-name="ce58"/>
          <table:table-cell table:style-name="ce58" table:number-columns-repeated="12"/>
          <table:table-cell table:style-name="ce58" table:formula="of:=SUM([.D132:.O132])" office:value-type="currency" office:currency="EUR" office:value="0">
            <text:p>0,00 €</text:p>
          </table:table-cell>
          <table:table-cell table:style-name="ce58" table:formula="of:=[.C132]-[.P132]" office:value-type="currency" office:currency="EUR" office:value="0">
            <text:p>0,00 €</text:p>
          </table:table-cell>
          <table:table-cell table:style-name="ce70" table:formula="of:=[.Q132]/[.C13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8"/>
          <table:table-cell table:style-name="ce51" office:value-type="string">
            <text:p>Produits </text:p>
          </table:table-cell>
          <table:table-cell table:style-name="ce54" table:formula="of:=SUM([.C134:.C203])" office:value-type="currency" office:currency="EUR" office:value="5000">
            <text:p>5 000,00 €</text:p>
          </table:table-cell>
          <table:table-cell table:style-name="ce54" table:formula="of:=SUM([.D134:.D203])" office:value-type="currency" office:currency="EUR" office:value="0">
            <text:p>0,00 €</text:p>
          </table:table-cell>
          <table:table-cell table:style-name="ce54" table:formula="of:=SUM([.E134:.E203])" office:value-type="currency" office:currency="EUR" office:value="0">
            <text:p>0,00 €</text:p>
          </table:table-cell>
          <table:table-cell table:style-name="ce54" table:formula="of:=SUM([.F134:.F203])" office:value-type="currency" office:currency="EUR" office:value="0">
            <text:p>0,00 €</text:p>
          </table:table-cell>
          <table:table-cell table:style-name="ce54" table:formula="of:=SUM([.G134:.G203])" office:value-type="currency" office:currency="EUR" office:value="0">
            <text:p>0,00 €</text:p>
          </table:table-cell>
          <table:table-cell table:style-name="ce54" table:formula="of:=SUM([.H134:.H203])" office:value-type="currency" office:currency="EUR" office:value="0">
            <text:p>0,00 €</text:p>
          </table:table-cell>
          <table:table-cell table:style-name="ce54" table:formula="of:=SUM([.I134:.I203])" office:value-type="currency" office:currency="EUR" office:value="0">
            <text:p>0,00 €</text:p>
          </table:table-cell>
          <table:table-cell table:style-name="ce54" table:formula="of:=SUM([.J134:.J203])" office:value-type="currency" office:currency="EUR" office:value="0">
            <text:p>0,00 €</text:p>
          </table:table-cell>
          <table:table-cell table:style-name="ce54" table:formula="of:=SUM([.K134:.K203])" office:value-type="currency" office:currency="EUR" office:value="0">
            <text:p>0,00 €</text:p>
          </table:table-cell>
          <table:table-cell table:style-name="ce54" table:formula="of:=SUM([.L134:.L203])" office:value-type="currency" office:currency="EUR" office:value="0">
            <text:p>0,00 €</text:p>
          </table:table-cell>
          <table:table-cell table:style-name="ce54" table:formula="of:=SUM([.M134:.M203])" office:value-type="currency" office:currency="EUR" office:value="0">
            <text:p>0,00 €</text:p>
          </table:table-cell>
          <table:table-cell table:style-name="ce54" table:formula="of:=SUM([.N134:.N203])" office:value-type="currency" office:currency="EUR" office:value="0">
            <text:p>0,00 €</text:p>
          </table:table-cell>
          <table:table-cell table:style-name="ce54" table:formula="of:=SUM([.O134:.O203])" office:value-type="currency" office:currency="EUR" office:value="0">
            <text:p>0,00 €</text:p>
          </table:table-cell>
          <table:table-cell table:style-name="ce54" table:formula="of:=SUM([.P146:.P203])" office:value-type="currency" office:currency="EUR" office:value="0">
            <text:p>0,00 €</text:p>
          </table:table-cell>
          <table:table-cell table:style-name="ce54" table:formula="of:=[.C133]-[.P133]" office:value-type="currency" office:currency="EUR" office:value="5000">
            <text:p>5 000,00 €</text:p>
          </table:table-cell>
          <table:table-cell table:style-name="ce69" table:formula="of:=[.P133]/[.C133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701010">
            <text:p>701010</text:p>
          </table:table-cell>
          <table:table-cell table:style-name="ce50" office:value-type="string">
            <text:p>Abt à la revue SDN 2,1 %</text:p>
          </table:table-cell>
          <table:table-cell table:style-name="ce58"/>
          <table:table-cell table:style-name="ce58" table:number-columns-repeated="12"/>
          <table:table-cell table:style-name="ce58" table:formula="of:=SUM([.D134:.O134])" office:value-type="currency" office:currency="EUR" office:value="0">
            <text:p>0,00 €</text:p>
          </table:table-cell>
          <table:table-cell table:style-name="ce58" table:formula="of:=[.C134]-[.P134]" office:value-type="currency" office:currency="EUR" office:value="0">
            <text:p>0,00 €</text:p>
          </table:table-cell>
          <table:table-cell table:style-name="ce70" table:formula="of:=[.Q134]/[.C13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110">
            <text:p>701110</text:p>
          </table:table-cell>
          <table:table-cell table:style-name="ce50" office:value-type="string">
            <text:p>Parrainage d'abonnements à 2,10 %</text:p>
          </table:table-cell>
          <table:table-cell table:style-name="ce58"/>
          <table:table-cell table:style-name="ce58" table:number-columns-repeated="12"/>
          <table:table-cell table:style-name="ce58" table:formula="of:=SUM([.D135:.O135])" office:value-type="currency" office:currency="EUR" office:value="0">
            <text:p>0,00 €</text:p>
          </table:table-cell>
          <table:table-cell table:style-name="ce58" table:formula="of:=[.C135]-[.P135]" office:value-type="currency" office:currency="EUR" office:value="0">
            <text:p>0,00 €</text:p>
          </table:table-cell>
          <table:table-cell table:style-name="ce70" table:formula="of:=[.Q135]/[.C13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120">
            <text:p>701120</text:p>
          </table:table-cell>
          <table:table-cell table:style-name="ce50" office:value-type="string">
            <text:p>Revue à l'unité à 2,10 %</text:p>
          </table:table-cell>
          <table:table-cell table:style-name="ce58"/>
          <table:table-cell table:style-name="ce58" table:number-columns-repeated="12"/>
          <table:table-cell table:style-name="ce58" table:formula="of:=SUM([.D136:.O136])" office:value-type="currency" office:currency="EUR" office:value="0">
            <text:p>0,00 €</text:p>
          </table:table-cell>
          <table:table-cell table:style-name="ce58" table:formula="of:=[.C136]-[.P136]" office:value-type="currency" office:currency="EUR" office:value="0">
            <text:p>0,00 €</text:p>
          </table:table-cell>
          <table:table-cell table:style-name="ce70" table:formula="of:=[.Q136]/[.C13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130">
            <text:p>701130</text:p>
          </table:table-cell>
          <table:table-cell table:style-name="ce50" office:value-type="string">
            <text:p>Autres Documents REZO</text:p>
          </table:table-cell>
          <table:table-cell table:style-name="ce58"/>
          <table:table-cell table:style-name="ce58" table:number-columns-repeated="12"/>
          <table:table-cell table:style-name="ce58" table:formula="of:=SUM([.D137:.O137])" office:value-type="currency" office:currency="EUR" office:value="0">
            <text:p>0,00 €</text:p>
          </table:table-cell>
          <table:table-cell table:style-name="ce58" table:formula="of:=[.C137]-[.P137]" office:value-type="currency" office:currency="EUR" office:value="0">
            <text:p>0,00 €</text:p>
          </table:table-cell>
          <table:table-cell table:style-name="ce70" table:formula="of:=[.Q137]/[.C13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140">
            <text:p>701140</text:p>
          </table:table-cell>
          <table:table-cell table:style-name="ce50" office:value-type="string">
            <text:p>Vêtements et accessoires à 19,6 %</text:p>
          </table:table-cell>
          <table:table-cell table:style-name="ce58"/>
          <table:table-cell table:style-name="ce58" table:number-columns-repeated="12"/>
          <table:table-cell table:style-name="ce58" table:formula="of:=SUM([.D138:.O138])" office:value-type="currency" office:currency="EUR" office:value="0">
            <text:p>0,00 €</text:p>
          </table:table-cell>
          <table:table-cell table:style-name="ce58" table:formula="of:=[.C138]-[.P138]" office:value-type="currency" office:currency="EUR" office:value="0">
            <text:p>0,00 €</text:p>
          </table:table-cell>
          <table:table-cell table:style-name="ce70" table:formula="of:=[.Q138]/[.C13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200">
            <text:p>701200</text:p>
          </table:table-cell>
          <table:table-cell table:style-name="ce50" office:value-type="string">
            <text:p>Livres, dossiers et brochures à 5,5 %</text:p>
          </table:table-cell>
          <table:table-cell table:style-name="ce58"/>
          <table:table-cell table:style-name="ce58" table:number-columns-repeated="12"/>
          <table:table-cell table:style-name="ce58" table:formula="of:=SUM([.D139:.O139])" office:value-type="currency" office:currency="EUR" office:value="0">
            <text:p>0,00 €</text:p>
          </table:table-cell>
          <table:table-cell table:style-name="ce58" table:formula="of:=[.C139]-[.P139]" office:value-type="currency" office:currency="EUR" office:value="0">
            <text:p>0,00 €</text:p>
          </table:table-cell>
          <table:table-cell table:style-name="ce70" table:formula="of:=[.Q139]/[.C13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400">
            <text:p>701400</text:p>
          </table:table-cell>
          <table:table-cell table:style-name="ce50" office:value-type="string">
            <text:p>REZO Documents de campagne à 5,5 %</text:p>
          </table:table-cell>
          <table:table-cell table:style-name="ce58"/>
          <table:table-cell table:style-name="ce58" table:number-columns-repeated="12"/>
          <table:table-cell table:style-name="ce58" table:formula="of:=SUM([.D140:.O140])" office:value-type="currency" office:currency="EUR" office:value="0">
            <text:p>0,00 €</text:p>
          </table:table-cell>
          <table:table-cell table:style-name="ce58" table:formula="of:=[.C140]-[.P140]" office:value-type="currency" office:currency="EUR" office:value="0">
            <text:p>0,00 €</text:p>
          </table:table-cell>
          <table:table-cell table:style-name="ce70" table:formula="of:=[.Q140]/[.C14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500">
            <text:p>701500</text:p>
          </table:table-cell>
          <table:table-cell table:style-name="ce50" office:value-type="string">
            <text:p>MAT. DVD du REZO à 19,6 %</text:p>
          </table:table-cell>
          <table:table-cell table:style-name="ce58"/>
          <table:table-cell table:style-name="ce58" table:number-columns-repeated="12"/>
          <table:table-cell table:style-name="ce58" table:formula="of:=SUM([.D141:.O141])" office:value-type="currency" office:currency="EUR" office:value="0">
            <text:p>0,00 €</text:p>
          </table:table-cell>
          <table:table-cell table:style-name="ce58" table:formula="of:=[.C141]-[.P141]" office:value-type="currency" office:currency="EUR" office:value="0">
            <text:p>0,00 €</text:p>
          </table:table-cell>
          <table:table-cell table:style-name="ce70" table:formula="of:=[.Q141]/[.C14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600">
            <text:p>701600</text:p>
          </table:table-cell>
          <table:table-cell table:style-name="ce50" office:value-type="string">
            <text:p>MAT. Enveloppes à 19,6 %</text:p>
          </table:table-cell>
          <table:table-cell table:style-name="ce58"/>
          <table:table-cell table:style-name="ce58" table:number-columns-repeated="12"/>
          <table:table-cell table:style-name="ce58" table:formula="of:=SUM([.D142:.O142])" office:value-type="currency" office:currency="EUR" office:value="0">
            <text:p>0,00 €</text:p>
          </table:table-cell>
          <table:table-cell table:style-name="ce58" table:formula="of:=[.C142]-[.P142]" office:value-type="currency" office:currency="EUR" office:value="0">
            <text:p>0,00 €</text:p>
          </table:table-cell>
          <table:table-cell table:style-name="ce70" table:formula="of:=[.Q142]/[.C14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810">
            <text:p>701810</text:p>
          </table:table-cell>
          <table:table-cell table:style-name="ce50" office:value-type="string">
            <text:p>Mat DVD du rezo (19,6%)</text:p>
          </table:table-cell>
          <table:table-cell table:style-name="ce58"/>
          <table:table-cell table:style-name="ce58" table:number-columns-repeated="12"/>
          <table:table-cell table:style-name="ce58" table:formula="of:=SUM([.D143:.O143])" office:value-type="currency" office:currency="EUR" office:value="0">
            <text:p>0,00 €</text:p>
          </table:table-cell>
          <table:table-cell table:style-name="ce58" table:formula="of:=[.C143]-[.P143]" office:value-type="currency" office:currency="EUR" office:value="0">
            <text:p>0,00 €</text:p>
          </table:table-cell>
          <table:table-cell table:style-name="ce70" table:formula="of:=[.Q143]/[.C14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900">
            <text:p>701900</text:p>
          </table:table-cell>
          <table:table-cell table:style-name="ce50" office:value-type="string">
            <text:p>Autocollants hors Europe</text:p>
          </table:table-cell>
          <table:table-cell table:style-name="ce58"/>
          <table:table-cell table:style-name="ce58" table:number-columns-repeated="12"/>
          <table:table-cell table:style-name="ce58" table:formula="of:=SUM([.D144:.O144])" office:value-type="currency" office:currency="EUR" office:value="0">
            <text:p>0,00 €</text:p>
          </table:table-cell>
          <table:table-cell table:style-name="ce58" table:formula="of:=[.C144]-[.P144]" office:value-type="currency" office:currency="EUR" office:value="0">
            <text:p>0,00 €</text:p>
          </table:table-cell>
          <table:table-cell table:style-name="ce70" table:formula="of:=[.Q144]/[.C14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6300">
            <text:p>706300</text:p>
          </table:table-cell>
          <table:table-cell table:style-name="ce50" office:value-type="string">
            <text:p>Inscriptions colloque Énergies 3 frontières (exo.)</text:p>
          </table:table-cell>
          <table:table-cell table:style-name="ce58"/>
          <table:table-cell table:style-name="ce58" table:number-columns-repeated="12"/>
          <table:table-cell table:style-name="ce58" table:formula="of:=SUM([.D145:.O145])" office:value-type="currency" office:currency="EUR" office:value="0">
            <text:p>0,00 €</text:p>
          </table:table-cell>
          <table:table-cell table:style-name="ce58" table:formula="of:=[.C145]-[.P145]" office:value-type="currency" office:currency="EUR" office:value="0">
            <text:p>0,00 €</text:p>
          </table:table-cell>
          <table:table-cell table:style-name="ce70" table:formula="of:=[.Q145]/[.C14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100">
            <text:p>707100</text:p>
          </table:table-cell>
          <table:table-cell table:style-name="ce50" office:value-type="string">
            <text:p>Brochures revendues à 5,5 %</text:p>
          </table:table-cell>
          <table:table-cell table:style-name="ce58"/>
          <table:table-cell table:style-name="ce58" table:number-columns-repeated="12"/>
          <table:table-cell table:style-name="ce58" table:formula="of:=SUM([.D146:.O146])" office:value-type="currency" office:currency="EUR" office:value="0">
            <text:p>0,00 €</text:p>
          </table:table-cell>
          <table:table-cell table:style-name="ce58" table:formula="of:=[.C146]-[.P146]" office:value-type="currency" office:currency="EUR" office:value="0">
            <text:p>0,00 €</text:p>
          </table:table-cell>
          <table:table-cell table:style-name="ce70" table:formula="of:=[.P146]/[.C14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200">
            <text:p>707200</text:p>
          </table:table-cell>
          <table:table-cell table:style-name="ce50" office:value-type="string">
            <text:p>Ventes de CD à 19,6 %</text:p>
          </table:table-cell>
          <table:table-cell table:style-name="ce58"/>
          <table:table-cell table:style-name="ce58" table:number-columns-repeated="12"/>
          <table:table-cell table:style-name="ce58" table:formula="of:=SUM([.D147:.O147])" office:value-type="currency" office:currency="EUR" office:value="0">
            <text:p>0,00 €</text:p>
          </table:table-cell>
          <table:table-cell table:style-name="ce58" table:formula="of:=[.C147]-[.P147]" office:value-type="currency" office:currency="EUR" office:value="0">
            <text:p>0,00 €</text:p>
          </table:table-cell>
          <table:table-cell table:style-name="ce70" table:formula="of:=[.P147]/[.C14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300">
            <text:p>707300</text:p>
          </table:table-cell>
          <table:table-cell table:style-name="ce50" office:value-type="string">
            <text:p>Ventes de DVD à 19,6 %</text:p>
          </table:table-cell>
          <table:table-cell table:style-name="ce58"/>
          <table:table-cell table:style-name="ce58" table:number-columns-repeated="12"/>
          <table:table-cell table:style-name="ce58" table:formula="of:=SUM([.D148:.O148])" office:value-type="currency" office:currency="EUR" office:value="0">
            <text:p>0,00 €</text:p>
          </table:table-cell>
          <table:table-cell table:style-name="ce58" table:formula="of:=[.C148]-[.P148]" office:value-type="currency" office:currency="EUR" office:value="0">
            <text:p>0,00 €</text:p>
          </table:table-cell>
          <table:table-cell table:style-name="ce70" table:formula="of:=[.P148]/[.C14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500">
            <text:p>707500</text:p>
          </table:table-cell>
          <table:table-cell table:style-name="ce50" office:value-type="string">
            <text:p>Ventes de livres</text:p>
          </table:table-cell>
          <table:table-cell table:style-name="ce58"/>
          <table:table-cell table:style-name="ce58" table:number-columns-repeated="12"/>
          <table:table-cell table:style-name="ce58" table:formula="of:=SUM([.D149:.O149])" office:value-type="currency" office:currency="EUR" office:value="0">
            <text:p>0,00 €</text:p>
          </table:table-cell>
          <table:table-cell table:style-name="ce58" table:formula="of:=[.C149]-[.P149]" office:value-type="currency" office:currency="EUR" office:value="0">
            <text:p>0,00 €</text:p>
          </table:table-cell>
          <table:table-cell table:style-name="ce70" table:formula="of:=[.P149]/[.C14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510">
            <text:p>707510</text:p>
          </table:table-cell>
          <table:table-cell table:style-name="ce50" office:value-type="string">
            <text:p>Ventes exonérées</text:p>
          </table:table-cell>
          <table:table-cell table:style-name="ce58"/>
          <table:table-cell table:style-name="ce58" table:number-columns-repeated="12"/>
          <table:table-cell table:style-name="ce58" table:formula="of:=SUM([.D150:.O150])" office:value-type="currency" office:currency="EUR" office:value="0">
            <text:p>0,00 €</text:p>
          </table:table-cell>
          <table:table-cell table:style-name="ce58" table:formula="of:=[.C150]-[.P150]" office:value-type="currency" office:currency="EUR" office:value="0">
            <text:p>0,00 €</text:p>
          </table:table-cell>
          <table:table-cell table:style-name="ce70" table:formula="of:=[.P150]/[.C15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600">
            <text:p>707600</text:p>
          </table:table-cell>
          <table:table-cell table:style-name="ce50" office:value-type="string">
            <text:p>Autre matériel militant</text:p>
          </table:table-cell>
          <table:table-cell table:style-name="ce58"/>
          <table:table-cell table:style-name="ce58" table:number-columns-repeated="12"/>
          <table:table-cell table:style-name="ce58" table:formula="of:=SUM([.D151:.O151])" office:value-type="currency" office:currency="EUR" office:value="0">
            <text:p>0,00 €</text:p>
          </table:table-cell>
          <table:table-cell table:style-name="ce58" table:formula="of:=[.C151]-[.P151]" office:value-type="currency" office:currency="EUR" office:value="0">
            <text:p>0,00 €</text:p>
          </table:table-cell>
          <table:table-cell table:style-name="ce70" table:formula="of:=[.P151]/[.C15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610">
            <text:p>707610</text:p>
          </table:table-cell>
          <table:table-cell table:style-name="ce50" office:value-type="string">
            <text:p>Autocollants</text:p>
          </table:table-cell>
          <table:table-cell table:style-name="ce58"/>
          <table:table-cell table:style-name="ce58" table:number-columns-repeated="12"/>
          <table:table-cell table:style-name="ce58" table:formula="of:=SUM([.D152:.O152])" office:value-type="currency" office:currency="EUR" office:value="0">
            <text:p>0,00 €</text:p>
          </table:table-cell>
          <table:table-cell table:style-name="ce58" table:formula="of:=[.C152]-[.P152]" office:value-type="currency" office:currency="EUR" office:value="0">
            <text:p>0,00 €</text:p>
          </table:table-cell>
          <table:table-cell table:style-name="ce70" table:formula="of:=[.P152]/[.C15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620">
            <text:p>707620</text:p>
          </table:table-cell>
          <table:table-cell table:style-name="ce50" office:value-type="string">
            <text:p>Badges</text:p>
          </table:table-cell>
          <table:table-cell table:style-name="ce58"/>
          <table:table-cell table:style-name="ce58" table:number-columns-repeated="12"/>
          <table:table-cell table:style-name="ce58" table:formula="of:=SUM([.D153:.O153])" office:value-type="currency" office:currency="EUR" office:value="0">
            <text:p>0,00 €</text:p>
          </table:table-cell>
          <table:table-cell table:style-name="ce58" table:formula="of:=[.C153]-[.P153]" office:value-type="currency" office:currency="EUR" office:value="0">
            <text:p>0,00 €</text:p>
          </table:table-cell>
          <table:table-cell table:style-name="ce70" table:formula="of:=[.P153]/[.C15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630">
            <text:p>707630</text:p>
          </table:table-cell>
          <table:table-cell table:style-name="ce50" office:value-type="string">
            <text:p>Banderoles</text:p>
          </table:table-cell>
          <table:table-cell table:style-name="ce58"/>
          <table:table-cell table:style-name="ce58" table:number-columns-repeated="12"/>
          <table:table-cell table:style-name="ce58" table:formula="of:=SUM([.D154:.O154])" office:value-type="currency" office:currency="EUR" office:value="0">
            <text:p>0,00 €</text:p>
          </table:table-cell>
          <table:table-cell table:style-name="ce58" table:formula="of:=[.C154]-[.P154]" office:value-type="currency" office:currency="EUR" office:value="0">
            <text:p>0,00 €</text:p>
          </table:table-cell>
          <table:table-cell table:style-name="ce70" table:formula="of:=[.P154]/[.C15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640">
            <text:p>707640</text:p>
          </table:table-cell>
          <table:table-cell table:style-name="ce50" office:value-type="string">
            <text:p>Drapeaux</text:p>
          </table:table-cell>
          <table:table-cell table:style-name="ce58"/>
          <table:table-cell table:style-name="ce58" table:number-columns-repeated="12"/>
          <table:table-cell table:style-name="ce58" table:formula="of:=SUM([.D155:.O155])" office:value-type="currency" office:currency="EUR" office:value="0">
            <text:p>0,00 €</text:p>
          </table:table-cell>
          <table:table-cell table:style-name="ce58" table:formula="of:=[.C155]-[.P155]" office:value-type="currency" office:currency="EUR" office:value="0">
            <text:p>0,00 €</text:p>
          </table:table-cell>
          <table:table-cell table:style-name="ce70" table:formula="of:=[.P155]/[.C15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650">
            <text:p>707650</text:p>
          </table:table-cell>
          <table:table-cell table:style-name="ce50" office:value-type="string">
            <text:p>Enveloppes</text:p>
          </table:table-cell>
          <table:table-cell table:style-name="ce58"/>
          <table:table-cell table:style-name="ce58" table:number-columns-repeated="12"/>
          <table:table-cell table:style-name="ce58" table:formula="of:=SUM([.D156:.O156])" office:value-type="currency" office:currency="EUR" office:value="0">
            <text:p>0,00 €</text:p>
          </table:table-cell>
          <table:table-cell table:style-name="ce58" table:formula="of:=[.C156]-[.P156]" office:value-type="currency" office:currency="EUR" office:value="0">
            <text:p>0,00 €</text:p>
          </table:table-cell>
          <table:table-cell table:style-name="ce70" table:formula="of:=[.P156]/[.C15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800">
            <text:p>707800</text:p>
          </table:table-cell>
          <table:table-cell table:style-name="ce50" office:value-type="string">
            <text:p>Tshirts</text:p>
          </table:table-cell>
          <table:table-cell table:style-name="ce58"/>
          <table:table-cell table:style-name="ce58" table:number-columns-repeated="12"/>
          <table:table-cell table:style-name="ce58" table:formula="of:=SUM([.D157:.O157])" office:value-type="currency" office:currency="EUR" office:value="0">
            <text:p>0,00 €</text:p>
          </table:table-cell>
          <table:table-cell table:style-name="ce58" table:formula="of:=[.C157]-[.P157]" office:value-type="currency" office:currency="EUR" office:value="0">
            <text:p>0,00 €</text:p>
          </table:table-cell>
          <table:table-cell table:style-name="ce70" table:formula="of:=[.P157]/[.C15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900">
            <text:p>707900</text:p>
          </table:table-cell>
          <table:table-cell table:style-name="ce50" office:value-type="string">
            <text:p>MAT•Vêtements &amp; accessoires revendus /607900 (exo.)</text:p>
          </table:table-cell>
          <table:table-cell table:style-name="ce58"/>
          <table:table-cell table:style-name="ce58" table:number-columns-repeated="12"/>
          <table:table-cell table:style-name="ce58" table:formula="of:=SUM([.D158:.O158])" office:value-type="currency" office:currency="EUR" office:value="0">
            <text:p>0,00 €</text:p>
          </table:table-cell>
          <table:table-cell table:style-name="ce58" table:formula="of:=[.C158]-[.P158]" office:value-type="currency" office:currency="EUR" office:value="0">
            <text:p>0,00 €</text:p>
          </table:table-cell>
          <table:table-cell table:style-name="ce70" table:formula="of:=[.P158]/[.C15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910">
            <text:p>707910</text:p>
          </table:table-cell>
          <table:table-cell table:style-name="ce50" office:value-type="string">
            <text:p>Ventes diverses hors catalogue</text:p>
          </table:table-cell>
          <table:table-cell table:style-name="ce58"/>
          <table:table-cell table:style-name="ce58" table:number-columns-repeated="12"/>
          <table:table-cell table:style-name="ce58" table:formula="of:=SUM([.D159:.O159])" office:value-type="currency" office:currency="EUR" office:value="0">
            <text:p>0,00 €</text:p>
          </table:table-cell>
          <table:table-cell table:style-name="ce58" table:formula="of:=[.C159]-[.P159]" office:value-type="currency" office:currency="EUR" office:value="0">
            <text:p>0,00 €</text:p>
          </table:table-cell>
          <table:table-cell table:style-name="ce70" table:formula="of:=[.P159]/[.C15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string">
            <text:p>707MAT</text:p>
          </table:table-cell>
          <table:table-cell table:style-name="ce50" office:value-type="string">
            <text:p>MAT•Autre matériels de soutien revendus (19,6%)</text:p>
          </table:table-cell>
          <table:table-cell table:style-name="ce58"/>
          <table:table-cell table:style-name="ce58" table:number-columns-repeated="12"/>
          <table:table-cell table:style-name="ce58" table:formula="of:=SUM([.D160:.O160])" office:value-type="currency" office:currency="EUR" office:value="0">
            <text:p>0,00 €</text:p>
          </table:table-cell>
          <table:table-cell table:style-name="ce58" table:formula="of:=[.C160]-[.P160]" office:value-type="currency" office:currency="EUR" office:value="0">
            <text:p>0,00 €</text:p>
          </table:table-cell>
          <table:table-cell table:style-name="ce70" table:formula="of:=[.P160]/[.C16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8000">
            <text:p>708000</text:p>
          </table:table-cell>
          <table:table-cell table:style-name="ce50" office:value-type="string">
            <text:p>Produits d'activités annexes : photocopies, etc (20%)</text:p>
          </table:table-cell>
          <table:table-cell table:style-name="ce58"/>
          <table:table-cell table:style-name="ce58" table:number-columns-repeated="12"/>
          <table:table-cell table:style-name="ce58" table:formula="of:=SUM([.D161:.O161])" office:value-type="currency" office:currency="EUR" office:value="0">
            <text:p>0,00 €</text:p>
          </table:table-cell>
          <table:table-cell table:style-name="ce58" table:formula="of:=[.C161]-[.P161]" office:value-type="currency" office:currency="EUR" office:value="0">
            <text:p>0,00 €</text:p>
          </table:table-cell>
          <table:table-cell table:style-name="ce70" table:formula="of:=[.P161]/[.C16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9700">
            <text:p>709700</text:p>
          </table:table-cell>
          <table:table-cell table:style-name="ce50" office:value-type="string">
            <text:p>Reversement sur TS GANVA (exo.)</text:p>
          </table:table-cell>
          <table:table-cell table:style-name="ce58"/>
          <table:table-cell table:style-name="ce58" table:number-columns-repeated="12"/>
          <table:table-cell table:style-name="ce58" table:formula="of:=SUM([.D162:.O162])" office:value-type="currency" office:currency="EUR" office:value="0">
            <text:p>0,00 €</text:p>
          </table:table-cell>
          <table:table-cell table:style-name="ce58" table:formula="of:=[.C162]-[.P162]" office:value-type="currency" office:currency="EUR" office:value="0">
            <text:p>0,00 €</text:p>
          </table:table-cell>
          <table:table-cell table:style-name="ce70" table:formula="of:=[.P162]/[.C16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13500">
            <text:p>713500</text:p>
          </table:table-cell>
          <table:table-cell table:style-name="ce50" office:value-type="string">
            <text:p>Var.des stocks de Doc.de campagne</text:p>
          </table:table-cell>
          <table:table-cell table:style-name="ce58"/>
          <table:table-cell table:style-name="ce58" table:number-columns-repeated="12"/>
          <table:table-cell table:style-name="ce58" table:formula="of:=SUM([.D163:.O163])" office:value-type="currency" office:currency="EUR" office:value="0">
            <text:p>0,00 €</text:p>
          </table:table-cell>
          <table:table-cell table:style-name="ce58" table:formula="of:=[.C163]-[.P163]" office:value-type="currency" office:currency="EUR" office:value="0">
            <text:p>0,00 €</text:p>
          </table:table-cell>
          <table:table-cell table:style-name="ce70" table:formula="of:=[.P163]/[.C16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41000">
            <text:p>741000</text:p>
          </table:table-cell>
          <table:table-cell table:style-name="ce50" office:value-type="string">
            <text:p>Subventions d'exploitation</text:p>
          </table:table-cell>
          <table:table-cell table:style-name="ce58"/>
          <table:table-cell table:style-name="ce58" table:number-columns-repeated="12"/>
          <table:table-cell table:style-name="ce58" table:formula="of:=SUM([.D164:.O164])" office:value-type="currency" office:currency="EUR" office:value="0">
            <text:p>0,00 €</text:p>
          </table:table-cell>
          <table:table-cell table:style-name="ce58" table:formula="of:=[.C164]-[.P164]" office:value-type="currency" office:currency="EUR" office:value="0">
            <text:p>0,00 €</text:p>
          </table:table-cell>
          <table:table-cell table:style-name="ce70" table:formula="of:=[.P164]/[.C16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4100">
            <text:p>754100</text:p>
          </table:table-cell>
          <table:table-cell table:style-name="ce50" office:value-type="string">
            <text:p>réaffectation Dons reçus</text:p>
          </table:table-cell>
          <table:table-cell table:style-name="ce58"/>
          <table:table-cell table:style-name="ce58" table:number-columns-repeated="12"/>
          <table:table-cell table:style-name="ce58" table:formula="of:=SUM([.D165:.O165])" office:value-type="currency" office:currency="EUR" office:value="0">
            <text:p>0,00 €</text:p>
          </table:table-cell>
          <table:table-cell table:style-name="ce58" table:formula="of:=[.C165]-[.P165]" office:value-type="currency" office:currency="EUR" office:value="0">
            <text:p>0,00 €</text:p>
          </table:table-cell>
          <table:table-cell table:style-name="ce70" table:formula="of:=[.P165]/[.C16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4300">
            <text:p>754300</text:p>
          </table:table-cell>
          <table:table-cell table:style-name="ce50" office:value-type="string">
            <text:p>Réaffectation des dons en ligne</text:p>
          </table:table-cell>
          <table:table-cell table:style-name="ce58"/>
          <table:table-cell table:style-name="ce58" table:number-columns-repeated="12"/>
          <table:table-cell table:style-name="ce58" table:formula="of:=SUM([.D166:.O166])" office:value-type="currency" office:currency="EUR" office:value="0">
            <text:p>0,00 €</text:p>
          </table:table-cell>
          <table:table-cell table:style-name="ce58" table:formula="of:=[.C166]-[.P166]" office:value-type="currency" office:currency="EUR" office:value="0">
            <text:p>0,00 €</text:p>
          </table:table-cell>
          <table:table-cell table:style-name="ce70" table:formula="of:=[.P166]/[.C16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4500">
            <text:p>754500</text:p>
          </table:table-cell>
          <table:table-cell table:style-name="ce50" office:value-type="string">
            <text:p>Réaffectation des dons Nef</text:p>
          </table:table-cell>
          <table:table-cell table:style-name="ce58"/>
          <table:table-cell table:style-name="ce58" table:number-columns-repeated="12"/>
          <table:table-cell table:style-name="ce58" table:formula="of:=SUM([.D167:.O167])" office:value-type="currency" office:currency="EUR" office:value="0">
            <text:p>0,00 €</text:p>
          </table:table-cell>
          <table:table-cell table:style-name="ce58" table:formula="of:=[.C167]-[.P167]" office:value-type="currency" office:currency="EUR" office:value="0">
            <text:p>0,00 €</text:p>
          </table:table-cell>
          <table:table-cell table:style-name="ce70" table:formula="of:=[.P167]/[.C16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4600">
            <text:p>754600</text:p>
          </table:table-cell>
          <table:table-cell table:style-name="ce50" office:value-type="string">
            <text:p>Réaffectation dons plvts</text:p>
          </table:table-cell>
          <table:table-cell table:style-name="ce58"/>
          <table:table-cell table:style-name="ce58" table:number-columns-repeated="12"/>
          <table:table-cell table:style-name="ce58" table:formula="of:=SUM([.D168:.O168])" office:value-type="currency" office:currency="EUR" office:value="0">
            <text:p>0,00 €</text:p>
          </table:table-cell>
          <table:table-cell table:style-name="ce58" table:formula="of:=[.C168]-[.P168]" office:value-type="currency" office:currency="EUR" office:value="0">
            <text:p>0,00 €</text:p>
          </table:table-cell>
          <table:table-cell table:style-name="ce70" table:formula="of:=[.P168]/[.C16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4700">
            <text:p>754700</text:p>
          </table:table-cell>
          <table:table-cell table:style-name="ce50" office:value-type="string">
            <text:p>Dons Maison de Bure</text:p>
          </table:table-cell>
          <table:table-cell table:style-name="ce58"/>
          <table:table-cell table:style-name="ce58" table:number-columns-repeated="12"/>
          <table:table-cell table:style-name="ce58" table:formula="of:=SUM([.D169:.O169])" office:value-type="currency" office:currency="EUR" office:value="0">
            <text:p>0,00 €</text:p>
          </table:table-cell>
          <table:table-cell table:style-name="ce58" table:formula="of:=[.C169]-[.P169]" office:value-type="currency" office:currency="EUR" office:value="0">
            <text:p>0,00 €</text:p>
          </table:table-cell>
          <table:table-cell table:style-name="ce70" table:formula="of:=[.P169]/[.C16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6200">
            <text:p>756200</text:p>
          </table:table-cell>
          <table:table-cell table:style-name="ce50" office:value-type="string">
            <text:p>Cotisations groupes adhérents</text:p>
          </table:table-cell>
          <table:table-cell table:style-name="ce58"/>
          <table:table-cell table:style-name="ce58" table:number-columns-repeated="12"/>
          <table:table-cell table:style-name="ce58" table:formula="of:=SUM([.D170:.O170])" office:value-type="currency" office:currency="EUR" office:value="0">
            <text:p>0,00 €</text:p>
          </table:table-cell>
          <table:table-cell table:style-name="ce58" table:formula="of:=[.C170]-[.P170]" office:value-type="currency" office:currency="EUR" office:value="0">
            <text:p>0,00 €</text:p>
          </table:table-cell>
          <table:table-cell table:style-name="ce70" table:formula="of:=[.P170]/[.C17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10">
            <text:p>758010</text:p>
          </table:table-cell>
          <table:table-cell table:style-name="ce50" office:value-type="string">
            <text:p>Dons reçus</text:p>
          </table:table-cell>
          <table:table-cell table:style-name="ce58"/>
          <table:table-cell table:style-name="ce58" table:number-columns-repeated="12"/>
          <table:table-cell table:style-name="ce58" table:formula="of:=SUM([.D171:.O171])" office:value-type="currency" office:currency="EUR" office:value="0">
            <text:p>0,00 €</text:p>
          </table:table-cell>
          <table:table-cell table:style-name="ce58" table:formula="of:=[.C171]-[.P171]" office:value-type="currency" office:currency="EUR" office:value="0">
            <text:p>0,00 €</text:p>
          </table:table-cell>
          <table:table-cell table:style-name="ce70" table:formula="of:=[.P171]/[.C17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20">
            <text:p>758020</text:p>
          </table:table-cell>
          <table:table-cell table:style-name="ce50" office:value-type="string">
            <text:p>Dons en ligne</text:p>
          </table:table-cell>
          <table:table-cell table:style-name="ce58"/>
          <table:table-cell table:style-name="ce58" table:number-columns-repeated="12"/>
          <table:table-cell table:style-name="ce58" table:formula="of:=SUM([.D172:.O172])" office:value-type="currency" office:currency="EUR" office:value="0">
            <text:p>0,00 €</text:p>
          </table:table-cell>
          <table:table-cell table:style-name="ce58" table:formula="of:=[.C172]-[.P172]" office:value-type="currency" office:currency="EUR" office:value="0">
            <text:p>0,00 €</text:p>
          </table:table-cell>
          <table:table-cell table:style-name="ce70" table:formula="of:=[.P172]/[.C17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30">
            <text:p>758030</text:p>
          </table:table-cell>
          <table:table-cell table:style-name="ce50" office:value-type="string">
            <text:p>Dons Partenariat NEF</text:p>
          </table:table-cell>
          <table:table-cell table:style-name="ce58"/>
          <table:table-cell table:style-name="ce58" table:number-columns-repeated="12"/>
          <table:table-cell table:style-name="ce58" table:formula="of:=SUM([.D173:.O173])" office:value-type="currency" office:currency="EUR" office:value="0">
            <text:p>0,00 €</text:p>
          </table:table-cell>
          <table:table-cell table:style-name="ce58" table:formula="of:=[.C173]-[.P173]" office:value-type="currency" office:currency="EUR" office:value="0">
            <text:p>0,00 €</text:p>
          </table:table-cell>
          <table:table-cell table:style-name="ce70" table:formula="of:=[.P173]/[.C17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40">
            <text:p>758040</text:p>
          </table:table-cell>
          <table:table-cell table:style-name="ce50" office:value-type="string">
            <text:p>Prélèvements automatiques reçus</text:p>
          </table:table-cell>
          <table:table-cell table:style-name="ce58"/>
          <table:table-cell table:style-name="ce58" table:number-columns-repeated="12"/>
          <table:table-cell table:style-name="ce58" table:formula="of:=SUM([.D174:.O174])" office:value-type="currency" office:currency="EUR" office:value="0">
            <text:p>0,00 €</text:p>
          </table:table-cell>
          <table:table-cell table:style-name="ce58" table:formula="of:=[.C174]-[.P174]" office:value-type="currency" office:currency="EUR" office:value="0">
            <text:p>0,00 €</text:p>
          </table:table-cell>
          <table:table-cell table:style-name="ce70" table:formula="of:=[.P174]/[.C17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50">
            <text:p>758050</text:p>
          </table:table-cell>
          <table:table-cell table:style-name="ce50" office:value-type="string">
            <text:p>Dons étalés par CB</text:p>
          </table:table-cell>
          <table:table-cell table:style-name="ce58"/>
          <table:table-cell table:style-name="ce58" table:number-columns-repeated="12"/>
          <table:table-cell table:style-name="ce58" table:formula="of:=SUM([.D175:.O175])" office:value-type="currency" office:currency="EUR" office:value="0">
            <text:p>0,00 €</text:p>
          </table:table-cell>
          <table:table-cell table:style-name="ce58" table:formula="of:=[.C175]-[.P175]" office:value-type="currency" office:currency="EUR" office:value="0">
            <text:p>0,00 €</text:p>
          </table:table-cell>
          <table:table-cell table:style-name="ce70" table:formula="of:=[.P175]/[.C17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60">
            <text:p>758060</text:p>
          </table:table-cell>
          <table:table-cell table:style-name="ce50" office:value-type="string">
            <text:p>Dons fonds de solidarité</text:p>
          </table:table-cell>
          <table:table-cell table:style-name="ce58"/>
          <table:table-cell table:style-name="ce58" table:number-columns-repeated="12"/>
          <table:table-cell table:style-name="ce58" table:formula="of:=SUM([.D176:.O176])" office:value-type="currency" office:currency="EUR" office:value="0">
            <text:p>0,00 €</text:p>
          </table:table-cell>
          <table:table-cell table:style-name="ce58" table:formula="of:=[.C176]-[.P176]" office:value-type="currency" office:currency="EUR" office:value="0">
            <text:p>0,00 €</text:p>
          </table:table-cell>
          <table:table-cell table:style-name="ce70" table:formula="of:=[.P176]/[.C17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70">
            <text:p>758070</text:p>
          </table:table-cell>
          <table:table-cell table:style-name="ce50" office:value-type="string">
            <text:p>Dons par virement</text:p>
          </table:table-cell>
          <table:table-cell table:style-name="ce58"/>
          <table:table-cell table:style-name="ce58" table:number-columns-repeated="12"/>
          <table:table-cell table:style-name="ce58" table:formula="of:=SUM([.D177:.O177])" office:value-type="currency" office:currency="EUR" office:value="0">
            <text:p>0,00 €</text:p>
          </table:table-cell>
          <table:table-cell table:style-name="ce58" table:formula="of:=[.C177]-[.P177]" office:value-type="currency" office:currency="EUR" office:value="0">
            <text:p>0,00 €</text:p>
          </table:table-cell>
          <table:table-cell table:style-name="ce70" table:formula="of:=[.P177]/[.C17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100">
            <text:p>758100</text:p>
          </table:table-cell>
          <table:table-cell table:style-name="ce50" office:value-type="string">
            <text:p>AG Pensions</text:p>
          </table:table-cell>
          <table:table-cell table:style-name="ce58"/>
          <table:table-cell table:style-name="ce58" table:number-columns-repeated="12"/>
          <table:table-cell table:style-name="ce58" table:formula="of:=SUM([.D178:.O178])" office:value-type="currency" office:currency="EUR" office:value="0">
            <text:p>0,00 €</text:p>
          </table:table-cell>
          <table:table-cell table:style-name="ce58" table:formula="of:=[.C178]-[.P178]" office:value-type="currency" office:currency="EUR" office:value="0">
            <text:p>0,00 €</text:p>
          </table:table-cell>
          <table:table-cell table:style-name="ce70" table:formula="of:=[.P178]/[.C17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110">
            <text:p>758110</text:p>
          </table:table-cell>
          <table:table-cell table:style-name="ce50" office:value-type="string">
            <text:p>Différences de règlement (produit)</text:p>
          </table:table-cell>
          <table:table-cell table:style-name="ce58"/>
          <table:table-cell table:style-name="ce58" table:number-columns-repeated="12"/>
          <table:table-cell table:style-name="ce58" table:formula="of:=SUM([.D179:.O179])" office:value-type="currency" office:currency="EUR" office:value="0">
            <text:p>0,00 €</text:p>
          </table:table-cell>
          <table:table-cell table:style-name="ce58" table:formula="of:=[.C179]-[.P179]" office:value-type="currency" office:currency="EUR" office:value="0">
            <text:p>0,00 €</text:p>
          </table:table-cell>
          <table:table-cell table:style-name="ce70" table:formula="of:=[.P179]/[.C17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400">
            <text:p>758400</text:p>
          </table:table-cell>
          <table:table-cell table:style-name="ce50" office:value-type="string">
            <text:p>Frais de port refacturé</text:p>
          </table:table-cell>
          <table:table-cell table:style-name="ce58"/>
          <table:table-cell table:style-name="ce58" table:number-columns-repeated="12"/>
          <table:table-cell table:style-name="ce58" table:formula="of:=SUM([.D180:.O180])" office:value-type="currency" office:currency="EUR" office:value="0">
            <text:p>0,00 €</text:p>
          </table:table-cell>
          <table:table-cell table:style-name="ce58" table:formula="of:=[.C180]-[.P180]" office:value-type="currency" office:currency="EUR" office:value="0">
            <text:p>0,00 €</text:p>
          </table:table-cell>
          <table:table-cell table:style-name="ce70" table:formula="of:=[.P180]/[.C18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800">
            <text:p>758800</text:p>
          </table:table-cell>
          <table:table-cell table:style-name="ce50" office:value-type="string">
            <text:p>Autres pdts gest courante</text:p>
          </table:table-cell>
          <table:table-cell table:style-name="ce58"/>
          <table:table-cell table:style-name="ce58" table:number-columns-repeated="12"/>
          <table:table-cell table:style-name="ce58" table:formula="of:=SUM([.D181:.O181])" office:value-type="currency" office:currency="EUR" office:value="0">
            <text:p>0,00 €</text:p>
          </table:table-cell>
          <table:table-cell table:style-name="ce58" table:formula="of:=[.C181]-[.P181]" office:value-type="currency" office:currency="EUR" office:value="0">
            <text:p>0,00 €</text:p>
          </table:table-cell>
          <table:table-cell table:style-name="ce70" table:formula="of:=[.Q181]/[.C18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820">
            <text:p>758820</text:p>
          </table:table-cell>
          <table:table-cell table:style-name="ce50" office:value-type="string">
            <text:p>ETE recettes journées d'été et éude</text:p>
          </table:table-cell>
          <table:table-cell table:style-name="ce58"/>
          <table:table-cell table:style-name="ce58" table:number-columns-repeated="12"/>
          <table:table-cell table:style-name="ce58" table:formula="of:=SUM([.D182:.O182])" office:value-type="currency" office:currency="EUR" office:value="0">
            <text:p>0,00 €</text:p>
          </table:table-cell>
          <table:table-cell table:style-name="ce58" table:formula="of:=[.C182]-[.P182]" office:value-type="currency" office:currency="EUR" office:value="0">
            <text:p>0,00 €</text:p>
          </table:table-cell>
          <table:table-cell table:style-name="ce70" table:formula="of:=[.Q182]/[.C18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840">
            <text:p>758840</text:p>
          </table:table-cell>
          <table:table-cell table:style-name="ce50" office:value-type="string">
            <text:p>Pensions Réunions diverses</text:p>
          </table:table-cell>
          <table:table-cell table:style-name="ce58" office:value-type="currency" office:currency="EUR" office:value="5000">
            <text:p>5 000,00 €</text:p>
          </table:table-cell>
          <table:table-cell table:style-name="ce58" table:number-columns-repeated="12"/>
          <table:table-cell table:style-name="ce58" table:formula="of:=SUM([.D183:.O183])" office:value-type="currency" office:currency="EUR" office:value="0">
            <text:p>0,00 €</text:p>
          </table:table-cell>
          <table:table-cell table:style-name="ce58" table:formula="of:=[.C183]-[.P183]" office:value-type="currency" office:currency="EUR" office:value="5000">
            <text:p>5 000,00 €</text:p>
          </table:table-cell>
          <table:table-cell table:style-name="ce70" table:formula="of:=[.Q183]/[.C183]" office:value-type="percentage" office:value="1">
            <text:p>10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758900">
            <text:p>758900</text:p>
          </table:table-cell>
          <table:table-cell table:style-name="ce50" office:value-type="string">
            <text:p>Réaffectation Bilan frais de port</text:p>
          </table:table-cell>
          <table:table-cell table:style-name="ce58"/>
          <table:table-cell table:style-name="ce58" table:number-columns-repeated="12"/>
          <table:table-cell table:style-name="ce58" table:formula="of:=SUM([.D184:.O184])" office:value-type="currency" office:currency="EUR" office:value="0">
            <text:p>0,00 €</text:p>
          </table:table-cell>
          <table:table-cell table:style-name="ce58" table:formula="of:=[.C184]-[.P184]" office:value-type="currency" office:currency="EUR" office:value="0">
            <text:p>0,00 €</text:p>
          </table:table-cell>
          <table:table-cell table:style-name="ce70" table:formula="of:=[.Q184]/[.C18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string">
            <text:p>758GRP</text:p>
          </table:table-cell>
          <table:table-cell table:style-name="ce50" office:value-type="string">
            <text:p>JOCE•Réunions trimestrielles groupes</text:p>
          </table:table-cell>
          <table:table-cell table:style-name="ce58"/>
          <table:table-cell table:style-name="ce58" table:number-columns-repeated="12"/>
          <table:table-cell table:style-name="ce58" table:formula="of:=SUM([.D185:.O185])" office:value-type="currency" office:currency="EUR" office:value="0">
            <text:p>0,00 €</text:p>
          </table:table-cell>
          <table:table-cell table:style-name="ce58" table:formula="of:=[.C185]-[.P185]" office:value-type="currency" office:currency="EUR" office:value="0">
            <text:p>0,00 €</text:p>
          </table:table-cell>
          <table:table-cell table:style-name="ce70" table:formula="of:=[.Q185]/[.C18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64000">
            <text:p>764000</text:p>
          </table:table-cell>
          <table:table-cell table:style-name="ce50" office:value-type="string">
            <text:p>Intérêts des Livrets d'épargne</text:p>
          </table:table-cell>
          <table:table-cell table:style-name="ce58"/>
          <table:table-cell table:style-name="ce58" table:number-columns-repeated="12"/>
          <table:table-cell table:style-name="ce58" table:formula="of:=SUM([.D186:.O186])" office:value-type="currency" office:currency="EUR" office:value="0">
            <text:p>0,00 €</text:p>
          </table:table-cell>
          <table:table-cell table:style-name="ce58" table:formula="of:=[.C186]-[.P186]" office:value-type="currency" office:currency="EUR" office:value="0">
            <text:p>0,00 €</text:p>
          </table:table-cell>
          <table:table-cell table:style-name="ce70" table:formula="of:=[.Q186]/[.C18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65000">
            <text:p>765000</text:p>
          </table:table-cell>
          <table:table-cell table:style-name="ce50" office:value-type="string">
            <text:p>Différences de règlements (fournisseurs)</text:p>
          </table:table-cell>
          <table:table-cell table:style-name="ce58"/>
          <table:table-cell table:style-name="ce58" table:number-columns-repeated="12"/>
          <table:table-cell table:style-name="ce58" table:formula="of:=SUM([.D187:.O187])" office:value-type="currency" office:currency="EUR" office:value="0">
            <text:p>0,00 €</text:p>
          </table:table-cell>
          <table:table-cell table:style-name="ce58" table:formula="of:=[.C187]-[.P187]" office:value-type="currency" office:currency="EUR" office:value="0">
            <text:p>0,00 €</text:p>
          </table:table-cell>
          <table:table-cell table:style-name="ce70" table:formula="of:=[.Q187]/[.C18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68100">
            <text:p>768100</text:p>
          </table:table-cell>
          <table:table-cell table:style-name="ce50" office:value-type="string">
            <text:p>Autres produits financiers</text:p>
          </table:table-cell>
          <table:table-cell table:style-name="ce58"/>
          <table:table-cell table:style-name="ce58" table:number-columns-repeated="12"/>
          <table:table-cell table:style-name="ce58" table:formula="of:=SUM([.D188:.O188])" office:value-type="currency" office:currency="EUR" office:value="0">
            <text:p>0,00 €</text:p>
          </table:table-cell>
          <table:table-cell table:style-name="ce58" table:formula="of:=[.C188]-[.P188]" office:value-type="currency" office:currency="EUR" office:value="0">
            <text:p>0,00 €</text:p>
          </table:table-cell>
          <table:table-cell table:style-name="ce70" table:formula="of:=[.Q188]/[.C18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71000">
            <text:p>771000</text:p>
          </table:table-cell>
          <table:table-cell table:style-name="ce50" office:value-type="string">
            <text:p>Aides à l'embauche : ASP+Pôle emploi</text:p>
          </table:table-cell>
          <table:table-cell table:style-name="ce58"/>
          <table:table-cell table:style-name="ce58" table:number-columns-repeated="12"/>
          <table:table-cell table:style-name="ce58" table:formula="of:=SUM([.D189:.O189])" office:value-type="currency" office:currency="EUR" office:value="0">
            <text:p>0,00 €</text:p>
          </table:table-cell>
          <table:table-cell table:style-name="ce58" table:formula="of:=[.C189]-[.P189]" office:value-type="currency" office:currency="EUR" office:value="0">
            <text:p>0,00 €</text:p>
          </table:table-cell>
          <table:table-cell table:style-name="ce70" table:formula="of:=[.Q189]/[.C18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71300">
            <text:p>771300</text:p>
          </table:table-cell>
          <table:table-cell table:style-name="ce50" office:value-type="string">
            <text:p>Dons &gt;= 1 500 € (exceptionnels)</text:p>
          </table:table-cell>
          <table:table-cell table:style-name="ce58"/>
          <table:table-cell table:style-name="ce58" table:number-columns-repeated="12"/>
          <table:table-cell table:style-name="ce58" table:formula="of:=SUM([.D190:.O190])" office:value-type="currency" office:currency="EUR" office:value="0">
            <text:p>0,00 €</text:p>
          </table:table-cell>
          <table:table-cell table:style-name="ce58" table:formula="of:=[.C190]-[.P190]" office:value-type="currency" office:currency="EUR" office:value="0">
            <text:p>0,00 €</text:p>
          </table:table-cell>
          <table:table-cell table:style-name="ce70" table:formula="of:=[.Q190]/[.C19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72000">
            <text:p>772000</text:p>
          </table:table-cell>
          <table:table-cell table:style-name="ce50" office:value-type="string">
            <text:p>Produits sur exercices antérieurs</text:p>
          </table:table-cell>
          <table:table-cell table:style-name="ce58"/>
          <table:table-cell table:style-name="ce58" table:number-columns-repeated="12"/>
          <table:table-cell table:style-name="ce58" table:formula="of:=SUM([.D191:.O191])" office:value-type="currency" office:currency="EUR" office:value="0">
            <text:p>0,00 €</text:p>
          </table:table-cell>
          <table:table-cell table:style-name="ce58" table:formula="of:=[.C191]-[.P191]" office:value-type="currency" office:currency="EUR" office:value="0">
            <text:p>0,00 €</text:p>
          </table:table-cell>
          <table:table-cell table:style-name="ce70" table:formula="of:=[.Q191]/[.C19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75000">
            <text:p>775000</text:p>
          </table:table-cell>
          <table:table-cell table:style-name="ce50" office:value-type="string">
            <text:p>Val. cession él.actif cédés (19,6%)</text:p>
          </table:table-cell>
          <table:table-cell table:style-name="ce58"/>
          <table:table-cell table:style-name="ce58" table:number-columns-repeated="12"/>
          <table:table-cell table:style-name="ce58" table:formula="of:=SUM([.D192:.O192])" office:value-type="currency" office:currency="EUR" office:value="0">
            <text:p>0,00 €</text:p>
          </table:table-cell>
          <table:table-cell table:style-name="ce58" table:formula="of:=[.C192]-[.P192]" office:value-type="currency" office:currency="EUR" office:value="0">
            <text:p>0,00 €</text:p>
          </table:table-cell>
          <table:table-cell table:style-name="ce70" table:formula="of:=[.Q192]/[.C19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75200">
            <text:p>775200</text:p>
          </table:table-cell>
          <table:table-cell table:style-name="ce50" office:value-type="string">
            <text:p>Produit de cession de matériels</text:p>
          </table:table-cell>
          <table:table-cell table:style-name="ce58"/>
          <table:table-cell table:style-name="ce58" table:number-columns-repeated="12"/>
          <table:table-cell table:style-name="ce58" table:formula="of:=SUM([.D193:.O193])" office:value-type="currency" office:currency="EUR" office:value="0">
            <text:p>0,00 €</text:p>
          </table:table-cell>
          <table:table-cell table:style-name="ce58" table:formula="of:=[.C193]-[.P193]" office:value-type="currency" office:currency="EUR" office:value="0">
            <text:p>0,00 €</text:p>
          </table:table-cell>
          <table:table-cell table:style-name="ce70" table:formula="of:=[.Q193]/[.C19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78800">
            <text:p>778800</text:p>
          </table:table-cell>
          <table:table-cell table:style-name="ce50" office:value-type="string">
            <text:p>Produits exceptionnels divers</text:p>
          </table:table-cell>
          <table:table-cell table:style-name="ce58"/>
          <table:table-cell table:style-name="ce58" table:number-columns-repeated="12"/>
          <table:table-cell table:style-name="ce58" table:formula="of:=SUM([.D194:.O194])" office:value-type="currency" office:currency="EUR" office:value="0">
            <text:p>0,00 €</text:p>
          </table:table-cell>
          <table:table-cell table:style-name="ce58" table:formula="of:=[.C194]-[.P194]" office:value-type="currency" office:currency="EUR" office:value="0">
            <text:p>0,00 €</text:p>
          </table:table-cell>
          <table:table-cell table:style-name="ce70" table:formula="of:=[.Q194]/[.C19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81500">
            <text:p>781500</text:p>
          </table:table-cell>
          <table:table-cell table:style-name="ce50" office:value-type="string">
            <text:p>Reprise / prov.risques &amp; charges</text:p>
          </table:table-cell>
          <table:table-cell table:style-name="ce58"/>
          <table:table-cell table:style-name="ce58" table:number-columns-repeated="12"/>
          <table:table-cell table:style-name="ce58" table:formula="of:=SUM([.D195:.O195])" office:value-type="currency" office:currency="EUR" office:value="0">
            <text:p>0,00 €</text:p>
          </table:table-cell>
          <table:table-cell table:style-name="ce58" table:formula="of:=[.C195]-[.P195]" office:value-type="currency" office:currency="EUR" office:value="0">
            <text:p>0,00 €</text:p>
          </table:table-cell>
          <table:table-cell table:style-name="ce70" table:formula="of:=[.Q195]/[.C19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81700">
            <text:p>781700</text:p>
          </table:table-cell>
          <table:table-cell table:style-name="ce50" office:value-type="string">
            <text:p>Reprises / prov. pour Stocks et en-cours</text:p>
          </table:table-cell>
          <table:table-cell table:style-name="ce58"/>
          <table:table-cell table:style-name="ce58" table:number-columns-repeated="12"/>
          <table:table-cell table:style-name="ce58" table:formula="of:=SUM([.D196:.O196])" office:value-type="currency" office:currency="EUR" office:value="0">
            <text:p>0,00 €</text:p>
          </table:table-cell>
          <table:table-cell table:style-name="ce58" table:formula="of:=[.C196]-[.P196]" office:value-type="currency" office:currency="EUR" office:value="0">
            <text:p>0,00 €</text:p>
          </table:table-cell>
          <table:table-cell table:style-name="ce70" table:formula="of:=[.Q196]/[.C19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87250">
            <text:p>787250</text:p>
          </table:table-cell>
          <table:table-cell table:style-name="ce50" office:value-type="string">
            <text:p>Reprise sur amort. dérogatoires</text:p>
          </table:table-cell>
          <table:table-cell table:style-name="ce58"/>
          <table:table-cell table:style-name="ce58" table:number-columns-repeated="12"/>
          <table:table-cell table:style-name="ce58" table:formula="of:=SUM([.D197:.O197])" office:value-type="currency" office:currency="EUR" office:value="0">
            <text:p>0,00 €</text:p>
          </table:table-cell>
          <table:table-cell table:style-name="ce58" table:formula="of:=[.C197]-[.P197]" office:value-type="currency" office:currency="EUR" office:value="0">
            <text:p>0,00 €</text:p>
          </table:table-cell>
          <table:table-cell table:style-name="ce70" table:formula="of:=[.Q197]/[.C19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87500">
            <text:p>787500</text:p>
          </table:table-cell>
          <table:table-cell table:style-name="ce50" office:value-type="string">
            <text:p>Reprise/prov.risques &amp; ch.except.</text:p>
          </table:table-cell>
          <table:table-cell table:style-name="ce58"/>
          <table:table-cell table:style-name="ce58" table:number-columns-repeated="12"/>
          <table:table-cell table:style-name="ce58" table:formula="of:=SUM([.D198:.O198])" office:value-type="currency" office:currency="EUR" office:value="0">
            <text:p>0,00 €</text:p>
          </table:table-cell>
          <table:table-cell table:style-name="ce58" table:formula="of:=[.C198]-[.P198]" office:value-type="currency" office:currency="EUR" office:value="0">
            <text:p>0,00 €</text:p>
          </table:table-cell>
          <table:table-cell table:style-name="ce70" table:formula="of:=[.Q198]/[.C19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91100">
            <text:p>791100</text:p>
          </table:table-cell>
          <table:table-cell table:style-name="ce50" office:value-type="string">
            <text:p>Transferts de charges d'exploit.</text:p>
          </table:table-cell>
          <table:table-cell table:style-name="ce58"/>
          <table:table-cell table:style-name="ce58" table:number-columns-repeated="12"/>
          <table:table-cell table:style-name="ce58" table:formula="of:=SUM([.D199:.O199])" office:value-type="currency" office:currency="EUR" office:value="0">
            <text:p>0,00 €</text:p>
          </table:table-cell>
          <table:table-cell table:style-name="ce58" table:formula="of:=[.C199]-[.P199]" office:value-type="currency" office:currency="EUR" office:value="0">
            <text:p>0,00 €</text:p>
          </table:table-cell>
          <table:table-cell table:style-name="ce70" table:formula="of:=[.Q199]/[.C19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91200">
            <text:p>791200</text:p>
          </table:table-cell>
          <table:table-cell table:style-name="ce50" office:value-type="string">
            <text:p>Transferts de charges Fédération Atelier</text:p>
          </table:table-cell>
          <table:table-cell table:style-name="ce58"/>
          <table:table-cell table:style-name="ce58" table:number-columns-repeated="12"/>
          <table:table-cell table:style-name="ce58" table:formula="of:=SUM([.D200:.O200])" office:value-type="currency" office:currency="EUR" office:value="0">
            <text:p>0,00 €</text:p>
          </table:table-cell>
          <table:table-cell table:style-name="ce58" table:formula="of:=[.C200]-[.P200]" office:value-type="currency" office:currency="EUR" office:value="0">
            <text:p>0,00 €</text:p>
          </table:table-cell>
          <table:table-cell table:style-name="ce70" table:formula="of:=[.Q200]/[.C20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91300">
            <text:p>791300</text:p>
          </table:table-cell>
          <table:table-cell table:style-name="ce50" office:value-type="string">
            <text:p>Réimputation Analytique de charges</text:p>
          </table:table-cell>
          <table:table-cell table:style-name="ce58"/>
          <table:table-cell table:style-name="ce58" table:number-columns-repeated="12"/>
          <table:table-cell table:style-name="ce58" table:formula="of:=SUM([.D201:.O201])" office:value-type="currency" office:currency="EUR" office:value="0">
            <text:p>0,00 €</text:p>
          </table:table-cell>
          <table:table-cell table:style-name="ce58" table:formula="of:=[.C201]-[.P201]" office:value-type="currency" office:currency="EUR" office:value="0">
            <text:p>0,00 €</text:p>
          </table:table-cell>
          <table:table-cell table:style-name="ce70" table:formula="of:=[.Q201]/[.C20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91400">
            <text:p>791400</text:p>
          </table:table-cell>
          <table:table-cell table:style-name="ce50" office:value-type="string">
            <text:p>Réimputation Analytique de produit</text:p>
          </table:table-cell>
          <table:table-cell table:style-name="ce58"/>
          <table:table-cell table:style-name="ce58" table:number-columns-repeated="12"/>
          <table:table-cell table:style-name="ce58" table:formula="of:=SUM([.D202:.O202])" office:value-type="currency" office:currency="EUR" office:value="0">
            <text:p>0,00 €</text:p>
          </table:table-cell>
          <table:table-cell table:style-name="ce58" table:formula="of:=[.C202]-[.P202]" office:value-type="currency" office:currency="EUR" office:value="0">
            <text:p>0,00 €</text:p>
          </table:table-cell>
          <table:table-cell table:style-name="ce70" table:formula="of:=[.Q202]/[.C20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/>
          <table:table-cell table:style-name="ce50"/>
          <table:table-cell table:style-name="ce58"/>
          <table:table-cell table:style-name="ce58" table:number-columns-repeated="12"/>
          <table:table-cell table:style-name="ce58" table:formula="of:=SUM([.D203:.O203])" office:value-type="currency" office:currency="EUR" office:value="0">
            <text:p>0,00 €</text:p>
          </table:table-cell>
          <table:table-cell table:style-name="ce58" table:formula="of:=[.C203]-[.P203]" office:value-type="currency" office:currency="EUR" office:value="0">
            <text:p>0,00 €</text:p>
          </table:table-cell>
          <table:table-cell table:style-name="ce70" table:formula="of:=[.Q203]/[.C20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8"/>
          <table:table-cell table:style-name="ce51" office:value-type="string">
            <text:p>résultat</text:p>
          </table:table-cell>
          <table:table-cell table:style-name="ce54" table:formula="of:=[.C133]-[.C2]" office:value-type="currency" office:currency="EUR" office:value="-34305">
            <text:p>-34 305,00 €</text:p>
          </table:table-cell>
          <table:table-cell table:style-name="ce54" table:formula="of:=[.D133]-[.D2]" office:value-type="currency" office:currency="EUR" office:value="-480.03">
            <text:p>-480,03 €</text:p>
          </table:table-cell>
          <table:table-cell table:style-name="ce54" table:formula="of:=[.E133]-[.E2]" office:value-type="currency" office:currency="EUR" office:value="0">
            <text:p>0,00 €</text:p>
          </table:table-cell>
          <table:table-cell table:style-name="ce54" table:formula="of:=[.F133]-[.F2]" office:value-type="currency" office:currency="EUR" office:value="0">
            <text:p>0,00 €</text:p>
          </table:table-cell>
          <table:table-cell table:style-name="ce54" table:formula="of:=[.G133]-[.G2]" office:value-type="currency" office:currency="EUR" office:value="0">
            <text:p>0,00 €</text:p>
          </table:table-cell>
          <table:table-cell table:style-name="ce54" table:formula="of:=[.H133]-[.H2]" office:value-type="currency" office:currency="EUR" office:value="0">
            <text:p>0,00 €</text:p>
          </table:table-cell>
          <table:table-cell table:style-name="ce54" table:formula="of:=[.I133]-[.I2]" office:value-type="currency" office:currency="EUR" office:value="0">
            <text:p>0,00 €</text:p>
          </table:table-cell>
          <table:table-cell table:style-name="ce54" table:formula="of:=[.J133]-[.J2]" office:value-type="currency" office:currency="EUR" office:value="0">
            <text:p>0,00 €</text:p>
          </table:table-cell>
          <table:table-cell table:style-name="ce54" table:formula="of:=[.K133]-[.K2]" office:value-type="currency" office:currency="EUR" office:value="0">
            <text:p>0,00 €</text:p>
          </table:table-cell>
          <table:table-cell table:style-name="ce54" table:formula="of:=[.L133]-[.L2]" office:value-type="currency" office:currency="EUR" office:value="0">
            <text:p>0,00 €</text:p>
          </table:table-cell>
          <table:table-cell table:style-name="ce54" table:formula="of:=[.M133]-[.M2]" office:value-type="currency" office:currency="EUR" office:value="0">
            <text:p>0,00 €</text:p>
          </table:table-cell>
          <table:table-cell table:style-name="ce54" table:formula="of:=[.N133]-[.N2]" office:value-type="currency" office:currency="EUR" office:value="0">
            <text:p>0,00 €</text:p>
          </table:table-cell>
          <table:table-cell table:style-name="ce54" table:formula="of:=[.O133]-[.O2]" office:value-type="currency" office:currency="EUR" office:value="0">
            <text:p>0,00 €</text:p>
          </table:table-cell>
          <table:table-cell table:style-name="ce54" table:formula="of:=SUM([.D204:.O204])" office:value-type="currency" office:currency="EUR" office:value="-480.03">
            <text:p>-480,03 €</text:p>
          </table:table-cell>
          <table:table-cell table:style-name="ce54" table:formula="of:=[.C204]-[.P204]" office:value-type="currency" office:currency="EUR" office:value="-33824.97">
            <text:p>-33 824,97 €</text:p>
          </table:table-cell>
          <table:table-cell table:style-name="ce69"/>
          <table:table-cell table:number-columns-repeated="1006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cléaire militaire" table:style-name="ta1" table:print="false">
        <office:forms form:automatic-focus="false" form:apply-design-mode="false"/>
        <table:table-column table:style-name="co10" table:default-cell-style-name="ce46"/>
        <table:table-column table:style-name="co17" table:default-cell-style-name="ce52"/>
        <table:table-column table:style-name="co16" table:number-columns-repeated="2" table:default-cell-style-name="ce56"/>
        <table:table-column table:style-name="co1" table:number-columns-repeated="14" table:default-cell-style-name="ce56"/>
        <table:table-column table:style-name="co1" table:number-columns-repeated="1006" table:default-cell-style-name="ce46"/>
        <table:table-row table:style-name="ro4">
          <table:table-cell table:style-name="ce68" office:value-type="string">
            <text:p>ACCF</text:p>
          </table:table-cell>
          <table:table-cell table:style-name="ce50"/>
          <table:table-cell table:style-name="ce53" office:value-type="string">
            <text:p>bp</text:p>
          </table:table-cell>
          <table:table-cell table:style-name="ce53" office:value-type="string">
            <text:p>septembre</text:p>
          </table:table-cell>
          <table:table-cell table:style-name="ce53" office:value-type="string">
            <text:p>octobre</text:p>
          </table:table-cell>
          <table:table-cell table:style-name="ce53" office:value-type="string">
            <text:p>novembre</text:p>
          </table:table-cell>
          <table:table-cell table:style-name="ce53" office:value-type="string">
            <text:p>décembre</text:p>
          </table:table-cell>
          <table:table-cell table:style-name="ce53" office:value-type="string">
            <text:p>janvier</text:p>
          </table:table-cell>
          <table:table-cell table:style-name="ce53" office:value-type="string">
            <text:p>février</text:p>
          </table:table-cell>
          <table:table-cell table:style-name="ce53" office:value-type="string">
            <text:p>mars</text:p>
          </table:table-cell>
          <table:table-cell table:style-name="ce53" office:value-type="string">
            <text:p>avril</text:p>
          </table:table-cell>
          <table:table-cell table:style-name="ce53" office:value-type="string">
            <text:p>mai</text:p>
          </table:table-cell>
          <table:table-cell table:style-name="ce53" office:value-type="string">
            <text:p>juin</text:p>
          </table:table-cell>
          <table:table-cell table:style-name="ce53" office:value-type="string">
            <text:p>juillet</text:p>
          </table:table-cell>
          <table:table-cell table:style-name="ce53" office:value-type="string">
            <text:p>août</text:p>
          </table:table-cell>
          <table:table-cell table:style-name="ce53" office:value-type="string">
            <text:p>total</text:p>
          </table:table-cell>
          <table:table-cell table:style-name="ce53" office:value-type="string">
            <text:p>reste</text:p>
          </table:table-cell>
          <table:table-cell table:style-name="ce53" office:value-type="string">
            <text:p>ratioP/C</text:p>
          </table:table-cell>
          <table:table-cell table:number-columns-repeated="1006"/>
        </table:table-row>
        <table:table-row table:style-name="ro5">
          <table:table-cell table:style-name="ce48"/>
          <table:table-cell table:style-name="ce51" office:value-type="string">
            <text:p>Dépenses </text:p>
          </table:table-cell>
          <table:table-cell table:style-name="ce54" table:formula="of:=SUM([.C5:.C112])" office:value-type="currency" office:currency="EUR" office:value="7500">
            <text:p>7 500,00 €</text:p>
          </table:table-cell>
          <table:table-cell table:style-name="ce54" table:formula="of:=SUM([.D5:.D112])" office:value-type="currency" office:currency="EUR" office:value="119.8">
            <text:p>119,80 €</text:p>
          </table:table-cell>
          <table:table-cell table:style-name="ce54" table:formula="of:=SUM([.E5:.E112])" office:value-type="currency" office:currency="EUR" office:value="0">
            <text:p>0,00 €</text:p>
          </table:table-cell>
          <table:table-cell table:style-name="ce54" table:formula="of:=SUM([.F5:.F112])" office:value-type="currency" office:currency="EUR" office:value="0">
            <text:p>0,00 €</text:p>
          </table:table-cell>
          <table:table-cell table:style-name="ce54" table:formula="of:=SUM([.G5:.G112])" office:value-type="currency" office:currency="EUR" office:value="0">
            <text:p>0,00 €</text:p>
          </table:table-cell>
          <table:table-cell table:style-name="ce54" table:formula="of:=SUM([.H5:.H112])" office:value-type="currency" office:currency="EUR" office:value="0">
            <text:p>0,00 €</text:p>
          </table:table-cell>
          <table:table-cell table:style-name="ce54" table:formula="of:=SUM([.I5:.I112])" office:value-type="currency" office:currency="EUR" office:value="0">
            <text:p>0,00 €</text:p>
          </table:table-cell>
          <table:table-cell table:style-name="ce54" table:formula="of:=SUM([.J5:.J112])" office:value-type="currency" office:currency="EUR" office:value="0">
            <text:p>0,00 €</text:p>
          </table:table-cell>
          <table:table-cell table:style-name="ce54" table:formula="of:=SUM([.K5:.K112])" office:value-type="currency" office:currency="EUR" office:value="0">
            <text:p>0,00 €</text:p>
          </table:table-cell>
          <table:table-cell table:style-name="ce54" table:formula="of:=SUM([.L5:.L112])" office:value-type="currency" office:currency="EUR" office:value="0">
            <text:p>0,00 €</text:p>
          </table:table-cell>
          <table:table-cell table:style-name="ce54" table:formula="of:=SUM([.M5:.M112])" office:value-type="currency" office:currency="EUR" office:value="0">
            <text:p>0,00 €</text:p>
          </table:table-cell>
          <table:table-cell table:style-name="ce54" table:formula="of:=SUM([.N5:.N112])" office:value-type="currency" office:currency="EUR" office:value="0">
            <text:p>0,00 €</text:p>
          </table:table-cell>
          <table:table-cell table:style-name="ce54" table:formula="of:=SUM([.O5:.O112])" office:value-type="currency" office:currency="EUR" office:value="0">
            <text:p>0,00 €</text:p>
          </table:table-cell>
          <table:table-cell table:style-name="ce54" table:formula="of:=SUM([.D2:.O2])" office:value-type="currency" office:currency="EUR" office:value="119.8">
            <text:p>119,80 €</text:p>
          </table:table-cell>
          <table:table-cell table:style-name="ce54" table:formula="of:=[.C2]-[.P2]" office:value-type="currency" office:currency="EUR" office:value="7380.2">
            <text:p>7 380,20 €</text:p>
          </table:table-cell>
          <table:table-cell table:style-name="ce69" table:formula="of:=[.P2]/[.C2]" office:value-type="percentage" office:value="0.0159733333333333">
            <text:p>1,60%</text:p>
          </table:table-cell>
          <table:table-cell table:number-columns-repeated="1006"/>
        </table:table-row>
        <table:table-row table:style-name="ro1">
          <table:table-cell table:style-name="ce49" office:value-type="float" office:value="603700">
            <text:p>603700</text:p>
          </table:table-cell>
          <table:table-cell table:style-name="ce50" office:value-type="string">
            <text:p>Variation des stocks de matériel</text:p>
          </table:table-cell>
          <table:table-cell table:style-name="ce58"/>
          <table:table-cell table:style-name="ce58" table:number-columns-repeated="12"/>
          <table:table-cell table:style-name="ce58" table:formula="of:=SUM([.D3:.O3])" office:value-type="currency" office:currency="EUR" office:value="0">
            <text:p>0,00 €</text:p>
          </table:table-cell>
          <table:table-cell table:style-name="ce58" table:formula="of:=[.C3]-[.P3]" office:value-type="currency" office:currency="EUR" office:value="0">
            <text:p>0,00 €</text:p>
          </table:table-cell>
          <table:table-cell table:style-name="ce70" table:formula="of:=[.Q3]/[.C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4100">
            <text:p>604100</text:p>
          </table:table-cell>
          <table:table-cell table:style-name="ce50" office:value-type="string">
            <text:p>Analyses radiologiques</text:p>
          </table:table-cell>
          <table:table-cell table:style-name="ce58"/>
          <table:table-cell table:style-name="ce58" table:number-columns-repeated="12"/>
          <table:table-cell table:style-name="ce58" table:formula="of:=SUM([.D4:.O4])" office:value-type="currency" office:currency="EUR" office:value="0">
            <text:p>0,00 €</text:p>
          </table:table-cell>
          <table:table-cell table:style-name="ce58" table:formula="of:=[.C4]-[.P4]" office:value-type="currency" office:currency="EUR" office:value="0">
            <text:p>0,00 €</text:p>
          </table:table-cell>
          <table:table-cell table:style-name="ce70" table:formula="of:=[.Q4]/[.C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5000">
            <text:p>605000</text:p>
          </table:table-cell>
          <table:table-cell table:style-name="ce50" office:value-type="string">
            <text:p>Matériel, équipements Manif &amp; Campagnes</text:p>
          </table:table-cell>
          <table:table-cell table:style-name="ce58"/>
          <table:table-cell table:style-name="ce58" table:number-columns-repeated="12"/>
          <table:table-cell table:style-name="ce58" table:formula="of:=SUM([.D5:.O5])" office:value-type="currency" office:currency="EUR" office:value="0">
            <text:p>0,00 €</text:p>
          </table:table-cell>
          <table:table-cell table:style-name="ce58" table:formula="of:=[.C5]-[.P5]" office:value-type="currency" office:currency="EUR" office:value="0">
            <text:p>0,00 €</text:p>
          </table:table-cell>
          <table:table-cell table:style-name="ce70" table:formula="of:=[.P5]/[.C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6110">
            <text:p>606110</text:p>
          </table:table-cell>
          <table:table-cell table:style-name="ce50" office:value-type="string">
            <text:p>Eau abonnement et consommation</text:p>
          </table:table-cell>
          <table:table-cell table:style-name="ce58"/>
          <table:table-cell table:style-name="ce58" table:number-columns-repeated="12"/>
          <table:table-cell table:style-name="ce58" table:formula="of:=SUM([.D6:.O6])" office:value-type="currency" office:currency="EUR" office:value="0">
            <text:p>0,00 €</text:p>
          </table:table-cell>
          <table:table-cell table:style-name="ce58" table:formula="of:=[.C6]-[.P6]" office:value-type="currency" office:currency="EUR" office:value="0">
            <text:p>0,00 €</text:p>
          </table:table-cell>
          <table:table-cell table:style-name="ce70" table:formula="of:=[.P6]/[.C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6140">
            <text:p>606140</text:p>
          </table:table-cell>
          <table:table-cell table:style-name="ce50" office:value-type="string">
            <text:p>Carburants</text:p>
          </table:table-cell>
          <table:table-cell table:style-name="ce58"/>
          <table:table-cell table:style-name="ce58" table:number-columns-repeated="12"/>
          <table:table-cell table:style-name="ce58" table:formula="of:=SUM([.D7:.O7])" office:value-type="currency" office:currency="EUR" office:value="0">
            <text:p>0,00 €</text:p>
          </table:table-cell>
          <table:table-cell table:style-name="ce58" table:formula="of:=[.C7]-[.P7]" office:value-type="currency" office:currency="EUR" office:value="0">
            <text:p>0,00 €</text:p>
          </table:table-cell>
          <table:table-cell table:style-name="ce70" table:formula="of:=[.P7]/[.C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6300">
            <text:p>606300</text:p>
          </table:table-cell>
          <table:table-cell table:style-name="ce50" office:value-type="string">
            <text:p>Fournitures d'entretien et de petit équipement</text:p>
          </table:table-cell>
          <table:table-cell table:style-name="ce58"/>
          <table:table-cell table:style-name="ce58" table:number-columns-repeated="12"/>
          <table:table-cell table:style-name="ce58" table:formula="of:=SUM([.D8:.O8])" office:value-type="currency" office:currency="EUR" office:value="0">
            <text:p>0,00 €</text:p>
          </table:table-cell>
          <table:table-cell table:style-name="ce58" table:formula="of:=[.C8]-[.P8]" office:value-type="currency" office:currency="EUR" office:value="0">
            <text:p>0,00 €</text:p>
          </table:table-cell>
          <table:table-cell table:style-name="ce70" table:formula="of:=[.P8]/[.C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6400">
            <text:p>606400</text:p>
          </table:table-cell>
          <table:table-cell table:style-name="ce50" office:value-type="string">
            <text:p>Fournitures administratives</text:p>
          </table:table-cell>
          <table:table-cell table:style-name="ce58"/>
          <table:table-cell table:style-name="ce58" table:number-columns-repeated="12"/>
          <table:table-cell table:style-name="ce58" table:formula="of:=SUM([.D9:.O9])" office:value-type="currency" office:currency="EUR" office:value="0">
            <text:p>0,00 €</text:p>
          </table:table-cell>
          <table:table-cell table:style-name="ce58" table:formula="of:=[.C9]-[.P9]" office:value-type="currency" office:currency="EUR" office:value="0">
            <text:p>0,00 €</text:p>
          </table:table-cell>
          <table:table-cell table:style-name="ce70" table:formula="of:=[.P9]/[.C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6450">
            <text:p>606450</text:p>
          </table:table-cell>
          <table:table-cell table:style-name="ce50" office:value-type="string">
            <text:p>Fournitures informatiques</text:p>
          </table:table-cell>
          <table:table-cell table:style-name="ce58"/>
          <table:table-cell table:style-name="ce58" table:number-columns-repeated="12"/>
          <table:table-cell table:style-name="ce58" table:formula="of:=SUM([.D10:.O10])" office:value-type="currency" office:currency="EUR" office:value="0">
            <text:p>0,00 €</text:p>
          </table:table-cell>
          <table:table-cell table:style-name="ce58" table:formula="of:=[.C10]-[.P10]" office:value-type="currency" office:currency="EUR" office:value="0">
            <text:p>0,00 €</text:p>
          </table:table-cell>
          <table:table-cell table:style-name="ce70" table:formula="of:=[.P10]/[.C1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7000">
            <text:p>607000</text:p>
          </table:table-cell>
          <table:table-cell table:style-name="ce50" office:value-type="string">
            <text:p>Achats de matériels pour revente</text:p>
          </table:table-cell>
          <table:table-cell table:style-name="ce58"/>
          <table:table-cell table:style-name="ce58" table:number-columns-repeated="12"/>
          <table:table-cell table:style-name="ce58" table:formula="of:=SUM([.D11:.O11])" office:value-type="currency" office:currency="EUR" office:value="0">
            <text:p>0,00 €</text:p>
          </table:table-cell>
          <table:table-cell table:style-name="ce58" table:formula="of:=[.C11]-[.P11]" office:value-type="currency" office:currency="EUR" office:value="0">
            <text:p>0,00 €</text:p>
          </table:table-cell>
          <table:table-cell table:style-name="ce70" table:formula="of:=[.P11]/[.C1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7100">
            <text:p>607100</text:p>
          </table:table-cell>
          <table:table-cell table:style-name="ce50" office:value-type="string">
            <text:p>Achat de livres, brochures</text:p>
          </table:table-cell>
          <table:table-cell table:style-name="ce58"/>
          <table:table-cell table:style-name="ce58" table:number-columns-repeated="12"/>
          <table:table-cell table:style-name="ce58" table:formula="of:=SUM([.D12:.O12])" office:value-type="currency" office:currency="EUR" office:value="0">
            <text:p>0,00 €</text:p>
          </table:table-cell>
          <table:table-cell table:style-name="ce58" table:formula="of:=[.C12]-[.P12]" office:value-type="currency" office:currency="EUR" office:value="0">
            <text:p>0,00 €</text:p>
          </table:table-cell>
          <table:table-cell table:style-name="ce70" table:formula="of:=[.P12]/[.C1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7120">
            <text:p>607120</text:p>
          </table:table-cell>
          <table:table-cell table:style-name="ce50" office:value-type="string">
            <text:p>Achats de livres et brochures UE</text:p>
          </table:table-cell>
          <table:table-cell table:style-name="ce58"/>
          <table:table-cell table:style-name="ce58" table:number-columns-repeated="12"/>
          <table:table-cell table:style-name="ce58" table:formula="of:=SUM([.D13:.O13])" office:value-type="currency" office:currency="EUR" office:value="0">
            <text:p>0,00 €</text:p>
          </table:table-cell>
          <table:table-cell table:style-name="ce58" table:formula="of:=[.C13]-[.P13]" office:value-type="currency" office:currency="EUR" office:value="0">
            <text:p>0,00 €</text:p>
          </table:table-cell>
          <table:table-cell table:style-name="ce70" table:formula="of:=[.P13]/[.C1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7200">
            <text:p>607200</text:p>
          </table:table-cell>
          <table:table-cell table:style-name="ce50" office:value-type="string">
            <text:p>Achats de matériels UE (intracomm)</text:p>
          </table:table-cell>
          <table:table-cell table:style-name="ce58"/>
          <table:table-cell table:style-name="ce58" table:number-columns-repeated="12"/>
          <table:table-cell table:style-name="ce58" table:formula="of:=SUM([.D14:.O14])" office:value-type="currency" office:currency="EUR" office:value="0">
            <text:p>0,00 €</text:p>
          </table:table-cell>
          <table:table-cell table:style-name="ce58" table:formula="of:=[.C14]-[.P14]" office:value-type="currency" office:currency="EUR" office:value="0">
            <text:p>0,00 €</text:p>
          </table:table-cell>
          <table:table-cell table:style-name="ce70" table:formula="of:=[.P14]/[.C1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7800">
            <text:p>607800</text:p>
          </table:table-cell>
          <table:table-cell table:style-name="ce50" office:value-type="string">
            <text:p>Autres achats pour revente</text:p>
          </table:table-cell>
          <table:table-cell table:style-name="ce58"/>
          <table:table-cell table:style-name="ce58" table:number-columns-repeated="12"/>
          <table:table-cell table:style-name="ce58" table:formula="of:=SUM([.D15:.O15])" office:value-type="currency" office:currency="EUR" office:value="0">
            <text:p>0,00 €</text:p>
          </table:table-cell>
          <table:table-cell table:style-name="ce58" table:formula="of:=[.C15]-[.P15]" office:value-type="currency" office:currency="EUR" office:value="0">
            <text:p>0,00 €</text:p>
          </table:table-cell>
          <table:table-cell table:style-name="ce70" table:formula="of:=[.P15]/[.C1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7900">
            <text:p>607900</text:p>
          </table:table-cell>
          <table:table-cell table:style-name="ce50" office:value-type="string">
            <text:p>Reversements sur ventes EXO (707900)</text:p>
          </table:table-cell>
          <table:table-cell table:style-name="ce58"/>
          <table:table-cell table:style-name="ce58" table:number-columns-repeated="12"/>
          <table:table-cell table:style-name="ce58" table:formula="of:=SUM([.D16:.O16])" office:value-type="currency" office:currency="EUR" office:value="0">
            <text:p>0,00 €</text:p>
          </table:table-cell>
          <table:table-cell table:style-name="ce58" table:formula="of:=[.C16]-[.P16]" office:value-type="currency" office:currency="EUR" office:value="0">
            <text:p>0,00 €</text:p>
          </table:table-cell>
          <table:table-cell table:style-name="ce70" table:formula="of:=[.P16]/[.C1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9700">
            <text:p>609700</text:p>
          </table:table-cell>
          <table:table-cell table:style-name="ce50" office:value-type="string">
            <text:p>Rabais remise ristourne sur achats</text:p>
          </table:table-cell>
          <table:table-cell table:style-name="ce58"/>
          <table:table-cell table:style-name="ce58" table:number-columns-repeated="12"/>
          <table:table-cell table:style-name="ce58" table:formula="of:=SUM([.D17:.O17])" office:value-type="currency" office:currency="EUR" office:value="0">
            <text:p>0,00 €</text:p>
          </table:table-cell>
          <table:table-cell table:style-name="ce58" table:formula="of:=[.C17]-[.P17]" office:value-type="currency" office:currency="EUR" office:value="0">
            <text:p>0,00 €</text:p>
          </table:table-cell>
          <table:table-cell table:style-name="ce70" table:formula="of:=[.P17]/[.C1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1000">
            <text:p>611000</text:p>
          </table:table-cell>
          <table:table-cell table:style-name="ce50" office:value-type="string">
            <text:p>Sous-traitance générale</text:p>
          </table:table-cell>
          <table:table-cell table:style-name="ce58"/>
          <table:table-cell table:style-name="ce58" table:number-columns-repeated="12"/>
          <table:table-cell table:style-name="ce58" table:formula="of:=SUM([.D18:.O18])" office:value-type="currency" office:currency="EUR" office:value="0">
            <text:p>0,00 €</text:p>
          </table:table-cell>
          <table:table-cell table:style-name="ce58" table:formula="of:=[.C18]-[.P18]" office:value-type="currency" office:currency="EUR" office:value="0">
            <text:p>0,00 €</text:p>
          </table:table-cell>
          <table:table-cell table:style-name="ce70" table:formula="of:=[.P18]/[.C1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1020">
            <text:p>611020</text:p>
          </table:table-cell>
          <table:table-cell table:style-name="ce50" office:value-type="string">
            <text:p>Sous-traitance UE (intracomm)</text:p>
          </table:table-cell>
          <table:table-cell table:style-name="ce58"/>
          <table:table-cell table:style-name="ce58" table:number-columns-repeated="12"/>
          <table:table-cell table:style-name="ce58" table:formula="of:=SUM([.D19:.O19])" office:value-type="currency" office:currency="EUR" office:value="0">
            <text:p>0,00 €</text:p>
          </table:table-cell>
          <table:table-cell table:style-name="ce58" table:formula="of:=[.C19]-[.P19]" office:value-type="currency" office:currency="EUR" office:value="0">
            <text:p>0,00 €</text:p>
          </table:table-cell>
          <table:table-cell table:style-name="ce70" table:formula="of:=[.P19]/[.C1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1100">
            <text:p>611100</text:p>
          </table:table-cell>
          <table:table-cell table:style-name="ce50" office:value-type="string">
            <text:p>Routages - Encartages</text:p>
          </table:table-cell>
          <table:table-cell table:style-name="ce58"/>
          <table:table-cell table:style-name="ce58" table:number-columns-repeated="12"/>
          <table:table-cell table:style-name="ce58" table:formula="of:=SUM([.D20:.O20])" office:value-type="currency" office:currency="EUR" office:value="0">
            <text:p>0,00 €</text:p>
          </table:table-cell>
          <table:table-cell table:style-name="ce58" table:formula="of:=[.C20]-[.P20]" office:value-type="currency" office:currency="EUR" office:value="0">
            <text:p>0,00 €</text:p>
          </table:table-cell>
          <table:table-cell table:style-name="ce70" table:formula="of:=[.P20]/[.C2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1200">
            <text:p>611200</text:p>
          </table:table-cell>
          <table:table-cell table:style-name="ce50" office:value-type="string">
            <text:p>Imprimerie</text:p>
          </table:table-cell>
          <table:table-cell table:style-name="ce58"/>
          <table:table-cell table:style-name="ce58" table:number-columns-repeated="12"/>
          <table:table-cell table:style-name="ce58" table:formula="of:=SUM([.D21:.O21])" office:value-type="currency" office:currency="EUR" office:value="0">
            <text:p>0,00 €</text:p>
          </table:table-cell>
          <table:table-cell table:style-name="ce58" table:formula="of:=[.C21]-[.P21]" office:value-type="currency" office:currency="EUR" office:value="0">
            <text:p>0,00 €</text:p>
          </table:table-cell>
          <table:table-cell table:style-name="ce70" table:formula="of:=[.P21]/[.C2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1210">
            <text:p>611210</text:p>
          </table:table-cell>
          <table:table-cell table:style-name="ce50" office:value-type="string">
            <text:p>Photocopies</text:p>
          </table:table-cell>
          <table:table-cell table:style-name="ce58"/>
          <table:table-cell table:style-name="ce58" table:number-columns-repeated="12"/>
          <table:table-cell table:style-name="ce58" table:formula="of:=SUM([.D22:.O22])" office:value-type="currency" office:currency="EUR" office:value="0">
            <text:p>0,00 €</text:p>
          </table:table-cell>
          <table:table-cell table:style-name="ce58" table:formula="of:=[.C22]-[.P22]" office:value-type="currency" office:currency="EUR" office:value="0">
            <text:p>0,00 €</text:p>
          </table:table-cell>
          <table:table-cell table:style-name="ce70" table:formula="of:=[.P22]/[.C2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1300">
            <text:p>611300</text:p>
          </table:table-cell>
          <table:table-cell table:style-name="ce50" office:value-type="string">
            <text:p>Maquettage extérieur</text:p>
          </table:table-cell>
          <table:table-cell table:style-name="ce58"/>
          <table:table-cell table:style-name="ce58" table:number-columns-repeated="12"/>
          <table:table-cell table:style-name="ce58" table:formula="of:=SUM([.D23:.O23])" office:value-type="currency" office:currency="EUR" office:value="0">
            <text:p>0,00 €</text:p>
          </table:table-cell>
          <table:table-cell table:style-name="ce58" table:formula="of:=[.C23]-[.P23]" office:value-type="currency" office:currency="EUR" office:value="0">
            <text:p>0,00 €</text:p>
          </table:table-cell>
          <table:table-cell table:style-name="ce70" table:formula="of:=[.P23]/[.C2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1400">
            <text:p>611400</text:p>
          </table:table-cell>
          <table:table-cell table:style-name="ce50" office:value-type="string">
            <text:p>sous-traitance Matériel de campagne</text:p>
          </table:table-cell>
          <table:table-cell table:style-name="ce58"/>
          <table:table-cell table:style-name="ce58" table:number-columns-repeated="12"/>
          <table:table-cell table:style-name="ce58" table:formula="of:=SUM([.D24:.O24])" office:value-type="currency" office:currency="EUR" office:value="0">
            <text:p>0,00 €</text:p>
          </table:table-cell>
          <table:table-cell table:style-name="ce58" table:formula="of:=[.C24]-[.P24]" office:value-type="currency" office:currency="EUR" office:value="0">
            <text:p>0,00 €</text:p>
          </table:table-cell>
          <table:table-cell table:style-name="ce70" table:formula="of:=[.P24]/[.C2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200">
            <text:p>613200</text:p>
          </table:table-cell>
          <table:table-cell table:style-name="ce50" office:value-type="string">
            <text:p>Locations de salles</text:p>
          </table:table-cell>
          <table:table-cell table:style-name="ce58"/>
          <table:table-cell table:style-name="ce58" table:number-columns-repeated="12"/>
          <table:table-cell table:style-name="ce58" table:formula="of:=SUM([.D25:.O25])" office:value-type="currency" office:currency="EUR" office:value="0">
            <text:p>0,00 €</text:p>
          </table:table-cell>
          <table:table-cell table:style-name="ce58" table:formula="of:=[.C25]-[.P25]" office:value-type="currency" office:currency="EUR" office:value="0">
            <text:p>0,00 €</text:p>
          </table:table-cell>
          <table:table-cell table:style-name="ce70" table:formula="of:=[.P25]/[.C2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210">
            <text:p>613210</text:p>
          </table:table-cell>
          <table:table-cell table:style-name="ce50" office:value-type="string">
            <text:p>Loyer bureau à Lille</text:p>
          </table:table-cell>
          <table:table-cell table:style-name="ce58"/>
          <table:table-cell table:style-name="ce58" table:number-columns-repeated="12"/>
          <table:table-cell table:style-name="ce58" table:formula="of:=SUM([.D26:.O26])" office:value-type="currency" office:currency="EUR" office:value="0">
            <text:p>0,00 €</text:p>
          </table:table-cell>
          <table:table-cell table:style-name="ce58" table:formula="of:=[.C26]-[.P26]" office:value-type="currency" office:currency="EUR" office:value="0">
            <text:p>0,00 €</text:p>
          </table:table-cell>
          <table:table-cell table:style-name="ce70" table:formula="of:=[.P26]/[.C2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220">
            <text:p>613220</text:p>
          </table:table-cell>
          <table:table-cell table:style-name="ce50" office:value-type="string">
            <text:p>Loyer rue du Pavillon</text:p>
          </table:table-cell>
          <table:table-cell table:style-name="ce58"/>
          <table:table-cell table:style-name="ce58" table:number-columns-repeated="12"/>
          <table:table-cell table:style-name="ce58" table:formula="of:=SUM([.D27:.O27])" office:value-type="currency" office:currency="EUR" office:value="0">
            <text:p>0,00 €</text:p>
          </table:table-cell>
          <table:table-cell table:style-name="ce58" table:formula="of:=[.C27]-[.P27]" office:value-type="currency" office:currency="EUR" office:value="0">
            <text:p>0,00 €</text:p>
          </table:table-cell>
          <table:table-cell table:style-name="ce70" table:formula="of:=[.P27]/[.C2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230">
            <text:p>613230</text:p>
          </table:table-cell>
          <table:table-cell table:style-name="ce50" office:value-type="string">
            <text:p>Loyer bureau Paris</text:p>
          </table:table-cell>
          <table:table-cell table:style-name="ce58"/>
          <table:table-cell table:style-name="ce58" table:number-columns-repeated="12"/>
          <table:table-cell table:style-name="ce58" table:formula="of:=SUM([.D28:.O28])" office:value-type="currency" office:currency="EUR" office:value="0">
            <text:p>0,00 €</text:p>
          </table:table-cell>
          <table:table-cell table:style-name="ce58" table:formula="of:=[.C28]-[.P28]" office:value-type="currency" office:currency="EUR" office:value="0">
            <text:p>0,00 €</text:p>
          </table:table-cell>
          <table:table-cell table:style-name="ce70" table:formula="of:=[.P28]/[.C2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500">
            <text:p>613500</text:p>
          </table:table-cell>
          <table:table-cell table:style-name="ce50" office:value-type="string">
            <text:p>Location machine à affranchir</text:p>
          </table:table-cell>
          <table:table-cell table:style-name="ce58"/>
          <table:table-cell table:style-name="ce58" table:number-columns-repeated="12"/>
          <table:table-cell table:style-name="ce58" table:formula="of:=SUM([.D29:.O29])" office:value-type="currency" office:currency="EUR" office:value="0">
            <text:p>0,00 €</text:p>
          </table:table-cell>
          <table:table-cell table:style-name="ce58" table:formula="of:=[.C29]-[.P29]" office:value-type="currency" office:currency="EUR" office:value="0">
            <text:p>0,00 €</text:p>
          </table:table-cell>
          <table:table-cell table:style-name="ce70" table:formula="of:=[.P29]/[.C2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510">
            <text:p>613510</text:p>
          </table:table-cell>
          <table:table-cell table:style-name="ce50" office:value-type="string">
            <text:p>Location + Maintenance photocopieur</text:p>
          </table:table-cell>
          <table:table-cell table:style-name="ce58"/>
          <table:table-cell table:style-name="ce58" table:number-columns-repeated="12"/>
          <table:table-cell table:style-name="ce58" table:formula="of:=SUM([.D30:.O30])" office:value-type="currency" office:currency="EUR" office:value="0">
            <text:p>0,00 €</text:p>
          </table:table-cell>
          <table:table-cell table:style-name="ce58" table:formula="of:=[.C30]-[.P30]" office:value-type="currency" office:currency="EUR" office:value="0">
            <text:p>0,00 €</text:p>
          </table:table-cell>
          <table:table-cell table:style-name="ce70" table:formula="of:=[.P30]/[.C3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520">
            <text:p>613520</text:p>
          </table:table-cell>
          <table:table-cell table:style-name="ce50" office:value-type="string">
            <text:p>Location photocopieur</text:p>
          </table:table-cell>
          <table:table-cell table:style-name="ce58"/>
          <table:table-cell table:style-name="ce58" table:number-columns-repeated="12"/>
          <table:table-cell table:style-name="ce58" table:formula="of:=SUM([.D31:.O31])" office:value-type="currency" office:currency="EUR" office:value="0">
            <text:p>0,00 €</text:p>
          </table:table-cell>
          <table:table-cell table:style-name="ce58" table:formula="of:=[.C31]-[.P31]" office:value-type="currency" office:currency="EUR" office:value="0">
            <text:p>0,00 €</text:p>
          </table:table-cell>
          <table:table-cell table:style-name="ce70" table:formula="of:=[.P31]/[.C3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3550">
            <text:p>613550</text:p>
          </table:table-cell>
          <table:table-cell table:style-name="ce50" office:value-type="string">
            <text:p>Location de matériel</text:p>
          </table:table-cell>
          <table:table-cell table:style-name="ce58"/>
          <table:table-cell table:style-name="ce58" table:number-columns-repeated="12"/>
          <table:table-cell table:style-name="ce58" table:formula="of:=SUM([.D32:.O32])" office:value-type="currency" office:currency="EUR" office:value="0">
            <text:p>0,00 €</text:p>
          </table:table-cell>
          <table:table-cell table:style-name="ce58" table:formula="of:=[.C32]-[.P32]" office:value-type="currency" office:currency="EUR" office:value="0">
            <text:p>0,00 €</text:p>
          </table:table-cell>
          <table:table-cell table:style-name="ce70" table:formula="of:=[.P32]/[.C3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4000">
            <text:p>614000</text:p>
          </table:table-cell>
          <table:table-cell table:style-name="ce50" office:value-type="string">
            <text:p>Charges locatives/Ateliers</text:p>
          </table:table-cell>
          <table:table-cell table:style-name="ce58"/>
          <table:table-cell table:style-name="ce58" table:number-columns-repeated="12"/>
          <table:table-cell table:style-name="ce58" table:formula="of:=SUM([.D33:.O33])" office:value-type="currency" office:currency="EUR" office:value="0">
            <text:p>0,00 €</text:p>
          </table:table-cell>
          <table:table-cell table:style-name="ce58" table:formula="of:=[.C33]-[.P33]" office:value-type="currency" office:currency="EUR" office:value="0">
            <text:p>0,00 €</text:p>
          </table:table-cell>
          <table:table-cell table:style-name="ce70" table:formula="of:=[.P33]/[.C3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4100">
            <text:p>614100</text:p>
          </table:table-cell>
          <table:table-cell table:style-name="ce50" office:value-type="string">
            <text:p>Charges locatives extérieures</text:p>
          </table:table-cell>
          <table:table-cell table:style-name="ce58"/>
          <table:table-cell table:style-name="ce58" table:number-columns-repeated="12"/>
          <table:table-cell table:style-name="ce58" table:formula="of:=SUM([.D34:.O34])" office:value-type="currency" office:currency="EUR" office:value="0">
            <text:p>0,00 €</text:p>
          </table:table-cell>
          <table:table-cell table:style-name="ce58" table:formula="of:=[.C34]-[.P34]" office:value-type="currency" office:currency="EUR" office:value="0">
            <text:p>0,00 €</text:p>
          </table:table-cell>
          <table:table-cell table:style-name="ce70" table:formula="of:=[.P34]/[.C3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000">
            <text:p>615000</text:p>
          </table:table-cell>
          <table:table-cell table:style-name="ce50" office:value-type="string">
            <text:p>Entretien et réparations</text:p>
          </table:table-cell>
          <table:table-cell table:style-name="ce58"/>
          <table:table-cell table:style-name="ce58" table:number-columns-repeated="12"/>
          <table:table-cell table:style-name="ce58" table:formula="of:=SUM([.D35:.O35])" office:value-type="currency" office:currency="EUR" office:value="0">
            <text:p>0,00 €</text:p>
          </table:table-cell>
          <table:table-cell table:style-name="ce58" table:formula="of:=[.C35]-[.P35]" office:value-type="currency" office:currency="EUR" office:value="0">
            <text:p>0,00 €</text:p>
          </table:table-cell>
          <table:table-cell table:style-name="ce70" table:formula="of:=[.P35]/[.C3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200">
            <text:p>615200</text:p>
          </table:table-cell>
          <table:table-cell table:style-name="ce50" office:value-type="string">
            <text:p>Entretien immobilier</text:p>
          </table:table-cell>
          <table:table-cell table:style-name="ce58"/>
          <table:table-cell table:style-name="ce58" table:number-columns-repeated="12"/>
          <table:table-cell table:style-name="ce58" table:formula="of:=SUM([.D36:.O36])" office:value-type="currency" office:currency="EUR" office:value="0">
            <text:p>0,00 €</text:p>
          </table:table-cell>
          <table:table-cell table:style-name="ce58" table:formula="of:=[.C36]-[.P36]" office:value-type="currency" office:currency="EUR" office:value="0">
            <text:p>0,00 €</text:p>
          </table:table-cell>
          <table:table-cell table:style-name="ce70" table:formula="of:=[.P36]/[.C3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500">
            <text:p>615500</text:p>
          </table:table-cell>
          <table:table-cell table:style-name="ce50" office:value-type="string">
            <text:p>Entretien mobilier</text:p>
          </table:table-cell>
          <table:table-cell table:style-name="ce58"/>
          <table:table-cell table:style-name="ce58" table:number-columns-repeated="12"/>
          <table:table-cell table:style-name="ce58" table:formula="of:=SUM([.D37:.O37])" office:value-type="currency" office:currency="EUR" office:value="0">
            <text:p>0,00 €</text:p>
          </table:table-cell>
          <table:table-cell table:style-name="ce58" table:formula="of:=[.C37]-[.P37]" office:value-type="currency" office:currency="EUR" office:value="0">
            <text:p>0,00 €</text:p>
          </table:table-cell>
          <table:table-cell table:style-name="ce70" table:formula="of:=[.P37]/[.C3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610">
            <text:p>615610</text:p>
          </table:table-cell>
          <table:table-cell table:style-name="ce50" office:value-type="string">
            <text:p>Maintenance photocopieur</text:p>
          </table:table-cell>
          <table:table-cell table:style-name="ce58"/>
          <table:table-cell table:style-name="ce58" table:number-columns-repeated="12"/>
          <table:table-cell table:style-name="ce58" table:formula="of:=SUM([.D38:.O38])" office:value-type="currency" office:currency="EUR" office:value="0">
            <text:p>0,00 €</text:p>
          </table:table-cell>
          <table:table-cell table:style-name="ce58" table:formula="of:=[.C38]-[.P38]" office:value-type="currency" office:currency="EUR" office:value="0">
            <text:p>0,00 €</text:p>
          </table:table-cell>
          <table:table-cell table:style-name="ce70" table:formula="of:=[.P38]/[.C3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620">
            <text:p>615620</text:p>
          </table:table-cell>
          <table:table-cell table:style-name="ce50" office:value-type="string">
            <text:p>Réaffectation Bilan Cogilog abt</text:p>
          </table:table-cell>
          <table:table-cell table:style-name="ce58"/>
          <table:table-cell table:style-name="ce58" table:number-columns-repeated="12"/>
          <table:table-cell table:style-name="ce58" table:formula="of:=SUM([.D39:.O39])" office:value-type="currency" office:currency="EUR" office:value="0">
            <text:p>0,00 €</text:p>
          </table:table-cell>
          <table:table-cell table:style-name="ce58" table:formula="of:=[.C39]-[.P39]" office:value-type="currency" office:currency="EUR" office:value="0">
            <text:p>0,00 €</text:p>
          </table:table-cell>
          <table:table-cell table:style-name="ce70" table:formula="of:=[.P39]/[.C3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630">
            <text:p>615630</text:p>
          </table:table-cell>
          <table:table-cell table:style-name="ce50" office:value-type="string">
            <text:p>Réaffectation Bilan Sivit</text:p>
          </table:table-cell>
          <table:table-cell table:style-name="ce58"/>
          <table:table-cell table:style-name="ce58" table:number-columns-repeated="12"/>
          <table:table-cell table:style-name="ce58" table:formula="of:=SUM([.D40:.O40])" office:value-type="currency" office:currency="EUR" office:value="0">
            <text:p>0,00 €</text:p>
          </table:table-cell>
          <table:table-cell table:style-name="ce58" table:formula="of:=[.C40]-[.P40]" office:value-type="currency" office:currency="EUR" office:value="0">
            <text:p>0,00 €</text:p>
          </table:table-cell>
          <table:table-cell table:style-name="ce70" table:formula="of:=[.P40]/[.C4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640">
            <text:p>615640</text:p>
          </table:table-cell>
          <table:table-cell table:style-name="ce50" office:value-type="string">
            <text:p>Réaffectation Bilan nom de domaine</text:p>
          </table:table-cell>
          <table:table-cell table:style-name="ce58"/>
          <table:table-cell table:style-name="ce58" table:number-columns-repeated="12"/>
          <table:table-cell table:style-name="ce58" table:formula="of:=SUM([.D41:.O41])" office:value-type="currency" office:currency="EUR" office:value="0">
            <text:p>0,00 €</text:p>
          </table:table-cell>
          <table:table-cell table:style-name="ce58" table:formula="of:=[.C41]-[.P41]" office:value-type="currency" office:currency="EUR" office:value="0">
            <text:p>0,00 €</text:p>
          </table:table-cell>
          <table:table-cell table:style-name="ce70" table:formula="of:=[.P41]/[.C4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650">
            <text:p>615650</text:p>
          </table:table-cell>
          <table:table-cell table:style-name="ce50" office:value-type="string">
            <text:p>Maintenances informatiques</text:p>
          </table:table-cell>
          <table:table-cell table:style-name="ce58"/>
          <table:table-cell table:style-name="ce58" table:number-columns-repeated="12"/>
          <table:table-cell table:style-name="ce58" table:formula="of:=SUM([.D42:.O42])" office:value-type="currency" office:currency="EUR" office:value="0">
            <text:p>0,00 €</text:p>
          </table:table-cell>
          <table:table-cell table:style-name="ce58" table:formula="of:=[.C42]-[.P42]" office:value-type="currency" office:currency="EUR" office:value="0">
            <text:p>0,00 €</text:p>
          </table:table-cell>
          <table:table-cell table:style-name="ce70" table:formula="of:=[.P42]/[.C4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5660">
            <text:p>615660</text:p>
          </table:table-cell>
          <table:table-cell table:style-name="ce50" office:value-type="string">
            <text:p>Maintenances sites web</text:p>
          </table:table-cell>
          <table:table-cell table:style-name="ce58"/>
          <table:table-cell table:style-name="ce58" table:number-columns-repeated="12"/>
          <table:table-cell table:style-name="ce58" table:formula="of:=SUM([.D43:.O43])" office:value-type="currency" office:currency="EUR" office:value="0">
            <text:p>0,00 €</text:p>
          </table:table-cell>
          <table:table-cell table:style-name="ce58" table:formula="of:=[.C43]-[.P43]" office:value-type="currency" office:currency="EUR" office:value="0">
            <text:p>0,00 €</text:p>
          </table:table-cell>
          <table:table-cell table:style-name="ce70" table:formula="of:=[.P43]/[.C4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6000">
            <text:p>616000</text:p>
          </table:table-cell>
          <table:table-cell table:style-name="ce50" office:value-type="string">
            <text:p>Primes d'assurance</text:p>
          </table:table-cell>
          <table:table-cell table:style-name="ce58"/>
          <table:table-cell table:style-name="ce58" table:number-columns-repeated="12"/>
          <table:table-cell table:style-name="ce58" table:formula="of:=SUM([.D44:.O44])" office:value-type="currency" office:currency="EUR" office:value="0">
            <text:p>0,00 €</text:p>
          </table:table-cell>
          <table:table-cell table:style-name="ce58" table:formula="of:=[.C44]-[.P44]" office:value-type="currency" office:currency="EUR" office:value="0">
            <text:p>0,00 €</text:p>
          </table:table-cell>
          <table:table-cell table:style-name="ce70" table:formula="of:=[.P44]/[.C4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8000">
            <text:p>618000</text:p>
          </table:table-cell>
          <table:table-cell table:style-name="ce50" office:value-type="string">
            <text:p>Documentation</text:p>
          </table:table-cell>
          <table:table-cell table:style-name="ce58"/>
          <table:table-cell table:style-name="ce58" table:number-columns-repeated="12"/>
          <table:table-cell table:style-name="ce58" table:formula="of:=SUM([.D45:.O45])" office:value-type="currency" office:currency="EUR" office:value="0">
            <text:p>0,00 €</text:p>
          </table:table-cell>
          <table:table-cell table:style-name="ce58" table:formula="of:=[.C45]-[.P45]" office:value-type="currency" office:currency="EUR" office:value="0">
            <text:p>0,00 €</text:p>
          </table:table-cell>
          <table:table-cell table:style-name="ce70" table:formula="of:=[.P45]/[.C4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8200">
            <text:p>618200</text:p>
          </table:table-cell>
          <table:table-cell table:style-name="ce50" office:value-type="string">
            <text:p>Abonnements doc</text:p>
          </table:table-cell>
          <table:table-cell table:style-name="ce58"/>
          <table:table-cell table:style-name="ce58" table:number-columns-repeated="12"/>
          <table:table-cell table:style-name="ce58" table:formula="of:=SUM([.D46:.O46])" office:value-type="currency" office:currency="EUR" office:value="0">
            <text:p>0,00 €</text:p>
          </table:table-cell>
          <table:table-cell table:style-name="ce58" table:formula="of:=[.C46]-[.P46]" office:value-type="currency" office:currency="EUR" office:value="0">
            <text:p>0,00 €</text:p>
          </table:table-cell>
          <table:table-cell table:style-name="ce70" table:formula="of:=[.P46]/[.C4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8500">
            <text:p>618500</text:p>
          </table:table-cell>
          <table:table-cell table:style-name="ce50" office:value-type="string">
            <text:p>Frais colloques &amp; conf. de presse</text:p>
          </table:table-cell>
          <table:table-cell table:style-name="ce58"/>
          <table:table-cell table:style-name="ce58" table:number-columns-repeated="12"/>
          <table:table-cell table:style-name="ce58" table:formula="of:=SUM([.D47:.O47])" office:value-type="currency" office:currency="EUR" office:value="0">
            <text:p>0,00 €</text:p>
          </table:table-cell>
          <table:table-cell table:style-name="ce58" table:formula="of:=[.C47]-[.P47]" office:value-type="currency" office:currency="EUR" office:value="0">
            <text:p>0,00 €</text:p>
          </table:table-cell>
          <table:table-cell table:style-name="ce70" table:formula="of:=[.P47]/[.C4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8510">
            <text:p>618510</text:p>
          </table:table-cell>
          <table:table-cell table:style-name="ce50" office:value-type="string">
            <text:p>Frais d'AG annuelle</text:p>
          </table:table-cell>
          <table:table-cell table:style-name="ce58"/>
          <table:table-cell table:style-name="ce58" table:number-columns-repeated="12"/>
          <table:table-cell table:style-name="ce58" table:formula="of:=SUM([.D48:.O48])" office:value-type="currency" office:currency="EUR" office:value="0">
            <text:p>0,00 €</text:p>
          </table:table-cell>
          <table:table-cell table:style-name="ce58" table:formula="of:=[.C48]-[.P48]" office:value-type="currency" office:currency="EUR" office:value="0">
            <text:p>0,00 €</text:p>
          </table:table-cell>
          <table:table-cell table:style-name="ce70" table:formula="of:=[.P48]/[.C4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8520">
            <text:p>618520</text:p>
          </table:table-cell>
          <table:table-cell table:style-name="ce50" office:value-type="string">
            <text:p>Frais de CA</text:p>
          </table:table-cell>
          <table:table-cell table:style-name="ce58"/>
          <table:table-cell table:style-name="ce58" table:number-columns-repeated="12"/>
          <table:table-cell table:style-name="ce58" table:formula="of:=SUM([.D49:.O49])" office:value-type="currency" office:currency="EUR" office:value="0">
            <text:p>0,00 €</text:p>
          </table:table-cell>
          <table:table-cell table:style-name="ce58" table:formula="of:=[.C49]-[.P49]" office:value-type="currency" office:currency="EUR" office:value="0">
            <text:p>0,00 €</text:p>
          </table:table-cell>
          <table:table-cell table:style-name="ce70" table:formula="of:=[.P49]/[.C4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8530">
            <text:p>618530</text:p>
          </table:table-cell>
          <table:table-cell table:style-name="ce50" office:value-type="string">
            <text:p>Formation hors formation continue</text:p>
          </table:table-cell>
          <table:table-cell table:style-name="ce58"/>
          <table:table-cell table:style-name="ce58" table:number-columns-repeated="12"/>
          <table:table-cell table:style-name="ce58" table:formula="of:=SUM([.D50:.O50])" office:value-type="currency" office:currency="EUR" office:value="0">
            <text:p>0,00 €</text:p>
          </table:table-cell>
          <table:table-cell table:style-name="ce58" table:formula="of:=[.C50]-[.P50]" office:value-type="currency" office:currency="EUR" office:value="0">
            <text:p>0,00 €</text:p>
          </table:table-cell>
          <table:table-cell table:style-name="ce70" table:formula="of:=[.P50]/[.C5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string">
            <text:p>6185AG</text:p>
          </table:table-cell>
          <table:table-cell table:style-name="ce50" office:value-type="string">
            <text:p>Frais d'AG annuelle</text:p>
          </table:table-cell>
          <table:table-cell table:style-name="ce58"/>
          <table:table-cell table:style-name="ce58" table:number-columns-repeated="12"/>
          <table:table-cell table:style-name="ce58" table:formula="of:=SUM([.D51:.O51])" office:value-type="currency" office:currency="EUR" office:value="0">
            <text:p>0,00 €</text:p>
          </table:table-cell>
          <table:table-cell table:style-name="ce58" table:formula="of:=[.C51]-[.P51]" office:value-type="currency" office:currency="EUR" office:value="0">
            <text:p>0,00 €</text:p>
          </table:table-cell>
          <table:table-cell table:style-name="ce70" table:formula="of:=[.P51]/[.C5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2600">
            <text:p>622600</text:p>
          </table:table-cell>
          <table:table-cell table:style-name="ce50" office:value-type="string">
            <text:p>Honoraires compta</text:p>
          </table:table-cell>
          <table:table-cell table:style-name="ce58"/>
          <table:table-cell table:style-name="ce58" table:number-columns-repeated="12"/>
          <table:table-cell table:style-name="ce58" table:formula="of:=SUM([.D52:.O52])" office:value-type="currency" office:currency="EUR" office:value="0">
            <text:p>0,00 €</text:p>
          </table:table-cell>
          <table:table-cell table:style-name="ce58" table:formula="of:=[.C52]-[.P52]" office:value-type="currency" office:currency="EUR" office:value="0">
            <text:p>0,00 €</text:p>
          </table:table-cell>
          <table:table-cell table:style-name="ce70" table:formula="of:=[.P52]/[.C5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2610">
            <text:p>622610</text:p>
          </table:table-cell>
          <table:table-cell table:style-name="ce50" office:value-type="string">
            <text:p>Honoraires juridiques</text:p>
          </table:table-cell>
          <table:table-cell table:style-name="ce58"/>
          <table:table-cell table:style-name="ce58" table:number-columns-repeated="12"/>
          <table:table-cell table:style-name="ce58" table:formula="of:=SUM([.D53:.O53])" office:value-type="currency" office:currency="EUR" office:value="0">
            <text:p>0,00 €</text:p>
          </table:table-cell>
          <table:table-cell table:style-name="ce58" table:formula="of:=[.C53]-[.P53]" office:value-type="currency" office:currency="EUR" office:value="0">
            <text:p>0,00 €</text:p>
          </table:table-cell>
          <table:table-cell table:style-name="ce70" table:formula="of:=[.P53]/[.C5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2620">
            <text:p>622620</text:p>
          </table:table-cell>
          <table:table-cell table:style-name="ce50" office:value-type="string">
            <text:p>Honoraires commissaire aux cptes</text:p>
          </table:table-cell>
          <table:table-cell table:style-name="ce58"/>
          <table:table-cell table:style-name="ce58" table:number-columns-repeated="12"/>
          <table:table-cell table:style-name="ce58" table:formula="of:=SUM([.D54:.O54])" office:value-type="currency" office:currency="EUR" office:value="0">
            <text:p>0,00 €</text:p>
          </table:table-cell>
          <table:table-cell table:style-name="ce58" table:formula="of:=[.C54]-[.P54]" office:value-type="currency" office:currency="EUR" office:value="0">
            <text:p>0,00 €</text:p>
          </table:table-cell>
          <table:table-cell table:style-name="ce70" table:formula="of:=[.P54]/[.C5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2630">
            <text:p>622630</text:p>
          </table:table-cell>
          <table:table-cell table:style-name="ce50" office:value-type="string">
            <text:p>Autres honoraires</text:p>
          </table:table-cell>
          <table:table-cell table:style-name="ce58"/>
          <table:table-cell table:style-name="ce58" table:number-columns-repeated="12"/>
          <table:table-cell table:style-name="ce58" table:formula="of:=SUM([.D55:.O55])" office:value-type="currency" office:currency="EUR" office:value="0">
            <text:p>0,00 €</text:p>
          </table:table-cell>
          <table:table-cell table:style-name="ce58" table:formula="of:=[.C55]-[.P55]" office:value-type="currency" office:currency="EUR" office:value="0">
            <text:p>0,00 €</text:p>
          </table:table-cell>
          <table:table-cell table:style-name="ce70" table:formula="of:=[.P55]/[.C5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2700">
            <text:p>622700</text:p>
          </table:table-cell>
          <table:table-cell table:style-name="ce50" office:value-type="string">
            <text:p>Frais d'actes &amp; contentieux</text:p>
          </table:table-cell>
          <table:table-cell table:style-name="ce58"/>
          <table:table-cell table:style-name="ce58" table:number-columns-repeated="12"/>
          <table:table-cell table:style-name="ce58" table:formula="of:=SUM([.D56:.O56])" office:value-type="currency" office:currency="EUR" office:value="0">
            <text:p>0,00 €</text:p>
          </table:table-cell>
          <table:table-cell table:style-name="ce58" table:formula="of:=[.C56]-[.P56]" office:value-type="currency" office:currency="EUR" office:value="0">
            <text:p>0,00 €</text:p>
          </table:table-cell>
          <table:table-cell table:style-name="ce70" table:formula="of:=[.P56]/[.C5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000">
            <text:p>623000</text:p>
          </table:table-cell>
          <table:table-cell table:style-name="ce50" office:value-type="string">
            <text:p>Relations publiques, Foires, Salons</text:p>
          </table:table-cell>
          <table:table-cell table:style-name="ce58"/>
          <table:table-cell table:style-name="ce58" table:number-columns-repeated="12"/>
          <table:table-cell table:style-name="ce58" table:formula="of:=SUM([.D57:.O57])" office:value-type="currency" office:currency="EUR" office:value="0">
            <text:p>0,00 €</text:p>
          </table:table-cell>
          <table:table-cell table:style-name="ce58" table:formula="of:=[.C57]-[.P57]" office:value-type="currency" office:currency="EUR" office:value="0">
            <text:p>0,00 €</text:p>
          </table:table-cell>
          <table:table-cell table:style-name="ce70" table:formula="of:=[.P57]/[.C5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100">
            <text:p>623100</text:p>
          </table:table-cell>
          <table:table-cell table:style-name="ce50" office:value-type="string">
            <text:p>Annonces et insertions</text:p>
          </table:table-cell>
          <table:table-cell table:style-name="ce58"/>
          <table:table-cell table:style-name="ce58" table:number-columns-repeated="12"/>
          <table:table-cell table:style-name="ce58" table:formula="of:=SUM([.D58:.O58])" office:value-type="currency" office:currency="EUR" office:value="0">
            <text:p>0,00 €</text:p>
          </table:table-cell>
          <table:table-cell table:style-name="ce58" table:formula="of:=[.C58]-[.P58]" office:value-type="currency" office:currency="EUR" office:value="0">
            <text:p>0,00 €</text:p>
          </table:table-cell>
          <table:table-cell table:style-name="ce70" table:formula="of:=[.P58]/[.C5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111">
            <text:p>623111</text:p>
          </table:table-cell>
          <table:table-cell table:style-name="ce50" office:value-type="string">
            <text:p>Expéditions gratuites</text:p>
          </table:table-cell>
          <table:table-cell table:style-name="ce58"/>
          <table:table-cell table:style-name="ce58" table:number-columns-repeated="12"/>
          <table:table-cell table:style-name="ce58" table:formula="of:=SUM([.D59:.O59])" office:value-type="currency" office:currency="EUR" office:value="0">
            <text:p>0,00 €</text:p>
          </table:table-cell>
          <table:table-cell table:style-name="ce58" table:formula="of:=[.C59]-[.P59]" office:value-type="currency" office:currency="EUR" office:value="0">
            <text:p>0,00 €</text:p>
          </table:table-cell>
          <table:table-cell table:style-name="ce70" table:formula="of:=[.P59]/[.C5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200">
            <text:p>623200</text:p>
          </table:table-cell>
          <table:table-cell table:style-name="ce50" office:value-type="string">
            <text:p>Cadeaux</text:p>
          </table:table-cell>
          <table:table-cell table:style-name="ce58"/>
          <table:table-cell table:style-name="ce58" table:number-columns-repeated="12"/>
          <table:table-cell table:style-name="ce58" table:formula="of:=SUM([.D60:.O60])" office:value-type="currency" office:currency="EUR" office:value="0">
            <text:p>0,00 €</text:p>
          </table:table-cell>
          <table:table-cell table:style-name="ce58" table:formula="of:=[.C60]-[.P60]" office:value-type="currency" office:currency="EUR" office:value="0">
            <text:p>0,00 €</text:p>
          </table:table-cell>
          <table:table-cell table:style-name="ce70" table:formula="of:=[.P60]/[.C6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300">
            <text:p>623300</text:p>
          </table:table-cell>
          <table:table-cell table:style-name="ce50" office:value-type="string">
            <text:p>Manifestations, évènements, concerts, etc</text:p>
          </table:table-cell>
          <table:table-cell table:style-name="ce58"/>
          <table:table-cell table:style-name="ce58" table:number-columns-repeated="12"/>
          <table:table-cell table:style-name="ce58" table:formula="of:=SUM([.D61:.O61])" office:value-type="currency" office:currency="EUR" office:value="0">
            <text:p>0,00 €</text:p>
          </table:table-cell>
          <table:table-cell table:style-name="ce58" table:formula="of:=[.C61]-[.P61]" office:value-type="currency" office:currency="EUR" office:value="0">
            <text:p>0,00 €</text:p>
          </table:table-cell>
          <table:table-cell table:style-name="ce70" table:formula="of:=[.P61]/[.C6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500">
            <text:p>623500</text:p>
          </table:table-cell>
          <table:table-cell table:style-name="ce50" office:value-type="string">
            <text:p>Primes Concours vidéo</text:p>
          </table:table-cell>
          <table:table-cell table:style-name="ce58"/>
          <table:table-cell table:style-name="ce58" table:number-columns-repeated="12"/>
          <table:table-cell table:style-name="ce58" table:formula="of:=SUM([.D62:.O62])" office:value-type="currency" office:currency="EUR" office:value="0">
            <text:p>0,00 €</text:p>
          </table:table-cell>
          <table:table-cell table:style-name="ce58" table:formula="of:=[.C62]-[.P62]" office:value-type="currency" office:currency="EUR" office:value="0">
            <text:p>0,00 €</text:p>
          </table:table-cell>
          <table:table-cell table:style-name="ce70" table:formula="of:=[.P62]/[.C6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3800">
            <text:p>623800</text:p>
          </table:table-cell>
          <table:table-cell table:style-name="ce50" office:value-type="string">
            <text:p>Dons divers</text:p>
          </table:table-cell>
          <table:table-cell table:style-name="ce58"/>
          <table:table-cell table:style-name="ce58" table:number-columns-repeated="12"/>
          <table:table-cell table:style-name="ce58" table:formula="of:=SUM([.D63:.O63])" office:value-type="currency" office:currency="EUR" office:value="0">
            <text:p>0,00 €</text:p>
          </table:table-cell>
          <table:table-cell table:style-name="ce58" table:formula="of:=[.C63]-[.P63]" office:value-type="currency" office:currency="EUR" office:value="0">
            <text:p>0,00 €</text:p>
          </table:table-cell>
          <table:table-cell table:style-name="ce70" table:formula="of:=[.P63]/[.C6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4000">
            <text:p>624000</text:p>
          </table:table-cell>
          <table:table-cell table:style-name="ce50" office:value-type="string">
            <text:p>Transports sur achats et ventes</text:p>
          </table:table-cell>
          <table:table-cell table:style-name="ce58"/>
          <table:table-cell table:style-name="ce58" table:number-columns-repeated="12"/>
          <table:table-cell table:style-name="ce58" table:formula="of:=SUM([.D64:.O64])" office:value-type="currency" office:currency="EUR" office:value="0">
            <text:p>0,00 €</text:p>
          </table:table-cell>
          <table:table-cell table:style-name="ce58" table:formula="of:=[.C64]-[.P64]" office:value-type="currency" office:currency="EUR" office:value="0">
            <text:p>0,00 €</text:p>
          </table:table-cell>
          <table:table-cell table:style-name="ce70" table:formula="of:=[.P64]/[.C6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5000">
            <text:p>625000</text:p>
          </table:table-cell>
          <table:table-cell table:style-name="ce50" office:value-type="string">
            <text:p>Déplacements, missions salariés</text:p>
          </table:table-cell>
          <table:table-cell table:style-name="ce58" office:value-type="currency" office:currency="EUR" office:value="200">
            <text:p>200,00 €</text:p>
          </table:table-cell>
          <table:table-cell table:style-name="ce58" office:value-type="currency" office:currency="EUR" office:value="119.8">
            <text:p>119,80 €</text:p>
          </table:table-cell>
          <table:table-cell table:style-name="ce58" table:number-columns-repeated="11"/>
          <table:table-cell table:style-name="ce58" table:formula="of:=SUM([.D65:.O65])" office:value-type="currency" office:currency="EUR" office:value="119.8">
            <text:p>119,80 €</text:p>
          </table:table-cell>
          <table:table-cell table:style-name="ce58" table:formula="of:=[.C65]-[.P65]" office:value-type="currency" office:currency="EUR" office:value="80.2">
            <text:p>80,20 €</text:p>
          </table:table-cell>
          <table:table-cell table:style-name="ce70" table:formula="of:=[.P65]/[.C65]" office:value-type="percentage" office:value="0.599">
            <text:p>59,90%</text:p>
          </table:table-cell>
          <table:table-cell table:number-columns-repeated="1006"/>
        </table:table-row>
        <table:table-row table:style-name="ro1">
          <table:table-cell table:style-name="ce49" office:value-type="float" office:value="625100">
            <text:p>625100</text:p>
          </table:table-cell>
          <table:table-cell table:style-name="ce50" office:value-type="string">
            <text:p>Déplacements, missions administrateurs</text:p>
          </table:table-cell>
          <table:table-cell table:style-name="ce58" office:value-type="currency" office:currency="EUR" office:value="500">
            <text:p>500,00 €</text:p>
          </table:table-cell>
          <table:table-cell table:style-name="ce58" table:number-columns-repeated="12"/>
          <table:table-cell table:style-name="ce58" table:formula="of:=SUM([.D66:.O66])" office:value-type="currency" office:currency="EUR" office:value="0">
            <text:p>0,00 €</text:p>
          </table:table-cell>
          <table:table-cell table:style-name="ce58" table:formula="of:=[.C66]-[.P66]" office:value-type="currency" office:currency="EUR" office:value="500">
            <text:p>500,00 €</text:p>
          </table:table-cell>
          <table:table-cell table:style-name="ce70" table:formula="of:=[.P66]/[.C66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625200">
            <text:p>625200</text:p>
          </table:table-cell>
          <table:table-cell table:style-name="ce50" office:value-type="string">
            <text:p>Déplacements, missions bénévoles &amp; stagiaires</text:p>
          </table:table-cell>
          <table:table-cell table:style-name="ce58"/>
          <table:table-cell table:style-name="ce58" table:number-columns-repeated="12"/>
          <table:table-cell table:style-name="ce58" table:formula="of:=SUM([.D67:.O67])" office:value-type="currency" office:currency="EUR" office:value="0">
            <text:p>0,00 €</text:p>
          </table:table-cell>
          <table:table-cell table:style-name="ce58" table:formula="of:=[.C67]-[.P67]" office:value-type="currency" office:currency="EUR" office:value="0">
            <text:p>0,00 €</text:p>
          </table:table-cell>
          <table:table-cell table:style-name="ce70" table:formula="of:=[.P67]/[.C6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5300">
            <text:p>625300</text:p>
          </table:table-cell>
          <table:table-cell table:style-name="ce50" office:value-type="string">
            <text:p>Déplacements, missions prestataires et autres</text:p>
          </table:table-cell>
          <table:table-cell table:style-name="ce58"/>
          <table:table-cell table:style-name="ce58" table:number-columns-repeated="12"/>
          <table:table-cell table:style-name="ce58" table:formula="of:=SUM([.D68:.O68])" office:value-type="currency" office:currency="EUR" office:value="0">
            <text:p>0,00 €</text:p>
          </table:table-cell>
          <table:table-cell table:style-name="ce58" table:formula="of:=[.C68]-[.P68]" office:value-type="currency" office:currency="EUR" office:value="0">
            <text:p>0,00 €</text:p>
          </table:table-cell>
          <table:table-cell table:style-name="ce70" table:formula="of:=[.P68]/[.C6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5700">
            <text:p>625700</text:p>
          </table:table-cell>
          <table:table-cell table:style-name="ce50" office:value-type="string">
            <text:p>Réceptions diverses</text:p>
          </table:table-cell>
          <table:table-cell table:style-name="ce58"/>
          <table:table-cell table:style-name="ce58" table:number-columns-repeated="12"/>
          <table:table-cell table:style-name="ce58" table:formula="of:=SUM([.D69:.O69])" office:value-type="currency" office:currency="EUR" office:value="0">
            <text:p>0,00 €</text:p>
          </table:table-cell>
          <table:table-cell table:style-name="ce58" table:formula="of:=[.C69]-[.P69]" office:value-type="currency" office:currency="EUR" office:value="0">
            <text:p>0,00 €</text:p>
          </table:table-cell>
          <table:table-cell table:style-name="ce70" table:formula="of:=[.P69]/[.C6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5710">
            <text:p>625710</text:p>
          </table:table-cell>
          <table:table-cell table:style-name="ce50" office:value-type="string">
            <text:p>Repas Commissions</text:p>
          </table:table-cell>
          <table:table-cell table:style-name="ce58"/>
          <table:table-cell table:style-name="ce58" table:number-columns-repeated="12"/>
          <table:table-cell table:style-name="ce58" table:formula="of:=SUM([.D70:.O70])" office:value-type="currency" office:currency="EUR" office:value="0">
            <text:p>0,00 €</text:p>
          </table:table-cell>
          <table:table-cell table:style-name="ce58" table:formula="of:=[.C70]-[.P70]" office:value-type="currency" office:currency="EUR" office:value="0">
            <text:p>0,00 €</text:p>
          </table:table-cell>
          <table:table-cell table:style-name="ce70" table:formula="of:=[.P70]/[.C7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6100">
            <text:p>626100</text:p>
          </table:table-cell>
          <table:table-cell table:style-name="ce50" office:value-type="string">
            <text:p>Frais postaux</text:p>
          </table:table-cell>
          <table:table-cell table:style-name="ce58"/>
          <table:table-cell table:style-name="ce58" table:number-columns-repeated="12"/>
          <table:table-cell table:style-name="ce58" table:formula="of:=SUM([.D71:.O71])" office:value-type="currency" office:currency="EUR" office:value="0">
            <text:p>0,00 €</text:p>
          </table:table-cell>
          <table:table-cell table:style-name="ce58" table:formula="of:=[.C71]-[.P71]" office:value-type="currency" office:currency="EUR" office:value="0">
            <text:p>0,00 €</text:p>
          </table:table-cell>
          <table:table-cell table:style-name="ce70" table:formula="of:=[.P71]/[.C7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6120">
            <text:p>626120</text:p>
          </table:table-cell>
          <table:table-cell table:style-name="ce50" office:value-type="string">
            <text:p>Abt. Sces Postaux-collecte courrier</text:p>
          </table:table-cell>
          <table:table-cell table:style-name="ce58"/>
          <table:table-cell table:style-name="ce58" table:number-columns-repeated="12"/>
          <table:table-cell table:style-name="ce58" table:formula="of:=SUM([.D72:.O72])" office:value-type="currency" office:currency="EUR" office:value="0">
            <text:p>0,00 €</text:p>
          </table:table-cell>
          <table:table-cell table:style-name="ce58" table:formula="of:=[.C72]-[.P72]" office:value-type="currency" office:currency="EUR" office:value="0">
            <text:p>0,00 €</text:p>
          </table:table-cell>
          <table:table-cell table:style-name="ce70" table:formula="of:=[.P72]/[.C7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6200">
            <text:p>626200</text:p>
          </table:table-cell>
          <table:table-cell table:style-name="ce50" office:value-type="string">
            <text:p>Frais de télécommunications</text:p>
          </table:table-cell>
          <table:table-cell table:style-name="ce58"/>
          <table:table-cell table:style-name="ce58" table:number-columns-repeated="12"/>
          <table:table-cell table:style-name="ce58" table:formula="of:=SUM([.D73:.O73])" office:value-type="currency" office:currency="EUR" office:value="0">
            <text:p>0,00 €</text:p>
          </table:table-cell>
          <table:table-cell table:style-name="ce58" table:formula="of:=[.C73]-[.P73]" office:value-type="currency" office:currency="EUR" office:value="0">
            <text:p>0,00 €</text:p>
          </table:table-cell>
          <table:table-cell table:style-name="ce70" table:formula="of:=[.P73]/[.C7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6210">
            <text:p>626210</text:p>
          </table:table-cell>
          <table:table-cell table:style-name="ce50" office:value-type="string">
            <text:p>Abt. internet haut débit</text:p>
          </table:table-cell>
          <table:table-cell table:style-name="ce58"/>
          <table:table-cell table:style-name="ce58" table:number-columns-repeated="12"/>
          <table:table-cell table:style-name="ce58" table:formula="of:=SUM([.D74:.O74])" office:value-type="currency" office:currency="EUR" office:value="0">
            <text:p>0,00 €</text:p>
          </table:table-cell>
          <table:table-cell table:style-name="ce58" table:formula="of:=[.C74]-[.P74]" office:value-type="currency" office:currency="EUR" office:value="0">
            <text:p>0,00 €</text:p>
          </table:table-cell>
          <table:table-cell table:style-name="ce70" table:formula="of:=[.P74]/[.C7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6220">
            <text:p>626220</text:p>
          </table:table-cell>
          <table:table-cell table:style-name="ce50" office:value-type="string">
            <text:p>Autres sces électroniques</text:p>
          </table:table-cell>
          <table:table-cell table:style-name="ce58"/>
          <table:table-cell table:style-name="ce58" table:number-columns-repeated="12"/>
          <table:table-cell table:style-name="ce58" table:formula="of:=SUM([.D75:.O75])" office:value-type="currency" office:currency="EUR" office:value="0">
            <text:p>0,00 €</text:p>
          </table:table-cell>
          <table:table-cell table:style-name="ce58" table:formula="of:=[.C75]-[.P75]" office:value-type="currency" office:currency="EUR" office:value="0">
            <text:p>0,00 €</text:p>
          </table:table-cell>
          <table:table-cell table:style-name="ce70" table:formula="of:=[.P75]/[.C7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7000">
            <text:p>627000</text:p>
          </table:table-cell>
          <table:table-cell table:style-name="ce50" office:value-type="string">
            <text:p>Frais bancaires</text:p>
          </table:table-cell>
          <table:table-cell table:style-name="ce58"/>
          <table:table-cell table:style-name="ce58" table:number-columns-repeated="12"/>
          <table:table-cell table:style-name="ce58" table:formula="of:=SUM([.D76:.O76])" office:value-type="currency" office:currency="EUR" office:value="0">
            <text:p>0,00 €</text:p>
          </table:table-cell>
          <table:table-cell table:style-name="ce58" table:formula="of:=[.C76]-[.P76]" office:value-type="currency" office:currency="EUR" office:value="0">
            <text:p>0,00 €</text:p>
          </table:table-cell>
          <table:table-cell table:style-name="ce70" table:formula="of:=[.P76]/[.C7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7100">
            <text:p>627100</text:p>
          </table:table-cell>
          <table:table-cell table:style-name="ce50" office:value-type="string">
            <text:p>Frais de prélèvements impayés</text:p>
          </table:table-cell>
          <table:table-cell table:style-name="ce58"/>
          <table:table-cell table:style-name="ce58" table:number-columns-repeated="12"/>
          <table:table-cell table:style-name="ce58" table:formula="of:=SUM([.D77:.O77])" office:value-type="currency" office:currency="EUR" office:value="0">
            <text:p>0,00 €</text:p>
          </table:table-cell>
          <table:table-cell table:style-name="ce58" table:formula="of:=[.C77]-[.P77]" office:value-type="currency" office:currency="EUR" office:value="0">
            <text:p>0,00 €</text:p>
          </table:table-cell>
          <table:table-cell table:style-name="ce70" table:formula="of:=[.P77]/[.C7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7200">
            <text:p>627200</text:p>
          </table:table-cell>
          <table:table-cell table:style-name="ce50" office:value-type="string">
            <text:p>Frais de gestion Cpte Ep.Nature NEF</text:p>
          </table:table-cell>
          <table:table-cell table:style-name="ce58"/>
          <table:table-cell table:style-name="ce58" table:number-columns-repeated="12"/>
          <table:table-cell table:style-name="ce58" table:formula="of:=SUM([.D78:.O78])" office:value-type="currency" office:currency="EUR" office:value="0">
            <text:p>0,00 €</text:p>
          </table:table-cell>
          <table:table-cell table:style-name="ce58" table:formula="of:=[.C78]-[.P78]" office:value-type="currency" office:currency="EUR" office:value="0">
            <text:p>0,00 €</text:p>
          </table:table-cell>
          <table:table-cell table:style-name="ce70" table:formula="of:=[.P78]/[.C7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7300">
            <text:p>627300</text:p>
          </table:table-cell>
          <table:table-cell table:style-name="ce50" office:value-type="string">
            <text:p>Frais &amp; comm./ Boutique en ligne</text:p>
          </table:table-cell>
          <table:table-cell table:style-name="ce58"/>
          <table:table-cell table:style-name="ce58" table:number-columns-repeated="12"/>
          <table:table-cell table:style-name="ce58" table:formula="of:=SUM([.D79:.O79])" office:value-type="currency" office:currency="EUR" office:value="0">
            <text:p>0,00 €</text:p>
          </table:table-cell>
          <table:table-cell table:style-name="ce58" table:formula="of:=[.C79]-[.P79]" office:value-type="currency" office:currency="EUR" office:value="0">
            <text:p>0,00 €</text:p>
          </table:table-cell>
          <table:table-cell table:style-name="ce70" table:formula="of:=[.P79]/[.C7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8100">
            <text:p>628100</text:p>
          </table:table-cell>
          <table:table-cell table:style-name="ce50" office:value-type="string">
            <text:p>Concours divers (Sci Bure)</text:p>
          </table:table-cell>
          <table:table-cell table:style-name="ce58"/>
          <table:table-cell table:style-name="ce58" table:number-columns-repeated="12"/>
          <table:table-cell table:style-name="ce58" table:formula="of:=SUM([.D80:.O80])" office:value-type="currency" office:currency="EUR" office:value="0">
            <text:p>0,00 €</text:p>
          </table:table-cell>
          <table:table-cell table:style-name="ce58" table:formula="of:=[.C80]-[.P80]" office:value-type="currency" office:currency="EUR" office:value="0">
            <text:p>0,00 €</text:p>
          </table:table-cell>
          <table:table-cell table:style-name="ce70" table:formula="of:=[.P80]/[.C8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8200">
            <text:p>628200</text:p>
          </table:table-cell>
          <table:table-cell table:style-name="ce50" office:value-type="string">
            <text:p>Cotisations à d'autres organismes</text:p>
          </table:table-cell>
          <table:table-cell table:style-name="ce58"/>
          <table:table-cell table:style-name="ce58" table:number-columns-repeated="12"/>
          <table:table-cell table:style-name="ce58" table:formula="of:=SUM([.D81:.O81])" office:value-type="currency" office:currency="EUR" office:value="0">
            <text:p>0,00 €</text:p>
          </table:table-cell>
          <table:table-cell table:style-name="ce58" table:formula="of:=[.C81]-[.P81]" office:value-type="currency" office:currency="EUR" office:value="0">
            <text:p>0,00 €</text:p>
          </table:table-cell>
          <table:table-cell table:style-name="ce70" table:formula="of:=[.P81]/[.C8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1100">
            <text:p>631100</text:p>
          </table:table-cell>
          <table:table-cell table:style-name="ce50" office:value-type="string">
            <text:p>Taxe sur les salaires</text:p>
          </table:table-cell>
          <table:table-cell table:style-name="ce58"/>
          <table:table-cell table:style-name="ce58" table:number-columns-repeated="12"/>
          <table:table-cell table:style-name="ce58" table:formula="of:=SUM([.D82:.O82])" office:value-type="currency" office:currency="EUR" office:value="0">
            <text:p>0,00 €</text:p>
          </table:table-cell>
          <table:table-cell table:style-name="ce58" table:formula="of:=[.C82]-[.P82]" office:value-type="currency" office:currency="EUR" office:value="0">
            <text:p>0,00 €</text:p>
          </table:table-cell>
          <table:table-cell table:style-name="ce70" table:formula="of:=[.P82]/[.C8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1200">
            <text:p>631200</text:p>
          </table:table-cell>
          <table:table-cell table:style-name="ce50" office:value-type="string">
            <text:p>Taxe d'apprentissage</text:p>
          </table:table-cell>
          <table:table-cell table:style-name="ce58"/>
          <table:table-cell table:style-name="ce58" table:number-columns-repeated="12"/>
          <table:table-cell table:style-name="ce58" table:formula="of:=SUM([.D83:.O83])" office:value-type="currency" office:currency="EUR" office:value="0">
            <text:p>0,00 €</text:p>
          </table:table-cell>
          <table:table-cell table:style-name="ce58" table:formula="of:=[.C83]-[.P83]" office:value-type="currency" office:currency="EUR" office:value="0">
            <text:p>0,00 €</text:p>
          </table:table-cell>
          <table:table-cell table:style-name="ce70" table:formula="of:=[.P83]/[.C8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3300">
            <text:p>633300</text:p>
          </table:table-cell>
          <table:table-cell table:style-name="ce50" office:value-type="string">
            <text:p>UNIFORMATION Formation Continue</text:p>
          </table:table-cell>
          <table:table-cell table:style-name="ce58"/>
          <table:table-cell table:style-name="ce58" table:number-columns-repeated="12"/>
          <table:table-cell table:style-name="ce58" table:formula="of:=SUM([.D84:.O84])" office:value-type="currency" office:currency="EUR" office:value="0">
            <text:p>0,00 €</text:p>
          </table:table-cell>
          <table:table-cell table:style-name="ce58" table:formula="of:=[.C84]-[.P84]" office:value-type="currency" office:currency="EUR" office:value="0">
            <text:p>0,00 €</text:p>
          </table:table-cell>
          <table:table-cell table:style-name="ce70" table:formula="of:=[.P84]/[.C8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3310">
            <text:p>633310</text:p>
          </table:table-cell>
          <table:table-cell table:style-name="ce50" office:value-type="string">
            <text:p>Dépenses de formation continue</text:p>
          </table:table-cell>
          <table:table-cell table:style-name="ce58"/>
          <table:table-cell table:style-name="ce58" table:number-columns-repeated="12"/>
          <table:table-cell table:style-name="ce58" table:formula="of:=SUM([.D85:.O85])" office:value-type="currency" office:currency="EUR" office:value="0">
            <text:p>0,00 €</text:p>
          </table:table-cell>
          <table:table-cell table:style-name="ce58" table:formula="of:=[.C85]-[.P85]" office:value-type="currency" office:currency="EUR" office:value="0">
            <text:p>0,00 €</text:p>
          </table:table-cell>
          <table:table-cell table:style-name="ce70" table:formula="of:=[.P85]/[.C8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3350">
            <text:p>633350</text:p>
          </table:table-cell>
          <table:table-cell table:style-name="ce50" office:value-type="string">
            <text:p>UNIFORMATION CIF/CDD</text:p>
          </table:table-cell>
          <table:table-cell table:style-name="ce58"/>
          <table:table-cell table:style-name="ce58" table:number-columns-repeated="12"/>
          <table:table-cell table:style-name="ce58" table:formula="of:=SUM([.D86:.O86])" office:value-type="currency" office:currency="EUR" office:value="0">
            <text:p>0,00 €</text:p>
          </table:table-cell>
          <table:table-cell table:style-name="ce58" table:formula="of:=[.C86]-[.P86]" office:value-type="currency" office:currency="EUR" office:value="0">
            <text:p>0,00 €</text:p>
          </table:table-cell>
          <table:table-cell table:style-name="ce70" table:formula="of:=[.P86]/[.C8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5620">
            <text:p>635620</text:p>
          </table:table-cell>
          <table:table-cell table:style-name="ce50" office:value-type="string">
            <text:p>TVA non récupérable sur immobilisations</text:p>
          </table:table-cell>
          <table:table-cell table:style-name="ce58"/>
          <table:table-cell table:style-name="ce58" table:number-columns-repeated="12"/>
          <table:table-cell table:style-name="ce58" table:formula="of:=SUM([.D87:.O87])" office:value-type="currency" office:currency="EUR" office:value="0">
            <text:p>0,00 €</text:p>
          </table:table-cell>
          <table:table-cell table:style-name="ce58" table:formula="of:=[.C87]-[.P87]" office:value-type="currency" office:currency="EUR" office:value="0">
            <text:p>0,00 €</text:p>
          </table:table-cell>
          <table:table-cell table:style-name="ce70" table:formula="of:=[.P87]/[.C8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5660">
            <text:p>635660</text:p>
          </table:table-cell>
          <table:table-cell table:style-name="ce50" office:value-type="string">
            <text:p>TVA non récupérable sur biens &amp; services</text:p>
          </table:table-cell>
          <table:table-cell table:style-name="ce58"/>
          <table:table-cell table:style-name="ce58" table:number-columns-repeated="12"/>
          <table:table-cell table:style-name="ce58" table:formula="of:=SUM([.D88:.O88])" office:value-type="currency" office:currency="EUR" office:value="0">
            <text:p>0,00 €</text:p>
          </table:table-cell>
          <table:table-cell table:style-name="ce58" table:formula="of:=[.C88]-[.P88]" office:value-type="currency" office:currency="EUR" office:value="0">
            <text:p>0,00 €</text:p>
          </table:table-cell>
          <table:table-cell table:style-name="ce70" table:formula="of:=[.P88]/[.C8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5800">
            <text:p>635800</text:p>
          </table:table-cell>
          <table:table-cell table:style-name="ce50" office:value-type="string">
            <text:p>Impôts divers</text:p>
          </table:table-cell>
          <table:table-cell table:style-name="ce58"/>
          <table:table-cell table:style-name="ce58" table:number-columns-repeated="12"/>
          <table:table-cell table:style-name="ce58" table:formula="of:=SUM([.D89:.O89])" office:value-type="currency" office:currency="EUR" office:value="0">
            <text:p>0,00 €</text:p>
          </table:table-cell>
          <table:table-cell table:style-name="ce58" table:formula="of:=[.C89]-[.P89]" office:value-type="currency" office:currency="EUR" office:value="0">
            <text:p>0,00 €</text:p>
          </table:table-cell>
          <table:table-cell table:style-name="ce70" table:formula="of:=[.P89]/[.C8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1100">
            <text:p>641100</text:p>
          </table:table-cell>
          <table:table-cell table:style-name="ce50" office:value-type="string">
            <text:p>Salaires</text:p>
          </table:table-cell>
          <table:table-cell table:style-name="ce58" office:value-type="currency" office:currency="EUR" office:value="1500">
            <text:p>1 500,00 €</text:p>
          </table:table-cell>
          <table:table-cell table:style-name="ce58" table:number-columns-repeated="12"/>
          <table:table-cell table:style-name="ce58" table:formula="of:=SUM([.D90:.O90])" office:value-type="currency" office:currency="EUR" office:value="0">
            <text:p>0,00 €</text:p>
          </table:table-cell>
          <table:table-cell table:style-name="ce58" table:formula="of:=[.C90]-[.P90]" office:value-type="currency" office:currency="EUR" office:value="1500">
            <text:p>1 500,00 €</text:p>
          </table:table-cell>
          <table:table-cell table:style-name="ce70" table:formula="of:=[.P90]/[.C90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641200">
            <text:p>641200</text:p>
          </table:table-cell>
          <table:table-cell table:style-name="ce50" office:value-type="string">
            <text:p>Congés payés</text:p>
          </table:table-cell>
          <table:table-cell table:style-name="ce58"/>
          <table:table-cell table:style-name="ce58" table:number-columns-repeated="12"/>
          <table:table-cell table:style-name="ce58" table:formula="of:=SUM([.D91:.O91])" office:value-type="currency" office:currency="EUR" office:value="0">
            <text:p>0,00 €</text:p>
          </table:table-cell>
          <table:table-cell table:style-name="ce58" table:formula="of:=[.C91]-[.P91]" office:value-type="currency" office:currency="EUR" office:value="0">
            <text:p>0,00 €</text:p>
          </table:table-cell>
          <table:table-cell table:style-name="ce70" table:formula="of:=[.P91]/[.C9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1300">
            <text:p>641300</text:p>
          </table:table-cell>
          <table:table-cell table:style-name="ce50" office:value-type="string">
            <text:p>Ind.stages, Intermittents spectacle</text:p>
          </table:table-cell>
          <table:table-cell table:style-name="ce58"/>
          <table:table-cell table:style-name="ce58" table:number-columns-repeated="12"/>
          <table:table-cell table:style-name="ce58" table:formula="of:=SUM([.D92:.O92])" office:value-type="currency" office:currency="EUR" office:value="0">
            <text:p>0,00 €</text:p>
          </table:table-cell>
          <table:table-cell table:style-name="ce58" table:formula="of:=[.C92]-[.P92]" office:value-type="currency" office:currency="EUR" office:value="0">
            <text:p>0,00 €</text:p>
          </table:table-cell>
          <table:table-cell table:style-name="ce70" table:formula="of:=[.P92]/[.C9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1350">
            <text:p>641350</text:p>
          </table:table-cell>
          <table:table-cell table:style-name="ce50" office:value-type="string">
            <text:p>Primes &amp; complément familial</text:p>
          </table:table-cell>
          <table:table-cell table:style-name="ce58"/>
          <table:table-cell table:style-name="ce58" table:number-columns-repeated="12"/>
          <table:table-cell table:style-name="ce58" table:formula="of:=SUM([.D93:.O93])" office:value-type="currency" office:currency="EUR" office:value="0">
            <text:p>0,00 €</text:p>
          </table:table-cell>
          <table:table-cell table:style-name="ce58" table:formula="of:=[.C93]-[.P93]" office:value-type="currency" office:currency="EUR" office:value="0">
            <text:p>0,00 €</text:p>
          </table:table-cell>
          <table:table-cell table:style-name="ce70" table:formula="of:=[.P93]/[.C9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1360">
            <text:p>641360</text:p>
          </table:table-cell>
          <table:table-cell table:style-name="ce50" office:value-type="string">
            <text:p>Indemnités de télétravail</text:p>
          </table:table-cell>
          <table:table-cell table:style-name="ce58"/>
          <table:table-cell table:style-name="ce58" table:number-columns-repeated="12"/>
          <table:table-cell table:style-name="ce58" table:formula="of:=SUM([.D94:.O94])" office:value-type="currency" office:currency="EUR" office:value="0">
            <text:p>0,00 €</text:p>
          </table:table-cell>
          <table:table-cell table:style-name="ce58" table:formula="of:=[.C94]-[.P94]" office:value-type="currency" office:currency="EUR" office:value="0">
            <text:p>0,00 €</text:p>
          </table:table-cell>
          <table:table-cell table:style-name="ce70" table:formula="of:=[.P94]/[.C9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1400">
            <text:p>641400</text:p>
          </table:table-cell>
          <table:table-cell table:style-name="ce50" office:value-type="string">
            <text:p>Avantage en nature et IJSS</text:p>
          </table:table-cell>
          <table:table-cell table:style-name="ce58"/>
          <table:table-cell table:style-name="ce58" table:number-columns-repeated="12"/>
          <table:table-cell table:style-name="ce58" table:formula="of:=SUM([.D95:.O95])" office:value-type="currency" office:currency="EUR" office:value="0">
            <text:p>0,00 €</text:p>
          </table:table-cell>
          <table:table-cell table:style-name="ce58" table:formula="of:=[.C95]-[.P95]" office:value-type="currency" office:currency="EUR" office:value="0">
            <text:p>0,00 €</text:p>
          </table:table-cell>
          <table:table-cell table:style-name="ce70" table:formula="of:=[.P95]/[.C9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1900">
            <text:p>641900</text:p>
          </table:table-cell>
          <table:table-cell table:style-name="ce50" office:value-type="string">
            <text:p>Indémnités de rupture conventionnelle</text:p>
          </table:table-cell>
          <table:table-cell table:style-name="ce58"/>
          <table:table-cell table:style-name="ce58" table:number-columns-repeated="12"/>
          <table:table-cell table:style-name="ce58" table:formula="of:=SUM([.D96:.O96])" office:value-type="currency" office:currency="EUR" office:value="0">
            <text:p>0,00 €</text:p>
          </table:table-cell>
          <table:table-cell table:style-name="ce58" table:formula="of:=[.C96]-[.P96]" office:value-type="currency" office:currency="EUR" office:value="0">
            <text:p>0,00 €</text:p>
          </table:table-cell>
          <table:table-cell table:style-name="ce70" table:formula="of:=[.P96]/[.C9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5100">
            <text:p>645100</text:p>
          </table:table-cell>
          <table:table-cell table:style-name="ce50" office:value-type="string">
            <text:p>Cotisations à l'URSSAF</text:p>
          </table:table-cell>
          <table:table-cell table:style-name="ce58" office:value-type="currency" office:currency="EUR" office:value="500">
            <text:p>500,00 €</text:p>
          </table:table-cell>
          <table:table-cell table:style-name="ce58" table:number-columns-repeated="12"/>
          <table:table-cell table:style-name="ce58" table:formula="of:=SUM([.D97:.O97])" office:value-type="currency" office:currency="EUR" office:value="0">
            <text:p>0,00 €</text:p>
          </table:table-cell>
          <table:table-cell table:style-name="ce58" table:formula="of:=[.C97]-[.P97]" office:value-type="currency" office:currency="EUR" office:value="500">
            <text:p>500,00 €</text:p>
          </table:table-cell>
          <table:table-cell table:style-name="ce70" table:formula="of:=[.P97]/[.C97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645200">
            <text:p>645200</text:p>
          </table:table-cell>
          <table:table-cell table:style-name="ce50" office:value-type="string">
            <text:p>Cotisations aux mutuelles</text:p>
          </table:table-cell>
          <table:table-cell table:style-name="ce58"/>
          <table:table-cell table:style-name="ce58" table:number-columns-repeated="12"/>
          <table:table-cell table:style-name="ce58" table:formula="of:=SUM([.D98:.O98])" office:value-type="currency" office:currency="EUR" office:value="0">
            <text:p>0,00 €</text:p>
          </table:table-cell>
          <table:table-cell table:style-name="ce58" table:formula="of:=[.C98]-[.P98]" office:value-type="currency" office:currency="EUR" office:value="0">
            <text:p>0,00 €</text:p>
          </table:table-cell>
          <table:table-cell table:style-name="ce70" table:formula="of:=[.P98]/[.C9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5300">
            <text:p>645300</text:p>
          </table:table-cell>
          <table:table-cell table:style-name="ce50" office:value-type="string">
            <text:p>Cotisations retraite et prévoyance</text:p>
          </table:table-cell>
          <table:table-cell table:style-name="ce58"/>
          <table:table-cell table:style-name="ce58" table:number-columns-repeated="12"/>
          <table:table-cell table:style-name="ce58" table:formula="of:=SUM([.D99:.O99])" office:value-type="currency" office:currency="EUR" office:value="0">
            <text:p>0,00 €</text:p>
          </table:table-cell>
          <table:table-cell table:style-name="ce58" table:formula="of:=[.C99]-[.P99]" office:value-type="currency" office:currency="EUR" office:value="0">
            <text:p>0,00 €</text:p>
          </table:table-cell>
          <table:table-cell table:style-name="ce70" table:formula="of:=[.P99]/[.C9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5350">
            <text:p>645350</text:p>
          </table:table-cell>
          <table:table-cell table:style-name="ce50" office:value-type="string">
            <text:p>Cotisation PERE Apicil</text:p>
          </table:table-cell>
          <table:table-cell table:style-name="ce58"/>
          <table:table-cell table:style-name="ce58" table:number-columns-repeated="12"/>
          <table:table-cell table:style-name="ce58" table:formula="of:=SUM([.D100:.O100])" office:value-type="currency" office:currency="EUR" office:value="0">
            <text:p>0,00 €</text:p>
          </table:table-cell>
          <table:table-cell table:style-name="ce58" table:formula="of:=[.C100]-[.P100]" office:value-type="currency" office:currency="EUR" office:value="0">
            <text:p>0,00 €</text:p>
          </table:table-cell>
          <table:table-cell table:style-name="ce70" table:formula="of:=[.P100]/[.C10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5400">
            <text:p>645400</text:p>
          </table:table-cell>
          <table:table-cell table:style-name="ce50" office:value-type="string">
            <text:p>Cotisations au Pôle Emploi</text:p>
          </table:table-cell>
          <table:table-cell table:style-name="ce58"/>
          <table:table-cell table:style-name="ce58" table:number-columns-repeated="12"/>
          <table:table-cell table:style-name="ce58" table:formula="of:=SUM([.D101:.O101])" office:value-type="currency" office:currency="EUR" office:value="0">
            <text:p>0,00 €</text:p>
          </table:table-cell>
          <table:table-cell table:style-name="ce58" table:formula="of:=[.C101]-[.P101]" office:value-type="currency" office:currency="EUR" office:value="0">
            <text:p>0,00 €</text:p>
          </table:table-cell>
          <table:table-cell table:style-name="ce70" table:formula="of:=[.P101]/[.C10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5800">
            <text:p>645800</text:p>
          </table:table-cell>
          <table:table-cell table:style-name="ce50" office:value-type="string">
            <text:p>GUSO &amp; Cotis.aux autres organismes</text:p>
          </table:table-cell>
          <table:table-cell table:style-name="ce58"/>
          <table:table-cell table:style-name="ce58" table:number-columns-repeated="12"/>
          <table:table-cell table:style-name="ce58" table:formula="of:=SUM([.D102:.O102])" office:value-type="currency" office:currency="EUR" office:value="0">
            <text:p>0,00 €</text:p>
          </table:table-cell>
          <table:table-cell table:style-name="ce58" table:formula="of:=[.C102]-[.P102]" office:value-type="currency" office:currency="EUR" office:value="0">
            <text:p>0,00 €</text:p>
          </table:table-cell>
          <table:table-cell table:style-name="ce70" table:formula="of:=[.P102]/[.C10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5820">
            <text:p>645820</text:p>
          </table:table-cell>
          <table:table-cell table:style-name="ce50" office:value-type="string">
            <text:p>Charges sociales sur congés à paye</text:p>
          </table:table-cell>
          <table:table-cell table:style-name="ce58"/>
          <table:table-cell table:style-name="ce58" table:number-columns-repeated="12"/>
          <table:table-cell table:style-name="ce58" table:formula="of:=SUM([.D103:.O103])" office:value-type="currency" office:currency="EUR" office:value="0">
            <text:p>0,00 €</text:p>
          </table:table-cell>
          <table:table-cell table:style-name="ce58" table:formula="of:=[.C103]-[.P103]" office:value-type="currency" office:currency="EUR" office:value="0">
            <text:p>0,00 €</text:p>
          </table:table-cell>
          <table:table-cell table:style-name="ce70" table:formula="of:=[.P103]/[.C10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7500">
            <text:p>647500</text:p>
          </table:table-cell>
          <table:table-cell table:style-name="ce50" office:value-type="string">
            <text:p>Médecine du travail &amp; pharmacie</text:p>
          </table:table-cell>
          <table:table-cell table:style-name="ce58"/>
          <table:table-cell table:style-name="ce58" table:number-columns-repeated="12"/>
          <table:table-cell table:style-name="ce58" table:formula="of:=SUM([.D104:.O104])" office:value-type="currency" office:currency="EUR" office:value="0">
            <text:p>0,00 €</text:p>
          </table:table-cell>
          <table:table-cell table:style-name="ce58" table:formula="of:=[.C104]-[.P104]" office:value-type="currency" office:currency="EUR" office:value="0">
            <text:p>0,00 €</text:p>
          </table:table-cell>
          <table:table-cell table:style-name="ce70" table:formula="of:=[.P104]/[.C10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7600">
            <text:p>647600</text:p>
          </table:table-cell>
          <table:table-cell table:style-name="ce50" office:value-type="string">
            <text:p>Commissions sur Chèque Déjeûner</text:p>
          </table:table-cell>
          <table:table-cell table:style-name="ce58"/>
          <table:table-cell table:style-name="ce58" table:number-columns-repeated="12"/>
          <table:table-cell table:style-name="ce58" table:formula="of:=SUM([.D105:.O105])" office:value-type="currency" office:currency="EUR" office:value="0">
            <text:p>0,00 €</text:p>
          </table:table-cell>
          <table:table-cell table:style-name="ce58" table:formula="of:=[.C105]-[.P105]" office:value-type="currency" office:currency="EUR" office:value="0">
            <text:p>0,00 €</text:p>
          </table:table-cell>
          <table:table-cell table:style-name="ce70" table:formula="of:=[.P105]/[.C10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7650">
            <text:p>647650</text:p>
          </table:table-cell>
          <table:table-cell table:style-name="ce50" office:value-type="string">
            <text:p>Chèques Déjeûner des Bénévoles</text:p>
          </table:table-cell>
          <table:table-cell table:style-name="ce58"/>
          <table:table-cell table:style-name="ce58" table:number-columns-repeated="12"/>
          <table:table-cell table:style-name="ce58" table:formula="of:=SUM([.D106:.O106])" office:value-type="currency" office:currency="EUR" office:value="0">
            <text:p>0,00 €</text:p>
          </table:table-cell>
          <table:table-cell table:style-name="ce58" table:formula="of:=[.C106]-[.P106]" office:value-type="currency" office:currency="EUR" office:value="0">
            <text:p>0,00 €</text:p>
          </table:table-cell>
          <table:table-cell table:style-name="ce70" table:formula="of:=[.P106]/[.C10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8100">
            <text:p>648100</text:p>
          </table:table-cell>
          <table:table-cell table:style-name="ce50" office:value-type="string">
            <text:p>Autres charges de personnel</text:p>
          </table:table-cell>
          <table:table-cell table:style-name="ce58"/>
          <table:table-cell table:style-name="ce58" table:number-columns-repeated="12"/>
          <table:table-cell table:style-name="ce58" table:formula="of:=SUM([.D107:.O107])" office:value-type="currency" office:currency="EUR" office:value="0">
            <text:p>0,00 €</text:p>
          </table:table-cell>
          <table:table-cell table:style-name="ce58" table:formula="of:=[.C107]-[.P107]" office:value-type="currency" office:currency="EUR" office:value="0">
            <text:p>0,00 €</text:p>
          </table:table-cell>
          <table:table-cell table:style-name="ce70" table:formula="of:=[.P107]/[.C10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1000">
            <text:p>651000</text:p>
          </table:table-cell>
          <table:table-cell table:style-name="ce50" office:value-type="string">
            <text:p>Redevances pour brevets, licences,</text:p>
          </table:table-cell>
          <table:table-cell table:style-name="ce58"/>
          <table:table-cell table:style-name="ce58" table:number-columns-repeated="12"/>
          <table:table-cell table:style-name="ce58" table:formula="of:=SUM([.D108:.O108])" office:value-type="currency" office:currency="EUR" office:value="0">
            <text:p>0,00 €</text:p>
          </table:table-cell>
          <table:table-cell table:style-name="ce58" table:formula="of:=[.C108]-[.P108]" office:value-type="currency" office:currency="EUR" office:value="0">
            <text:p>0,00 €</text:p>
          </table:table-cell>
          <table:table-cell table:style-name="ce70" table:formula="of:=[.P108]/[.C10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1220">
            <text:p>651220</text:p>
          </table:table-cell>
          <table:table-cell table:style-name="ce50" office:value-type="string">
            <text:p>Noms de domaines</text:p>
          </table:table-cell>
          <table:table-cell table:style-name="ce58"/>
          <table:table-cell table:style-name="ce58" table:number-columns-repeated="12"/>
          <table:table-cell table:style-name="ce58" table:formula="of:=SUM([.D109:.O109])" office:value-type="currency" office:currency="EUR" office:value="0">
            <text:p>0,00 €</text:p>
          </table:table-cell>
          <table:table-cell table:style-name="ce58" table:formula="of:=[.C109]-[.P109]" office:value-type="currency" office:currency="EUR" office:value="0">
            <text:p>0,00 €</text:p>
          </table:table-cell>
          <table:table-cell table:style-name="ce70" table:formula="of:=[.P109]/[.C10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1600">
            <text:p>651600</text:p>
          </table:table-cell>
          <table:table-cell table:style-name="ce50" office:value-type="string">
            <text:p>Droits d'auteurs</text:p>
          </table:table-cell>
          <table:table-cell table:style-name="ce58"/>
          <table:table-cell table:style-name="ce58" table:number-columns-repeated="12"/>
          <table:table-cell table:style-name="ce58" table:formula="of:=SUM([.D110:.O110])" office:value-type="currency" office:currency="EUR" office:value="0">
            <text:p>0,00 €</text:p>
          </table:table-cell>
          <table:table-cell table:style-name="ce58" table:formula="of:=[.C110]-[.P110]" office:value-type="currency" office:currency="EUR" office:value="0">
            <text:p>0,00 €</text:p>
          </table:table-cell>
          <table:table-cell table:style-name="ce70" table:formula="of:=[.P110]/[.C11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4000">
            <text:p>654000</text:p>
          </table:table-cell>
          <table:table-cell table:style-name="ce50" office:value-type="string">
            <text:p>Perte sur créances irrécouvrables</text:p>
          </table:table-cell>
          <table:table-cell table:style-name="ce58"/>
          <table:table-cell table:style-name="ce58" table:number-columns-repeated="12"/>
          <table:table-cell table:style-name="ce58" table:formula="of:=SUM([.D111:.O111])" office:value-type="currency" office:currency="EUR" office:value="0">
            <text:p>0,00 €</text:p>
          </table:table-cell>
          <table:table-cell table:style-name="ce58" table:formula="of:=[.C111]-[.P111]" office:value-type="currency" office:currency="EUR" office:value="0">
            <text:p>0,00 €</text:p>
          </table:table-cell>
          <table:table-cell table:style-name="ce70" table:formula="of:=[.P111]/[.C11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7100">
            <text:p>657100</text:p>
          </table:table-cell>
          <table:table-cell table:style-name="ce50" office:value-type="string">
            <text:p>Subventions accordées</text:p>
          </table:table-cell>
          <table:table-cell table:style-name="ce58" office:value-type="currency" office:currency="EUR" office:value="4800">
            <text:p>4 800,00 €</text:p>
          </table:table-cell>
          <table:table-cell table:style-name="ce58" table:number-columns-repeated="12"/>
          <table:table-cell table:style-name="ce58" table:formula="of:=SUM([.D112:.O112])" office:value-type="currency" office:currency="EUR" office:value="0">
            <text:p>0,00 €</text:p>
          </table:table-cell>
          <table:table-cell table:style-name="ce58" table:formula="of:=[.C112]-[.P112]" office:value-type="currency" office:currency="EUR" office:value="4800">
            <text:p>4 800,00 €</text:p>
          </table:table-cell>
          <table:table-cell table:style-name="ce70" table:formula="of:=[.P112]/[.C112]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ce49" office:value-type="float" office:value="657200">
            <text:p>657200</text:p>
          </table:table-cell>
          <table:table-cell table:style-name="ce50" office:value-type="string">
            <text:p>Réaffectation Bilan affectation du fds de solidarité</text:p>
          </table:table-cell>
          <table:table-cell table:style-name="ce58"/>
          <table:table-cell table:style-name="ce58" table:number-columns-repeated="12"/>
          <table:table-cell table:style-name="ce58" table:formula="of:=SUM([.D113:.O113])" office:value-type="currency" office:currency="EUR" office:value="0">
            <text:p>0,00 €</text:p>
          </table:table-cell>
          <table:table-cell table:style-name="ce58" table:formula="of:=[.C113]-[.P113]" office:value-type="currency" office:currency="EUR" office:value="0">
            <text:p>0,00 €</text:p>
          </table:table-cell>
          <table:table-cell table:style-name="ce70" table:formula="of:=[.Q113]/[.C11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7210">
            <text:p>657210</text:p>
          </table:table-cell>
          <table:table-cell table:style-name="ce50" office:value-type="string">
            <text:p>Affectation au fonds de solidarité</text:p>
          </table:table-cell>
          <table:table-cell table:style-name="ce58"/>
          <table:table-cell table:style-name="ce58" table:number-columns-repeated="12"/>
          <table:table-cell table:style-name="ce58" table:formula="of:=SUM([.D114:.O114])" office:value-type="currency" office:currency="EUR" office:value="0">
            <text:p>0,00 €</text:p>
          </table:table-cell>
          <table:table-cell table:style-name="ce58" table:formula="of:=[.C114]-[.P114]" office:value-type="currency" office:currency="EUR" office:value="0">
            <text:p>0,00 €</text:p>
          </table:table-cell>
          <table:table-cell table:style-name="ce70" table:formula="of:=[.Q114]/[.C11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8000">
            <text:p>658000</text:p>
          </table:table-cell>
          <table:table-cell table:style-name="ce50" office:value-type="string">
            <text:p>Frais divers de gestion courante</text:p>
          </table:table-cell>
          <table:table-cell table:style-name="ce58"/>
          <table:table-cell table:style-name="ce58" table:number-columns-repeated="12"/>
          <table:table-cell table:style-name="ce58" table:formula="of:=SUM([.D115:.O115])" office:value-type="currency" office:currency="EUR" office:value="0">
            <text:p>0,00 €</text:p>
          </table:table-cell>
          <table:table-cell table:style-name="ce58" table:formula="of:=[.C115]-[.P115]" office:value-type="currency" office:currency="EUR" office:value="0">
            <text:p>0,00 €</text:p>
          </table:table-cell>
          <table:table-cell table:style-name="ce70" table:formula="of:=[.Q115]/[.C11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58110">
            <text:p>658110</text:p>
          </table:table-cell>
          <table:table-cell table:style-name="ce50" office:value-type="string">
            <text:p>Différences de règlement (charge)</text:p>
          </table:table-cell>
          <table:table-cell table:style-name="ce58"/>
          <table:table-cell table:style-name="ce58" table:number-columns-repeated="12"/>
          <table:table-cell table:style-name="ce58" table:formula="of:=SUM([.D116:.O116])" office:value-type="currency" office:currency="EUR" office:value="0">
            <text:p>0,00 €</text:p>
          </table:table-cell>
          <table:table-cell table:style-name="ce58" table:formula="of:=[.C116]-[.P116]" office:value-type="currency" office:currency="EUR" office:value="0">
            <text:p>0,00 €</text:p>
          </table:table-cell>
          <table:table-cell table:style-name="ce70" table:formula="of:=[.Q116]/[.C11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61000">
            <text:p>661000</text:p>
          </table:table-cell>
          <table:table-cell table:style-name="ce50" office:value-type="string">
            <text:p>Frais de prélèvement</text:p>
          </table:table-cell>
          <table:table-cell table:style-name="ce58"/>
          <table:table-cell table:style-name="ce58" table:number-columns-repeated="12"/>
          <table:table-cell table:style-name="ce58" table:formula="of:=SUM([.D117:.O117])" office:value-type="currency" office:currency="EUR" office:value="0">
            <text:p>0,00 €</text:p>
          </table:table-cell>
          <table:table-cell table:style-name="ce58" table:formula="of:=[.C117]-[.P117]" office:value-type="currency" office:currency="EUR" office:value="0">
            <text:p>0,00 €</text:p>
          </table:table-cell>
          <table:table-cell table:style-name="ce70" table:formula="of:=[.Q117]/[.C11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61600">
            <text:p>661600</text:p>
          </table:table-cell>
          <table:table-cell table:style-name="ce50" office:value-type="string">
            <text:p>Agios bancaires</text:p>
          </table:table-cell>
          <table:table-cell table:style-name="ce58"/>
          <table:table-cell table:style-name="ce58" table:number-columns-repeated="12"/>
          <table:table-cell table:style-name="ce58" table:formula="of:=SUM([.D118:.O118])" office:value-type="currency" office:currency="EUR" office:value="0">
            <text:p>0,00 €</text:p>
          </table:table-cell>
          <table:table-cell table:style-name="ce58" table:formula="of:=[.C118]-[.P118]" office:value-type="currency" office:currency="EUR" office:value="0">
            <text:p>0,00 €</text:p>
          </table:table-cell>
          <table:table-cell table:style-name="ce70" table:formula="of:=[.Q118]/[.C11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68800">
            <text:p>668800</text:p>
          </table:table-cell>
          <table:table-cell table:style-name="ce50" office:value-type="string">
            <text:p>Compte d'Arrondi</text:p>
          </table:table-cell>
          <table:table-cell table:style-name="ce58"/>
          <table:table-cell table:style-name="ce58" table:number-columns-repeated="12"/>
          <table:table-cell table:style-name="ce58" table:formula="of:=SUM([.D119:.O119])" office:value-type="currency" office:currency="EUR" office:value="0">
            <text:p>0,00 €</text:p>
          </table:table-cell>
          <table:table-cell table:style-name="ce58" table:formula="of:=[.C119]-[.P119]" office:value-type="currency" office:currency="EUR" office:value="0">
            <text:p>0,00 €</text:p>
          </table:table-cell>
          <table:table-cell table:style-name="ce70" table:formula="of:=[.Q119]/[.C11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71200">
            <text:p>671200</text:p>
          </table:table-cell>
          <table:table-cell table:style-name="ce50" office:value-type="string">
            <text:p>Pénalités &amp; amendes</text:p>
          </table:table-cell>
          <table:table-cell table:style-name="ce58"/>
          <table:table-cell table:style-name="ce58" table:number-columns-repeated="12"/>
          <table:table-cell table:style-name="ce58" table:formula="of:=SUM([.D120:.O120])" office:value-type="currency" office:currency="EUR" office:value="0">
            <text:p>0,00 €</text:p>
          </table:table-cell>
          <table:table-cell table:style-name="ce58" table:formula="of:=[.C120]-[.P120]" office:value-type="currency" office:currency="EUR" office:value="0">
            <text:p>0,00 €</text:p>
          </table:table-cell>
          <table:table-cell table:style-name="ce70" table:formula="of:=[.Q120]/[.C12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72000">
            <text:p>672000</text:p>
          </table:table-cell>
          <table:table-cell table:style-name="ce50" office:value-type="string">
            <text:p>Charges sur exercices anérieurs</text:p>
          </table:table-cell>
          <table:table-cell table:style-name="ce58"/>
          <table:table-cell table:style-name="ce58" table:number-columns-repeated="12"/>
          <table:table-cell table:style-name="ce58" table:formula="of:=SUM([.D121:.O121])" office:value-type="currency" office:currency="EUR" office:value="0">
            <text:p>0,00 €</text:p>
          </table:table-cell>
          <table:table-cell table:style-name="ce58" table:formula="of:=[.C121]-[.P121]" office:value-type="currency" office:currency="EUR" office:value="0">
            <text:p>0,00 €</text:p>
          </table:table-cell>
          <table:table-cell table:style-name="ce70" table:formula="of:=[.Q121]/[.C12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75000">
            <text:p>675000</text:p>
          </table:table-cell>
          <table:table-cell table:style-name="ce50" office:value-type="string">
            <text:p>Valeurs comptables des éléments d'actif cédés</text:p>
          </table:table-cell>
          <table:table-cell table:style-name="ce58"/>
          <table:table-cell table:style-name="ce58" table:number-columns-repeated="12"/>
          <table:table-cell table:style-name="ce58" table:formula="of:=SUM([.D122:.O122])" office:value-type="currency" office:currency="EUR" office:value="0">
            <text:p>0,00 €</text:p>
          </table:table-cell>
          <table:table-cell table:style-name="ce58" table:formula="of:=[.C122]-[.P122]" office:value-type="currency" office:currency="EUR" office:value="0">
            <text:p>0,00 €</text:p>
          </table:table-cell>
          <table:table-cell table:style-name="ce70" table:formula="of:=[.Q122]/[.C12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75200">
            <text:p>675200</text:p>
          </table:table-cell>
          <table:table-cell table:style-name="ce50" office:value-type="string">
            <text:p>Val. cptable des éléments d'actif cédés : immos corporelles</text:p>
          </table:table-cell>
          <table:table-cell table:style-name="ce58"/>
          <table:table-cell table:style-name="ce58" table:number-columns-repeated="12"/>
          <table:table-cell table:style-name="ce58" table:formula="of:=SUM([.D123:.O123])" office:value-type="currency" office:currency="EUR" office:value="0">
            <text:p>0,00 €</text:p>
          </table:table-cell>
          <table:table-cell table:style-name="ce58" table:formula="of:=[.C123]-[.P123]" office:value-type="currency" office:currency="EUR" office:value="0">
            <text:p>0,00 €</text:p>
          </table:table-cell>
          <table:table-cell table:style-name="ce70" table:formula="of:=[.Q123]/[.C12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78000">
            <text:p>678000</text:p>
          </table:table-cell>
          <table:table-cell table:style-name="ce50" office:value-type="string">
            <text:p>Autres charges exceptionnelles</text:p>
          </table:table-cell>
          <table:table-cell table:style-name="ce58"/>
          <table:table-cell table:style-name="ce58" table:number-columns-repeated="12"/>
          <table:table-cell table:style-name="ce58" table:formula="of:=SUM([.D124:.O124])" office:value-type="currency" office:currency="EUR" office:value="0">
            <text:p>0,00 €</text:p>
          </table:table-cell>
          <table:table-cell table:style-name="ce58" table:formula="of:=[.C124]-[.P124]" office:value-type="currency" office:currency="EUR" office:value="0">
            <text:p>0,00 €</text:p>
          </table:table-cell>
          <table:table-cell table:style-name="ce70" table:formula="of:=[.Q124]/[.C12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78800">
            <text:p>678800</text:p>
          </table:table-cell>
          <table:table-cell table:style-name="ce50" office:value-type="string">
            <text:p>Charges exceptionnelles diverses</text:p>
          </table:table-cell>
          <table:table-cell table:style-name="ce58"/>
          <table:table-cell table:style-name="ce58" table:number-columns-repeated="12"/>
          <table:table-cell table:style-name="ce58" table:formula="of:=SUM([.D125:.O125])" office:value-type="currency" office:currency="EUR" office:value="0">
            <text:p>0,00 €</text:p>
          </table:table-cell>
          <table:table-cell table:style-name="ce58" table:formula="of:=[.C125]-[.P125]" office:value-type="currency" office:currency="EUR" office:value="0">
            <text:p>0,00 €</text:p>
          </table:table-cell>
          <table:table-cell table:style-name="ce70" table:formula="of:=[.Q125]/[.C12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81110">
            <text:p>681110</text:p>
          </table:table-cell>
          <table:table-cell table:style-name="ce50" office:value-type="string">
            <text:p>Dot. amort. immos incorporelles</text:p>
          </table:table-cell>
          <table:table-cell table:style-name="ce58"/>
          <table:table-cell table:style-name="ce58" table:number-columns-repeated="12"/>
          <table:table-cell table:style-name="ce58" table:formula="of:=SUM([.D126:.O126])" office:value-type="currency" office:currency="EUR" office:value="0">
            <text:p>0,00 €</text:p>
          </table:table-cell>
          <table:table-cell table:style-name="ce58" table:formula="of:=[.C126]-[.P126]" office:value-type="currency" office:currency="EUR" office:value="0">
            <text:p>0,00 €</text:p>
          </table:table-cell>
          <table:table-cell table:style-name="ce70" table:formula="of:=[.Q126]/[.C12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81120">
            <text:p>681120</text:p>
          </table:table-cell>
          <table:table-cell table:style-name="ce50" office:value-type="string">
            <text:p>Dot. amort. immos corporelles</text:p>
          </table:table-cell>
          <table:table-cell table:style-name="ce58"/>
          <table:table-cell table:style-name="ce58" table:number-columns-repeated="12"/>
          <table:table-cell table:style-name="ce58" table:formula="of:=SUM([.D127:.O127])" office:value-type="currency" office:currency="EUR" office:value="0">
            <text:p>0,00 €</text:p>
          </table:table-cell>
          <table:table-cell table:style-name="ce58" table:formula="of:=[.C127]-[.P127]" office:value-type="currency" office:currency="EUR" office:value="0">
            <text:p>0,00 €</text:p>
          </table:table-cell>
          <table:table-cell table:style-name="ce70" table:formula="of:=[.Q127]/[.C12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81700">
            <text:p>681700</text:p>
          </table:table-cell>
          <table:table-cell table:style-name="ce50" office:value-type="string">
            <text:p>Prov.pour dépréciation des stocks</text:p>
          </table:table-cell>
          <table:table-cell table:style-name="ce58"/>
          <table:table-cell table:style-name="ce58" table:number-columns-repeated="12"/>
          <table:table-cell table:style-name="ce58" table:formula="of:=SUM([.D128:.O128])" office:value-type="currency" office:currency="EUR" office:value="0">
            <text:p>0,00 €</text:p>
          </table:table-cell>
          <table:table-cell table:style-name="ce58" table:formula="of:=[.C128]-[.P128]" office:value-type="currency" office:currency="EUR" office:value="0">
            <text:p>0,00 €</text:p>
          </table:table-cell>
          <table:table-cell table:style-name="ce70" table:formula="of:=[.Q128]/[.C12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87250">
            <text:p>687250</text:p>
          </table:table-cell>
          <table:table-cell table:style-name="ce50" office:value-type="string">
            <text:p>Dot.amort. dérogatoires</text:p>
          </table:table-cell>
          <table:table-cell table:style-name="ce58"/>
          <table:table-cell table:style-name="ce58" table:number-columns-repeated="12"/>
          <table:table-cell table:style-name="ce58" table:formula="of:=SUM([.D129:.O129])" office:value-type="currency" office:currency="EUR" office:value="0">
            <text:p>0,00 €</text:p>
          </table:table-cell>
          <table:table-cell table:style-name="ce58" table:formula="of:=[.C129]-[.P129]" office:value-type="currency" office:currency="EUR" office:value="0">
            <text:p>0,00 €</text:p>
          </table:table-cell>
          <table:table-cell table:style-name="ce70" table:formula="of:=[.Q129]/[.C12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87500">
            <text:p>687500</text:p>
          </table:table-cell>
          <table:table-cell table:style-name="ce50" office:value-type="string">
            <text:p>Dot. aux prov. risques et ch. exc.</text:p>
          </table:table-cell>
          <table:table-cell table:style-name="ce58"/>
          <table:table-cell table:style-name="ce58" table:number-columns-repeated="12"/>
          <table:table-cell table:style-name="ce58" table:formula="of:=SUM([.D130:.O130])" office:value-type="currency" office:currency="EUR" office:value="0">
            <text:p>0,00 €</text:p>
          </table:table-cell>
          <table:table-cell table:style-name="ce58" table:formula="of:=[.C130]-[.P130]" office:value-type="currency" office:currency="EUR" office:value="0">
            <text:p>0,00 €</text:p>
          </table:table-cell>
          <table:table-cell table:style-name="ce70" table:formula="of:=[.Q130]/[.C13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95000">
            <text:p>695000</text:p>
          </table:table-cell>
          <table:table-cell table:style-name="ce50" office:value-type="string">
            <text:p>Impôt pers. morales non lucratives</text:p>
          </table:table-cell>
          <table:table-cell table:style-name="ce58"/>
          <table:table-cell table:style-name="ce58" table:number-columns-repeated="12"/>
          <table:table-cell table:style-name="ce58" table:formula="of:=SUM([.D131:.O131])" office:value-type="currency" office:currency="EUR" office:value="0">
            <text:p>0,00 €</text:p>
          </table:table-cell>
          <table:table-cell table:style-name="ce58" table:formula="of:=[.C131]-[.P131]" office:value-type="currency" office:currency="EUR" office:value="0">
            <text:p>0,00 €</text:p>
          </table:table-cell>
          <table:table-cell table:style-name="ce70" table:formula="of:=[.Q131]/[.C13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95100">
            <text:p>695100</text:p>
          </table:table-cell>
          <table:table-cell table:style-name="ce50" office:value-type="string">
            <text:p>Impôt société sur activités fiscalisées</text:p>
          </table:table-cell>
          <table:table-cell table:style-name="ce58"/>
          <table:table-cell table:style-name="ce58" table:number-columns-repeated="12"/>
          <table:table-cell table:style-name="ce58" table:formula="of:=SUM([.D132:.O132])" office:value-type="currency" office:currency="EUR" office:value="0">
            <text:p>0,00 €</text:p>
          </table:table-cell>
          <table:table-cell table:style-name="ce58" table:formula="of:=[.C132]-[.P132]" office:value-type="currency" office:currency="EUR" office:value="0">
            <text:p>0,00 €</text:p>
          </table:table-cell>
          <table:table-cell table:style-name="ce70" table:formula="of:=[.Q132]/[.C13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8"/>
          <table:table-cell table:style-name="ce51" office:value-type="string">
            <text:p>Produits </text:p>
          </table:table-cell>
          <table:table-cell table:style-name="ce54" table:formula="of:=SUM([.C134:.C203])" office:value-type="currency" office:currency="EUR" office:value="0">
            <text:p>0,00 €</text:p>
          </table:table-cell>
          <table:table-cell table:style-name="ce54" table:formula="of:=SUM([.D134:.D203])" office:value-type="currency" office:currency="EUR" office:value="0">
            <text:p>0,00 €</text:p>
          </table:table-cell>
          <table:table-cell table:style-name="ce54" table:formula="of:=SUM([.E134:.E203])" office:value-type="currency" office:currency="EUR" office:value="0">
            <text:p>0,00 €</text:p>
          </table:table-cell>
          <table:table-cell table:style-name="ce54" table:formula="of:=SUM([.F134:.F203])" office:value-type="currency" office:currency="EUR" office:value="0">
            <text:p>0,00 €</text:p>
          </table:table-cell>
          <table:table-cell table:style-name="ce54" table:formula="of:=SUM([.G134:.G203])" office:value-type="currency" office:currency="EUR" office:value="0">
            <text:p>0,00 €</text:p>
          </table:table-cell>
          <table:table-cell table:style-name="ce54" table:formula="of:=SUM([.H134:.H203])" office:value-type="currency" office:currency="EUR" office:value="0">
            <text:p>0,00 €</text:p>
          </table:table-cell>
          <table:table-cell table:style-name="ce54" table:formula="of:=SUM([.I134:.I203])" office:value-type="currency" office:currency="EUR" office:value="0">
            <text:p>0,00 €</text:p>
          </table:table-cell>
          <table:table-cell table:style-name="ce54" table:formula="of:=SUM([.J134:.J203])" office:value-type="currency" office:currency="EUR" office:value="0">
            <text:p>0,00 €</text:p>
          </table:table-cell>
          <table:table-cell table:style-name="ce54" table:formula="of:=SUM([.K134:.K203])" office:value-type="currency" office:currency="EUR" office:value="0">
            <text:p>0,00 €</text:p>
          </table:table-cell>
          <table:table-cell table:style-name="ce54" table:formula="of:=SUM([.L134:.L203])" office:value-type="currency" office:currency="EUR" office:value="0">
            <text:p>0,00 €</text:p>
          </table:table-cell>
          <table:table-cell table:style-name="ce54" table:formula="of:=SUM([.M134:.M203])" office:value-type="currency" office:currency="EUR" office:value="0">
            <text:p>0,00 €</text:p>
          </table:table-cell>
          <table:table-cell table:style-name="ce54" table:formula="of:=SUM([.N134:.N203])" office:value-type="currency" office:currency="EUR" office:value="0">
            <text:p>0,00 €</text:p>
          </table:table-cell>
          <table:table-cell table:style-name="ce54" table:formula="of:=SUM([.O134:.O203])" office:value-type="currency" office:currency="EUR" office:value="0">
            <text:p>0,00 €</text:p>
          </table:table-cell>
          <table:table-cell table:style-name="ce54" table:formula="of:=SUM([.P146:.P203])" office:value-type="currency" office:currency="EUR" office:value="0">
            <text:p>0,00 €</text:p>
          </table:table-cell>
          <table:table-cell table:style-name="ce54" table:formula="of:=[.C133]-[.P133]" office:value-type="currency" office:currency="EUR" office:value="0">
            <text:p>0,00 €</text:p>
          </table:table-cell>
          <table:table-cell table:style-name="ce69" table:formula="of:=[.P133]/[.C13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010">
            <text:p>701010</text:p>
          </table:table-cell>
          <table:table-cell table:style-name="ce50" office:value-type="string">
            <text:p>Abt à la revue SDN 2,1 %</text:p>
          </table:table-cell>
          <table:table-cell table:style-name="ce58"/>
          <table:table-cell table:style-name="ce58" table:number-columns-repeated="12"/>
          <table:table-cell table:style-name="ce58" table:formula="of:=SUM([.D134:.O134])" office:value-type="currency" office:currency="EUR" office:value="0">
            <text:p>0,00 €</text:p>
          </table:table-cell>
          <table:table-cell table:style-name="ce58" table:formula="of:=[.C134]-[.P134]" office:value-type="currency" office:currency="EUR" office:value="0">
            <text:p>0,00 €</text:p>
          </table:table-cell>
          <table:table-cell table:style-name="ce70" table:formula="of:=[.Q134]/[.C13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110">
            <text:p>701110</text:p>
          </table:table-cell>
          <table:table-cell table:style-name="ce50" office:value-type="string">
            <text:p>Parrainage d'abonnements à 2,10 %</text:p>
          </table:table-cell>
          <table:table-cell table:style-name="ce58"/>
          <table:table-cell table:style-name="ce58" table:number-columns-repeated="12"/>
          <table:table-cell table:style-name="ce58" table:formula="of:=SUM([.D135:.O135])" office:value-type="currency" office:currency="EUR" office:value="0">
            <text:p>0,00 €</text:p>
          </table:table-cell>
          <table:table-cell table:style-name="ce58" table:formula="of:=[.C135]-[.P135]" office:value-type="currency" office:currency="EUR" office:value="0">
            <text:p>0,00 €</text:p>
          </table:table-cell>
          <table:table-cell table:style-name="ce70" table:formula="of:=[.Q135]/[.C13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120">
            <text:p>701120</text:p>
          </table:table-cell>
          <table:table-cell table:style-name="ce50" office:value-type="string">
            <text:p>Revue à l'unité à 2,10 %</text:p>
          </table:table-cell>
          <table:table-cell table:style-name="ce58"/>
          <table:table-cell table:style-name="ce58" table:number-columns-repeated="12"/>
          <table:table-cell table:style-name="ce58" table:formula="of:=SUM([.D136:.O136])" office:value-type="currency" office:currency="EUR" office:value="0">
            <text:p>0,00 €</text:p>
          </table:table-cell>
          <table:table-cell table:style-name="ce58" table:formula="of:=[.C136]-[.P136]" office:value-type="currency" office:currency="EUR" office:value="0">
            <text:p>0,00 €</text:p>
          </table:table-cell>
          <table:table-cell table:style-name="ce70" table:formula="of:=[.Q136]/[.C13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130">
            <text:p>701130</text:p>
          </table:table-cell>
          <table:table-cell table:style-name="ce50" office:value-type="string">
            <text:p>Autres Documents REZO</text:p>
          </table:table-cell>
          <table:table-cell table:style-name="ce58"/>
          <table:table-cell table:style-name="ce58" table:number-columns-repeated="12"/>
          <table:table-cell table:style-name="ce58" table:formula="of:=SUM([.D137:.O137])" office:value-type="currency" office:currency="EUR" office:value="0">
            <text:p>0,00 €</text:p>
          </table:table-cell>
          <table:table-cell table:style-name="ce58" table:formula="of:=[.C137]-[.P137]" office:value-type="currency" office:currency="EUR" office:value="0">
            <text:p>0,00 €</text:p>
          </table:table-cell>
          <table:table-cell table:style-name="ce70" table:formula="of:=[.Q137]/[.C13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140">
            <text:p>701140</text:p>
          </table:table-cell>
          <table:table-cell table:style-name="ce50" office:value-type="string">
            <text:p>Vêtements et accessoires à 19,6 %</text:p>
          </table:table-cell>
          <table:table-cell table:style-name="ce58"/>
          <table:table-cell table:style-name="ce58" table:number-columns-repeated="12"/>
          <table:table-cell table:style-name="ce58" table:formula="of:=SUM([.D138:.O138])" office:value-type="currency" office:currency="EUR" office:value="0">
            <text:p>0,00 €</text:p>
          </table:table-cell>
          <table:table-cell table:style-name="ce58" table:formula="of:=[.C138]-[.P138]" office:value-type="currency" office:currency="EUR" office:value="0">
            <text:p>0,00 €</text:p>
          </table:table-cell>
          <table:table-cell table:style-name="ce70" table:formula="of:=[.Q138]/[.C13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200">
            <text:p>701200</text:p>
          </table:table-cell>
          <table:table-cell table:style-name="ce50" office:value-type="string">
            <text:p>Livres, dossiers et brochures à 5,5 %</text:p>
          </table:table-cell>
          <table:table-cell table:style-name="ce58"/>
          <table:table-cell table:style-name="ce58" table:number-columns-repeated="12"/>
          <table:table-cell table:style-name="ce58" table:formula="of:=SUM([.D139:.O139])" office:value-type="currency" office:currency="EUR" office:value="0">
            <text:p>0,00 €</text:p>
          </table:table-cell>
          <table:table-cell table:style-name="ce58" table:formula="of:=[.C139]-[.P139]" office:value-type="currency" office:currency="EUR" office:value="0">
            <text:p>0,00 €</text:p>
          </table:table-cell>
          <table:table-cell table:style-name="ce70" table:formula="of:=[.Q139]/[.C13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400">
            <text:p>701400</text:p>
          </table:table-cell>
          <table:table-cell table:style-name="ce50" office:value-type="string">
            <text:p>REZO Documents de campagne à 5,5 %</text:p>
          </table:table-cell>
          <table:table-cell table:style-name="ce58"/>
          <table:table-cell table:style-name="ce58" table:number-columns-repeated="12"/>
          <table:table-cell table:style-name="ce58" table:formula="of:=SUM([.D140:.O140])" office:value-type="currency" office:currency="EUR" office:value="0">
            <text:p>0,00 €</text:p>
          </table:table-cell>
          <table:table-cell table:style-name="ce58" table:formula="of:=[.C140]-[.P140]" office:value-type="currency" office:currency="EUR" office:value="0">
            <text:p>0,00 €</text:p>
          </table:table-cell>
          <table:table-cell table:style-name="ce70" table:formula="of:=[.Q140]/[.C14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500">
            <text:p>701500</text:p>
          </table:table-cell>
          <table:table-cell table:style-name="ce50" office:value-type="string">
            <text:p>MAT. DVD du REZO à 19,6 %</text:p>
          </table:table-cell>
          <table:table-cell table:style-name="ce58"/>
          <table:table-cell table:style-name="ce58" table:number-columns-repeated="12"/>
          <table:table-cell table:style-name="ce58" table:formula="of:=SUM([.D141:.O141])" office:value-type="currency" office:currency="EUR" office:value="0">
            <text:p>0,00 €</text:p>
          </table:table-cell>
          <table:table-cell table:style-name="ce58" table:formula="of:=[.C141]-[.P141]" office:value-type="currency" office:currency="EUR" office:value="0">
            <text:p>0,00 €</text:p>
          </table:table-cell>
          <table:table-cell table:style-name="ce70" table:formula="of:=[.Q141]/[.C14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600">
            <text:p>701600</text:p>
          </table:table-cell>
          <table:table-cell table:style-name="ce50" office:value-type="string">
            <text:p>MAT. Enveloppes à 19,6 %</text:p>
          </table:table-cell>
          <table:table-cell table:style-name="ce58"/>
          <table:table-cell table:style-name="ce58" table:number-columns-repeated="12"/>
          <table:table-cell table:style-name="ce58" table:formula="of:=SUM([.D142:.O142])" office:value-type="currency" office:currency="EUR" office:value="0">
            <text:p>0,00 €</text:p>
          </table:table-cell>
          <table:table-cell table:style-name="ce58" table:formula="of:=[.C142]-[.P142]" office:value-type="currency" office:currency="EUR" office:value="0">
            <text:p>0,00 €</text:p>
          </table:table-cell>
          <table:table-cell table:style-name="ce70" table:formula="of:=[.Q142]/[.C14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810">
            <text:p>701810</text:p>
          </table:table-cell>
          <table:table-cell table:style-name="ce50" office:value-type="string">
            <text:p>Mat DVD du rezo (19,6%)</text:p>
          </table:table-cell>
          <table:table-cell table:style-name="ce58"/>
          <table:table-cell table:style-name="ce58" table:number-columns-repeated="12"/>
          <table:table-cell table:style-name="ce58" table:formula="of:=SUM([.D143:.O143])" office:value-type="currency" office:currency="EUR" office:value="0">
            <text:p>0,00 €</text:p>
          </table:table-cell>
          <table:table-cell table:style-name="ce58" table:formula="of:=[.C143]-[.P143]" office:value-type="currency" office:currency="EUR" office:value="0">
            <text:p>0,00 €</text:p>
          </table:table-cell>
          <table:table-cell table:style-name="ce70" table:formula="of:=[.Q143]/[.C14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900">
            <text:p>701900</text:p>
          </table:table-cell>
          <table:table-cell table:style-name="ce50" office:value-type="string">
            <text:p>Autocollants hors Europe</text:p>
          </table:table-cell>
          <table:table-cell table:style-name="ce58"/>
          <table:table-cell table:style-name="ce58" table:number-columns-repeated="12"/>
          <table:table-cell table:style-name="ce58" table:formula="of:=SUM([.D144:.O144])" office:value-type="currency" office:currency="EUR" office:value="0">
            <text:p>0,00 €</text:p>
          </table:table-cell>
          <table:table-cell table:style-name="ce58" table:formula="of:=[.C144]-[.P144]" office:value-type="currency" office:currency="EUR" office:value="0">
            <text:p>0,00 €</text:p>
          </table:table-cell>
          <table:table-cell table:style-name="ce70" table:formula="of:=[.Q144]/[.C14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6300">
            <text:p>706300</text:p>
          </table:table-cell>
          <table:table-cell table:style-name="ce50" office:value-type="string">
            <text:p>Inscriptions colloque Énergies 3 frontières (exo.)</text:p>
          </table:table-cell>
          <table:table-cell table:style-name="ce58"/>
          <table:table-cell table:style-name="ce58" table:number-columns-repeated="12"/>
          <table:table-cell table:style-name="ce58" table:formula="of:=SUM([.D145:.O145])" office:value-type="currency" office:currency="EUR" office:value="0">
            <text:p>0,00 €</text:p>
          </table:table-cell>
          <table:table-cell table:style-name="ce58" table:formula="of:=[.C145]-[.P145]" office:value-type="currency" office:currency="EUR" office:value="0">
            <text:p>0,00 €</text:p>
          </table:table-cell>
          <table:table-cell table:style-name="ce70" table:formula="of:=[.Q145]/[.C14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100">
            <text:p>707100</text:p>
          </table:table-cell>
          <table:table-cell table:style-name="ce50" office:value-type="string">
            <text:p>Brochures revendues à 5,5 %</text:p>
          </table:table-cell>
          <table:table-cell table:style-name="ce58"/>
          <table:table-cell table:style-name="ce58" table:number-columns-repeated="12"/>
          <table:table-cell table:style-name="ce58" table:formula="of:=SUM([.D146:.O146])" office:value-type="currency" office:currency="EUR" office:value="0">
            <text:p>0,00 €</text:p>
          </table:table-cell>
          <table:table-cell table:style-name="ce58" table:formula="of:=[.C146]-[.P146]" office:value-type="currency" office:currency="EUR" office:value="0">
            <text:p>0,00 €</text:p>
          </table:table-cell>
          <table:table-cell table:style-name="ce70" table:formula="of:=[.P146]/[.C14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200">
            <text:p>707200</text:p>
          </table:table-cell>
          <table:table-cell table:style-name="ce50" office:value-type="string">
            <text:p>Ventes de CD à 19,6 %</text:p>
          </table:table-cell>
          <table:table-cell table:style-name="ce58"/>
          <table:table-cell table:style-name="ce58" table:number-columns-repeated="12"/>
          <table:table-cell table:style-name="ce58" table:formula="of:=SUM([.D147:.O147])" office:value-type="currency" office:currency="EUR" office:value="0">
            <text:p>0,00 €</text:p>
          </table:table-cell>
          <table:table-cell table:style-name="ce58" table:formula="of:=[.C147]-[.P147]" office:value-type="currency" office:currency="EUR" office:value="0">
            <text:p>0,00 €</text:p>
          </table:table-cell>
          <table:table-cell table:style-name="ce70" table:formula="of:=[.P147]/[.C14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300">
            <text:p>707300</text:p>
          </table:table-cell>
          <table:table-cell table:style-name="ce50" office:value-type="string">
            <text:p>Ventes de DVD à 19,6 %</text:p>
          </table:table-cell>
          <table:table-cell table:style-name="ce58"/>
          <table:table-cell table:style-name="ce58" table:number-columns-repeated="12"/>
          <table:table-cell table:style-name="ce58" table:formula="of:=SUM([.D148:.O148])" office:value-type="currency" office:currency="EUR" office:value="0">
            <text:p>0,00 €</text:p>
          </table:table-cell>
          <table:table-cell table:style-name="ce58" table:formula="of:=[.C148]-[.P148]" office:value-type="currency" office:currency="EUR" office:value="0">
            <text:p>0,00 €</text:p>
          </table:table-cell>
          <table:table-cell table:style-name="ce70" table:formula="of:=[.P148]/[.C14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500">
            <text:p>707500</text:p>
          </table:table-cell>
          <table:table-cell table:style-name="ce50" office:value-type="string">
            <text:p>Ventes de livres</text:p>
          </table:table-cell>
          <table:table-cell table:style-name="ce58"/>
          <table:table-cell table:style-name="ce58" table:number-columns-repeated="12"/>
          <table:table-cell table:style-name="ce58" table:formula="of:=SUM([.D149:.O149])" office:value-type="currency" office:currency="EUR" office:value="0">
            <text:p>0,00 €</text:p>
          </table:table-cell>
          <table:table-cell table:style-name="ce58" table:formula="of:=[.C149]-[.P149]" office:value-type="currency" office:currency="EUR" office:value="0">
            <text:p>0,00 €</text:p>
          </table:table-cell>
          <table:table-cell table:style-name="ce70" table:formula="of:=[.P149]/[.C14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510">
            <text:p>707510</text:p>
          </table:table-cell>
          <table:table-cell table:style-name="ce50" office:value-type="string">
            <text:p>Ventes exonérées</text:p>
          </table:table-cell>
          <table:table-cell table:style-name="ce58"/>
          <table:table-cell table:style-name="ce58" table:number-columns-repeated="12"/>
          <table:table-cell table:style-name="ce58" table:formula="of:=SUM([.D150:.O150])" office:value-type="currency" office:currency="EUR" office:value="0">
            <text:p>0,00 €</text:p>
          </table:table-cell>
          <table:table-cell table:style-name="ce58" table:formula="of:=[.C150]-[.P150]" office:value-type="currency" office:currency="EUR" office:value="0">
            <text:p>0,00 €</text:p>
          </table:table-cell>
          <table:table-cell table:style-name="ce70" table:formula="of:=[.P150]/[.C15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600">
            <text:p>707600</text:p>
          </table:table-cell>
          <table:table-cell table:style-name="ce50" office:value-type="string">
            <text:p>Autre matériel militant</text:p>
          </table:table-cell>
          <table:table-cell table:style-name="ce58"/>
          <table:table-cell table:style-name="ce58" table:number-columns-repeated="12"/>
          <table:table-cell table:style-name="ce58" table:formula="of:=SUM([.D151:.O151])" office:value-type="currency" office:currency="EUR" office:value="0">
            <text:p>0,00 €</text:p>
          </table:table-cell>
          <table:table-cell table:style-name="ce58" table:formula="of:=[.C151]-[.P151]" office:value-type="currency" office:currency="EUR" office:value="0">
            <text:p>0,00 €</text:p>
          </table:table-cell>
          <table:table-cell table:style-name="ce70" table:formula="of:=[.P151]/[.C15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610">
            <text:p>707610</text:p>
          </table:table-cell>
          <table:table-cell table:style-name="ce50" office:value-type="string">
            <text:p>Autocollants</text:p>
          </table:table-cell>
          <table:table-cell table:style-name="ce58"/>
          <table:table-cell table:style-name="ce58" table:number-columns-repeated="12"/>
          <table:table-cell table:style-name="ce58" table:formula="of:=SUM([.D152:.O152])" office:value-type="currency" office:currency="EUR" office:value="0">
            <text:p>0,00 €</text:p>
          </table:table-cell>
          <table:table-cell table:style-name="ce58" table:formula="of:=[.C152]-[.P152]" office:value-type="currency" office:currency="EUR" office:value="0">
            <text:p>0,00 €</text:p>
          </table:table-cell>
          <table:table-cell table:style-name="ce70" table:formula="of:=[.P152]/[.C15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620">
            <text:p>707620</text:p>
          </table:table-cell>
          <table:table-cell table:style-name="ce50" office:value-type="string">
            <text:p>Badges</text:p>
          </table:table-cell>
          <table:table-cell table:style-name="ce58"/>
          <table:table-cell table:style-name="ce58" table:number-columns-repeated="12"/>
          <table:table-cell table:style-name="ce58" table:formula="of:=SUM([.D153:.O153])" office:value-type="currency" office:currency="EUR" office:value="0">
            <text:p>0,00 €</text:p>
          </table:table-cell>
          <table:table-cell table:style-name="ce58" table:formula="of:=[.C153]-[.P153]" office:value-type="currency" office:currency="EUR" office:value="0">
            <text:p>0,00 €</text:p>
          </table:table-cell>
          <table:table-cell table:style-name="ce70" table:formula="of:=[.P153]/[.C15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630">
            <text:p>707630</text:p>
          </table:table-cell>
          <table:table-cell table:style-name="ce50" office:value-type="string">
            <text:p>Banderoles</text:p>
          </table:table-cell>
          <table:table-cell table:style-name="ce58"/>
          <table:table-cell table:style-name="ce58" table:number-columns-repeated="12"/>
          <table:table-cell table:style-name="ce58" table:formula="of:=SUM([.D154:.O154])" office:value-type="currency" office:currency="EUR" office:value="0">
            <text:p>0,00 €</text:p>
          </table:table-cell>
          <table:table-cell table:style-name="ce58" table:formula="of:=[.C154]-[.P154]" office:value-type="currency" office:currency="EUR" office:value="0">
            <text:p>0,00 €</text:p>
          </table:table-cell>
          <table:table-cell table:style-name="ce70" table:formula="of:=[.P154]/[.C15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640">
            <text:p>707640</text:p>
          </table:table-cell>
          <table:table-cell table:style-name="ce50" office:value-type="string">
            <text:p>Drapeaux</text:p>
          </table:table-cell>
          <table:table-cell table:style-name="ce58"/>
          <table:table-cell table:style-name="ce58" table:number-columns-repeated="12"/>
          <table:table-cell table:style-name="ce58" table:formula="of:=SUM([.D155:.O155])" office:value-type="currency" office:currency="EUR" office:value="0">
            <text:p>0,00 €</text:p>
          </table:table-cell>
          <table:table-cell table:style-name="ce58" table:formula="of:=[.C155]-[.P155]" office:value-type="currency" office:currency="EUR" office:value="0">
            <text:p>0,00 €</text:p>
          </table:table-cell>
          <table:table-cell table:style-name="ce70" table:formula="of:=[.P155]/[.C15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650">
            <text:p>707650</text:p>
          </table:table-cell>
          <table:table-cell table:style-name="ce50" office:value-type="string">
            <text:p>Enveloppes</text:p>
          </table:table-cell>
          <table:table-cell table:style-name="ce58"/>
          <table:table-cell table:style-name="ce58" table:number-columns-repeated="12"/>
          <table:table-cell table:style-name="ce58" table:formula="of:=SUM([.D156:.O156])" office:value-type="currency" office:currency="EUR" office:value="0">
            <text:p>0,00 €</text:p>
          </table:table-cell>
          <table:table-cell table:style-name="ce58" table:formula="of:=[.C156]-[.P156]" office:value-type="currency" office:currency="EUR" office:value="0">
            <text:p>0,00 €</text:p>
          </table:table-cell>
          <table:table-cell table:style-name="ce70" table:formula="of:=[.P156]/[.C15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800">
            <text:p>707800</text:p>
          </table:table-cell>
          <table:table-cell table:style-name="ce50" office:value-type="string">
            <text:p>Tshirts</text:p>
          </table:table-cell>
          <table:table-cell table:style-name="ce58"/>
          <table:table-cell table:style-name="ce58" table:number-columns-repeated="12"/>
          <table:table-cell table:style-name="ce58" table:formula="of:=SUM([.D157:.O157])" office:value-type="currency" office:currency="EUR" office:value="0">
            <text:p>0,00 €</text:p>
          </table:table-cell>
          <table:table-cell table:style-name="ce58" table:formula="of:=[.C157]-[.P157]" office:value-type="currency" office:currency="EUR" office:value="0">
            <text:p>0,00 €</text:p>
          </table:table-cell>
          <table:table-cell table:style-name="ce70" table:formula="of:=[.P157]/[.C15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900">
            <text:p>707900</text:p>
          </table:table-cell>
          <table:table-cell table:style-name="ce50" office:value-type="string">
            <text:p>MAT•Vêtements &amp; accessoires revendus /607900 (exo.)</text:p>
          </table:table-cell>
          <table:table-cell table:style-name="ce58"/>
          <table:table-cell table:style-name="ce58" table:number-columns-repeated="12"/>
          <table:table-cell table:style-name="ce58" table:formula="of:=SUM([.D158:.O158])" office:value-type="currency" office:currency="EUR" office:value="0">
            <text:p>0,00 €</text:p>
          </table:table-cell>
          <table:table-cell table:style-name="ce58" table:formula="of:=[.C158]-[.P158]" office:value-type="currency" office:currency="EUR" office:value="0">
            <text:p>0,00 €</text:p>
          </table:table-cell>
          <table:table-cell table:style-name="ce70" table:formula="of:=[.P158]/[.C15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910">
            <text:p>707910</text:p>
          </table:table-cell>
          <table:table-cell table:style-name="ce50" office:value-type="string">
            <text:p>Ventes diverses hors catalogue</text:p>
          </table:table-cell>
          <table:table-cell table:style-name="ce58"/>
          <table:table-cell table:style-name="ce58" table:number-columns-repeated="12"/>
          <table:table-cell table:style-name="ce58" table:formula="of:=SUM([.D159:.O159])" office:value-type="currency" office:currency="EUR" office:value="0">
            <text:p>0,00 €</text:p>
          </table:table-cell>
          <table:table-cell table:style-name="ce58" table:formula="of:=[.C159]-[.P159]" office:value-type="currency" office:currency="EUR" office:value="0">
            <text:p>0,00 €</text:p>
          </table:table-cell>
          <table:table-cell table:style-name="ce70" table:formula="of:=[.P159]/[.C15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string">
            <text:p>707MAT</text:p>
          </table:table-cell>
          <table:table-cell table:style-name="ce50" office:value-type="string">
            <text:p>MAT•Autre matériels de soutien revendus (19,6%)</text:p>
          </table:table-cell>
          <table:table-cell table:style-name="ce58"/>
          <table:table-cell table:style-name="ce58" table:number-columns-repeated="12"/>
          <table:table-cell table:style-name="ce58" table:formula="of:=SUM([.D160:.O160])" office:value-type="currency" office:currency="EUR" office:value="0">
            <text:p>0,00 €</text:p>
          </table:table-cell>
          <table:table-cell table:style-name="ce58" table:formula="of:=[.C160]-[.P160]" office:value-type="currency" office:currency="EUR" office:value="0">
            <text:p>0,00 €</text:p>
          </table:table-cell>
          <table:table-cell table:style-name="ce70" table:formula="of:=[.P160]/[.C16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8000">
            <text:p>708000</text:p>
          </table:table-cell>
          <table:table-cell table:style-name="ce50" office:value-type="string">
            <text:p>Produits d'activités annexes : photocopies, etc (20%)</text:p>
          </table:table-cell>
          <table:table-cell table:style-name="ce58"/>
          <table:table-cell table:style-name="ce58" table:number-columns-repeated="12"/>
          <table:table-cell table:style-name="ce58" table:formula="of:=SUM([.D161:.O161])" office:value-type="currency" office:currency="EUR" office:value="0">
            <text:p>0,00 €</text:p>
          </table:table-cell>
          <table:table-cell table:style-name="ce58" table:formula="of:=[.C161]-[.P161]" office:value-type="currency" office:currency="EUR" office:value="0">
            <text:p>0,00 €</text:p>
          </table:table-cell>
          <table:table-cell table:style-name="ce70" table:formula="of:=[.P161]/[.C16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9700">
            <text:p>709700</text:p>
          </table:table-cell>
          <table:table-cell table:style-name="ce50" office:value-type="string">
            <text:p>Reversement sur TS GANVA (exo.)</text:p>
          </table:table-cell>
          <table:table-cell table:style-name="ce58"/>
          <table:table-cell table:style-name="ce58" table:number-columns-repeated="12"/>
          <table:table-cell table:style-name="ce58" table:formula="of:=SUM([.D162:.O162])" office:value-type="currency" office:currency="EUR" office:value="0">
            <text:p>0,00 €</text:p>
          </table:table-cell>
          <table:table-cell table:style-name="ce58" table:formula="of:=[.C162]-[.P162]" office:value-type="currency" office:currency="EUR" office:value="0">
            <text:p>0,00 €</text:p>
          </table:table-cell>
          <table:table-cell table:style-name="ce70" table:formula="of:=[.P162]/[.C16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13500">
            <text:p>713500</text:p>
          </table:table-cell>
          <table:table-cell table:style-name="ce50" office:value-type="string">
            <text:p>Var.des stocks de Doc.de campagne</text:p>
          </table:table-cell>
          <table:table-cell table:style-name="ce58"/>
          <table:table-cell table:style-name="ce58" table:number-columns-repeated="12"/>
          <table:table-cell table:style-name="ce58" table:formula="of:=SUM([.D163:.O163])" office:value-type="currency" office:currency="EUR" office:value="0">
            <text:p>0,00 €</text:p>
          </table:table-cell>
          <table:table-cell table:style-name="ce58" table:formula="of:=[.C163]-[.P163]" office:value-type="currency" office:currency="EUR" office:value="0">
            <text:p>0,00 €</text:p>
          </table:table-cell>
          <table:table-cell table:style-name="ce70" table:formula="of:=[.P163]/[.C16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41000">
            <text:p>741000</text:p>
          </table:table-cell>
          <table:table-cell table:style-name="ce50" office:value-type="string">
            <text:p>Subventions d'exploitation</text:p>
          </table:table-cell>
          <table:table-cell table:style-name="ce58"/>
          <table:table-cell table:style-name="ce58" table:number-columns-repeated="12"/>
          <table:table-cell table:style-name="ce58" table:formula="of:=SUM([.D164:.O164])" office:value-type="currency" office:currency="EUR" office:value="0">
            <text:p>0,00 €</text:p>
          </table:table-cell>
          <table:table-cell table:style-name="ce58" table:formula="of:=[.C164]-[.P164]" office:value-type="currency" office:currency="EUR" office:value="0">
            <text:p>0,00 €</text:p>
          </table:table-cell>
          <table:table-cell table:style-name="ce70" table:formula="of:=[.P164]/[.C16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4100">
            <text:p>754100</text:p>
          </table:table-cell>
          <table:table-cell table:style-name="ce50" office:value-type="string">
            <text:p>réaffectation Dons reçus</text:p>
          </table:table-cell>
          <table:table-cell table:style-name="ce58"/>
          <table:table-cell table:style-name="ce58" table:number-columns-repeated="12"/>
          <table:table-cell table:style-name="ce58" table:formula="of:=SUM([.D165:.O165])" office:value-type="currency" office:currency="EUR" office:value="0">
            <text:p>0,00 €</text:p>
          </table:table-cell>
          <table:table-cell table:style-name="ce58" table:formula="of:=[.C165]-[.P165]" office:value-type="currency" office:currency="EUR" office:value="0">
            <text:p>0,00 €</text:p>
          </table:table-cell>
          <table:table-cell table:style-name="ce70" table:formula="of:=[.P165]/[.C16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4300">
            <text:p>754300</text:p>
          </table:table-cell>
          <table:table-cell table:style-name="ce50" office:value-type="string">
            <text:p>Réaffectation des dons en ligne</text:p>
          </table:table-cell>
          <table:table-cell table:style-name="ce58"/>
          <table:table-cell table:style-name="ce58" table:number-columns-repeated="12"/>
          <table:table-cell table:style-name="ce58" table:formula="of:=SUM([.D166:.O166])" office:value-type="currency" office:currency="EUR" office:value="0">
            <text:p>0,00 €</text:p>
          </table:table-cell>
          <table:table-cell table:style-name="ce58" table:formula="of:=[.C166]-[.P166]" office:value-type="currency" office:currency="EUR" office:value="0">
            <text:p>0,00 €</text:p>
          </table:table-cell>
          <table:table-cell table:style-name="ce70" table:formula="of:=[.P166]/[.C16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4500">
            <text:p>754500</text:p>
          </table:table-cell>
          <table:table-cell table:style-name="ce50" office:value-type="string">
            <text:p>Réaffectation des dons Nef</text:p>
          </table:table-cell>
          <table:table-cell table:style-name="ce58"/>
          <table:table-cell table:style-name="ce58" table:number-columns-repeated="12"/>
          <table:table-cell table:style-name="ce58" table:formula="of:=SUM([.D167:.O167])" office:value-type="currency" office:currency="EUR" office:value="0">
            <text:p>0,00 €</text:p>
          </table:table-cell>
          <table:table-cell table:style-name="ce58" table:formula="of:=[.C167]-[.P167]" office:value-type="currency" office:currency="EUR" office:value="0">
            <text:p>0,00 €</text:p>
          </table:table-cell>
          <table:table-cell table:style-name="ce70" table:formula="of:=[.P167]/[.C16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4600">
            <text:p>754600</text:p>
          </table:table-cell>
          <table:table-cell table:style-name="ce50" office:value-type="string">
            <text:p>Réaffectation dons plvts</text:p>
          </table:table-cell>
          <table:table-cell table:style-name="ce58"/>
          <table:table-cell table:style-name="ce58" table:number-columns-repeated="12"/>
          <table:table-cell table:style-name="ce58" table:formula="of:=SUM([.D168:.O168])" office:value-type="currency" office:currency="EUR" office:value="0">
            <text:p>0,00 €</text:p>
          </table:table-cell>
          <table:table-cell table:style-name="ce58" table:formula="of:=[.C168]-[.P168]" office:value-type="currency" office:currency="EUR" office:value="0">
            <text:p>0,00 €</text:p>
          </table:table-cell>
          <table:table-cell table:style-name="ce70" table:formula="of:=[.P168]/[.C16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4700">
            <text:p>754700</text:p>
          </table:table-cell>
          <table:table-cell table:style-name="ce50" office:value-type="string">
            <text:p>Dons Maison de Bure</text:p>
          </table:table-cell>
          <table:table-cell table:style-name="ce58"/>
          <table:table-cell table:style-name="ce58" table:number-columns-repeated="12"/>
          <table:table-cell table:style-name="ce58" table:formula="of:=SUM([.D169:.O169])" office:value-type="currency" office:currency="EUR" office:value="0">
            <text:p>0,00 €</text:p>
          </table:table-cell>
          <table:table-cell table:style-name="ce58" table:formula="of:=[.C169]-[.P169]" office:value-type="currency" office:currency="EUR" office:value="0">
            <text:p>0,00 €</text:p>
          </table:table-cell>
          <table:table-cell table:style-name="ce70" table:formula="of:=[.P169]/[.C16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6200">
            <text:p>756200</text:p>
          </table:table-cell>
          <table:table-cell table:style-name="ce50" office:value-type="string">
            <text:p>Cotisations groupes adhérents</text:p>
          </table:table-cell>
          <table:table-cell table:style-name="ce58"/>
          <table:table-cell table:style-name="ce58" table:number-columns-repeated="12"/>
          <table:table-cell table:style-name="ce58" table:formula="of:=SUM([.D170:.O170])" office:value-type="currency" office:currency="EUR" office:value="0">
            <text:p>0,00 €</text:p>
          </table:table-cell>
          <table:table-cell table:style-name="ce58" table:formula="of:=[.C170]-[.P170]" office:value-type="currency" office:currency="EUR" office:value="0">
            <text:p>0,00 €</text:p>
          </table:table-cell>
          <table:table-cell table:style-name="ce70" table:formula="of:=[.P170]/[.C17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10">
            <text:p>758010</text:p>
          </table:table-cell>
          <table:table-cell table:style-name="ce50" office:value-type="string">
            <text:p>Dons reçus</text:p>
          </table:table-cell>
          <table:table-cell table:style-name="ce58"/>
          <table:table-cell table:style-name="ce58" table:number-columns-repeated="12"/>
          <table:table-cell table:style-name="ce58" table:formula="of:=SUM([.D171:.O171])" office:value-type="currency" office:currency="EUR" office:value="0">
            <text:p>0,00 €</text:p>
          </table:table-cell>
          <table:table-cell table:style-name="ce58" table:formula="of:=[.C171]-[.P171]" office:value-type="currency" office:currency="EUR" office:value="0">
            <text:p>0,00 €</text:p>
          </table:table-cell>
          <table:table-cell table:style-name="ce70" table:formula="of:=[.P171]/[.C17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20">
            <text:p>758020</text:p>
          </table:table-cell>
          <table:table-cell table:style-name="ce50" office:value-type="string">
            <text:p>Dons en ligne</text:p>
          </table:table-cell>
          <table:table-cell table:style-name="ce58"/>
          <table:table-cell table:style-name="ce58" table:number-columns-repeated="12"/>
          <table:table-cell table:style-name="ce58" table:formula="of:=SUM([.D172:.O172])" office:value-type="currency" office:currency="EUR" office:value="0">
            <text:p>0,00 €</text:p>
          </table:table-cell>
          <table:table-cell table:style-name="ce58" table:formula="of:=[.C172]-[.P172]" office:value-type="currency" office:currency="EUR" office:value="0">
            <text:p>0,00 €</text:p>
          </table:table-cell>
          <table:table-cell table:style-name="ce70" table:formula="of:=[.P172]/[.C17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30">
            <text:p>758030</text:p>
          </table:table-cell>
          <table:table-cell table:style-name="ce50" office:value-type="string">
            <text:p>Dons Partenariat NEF</text:p>
          </table:table-cell>
          <table:table-cell table:style-name="ce58"/>
          <table:table-cell table:style-name="ce58" table:number-columns-repeated="12"/>
          <table:table-cell table:style-name="ce58" table:formula="of:=SUM([.D173:.O173])" office:value-type="currency" office:currency="EUR" office:value="0">
            <text:p>0,00 €</text:p>
          </table:table-cell>
          <table:table-cell table:style-name="ce58" table:formula="of:=[.C173]-[.P173]" office:value-type="currency" office:currency="EUR" office:value="0">
            <text:p>0,00 €</text:p>
          </table:table-cell>
          <table:table-cell table:style-name="ce70" table:formula="of:=[.P173]/[.C17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40">
            <text:p>758040</text:p>
          </table:table-cell>
          <table:table-cell table:style-name="ce50" office:value-type="string">
            <text:p>Prélèvements automatiques reçus</text:p>
          </table:table-cell>
          <table:table-cell table:style-name="ce58"/>
          <table:table-cell table:style-name="ce58" table:number-columns-repeated="12"/>
          <table:table-cell table:style-name="ce58" table:formula="of:=SUM([.D174:.O174])" office:value-type="currency" office:currency="EUR" office:value="0">
            <text:p>0,00 €</text:p>
          </table:table-cell>
          <table:table-cell table:style-name="ce58" table:formula="of:=[.C174]-[.P174]" office:value-type="currency" office:currency="EUR" office:value="0">
            <text:p>0,00 €</text:p>
          </table:table-cell>
          <table:table-cell table:style-name="ce70" table:formula="of:=[.P174]/[.C17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50">
            <text:p>758050</text:p>
          </table:table-cell>
          <table:table-cell table:style-name="ce50" office:value-type="string">
            <text:p>Dons étalés par CB</text:p>
          </table:table-cell>
          <table:table-cell table:style-name="ce58"/>
          <table:table-cell table:style-name="ce58" table:number-columns-repeated="12"/>
          <table:table-cell table:style-name="ce58" table:formula="of:=SUM([.D175:.O175])" office:value-type="currency" office:currency="EUR" office:value="0">
            <text:p>0,00 €</text:p>
          </table:table-cell>
          <table:table-cell table:style-name="ce58" table:formula="of:=[.C175]-[.P175]" office:value-type="currency" office:currency="EUR" office:value="0">
            <text:p>0,00 €</text:p>
          </table:table-cell>
          <table:table-cell table:style-name="ce70" table:formula="of:=[.P175]/[.C17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60">
            <text:p>758060</text:p>
          </table:table-cell>
          <table:table-cell table:style-name="ce50" office:value-type="string">
            <text:p>Dons fonds de solidarité</text:p>
          </table:table-cell>
          <table:table-cell table:style-name="ce58"/>
          <table:table-cell table:style-name="ce58" table:number-columns-repeated="12"/>
          <table:table-cell table:style-name="ce58" table:formula="of:=SUM([.D176:.O176])" office:value-type="currency" office:currency="EUR" office:value="0">
            <text:p>0,00 €</text:p>
          </table:table-cell>
          <table:table-cell table:style-name="ce58" table:formula="of:=[.C176]-[.P176]" office:value-type="currency" office:currency="EUR" office:value="0">
            <text:p>0,00 €</text:p>
          </table:table-cell>
          <table:table-cell table:style-name="ce70" table:formula="of:=[.P176]/[.C17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70">
            <text:p>758070</text:p>
          </table:table-cell>
          <table:table-cell table:style-name="ce50" office:value-type="string">
            <text:p>Dons par virement</text:p>
          </table:table-cell>
          <table:table-cell table:style-name="ce58"/>
          <table:table-cell table:style-name="ce58" table:number-columns-repeated="12"/>
          <table:table-cell table:style-name="ce58" table:formula="of:=SUM([.D177:.O177])" office:value-type="currency" office:currency="EUR" office:value="0">
            <text:p>0,00 €</text:p>
          </table:table-cell>
          <table:table-cell table:style-name="ce58" table:formula="of:=[.C177]-[.P177]" office:value-type="currency" office:currency="EUR" office:value="0">
            <text:p>0,00 €</text:p>
          </table:table-cell>
          <table:table-cell table:style-name="ce70" table:formula="of:=[.P177]/[.C17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100">
            <text:p>758100</text:p>
          </table:table-cell>
          <table:table-cell table:style-name="ce50" office:value-type="string">
            <text:p>AG Pensions</text:p>
          </table:table-cell>
          <table:table-cell table:style-name="ce58"/>
          <table:table-cell table:style-name="ce58" table:number-columns-repeated="12"/>
          <table:table-cell table:style-name="ce58" table:formula="of:=SUM([.D178:.O178])" office:value-type="currency" office:currency="EUR" office:value="0">
            <text:p>0,00 €</text:p>
          </table:table-cell>
          <table:table-cell table:style-name="ce58" table:formula="of:=[.C178]-[.P178]" office:value-type="currency" office:currency="EUR" office:value="0">
            <text:p>0,00 €</text:p>
          </table:table-cell>
          <table:table-cell table:style-name="ce70" table:formula="of:=[.P178]/[.C17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110">
            <text:p>758110</text:p>
          </table:table-cell>
          <table:table-cell table:style-name="ce50" office:value-type="string">
            <text:p>Différences de règlement (produit)</text:p>
          </table:table-cell>
          <table:table-cell table:style-name="ce58"/>
          <table:table-cell table:style-name="ce58" table:number-columns-repeated="12"/>
          <table:table-cell table:style-name="ce58" table:formula="of:=SUM([.D179:.O179])" office:value-type="currency" office:currency="EUR" office:value="0">
            <text:p>0,00 €</text:p>
          </table:table-cell>
          <table:table-cell table:style-name="ce58" table:formula="of:=[.C179]-[.P179]" office:value-type="currency" office:currency="EUR" office:value="0">
            <text:p>0,00 €</text:p>
          </table:table-cell>
          <table:table-cell table:style-name="ce70" table:formula="of:=[.P179]/[.C17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400">
            <text:p>758400</text:p>
          </table:table-cell>
          <table:table-cell table:style-name="ce50" office:value-type="string">
            <text:p>Frais de port refacturé</text:p>
          </table:table-cell>
          <table:table-cell table:style-name="ce58"/>
          <table:table-cell table:style-name="ce58" table:number-columns-repeated="12"/>
          <table:table-cell table:style-name="ce58" table:formula="of:=SUM([.D180:.O180])" office:value-type="currency" office:currency="EUR" office:value="0">
            <text:p>0,00 €</text:p>
          </table:table-cell>
          <table:table-cell table:style-name="ce58" table:formula="of:=[.C180]-[.P180]" office:value-type="currency" office:currency="EUR" office:value="0">
            <text:p>0,00 €</text:p>
          </table:table-cell>
          <table:table-cell table:style-name="ce70" table:formula="of:=[.P180]/[.C18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800">
            <text:p>758800</text:p>
          </table:table-cell>
          <table:table-cell table:style-name="ce50" office:value-type="string">
            <text:p>Autres pdts gest courante</text:p>
          </table:table-cell>
          <table:table-cell table:style-name="ce58"/>
          <table:table-cell table:style-name="ce58" table:number-columns-repeated="12"/>
          <table:table-cell table:style-name="ce58" table:formula="of:=SUM([.D181:.O181])" office:value-type="currency" office:currency="EUR" office:value="0">
            <text:p>0,00 €</text:p>
          </table:table-cell>
          <table:table-cell table:style-name="ce58" table:formula="of:=[.C181]-[.P181]" office:value-type="currency" office:currency="EUR" office:value="0">
            <text:p>0,00 €</text:p>
          </table:table-cell>
          <table:table-cell table:style-name="ce70" table:formula="of:=[.Q181]/[.C18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820">
            <text:p>758820</text:p>
          </table:table-cell>
          <table:table-cell table:style-name="ce50" office:value-type="string">
            <text:p>ETE recettes journées d'été et éude</text:p>
          </table:table-cell>
          <table:table-cell table:style-name="ce58"/>
          <table:table-cell table:style-name="ce58" table:number-columns-repeated="12"/>
          <table:table-cell table:style-name="ce58" table:formula="of:=SUM([.D182:.O182])" office:value-type="currency" office:currency="EUR" office:value="0">
            <text:p>0,00 €</text:p>
          </table:table-cell>
          <table:table-cell table:style-name="ce58" table:formula="of:=[.C182]-[.P182]" office:value-type="currency" office:currency="EUR" office:value="0">
            <text:p>0,00 €</text:p>
          </table:table-cell>
          <table:table-cell table:style-name="ce70" table:formula="of:=[.Q182]/[.C18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840">
            <text:p>758840</text:p>
          </table:table-cell>
          <table:table-cell table:style-name="ce50" office:value-type="string">
            <text:p>Pensions Réunions diverses</text:p>
          </table:table-cell>
          <table:table-cell table:style-name="ce58"/>
          <table:table-cell table:style-name="ce58" table:number-columns-repeated="12"/>
          <table:table-cell table:style-name="ce58" table:formula="of:=SUM([.D183:.O183])" office:value-type="currency" office:currency="EUR" office:value="0">
            <text:p>0,00 €</text:p>
          </table:table-cell>
          <table:table-cell table:style-name="ce58" table:formula="of:=[.C183]-[.P183]" office:value-type="currency" office:currency="EUR" office:value="0">
            <text:p>0,00 €</text:p>
          </table:table-cell>
          <table:table-cell table:style-name="ce70" table:formula="of:=[.Q183]/[.C18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900">
            <text:p>758900</text:p>
          </table:table-cell>
          <table:table-cell table:style-name="ce50" office:value-type="string">
            <text:p>Réaffectation Bilan frais de port</text:p>
          </table:table-cell>
          <table:table-cell table:style-name="ce58"/>
          <table:table-cell table:style-name="ce58" table:number-columns-repeated="12"/>
          <table:table-cell table:style-name="ce58" table:formula="of:=SUM([.D184:.O184])" office:value-type="currency" office:currency="EUR" office:value="0">
            <text:p>0,00 €</text:p>
          </table:table-cell>
          <table:table-cell table:style-name="ce58" table:formula="of:=[.C184]-[.P184]" office:value-type="currency" office:currency="EUR" office:value="0">
            <text:p>0,00 €</text:p>
          </table:table-cell>
          <table:table-cell table:style-name="ce70" table:formula="of:=[.Q184]/[.C18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string">
            <text:p>758GRP</text:p>
          </table:table-cell>
          <table:table-cell table:style-name="ce50" office:value-type="string">
            <text:p>JOCE•Réunions trimestrielles groupes</text:p>
          </table:table-cell>
          <table:table-cell table:style-name="ce58"/>
          <table:table-cell table:style-name="ce58" table:number-columns-repeated="12"/>
          <table:table-cell table:style-name="ce58" table:formula="of:=SUM([.D185:.O185])" office:value-type="currency" office:currency="EUR" office:value="0">
            <text:p>0,00 €</text:p>
          </table:table-cell>
          <table:table-cell table:style-name="ce58" table:formula="of:=[.C185]-[.P185]" office:value-type="currency" office:currency="EUR" office:value="0">
            <text:p>0,00 €</text:p>
          </table:table-cell>
          <table:table-cell table:style-name="ce70" table:formula="of:=[.Q185]/[.C18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64000">
            <text:p>764000</text:p>
          </table:table-cell>
          <table:table-cell table:style-name="ce50" office:value-type="string">
            <text:p>Intérêts des Livrets d'épargne</text:p>
          </table:table-cell>
          <table:table-cell table:style-name="ce58"/>
          <table:table-cell table:style-name="ce58" table:number-columns-repeated="12"/>
          <table:table-cell table:style-name="ce58" table:formula="of:=SUM([.D186:.O186])" office:value-type="currency" office:currency="EUR" office:value="0">
            <text:p>0,00 €</text:p>
          </table:table-cell>
          <table:table-cell table:style-name="ce58" table:formula="of:=[.C186]-[.P186]" office:value-type="currency" office:currency="EUR" office:value="0">
            <text:p>0,00 €</text:p>
          </table:table-cell>
          <table:table-cell table:style-name="ce70" table:formula="of:=[.Q186]/[.C18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65000">
            <text:p>765000</text:p>
          </table:table-cell>
          <table:table-cell table:style-name="ce50" office:value-type="string">
            <text:p>Différences de règlements (fournisseurs)</text:p>
          </table:table-cell>
          <table:table-cell table:style-name="ce58"/>
          <table:table-cell table:style-name="ce58" table:number-columns-repeated="12"/>
          <table:table-cell table:style-name="ce58" table:formula="of:=SUM([.D187:.O187])" office:value-type="currency" office:currency="EUR" office:value="0">
            <text:p>0,00 €</text:p>
          </table:table-cell>
          <table:table-cell table:style-name="ce58" table:formula="of:=[.C187]-[.P187]" office:value-type="currency" office:currency="EUR" office:value="0">
            <text:p>0,00 €</text:p>
          </table:table-cell>
          <table:table-cell table:style-name="ce70" table:formula="of:=[.Q187]/[.C18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68100">
            <text:p>768100</text:p>
          </table:table-cell>
          <table:table-cell table:style-name="ce50" office:value-type="string">
            <text:p>Autres produits financiers</text:p>
          </table:table-cell>
          <table:table-cell table:style-name="ce58"/>
          <table:table-cell table:style-name="ce58" table:number-columns-repeated="12"/>
          <table:table-cell table:style-name="ce58" table:formula="of:=SUM([.D188:.O188])" office:value-type="currency" office:currency="EUR" office:value="0">
            <text:p>0,00 €</text:p>
          </table:table-cell>
          <table:table-cell table:style-name="ce58" table:formula="of:=[.C188]-[.P188]" office:value-type="currency" office:currency="EUR" office:value="0">
            <text:p>0,00 €</text:p>
          </table:table-cell>
          <table:table-cell table:style-name="ce70" table:formula="of:=[.Q188]/[.C18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71000">
            <text:p>771000</text:p>
          </table:table-cell>
          <table:table-cell table:style-name="ce50" office:value-type="string">
            <text:p>Aides à l'embauche : ASP+Pôle emploi</text:p>
          </table:table-cell>
          <table:table-cell table:style-name="ce58"/>
          <table:table-cell table:style-name="ce58" table:number-columns-repeated="12"/>
          <table:table-cell table:style-name="ce58" table:formula="of:=SUM([.D189:.O189])" office:value-type="currency" office:currency="EUR" office:value="0">
            <text:p>0,00 €</text:p>
          </table:table-cell>
          <table:table-cell table:style-name="ce58" table:formula="of:=[.C189]-[.P189]" office:value-type="currency" office:currency="EUR" office:value="0">
            <text:p>0,00 €</text:p>
          </table:table-cell>
          <table:table-cell table:style-name="ce70" table:formula="of:=[.Q189]/[.C18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71300">
            <text:p>771300</text:p>
          </table:table-cell>
          <table:table-cell table:style-name="ce50" office:value-type="string">
            <text:p>Dons &gt;= 1 500 € (exceptionnels)</text:p>
          </table:table-cell>
          <table:table-cell table:style-name="ce58"/>
          <table:table-cell table:style-name="ce58" table:number-columns-repeated="12"/>
          <table:table-cell table:style-name="ce58" table:formula="of:=SUM([.D190:.O190])" office:value-type="currency" office:currency="EUR" office:value="0">
            <text:p>0,00 €</text:p>
          </table:table-cell>
          <table:table-cell table:style-name="ce58" table:formula="of:=[.C190]-[.P190]" office:value-type="currency" office:currency="EUR" office:value="0">
            <text:p>0,00 €</text:p>
          </table:table-cell>
          <table:table-cell table:style-name="ce70" table:formula="of:=[.Q190]/[.C19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72000">
            <text:p>772000</text:p>
          </table:table-cell>
          <table:table-cell table:style-name="ce50" office:value-type="string">
            <text:p>Produits sur exercices antérieurs</text:p>
          </table:table-cell>
          <table:table-cell table:style-name="ce58"/>
          <table:table-cell table:style-name="ce58" table:number-columns-repeated="12"/>
          <table:table-cell table:style-name="ce58" table:formula="of:=SUM([.D191:.O191])" office:value-type="currency" office:currency="EUR" office:value="0">
            <text:p>0,00 €</text:p>
          </table:table-cell>
          <table:table-cell table:style-name="ce58" table:formula="of:=[.C191]-[.P191]" office:value-type="currency" office:currency="EUR" office:value="0">
            <text:p>0,00 €</text:p>
          </table:table-cell>
          <table:table-cell table:style-name="ce70" table:formula="of:=[.Q191]/[.C19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75000">
            <text:p>775000</text:p>
          </table:table-cell>
          <table:table-cell table:style-name="ce50" office:value-type="string">
            <text:p>Val. cession él.actif cédés (19,6%)</text:p>
          </table:table-cell>
          <table:table-cell table:style-name="ce58"/>
          <table:table-cell table:style-name="ce58" table:number-columns-repeated="12"/>
          <table:table-cell table:style-name="ce58" table:formula="of:=SUM([.D192:.O192])" office:value-type="currency" office:currency="EUR" office:value="0">
            <text:p>0,00 €</text:p>
          </table:table-cell>
          <table:table-cell table:style-name="ce58" table:formula="of:=[.C192]-[.P192]" office:value-type="currency" office:currency="EUR" office:value="0">
            <text:p>0,00 €</text:p>
          </table:table-cell>
          <table:table-cell table:style-name="ce70" table:formula="of:=[.Q192]/[.C19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75200">
            <text:p>775200</text:p>
          </table:table-cell>
          <table:table-cell table:style-name="ce50" office:value-type="string">
            <text:p>Produit de cession de matériels</text:p>
          </table:table-cell>
          <table:table-cell table:style-name="ce58"/>
          <table:table-cell table:style-name="ce58" table:number-columns-repeated="12"/>
          <table:table-cell table:style-name="ce58" table:formula="of:=SUM([.D193:.O193])" office:value-type="currency" office:currency="EUR" office:value="0">
            <text:p>0,00 €</text:p>
          </table:table-cell>
          <table:table-cell table:style-name="ce58" table:formula="of:=[.C193]-[.P193]" office:value-type="currency" office:currency="EUR" office:value="0">
            <text:p>0,00 €</text:p>
          </table:table-cell>
          <table:table-cell table:style-name="ce70" table:formula="of:=[.Q193]/[.C19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78800">
            <text:p>778800</text:p>
          </table:table-cell>
          <table:table-cell table:style-name="ce50" office:value-type="string">
            <text:p>Produits exceptionnels divers</text:p>
          </table:table-cell>
          <table:table-cell table:style-name="ce58"/>
          <table:table-cell table:style-name="ce58" table:number-columns-repeated="12"/>
          <table:table-cell table:style-name="ce58" table:formula="of:=SUM([.D194:.O194])" office:value-type="currency" office:currency="EUR" office:value="0">
            <text:p>0,00 €</text:p>
          </table:table-cell>
          <table:table-cell table:style-name="ce58" table:formula="of:=[.C194]-[.P194]" office:value-type="currency" office:currency="EUR" office:value="0">
            <text:p>0,00 €</text:p>
          </table:table-cell>
          <table:table-cell table:style-name="ce70" table:formula="of:=[.Q194]/[.C194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81500">
            <text:p>781500</text:p>
          </table:table-cell>
          <table:table-cell table:style-name="ce50" office:value-type="string">
            <text:p>Reprise / prov.risques &amp; charges</text:p>
          </table:table-cell>
          <table:table-cell table:style-name="ce58"/>
          <table:table-cell table:style-name="ce58" table:number-columns-repeated="12"/>
          <table:table-cell table:style-name="ce58" table:formula="of:=SUM([.D195:.O195])" office:value-type="currency" office:currency="EUR" office:value="0">
            <text:p>0,00 €</text:p>
          </table:table-cell>
          <table:table-cell table:style-name="ce58" table:formula="of:=[.C195]-[.P195]" office:value-type="currency" office:currency="EUR" office:value="0">
            <text:p>0,00 €</text:p>
          </table:table-cell>
          <table:table-cell table:style-name="ce70" table:formula="of:=[.Q195]/[.C195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81700">
            <text:p>781700</text:p>
          </table:table-cell>
          <table:table-cell table:style-name="ce50" office:value-type="string">
            <text:p>Reprises / prov. pour Stocks et en-cours</text:p>
          </table:table-cell>
          <table:table-cell table:style-name="ce58"/>
          <table:table-cell table:style-name="ce58" table:number-columns-repeated="12"/>
          <table:table-cell table:style-name="ce58" table:formula="of:=SUM([.D196:.O196])" office:value-type="currency" office:currency="EUR" office:value="0">
            <text:p>0,00 €</text:p>
          </table:table-cell>
          <table:table-cell table:style-name="ce58" table:formula="of:=[.C196]-[.P196]" office:value-type="currency" office:currency="EUR" office:value="0">
            <text:p>0,00 €</text:p>
          </table:table-cell>
          <table:table-cell table:style-name="ce70" table:formula="of:=[.Q196]/[.C19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87250">
            <text:p>787250</text:p>
          </table:table-cell>
          <table:table-cell table:style-name="ce50" office:value-type="string">
            <text:p>Reprise sur amort. dérogatoires</text:p>
          </table:table-cell>
          <table:table-cell table:style-name="ce58"/>
          <table:table-cell table:style-name="ce58" table:number-columns-repeated="12"/>
          <table:table-cell table:style-name="ce58" table:formula="of:=SUM([.D197:.O197])" office:value-type="currency" office:currency="EUR" office:value="0">
            <text:p>0,00 €</text:p>
          </table:table-cell>
          <table:table-cell table:style-name="ce58" table:formula="of:=[.C197]-[.P197]" office:value-type="currency" office:currency="EUR" office:value="0">
            <text:p>0,00 €</text:p>
          </table:table-cell>
          <table:table-cell table:style-name="ce70" table:formula="of:=[.Q197]/[.C197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87500">
            <text:p>787500</text:p>
          </table:table-cell>
          <table:table-cell table:style-name="ce50" office:value-type="string">
            <text:p>Reprise/prov.risques &amp; ch.except.</text:p>
          </table:table-cell>
          <table:table-cell table:style-name="ce58"/>
          <table:table-cell table:style-name="ce58" table:number-columns-repeated="12"/>
          <table:table-cell table:style-name="ce58" table:formula="of:=SUM([.D198:.O198])" office:value-type="currency" office:currency="EUR" office:value="0">
            <text:p>0,00 €</text:p>
          </table:table-cell>
          <table:table-cell table:style-name="ce58" table:formula="of:=[.C198]-[.P198]" office:value-type="currency" office:currency="EUR" office:value="0">
            <text:p>0,00 €</text:p>
          </table:table-cell>
          <table:table-cell table:style-name="ce70" table:formula="of:=[.Q198]/[.C19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91100">
            <text:p>791100</text:p>
          </table:table-cell>
          <table:table-cell table:style-name="ce50" office:value-type="string">
            <text:p>Transferts de charges d'exploit.</text:p>
          </table:table-cell>
          <table:table-cell table:style-name="ce58"/>
          <table:table-cell table:style-name="ce58" table:number-columns-repeated="12"/>
          <table:table-cell table:style-name="ce58" table:formula="of:=SUM([.D199:.O199])" office:value-type="currency" office:currency="EUR" office:value="0">
            <text:p>0,00 €</text:p>
          </table:table-cell>
          <table:table-cell table:style-name="ce58" table:formula="of:=[.C199]-[.P199]" office:value-type="currency" office:currency="EUR" office:value="0">
            <text:p>0,00 €</text:p>
          </table:table-cell>
          <table:table-cell table:style-name="ce70" table:formula="of:=[.Q199]/[.C19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91200">
            <text:p>791200</text:p>
          </table:table-cell>
          <table:table-cell table:style-name="ce50" office:value-type="string">
            <text:p>Transferts de charges Fédération Atelier</text:p>
          </table:table-cell>
          <table:table-cell table:style-name="ce58"/>
          <table:table-cell table:style-name="ce58" table:number-columns-repeated="12"/>
          <table:table-cell table:style-name="ce58" table:formula="of:=SUM([.D200:.O200])" office:value-type="currency" office:currency="EUR" office:value="0">
            <text:p>0,00 €</text:p>
          </table:table-cell>
          <table:table-cell table:style-name="ce58" table:formula="of:=[.C200]-[.P200]" office:value-type="currency" office:currency="EUR" office:value="0">
            <text:p>0,00 €</text:p>
          </table:table-cell>
          <table:table-cell table:style-name="ce70" table:formula="of:=[.Q200]/[.C20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91300">
            <text:p>791300</text:p>
          </table:table-cell>
          <table:table-cell table:style-name="ce50" office:value-type="string">
            <text:p>Réimputation Analytique de charges</text:p>
          </table:table-cell>
          <table:table-cell table:style-name="ce58"/>
          <table:table-cell table:style-name="ce58" table:number-columns-repeated="12"/>
          <table:table-cell table:style-name="ce58" table:formula="of:=SUM([.D201:.O201])" office:value-type="currency" office:currency="EUR" office:value="0">
            <text:p>0,00 €</text:p>
          </table:table-cell>
          <table:table-cell table:style-name="ce58" table:formula="of:=[.C201]-[.P201]" office:value-type="currency" office:currency="EUR" office:value="0">
            <text:p>0,00 €</text:p>
          </table:table-cell>
          <table:table-cell table:style-name="ce70" table:formula="of:=[.Q201]/[.C20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91400">
            <text:p>791400</text:p>
          </table:table-cell>
          <table:table-cell table:style-name="ce50" office:value-type="string">
            <text:p>Réimputation Analytique de produit</text:p>
          </table:table-cell>
          <table:table-cell table:style-name="ce58"/>
          <table:table-cell table:style-name="ce58" table:number-columns-repeated="12"/>
          <table:table-cell table:style-name="ce58" table:formula="of:=SUM([.D202:.O202])" office:value-type="currency" office:currency="EUR" office:value="0">
            <text:p>0,00 €</text:p>
          </table:table-cell>
          <table:table-cell table:style-name="ce58" table:formula="of:=[.C202]-[.P202]" office:value-type="currency" office:currency="EUR" office:value="0">
            <text:p>0,00 €</text:p>
          </table:table-cell>
          <table:table-cell table:style-name="ce70" table:formula="of:=[.Q202]/[.C20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/>
          <table:table-cell table:style-name="ce50"/>
          <table:table-cell table:style-name="ce58"/>
          <table:table-cell table:style-name="ce58" table:number-columns-repeated="12"/>
          <table:table-cell table:style-name="ce58" table:formula="of:=SUM([.D203:.O203])" office:value-type="currency" office:currency="EUR" office:value="0">
            <text:p>0,00 €</text:p>
          </table:table-cell>
          <table:table-cell table:style-name="ce58" table:formula="of:=[.C203]-[.P203]" office:value-type="currency" office:currency="EUR" office:value="0">
            <text:p>0,00 €</text:p>
          </table:table-cell>
          <table:table-cell table:style-name="ce70" table:formula="of:=[.Q203]/[.C20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8"/>
          <table:table-cell table:style-name="ce51" office:value-type="string">
            <text:p>résultat</text:p>
          </table:table-cell>
          <table:table-cell table:style-name="ce54" table:formula="of:=[.C133]-[.C2]" office:value-type="currency" office:currency="EUR" office:value="-7500">
            <text:p>-7 500,00 €</text:p>
          </table:table-cell>
          <table:table-cell table:style-name="ce54" table:formula="of:=[.D133]-[.D2]" office:value-type="currency" office:currency="EUR" office:value="-119.8">
            <text:p>-119,80 €</text:p>
          </table:table-cell>
          <table:table-cell table:style-name="ce54" table:formula="of:=[.E133]-[.E2]" office:value-type="currency" office:currency="EUR" office:value="0">
            <text:p>0,00 €</text:p>
          </table:table-cell>
          <table:table-cell table:style-name="ce54" table:formula="of:=[.F133]-[.F2]" office:value-type="currency" office:currency="EUR" office:value="0">
            <text:p>0,00 €</text:p>
          </table:table-cell>
          <table:table-cell table:style-name="ce54" table:formula="of:=[.G133]-[.G2]" office:value-type="currency" office:currency="EUR" office:value="0">
            <text:p>0,00 €</text:p>
          </table:table-cell>
          <table:table-cell table:style-name="ce54" table:formula="of:=[.H133]-[.H2]" office:value-type="currency" office:currency="EUR" office:value="0">
            <text:p>0,00 €</text:p>
          </table:table-cell>
          <table:table-cell table:style-name="ce54" table:formula="of:=[.I133]-[.I2]" office:value-type="currency" office:currency="EUR" office:value="0">
            <text:p>0,00 €</text:p>
          </table:table-cell>
          <table:table-cell table:style-name="ce54" table:formula="of:=[.J133]-[.J2]" office:value-type="currency" office:currency="EUR" office:value="0">
            <text:p>0,00 €</text:p>
          </table:table-cell>
          <table:table-cell table:style-name="ce54" table:formula="of:=[.K133]-[.K2]" office:value-type="currency" office:currency="EUR" office:value="0">
            <text:p>0,00 €</text:p>
          </table:table-cell>
          <table:table-cell table:style-name="ce54" table:formula="of:=[.L133]-[.L2]" office:value-type="currency" office:currency="EUR" office:value="0">
            <text:p>0,00 €</text:p>
          </table:table-cell>
          <table:table-cell table:style-name="ce54" table:formula="of:=[.M133]-[.M2]" office:value-type="currency" office:currency="EUR" office:value="0">
            <text:p>0,00 €</text:p>
          </table:table-cell>
          <table:table-cell table:style-name="ce54" table:formula="of:=[.N133]-[.N2]" office:value-type="currency" office:currency="EUR" office:value="0">
            <text:p>0,00 €</text:p>
          </table:table-cell>
          <table:table-cell table:style-name="ce54" table:formula="of:=[.O133]-[.O2]" office:value-type="currency" office:currency="EUR" office:value="0">
            <text:p>0,00 €</text:p>
          </table:table-cell>
          <table:table-cell table:style-name="ce54" table:formula="of:=SUM([.D204:.O204])" office:value-type="currency" office:currency="EUR" office:value="-119.8">
            <text:p>-119,80 €</text:p>
          </table:table-cell>
          <table:table-cell table:style-name="ce54" table:formula="of:=[.C204]-[.P204]" office:value-type="currency" office:currency="EUR" office:value="-7380.2">
            <text:p>-7 380,20 €</text:p>
          </table:table-cell>
          <table:table-cell table:style-name="ce69"/>
          <table:table-cell table:number-columns-repeated="1006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ue" table:style-name="ta1" table:print="false">
        <office:forms form:automatic-focus="false" form:apply-design-mode="false"/>
        <table:table-column table:style-name="co10" table:default-cell-style-name="ce46"/>
        <table:table-column table:style-name="co17" table:default-cell-style-name="ce52"/>
        <table:table-column table:style-name="co18" table:default-cell-style-name="ce56"/>
        <table:table-column table:style-name="co16" table:default-cell-style-name="ce56"/>
        <table:table-column table:style-name="co1" table:number-columns-repeated="2" table:default-cell-style-name="ce56"/>
        <table:table-column table:style-name="co1" table:visibility="collapse" table:number-columns-repeated="9" table:default-cell-style-name="ce56"/>
        <table:table-column table:style-name="co1" table:default-cell-style-name="ce56"/>
        <table:table-column table:style-name="co18" table:default-cell-style-name="ce56"/>
        <table:table-column table:style-name="co1" table:default-cell-style-name="ce56"/>
        <table:table-column table:style-name="co1" table:number-columns-repeated="1006" table:default-cell-style-name="ce46"/>
        <table:table-row table:style-name="ro7">
          <table:table-cell table:style-name="ce68" office:value-type="string">
            <text:p>REVUE</text:p>
          </table:table-cell>
          <table:table-cell table:style-name="ce50"/>
          <table:table-cell table:style-name="ce53" office:value-type="string">
            <text:p>bp</text:p>
          </table:table-cell>
          <table:table-cell table:style-name="ce53" office:value-type="string">
            <text:p>septembre</text:p>
          </table:table-cell>
          <table:table-cell table:style-name="ce53" office:value-type="string">
            <text:p>octobre</text:p>
          </table:table-cell>
          <table:table-cell table:style-name="ce53" office:value-type="string">
            <text:p>novembre</text:p>
          </table:table-cell>
          <table:table-cell table:style-name="ce53" office:value-type="string">
            <text:p>décembre</text:p>
          </table:table-cell>
          <table:table-cell table:style-name="ce53" office:value-type="string">
            <text:p>janvier</text:p>
          </table:table-cell>
          <table:table-cell table:style-name="ce53" office:value-type="string">
            <text:p>février</text:p>
          </table:table-cell>
          <table:table-cell table:style-name="ce53" office:value-type="string">
            <text:p>mars</text:p>
          </table:table-cell>
          <table:table-cell table:style-name="ce53" office:value-type="string">
            <text:p>avril</text:p>
          </table:table-cell>
          <table:table-cell table:style-name="ce53" office:value-type="string">
            <text:p>mai</text:p>
          </table:table-cell>
          <table:table-cell table:style-name="ce53" office:value-type="string">
            <text:p>juin</text:p>
          </table:table-cell>
          <table:table-cell table:style-name="ce53" office:value-type="string">
            <text:p>juillet</text:p>
          </table:table-cell>
          <table:table-cell table:style-name="ce53" office:value-type="string">
            <text:p>août</text:p>
          </table:table-cell>
          <table:table-cell table:style-name="ce53" office:value-type="string">
            <text:p>total</text:p>
          </table:table-cell>
          <table:table-cell table:style-name="ce53" office:value-type="string">
            <text:p>reste</text:p>
          </table:table-cell>
          <table:table-cell table:style-name="ce53" office:value-type="string">
            <text:p>ratioP/C</text:p>
          </table:table-cell>
          <table:table-cell table:number-columns-repeated="1006"/>
        </table:table-row>
        <table:table-row table:style-name="ro5">
          <table:table-cell table:style-name="ce48"/>
          <table:table-cell table:style-name="ce51" office:value-type="string">
            <text:p>Dépenses </text:p>
          </table:table-cell>
          <table:table-cell table:style-name="ce54" table:formula="of:=SUM([.C5:.C112])" office:value-type="currency" office:currency="EUR" office:value="78100.6">
            <text:p>78 100,60 €</text:p>
          </table:table-cell>
          <table:table-cell table:style-name="ce54" table:formula="of:=SUM([.D5:.D112])" office:value-type="currency" office:currency="EUR" office:value="5041.17">
            <text:p>5 041,17 €</text:p>
          </table:table-cell>
          <table:table-cell table:style-name="ce54" table:formula="of:=SUM([.E5:.E112])" office:value-type="currency" office:currency="EUR" office:value="7833.92">
            <text:p>7 833,92 €</text:p>
          </table:table-cell>
          <table:table-cell table:style-name="ce54" table:formula="of:=SUM([.F5:.F112])" office:value-type="currency" office:currency="EUR" office:value="2696.25">
            <text:p>2 696,25 €</text:p>
          </table:table-cell>
          <table:table-cell table:style-name="ce54" table:formula="of:=SUM([.G5:.G112])" office:value-type="currency" office:currency="EUR" office:value="0">
            <text:p>0,00 €</text:p>
          </table:table-cell>
          <table:table-cell table:style-name="ce54" table:formula="of:=SUM([.H5:.H112])" office:value-type="currency" office:currency="EUR" office:value="0">
            <text:p>0,00 €</text:p>
          </table:table-cell>
          <table:table-cell table:style-name="ce54" table:formula="of:=SUM([.I5:.I112])" office:value-type="currency" office:currency="EUR" office:value="0">
            <text:p>0,00 €</text:p>
          </table:table-cell>
          <table:table-cell table:style-name="ce54" table:formula="of:=SUM([.J5:.J112])" office:value-type="currency" office:currency="EUR" office:value="0">
            <text:p>0,00 €</text:p>
          </table:table-cell>
          <table:table-cell table:style-name="ce54" table:formula="of:=SUM([.K5:.K112])" office:value-type="currency" office:currency="EUR" office:value="0">
            <text:p>0,00 €</text:p>
          </table:table-cell>
          <table:table-cell table:style-name="ce54" table:formula="of:=SUM([.L5:.L112])" office:value-type="currency" office:currency="EUR" office:value="0">
            <text:p>0,00 €</text:p>
          </table:table-cell>
          <table:table-cell table:style-name="ce54" table:formula="of:=SUM([.M5:.M112])" office:value-type="currency" office:currency="EUR" office:value="0">
            <text:p>0,00 €</text:p>
          </table:table-cell>
          <table:table-cell table:style-name="ce54" table:formula="of:=SUM([.N5:.N112])" office:value-type="currency" office:currency="EUR" office:value="0">
            <text:p>0,00 €</text:p>
          </table:table-cell>
          <table:table-cell table:style-name="ce54" table:formula="of:=SUM([.O5:.O112])" office:value-type="currency" office:currency="EUR" office:value="0">
            <text:p>0,00 €</text:p>
          </table:table-cell>
          <table:table-cell table:style-name="ce54" table:formula="of:=SUM([.D2:.O2])" office:value-type="currency" office:currency="EUR" office:value="15571.34">
            <text:p>15 571,34 €</text:p>
          </table:table-cell>
          <table:table-cell table:style-name="ce54" table:formula="of:=[.C2]-[.P2]" office:value-type="currency" office:currency="EUR" office:value="62529.26">
            <text:p>62 529,26 €</text:p>
          </table:table-cell>
          <table:table-cell table:style-name="ce69" table:formula="of:=[.P2]/[.C2]" office:value-type="percentage" office:value="0.199375420931465">
            <text:p>19,94%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03700">
            <text:p>603700</text:p>
          </table:table-cell>
          <table:table-cell table:style-name="ce50" office:value-type="string">
            <text:p>Variation des stocks de matériel</text:p>
          </table:table-cell>
          <table:table-cell table:style-name="ce58"/>
          <table:table-cell table:style-name="ce58" table:number-columns-repeated="12"/>
          <table:table-cell table:style-name="ce58" table:formula="of:=SUM([.D3:.O3])" office:value-type="currency" office:currency="EUR" office:value="0">
            <text:p>0,00 €</text:p>
          </table:table-cell>
          <table:table-cell table:style-name="ce58" table:formula="of:=[.C3]-[.P3]" office:value-type="currency" office:currency="EUR" office:value="0">
            <text:p>0,00 €</text:p>
          </table:table-cell>
          <table:table-cell table:style-name="ce70" table:formula="of:=[.Q3]/[.C3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04100">
            <text:p>604100</text:p>
          </table:table-cell>
          <table:table-cell table:style-name="ce50" office:value-type="string">
            <text:p>Analyses radiologiques</text:p>
          </table:table-cell>
          <table:table-cell table:style-name="ce58"/>
          <table:table-cell table:style-name="ce58" table:number-columns-repeated="12"/>
          <table:table-cell table:style-name="ce58" table:formula="of:=SUM([.D4:.O4])" office:value-type="currency" office:currency="EUR" office:value="0">
            <text:p>0,00 €</text:p>
          </table:table-cell>
          <table:table-cell table:style-name="ce58" table:formula="of:=[.C4]-[.P4]" office:value-type="currency" office:currency="EUR" office:value="0">
            <text:p>0,00 €</text:p>
          </table:table-cell>
          <table:table-cell table:style-name="ce70" table:formula="of:=[.Q4]/[.C4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05000">
            <text:p>605000</text:p>
          </table:table-cell>
          <table:table-cell table:style-name="ce50" office:value-type="string">
            <text:p>Matériel, équipements Manif &amp; Campagnes</text:p>
          </table:table-cell>
          <table:table-cell table:style-name="ce58"/>
          <table:table-cell table:style-name="ce58" table:number-columns-repeated="12"/>
          <table:table-cell table:style-name="ce58" table:formula="of:=SUM([.D5:.O5])" office:value-type="currency" office:currency="EUR" office:value="0">
            <text:p>0,00 €</text:p>
          </table:table-cell>
          <table:table-cell table:style-name="ce58" table:formula="of:=[.C5]-[.P5]" office:value-type="currency" office:currency="EUR" office:value="0">
            <text:p>0,00 €</text:p>
          </table:table-cell>
          <table:table-cell table:style-name="ce70" table:formula="of:=[.P5]/[.C5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06110">
            <text:p>606110</text:p>
          </table:table-cell>
          <table:table-cell table:style-name="ce50" office:value-type="string">
            <text:p>Eau abonnement et consommation</text:p>
          </table:table-cell>
          <table:table-cell table:style-name="ce58"/>
          <table:table-cell table:style-name="ce58" table:number-columns-repeated="12"/>
          <table:table-cell table:style-name="ce58" table:formula="of:=SUM([.D6:.O6])" office:value-type="currency" office:currency="EUR" office:value="0">
            <text:p>0,00 €</text:p>
          </table:table-cell>
          <table:table-cell table:style-name="ce58" table:formula="of:=[.C6]-[.P6]" office:value-type="currency" office:currency="EUR" office:value="0">
            <text:p>0,00 €</text:p>
          </table:table-cell>
          <table:table-cell table:style-name="ce70" table:formula="of:=[.P6]/[.C6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06140">
            <text:p>606140</text:p>
          </table:table-cell>
          <table:table-cell table:style-name="ce50" office:value-type="string">
            <text:p>Carburants</text:p>
          </table:table-cell>
          <table:table-cell table:style-name="ce58"/>
          <table:table-cell table:style-name="ce58" table:number-columns-repeated="12"/>
          <table:table-cell table:style-name="ce58" table:formula="of:=SUM([.D7:.O7])" office:value-type="currency" office:currency="EUR" office:value="0">
            <text:p>0,00 €</text:p>
          </table:table-cell>
          <table:table-cell table:style-name="ce58" table:formula="of:=[.C7]-[.P7]" office:value-type="currency" office:currency="EUR" office:value="0">
            <text:p>0,00 €</text:p>
          </table:table-cell>
          <table:table-cell table:style-name="ce70" table:formula="of:=[.P7]/[.C7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06300">
            <text:p>606300</text:p>
          </table:table-cell>
          <table:table-cell table:style-name="ce50" office:value-type="string">
            <text:p>Fournitures d'entretien et de petit équipement</text:p>
          </table:table-cell>
          <table:table-cell table:style-name="ce58"/>
          <table:table-cell table:style-name="ce58" table:number-columns-repeated="12"/>
          <table:table-cell table:style-name="ce58" table:formula="of:=SUM([.D8:.O8])" office:value-type="currency" office:currency="EUR" office:value="0">
            <text:p>0,00 €</text:p>
          </table:table-cell>
          <table:table-cell table:style-name="ce58" table:formula="of:=[.C8]-[.P8]" office:value-type="currency" office:currency="EUR" office:value="0">
            <text:p>0,00 €</text:p>
          </table:table-cell>
          <table:table-cell table:style-name="ce70" table:formula="of:=[.P8]/[.C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06400">
            <text:p>606400</text:p>
          </table:table-cell>
          <table:table-cell table:style-name="ce50" office:value-type="string">
            <text:p>Fournitures administratives</text:p>
          </table:table-cell>
          <table:table-cell table:style-name="ce58" office:value-type="currency" office:currency="EUR" office:value="4619">
            <text:p>4 619,00 €</text:p>
          </table:table-cell>
          <table:table-cell table:style-name="ce58" table:number-columns-repeated="12"/>
          <table:table-cell table:style-name="ce58" table:formula="of:=SUM([.D9:.O9])" office:value-type="currency" office:currency="EUR" office:value="0">
            <text:p>0,00 €</text:p>
          </table:table-cell>
          <table:table-cell table:style-name="ce58" table:formula="of:=[.C9]-[.P9]" office:value-type="currency" office:currency="EUR" office:value="4619">
            <text:p>4 619,00 €</text:p>
          </table:table-cell>
          <table:table-cell table:style-name="ce70" table:formula="of:=[.P9]/[.C9]" office:value-type="percentage" office:value="0">
            <text:p>0,00%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06450">
            <text:p>606450</text:p>
          </table:table-cell>
          <table:table-cell table:style-name="ce50" office:value-type="string">
            <text:p>Fournitures informatiques</text:p>
          </table:table-cell>
          <table:table-cell table:style-name="ce58"/>
          <table:table-cell table:style-name="ce58" table:number-columns-repeated="12"/>
          <table:table-cell table:style-name="ce58" table:formula="of:=SUM([.D10:.O10])" office:value-type="currency" office:currency="EUR" office:value="0">
            <text:p>0,00 €</text:p>
          </table:table-cell>
          <table:table-cell table:style-name="ce58" table:formula="of:=[.C10]-[.P10]" office:value-type="currency" office:currency="EUR" office:value="0">
            <text:p>0,00 €</text:p>
          </table:table-cell>
          <table:table-cell table:style-name="ce70" table:formula="of:=[.P10]/[.C10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07000">
            <text:p>607000</text:p>
          </table:table-cell>
          <table:table-cell table:style-name="ce50" office:value-type="string">
            <text:p>Achats de matériels pour revente</text:p>
          </table:table-cell>
          <table:table-cell table:style-name="ce58"/>
          <table:table-cell table:style-name="ce58" table:number-columns-repeated="12"/>
          <table:table-cell table:style-name="ce58" table:formula="of:=SUM([.D11:.O11])" office:value-type="currency" office:currency="EUR" office:value="0">
            <text:p>0,00 €</text:p>
          </table:table-cell>
          <table:table-cell table:style-name="ce58" table:formula="of:=[.C11]-[.P11]" office:value-type="currency" office:currency="EUR" office:value="0">
            <text:p>0,00 €</text:p>
          </table:table-cell>
          <table:table-cell table:style-name="ce70" table:formula="of:=[.P11]/[.C11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07100">
            <text:p>607100</text:p>
          </table:table-cell>
          <table:table-cell table:style-name="ce50" office:value-type="string">
            <text:p>Achat de livres, brochures</text:p>
          </table:table-cell>
          <table:table-cell table:style-name="ce58"/>
          <table:table-cell table:style-name="ce58" table:number-columns-repeated="12"/>
          <table:table-cell table:style-name="ce58" table:formula="of:=SUM([.D12:.O12])" office:value-type="currency" office:currency="EUR" office:value="0">
            <text:p>0,00 €</text:p>
          </table:table-cell>
          <table:table-cell table:style-name="ce58" table:formula="of:=[.C12]-[.P12]" office:value-type="currency" office:currency="EUR" office:value="0">
            <text:p>0,00 €</text:p>
          </table:table-cell>
          <table:table-cell table:style-name="ce70" table:formula="of:=[.P12]/[.C12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07120">
            <text:p>607120</text:p>
          </table:table-cell>
          <table:table-cell table:style-name="ce50" office:value-type="string">
            <text:p>Achats de livres et brochures UE</text:p>
          </table:table-cell>
          <table:table-cell table:style-name="ce58"/>
          <table:table-cell table:style-name="ce58" table:number-columns-repeated="12"/>
          <table:table-cell table:style-name="ce58" table:formula="of:=SUM([.D13:.O13])" office:value-type="currency" office:currency="EUR" office:value="0">
            <text:p>0,00 €</text:p>
          </table:table-cell>
          <table:table-cell table:style-name="ce58" table:formula="of:=[.C13]-[.P13]" office:value-type="currency" office:currency="EUR" office:value="0">
            <text:p>0,00 €</text:p>
          </table:table-cell>
          <table:table-cell table:style-name="ce70" table:formula="of:=[.P13]/[.C13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07200">
            <text:p>607200</text:p>
          </table:table-cell>
          <table:table-cell table:style-name="ce50" office:value-type="string">
            <text:p>Achats de matériels UE (intracomm)</text:p>
          </table:table-cell>
          <table:table-cell table:style-name="ce58"/>
          <table:table-cell table:style-name="ce58" table:number-columns-repeated="12"/>
          <table:table-cell table:style-name="ce58" table:formula="of:=SUM([.D14:.O14])" office:value-type="currency" office:currency="EUR" office:value="0">
            <text:p>0,00 €</text:p>
          </table:table-cell>
          <table:table-cell table:style-name="ce58" table:formula="of:=[.C14]-[.P14]" office:value-type="currency" office:currency="EUR" office:value="0">
            <text:p>0,00 €</text:p>
          </table:table-cell>
          <table:table-cell table:style-name="ce70" table:formula="of:=[.P14]/[.C14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07800">
            <text:p>607800</text:p>
          </table:table-cell>
          <table:table-cell table:style-name="ce50" office:value-type="string">
            <text:p>Autres achats pour revente</text:p>
          </table:table-cell>
          <table:table-cell table:style-name="ce58"/>
          <table:table-cell table:style-name="ce58" table:number-columns-repeated="12"/>
          <table:table-cell table:style-name="ce58" table:formula="of:=SUM([.D15:.O15])" office:value-type="currency" office:currency="EUR" office:value="0">
            <text:p>0,00 €</text:p>
          </table:table-cell>
          <table:table-cell table:style-name="ce58" table:formula="of:=[.C15]-[.P15]" office:value-type="currency" office:currency="EUR" office:value="0">
            <text:p>0,00 €</text:p>
          </table:table-cell>
          <table:table-cell table:style-name="ce70" table:formula="of:=[.P15]/[.C15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07900">
            <text:p>607900</text:p>
          </table:table-cell>
          <table:table-cell table:style-name="ce50" office:value-type="string">
            <text:p>Reversements sur ventes EXO (707900)</text:p>
          </table:table-cell>
          <table:table-cell table:style-name="ce58"/>
          <table:table-cell table:style-name="ce58" table:number-columns-repeated="12"/>
          <table:table-cell table:style-name="ce58" table:formula="of:=SUM([.D16:.O16])" office:value-type="currency" office:currency="EUR" office:value="0">
            <text:p>0,00 €</text:p>
          </table:table-cell>
          <table:table-cell table:style-name="ce58" table:formula="of:=[.C16]-[.P16]" office:value-type="currency" office:currency="EUR" office:value="0">
            <text:p>0,00 €</text:p>
          </table:table-cell>
          <table:table-cell table:style-name="ce70" table:formula="of:=[.P16]/[.C16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09700">
            <text:p>609700</text:p>
          </table:table-cell>
          <table:table-cell table:style-name="ce50" office:value-type="string">
            <text:p>Rabais remise ristourne sur achats</text:p>
          </table:table-cell>
          <table:table-cell table:style-name="ce58"/>
          <table:table-cell table:style-name="ce58" table:number-columns-repeated="12"/>
          <table:table-cell table:style-name="ce58" table:formula="of:=SUM([.D17:.O17])" office:value-type="currency" office:currency="EUR" office:value="0">
            <text:p>0,00 €</text:p>
          </table:table-cell>
          <table:table-cell table:style-name="ce58" table:formula="of:=[.C17]-[.P17]" office:value-type="currency" office:currency="EUR" office:value="0">
            <text:p>0,00 €</text:p>
          </table:table-cell>
          <table:table-cell table:style-name="ce70" table:formula="of:=[.P17]/[.C17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11000">
            <text:p>611000</text:p>
          </table:table-cell>
          <table:table-cell table:style-name="ce50" office:value-type="string">
            <text:p>Sous-traitance générale</text:p>
          </table:table-cell>
          <table:table-cell table:style-name="ce58"/>
          <table:table-cell table:style-name="ce58" table:number-columns-repeated="12"/>
          <table:table-cell table:style-name="ce58" table:formula="of:=SUM([.D18:.O18])" office:value-type="currency" office:currency="EUR" office:value="0">
            <text:p>0,00 €</text:p>
          </table:table-cell>
          <table:table-cell table:style-name="ce58" table:formula="of:=[.C18]-[.P18]" office:value-type="currency" office:currency="EUR" office:value="0">
            <text:p>0,00 €</text:p>
          </table:table-cell>
          <table:table-cell table:style-name="ce70" table:formula="of:=[.P18]/[.C18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11020">
            <text:p>611020</text:p>
          </table:table-cell>
          <table:table-cell table:style-name="ce50" office:value-type="string">
            <text:p>Sous-traitance UE (intracomm)</text:p>
          </table:table-cell>
          <table:table-cell table:style-name="ce58"/>
          <table:table-cell table:style-name="ce58" table:number-columns-repeated="12"/>
          <table:table-cell table:style-name="ce58" table:formula="of:=SUM([.D19:.O19])" office:value-type="currency" office:currency="EUR" office:value="0">
            <text:p>0,00 €</text:p>
          </table:table-cell>
          <table:table-cell table:style-name="ce58" table:formula="of:=[.C19]-[.P19]" office:value-type="currency" office:currency="EUR" office:value="0">
            <text:p>0,00 €</text:p>
          </table:table-cell>
          <table:table-cell table:style-name="ce70" table:formula="of:=[.P19]/[.C1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1100">
            <text:p>611100</text:p>
          </table:table-cell>
          <table:table-cell table:style-name="ce50" office:value-type="string">
            <text:p>Routages - Encartages</text:p>
          </table:table-cell>
          <table:table-cell table:style-name="ce58" office:value-type="currency" office:currency="EUR" office:value="9100">
            <text:p>9 100,00 €</text:p>
          </table:table-cell>
          <table:table-cell table:style-name="ce58" office:value-type="currency" office:currency="EUR" office:value="703.5">
            <text:p>703,50 €</text:p>
          </table:table-cell>
          <table:table-cell table:style-name="ce58" office:value-type="currency" office:currency="EUR" office:value="675.22">
            <text:p>675,22 €</text:p>
          </table:table-cell>
          <table:table-cell table:style-name="ce58" office:value-type="currency" office:currency="EUR" office:value="1254.15">
            <text:p>1 254,15 €</text:p>
          </table:table-cell>
          <table:table-cell table:style-name="ce58" table:number-columns-repeated="9"/>
          <table:table-cell table:style-name="ce58" table:formula="of:=SUM([.D20:.O20])" office:value-type="currency" office:currency="EUR" office:value="2632.87">
            <text:p>2 632,87 €</text:p>
          </table:table-cell>
          <table:table-cell table:style-name="ce58" table:formula="of:=[.C20]-[.P20]" office:value-type="currency" office:currency="EUR" office:value="6467.13">
            <text:p>6 467,13 €</text:p>
          </table:table-cell>
          <table:table-cell table:style-name="ce70" table:formula="of:=[.P20]/[.C20]" office:value-type="percentage" office:value="0.289326373626374">
            <text:p>28,93%</text:p>
          </table:table-cell>
          <table:table-cell table:number-columns-repeated="1006"/>
        </table:table-row>
        <table:table-row table:style-name="ro1">
          <table:table-cell table:style-name="ce49" office:value-type="float" office:value="611200">
            <text:p>611200</text:p>
          </table:table-cell>
          <table:table-cell table:style-name="ce50" office:value-type="string">
            <text:p>Imprimerie</text:p>
          </table:table-cell>
          <table:table-cell table:style-name="ce58" office:value-type="currency" office:currency="EUR" office:value="25140">
            <text:p>25 140,00 €</text:p>
          </table:table-cell>
          <table:table-cell table:style-name="ce58" office:value-type="currency" office:currency="EUR" office:value="250">
            <text:p>250,00 €</text:p>
          </table:table-cell>
          <table:table-cell table:style-name="ce58" office:value-type="currency" office:currency="EUR" office:value="5990">
            <text:p>5 990,00 €</text:p>
          </table:table-cell>
          <table:table-cell table:style-name="ce58" office:value-type="currency" office:currency="EUR" office:value="1192.1">
            <text:p>1 192,10 €</text:p>
          </table:table-cell>
          <table:table-cell table:style-name="ce58" table:number-columns-repeated="9"/>
          <table:table-cell table:style-name="ce58" table:formula="of:=SUM([.D21:.O21])" office:value-type="currency" office:currency="EUR" office:value="7432.1">
            <text:p>7 432,10 €</text:p>
          </table:table-cell>
          <table:table-cell table:style-name="ce58" table:formula="of:=[.C21]-[.P21]" office:value-type="currency" office:currency="EUR" office:value="17707.9">
            <text:p>17 707,90 €</text:p>
          </table:table-cell>
          <table:table-cell table:style-name="ce70" table:formula="of:=[.P21]/[.C21]" office:value-type="percentage" office:value="0.295628480509149">
            <text:p>29,56%</text:p>
          </table:table-cell>
          <table:table-cell table:number-columns-repeated="1006"/>
        </table:table-row>
        <table:table-row table:style-name="ro1">
          <table:table-cell table:style-name="ce49" office:value-type="float" office:value="611210">
            <text:p>611210</text:p>
          </table:table-cell>
          <table:table-cell table:style-name="ce50" office:value-type="string">
            <text:p>Photocopies</text:p>
          </table:table-cell>
          <table:table-cell table:style-name="ce58"/>
          <table:table-cell table:style-name="ce58" table:number-columns-repeated="12"/>
          <table:table-cell table:style-name="ce58" table:formula="of:=SUM([.D22:.O22])" office:value-type="currency" office:currency="EUR" office:value="0">
            <text:p>0,00 €</text:p>
          </table:table-cell>
          <table:table-cell table:style-name="ce58" table:formula="of:=[.C22]-[.P22]" office:value-type="currency" office:currency="EUR" office:value="0">
            <text:p>0,00 €</text:p>
          </table:table-cell>
          <table:table-cell table:style-name="ce70" table:formula="of:=[.P22]/[.C2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11300">
            <text:p>611300</text:p>
          </table:table-cell>
          <table:table-cell table:style-name="ce50" office:value-type="string">
            <text:p>Maquettage extérieur</text:p>
          </table:table-cell>
          <table:table-cell table:style-name="ce58"/>
          <table:table-cell table:style-name="ce58"/>
          <table:table-cell table:number-columns-repeated="2" table:style-name="ce58" office:value-type="currency" office:currency="EUR" office:value="250">
            <text:p>250,00 €</text:p>
          </table:table-cell>
          <table:table-cell table:style-name="ce58" table:number-columns-repeated="9"/>
          <table:table-cell table:style-name="ce58" table:formula="of:=SUM([.D23:.O23])" office:value-type="currency" office:currency="EUR" office:value="500">
            <text:p>500,00 €</text:p>
          </table:table-cell>
          <table:table-cell table:style-name="ce58" table:formula="of:=[.C23]-[.P23]" office:value-type="currency" office:currency="EUR" office:value="-500">
            <text:p>-500,00 €</text:p>
          </table:table-cell>
          <table:table-cell table:style-name="ce70" table:formula="of:=[.P23]/[.C23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11400">
            <text:p>611400</text:p>
          </table:table-cell>
          <table:table-cell table:style-name="ce50" office:value-type="string">
            <text:p>sous-traitance Matériel de campagne</text:p>
          </table:table-cell>
          <table:table-cell table:style-name="ce58"/>
          <table:table-cell table:style-name="ce58" table:number-columns-repeated="12"/>
          <table:table-cell table:style-name="ce58" table:formula="of:=SUM([.D24:.O24])" office:value-type="currency" office:currency="EUR" office:value="0">
            <text:p>0,00 €</text:p>
          </table:table-cell>
          <table:table-cell table:style-name="ce58" table:formula="of:=[.C24]-[.P24]" office:value-type="currency" office:currency="EUR" office:value="0">
            <text:p>0,00 €</text:p>
          </table:table-cell>
          <table:table-cell table:style-name="ce70" table:formula="of:=[.P24]/[.C24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13200">
            <text:p>613200</text:p>
          </table:table-cell>
          <table:table-cell table:style-name="ce50" office:value-type="string">
            <text:p>Locations de salles</text:p>
          </table:table-cell>
          <table:table-cell table:style-name="ce58"/>
          <table:table-cell table:style-name="ce58" table:number-columns-repeated="12"/>
          <table:table-cell table:style-name="ce58" table:formula="of:=SUM([.D25:.O25])" office:value-type="currency" office:currency="EUR" office:value="0">
            <text:p>0,00 €</text:p>
          </table:table-cell>
          <table:table-cell table:style-name="ce58" table:formula="of:=[.C25]-[.P25]" office:value-type="currency" office:currency="EUR" office:value="0">
            <text:p>0,00 €</text:p>
          </table:table-cell>
          <table:table-cell table:style-name="ce70" table:formula="of:=[.P25]/[.C25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13210">
            <text:p>613210</text:p>
          </table:table-cell>
          <table:table-cell table:style-name="ce50" office:value-type="string">
            <text:p>Loyer bureau à Lille</text:p>
          </table:table-cell>
          <table:table-cell table:style-name="ce58"/>
          <table:table-cell table:style-name="ce58" table:number-columns-repeated="12"/>
          <table:table-cell table:style-name="ce58" table:formula="of:=SUM([.D26:.O26])" office:value-type="currency" office:currency="EUR" office:value="0">
            <text:p>0,00 €</text:p>
          </table:table-cell>
          <table:table-cell table:style-name="ce58" table:formula="of:=[.C26]-[.P26]" office:value-type="currency" office:currency="EUR" office:value="0">
            <text:p>0,00 €</text:p>
          </table:table-cell>
          <table:table-cell table:style-name="ce70" table:formula="of:=[.P26]/[.C26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13220">
            <text:p>613220</text:p>
          </table:table-cell>
          <table:table-cell table:style-name="ce50" office:value-type="string">
            <text:p>Loyer rue du Pavillon</text:p>
          </table:table-cell>
          <table:table-cell table:style-name="ce58"/>
          <table:table-cell table:style-name="ce58" table:number-columns-repeated="12"/>
          <table:table-cell table:style-name="ce58" table:formula="of:=SUM([.D27:.O27])" office:value-type="currency" office:currency="EUR" office:value="0">
            <text:p>0,00 €</text:p>
          </table:table-cell>
          <table:table-cell table:style-name="ce58" table:formula="of:=[.C27]-[.P27]" office:value-type="currency" office:currency="EUR" office:value="0">
            <text:p>0,00 €</text:p>
          </table:table-cell>
          <table:table-cell table:style-name="ce70" table:formula="of:=[.P27]/[.C27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13230">
            <text:p>613230</text:p>
          </table:table-cell>
          <table:table-cell table:style-name="ce50" office:value-type="string">
            <text:p>Loyer bureau Paris</text:p>
          </table:table-cell>
          <table:table-cell table:style-name="ce58"/>
          <table:table-cell table:style-name="ce58" table:number-columns-repeated="12"/>
          <table:table-cell table:style-name="ce58" table:formula="of:=SUM([.D28:.O28])" office:value-type="currency" office:currency="EUR" office:value="0">
            <text:p>0,00 €</text:p>
          </table:table-cell>
          <table:table-cell table:style-name="ce58" table:formula="of:=[.C28]-[.P28]" office:value-type="currency" office:currency="EUR" office:value="0">
            <text:p>0,00 €</text:p>
          </table:table-cell>
          <table:table-cell table:style-name="ce70" table:formula="of:=[.P28]/[.C28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13500">
            <text:p>613500</text:p>
          </table:table-cell>
          <table:table-cell table:style-name="ce50" office:value-type="string">
            <text:p>Location machine à affranchir</text:p>
          </table:table-cell>
          <table:table-cell table:style-name="ce58"/>
          <table:table-cell table:style-name="ce58" table:number-columns-repeated="12"/>
          <table:table-cell table:style-name="ce58" table:formula="of:=SUM([.D29:.O29])" office:value-type="currency" office:currency="EUR" office:value="0">
            <text:p>0,00 €</text:p>
          </table:table-cell>
          <table:table-cell table:style-name="ce58" table:formula="of:=[.C29]-[.P29]" office:value-type="currency" office:currency="EUR" office:value="0">
            <text:p>0,00 €</text:p>
          </table:table-cell>
          <table:table-cell table:style-name="ce70" table:formula="of:=[.P29]/[.C29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13510">
            <text:p>613510</text:p>
          </table:table-cell>
          <table:table-cell table:style-name="ce50" office:value-type="string">
            <text:p>Location + Maintenance photocopieur</text:p>
          </table:table-cell>
          <table:table-cell table:style-name="ce58"/>
          <table:table-cell table:style-name="ce58" table:number-columns-repeated="12"/>
          <table:table-cell table:style-name="ce58" table:formula="of:=SUM([.D30:.O30])" office:value-type="currency" office:currency="EUR" office:value="0">
            <text:p>0,00 €</text:p>
          </table:table-cell>
          <table:table-cell table:style-name="ce58" table:formula="of:=[.C30]-[.P30]" office:value-type="currency" office:currency="EUR" office:value="0">
            <text:p>0,00 €</text:p>
          </table:table-cell>
          <table:table-cell table:style-name="ce70" table:formula="of:=[.P30]/[.C30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13520">
            <text:p>613520</text:p>
          </table:table-cell>
          <table:table-cell table:style-name="ce50" office:value-type="string">
            <text:p>Location photocopieur</text:p>
          </table:table-cell>
          <table:table-cell table:style-name="ce58"/>
          <table:table-cell table:style-name="ce58" table:number-columns-repeated="12"/>
          <table:table-cell table:style-name="ce58" table:formula="of:=SUM([.D31:.O31])" office:value-type="currency" office:currency="EUR" office:value="0">
            <text:p>0,00 €</text:p>
          </table:table-cell>
          <table:table-cell table:style-name="ce58" table:formula="of:=[.C31]-[.P31]" office:value-type="currency" office:currency="EUR" office:value="0">
            <text:p>0,00 €</text:p>
          </table:table-cell>
          <table:table-cell table:style-name="ce70" table:formula="of:=[.P31]/[.C31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13550">
            <text:p>613550</text:p>
          </table:table-cell>
          <table:table-cell table:style-name="ce50" office:value-type="string">
            <text:p>Location de matériel</text:p>
          </table:table-cell>
          <table:table-cell table:style-name="ce58"/>
          <table:table-cell table:style-name="ce58" table:number-columns-repeated="12"/>
          <table:table-cell table:style-name="ce58" table:formula="of:=SUM([.D32:.O32])" office:value-type="currency" office:currency="EUR" office:value="0">
            <text:p>0,00 €</text:p>
          </table:table-cell>
          <table:table-cell table:style-name="ce58" table:formula="of:=[.C32]-[.P32]" office:value-type="currency" office:currency="EUR" office:value="0">
            <text:p>0,00 €</text:p>
          </table:table-cell>
          <table:table-cell table:style-name="ce70" table:formula="of:=[.P32]/[.C32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14000">
            <text:p>614000</text:p>
          </table:table-cell>
          <table:table-cell table:style-name="ce50" office:value-type="string">
            <text:p>Charges locatives/Ateliers</text:p>
          </table:table-cell>
          <table:table-cell table:style-name="ce58"/>
          <table:table-cell table:style-name="ce58" table:number-columns-repeated="12"/>
          <table:table-cell table:style-name="ce58" table:formula="of:=SUM([.D33:.O33])" office:value-type="currency" office:currency="EUR" office:value="0">
            <text:p>0,00 €</text:p>
          </table:table-cell>
          <table:table-cell table:style-name="ce58" table:formula="of:=[.C33]-[.P33]" office:value-type="currency" office:currency="EUR" office:value="0">
            <text:p>0,00 €</text:p>
          </table:table-cell>
          <table:table-cell table:style-name="ce70" table:formula="of:=[.P33]/[.C33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14100">
            <text:p>614100</text:p>
          </table:table-cell>
          <table:table-cell table:style-name="ce50" office:value-type="string">
            <text:p>Charges locatives extérieures</text:p>
          </table:table-cell>
          <table:table-cell table:style-name="ce58"/>
          <table:table-cell table:style-name="ce58" table:number-columns-repeated="12"/>
          <table:table-cell table:style-name="ce58" table:formula="of:=SUM([.D34:.O34])" office:value-type="currency" office:currency="EUR" office:value="0">
            <text:p>0,00 €</text:p>
          </table:table-cell>
          <table:table-cell table:style-name="ce58" table:formula="of:=[.C34]-[.P34]" office:value-type="currency" office:currency="EUR" office:value="0">
            <text:p>0,00 €</text:p>
          </table:table-cell>
          <table:table-cell table:style-name="ce70" table:formula="of:=[.P34]/[.C34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15000">
            <text:p>615000</text:p>
          </table:table-cell>
          <table:table-cell table:style-name="ce50" office:value-type="string">
            <text:p>Entretien et réparations</text:p>
          </table:table-cell>
          <table:table-cell table:style-name="ce58"/>
          <table:table-cell table:style-name="ce58" table:number-columns-repeated="12"/>
          <table:table-cell table:style-name="ce58" table:formula="of:=SUM([.D35:.O35])" office:value-type="currency" office:currency="EUR" office:value="0">
            <text:p>0,00 €</text:p>
          </table:table-cell>
          <table:table-cell table:style-name="ce58" table:formula="of:=[.C35]-[.P35]" office:value-type="currency" office:currency="EUR" office:value="0">
            <text:p>0,00 €</text:p>
          </table:table-cell>
          <table:table-cell table:style-name="ce70" table:formula="of:=[.P35]/[.C35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15200">
            <text:p>615200</text:p>
          </table:table-cell>
          <table:table-cell table:style-name="ce50" office:value-type="string">
            <text:p>Entretien immobilier</text:p>
          </table:table-cell>
          <table:table-cell table:style-name="ce58"/>
          <table:table-cell table:style-name="ce58" table:number-columns-repeated="12"/>
          <table:table-cell table:style-name="ce58" table:formula="of:=SUM([.D36:.O36])" office:value-type="currency" office:currency="EUR" office:value="0">
            <text:p>0,00 €</text:p>
          </table:table-cell>
          <table:table-cell table:style-name="ce58" table:formula="of:=[.C36]-[.P36]" office:value-type="currency" office:currency="EUR" office:value="0">
            <text:p>0,00 €</text:p>
          </table:table-cell>
          <table:table-cell table:style-name="ce70" table:formula="of:=[.P36]/[.C36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15500">
            <text:p>615500</text:p>
          </table:table-cell>
          <table:table-cell table:style-name="ce50" office:value-type="string">
            <text:p>Entretien mobilier</text:p>
          </table:table-cell>
          <table:table-cell table:style-name="ce58"/>
          <table:table-cell table:style-name="ce58" table:number-columns-repeated="12"/>
          <table:table-cell table:style-name="ce58" table:formula="of:=SUM([.D37:.O37])" office:value-type="currency" office:currency="EUR" office:value="0">
            <text:p>0,00 €</text:p>
          </table:table-cell>
          <table:table-cell table:style-name="ce58" table:formula="of:=[.C37]-[.P37]" office:value-type="currency" office:currency="EUR" office:value="0">
            <text:p>0,00 €</text:p>
          </table:table-cell>
          <table:table-cell table:style-name="ce70" table:formula="of:=[.P37]/[.C37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15610">
            <text:p>615610</text:p>
          </table:table-cell>
          <table:table-cell table:style-name="ce50" office:value-type="string">
            <text:p>Maintenance photocopieur</text:p>
          </table:table-cell>
          <table:table-cell table:style-name="ce58"/>
          <table:table-cell table:style-name="ce58" table:number-columns-repeated="12"/>
          <table:table-cell table:style-name="ce58" table:formula="of:=SUM([.D38:.O38])" office:value-type="currency" office:currency="EUR" office:value="0">
            <text:p>0,00 €</text:p>
          </table:table-cell>
          <table:table-cell table:style-name="ce58" table:formula="of:=[.C38]-[.P38]" office:value-type="currency" office:currency="EUR" office:value="0">
            <text:p>0,00 €</text:p>
          </table:table-cell>
          <table:table-cell table:style-name="ce70" table:formula="of:=[.P38]/[.C38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15620">
            <text:p>615620</text:p>
          </table:table-cell>
          <table:table-cell table:style-name="ce50" office:value-type="string">
            <text:p>Réaffectation Bilan Cogilog abt</text:p>
          </table:table-cell>
          <table:table-cell table:style-name="ce58"/>
          <table:table-cell table:style-name="ce58" table:number-columns-repeated="12"/>
          <table:table-cell table:style-name="ce58" table:formula="of:=SUM([.D39:.O39])" office:value-type="currency" office:currency="EUR" office:value="0">
            <text:p>0,00 €</text:p>
          </table:table-cell>
          <table:table-cell table:style-name="ce58" table:formula="of:=[.C39]-[.P39]" office:value-type="currency" office:currency="EUR" office:value="0">
            <text:p>0,00 €</text:p>
          </table:table-cell>
          <table:table-cell table:style-name="ce70" table:formula="of:=[.P39]/[.C39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15630">
            <text:p>615630</text:p>
          </table:table-cell>
          <table:table-cell table:style-name="ce50" office:value-type="string">
            <text:p>Réaffectation Bilan Sivit</text:p>
          </table:table-cell>
          <table:table-cell table:style-name="ce58"/>
          <table:table-cell table:style-name="ce58" table:number-columns-repeated="12"/>
          <table:table-cell table:style-name="ce58" table:formula="of:=SUM([.D40:.O40])" office:value-type="currency" office:currency="EUR" office:value="0">
            <text:p>0,00 €</text:p>
          </table:table-cell>
          <table:table-cell table:style-name="ce58" table:formula="of:=[.C40]-[.P40]" office:value-type="currency" office:currency="EUR" office:value="0">
            <text:p>0,00 €</text:p>
          </table:table-cell>
          <table:table-cell table:style-name="ce70" table:formula="of:=[.P40]/[.C40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15640">
            <text:p>615640</text:p>
          </table:table-cell>
          <table:table-cell table:style-name="ce50" office:value-type="string">
            <text:p>Réaffectation Bilan nom de domaine</text:p>
          </table:table-cell>
          <table:table-cell table:style-name="ce58"/>
          <table:table-cell table:style-name="ce58" table:number-columns-repeated="12"/>
          <table:table-cell table:style-name="ce58" table:formula="of:=SUM([.D41:.O41])" office:value-type="currency" office:currency="EUR" office:value="0">
            <text:p>0,00 €</text:p>
          </table:table-cell>
          <table:table-cell table:style-name="ce58" table:formula="of:=[.C41]-[.P41]" office:value-type="currency" office:currency="EUR" office:value="0">
            <text:p>0,00 €</text:p>
          </table:table-cell>
          <table:table-cell table:style-name="ce70" table:formula="of:=[.P41]/[.C41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15650">
            <text:p>615650</text:p>
          </table:table-cell>
          <table:table-cell table:style-name="ce50" office:value-type="string">
            <text:p>Maintenances informatiques</text:p>
          </table:table-cell>
          <table:table-cell table:style-name="ce58"/>
          <table:table-cell table:style-name="ce58" table:number-columns-repeated="12"/>
          <table:table-cell table:style-name="ce58" table:formula="of:=SUM([.D42:.O42])" office:value-type="currency" office:currency="EUR" office:value="0">
            <text:p>0,00 €</text:p>
          </table:table-cell>
          <table:table-cell table:style-name="ce58" table:formula="of:=[.C42]-[.P42]" office:value-type="currency" office:currency="EUR" office:value="0">
            <text:p>0,00 €</text:p>
          </table:table-cell>
          <table:table-cell table:style-name="ce70" table:formula="of:=[.P42]/[.C42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15660">
            <text:p>615660</text:p>
          </table:table-cell>
          <table:table-cell table:style-name="ce50" office:value-type="string">
            <text:p>Maintenances sites web</text:p>
          </table:table-cell>
          <table:table-cell table:style-name="ce58"/>
          <table:table-cell table:style-name="ce58" table:number-columns-repeated="12"/>
          <table:table-cell table:style-name="ce58" table:formula="of:=SUM([.D43:.O43])" office:value-type="currency" office:currency="EUR" office:value="0">
            <text:p>0,00 €</text:p>
          </table:table-cell>
          <table:table-cell table:style-name="ce58" table:formula="of:=[.C43]-[.P43]" office:value-type="currency" office:currency="EUR" office:value="0">
            <text:p>0,00 €</text:p>
          </table:table-cell>
          <table:table-cell table:style-name="ce70" table:formula="of:=[.P43]/[.C43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16000">
            <text:p>616000</text:p>
          </table:table-cell>
          <table:table-cell table:style-name="ce50" office:value-type="string">
            <text:p>Primes d'assurance</text:p>
          </table:table-cell>
          <table:table-cell table:style-name="ce58"/>
          <table:table-cell table:style-name="ce58" table:number-columns-repeated="12"/>
          <table:table-cell table:style-name="ce58" table:formula="of:=SUM([.D44:.O44])" office:value-type="currency" office:currency="EUR" office:value="0">
            <text:p>0,00 €</text:p>
          </table:table-cell>
          <table:table-cell table:style-name="ce58" table:formula="of:=[.C44]-[.P44]" office:value-type="currency" office:currency="EUR" office:value="0">
            <text:p>0,00 €</text:p>
          </table:table-cell>
          <table:table-cell table:style-name="ce70" table:formula="of:=[.P44]/[.C44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18000">
            <text:p>618000</text:p>
          </table:table-cell>
          <table:table-cell table:style-name="ce50" office:value-type="string">
            <text:p>Documentation</text:p>
          </table:table-cell>
          <table:table-cell table:style-name="ce58"/>
          <table:table-cell table:style-name="ce58" table:number-columns-repeated="12"/>
          <table:table-cell table:style-name="ce58" table:formula="of:=SUM([.D45:.O45])" office:value-type="currency" office:currency="EUR" office:value="0">
            <text:p>0,00 €</text:p>
          </table:table-cell>
          <table:table-cell table:style-name="ce58" table:formula="of:=[.C45]-[.P45]" office:value-type="currency" office:currency="EUR" office:value="0">
            <text:p>0,00 €</text:p>
          </table:table-cell>
          <table:table-cell table:style-name="ce70" table:formula="of:=[.P45]/[.C45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18200">
            <text:p>618200</text:p>
          </table:table-cell>
          <table:table-cell table:style-name="ce50" office:value-type="string">
            <text:p>Abonnements doc</text:p>
          </table:table-cell>
          <table:table-cell table:style-name="ce58"/>
          <table:table-cell table:style-name="ce58" table:number-columns-repeated="12"/>
          <table:table-cell table:style-name="ce58" table:formula="of:=SUM([.D46:.O46])" office:value-type="currency" office:currency="EUR" office:value="0">
            <text:p>0,00 €</text:p>
          </table:table-cell>
          <table:table-cell table:style-name="ce58" table:formula="of:=[.C46]-[.P46]" office:value-type="currency" office:currency="EUR" office:value="0">
            <text:p>0,00 €</text:p>
          </table:table-cell>
          <table:table-cell table:style-name="ce70" table:formula="of:=[.P46]/[.C46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18500">
            <text:p>618500</text:p>
          </table:table-cell>
          <table:table-cell table:style-name="ce50" office:value-type="string">
            <text:p>Frais colloques &amp; conf. de presse</text:p>
          </table:table-cell>
          <table:table-cell table:style-name="ce58"/>
          <table:table-cell table:style-name="ce58" table:number-columns-repeated="12"/>
          <table:table-cell table:style-name="ce58" table:formula="of:=SUM([.D47:.O47])" office:value-type="currency" office:currency="EUR" office:value="0">
            <text:p>0,00 €</text:p>
          </table:table-cell>
          <table:table-cell table:style-name="ce58" table:formula="of:=[.C47]-[.P47]" office:value-type="currency" office:currency="EUR" office:value="0">
            <text:p>0,00 €</text:p>
          </table:table-cell>
          <table:table-cell table:style-name="ce70" table:formula="of:=[.P47]/[.C47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18510">
            <text:p>618510</text:p>
          </table:table-cell>
          <table:table-cell table:style-name="ce50" office:value-type="string">
            <text:p>Frais d'AG annuelle</text:p>
          </table:table-cell>
          <table:table-cell table:style-name="ce58"/>
          <table:table-cell table:style-name="ce58" table:number-columns-repeated="12"/>
          <table:table-cell table:style-name="ce58" table:formula="of:=SUM([.D48:.O48])" office:value-type="currency" office:currency="EUR" office:value="0">
            <text:p>0,00 €</text:p>
          </table:table-cell>
          <table:table-cell table:style-name="ce58" table:formula="of:=[.C48]-[.P48]" office:value-type="currency" office:currency="EUR" office:value="0">
            <text:p>0,00 €</text:p>
          </table:table-cell>
          <table:table-cell table:style-name="ce70" table:formula="of:=[.P48]/[.C48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18520">
            <text:p>618520</text:p>
          </table:table-cell>
          <table:table-cell table:style-name="ce50" office:value-type="string">
            <text:p>Frais de CA</text:p>
          </table:table-cell>
          <table:table-cell table:style-name="ce58"/>
          <table:table-cell table:style-name="ce58" table:number-columns-repeated="12"/>
          <table:table-cell table:style-name="ce58" table:formula="of:=SUM([.D49:.O49])" office:value-type="currency" office:currency="EUR" office:value="0">
            <text:p>0,00 €</text:p>
          </table:table-cell>
          <table:table-cell table:style-name="ce58" table:formula="of:=[.C49]-[.P49]" office:value-type="currency" office:currency="EUR" office:value="0">
            <text:p>0,00 €</text:p>
          </table:table-cell>
          <table:table-cell table:style-name="ce70" table:formula="of:=[.P49]/[.C49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18530">
            <text:p>618530</text:p>
          </table:table-cell>
          <table:table-cell table:style-name="ce50" office:value-type="string">
            <text:p>Formation hors formation continue</text:p>
          </table:table-cell>
          <table:table-cell table:style-name="ce58"/>
          <table:table-cell table:style-name="ce58" table:number-columns-repeated="12"/>
          <table:table-cell table:style-name="ce58" table:formula="of:=SUM([.D50:.O50])" office:value-type="currency" office:currency="EUR" office:value="0">
            <text:p>0,00 €</text:p>
          </table:table-cell>
          <table:table-cell table:style-name="ce58" table:formula="of:=[.C50]-[.P50]" office:value-type="currency" office:currency="EUR" office:value="0">
            <text:p>0,00 €</text:p>
          </table:table-cell>
          <table:table-cell table:style-name="ce70" table:formula="of:=[.P50]/[.C50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string">
            <text:p>6185AG</text:p>
          </table:table-cell>
          <table:table-cell table:style-name="ce50" office:value-type="string">
            <text:p>Frais d'AG annuelle</text:p>
          </table:table-cell>
          <table:table-cell table:style-name="ce58"/>
          <table:table-cell table:style-name="ce58" table:number-columns-repeated="12"/>
          <table:table-cell table:style-name="ce58" table:formula="of:=SUM([.D51:.O51])" office:value-type="currency" office:currency="EUR" office:value="0">
            <text:p>0,00 €</text:p>
          </table:table-cell>
          <table:table-cell table:style-name="ce58" table:formula="of:=[.C51]-[.P51]" office:value-type="currency" office:currency="EUR" office:value="0">
            <text:p>0,00 €</text:p>
          </table:table-cell>
          <table:table-cell table:style-name="ce70" table:formula="of:=[.P51]/[.C51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22600">
            <text:p>622600</text:p>
          </table:table-cell>
          <table:table-cell table:style-name="ce50" office:value-type="string">
            <text:p>Honoraires compta</text:p>
          </table:table-cell>
          <table:table-cell table:style-name="ce58"/>
          <table:table-cell table:style-name="ce58" table:number-columns-repeated="12"/>
          <table:table-cell table:style-name="ce58" table:formula="of:=SUM([.D52:.O52])" office:value-type="currency" office:currency="EUR" office:value="0">
            <text:p>0,00 €</text:p>
          </table:table-cell>
          <table:table-cell table:style-name="ce58" table:formula="of:=[.C52]-[.P52]" office:value-type="currency" office:currency="EUR" office:value="0">
            <text:p>0,00 €</text:p>
          </table:table-cell>
          <table:table-cell table:style-name="ce70" table:formula="of:=[.P52]/[.C52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22610">
            <text:p>622610</text:p>
          </table:table-cell>
          <table:table-cell table:style-name="ce50" office:value-type="string">
            <text:p>Honoraires juridiques</text:p>
          </table:table-cell>
          <table:table-cell table:style-name="ce58"/>
          <table:table-cell table:style-name="ce58" table:number-columns-repeated="12"/>
          <table:table-cell table:style-name="ce58" table:formula="of:=SUM([.D53:.O53])" office:value-type="currency" office:currency="EUR" office:value="0">
            <text:p>0,00 €</text:p>
          </table:table-cell>
          <table:table-cell table:style-name="ce58" table:formula="of:=[.C53]-[.P53]" office:value-type="currency" office:currency="EUR" office:value="0">
            <text:p>0,00 €</text:p>
          </table:table-cell>
          <table:table-cell table:style-name="ce70" table:formula="of:=[.P53]/[.C53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22620">
            <text:p>622620</text:p>
          </table:table-cell>
          <table:table-cell table:style-name="ce50" office:value-type="string">
            <text:p>Honoraires commissaire aux cptes</text:p>
          </table:table-cell>
          <table:table-cell table:style-name="ce58"/>
          <table:table-cell table:style-name="ce58" table:number-columns-repeated="12"/>
          <table:table-cell table:style-name="ce58" table:formula="of:=SUM([.D54:.O54])" office:value-type="currency" office:currency="EUR" office:value="0">
            <text:p>0,00 €</text:p>
          </table:table-cell>
          <table:table-cell table:style-name="ce58" table:formula="of:=[.C54]-[.P54]" office:value-type="currency" office:currency="EUR" office:value="0">
            <text:p>0,00 €</text:p>
          </table:table-cell>
          <table:table-cell table:style-name="ce70" table:formula="of:=[.P54]/[.C54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22630">
            <text:p>622630</text:p>
          </table:table-cell>
          <table:table-cell table:style-name="ce50" office:value-type="string">
            <text:p>Autres honoraires</text:p>
          </table:table-cell>
          <table:table-cell table:style-name="ce58"/>
          <table:table-cell table:style-name="ce58" table:number-columns-repeated="12"/>
          <table:table-cell table:style-name="ce58" table:formula="of:=SUM([.D55:.O55])" office:value-type="currency" office:currency="EUR" office:value="0">
            <text:p>0,00 €</text:p>
          </table:table-cell>
          <table:table-cell table:style-name="ce58" table:formula="of:=[.C55]-[.P55]" office:value-type="currency" office:currency="EUR" office:value="0">
            <text:p>0,00 €</text:p>
          </table:table-cell>
          <table:table-cell table:style-name="ce70" table:formula="of:=[.P55]/[.C55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22700">
            <text:p>622700</text:p>
          </table:table-cell>
          <table:table-cell table:style-name="ce50" office:value-type="string">
            <text:p>Frais d'actes &amp; contentieux</text:p>
          </table:table-cell>
          <table:table-cell table:style-name="ce58"/>
          <table:table-cell table:style-name="ce58" table:number-columns-repeated="12"/>
          <table:table-cell table:style-name="ce58" table:formula="of:=SUM([.D56:.O56])" office:value-type="currency" office:currency="EUR" office:value="0">
            <text:p>0,00 €</text:p>
          </table:table-cell>
          <table:table-cell table:style-name="ce58" table:formula="of:=[.C56]-[.P56]" office:value-type="currency" office:currency="EUR" office:value="0">
            <text:p>0,00 €</text:p>
          </table:table-cell>
          <table:table-cell table:style-name="ce70" table:formula="of:=[.P56]/[.C56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23000">
            <text:p>623000</text:p>
          </table:table-cell>
          <table:table-cell table:style-name="ce50" office:value-type="string">
            <text:p>Relations publiques, Foires, Salons</text:p>
          </table:table-cell>
          <table:table-cell table:style-name="ce58"/>
          <table:table-cell table:style-name="ce58" table:number-columns-repeated="12"/>
          <table:table-cell table:style-name="ce58" table:formula="of:=SUM([.D57:.O57])" office:value-type="currency" office:currency="EUR" office:value="0">
            <text:p>0,00 €</text:p>
          </table:table-cell>
          <table:table-cell table:style-name="ce58" table:formula="of:=[.C57]-[.P57]" office:value-type="currency" office:currency="EUR" office:value="0">
            <text:p>0,00 €</text:p>
          </table:table-cell>
          <table:table-cell table:style-name="ce70" table:formula="of:=[.P57]/[.C57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23100">
            <text:p>623100</text:p>
          </table:table-cell>
          <table:table-cell table:style-name="ce50" office:value-type="string">
            <text:p>Annonces et insertions</text:p>
          </table:table-cell>
          <table:table-cell table:style-name="ce58"/>
          <table:table-cell table:style-name="ce58" table:number-columns-repeated="12"/>
          <table:table-cell table:style-name="ce58" table:formula="of:=SUM([.D58:.O58])" office:value-type="currency" office:currency="EUR" office:value="0">
            <text:p>0,00 €</text:p>
          </table:table-cell>
          <table:table-cell table:style-name="ce58" table:formula="of:=[.C58]-[.P58]" office:value-type="currency" office:currency="EUR" office:value="0">
            <text:p>0,00 €</text:p>
          </table:table-cell>
          <table:table-cell table:style-name="ce70" table:formula="of:=[.P58]/[.C58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23111">
            <text:p>623111</text:p>
          </table:table-cell>
          <table:table-cell table:style-name="ce50" office:value-type="string">
            <text:p>Expéditions gratuites</text:p>
          </table:table-cell>
          <table:table-cell table:style-name="ce58"/>
          <table:table-cell table:style-name="ce58" table:number-columns-repeated="12"/>
          <table:table-cell table:style-name="ce58" table:formula="of:=SUM([.D59:.O59])" office:value-type="currency" office:currency="EUR" office:value="0">
            <text:p>0,00 €</text:p>
          </table:table-cell>
          <table:table-cell table:style-name="ce58" table:formula="of:=[.C59]-[.P59]" office:value-type="currency" office:currency="EUR" office:value="0">
            <text:p>0,00 €</text:p>
          </table:table-cell>
          <table:table-cell table:style-name="ce70" table:formula="of:=[.P59]/[.C59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23200">
            <text:p>623200</text:p>
          </table:table-cell>
          <table:table-cell table:style-name="ce50" office:value-type="string">
            <text:p>Cadeaux</text:p>
          </table:table-cell>
          <table:table-cell table:style-name="ce58"/>
          <table:table-cell table:style-name="ce58" table:number-columns-repeated="12"/>
          <table:table-cell table:style-name="ce58" table:formula="of:=SUM([.D60:.O60])" office:value-type="currency" office:currency="EUR" office:value="0">
            <text:p>0,00 €</text:p>
          </table:table-cell>
          <table:table-cell table:style-name="ce58" table:formula="of:=[.C60]-[.P60]" office:value-type="currency" office:currency="EUR" office:value="0">
            <text:p>0,00 €</text:p>
          </table:table-cell>
          <table:table-cell table:style-name="ce70" table:formula="of:=[.P60]/[.C60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23300">
            <text:p>623300</text:p>
          </table:table-cell>
          <table:table-cell table:style-name="ce50" office:value-type="string">
            <text:p>Manifestations, évènements, concerts, etc</text:p>
          </table:table-cell>
          <table:table-cell table:style-name="ce58"/>
          <table:table-cell table:style-name="ce58" table:number-columns-repeated="12"/>
          <table:table-cell table:style-name="ce58" table:formula="of:=SUM([.D61:.O61])" office:value-type="currency" office:currency="EUR" office:value="0">
            <text:p>0,00 €</text:p>
          </table:table-cell>
          <table:table-cell table:style-name="ce58" table:formula="of:=[.C61]-[.P61]" office:value-type="currency" office:currency="EUR" office:value="0">
            <text:p>0,00 €</text:p>
          </table:table-cell>
          <table:table-cell table:style-name="ce70" table:formula="of:=[.P61]/[.C61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23500">
            <text:p>623500</text:p>
          </table:table-cell>
          <table:table-cell table:style-name="ce50" office:value-type="string">
            <text:p>Primes Concours vidéo</text:p>
          </table:table-cell>
          <table:table-cell table:style-name="ce58"/>
          <table:table-cell table:style-name="ce58" table:number-columns-repeated="12"/>
          <table:table-cell table:style-name="ce58" table:formula="of:=SUM([.D62:.O62])" office:value-type="currency" office:currency="EUR" office:value="0">
            <text:p>0,00 €</text:p>
          </table:table-cell>
          <table:table-cell table:style-name="ce58" table:formula="of:=[.C62]-[.P62]" office:value-type="currency" office:currency="EUR" office:value="0">
            <text:p>0,00 €</text:p>
          </table:table-cell>
          <table:table-cell table:style-name="ce70" table:formula="of:=[.P62]/[.C62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23800">
            <text:p>623800</text:p>
          </table:table-cell>
          <table:table-cell table:style-name="ce50" office:value-type="string">
            <text:p>Dons divers</text:p>
          </table:table-cell>
          <table:table-cell table:style-name="ce58"/>
          <table:table-cell table:style-name="ce58" table:number-columns-repeated="12"/>
          <table:table-cell table:style-name="ce58" table:formula="of:=SUM([.D63:.O63])" office:value-type="currency" office:currency="EUR" office:value="0">
            <text:p>0,00 €</text:p>
          </table:table-cell>
          <table:table-cell table:style-name="ce58" table:formula="of:=[.C63]-[.P63]" office:value-type="currency" office:currency="EUR" office:value="0">
            <text:p>0,00 €</text:p>
          </table:table-cell>
          <table:table-cell table:style-name="ce70" table:formula="of:=[.P63]/[.C63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24000">
            <text:p>624000</text:p>
          </table:table-cell>
          <table:table-cell table:style-name="ce50" office:value-type="string">
            <text:p>Transports sur achats et ventes</text:p>
          </table:table-cell>
          <table:table-cell table:style-name="ce58"/>
          <table:table-cell table:style-name="ce58" table:number-columns-repeated="12"/>
          <table:table-cell table:style-name="ce58" table:formula="of:=SUM([.D64:.O64])" office:value-type="currency" office:currency="EUR" office:value="0">
            <text:p>0,00 €</text:p>
          </table:table-cell>
          <table:table-cell table:style-name="ce58" table:formula="of:=[.C64]-[.P64]" office:value-type="currency" office:currency="EUR" office:value="0">
            <text:p>0,00 €</text:p>
          </table:table-cell>
          <table:table-cell table:style-name="ce70" table:formula="of:=[.P64]/[.C64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25000">
            <text:p>625000</text:p>
          </table:table-cell>
          <table:table-cell table:style-name="ce50" office:value-type="string">
            <text:p>Déplacements, missions salariés</text:p>
          </table:table-cell>
          <table:table-cell table:style-name="ce58"/>
          <table:table-cell table:style-name="ce58" table:number-columns-repeated="12"/>
          <table:table-cell table:style-name="ce58" table:formula="of:=SUM([.D65:.O65])" office:value-type="currency" office:currency="EUR" office:value="0">
            <text:p>0,00 €</text:p>
          </table:table-cell>
          <table:table-cell table:style-name="ce58" table:formula="of:=[.C65]-[.P65]" office:value-type="currency" office:currency="EUR" office:value="0">
            <text:p>0,00 €</text:p>
          </table:table-cell>
          <table:table-cell table:style-name="ce70" table:formula="of:=[.P65]/[.C65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25100">
            <text:p>625100</text:p>
          </table:table-cell>
          <table:table-cell table:style-name="ce50" office:value-type="string">
            <text:p>Déplacements, missions administrateurs</text:p>
          </table:table-cell>
          <table:table-cell table:style-name="ce58"/>
          <table:table-cell table:style-name="ce58" table:number-columns-repeated="12"/>
          <table:table-cell table:style-name="ce58" table:formula="of:=SUM([.D66:.O66])" office:value-type="currency" office:currency="EUR" office:value="0">
            <text:p>0,00 €</text:p>
          </table:table-cell>
          <table:table-cell table:style-name="ce58" table:formula="of:=[.C66]-[.P66]" office:value-type="currency" office:currency="EUR" office:value="0">
            <text:p>0,00 €</text:p>
          </table:table-cell>
          <table:table-cell table:style-name="ce70" table:formula="of:=[.P66]/[.C66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25200">
            <text:p>625200</text:p>
          </table:table-cell>
          <table:table-cell table:style-name="ce50" office:value-type="string">
            <text:p>Déplacements, missions bénévoles &amp; stagiaires</text:p>
          </table:table-cell>
          <table:table-cell table:style-name="ce58"/>
          <table:table-cell table:style-name="ce58" table:number-columns-repeated="12"/>
          <table:table-cell table:style-name="ce58" table:formula="of:=SUM([.D67:.O67])" office:value-type="currency" office:currency="EUR" office:value="0">
            <text:p>0,00 €</text:p>
          </table:table-cell>
          <table:table-cell table:style-name="ce58" table:formula="of:=[.C67]-[.P67]" office:value-type="currency" office:currency="EUR" office:value="0">
            <text:p>0,00 €</text:p>
          </table:table-cell>
          <table:table-cell table:style-name="ce70" table:formula="of:=[.P67]/[.C67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25300">
            <text:p>625300</text:p>
          </table:table-cell>
          <table:table-cell table:style-name="ce50" office:value-type="string">
            <text:p>Déplacements, missions prestataires et autres</text:p>
          </table:table-cell>
          <table:table-cell table:style-name="ce58"/>
          <table:table-cell table:style-name="ce58" table:number-columns-repeated="12"/>
          <table:table-cell table:style-name="ce58" table:formula="of:=SUM([.D68:.O68])" office:value-type="currency" office:currency="EUR" office:value="0">
            <text:p>0,00 €</text:p>
          </table:table-cell>
          <table:table-cell table:style-name="ce58" table:formula="of:=[.C68]-[.P68]" office:value-type="currency" office:currency="EUR" office:value="0">
            <text:p>0,00 €</text:p>
          </table:table-cell>
          <table:table-cell table:style-name="ce70" table:formula="of:=[.P68]/[.C68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25700">
            <text:p>625700</text:p>
          </table:table-cell>
          <table:table-cell table:style-name="ce50" office:value-type="string">
            <text:p>Réceptions diverses</text:p>
          </table:table-cell>
          <table:table-cell table:style-name="ce58"/>
          <table:table-cell table:style-name="ce58" table:number-columns-repeated="12"/>
          <table:table-cell table:style-name="ce58" table:formula="of:=SUM([.D69:.O69])" office:value-type="currency" office:currency="EUR" office:value="0">
            <text:p>0,00 €</text:p>
          </table:table-cell>
          <table:table-cell table:style-name="ce58" table:formula="of:=[.C69]-[.P69]" office:value-type="currency" office:currency="EUR" office:value="0">
            <text:p>0,00 €</text:p>
          </table:table-cell>
          <table:table-cell table:style-name="ce70" table:formula="of:=[.P69]/[.C69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25710">
            <text:p>625710</text:p>
          </table:table-cell>
          <table:table-cell table:style-name="ce50" office:value-type="string">
            <text:p>Repas Commissions</text:p>
          </table:table-cell>
          <table:table-cell table:style-name="ce58"/>
          <table:table-cell table:style-name="ce58" table:number-columns-repeated="12"/>
          <table:table-cell table:style-name="ce58" table:formula="of:=SUM([.D70:.O70])" office:value-type="currency" office:currency="EUR" office:value="0">
            <text:p>0,00 €</text:p>
          </table:table-cell>
          <table:table-cell table:style-name="ce58" table:formula="of:=[.C70]-[.P70]" office:value-type="currency" office:currency="EUR" office:value="0">
            <text:p>0,00 €</text:p>
          </table:table-cell>
          <table:table-cell table:style-name="ce70" table:formula="of:=[.P70]/[.C7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26100">
            <text:p>626100</text:p>
          </table:table-cell>
          <table:table-cell table:style-name="ce50" office:value-type="string">
            <text:p>Frais postaux</text:p>
          </table:table-cell>
          <table:table-cell table:style-name="ce58" office:value-type="currency" office:currency="EUR" office:value="30600">
            <text:p>30 600,00 €</text:p>
          </table:table-cell>
          <table:table-cell table:style-name="ce58" office:value-type="currency" office:currency="EUR" office:value="1096">
            <text:p>1 096,00 €</text:p>
          </table:table-cell>
          <table:table-cell table:style-name="ce58" office:value-type="currency" office:currency="EUR" office:value="918.7">
            <text:p>918,70 €</text:p>
          </table:table-cell>
          <table:table-cell table:style-name="ce58" table:number-columns-repeated="10"/>
          <table:table-cell table:style-name="ce58" table:formula="of:=SUM([.D71:.O71])" office:value-type="currency" office:currency="EUR" office:value="2014.7">
            <text:p>2 014,70 €</text:p>
          </table:table-cell>
          <table:table-cell table:style-name="ce58" table:formula="of:=[.C71]-[.P71]" office:value-type="currency" office:currency="EUR" office:value="28585.3">
            <text:p>28 585,30 €</text:p>
          </table:table-cell>
          <table:table-cell table:style-name="ce70" table:formula="of:=[.P71]/[.C71]" office:value-type="percentage" office:value="0.0658398692810458">
            <text:p>6,58%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26120">
            <text:p>626120</text:p>
          </table:table-cell>
          <table:table-cell table:style-name="ce50" office:value-type="string">
            <text:p>Abt. Sces Postaux-collecte courrier</text:p>
          </table:table-cell>
          <table:table-cell table:style-name="ce58"/>
          <table:table-cell table:style-name="ce58" table:number-columns-repeated="12"/>
          <table:table-cell table:style-name="ce58" table:formula="of:=SUM([.D72:.O72])" office:value-type="currency" office:currency="EUR" office:value="0">
            <text:p>0,00 €</text:p>
          </table:table-cell>
          <table:table-cell table:style-name="ce58" table:formula="of:=[.C72]-[.P72]" office:value-type="currency" office:currency="EUR" office:value="0">
            <text:p>0,00 €</text:p>
          </table:table-cell>
          <table:table-cell table:style-name="ce70" table:formula="of:=[.P72]/[.C72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26200">
            <text:p>626200</text:p>
          </table:table-cell>
          <table:table-cell table:style-name="ce50" office:value-type="string">
            <text:p>Frais de télécommunications</text:p>
          </table:table-cell>
          <table:table-cell table:style-name="ce58"/>
          <table:table-cell table:style-name="ce58" table:number-columns-repeated="12"/>
          <table:table-cell table:style-name="ce58" table:formula="of:=SUM([.D73:.O73])" office:value-type="currency" office:currency="EUR" office:value="0">
            <text:p>0,00 €</text:p>
          </table:table-cell>
          <table:table-cell table:style-name="ce58" table:formula="of:=[.C73]-[.P73]" office:value-type="currency" office:currency="EUR" office:value="0">
            <text:p>0,00 €</text:p>
          </table:table-cell>
          <table:table-cell table:style-name="ce70" table:formula="of:=[.P73]/[.C73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26210">
            <text:p>626210</text:p>
          </table:table-cell>
          <table:table-cell table:style-name="ce50" office:value-type="string">
            <text:p>Abt. internet haut débit</text:p>
          </table:table-cell>
          <table:table-cell table:style-name="ce58"/>
          <table:table-cell table:style-name="ce58" table:number-columns-repeated="12"/>
          <table:table-cell table:style-name="ce58" table:formula="of:=SUM([.D74:.O74])" office:value-type="currency" office:currency="EUR" office:value="0">
            <text:p>0,00 €</text:p>
          </table:table-cell>
          <table:table-cell table:style-name="ce58" table:formula="of:=[.C74]-[.P74]" office:value-type="currency" office:currency="EUR" office:value="0">
            <text:p>0,00 €</text:p>
          </table:table-cell>
          <table:table-cell table:style-name="ce70" table:formula="of:=[.P74]/[.C74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26220">
            <text:p>626220</text:p>
          </table:table-cell>
          <table:table-cell table:style-name="ce50" office:value-type="string">
            <text:p>Autres sces électroniques</text:p>
          </table:table-cell>
          <table:table-cell table:style-name="ce58"/>
          <table:table-cell table:style-name="ce58" table:number-columns-repeated="12"/>
          <table:table-cell table:style-name="ce58" table:formula="of:=SUM([.D75:.O75])" office:value-type="currency" office:currency="EUR" office:value="0">
            <text:p>0,00 €</text:p>
          </table:table-cell>
          <table:table-cell table:style-name="ce58" table:formula="of:=[.C75]-[.P75]" office:value-type="currency" office:currency="EUR" office:value="0">
            <text:p>0,00 €</text:p>
          </table:table-cell>
          <table:table-cell table:style-name="ce70" table:formula="of:=[.P75]/[.C75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27000">
            <text:p>627000</text:p>
          </table:table-cell>
          <table:table-cell table:style-name="ce50" office:value-type="string">
            <text:p>Frais bancaires</text:p>
          </table:table-cell>
          <table:table-cell table:style-name="ce58"/>
          <table:table-cell table:style-name="ce58" table:number-columns-repeated="12"/>
          <table:table-cell table:style-name="ce58" table:formula="of:=SUM([.D76:.O76])" office:value-type="currency" office:currency="EUR" office:value="0">
            <text:p>0,00 €</text:p>
          </table:table-cell>
          <table:table-cell table:style-name="ce58" table:formula="of:=[.C76]-[.P76]" office:value-type="currency" office:currency="EUR" office:value="0">
            <text:p>0,00 €</text:p>
          </table:table-cell>
          <table:table-cell table:style-name="ce70" table:formula="of:=[.P76]/[.C76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27100">
            <text:p>627100</text:p>
          </table:table-cell>
          <table:table-cell table:style-name="ce50" office:value-type="string">
            <text:p>Frais de prélèvements impayés</text:p>
          </table:table-cell>
          <table:table-cell table:style-name="ce58"/>
          <table:table-cell table:style-name="ce58" table:number-columns-repeated="12"/>
          <table:table-cell table:style-name="ce58" table:formula="of:=SUM([.D77:.O77])" office:value-type="currency" office:currency="EUR" office:value="0">
            <text:p>0,00 €</text:p>
          </table:table-cell>
          <table:table-cell table:style-name="ce58" table:formula="of:=[.C77]-[.P77]" office:value-type="currency" office:currency="EUR" office:value="0">
            <text:p>0,00 €</text:p>
          </table:table-cell>
          <table:table-cell table:style-name="ce70" table:formula="of:=[.P77]/[.C77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27200">
            <text:p>627200</text:p>
          </table:table-cell>
          <table:table-cell table:style-name="ce50" office:value-type="string">
            <text:p>Frais de gestion Cpte Ep.Nature NEF</text:p>
          </table:table-cell>
          <table:table-cell table:style-name="ce58"/>
          <table:table-cell table:style-name="ce58" table:number-columns-repeated="12"/>
          <table:table-cell table:style-name="ce58" table:formula="of:=SUM([.D78:.O78])" office:value-type="currency" office:currency="EUR" office:value="0">
            <text:p>0,00 €</text:p>
          </table:table-cell>
          <table:table-cell table:style-name="ce58" table:formula="of:=[.C78]-[.P78]" office:value-type="currency" office:currency="EUR" office:value="0">
            <text:p>0,00 €</text:p>
          </table:table-cell>
          <table:table-cell table:style-name="ce70" table:formula="of:=[.P78]/[.C78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27300">
            <text:p>627300</text:p>
          </table:table-cell>
          <table:table-cell table:style-name="ce50" office:value-type="string">
            <text:p>Frais &amp; comm./ Boutique en ligne</text:p>
          </table:table-cell>
          <table:table-cell table:style-name="ce58"/>
          <table:table-cell table:style-name="ce58" table:number-columns-repeated="12"/>
          <table:table-cell table:style-name="ce58" table:formula="of:=SUM([.D79:.O79])" office:value-type="currency" office:currency="EUR" office:value="0">
            <text:p>0,00 €</text:p>
          </table:table-cell>
          <table:table-cell table:style-name="ce58" table:formula="of:=[.C79]-[.P79]" office:value-type="currency" office:currency="EUR" office:value="0">
            <text:p>0,00 €</text:p>
          </table:table-cell>
          <table:table-cell table:style-name="ce70" table:formula="of:=[.P79]/[.C79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28100">
            <text:p>628100</text:p>
          </table:table-cell>
          <table:table-cell table:style-name="ce50" office:value-type="string">
            <text:p>Concours divers (Sci Bure)</text:p>
          </table:table-cell>
          <table:table-cell table:style-name="ce58"/>
          <table:table-cell table:style-name="ce58" table:number-columns-repeated="12"/>
          <table:table-cell table:style-name="ce58" table:formula="of:=SUM([.D80:.O80])" office:value-type="currency" office:currency="EUR" office:value="0">
            <text:p>0,00 €</text:p>
          </table:table-cell>
          <table:table-cell table:style-name="ce58" table:formula="of:=[.C80]-[.P80]" office:value-type="currency" office:currency="EUR" office:value="0">
            <text:p>0,00 €</text:p>
          </table:table-cell>
          <table:table-cell table:style-name="ce70" table:formula="of:=[.P80]/[.C80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28200">
            <text:p>628200</text:p>
          </table:table-cell>
          <table:table-cell table:style-name="ce50" office:value-type="string">
            <text:p>Cotisations à d'autres organismes</text:p>
          </table:table-cell>
          <table:table-cell table:style-name="ce58"/>
          <table:table-cell table:style-name="ce58" table:number-columns-repeated="12"/>
          <table:table-cell table:style-name="ce58" table:formula="of:=SUM([.D81:.O81])" office:value-type="currency" office:currency="EUR" office:value="0">
            <text:p>0,00 €</text:p>
          </table:table-cell>
          <table:table-cell table:style-name="ce58" table:formula="of:=[.C81]-[.P81]" office:value-type="currency" office:currency="EUR" office:value="0">
            <text:p>0,00 €</text:p>
          </table:table-cell>
          <table:table-cell table:style-name="ce70" table:formula="of:=[.P81]/[.C81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31100">
            <text:p>631100</text:p>
          </table:table-cell>
          <table:table-cell table:style-name="ce50" office:value-type="string">
            <text:p>Taxe sur les salaires</text:p>
          </table:table-cell>
          <table:table-cell table:style-name="ce58"/>
          <table:table-cell table:style-name="ce58" office:value-type="currency" office:currency="EUR" office:value="77.98">
            <text:p>77,98 €</text:p>
          </table:table-cell>
          <table:table-cell table:style-name="ce58" table:number-columns-repeated="11"/>
          <table:table-cell table:style-name="ce58" table:formula="of:=SUM([.D82:.O82])" office:value-type="currency" office:currency="EUR" office:value="77.98">
            <text:p>77,98 €</text:p>
          </table:table-cell>
          <table:table-cell table:style-name="ce58" table:formula="of:=[.C82]-[.P82]" office:value-type="currency" office:currency="EUR" office:value="-77.98">
            <text:p>-77,98 €</text:p>
          </table:table-cell>
          <table:table-cell table:style-name="ce70" table:formula="of:=[.P82]/[.C82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31200">
            <text:p>631200</text:p>
          </table:table-cell>
          <table:table-cell table:style-name="ce50" office:value-type="string">
            <text:p>Taxe d'apprentissage</text:p>
          </table:table-cell>
          <table:table-cell table:style-name="ce58"/>
          <table:table-cell table:style-name="ce58" table:number-columns-repeated="12"/>
          <table:table-cell table:style-name="ce58" table:formula="of:=SUM([.D83:.O83])" office:value-type="currency" office:currency="EUR" office:value="0">
            <text:p>0,00 €</text:p>
          </table:table-cell>
          <table:table-cell table:style-name="ce58" table:formula="of:=[.C83]-[.P83]" office:value-type="currency" office:currency="EUR" office:value="0">
            <text:p>0,00 €</text:p>
          </table:table-cell>
          <table:table-cell table:style-name="ce70" table:formula="of:=[.P83]/[.C83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33300">
            <text:p>633300</text:p>
          </table:table-cell>
          <table:table-cell table:style-name="ce50" office:value-type="string">
            <text:p>UNIFORMATION Formation Continue</text:p>
          </table:table-cell>
          <table:table-cell table:style-name="ce58"/>
          <table:table-cell table:style-name="ce58" table:number-columns-repeated="12"/>
          <table:table-cell table:style-name="ce58" table:formula="of:=SUM([.D84:.O84])" office:value-type="currency" office:currency="EUR" office:value="0">
            <text:p>0,00 €</text:p>
          </table:table-cell>
          <table:table-cell table:style-name="ce58" table:formula="of:=[.C84]-[.P84]" office:value-type="currency" office:currency="EUR" office:value="0">
            <text:p>0,00 €</text:p>
          </table:table-cell>
          <table:table-cell table:style-name="ce70" table:formula="of:=[.P84]/[.C84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33310">
            <text:p>633310</text:p>
          </table:table-cell>
          <table:table-cell table:style-name="ce50" office:value-type="string">
            <text:p>Dépenses de formation continue</text:p>
          </table:table-cell>
          <table:table-cell table:style-name="ce58"/>
          <table:table-cell table:style-name="ce58" table:number-columns-repeated="12"/>
          <table:table-cell table:style-name="ce58" table:formula="of:=SUM([.D85:.O85])" office:value-type="currency" office:currency="EUR" office:value="0">
            <text:p>0,00 €</text:p>
          </table:table-cell>
          <table:table-cell table:style-name="ce58" table:formula="of:=[.C85]-[.P85]" office:value-type="currency" office:currency="EUR" office:value="0">
            <text:p>0,00 €</text:p>
          </table:table-cell>
          <table:table-cell table:style-name="ce70" table:formula="of:=[.P85]/[.C85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33350">
            <text:p>633350</text:p>
          </table:table-cell>
          <table:table-cell table:style-name="ce50" office:value-type="string">
            <text:p>UNIFORMATION CIF/CDD</text:p>
          </table:table-cell>
          <table:table-cell table:style-name="ce58"/>
          <table:table-cell table:style-name="ce58" table:number-columns-repeated="12"/>
          <table:table-cell table:style-name="ce58" table:formula="of:=SUM([.D86:.O86])" office:value-type="currency" office:currency="EUR" office:value="0">
            <text:p>0,00 €</text:p>
          </table:table-cell>
          <table:table-cell table:style-name="ce58" table:formula="of:=[.C86]-[.P86]" office:value-type="currency" office:currency="EUR" office:value="0">
            <text:p>0,00 €</text:p>
          </table:table-cell>
          <table:table-cell table:style-name="ce70" table:formula="of:=[.P86]/[.C86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35620">
            <text:p>635620</text:p>
          </table:table-cell>
          <table:table-cell table:style-name="ce50" office:value-type="string">
            <text:p>TVA non récupérable sur immobilisations</text:p>
          </table:table-cell>
          <table:table-cell table:style-name="ce58"/>
          <table:table-cell table:style-name="ce58" table:number-columns-repeated="12"/>
          <table:table-cell table:style-name="ce58" table:formula="of:=SUM([.D87:.O87])" office:value-type="currency" office:currency="EUR" office:value="0">
            <text:p>0,00 €</text:p>
          </table:table-cell>
          <table:table-cell table:style-name="ce58" table:formula="of:=[.C87]-[.P87]" office:value-type="currency" office:currency="EUR" office:value="0">
            <text:p>0,00 €</text:p>
          </table:table-cell>
          <table:table-cell table:style-name="ce70" table:formula="of:=[.P87]/[.C87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35660">
            <text:p>635660</text:p>
          </table:table-cell>
          <table:table-cell table:style-name="ce50" office:value-type="string">
            <text:p>TVA non récupérable sur biens &amp; services</text:p>
          </table:table-cell>
          <table:table-cell table:style-name="ce58"/>
          <table:table-cell table:style-name="ce58" table:number-columns-repeated="12"/>
          <table:table-cell table:style-name="ce58" table:formula="of:=SUM([.D88:.O88])" office:value-type="currency" office:currency="EUR" office:value="0">
            <text:p>0,00 €</text:p>
          </table:table-cell>
          <table:table-cell table:style-name="ce58" table:formula="of:=[.C88]-[.P88]" office:value-type="currency" office:currency="EUR" office:value="0">
            <text:p>0,00 €</text:p>
          </table:table-cell>
          <table:table-cell table:style-name="ce70" table:formula="of:=[.P88]/[.C88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35800">
            <text:p>635800</text:p>
          </table:table-cell>
          <table:table-cell table:style-name="ce50" office:value-type="string">
            <text:p>Impôts divers</text:p>
          </table:table-cell>
          <table:table-cell table:style-name="ce58"/>
          <table:table-cell table:style-name="ce58" table:number-columns-repeated="12"/>
          <table:table-cell table:style-name="ce58" table:formula="of:=SUM([.D89:.O89])" office:value-type="currency" office:currency="EUR" office:value="0">
            <text:p>0,00 €</text:p>
          </table:table-cell>
          <table:table-cell table:style-name="ce58" table:formula="of:=[.C89]-[.P89]" office:value-type="currency" office:currency="EUR" office:value="0">
            <text:p>0,00 €</text:p>
          </table:table-cell>
          <table:table-cell table:style-name="ce70" table:formula="of:=[.P89]/[.C8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1100">
            <text:p>641100</text:p>
          </table:table-cell>
          <table:table-cell table:style-name="ce50" office:value-type="string">
            <text:p>Salaires</text:p>
          </table:table-cell>
          <table:table-cell table:style-name="ce58" office:value-type="currency" office:currency="EUR" office:value="5760">
            <text:p>5 760,00 €</text:p>
          </table:table-cell>
          <table:table-cell table:style-name="ce58" office:value-type="currency" office:currency="EUR" office:value="1568.71">
            <text:p>1 568,71 €</text:p>
          </table:table-cell>
          <table:table-cell table:style-name="ce58" table:number-columns-repeated="11"/>
          <table:table-cell table:style-name="ce58" table:formula="of:=SUM([.D90:.O90])" office:value-type="currency" office:currency="EUR" office:value="1568.71">
            <text:p>1 568,71 €</text:p>
          </table:table-cell>
          <table:table-cell table:style-name="ce58" table:formula="of:=[.C90]-[.P90]" office:value-type="currency" office:currency="EUR" office:value="4191.29">
            <text:p>4 191,29 €</text:p>
          </table:table-cell>
          <table:table-cell table:style-name="ce70" table:formula="of:=[.P90]/[.C90]" office:value-type="percentage" office:value="0.272345486111111">
            <text:p>27,23%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41200">
            <text:p>641200</text:p>
          </table:table-cell>
          <table:table-cell table:style-name="ce50" office:value-type="string">
            <text:p>Congés payés</text:p>
          </table:table-cell>
          <table:table-cell table:style-name="ce58"/>
          <table:table-cell table:style-name="ce58" table:number-columns-repeated="12"/>
          <table:table-cell table:style-name="ce58" table:formula="of:=SUM([.D91:.O91])" office:value-type="currency" office:currency="EUR" office:value="0">
            <text:p>0,00 €</text:p>
          </table:table-cell>
          <table:table-cell table:style-name="ce58" table:formula="of:=[.C91]-[.P91]" office:value-type="currency" office:currency="EUR" office:value="0">
            <text:p>0,00 €</text:p>
          </table:table-cell>
          <table:table-cell table:style-name="ce70" table:formula="of:=[.P91]/[.C91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41300">
            <text:p>641300</text:p>
          </table:table-cell>
          <table:table-cell table:style-name="ce50" office:value-type="string">
            <text:p>Ind.stages, Intermittents spectacle</text:p>
          </table:table-cell>
          <table:table-cell table:style-name="ce58"/>
          <table:table-cell table:style-name="ce58" table:number-columns-repeated="12"/>
          <table:table-cell table:style-name="ce58" table:formula="of:=SUM([.D92:.O92])" office:value-type="currency" office:currency="EUR" office:value="0">
            <text:p>0,00 €</text:p>
          </table:table-cell>
          <table:table-cell table:style-name="ce58" table:formula="of:=[.C92]-[.P92]" office:value-type="currency" office:currency="EUR" office:value="0">
            <text:p>0,00 €</text:p>
          </table:table-cell>
          <table:table-cell table:style-name="ce70" table:formula="of:=[.P92]/[.C92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41350">
            <text:p>641350</text:p>
          </table:table-cell>
          <table:table-cell table:style-name="ce50" office:value-type="string">
            <text:p>Primes &amp; complément familial</text:p>
          </table:table-cell>
          <table:table-cell table:style-name="ce58"/>
          <table:table-cell table:style-name="ce58" table:number-columns-repeated="12"/>
          <table:table-cell table:style-name="ce58" table:formula="of:=SUM([.D93:.O93])" office:value-type="currency" office:currency="EUR" office:value="0">
            <text:p>0,00 €</text:p>
          </table:table-cell>
          <table:table-cell table:style-name="ce58" table:formula="of:=[.C93]-[.P93]" office:value-type="currency" office:currency="EUR" office:value="0">
            <text:p>0,00 €</text:p>
          </table:table-cell>
          <table:table-cell table:style-name="ce70" table:formula="of:=[.P93]/[.C93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41360">
            <text:p>641360</text:p>
          </table:table-cell>
          <table:table-cell table:style-name="ce50" office:value-type="string">
            <text:p>Indemnités de télétravail</text:p>
          </table:table-cell>
          <table:table-cell table:style-name="ce58"/>
          <table:table-cell table:style-name="ce58" table:number-columns-repeated="12"/>
          <table:table-cell table:style-name="ce58" table:formula="of:=SUM([.D94:.O94])" office:value-type="currency" office:currency="EUR" office:value="0">
            <text:p>0,00 €</text:p>
          </table:table-cell>
          <table:table-cell table:style-name="ce58" table:formula="of:=[.C94]-[.P94]" office:value-type="currency" office:currency="EUR" office:value="0">
            <text:p>0,00 €</text:p>
          </table:table-cell>
          <table:table-cell table:style-name="ce70" table:formula="of:=[.P94]/[.C94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41400">
            <text:p>641400</text:p>
          </table:table-cell>
          <table:table-cell table:style-name="ce50" office:value-type="string">
            <text:p>Avantage en nature et IJSS</text:p>
          </table:table-cell>
          <table:table-cell table:style-name="ce58"/>
          <table:table-cell table:style-name="ce58" table:number-columns-repeated="12"/>
          <table:table-cell table:style-name="ce58" table:formula="of:=SUM([.D95:.O95])" office:value-type="currency" office:currency="EUR" office:value="0">
            <text:p>0,00 €</text:p>
          </table:table-cell>
          <table:table-cell table:style-name="ce58" table:formula="of:=[.C95]-[.P95]" office:value-type="currency" office:currency="EUR" office:value="0">
            <text:p>0,00 €</text:p>
          </table:table-cell>
          <table:table-cell table:style-name="ce70" table:formula="of:=[.P95]/[.C95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41900">
            <text:p>641900</text:p>
          </table:table-cell>
          <table:table-cell table:style-name="ce50" office:value-type="string">
            <text:p>Indémnités de rupture conventionnelle</text:p>
          </table:table-cell>
          <table:table-cell table:style-name="ce58"/>
          <table:table-cell table:style-name="ce58" table:number-columns-repeated="12"/>
          <table:table-cell table:style-name="ce58" table:formula="of:=SUM([.D96:.O96])" office:value-type="currency" office:currency="EUR" office:value="0">
            <text:p>0,00 €</text:p>
          </table:table-cell>
          <table:table-cell table:style-name="ce58" table:formula="of:=[.C96]-[.P96]" office:value-type="currency" office:currency="EUR" office:value="0">
            <text:p>0,00 €</text:p>
          </table:table-cell>
          <table:table-cell table:style-name="ce70" table:formula="of:=[.P96]/[.C9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5100">
            <text:p>645100</text:p>
          </table:table-cell>
          <table:table-cell table:style-name="ce50" office:value-type="string">
            <text:p>Cotisations à l'URSSAF</text:p>
          </table:table-cell>
          <table:table-cell table:style-name="ce58" office:value-type="currency" office:currency="EUR" office:value="2881.6">
            <text:p>2 881,60 €</text:p>
          </table:table-cell>
          <table:table-cell table:style-name="ce58" office:value-type="currency" office:currency="EUR" office:value="574.3">
            <text:p>574,30 €</text:p>
          </table:table-cell>
          <table:table-cell table:style-name="ce58" table:number-columns-repeated="11"/>
          <table:table-cell table:style-name="ce58" table:formula="of:=SUM([.D97:.O97])" office:value-type="currency" office:currency="EUR" office:value="574.3">
            <text:p>574,30 €</text:p>
          </table:table-cell>
          <table:table-cell table:style-name="ce58" table:formula="of:=[.C97]-[.P97]" office:value-type="currency" office:currency="EUR" office:value="2307.3">
            <text:p>2 307,30 €</text:p>
          </table:table-cell>
          <table:table-cell table:style-name="ce70" table:formula="of:=[.P97]/[.C97]" office:value-type="percentage" office:value="0.199299000555247">
            <text:p>19,93%</text:p>
          </table:table-cell>
          <table:table-cell table:number-columns-repeated="1006"/>
        </table:table-row>
        <table:table-row table:style-name="ro1">
          <table:table-cell table:style-name="ce49" office:value-type="float" office:value="645200">
            <text:p>645200</text:p>
          </table:table-cell>
          <table:table-cell table:style-name="ce50" office:value-type="string">
            <text:p>Cotisations aux mutuelles</text:p>
          </table:table-cell>
          <table:table-cell table:style-name="ce58"/>
          <table:table-cell table:style-name="ce58" office:value-type="currency" office:currency="EUR" office:value="56">
            <text:p>56,00 €</text:p>
          </table:table-cell>
          <table:table-cell table:style-name="ce58" table:number-columns-repeated="11"/>
          <table:table-cell table:style-name="ce58" table:formula="of:=SUM([.D98:.O98])" office:value-type="currency" office:currency="EUR" office:value="56">
            <text:p>56,00 €</text:p>
          </table:table-cell>
          <table:table-cell table:style-name="ce58" table:formula="of:=[.C98]-[.P98]" office:value-type="currency" office:currency="EUR" office:value="-56">
            <text:p>-56,00 €</text:p>
          </table:table-cell>
          <table:table-cell table:style-name="ce70" table:formula="of:=[.P98]/[.C9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5300">
            <text:p>645300</text:p>
          </table:table-cell>
          <table:table-cell table:style-name="ce50" office:value-type="string">
            <text:p>Cotisations retraite et prévoyance</text:p>
          </table:table-cell>
          <table:table-cell table:style-name="ce58"/>
          <table:table-cell table:style-name="ce58" office:value-type="currency" office:currency="EUR" office:value="488.73">
            <text:p>488,73 €</text:p>
          </table:table-cell>
          <table:table-cell table:style-name="ce58" table:number-columns-repeated="11"/>
          <table:table-cell table:style-name="ce58" table:formula="of:=SUM([.D99:.O99])" office:value-type="currency" office:currency="EUR" office:value="488.73">
            <text:p>488,73 €</text:p>
          </table:table-cell>
          <table:table-cell table:style-name="ce58" table:formula="of:=[.C99]-[.P99]" office:value-type="currency" office:currency="EUR" office:value="-488.73">
            <text:p>-488,73 €</text:p>
          </table:table-cell>
          <table:table-cell table:style-name="ce70" table:formula="of:=[.P99]/[.C99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645350">
            <text:p>645350</text:p>
          </table:table-cell>
          <table:table-cell table:style-name="ce50" office:value-type="string">
            <text:p>Cotisation PERE Apicil</text:p>
          </table:table-cell>
          <table:table-cell table:style-name="ce58"/>
          <table:table-cell table:style-name="ce58" office:value-type="currency" office:currency="EUR" office:value="225.95">
            <text:p>225,95 €</text:p>
          </table:table-cell>
          <table:table-cell table:style-name="ce58" table:number-columns-repeated="11"/>
          <table:table-cell table:style-name="ce58" table:formula="of:=SUM([.D100:.O100])" office:value-type="currency" office:currency="EUR" office:value="225.95">
            <text:p>225,95 €</text:p>
          </table:table-cell>
          <table:table-cell table:style-name="ce58" table:formula="of:=[.C100]-[.P100]" office:value-type="currency" office:currency="EUR" office:value="-225.95">
            <text:p>-225,95 €</text:p>
          </table:table-cell>
          <table:table-cell table:style-name="ce70" table:formula="of:=[.P100]/[.C100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45400">
            <text:p>645400</text:p>
          </table:table-cell>
          <table:table-cell table:style-name="ce50" office:value-type="string">
            <text:p>Cotisations au Pôle Emploi</text:p>
          </table:table-cell>
          <table:table-cell table:style-name="ce58"/>
          <table:table-cell table:style-name="ce58" table:number-columns-repeated="12"/>
          <table:table-cell table:style-name="ce58" table:formula="of:=SUM([.D101:.O101])" office:value-type="currency" office:currency="EUR" office:value="0">
            <text:p>0,00 €</text:p>
          </table:table-cell>
          <table:table-cell table:style-name="ce58" table:formula="of:=[.C101]-[.P101]" office:value-type="currency" office:currency="EUR" office:value="0">
            <text:p>0,00 €</text:p>
          </table:table-cell>
          <table:table-cell table:style-name="ce70" table:formula="of:=[.P101]/[.C101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45800">
            <text:p>645800</text:p>
          </table:table-cell>
          <table:table-cell table:style-name="ce50" office:value-type="string">
            <text:p>GUSO &amp; Cotis.aux autres organismes</text:p>
          </table:table-cell>
          <table:table-cell table:style-name="ce58"/>
          <table:table-cell table:style-name="ce58" table:number-columns-repeated="12"/>
          <table:table-cell table:style-name="ce58" table:formula="of:=SUM([.D102:.O102])" office:value-type="currency" office:currency="EUR" office:value="0">
            <text:p>0,00 €</text:p>
          </table:table-cell>
          <table:table-cell table:style-name="ce58" table:formula="of:=[.C102]-[.P102]" office:value-type="currency" office:currency="EUR" office:value="0">
            <text:p>0,00 €</text:p>
          </table:table-cell>
          <table:table-cell table:style-name="ce70" table:formula="of:=[.P102]/[.C102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45820">
            <text:p>645820</text:p>
          </table:table-cell>
          <table:table-cell table:style-name="ce50" office:value-type="string">
            <text:p>Charges sociales sur congés à paye</text:p>
          </table:table-cell>
          <table:table-cell table:style-name="ce58"/>
          <table:table-cell table:style-name="ce58" table:number-columns-repeated="12"/>
          <table:table-cell table:style-name="ce58" table:formula="of:=SUM([.D103:.O103])" office:value-type="currency" office:currency="EUR" office:value="0">
            <text:p>0,00 €</text:p>
          </table:table-cell>
          <table:table-cell table:style-name="ce58" table:formula="of:=[.C103]-[.P103]" office:value-type="currency" office:currency="EUR" office:value="0">
            <text:p>0,00 €</text:p>
          </table:table-cell>
          <table:table-cell table:style-name="ce70" table:formula="of:=[.P103]/[.C103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47500">
            <text:p>647500</text:p>
          </table:table-cell>
          <table:table-cell table:style-name="ce50" office:value-type="string">
            <text:p>Médecine du travail &amp; pharmacie</text:p>
          </table:table-cell>
          <table:table-cell table:style-name="ce58"/>
          <table:table-cell table:style-name="ce58" table:number-columns-repeated="12"/>
          <table:table-cell table:style-name="ce58" table:formula="of:=SUM([.D104:.O104])" office:value-type="currency" office:currency="EUR" office:value="0">
            <text:p>0,00 €</text:p>
          </table:table-cell>
          <table:table-cell table:style-name="ce58" table:formula="of:=[.C104]-[.P104]" office:value-type="currency" office:currency="EUR" office:value="0">
            <text:p>0,00 €</text:p>
          </table:table-cell>
          <table:table-cell table:style-name="ce70" table:formula="of:=[.P104]/[.C104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47600">
            <text:p>647600</text:p>
          </table:table-cell>
          <table:table-cell table:style-name="ce50" office:value-type="string">
            <text:p>Commissions sur Chèque Déjeûner</text:p>
          </table:table-cell>
          <table:table-cell table:style-name="ce58"/>
          <table:table-cell table:style-name="ce58" table:number-columns-repeated="12"/>
          <table:table-cell table:style-name="ce58" table:formula="of:=SUM([.D105:.O105])" office:value-type="currency" office:currency="EUR" office:value="0">
            <text:p>0,00 €</text:p>
          </table:table-cell>
          <table:table-cell table:style-name="ce58" table:formula="of:=[.C105]-[.P105]" office:value-type="currency" office:currency="EUR" office:value="0">
            <text:p>0,00 €</text:p>
          </table:table-cell>
          <table:table-cell table:style-name="ce70" table:formula="of:=[.P105]/[.C105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47650">
            <text:p>647650</text:p>
          </table:table-cell>
          <table:table-cell table:style-name="ce50" office:value-type="string">
            <text:p>Chèques Déjeûner des Bénévoles</text:p>
          </table:table-cell>
          <table:table-cell table:style-name="ce58"/>
          <table:table-cell table:style-name="ce58" table:number-columns-repeated="12"/>
          <table:table-cell table:style-name="ce58" table:formula="of:=SUM([.D106:.O106])" office:value-type="currency" office:currency="EUR" office:value="0">
            <text:p>0,00 €</text:p>
          </table:table-cell>
          <table:table-cell table:style-name="ce58" table:formula="of:=[.C106]-[.P106]" office:value-type="currency" office:currency="EUR" office:value="0">
            <text:p>0,00 €</text:p>
          </table:table-cell>
          <table:table-cell table:style-name="ce70" table:formula="of:=[.P106]/[.C106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48100">
            <text:p>648100</text:p>
          </table:table-cell>
          <table:table-cell table:style-name="ce50" office:value-type="string">
            <text:p>Autres charges de personnel</text:p>
          </table:table-cell>
          <table:table-cell table:style-name="ce58"/>
          <table:table-cell table:style-name="ce58" table:number-columns-repeated="12"/>
          <table:table-cell table:style-name="ce58" table:formula="of:=SUM([.D107:.O107])" office:value-type="currency" office:currency="EUR" office:value="0">
            <text:p>0,00 €</text:p>
          </table:table-cell>
          <table:table-cell table:style-name="ce58" table:formula="of:=[.C107]-[.P107]" office:value-type="currency" office:currency="EUR" office:value="0">
            <text:p>0,00 €</text:p>
          </table:table-cell>
          <table:table-cell table:style-name="ce70" table:formula="of:=[.P107]/[.C107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51000">
            <text:p>651000</text:p>
          </table:table-cell>
          <table:table-cell table:style-name="ce50" office:value-type="string">
            <text:p>Redevances pour brevets, licences,</text:p>
          </table:table-cell>
          <table:table-cell table:style-name="ce58"/>
          <table:table-cell table:style-name="ce58" table:number-columns-repeated="12"/>
          <table:table-cell table:style-name="ce58" table:formula="of:=SUM([.D108:.O108])" office:value-type="currency" office:currency="EUR" office:value="0">
            <text:p>0,00 €</text:p>
          </table:table-cell>
          <table:table-cell table:style-name="ce58" table:formula="of:=[.C108]-[.P108]" office:value-type="currency" office:currency="EUR" office:value="0">
            <text:p>0,00 €</text:p>
          </table:table-cell>
          <table:table-cell table:style-name="ce70" table:formula="of:=[.P108]/[.C108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51220">
            <text:p>651220</text:p>
          </table:table-cell>
          <table:table-cell table:style-name="ce50" office:value-type="string">
            <text:p>Noms de domaines</text:p>
          </table:table-cell>
          <table:table-cell table:style-name="ce58"/>
          <table:table-cell table:style-name="ce58" table:number-columns-repeated="12"/>
          <table:table-cell table:style-name="ce58" table:formula="of:=SUM([.D109:.O109])" office:value-type="currency" office:currency="EUR" office:value="0">
            <text:p>0,00 €</text:p>
          </table:table-cell>
          <table:table-cell table:style-name="ce58" table:formula="of:=[.C109]-[.P109]" office:value-type="currency" office:currency="EUR" office:value="0">
            <text:p>0,00 €</text:p>
          </table:table-cell>
          <table:table-cell table:style-name="ce70" table:formula="of:=[.P109]/[.C109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51600">
            <text:p>651600</text:p>
          </table:table-cell>
          <table:table-cell table:style-name="ce50" office:value-type="string">
            <text:p>Droits d'auteurs</text:p>
          </table:table-cell>
          <table:table-cell table:style-name="ce58"/>
          <table:table-cell table:style-name="ce58" table:number-columns-repeated="12"/>
          <table:table-cell table:style-name="ce58" table:formula="of:=SUM([.D110:.O110])" office:value-type="currency" office:currency="EUR" office:value="0">
            <text:p>0,00 €</text:p>
          </table:table-cell>
          <table:table-cell table:style-name="ce58" table:formula="of:=[.C110]-[.P110]" office:value-type="currency" office:currency="EUR" office:value="0">
            <text:p>0,00 €</text:p>
          </table:table-cell>
          <table:table-cell table:style-name="ce70" table:formula="of:=[.P110]/[.C110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54000">
            <text:p>654000</text:p>
          </table:table-cell>
          <table:table-cell table:style-name="ce50" office:value-type="string">
            <text:p>Perte sur créances irrécouvrables</text:p>
          </table:table-cell>
          <table:table-cell table:style-name="ce58"/>
          <table:table-cell table:style-name="ce58" table:number-columns-repeated="12"/>
          <table:table-cell table:style-name="ce58" table:formula="of:=SUM([.D111:.O111])" office:value-type="currency" office:currency="EUR" office:value="0">
            <text:p>0,00 €</text:p>
          </table:table-cell>
          <table:table-cell table:style-name="ce58" table:formula="of:=[.C111]-[.P111]" office:value-type="currency" office:currency="EUR" office:value="0">
            <text:p>0,00 €</text:p>
          </table:table-cell>
          <table:table-cell table:style-name="ce70" table:formula="of:=[.P111]/[.C111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57100">
            <text:p>657100</text:p>
          </table:table-cell>
          <table:table-cell table:style-name="ce50" office:value-type="string">
            <text:p>Subventions accordées</text:p>
          </table:table-cell>
          <table:table-cell table:style-name="ce58"/>
          <table:table-cell table:style-name="ce58" table:number-columns-repeated="12"/>
          <table:table-cell table:style-name="ce58" table:formula="of:=SUM([.D112:.O112])" office:value-type="currency" office:currency="EUR" office:value="0">
            <text:p>0,00 €</text:p>
          </table:table-cell>
          <table:table-cell table:style-name="ce58" table:formula="of:=[.C112]-[.P112]" office:value-type="currency" office:currency="EUR" office:value="0">
            <text:p>0,00 €</text:p>
          </table:table-cell>
          <table:table-cell table:style-name="ce70" table:formula="of:=[.P112]/[.C112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57200">
            <text:p>657200</text:p>
          </table:table-cell>
          <table:table-cell table:style-name="ce50" office:value-type="string">
            <text:p>Réaffectation Bilan affectation du fds de solidarité</text:p>
          </table:table-cell>
          <table:table-cell table:style-name="ce58"/>
          <table:table-cell table:style-name="ce58" table:number-columns-repeated="12"/>
          <table:table-cell table:style-name="ce58" table:formula="of:=SUM([.D113:.O113])" office:value-type="currency" office:currency="EUR" office:value="0">
            <text:p>0,00 €</text:p>
          </table:table-cell>
          <table:table-cell table:style-name="ce58" table:formula="of:=[.C113]-[.P113]" office:value-type="currency" office:currency="EUR" office:value="0">
            <text:p>0,00 €</text:p>
          </table:table-cell>
          <table:table-cell table:style-name="ce70" table:formula="of:=[.Q113]/[.C113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57210">
            <text:p>657210</text:p>
          </table:table-cell>
          <table:table-cell table:style-name="ce50" office:value-type="string">
            <text:p>Affectation au fonds de solidarité</text:p>
          </table:table-cell>
          <table:table-cell table:style-name="ce58"/>
          <table:table-cell table:style-name="ce58" table:number-columns-repeated="12"/>
          <table:table-cell table:style-name="ce58" table:formula="of:=SUM([.D114:.O114])" office:value-type="currency" office:currency="EUR" office:value="0">
            <text:p>0,00 €</text:p>
          </table:table-cell>
          <table:table-cell table:style-name="ce58" table:formula="of:=[.C114]-[.P114]" office:value-type="currency" office:currency="EUR" office:value="0">
            <text:p>0,00 €</text:p>
          </table:table-cell>
          <table:table-cell table:style-name="ce70" table:formula="of:=[.Q114]/[.C114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58000">
            <text:p>658000</text:p>
          </table:table-cell>
          <table:table-cell table:style-name="ce50" office:value-type="string">
            <text:p>Frais divers de gestion courante</text:p>
          </table:table-cell>
          <table:table-cell table:style-name="ce58"/>
          <table:table-cell table:style-name="ce58" table:number-columns-repeated="12"/>
          <table:table-cell table:style-name="ce58" table:formula="of:=SUM([.D115:.O115])" office:value-type="currency" office:currency="EUR" office:value="0">
            <text:p>0,00 €</text:p>
          </table:table-cell>
          <table:table-cell table:style-name="ce58" table:formula="of:=[.C115]-[.P115]" office:value-type="currency" office:currency="EUR" office:value="0">
            <text:p>0,00 €</text:p>
          </table:table-cell>
          <table:table-cell table:style-name="ce70" table:formula="of:=[.Q115]/[.C115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58110">
            <text:p>658110</text:p>
          </table:table-cell>
          <table:table-cell table:style-name="ce50" office:value-type="string">
            <text:p>Différences de règlement (charge)</text:p>
          </table:table-cell>
          <table:table-cell table:style-name="ce58"/>
          <table:table-cell table:style-name="ce58" table:number-columns-repeated="12"/>
          <table:table-cell table:style-name="ce58" table:formula="of:=SUM([.D116:.O116])" office:value-type="currency" office:currency="EUR" office:value="0">
            <text:p>0,00 €</text:p>
          </table:table-cell>
          <table:table-cell table:style-name="ce58" table:formula="of:=[.C116]-[.P116]" office:value-type="currency" office:currency="EUR" office:value="0">
            <text:p>0,00 €</text:p>
          </table:table-cell>
          <table:table-cell table:style-name="ce70" table:formula="of:=[.Q116]/[.C116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61000">
            <text:p>661000</text:p>
          </table:table-cell>
          <table:table-cell table:style-name="ce50" office:value-type="string">
            <text:p>Frais de prélèvement</text:p>
          </table:table-cell>
          <table:table-cell table:style-name="ce58"/>
          <table:table-cell table:style-name="ce58" table:number-columns-repeated="12"/>
          <table:table-cell table:style-name="ce58" table:formula="of:=SUM([.D117:.O117])" office:value-type="currency" office:currency="EUR" office:value="0">
            <text:p>0,00 €</text:p>
          </table:table-cell>
          <table:table-cell table:style-name="ce58" table:formula="of:=[.C117]-[.P117]" office:value-type="currency" office:currency="EUR" office:value="0">
            <text:p>0,00 €</text:p>
          </table:table-cell>
          <table:table-cell table:style-name="ce70" table:formula="of:=[.Q117]/[.C117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61600">
            <text:p>661600</text:p>
          </table:table-cell>
          <table:table-cell table:style-name="ce50" office:value-type="string">
            <text:p>Agios bancaires</text:p>
          </table:table-cell>
          <table:table-cell table:style-name="ce58"/>
          <table:table-cell table:style-name="ce58" table:number-columns-repeated="12"/>
          <table:table-cell table:style-name="ce58" table:formula="of:=SUM([.D118:.O118])" office:value-type="currency" office:currency="EUR" office:value="0">
            <text:p>0,00 €</text:p>
          </table:table-cell>
          <table:table-cell table:style-name="ce58" table:formula="of:=[.C118]-[.P118]" office:value-type="currency" office:currency="EUR" office:value="0">
            <text:p>0,00 €</text:p>
          </table:table-cell>
          <table:table-cell table:style-name="ce70" table:formula="of:=[.Q118]/[.C118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68800">
            <text:p>668800</text:p>
          </table:table-cell>
          <table:table-cell table:style-name="ce50" office:value-type="string">
            <text:p>Compte d'Arrondi</text:p>
          </table:table-cell>
          <table:table-cell table:style-name="ce58"/>
          <table:table-cell table:style-name="ce58" table:number-columns-repeated="12"/>
          <table:table-cell table:style-name="ce58" table:formula="of:=SUM([.D119:.O119])" office:value-type="currency" office:currency="EUR" office:value="0">
            <text:p>0,00 €</text:p>
          </table:table-cell>
          <table:table-cell table:style-name="ce58" table:formula="of:=[.C119]-[.P119]" office:value-type="currency" office:currency="EUR" office:value="0">
            <text:p>0,00 €</text:p>
          </table:table-cell>
          <table:table-cell table:style-name="ce70" table:formula="of:=[.Q119]/[.C119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71200">
            <text:p>671200</text:p>
          </table:table-cell>
          <table:table-cell table:style-name="ce50" office:value-type="string">
            <text:p>Pénalités &amp; amendes</text:p>
          </table:table-cell>
          <table:table-cell table:style-name="ce58"/>
          <table:table-cell table:style-name="ce58" table:number-columns-repeated="12"/>
          <table:table-cell table:style-name="ce58" table:formula="of:=SUM([.D120:.O120])" office:value-type="currency" office:currency="EUR" office:value="0">
            <text:p>0,00 €</text:p>
          </table:table-cell>
          <table:table-cell table:style-name="ce58" table:formula="of:=[.C120]-[.P120]" office:value-type="currency" office:currency="EUR" office:value="0">
            <text:p>0,00 €</text:p>
          </table:table-cell>
          <table:table-cell table:style-name="ce70" table:formula="of:=[.Q120]/[.C120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72000">
            <text:p>672000</text:p>
          </table:table-cell>
          <table:table-cell table:style-name="ce50" office:value-type="string">
            <text:p>Charges sur exercices anérieurs</text:p>
          </table:table-cell>
          <table:table-cell table:style-name="ce58"/>
          <table:table-cell table:style-name="ce58" table:number-columns-repeated="12"/>
          <table:table-cell table:style-name="ce58" table:formula="of:=SUM([.D121:.O121])" office:value-type="currency" office:currency="EUR" office:value="0">
            <text:p>0,00 €</text:p>
          </table:table-cell>
          <table:table-cell table:style-name="ce58" table:formula="of:=[.C121]-[.P121]" office:value-type="currency" office:currency="EUR" office:value="0">
            <text:p>0,00 €</text:p>
          </table:table-cell>
          <table:table-cell table:style-name="ce70" table:formula="of:=[.Q121]/[.C121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75000">
            <text:p>675000</text:p>
          </table:table-cell>
          <table:table-cell table:style-name="ce50" office:value-type="string">
            <text:p>Valeurs comptables des éléments d'actif cédés</text:p>
          </table:table-cell>
          <table:table-cell table:style-name="ce58"/>
          <table:table-cell table:style-name="ce58" table:number-columns-repeated="12"/>
          <table:table-cell table:style-name="ce58" table:formula="of:=SUM([.D122:.O122])" office:value-type="currency" office:currency="EUR" office:value="0">
            <text:p>0,00 €</text:p>
          </table:table-cell>
          <table:table-cell table:style-name="ce58" table:formula="of:=[.C122]-[.P122]" office:value-type="currency" office:currency="EUR" office:value="0">
            <text:p>0,00 €</text:p>
          </table:table-cell>
          <table:table-cell table:style-name="ce70" table:formula="of:=[.Q122]/[.C122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75200">
            <text:p>675200</text:p>
          </table:table-cell>
          <table:table-cell table:style-name="ce50" office:value-type="string">
            <text:p>Val. cptable des éléments d'actif cédés : immos corporelles</text:p>
          </table:table-cell>
          <table:table-cell table:style-name="ce58"/>
          <table:table-cell table:style-name="ce58" table:number-columns-repeated="12"/>
          <table:table-cell table:style-name="ce58" table:formula="of:=SUM([.D123:.O123])" office:value-type="currency" office:currency="EUR" office:value="0">
            <text:p>0,00 €</text:p>
          </table:table-cell>
          <table:table-cell table:style-name="ce58" table:formula="of:=[.C123]-[.P123]" office:value-type="currency" office:currency="EUR" office:value="0">
            <text:p>0,00 €</text:p>
          </table:table-cell>
          <table:table-cell table:style-name="ce70" table:formula="of:=[.Q123]/[.C123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78000">
            <text:p>678000</text:p>
          </table:table-cell>
          <table:table-cell table:style-name="ce50" office:value-type="string">
            <text:p>Autres charges exceptionnelles</text:p>
          </table:table-cell>
          <table:table-cell table:style-name="ce58"/>
          <table:table-cell table:style-name="ce58" table:number-columns-repeated="12"/>
          <table:table-cell table:style-name="ce58" table:formula="of:=SUM([.D124:.O124])" office:value-type="currency" office:currency="EUR" office:value="0">
            <text:p>0,00 €</text:p>
          </table:table-cell>
          <table:table-cell table:style-name="ce58" table:formula="of:=[.C124]-[.P124]" office:value-type="currency" office:currency="EUR" office:value="0">
            <text:p>0,00 €</text:p>
          </table:table-cell>
          <table:table-cell table:style-name="ce70" table:formula="of:=[.Q124]/[.C124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78800">
            <text:p>678800</text:p>
          </table:table-cell>
          <table:table-cell table:style-name="ce50" office:value-type="string">
            <text:p>Charges exceptionnelles diverses</text:p>
          </table:table-cell>
          <table:table-cell table:style-name="ce58"/>
          <table:table-cell table:style-name="ce58" table:number-columns-repeated="12"/>
          <table:table-cell table:style-name="ce58" table:formula="of:=SUM([.D125:.O125])" office:value-type="currency" office:currency="EUR" office:value="0">
            <text:p>0,00 €</text:p>
          </table:table-cell>
          <table:table-cell table:style-name="ce58" table:formula="of:=[.C125]-[.P125]" office:value-type="currency" office:currency="EUR" office:value="0">
            <text:p>0,00 €</text:p>
          </table:table-cell>
          <table:table-cell table:style-name="ce70" table:formula="of:=[.Q125]/[.C125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81110">
            <text:p>681110</text:p>
          </table:table-cell>
          <table:table-cell table:style-name="ce50" office:value-type="string">
            <text:p>Dot. amort. immos incorporelles</text:p>
          </table:table-cell>
          <table:table-cell table:style-name="ce58"/>
          <table:table-cell table:style-name="ce58" table:number-columns-repeated="12"/>
          <table:table-cell table:style-name="ce58" table:formula="of:=SUM([.D126:.O126])" office:value-type="currency" office:currency="EUR" office:value="0">
            <text:p>0,00 €</text:p>
          </table:table-cell>
          <table:table-cell table:style-name="ce58" table:formula="of:=[.C126]-[.P126]" office:value-type="currency" office:currency="EUR" office:value="0">
            <text:p>0,00 €</text:p>
          </table:table-cell>
          <table:table-cell table:style-name="ce70" table:formula="of:=[.Q126]/[.C126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81120">
            <text:p>681120</text:p>
          </table:table-cell>
          <table:table-cell table:style-name="ce50" office:value-type="string">
            <text:p>Dot. amort. immos corporelles</text:p>
          </table:table-cell>
          <table:table-cell table:style-name="ce58"/>
          <table:table-cell table:style-name="ce58" table:number-columns-repeated="12"/>
          <table:table-cell table:style-name="ce58" table:formula="of:=SUM([.D127:.O127])" office:value-type="currency" office:currency="EUR" office:value="0">
            <text:p>0,00 €</text:p>
          </table:table-cell>
          <table:table-cell table:style-name="ce58" table:formula="of:=[.C127]-[.P127]" office:value-type="currency" office:currency="EUR" office:value="0">
            <text:p>0,00 €</text:p>
          </table:table-cell>
          <table:table-cell table:style-name="ce70" table:formula="of:=[.Q127]/[.C127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81700">
            <text:p>681700</text:p>
          </table:table-cell>
          <table:table-cell table:style-name="ce50" office:value-type="string">
            <text:p>Prov.pour dépréciation des stocks</text:p>
          </table:table-cell>
          <table:table-cell table:style-name="ce58"/>
          <table:table-cell table:style-name="ce58" table:number-columns-repeated="12"/>
          <table:table-cell table:style-name="ce58" table:formula="of:=SUM([.D128:.O128])" office:value-type="currency" office:currency="EUR" office:value="0">
            <text:p>0,00 €</text:p>
          </table:table-cell>
          <table:table-cell table:style-name="ce58" table:formula="of:=[.C128]-[.P128]" office:value-type="currency" office:currency="EUR" office:value="0">
            <text:p>0,00 €</text:p>
          </table:table-cell>
          <table:table-cell table:style-name="ce70" table:formula="of:=[.Q128]/[.C128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87250">
            <text:p>687250</text:p>
          </table:table-cell>
          <table:table-cell table:style-name="ce50" office:value-type="string">
            <text:p>Dot.amort. dérogatoires</text:p>
          </table:table-cell>
          <table:table-cell table:style-name="ce58"/>
          <table:table-cell table:style-name="ce58" table:number-columns-repeated="12"/>
          <table:table-cell table:style-name="ce58" table:formula="of:=SUM([.D129:.O129])" office:value-type="currency" office:currency="EUR" office:value="0">
            <text:p>0,00 €</text:p>
          </table:table-cell>
          <table:table-cell table:style-name="ce58" table:formula="of:=[.C129]-[.P129]" office:value-type="currency" office:currency="EUR" office:value="0">
            <text:p>0,00 €</text:p>
          </table:table-cell>
          <table:table-cell table:style-name="ce70" table:formula="of:=[.Q129]/[.C129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87500">
            <text:p>687500</text:p>
          </table:table-cell>
          <table:table-cell table:style-name="ce50" office:value-type="string">
            <text:p>Dot. aux prov. risques et ch. exc.</text:p>
          </table:table-cell>
          <table:table-cell table:style-name="ce58"/>
          <table:table-cell table:style-name="ce58" table:number-columns-repeated="12"/>
          <table:table-cell table:style-name="ce58" table:formula="of:=SUM([.D130:.O130])" office:value-type="currency" office:currency="EUR" office:value="0">
            <text:p>0,00 €</text:p>
          </table:table-cell>
          <table:table-cell table:style-name="ce58" table:formula="of:=[.C130]-[.P130]" office:value-type="currency" office:currency="EUR" office:value="0">
            <text:p>0,00 €</text:p>
          </table:table-cell>
          <table:table-cell table:style-name="ce70" table:formula="of:=[.Q130]/[.C130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95000">
            <text:p>695000</text:p>
          </table:table-cell>
          <table:table-cell table:style-name="ce50" office:value-type="string">
            <text:p>Impôt pers. morales non lucratives</text:p>
          </table:table-cell>
          <table:table-cell table:style-name="ce58"/>
          <table:table-cell table:style-name="ce58" table:number-columns-repeated="12"/>
          <table:table-cell table:style-name="ce58" table:formula="of:=SUM([.D131:.O131])" office:value-type="currency" office:currency="EUR" office:value="0">
            <text:p>0,00 €</text:p>
          </table:table-cell>
          <table:table-cell table:style-name="ce58" table:formula="of:=[.C131]-[.P131]" office:value-type="currency" office:currency="EUR" office:value="0">
            <text:p>0,00 €</text:p>
          </table:table-cell>
          <table:table-cell table:style-name="ce70" table:formula="of:=[.Q131]/[.C131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695100">
            <text:p>695100</text:p>
          </table:table-cell>
          <table:table-cell table:style-name="ce50" office:value-type="string">
            <text:p>Impôt société sur activités fiscalisées</text:p>
          </table:table-cell>
          <table:table-cell table:style-name="ce58"/>
          <table:table-cell table:style-name="ce58" table:number-columns-repeated="12"/>
          <table:table-cell table:style-name="ce58" table:formula="of:=SUM([.D132:.O132])" office:value-type="currency" office:currency="EUR" office:value="0">
            <text:p>0,00 €</text:p>
          </table:table-cell>
          <table:table-cell table:style-name="ce58" table:formula="of:=[.C132]-[.P132]" office:value-type="currency" office:currency="EUR" office:value="0">
            <text:p>0,00 €</text:p>
          </table:table-cell>
          <table:table-cell table:style-name="ce70" table:formula="of:=[.Q132]/[.C13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8"/>
          <table:table-cell table:style-name="ce51" office:value-type="string">
            <text:p>Produits </text:p>
          </table:table-cell>
          <table:table-cell table:style-name="ce54" table:formula="of:=SUM([.C134:.C203])" office:value-type="currency" office:currency="EUR" office:value="213400">
            <text:p>213 400,00 €</text:p>
          </table:table-cell>
          <table:table-cell table:style-name="ce54" table:formula="of:=SUM([.D134:.D203])" office:value-type="currency" office:currency="EUR" office:value="12440.62">
            <text:p>12 440,62 €</text:p>
          </table:table-cell>
          <table:table-cell table:style-name="ce54" table:formula="of:=SUM([.E134:.E203])" office:value-type="currency" office:currency="EUR" office:value="16296.9">
            <text:p>16 296,90 €</text:p>
          </table:table-cell>
          <table:table-cell table:style-name="ce54" table:formula="of:=SUM([.F134:.F203])" office:value-type="currency" office:currency="EUR" office:value="12745.39">
            <text:p>12 745,39 €</text:p>
          </table:table-cell>
          <table:table-cell table:style-name="ce54" table:formula="of:=SUM([.G134:.G203])" office:value-type="currency" office:currency="EUR" office:value="0">
            <text:p>0,00 €</text:p>
          </table:table-cell>
          <table:table-cell table:style-name="ce54" table:formula="of:=SUM([.H134:.H203])" office:value-type="currency" office:currency="EUR" office:value="0">
            <text:p>0,00 €</text:p>
          </table:table-cell>
          <table:table-cell table:style-name="ce54" table:formula="of:=SUM([.I134:.I203])" office:value-type="currency" office:currency="EUR" office:value="0">
            <text:p>0,00 €</text:p>
          </table:table-cell>
          <table:table-cell table:style-name="ce54" table:formula="of:=SUM([.J134:.J203])" office:value-type="currency" office:currency="EUR" office:value="0">
            <text:p>0,00 €</text:p>
          </table:table-cell>
          <table:table-cell table:style-name="ce54" table:formula="of:=SUM([.K134:.K203])" office:value-type="currency" office:currency="EUR" office:value="0">
            <text:p>0,00 €</text:p>
          </table:table-cell>
          <table:table-cell table:style-name="ce54" table:formula="of:=SUM([.L134:.L203])" office:value-type="currency" office:currency="EUR" office:value="0">
            <text:p>0,00 €</text:p>
          </table:table-cell>
          <table:table-cell table:style-name="ce54" table:formula="of:=SUM([.M134:.M203])" office:value-type="currency" office:currency="EUR" office:value="0">
            <text:p>0,00 €</text:p>
          </table:table-cell>
          <table:table-cell table:style-name="ce54" table:formula="of:=SUM([.N134:.N203])" office:value-type="currency" office:currency="EUR" office:value="0">
            <text:p>0,00 €</text:p>
          </table:table-cell>
          <table:table-cell table:style-name="ce54" table:formula="of:=SUM([.O134:.O203])" office:value-type="currency" office:currency="EUR" office:value="0">
            <text:p>0,00 €</text:p>
          </table:table-cell>
          <table:table-cell table:style-name="ce54" table:formula="of:=SUM([.D133:.O133])" office:value-type="currency" office:currency="EUR" office:value="41482.91">
            <text:p>41 482,91 €</text:p>
          </table:table-cell>
          <table:table-cell table:style-name="ce54" table:formula="of:=[.C133]-[.P133]" office:value-type="currency" office:currency="EUR" office:value="171917.09">
            <text:p>171 917,09 €</text:p>
          </table:table-cell>
          <table:table-cell table:style-name="ce69" table:formula="of:=[.P133]/[.C133]" office:value-type="percentage" office:value="0.194390393626992">
            <text:p>19,44%</text:p>
          </table:table-cell>
          <table:table-cell table:number-columns-repeated="1006"/>
        </table:table-row>
        <table:table-row table:style-name="ro1">
          <table:table-cell table:style-name="ce49" office:value-type="float" office:value="701010">
            <text:p>701010</text:p>
          </table:table-cell>
          <table:table-cell table:style-name="ce50" office:value-type="string">
            <text:p>Abt à la revue SDN 2,1 %</text:p>
          </table:table-cell>
          <table:table-cell table:style-name="ce58" office:value-type="currency" office:currency="EUR" office:value="30000">
            <text:p>30 000,00 €</text:p>
          </table:table-cell>
          <table:table-cell table:style-name="ce58" office:value-type="currency" office:currency="EUR" office:value="699.12">
            <text:p>699,12 €</text:p>
          </table:table-cell>
          <table:table-cell table:style-name="ce58" office:value-type="currency" office:currency="EUR" office:value="4050.6">
            <text:p>4 050,60 €</text:p>
          </table:table-cell>
          <table:table-cell table:style-name="ce58" office:value-type="currency" office:currency="EUR" office:value="3647">
            <text:p>3 647,00 €</text:p>
          </table:table-cell>
          <table:table-cell table:style-name="ce58" table:number-columns-repeated="9"/>
          <table:table-cell table:style-name="ce58" table:formula="of:=SUM([.D134:.O134])" office:value-type="currency" office:currency="EUR" office:value="8396.72">
            <text:p>8 396,72 €</text:p>
          </table:table-cell>
          <table:table-cell table:style-name="ce58" table:formula="of:=[.C134]-[.P134]" office:value-type="currency" office:currency="EUR" office:value="21603.28">
            <text:p>21 603,28 €</text:p>
          </table:table-cell>
          <table:table-cell table:style-name="ce70" table:formula="of:=[.Q134]/[.C134]" office:value-type="percentage" office:value="0.720109333333333">
            <text:p>72,01%</text:p>
          </table:table-cell>
          <table:table-cell table:number-columns-repeated="1006"/>
        </table:table-row>
        <table:table-row table:style-name="ro1">
          <table:table-cell table:style-name="ce49" office:value-type="float" office:value="701110">
            <text:p>701110</text:p>
          </table:table-cell>
          <table:table-cell table:style-name="ce50" office:value-type="string">
            <text:p>Parrainage d'abonnements à 2,10 %</text:p>
          </table:table-cell>
          <table:table-cell table:style-name="ce58" office:value-type="currency" office:currency="EUR" office:value="3000">
            <text:p>3 000,00 €</text:p>
          </table:table-cell>
          <table:table-cell table:style-name="ce58" office:value-type="currency" office:currency="EUR" office:value="94">
            <text:p>94,00 €</text:p>
          </table:table-cell>
          <table:table-cell table:style-name="ce58" office:value-type="currency" office:currency="EUR" office:value="141">
            <text:p>141,00 €</text:p>
          </table:table-cell>
          <table:table-cell table:style-name="ce58" office:value-type="currency" office:currency="EUR" office:value="70.54">
            <text:p>70,54 €</text:p>
          </table:table-cell>
          <table:table-cell table:style-name="ce58" table:number-columns-repeated="9"/>
          <table:table-cell table:style-name="ce58" table:formula="of:=SUM([.D135:.O135])" office:value-type="currency" office:currency="EUR" office:value="305.54">
            <text:p>305,54 €</text:p>
          </table:table-cell>
          <table:table-cell table:style-name="ce58" table:formula="of:=[.C135]-[.P135]" office:value-type="currency" office:currency="EUR" office:value="2694.46">
            <text:p>2 694,46 €</text:p>
          </table:table-cell>
          <table:table-cell table:style-name="ce70" table:formula="of:=[.Q135]/[.C135]" office:value-type="percentage" office:value="0.898153333333333">
            <text:p>89,82%</text:p>
          </table:table-cell>
          <table:table-cell table:number-columns-repeated="1006"/>
        </table:table-row>
        <table:table-row table:style-name="ro1">
          <table:table-cell table:style-name="ce49" office:value-type="float" office:value="701120">
            <text:p>701120</text:p>
          </table:table-cell>
          <table:table-cell table:style-name="ce50" office:value-type="string">
            <text:p>Revue à l'unité à 2,10 %</text:p>
          </table:table-cell>
          <table:table-cell table:style-name="ce58" office:value-type="currency" office:currency="EUR" office:value="400">
            <text:p>400,00 €</text:p>
          </table:table-cell>
          <table:table-cell table:style-name="ce58" office:value-type="currency" office:currency="EUR" office:value="12">
            <text:p>12,00 €</text:p>
          </table:table-cell>
          <table:table-cell table:style-name="ce58" office:value-type="currency" office:currency="EUR" office:value="9.8">
            <text:p>9,80 €</text:p>
          </table:table-cell>
          <table:table-cell table:style-name="ce58" office:value-type="currency" office:currency="EUR" office:value="31.35">
            <text:p>31,35 €</text:p>
          </table:table-cell>
          <table:table-cell table:style-name="ce58" table:number-columns-repeated="9"/>
          <table:table-cell table:style-name="ce58" table:formula="of:=SUM([.D136:.O136])" office:value-type="currency" office:currency="EUR" office:value="53.15">
            <text:p>53,15 €</text:p>
          </table:table-cell>
          <table:table-cell table:style-name="ce58" table:formula="of:=[.C136]-[.P136]" office:value-type="currency" office:currency="EUR" office:value="346.85">
            <text:p>346,85 €</text:p>
          </table:table-cell>
          <table:table-cell table:style-name="ce70" table:formula="of:=[.Q136]/[.C136]" office:value-type="percentage" office:value="0.867125">
            <text:p>86,71%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01130">
            <text:p>701130</text:p>
          </table:table-cell>
          <table:table-cell table:style-name="ce50" office:value-type="string">
            <text:p>Autres Documents REZO</text:p>
          </table:table-cell>
          <table:table-cell table:style-name="ce58"/>
          <table:table-cell table:style-name="ce58" table:number-columns-repeated="12"/>
          <table:table-cell table:style-name="ce58" table:formula="of:=SUM([.D137:.O137])" office:value-type="currency" office:currency="EUR" office:value="0">
            <text:p>0,00 €</text:p>
          </table:table-cell>
          <table:table-cell table:style-name="ce58" table:formula="of:=[.C137]-[.P137]" office:value-type="currency" office:currency="EUR" office:value="0">
            <text:p>0,00 €</text:p>
          </table:table-cell>
          <table:table-cell table:style-name="ce70" table:formula="of:=[.Q137]/[.C137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01140">
            <text:p>701140</text:p>
          </table:table-cell>
          <table:table-cell table:style-name="ce50" office:value-type="string">
            <text:p>Vêtements et accessoires à 19,6 %</text:p>
          </table:table-cell>
          <table:table-cell table:style-name="ce58"/>
          <table:table-cell table:style-name="ce58" table:number-columns-repeated="12"/>
          <table:table-cell table:style-name="ce58" table:formula="of:=SUM([.D138:.O138])" office:value-type="currency" office:currency="EUR" office:value="0">
            <text:p>0,00 €</text:p>
          </table:table-cell>
          <table:table-cell table:style-name="ce58" table:formula="of:=[.C138]-[.P138]" office:value-type="currency" office:currency="EUR" office:value="0">
            <text:p>0,00 €</text:p>
          </table:table-cell>
          <table:table-cell table:style-name="ce70" table:formula="of:=[.Q138]/[.C138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1200">
            <text:p>701200</text:p>
          </table:table-cell>
          <table:table-cell table:style-name="ce50" office:value-type="string">
            <text:p>Livres, dossiers et brochures à 5,5 %</text:p>
          </table:table-cell>
          <table:table-cell table:style-name="ce58"/>
          <table:table-cell table:style-name="ce58" office:value-type="currency" office:currency="EUR" office:value="51">
            <text:p>51,00 €</text:p>
          </table:table-cell>
          <table:table-cell table:style-name="ce58" office:value-type="currency" office:currency="EUR" office:value="365">
            <text:p>365,00 €</text:p>
          </table:table-cell>
          <table:table-cell table:style-name="ce58" office:value-type="currency" office:currency="EUR" office:value="105">
            <text:p>105,00 €</text:p>
          </table:table-cell>
          <table:table-cell table:style-name="ce58" table:number-columns-repeated="9"/>
          <table:table-cell table:style-name="ce58" table:formula="of:=SUM([.D139:.O139])" office:value-type="currency" office:currency="EUR" office:value="521">
            <text:p>521,00 €</text:p>
          </table:table-cell>
          <table:table-cell table:style-name="ce58" table:formula="of:=[.C139]-[.P139]" office:value-type="currency" office:currency="EUR" office:value="-521">
            <text:p>-521,00 €</text:p>
          </table:table-cell>
          <table:table-cell table:style-name="ce70" table:formula="of:=[.Q139]/[.C139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01400">
            <text:p>701400</text:p>
          </table:table-cell>
          <table:table-cell table:style-name="ce50" office:value-type="string">
            <text:p>REZO Documents de campagne à 5,5 %</text:p>
          </table:table-cell>
          <table:table-cell table:style-name="ce58"/>
          <table:table-cell table:style-name="ce58" table:number-columns-repeated="12"/>
          <table:table-cell table:style-name="ce58" table:formula="of:=SUM([.D140:.O140])" office:value-type="currency" office:currency="EUR" office:value="0">
            <text:p>0,00 €</text:p>
          </table:table-cell>
          <table:table-cell table:style-name="ce58" table:formula="of:=[.C140]-[.P140]" office:value-type="currency" office:currency="EUR" office:value="0">
            <text:p>0,00 €</text:p>
          </table:table-cell>
          <table:table-cell table:style-name="ce70" table:formula="of:=[.Q140]/[.C140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01500">
            <text:p>701500</text:p>
          </table:table-cell>
          <table:table-cell table:style-name="ce50" office:value-type="string">
            <text:p>MAT. DVD du REZO à 19,6 %</text:p>
          </table:table-cell>
          <table:table-cell table:style-name="ce58"/>
          <table:table-cell table:style-name="ce58" table:number-columns-repeated="12"/>
          <table:table-cell table:style-name="ce58" table:formula="of:=SUM([.D141:.O141])" office:value-type="currency" office:currency="EUR" office:value="0">
            <text:p>0,00 €</text:p>
          </table:table-cell>
          <table:table-cell table:style-name="ce58" table:formula="of:=[.C141]-[.P141]" office:value-type="currency" office:currency="EUR" office:value="0">
            <text:p>0,00 €</text:p>
          </table:table-cell>
          <table:table-cell table:style-name="ce70" table:formula="of:=[.Q141]/[.C141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01600">
            <text:p>701600</text:p>
          </table:table-cell>
          <table:table-cell table:style-name="ce50" office:value-type="string">
            <text:p>MAT. Enveloppes à 19,6 %</text:p>
          </table:table-cell>
          <table:table-cell table:style-name="ce58"/>
          <table:table-cell table:style-name="ce58" table:number-columns-repeated="12"/>
          <table:table-cell table:style-name="ce58" table:formula="of:=SUM([.D142:.O142])" office:value-type="currency" office:currency="EUR" office:value="0">
            <text:p>0,00 €</text:p>
          </table:table-cell>
          <table:table-cell table:style-name="ce58" table:formula="of:=[.C142]-[.P142]" office:value-type="currency" office:currency="EUR" office:value="0">
            <text:p>0,00 €</text:p>
          </table:table-cell>
          <table:table-cell table:style-name="ce70" table:formula="of:=[.Q142]/[.C142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01810">
            <text:p>701810</text:p>
          </table:table-cell>
          <table:table-cell table:style-name="ce50" office:value-type="string">
            <text:p>Mat DVD du rezo (19,6%)</text:p>
          </table:table-cell>
          <table:table-cell table:style-name="ce58"/>
          <table:table-cell table:style-name="ce58" table:number-columns-repeated="12"/>
          <table:table-cell table:style-name="ce58" table:formula="of:=SUM([.D143:.O143])" office:value-type="currency" office:currency="EUR" office:value="0">
            <text:p>0,00 €</text:p>
          </table:table-cell>
          <table:table-cell table:style-name="ce58" table:formula="of:=[.C143]-[.P143]" office:value-type="currency" office:currency="EUR" office:value="0">
            <text:p>0,00 €</text:p>
          </table:table-cell>
          <table:table-cell table:style-name="ce70" table:formula="of:=[.Q143]/[.C143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01900">
            <text:p>701900</text:p>
          </table:table-cell>
          <table:table-cell table:style-name="ce50" office:value-type="string">
            <text:p>Autocollants hors Europe</text:p>
          </table:table-cell>
          <table:table-cell table:style-name="ce58"/>
          <table:table-cell table:style-name="ce58" table:number-columns-repeated="12"/>
          <table:table-cell table:style-name="ce58" table:formula="of:=SUM([.D144:.O144])" office:value-type="currency" office:currency="EUR" office:value="0">
            <text:p>0,00 €</text:p>
          </table:table-cell>
          <table:table-cell table:style-name="ce58" table:formula="of:=[.C144]-[.P144]" office:value-type="currency" office:currency="EUR" office:value="0">
            <text:p>0,00 €</text:p>
          </table:table-cell>
          <table:table-cell table:style-name="ce70" table:formula="of:=[.Q144]/[.C144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06300">
            <text:p>706300</text:p>
          </table:table-cell>
          <table:table-cell table:style-name="ce50" office:value-type="string">
            <text:p>Inscriptions colloque Énergies 3 frontières (exo.)</text:p>
          </table:table-cell>
          <table:table-cell table:style-name="ce58"/>
          <table:table-cell table:style-name="ce58" table:number-columns-repeated="12"/>
          <table:table-cell table:style-name="ce58" table:formula="of:=SUM([.D145:.O145])" office:value-type="currency" office:currency="EUR" office:value="0">
            <text:p>0,00 €</text:p>
          </table:table-cell>
          <table:table-cell table:style-name="ce58" table:formula="of:=[.C145]-[.P145]" office:value-type="currency" office:currency="EUR" office:value="0">
            <text:p>0,00 €</text:p>
          </table:table-cell>
          <table:table-cell table:style-name="ce70" table:formula="of:=[.Q145]/[.C145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07100">
            <text:p>707100</text:p>
          </table:table-cell>
          <table:table-cell table:style-name="ce50" office:value-type="string">
            <text:p>Brochures revendues à 5,5 %</text:p>
          </table:table-cell>
          <table:table-cell table:style-name="ce58"/>
          <table:table-cell table:style-name="ce58" table:number-columns-repeated="12"/>
          <table:table-cell table:style-name="ce58" table:formula="of:=SUM([.D146:.O146])" office:value-type="currency" office:currency="EUR" office:value="0">
            <text:p>0,00 €</text:p>
          </table:table-cell>
          <table:table-cell table:style-name="ce58" table:formula="of:=[.C146]-[.P146]" office:value-type="currency" office:currency="EUR" office:value="0">
            <text:p>0,00 €</text:p>
          </table:table-cell>
          <table:table-cell table:style-name="ce70" table:formula="of:=[.P146]/[.C146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07200">
            <text:p>707200</text:p>
          </table:table-cell>
          <table:table-cell table:style-name="ce50" office:value-type="string">
            <text:p>Ventes de CD à 19,6 %</text:p>
          </table:table-cell>
          <table:table-cell table:style-name="ce58"/>
          <table:table-cell table:style-name="ce58" table:number-columns-repeated="12"/>
          <table:table-cell table:style-name="ce58" table:formula="of:=SUM([.D147:.O147])" office:value-type="currency" office:currency="EUR" office:value="0">
            <text:p>0,00 €</text:p>
          </table:table-cell>
          <table:table-cell table:style-name="ce58" table:formula="of:=[.C147]-[.P147]" office:value-type="currency" office:currency="EUR" office:value="0">
            <text:p>0,00 €</text:p>
          </table:table-cell>
          <table:table-cell table:style-name="ce70" table:formula="of:=[.P147]/[.C147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07300">
            <text:p>707300</text:p>
          </table:table-cell>
          <table:table-cell table:style-name="ce50" office:value-type="string">
            <text:p>Ventes de DVD à 19,6 %</text:p>
          </table:table-cell>
          <table:table-cell table:style-name="ce58"/>
          <table:table-cell table:style-name="ce58" table:number-columns-repeated="12"/>
          <table:table-cell table:style-name="ce58" table:formula="of:=SUM([.D148:.O148])" office:value-type="currency" office:currency="EUR" office:value="0">
            <text:p>0,00 €</text:p>
          </table:table-cell>
          <table:table-cell table:style-name="ce58" table:formula="of:=[.C148]-[.P148]" office:value-type="currency" office:currency="EUR" office:value="0">
            <text:p>0,00 €</text:p>
          </table:table-cell>
          <table:table-cell table:style-name="ce70" table:formula="of:=[.P148]/[.C148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07500">
            <text:p>707500</text:p>
          </table:table-cell>
          <table:table-cell table:style-name="ce50" office:value-type="string">
            <text:p>Ventes de livres</text:p>
          </table:table-cell>
          <table:table-cell table:style-name="ce58"/>
          <table:table-cell table:style-name="ce58" table:number-columns-repeated="12"/>
          <table:table-cell table:style-name="ce58" table:formula="of:=SUM([.D149:.O149])" office:value-type="currency" office:currency="EUR" office:value="0">
            <text:p>0,00 €</text:p>
          </table:table-cell>
          <table:table-cell table:style-name="ce58" table:formula="of:=[.C149]-[.P149]" office:value-type="currency" office:currency="EUR" office:value="0">
            <text:p>0,00 €</text:p>
          </table:table-cell>
          <table:table-cell table:style-name="ce70" table:formula="of:=[.P149]/[.C149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07510">
            <text:p>707510</text:p>
          </table:table-cell>
          <table:table-cell table:style-name="ce50" office:value-type="string">
            <text:p>Ventes exonérées</text:p>
          </table:table-cell>
          <table:table-cell table:style-name="ce58"/>
          <table:table-cell table:style-name="ce58" table:number-columns-repeated="12"/>
          <table:table-cell table:style-name="ce58" table:formula="of:=SUM([.D150:.O150])" office:value-type="currency" office:currency="EUR" office:value="0">
            <text:p>0,00 €</text:p>
          </table:table-cell>
          <table:table-cell table:style-name="ce58" table:formula="of:=[.C150]-[.P150]" office:value-type="currency" office:currency="EUR" office:value="0">
            <text:p>0,00 €</text:p>
          </table:table-cell>
          <table:table-cell table:style-name="ce70" table:formula="of:=[.P150]/[.C15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600">
            <text:p>707600</text:p>
          </table:table-cell>
          <table:table-cell table:style-name="ce50" office:value-type="string">
            <text:p>Autre matériel militant</text:p>
          </table:table-cell>
          <table:table-cell table:style-name="ce58" office:value-type="currency" office:currency="EUR" office:value="15000">
            <text:p>15 000,00 €</text:p>
          </table:table-cell>
          <table:table-cell table:style-name="ce58" office:value-type="currency" office:currency="EUR" office:value="832">
            <text:p>832,00 €</text:p>
          </table:table-cell>
          <table:table-cell table:style-name="ce58" office:value-type="currency" office:currency="EUR" office:value="225">
            <text:p>225,00 €</text:p>
          </table:table-cell>
          <table:table-cell table:style-name="ce58" office:value-type="currency" office:currency="EUR" office:value="336">
            <text:p>336,00 €</text:p>
          </table:table-cell>
          <table:table-cell table:style-name="ce58" table:number-columns-repeated="9"/>
          <table:table-cell table:style-name="ce58" table:formula="of:=SUM([.D151:.O151])" office:value-type="currency" office:currency="EUR" office:value="1393">
            <text:p>1 393,00 €</text:p>
          </table:table-cell>
          <table:table-cell table:style-name="ce58" table:formula="of:=[.C151]-[.P151]" office:value-type="currency" office:currency="EUR" office:value="13607">
            <text:p>13 607,00 €</text:p>
          </table:table-cell>
          <table:table-cell table:style-name="ce70" table:formula="of:=[.P151]/[.C151]" office:value-type="percentage" office:value="0.0928666666666667">
            <text:p>9,29%</text:p>
          </table:table-cell>
          <table:table-cell table:number-columns-repeated="1006"/>
        </table:table-row>
        <table:table-row table:style-name="ro1">
          <table:table-cell table:style-name="ce49" office:value-type="float" office:value="707610">
            <text:p>707610</text:p>
          </table:table-cell>
          <table:table-cell table:style-name="ce50" office:value-type="string">
            <text:p>Autocollants</text:p>
          </table:table-cell>
          <table:table-cell table:style-name="ce58"/>
          <table:table-cell table:style-name="ce58" office:value-type="currency" office:currency="EUR" office:value="251.5">
            <text:p>251,50 €</text:p>
          </table:table-cell>
          <table:table-cell table:style-name="ce58" office:value-type="currency" office:currency="EUR" office:value="66">
            <text:p>66,00 €</text:p>
          </table:table-cell>
          <table:table-cell table:style-name="ce58" office:value-type="currency" office:currency="EUR" office:value="22.5">
            <text:p>22,50 €</text:p>
          </table:table-cell>
          <table:table-cell table:style-name="ce58" table:number-columns-repeated="9"/>
          <table:table-cell table:style-name="ce58" table:formula="of:=SUM([.D152:.O152])" office:value-type="currency" office:currency="EUR" office:value="340">
            <text:p>340,00 €</text:p>
          </table:table-cell>
          <table:table-cell table:style-name="ce58" table:formula="of:=[.C152]-[.P152]" office:value-type="currency" office:currency="EUR" office:value="-340">
            <text:p>-340,00 €</text:p>
          </table:table-cell>
          <table:table-cell table:style-name="ce70" table:formula="of:=[.P152]/[.C152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07620">
            <text:p>707620</text:p>
          </table:table-cell>
          <table:table-cell table:style-name="ce50" office:value-type="string">
            <text:p>Badges</text:p>
          </table:table-cell>
          <table:table-cell table:style-name="ce58"/>
          <table:table-cell table:style-name="ce58" office:value-type="currency" office:currency="EUR" office:value="0">
            <text:p>0,00 €</text:p>
          </table:table-cell>
          <table:table-cell table:style-name="ce58" office:value-type="currency" office:currency="EUR" office:value="1">
            <text:p>1,00 €</text:p>
          </table:table-cell>
          <table:table-cell table:style-name="ce58" office:value-type="currency" office:currency="EUR" office:value="25">
            <text:p>25,00 €</text:p>
          </table:table-cell>
          <table:table-cell table:style-name="ce58" table:number-columns-repeated="9"/>
          <table:table-cell table:style-name="ce58" table:formula="of:=SUM([.D153:.O153])" office:value-type="currency" office:currency="EUR" office:value="26">
            <text:p>26,00 €</text:p>
          </table:table-cell>
          <table:table-cell table:style-name="ce58" table:formula="of:=[.C153]-[.P153]" office:value-type="currency" office:currency="EUR" office:value="-26">
            <text:p>-26,00 €</text:p>
          </table:table-cell>
          <table:table-cell table:style-name="ce70" table:formula="of:=[.P153]/[.C153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07630">
            <text:p>707630</text:p>
          </table:table-cell>
          <table:table-cell table:style-name="ce50" office:value-type="string">
            <text:p>Banderoles</text:p>
          </table:table-cell>
          <table:table-cell table:style-name="ce58"/>
          <table:table-cell table:style-name="ce58" table:number-columns-repeated="12"/>
          <table:table-cell table:style-name="ce58" table:formula="of:=SUM([.D154:.O154])" office:value-type="currency" office:currency="EUR" office:value="0">
            <text:p>0,00 €</text:p>
          </table:table-cell>
          <table:table-cell table:style-name="ce58" table:formula="of:=[.C154]-[.P154]" office:value-type="currency" office:currency="EUR" office:value="0">
            <text:p>0,00 €</text:p>
          </table:table-cell>
          <table:table-cell table:style-name="ce70" table:formula="of:=[.P154]/[.C154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07640">
            <text:p>707640</text:p>
          </table:table-cell>
          <table:table-cell table:style-name="ce50" office:value-type="string">
            <text:p>Drapeaux</text:p>
          </table:table-cell>
          <table:table-cell table:style-name="ce58"/>
          <table:table-cell table:style-name="ce58" table:number-columns-repeated="12"/>
          <table:table-cell table:style-name="ce58" table:formula="of:=SUM([.D155:.O155])" office:value-type="currency" office:currency="EUR" office:value="0">
            <text:p>0,00 €</text:p>
          </table:table-cell>
          <table:table-cell table:style-name="ce58" table:formula="of:=[.C155]-[.P155]" office:value-type="currency" office:currency="EUR" office:value="0">
            <text:p>0,00 €</text:p>
          </table:table-cell>
          <table:table-cell table:style-name="ce70" table:formula="of:=[.P155]/[.C155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07650">
            <text:p>707650</text:p>
          </table:table-cell>
          <table:table-cell table:style-name="ce50" office:value-type="string">
            <text:p>Enveloppes</text:p>
          </table:table-cell>
          <table:table-cell table:style-name="ce58"/>
          <table:table-cell table:style-name="ce58" table:number-columns-repeated="12"/>
          <table:table-cell table:style-name="ce58" table:formula="of:=SUM([.D156:.O156])" office:value-type="currency" office:currency="EUR" office:value="0">
            <text:p>0,00 €</text:p>
          </table:table-cell>
          <table:table-cell table:style-name="ce58" table:formula="of:=[.C156]-[.P156]" office:value-type="currency" office:currency="EUR" office:value="0">
            <text:p>0,00 €</text:p>
          </table:table-cell>
          <table:table-cell table:style-name="ce70" table:formula="of:=[.P156]/[.C156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07800">
            <text:p>707800</text:p>
          </table:table-cell>
          <table:table-cell table:style-name="ce50" office:value-type="string">
            <text:p>Tshirts</text:p>
          </table:table-cell>
          <table:table-cell table:style-name="ce58"/>
          <table:table-cell table:style-name="ce58" office:value-type="currency" office:currency="EUR" office:value="396">
            <text:p>396,00 €</text:p>
          </table:table-cell>
          <table:table-cell table:style-name="ce58" table:number-columns-repeated="11"/>
          <table:table-cell table:style-name="ce58" table:formula="of:=SUM([.D157:.O157])" office:value-type="currency" office:currency="EUR" office:value="396">
            <text:p>396,00 €</text:p>
          </table:table-cell>
          <table:table-cell table:style-name="ce58" table:formula="of:=[.C157]-[.P157]" office:value-type="currency" office:currency="EUR" office:value="-396">
            <text:p>-396,00 €</text:p>
          </table:table-cell>
          <table:table-cell table:style-name="ce70" table:formula="of:=[.P157]/[.C157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07900">
            <text:p>707900</text:p>
          </table:table-cell>
          <table:table-cell table:style-name="ce50" office:value-type="string">
            <text:p>MAT•Vêtements &amp; accessoires revendus /607900 (exo.)</text:p>
          </table:table-cell>
          <table:table-cell table:style-name="ce58"/>
          <table:table-cell table:style-name="ce58" table:number-columns-repeated="12"/>
          <table:table-cell table:style-name="ce58" table:formula="of:=SUM([.D158:.O158])" office:value-type="currency" office:currency="EUR" office:value="0">
            <text:p>0,00 €</text:p>
          </table:table-cell>
          <table:table-cell table:style-name="ce58" table:formula="of:=[.C158]-[.P158]" office:value-type="currency" office:currency="EUR" office:value="0">
            <text:p>0,00 €</text:p>
          </table:table-cell>
          <table:table-cell table:style-name="ce70" table:formula="of:=[.P158]/[.C158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07910">
            <text:p>707910</text:p>
          </table:table-cell>
          <table:table-cell table:style-name="ce50" office:value-type="string">
            <text:p>Ventes diverses hors catalogue</text:p>
          </table:table-cell>
          <table:table-cell table:style-name="ce58"/>
          <table:table-cell table:style-name="ce58" table:number-columns-repeated="12"/>
          <table:table-cell table:style-name="ce58" table:formula="of:=SUM([.D159:.O159])" office:value-type="currency" office:currency="EUR" office:value="0">
            <text:p>0,00 €</text:p>
          </table:table-cell>
          <table:table-cell table:style-name="ce58" table:formula="of:=[.C159]-[.P159]" office:value-type="currency" office:currency="EUR" office:value="0">
            <text:p>0,00 €</text:p>
          </table:table-cell>
          <table:table-cell table:style-name="ce70" table:formula="of:=[.P159]/[.C159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string">
            <text:p>707MAT</text:p>
          </table:table-cell>
          <table:table-cell table:style-name="ce50" office:value-type="string">
            <text:p>MAT•Autre matériels de soutien revendus (19,6%)</text:p>
          </table:table-cell>
          <table:table-cell table:style-name="ce58"/>
          <table:table-cell table:style-name="ce58" table:number-columns-repeated="12"/>
          <table:table-cell table:style-name="ce58" table:formula="of:=SUM([.D160:.O160])" office:value-type="currency" office:currency="EUR" office:value="0">
            <text:p>0,00 €</text:p>
          </table:table-cell>
          <table:table-cell table:style-name="ce58" table:formula="of:=[.C160]-[.P160]" office:value-type="currency" office:currency="EUR" office:value="0">
            <text:p>0,00 €</text:p>
          </table:table-cell>
          <table:table-cell table:style-name="ce70" table:formula="of:=[.P160]/[.C160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08000">
            <text:p>708000</text:p>
          </table:table-cell>
          <table:table-cell table:style-name="ce50" office:value-type="string">
            <text:p>Produits d'activités annexes : photocopies, etc (20%)</text:p>
          </table:table-cell>
          <table:table-cell table:style-name="ce58"/>
          <table:table-cell table:style-name="ce58" table:number-columns-repeated="12"/>
          <table:table-cell table:style-name="ce58" table:formula="of:=SUM([.D161:.O161])" office:value-type="currency" office:currency="EUR" office:value="0">
            <text:p>0,00 €</text:p>
          </table:table-cell>
          <table:table-cell table:style-name="ce58" table:formula="of:=[.C161]-[.P161]" office:value-type="currency" office:currency="EUR" office:value="0">
            <text:p>0,00 €</text:p>
          </table:table-cell>
          <table:table-cell table:style-name="ce70" table:formula="of:=[.P161]/[.C161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09700">
            <text:p>709700</text:p>
          </table:table-cell>
          <table:table-cell table:style-name="ce50" office:value-type="string">
            <text:p>Reversement sur TS GANVA (exo.)</text:p>
          </table:table-cell>
          <table:table-cell table:style-name="ce58"/>
          <table:table-cell table:style-name="ce58" table:number-columns-repeated="12"/>
          <table:table-cell table:style-name="ce58" table:formula="of:=SUM([.D162:.O162])" office:value-type="currency" office:currency="EUR" office:value="0">
            <text:p>0,00 €</text:p>
          </table:table-cell>
          <table:table-cell table:style-name="ce58" table:formula="of:=[.C162]-[.P162]" office:value-type="currency" office:currency="EUR" office:value="0">
            <text:p>0,00 €</text:p>
          </table:table-cell>
          <table:table-cell table:style-name="ce70" table:formula="of:=[.P162]/[.C162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13500">
            <text:p>713500</text:p>
          </table:table-cell>
          <table:table-cell table:style-name="ce50" office:value-type="string">
            <text:p>Var.des stocks de Doc.de campagne</text:p>
          </table:table-cell>
          <table:table-cell table:style-name="ce58"/>
          <table:table-cell table:style-name="ce58" table:number-columns-repeated="12"/>
          <table:table-cell table:style-name="ce58" table:formula="of:=SUM([.D163:.O163])" office:value-type="currency" office:currency="EUR" office:value="0">
            <text:p>0,00 €</text:p>
          </table:table-cell>
          <table:table-cell table:style-name="ce58" table:formula="of:=[.C163]-[.P163]" office:value-type="currency" office:currency="EUR" office:value="0">
            <text:p>0,00 €</text:p>
          </table:table-cell>
          <table:table-cell table:style-name="ce70" table:formula="of:=[.P163]/[.C163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41000">
            <text:p>741000</text:p>
          </table:table-cell>
          <table:table-cell table:style-name="ce50" office:value-type="string">
            <text:p>Subventions d'exploitation</text:p>
          </table:table-cell>
          <table:table-cell table:style-name="ce58"/>
          <table:table-cell table:style-name="ce58" table:number-columns-repeated="12"/>
          <table:table-cell table:style-name="ce58" table:formula="of:=SUM([.D164:.O164])" office:value-type="currency" office:currency="EUR" office:value="0">
            <text:p>0,00 €</text:p>
          </table:table-cell>
          <table:table-cell table:style-name="ce58" table:formula="of:=[.C164]-[.P164]" office:value-type="currency" office:currency="EUR" office:value="0">
            <text:p>0,00 €</text:p>
          </table:table-cell>
          <table:table-cell table:style-name="ce70" table:formula="of:=[.P164]/[.C164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54100">
            <text:p>754100</text:p>
          </table:table-cell>
          <table:table-cell table:style-name="ce50" office:value-type="string">
            <text:p>réaffectation Dons reçus</text:p>
          </table:table-cell>
          <table:table-cell table:style-name="ce58"/>
          <table:table-cell table:style-name="ce58" table:number-columns-repeated="12"/>
          <table:table-cell table:style-name="ce58" table:formula="of:=SUM([.D165:.O165])" office:value-type="currency" office:currency="EUR" office:value="0">
            <text:p>0,00 €</text:p>
          </table:table-cell>
          <table:table-cell table:style-name="ce58" table:formula="of:=[.C165]-[.P165]" office:value-type="currency" office:currency="EUR" office:value="0">
            <text:p>0,00 €</text:p>
          </table:table-cell>
          <table:table-cell table:style-name="ce70" table:formula="of:=[.P165]/[.C165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54300">
            <text:p>754300</text:p>
          </table:table-cell>
          <table:table-cell table:style-name="ce50" office:value-type="string">
            <text:p>Réaffectation des dons en ligne</text:p>
          </table:table-cell>
          <table:table-cell table:style-name="ce58"/>
          <table:table-cell table:style-name="ce58" table:number-columns-repeated="12"/>
          <table:table-cell table:style-name="ce58" table:formula="of:=SUM([.D166:.O166])" office:value-type="currency" office:currency="EUR" office:value="0">
            <text:p>0,00 €</text:p>
          </table:table-cell>
          <table:table-cell table:style-name="ce58" table:formula="of:=[.C166]-[.P166]" office:value-type="currency" office:currency="EUR" office:value="0">
            <text:p>0,00 €</text:p>
          </table:table-cell>
          <table:table-cell table:style-name="ce70" table:formula="of:=[.P166]/[.C166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54500">
            <text:p>754500</text:p>
          </table:table-cell>
          <table:table-cell table:style-name="ce50" office:value-type="string">
            <text:p>Réaffectation des dons Nef</text:p>
          </table:table-cell>
          <table:table-cell table:style-name="ce58"/>
          <table:table-cell table:style-name="ce58" table:number-columns-repeated="12"/>
          <table:table-cell table:style-name="ce58" table:formula="of:=SUM([.D167:.O167])" office:value-type="currency" office:currency="EUR" office:value="0">
            <text:p>0,00 €</text:p>
          </table:table-cell>
          <table:table-cell table:style-name="ce58" table:formula="of:=[.C167]-[.P167]" office:value-type="currency" office:currency="EUR" office:value="0">
            <text:p>0,00 €</text:p>
          </table:table-cell>
          <table:table-cell table:style-name="ce70" table:formula="of:=[.P167]/[.C167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54600">
            <text:p>754600</text:p>
          </table:table-cell>
          <table:table-cell table:style-name="ce50" office:value-type="string">
            <text:p>Réaffectation dons plvts</text:p>
          </table:table-cell>
          <table:table-cell table:style-name="ce58"/>
          <table:table-cell table:style-name="ce58" table:number-columns-repeated="12"/>
          <table:table-cell table:style-name="ce58" table:formula="of:=SUM([.D168:.O168])" office:value-type="currency" office:currency="EUR" office:value="0">
            <text:p>0,00 €</text:p>
          </table:table-cell>
          <table:table-cell table:style-name="ce58" table:formula="of:=[.C168]-[.P168]" office:value-type="currency" office:currency="EUR" office:value="0">
            <text:p>0,00 €</text:p>
          </table:table-cell>
          <table:table-cell table:style-name="ce70" table:formula="of:=[.P168]/[.C168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54700">
            <text:p>754700</text:p>
          </table:table-cell>
          <table:table-cell table:style-name="ce50" office:value-type="string">
            <text:p>Dons Maison de Bure</text:p>
          </table:table-cell>
          <table:table-cell table:style-name="ce58"/>
          <table:table-cell table:style-name="ce58" table:number-columns-repeated="12"/>
          <table:table-cell table:style-name="ce58" table:formula="of:=SUM([.D169:.O169])" office:value-type="currency" office:currency="EUR" office:value="0">
            <text:p>0,00 €</text:p>
          </table:table-cell>
          <table:table-cell table:style-name="ce58" table:formula="of:=[.C169]-[.P169]" office:value-type="currency" office:currency="EUR" office:value="0">
            <text:p>0,00 €</text:p>
          </table:table-cell>
          <table:table-cell table:style-name="ce70" table:formula="of:=[.P169]/[.C169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56200">
            <text:p>756200</text:p>
          </table:table-cell>
          <table:table-cell table:style-name="ce50" office:value-type="string">
            <text:p>Cotisations groupes adhérents</text:p>
          </table:table-cell>
          <table:table-cell table:style-name="ce58"/>
          <table:table-cell table:style-name="ce58" table:number-columns-repeated="12"/>
          <table:table-cell table:style-name="ce58" table:formula="of:=SUM([.D170:.O170])" office:value-type="currency" office:currency="EUR" office:value="0">
            <text:p>0,00 €</text:p>
          </table:table-cell>
          <table:table-cell table:style-name="ce58" table:formula="of:=[.C170]-[.P170]" office:value-type="currency" office:currency="EUR" office:value="0">
            <text:p>0,00 €</text:p>
          </table:table-cell>
          <table:table-cell table:style-name="ce70" table:formula="of:=[.P170]/[.C170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 office:value-type="float" office:value="758010">
            <text:p>758010</text:p>
          </table:table-cell>
          <table:table-cell table:style-name="ce50" office:value-type="string">
            <text:p>Dons reçus</text:p>
          </table:table-cell>
          <table:table-cell table:style-name="ce58" office:value-type="currency" office:currency="EUR" office:value="165000">
            <text:p>165 000,00 €</text:p>
          </table:table-cell>
          <table:table-cell table:style-name="ce58" office:value-type="currency" office:currency="EUR" office:value="10105">
            <text:p>10 105,00 €</text:p>
          </table:table-cell>
          <table:table-cell table:style-name="ce58" office:value-type="currency" office:currency="EUR" office:value="11438.5">
            <text:p>11 438,50 €</text:p>
          </table:table-cell>
          <table:table-cell table:style-name="ce58" office:value-type="currency" office:currency="EUR" office:value="8508">
            <text:p>8 508,00 €</text:p>
          </table:table-cell>
          <table:table-cell table:style-name="ce58" table:number-columns-repeated="9"/>
          <table:table-cell table:style-name="ce58" table:formula="of:=SUM([.D171:.O171])" office:value-type="currency" office:currency="EUR" office:value="30051.5">
            <text:p>30 051,50 €</text:p>
          </table:table-cell>
          <table:table-cell table:style-name="ce58" table:formula="of:=[.C171]-[.P171]" office:value-type="currency" office:currency="EUR" office:value="134948.5">
            <text:p>134 948,50 €</text:p>
          </table:table-cell>
          <table:table-cell table:style-name="ce70" table:formula="of:=[.P171]/[.C171]" office:value-type="percentage" office:value="0.182130303030303">
            <text:p>18,21%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58020">
            <text:p>758020</text:p>
          </table:table-cell>
          <table:table-cell table:style-name="ce50" office:value-type="string">
            <text:p>Dons en ligne</text:p>
          </table:table-cell>
          <table:table-cell table:style-name="ce58"/>
          <table:table-cell table:style-name="ce58" table:number-columns-repeated="12"/>
          <table:table-cell table:style-name="ce58" table:formula="of:=SUM([.D172:.O172])" office:value-type="currency" office:currency="EUR" office:value="0">
            <text:p>0,00 €</text:p>
          </table:table-cell>
          <table:table-cell table:style-name="ce58" table:formula="of:=[.C172]-[.P172]" office:value-type="currency" office:currency="EUR" office:value="0">
            <text:p>0,00 €</text:p>
          </table:table-cell>
          <table:table-cell table:style-name="ce70" table:formula="of:=[.P172]/[.C172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58030">
            <text:p>758030</text:p>
          </table:table-cell>
          <table:table-cell table:style-name="ce50" office:value-type="string">
            <text:p>Dons Partenariat NEF</text:p>
          </table:table-cell>
          <table:table-cell table:style-name="ce58"/>
          <table:table-cell table:style-name="ce58" table:number-columns-repeated="12"/>
          <table:table-cell table:style-name="ce58" table:formula="of:=SUM([.D173:.O173])" office:value-type="currency" office:currency="EUR" office:value="0">
            <text:p>0,00 €</text:p>
          </table:table-cell>
          <table:table-cell table:style-name="ce58" table:formula="of:=[.C173]-[.P173]" office:value-type="currency" office:currency="EUR" office:value="0">
            <text:p>0,00 €</text:p>
          </table:table-cell>
          <table:table-cell table:style-name="ce70" table:formula="of:=[.P173]/[.C173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58040">
            <text:p>758040</text:p>
          </table:table-cell>
          <table:table-cell table:style-name="ce50" office:value-type="string">
            <text:p>Prélèvements automatiques reçus</text:p>
          </table:table-cell>
          <table:table-cell table:style-name="ce58"/>
          <table:table-cell table:style-name="ce58" table:number-columns-repeated="12"/>
          <table:table-cell table:style-name="ce58" table:formula="of:=SUM([.D174:.O174])" office:value-type="currency" office:currency="EUR" office:value="0">
            <text:p>0,00 €</text:p>
          </table:table-cell>
          <table:table-cell table:style-name="ce58" table:formula="of:=[.C174]-[.P174]" office:value-type="currency" office:currency="EUR" office:value="0">
            <text:p>0,00 €</text:p>
          </table:table-cell>
          <table:table-cell table:style-name="ce70" table:formula="of:=[.P174]/[.C174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58050">
            <text:p>758050</text:p>
          </table:table-cell>
          <table:table-cell table:style-name="ce50" office:value-type="string">
            <text:p>Dons étalés par CB</text:p>
          </table:table-cell>
          <table:table-cell table:style-name="ce58"/>
          <table:table-cell table:style-name="ce58" table:number-columns-repeated="12"/>
          <table:table-cell table:style-name="ce58" table:formula="of:=SUM([.D175:.O175])" office:value-type="currency" office:currency="EUR" office:value="0">
            <text:p>0,00 €</text:p>
          </table:table-cell>
          <table:table-cell table:style-name="ce58" table:formula="of:=[.C175]-[.P175]" office:value-type="currency" office:currency="EUR" office:value="0">
            <text:p>0,00 €</text:p>
          </table:table-cell>
          <table:table-cell table:style-name="ce70" table:formula="of:=[.P175]/[.C175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58060">
            <text:p>758060</text:p>
          </table:table-cell>
          <table:table-cell table:style-name="ce50" office:value-type="string">
            <text:p>Dons fonds de solidarité</text:p>
          </table:table-cell>
          <table:table-cell table:style-name="ce58"/>
          <table:table-cell table:style-name="ce58" table:number-columns-repeated="12"/>
          <table:table-cell table:style-name="ce58" table:formula="of:=SUM([.D176:.O176])" office:value-type="currency" office:currency="EUR" office:value="0">
            <text:p>0,00 €</text:p>
          </table:table-cell>
          <table:table-cell table:style-name="ce58" table:formula="of:=[.C176]-[.P176]" office:value-type="currency" office:currency="EUR" office:value="0">
            <text:p>0,00 €</text:p>
          </table:table-cell>
          <table:table-cell table:style-name="ce70" table:formula="of:=[.P176]/[.C176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58070">
            <text:p>758070</text:p>
          </table:table-cell>
          <table:table-cell table:style-name="ce50" office:value-type="string">
            <text:p>Dons par virement</text:p>
          </table:table-cell>
          <table:table-cell table:style-name="ce58"/>
          <table:table-cell table:style-name="ce58" table:number-columns-repeated="12"/>
          <table:table-cell table:style-name="ce58" table:formula="of:=SUM([.D177:.O177])" office:value-type="currency" office:currency="EUR" office:value="0">
            <text:p>0,00 €</text:p>
          </table:table-cell>
          <table:table-cell table:style-name="ce58" table:formula="of:=[.C177]-[.P177]" office:value-type="currency" office:currency="EUR" office:value="0">
            <text:p>0,00 €</text:p>
          </table:table-cell>
          <table:table-cell table:style-name="ce70" table:formula="of:=[.P177]/[.C177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58100">
            <text:p>758100</text:p>
          </table:table-cell>
          <table:table-cell table:style-name="ce50" office:value-type="string">
            <text:p>AG Pensions</text:p>
          </table:table-cell>
          <table:table-cell table:style-name="ce58"/>
          <table:table-cell table:style-name="ce58" table:number-columns-repeated="12"/>
          <table:table-cell table:style-name="ce58" table:formula="of:=SUM([.D178:.O178])" office:value-type="currency" office:currency="EUR" office:value="0">
            <text:p>0,00 €</text:p>
          </table:table-cell>
          <table:table-cell table:style-name="ce58" table:formula="of:=[.C178]-[.P178]" office:value-type="currency" office:currency="EUR" office:value="0">
            <text:p>0,00 €</text:p>
          </table:table-cell>
          <table:table-cell table:style-name="ce70" table:formula="of:=[.P178]/[.C178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58110">
            <text:p>758110</text:p>
          </table:table-cell>
          <table:table-cell table:style-name="ce50" office:value-type="string">
            <text:p>Différences de règlement (produit)</text:p>
          </table:table-cell>
          <table:table-cell table:style-name="ce58"/>
          <table:table-cell table:style-name="ce58" table:number-columns-repeated="12"/>
          <table:table-cell table:style-name="ce58" table:formula="of:=SUM([.D179:.O179])" office:value-type="currency" office:currency="EUR" office:value="0">
            <text:p>0,00 €</text:p>
          </table:table-cell>
          <table:table-cell table:style-name="ce58" table:formula="of:=[.C179]-[.P179]" office:value-type="currency" office:currency="EUR" office:value="0">
            <text:p>0,00 €</text:p>
          </table:table-cell>
          <table:table-cell table:style-name="ce70" table:formula="of:=[.P179]/[.C179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58400">
            <text:p>758400</text:p>
          </table:table-cell>
          <table:table-cell table:style-name="ce50" office:value-type="string">
            <text:p>Frais de port refacturé</text:p>
          </table:table-cell>
          <table:table-cell table:style-name="ce58"/>
          <table:table-cell table:style-name="ce58" table:number-columns-repeated="12"/>
          <table:table-cell table:style-name="ce58" table:formula="of:=SUM([.D180:.O180])" office:value-type="currency" office:currency="EUR" office:value="0">
            <text:p>0,00 €</text:p>
          </table:table-cell>
          <table:table-cell table:style-name="ce58" table:formula="of:=[.C180]-[.P180]" office:value-type="currency" office:currency="EUR" office:value="0">
            <text:p>0,00 €</text:p>
          </table:table-cell>
          <table:table-cell table:style-name="ce70" table:formula="of:=[.P180]/[.C180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58800">
            <text:p>758800</text:p>
          </table:table-cell>
          <table:table-cell table:style-name="ce50" office:value-type="string">
            <text:p>Autres pdts gest courante</text:p>
          </table:table-cell>
          <table:table-cell table:style-name="ce58"/>
          <table:table-cell table:style-name="ce58" table:number-columns-repeated="12"/>
          <table:table-cell table:style-name="ce58" table:formula="of:=SUM([.D181:.O181])" office:value-type="currency" office:currency="EUR" office:value="0">
            <text:p>0,00 €</text:p>
          </table:table-cell>
          <table:table-cell table:style-name="ce58" table:formula="of:=[.C181]-[.P181]" office:value-type="currency" office:currency="EUR" office:value="0">
            <text:p>0,00 €</text:p>
          </table:table-cell>
          <table:table-cell table:style-name="ce70" table:formula="of:=[.Q181]/[.C181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58820">
            <text:p>758820</text:p>
          </table:table-cell>
          <table:table-cell table:style-name="ce50" office:value-type="string">
            <text:p>ETE recettes journées d'été et éude</text:p>
          </table:table-cell>
          <table:table-cell table:style-name="ce58"/>
          <table:table-cell table:style-name="ce58" table:number-columns-repeated="12"/>
          <table:table-cell table:style-name="ce58" table:formula="of:=SUM([.D182:.O182])" office:value-type="currency" office:currency="EUR" office:value="0">
            <text:p>0,00 €</text:p>
          </table:table-cell>
          <table:table-cell table:style-name="ce58" table:formula="of:=[.C182]-[.P182]" office:value-type="currency" office:currency="EUR" office:value="0">
            <text:p>0,00 €</text:p>
          </table:table-cell>
          <table:table-cell table:style-name="ce70" table:formula="of:=[.Q182]/[.C182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58840">
            <text:p>758840</text:p>
          </table:table-cell>
          <table:table-cell table:style-name="ce50" office:value-type="string">
            <text:p>Pensions Réunions diverses</text:p>
          </table:table-cell>
          <table:table-cell table:style-name="ce58"/>
          <table:table-cell table:style-name="ce58" table:number-columns-repeated="12"/>
          <table:table-cell table:style-name="ce58" table:formula="of:=SUM([.D183:.O183])" office:value-type="currency" office:currency="EUR" office:value="0">
            <text:p>0,00 €</text:p>
          </table:table-cell>
          <table:table-cell table:style-name="ce58" table:formula="of:=[.C183]-[.P183]" office:value-type="currency" office:currency="EUR" office:value="0">
            <text:p>0,00 €</text:p>
          </table:table-cell>
          <table:table-cell table:style-name="ce70" table:formula="of:=[.Q183]/[.C183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58900">
            <text:p>758900</text:p>
          </table:table-cell>
          <table:table-cell table:style-name="ce50" office:value-type="string">
            <text:p>Réaffectation Bilan frais de port</text:p>
          </table:table-cell>
          <table:table-cell table:style-name="ce58"/>
          <table:table-cell table:style-name="ce58" table:number-columns-repeated="12"/>
          <table:table-cell table:style-name="ce58" table:formula="of:=SUM([.D184:.O184])" office:value-type="currency" office:currency="EUR" office:value="0">
            <text:p>0,00 €</text:p>
          </table:table-cell>
          <table:table-cell table:style-name="ce58" table:formula="of:=[.C184]-[.P184]" office:value-type="currency" office:currency="EUR" office:value="0">
            <text:p>0,00 €</text:p>
          </table:table-cell>
          <table:table-cell table:style-name="ce70" table:formula="of:=[.Q184]/[.C184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string">
            <text:p>758GRP</text:p>
          </table:table-cell>
          <table:table-cell table:style-name="ce50" office:value-type="string">
            <text:p>JOCE•Réunions trimestrielles groupes</text:p>
          </table:table-cell>
          <table:table-cell table:style-name="ce58"/>
          <table:table-cell table:style-name="ce58" table:number-columns-repeated="12"/>
          <table:table-cell table:style-name="ce58" table:formula="of:=SUM([.D185:.O185])" office:value-type="currency" office:currency="EUR" office:value="0">
            <text:p>0,00 €</text:p>
          </table:table-cell>
          <table:table-cell table:style-name="ce58" table:formula="of:=[.C185]-[.P185]" office:value-type="currency" office:currency="EUR" office:value="0">
            <text:p>0,00 €</text:p>
          </table:table-cell>
          <table:table-cell table:style-name="ce70" table:formula="of:=[.Q185]/[.C185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64000">
            <text:p>764000</text:p>
          </table:table-cell>
          <table:table-cell table:style-name="ce50" office:value-type="string">
            <text:p>Intérêts des Livrets d'épargne</text:p>
          </table:table-cell>
          <table:table-cell table:style-name="ce58"/>
          <table:table-cell table:style-name="ce58" table:number-columns-repeated="12"/>
          <table:table-cell table:style-name="ce58" table:formula="of:=SUM([.D186:.O186])" office:value-type="currency" office:currency="EUR" office:value="0">
            <text:p>0,00 €</text:p>
          </table:table-cell>
          <table:table-cell table:style-name="ce58" table:formula="of:=[.C186]-[.P186]" office:value-type="currency" office:currency="EUR" office:value="0">
            <text:p>0,00 €</text:p>
          </table:table-cell>
          <table:table-cell table:style-name="ce70" table:formula="of:=[.Q186]/[.C186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65000">
            <text:p>765000</text:p>
          </table:table-cell>
          <table:table-cell table:style-name="ce50" office:value-type="string">
            <text:p>Différences de règlements (fournisseurs)</text:p>
          </table:table-cell>
          <table:table-cell table:style-name="ce58"/>
          <table:table-cell table:style-name="ce58" table:number-columns-repeated="12"/>
          <table:table-cell table:style-name="ce58" table:formula="of:=SUM([.D187:.O187])" office:value-type="currency" office:currency="EUR" office:value="0">
            <text:p>0,00 €</text:p>
          </table:table-cell>
          <table:table-cell table:style-name="ce58" table:formula="of:=[.C187]-[.P187]" office:value-type="currency" office:currency="EUR" office:value="0">
            <text:p>0,00 €</text:p>
          </table:table-cell>
          <table:table-cell table:style-name="ce70" table:formula="of:=[.Q187]/[.C187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68100">
            <text:p>768100</text:p>
          </table:table-cell>
          <table:table-cell table:style-name="ce50" office:value-type="string">
            <text:p>Autres produits financiers</text:p>
          </table:table-cell>
          <table:table-cell table:style-name="ce58"/>
          <table:table-cell table:style-name="ce58" table:number-columns-repeated="12"/>
          <table:table-cell table:style-name="ce58" table:formula="of:=SUM([.D188:.O188])" office:value-type="currency" office:currency="EUR" office:value="0">
            <text:p>0,00 €</text:p>
          </table:table-cell>
          <table:table-cell table:style-name="ce58" table:formula="of:=[.C188]-[.P188]" office:value-type="currency" office:currency="EUR" office:value="0">
            <text:p>0,00 €</text:p>
          </table:table-cell>
          <table:table-cell table:style-name="ce70" table:formula="of:=[.Q188]/[.C188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71000">
            <text:p>771000</text:p>
          </table:table-cell>
          <table:table-cell table:style-name="ce50" office:value-type="string">
            <text:p>Aides à l'embauche : ASP+Pôle emploi</text:p>
          </table:table-cell>
          <table:table-cell table:style-name="ce58"/>
          <table:table-cell table:style-name="ce58" table:number-columns-repeated="12"/>
          <table:table-cell table:style-name="ce58" table:formula="of:=SUM([.D189:.O189])" office:value-type="currency" office:currency="EUR" office:value="0">
            <text:p>0,00 €</text:p>
          </table:table-cell>
          <table:table-cell table:style-name="ce58" table:formula="of:=[.C189]-[.P189]" office:value-type="currency" office:currency="EUR" office:value="0">
            <text:p>0,00 €</text:p>
          </table:table-cell>
          <table:table-cell table:style-name="ce70" table:formula="of:=[.Q189]/[.C189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71300">
            <text:p>771300</text:p>
          </table:table-cell>
          <table:table-cell table:style-name="ce50" office:value-type="string">
            <text:p>Dons &gt;= 1 500 € (exceptionnels)</text:p>
          </table:table-cell>
          <table:table-cell table:style-name="ce58"/>
          <table:table-cell table:style-name="ce58" table:number-columns-repeated="12"/>
          <table:table-cell table:style-name="ce58" table:formula="of:=SUM([.D190:.O190])" office:value-type="currency" office:currency="EUR" office:value="0">
            <text:p>0,00 €</text:p>
          </table:table-cell>
          <table:table-cell table:style-name="ce58" table:formula="of:=[.C190]-[.P190]" office:value-type="currency" office:currency="EUR" office:value="0">
            <text:p>0,00 €</text:p>
          </table:table-cell>
          <table:table-cell table:style-name="ce70" table:formula="of:=[.Q190]/[.C190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72000">
            <text:p>772000</text:p>
          </table:table-cell>
          <table:table-cell table:style-name="ce50" office:value-type="string">
            <text:p>Produits sur exercices antérieurs</text:p>
          </table:table-cell>
          <table:table-cell table:style-name="ce58"/>
          <table:table-cell table:style-name="ce58" table:number-columns-repeated="12"/>
          <table:table-cell table:style-name="ce58" table:formula="of:=SUM([.D191:.O191])" office:value-type="currency" office:currency="EUR" office:value="0">
            <text:p>0,00 €</text:p>
          </table:table-cell>
          <table:table-cell table:style-name="ce58" table:formula="of:=[.C191]-[.P191]" office:value-type="currency" office:currency="EUR" office:value="0">
            <text:p>0,00 €</text:p>
          </table:table-cell>
          <table:table-cell table:style-name="ce70" table:formula="of:=[.Q191]/[.C191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75000">
            <text:p>775000</text:p>
          </table:table-cell>
          <table:table-cell table:style-name="ce50" office:value-type="string">
            <text:p>Val. cession él.actif cédés (19,6%)</text:p>
          </table:table-cell>
          <table:table-cell table:style-name="ce58"/>
          <table:table-cell table:style-name="ce58" table:number-columns-repeated="12"/>
          <table:table-cell table:style-name="ce58" table:formula="of:=SUM([.D192:.O192])" office:value-type="currency" office:currency="EUR" office:value="0">
            <text:p>0,00 €</text:p>
          </table:table-cell>
          <table:table-cell table:style-name="ce58" table:formula="of:=[.C192]-[.P192]" office:value-type="currency" office:currency="EUR" office:value="0">
            <text:p>0,00 €</text:p>
          </table:table-cell>
          <table:table-cell table:style-name="ce70" table:formula="of:=[.Q192]/[.C192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75200">
            <text:p>775200</text:p>
          </table:table-cell>
          <table:table-cell table:style-name="ce50" office:value-type="string">
            <text:p>Produit de cession de matériels</text:p>
          </table:table-cell>
          <table:table-cell table:style-name="ce58"/>
          <table:table-cell table:style-name="ce58" table:number-columns-repeated="12"/>
          <table:table-cell table:style-name="ce58" table:formula="of:=SUM([.D193:.O193])" office:value-type="currency" office:currency="EUR" office:value="0">
            <text:p>0,00 €</text:p>
          </table:table-cell>
          <table:table-cell table:style-name="ce58" table:formula="of:=[.C193]-[.P193]" office:value-type="currency" office:currency="EUR" office:value="0">
            <text:p>0,00 €</text:p>
          </table:table-cell>
          <table:table-cell table:style-name="ce70" table:formula="of:=[.Q193]/[.C193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78800">
            <text:p>778800</text:p>
          </table:table-cell>
          <table:table-cell table:style-name="ce50" office:value-type="string">
            <text:p>Produits exceptionnels divers</text:p>
          </table:table-cell>
          <table:table-cell table:style-name="ce58"/>
          <table:table-cell table:style-name="ce58" table:number-columns-repeated="12"/>
          <table:table-cell table:style-name="ce58" table:formula="of:=SUM([.D194:.O194])" office:value-type="currency" office:currency="EUR" office:value="0">
            <text:p>0,00 €</text:p>
          </table:table-cell>
          <table:table-cell table:style-name="ce58" table:formula="of:=[.C194]-[.P194]" office:value-type="currency" office:currency="EUR" office:value="0">
            <text:p>0,00 €</text:p>
          </table:table-cell>
          <table:table-cell table:style-name="ce70" table:formula="of:=[.Q194]/[.C194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81500">
            <text:p>781500</text:p>
          </table:table-cell>
          <table:table-cell table:style-name="ce50" office:value-type="string">
            <text:p>Reprise / prov.risques &amp; charges</text:p>
          </table:table-cell>
          <table:table-cell table:style-name="ce58"/>
          <table:table-cell table:style-name="ce58" table:number-columns-repeated="12"/>
          <table:table-cell table:style-name="ce58" table:formula="of:=SUM([.D195:.O195])" office:value-type="currency" office:currency="EUR" office:value="0">
            <text:p>0,00 €</text:p>
          </table:table-cell>
          <table:table-cell table:style-name="ce58" table:formula="of:=[.C195]-[.P195]" office:value-type="currency" office:currency="EUR" office:value="0">
            <text:p>0,00 €</text:p>
          </table:table-cell>
          <table:table-cell table:style-name="ce70" table:formula="of:=[.Q195]/[.C195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81700">
            <text:p>781700</text:p>
          </table:table-cell>
          <table:table-cell table:style-name="ce50" office:value-type="string">
            <text:p>Reprises / prov. pour Stocks et en-cours</text:p>
          </table:table-cell>
          <table:table-cell table:style-name="ce58"/>
          <table:table-cell table:style-name="ce58" table:number-columns-repeated="12"/>
          <table:table-cell table:style-name="ce58" table:formula="of:=SUM([.D196:.O196])" office:value-type="currency" office:currency="EUR" office:value="0">
            <text:p>0,00 €</text:p>
          </table:table-cell>
          <table:table-cell table:style-name="ce58" table:formula="of:=[.C196]-[.P196]" office:value-type="currency" office:currency="EUR" office:value="0">
            <text:p>0,00 €</text:p>
          </table:table-cell>
          <table:table-cell table:style-name="ce70" table:formula="of:=[.Q196]/[.C196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87250">
            <text:p>787250</text:p>
          </table:table-cell>
          <table:table-cell table:style-name="ce50" office:value-type="string">
            <text:p>Reprise sur amort. dérogatoires</text:p>
          </table:table-cell>
          <table:table-cell table:style-name="ce58"/>
          <table:table-cell table:style-name="ce58" table:number-columns-repeated="12"/>
          <table:table-cell table:style-name="ce58" table:formula="of:=SUM([.D197:.O197])" office:value-type="currency" office:currency="EUR" office:value="0">
            <text:p>0,00 €</text:p>
          </table:table-cell>
          <table:table-cell table:style-name="ce58" table:formula="of:=[.C197]-[.P197]" office:value-type="currency" office:currency="EUR" office:value="0">
            <text:p>0,00 €</text:p>
          </table:table-cell>
          <table:table-cell table:style-name="ce70" table:formula="of:=[.Q197]/[.C197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87500">
            <text:p>787500</text:p>
          </table:table-cell>
          <table:table-cell table:style-name="ce50" office:value-type="string">
            <text:p>Reprise/prov.risques &amp; ch.except.</text:p>
          </table:table-cell>
          <table:table-cell table:style-name="ce58"/>
          <table:table-cell table:style-name="ce58" table:number-columns-repeated="12"/>
          <table:table-cell table:style-name="ce58" table:formula="of:=SUM([.D198:.O198])" office:value-type="currency" office:currency="EUR" office:value="0">
            <text:p>0,00 €</text:p>
          </table:table-cell>
          <table:table-cell table:style-name="ce58" table:formula="of:=[.C198]-[.P198]" office:value-type="currency" office:currency="EUR" office:value="0">
            <text:p>0,00 €</text:p>
          </table:table-cell>
          <table:table-cell table:style-name="ce70" table:formula="of:=[.Q198]/[.C198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91100">
            <text:p>791100</text:p>
          </table:table-cell>
          <table:table-cell table:style-name="ce50" office:value-type="string">
            <text:p>Transferts de charges d'exploit.</text:p>
          </table:table-cell>
          <table:table-cell table:style-name="ce58"/>
          <table:table-cell table:style-name="ce58" table:number-columns-repeated="12"/>
          <table:table-cell table:style-name="ce58" table:formula="of:=SUM([.D199:.O199])" office:value-type="currency" office:currency="EUR" office:value="0">
            <text:p>0,00 €</text:p>
          </table:table-cell>
          <table:table-cell table:style-name="ce58" table:formula="of:=[.C199]-[.P199]" office:value-type="currency" office:currency="EUR" office:value="0">
            <text:p>0,00 €</text:p>
          </table:table-cell>
          <table:table-cell table:style-name="ce70" table:formula="of:=[.Q199]/[.C199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91200">
            <text:p>791200</text:p>
          </table:table-cell>
          <table:table-cell table:style-name="ce50" office:value-type="string">
            <text:p>Transferts de charges Fédération Atelier</text:p>
          </table:table-cell>
          <table:table-cell table:style-name="ce58"/>
          <table:table-cell table:style-name="ce58" table:number-columns-repeated="12"/>
          <table:table-cell table:style-name="ce58" table:formula="of:=SUM([.D200:.O200])" office:value-type="currency" office:currency="EUR" office:value="0">
            <text:p>0,00 €</text:p>
          </table:table-cell>
          <table:table-cell table:style-name="ce58" table:formula="of:=[.C200]-[.P200]" office:value-type="currency" office:currency="EUR" office:value="0">
            <text:p>0,00 €</text:p>
          </table:table-cell>
          <table:table-cell table:style-name="ce70" table:formula="of:=[.Q200]/[.C200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91300">
            <text:p>791300</text:p>
          </table:table-cell>
          <table:table-cell table:style-name="ce50" office:value-type="string">
            <text:p>Réimputation Analytique de charges</text:p>
          </table:table-cell>
          <table:table-cell table:style-name="ce58"/>
          <table:table-cell table:style-name="ce58" table:number-columns-repeated="12"/>
          <table:table-cell table:style-name="ce58" table:formula="of:=SUM([.D201:.O201])" office:value-type="currency" office:currency="EUR" office:value="0">
            <text:p>0,00 €</text:p>
          </table:table-cell>
          <table:table-cell table:style-name="ce58" table:formula="of:=[.C201]-[.P201]" office:value-type="currency" office:currency="EUR" office:value="0">
            <text:p>0,00 €</text:p>
          </table:table-cell>
          <table:table-cell table:style-name="ce70" table:formula="of:=[.Q201]/[.C201]" office:value-type="percentage" office:value="0">
            <text:p>#DIV/0 !</text:p>
          </table:table-cell>
          <table:table-cell table:number-columns-repeated="1006"/>
        </table:table-row>
        <table:table-row table:style-name="ro1" table:visibility="collapse">
          <table:table-cell table:style-name="ce49" office:value-type="float" office:value="791400">
            <text:p>791400</text:p>
          </table:table-cell>
          <table:table-cell table:style-name="ce50" office:value-type="string">
            <text:p>Réimputation Analytique de produit</text:p>
          </table:table-cell>
          <table:table-cell table:style-name="ce58"/>
          <table:table-cell table:style-name="ce58" table:number-columns-repeated="12"/>
          <table:table-cell table:style-name="ce58" table:formula="of:=SUM([.D202:.O202])" office:value-type="currency" office:currency="EUR" office:value="0">
            <text:p>0,00 €</text:p>
          </table:table-cell>
          <table:table-cell table:style-name="ce58" table:formula="of:=[.C202]-[.P202]" office:value-type="currency" office:currency="EUR" office:value="0">
            <text:p>0,00 €</text:p>
          </table:table-cell>
          <table:table-cell table:style-name="ce70" table:formula="of:=[.Q202]/[.C202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9"/>
          <table:table-cell table:style-name="ce50"/>
          <table:table-cell table:style-name="ce58"/>
          <table:table-cell table:style-name="ce58" table:number-columns-repeated="12"/>
          <table:table-cell table:style-name="ce58" table:formula="of:=SUM([.D203:.O203])" office:value-type="currency" office:currency="EUR" office:value="0">
            <text:p>0,00 €</text:p>
          </table:table-cell>
          <table:table-cell table:style-name="ce58" table:formula="of:=[.C203]-[.P203]" office:value-type="currency" office:currency="EUR" office:value="0">
            <text:p>0,00 €</text:p>
          </table:table-cell>
          <table:table-cell table:style-name="ce70" table:formula="of:=[.Q203]/[.C203]" office:value-type="percentage" office:value="0">
            <text:p>#DIV/0 !</text:p>
          </table:table-cell>
          <table:table-cell table:number-columns-repeated="1006"/>
        </table:table-row>
        <table:table-row table:style-name="ro1">
          <table:table-cell table:style-name="ce48"/>
          <table:table-cell table:style-name="ce51" office:value-type="string">
            <text:p>résultat</text:p>
          </table:table-cell>
          <table:table-cell table:style-name="ce54" table:formula="of:=[.C133]-[.C2]" office:value-type="currency" office:currency="EUR" office:value="135299.4">
            <text:p>135 299,40 €</text:p>
          </table:table-cell>
          <table:table-cell table:style-name="ce54" table:formula="of:=[.D133]-[.D2]" office:value-type="currency" office:currency="EUR" office:value="7399.45">
            <text:p>7 399,45 €</text:p>
          </table:table-cell>
          <table:table-cell table:style-name="ce54" table:formula="of:=[.E133]-[.E2]" office:value-type="currency" office:currency="EUR" office:value="8462.98">
            <text:p>8 462,98 €</text:p>
          </table:table-cell>
          <table:table-cell table:style-name="ce54" table:formula="of:=[.F133]-[.F2]" office:value-type="currency" office:currency="EUR" office:value="10049.14">
            <text:p>10 049,14 €</text:p>
          </table:table-cell>
          <table:table-cell table:style-name="ce54" table:formula="of:=[.G133]-[.G2]" office:value-type="currency" office:currency="EUR" office:value="0">
            <text:p>0,00 €</text:p>
          </table:table-cell>
          <table:table-cell table:style-name="ce54" table:formula="of:=[.H133]-[.H2]" office:value-type="currency" office:currency="EUR" office:value="0">
            <text:p>0,00 €</text:p>
          </table:table-cell>
          <table:table-cell table:style-name="ce54" table:formula="of:=[.I133]-[.I2]" office:value-type="currency" office:currency="EUR" office:value="0">
            <text:p>0,00 €</text:p>
          </table:table-cell>
          <table:table-cell table:style-name="ce54" table:formula="of:=[.J133]-[.J2]" office:value-type="currency" office:currency="EUR" office:value="0">
            <text:p>0,00 €</text:p>
          </table:table-cell>
          <table:table-cell table:style-name="ce54" table:formula="of:=[.K133]-[.K2]" office:value-type="currency" office:currency="EUR" office:value="0">
            <text:p>0,00 €</text:p>
          </table:table-cell>
          <table:table-cell table:style-name="ce54" table:formula="of:=[.L133]-[.L2]" office:value-type="currency" office:currency="EUR" office:value="0">
            <text:p>0,00 €</text:p>
          </table:table-cell>
          <table:table-cell table:style-name="ce54" table:formula="of:=[.M133]-[.M2]" office:value-type="currency" office:currency="EUR" office:value="0">
            <text:p>0,00 €</text:p>
          </table:table-cell>
          <table:table-cell table:style-name="ce54" table:formula="of:=[.N133]-[.N2]" office:value-type="currency" office:currency="EUR" office:value="0">
            <text:p>0,00 €</text:p>
          </table:table-cell>
          <table:table-cell table:style-name="ce54" table:formula="of:=[.O133]-[.O2]" office:value-type="currency" office:currency="EUR" office:value="0">
            <text:p>0,00 €</text:p>
          </table:table-cell>
          <table:table-cell table:style-name="ce54" table:formula="of:=SUM([.D204:.O204])" office:value-type="currency" office:currency="EUR" office:value="25911.57">
            <text:p>25 911,57 €</text:p>
          </table:table-cell>
          <table:table-cell table:style-name="ce54" table:formula="of:=[.C204]-[.P204]" office:value-type="currency" office:currency="EUR" office:value="109387.83">
            <text:p>109 387,83 €</text:p>
          </table:table-cell>
          <table:table-cell table:style-name="ce69"/>
          <table:table-cell table:number-columns-repeated="1006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onneesBrutes" table:base-cell-address="$Accueil.$C$24" table:cell-range-address="$'Données brutes'.$A$1:.$AA$9999"/>
        <table:named-range table:name="ColonneSections" table:base-cell-address="$Accueil.$C$24" table:cell-range-address="$'Données brutes'.$A$1:.$A9999"/>
        <table:named-range table:name="ColonneComptes" table:base-cell-address="$Accueil.$C$24" table:cell-range-address="$'Données brutes'.$B$1:.$B$9999"/>
        <table:named-range table:name="LigneMois" table:base-cell-address="$Accueil.$A$1" table:cell-range-address="$'Données brutes'.$A$6:.$AA6"/>
      </table:named-expressions>
      <table:database-ranges>
        <table:database-range table:target-range-address="'STOP Rafisolage'.E5:'STOP Rafisolage'.V208" table:display-filter-buttons="true">
          <table:filter>
            <table:filter-condition table:field-number="2" table:data-type="number" table:value="0" table:operator="!empty"/>
          </table:filter>
        </table:database-range>
      </table:database-ranges>
      <table:data-pilot-tables>
        <table:data-pilot-table table:name="Pivot1" table:application-data="" table:target-range-address="'Données brutes'.A3:'Données brutes'.E628" table:buttons="'Données brutes'.A6 'Données brutes'.B6 'Données brutes'.C3 'Données brutes'.D3 'Données brutes'.E3" table:grand-total="row">
          <table:database-source-query table:database-name="BasesDonneesStatComptaGestion" table:query-name="SuiviBudgetaire"/>
          <table:data-pilot-field table:source-field-name="sectioncompte" table:orientation="row" table:used-hierarchy="0" table:function="auto">
            <table:data-pilot-level table:show-empty="false">
              <table:data-pilot-members>
                <table:data-pilot-member table:name=" - 603700" table:display="true" table:show-details="true"/>
                <table:data-pilot-member table:name=" - 607000" table:display="true" table:show-details="true"/>
                <table:data-pilot-member table:name=" - 607100" table:display="true" table:show-details="true"/>
                <table:data-pilot-member table:name=" - 611100" table:display="true" table:show-details="true"/>
                <table:data-pilot-member table:name=" - 611200" table:display="true" table:show-details="true"/>
                <table:data-pilot-member table:name=" - 611210" table:display="true" table:show-details="true"/>
                <table:data-pilot-member table:name=" - 615620" table:display="true" table:show-details="true"/>
                <table:data-pilot-member table:name=" - 615640" table:display="true" table:show-details="true"/>
                <table:data-pilot-member table:name=" - 618520" table:display="true" table:show-details="true"/>
                <table:data-pilot-member table:name=" - 622610" table:display="true" table:show-details="true"/>
                <table:data-pilot-member table:name=" - 622620" table:display="true" table:show-details="true"/>
                <table:data-pilot-member table:name=" - 623800" table:display="true" table:show-details="true"/>
                <table:data-pilot-member table:name=" - 625100" table:display="true" table:show-details="true"/>
                <table:data-pilot-member table:name=" - 625710" table:display="true" table:show-details="true"/>
                <table:data-pilot-member table:name=" - 626200" table:display="true" table:show-details="true"/>
                <table:data-pilot-member table:name=" - 627000" table:display="true" table:show-details="true"/>
                <table:data-pilot-member table:name=" - 631100" table:display="true" table:show-details="true"/>
                <table:data-pilot-member table:name=" - 631200" table:display="true" table:show-details="true"/>
                <table:data-pilot-member table:name=" - 633300" table:display="true" table:show-details="true"/>
                <table:data-pilot-member table:name=" - 633350" table:display="true" table:show-details="true"/>
                <table:data-pilot-member table:name=" - 635660" table:display="true" table:show-details="true"/>
                <table:data-pilot-member table:name=" - 641100" table:display="true" table:show-details="true"/>
                <table:data-pilot-member table:name=" - 641200" table:display="true" table:show-details="true"/>
                <table:data-pilot-member table:name=" - 641900" table:display="true" table:show-details="true"/>
                <table:data-pilot-member table:name=" - 645100" table:display="true" table:show-details="true"/>
                <table:data-pilot-member table:name=" - 645200" table:display="true" table:show-details="true"/>
                <table:data-pilot-member table:name=" - 645300" table:display="true" table:show-details="true"/>
                <table:data-pilot-member table:name=" - 645350" table:display="true" table:show-details="true"/>
                <table:data-pilot-member table:name=" - 645400" table:display="true" table:show-details="true"/>
                <table:data-pilot-member table:name=" - 645820" table:display="true" table:show-details="true"/>
                <table:data-pilot-member table:name=" - 658000" table:display="true" table:show-details="true"/>
                <table:data-pilot-member table:name=" - 681110" table:display="true" table:show-details="true"/>
                <table:data-pilot-member table:name=" - 681120" table:display="true" table:show-details="true"/>
                <table:data-pilot-member table:name=" - 687500" table:display="true" table:show-details="true"/>
                <table:data-pilot-member table:name=" - 758050" table:display="true" table:show-details="true"/>
                <table:data-pilot-member table:name=" - 758070" table:display="true" table:show-details="true"/>
                <table:data-pilot-member table:name=" - 758400" table:display="true" table:show-details="true"/>
                <table:data-pilot-member table:name=" - 781700" table:display="true" table:show-details="true"/>
                <table:data-pilot-member table:name="ACAR+30 - 605000" table:display="true" table:show-details="true"/>
                <table:data-pilot-member table:name="ACAR+30 - 606300" table:display="true" table:show-details="true"/>
                <table:data-pilot-member table:name="ACAR+30 - 607000" table:display="true" table:show-details="true"/>
                <table:data-pilot-member table:name="ACAR+30 - 611100" table:display="true" table:show-details="true"/>
                <table:data-pilot-member table:name="ACAR+30 - 611200" table:display="true" table:show-details="true"/>
                <table:data-pilot-member table:name="ACAR+30 - 611210" table:display="true" table:show-details="true"/>
                <table:data-pilot-member table:name="ACAR+30 - 611300" table:display="true" table:show-details="true"/>
                <table:data-pilot-member table:name="ACAR+30 - 618000" table:display="true" table:show-details="true"/>
                <table:data-pilot-member table:name="ACAR+30 - 624000" table:display="true" table:show-details="true"/>
                <table:data-pilot-member table:name="ACAR+30 - 625100" table:display="true" table:show-details="true"/>
                <table:data-pilot-member table:name="ACAR+30 - 626100" table:display="true" table:show-details="true"/>
                <table:data-pilot-member table:name="ACAR+30 - 631100" table:display="true" table:show-details="true"/>
                <table:data-pilot-member table:name="ACAR+30 - 641100" table:display="true" table:show-details="true"/>
                <table:data-pilot-member table:name="ACAR+30 - 645100" table:display="true" table:show-details="true"/>
                <table:data-pilot-member table:name="ACAR+30 - 645200" table:display="true" table:show-details="true"/>
                <table:data-pilot-member table:name="ACAR+30 - 645300" table:display="true" table:show-details="true"/>
                <table:data-pilot-member table:name="ACAR+30 - 645350" table:display="true" table:show-details="true"/>
                <table:data-pilot-member table:name="ACAR+30 - 645400" table:display="true" table:show-details="true"/>
                <table:data-pilot-member table:name="ACAR+30 - 647600" table:display="true" table:show-details="true"/>
                <table:data-pilot-member table:name="ACAR+30 - 707100" table:display="true" table:show-details="true"/>
                <table:data-pilot-member table:name="ACAR+30 - 707600" table:display="true" table:show-details="true"/>
                <table:data-pilot-member table:name="ACAR+30 - 707610" table:display="true" table:show-details="true"/>
                <table:data-pilot-member table:name="ACAR+30 - 707620" table:display="true" table:show-details="true"/>
                <table:data-pilot-member table:name="ACAR+30 - 707800" table:display="true" table:show-details="true"/>
                <table:data-pilot-member table:name="ACAR+30 - 758400" table:display="true" table:show-details="true"/>
                <table:data-pilot-member table:name="ACBURE - 611200" table:display="true" table:show-details="true"/>
                <table:data-pilot-member table:name="ACBURE - 625000" table:display="true" table:show-details="true"/>
                <table:data-pilot-member table:name="ACBURE - 631100" table:display="true" table:show-details="true"/>
                <table:data-pilot-member table:name="ACBURE - 641100" table:display="true" table:show-details="true"/>
                <table:data-pilot-member table:name="ACBURE - 645100" table:display="true" table:show-details="true"/>
                <table:data-pilot-member table:name="ACBURE - 645200" table:display="true" table:show-details="true"/>
                <table:data-pilot-member table:name="ACBURE - 645300" table:display="true" table:show-details="true"/>
                <table:data-pilot-member table:name="ACBURE - 645350" table:display="true" table:show-details="true"/>
                <table:data-pilot-member table:name="ACBURE - 645400" table:display="true" table:show-details="true"/>
                <table:data-pilot-member table:name="ACBURE - 647600" table:display="true" table:show-details="true"/>
                <table:data-pilot-member table:name="ACBURE - 758010" table:display="true" table:show-details="true"/>
                <table:data-pilot-member table:name="ACC - 618200" table:display="true" table:show-details="true"/>
                <table:data-pilot-member table:name="ACC - 625000" table:display="true" table:show-details="true"/>
                <table:data-pilot-member table:name="ACC - 631100" table:display="true" table:show-details="true"/>
                <table:data-pilot-member table:name="ACC - 641100" table:display="true" table:show-details="true"/>
                <table:data-pilot-member table:name="ACC - 641300" table:display="true" table:show-details="true"/>
                <table:data-pilot-member table:name="ACC - 645100" table:display="true" table:show-details="true"/>
                <table:data-pilot-member table:name="ACC - 645200" table:display="true" table:show-details="true"/>
                <table:data-pilot-member table:name="ACC - 645300" table:display="true" table:show-details="true"/>
                <table:data-pilot-member table:name="ACC - 645350" table:display="true" table:show-details="true"/>
                <table:data-pilot-member table:name="ACC - 645400" table:display="true" table:show-details="true"/>
                <table:data-pilot-member table:name="ACC - 647600" table:display="true" table:show-details="true"/>
                <table:data-pilot-member table:name="ACCC-13 - 611000" table:display="true" table:show-details="true"/>
                <table:data-pilot-member table:name="ACCC-13 - 625100" table:display="true" table:show-details="true"/>
                <table:data-pilot-member table:name="ACCC-13 - 625300" table:display="true" table:show-details="true"/>
                <table:data-pilot-member table:name="ACCC-13 - 626200" table:display="true" table:show-details="true"/>
                <table:data-pilot-member table:name="ACCC-13 - 657100" table:display="true" table:show-details="true"/>
                <table:data-pilot-member table:name="ACCC-13 - 701200" table:display="true" table:show-details="true"/>
                <table:data-pilot-member table:name="ACCC-13 - 758010" table:display="true" table:show-details="true"/>
                <table:data-pilot-member table:name="ACCC-14 - 605000" table:display="true" table:show-details="true"/>
                <table:data-pilot-member table:name="ACCC-14 - 606300" table:display="true" table:show-details="true"/>
                <table:data-pilot-member table:name="ACCC-14 - 606450" table:display="true" table:show-details="true"/>
                <table:data-pilot-member table:name="ACCC-14 - 607000" table:display="true" table:show-details="true"/>
                <table:data-pilot-member table:name="ACCC-14 - 611200" table:display="true" table:show-details="true"/>
                <table:data-pilot-member table:name="ACCC-14 - 611210" table:display="true" table:show-details="true"/>
                <table:data-pilot-member table:name="ACCC-14 - 613550" table:display="true" table:show-details="true"/>
                <table:data-pilot-member table:name="ACCC-14 - 623800" table:display="true" table:show-details="true"/>
                <table:data-pilot-member table:name="ACCC-14 - 625000" table:display="true" table:show-details="true"/>
                <table:data-pilot-member table:name="ACCC-14 - 625100" table:display="true" table:show-details="true"/>
                <table:data-pilot-member table:name="ACCC-14 - 625200" table:display="true" table:show-details="true"/>
                <table:data-pilot-member table:name="ACCC-14 - 625300" table:display="true" table:show-details="true"/>
                <table:data-pilot-member table:name="ACCC-14 - 625700" table:display="true" table:show-details="true"/>
                <table:data-pilot-member table:name="ACCC-14 - 626100" table:display="true" table:show-details="true"/>
                <table:data-pilot-member table:name="ACCC-14 - 626200" table:display="true" table:show-details="true"/>
                <table:data-pilot-member table:name="ACCC-14 - 631100" table:display="true" table:show-details="true"/>
                <table:data-pilot-member table:name="ACCC-14 - 641100" table:display="true" table:show-details="true"/>
                <table:data-pilot-member table:name="ACCC-14 - 645100" table:display="true" table:show-details="true"/>
                <table:data-pilot-member table:name="ACCC-14 - 645200" table:display="true" table:show-details="true"/>
                <table:data-pilot-member table:name="ACCC-14 - 645300" table:display="true" table:show-details="true"/>
                <table:data-pilot-member table:name="ACCC-14 - 645350" table:display="true" table:show-details="true"/>
                <table:data-pilot-member table:name="ACCC-14 - 645400" table:display="true" table:show-details="true"/>
                <table:data-pilot-member table:name="ACCC-14 - 645800" table:display="true" table:show-details="true"/>
                <table:data-pilot-member table:name="ACCC-14 - 647600" table:display="true" table:show-details="true"/>
                <table:data-pilot-member table:name="ACCC-14 - 657100" table:display="true" table:show-details="true"/>
                <table:data-pilot-member table:name="ACCC-14 - 707600" table:display="true" table:show-details="true"/>
                <table:data-pilot-member table:name="ACCC-14 - 707610" table:display="true" table:show-details="true"/>
                <table:data-pilot-member table:name="ACCC-14 - 707800" table:display="true" table:show-details="true"/>
                <table:data-pilot-member table:name="ACCF - 625000" table:display="true" table:show-details="true"/>
                <table:data-pilot-member table:name="ACCF - 631100" table:display="true" table:show-details="true"/>
                <table:data-pilot-member table:name="ACCF - 641100" table:display="true" table:show-details="true"/>
                <table:data-pilot-member table:name="ACCF - 645100" table:display="true" table:show-details="true"/>
                <table:data-pilot-member table:name="ACCF - 645200" table:display="true" table:show-details="true"/>
                <table:data-pilot-member table:name="ACCF - 645300" table:display="true" table:show-details="true"/>
                <table:data-pilot-member table:name="ACCF - 645350" table:display="true" table:show-details="true"/>
                <table:data-pilot-member table:name="ACCF - 645400" table:display="true" table:show-details="true"/>
                <table:data-pilot-member table:name="ACCF - 647600" table:display="true" table:show-details="true"/>
                <table:data-pilot-member table:name="ACCF - 657100" table:display="true" table:show-details="true"/>
                <table:data-pilot-member table:name="ACCH-13 - 625100" table:display="true" table:show-details="true"/>
                <table:data-pilot-member table:name="ACCNM - 625000" table:display="true" table:show-details="true"/>
                <table:data-pilot-member table:name="ACCNM - 625100" table:display="true" table:show-details="true"/>
                <table:data-pilot-member table:name="ACCNM - 631100" table:display="true" table:show-details="true"/>
                <table:data-pilot-member table:name="ACCNM - 641100" table:display="true" table:show-details="true"/>
                <table:data-pilot-member table:name="ACCNM - 645100" table:display="true" table:show-details="true"/>
                <table:data-pilot-member table:name="ACCNM - 645200" table:display="true" table:show-details="true"/>
                <table:data-pilot-member table:name="ACCNM - 645300" table:display="true" table:show-details="true"/>
                <table:data-pilot-member table:name="ACCNM - 645350" table:display="true" table:show-details="true"/>
                <table:data-pilot-member table:name="ACCNM - 645400" table:display="true" table:show-details="true"/>
                <table:data-pilot-member table:name="ACCNM - 647600" table:display="true" table:show-details="true"/>
                <table:data-pilot-member table:name="ACCNM - 657100" table:display="true" table:show-details="true"/>
                <table:data-pilot-member table:name="ACF - 606400" table:display="true" table:show-details="true"/>
                <table:data-pilot-member table:name="ACF - 613210" table:display="true" table:show-details="true"/>
                <table:data-pilot-member table:name="ACF - 614100" table:display="true" table:show-details="true"/>
                <table:data-pilot-member table:name="ACF - 625000" table:display="true" table:show-details="true"/>
                <table:data-pilot-member table:name="ACF - 625100" table:display="true" table:show-details="true"/>
                <table:data-pilot-member table:name="ACF - 626200" table:display="true" table:show-details="true"/>
                <table:data-pilot-member table:name="ACF - 631100" table:display="true" table:show-details="true"/>
                <table:data-pilot-member table:name="ACF - 641100" table:display="true" table:show-details="true"/>
                <table:data-pilot-member table:name="ACF - 645100" table:display="true" table:show-details="true"/>
                <table:data-pilot-member table:name="ACF - 645200" table:display="true" table:show-details="true"/>
                <table:data-pilot-member table:name="ACF - 645300" table:display="true" table:show-details="true"/>
                <table:data-pilot-member table:name="ACF - 645350" table:display="true" table:show-details="true"/>
                <table:data-pilot-member table:name="ACF - 645400" table:display="true" table:show-details="true"/>
                <table:data-pilot-member table:name="ACF - 645800" table:display="true" table:show-details="true"/>
                <table:data-pilot-member table:name="ACF - 647600" table:display="true" table:show-details="true"/>
                <table:data-pilot-member table:name="ACF - 741000" table:display="true" table:show-details="true"/>
                <table:data-pilot-member table:name="ACG - 605000" table:display="true" table:show-details="true"/>
                <table:data-pilot-member table:name="ACG - 606400" table:display="true" table:show-details="true"/>
                <table:data-pilot-member table:name="ACG - 631100" table:display="true" table:show-details="true"/>
                <table:data-pilot-member table:name="ACG - 641100" table:display="true" table:show-details="true"/>
                <table:data-pilot-member table:name="ACG - 645100" table:display="true" table:show-details="true"/>
                <table:data-pilot-member table:name="ACG - 645200" table:display="true" table:show-details="true"/>
                <table:data-pilot-member table:name="ACG - 645300" table:display="true" table:show-details="true"/>
                <table:data-pilot-member table:name="ACG - 645350" table:display="true" table:show-details="true"/>
                <table:data-pilot-member table:name="ACG - 645400" table:display="true" table:show-details="true"/>
                <table:data-pilot-member table:name="ACG - 647600" table:display="true" table:show-details="true"/>
                <table:data-pilot-member table:name="ACG - 657100" table:display="true" table:show-details="true"/>
                <table:data-pilot-member table:name="ACG - 758010" table:display="true" table:show-details="true"/>
                <table:data-pilot-member table:name="ACI - 625000" table:display="true" table:show-details="true"/>
                <table:data-pilot-member table:name="ACI - 625100" table:display="true" table:show-details="true"/>
                <table:data-pilot-member table:name="ACLTE - 631100" table:display="true" table:show-details="true"/>
                <table:data-pilot-member table:name="ACLTE - 641100" table:display="true" table:show-details="true"/>
                <table:data-pilot-member table:name="ACLTE - 645100" table:display="true" table:show-details="true"/>
                <table:data-pilot-member table:name="ACLTE - 645200" table:display="true" table:show-details="true"/>
                <table:data-pilot-member table:name="ACLTE - 645300" table:display="true" table:show-details="true"/>
                <table:data-pilot-member table:name="ACLTE - 645350" table:display="true" table:show-details="true"/>
                <table:data-pilot-member table:name="ACLTE - 645400" table:display="true" table:show-details="true"/>
                <table:data-pilot-member table:name="ACLTE - 647600" table:display="true" table:show-details="true"/>
                <table:data-pilot-member table:name="ACMILI - 625100" table:display="true" table:show-details="true"/>
                <table:data-pilot-member table:name="ACMILI - 628200" table:display="true" table:show-details="true"/>
                <table:data-pilot-member table:name="ACMILI - 657100" table:display="true" table:show-details="true"/>
                <table:data-pilot-member table:name="ACRM - 625100" table:display="true" table:show-details="true"/>
                <table:data-pilot-member table:name="ACRM - 625200" table:display="true" table:show-details="true"/>
                <table:data-pilot-member table:name="ACRM - 631100" table:display="true" table:show-details="true"/>
                <table:data-pilot-member table:name="ACRM - 641100" table:display="true" table:show-details="true"/>
                <table:data-pilot-member table:name="ACRM - 645100" table:display="true" table:show-details="true"/>
                <table:data-pilot-member table:name="ACRM - 645200" table:display="true" table:show-details="true"/>
                <table:data-pilot-member table:name="ACRM - 645300" table:display="true" table:show-details="true"/>
                <table:data-pilot-member table:name="ACRM - 645350" table:display="true" table:show-details="true"/>
                <table:data-pilot-member table:name="ACRM - 645400" table:display="true" table:show-details="true"/>
                <table:data-pilot-member table:name="ACRM - 647600" table:display="true" table:show-details="true"/>
                <table:data-pilot-member table:name="ACTN - 625100" table:display="true" table:show-details="true"/>
                <table:data-pilot-member table:name="ACTN - 631100" table:display="true" table:show-details="true"/>
                <table:data-pilot-member table:name="ACTN - 641100" table:display="true" table:show-details="true"/>
                <table:data-pilot-member table:name="ACTN - 645100" table:display="true" table:show-details="true"/>
                <table:data-pilot-member table:name="ACTN - 645200" table:display="true" table:show-details="true"/>
                <table:data-pilot-member table:name="ACTN - 645300" table:display="true" table:show-details="true"/>
                <table:data-pilot-member table:name="ACTN - 645350" table:display="true" table:show-details="true"/>
                <table:data-pilot-member table:name="ACTN - 645400" table:display="true" table:show-details="true"/>
                <table:data-pilot-member table:name="ACTN - 647600" table:display="true" table:show-details="true"/>
                <table:data-pilot-member table:name="AJUR - 606450" table:display="true" table:show-details="true"/>
                <table:data-pilot-member table:name="AJUR - 618000" table:display="true" table:show-details="true"/>
                <table:data-pilot-member table:name="AJUR - 622610" table:display="true" table:show-details="true"/>
                <table:data-pilot-member table:name="AJUR - 622700" table:display="true" table:show-details="true"/>
                <table:data-pilot-member table:name="AJUR - 625000" table:display="true" table:show-details="true"/>
                <table:data-pilot-member table:name="AJUR - 625200" table:display="true" table:show-details="true"/>
                <table:data-pilot-member table:name="AJUR - 625300" table:display="true" table:show-details="true"/>
                <table:data-pilot-member table:name="AJUR - 626100" table:display="true" table:show-details="true"/>
                <table:data-pilot-member table:name="AJUR - 626200" table:display="true" table:show-details="true"/>
                <table:data-pilot-member table:name="AJUR - 626220" table:display="true" table:show-details="true"/>
                <table:data-pilot-member table:name="AJUR - 631100" table:display="true" table:show-details="true"/>
                <table:data-pilot-member table:name="AJUR - 641100" table:display="true" table:show-details="true"/>
                <table:data-pilot-member table:name="AJUR - 645100" table:display="true" table:show-details="true"/>
                <table:data-pilot-member table:name="AJUR - 645200" table:display="true" table:show-details="true"/>
                <table:data-pilot-member table:name="AJUR - 645300" table:display="true" table:show-details="true"/>
                <table:data-pilot-member table:name="AJUR - 645350" table:display="true" table:show-details="true"/>
                <table:data-pilot-member table:name="AJUR - 645400" table:display="true" table:show-details="true"/>
                <table:data-pilot-member table:name="AJUR - 645800" table:display="true" table:show-details="true"/>
                <table:data-pilot-member table:name="AJUR - 647600" table:display="true" table:show-details="true"/>
                <table:data-pilot-member table:name="AJUR - 741000" table:display="true" table:show-details="true"/>
                <table:data-pilot-member table:name="AJUR - 778800" table:display="true" table:show-details="true"/>
                <table:data-pilot-member table:name="BOUC - 607000" table:display="true" table:show-details="true"/>
                <table:data-pilot-member table:name="BOUC - 607100" table:display="true" table:show-details="true"/>
                <table:data-pilot-member table:name="BOUC - 611200" table:display="true" table:show-details="true"/>
                <table:data-pilot-member table:name="BOUC - 611300" table:display="true" table:show-details="true"/>
                <table:data-pilot-member table:name="BOUC - 615660" table:display="true" table:show-details="true"/>
                <table:data-pilot-member table:name="BOUC - 618000" table:display="true" table:show-details="true"/>
                <table:data-pilot-member table:name="BOUC - 624000" table:display="true" table:show-details="true"/>
                <table:data-pilot-member table:name="BOUC - 626100" table:display="true" table:show-details="true"/>
                <table:data-pilot-member table:name="BOUC - 631100" table:display="true" table:show-details="true"/>
                <table:data-pilot-member table:name="BOUC - 641100" table:display="true" table:show-details="true"/>
                <table:data-pilot-member table:name="BOUC - 645100" table:display="true" table:show-details="true"/>
                <table:data-pilot-member table:name="BOUC - 645200" table:display="true" table:show-details="true"/>
                <table:data-pilot-member table:name="BOUC - 645300" table:display="true" table:show-details="true"/>
                <table:data-pilot-member table:name="BOUC - 645350" table:display="true" table:show-details="true"/>
                <table:data-pilot-member table:name="BOUC - 645400" table:display="true" table:show-details="true"/>
                <table:data-pilot-member table:name="BOUC - 647600" table:display="true" table:show-details="true"/>
                <table:data-pilot-member table:name="BOUC - 658110" table:display="true" table:show-details="true"/>
                <table:data-pilot-member table:name="BOUC - 701140" table:display="true" table:show-details="true"/>
                <table:data-pilot-member table:name="BOUC - 701200" table:display="true" table:show-details="true"/>
                <table:data-pilot-member table:name="BOUC - 701500" table:display="true" table:show-details="true"/>
                <table:data-pilot-member table:name="BOUC - 707100" table:display="true" table:show-details="true"/>
                <table:data-pilot-member table:name="BOUC - 707200" table:display="true" table:show-details="true"/>
                <table:data-pilot-member table:name="BOUC - 707300" table:display="true" table:show-details="true"/>
                <table:data-pilot-member table:name="BOUC - 707500" table:display="true" table:show-details="true"/>
                <table:data-pilot-member table:name="BOUC - 707510" table:display="true" table:show-details="true"/>
                <table:data-pilot-member table:name="BOUC - 707600" table:display="true" table:show-details="true"/>
                <table:data-pilot-member table:name="BOUC - 707610" table:display="true" table:show-details="true"/>
                <table:data-pilot-member table:name="BOUC - 707620" table:display="true" table:show-details="true"/>
                <table:data-pilot-member table:name="BOUC - 707630" table:display="true" table:show-details="true"/>
                <table:data-pilot-member table:name="BOUC - 707640" table:display="true" table:show-details="true"/>
                <table:data-pilot-member table:name="BOUC - 707650" table:display="true" table:show-details="true"/>
                <table:data-pilot-member table:name="BOUC - 707800" table:display="true" table:show-details="true"/>
                <table:data-pilot-member table:name="BOUC - 758110" table:display="true" table:show-details="true"/>
                <table:data-pilot-member table:name="BOUC - 758400" table:display="true" table:show-details="true"/>
                <table:data-pilot-member table:name="BOUC - 772000" table:display="true" table:show-details="true"/>
                <table:data-pilot-member table:name="BOUF - 603700" table:display="true" table:show-details="true"/>
                <table:data-pilot-member table:name="BOUF - 606400" table:display="true" table:show-details="true"/>
                <table:data-pilot-member table:name="BOUF - 611100" table:display="true" table:show-details="true"/>
                <table:data-pilot-member table:name="BOUF - 611200" table:display="true" table:show-details="true"/>
                <table:data-pilot-member table:name="BOUF - 611300" table:display="true" table:show-details="true"/>
                <table:data-pilot-member table:name="BOUF - 613500" table:display="true" table:show-details="true"/>
                <table:data-pilot-member table:name="BOUF - 614000" table:display="true" table:show-details="true"/>
                <table:data-pilot-member table:name="BOUF - 624000" table:display="true" table:show-details="true"/>
                <table:data-pilot-member table:name="BOUF - 625700" table:display="true" table:show-details="true"/>
                <table:data-pilot-member table:name="BOUF - 626100" table:display="true" table:show-details="true"/>
                <table:data-pilot-member table:name="BOUF - 626120" table:display="true" table:show-details="true"/>
                <table:data-pilot-member table:name="BOUF - 627300" table:display="true" table:show-details="true"/>
                <table:data-pilot-member table:name="BOUF - 631100" table:display="true" table:show-details="true"/>
                <table:data-pilot-member table:name="BOUF - 641100" table:display="true" table:show-details="true"/>
                <table:data-pilot-member table:name="BOUF - 645100" table:display="true" table:show-details="true"/>
                <table:data-pilot-member table:name="BOUF - 645200" table:display="true" table:show-details="true"/>
                <table:data-pilot-member table:name="BOUF - 645300" table:display="true" table:show-details="true"/>
                <table:data-pilot-member table:name="BOUF - 645350" table:display="true" table:show-details="true"/>
                <table:data-pilot-member table:name="BOUF - 645400" table:display="true" table:show-details="true"/>
                <table:data-pilot-member table:name="BOUF - 645800" table:display="true" table:show-details="true"/>
                <table:data-pilot-member table:name="BOUF - 647600" table:display="true" table:show-details="true"/>
                <table:data-pilot-member table:name="BOUF - 701200" table:display="true" table:show-details="true"/>
                <table:data-pilot-member table:name="BOUF - 758110" table:display="true" table:show-details="true"/>
                <table:data-pilot-member table:name="BOUF - 758400" table:display="true" table:show-details="true"/>
                <table:data-pilot-member table:name="BOUF - 758800" table:display="true" table:show-details="true"/>
                <table:data-pilot-member table:name="BOUF - 781700" table:display="true" table:show-details="true"/>
                <table:data-pilot-member table:name="BOUG - 701200" table:display="true" table:show-details="true"/>
                <table:data-pilot-member table:name="BOUMM - 607000" table:display="true" table:show-details="true"/>
                <table:data-pilot-member table:name="BOUMM - 707510" table:display="true" table:show-details="true"/>
                <table:data-pilot-member table:name="BOUMM - 707600" table:display="true" table:show-details="true"/>
                <table:data-pilot-member table:name="BOUMM - 707610" table:display="true" table:show-details="true"/>
                <table:data-pilot-member table:name="BOUMM - 707620" table:display="true" table:show-details="true"/>
                <table:data-pilot-member table:name="BOUMM - 707630" table:display="true" table:show-details="true"/>
                <table:data-pilot-member table:name="BOUMM - 707640" table:display="true" table:show-details="true"/>
                <table:data-pilot-member table:name="BOUMM - 707800" table:display="true" table:show-details="true"/>
                <table:data-pilot-member table:name="DIV - 701200" table:display="true" table:show-details="true"/>
                <table:data-pilot-member table:name="DIV - 708000" table:display="true" table:show-details="true"/>
                <table:data-pilot-member table:name="DIV - 758840" table:display="true" table:show-details="true"/>
                <table:data-pilot-member table:name="DIV - 791200" table:display="true" table:show-details="true"/>
                <table:data-pilot-member table:name="DONS - 627300" table:display="true" table:show-details="true"/>
                <table:data-pilot-member table:name="DONS - 758010" table:display="true" table:show-details="true"/>
                <table:data-pilot-member table:name="DONS - 758020" table:display="true" table:show-details="true"/>
                <table:data-pilot-member table:name="DONS - 758030" table:display="true" table:show-details="true"/>
                <table:data-pilot-member table:name="DONS - 758070" table:display="true" table:show-details="true"/>
                <table:data-pilot-member table:name="ETP - 758010" table:display="true" table:show-details="true"/>
                <table:data-pilot-member table:name="FONAG - 606300" table:display="true" table:show-details="true"/>
                <table:data-pilot-member table:name="FONAG - 606400" table:display="true" table:show-details="true"/>
                <table:data-pilot-member table:name="FONAG - 611100" table:display="true" table:show-details="true"/>
                <table:data-pilot-member table:name="FONAG - 611200" table:display="true" table:show-details="true"/>
                <table:data-pilot-member table:name="FONAG - 611210" table:display="true" table:show-details="true"/>
                <table:data-pilot-member table:name="FONAG - 611300" table:display="true" table:show-details="true"/>
                <table:data-pilot-member table:name="FONAG - 618510" table:display="true" table:show-details="true"/>
                <table:data-pilot-member table:name="FONAG - 618520" table:display="true" table:show-details="true"/>
                <table:data-pilot-member table:name="FONAG - 625000" table:display="true" table:show-details="true"/>
                <table:data-pilot-member table:name="FONAG - 625100" table:display="true" table:show-details="true"/>
                <table:data-pilot-member table:name="FONAG - 625200" table:display="true" table:show-details="true"/>
                <table:data-pilot-member table:name="FONAG - 626100" table:display="true" table:show-details="true"/>
                <table:data-pilot-member table:name="FONAG - 631100" table:display="true" table:show-details="true"/>
                <table:data-pilot-member table:name="FONAG - 641100" table:display="true" table:show-details="true"/>
                <table:data-pilot-member table:name="FONAG - 645100" table:display="true" table:show-details="true"/>
                <table:data-pilot-member table:name="FONAG - 645200" table:display="true" table:show-details="true"/>
                <table:data-pilot-member table:name="FONAG - 645300" table:display="true" table:show-details="true"/>
                <table:data-pilot-member table:name="FONAG - 645350" table:display="true" table:show-details="true"/>
                <table:data-pilot-member table:name="FONAG - 645400" table:display="true" table:show-details="true"/>
                <table:data-pilot-member table:name="FONAG - 645800" table:display="true" table:show-details="true"/>
                <table:data-pilot-member table:name="FONAG - 647600" table:display="true" table:show-details="true"/>
                <table:data-pilot-member table:name="FONAG - 758100" table:display="true" table:show-details="true"/>
                <table:data-pilot-member table:name="FONC - 606450" table:display="true" table:show-details="true"/>
                <table:data-pilot-member table:name="FONC - 611000" table:display="true" table:show-details="true"/>
                <table:data-pilot-member table:name="FONC - 618200" table:display="true" table:show-details="true"/>
                <table:data-pilot-member table:name="FONC - 623000" table:display="true" table:show-details="true"/>
                <table:data-pilot-member table:name="FONC - 625000" table:display="true" table:show-details="true"/>
                <table:data-pilot-member table:name="FONC - 625100" table:display="true" table:show-details="true"/>
                <table:data-pilot-member table:name="FONC - 626200" table:display="true" table:show-details="true"/>
                <table:data-pilot-member table:name="FONC - 627000" table:display="true" table:show-details="true"/>
                <table:data-pilot-member table:name="FONC - 628200" table:display="true" table:show-details="true"/>
                <table:data-pilot-member table:name="FONC - 631100" table:display="true" table:show-details="true"/>
                <table:data-pilot-member table:name="FONC - 633310" table:display="true" table:show-details="true"/>
                <table:data-pilot-member table:name="FONC - 641100" table:display="true" table:show-details="true"/>
                <table:data-pilot-member table:name="FONC - 645100" table:display="true" table:show-details="true"/>
                <table:data-pilot-member table:name="FONC - 645200" table:display="true" table:show-details="true"/>
                <table:data-pilot-member table:name="FONC - 645300" table:display="true" table:show-details="true"/>
                <table:data-pilot-member table:name="FONC - 645350" table:display="true" table:show-details="true"/>
                <table:data-pilot-member table:name="FONC - 645400" table:display="true" table:show-details="true"/>
                <table:data-pilot-member table:name="FONC - 645800" table:display="true" table:show-details="true"/>
                <table:data-pilot-member table:name="FONC - 647600" table:display="true" table:show-details="true"/>
                <table:data-pilot-member table:name="FONC - 741000" table:display="true" table:show-details="true"/>
                <table:data-pilot-member table:name="FONCA - 606400" table:display="true" table:show-details="true"/>
                <table:data-pilot-member table:name="FONCA - 613200" table:display="true" table:show-details="true"/>
                <table:data-pilot-member table:name="FONCA - 618520" table:display="true" table:show-details="true"/>
                <table:data-pilot-member table:name="FONCA - 622610" table:display="true" table:show-details="true"/>
                <table:data-pilot-member table:name="FONCA - 625000" table:display="true" table:show-details="true"/>
                <table:data-pilot-member table:name="FONCA - 625100" table:display="true" table:show-details="true"/>
                <table:data-pilot-member table:name="FONCA - 625700" table:display="true" table:show-details="true"/>
                <table:data-pilot-member table:name="FONCA - 625710" table:display="true" table:show-details="true"/>
                <table:data-pilot-member table:name="FONCA - 626200" table:display="true" table:show-details="true"/>
                <table:data-pilot-member table:name="FONCA - 631100" table:display="true" table:show-details="true"/>
                <table:data-pilot-member table:name="FONCA - 641100" table:display="true" table:show-details="true"/>
                <table:data-pilot-member table:name="FONCA - 645100" table:display="true" table:show-details="true"/>
                <table:data-pilot-member table:name="FONCA - 645200" table:display="true" table:show-details="true"/>
                <table:data-pilot-member table:name="FONCA - 645300" table:display="true" table:show-details="true"/>
                <table:data-pilot-member table:name="FONCA - 645350" table:display="true" table:show-details="true"/>
                <table:data-pilot-member table:name="FONCA - 645400" table:display="true" table:show-details="true"/>
                <table:data-pilot-member table:name="FONCA - 647600" table:display="true" table:show-details="true"/>
                <table:data-pilot-member table:name="FONCA - 758010" table:display="true" table:show-details="true"/>
                <table:data-pilot-member table:name="FONG - 606110" table:display="true" table:show-details="true"/>
                <table:data-pilot-member table:name="FONG - 606300" table:display="true" table:show-details="true"/>
                <table:data-pilot-member table:name="FONG - 606400" table:display="true" table:show-details="true"/>
                <table:data-pilot-member table:name="FONG - 606450" table:display="true" table:show-details="true"/>
                <table:data-pilot-member table:name="FONG - 609700" table:display="true" table:show-details="true"/>
                <table:data-pilot-member table:name="FONG - 611000" table:display="true" table:show-details="true"/>
                <table:data-pilot-member table:name="FONG - 611100" table:display="true" table:show-details="true"/>
                <table:data-pilot-member table:name="FONG - 611200" table:display="true" table:show-details="true"/>
                <table:data-pilot-member table:name="FONG - 611210" table:display="true" table:show-details="true"/>
                <table:data-pilot-member table:name="FONG - 611300" table:display="true" table:show-details="true"/>
                <table:data-pilot-member table:name="FONG - 613200" table:display="true" table:show-details="true"/>
                <table:data-pilot-member table:name="FONG - 613220" table:display="true" table:show-details="true"/>
                <table:data-pilot-member table:name="FONG - 613230" table:display="true" table:show-details="true"/>
                <table:data-pilot-member table:name="FONG - 613500" table:display="true" table:show-details="true"/>
                <table:data-pilot-member table:name="FONG - 613510" table:display="true" table:show-details="true"/>
                <table:data-pilot-member table:name="FONG - 614000" table:display="true" table:show-details="true"/>
                <table:data-pilot-member table:name="FONG - 615200" table:display="true" table:show-details="true"/>
                <table:data-pilot-member table:name="FONG - 615500" table:display="true" table:show-details="true"/>
                <table:data-pilot-member table:name="FONG - 615660" table:display="true" table:show-details="true"/>
                <table:data-pilot-member table:name="FONG - 616000" table:display="true" table:show-details="true"/>
                <table:data-pilot-member table:name="FONG - 618000" table:display="true" table:show-details="true"/>
                <table:data-pilot-member table:name="FONG - 618200" table:display="true" table:show-details="true"/>
                <table:data-pilot-member table:name="FONG - 622600" table:display="true" table:show-details="true"/>
                <table:data-pilot-member table:name="FONG - 622610" table:display="true" table:show-details="true"/>
                <table:data-pilot-member table:name="FONG - 622620" table:display="true" table:show-details="true"/>
                <table:data-pilot-member table:name="FONG - 625000" table:display="true" table:show-details="true"/>
                <table:data-pilot-member table:name="FONG - 625100" table:display="true" table:show-details="true"/>
                <table:data-pilot-member table:name="FONG - 625200" table:display="true" table:show-details="true"/>
                <table:data-pilot-member table:name="FONG - 625700" table:display="true" table:show-details="true"/>
                <table:data-pilot-member table:name="FONG - 626100" table:display="true" table:show-details="true"/>
                <table:data-pilot-member table:name="FONG - 626200" table:display="true" table:show-details="true"/>
                <table:data-pilot-member table:name="FONG - 626210" table:display="true" table:show-details="true"/>
                <table:data-pilot-member table:name="FONG - 626220" table:display="true" table:show-details="true"/>
                <table:data-pilot-member table:name="FONG - 627000" table:display="true" table:show-details="true"/>
                <table:data-pilot-member table:name="FONG - 627100" table:display="true" table:show-details="true"/>
                <table:data-pilot-member table:name="FONG - 628200" table:display="true" table:show-details="true"/>
                <table:data-pilot-member table:name="FONG - 631100" table:display="true" table:show-details="true"/>
                <table:data-pilot-member table:name="FONG - 631200" table:display="true" table:show-details="true"/>
                <table:data-pilot-member table:name="FONG - 633300" table:display="true" table:show-details="true"/>
                <table:data-pilot-member table:name="FONG - 633350" table:display="true" table:show-details="true"/>
                <table:data-pilot-member table:name="FONG - 641100" table:display="true" table:show-details="true"/>
                <table:data-pilot-member table:name="FONG - 641200" table:display="true" table:show-details="true"/>
                <table:data-pilot-member table:name="FONG - 641300" table:display="true" table:show-details="true"/>
                <table:data-pilot-member table:name="FONG - 645100" table:display="true" table:show-details="true"/>
                <table:data-pilot-member table:name="FONG - 645200" table:display="true" table:show-details="true"/>
                <table:data-pilot-member table:name="FONG - 645300" table:display="true" table:show-details="true"/>
                <table:data-pilot-member table:name="FONG - 645350" table:display="true" table:show-details="true"/>
                <table:data-pilot-member table:name="FONG - 645400" table:display="true" table:show-details="true"/>
                <table:data-pilot-member table:name="FONG - 645800" table:display="true" table:show-details="true"/>
                <table:data-pilot-member table:name="FONG - 645820" table:display="true" table:show-details="true"/>
                <table:data-pilot-member table:name="FONG - 647500" table:display="true" table:show-details="true"/>
                <table:data-pilot-member table:name="FONG - 647600" table:display="true" table:show-details="true"/>
                <table:data-pilot-member table:name="FONG - 647650" table:display="true" table:show-details="true"/>
                <table:data-pilot-member table:name="FONG - 651220" table:display="true" table:show-details="true"/>
                <table:data-pilot-member table:name="FONG - 657100" table:display="true" table:show-details="true"/>
                <table:data-pilot-member table:name="FONG - 658000" table:display="true" table:show-details="true"/>
                <table:data-pilot-member table:name="FONG - 661600" table:display="true" table:show-details="true"/>
                <table:data-pilot-member table:name="FONG - 678800" table:display="true" table:show-details="true"/>
                <table:data-pilot-member table:name="FONG - 758040" table:display="true" table:show-details="true"/>
                <table:data-pilot-member table:name="FONG - 758110" table:display="true" table:show-details="true"/>
                <table:data-pilot-member table:name="FONG - 758800" table:display="true" table:show-details="true"/>
                <table:data-pilot-member table:name="FONG - 764000" table:display="true" table:show-details="true"/>
                <table:data-pilot-member table:name="FONG - 791100" table:display="true" table:show-details="true"/>
                <table:data-pilot-member table:name="FONG - 791200" table:display="true" table:show-details="true"/>
                <table:data-pilot-member table:name="FONGROU - 605000" table:display="true" table:show-details="true"/>
                <table:data-pilot-member table:name="FONGROU - 611100" table:display="true" table:show-details="true"/>
                <table:data-pilot-member table:name="FONGROU - 611200" table:display="true" table:show-details="true"/>
                <table:data-pilot-member table:name="FONGROU - 613200" table:display="true" table:show-details="true"/>
                <table:data-pilot-member table:name="FONGROU - 623800" table:display="true" table:show-details="true"/>
                <table:data-pilot-member table:name="FONGROU - 625000" table:display="true" table:show-details="true"/>
                <table:data-pilot-member table:name="FONGROU - 626100" table:display="true" table:show-details="true"/>
                <table:data-pilot-member table:name="FONGROU - 626200" table:display="true" table:show-details="true"/>
                <table:data-pilot-member table:name="FONGROU - 631100" table:display="true" table:show-details="true"/>
                <table:data-pilot-member table:name="FONGROU - 641100" table:display="true" table:show-details="true"/>
                <table:data-pilot-member table:name="FONGROU - 645100" table:display="true" table:show-details="true"/>
                <table:data-pilot-member table:name="FONGROU - 645200" table:display="true" table:show-details="true"/>
                <table:data-pilot-member table:name="FONGROU - 645300" table:display="true" table:show-details="true"/>
                <table:data-pilot-member table:name="FONGROU - 645350" table:display="true" table:show-details="true"/>
                <table:data-pilot-member table:name="FONGROU - 645400" table:display="true" table:show-details="true"/>
                <table:data-pilot-member table:name="FONGROU - 645800" table:display="true" table:show-details="true"/>
                <table:data-pilot-member table:name="FONGROU - 647600" table:display="true" table:show-details="true"/>
                <table:data-pilot-member table:name="FONGROU - 657100" table:display="true" table:show-details="true"/>
                <table:data-pilot-member table:name="FONGROU - 657210" table:display="true" table:show-details="true"/>
                <table:data-pilot-member table:name="FONGROU - 756200" table:display="true" table:show-details="true"/>
                <table:data-pilot-member table:name="FONGROU - 772000" table:display="true" table:show-details="true"/>
                <table:data-pilot-member table:name="FONLFDS - 611100" table:display="true" table:show-details="true"/>
                <table:data-pilot-member table:name="FONLFDS - 611200" table:display="true" table:show-details="true"/>
                <table:data-pilot-member table:name="FONLFDS - 611300" table:display="true" table:show-details="true"/>
                <table:data-pilot-member table:name="FONLFDS - 618000" table:display="true" table:show-details="true"/>
                <table:data-pilot-member table:name="FONLFDS - 625000" table:display="true" table:show-details="true"/>
                <table:data-pilot-member table:name="FONLFDS - 625200" table:display="true" table:show-details="true"/>
                <table:data-pilot-member table:name="FONLFDS - 626100" table:display="true" table:show-details="true"/>
                <table:data-pilot-member table:name="FONLFDS - 626220" table:display="true" table:show-details="true"/>
                <table:data-pilot-member table:name="FONLFDS - 627000" table:display="true" table:show-details="true"/>
                <table:data-pilot-member table:name="FONLFDS - 627100" table:display="true" table:show-details="true"/>
                <table:data-pilot-member table:name="FONLFDS - 627300" table:display="true" table:show-details="true"/>
                <table:data-pilot-member table:name="FONLFDS - 628200" table:display="true" table:show-details="true"/>
                <table:data-pilot-member table:name="FONLFDS - 631100" table:display="true" table:show-details="true"/>
                <table:data-pilot-member table:name="FONLFDS - 633310" table:display="true" table:show-details="true"/>
                <table:data-pilot-member table:name="FONLFDS - 641100" table:display="true" table:show-details="true"/>
                <table:data-pilot-member table:name="FONLFDS - 645100" table:display="true" table:show-details="true"/>
                <table:data-pilot-member table:name="FONLFDS - 645200" table:display="true" table:show-details="true"/>
                <table:data-pilot-member table:name="FONLFDS - 645300" table:display="true" table:show-details="true"/>
                <table:data-pilot-member table:name="FONLFDS - 645350" table:display="true" table:show-details="true"/>
                <table:data-pilot-member table:name="FONLFDS - 645400" table:display="true" table:show-details="true"/>
                <table:data-pilot-member table:name="FONLFDS - 645800" table:display="true" table:show-details="true"/>
                <table:data-pilot-member table:name="FONLFDS - 647600" table:display="true" table:show-details="true"/>
                <table:data-pilot-member table:name="FONLFDS - 661000" table:display="true" table:show-details="true"/>
                <table:data-pilot-member table:name="FONLFDS - 758050" table:display="true" table:show-details="true"/>
                <table:data-pilot-member table:name="FONMED - 625000" table:display="true" table:show-details="true"/>
                <table:data-pilot-member table:name="FONMED - 625200" table:display="true" table:show-details="true"/>
                <table:data-pilot-member table:name="FONREF - 625000" table:display="true" table:show-details="true"/>
                <table:data-pilot-member table:name="FONREF - 625100" table:display="true" table:show-details="true"/>
                <table:data-pilot-member table:name="FONREF - 625200" table:display="true" table:show-details="true"/>
                <table:data-pilot-member table:name="FONSTRA - 606300" table:display="true" table:show-details="true"/>
                <table:data-pilot-member table:name="FONSTRA - 606400" table:display="true" table:show-details="true"/>
                <table:data-pilot-member table:name="FONSTRA - 625000" table:display="true" table:show-details="true"/>
                <table:data-pilot-member table:name="FONSTRA - 625100" table:display="true" table:show-details="true"/>
                <table:data-pilot-member table:name="FONSTRA - 625200" table:display="true" table:show-details="true"/>
                <table:data-pilot-member table:name="FONSTRA - 625300" table:display="true" table:show-details="true"/>
                <table:data-pilot-member table:name="LIV - 607100" table:display="true" table:show-details="true"/>
                <table:data-pilot-member table:name="LIV - 707500" table:display="true" table:show-details="true"/>
                <table:data-pilot-member table:name="LIV - 707510" table:display="true" table:show-details="true"/>
                <table:data-pilot-member table:name="MAT - 707610" table:display="true" table:show-details="true"/>
                <table:data-pilot-member table:name="MAT - 707620" table:display="true" table:show-details="true"/>
                <table:data-pilot-member table:name="MAT - 707MAT" table:display="true" table:show-details="true"/>
                <table:data-pilot-member table:name="MAT - 758110" table:display="true" table:show-details="true"/>
                <table:data-pilot-member table:name="REVUE - 606400" table:display="true" table:show-details="true"/>
                <table:data-pilot-member table:name="REVUE - 606450" table:display="true" table:show-details="true"/>
                <table:data-pilot-member table:name="REVUE - 611100" table:display="true" table:show-details="true"/>
                <table:data-pilot-member table:name="REVUE - 611200" table:display="true" table:show-details="true"/>
                <table:data-pilot-member table:name="REVUE - 611300" table:display="true" table:show-details="true"/>
                <table:data-pilot-member table:name="REVUE - 618200" table:display="true" table:show-details="true"/>
                <table:data-pilot-member table:name="REVUE - 625000" table:display="true" table:show-details="true"/>
                <table:data-pilot-member table:name="REVUE - 626100" table:display="true" table:show-details="true"/>
                <table:data-pilot-member table:name="REVUE - 626120" table:display="true" table:show-details="true"/>
                <table:data-pilot-member table:name="REVUE - 631100" table:display="true" table:show-details="true"/>
                <table:data-pilot-member table:name="REVUE - 641100" table:display="true" table:show-details="true"/>
                <table:data-pilot-member table:name="REVUE - 645100" table:display="true" table:show-details="true"/>
                <table:data-pilot-member table:name="REVUE - 645200" table:display="true" table:show-details="true"/>
                <table:data-pilot-member table:name="REVUE - 645300" table:display="true" table:show-details="true"/>
                <table:data-pilot-member table:name="REVUE - 645350" table:display="true" table:show-details="true"/>
                <table:data-pilot-member table:name="REVUE - 645400" table:display="true" table:show-details="true"/>
                <table:data-pilot-member table:name="REVUE - 645800" table:display="true" table:show-details="true"/>
                <table:data-pilot-member table:name="REVUE - 647600" table:display="true" table:show-details="true"/>
                <table:data-pilot-member table:name="REVUE - 701010" table:display="true" table:show-details="true"/>
                <table:data-pilot-member table:name="REVUE - 701110" table:display="true" table:show-details="true"/>
                <table:data-pilot-member table:name="REVUE - 7011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xercicec" table:orientation="column" table:used-hierarchy="0" table:function="auto">
            <table:data-pilot-level table:show-empty="false">
              <table:data-pilot-members>
                <table:data-pilot-member table:name="2013-2014" table:display="false" table:show-details="true"/>
                <table:data-pilot-member table:name="2014-20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nnee" table:orientation="column" table:used-hierarchy="0" table:function="auto">
            <table:data-pilot-level table:show-empty="false">
              <table:data-pilot-members>
                <table:data-pilot-member table:name="2013" table:display="true" table:show-details="true"/>
                <table:data-pilot-member table:name="201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is" table:orientation="column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debit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6" table:display="true" table:show-details="true"/>
                <table:data-pilot-member table:name="0.14" table:display="true" table:show-details="true"/>
                <table:data-pilot-member table:name="0.24" table:display="true" table:show-details="true"/>
                <table:data-pilot-member table:name="0.33" table:display="true" table:show-details="true"/>
                <table:data-pilot-member table:name="0.4" table:display="true" table:show-details="true"/>
                <table:data-pilot-member table:name="0.48" table:display="true" table:show-details="true"/>
                <table:data-pilot-member table:name="0.5" table:display="true" table:show-details="true"/>
                <table:data-pilot-member table:name="0.54" table:display="true" table:show-details="true"/>
                <table:data-pilot-member table:name="0.59" table:display="true" table:show-details="true"/>
                <table:data-pilot-member table:name="0.79" table:display="true" table:show-details="true"/>
                <table:data-pilot-member table:name="0.99" table:display="true" table:show-details="true"/>
                <table:data-pilot-member table:name="1.08" table:display="true" table:show-details="true"/>
                <table:data-pilot-member table:name="1.09" table:display="true" table:show-details="true"/>
                <table:data-pilot-member table:name="1.17" table:display="true" table:show-details="true"/>
                <table:data-pilot-member table:name="1.18" table:display="true" table:show-details="true"/>
                <table:data-pilot-member table:name="1.5" table:display="true" table:show-details="true"/>
                <table:data-pilot-member table:name="1.57" table:display="true" table:show-details="true"/>
                <table:data-pilot-member table:name="1.63" table:display="true" table:show-details="true"/>
                <table:data-pilot-member table:name="1.64" table:display="true" table:show-details="true"/>
                <table:data-pilot-member table:name="1.67" table:display="true" table:show-details="true"/>
                <table:data-pilot-member table:name="1.7" table:display="true" table:show-details="true"/>
                <table:data-pilot-member table:name="1.72" table:display="true" table:show-details="true"/>
                <table:data-pilot-member table:name="1.75" table:display="true" table:show-details="true"/>
                <table:data-pilot-member table:name="1.8" table:display="true" table:show-details="true"/>
                <table:data-pilot-member table:name="1.9" table:display="true" table:show-details="true"/>
                <table:data-pilot-member table:name="1.95" table:display="true" table:show-details="true"/>
                <table:data-pilot-member table:name="1.96" table:display="true" table:show-details="true"/>
                <table:data-pilot-member table:name="2" table:display="true" table:show-details="true"/>
                <table:data-pilot-member table:name="2.29" table:display="true" table:show-details="true"/>
                <table:data-pilot-member table:name="2.39" table:display="true" table:show-details="true"/>
                <table:data-pilot-member table:name="2.52" table:display="true" table:show-details="true"/>
                <table:data-pilot-member table:name="2.73" table:display="true" table:show-details="true"/>
                <table:data-pilot-member table:name="2.8" table:display="true" table:show-details="true"/>
                <table:data-pilot-member table:name="2.86" table:display="true" table:show-details="true"/>
                <table:data-pilot-member table:name="2.92" table:display="true" table:show-details="true"/>
                <table:data-pilot-member table:name="2.95" table:display="true" table:show-details="true"/>
                <table:data-pilot-member table:name="3" table:display="true" table:show-details="true"/>
                <table:data-pilot-member table:name="3.19" table:display="true" table:show-details="true"/>
                <table:data-pilot-member table:name="3.33" table:display="true" table:show-details="true"/>
                <table:data-pilot-member table:name="3.4" table:display="true" table:show-details="true"/>
                <table:data-pilot-member table:name="3.47" table:display="true" table:show-details="true"/>
                <table:data-pilot-member table:name="3.52" table:display="true" table:show-details="true"/>
                <table:data-pilot-member table:name="3.56" table:display="true" table:show-details="true"/>
                <table:data-pilot-member table:name="3.72" table:display="true" table:show-details="true"/>
                <table:data-pilot-member table:name="3.73" table:display="true" table:show-details="true"/>
                <table:data-pilot-member table:name="3.77" table:display="true" table:show-details="true"/>
                <table:data-pilot-member table:name="3.81" table:display="true" table:show-details="true"/>
                <table:data-pilot-member table:name="3.87" table:display="true" table:show-details="true"/>
                <table:data-pilot-member table:name="4" table:display="true" table:show-details="true"/>
                <table:data-pilot-member table:name="4.1" table:display="true" table:show-details="true"/>
                <table:data-pilot-member table:name="4.18" table:display="true" table:show-details="true"/>
                <table:data-pilot-member table:name="4.2" table:display="true" table:show-details="true"/>
                <table:data-pilot-member table:name="4.23" table:display="true" table:show-details="true"/>
                <table:data-pilot-member table:name="4.31" table:display="true" table:show-details="true"/>
                <table:data-pilot-member table:name="4.33" table:display="true" table:show-details="true"/>
                <table:data-pilot-member table:name="4.35" table:display="true" table:show-details="true"/>
                <table:data-pilot-member table:name="4.37" table:display="true" table:show-details="true"/>
                <table:data-pilot-member table:name="4.44" table:display="true" table:show-details="true"/>
                <table:data-pilot-member table:name="4.55" table:display="true" table:show-details="true"/>
                <table:data-pilot-member table:name="4.77" table:display="true" table:show-details="true"/>
                <table:data-pilot-member table:name="4.92" table:display="true" table:show-details="true"/>
                <table:data-pilot-member table:name="5.08" table:display="true" table:show-details="true"/>
                <table:data-pilot-member table:name="5.25" table:display="true" table:show-details="true"/>
                <table:data-pilot-member table:name="5.4" table:display="true" table:show-details="true"/>
                <table:data-pilot-member table:name="5.42" table:display="true" table:show-details="true"/>
                <table:data-pilot-member table:name="5.59" table:display="true" table:show-details="true"/>
                <table:data-pilot-member table:name="5.69" table:display="true" table:show-details="true"/>
                <table:data-pilot-member table:name="5.74" table:display="true" table:show-details="true"/>
                <table:data-pilot-member table:name="5.89" table:display="true" table:show-details="true"/>
                <table:data-pilot-member table:name="5.92" table:display="true" table:show-details="true"/>
                <table:data-pilot-member table:name="6.07" table:display="true" table:show-details="true"/>
                <table:data-pilot-member table:name="6.16" table:display="true" table:show-details="true"/>
                <table:data-pilot-member table:name="6.26" table:display="true" table:show-details="true"/>
                <table:data-pilot-member table:name="6.29" table:display="true" table:show-details="true"/>
                <table:data-pilot-member table:name="6.43" table:display="true" table:show-details="true"/>
                <table:data-pilot-member table:name="6.53" table:display="true" table:show-details="true"/>
                <table:data-pilot-member table:name="6.56" table:display="true" table:show-details="true"/>
                <table:data-pilot-member table:name="6.64" table:display="true" table:show-details="true"/>
                <table:data-pilot-member table:name="6.66" table:display="true" table:show-details="true"/>
                <table:data-pilot-member table:name="6.7" table:display="true" table:show-details="true"/>
                <table:data-pilot-member table:name="6.78" table:display="true" table:show-details="true"/>
                <table:data-pilot-member table:name="6.89" table:display="true" table:show-details="true"/>
                <table:data-pilot-member table:name="6.99" table:display="true" table:show-details="true"/>
                <table:data-pilot-member table:name="7.13" table:display="true" table:show-details="true"/>
                <table:data-pilot-member table:name="7.15" table:display="true" table:show-details="true"/>
                <table:data-pilot-member table:name="7.2" table:display="true" table:show-details="true"/>
                <table:data-pilot-member table:name="7.34" table:display="true" table:show-details="true"/>
                <table:data-pilot-member table:name="7.44" table:display="true" table:show-details="true"/>
                <table:data-pilot-member table:name="7.5" table:display="true" table:show-details="true"/>
                <table:data-pilot-member table:name="7.59" table:display="true" table:show-details="true"/>
                <table:data-pilot-member table:name="7.62" table:display="true" table:show-details="true"/>
                <table:data-pilot-member table:name="7.63" table:display="true" table:show-details="true"/>
                <table:data-pilot-member table:name="7.72" table:display="true" table:show-details="true"/>
                <table:data-pilot-member table:name="7.9" table:display="true" table:show-details="true"/>
                <table:data-pilot-member table:name="7.92" table:display="true" table:show-details="true"/>
                <table:data-pilot-member table:name="7.99" table:display="true" table:show-details="true"/>
                <table:data-pilot-member table:name="8.16" table:display="true" table:show-details="true"/>
                <table:data-pilot-member table:name="8.23" table:display="true" table:show-details="true"/>
                <table:data-pilot-member table:name="8.27" table:display="true" table:show-details="true"/>
                <table:data-pilot-member table:name="8.3" table:display="true" table:show-details="true"/>
                <table:data-pilot-member table:name="8.33" table:display="true" table:show-details="true"/>
                <table:data-pilot-member table:name="8.34" table:display="true" table:show-details="true"/>
                <table:data-pilot-member table:name="8.35" table:display="true" table:show-details="true"/>
                <table:data-pilot-member table:name="8.6" table:display="true" table:show-details="true"/>
                <table:data-pilot-member table:name="8.68" table:display="true" table:show-details="true"/>
                <table:data-pilot-member table:name="9" table:display="true" table:show-details="true"/>
                <table:data-pilot-member table:name="9.04" table:display="true" table:show-details="true"/>
                <table:data-pilot-member table:name="9.07" table:display="true" table:show-details="true"/>
                <table:data-pilot-member table:name="9.14" table:display="true" table:show-details="true"/>
                <table:data-pilot-member table:name="9.31" table:display="true" table:show-details="true"/>
                <table:data-pilot-member table:name="9.41" table:display="true" table:show-details="true"/>
                <table:data-pilot-member table:name="9.44" table:display="true" table:show-details="true"/>
                <table:data-pilot-member table:name="9.66" table:display="true" table:show-details="true"/>
                <table:data-pilot-member table:name="10" table:display="true" table:show-details="true"/>
                <table:data-pilot-member table:name="10.11" table:display="true" table:show-details="true"/>
                <table:data-pilot-member table:name="10.14" table:display="true" table:show-details="true"/>
                <table:data-pilot-member table:name="10.33" table:display="true" table:show-details="true"/>
                <table:data-pilot-member table:name="10.56" table:display="true" table:show-details="true"/>
                <table:data-pilot-member table:name="10.76" table:display="true" table:show-details="true"/>
                <table:data-pilot-member table:name="10.87" table:display="true" table:show-details="true"/>
                <table:data-pilot-member table:name="10.88" table:display="true" table:show-details="true"/>
                <table:data-pilot-member table:name="10.94" table:display="true" table:show-details="true"/>
                <table:data-pilot-member table:name="11" table:display="true" table:show-details="true"/>
                <table:data-pilot-member table:name="11.02" table:display="true" table:show-details="true"/>
                <table:data-pilot-member table:name="11.4" table:display="true" table:show-details="true"/>
                <table:data-pilot-member table:name="11.53" table:display="true" table:show-details="true"/>
                <table:data-pilot-member table:name="11.54" table:display="true" table:show-details="true"/>
                <table:data-pilot-member table:name="11.64" table:display="true" table:show-details="true"/>
                <table:data-pilot-member table:name="11.75" table:display="true" table:show-details="true"/>
                <table:data-pilot-member table:name="11.85" table:display="true" table:show-details="true"/>
                <table:data-pilot-member table:name="12" table:display="true" table:show-details="true"/>
                <table:data-pilot-member table:name="12.18" table:display="true" table:show-details="true"/>
                <table:data-pilot-member table:name="12.5" table:display="true" table:show-details="true"/>
                <table:data-pilot-member table:name="12.53" table:display="true" table:show-details="true"/>
                <table:data-pilot-member table:name="12.54" table:display="true" table:show-details="true"/>
                <table:data-pilot-member table:name="12.65" table:display="true" table:show-details="true"/>
                <table:data-pilot-member table:name="12.66" table:display="true" table:show-details="true"/>
                <table:data-pilot-member table:name="12.85" table:display="true" table:show-details="true"/>
                <table:data-pilot-member table:name="13.01" table:display="true" table:show-details="true"/>
                <table:data-pilot-member table:name="13.02" table:display="true" table:show-details="true"/>
                <table:data-pilot-member table:name="13.2" table:display="true" table:show-details="true"/>
                <table:data-pilot-member table:name="13.55" table:display="true" table:show-details="true"/>
                <table:data-pilot-member table:name="13.64" table:display="true" table:show-details="true"/>
                <table:data-pilot-member table:name="13.65" table:display="true" table:show-details="true"/>
                <table:data-pilot-member table:name="13.66" table:display="true" table:show-details="true"/>
                <table:data-pilot-member table:name="13.68" table:display="true" table:show-details="true"/>
                <table:data-pilot-member table:name="13.7" table:display="true" table:show-details="true"/>
                <table:data-pilot-member table:name="14" table:display="true" table:show-details="true"/>
                <table:data-pilot-member table:name="14.11" table:display="true" table:show-details="true"/>
                <table:data-pilot-member table:name="14.2" table:display="true" table:show-details="true"/>
                <table:data-pilot-member table:name="14.92" table:display="true" table:show-details="true"/>
                <table:data-pilot-member table:name="15" table:display="true" table:show-details="true"/>
                <table:data-pilot-member table:name="15.05" table:display="true" table:show-details="true"/>
                <table:data-pilot-member table:name="15.06" table:display="true" table:show-details="true"/>
                <table:data-pilot-member table:name="15.17" table:display="true" table:show-details="true"/>
                <table:data-pilot-member table:name="15.22" table:display="true" table:show-details="true"/>
                <table:data-pilot-member table:name="15.74" table:display="true" table:show-details="true"/>
                <table:data-pilot-member table:name="15.77" table:display="true" table:show-details="true"/>
                <table:data-pilot-member table:name="15.8" table:display="true" table:show-details="true"/>
                <table:data-pilot-member table:name="15.82" table:display="true" table:show-details="true"/>
                <table:data-pilot-member table:name="15.89" table:display="true" table:show-details="true"/>
                <table:data-pilot-member table:name="15.97" table:display="true" table:show-details="true"/>
                <table:data-pilot-member table:name="16.11" table:display="true" table:show-details="true"/>
                <table:data-pilot-member table:name="16.47" table:display="true" table:show-details="true"/>
                <table:data-pilot-member table:name="16.48" table:display="true" table:show-details="true"/>
                <table:data-pilot-member table:name="16.51" table:display="true" table:show-details="true"/>
                <table:data-pilot-member table:name="16.67" table:display="true" table:show-details="true"/>
                <table:data-pilot-member table:name="16.71" table:display="true" table:show-details="true"/>
                <table:data-pilot-member table:name="16.94" table:display="true" table:show-details="true"/>
                <table:data-pilot-member table:name="16.95" table:display="true" table:show-details="true"/>
                <table:data-pilot-member table:name="17.06" table:display="true" table:show-details="true"/>
                <table:data-pilot-member table:name="17.65" table:display="true" table:show-details="true"/>
                <table:data-pilot-member table:name="17.88" table:display="true" table:show-details="true"/>
                <table:data-pilot-member table:name="18" table:display="true" table:show-details="true"/>
                <table:data-pilot-member table:name="18.34" table:display="true" table:show-details="true"/>
                <table:data-pilot-member table:name="18.95" table:display="true" table:show-details="true"/>
                <table:data-pilot-member table:name="18.99" table:display="true" table:show-details="true"/>
                <table:data-pilot-member table:name="19" table:display="true" table:show-details="true"/>
                <table:data-pilot-member table:name="19.03" table:display="true" table:show-details="true"/>
                <table:data-pilot-member table:name="19.04" table:display="true" table:show-details="true"/>
                <table:data-pilot-member table:name="19.27" table:display="true" table:show-details="true"/>
                <table:data-pilot-member table:name="19.66" table:display="true" table:show-details="true"/>
                <table:data-pilot-member table:name="19.67" table:display="true" table:show-details="true"/>
                <table:data-pilot-member table:name="19.86" table:display="true" table:show-details="true"/>
                <table:data-pilot-member table:name="20" table:display="true" table:show-details="true"/>
                <table:data-pilot-member table:name="20.21" table:display="true" table:show-details="true"/>
                <table:data-pilot-member table:name="20.25" table:display="true" table:show-details="true"/>
                <table:data-pilot-member table:name="20.44" table:display="true" table:show-details="true"/>
                <table:data-pilot-member table:name="20.53" table:display="true" table:show-details="true"/>
                <table:data-pilot-member table:name="20.61" table:display="true" table:show-details="true"/>
                <table:data-pilot-member table:name="20.63" table:display="true" table:show-details="true"/>
                <table:data-pilot-member table:name="20.68" table:display="true" table:show-details="true"/>
                <table:data-pilot-member table:name="20.83" table:display="true" table:show-details="true"/>
                <table:data-pilot-member table:name="20.9" table:display="true" table:show-details="true"/>
                <table:data-pilot-member table:name="21.38" table:display="true" table:show-details="true"/>
                <table:data-pilot-member table:name="21.49" table:display="true" table:show-details="true"/>
                <table:data-pilot-member table:name="21.55" table:display="true" table:show-details="true"/>
                <table:data-pilot-member table:name="21.9" table:display="true" table:show-details="true"/>
                <table:data-pilot-member table:name="21.99" table:display="true" table:show-details="true"/>
                <table:data-pilot-member table:name="22.04" table:display="true" table:show-details="true"/>
                <table:data-pilot-member table:name="22.41" table:display="true" table:show-details="true"/>
                <table:data-pilot-member table:name="22.5" table:display="true" table:show-details="true"/>
                <table:data-pilot-member table:name="22.75" table:display="true" table:show-details="true"/>
                <table:data-pilot-member table:name="22.9" table:display="true" table:show-details="true"/>
                <table:data-pilot-member table:name="22.99" table:display="true" table:show-details="true"/>
                <table:data-pilot-member table:name="23" table:display="true" table:show-details="true"/>
                <table:data-pilot-member table:name="23.05" table:display="true" table:show-details="true"/>
                <table:data-pilot-member table:name="23.35" table:display="true" table:show-details="true"/>
                <table:data-pilot-member table:name="23.45" table:display="true" table:show-details="true"/>
                <table:data-pilot-member table:name="23.48" table:display="true" table:show-details="true"/>
                <table:data-pilot-member table:name="23.5" table:display="true" table:show-details="true"/>
                <table:data-pilot-member table:name="24.04" table:display="true" table:show-details="true"/>
                <table:data-pilot-member table:name="24.15" table:display="true" table:show-details="true"/>
                <table:data-pilot-member table:name="24.23" table:display="true" table:show-details="true"/>
                <table:data-pilot-member table:name="24.43" table:display="true" table:show-details="true"/>
                <table:data-pilot-member table:name="24.44" table:display="true" table:show-details="true"/>
                <table:data-pilot-member table:name="24.99" table:display="true" table:show-details="true"/>
                <table:data-pilot-member table:name="25" table:display="true" table:show-details="true"/>
                <table:data-pilot-member table:name="25.01" table:display="true" table:show-details="true"/>
                <table:data-pilot-member table:name="25.12" table:display="true" table:show-details="true"/>
                <table:data-pilot-member table:name="25.5" table:display="true" table:show-details="true"/>
                <table:data-pilot-member table:name="25.52" table:display="true" table:show-details="true"/>
                <table:data-pilot-member table:name="25.6" table:display="true" table:show-details="true"/>
                <table:data-pilot-member table:name="25.77" table:display="true" table:show-details="true"/>
                <table:data-pilot-member table:name="25.81" table:display="true" table:show-details="true"/>
                <table:data-pilot-member table:name="25.9" table:display="true" table:show-details="true"/>
                <table:data-pilot-member table:name="26.27" table:display="true" table:show-details="true"/>
                <table:data-pilot-member table:name="26.3" table:display="true" table:show-details="true"/>
                <table:data-pilot-member table:name="26.6" table:display="true" table:show-details="true"/>
                <table:data-pilot-member table:name="27" table:display="true" table:show-details="true"/>
                <table:data-pilot-member table:name="27.01" table:display="true" table:show-details="true"/>
                <table:data-pilot-member table:name="27.11" table:display="true" table:show-details="true"/>
                <table:data-pilot-member table:name="27.28" table:display="true" table:show-details="true"/>
                <table:data-pilot-member table:name="27.4" table:display="true" table:show-details="true"/>
                <table:data-pilot-member table:name="27.47" table:display="true" table:show-details="true"/>
                <table:data-pilot-member table:name="27.5" table:display="true" table:show-details="true"/>
                <table:data-pilot-member table:name="27.73" table:display="true" table:show-details="true"/>
                <table:data-pilot-member table:name="28.8" table:display="true" table:show-details="true"/>
                <table:data-pilot-member table:name="28.85" table:display="true" table:show-details="true"/>
                <table:data-pilot-member table:name="28.89" table:display="true" table:show-details="true"/>
                <table:data-pilot-member table:name="29.24" table:display="true" table:show-details="true"/>
                <table:data-pilot-member table:name="29.25" table:display="true" table:show-details="true"/>
                <table:data-pilot-member table:name="29.29" table:display="true" table:show-details="true"/>
                <table:data-pilot-member table:name="29.46" table:display="true" table:show-details="true"/>
                <table:data-pilot-member table:name="29.47" table:display="true" table:show-details="true"/>
                <table:data-pilot-member table:name="29.55" table:display="true" table:show-details="true"/>
                <table:data-pilot-member table:name="29.9" table:display="true" table:show-details="true"/>
                <table:data-pilot-member table:name="30" table:display="true" table:show-details="true"/>
                <table:data-pilot-member table:name="30.23" table:display="true" table:show-details="true"/>
                <table:data-pilot-member table:name="30.41" table:display="true" table:show-details="true"/>
                <table:data-pilot-member table:name="30.61" table:display="true" table:show-details="true"/>
                <table:data-pilot-member table:name="30.75" table:display="true" table:show-details="true"/>
                <table:data-pilot-member table:name="30.84" table:display="true" table:show-details="true"/>
                <table:data-pilot-member table:name="30.87" table:display="true" table:show-details="true"/>
                <table:data-pilot-member table:name="30.98" table:display="true" table:show-details="true"/>
                <table:data-pilot-member table:name="31.2" table:display="true" table:show-details="true"/>
                <table:data-pilot-member table:name="31.3" table:display="true" table:show-details="true"/>
                <table:data-pilot-member table:name="31.5" table:display="true" table:show-details="true"/>
                <table:data-pilot-member table:name="31.85" table:display="true" table:show-details="true"/>
                <table:data-pilot-member table:name="31.89" table:display="true" table:show-details="true"/>
                <table:data-pilot-member table:name="32" table:display="true" table:show-details="true"/>
                <table:data-pilot-member table:name="32.15" table:display="true" table:show-details="true"/>
                <table:data-pilot-member table:name="32.52" table:display="true" table:show-details="true"/>
                <table:data-pilot-member table:name="32.7" table:display="true" table:show-details="true"/>
                <table:data-pilot-member table:name="33.26" table:display="true" table:show-details="true"/>
                <table:data-pilot-member table:name="33.4" table:display="true" table:show-details="true"/>
                <table:data-pilot-member table:name="33.9" table:display="true" table:show-details="true"/>
                <table:data-pilot-member table:name="33.99" table:display="true" table:show-details="true"/>
                <table:data-pilot-member table:name="34.03" table:display="true" table:show-details="true"/>
                <table:data-pilot-member table:name="34.08" table:display="true" table:show-details="true"/>
                <table:data-pilot-member table:name="34.1" table:display="true" table:show-details="true"/>
                <table:data-pilot-member table:name="34.11" table:display="true" table:show-details="true"/>
                <table:data-pilot-member table:name="34.2" table:display="true" table:show-details="true"/>
                <table:data-pilot-member table:name="34.41" table:display="true" table:show-details="true"/>
                <table:data-pilot-member table:name="34.71" table:display="true" table:show-details="true"/>
                <table:data-pilot-member table:name="35" table:display="true" table:show-details="true"/>
                <table:data-pilot-member table:name="35.13" table:display="true" table:show-details="true"/>
                <table:data-pilot-member table:name="35.46" table:display="true" table:show-details="true"/>
                <table:data-pilot-member table:name="35.5" table:display="true" table:show-details="true"/>
                <table:data-pilot-member table:name="35.54" table:display="true" table:show-details="true"/>
                <table:data-pilot-member table:name="35.58" table:display="true" table:show-details="true"/>
                <table:data-pilot-member table:name="36.3" table:display="true" table:show-details="true"/>
                <table:data-pilot-member table:name="36.5" table:display="true" table:show-details="true"/>
                <table:data-pilot-member table:name="36.77" table:display="true" table:show-details="true"/>
                <table:data-pilot-member table:name="36.91" table:display="true" table:show-details="true"/>
                <table:data-pilot-member table:name="36.93" table:display="true" table:show-details="true"/>
                <table:data-pilot-member table:name="37.22" table:display="true" table:show-details="true"/>
                <table:data-pilot-member table:name="37.62" table:display="true" table:show-details="true"/>
                <table:data-pilot-member table:name="37.68" table:display="true" table:show-details="true"/>
                <table:data-pilot-member table:name="37.7" table:display="true" table:show-details="true"/>
                <table:data-pilot-member table:name="37.72" table:display="true" table:show-details="true"/>
                <table:data-pilot-member table:name="37.83" table:display="true" table:show-details="true"/>
                <table:data-pilot-member table:name="38.81" table:display="true" table:show-details="true"/>
                <table:data-pilot-member table:name="38.82" table:display="true" table:show-details="true"/>
                <table:data-pilot-member table:name="38.97" table:display="true" table:show-details="true"/>
                <table:data-pilot-member table:name="39" table:display="true" table:show-details="true"/>
                <table:data-pilot-member table:name="39.02" table:display="true" table:show-details="true"/>
                <table:data-pilot-member table:name="39.05" table:display="true" table:show-details="true"/>
                <table:data-pilot-member table:name="39.2" table:display="true" table:show-details="true"/>
                <table:data-pilot-member table:name="39.99" table:display="true" table:show-details="true"/>
                <table:data-pilot-member table:name="40" table:display="true" table:show-details="true"/>
                <table:data-pilot-member table:name="40.09" table:display="true" table:show-details="true"/>
                <table:data-pilot-member table:name="40.41" table:display="true" table:show-details="true"/>
                <table:data-pilot-member table:name="40.84" table:display="true" table:show-details="true"/>
                <table:data-pilot-member table:name="40.91" table:display="true" table:show-details="true"/>
                <table:data-pilot-member table:name="40.92" table:display="true" table:show-details="true"/>
                <table:data-pilot-member table:name="41.15" table:display="true" table:show-details="true"/>
                <table:data-pilot-member table:name="41.26" table:display="true" table:show-details="true"/>
                <table:data-pilot-member table:name="41.84" table:display="true" table:show-details="true"/>
                <table:data-pilot-member table:name="41.89" table:display="true" table:show-details="true"/>
                <table:data-pilot-member table:name="41.9" table:display="true" table:show-details="true"/>
                <table:data-pilot-member table:name="41.92" table:display="true" table:show-details="true"/>
                <table:data-pilot-member table:name="41.96" table:display="true" table:show-details="true"/>
                <table:data-pilot-member table:name="42.16" table:display="true" table:show-details="true"/>
                <table:data-pilot-member table:name="42.2" table:display="true" table:show-details="true"/>
                <table:data-pilot-member table:name="42.38" table:display="true" table:show-details="true"/>
                <table:data-pilot-member table:name="42.55" table:display="true" table:show-details="true"/>
                <table:data-pilot-member table:name="42.61" table:display="true" table:show-details="true"/>
                <table:data-pilot-member table:name="42.84" table:display="true" table:show-details="true"/>
                <table:data-pilot-member table:name="43.43" table:display="true" table:show-details="true"/>
                <table:data-pilot-member table:name="43.46" table:display="true" table:show-details="true"/>
                <table:data-pilot-member table:name="43.95" table:display="true" table:show-details="true"/>
                <table:data-pilot-member table:name="43.98" table:display="true" table:show-details="true"/>
                <table:data-pilot-member table:name="44.65" table:display="true" table:show-details="true"/>
                <table:data-pilot-member table:name="44.72" table:display="true" table:show-details="true"/>
                <table:data-pilot-member table:name="44.79" table:display="true" table:show-details="true"/>
                <table:data-pilot-member table:name="44.89" table:display="true" table:show-details="true"/>
                <table:data-pilot-member table:name="45" table:display="true" table:show-details="true"/>
                <table:data-pilot-member table:name="45.06" table:display="true" table:show-details="true"/>
                <table:data-pilot-member table:name="45.08" table:display="true" table:show-details="true"/>
                <table:data-pilot-member table:name="45.22" table:display="true" table:show-details="true"/>
                <table:data-pilot-member table:name="45.34" table:display="true" table:show-details="true"/>
                <table:data-pilot-member table:name="45.46" table:display="true" table:show-details="true"/>
                <table:data-pilot-member table:name="45.6" table:display="true" table:show-details="true"/>
                <table:data-pilot-member table:name="45.75" table:display="true" table:show-details="true"/>
                <table:data-pilot-member table:name="45.99" table:display="true" table:show-details="true"/>
                <table:data-pilot-member table:name="46.17" table:display="true" table:show-details="true"/>
                <table:data-pilot-member table:name="46.23" table:display="true" table:show-details="true"/>
                <table:data-pilot-member table:name="46.24" table:display="true" table:show-details="true"/>
                <table:data-pilot-member table:name="46.63" table:display="true" table:show-details="true"/>
                <table:data-pilot-member table:name="47" table:display="true" table:show-details="true"/>
                <table:data-pilot-member table:name="47.16" table:display="true" table:show-details="true"/>
                <table:data-pilot-member table:name="47.2" table:display="true" table:show-details="true"/>
                <table:data-pilot-member table:name="47.22" table:display="true" table:show-details="true"/>
                <table:data-pilot-member table:name="47.23" table:display="true" table:show-details="true"/>
                <table:data-pilot-member table:name="47.41" table:display="true" table:show-details="true"/>
                <table:data-pilot-member table:name="47.73" table:display="true" table:show-details="true"/>
                <table:data-pilot-member table:name="47.74" table:display="true" table:show-details="true"/>
                <table:data-pilot-member table:name="48" table:display="true" table:show-details="true"/>
                <table:data-pilot-member table:name="48.11" table:display="true" table:show-details="true"/>
                <table:data-pilot-member table:name="48.42" table:display="true" table:show-details="true"/>
                <table:data-pilot-member table:name="48.6" table:display="true" table:show-details="true"/>
                <table:data-pilot-member table:name="49" table:display="true" table:show-details="true"/>
                <table:data-pilot-member table:name="49.05" table:display="true" table:show-details="true"/>
                <table:data-pilot-member table:name="49.32" table:display="true" table:show-details="true"/>
                <table:data-pilot-member table:name="49.87" table:display="true" table:show-details="true"/>
                <table:data-pilot-member table:name="49.89" table:display="true" table:show-details="true"/>
                <table:data-pilot-member table:name="49.98" table:display="true" table:show-details="true"/>
                <table:data-pilot-member table:name="49.99" table:display="true" table:show-details="true"/>
                <table:data-pilot-member table:name="50" table:display="true" table:show-details="true"/>
                <table:data-pilot-member table:name="50.06" table:display="true" table:show-details="true"/>
                <table:data-pilot-member table:name="50.84" table:display="true" table:show-details="true"/>
                <table:data-pilot-member table:name="50.98" table:display="true" table:show-details="true"/>
                <table:data-pilot-member table:name="51.24" table:display="true" table:show-details="true"/>
                <table:data-pilot-member table:name="51.3" table:display="true" table:show-details="true"/>
                <table:data-pilot-member table:name="51.39" table:display="true" table:show-details="true"/>
                <table:data-pilot-member table:name="51.41" table:display="true" table:show-details="true"/>
                <table:data-pilot-member table:name="51.58" table:display="true" table:show-details="true"/>
                <table:data-pilot-member table:name="52.1" table:display="true" table:show-details="true"/>
                <table:data-pilot-member table:name="52.3" table:display="true" table:show-details="true"/>
                <table:data-pilot-member table:name="52.59" table:display="true" table:show-details="true"/>
                <table:data-pilot-member table:name="52.6" table:display="true" table:show-details="true"/>
                <table:data-pilot-member table:name="52.79" table:display="true" table:show-details="true"/>
                <table:data-pilot-member table:name="52.8" table:display="true" table:show-details="true"/>
                <table:data-pilot-member table:name="52.85" table:display="true" table:show-details="true"/>
                <table:data-pilot-member table:name="53.21" table:display="true" table:show-details="true"/>
                <table:data-pilot-member table:name="53.38" table:display="true" table:show-details="true"/>
                <table:data-pilot-member table:name="53.64" table:display="true" table:show-details="true"/>
                <table:data-pilot-member table:name="53.73" table:display="true" table:show-details="true"/>
                <table:data-pilot-member table:name="54.1" table:display="true" table:show-details="true"/>
                <table:data-pilot-member table:name="54.19" table:display="true" table:show-details="true"/>
                <table:data-pilot-member table:name="54.28" table:display="true" table:show-details="true"/>
                <table:data-pilot-member table:name="54.4" table:display="true" table:show-details="true"/>
                <table:data-pilot-member table:name="54.62" table:display="true" table:show-details="true"/>
                <table:data-pilot-member table:name="55" table:display="true" table:show-details="true"/>
                <table:data-pilot-member table:name="55.09" table:display="true" table:show-details="true"/>
                <table:data-pilot-member table:name="55.28" table:display="true" table:show-details="true"/>
                <table:data-pilot-member table:name="55.32" table:display="true" table:show-details="true"/>
                <table:data-pilot-member table:name="55.47" table:display="true" table:show-details="true"/>
                <table:data-pilot-member table:name="55.72" table:display="true" table:show-details="true"/>
                <table:data-pilot-member table:name="55.77" table:display="true" table:show-details="true"/>
                <table:data-pilot-member table:name="56" table:display="true" table:show-details="true"/>
                <table:data-pilot-member table:name="56.01" table:display="true" table:show-details="true"/>
                <table:data-pilot-member table:name="56.77" table:display="true" table:show-details="true"/>
                <table:data-pilot-member table:name="56.95" table:display="true" table:show-details="true"/>
                <table:data-pilot-member table:name="57" table:display="true" table:show-details="true"/>
                <table:data-pilot-member table:name="57.45" table:display="true" table:show-details="true"/>
                <table:data-pilot-member table:name="57.49" table:display="true" table:show-details="true"/>
                <table:data-pilot-member table:name="58" table:display="true" table:show-details="true"/>
                <table:data-pilot-member table:name="58.16" table:display="true" table:show-details="true"/>
                <table:data-pilot-member table:name="58.46" table:display="true" table:show-details="true"/>
                <table:data-pilot-member table:name="58.58" table:display="true" table:show-details="true"/>
                <table:data-pilot-member table:name="58.77" table:display="true" table:show-details="true"/>
                <table:data-pilot-member table:name="59" table:display="true" table:show-details="true"/>
                <table:data-pilot-member table:name="59.4" table:display="true" table:show-details="true"/>
                <table:data-pilot-member table:name="59.48" table:display="true" table:show-details="true"/>
                <table:data-pilot-member table:name="60" table:display="true" table:show-details="true"/>
                <table:data-pilot-member table:name="60.11" table:display="true" table:show-details="true"/>
                <table:data-pilot-member table:name="60.99" table:display="true" table:show-details="true"/>
                <table:data-pilot-member table:name="61.22" table:display="true" table:show-details="true"/>
                <table:data-pilot-member table:name="61.27" table:display="true" table:show-details="true"/>
                <table:data-pilot-member table:name="61.38" table:display="true" table:show-details="true"/>
                <table:data-pilot-member table:name="61.63" table:display="true" table:show-details="true"/>
                <table:data-pilot-member table:name="61.95" table:display="true" table:show-details="true"/>
                <table:data-pilot-member table:name="62.07" table:display="true" table:show-details="true"/>
                <table:data-pilot-member table:name="62.24" table:display="true" table:show-details="true"/>
                <table:data-pilot-member table:name="62.38" table:display="true" table:show-details="true"/>
                <table:data-pilot-member table:name="63.16" table:display="true" table:show-details="true"/>
                <table:data-pilot-member table:name="63.3" table:display="true" table:show-details="true"/>
                <table:data-pilot-member table:name="64.5" table:display="true" table:show-details="true"/>
                <table:data-pilot-member table:name="64.53" table:display="true" table:show-details="true"/>
                <table:data-pilot-member table:name="64.54" table:display="true" table:show-details="true"/>
                <table:data-pilot-member table:name="65.97" table:display="true" table:show-details="true"/>
                <table:data-pilot-member table:name="66.35" table:display="true" table:show-details="true"/>
                <table:data-pilot-member table:name="66.36" table:display="true" table:show-details="true"/>
                <table:data-pilot-member table:name="66.61" table:display="true" table:show-details="true"/>
                <table:data-pilot-member table:name="66.77" table:display="true" table:show-details="true"/>
                <table:data-pilot-member table:name="66.8" table:display="true" table:show-details="true"/>
                <table:data-pilot-member table:name="66.86" table:display="true" table:show-details="true"/>
                <table:data-pilot-member table:name="66.98" table:display="true" table:show-details="true"/>
                <table:data-pilot-member table:name="67.19" table:display="true" table:show-details="true"/>
                <table:data-pilot-member table:name="67.53" table:display="true" table:show-details="true"/>
                <table:data-pilot-member table:name="67.55" table:display="true" table:show-details="true"/>
                <table:data-pilot-member table:name="67.63" table:display="true" table:show-details="true"/>
                <table:data-pilot-member table:name="67.79" table:display="true" table:show-details="true"/>
                <table:data-pilot-member table:name="67.81" table:display="true" table:show-details="true"/>
                <table:data-pilot-member table:name="67.83" table:display="true" table:show-details="true"/>
                <table:data-pilot-member table:name="67.92" table:display="true" table:show-details="true"/>
                <table:data-pilot-member table:name="68" table:display="true" table:show-details="true"/>
                <table:data-pilot-member table:name="68.2" table:display="true" table:show-details="true"/>
                <table:data-pilot-member table:name="68.46" table:display="true" table:show-details="true"/>
                <table:data-pilot-member table:name="69.25" table:display="true" table:show-details="true"/>
                <table:data-pilot-member table:name="69.99" table:display="true" table:show-details="true"/>
                <table:data-pilot-member table:name="70" table:display="true" table:show-details="true"/>
                <table:data-pilot-member table:name="70.15" table:display="true" table:show-details="true"/>
                <table:data-pilot-member table:name="70.6" table:display="true" table:show-details="true"/>
                <table:data-pilot-member table:name="71.2" table:display="true" table:show-details="true"/>
                <table:data-pilot-member table:name="71.32" table:display="true" table:show-details="true"/>
                <table:data-pilot-member table:name="71.33" table:display="true" table:show-details="true"/>
                <table:data-pilot-member table:name="71.43" table:display="true" table:show-details="true"/>
                <table:data-pilot-member table:name="71.49" table:display="true" table:show-details="true"/>
                <table:data-pilot-member table:name="72.08" table:display="true" table:show-details="true"/>
                <table:data-pilot-member table:name="72.6" table:display="true" table:show-details="true"/>
                <table:data-pilot-member table:name="73" table:display="true" table:show-details="true"/>
                <table:data-pilot-member table:name="73.1" table:display="true" table:show-details="true"/>
                <table:data-pilot-member table:name="73.55" table:display="true" table:show-details="true"/>
                <table:data-pilot-member table:name="74.03" table:display="true" table:show-details="true"/>
                <table:data-pilot-member table:name="74.36" table:display="true" table:show-details="true"/>
                <table:data-pilot-member table:name="75.55" table:display="true" table:show-details="true"/>
                <table:data-pilot-member table:name="75.66" table:display="true" table:show-details="true"/>
                <table:data-pilot-member table:name="75.98" table:display="true" table:show-details="true"/>
                <table:data-pilot-member table:name="76.24" table:display="true" table:show-details="true"/>
                <table:data-pilot-member table:name="76.86" table:display="true" table:show-details="true"/>
                <table:data-pilot-member table:name="77.5" table:display="true" table:show-details="true"/>
                <table:data-pilot-member table:name="77.98" table:display="true" table:show-details="true"/>
                <table:data-pilot-member table:name="78.03" table:display="true" table:show-details="true"/>
                <table:data-pilot-member table:name="78.37" table:display="true" table:show-details="true"/>
                <table:data-pilot-member table:name="78.38" table:display="true" table:show-details="true"/>
                <table:data-pilot-member table:name="78.67" table:display="true" table:show-details="true"/>
                <table:data-pilot-member table:name="78.71" table:display="true" table:show-details="true"/>
                <table:data-pilot-member table:name="78.9" table:display="true" table:show-details="true"/>
                <table:data-pilot-member table:name="79" table:display="true" table:show-details="true"/>
                <table:data-pilot-member table:name="79.34" table:display="true" table:show-details="true"/>
                <table:data-pilot-member table:name="79.56" table:display="true" table:show-details="true"/>
                <table:data-pilot-member table:name="79.6" table:display="true" table:show-details="true"/>
                <table:data-pilot-member table:name="79.89" table:display="true" table:show-details="true"/>
                <table:data-pilot-member table:name="80" table:display="true" table:show-details="true"/>
                <table:data-pilot-member table:name="80.33" table:display="true" table:show-details="true"/>
                <table:data-pilot-member table:name="80.46" table:display="true" table:show-details="true"/>
                <table:data-pilot-member table:name="80.73" table:display="true" table:show-details="true"/>
                <table:data-pilot-member table:name="80.75" table:display="true" table:show-details="true"/>
                <table:data-pilot-member table:name="80.8" table:display="true" table:show-details="true"/>
                <table:data-pilot-member table:name="81.74" table:display="true" table:show-details="true"/>
                <table:data-pilot-member table:name="82.69" table:display="true" table:show-details="true"/>
                <table:data-pilot-member table:name="82.72" table:display="true" table:show-details="true"/>
                <table:data-pilot-member table:name="82.99" table:display="true" table:show-details="true"/>
                <table:data-pilot-member table:name="83.25" table:display="true" table:show-details="true"/>
                <table:data-pilot-member table:name="83.3" table:display="true" table:show-details="true"/>
                <table:data-pilot-member table:name="84" table:display="true" table:show-details="true"/>
                <table:data-pilot-member table:name="84.1" table:display="true" table:show-details="true"/>
                <table:data-pilot-member table:name="84.21" table:display="true" table:show-details="true"/>
                <table:data-pilot-member table:name="84.99" table:display="true" table:show-details="true"/>
                <table:data-pilot-member table:name="85.16" table:display="true" table:show-details="true"/>
                <table:data-pilot-member table:name="85.6" table:display="true" table:show-details="true"/>
                <table:data-pilot-member table:name="85.95" table:display="true" table:show-details="true"/>
                <table:data-pilot-member table:name="86" table:display="true" table:show-details="true"/>
                <table:data-pilot-member table:name="86.15" table:display="true" table:show-details="true"/>
                <table:data-pilot-member table:name="86.3" table:display="true" table:show-details="true"/>
                <table:data-pilot-member table:name="86.68" table:display="true" table:show-details="true"/>
                <table:data-pilot-member table:name="87" table:display="true" table:show-details="true"/>
                <table:data-pilot-member table:name="87.22" table:display="true" table:show-details="true"/>
                <table:data-pilot-member table:name="87.34" table:display="true" table:show-details="true"/>
                <table:data-pilot-member table:name="87.39" table:display="true" table:show-details="true"/>
                <table:data-pilot-member table:name="87.63" table:display="true" table:show-details="true"/>
                <table:data-pilot-member table:name="88.2" table:display="true" table:show-details="true"/>
                <table:data-pilot-member table:name="88.62" table:display="true" table:show-details="true"/>
                <table:data-pilot-member table:name="89.53" table:display="true" table:show-details="true"/>
                <table:data-pilot-member table:name="89.73" table:display="true" table:show-details="true"/>
                <table:data-pilot-member table:name="90" table:display="true" table:show-details="true"/>
                <table:data-pilot-member table:name="90.02" table:display="true" table:show-details="true"/>
                <table:data-pilot-member table:name="90.06" table:display="true" table:show-details="true"/>
                <table:data-pilot-member table:name="90.21" table:display="true" table:show-details="true"/>
                <table:data-pilot-member table:name="90.35" table:display="true" table:show-details="true"/>
                <table:data-pilot-member table:name="90.77" table:display="true" table:show-details="true"/>
                <table:data-pilot-member table:name="90.81" table:display="true" table:show-details="true"/>
                <table:data-pilot-member table:name="90.95" table:display="true" table:show-details="true"/>
                <table:data-pilot-member table:name="91.07" table:display="true" table:show-details="true"/>
                <table:data-pilot-member table:name="91.7" table:display="true" table:show-details="true"/>
                <table:data-pilot-member table:name="91.87" table:display="true" table:show-details="true"/>
                <table:data-pilot-member table:name="92.07" table:display="true" table:show-details="true"/>
                <table:data-pilot-member table:name="92.63" table:display="true" table:show-details="true"/>
                <table:data-pilot-member table:name="92.83" table:display="true" table:show-details="true"/>
                <table:data-pilot-member table:name="93.19" table:display="true" table:show-details="true"/>
                <table:data-pilot-member table:name="93.3" table:display="true" table:show-details="true"/>
                <table:data-pilot-member table:name="93.54" table:display="true" table:show-details="true"/>
                <table:data-pilot-member table:name="94" table:display="true" table:show-details="true"/>
                <table:data-pilot-member table:name="94.6" table:display="true" table:show-details="true"/>
                <table:data-pilot-member table:name="94.77" table:display="true" table:show-details="true"/>
                <table:data-pilot-member table:name="94.91" table:display="true" table:show-details="true"/>
                <table:data-pilot-member table:name="94.97" table:display="true" table:show-details="true"/>
                <table:data-pilot-member table:name="95.5" table:display="true" table:show-details="true"/>
                <table:data-pilot-member table:name="95.63" table:display="true" table:show-details="true"/>
                <table:data-pilot-member table:name="95.76" table:display="true" table:show-details="true"/>
                <table:data-pilot-member table:name="96" table:display="true" table:show-details="true"/>
                <table:data-pilot-member table:name="96.79" table:display="true" table:show-details="true"/>
                <table:data-pilot-member table:name="97.6" table:display="true" table:show-details="true"/>
                <table:data-pilot-member table:name="98" table:display="true" table:show-details="true"/>
                <table:data-pilot-member table:name="99.97" table:display="true" table:show-details="true"/>
                <table:data-pilot-member table:name="100" table:display="true" table:show-details="true"/>
                <table:data-pilot-member table:name="100.32" table:display="true" table:show-details="true"/>
                <table:data-pilot-member table:name="100.8" table:display="true" table:show-details="true"/>
                <table:data-pilot-member table:name="100.93" table:display="true" table:show-details="true"/>
                <table:data-pilot-member table:name="101.4" table:display="true" table:show-details="true"/>
                <table:data-pilot-member table:name="102.99" table:display="true" table:show-details="true"/>
                <table:data-pilot-member table:name="103.59" table:display="true" table:show-details="true"/>
                <table:data-pilot-member table:name="103.8" table:display="true" table:show-details="true"/>
                <table:data-pilot-member table:name="103.87" table:display="true" table:show-details="true"/>
                <table:data-pilot-member table:name="104.78" table:display="true" table:show-details="true"/>
                <table:data-pilot-member table:name="105" table:display="true" table:show-details="true"/>
                <table:data-pilot-member table:name="105.2" table:display="true" table:show-details="true"/>
                <table:data-pilot-member table:name="105.3" table:display="true" table:show-details="true"/>
                <table:data-pilot-member table:name="105.4" table:display="true" table:show-details="true"/>
                <table:data-pilot-member table:name="105.67" table:display="true" table:show-details="true"/>
                <table:data-pilot-member table:name="105.87" table:display="true" table:show-details="true"/>
                <table:data-pilot-member table:name="106.55" table:display="true" table:show-details="true"/>
                <table:data-pilot-member table:name="106.65" table:display="true" table:show-details="true"/>
                <table:data-pilot-member table:name="108" table:display="true" table:show-details="true"/>
                <table:data-pilot-member table:name="108.82" table:display="true" table:show-details="true"/>
                <table:data-pilot-member table:name="108.88" table:display="true" table:show-details="true"/>
                <table:data-pilot-member table:name="109.15" table:display="true" table:show-details="true"/>
                <table:data-pilot-member table:name="109.73" table:display="true" table:show-details="true"/>
                <table:data-pilot-member table:name="110.3" table:display="true" table:show-details="true"/>
                <table:data-pilot-member table:name="110.71" table:display="true" table:show-details="true"/>
                <table:data-pilot-member table:name="111.17" table:display="true" table:show-details="true"/>
                <table:data-pilot-member table:name="111.22" table:display="true" table:show-details="true"/>
                <table:data-pilot-member table:name="111.54" table:display="true" table:show-details="true"/>
                <table:data-pilot-member table:name="112.74" table:display="true" table:show-details="true"/>
                <table:data-pilot-member table:name="113.07" table:display="true" table:show-details="true"/>
                <table:data-pilot-member table:name="113.4" table:display="true" table:show-details="true"/>
                <table:data-pilot-member table:name="113.48" table:display="true" table:show-details="true"/>
                <table:data-pilot-member table:name="114.13" table:display="true" table:show-details="true"/>
                <table:data-pilot-member table:name="116.05" table:display="true" table:show-details="true"/>
                <table:data-pilot-member table:name="116.18" table:display="true" table:show-details="true"/>
                <table:data-pilot-member table:name="116.28" table:display="true" table:show-details="true"/>
                <table:data-pilot-member table:name="116.94" table:display="true" table:show-details="true"/>
                <table:data-pilot-member table:name="117.36" table:display="true" table:show-details="true"/>
                <table:data-pilot-member table:name="118" table:display="true" table:show-details="true"/>
                <table:data-pilot-member table:name="118.43" table:display="true" table:show-details="true"/>
                <table:data-pilot-member table:name="118.9" table:display="true" table:show-details="true"/>
                <table:data-pilot-member table:name="119.25" table:display="true" table:show-details="true"/>
                <table:data-pilot-member table:name="119.79" table:display="true" table:show-details="true"/>
                <table:data-pilot-member table:name="120" table:display="true" table:show-details="true"/>
                <table:data-pilot-member table:name="120.97" table:display="true" table:show-details="true"/>
                <table:data-pilot-member table:name="121.1" table:display="true" table:show-details="true"/>
                <table:data-pilot-member table:name="121.4" table:display="true" table:show-details="true"/>
                <table:data-pilot-member table:name="121.6" table:display="true" table:show-details="true"/>
                <table:data-pilot-member table:name="121.83" table:display="true" table:show-details="true"/>
                <table:data-pilot-member table:name="122" table:display="true" table:show-details="true"/>
                <table:data-pilot-member table:name="122.37" table:display="true" table:show-details="true"/>
                <table:data-pilot-member table:name="122.4" table:display="true" table:show-details="true"/>
                <table:data-pilot-member table:name="122.87" table:display="true" table:show-details="true"/>
                <table:data-pilot-member table:name="122.99" table:display="true" table:show-details="true"/>
                <table:data-pilot-member table:name="123.08" table:display="true" table:show-details="true"/>
                <table:data-pilot-member table:name="124" table:display="true" table:show-details="true"/>
                <table:data-pilot-member table:name="124.15" table:display="true" table:show-details="true"/>
                <table:data-pilot-member table:name="124.7" table:display="true" table:show-details="true"/>
                <table:data-pilot-member table:name="124.8" table:display="true" table:show-details="true"/>
                <table:data-pilot-member table:name="125.95" table:display="true" table:show-details="true"/>
                <table:data-pilot-member table:name="126.24" table:display="true" table:show-details="true"/>
                <table:data-pilot-member table:name="127.08" table:display="true" table:show-details="true"/>
                <table:data-pilot-member table:name="128.7" table:display="true" table:show-details="true"/>
                <table:data-pilot-member table:name="128.95" table:display="true" table:show-details="true"/>
                <table:data-pilot-member table:name="129.07" table:display="true" table:show-details="true"/>
                <table:data-pilot-member table:name="129.63" table:display="true" table:show-details="true"/>
                <table:data-pilot-member table:name="129.82" table:display="true" table:show-details="true"/>
                <table:data-pilot-member table:name="130" table:display="true" table:show-details="true"/>
                <table:data-pilot-member table:name="130.32" table:display="true" table:show-details="true"/>
                <table:data-pilot-member table:name="130.46" table:display="true" table:show-details="true"/>
                <table:data-pilot-member table:name="130.61" table:display="true" table:show-details="true"/>
                <table:data-pilot-member table:name="131.09" table:display="true" table:show-details="true"/>
                <table:data-pilot-member table:name="131.85" table:display="true" table:show-details="true"/>
                <table:data-pilot-member table:name="132" table:display="true" table:show-details="true"/>
                <table:data-pilot-member table:name="132.3" table:display="true" table:show-details="true"/>
                <table:data-pilot-member table:name="132.61" table:display="true" table:show-details="true"/>
                <table:data-pilot-member table:name="133" table:display="true" table:show-details="true"/>
                <table:data-pilot-member table:name="133.61" table:display="true" table:show-details="true"/>
                <table:data-pilot-member table:name="133.99" table:display="true" table:show-details="true"/>
                <table:data-pilot-member table:name="134.04" table:display="true" table:show-details="true"/>
                <table:data-pilot-member table:name="134.17" table:display="true" table:show-details="true"/>
                <table:data-pilot-member table:name="134.41" table:display="true" table:show-details="true"/>
                <table:data-pilot-member table:name="134.9" table:display="true" table:show-details="true"/>
                <table:data-pilot-member table:name="135" table:display="true" table:show-details="true"/>
                <table:data-pilot-member table:name="136.26" table:display="true" table:show-details="true"/>
                <table:data-pilot-member table:name="136.86" table:display="true" table:show-details="true"/>
                <table:data-pilot-member table:name="136.89" table:display="true" table:show-details="true"/>
                <table:data-pilot-member table:name="137.09" table:display="true" table:show-details="true"/>
                <table:data-pilot-member table:name="137.2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39.4" table:display="true" table:show-details="true"/>
                <table:data-pilot-member table:name="139.54" table:display="true" table:show-details="true"/>
                <table:data-pilot-member table:name="140" table:display="true" table:show-details="true"/>
                <table:data-pilot-member table:name="140.6" table:display="true" table:show-details="true"/>
                <table:data-pilot-member table:name="140.76" table:display="true" table:show-details="true"/>
                <table:data-pilot-member table:name="142" table:display="true" table:show-details="true"/>
                <table:data-pilot-member table:name="142.18" table:display="true" table:show-details="true"/>
                <table:data-pilot-member table:name="142.7" table:display="true" table:show-details="true"/>
                <table:data-pilot-member table:name="142.88" table:display="true" table:show-details="true"/>
                <table:data-pilot-member table:name="143.3" table:display="true" table:show-details="true"/>
                <table:data-pilot-member table:name="144.19" table:display="true" table:show-details="true"/>
                <table:data-pilot-member table:name="144.55" table:display="true" table:show-details="true"/>
                <table:data-pilot-member table:name="145.3" table:display="true" table:show-details="true"/>
                <table:data-pilot-member table:name="145.75" table:display="true" table:show-details="true"/>
                <table:data-pilot-member table:name="146.5" table:display="true" table:show-details="true"/>
                <table:data-pilot-member table:name="147" table:display="true" table:show-details="true"/>
                <table:data-pilot-member table:name="147.16" table:display="true" table:show-details="true"/>
                <table:data-pilot-member table:name="147.32" table:display="true" table:show-details="true"/>
                <table:data-pilot-member table:name="148.39" table:display="true" table:show-details="true"/>
                <table:data-pilot-member table:name="151.09" table:display="true" table:show-details="true"/>
                <table:data-pilot-member table:name="152" table:display="true" table:show-details="true"/>
                <table:data-pilot-member table:name="153.12" table:display="true" table:show-details="true"/>
                <table:data-pilot-member table:name="153.7" table:display="true" table:show-details="true"/>
                <table:data-pilot-member table:name="154" table:display="true" table:show-details="true"/>
                <table:data-pilot-member table:name="154.03" table:display="true" table:show-details="true"/>
                <table:data-pilot-member table:name="155" table:display="true" table:show-details="true"/>
                <table:data-pilot-member table:name="157.92" table:display="true" table:show-details="true"/>
                <table:data-pilot-member table:name="158.02" table:display="true" table:show-details="true"/>
                <table:data-pilot-member table:name="158.57" table:display="true" table:show-details="true"/>
                <table:data-pilot-member table:name="159.11" table:display="true" table:show-details="true"/>
                <table:data-pilot-member table:name="159.72" table:display="true" table:show-details="true"/>
                <table:data-pilot-member table:name="161.5" table:display="true" table:show-details="true"/>
                <table:data-pilot-member table:name="164.02" table:display="true" table:show-details="true"/>
                <table:data-pilot-member table:name="164.26" table:display="true" table:show-details="true"/>
                <table:data-pilot-member table:name="165" table:display="true" table:show-details="true"/>
                <table:data-pilot-member table:name="165.3" table:display="true" table:show-details="true"/>
                <table:data-pilot-member table:name="165.7" table:display="true" table:show-details="true"/>
                <table:data-pilot-member table:name="165.89" table:display="true" table:show-details="true"/>
                <table:data-pilot-member table:name="166.2" table:display="true" table:show-details="true"/>
                <table:data-pilot-member table:name="166.61" table:display="true" table:show-details="true"/>
                <table:data-pilot-member table:name="166.65" table:display="true" table:show-details="true"/>
                <table:data-pilot-member table:name="167.4" table:display="true" table:show-details="true"/>
                <table:data-pilot-member table:name="167.46" table:display="true" table:show-details="true"/>
                <table:data-pilot-member table:name="167.57" table:display="true" table:show-details="true"/>
                <table:data-pilot-member table:name="167.69" table:display="true" table:show-details="true"/>
                <table:data-pilot-member table:name="168.12" table:display="true" table:show-details="true"/>
                <table:data-pilot-member table:name="169.5" table:display="true" table:show-details="true"/>
                <table:data-pilot-member table:name="169.59" table:display="true" table:show-details="true"/>
                <table:data-pilot-member table:name="170.69" table:display="true" table:show-details="true"/>
                <table:data-pilot-member table:name="172.24" table:display="true" table:show-details="true"/>
                <table:data-pilot-member table:name="172.47" table:display="true" table:show-details="true"/>
                <table:data-pilot-member table:name="172.96" table:display="true" table:show-details="true"/>
                <table:data-pilot-member table:name="174.62" table:display="true" table:show-details="true"/>
                <table:data-pilot-member table:name="175" table:display="true" table:show-details="true"/>
                <table:data-pilot-member table:name="176.3" table:display="true" table:show-details="true"/>
                <table:data-pilot-member table:name="176.48" table:display="true" table:show-details="true"/>
                <table:data-pilot-member table:name="177.26" table:display="true" table:show-details="true"/>
                <table:data-pilot-member table:name="177.34" table:display="true" table:show-details="true"/>
                <table:data-pilot-member table:name="177.5" table:display="true" table:show-details="true"/>
                <table:data-pilot-member table:name="180.04" table:display="true" table:show-details="true"/>
                <table:data-pilot-member table:name="181.22" table:display="true" table:show-details="true"/>
                <table:data-pilot-member table:name="181.28" table:display="true" table:show-details="true"/>
                <table:data-pilot-member table:name="181.94" table:display="true" table:show-details="true"/>
                <table:data-pilot-member table:name="182.83" table:display="true" table:show-details="true"/>
                <table:data-pilot-member table:name="183.1" table:display="true" table:show-details="true"/>
                <table:data-pilot-member table:name="183.9" table:display="true" table:show-details="true"/>
                <table:data-pilot-member table:name="184" table:display="true" table:show-details="true"/>
                <table:data-pilot-member table:name="184.55" table:display="true" table:show-details="true"/>
                <table:data-pilot-member table:name="185" table:display="true" table:show-details="true"/>
                <table:data-pilot-member table:name="186.09" table:display="true" table:show-details="true"/>
                <table:data-pilot-member table:name="186.4" table:display="true" table:show-details="true"/>
                <table:data-pilot-member table:name="186.72" table:display="true" table:show-details="true"/>
                <table:data-pilot-member table:name="187.4" table:display="true" table:show-details="true"/>
                <table:data-pilot-member table:name="188.61" table:display="true" table:show-details="true"/>
                <table:data-pilot-member table:name="188.89" table:display="true" table:show-details="true"/>
                <table:data-pilot-member table:name="189.3" table:display="true" table:show-details="true"/>
                <table:data-pilot-member table:name="191.27" table:display="true" table:show-details="true"/>
                <table:data-pilot-member table:name="191.68" table:display="true" table:show-details="true"/>
                <table:data-pilot-member table:name="191.75" table:display="true" table:show-details="true"/>
                <table:data-pilot-member table:name="191.84" table:display="true" table:show-details="true"/>
                <table:data-pilot-member table:name="192.35" table:display="true" table:show-details="true"/>
                <table:data-pilot-member table:name="192.9" table:display="true" table:show-details="true"/>
                <table:data-pilot-member table:name="194.61" table:display="true" table:show-details="true"/>
                <table:data-pilot-member table:name="195" table:display="true" table:show-details="true"/>
                <table:data-pilot-member table:name="195.1" table:display="true" table:show-details="true"/>
                <table:data-pilot-member table:name="195.2" table:display="true" table:show-details="true"/>
                <table:data-pilot-member table:name="195.76" table:display="true" table:show-details="true"/>
                <table:data-pilot-member table:name="195.83" table:display="true" table:show-details="true"/>
                <table:data-pilot-member table:name="195.86" table:display="true" table:show-details="true"/>
                <table:data-pilot-member table:name="196.42" table:display="true" table:show-details="true"/>
                <table:data-pilot-member table:name="198.96" table:display="true" table:show-details="true"/>
                <table:data-pilot-member table:name="199.99" table:display="true" table:show-details="true"/>
                <table:data-pilot-member table:name="200" table:display="true" table:show-details="true"/>
                <table:data-pilot-member table:name="200.79" table:display="true" table:show-details="true"/>
                <table:data-pilot-member table:name="200.86" table:display="true" table:show-details="true"/>
                <table:data-pilot-member table:name="203.11" table:display="true" table:show-details="true"/>
                <table:data-pilot-member table:name="205" table:display="true" table:show-details="true"/>
                <table:data-pilot-member table:name="205.14" table:display="true" table:show-details="true"/>
                <table:data-pilot-member table:name="205.45" table:display="true" table:show-details="true"/>
                <table:data-pilot-member table:name="205.95" table:display="true" table:show-details="true"/>
                <table:data-pilot-member table:name="207.81" table:display="true" table:show-details="true"/>
                <table:data-pilot-member table:name="207.82" table:display="true" table:show-details="true"/>
                <table:data-pilot-member table:name="208.47" table:display="true" table:show-details="true"/>
                <table:data-pilot-member table:name="208.91" table:display="true" table:show-details="true"/>
                <table:data-pilot-member table:name="211.79" table:display="true" table:show-details="true"/>
                <table:data-pilot-member table:name="212.24" table:display="true" table:show-details="true"/>
                <table:data-pilot-member table:name="212.51" table:display="true" table:show-details="true"/>
                <table:data-pilot-member table:name="213.17" table:display="true" table:show-details="true"/>
                <table:data-pilot-member table:name="214.4" table:display="true" table:show-details="true"/>
                <table:data-pilot-member table:name="214.45" table:display="true" table:show-details="true"/>
                <table:data-pilot-member table:name="215" table:display="true" table:show-details="true"/>
                <table:data-pilot-member table:name="215.85" table:display="true" table:show-details="true"/>
                <table:data-pilot-member table:name="216.73" table:display="true" table:show-details="true"/>
                <table:data-pilot-member table:name="219.45" table:display="true" table:show-details="true"/>
                <table:data-pilot-member table:name="219.99" table:display="true" table:show-details="true"/>
                <table:data-pilot-member table:name="221.12" table:display="true" table:show-details="true"/>
                <table:data-pilot-member table:name="222.05" table:display="true" table:show-details="true"/>
                <table:data-pilot-member table:name="224" table:display="true" table:show-details="true"/>
                <table:data-pilot-member table:name="224.36" table:display="true" table:show-details="true"/>
                <table:data-pilot-member table:name="224.99" table:display="true" table:show-details="true"/>
                <table:data-pilot-member table:name="225.66" table:display="true" table:show-details="true"/>
                <table:data-pilot-member table:name="225.95" table:display="true" table:show-details="true"/>
                <table:data-pilot-member table:name="228.06" table:display="true" table:show-details="true"/>
                <table:data-pilot-member table:name="228.33" table:display="true" table:show-details="true"/>
                <table:data-pilot-member table:name="228.63" table:display="true" table:show-details="true"/>
                <table:data-pilot-member table:name="228.66" table:display="true" table:show-details="true"/>
                <table:data-pilot-member table:name="229.96" table:display="true" table:show-details="true"/>
                <table:data-pilot-member table:name="230.2" table:display="true" table:show-details="true"/>
                <table:data-pilot-member table:name="230.85" table:display="true" table:show-details="true"/>
                <table:data-pilot-member table:name="231.9" table:display="true" table:show-details="true"/>
                <table:data-pilot-member table:name="233.76" table:display="true" table:show-details="true"/>
                <table:data-pilot-member table:name="235" table:display="true" table:show-details="true"/>
                <table:data-pilot-member table:name="237.93" table:display="true" table:show-details="true"/>
                <table:data-pilot-member table:name="239.74" table:display="true" table:show-details="true"/>
                <table:data-pilot-member table:name="240" table:display="true" table:show-details="true"/>
                <table:data-pilot-member table:name="241.01" table:display="true" table:show-details="true"/>
                <table:data-pilot-member table:name="243.32" table:display="true" table:show-details="true"/>
                <table:data-pilot-member table:name="244.8" table:display="true" table:show-details="true"/>
                <table:data-pilot-member table:name="246.4" table:display="true" table:show-details="true"/>
                <table:data-pilot-member table:name="246.62" table:display="true" table:show-details="true"/>
                <table:data-pilot-member table:name="247.98" table:display="true" table:show-details="true"/>
                <table:data-pilot-member table:name="250" table:display="true" table:show-details="true"/>
                <table:data-pilot-member table:name="251.25" table:display="true" table:show-details="true"/>
                <table:data-pilot-member table:name="252.04" table:display="true" table:show-details="true"/>
                <table:data-pilot-member table:name="253.67" table:display="true" table:show-details="true"/>
                <table:data-pilot-member table:name="254.56" table:display="true" table:show-details="true"/>
                <table:data-pilot-member table:name="254.77" table:display="true" table:show-details="true"/>
                <table:data-pilot-member table:name="254.85" table:display="true" table:show-details="true"/>
                <table:data-pilot-member table:name="256.86" table:display="true" table:show-details="true"/>
                <table:data-pilot-member table:name="257.26" table:display="true" table:show-details="true"/>
                <table:data-pilot-member table:name="257.54" table:display="true" table:show-details="true"/>
                <table:data-pilot-member table:name="259.16" table:display="true" table:show-details="true"/>
                <table:data-pilot-member table:name="259.33" table:display="true" table:show-details="true"/>
                <table:data-pilot-member table:name="261.47" table:display="true" table:show-details="true"/>
                <table:data-pilot-member table:name="261.62" table:display="true" table:show-details="true"/>
                <table:data-pilot-member table:name="261.64" table:display="true" table:show-details="true"/>
                <table:data-pilot-member table:name="261.69" table:display="true" table:show-details="true"/>
                <table:data-pilot-member table:name="262.3" table:display="true" table:show-details="true"/>
                <table:data-pilot-member table:name="266.03" table:display="true" table:show-details="true"/>
                <table:data-pilot-member table:name="266.15" table:display="true" table:show-details="true"/>
                <table:data-pilot-member table:name="266.32" table:display="true" table:show-details="true"/>
                <table:data-pilot-member table:name="267.3" table:display="true" table:show-details="true"/>
                <table:data-pilot-member table:name="267.94" table:display="true" table:show-details="true"/>
                <table:data-pilot-member table:name="268.92" table:display="true" table:show-details="true"/>
                <table:data-pilot-member table:name="269.43" table:display="true" table:show-details="true"/>
                <table:data-pilot-member table:name="269.58" table:display="true" table:show-details="true"/>
                <table:data-pilot-member table:name="269.8" table:display="true" table:show-details="true"/>
                <table:data-pilot-member table:name="270" table:display="true" table:show-details="true"/>
                <table:data-pilot-member table:name="270.67" table:display="true" table:show-details="true"/>
                <table:data-pilot-member table:name="275.11" table:display="true" table:show-details="true"/>
                <table:data-pilot-member table:name="276.86" table:display="true" table:show-details="true"/>
                <table:data-pilot-member table:name="278.24" table:display="true" table:show-details="true"/>
                <table:data-pilot-member table:name="278.5" table:display="true" table:show-details="true"/>
                <table:data-pilot-member table:name="279.48" table:display="true" table:show-details="true"/>
                <table:data-pilot-member table:name="280" table:display="true" table:show-details="true"/>
                <table:data-pilot-member table:name="280.44" table:display="true" table:show-details="true"/>
                <table:data-pilot-member table:name="282.2" table:display="true" table:show-details="true"/>
                <table:data-pilot-member table:name="285.75" table:display="true" table:show-details="true"/>
                <table:data-pilot-member table:name="285.9" table:display="true" table:show-details="true"/>
                <table:data-pilot-member table:name="286.85" table:display="true" table:show-details="true"/>
                <table:data-pilot-member table:name="291.52" table:display="true" table:show-details="true"/>
                <table:data-pilot-member table:name="292" table:display="true" table:show-details="true"/>
                <table:data-pilot-member table:name="292.64" table:display="true" table:show-details="true"/>
                <table:data-pilot-member table:name="293.8" table:display="true" table:show-details="true"/>
                <table:data-pilot-member table:name="295.23" table:display="true" table:show-details="true"/>
                <table:data-pilot-member table:name="296.86" table:display="true" table:show-details="true"/>
                <table:data-pilot-member table:name="297.78" table:display="true" table:show-details="true"/>
                <table:data-pilot-member table:name="299.97" table:display="true" table:show-details="true"/>
                <table:data-pilot-member table:name="300" table:display="true" table:show-details="true"/>
                <table:data-pilot-member table:name="300.08" table:display="true" table:show-details="true"/>
                <table:data-pilot-member table:name="302.66" table:display="true" table:show-details="true"/>
                <table:data-pilot-member table:name="305.36" table:display="true" table:show-details="true"/>
                <table:data-pilot-member table:name="306.86" table:display="true" table:show-details="true"/>
                <table:data-pilot-member table:name="307.7" table:display="true" table:show-details="true"/>
                <table:data-pilot-member table:name="308.1" table:display="true" table:show-details="true"/>
                <table:data-pilot-member table:name="308.15" table:display="true" table:show-details="true"/>
                <table:data-pilot-member table:name="311.37" table:display="true" table:show-details="true"/>
                <table:data-pilot-member table:name="314.84" table:display="true" table:show-details="true"/>
                <table:data-pilot-member table:name="315" table:display="true" table:show-details="true"/>
                <table:data-pilot-member table:name="315.48" table:display="true" table:show-details="true"/>
                <table:data-pilot-member table:name="317.05" table:display="true" table:show-details="true"/>
                <table:data-pilot-member table:name="319.85" table:display="true" table:show-details="true"/>
                <table:data-pilot-member table:name="319.87" table:display="true" table:show-details="true"/>
                <table:data-pilot-member table:name="320" table:display="true" table:show-details="true"/>
                <table:data-pilot-member table:name="324.67" table:display="true" table:show-details="true"/>
                <table:data-pilot-member table:name="325.08" table:display="true" table:show-details="true"/>
                <table:data-pilot-member table:name="325.2" table:display="true" table:show-details="true"/>
                <table:data-pilot-member table:name="326.86" table:display="true" table:show-details="true"/>
                <table:data-pilot-member table:name="329.15" table:display="true" table:show-details="true"/>
                <table:data-pilot-member table:name="329.34" table:display="true" table:show-details="true"/>
                <table:data-pilot-member table:name="330.39" table:display="true" table:show-details="true"/>
                <table:data-pilot-member table:name="332.49" table:display="true" table:show-details="true"/>
                <table:data-pilot-member table:name="333.52" table:display="true" table:show-details="true"/>
                <table:data-pilot-member table:name="334.32" table:display="true" table:show-details="true"/>
                <table:data-pilot-member table:name="334.78" table:display="true" table:show-details="true"/>
                <table:data-pilot-member table:name="334.98" table:display="true" table:show-details="true"/>
                <table:data-pilot-member table:name="335" table:display="true" table:show-details="true"/>
                <table:data-pilot-member table:name="335.53" table:display="true" table:show-details="true"/>
                <table:data-pilot-member table:name="335.58" table:display="true" table:show-details="true"/>
                <table:data-pilot-member table:name="335.99" table:display="true" table:show-details="true"/>
                <table:data-pilot-member table:name="336.91" table:display="true" table:show-details="true"/>
                <table:data-pilot-member table:name="338.2" table:display="true" table:show-details="true"/>
                <table:data-pilot-member table:name="338.29" table:display="true" table:show-details="true"/>
                <table:data-pilot-member table:name="339.11" table:display="true" table:show-details="true"/>
                <table:data-pilot-member table:name="343.16" table:display="true" table:show-details="true"/>
                <table:data-pilot-member table:name="344.69" table:display="true" table:show-details="true"/>
                <table:data-pilot-member table:name="345" table:display="true" table:show-details="true"/>
                <table:data-pilot-member table:name="347.38" table:display="true" table:show-details="true"/>
                <table:data-pilot-member table:name="350" table:display="true" table:show-details="true"/>
                <table:data-pilot-member table:name="350.75" table:display="true" table:show-details="true"/>
                <table:data-pilot-member table:name="354.22" table:display="true" table:show-details="true"/>
                <table:data-pilot-member table:name="355" table:display="true" table:show-details="true"/>
                <table:data-pilot-member table:name="363.5" table:display="true" table:show-details="true"/>
                <table:data-pilot-member table:name="364.73" table:display="true" table:show-details="true"/>
                <table:data-pilot-member table:name="365" table:display="true" table:show-details="true"/>
                <table:data-pilot-member table:name="367.17" table:display="true" table:show-details="true"/>
                <table:data-pilot-member table:name="367.94" table:display="true" table:show-details="true"/>
                <table:data-pilot-member table:name="368" table:display="true" table:show-details="true"/>
                <table:data-pilot-member table:name="369.6" table:display="true" table:show-details="true"/>
                <table:data-pilot-member table:name="371" table:display="true" table:show-details="true"/>
                <table:data-pilot-member table:name="374.04" table:display="true" table:show-details="true"/>
                <table:data-pilot-member table:name="375.7" table:display="true" table:show-details="true"/>
                <table:data-pilot-member table:name="377.33" table:display="true" table:show-details="true"/>
                <table:data-pilot-member table:name="377.64" table:display="true" table:show-details="true"/>
                <table:data-pilot-member table:name="377.78" table:display="true" table:show-details="true"/>
                <table:data-pilot-member table:name="378.51" table:display="true" table:show-details="true"/>
                <table:data-pilot-member table:name="379.02" table:display="true" table:show-details="true"/>
                <table:data-pilot-member table:name="380.37" table:display="true" table:show-details="true"/>
                <table:data-pilot-member table:name="380.54" table:display="true" table:show-details="true"/>
                <table:data-pilot-member table:name="380.97" table:display="true" table:show-details="true"/>
                <table:data-pilot-member table:name="386" table:display="true" table:show-details="true"/>
                <table:data-pilot-member table:name="387.16" table:display="true" table:show-details="true"/>
                <table:data-pilot-member table:name="388.29" table:display="true" table:show-details="true"/>
                <table:data-pilot-member table:name="388.41" table:display="true" table:show-details="true"/>
                <table:data-pilot-member table:name="389.43" table:display="true" table:show-details="true"/>
                <table:data-pilot-member table:name="390.5" table:display="true" table:show-details="true"/>
                <table:data-pilot-member table:name="391.24" table:display="true" table:show-details="true"/>
                <table:data-pilot-member table:name="391.46" table:display="true" table:show-details="true"/>
                <table:data-pilot-member table:name="395.75" table:display="true" table:show-details="true"/>
                <table:data-pilot-member table:name="396.52" table:display="true" table:show-details="true"/>
                <table:data-pilot-member table:name="398.56" table:display="true" table:show-details="true"/>
                <table:data-pilot-member table:name="398.95" table:display="true" table:show-details="true"/>
                <table:data-pilot-member table:name="400" table:display="true" table:show-details="true"/>
                <table:data-pilot-member table:name="405" table:display="true" table:show-details="true"/>
                <table:data-pilot-member table:name="405.9" table:display="true" table:show-details="true"/>
                <table:data-pilot-member table:name="406.67" table:display="true" table:show-details="true"/>
                <table:data-pilot-member table:name="407.29" table:display="true" table:show-details="true"/>
                <table:data-pilot-member table:name="408.4" table:display="true" table:show-details="true"/>
                <table:data-pilot-member table:name="410.65" table:display="true" table:show-details="true"/>
                <table:data-pilot-member table:name="410.84" table:display="true" table:show-details="true"/>
                <table:data-pilot-member table:name="412.5" table:display="true" table:show-details="true"/>
                <table:data-pilot-member table:name="414.35" table:display="true" table:show-details="true"/>
                <table:data-pilot-member table:name="415.66" table:display="true" table:show-details="true"/>
                <table:data-pilot-member table:name="417.27" table:display="true" table:show-details="true"/>
                <table:data-pilot-member table:name="418.92" table:display="true" table:show-details="true"/>
                <table:data-pilot-member table:name="419.33" table:display="true" table:show-details="true"/>
                <table:data-pilot-member table:name="419.51" table:display="true" table:show-details="true"/>
                <table:data-pilot-member table:name="419.71" table:display="true" table:show-details="true"/>
                <table:data-pilot-member table:name="420" table:display="true" table:show-details="true"/>
                <table:data-pilot-member table:name="420.85" table:display="true" table:show-details="true"/>
                <table:data-pilot-member table:name="420.86" table:display="true" table:show-details="true"/>
                <table:data-pilot-member table:name="421.14" table:display="true" table:show-details="true"/>
                <table:data-pilot-member table:name="421.29" table:display="true" table:show-details="true"/>
                <table:data-pilot-member table:name="422.4" table:display="true" table:show-details="true"/>
                <table:data-pilot-member table:name="422.95" table:display="true" table:show-details="true"/>
                <table:data-pilot-member table:name="423.5" table:display="true" table:show-details="true"/>
                <table:data-pilot-member table:name="423.51" table:display="true" table:show-details="true"/>
                <table:data-pilot-member table:name="424.74" table:display="true" table:show-details="true"/>
                <table:data-pilot-member table:name="424.8" table:display="true" table:show-details="true"/>
                <table:data-pilot-member table:name="426.36" table:display="true" table:show-details="true"/>
                <table:data-pilot-member table:name="426.93" table:display="true" table:show-details="true"/>
                <table:data-pilot-member table:name="427.65" table:display="true" table:show-details="true"/>
                <table:data-pilot-member table:name="428.39" table:display="true" table:show-details="true"/>
                <table:data-pilot-member table:name="429.13" table:display="true" table:show-details="true"/>
                <table:data-pilot-member table:name="429.33" table:display="true" table:show-details="true"/>
                <table:data-pilot-member table:name="429.66" table:display="true" table:show-details="true"/>
                <table:data-pilot-member table:name="430.08" table:display="true" table:show-details="true"/>
                <table:data-pilot-member table:name="430.52" table:display="true" table:show-details="true"/>
                <table:data-pilot-member table:name="430.98" table:display="true" table:show-details="true"/>
                <table:data-pilot-member table:name="431.11" table:display="true" table:show-details="true"/>
                <table:data-pilot-member table:name="431.79" table:display="true" table:show-details="true"/>
                <table:data-pilot-member table:name="431.8" table:display="true" table:show-details="true"/>
                <table:data-pilot-member table:name="434.79" table:display="true" table:show-details="true"/>
                <table:data-pilot-member table:name="437" table:display="true" table:show-details="true"/>
                <table:data-pilot-member table:name="437.79" table:display="true" table:show-details="true"/>
                <table:data-pilot-member table:name="438.38" table:display="true" table:show-details="true"/>
                <table:data-pilot-member table:name="438.76" table:display="true" table:show-details="true"/>
                <table:data-pilot-member table:name="438.94" table:display="true" table:show-details="true"/>
                <table:data-pilot-member table:name="439.05" table:display="true" table:show-details="true"/>
                <table:data-pilot-member table:name="440.61" table:display="true" table:show-details="true"/>
                <table:data-pilot-member table:name="440.66" table:display="true" table:show-details="true"/>
                <table:data-pilot-member table:name="440.92" table:display="true" table:show-details="true"/>
                <table:data-pilot-member table:name="442.12" table:display="true" table:show-details="true"/>
                <table:data-pilot-member table:name="442.13" table:display="true" table:show-details="true"/>
                <table:data-pilot-member table:name="442.14" table:display="true" table:show-details="true"/>
                <table:data-pilot-member table:name="445.3" table:display="true" table:show-details="true"/>
                <table:data-pilot-member table:name="445.36" table:display="true" table:show-details="true"/>
                <table:data-pilot-member table:name="446.88" table:display="true" table:show-details="true"/>
                <table:data-pilot-member table:name="449" table:display="true" table:show-details="true"/>
                <table:data-pilot-member table:name="449.54" table:display="true" table:show-details="true"/>
                <table:data-pilot-member table:name="450" table:display="true" table:show-details="true"/>
                <table:data-pilot-member table:name="450.87" table:display="true" table:show-details="true"/>
                <table:data-pilot-member table:name="454.81" table:display="true" table:show-details="true"/>
                <table:data-pilot-member table:name="456.05" table:display="true" table:show-details="true"/>
                <table:data-pilot-member table:name="456.86" table:display="true" table:show-details="true"/>
                <table:data-pilot-member table:name="458.57" table:display="true" table:show-details="true"/>
                <table:data-pilot-member table:name="459.13" table:display="true" table:show-details="true"/>
                <table:data-pilot-member table:name="459.53" table:display="true" table:show-details="true"/>
                <table:data-pilot-member table:name="460.06" table:display="true" table:show-details="true"/>
                <table:data-pilot-member table:name="460.71" table:display="true" table:show-details="true"/>
                <table:data-pilot-member table:name="464" table:display="true" table:show-details="true"/>
                <table:data-pilot-member table:name="471.2" table:display="true" table:show-details="true"/>
                <table:data-pilot-member table:name="476.88" table:display="true" table:show-details="true"/>
                <table:data-pilot-member table:name="478.88" table:display="true" table:show-details="true"/>
                <table:data-pilot-member table:name="479.24" table:display="true" table:show-details="true"/>
                <table:data-pilot-member table:name="480.6" table:display="true" table:show-details="true"/>
                <table:data-pilot-member table:name="485.26" table:display="true" table:show-details="true"/>
                <table:data-pilot-member table:name="485.33" table:display="true" table:show-details="true"/>
                <table:data-pilot-member table:name="485.5" table:display="true" table:show-details="true"/>
                <table:data-pilot-member table:name="486.59" table:display="true" table:show-details="true"/>
                <table:data-pilot-member table:name="486.86" table:display="true" table:show-details="true"/>
                <table:data-pilot-member table:name="488.13" table:display="true" table:show-details="true"/>
                <table:data-pilot-member table:name="488.67" table:display="true" table:show-details="true"/>
                <table:data-pilot-member table:name="493.74" table:display="true" table:show-details="true"/>
                <table:data-pilot-member table:name="495.35" table:display="true" table:show-details="true"/>
                <table:data-pilot-member table:name="497.06" table:display="true" table:show-details="true"/>
                <table:data-pilot-member table:name="498.99" table:display="true" table:show-details="true"/>
                <table:data-pilot-member table:name="500" table:display="true" table:show-details="true"/>
                <table:data-pilot-member table:name="507.56" table:display="true" table:show-details="true"/>
                <table:data-pilot-member table:name="510.85" table:display="true" table:show-details="true"/>
                <table:data-pilot-member table:name="511.72" table:display="true" table:show-details="true"/>
                <table:data-pilot-member table:name="515.76" table:display="true" table:show-details="true"/>
                <table:data-pilot-member table:name="516.1" table:display="true" table:show-details="true"/>
                <table:data-pilot-member table:name="517.32" table:display="true" table:show-details="true"/>
                <table:data-pilot-member table:name="519.22" table:display="true" table:show-details="true"/>
                <table:data-pilot-member table:name="520.89" table:display="true" table:show-details="true"/>
                <table:data-pilot-member table:name="521.9" table:display="true" table:show-details="true"/>
                <table:data-pilot-member table:name="523.96" table:display="true" table:show-details="true"/>
                <table:data-pilot-member table:name="525" table:display="true" table:show-details="true"/>
                <table:data-pilot-member table:name="529.32" table:display="true" table:show-details="true"/>
                <table:data-pilot-member table:name="530.89" table:display="true" table:show-details="true"/>
                <table:data-pilot-member table:name="532.94" table:display="true" table:show-details="true"/>
                <table:data-pilot-member table:name="533.3" table:display="true" table:show-details="true"/>
                <table:data-pilot-member table:name="537.01" table:display="true" table:show-details="true"/>
                <table:data-pilot-member table:name="538.43" table:display="true" table:show-details="true"/>
                <table:data-pilot-member table:name="539.91" table:display="true" table:show-details="true"/>
                <table:data-pilot-member table:name="545.94" table:display="true" table:show-details="true"/>
                <table:data-pilot-member table:name="546.8" table:display="true" table:show-details="true"/>
                <table:data-pilot-member table:name="547" table:display="true" table:show-details="true"/>
                <table:data-pilot-member table:name="550" table:display="true" table:show-details="true"/>
                <table:data-pilot-member table:name="550.3" table:display="true" table:show-details="true"/>
                <table:data-pilot-member table:name="555.23" table:display="true" table:show-details="true"/>
                <table:data-pilot-member table:name="555.83" table:display="true" table:show-details="true"/>
                <table:data-pilot-member table:name="556.42" table:display="true" table:show-details="true"/>
                <table:data-pilot-member table:name="558.12" table:display="true" table:show-details="true"/>
                <table:data-pilot-member table:name="558.5" table:display="true" table:show-details="true"/>
                <table:data-pilot-member table:name="560.4" table:display="true" table:show-details="true"/>
                <table:data-pilot-member table:name="562.11" table:display="true" table:show-details="true"/>
                <table:data-pilot-member table:name="562.41" table:display="true" table:show-details="true"/>
                <table:data-pilot-member table:name="562.82" table:display="true" table:show-details="true"/>
                <table:data-pilot-member table:name="563.62" table:display="true" table:show-details="true"/>
                <table:data-pilot-member table:name="563.7" table:display="true" table:show-details="true"/>
                <table:data-pilot-member table:name="567.75" table:display="true" table:show-details="true"/>
                <table:data-pilot-member table:name="572.06" table:display="true" table:show-details="true"/>
                <table:data-pilot-member table:name="576" table:display="true" table:show-details="true"/>
                <table:data-pilot-member table:name="576.05" table:display="true" table:show-details="true"/>
                <table:data-pilot-member table:name="576.3" table:display="true" table:show-details="true"/>
                <table:data-pilot-member table:name="580.49" table:display="true" table:show-details="true"/>
                <table:data-pilot-member table:name="584.47" table:display="true" table:show-details="true"/>
                <table:data-pilot-member table:name="586.29" table:display="true" table:show-details="true"/>
                <table:data-pilot-member table:name="587.04" table:display="true" table:show-details="true"/>
                <table:data-pilot-member table:name="587.46" table:display="true" table:show-details="true"/>
                <table:data-pilot-member table:name="592.5" table:display="true" table:show-details="true"/>
                <table:data-pilot-member table:name="594.77" table:display="true" table:show-details="true"/>
                <table:data-pilot-member table:name="595.13" table:display="true" table:show-details="true"/>
                <table:data-pilot-member table:name="596.78" table:display="true" table:show-details="true"/>
                <table:data-pilot-member table:name="600" table:display="true" table:show-details="true"/>
                <table:data-pilot-member table:name="606.34" table:display="true" table:show-details="true"/>
                <table:data-pilot-member table:name="611.22" table:display="true" table:show-details="true"/>
                <table:data-pilot-member table:name="612.58" table:display="true" table:show-details="true"/>
                <table:data-pilot-member table:name="618.24" table:display="true" table:show-details="true"/>
                <table:data-pilot-member table:name="618.68" table:display="true" table:show-details="true"/>
                <table:data-pilot-member table:name="618.77" table:display="true" table:show-details="true"/>
                <table:data-pilot-member table:name="618.96" table:display="true" table:show-details="true"/>
                <table:data-pilot-member table:name="622.95" table:display="true" table:show-details="true"/>
                <table:data-pilot-member table:name="623.5" table:display="true" table:show-details="true"/>
                <table:data-pilot-member table:name="625" table:display="true" table:show-details="true"/>
                <table:data-pilot-member table:name="626.65" table:display="true" table:show-details="true"/>
                <table:data-pilot-member table:name="628.17" table:display="true" table:show-details="true"/>
                <table:data-pilot-member table:name="631.8" table:display="true" table:show-details="true"/>
                <table:data-pilot-member table:name="634.09" table:display="true" table:show-details="true"/>
                <table:data-pilot-member table:name="634.1" table:display="true" table:show-details="true"/>
                <table:data-pilot-member table:name="637.25" table:display="true" table:show-details="true"/>
                <table:data-pilot-member table:name="643.66" table:display="true" table:show-details="true"/>
                <table:data-pilot-member table:name="644" table:display="true" table:show-details="true"/>
                <table:data-pilot-member table:name="654" table:display="true" table:show-details="true"/>
                <table:data-pilot-member table:name="654.72" table:display="true" table:show-details="true"/>
                <table:data-pilot-member table:name="659.07" table:display="true" table:show-details="true"/>
                <table:data-pilot-member table:name="664.9" table:display="true" table:show-details="true"/>
                <table:data-pilot-member table:name="665" table:display="true" table:show-details="true"/>
                <table:data-pilot-member table:name="669.89" table:display="true" table:show-details="true"/>
                <table:data-pilot-member table:name="670" table:display="true" table:show-details="true"/>
                <table:data-pilot-member table:name="672" table:display="true" table:show-details="true"/>
                <table:data-pilot-member table:name="675" table:display="true" table:show-details="true"/>
                <table:data-pilot-member table:name="675.22" table:display="true" table:show-details="true"/>
                <table:data-pilot-member table:name="676.6" table:display="true" table:show-details="true"/>
                <table:data-pilot-member table:name="684.83" table:display="true" table:show-details="true"/>
                <table:data-pilot-member table:name="691.38" table:display="true" table:show-details="true"/>
                <table:data-pilot-member table:name="695.06" table:display="true" table:show-details="true"/>
                <table:data-pilot-member table:name="700" table:display="true" table:show-details="true"/>
                <table:data-pilot-member table:name="701.78" table:display="true" table:show-details="true"/>
                <table:data-pilot-member table:name="703.44" table:display="true" table:show-details="true"/>
                <table:data-pilot-member table:name="708.08" table:display="true" table:show-details="true"/>
                <table:data-pilot-member table:name="708.5" table:display="true" table:show-details="true"/>
                <table:data-pilot-member table:name="709.59" table:display="true" table:show-details="true"/>
                <table:data-pilot-member table:name="712.22" table:display="true" table:show-details="true"/>
                <table:data-pilot-member table:name="713.36" table:display="true" table:show-details="true"/>
                <table:data-pilot-member table:name="715.01" table:display="true" table:show-details="true"/>
                <table:data-pilot-member table:name="716.95" table:display="true" table:show-details="true"/>
                <table:data-pilot-member table:name="720.5" table:display="true" table:show-details="true"/>
                <table:data-pilot-member table:name="724.82" table:display="true" table:show-details="true"/>
                <table:data-pilot-member table:name="726.3" table:display="true" table:show-details="true"/>
                <table:data-pilot-member table:name="728.71" table:display="true" table:show-details="true"/>
                <table:data-pilot-member table:name="730.6" table:display="true" table:show-details="true"/>
                <table:data-pilot-member table:name="735.27" table:display="true" table:show-details="true"/>
                <table:data-pilot-member table:name="737" table:display="true" table:show-details="true"/>
                <table:data-pilot-member table:name="737.7" table:display="true" table:show-details="true"/>
                <table:data-pilot-member table:name="744.38" table:display="true" table:show-details="true"/>
                <table:data-pilot-member table:name="748.75" table:display="true" table:show-details="true"/>
                <table:data-pilot-member table:name="754.47" table:display="true" table:show-details="true"/>
                <table:data-pilot-member table:name="754.78" table:display="true" table:show-details="true"/>
                <table:data-pilot-member table:name="758.98" table:display="true" table:show-details="true"/>
                <table:data-pilot-member table:name="761.18" table:display="true" table:show-details="true"/>
                <table:data-pilot-member table:name="767.67" table:display="true" table:show-details="true"/>
                <table:data-pilot-member table:name="770" table:display="true" table:show-details="true"/>
                <table:data-pilot-member table:name="779.79" table:display="true" table:show-details="true"/>
                <table:data-pilot-member table:name="779.93" table:display="true" table:show-details="true"/>
                <table:data-pilot-member table:name="781.86" table:display="true" table:show-details="true"/>
                <table:data-pilot-member table:name="782.02" table:display="true" table:show-details="true"/>
                <table:data-pilot-member table:name="784.99" table:display="true" table:show-details="true"/>
                <table:data-pilot-member table:name="788.12" table:display="true" table:show-details="true"/>
                <table:data-pilot-member table:name="795" table:display="true" table:show-details="true"/>
                <table:data-pilot-member table:name="801.69" table:display="true" table:show-details="true"/>
                <table:data-pilot-member table:name="802.4" table:display="true" table:show-details="true"/>
                <table:data-pilot-member table:name="802.94" table:display="true" table:show-details="true"/>
                <table:data-pilot-member table:name="815.08" table:display="true" table:show-details="true"/>
                <table:data-pilot-member table:name="820.63" table:display="true" table:show-details="true"/>
                <table:data-pilot-member table:name="824.21" table:display="true" table:show-details="true"/>
                <table:data-pilot-member table:name="826.38" table:display="true" table:show-details="true"/>
                <table:data-pilot-member table:name="827.75" table:display="true" table:show-details="true"/>
                <table:data-pilot-member table:name="828.28" table:display="true" table:show-details="true"/>
                <table:data-pilot-member table:name="831.02" table:display="true" table:show-details="true"/>
                <table:data-pilot-member table:name="833.47" table:display="true" table:show-details="true"/>
                <table:data-pilot-member table:name="836.84" table:display="true" table:show-details="true"/>
                <table:data-pilot-member table:name="837.6" table:display="true" table:show-details="true"/>
                <table:data-pilot-member table:name="842.85" table:display="true" table:show-details="true"/>
                <table:data-pilot-member table:name="848.4" table:display="true" table:show-details="true"/>
                <table:data-pilot-member table:name="848.72" table:display="true" table:show-details="true"/>
                <table:data-pilot-member table:name="850.42" table:display="true" table:show-details="true"/>
                <table:data-pilot-member table:name="853" table:display="true" table:show-details="true"/>
                <table:data-pilot-member table:name="856.99" table:display="true" table:show-details="true"/>
                <table:data-pilot-member table:name="857.99" table:display="true" table:show-details="true"/>
                <table:data-pilot-member table:name="858.43" table:display="true" table:show-details="true"/>
                <table:data-pilot-member table:name="867.56" table:display="true" table:show-details="true"/>
                <table:data-pilot-member table:name="868.36" table:display="true" table:show-details="true"/>
                <table:data-pilot-member table:name="869.13" table:display="true" table:show-details="true"/>
                <table:data-pilot-member table:name="873.89" table:display="true" table:show-details="true"/>
                <table:data-pilot-member table:name="874" table:display="true" table:show-details="true"/>
                <table:data-pilot-member table:name="875.45" table:display="true" table:show-details="true"/>
                <table:data-pilot-member table:name="882.7" table:display="true" table:show-details="true"/>
                <table:data-pilot-member table:name="886.31" table:display="true" table:show-details="true"/>
                <table:data-pilot-member table:name="887.2" table:display="true" table:show-details="true"/>
                <table:data-pilot-member table:name="889" table:display="true" table:show-details="true"/>
                <table:data-pilot-member table:name="890" table:display="true" table:show-details="true"/>
                <table:data-pilot-member table:name="899.6" table:display="true" table:show-details="true"/>
                <table:data-pilot-member table:name="900" table:display="true" table:show-details="true"/>
                <table:data-pilot-member table:name="900.65" table:display="true" table:show-details="true"/>
                <table:data-pilot-member table:name="909.32" table:display="true" table:show-details="true"/>
                <table:data-pilot-member table:name="910.51" table:display="true" table:show-details="true"/>
                <table:data-pilot-member table:name="918.67" table:display="true" table:show-details="true"/>
                <table:data-pilot-member table:name="919.34" table:display="true" table:show-details="true"/>
                <table:data-pilot-member table:name="935.29" table:display="true" table:show-details="true"/>
                <table:data-pilot-member table:name="938.23" table:display="true" table:show-details="true"/>
                <table:data-pilot-member table:name="942.25" table:display="true" table:show-details="true"/>
                <table:data-pilot-member table:name="946.61" table:display="true" table:show-details="true"/>
                <table:data-pilot-member table:name="947.43" table:display="true" table:show-details="true"/>
                <table:data-pilot-member table:name="950.17" table:display="true" table:show-details="true"/>
                <table:data-pilot-member table:name="955.1" table:display="true" table:show-details="true"/>
                <table:data-pilot-member table:name="959.4" table:display="true" table:show-details="true"/>
                <table:data-pilot-member table:name="967.88" table:display="true" table:show-details="true"/>
                <table:data-pilot-member table:name="977.24" table:display="true" table:show-details="true"/>
                <table:data-pilot-member table:name="986.16" table:display="true" table:show-details="true"/>
                <table:data-pilot-member table:name="990.27" table:display="true" table:show-details="true"/>
                <table:data-pilot-member table:name="991.49" table:display="true" table:show-details="true"/>
                <table:data-pilot-member table:name="995.31" table:display="true" table:show-details="true"/>
                <table:data-pilot-member table:name="999.26" table:display="true" table:show-details="true"/>
                <table:data-pilot-member table:name="1000" table:display="true" table:show-details="true"/>
                <table:data-pilot-member table:name="1002.52" table:display="true" table:show-details="true"/>
                <table:data-pilot-member table:name="1006.65" table:display="true" table:show-details="true"/>
                <table:data-pilot-member table:name="1016.56" table:display="true" table:show-details="true"/>
                <table:data-pilot-member table:name="1025.16" table:display="true" table:show-details="true"/>
                <table:data-pilot-member table:name="1035" table:display="true" table:show-details="true"/>
                <table:data-pilot-member table:name="1050" table:display="true" table:show-details="true"/>
                <table:data-pilot-member table:name="1056.16" table:display="true" table:show-details="true"/>
                <table:data-pilot-member table:name="1058.57" table:display="true" table:show-details="true"/>
                <table:data-pilot-member table:name="1060" table:display="true" table:show-details="true"/>
                <table:data-pilot-member table:name="1066.11" table:display="true" table:show-details="true"/>
                <table:data-pilot-member table:name="1072.5" table:display="true" table:show-details="true"/>
                <table:data-pilot-member table:name="1080" table:display="true" table:show-details="true"/>
                <table:data-pilot-member table:name="1080.37" table:display="true" table:show-details="true"/>
                <table:data-pilot-member table:name="1082.12" table:display="true" table:show-details="true"/>
                <table:data-pilot-member table:name="1084.07" table:display="true" table:show-details="true"/>
                <table:data-pilot-member table:name="1090.29" table:display="true" table:show-details="true"/>
                <table:data-pilot-member table:name="1096.67" table:display="true" table:show-details="true"/>
                <table:data-pilot-member table:name="1113" table:display="true" table:show-details="true"/>
                <table:data-pilot-member table:name="1114.29" table:display="true" table:show-details="true"/>
                <table:data-pilot-member table:name="1120" table:display="true" table:show-details="true"/>
                <table:data-pilot-member table:name="1128.8" table:display="true" table:show-details="true"/>
                <table:data-pilot-member table:name="1131.9" table:display="true" table:show-details="true"/>
                <table:data-pilot-member table:name="1132.51" table:display="true" table:show-details="true"/>
                <table:data-pilot-member table:name="1139.99" table:display="true" table:show-details="true"/>
                <table:data-pilot-member table:name="1145.78" table:display="true" table:show-details="true"/>
                <table:data-pilot-member table:name="1160" table:display="true" table:show-details="true"/>
                <table:data-pilot-member table:name="1179.89" table:display="true" table:show-details="true"/>
                <table:data-pilot-member table:name="1180" table:display="true" table:show-details="true"/>
                <table:data-pilot-member table:name="1182.59" table:display="true" table:show-details="true"/>
                <table:data-pilot-member table:name="1184.14" table:display="true" table:show-details="true"/>
                <table:data-pilot-member table:name="1184.26" table:display="true" table:show-details="true"/>
                <table:data-pilot-member table:name="1184.75" table:display="true" table:show-details="true"/>
                <table:data-pilot-member table:name="1185.22" table:display="true" table:show-details="true"/>
                <table:data-pilot-member table:name="1186.45" table:display="true" table:show-details="true"/>
                <table:data-pilot-member table:name="1192.11" table:display="true" table:show-details="true"/>
                <table:data-pilot-member table:name="1193.5" table:display="true" table:show-details="true"/>
                <table:data-pilot-member table:name="1200" table:display="true" table:show-details="true"/>
                <table:data-pilot-member table:name="1207.75" table:display="true" table:show-details="true"/>
                <table:data-pilot-member table:name="1208" table:display="true" table:show-details="true"/>
                <table:data-pilot-member table:name="1220" table:display="true" table:show-details="true"/>
                <table:data-pilot-member table:name="1236.28" table:display="true" table:show-details="true"/>
                <table:data-pilot-member table:name="1241.79" table:display="true" table:show-details="true"/>
                <table:data-pilot-member table:name="1249" table:display="true" table:show-details="true"/>
                <table:data-pilot-member table:name="1250" table:display="true" table:show-details="true"/>
                <table:data-pilot-member table:name="1254.14" table:display="true" table:show-details="true"/>
                <table:data-pilot-member table:name="1254.41" table:display="true" table:show-details="true"/>
                <table:data-pilot-member table:name="1259.67" table:display="true" table:show-details="true"/>
                <table:data-pilot-member table:name="1274" table:display="true" table:show-details="true"/>
                <table:data-pilot-member table:name="1282.12" table:display="true" table:show-details="true"/>
                <table:data-pilot-member table:name="1300" table:display="true" table:show-details="true"/>
                <table:data-pilot-member table:name="1303" table:display="true" table:show-details="true"/>
                <table:data-pilot-member table:name="1304.51" table:display="true" table:show-details="true"/>
                <table:data-pilot-member table:name="1321.35" table:display="true" table:show-details="true"/>
                <table:data-pilot-member table:name="1333.44" table:display="true" table:show-details="true"/>
                <table:data-pilot-member table:name="1341.01" table:display="true" table:show-details="true"/>
                <table:data-pilot-member table:name="1346.88" table:display="true" table:show-details="true"/>
                <table:data-pilot-member table:name="1350.05" table:display="true" table:show-details="true"/>
                <table:data-pilot-member table:name="1363.64" table:display="true" table:show-details="true"/>
                <table:data-pilot-member table:name="1364.3" table:display="true" table:show-details="true"/>
                <table:data-pilot-member table:name="1374.58" table:display="true" table:show-details="true"/>
                <table:data-pilot-member table:name="1377.49" table:display="true" table:show-details="true"/>
                <table:data-pilot-member table:name="1378.47" table:display="true" table:show-details="true"/>
                <table:data-pilot-member table:name="1379.73" table:display="true" table:show-details="true"/>
                <table:data-pilot-member table:name="1396.61" table:display="true" table:show-details="true"/>
                <table:data-pilot-member table:name="1396.82" table:display="true" table:show-details="true"/>
                <table:data-pilot-member table:name="1397.07" table:display="true" table:show-details="true"/>
                <table:data-pilot-member table:name="1399.82" table:display="true" table:show-details="true"/>
                <table:data-pilot-member table:name="1400" table:display="true" table:show-details="true"/>
                <table:data-pilot-member table:name="1415.39" table:display="true" table:show-details="true"/>
                <table:data-pilot-member table:name="1426.9" table:display="true" table:show-details="true"/>
                <table:data-pilot-member table:name="1448.95" table:display="true" table:show-details="true"/>
                <table:data-pilot-member table:name="1455.46" table:display="true" table:show-details="true"/>
                <table:data-pilot-member table:name="1456" table:display="true" table:show-details="true"/>
                <table:data-pilot-member table:name="1466" table:display="true" table:show-details="true"/>
                <table:data-pilot-member table:name="1472.65" table:display="true" table:show-details="true"/>
                <table:data-pilot-member table:name="1473.34" table:display="true" table:show-details="true"/>
                <table:data-pilot-member table:name="1474.69" table:display="true" table:show-details="true"/>
                <table:data-pilot-member table:name="1490.53" table:display="true" table:show-details="true"/>
                <table:data-pilot-member table:name="1491.14" table:display="true" table:show-details="true"/>
                <table:data-pilot-member table:name="1491.71" table:display="true" table:show-details="true"/>
                <table:data-pilot-member table:name="1494.83" table:display="true" table:show-details="true"/>
                <table:data-pilot-member table:name="1500" table:display="true" table:show-details="true"/>
                <table:data-pilot-member table:name="1501.69" table:display="true" table:show-details="true"/>
                <table:data-pilot-member table:name="1515" table:display="true" table:show-details="true"/>
                <table:data-pilot-member table:name="1519.52" table:display="true" table:show-details="true"/>
                <table:data-pilot-member table:name="1536.57" table:display="true" table:show-details="true"/>
                <table:data-pilot-member table:name="1550" table:display="true" table:show-details="true"/>
                <table:data-pilot-member table:name="1558.99" table:display="true" table:show-details="true"/>
                <table:data-pilot-member table:name="1568.71" table:display="true" table:show-details="true"/>
                <table:data-pilot-member table:name="1576.12" table:display="true" table:show-details="true"/>
                <table:data-pilot-member table:name="1576.88" table:display="true" table:show-details="true"/>
                <table:data-pilot-member table:name="1582.55" table:display="true" table:show-details="true"/>
                <table:data-pilot-member table:name="1583.17" table:display="true" table:show-details="true"/>
                <table:data-pilot-member table:name="1583.31" table:display="true" table:show-details="true"/>
                <table:data-pilot-member table:name="1587.03" table:display="true" table:show-details="true"/>
                <table:data-pilot-member table:name="1590" table:display="true" table:show-details="true"/>
                <table:data-pilot-member table:name="1592.69" table:display="true" table:show-details="true"/>
                <table:data-pilot-member table:name="1598.38" table:display="true" table:show-details="true"/>
                <table:data-pilot-member table:name="1615.75" table:display="true" table:show-details="true"/>
                <table:data-pilot-member table:name="1619.14" table:display="true" table:show-details="true"/>
                <table:data-pilot-member table:name="1631.01" table:display="true" table:show-details="true"/>
                <table:data-pilot-member table:name="1638.97" table:display="true" table:show-details="true"/>
                <table:data-pilot-member table:name="1654.33" table:display="true" table:show-details="true"/>
                <table:data-pilot-member table:name="1661.11" table:display="true" table:show-details="true"/>
                <table:data-pilot-member table:name="1675.07" table:display="true" table:show-details="true"/>
                <table:data-pilot-member table:name="1703.56" table:display="true" table:show-details="true"/>
                <table:data-pilot-member table:name="1711.22" table:display="true" table:show-details="true"/>
                <table:data-pilot-member table:name="1724" table:display="true" table:show-details="true"/>
                <table:data-pilot-member table:name="1724.07" table:display="true" table:show-details="true"/>
                <table:data-pilot-member table:name="1735.83" table:display="true" table:show-details="true"/>
                <table:data-pilot-member table:name="1744.32" table:display="true" table:show-details="true"/>
                <table:data-pilot-member table:name="1756.08" table:display="true" table:show-details="true"/>
                <table:data-pilot-member table:name="1767.89" table:display="true" table:show-details="true"/>
                <table:data-pilot-member table:name="1769.66" table:display="true" table:show-details="true"/>
                <table:data-pilot-member table:name="1770.48" table:display="true" table:show-details="true"/>
                <table:data-pilot-member table:name="1771.68" table:display="true" table:show-details="true"/>
                <table:data-pilot-member table:name="1800" table:display="true" table:show-details="true"/>
                <table:data-pilot-member table:name="1802.21" table:display="true" table:show-details="true"/>
                <table:data-pilot-member table:name="1822.7" table:display="true" table:show-details="true"/>
                <table:data-pilot-member table:name="1826.54" table:display="true" table:show-details="true"/>
                <table:data-pilot-member table:name="1850.28" table:display="true" table:show-details="true"/>
                <table:data-pilot-member table:name="1854.45" table:display="true" table:show-details="true"/>
                <table:data-pilot-member table:name="1879" table:display="true" table:show-details="true"/>
                <table:data-pilot-member table:name="1900" table:display="true" table:show-details="true"/>
                <table:data-pilot-member table:name="1938.69" table:display="true" table:show-details="true"/>
                <table:data-pilot-member table:name="1939.94" table:display="true" table:show-details="true"/>
                <table:data-pilot-member table:name="1961.19" table:display="true" table:show-details="true"/>
                <table:data-pilot-member table:name="1983.82" table:display="true" table:show-details="true"/>
                <table:data-pilot-member table:name="1989" table:display="true" table:show-details="true"/>
                <table:data-pilot-member table:name="1995.15" table:display="true" table:show-details="true"/>
                <table:data-pilot-member table:name="2000" table:display="true" table:show-details="true"/>
                <table:data-pilot-member table:name="2041.14" table:display="true" table:show-details="true"/>
                <table:data-pilot-member table:name="2073.93" table:display="true" table:show-details="true"/>
                <table:data-pilot-member table:name="2073.96" table:display="true" table:show-details="true"/>
                <table:data-pilot-member table:name="2100.05" table:display="true" table:show-details="true"/>
                <table:data-pilot-member table:name="2124.19" table:display="true" table:show-details="true"/>
                <table:data-pilot-member table:name="2128.41" table:display="true" table:show-details="true"/>
                <table:data-pilot-member table:name="2143.51" table:display="true" table:show-details="true"/>
                <table:data-pilot-member table:name="2170.64" table:display="true" table:show-details="true"/>
                <table:data-pilot-member table:name="2170.68" table:display="true" table:show-details="true"/>
                <table:data-pilot-member table:name="2178" table:display="true" table:show-details="true"/>
                <table:data-pilot-member table:name="2190.25" table:display="true" table:show-details="true"/>
                <table:data-pilot-member table:name="2197.1" table:display="true" table:show-details="true"/>
                <table:data-pilot-member table:name="2231.04" table:display="true" table:show-details="true"/>
                <table:data-pilot-member table:name="2250.04" table:display="true" table:show-details="true"/>
                <table:data-pilot-member table:name="2252.71" table:display="true" table:show-details="true"/>
                <table:data-pilot-member table:name="2266.86" table:display="true" table:show-details="true"/>
                <table:data-pilot-member table:name="2321.2" table:display="true" table:show-details="true"/>
                <table:data-pilot-member table:name="2329.45" table:display="true" table:show-details="true"/>
                <table:data-pilot-member table:name="2344.1" table:display="true" table:show-details="true"/>
                <table:data-pilot-member table:name="2364.74" table:display="true" table:show-details="true"/>
                <table:data-pilot-member table:name="2397.77" table:display="true" table:show-details="true"/>
                <table:data-pilot-member table:name="2404.82" table:display="true" table:show-details="true"/>
                <table:data-pilot-member table:name="2407.06" table:display="true" table:show-details="true"/>
                <table:data-pilot-member table:name="2414.4" table:display="true" table:show-details="true"/>
                <table:data-pilot-member table:name="2426.5" table:display="true" table:show-details="true"/>
                <table:data-pilot-member table:name="2427.59" table:display="true" table:show-details="true"/>
                <table:data-pilot-member table:name="2438.48" table:display="true" table:show-details="true"/>
                <table:data-pilot-member table:name="2464.32" table:display="true" table:show-details="true"/>
                <table:data-pilot-member table:name="2481.58" table:display="true" table:show-details="true"/>
                <table:data-pilot-member table:name="2488.26" table:display="true" table:show-details="true"/>
                <table:data-pilot-member table:name="2490.68" table:display="true" table:show-details="true"/>
                <table:data-pilot-member table:name="2500" table:display="true" table:show-details="true"/>
                <table:data-pilot-member table:name="2522.47" table:display="true" table:show-details="true"/>
                <table:data-pilot-member table:name="2556.63" table:display="true" table:show-details="true"/>
                <table:data-pilot-member table:name="2562.16" table:display="true" table:show-details="true"/>
                <table:data-pilot-member table:name="2562.46" table:display="true" table:show-details="true"/>
                <table:data-pilot-member table:name="2568.12" table:display="true" table:show-details="true"/>
                <table:data-pilot-member table:name="2592.15" table:display="true" table:show-details="true"/>
                <table:data-pilot-member table:name="2600" table:display="true" table:show-details="true"/>
                <table:data-pilot-member table:name="2611.84" table:display="true" table:show-details="true"/>
                <table:data-pilot-member table:name="2629.16" table:display="true" table:show-details="true"/>
                <table:data-pilot-member table:name="2665.9" table:display="true" table:show-details="true"/>
                <table:data-pilot-member table:name="2679.37" table:display="true" table:show-details="true"/>
                <table:data-pilot-member table:name="2693.22" table:display="true" table:show-details="true"/>
                <table:data-pilot-member table:name="2728.85" table:display="true" table:show-details="true"/>
                <table:data-pilot-member table:name="2738.15" table:display="true" table:show-details="true"/>
                <table:data-pilot-member table:name="2792.44" table:display="true" table:show-details="true"/>
                <table:data-pilot-member table:name="2797.36" table:display="true" table:show-details="true"/>
                <table:data-pilot-member table:name="2829.28" table:display="true" table:show-details="true"/>
                <table:data-pilot-member table:name="2840.1" table:display="true" table:show-details="true"/>
                <table:data-pilot-member table:name="2876.69" table:display="true" table:show-details="true"/>
                <table:data-pilot-member table:name="3023.83" table:display="true" table:show-details="true"/>
                <table:data-pilot-member table:name="3030" table:display="true" table:show-details="true"/>
                <table:data-pilot-member table:name="3035" table:display="true" table:show-details="true"/>
                <table:data-pilot-member table:name="3039.41" table:display="true" table:show-details="true"/>
                <table:data-pilot-member table:name="3040.31" table:display="true" table:show-details="true"/>
                <table:data-pilot-member table:name="3125.32" table:display="true" table:show-details="true"/>
                <table:data-pilot-member table:name="3126" table:display="true" table:show-details="true"/>
                <table:data-pilot-member table:name="3170.93" table:display="true" table:show-details="true"/>
                <table:data-pilot-member table:name="3264" table:display="true" table:show-details="true"/>
                <table:data-pilot-member table:name="3302.13" table:display="true" table:show-details="true"/>
                <table:data-pilot-member table:name="3387.11" table:display="true" table:show-details="true"/>
                <table:data-pilot-member table:name="3446.92" table:display="true" table:show-details="true"/>
                <table:data-pilot-member table:name="3540.49" table:display="true" table:show-details="true"/>
                <table:data-pilot-member table:name="3600" table:display="true" table:show-details="true"/>
                <table:data-pilot-member table:name="3641.92" table:display="true" table:show-details="true"/>
                <table:data-pilot-member table:name="3650" table:display="true" table:show-details="true"/>
                <table:data-pilot-member table:name="3823.78" table:display="true" table:show-details="true"/>
                <table:data-pilot-member table:name="3957.66" table:display="true" table:show-details="true"/>
                <table:data-pilot-member table:name="3967.64" table:display="true" table:show-details="true"/>
                <table:data-pilot-member table:name="3976.73" table:display="true" table:show-details="true"/>
                <table:data-pilot-member table:name="4131.23" table:display="true" table:show-details="true"/>
                <table:data-pilot-member table:name="4176.83" table:display="true" table:show-details="true"/>
                <table:data-pilot-member table:name="4176.87" table:display="true" table:show-details="true"/>
                <table:data-pilot-member table:name="4638.5" table:display="true" table:show-details="true"/>
                <table:data-pilot-member table:name="4721.3" table:display="true" table:show-details="true"/>
                <table:data-pilot-member table:name="4795" table:display="true" table:show-details="true"/>
                <table:data-pilot-member table:name="4804.7" table:display="true" table:show-details="true"/>
                <table:data-pilot-member table:name="4911" table:display="true" table:show-details="true"/>
                <table:data-pilot-member table:name="4940" table:display="true" table:show-details="true"/>
                <table:data-pilot-member table:name="5155.62" table:display="true" table:show-details="true"/>
                <table:data-pilot-member table:name="5175.72" table:display="true" table:show-details="true"/>
                <table:data-pilot-member table:name="5718.4" table:display="true" table:show-details="true"/>
                <table:data-pilot-member table:name="5737.2" table:display="true" table:show-details="true"/>
                <table:data-pilot-member table:name="5952.95" table:display="true" table:show-details="true"/>
                <table:data-pilot-member table:name="5979.77" table:display="true" table:show-details="true"/>
                <table:data-pilot-member table:name="5990" table:display="true" table:show-details="true"/>
                <table:data-pilot-member table:name="6115.81" table:display="true" table:show-details="true"/>
                <table:data-pilot-member table:name="6200" table:display="true" table:show-details="true"/>
                <table:data-pilot-member table:name="6223.32" table:display="true" table:show-details="true"/>
                <table:data-pilot-member table:name="6252.52" table:display="true" table:show-details="true"/>
                <table:data-pilot-member table:name="6324.9" table:display="true" table:show-details="true"/>
                <table:data-pilot-member table:name="6347.79" table:display="true" table:show-details="true"/>
                <table:data-pilot-member table:name="6400" table:display="true" table:show-details="true"/>
                <table:data-pilot-member table:name="6419.65" table:display="true" table:show-details="true"/>
                <table:data-pilot-member table:name="6500" table:display="true" table:show-details="true"/>
                <table:data-pilot-member table:name="6546.42" table:display="true" table:show-details="true"/>
                <table:data-pilot-member table:name="6712.2" table:display="true" table:show-details="true"/>
                <table:data-pilot-member table:name="6793.05" table:display="true" table:show-details="true"/>
                <table:data-pilot-member table:name="6900" table:display="true" table:show-details="true"/>
                <table:data-pilot-member table:name="6931.33" table:display="true" table:show-details="true"/>
                <table:data-pilot-member table:name="6994.69" table:display="true" table:show-details="true"/>
                <table:data-pilot-member table:name="7280" table:display="true" table:show-details="true"/>
                <table:data-pilot-member table:name="7280.94" table:display="true" table:show-details="true"/>
                <table:data-pilot-member table:name="7348.58" table:display="true" table:show-details="true"/>
                <table:data-pilot-member table:name="7775.4" table:display="true" table:show-details="true"/>
                <table:data-pilot-member table:name="8157.66" table:display="true" table:show-details="true"/>
                <table:data-pilot-member table:name="8773.31" table:display="true" table:show-details="true"/>
                <table:data-pilot-member table:name="8841.25" table:display="true" table:show-details="true"/>
                <table:data-pilot-member table:name="9063.49" table:display="true" table:show-details="true"/>
                <table:data-pilot-member table:name="9277.51" table:display="true" table:show-details="true"/>
                <table:data-pilot-member table:name="9294.48" table:display="true" table:show-details="true"/>
                <table:data-pilot-member table:name="9298.8" table:display="true" table:show-details="true"/>
                <table:data-pilot-member table:name="9327.08" table:display="true" table:show-details="true"/>
                <table:data-pilot-member table:name="9339.64" table:display="true" table:show-details="true"/>
                <table:data-pilot-member table:name="9774.85" table:display="true" table:show-details="true"/>
                <table:data-pilot-member table:name="9875.61" table:display="true" table:show-details="true"/>
                <table:data-pilot-member table:name="9889.02" table:display="true" table:show-details="true"/>
                <table:data-pilot-member table:name="9891.31" table:display="true" table:show-details="true"/>
                <table:data-pilot-member table:name="10000" table:display="true" table:show-details="true"/>
                <table:data-pilot-member table:name="10326.79" table:display="true" table:show-details="true"/>
                <table:data-pilot-member table:name="10374.17" table:display="true" table:show-details="true"/>
                <table:data-pilot-member table:name="10763.9" table:display="true" table:show-details="true"/>
                <table:data-pilot-member table:name="11765.6" table:display="true" table:show-details="true"/>
                <table:data-pilot-member table:name="11909.39" table:display="true" table:show-details="true"/>
                <table:data-pilot-member table:name="13313.8" table:display="true" table:show-details="true"/>
                <table:data-pilot-member table:name="15559.93" table:display="true" table:show-details="true"/>
                <table:data-pilot-member table:name="16591.28" table:display="true" table:show-details="true"/>
                <table:data-pilot-member table:name="16928.81" table:display="true" table:show-details="true"/>
                <table:data-pilot-member table:name="17157.35" table:display="true" table:show-details="true"/>
                <table:data-pilot-member table:name="17697.81" table:display="true" table:show-details="true"/>
                <table:data-pilot-member table:name="17829.45" table:display="true" table:show-details="true"/>
                <table:data-pilot-member table:name="17853.58" table:display="true" table:show-details="true"/>
                <table:data-pilot-member table:name="18075.25" table:display="true" table:show-details="true"/>
                <table:data-pilot-member table:name="18517.99" table:display="true" table:show-details="true"/>
                <table:data-pilot-member table:name="18785.46" table:display="true" table:show-details="true"/>
                <table:data-pilot-member table:name="19029.22" table:display="true" table:show-details="true"/>
                <table:data-pilot-member table:name="19059.33" table:display="true" table:show-details="true"/>
                <table:data-pilot-member table:name="19286.06" table:display="true" table:show-details="true"/>
                <table:data-pilot-member table:name="19549.46" table:display="true" table:show-details="true"/>
                <table:data-pilot-member table:name="19676.37" table:display="true" table:show-details="true"/>
                <table:data-pilot-member table:name="20933.78" table:display="true" table:show-details="true"/>
                <table:data-pilot-member table:name="29414.01" table:display="true" table:show-details="true"/>
                <table:data-pilot-member table:name="43546.8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redit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0.04" table:display="true" table:show-details="true"/>
                <table:data-pilot-member table:name="0.09" table:display="true" table:show-details="true"/>
                <table:data-pilot-member table:name="0.1" table:display="true" table:show-details="true"/>
                <table:data-pilot-member table:name="0.13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19" table:display="true" table:show-details="true"/>
                <table:data-pilot-member table:name="0.2" table:display="true" table:show-details="true"/>
                <table:data-pilot-member table:name="0.22" table:display="true" table:show-details="true"/>
                <table:data-pilot-member table:name="0.25" table:display="true" table:show-details="true"/>
                <table:data-pilot-member table:name="0.28" table:display="true" table:show-details="true"/>
                <table:data-pilot-member table:name="0.29" table:display="true" table:show-details="true"/>
                <table:data-pilot-member table:name="0.3" table:display="true" table:show-details="true"/>
                <table:data-pilot-member table:name="0.31" table:display="true" table:show-details="true"/>
                <table:data-pilot-member table:name="0.34" table:display="true" table:show-details="true"/>
                <table:data-pilot-member table:name="0.35" table:display="true" table:show-details="true"/>
                <table:data-pilot-member table:name="0.36" table:display="true" table:show-details="true"/>
                <table:data-pilot-member table:name="0.38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42" table:display="true" table:show-details="true"/>
                <table:data-pilot-member table:name="0.43" table:display="true" table:show-details="true"/>
                <table:data-pilot-member table:name="0.44" table:display="true" table:show-details="true"/>
                <table:data-pilot-member table:name="0.45" table:display="true" table:show-details="true"/>
                <table:data-pilot-member table:name="0.47" table:display="true" table:show-details="true"/>
                <table:data-pilot-member table:name="0.48" table:display="true" table:show-details="true"/>
                <table:data-pilot-member table:name="0.51" table:display="true" table:show-details="true"/>
                <table:data-pilot-member table:name="0.54" table:display="true" table:show-details="true"/>
                <table:data-pilot-member table:name="0.55" table:display="true" table:show-details="true"/>
                <table:data-pilot-member table:name="0.66" table:display="true" table:show-details="true"/>
                <table:data-pilot-member table:name="0.7" table:display="true" table:show-details="true"/>
                <table:data-pilot-member table:name="0.73" table:display="true" table:show-details="true"/>
                <table:data-pilot-member table:name="0.77" table:display="true" table:show-details="true"/>
                <table:data-pilot-member table:name="0.8" table:display="true" table:show-details="true"/>
                <table:data-pilot-member table:name="0.83" table:display="true" table:show-details="true"/>
                <table:data-pilot-member table:name="0.85" table:display="true" table:show-details="true"/>
                <table:data-pilot-member table:name="0.87" table:display="true" table:show-details="true"/>
                <table:data-pilot-member table:name="0.89" table:display="true" table:show-details="true"/>
                <table:data-pilot-member table:name="0.92" table:display="true" table:show-details="true"/>
                <table:data-pilot-member table:name="0.93" table:display="true" table:show-details="true"/>
                <table:data-pilot-member table:name="0.95" table:display="true" table:show-details="true"/>
                <table:data-pilot-member table:name="1" table:display="true" table:show-details="true"/>
                <table:data-pilot-member table:name="1.01" table:display="true" table:show-details="true"/>
                <table:data-pilot-member table:name="1.03" table:display="true" table:show-details="true"/>
                <table:data-pilot-member table:name="1.05" table:display="true" table:show-details="true"/>
                <table:data-pilot-member table:name="1.06" table:display="true" table:show-details="true"/>
                <table:data-pilot-member table:name="1.09" table:display="true" table:show-details="true"/>
                <table:data-pilot-member table:name="1.1" table:display="true" table:show-details="true"/>
                <table:data-pilot-member table:name="1.13" table:display="true" table:show-details="true"/>
                <table:data-pilot-member table:name="1.17" table:display="true" table:show-details="true"/>
                <table:data-pilot-member table:name="1.19" table:display="true" table:show-details="true"/>
                <table:data-pilot-member table:name="1.23" table:display="true" table:show-details="true"/>
                <table:data-pilot-member table:name="1.26" table:display="true" table:show-details="true"/>
                <table:data-pilot-member table:name="1.28" table:display="true" table:show-details="true"/>
                <table:data-pilot-member table:name="1.29" table:display="true" table:show-details="true"/>
                <table:data-pilot-member table:name="1.3" table:display="true" table:show-details="true"/>
                <table:data-pilot-member table:name="1.31" table:display="true" table:show-details="true"/>
                <table:data-pilot-member table:name="1.34" table:display="true" table:show-details="true"/>
                <table:data-pilot-member table:name="1.35" table:display="true" table:show-details="true"/>
                <table:data-pilot-member table:name="1.4" table:display="true" table:show-details="true"/>
                <table:data-pilot-member table:name="1.41" table:display="true" table:show-details="true"/>
                <table:data-pilot-member table:name="1.43" table:display="true" table:show-details="true"/>
                <table:data-pilot-member table:name="1.44" table:display="true" table:show-details="true"/>
                <table:data-pilot-member table:name="1.47" table:display="true" table:show-details="true"/>
                <table:data-pilot-member table:name="1.5" table:display="true" table:show-details="true"/>
                <table:data-pilot-member table:name="1.51" table:display="true" table:show-details="true"/>
                <table:data-pilot-member table:name="1.53" table:display="true" table:show-details="true"/>
                <table:data-pilot-member table:name="1.57" table:display="true" table:show-details="true"/>
                <table:data-pilot-member table:name="1.59" table:display="true" table:show-details="true"/>
                <table:data-pilot-member table:name="1.6" table:display="true" table:show-details="true"/>
                <table:data-pilot-member table:name="1.61" table:display="true" table:show-details="true"/>
                <table:data-pilot-member table:name="1.62" table:display="true" table:show-details="true"/>
                <table:data-pilot-member table:name="1.65" table:display="true" table:show-details="true"/>
                <table:data-pilot-member table:name="1.66" table:display="true" table:show-details="true"/>
                <table:data-pilot-member table:name="1.68" table:display="true" table:show-details="true"/>
                <table:data-pilot-member table:name="1.69" table:display="true" table:show-details="true"/>
                <table:data-pilot-member table:name="1.7" table:display="true" table:show-details="true"/>
                <table:data-pilot-member table:name="1.71" table:display="true" table:show-details="true"/>
                <table:data-pilot-member table:name="1.72" table:display="true" table:show-details="true"/>
                <table:data-pilot-member table:name="1.76" table:display="true" table:show-details="true"/>
                <table:data-pilot-member table:name="1.78" table:display="true" table:show-details="true"/>
                <table:data-pilot-member table:name="1.79" table:display="true" table:show-details="true"/>
                <table:data-pilot-member table:name="1.82" table:display="true" table:show-details="true"/>
                <table:data-pilot-member table:name="1.89" table:display="true" table:show-details="true"/>
                <table:data-pilot-member table:name="1.9" table:display="true" table:show-details="true"/>
                <table:data-pilot-member table:name="1.91" table:display="true" table:show-details="true"/>
                <table:data-pilot-member table:name="1.93" table:display="true" table:show-details="true"/>
                <table:data-pilot-member table:name="1.95" table:display="true" table:show-details="true"/>
                <table:data-pilot-member table:name="2" table:display="true" table:show-details="true"/>
                <table:data-pilot-member table:name="2.01" table:display="true" table:show-details="true"/>
                <table:data-pilot-member table:name="2.03" table:display="true" table:show-details="true"/>
                <table:data-pilot-member table:name="2.09" table:display="true" table:show-details="true"/>
                <table:data-pilot-member table:name="2.1" table:display="true" table:show-details="true"/>
                <table:data-pilot-member table:name="2.13" table:display="true" table:show-details="true"/>
                <table:data-pilot-member table:name="2.14" table:display="true" table:show-details="true"/>
                <table:data-pilot-member table:name="2.18" table:display="true" table:show-details="true"/>
                <table:data-pilot-member table:name="2.22" table:display="true" table:show-details="true"/>
                <table:data-pilot-member table:name="2.25" table:display="true" table:show-details="true"/>
                <table:data-pilot-member table:name="2.28" table:display="true" table:show-details="true"/>
                <table:data-pilot-member table:name="2.29" table:display="true" table:show-details="true"/>
                <table:data-pilot-member table:name="2.3" table:display="true" table:show-details="true"/>
                <table:data-pilot-member table:name="2.33" table:display="true" table:show-details="true"/>
                <table:data-pilot-member table:name="2.35" table:display="true" table:show-details="true"/>
                <table:data-pilot-member table:name="2.46" table:display="true" table:show-details="true"/>
                <table:data-pilot-member table:name="2.47" table:display="true" table:show-details="true"/>
                <table:data-pilot-member table:name="2.48" table:display="true" table:show-details="true"/>
                <table:data-pilot-member table:name="2.49" table:display="true" table:show-details="true"/>
                <table:data-pilot-member table:name="2.5" table:display="true" table:show-details="true"/>
                <table:data-pilot-member table:name="2.54" table:display="true" table:show-details="true"/>
                <table:data-pilot-member table:name="2.59" table:display="true" table:show-details="true"/>
                <table:data-pilot-member table:name="2.65" table:display="true" table:show-details="true"/>
                <table:data-pilot-member table:name="2.67" table:display="true" table:show-details="true"/>
                <table:data-pilot-member table:name="2.7" table:display="true" table:show-details="true"/>
                <table:data-pilot-member table:name="2.76" table:display="true" table:show-details="true"/>
                <table:data-pilot-member table:name="2.8" table:display="true" table:show-details="true"/>
                <table:data-pilot-member table:name="2.83" table:display="true" table:show-details="true"/>
                <table:data-pilot-member table:name="2.84" table:display="true" table:show-details="true"/>
                <table:data-pilot-member table:name="2.87" table:display="true" table:show-details="true"/>
                <table:data-pilot-member table:name="2.94" table:display="true" table:show-details="true"/>
                <table:data-pilot-member table:name="2.95" table:display="true" table:show-details="true"/>
                <table:data-pilot-member table:name="2.97" table:display="true" table:show-details="true"/>
                <table:data-pilot-member table:name="3" table:display="true" table:show-details="true"/>
                <table:data-pilot-member table:name="3.07" table:display="true" table:show-details="true"/>
                <table:data-pilot-member table:name="3.12" table:display="true" table:show-details="true"/>
                <table:data-pilot-member table:name="3.13" table:display="true" table:show-details="true"/>
                <table:data-pilot-member table:name="3.14" table:display="true" table:show-details="true"/>
                <table:data-pilot-member table:name="3.19" table:display="true" table:show-details="true"/>
                <table:data-pilot-member table:name="3.2" table:display="true" table:show-details="true"/>
                <table:data-pilot-member table:name="3.26" table:display="true" table:show-details="true"/>
                <table:data-pilot-member table:name="3.28" table:display="true" table:show-details="true"/>
                <table:data-pilot-member table:name="3.33" table:display="true" table:show-details="true"/>
                <table:data-pilot-member table:name="3.4" table:display="true" table:show-details="true"/>
                <table:data-pilot-member table:name="3.43" table:display="true" table:show-details="true"/>
                <table:data-pilot-member table:name="3.47" table:display="true" table:show-details="true"/>
                <table:data-pilot-member table:name="3.5" table:display="true" table:show-details="true"/>
                <table:data-pilot-member table:name="3.56" table:display="true" table:show-details="true"/>
                <table:data-pilot-member table:name="3.6" table:display="true" table:show-details="true"/>
                <table:data-pilot-member table:name="3.61" table:display="true" table:show-details="true"/>
                <table:data-pilot-member table:name="3.66" table:display="true" table:show-details="true"/>
                <table:data-pilot-member table:name="3.68" table:display="true" table:show-details="true"/>
                <table:data-pilot-member table:name="3.69" table:display="true" table:show-details="true"/>
                <table:data-pilot-member table:name="3.71" table:display="true" table:show-details="true"/>
                <table:data-pilot-member table:name="3.73" table:display="true" table:show-details="true"/>
                <table:data-pilot-member table:name="3.75" table:display="true" table:show-details="true"/>
                <table:data-pilot-member table:name="3.78" table:display="true" table:show-details="true"/>
                <table:data-pilot-member table:name="3.8" table:display="true" table:show-details="true"/>
                <table:data-pilot-member table:name="3.81" table:display="true" table:show-details="true"/>
                <table:data-pilot-member table:name="3.85" table:display="true" table:show-details="true"/>
                <table:data-pilot-member table:name="3.88" table:display="true" table:show-details="true"/>
                <table:data-pilot-member table:name="3.93" table:display="true" table:show-details="true"/>
                <table:data-pilot-member table:name="3.95" table:display="true" table:show-details="true"/>
                <table:data-pilot-member table:name="3.97" table:display="true" table:show-details="true"/>
                <table:data-pilot-member table:name="3.99" table:display="true" table:show-details="true"/>
                <table:data-pilot-member table:name="4" table:display="true" table:show-details="true"/>
                <table:data-pilot-member table:name="4.01" table:display="true" table:show-details="true"/>
                <table:data-pilot-member table:name="4.1" table:display="true" table:show-details="true"/>
                <table:data-pilot-member table:name="4.16" table:display="true" table:show-details="true"/>
                <table:data-pilot-member table:name="4.18" table:display="true" table:show-details="true"/>
                <table:data-pilot-member table:name="4.2" table:display="true" table:show-details="true"/>
                <table:data-pilot-member table:name="4.34" table:display="true" table:show-details="true"/>
                <table:data-pilot-member table:name="4.35" table:display="true" table:show-details="true"/>
                <table:data-pilot-member table:name="4.37" table:display="true" table:show-details="true"/>
                <table:data-pilot-member table:name="4.4" table:display="true" table:show-details="true"/>
                <table:data-pilot-member table:name="4.44" table:display="true" table:show-details="true"/>
                <table:data-pilot-member table:name="4.45" table:display="true" table:show-details="true"/>
                <table:data-pilot-member table:name="4.46" table:display="true" table:show-details="true"/>
                <table:data-pilot-member table:name="4.5" table:display="true" table:show-details="true"/>
                <table:data-pilot-member table:name="4.56" table:display="true" table:show-details="true"/>
                <table:data-pilot-member table:name="4.59" table:display="true" table:show-details="true"/>
                <table:data-pilot-member table:name="4.6" table:display="true" table:show-details="true"/>
                <table:data-pilot-member table:name="4.62" table:display="true" table:show-details="true"/>
                <table:data-pilot-member table:name="4.7" table:display="true" table:show-details="true"/>
                <table:data-pilot-member table:name="4.72" table:display="true" table:show-details="true"/>
                <table:data-pilot-member table:name="4.73" table:display="true" table:show-details="true"/>
                <table:data-pilot-member table:name="4.74" table:display="true" table:show-details="true"/>
                <table:data-pilot-member table:name="4.75" table:display="true" table:show-details="true"/>
                <table:data-pilot-member table:name="4.8" table:display="true" table:show-details="true"/>
                <table:data-pilot-member table:name="4.85" table:display="true" table:show-details="true"/>
                <table:data-pilot-member table:name="4.91" table:display="true" table:show-details="true"/>
                <table:data-pilot-member table:name="4.95" table:display="true" table:show-details="true"/>
                <table:data-pilot-member table:name="5" table:display="true" table:show-details="true"/>
                <table:data-pilot-member table:name="5.02" table:display="true" table:show-details="true"/>
                <table:data-pilot-member table:name="5.1" table:display="true" table:show-details="true"/>
                <table:data-pilot-member table:name="5.13" table:display="true" table:show-details="true"/>
                <table:data-pilot-member table:name="5.2" table:display="true" table:show-details="true"/>
                <table:data-pilot-member table:name="5.26" table:display="true" table:show-details="true"/>
                <table:data-pilot-member table:name="5.37" table:display="true" table:show-details="true"/>
                <table:data-pilot-member table:name="5.38" table:display="true" table:show-details="true"/>
                <table:data-pilot-member table:name="5.42" table:display="true" table:show-details="true"/>
                <table:data-pilot-member table:name="5.46" table:display="true" table:show-details="true"/>
                <table:data-pilot-member table:name="5.47" table:display="true" table:show-details="true"/>
                <table:data-pilot-member table:name="5.48" table:display="true" table:show-details="true"/>
                <table:data-pilot-member table:name="5.56" table:display="true" table:show-details="true"/>
                <table:data-pilot-member table:name="5.59" table:display="true" table:show-details="true"/>
                <table:data-pilot-member table:name="5.62" table:display="true" table:show-details="true"/>
                <table:data-pilot-member table:name="5.63" table:display="true" table:show-details="true"/>
                <table:data-pilot-member table:name="5.82" table:display="true" table:show-details="true"/>
                <table:data-pilot-member table:name="5.84" table:display="true" table:show-details="true"/>
                <table:data-pilot-member table:name="5.85" table:display="true" table:show-details="true"/>
                <table:data-pilot-member table:name="5.87" table:display="true" table:show-details="true"/>
                <table:data-pilot-member table:name="5.97" table:display="true" table:show-details="true"/>
                <table:data-pilot-member table:name="5.99" table:display="true" table:show-details="true"/>
                <table:data-pilot-member table:name="6.04" table:display="true" table:show-details="true"/>
                <table:data-pilot-member table:name="6.1" table:display="true" table:show-details="true"/>
                <table:data-pilot-member table:name="6.25" table:display="true" table:show-details="true"/>
                <table:data-pilot-member table:name="6.27" table:display="true" table:show-details="true"/>
                <table:data-pilot-member table:name="6.29" table:display="true" table:show-details="true"/>
                <table:data-pilot-member table:name="6.32" table:display="true" table:show-details="true"/>
                <table:data-pilot-member table:name="6.64" table:display="true" table:show-details="true"/>
                <table:data-pilot-member table:name="6.65" table:display="true" table:show-details="true"/>
                <table:data-pilot-member table:name="6.66" table:display="true" table:show-details="true"/>
                <table:data-pilot-member table:name="6.67" table:display="true" table:show-details="true"/>
                <table:data-pilot-member table:name="6.68" table:display="true" table:show-details="true"/>
                <table:data-pilot-member table:name="6.69" table:display="true" table:show-details="true"/>
                <table:data-pilot-member table:name="6.72" table:display="true" table:show-details="true"/>
                <table:data-pilot-member table:name="6.86" table:display="true" table:show-details="true"/>
                <table:data-pilot-member table:name="6.92" table:display="true" table:show-details="true"/>
                <table:data-pilot-member table:name="7" table:display="true" table:show-details="true"/>
                <table:data-pilot-member table:name="7.07" table:display="true" table:show-details="true"/>
                <table:data-pilot-member table:name="7.08" table:display="true" table:show-details="true"/>
                <table:data-pilot-member table:name="7.1" table:display="true" table:show-details="true"/>
                <table:data-pilot-member table:name="7.23" table:display="true" table:show-details="true"/>
                <table:data-pilot-member table:name="7.3" table:display="true" table:show-details="true"/>
                <table:data-pilot-member table:name="7.31" table:display="true" table:show-details="true"/>
                <table:data-pilot-member table:name="7.34" table:display="true" table:show-details="true"/>
                <table:data-pilot-member table:name="7.46" table:display="true" table:show-details="true"/>
                <table:data-pilot-member table:name="7.47" table:display="true" table:show-details="true"/>
                <table:data-pilot-member table:name="7.5" table:display="true" table:show-details="true"/>
                <table:data-pilot-member table:name="7.58" table:display="true" table:show-details="true"/>
                <table:data-pilot-member table:name="7.59" table:display="true" table:show-details="true"/>
                <table:data-pilot-member table:name="7.74" table:display="true" table:show-details="true"/>
                <table:data-pilot-member table:name="7.76" table:display="true" table:show-details="true"/>
                <table:data-pilot-member table:name="7.78" table:display="true" table:show-details="true"/>
                <table:data-pilot-member table:name="7.8" table:display="true" table:show-details="true"/>
                <table:data-pilot-member table:name="7.85" table:display="true" table:show-details="true"/>
                <table:data-pilot-member table:name="7.89" table:display="true" table:show-details="true"/>
                <table:data-pilot-member table:name="7.91" table:display="true" table:show-details="true"/>
                <table:data-pilot-member table:name="7.96" table:display="true" table:show-details="true"/>
                <table:data-pilot-member table:name="8" table:display="true" table:show-details="true"/>
                <table:data-pilot-member table:name="8.07" table:display="true" table:show-details="true"/>
                <table:data-pilot-member table:name="8.08" table:display="true" table:show-details="true"/>
                <table:data-pilot-member table:name="8.09" table:display="true" table:show-details="true"/>
                <table:data-pilot-member table:name="8.23" table:display="true" table:show-details="true"/>
                <table:data-pilot-member table:name="8.28" table:display="true" table:show-details="true"/>
                <table:data-pilot-member table:name="8.29" table:display="true" table:show-details="true"/>
                <table:data-pilot-member table:name="8.33" table:display="true" table:show-details="true"/>
                <table:data-pilot-member table:name="8.34" table:display="true" table:show-details="true"/>
                <table:data-pilot-member table:name="8.35" table:display="true" table:show-details="true"/>
                <table:data-pilot-member table:name="8.36" table:display="true" table:show-details="true"/>
                <table:data-pilot-member table:name="8.43" table:display="true" table:show-details="true"/>
                <table:data-pilot-member table:name="8.5" table:display="true" table:show-details="true"/>
                <table:data-pilot-member table:name="8.53" table:display="true" table:show-details="true"/>
                <table:data-pilot-member table:name="8.61" table:display="true" table:show-details="true"/>
                <table:data-pilot-member table:name="8.66" table:display="true" table:show-details="true"/>
                <table:data-pilot-member table:name="8.71" table:display="true" table:show-details="true"/>
                <table:data-pilot-member table:name="8.75" table:display="true" table:show-details="true"/>
                <table:data-pilot-member table:name="8.79" table:display="true" table:show-details="true"/>
                <table:data-pilot-member table:name="8.8" table:display="true" table:show-details="true"/>
                <table:data-pilot-member table:name="8.98" table:display="true" table:show-details="true"/>
                <table:data-pilot-member table:name="9.3" table:display="true" table:show-details="true"/>
                <table:data-pilot-member table:name="9.32" table:display="true" table:show-details="true"/>
                <table:data-pilot-member table:name="9.37" table:display="true" table:show-details="true"/>
                <table:data-pilot-member table:name="9.46" table:display="true" table:show-details="true"/>
                <table:data-pilot-member table:name="9.5" table:display="true" table:show-details="true"/>
                <table:data-pilot-member table:name="9.72" table:display="true" table:show-details="true"/>
                <table:data-pilot-member table:name="9.75" table:display="true" table:show-details="true"/>
                <table:data-pilot-member table:name="9.8" table:display="true" table:show-details="true"/>
                <table:data-pilot-member table:name="9.81" table:display="true" table:show-details="true"/>
                <table:data-pilot-member table:name="9.84" table:display="true" table:show-details="true"/>
                <table:data-pilot-member table:name="9.9" table:display="true" table:show-details="true"/>
                <table:data-pilot-member table:name="9.95" table:display="true" table:show-details="true"/>
                <table:data-pilot-member table:name="10" table:display="true" table:show-details="true"/>
                <table:data-pilot-member table:name="10.02" table:display="true" table:show-details="true"/>
                <table:data-pilot-member table:name="10.03" table:display="true" table:show-details="true"/>
                <table:data-pilot-member table:name="10.07" table:display="true" table:show-details="true"/>
                <table:data-pilot-member table:name="10.26" table:display="true" table:show-details="true"/>
                <table:data-pilot-member table:name="10.33" table:display="true" table:show-details="true"/>
                <table:data-pilot-member table:name="10.39" table:display="true" table:show-details="true"/>
                <table:data-pilot-member table:name="10.4" table:display="true" table:show-details="true"/>
                <table:data-pilot-member table:name="10.42" table:display="true" table:show-details="true"/>
                <table:data-pilot-member table:name="10.44" table:display="true" table:show-details="true"/>
                <table:data-pilot-member table:name="10.5" table:display="true" table:show-details="true"/>
                <table:data-pilot-member table:name="10.62" table:display="true" table:show-details="true"/>
                <table:data-pilot-member table:name="10.64" table:display="true" table:show-details="true"/>
                <table:data-pilot-member table:name="10.66" table:display="true" table:show-details="true"/>
                <table:data-pilot-member table:name="10.74" table:display="true" table:show-details="true"/>
                <table:data-pilot-member table:name="10.78" table:display="true" table:show-details="true"/>
                <table:data-pilot-member table:name="10.9" table:display="true" table:show-details="true"/>
                <table:data-pilot-member table:name="11" table:display="true" table:show-details="true"/>
                <table:data-pilot-member table:name="11.21" table:display="true" table:show-details="true"/>
                <table:data-pilot-member table:name="11.29" table:display="true" table:show-details="true"/>
                <table:data-pilot-member table:name="11.3" table:display="true" table:show-details="true"/>
                <table:data-pilot-member table:name="11.43" table:display="true" table:show-details="true"/>
                <table:data-pilot-member table:name="11.63" table:display="true" table:show-details="true"/>
                <table:data-pilot-member table:name="11.64" table:display="true" table:show-details="true"/>
                <table:data-pilot-member table:name="11.65" table:display="true" table:show-details="true"/>
                <table:data-pilot-member table:name="11.66" table:display="true" table:show-details="true"/>
                <table:data-pilot-member table:name="11.67" table:display="true" table:show-details="true"/>
                <table:data-pilot-member table:name="11.82" table:display="true" table:show-details="true"/>
                <table:data-pilot-member table:name="11.97" table:display="true" table:show-details="true"/>
                <table:data-pilot-member table:name="12" table:display="true" table:show-details="true"/>
                <table:data-pilot-member table:name="12.06" table:display="true" table:show-details="true"/>
                <table:data-pilot-member table:name="12.08" table:display="true" table:show-details="true"/>
                <table:data-pilot-member table:name="12.1" table:display="true" table:show-details="true"/>
                <table:data-pilot-member table:name="12.23" table:display="true" table:show-details="true"/>
                <table:data-pilot-member table:name="12.42" table:display="true" table:show-details="true"/>
                <table:data-pilot-member table:name="12.47" table:display="true" table:show-details="true"/>
                <table:data-pilot-member table:name="12.5" table:display="true" table:show-details="true"/>
                <table:data-pilot-member table:name="12.52" table:display="true" table:show-details="true"/>
                <table:data-pilot-member table:name="12.54" table:display="true" table:show-details="true"/>
                <table:data-pilot-member table:name="12.61" table:display="true" table:show-details="true"/>
                <table:data-pilot-member table:name="12.73" table:display="true" table:show-details="true"/>
                <table:data-pilot-member table:name="12.79" table:display="true" table:show-details="true"/>
                <table:data-pilot-member table:name="12.86" table:display="true" table:show-details="true"/>
                <table:data-pilot-member table:name="12.88" table:display="true" table:show-details="true"/>
                <table:data-pilot-member table:name="12.94" table:display="true" table:show-details="true"/>
                <table:data-pilot-member table:name="12.95" table:display="true" table:show-details="true"/>
                <table:data-pilot-member table:name="12.97" table:display="true" table:show-details="true"/>
                <table:data-pilot-member table:name="13.12" table:display="true" table:show-details="true"/>
                <table:data-pilot-member table:name="13.13" table:display="true" table:show-details="true"/>
                <table:data-pilot-member table:name="13.18" table:display="true" table:show-details="true"/>
                <table:data-pilot-member table:name="13.2" table:display="true" table:show-details="true"/>
                <table:data-pilot-member table:name="13.34" table:display="true" table:show-details="true"/>
                <table:data-pilot-member table:name="13.38" table:display="true" table:show-details="true"/>
                <table:data-pilot-member table:name="13.52" table:display="true" table:show-details="true"/>
                <table:data-pilot-member table:name="13.63" table:display="true" table:show-details="true"/>
                <table:data-pilot-member table:name="13.72" table:display="true" table:show-details="true"/>
                <table:data-pilot-member table:name="13.76" table:display="true" table:show-details="true"/>
                <table:data-pilot-member table:name="13.79" table:display="true" table:show-details="true"/>
                <table:data-pilot-member table:name="13.8" table:display="true" table:show-details="true"/>
                <table:data-pilot-member table:name="13.84" table:display="true" table:show-details="true"/>
                <table:data-pilot-member table:name="13.92" table:display="true" table:show-details="true"/>
                <table:data-pilot-member table:name="13.96" table:display="true" table:show-details="true"/>
                <table:data-pilot-member table:name="13.98" table:display="true" table:show-details="true"/>
                <table:data-pilot-member table:name="13.99" table:display="true" table:show-details="true"/>
                <table:data-pilot-member table:name="14.08" table:display="true" table:show-details="true"/>
                <table:data-pilot-member table:name="14.2" table:display="true" table:show-details="true"/>
                <table:data-pilot-member table:name="14.25" table:display="true" table:show-details="true"/>
                <table:data-pilot-member table:name="14.39" table:display="true" table:show-details="true"/>
                <table:data-pilot-member table:name="14.41" table:display="true" table:show-details="true"/>
                <table:data-pilot-member table:name="14.46" table:display="true" table:show-details="true"/>
                <table:data-pilot-member table:name="14.57" table:display="true" table:show-details="true"/>
                <table:data-pilot-member table:name="14.61" table:display="true" table:show-details="true"/>
                <table:data-pilot-member table:name="14.67" table:display="true" table:show-details="true"/>
                <table:data-pilot-member table:name="14.71" table:display="true" table:show-details="true"/>
                <table:data-pilot-member table:name="14.81" table:display="true" table:show-details="true"/>
                <table:data-pilot-member table:name="14.9" table:display="true" table:show-details="true"/>
                <table:data-pilot-member table:name="15.05" table:display="true" table:show-details="true"/>
                <table:data-pilot-member table:name="15.18" table:display="true" table:show-details="true"/>
                <table:data-pilot-member table:name="15.2" table:display="true" table:show-details="true"/>
                <table:data-pilot-member table:name="15.25" table:display="true" table:show-details="true"/>
                <table:data-pilot-member table:name="15.35" table:display="true" table:show-details="true"/>
                <table:data-pilot-member table:name="15.4" table:display="true" table:show-details="true"/>
                <table:data-pilot-member table:name="15.67" table:display="true" table:show-details="true"/>
                <table:data-pilot-member table:name="15.74" table:display="true" table:show-details="true"/>
                <table:data-pilot-member table:name="15.81" table:display="true" table:show-details="true"/>
                <table:data-pilot-member table:name="15.89" table:display="true" table:show-details="true"/>
                <table:data-pilot-member table:name="16.11" table:display="true" table:show-details="true"/>
                <table:data-pilot-member table:name="16.12" table:display="true" table:show-details="true"/>
                <table:data-pilot-member table:name="16.43" table:display="true" table:show-details="true"/>
                <table:data-pilot-member table:name="16.46" table:display="true" table:show-details="true"/>
                <table:data-pilot-member table:name="16.51" table:display="true" table:show-details="true"/>
                <table:data-pilot-member table:name="16.59" table:display="true" table:show-details="true"/>
                <table:data-pilot-member table:name="16.67" table:display="true" table:show-details="true"/>
                <table:data-pilot-member table:name="16.8" table:display="true" table:show-details="true"/>
                <table:data-pilot-member table:name="16.97" table:display="true" table:show-details="true"/>
                <table:data-pilot-member table:name="17.08" table:display="true" table:show-details="true"/>
                <table:data-pilot-member table:name="17.19" table:display="true" table:show-details="true"/>
                <table:data-pilot-member table:name="17.3" table:display="true" table:show-details="true"/>
                <table:data-pilot-member table:name="17.36" table:display="true" table:show-details="true"/>
                <table:data-pilot-member table:name="17.61" table:display="true" table:show-details="true"/>
                <table:data-pilot-member table:name="17.78" table:display="true" table:show-details="true"/>
                <table:data-pilot-member table:name="17.93" table:display="true" table:show-details="true"/>
                <table:data-pilot-member table:name="17.96" table:display="true" table:show-details="true"/>
                <table:data-pilot-member table:name="18.07" table:display="true" table:show-details="true"/>
                <table:data-pilot-member table:name="18.18" table:display="true" table:show-details="true"/>
                <table:data-pilot-member table:name="18.3" table:display="true" table:show-details="true"/>
                <table:data-pilot-member table:name="18.33" table:display="true" table:show-details="true"/>
                <table:data-pilot-member table:name="18.37" table:display="true" table:show-details="true"/>
                <table:data-pilot-member table:name="18.38" table:display="true" table:show-details="true"/>
                <table:data-pilot-member table:name="18.49" table:display="true" table:show-details="true"/>
                <table:data-pilot-member table:name="18.6" table:display="true" table:show-details="true"/>
                <table:data-pilot-member table:name="18.64" table:display="true" table:show-details="true"/>
                <table:data-pilot-member table:name="18.71" table:display="true" table:show-details="true"/>
                <table:data-pilot-member table:name="18.74" table:display="true" table:show-details="true"/>
                <table:data-pilot-member table:name="18.78" table:display="true" table:show-details="true"/>
                <table:data-pilot-member table:name="18.93" table:display="true" table:show-details="true"/>
                <table:data-pilot-member table:name="19.13" table:display="true" table:show-details="true"/>
                <table:data-pilot-member table:name="19.2" table:display="true" table:show-details="true"/>
                <table:data-pilot-member table:name="19.25" table:display="true" table:show-details="true"/>
                <table:data-pilot-member table:name="19.32" table:display="true" table:show-details="true"/>
                <table:data-pilot-member table:name="19.39" table:display="true" table:show-details="true"/>
                <table:data-pilot-member table:name="19.4" table:display="true" table:show-details="true"/>
                <table:data-pilot-member table:name="19.43" table:display="true" table:show-details="true"/>
                <table:data-pilot-member table:name="19.54" table:display="true" table:show-details="true"/>
                <table:data-pilot-member table:name="19.65" table:display="true" table:show-details="true"/>
                <table:data-pilot-member table:name="19.73" table:display="true" table:show-details="true"/>
                <table:data-pilot-member table:name="19.79" table:display="true" table:show-details="true"/>
                <table:data-pilot-member table:name="19.83" table:display="true" table:show-details="true"/>
                <table:data-pilot-member table:name="19.84" table:display="true" table:show-details="true"/>
                <table:data-pilot-member table:name="19.98" table:display="true" table:show-details="true"/>
                <table:data-pilot-member table:name="20" table:display="true" table:show-details="true"/>
                <table:data-pilot-member table:name="20.08" table:display="true" table:show-details="true"/>
                <table:data-pilot-member table:name="20.42" table:display="true" table:show-details="true"/>
                <table:data-pilot-member table:name="20.48" table:display="true" table:show-details="true"/>
                <table:data-pilot-member table:name="20.5" table:display="true" table:show-details="true"/>
                <table:data-pilot-member table:name="20.55" table:display="true" table:show-details="true"/>
                <table:data-pilot-member table:name="20.7" table:display="true" table:show-details="true"/>
                <table:data-pilot-member table:name="20.74" table:display="true" table:show-details="true"/>
                <table:data-pilot-member table:name="20.77" table:display="true" table:show-details="true"/>
                <table:data-pilot-member table:name="20.81" table:display="true" table:show-details="true"/>
                <table:data-pilot-member table:name="20.84" table:display="true" table:show-details="true"/>
                <table:data-pilot-member table:name="20.94" table:display="true" table:show-details="true"/>
                <table:data-pilot-member table:name="20.98" table:display="true" table:show-details="true"/>
                <table:data-pilot-member table:name="21" table:display="true" table:show-details="true"/>
                <table:data-pilot-member table:name="21.07" table:display="true" table:show-details="true"/>
                <table:data-pilot-member table:name="21.12" table:display="true" table:show-details="true"/>
                <table:data-pilot-member table:name="21.33" table:display="true" table:show-details="true"/>
                <table:data-pilot-member table:name="21.49" table:display="true" table:show-details="true"/>
                <table:data-pilot-member table:name="21.77" table:display="true" table:show-details="true"/>
                <table:data-pilot-member table:name="21.78" table:display="true" table:show-details="true"/>
                <table:data-pilot-member table:name="21.91" table:display="true" table:show-details="true"/>
                <table:data-pilot-member table:name="22.05" table:display="true" table:show-details="true"/>
                <table:data-pilot-member table:name="22.08" table:display="true" table:show-details="true"/>
                <table:data-pilot-member table:name="22.15" table:display="true" table:show-details="true"/>
                <table:data-pilot-member table:name="22.18" table:display="true" table:show-details="true"/>
                <table:data-pilot-member table:name="22.24" table:display="true" table:show-details="true"/>
                <table:data-pilot-member table:name="22.4" table:display="true" table:show-details="true"/>
                <table:data-pilot-member table:name="22.47" table:display="true" table:show-details="true"/>
                <table:data-pilot-member table:name="22.56" table:display="true" table:show-details="true"/>
                <table:data-pilot-member table:name="22.6" table:display="true" table:show-details="true"/>
                <table:data-pilot-member table:name="22.82" table:display="true" table:show-details="true"/>
                <table:data-pilot-member table:name="22.88" table:display="true" table:show-details="true"/>
                <table:data-pilot-member table:name="22.98" table:display="true" table:show-details="true"/>
                <table:data-pilot-member table:name="23.4" table:display="true" table:show-details="true"/>
                <table:data-pilot-member table:name="23.47" table:display="true" table:show-details="true"/>
                <table:data-pilot-member table:name="23.67" table:display="true" table:show-details="true"/>
                <table:data-pilot-member table:name="23.74" table:display="true" table:show-details="true"/>
                <table:data-pilot-member table:name="23.77" table:display="true" table:show-details="true"/>
                <table:data-pilot-member table:name="23.83" table:display="true" table:show-details="true"/>
                <table:data-pilot-member table:name="24.05" table:display="true" table:show-details="true"/>
                <table:data-pilot-member table:name="24.26" table:display="true" table:show-details="true"/>
                <table:data-pilot-member table:name="24.33" table:display="true" table:show-details="true"/>
                <table:data-pilot-member table:name="24.34" table:display="true" table:show-details="true"/>
                <table:data-pilot-member table:name="24.47" table:display="true" table:show-details="true"/>
                <table:data-pilot-member table:name="24.64" table:display="true" table:show-details="true"/>
                <table:data-pilot-member table:name="24.68" table:display="true" table:show-details="true"/>
                <table:data-pilot-member table:name="24.76" table:display="true" table:show-details="true"/>
                <table:data-pilot-member table:name="24.77" table:display="true" table:show-details="true"/>
                <table:data-pilot-member table:name="24.98" table:display="true" table:show-details="true"/>
                <table:data-pilot-member table:name="24.99" table:display="true" table:show-details="true"/>
                <table:data-pilot-member table:name="25" table:display="true" table:show-details="true"/>
                <table:data-pilot-member table:name="25.08" table:display="true" table:show-details="true"/>
                <table:data-pilot-member table:name="25.09" table:display="true" table:show-details="true"/>
                <table:data-pilot-member table:name="25.29" table:display="true" table:show-details="true"/>
                <table:data-pilot-member table:name="25.45" table:display="true" table:show-details="true"/>
                <table:data-pilot-member table:name="25.47" table:display="true" table:show-details="true"/>
                <table:data-pilot-member table:name="25.48" table:display="true" table:show-details="true"/>
                <table:data-pilot-member table:name="25.51" table:display="true" table:show-details="true"/>
                <table:data-pilot-member table:name="25.72" table:display="true" table:show-details="true"/>
                <table:data-pilot-member table:name="25.73" table:display="true" table:show-details="true"/>
                <table:data-pilot-member table:name="25.87" table:display="true" table:show-details="true"/>
                <table:data-pilot-member table:name="25.96" table:display="true" table:show-details="true"/>
                <table:data-pilot-member table:name="26.05" table:display="true" table:show-details="true"/>
                <table:data-pilot-member table:name="26.26" table:display="true" table:show-details="true"/>
                <table:data-pilot-member table:name="26.27" table:display="true" table:show-details="true"/>
                <table:data-pilot-member table:name="26.33" table:display="true" table:show-details="true"/>
                <table:data-pilot-member table:name="26.34" table:display="true" table:show-details="true"/>
                <table:data-pilot-member table:name="26.69" table:display="true" table:show-details="true"/>
                <table:data-pilot-member table:name="26.72" table:display="true" table:show-details="true"/>
                <table:data-pilot-member table:name="27.03" table:display="true" table:show-details="true"/>
                <table:data-pilot-member table:name="27.12" table:display="true" table:show-details="true"/>
                <table:data-pilot-member table:name="27.49" table:display="true" table:show-details="true"/>
                <table:data-pilot-member table:name="27.5" table:display="true" table:show-details="true"/>
                <table:data-pilot-member table:name="27.59" table:display="true" table:show-details="true"/>
                <table:data-pilot-member table:name="27.63" table:display="true" table:show-details="true"/>
                <table:data-pilot-member table:name="27.86" table:display="true" table:show-details="true"/>
                <table:data-pilot-member table:name="27.97" table:display="true" table:show-details="true"/>
                <table:data-pilot-member table:name="28" table:display="true" table:show-details="true"/>
                <table:data-pilot-member table:name="28.22" table:display="true" table:show-details="true"/>
                <table:data-pilot-member table:name="28.38" table:display="true" table:show-details="true"/>
                <table:data-pilot-member table:name="28.39" table:display="true" table:show-details="true"/>
                <table:data-pilot-member table:name="28.41" table:display="true" table:show-details="true"/>
                <table:data-pilot-member table:name="28.65" table:display="true" table:show-details="true"/>
                <table:data-pilot-member table:name="28.72" table:display="true" table:show-details="true"/>
                <table:data-pilot-member table:name="28.89" table:display="true" table:show-details="true"/>
                <table:data-pilot-member table:name="28.92" table:display="true" table:show-details="true"/>
                <table:data-pilot-member table:name="29.19" table:display="true" table:show-details="true"/>
                <table:data-pilot-member table:name="29.2" table:display="true" table:show-details="true"/>
                <table:data-pilot-member table:name="29.36" table:display="true" table:show-details="true"/>
                <table:data-pilot-member table:name="29.65" table:display="true" table:show-details="true"/>
                <table:data-pilot-member table:name="29.95" table:display="true" table:show-details="true"/>
                <table:data-pilot-member table:name="30.1" table:display="true" table:show-details="true"/>
                <table:data-pilot-member table:name="30.21" table:display="true" table:show-details="true"/>
                <table:data-pilot-member table:name="30.4" table:display="true" table:show-details="true"/>
                <table:data-pilot-member table:name="30.62" table:display="true" table:show-details="true"/>
                <table:data-pilot-member table:name="30.67" table:display="true" table:show-details="true"/>
                <table:data-pilot-member table:name="30.81" table:display="true" table:show-details="true"/>
                <table:data-pilot-member table:name="30.85" table:display="true" table:show-details="true"/>
                <table:data-pilot-member table:name="30.86" table:display="true" table:show-details="true"/>
                <table:data-pilot-member table:name="30.89" table:display="true" table:show-details="true"/>
                <table:data-pilot-member table:name="30.97" table:display="true" table:show-details="true"/>
                <table:data-pilot-member table:name="31.08" table:display="true" table:show-details="true"/>
                <table:data-pilot-member table:name="31.29" table:display="true" table:show-details="true"/>
                <table:data-pilot-member table:name="31.3" table:display="true" table:show-details="true"/>
                <table:data-pilot-member table:name="31.33" table:display="true" table:show-details="true"/>
                <table:data-pilot-member table:name="31.35" table:display="true" table:show-details="true"/>
                <table:data-pilot-member table:name="31.36" table:display="true" table:show-details="true"/>
                <table:data-pilot-member table:name="31.56" table:display="true" table:show-details="true"/>
                <table:data-pilot-member table:name="31.62" table:display="true" table:show-details="true"/>
                <table:data-pilot-member table:name="31.76" table:display="true" table:show-details="true"/>
                <table:data-pilot-member table:name="31.79" table:display="true" table:show-details="true"/>
                <table:data-pilot-member table:name="31.81" table:display="true" table:show-details="true"/>
                <table:data-pilot-member table:name="32.07" table:display="true" table:show-details="true"/>
                <table:data-pilot-member table:name="32.18" table:display="true" table:show-details="true"/>
                <table:data-pilot-member table:name="32.25" table:display="true" table:show-details="true"/>
                <table:data-pilot-member table:name="32.31" table:display="true" table:show-details="true"/>
                <table:data-pilot-member table:name="32.43" table:display="true" table:show-details="true"/>
                <table:data-pilot-member table:name="32.47" table:display="true" table:show-details="true"/>
                <table:data-pilot-member table:name="32.52" table:display="true" table:show-details="true"/>
                <table:data-pilot-member table:name="32.9" table:display="true" table:show-details="true"/>
                <table:data-pilot-member table:name="32.94" table:display="true" table:show-details="true"/>
                <table:data-pilot-member table:name="33" table:display="true" table:show-details="true"/>
                <table:data-pilot-member table:name="33.05" table:display="true" table:show-details="true"/>
                <table:data-pilot-member table:name="33.32" table:display="true" table:show-details="true"/>
                <table:data-pilot-member table:name="33.33" table:display="true" table:show-details="true"/>
                <table:data-pilot-member table:name="33.37" table:display="true" table:show-details="true"/>
                <table:data-pilot-member table:name="33.44" table:display="true" table:show-details="true"/>
                <table:data-pilot-member table:name="33.51" table:display="true" table:show-details="true"/>
                <table:data-pilot-member table:name="33.62" table:display="true" table:show-details="true"/>
                <table:data-pilot-member table:name="33.63" table:display="true" table:show-details="true"/>
                <table:data-pilot-member table:name="33.89" table:display="true" table:show-details="true"/>
                <table:data-pilot-member table:name="34.38" table:display="true" table:show-details="true"/>
                <table:data-pilot-member table:name="34.45" table:display="true" table:show-details="true"/>
                <table:data-pilot-member table:name="34.56" table:display="true" table:show-details="true"/>
                <table:data-pilot-member table:name="34.6" table:display="true" table:show-details="true"/>
                <table:data-pilot-member table:name="34.91" table:display="true" table:show-details="true"/>
                <table:data-pilot-member table:name="35.35" table:display="true" table:show-details="true"/>
                <table:data-pilot-member table:name="35.49" table:display="true" table:show-details="true"/>
                <table:data-pilot-member table:name="35.62" table:display="true" table:show-details="true"/>
                <table:data-pilot-member table:name="35.78" table:display="true" table:show-details="true"/>
                <table:data-pilot-member table:name="35.81" table:display="true" table:show-details="true"/>
                <table:data-pilot-member table:name="35.96" table:display="true" table:show-details="true"/>
                <table:data-pilot-member table:name="36.38" table:display="true" table:show-details="true"/>
                <table:data-pilot-member table:name="36.56" table:display="true" table:show-details="true"/>
                <table:data-pilot-member table:name="36.57" table:display="true" table:show-details="true"/>
                <table:data-pilot-member table:name="36.61" table:display="true" table:show-details="true"/>
                <table:data-pilot-member table:name="36.67" table:display="true" table:show-details="true"/>
                <table:data-pilot-member table:name="36.73" table:display="true" table:show-details="true"/>
                <table:data-pilot-member table:name="36.81" table:display="true" table:show-details="true"/>
                <table:data-pilot-member table:name="36.91" table:display="true" table:show-details="true"/>
                <table:data-pilot-member table:name="37.33" table:display="true" table:show-details="true"/>
                <table:data-pilot-member table:name="37.37" table:display="true" table:show-details="true"/>
                <table:data-pilot-member table:name="37.38" table:display="true" table:show-details="true"/>
                <table:data-pilot-member table:name="37.45" table:display="true" table:show-details="true"/>
                <table:data-pilot-member table:name="37.49" table:display="true" table:show-details="true"/>
                <table:data-pilot-member table:name="37.5" table:display="true" table:show-details="true"/>
                <table:data-pilot-member table:name="37.56" table:display="true" table:show-details="true"/>
                <table:data-pilot-member table:name="37.62" table:display="true" table:show-details="true"/>
                <table:data-pilot-member table:name="37.75" table:display="true" table:show-details="true"/>
                <table:data-pilot-member table:name="37.9" table:display="true" table:show-details="true"/>
                <table:data-pilot-member table:name="38" table:display="true" table:show-details="true"/>
                <table:data-pilot-member table:name="38.13" table:display="true" table:show-details="true"/>
                <table:data-pilot-member table:name="38.24" table:display="true" table:show-details="true"/>
                <table:data-pilot-member table:name="38.3" table:display="true" table:show-details="true"/>
                <table:data-pilot-member table:name="38.47" table:display="true" table:show-details="true"/>
                <table:data-pilot-member table:name="39" table:display="true" table:show-details="true"/>
                <table:data-pilot-member table:name="39.03" table:display="true" table:show-details="true"/>
                <table:data-pilot-member table:name="39.25" table:display="true" table:show-details="true"/>
                <table:data-pilot-member table:name="39.41" table:display="true" table:show-details="true"/>
                <table:data-pilot-member table:name="39.58" table:display="true" table:show-details="true"/>
                <table:data-pilot-member table:name="39.6" table:display="true" table:show-details="true"/>
                <table:data-pilot-member table:name="39.62" table:display="true" table:show-details="true"/>
                <table:data-pilot-member table:name="39.63" table:display="true" table:show-details="true"/>
                <table:data-pilot-member table:name="39.76" table:display="true" table:show-details="true"/>
                <table:data-pilot-member table:name="40.04" table:display="true" table:show-details="true"/>
                <table:data-pilot-member table:name="40.25" table:display="true" table:show-details="true"/>
                <table:data-pilot-member table:name="40.26" table:display="true" table:show-details="true"/>
                <table:data-pilot-member table:name="40.64" table:display="true" table:show-details="true"/>
                <table:data-pilot-member table:name="40.97" table:display="true" table:show-details="true"/>
                <table:data-pilot-member table:name="41.09" table:display="true" table:show-details="true"/>
                <table:data-pilot-member table:name="41.19" table:display="true" table:show-details="true"/>
                <table:data-pilot-member table:name="41.2" table:display="true" table:show-details="true"/>
                <table:data-pilot-member table:name="41.25" table:display="true" table:show-details="true"/>
                <table:data-pilot-member table:name="41.26" table:display="true" table:show-details="true"/>
                <table:data-pilot-member table:name="41.46" table:display="true" table:show-details="true"/>
                <table:data-pilot-member table:name="41.56" table:display="true" table:show-details="true"/>
                <table:data-pilot-member table:name="41.77" table:display="true" table:show-details="true"/>
                <table:data-pilot-member table:name="41.8" table:display="true" table:show-details="true"/>
                <table:data-pilot-member table:name="42.12" table:display="true" table:show-details="true"/>
                <table:data-pilot-member table:name="42.26" table:display="true" table:show-details="true"/>
                <table:data-pilot-member table:name="42.33" table:display="true" table:show-details="true"/>
                <table:data-pilot-member table:name="42.39" table:display="true" table:show-details="true"/>
                <table:data-pilot-member table:name="42.48" table:display="true" table:show-details="true"/>
                <table:data-pilot-member table:name="42.63" table:display="true" table:show-details="true"/>
                <table:data-pilot-member table:name="42.91" table:display="true" table:show-details="true"/>
                <table:data-pilot-member table:name="42.95" table:display="true" table:show-details="true"/>
                <table:data-pilot-member table:name="43.1" table:display="true" table:show-details="true"/>
                <table:data-pilot-member table:name="43.15" table:display="true" table:show-details="true"/>
                <table:data-pilot-member table:name="43.18" table:display="true" table:show-details="true"/>
                <table:data-pilot-member table:name="43.27" table:display="true" table:show-details="true"/>
                <table:data-pilot-member table:name="43.86" table:display="true" table:show-details="true"/>
                <table:data-pilot-member table:name="44.06" table:display="true" table:show-details="true"/>
                <table:data-pilot-member table:name="44.28" table:display="true" table:show-details="true"/>
                <table:data-pilot-member table:name="44.47" table:display="true" table:show-details="true"/>
                <table:data-pilot-member table:name="44.72" table:display="true" table:show-details="true"/>
                <table:data-pilot-member table:name="45.06" table:display="true" table:show-details="true"/>
                <table:data-pilot-member table:name="45.19" table:display="true" table:show-details="true"/>
                <table:data-pilot-member table:name="45.22" table:display="true" table:show-details="true"/>
                <table:data-pilot-member table:name="45.8" table:display="true" table:show-details="true"/>
                <table:data-pilot-member table:name="45.82" table:display="true" table:show-details="true"/>
                <table:data-pilot-member table:name="45.89" table:display="true" table:show-details="true"/>
                <table:data-pilot-member table:name="46.07" table:display="true" table:show-details="true"/>
                <table:data-pilot-member table:name="46.11" table:display="true" table:show-details="true"/>
                <table:data-pilot-member table:name="46.24" table:display="true" table:show-details="true"/>
                <table:data-pilot-member table:name="46.43" table:display="true" table:show-details="true"/>
                <table:data-pilot-member table:name="46.51" table:display="true" table:show-details="true"/>
                <table:data-pilot-member table:name="46.72" table:display="true" table:show-details="true"/>
                <table:data-pilot-member table:name="46.75" table:display="true" table:show-details="true"/>
                <table:data-pilot-member table:name="46.93" table:display="true" table:show-details="true"/>
                <table:data-pilot-member table:name="47.39" table:display="true" table:show-details="true"/>
                <table:data-pilot-member table:name="47.68" table:display="true" table:show-details="true"/>
                <table:data-pilot-member table:name="48.06" table:display="true" table:show-details="true"/>
                <table:data-pilot-member table:name="48.33" table:display="true" table:show-details="true"/>
                <table:data-pilot-member table:name="48.66" table:display="true" table:show-details="true"/>
                <table:data-pilot-member table:name="48.97" table:display="true" table:show-details="true"/>
                <table:data-pilot-member table:name="49.08" table:display="true" table:show-details="true"/>
                <table:data-pilot-member table:name="49.11" table:display="true" table:show-details="true"/>
                <table:data-pilot-member table:name="49.22" table:display="true" table:show-details="true"/>
                <table:data-pilot-member table:name="49.23" table:display="true" table:show-details="true"/>
                <table:data-pilot-member table:name="49.25" table:display="true" table:show-details="true"/>
                <table:data-pilot-member table:name="49.45" table:display="true" table:show-details="true"/>
                <table:data-pilot-member table:name="49.47" table:display="true" table:show-details="true"/>
                <table:data-pilot-member table:name="49.67" table:display="true" table:show-details="true"/>
                <table:data-pilot-member table:name="49.68" table:display="true" table:show-details="true"/>
                <table:data-pilot-member table:name="49.99" table:display="true" table:show-details="true"/>
                <table:data-pilot-member table:name="50" table:display="true" table:show-details="true"/>
                <table:data-pilot-member table:name="50.16" table:display="true" table:show-details="true"/>
                <table:data-pilot-member table:name="50.19" table:display="true" table:show-details="true"/>
                <table:data-pilot-member table:name="50.41" table:display="true" table:show-details="true"/>
                <table:data-pilot-member table:name="50.73" table:display="true" table:show-details="true"/>
                <table:data-pilot-member table:name="50.85" table:display="true" table:show-details="true"/>
                <table:data-pilot-member table:name="50.86" table:display="true" table:show-details="true"/>
                <table:data-pilot-member table:name="51.05" table:display="true" table:show-details="true"/>
                <table:data-pilot-member table:name="51.68" table:display="true" table:show-details="true"/>
                <table:data-pilot-member table:name="51.69" table:display="true" table:show-details="true"/>
                <table:data-pilot-member table:name="51.75" table:display="true" table:show-details="true"/>
                <table:data-pilot-member table:name="51.92" table:display="true" table:show-details="true"/>
                <table:data-pilot-member table:name="51.96" table:display="true" table:show-details="true"/>
                <table:data-pilot-member table:name="51.98" table:display="true" table:show-details="true"/>
                <table:data-pilot-member table:name="52.18" table:display="true" table:show-details="true"/>
                <table:data-pilot-member table:name="52.4" table:display="true" table:show-details="true"/>
                <table:data-pilot-member table:name="52.57" table:display="true" table:show-details="true"/>
                <table:data-pilot-member table:name="52.62" table:display="true" table:show-details="true"/>
                <table:data-pilot-member table:name="52.66" table:display="true" table:show-details="true"/>
                <table:data-pilot-member table:name="52.85" table:display="true" table:show-details="true"/>
                <table:data-pilot-member table:name="52.88" table:display="true" table:show-details="true"/>
                <table:data-pilot-member table:name="53.03" table:display="true" table:show-details="true"/>
                <table:data-pilot-member table:name="53.54" table:display="true" table:show-details="true"/>
                <table:data-pilot-member table:name="53.55" table:display="true" table:show-details="true"/>
                <table:data-pilot-member table:name="53.66" table:display="true" table:show-details="true"/>
                <table:data-pilot-member table:name="53.83" table:display="true" table:show-details="true"/>
                <table:data-pilot-member table:name="53.94" table:display="true" table:show-details="true"/>
                <table:data-pilot-member table:name="54.24" table:display="true" table:show-details="true"/>
                <table:data-pilot-member table:name="54.34" table:display="true" table:show-details="true"/>
                <table:data-pilot-member table:name="54.89" table:display="true" table:show-details="true"/>
                <table:data-pilot-member table:name="54.93" table:display="true" table:show-details="true"/>
                <table:data-pilot-member table:name="55" table:display="true" table:show-details="true"/>
                <table:data-pilot-member table:name="55.05" table:display="true" table:show-details="true"/>
                <table:data-pilot-member table:name="55.07" table:display="true" table:show-details="true"/>
                <table:data-pilot-member table:name="55.43" table:display="true" table:show-details="true"/>
                <table:data-pilot-member table:name="55.5" table:display="true" table:show-details="true"/>
                <table:data-pilot-member table:name="55.59" table:display="true" table:show-details="true"/>
                <table:data-pilot-member table:name="55.81" table:display="true" table:show-details="true"/>
                <table:data-pilot-member table:name="55.87" table:display="true" table:show-details="true"/>
                <table:data-pilot-member table:name="56.25" table:display="true" table:show-details="true"/>
                <table:data-pilot-member table:name="56.29" table:display="true" table:show-details="true"/>
                <table:data-pilot-member table:name="56.81" table:display="true" table:show-details="true"/>
                <table:data-pilot-member table:name="57.49" table:display="true" table:show-details="true"/>
                <table:data-pilot-member table:name="58" table:display="true" table:show-details="true"/>
                <table:data-pilot-member table:name="58.08" table:display="true" table:show-details="true"/>
                <table:data-pilot-member table:name="58.35" table:display="true" table:show-details="true"/>
                <table:data-pilot-member table:name="58.46" table:display="true" table:show-details="true"/>
                <table:data-pilot-member table:name="58.47" table:display="true" table:show-details="true"/>
                <table:data-pilot-member table:name="58.5" table:display="true" table:show-details="true"/>
                <table:data-pilot-member table:name="58.53" table:display="true" table:show-details="true"/>
                <table:data-pilot-member table:name="58.57" table:display="true" table:show-details="true"/>
                <table:data-pilot-member table:name="58.77" table:display="true" table:show-details="true"/>
                <table:data-pilot-member table:name="59.15" table:display="true" table:show-details="true"/>
                <table:data-pilot-member table:name="59.19" table:display="true" table:show-details="true"/>
                <table:data-pilot-member table:name="59.57" table:display="true" table:show-details="true"/>
                <table:data-pilot-member table:name="60" table:display="true" table:show-details="true"/>
                <table:data-pilot-member table:name="60.03" table:display="true" table:show-details="true"/>
                <table:data-pilot-member table:name="60.33" table:display="true" table:show-details="true"/>
                <table:data-pilot-member table:name="60.36" table:display="true" table:show-details="true"/>
                <table:data-pilot-member table:name="60.66" table:display="true" table:show-details="true"/>
                <table:data-pilot-member table:name="60.86" table:display="true" table:show-details="true"/>
                <table:data-pilot-member table:name="61.52" table:display="true" table:show-details="true"/>
                <table:data-pilot-member table:name="61.72" table:display="true" table:show-details="true"/>
                <table:data-pilot-member table:name="62.08" table:display="true" table:show-details="true"/>
                <table:data-pilot-member table:name="62.09" table:display="true" table:show-details="true"/>
                <table:data-pilot-member table:name="62.28" table:display="true" table:show-details="true"/>
                <table:data-pilot-member table:name="62.48" table:display="true" table:show-details="true"/>
                <table:data-pilot-member table:name="62.49" table:display="true" table:show-details="true"/>
                <table:data-pilot-member table:name="62.52" table:display="true" table:show-details="true"/>
                <table:data-pilot-member table:name="62.53" table:display="true" table:show-details="true"/>
                <table:data-pilot-member table:name="62.93" table:display="true" table:show-details="true"/>
                <table:data-pilot-member table:name="63.43" table:display="true" table:show-details="true"/>
                <table:data-pilot-member table:name="63.46" table:display="true" table:show-details="true"/>
                <table:data-pilot-member table:name="63.62" table:display="true" table:show-details="true"/>
                <table:data-pilot-member table:name="63.94" table:display="true" table:show-details="true"/>
                <table:data-pilot-member table:name="64.15" table:display="true" table:show-details="true"/>
                <table:data-pilot-member table:name="64.17" table:display="true" table:show-details="true"/>
                <table:data-pilot-member table:name="64.29" table:display="true" table:show-details="true"/>
                <table:data-pilot-member table:name="64.46" table:display="true" table:show-details="true"/>
                <table:data-pilot-member table:name="64.53" table:display="true" table:show-details="true"/>
                <table:data-pilot-member table:name="65.31" table:display="true" table:show-details="true"/>
                <table:data-pilot-member table:name="65.65" table:display="true" table:show-details="true"/>
                <table:data-pilot-member table:name="66.07" table:display="true" table:show-details="true"/>
                <table:data-pilot-member table:name="66.22" table:display="true" table:show-details="true"/>
                <table:data-pilot-member table:name="66.24" table:display="true" table:show-details="true"/>
                <table:data-pilot-member table:name="66.65" table:display="true" table:show-details="true"/>
                <table:data-pilot-member table:name="66.73" table:display="true" table:show-details="true"/>
                <table:data-pilot-member table:name="66.78" table:display="true" table:show-details="true"/>
                <table:data-pilot-member table:name="66.82" table:display="true" table:show-details="true"/>
                <table:data-pilot-member table:name="67.15" table:display="true" table:show-details="true"/>
                <table:data-pilot-member table:name="67.32" table:display="true" table:show-details="true"/>
                <table:data-pilot-member table:name="67.54" table:display="true" table:show-details="true"/>
                <table:data-pilot-member table:name="67.72" table:display="true" table:show-details="true"/>
                <table:data-pilot-member table:name="68" table:display="true" table:show-details="true"/>
                <table:data-pilot-member table:name="68.03" table:display="true" table:show-details="true"/>
                <table:data-pilot-member table:name="68.89" table:display="true" table:show-details="true"/>
                <table:data-pilot-member table:name="69.03" table:display="true" table:show-details="true"/>
                <table:data-pilot-member table:name="69.13" table:display="true" table:show-details="true"/>
                <table:data-pilot-member table:name="69.48" table:display="true" table:show-details="true"/>
                <table:data-pilot-member table:name="69.77" table:display="true" table:show-details="true"/>
                <table:data-pilot-member table:name="70.43" table:display="true" table:show-details="true"/>
                <table:data-pilot-member table:name="70.54" table:display="true" table:show-details="true"/>
                <table:data-pilot-member table:name="70.85" table:display="true" table:show-details="true"/>
                <table:data-pilot-member table:name="72.34" table:display="true" table:show-details="true"/>
                <table:data-pilot-member table:name="72.39" table:display="true" table:show-details="true"/>
                <table:data-pilot-member table:name="72.52" table:display="true" table:show-details="true"/>
                <table:data-pilot-member table:name="72.77" table:display="true" table:show-details="true"/>
                <table:data-pilot-member table:name="73.04" table:display="true" table:show-details="true"/>
                <table:data-pilot-member table:name="73.62" table:display="true" table:show-details="true"/>
                <table:data-pilot-member table:name="73.75" table:display="true" table:show-details="true"/>
                <table:data-pilot-member table:name="74.42" table:display="true" table:show-details="true"/>
                <table:data-pilot-member table:name="74.64" table:display="true" table:show-details="true"/>
                <table:data-pilot-member table:name="74.75" table:display="true" table:show-details="true"/>
                <table:data-pilot-member table:name="74.78" table:display="true" table:show-details="true"/>
                <table:data-pilot-member table:name="75" table:display="true" table:show-details="true"/>
                <table:data-pilot-member table:name="75.01" table:display="true" table:show-details="true"/>
                <table:data-pilot-member table:name="75.24" table:display="true" table:show-details="true"/>
                <table:data-pilot-member table:name="75.31" table:display="true" table:show-details="true"/>
                <table:data-pilot-member table:name="75.7" table:display="true" table:show-details="true"/>
                <table:data-pilot-member table:name="75.92" table:display="true" table:show-details="true"/>
                <table:data-pilot-member table:name="76.03" table:display="true" table:show-details="true"/>
                <table:data-pilot-member table:name="76.23" table:display="true" table:show-details="true"/>
                <table:data-pilot-member table:name="76.5" table:display="true" table:show-details="true"/>
                <table:data-pilot-member table:name="76.59" table:display="true" table:show-details="true"/>
                <table:data-pilot-member table:name="76.74" table:display="true" table:show-details="true"/>
                <table:data-pilot-member table:name="77.21" table:display="true" table:show-details="true"/>
                <table:data-pilot-member table:name="77.34" table:display="true" table:show-details="true"/>
                <table:data-pilot-member table:name="78.29" table:display="true" table:show-details="true"/>
                <table:data-pilot-member table:name="78.33" table:display="true" table:show-details="true"/>
                <table:data-pilot-member table:name="78.37" table:display="true" table:show-details="true"/>
                <table:data-pilot-member table:name="78.42" table:display="true" table:show-details="true"/>
                <table:data-pilot-member table:name="78.52" table:display="true" table:show-details="true"/>
                <table:data-pilot-member table:name="78.58" table:display="true" table:show-details="true"/>
                <table:data-pilot-member table:name="78.62" table:display="true" table:show-details="true"/>
                <table:data-pilot-member table:name="78.89" table:display="true" table:show-details="true"/>
                <table:data-pilot-member table:name="79.33" table:display="true" table:show-details="true"/>
                <table:data-pilot-member table:name="79.41" table:display="true" table:show-details="true"/>
                <table:data-pilot-member table:name="79.65" table:display="true" table:show-details="true"/>
                <table:data-pilot-member table:name="79.76" table:display="true" table:show-details="true"/>
                <table:data-pilot-member table:name="80" table:display="true" table:show-details="true"/>
                <table:data-pilot-member table:name="80.42" table:display="true" table:show-details="true"/>
                <table:data-pilot-member table:name="80.83" table:display="true" table:show-details="true"/>
                <table:data-pilot-member table:name="81.05" table:display="true" table:show-details="true"/>
                <table:data-pilot-member table:name="81.64" table:display="true" table:show-details="true"/>
                <table:data-pilot-member table:name="81.8" table:display="true" table:show-details="true"/>
                <table:data-pilot-member table:name="82.45" table:display="true" table:show-details="true"/>
                <table:data-pilot-member table:name="82.54" table:display="true" table:show-details="true"/>
                <table:data-pilot-member table:name="82.9" table:display="true" table:show-details="true"/>
                <table:data-pilot-member table:name="83.98" table:display="true" table:show-details="true"/>
                <table:data-pilot-member table:name="84.28" table:display="true" table:show-details="true"/>
                <table:data-pilot-member table:name="84.91" table:display="true" table:show-details="true"/>
                <table:data-pilot-member table:name="84.99" table:display="true" table:show-details="true"/>
                <table:data-pilot-member table:name="85" table:display="true" table:show-details="true"/>
                <table:data-pilot-member table:name="85.37" table:display="true" table:show-details="true"/>
                <table:data-pilot-member table:name="85.6" table:display="true" table:show-details="true"/>
                <table:data-pilot-member table:name="85.84" table:display="true" table:show-details="true"/>
                <table:data-pilot-member table:name="86.03" table:display="true" table:show-details="true"/>
                <table:data-pilot-member table:name="86.79" table:display="true" table:show-details="true"/>
                <table:data-pilot-member table:name="87.72" table:display="true" table:show-details="true"/>
                <table:data-pilot-member table:name="89.11" table:display="true" table:show-details="true"/>
                <table:data-pilot-member table:name="89.42" table:display="true" table:show-details="true"/>
                <table:data-pilot-member table:name="89.59" table:display="true" table:show-details="true"/>
                <table:data-pilot-member table:name="89.6" table:display="true" table:show-details="true"/>
                <table:data-pilot-member table:name="89.67" table:display="true" table:show-details="true"/>
                <table:data-pilot-member table:name="89.75" table:display="true" table:show-details="true"/>
                <table:data-pilot-member table:name="90" table:display="true" table:show-details="true"/>
                <table:data-pilot-member table:name="91.26" table:display="true" table:show-details="true"/>
                <table:data-pilot-member table:name="91.65" table:display="true" table:show-details="true"/>
                <table:data-pilot-member table:name="91.97" table:display="true" table:show-details="true"/>
                <table:data-pilot-member table:name="92.11" table:display="true" table:show-details="true"/>
                <table:data-pilot-member table:name="92.8" table:display="true" table:show-details="true"/>
                <table:data-pilot-member table:name="92.88" table:display="true" table:show-details="true"/>
                <table:data-pilot-member table:name="93.56" table:display="true" table:show-details="true"/>
                <table:data-pilot-member table:name="93.8" table:display="true" table:show-details="true"/>
                <table:data-pilot-member table:name="93.88" table:display="true" table:show-details="true"/>
                <table:data-pilot-member table:name="93.95" table:display="true" table:show-details="true"/>
                <table:data-pilot-member table:name="94.01" table:display="true" table:show-details="true"/>
                <table:data-pilot-member table:name="94.06" table:display="true" table:show-details="true"/>
                <table:data-pilot-member table:name="94.08" table:display="true" table:show-details="true"/>
                <table:data-pilot-member table:name="95.21" table:display="true" table:show-details="true"/>
                <table:data-pilot-member table:name="96.21" table:display="true" table:show-details="true"/>
                <table:data-pilot-member table:name="96.51" table:display="true" table:show-details="true"/>
                <table:data-pilot-member table:name="96.97" table:display="true" table:show-details="true"/>
                <table:data-pilot-member table:name="97.3" table:display="true" table:show-details="true"/>
                <table:data-pilot-member table:name="97.42" table:display="true" table:show-details="true"/>
                <table:data-pilot-member table:name="97.44" table:display="true" table:show-details="true"/>
                <table:data-pilot-member table:name="98.91" table:display="true" table:show-details="true"/>
                <table:data-pilot-member table:name="99.19" table:display="true" table:show-details="true"/>
                <table:data-pilot-member table:name="99.55" table:display="true" table:show-details="true"/>
                <table:data-pilot-member table:name="100" table:display="true" table:show-details="true"/>
                <table:data-pilot-member table:name="100.02" table:display="true" table:show-details="true"/>
                <table:data-pilot-member table:name="100.57" table:display="true" table:show-details="true"/>
                <table:data-pilot-member table:name="101.28" table:display="true" table:show-details="true"/>
                <table:data-pilot-member table:name="101.41" table:display="true" table:show-details="true"/>
                <table:data-pilot-member table:name="102.42" table:display="true" table:show-details="true"/>
                <table:data-pilot-member table:name="103.06" table:display="true" table:show-details="true"/>
                <table:data-pilot-member table:name="103.29" table:display="true" table:show-details="true"/>
                <table:data-pilot-member table:name="103.76" table:display="true" table:show-details="true"/>
                <table:data-pilot-member table:name="104.42" table:display="true" table:show-details="true"/>
                <table:data-pilot-member table:name="104.5" table:display="true" table:show-details="true"/>
                <table:data-pilot-member table:name="104.58" table:display="true" table:show-details="true"/>
                <table:data-pilot-member table:name="105.34" table:display="true" table:show-details="true"/>
                <table:data-pilot-member table:name="105.65" table:display="true" table:show-details="true"/>
                <table:data-pilot-member table:name="106.07" table:display="true" table:show-details="true"/>
                <table:data-pilot-member table:name="106.64" table:display="true" table:show-details="true"/>
                <table:data-pilot-member table:name="107.54" table:display="true" table:show-details="true"/>
                <table:data-pilot-member table:name="109.73" table:display="true" table:show-details="true"/>
                <table:data-pilot-member table:name="111.06" table:display="true" table:show-details="true"/>
                <table:data-pilot-member table:name="111.78" table:display="true" table:show-details="true"/>
                <table:data-pilot-member table:name="112" table:display="true" table:show-details="true"/>
                <table:data-pilot-member table:name="112.28" table:display="true" table:show-details="true"/>
                <table:data-pilot-member table:name="113.06" table:display="true" table:show-details="true"/>
                <table:data-pilot-member table:name="113.55" table:display="true" table:show-details="true"/>
                <table:data-pilot-member table:name="114.38" table:display="true" table:show-details="true"/>
                <table:data-pilot-member table:name="115.44" table:display="true" table:show-details="true"/>
                <table:data-pilot-member table:name="116.86" table:display="true" table:show-details="true"/>
                <table:data-pilot-member table:name="117.42" table:display="true" table:show-details="true"/>
                <table:data-pilot-member table:name="117.61" table:display="true" table:show-details="true"/>
                <table:data-pilot-member table:name="118.43" table:display="true" table:show-details="true"/>
                <table:data-pilot-member table:name="119.47" table:display="true" table:show-details="true"/>
                <table:data-pilot-member table:name="119.54" table:display="true" table:show-details="true"/>
                <table:data-pilot-member table:name="119.99" table:display="true" table:show-details="true"/>
                <table:data-pilot-member table:name="120.68" table:display="true" table:show-details="true"/>
                <table:data-pilot-member table:name="120.82" table:display="true" table:show-details="true"/>
                <table:data-pilot-member table:name="121.4" table:display="true" table:show-details="true"/>
                <table:data-pilot-member table:name="121.6" table:display="true" table:show-details="true"/>
                <table:data-pilot-member table:name="121.92" table:display="true" table:show-details="true"/>
                <table:data-pilot-member table:name="122.57" table:display="true" table:show-details="true"/>
                <table:data-pilot-member table:name="122.66" table:display="true" table:show-details="true"/>
                <table:data-pilot-member table:name="122.7" table:display="true" table:show-details="true"/>
                <table:data-pilot-member table:name="123.19" table:display="true" table:show-details="true"/>
                <table:data-pilot-member table:name="123.27" table:display="true" table:show-details="true"/>
                <table:data-pilot-member table:name="124.99" table:display="true" table:show-details="true"/>
                <table:data-pilot-member table:name="125" table:display="true" table:show-details="true"/>
                <table:data-pilot-member table:name="125.43" table:display="true" table:show-details="true"/>
                <table:data-pilot-member table:name="126.03" table:display="true" table:show-details="true"/>
                <table:data-pilot-member table:name="127.7" table:display="true" table:show-details="true"/>
                <table:data-pilot-member table:name="128.65" table:display="true" table:show-details="true"/>
                <table:data-pilot-member table:name="129.13" table:display="true" table:show-details="true"/>
                <table:data-pilot-member table:name="130.71" table:display="true" table:show-details="true"/>
                <table:data-pilot-member table:name="130.82" table:display="true" table:show-details="true"/>
                <table:data-pilot-member table:name="131.2" table:display="true" table:show-details="true"/>
                <table:data-pilot-member table:name="132.21" table:display="true" table:show-details="true"/>
                <table:data-pilot-member table:name="132.35" table:display="true" table:show-details="true"/>
                <table:data-pilot-member table:name="133.45" table:display="true" table:show-details="true"/>
                <table:data-pilot-member table:name="135.22" table:display="true" table:show-details="true"/>
                <table:data-pilot-member table:name="135.91" table:display="true" table:show-details="true"/>
                <table:data-pilot-member table:name="136.03" table:display="true" table:show-details="true"/>
                <table:data-pilot-member table:name="136.94" table:display="true" table:show-details="true"/>
                <table:data-pilot-member table:name="137.36" table:display="true" table:show-details="true"/>
                <table:data-pilot-member table:name="140" table:display="true" table:show-details="true"/>
                <table:data-pilot-member table:name="140.63" table:display="true" table:show-details="true"/>
                <table:data-pilot-member table:name="140.76" table:display="true" table:show-details="true"/>
                <table:data-pilot-member table:name="141.06" table:display="true" table:show-details="true"/>
                <table:data-pilot-member table:name="141.07" table:display="true" table:show-details="true"/>
                <table:data-pilot-member table:name="141.24" table:display="true" table:show-details="true"/>
                <table:data-pilot-member table:name="142.98" table:display="true" table:show-details="true"/>
                <table:data-pilot-member table:name="143.22" table:display="true" table:show-details="true"/>
                <table:data-pilot-member table:name="143.95" table:display="true" table:show-details="true"/>
                <table:data-pilot-member table:name="145.05" table:display="true" table:show-details="true"/>
                <table:data-pilot-member table:name="147.11" table:display="true" table:show-details="true"/>
                <table:data-pilot-member table:name="148.55" table:display="true" table:show-details="true"/>
                <table:data-pilot-member table:name="148.89" table:display="true" table:show-details="true"/>
                <table:data-pilot-member table:name="149.08" table:display="true" table:show-details="true"/>
                <table:data-pilot-member table:name="149.2" table:display="true" table:show-details="true"/>
                <table:data-pilot-member table:name="150" table:display="true" table:show-details="true"/>
                <table:data-pilot-member table:name="150.5" table:display="true" table:show-details="true"/>
                <table:data-pilot-member table:name="151.86" table:display="true" table:show-details="true"/>
                <table:data-pilot-member table:name="154.98" table:display="true" table:show-details="true"/>
                <table:data-pilot-member table:name="155.01" table:display="true" table:show-details="true"/>
                <table:data-pilot-member table:name="155.09" table:display="true" table:show-details="true"/>
                <table:data-pilot-member table:name="155.21" table:display="true" table:show-details="true"/>
                <table:data-pilot-member table:name="157.59" table:display="true" table:show-details="true"/>
                <table:data-pilot-member table:name="157.7" table:display="true" table:show-details="true"/>
                <table:data-pilot-member table:name="162.03" table:display="true" table:show-details="true"/>
                <table:data-pilot-member table:name="162.43" table:display="true" table:show-details="true"/>
                <table:data-pilot-member table:name="163.74" table:display="true" table:show-details="true"/>
                <table:data-pilot-member table:name="164.16" table:display="true" table:show-details="true"/>
                <table:data-pilot-member table:name="164.58" table:display="true" table:show-details="true"/>
                <table:data-pilot-member table:name="166.09" table:display="true" table:show-details="true"/>
                <table:data-pilot-member table:name="167.15" table:display="true" table:show-details="true"/>
                <table:data-pilot-member table:name="169.14" table:display="true" table:show-details="true"/>
                <table:data-pilot-member table:name="170" table:display="true" table:show-details="true"/>
                <table:data-pilot-member table:name="170.22" table:display="true" table:show-details="true"/>
                <table:data-pilot-member table:name="171.08" table:display="true" table:show-details="true"/>
                <table:data-pilot-member table:name="171.6" table:display="true" table:show-details="true"/>
                <table:data-pilot-member table:name="171.63" table:display="true" table:show-details="true"/>
                <table:data-pilot-member table:name="173.69" table:display="true" table:show-details="true"/>
                <table:data-pilot-member table:name="174.35" table:display="true" table:show-details="true"/>
                <table:data-pilot-member table:name="174.79" table:display="true" table:show-details="true"/>
                <table:data-pilot-member table:name="175.2" table:display="true" table:show-details="true"/>
                <table:data-pilot-member table:name="176.55" table:display="true" table:show-details="true"/>
                <table:data-pilot-member table:name="179.29" table:display="true" table:show-details="true"/>
                <table:data-pilot-member table:name="180" table:display="true" table:show-details="true"/>
                <table:data-pilot-member table:name="180.68" table:display="true" table:show-details="true"/>
                <table:data-pilot-member table:name="182.37" table:display="true" table:show-details="true"/>
                <table:data-pilot-member table:name="184.14" table:display="true" table:show-details="true"/>
                <table:data-pilot-member table:name="184.5" table:display="true" table:show-details="true"/>
                <table:data-pilot-member table:name="184.64" table:display="true" table:show-details="true"/>
                <table:data-pilot-member table:name="185.83" table:display="true" table:show-details="true"/>
                <table:data-pilot-member table:name="187.76" table:display="true" table:show-details="true"/>
                <table:data-pilot-member table:name="188.11" table:display="true" table:show-details="true"/>
                <table:data-pilot-member table:name="190.11" table:display="true" table:show-details="true"/>
                <table:data-pilot-member table:name="190.49" table:display="true" table:show-details="true"/>
                <table:data-pilot-member table:name="190.55" table:display="true" table:show-details="true"/>
                <table:data-pilot-member table:name="191.53" table:display="true" table:show-details="true"/>
                <table:data-pilot-member table:name="192" table:display="true" table:show-details="true"/>
                <table:data-pilot-member table:name="195.03" table:display="true" table:show-details="true"/>
                <table:data-pilot-member table:name="195.8" table:display="true" table:show-details="true"/>
                <table:data-pilot-member table:name="196" table:display="true" table:show-details="true"/>
                <table:data-pilot-member table:name="196.58" table:display="true" table:show-details="true"/>
                <table:data-pilot-member table:name="197.13" table:display="true" table:show-details="true"/>
                <table:data-pilot-member table:name="198.33" table:display="true" table:show-details="true"/>
                <table:data-pilot-member table:name="201.47" table:display="true" table:show-details="true"/>
                <table:data-pilot-member table:name="202.3" table:display="true" table:show-details="true"/>
                <table:data-pilot-member table:name="205.95" table:display="true" table:show-details="true"/>
                <table:data-pilot-member table:name="206.7" table:display="true" table:show-details="true"/>
                <table:data-pilot-member table:name="207.64" table:display="true" table:show-details="true"/>
                <table:data-pilot-member table:name="209.05" table:display="true" table:show-details="true"/>
                <table:data-pilot-member table:name="209.44" table:display="true" table:show-details="true"/>
                <table:data-pilot-member table:name="210" table:display="true" table:show-details="true"/>
                <table:data-pilot-member table:name="210.4" table:display="true" table:show-details="true"/>
                <table:data-pilot-member table:name="212.04" table:display="true" table:show-details="true"/>
                <table:data-pilot-member table:name="212.21" table:display="true" table:show-details="true"/>
                <table:data-pilot-member table:name="212.69" table:display="true" table:show-details="true"/>
                <table:data-pilot-member table:name="214.13" table:display="true" table:show-details="true"/>
                <table:data-pilot-member table:name="216.49" table:display="true" table:show-details="true"/>
                <table:data-pilot-member table:name="216.5" table:display="true" table:show-details="true"/>
                <table:data-pilot-member table:name="216.62" table:display="true" table:show-details="true"/>
                <table:data-pilot-member table:name="216.75" table:display="true" table:show-details="true"/>
                <table:data-pilot-member table:name="220" table:display="true" table:show-details="true"/>
                <table:data-pilot-member table:name="221.15" table:display="true" table:show-details="true"/>
                <table:data-pilot-member table:name="221.5" table:display="true" table:show-details="true"/>
                <table:data-pilot-member table:name="221.99" table:display="true" table:show-details="true"/>
                <table:data-pilot-member table:name="222" table:display="true" table:show-details="true"/>
                <table:data-pilot-member table:name="222.15" table:display="true" table:show-details="true"/>
                <table:data-pilot-member table:name="224" table:display="true" table:show-details="true"/>
                <table:data-pilot-member table:name="224.37" table:display="true" table:show-details="true"/>
                <table:data-pilot-member table:name="229" table:display="true" table:show-details="true"/>
                <table:data-pilot-member table:name="230.15" table:display="true" table:show-details="true"/>
                <table:data-pilot-member table:name="235" table:display="true" table:show-details="true"/>
                <table:data-pilot-member table:name="235.12" table:display="true" table:show-details="true"/>
                <table:data-pilot-member table:name="235.44" table:display="true" table:show-details="true"/>
                <table:data-pilot-member table:name="235.5" table:display="true" table:show-details="true"/>
                <table:data-pilot-member table:name="237.22" table:display="true" table:show-details="true"/>
                <table:data-pilot-member table:name="237.3" table:display="true" table:show-details="true"/>
                <table:data-pilot-member table:name="237.5" table:display="true" table:show-details="true"/>
                <table:data-pilot-member table:name="240.58" table:display="true" table:show-details="true"/>
                <table:data-pilot-member table:name="243.38" table:display="true" table:show-details="true"/>
                <table:data-pilot-member table:name="244.24" table:display="true" table:show-details="true"/>
                <table:data-pilot-member table:name="246.33" table:display="true" table:show-details="true"/>
                <table:data-pilot-member table:name="246.65" table:display="true" table:show-details="true"/>
                <table:data-pilot-member table:name="248.63" table:display="true" table:show-details="true"/>
                <table:data-pilot-member table:name="252.58" table:display="true" table:show-details="true"/>
                <table:data-pilot-member table:name="254.68" table:display="true" table:show-details="true"/>
                <table:data-pilot-member table:name="254.98" table:display="true" table:show-details="true"/>
                <table:data-pilot-member table:name="255.56" table:display="true" table:show-details="true"/>
                <table:data-pilot-member table:name="255.84" table:display="true" table:show-details="true"/>
                <table:data-pilot-member table:name="256.5" table:display="true" table:show-details="true"/>
                <table:data-pilot-member table:name="262.91" table:display="true" table:show-details="true"/>
                <table:data-pilot-member table:name="264.24" table:display="true" table:show-details="true"/>
                <table:data-pilot-member table:name="265.1" table:display="true" table:show-details="true"/>
                <table:data-pilot-member table:name="266.48" table:display="true" table:show-details="true"/>
                <table:data-pilot-member table:name="267.54" table:display="true" table:show-details="true"/>
                <table:data-pilot-member table:name="270.67" table:display="true" table:show-details="true"/>
                <table:data-pilot-member table:name="274.46" table:display="true" table:show-details="true"/>
                <table:data-pilot-member table:name="275.28" table:display="true" table:show-details="true"/>
                <table:data-pilot-member table:name="275.8" table:display="true" table:show-details="true"/>
                <table:data-pilot-member table:name="275.93" table:display="true" table:show-details="true"/>
                <table:data-pilot-member table:name="276" table:display="true" table:show-details="true"/>
                <table:data-pilot-member table:name="276.67" table:display="true" table:show-details="true"/>
                <table:data-pilot-member table:name="277.05" table:display="true" table:show-details="true"/>
                <table:data-pilot-member table:name="277.3" table:display="true" table:show-details="true"/>
                <table:data-pilot-member table:name="280" table:display="true" table:show-details="true"/>
                <table:data-pilot-member table:name="280.79" table:display="true" table:show-details="true"/>
                <table:data-pilot-member table:name="281.26" table:display="true" table:show-details="true"/>
                <table:data-pilot-member table:name="281.91" table:display="true" table:show-details="true"/>
                <table:data-pilot-member table:name="282.05" table:display="true" table:show-details="true"/>
                <table:data-pilot-member table:name="285.67" table:display="true" table:show-details="true"/>
                <table:data-pilot-member table:name="287.1" table:display="true" table:show-details="true"/>
                <table:data-pilot-member table:name="288.66" table:display="true" table:show-details="true"/>
                <table:data-pilot-member table:name="289.5" table:display="true" table:show-details="true"/>
                <table:data-pilot-member table:name="289.96" table:display="true" table:show-details="true"/>
                <table:data-pilot-member table:name="290.1" table:display="true" table:show-details="true"/>
                <table:data-pilot-member table:name="290.47" table:display="true" table:show-details="true"/>
                <table:data-pilot-member table:name="300.65" table:display="true" table:show-details="true"/>
                <table:data-pilot-member table:name="305.14" table:display="true" table:show-details="true"/>
                <table:data-pilot-member table:name="307.19" table:display="true" table:show-details="true"/>
                <table:data-pilot-member table:name="307.76" table:display="true" table:show-details="true"/>
                <table:data-pilot-member table:name="309.98" table:display="true" table:show-details="true"/>
                <table:data-pilot-member table:name="311.31" table:display="true" table:show-details="true"/>
                <table:data-pilot-member table:name="311.99" table:display="true" table:show-details="true"/>
                <table:data-pilot-member table:name="313.6" table:display="true" table:show-details="true"/>
                <table:data-pilot-member table:name="315.1" table:display="true" table:show-details="true"/>
                <table:data-pilot-member table:name="316.14" table:display="true" table:show-details="true"/>
                <table:data-pilot-member table:name="317.27" table:display="true" table:show-details="true"/>
                <table:data-pilot-member table:name="319.15" table:display="true" table:show-details="true"/>
                <table:data-pilot-member table:name="320.49" table:display="true" table:show-details="true"/>
                <table:data-pilot-member table:name="322.63" table:display="true" table:show-details="true"/>
                <table:data-pilot-member table:name="324.84" table:display="true" table:show-details="true"/>
                <table:data-pilot-member table:name="326.65" table:display="true" table:show-details="true"/>
                <table:data-pilot-member table:name="332.69" table:display="true" table:show-details="true"/>
                <table:data-pilot-member table:name="333.75" table:display="true" table:show-details="true"/>
                <table:data-pilot-member table:name="333.79" table:display="true" table:show-details="true"/>
                <table:data-pilot-member table:name="334.41" table:display="true" table:show-details="true"/>
                <table:data-pilot-member table:name="336.31" table:display="true" table:show-details="true"/>
                <table:data-pilot-member table:name="340.16" table:display="true" table:show-details="true"/>
                <table:data-pilot-member table:name="343.93" table:display="true" table:show-details="true"/>
                <table:data-pilot-member table:name="349.54" table:display="true" table:show-details="true"/>
                <table:data-pilot-member table:name="350" table:display="true" table:show-details="true"/>
                <table:data-pilot-member table:name="352.84" table:display="true" table:show-details="true"/>
                <table:data-pilot-member table:name="353.61" table:display="true" table:show-details="true"/>
                <table:data-pilot-member table:name="357.59" table:display="true" table:show-details="true"/>
                <table:data-pilot-member table:name="358.96" table:display="true" table:show-details="true"/>
                <table:data-pilot-member table:name="360.49" table:display="true" table:show-details="true"/>
                <table:data-pilot-member table:name="363.07" table:display="true" table:show-details="true"/>
                <table:data-pilot-member table:name="363.77" table:display="true" table:show-details="true"/>
                <table:data-pilot-member table:name="368.68" table:display="true" table:show-details="true"/>
                <table:data-pilot-member table:name="375" table:display="true" table:show-details="true"/>
                <table:data-pilot-member table:name="379" table:display="true" table:show-details="true"/>
                <table:data-pilot-member table:name="380.1" table:display="true" table:show-details="true"/>
                <table:data-pilot-member table:name="383.13" table:display="true" table:show-details="true"/>
                <table:data-pilot-member table:name="385.51" table:display="true" table:show-details="true"/>
                <table:data-pilot-member table:name="388.4" table:display="true" table:show-details="true"/>
                <table:data-pilot-member table:name="388.92" table:display="true" table:show-details="true"/>
                <table:data-pilot-member table:name="389.63" table:display="true" table:show-details="true"/>
                <table:data-pilot-member table:name="392.81" table:display="true" table:show-details="true"/>
                <table:data-pilot-member table:name="396" table:display="true" table:show-details="true"/>
                <table:data-pilot-member table:name="396.67" table:display="true" table:show-details="true"/>
                <table:data-pilot-member table:name="397.32" table:display="true" table:show-details="true"/>
                <table:data-pilot-member table:name="397.83" table:display="true" table:show-details="true"/>
                <table:data-pilot-member table:name="400" table:display="true" table:show-details="true"/>
                <table:data-pilot-member table:name="402" table:display="true" table:show-details="true"/>
                <table:data-pilot-member table:name="405" table:display="true" table:show-details="true"/>
                <table:data-pilot-member table:name="405.08" table:display="true" table:show-details="true"/>
                <table:data-pilot-member table:name="405.1" table:display="true" table:show-details="true"/>
                <table:data-pilot-member table:name="406.25" table:display="true" table:show-details="true"/>
                <table:data-pilot-member table:name="406.61" table:display="true" table:show-details="true"/>
                <table:data-pilot-member table:name="406.67" table:display="true" table:show-details="true"/>
                <table:data-pilot-member table:name="408.27" table:display="true" table:show-details="true"/>
                <table:data-pilot-member table:name="410.81" table:display="true" table:show-details="true"/>
                <table:data-pilot-member table:name="414.23" table:display="true" table:show-details="true"/>
                <table:data-pilot-member table:name="415.59" table:display="true" table:show-details="true"/>
                <table:data-pilot-member table:name="417.1" table:display="true" table:show-details="true"/>
                <table:data-pilot-member table:name="417.380000000001" table:display="true" table:show-details="true"/>
                <table:data-pilot-member table:name="420" table:display="true" table:show-details="true"/>
                <table:data-pilot-member table:name="420.1" table:display="true" table:show-details="true"/>
                <table:data-pilot-member table:name="420.71" table:display="true" table:show-details="true"/>
                <table:data-pilot-member table:name="422" table:display="true" table:show-details="true"/>
                <table:data-pilot-member table:name="423.78" table:display="true" table:show-details="true"/>
                <table:data-pilot-member table:name="427.2" table:display="true" table:show-details="true"/>
                <table:data-pilot-member table:name="428" table:display="true" table:show-details="true"/>
                <table:data-pilot-member table:name="431.58" table:display="true" table:show-details="true"/>
                <table:data-pilot-member table:name="432.77" table:display="true" table:show-details="true"/>
                <table:data-pilot-member table:name="434.15" table:display="true" table:show-details="true"/>
                <table:data-pilot-member table:name="435.5" table:display="true" table:show-details="true"/>
                <table:data-pilot-member table:name="437.5" table:display="true" table:show-details="true"/>
                <table:data-pilot-member table:name="438.96" table:display="true" table:show-details="true"/>
                <table:data-pilot-member table:name="440.17" table:display="true" table:show-details="true"/>
                <table:data-pilot-member table:name="442" table:display="true" table:show-details="true"/>
                <table:data-pilot-member table:name="442.08" table:display="true" table:show-details="true"/>
                <table:data-pilot-member table:name="443.16" table:display="true" table:show-details="true"/>
                <table:data-pilot-member table:name="443.32" table:display="true" table:show-details="true"/>
                <table:data-pilot-member table:name="443.44" table:display="true" table:show-details="true"/>
                <table:data-pilot-member table:name="444.71" table:display="true" table:show-details="true"/>
                <table:data-pilot-member table:name="446.26" table:display="true" table:show-details="true"/>
                <table:data-pilot-member table:name="447.11" table:display="true" table:show-details="true"/>
                <table:data-pilot-member table:name="447.32" table:display="true" table:show-details="true"/>
                <table:data-pilot-member table:name="448.81" table:display="true" table:show-details="true"/>
                <table:data-pilot-member table:name="449.8" table:display="true" table:show-details="true"/>
                <table:data-pilot-member table:name="450.1" table:display="true" table:show-details="true"/>
                <table:data-pilot-member table:name="450.32" table:display="true" table:show-details="true"/>
                <table:data-pilot-member table:name="455.68" table:display="true" table:show-details="true"/>
                <table:data-pilot-member table:name="456.31" table:display="true" table:show-details="true"/>
                <table:data-pilot-member table:name="458.4" table:display="true" table:show-details="true"/>
                <table:data-pilot-member table:name="463.79" table:display="true" table:show-details="true"/>
                <table:data-pilot-member table:name="465.1" table:display="true" table:show-details="true"/>
                <table:data-pilot-member table:name="466" table:display="true" table:show-details="true"/>
                <table:data-pilot-member table:name="468.42" table:display="true" table:show-details="true"/>
                <table:data-pilot-member table:name="470" table:display="true" table:show-details="true"/>
                <table:data-pilot-member table:name="470.85" table:display="true" table:show-details="true"/>
                <table:data-pilot-member table:name="472.63" table:display="true" table:show-details="true"/>
                <table:data-pilot-member table:name="474.74" table:display="true" table:show-details="true"/>
                <table:data-pilot-member table:name="475.72" table:display="true" table:show-details="true"/>
                <table:data-pilot-member table:name="476" table:display="true" table:show-details="true"/>
                <table:data-pilot-member table:name="477.28" table:display="true" table:show-details="true"/>
                <table:data-pilot-member table:name="481.8" table:display="true" table:show-details="true"/>
                <table:data-pilot-member table:name="483" table:display="true" table:show-details="true"/>
                <table:data-pilot-member table:name="486" table:display="true" table:show-details="true"/>
                <table:data-pilot-member table:name="488.67" table:display="true" table:show-details="true"/>
                <table:data-pilot-member table:name="489.8" table:display="true" table:show-details="true"/>
                <table:data-pilot-member table:name="496.95" table:display="true" table:show-details="true"/>
                <table:data-pilot-member table:name="500" table:display="true" table:show-details="true"/>
                <table:data-pilot-member table:name="500.74" table:display="true" table:show-details="true"/>
                <table:data-pilot-member table:name="500.79" table:display="true" table:show-details="true"/>
                <table:data-pilot-member table:name="501.47" table:display="true" table:show-details="true"/>
                <table:data-pilot-member table:name="501.53" table:display="true" table:show-details="true"/>
                <table:data-pilot-member table:name="502.83" table:display="true" table:show-details="true"/>
                <table:data-pilot-member table:name="507.99" table:display="true" table:show-details="true"/>
                <table:data-pilot-member table:name="510.76" table:display="true" table:show-details="true"/>
                <table:data-pilot-member table:name="513" table:display="true" table:show-details="true"/>
                <table:data-pilot-member table:name="521.9" table:display="true" table:show-details="true"/>
                <table:data-pilot-member table:name="522.34" table:display="true" table:show-details="true"/>
                <table:data-pilot-member table:name="533" table:display="true" table:show-details="true"/>
                <table:data-pilot-member table:name="536.93" table:display="true" table:show-details="true"/>
                <table:data-pilot-member table:name="537.01" table:display="true" table:show-details="true"/>
                <table:data-pilot-member table:name="541" table:display="true" table:show-details="true"/>
                <table:data-pilot-member table:name="545.99" table:display="true" table:show-details="true"/>
                <table:data-pilot-member table:name="548" table:display="true" table:show-details="true"/>
                <table:data-pilot-member table:name="548.53" table:display="true" table:show-details="true"/>
                <table:data-pilot-member table:name="554.7" table:display="true" table:show-details="true"/>
                <table:data-pilot-member table:name="557" table:display="true" table:show-details="true"/>
                <table:data-pilot-member table:name="561.1" table:display="true" table:show-details="true"/>
                <table:data-pilot-member table:name="582.73" table:display="true" table:show-details="true"/>
                <table:data-pilot-member table:name="589.15" table:display="true" table:show-details="true"/>
                <table:data-pilot-member table:name="610.55" table:display="true" table:show-details="true"/>
                <table:data-pilot-member table:name="611.47" table:display="true" table:show-details="true"/>
                <table:data-pilot-member table:name="615.1" table:display="true" table:show-details="true"/>
                <table:data-pilot-member table:name="629.220000000001" table:display="true" table:show-details="true"/>
                <table:data-pilot-member table:name="629.61" table:display="true" table:show-details="true"/>
                <table:data-pilot-member table:name="630" table:display="true" table:show-details="true"/>
                <table:data-pilot-member table:name="641.57" table:display="true" table:show-details="true"/>
                <table:data-pilot-member table:name="644.53" table:display="true" table:show-details="true"/>
                <table:data-pilot-member table:name="645.3" table:display="true" table:show-details="true"/>
                <table:data-pilot-member table:name="655.15" table:display="true" table:show-details="true"/>
                <table:data-pilot-member table:name="658.6" table:display="true" table:show-details="true"/>
                <table:data-pilot-member table:name="661.459999999999" table:display="true" table:show-details="true"/>
                <table:data-pilot-member table:name="661.67" table:display="true" table:show-details="true"/>
                <table:data-pilot-member table:name="673.41" table:display="true" table:show-details="true"/>
                <table:data-pilot-member table:name="676.67" table:display="true" table:show-details="true"/>
                <table:data-pilot-member table:name="685.1" table:display="true" table:show-details="true"/>
                <table:data-pilot-member table:name="685.580000000001" table:display="true" table:show-details="true"/>
                <table:data-pilot-member table:name="688.23" table:display="true" table:show-details="true"/>
                <table:data-pilot-member table:name="689.41" table:display="true" table:show-details="true"/>
                <table:data-pilot-member table:name="691.38" table:display="true" table:show-details="true"/>
                <table:data-pilot-member table:name="693.99" table:display="true" table:show-details="true"/>
                <table:data-pilot-member table:name="698.94" table:display="true" table:show-details="true"/>
                <table:data-pilot-member table:name="699.12" table:display="true" table:show-details="true"/>
                <table:data-pilot-member table:name="711.76" table:display="true" table:show-details="true"/>
                <table:data-pilot-member table:name="728.82" table:display="true" table:show-details="true"/>
                <table:data-pilot-member table:name="735.87" table:display="true" table:show-details="true"/>
                <table:data-pilot-member table:name="747.59" table:display="true" table:show-details="true"/>
                <table:data-pilot-member table:name="749.89" table:display="true" table:show-details="true"/>
                <table:data-pilot-member table:name="774.959999999999" table:display="true" table:show-details="true"/>
                <table:data-pilot-member table:name="779.75" table:display="true" table:show-details="true"/>
                <table:data-pilot-member table:name="784.86" table:display="true" table:show-details="true"/>
                <table:data-pilot-member table:name="792.990000000001" table:display="true" table:show-details="true"/>
                <table:data-pilot-member table:name="793.14" table:display="true" table:show-details="true"/>
                <table:data-pilot-member table:name="794.2" table:display="true" table:show-details="true"/>
                <table:data-pilot-member table:name="795" table:display="true" table:show-details="true"/>
                <table:data-pilot-member table:name="795.1" table:display="true" table:show-details="true"/>
                <table:data-pilot-member table:name="804.56" table:display="true" table:show-details="true"/>
                <table:data-pilot-member table:name="808.69" table:display="true" table:show-details="true"/>
                <table:data-pilot-member table:name="812.87" table:display="true" table:show-details="true"/>
                <table:data-pilot-member table:name="817.04" table:display="true" table:show-details="true"/>
                <table:data-pilot-member table:name="821.2" table:display="true" table:show-details="true"/>
                <table:data-pilot-member table:name="825" table:display="true" table:show-details="true"/>
                <table:data-pilot-member table:name="829.48" table:display="true" table:show-details="true"/>
                <table:data-pilot-member table:name="833" table:display="true" table:show-details="true"/>
                <table:data-pilot-member table:name="844.55" table:display="true" table:show-details="true"/>
                <table:data-pilot-member table:name="848" table:display="true" table:show-details="true"/>
                <table:data-pilot-member table:name="853.03" table:display="true" table:show-details="true"/>
                <table:data-pilot-member table:name="857.25" table:display="true" table:show-details="true"/>
                <table:data-pilot-member table:name="859.41" table:display="true" table:show-details="true"/>
                <table:data-pilot-member table:name="872" table:display="true" table:show-details="true"/>
                <table:data-pilot-member table:name="873.4" table:display="true" table:show-details="true"/>
                <table:data-pilot-member table:name="878.689999999999" table:display="true" table:show-details="true"/>
                <table:data-pilot-member table:name="882.749999999996" table:display="true" table:show-details="true"/>
                <table:data-pilot-member table:name="892.79" table:display="true" table:show-details="true"/>
                <table:data-pilot-member table:name="900" table:display="true" table:show-details="true"/>
                <table:data-pilot-member table:name="906.079999999996" table:display="true" table:show-details="true"/>
                <table:data-pilot-member table:name="912.01" table:display="true" table:show-details="true"/>
                <table:data-pilot-member table:name="919.59" table:display="true" table:show-details="true"/>
                <table:data-pilot-member table:name="920.25" table:display="true" table:show-details="true"/>
                <table:data-pilot-member table:name="932.1" table:display="true" table:show-details="true"/>
                <table:data-pilot-member table:name="948.31" table:display="true" table:show-details="true"/>
                <table:data-pilot-member table:name="950" table:display="true" table:show-details="true"/>
                <table:data-pilot-member table:name="969.92" table:display="true" table:show-details="true"/>
                <table:data-pilot-member table:name="971.539999999999" table:display="true" table:show-details="true"/>
                <table:data-pilot-member table:name="976" table:display="true" table:show-details="true"/>
                <table:data-pilot-member table:name="980.18" table:display="true" table:show-details="true"/>
                <table:data-pilot-member table:name="1014.3" table:display="true" table:show-details="true"/>
                <table:data-pilot-member table:name="1020.53" table:display="true" table:show-details="true"/>
                <table:data-pilot-member table:name="1043" table:display="true" table:show-details="true"/>
                <table:data-pilot-member table:name="1057.5" table:display="true" table:show-details="true"/>
                <table:data-pilot-member table:name="1065.62" table:display="true" table:show-details="true"/>
                <table:data-pilot-member table:name="1080" table:display="true" table:show-details="true"/>
                <table:data-pilot-member table:name="1081.43" table:display="true" table:show-details="true"/>
                <table:data-pilot-member table:name="1105" table:display="true" table:show-details="true"/>
                <table:data-pilot-member table:name="1124.49" table:display="true" table:show-details="true"/>
                <table:data-pilot-member table:name="1125.93" table:display="true" table:show-details="true"/>
                <table:data-pilot-member table:name="1130.49" table:display="true" table:show-details="true"/>
                <table:data-pilot-member table:name="1132.01" table:display="true" table:show-details="true"/>
                <table:data-pilot-member table:name="1150" table:display="true" table:show-details="true"/>
                <table:data-pilot-member table:name="1166" table:display="true" table:show-details="true"/>
                <table:data-pilot-member table:name="1172.45" table:display="true" table:show-details="true"/>
                <table:data-pilot-member table:name="1173.33" table:display="true" table:show-details="true"/>
                <table:data-pilot-member table:name="1252.23" table:display="true" table:show-details="true"/>
                <table:data-pilot-member table:name="1300" table:display="true" table:show-details="true"/>
                <table:data-pilot-member table:name="1319" table:display="true" table:show-details="true"/>
                <table:data-pilot-member table:name="1333.44" table:display="true" table:show-details="true"/>
                <table:data-pilot-member table:name="1340" table:display="true" table:show-details="true"/>
                <table:data-pilot-member table:name="1420" table:display="true" table:show-details="true"/>
                <table:data-pilot-member table:name="1551" table:display="true" table:show-details="true"/>
                <table:data-pilot-member table:name="1568" table:display="true" table:show-details="true"/>
                <table:data-pilot-member table:name="1576.12" table:display="true" table:show-details="true"/>
                <table:data-pilot-member table:name="1577" table:display="true" table:show-details="true"/>
                <table:data-pilot-member table:name="1618" table:display="true" table:show-details="true"/>
                <table:data-pilot-member table:name="1650.63" table:display="true" table:show-details="true"/>
                <table:data-pilot-member table:name="1750.46" table:display="true" table:show-details="true"/>
                <table:data-pilot-member table:name="1758.06" table:display="true" table:show-details="true"/>
                <table:data-pilot-member table:name="1803.63" table:display="true" table:show-details="true"/>
                <table:data-pilot-member table:name="1938" table:display="true" table:show-details="true"/>
                <table:data-pilot-member table:name="1999" table:display="true" table:show-details="true"/>
                <table:data-pilot-member table:name="2017" table:display="true" table:show-details="true"/>
                <table:data-pilot-member table:name="2128.41" table:display="true" table:show-details="true"/>
                <table:data-pilot-member table:name="2190" table:display="true" table:show-details="true"/>
                <table:data-pilot-member table:name="2289" table:display="true" table:show-details="true"/>
                <table:data-pilot-member table:name="2324.51" table:display="true" table:show-details="true"/>
                <table:data-pilot-member table:name="2387" table:display="true" table:show-details="true"/>
                <table:data-pilot-member table:name="2610" table:display="true" table:show-details="true"/>
                <table:data-pilot-member table:name="2629.16" table:display="true" table:show-details="true"/>
                <table:data-pilot-member table:name="2669.21" table:display="true" table:show-details="true"/>
                <table:data-pilot-member table:name="2669.99" table:display="true" table:show-details="true"/>
                <table:data-pilot-member table:name="2716.63" table:display="true" table:show-details="true"/>
                <table:data-pilot-member table:name="2763.65" table:display="true" table:show-details="true"/>
                <table:data-pilot-member table:name="2799.76" table:display="true" table:show-details="true"/>
                <table:data-pilot-member table:name="2841.58" table:display="true" table:show-details="true"/>
                <table:data-pilot-member table:name="2848.39" table:display="true" table:show-details="true"/>
                <table:data-pilot-member table:name="2849.87" table:display="true" table:show-details="true"/>
                <table:data-pilot-member table:name="2861.76" table:display="true" table:show-details="true"/>
                <table:data-pilot-member table:name="2877.91" table:display="true" table:show-details="true"/>
                <table:data-pilot-member table:name="2934.25" table:display="true" table:show-details="true"/>
                <table:data-pilot-member table:name="2938" table:display="true" table:show-details="true"/>
                <table:data-pilot-member table:name="2950.01" table:display="true" table:show-details="true"/>
                <table:data-pilot-member table:name="2985.55" table:display="true" table:show-details="true"/>
                <table:data-pilot-member table:name="3000" table:display="true" table:show-details="true"/>
                <table:data-pilot-member table:name="3019.28" table:display="true" table:show-details="true"/>
                <table:data-pilot-member table:name="3022.42" table:display="true" table:show-details="true"/>
                <table:data-pilot-member table:name="3022.53" table:display="true" table:show-details="true"/>
                <table:data-pilot-member table:name="3027.68" table:display="true" table:show-details="true"/>
                <table:data-pilot-member table:name="3072.39" table:display="true" table:show-details="true"/>
                <table:data-pilot-member table:name="3188.16" table:display="true" table:show-details="true"/>
                <table:data-pilot-member table:name="3241.1" table:display="true" table:show-details="true"/>
                <table:data-pilot-member table:name="3297.11" table:display="true" table:show-details="true"/>
                <table:data-pilot-member table:name="3624.89" table:display="true" table:show-details="true"/>
                <table:data-pilot-member table:name="3705" table:display="true" table:show-details="true"/>
                <table:data-pilot-member table:name="3724.77" table:display="true" table:show-details="true"/>
                <table:data-pilot-member table:name="3799.84" table:display="true" table:show-details="true"/>
                <table:data-pilot-member table:name="4050.61000000001" table:display="true" table:show-details="true"/>
                <table:data-pilot-member table:name="4206.5" table:display="true" table:show-details="true"/>
                <table:data-pilot-member table:name="4813.5" table:display="true" table:show-details="true"/>
                <table:data-pilot-member table:name="5277.02" table:display="true" table:show-details="true"/>
                <table:data-pilot-member table:name="6000" table:display="true" table:show-details="true"/>
                <table:data-pilot-member table:name="6252.52" table:display="true" table:show-details="true"/>
                <table:data-pilot-member table:name="6525.2" table:display="true" table:show-details="true"/>
                <table:data-pilot-member table:name="6600" table:display="true" table:show-details="true"/>
                <table:data-pilot-member table:name="7997.93" table:display="true" table:show-details="true"/>
                <table:data-pilot-member table:name="11258.01" table:display="true" table:show-details="true"/>
                <table:data-pilot-member table:name="11942.1" table:display="true" table:show-details="true"/>
                <table:data-pilot-member table:name="12064.96" table:display="true" table:show-details="true"/>
                <table:data-pilot-member table:name="12899.82" table:display="true" table:show-details="true"/>
                <table:data-pilot-member table:name="13528.79" table:display="true" table:show-details="true"/>
                <table:data-pilot-member table:name="14827.26" table:display="true" table:show-details="true"/>
                <table:data-pilot-member table:name="15000" table:display="true" table:show-details="true"/>
                <table:data-pilot-member table:name="15901" table:display="true" table:show-details="true"/>
                <table:data-pilot-member table:name="16372.06" table:display="true" table:show-details="true"/>
                <table:data-pilot-member table:name="16427.82" table:display="true" table:show-details="true"/>
                <table:data-pilot-member table:name="16567" table:display="true" table:show-details="true"/>
                <table:data-pilot-member table:name="17846.09" table:display="true" table:show-details="true"/>
                <table:data-pilot-member table:name="18309.49" table:display="true" table:show-details="true"/>
                <table:data-pilot-member table:name="20486.59" table:display="true" table:show-details="true"/>
                <table:data-pilot-member table:name="21595.01" table:display="true" table:show-details="true"/>
                <table:data-pilot-member table:name="24046.95" table:display="true" table:show-details="true"/>
                <table:data-pilot-member table:name="26166.64" table:display="true" table:show-details="true"/>
                <table:data-pilot-member table:name="28145.03" table:display="true" table:show-details="true"/>
                <table:data-pilot-member table:name="29627.61" table:display="true" table:show-details="true"/>
                <table:data-pilot-member table:name="30509.53" table:display="true" table:show-details="true"/>
                <table:data-pilot-member table:name="30822.45" table:display="true" table:show-details="true"/>
                <table:data-pilot-member table:name="35518.54" table:display="true" table:show-details="true"/>
                <table:data-pilot-member table:name="35554.16" table:display="true" table:show-details="true"/>
                <table:data-pilot-member table:name="35558.1" table:display="true" table:show-details="true"/>
                <table:data-pilot-member table:name="35611.98" table:display="true" table:show-details="true"/>
                <table:data-pilot-member table:name="35659.08" table:display="true" table:show-details="true"/>
                <table:data-pilot-member table:name="35785.75" table:display="true" table:show-details="true"/>
                <table:data-pilot-member table:name="35859.68" table:display="true" table:show-details="true"/>
                <table:data-pilot-member table:name="37223.17" table:display="true" table:show-details="true"/>
                <table:data-pilot-member table:name="37472.13" table:display="true" table:show-details="true"/>
                <table:data-pilot-member table:name="37531.4" table:display="true" table:show-details="true"/>
                <table:data-pilot-member table:name="37848.91" table:display="true" table:show-details="true"/>
                <table:data-pilot-member table:name="40341.14" table:display="true" table:show-details="true"/>
                <table:data-pilot-member table:name="40434.96" table:display="true" table:show-details="true"/>
                <table:data-pilot-member table:name="42425.91" table:display="true" table:show-details="true"/>
                <table:data-pilot-member table:name="46052.99" table:display="true" table:show-details="true"/>
                <table:data-pilot-member table:name="148229.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P1" style:volatile="true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number-style style:name="N109">
      <number:text/>
      <style:map style:condition="value()&gt;0" style:apply-style-name="N109P0"/>
      <style:map style:condition="value()&lt;0" style:apply-style-name="N109P1"/>
    </number:number-style>
    <number:percentage-style style:name="N110">
      <number:number number:decimal-places="1" number:min-integer-digits="1"/>
      <number:text>%</number:text>
    </number:percentage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in_20_du_20_tableau_20_croisé" style:display-name="Coin du tableau croisé" style:family="table-cell" style:parent-style-name="Default"/>
    <style:style style:name="Valeur_20_du_20_tableau_20_croisé" style:display-name="Valeur du tableau croisé" style:family="table-cell" style:parent-style-name="Default"/>
    <style:style style:name="Champ_20_du_20_tableau_20_croisé" style:display-name="Champ du tableau croisé" style:family="table-cell" style:parent-style-name="Default"/>
    <style:style style:name="Catégorie_20_du_20_tableau_20_croisé" style:display-name="Catégorie du tableau croisé" style:family="table-cell" style:parent-style-name="Default">
      <style:table-cell-properties style:text-align-source="fix" style:repeat-content="false"/>
      <style:paragraph-properties fo:text-align="start"/>
    </style:style>
    <style:style style:name="Titre_20_du_20_tableau_20_croisé" style:display-name="Titre du tableau croisé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ésultat_20_du_20_tableau_20_croisé" style:display-name="Résultat du tableau croisé" style:family="table-cell" style:parent-style-name="Default">
      <style:text-properties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8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26/05/2015</text:date>, <text:time>21:4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 c</meta:initial-creator>
    <meta:creation-date>2014-11-27T15:44:14</meta:creation-date>
    <dc:date>2015-05-26T21:47:19.12</dc:date>
    <dc:creator>E D</dc:creator>
    <meta:editing-duration>P1DT13H12M57S</meta:editing-duration>
    <meta:editing-cycles>157</meta:editing-cycles>
    <meta:generator>OpenOffice.org/3.3$Win32 OpenOffice.org_project/330m20$Build-9567</meta:generator>
    <meta:document-statistic meta:table-count="9" meta:cell-count="13792" meta:object-count="0"/>
  </office:meta>
</office:document-meta>
</file>